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95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1.0925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9937in"/>
    </style:style>
    <style:style style:name="co16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1"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Devanagari"/>
    </style:style>
  </office:automatic-styles>
  <office:body>
    <office:spreadsheet>
      <table:table table:name="CB 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row table:style-name="ro1">
          <table:table-cell table:style-name="ce1" office:value-type="string">
            <text:p>Parameters</text:p>
          </table:table-cell>
          <table:table-cell table:style-name="ce4"/>
          <table:table-cell table:style-name="ce2" table:number-columns-repeated="2"/>
          <table:table-cell table:style-name="ce4" table:number-columns-repeated="5"/>
          <table:table-cell table:style-name="ce6"/>
          <table:table-cell table:style-name="ce7"/>
          <table:table-cell table:style-name="ce6" table:number-columns-repeated="3"/>
          <table:table-cell table:style-name="ce2"/>
        </table:table-row>
        <table:table-row table:style-name="ro1">
          <table:table-cell table:style-name="ce2" office:value-type="string">
            <text:p>NaI # Phi Bins</text:p>
          </table:table-cell>
          <table:table-cell table:style-name="ce3" office:value-type="float" office:value="48">
            <text:p>48</text:p>
          </table:table-cell>
          <table:table-cell table:style-name="ce4"/>
          <table:table-cell table:style-name="ce2" table:number-columns-repeated="2"/>
          <table:table-cell table:style-name="ce4" table:number-columns-repeated="5"/>
          <table:table-cell table:style-name="ce6"/>
          <table:table-cell table:style-name="ce7"/>
          <table:table-cell table:style-name="ce6" table:number-columns-repeated="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5"/>
          <table:table-cell table:style-name="ce6"/>
          <table:table-cell table:style-name="ce7"/>
          <table:table-cell table:style-name="ce6" table:number-columns-repeated="2"/>
          <table:table-cell table:style-name="ce2"/>
        </table:table-row>
        <table:table-row table:style-name="ro1">
          <table:table-cell table:style-name="ce3" office:value-type="string">
            <text:p>ADC Channel</text:p>
          </table:table-cell>
          <table:table-cell table:style-name="ce3" office:value-type="string">
            <text:p>NaI Hit</text:p>
          </table:table-cell>
          <table:table-cell table:style-name="ce5" office:value-type="string">
            <text:p>X-Position</text:p>
          </table:table-cell>
          <table:table-cell table:style-name="ce3" office:value-type="string">
            <text:p>Y-Position</text:p>
          </table:table-cell>
          <table:table-cell table:style-name="ce3" office:value-type="string">
            <text:p>Z-Position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Phi (0-360)</text:p>
          </table:table-cell>
          <table:table-cell table:style-name="ce5" office:value-type="string">
            <text:p>Phi (+-180)</text:p>
          </table:table-cell>
          <table:table-cell table:style-name="ce5" office:value-type="string">
            <text:p>Phi Index</text:p>
          </table:table-cell>
          <table:table-cell table:style-name="ce8" office:value-type="string">
            <text:p>Index spread</text:p>
          </table:table-cell>
          <table:table-cell table:style-name="ce9" office:value-type="string">
            <text:p>Phi Coverage</text:p>
          </table:table-cell>
          <table:table-cell table:style-name="ce8" office:value-type="string">
            <text:p>Min Phi Index</text:p>
          </table:table-cell>
          <table:table-cell table:style-name="ce8" office:value-type="string">
            <text:p>Max Phi Index</text:p>
          </table:table-cell>
          <table:table-cell table:style-name="ce2"/>
        </table:table-row>
        <table:table-row table:style-name="ro1">
          <table:table-cell table:style-name="ce2" office:value-type="string">
            <text:p>3015M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19">
            <text:p>3.619</text:p>
          </table:table-cell>
          <table:table-cell table:style-name="ce2" office:value-type="float" office:value="45.214">
            <text:p>45.214</text:p>
          </table:table-cell>
          <table:table-cell table:style-name="ce2" office:value-type="float" office:value="2.629">
            <text:p>2.629</text:p>
          </table:table-cell>
          <table:table-cell table:style-name="ce4" table:formula="of:=SQRT( ([.C5]^2) + ([.D5]^2) + ([.E5]^2) )" office:value-type="float" office:value="45.4347289856559">
            <text:p>45.4</text:p>
          </table:table-cell>
          <table:table-cell table:style-name="ce4" table:formula="of:=DEGREES(ASIN([.E5]/[.F5]))" office:value-type="float" office:value="3.31717147474321">
            <text:p>3.3</text:p>
          </table:table-cell>
          <table:table-cell table:style-name="ce4" table:formula="of:=MOD(DEGREES(ATAN2([.C5];[.D5]));360)" office:value-type="float" office:value="85.4237115371789">
            <text:p>85.4</text:p>
          </table:table-cell>
          <table:table-cell table:style-name="ce4" table:formula="of:=[.H5]-180" office:value-type="float" office:value="-94.5762884628211">
            <text:p>-94.6</text:p>
          </table:table-cell>
          <table:table-cell table:style-name="ce6" table:formula="of:=ROUND(([.I5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5]*(360/[.B$2])" office:value-type="float" office:value="15">
            <text:p>15.0</text:p>
          </table:table-cell>
          <table:table-cell table:style-name="ce6" table:formula="of:=ROUND(( ([.I5]+(([.K5]/2)*(360/[.B$2])))/360)*[.B$2];0)" office:value-type="float" office:value="-12">
            <text:p>-12</text:p>
          </table:table-cell>
          <table:table-cell table:style-name="ce11" table:formula="of:=ROUND(( ([.I5]-(([.K5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014M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322">
            <text:p>7.322</text:p>
          </table:table-cell>
          <table:table-cell table:style-name="ce2" office:value-type="float" office:value="44.51">
            <text:p>44.51</text:p>
          </table:table-cell>
          <table:table-cell table:style-name="ce2" office:value-type="float" office:value="5.32">
            <text:p>5.32</text:p>
          </table:table-cell>
          <table:table-cell table:style-name="ce4" table:formula="of:=SQRT( ([.C6]^2) + ([.D6]^2) + ([.E6]^2) )" office:value-type="float" office:value="45.4208562666976">
            <text:p>45.4</text:p>
          </table:table-cell>
          <table:table-cell table:style-name="ce4" table:formula="of:=DEGREES(ASIN([.E6]/[.F6]))" office:value-type="float" office:value="6.72631144570791">
            <text:p>6.7</text:p>
          </table:table-cell>
          <table:table-cell table:style-name="ce4" table:formula="of:=MOD(DEGREES(ATAN2([.C6];[.D6]));360)" office:value-type="float" office:value="80.6583741626273">
            <text:p>80.7</text:p>
          </table:table-cell>
          <table:table-cell table:style-name="ce4" table:formula="of:=[.H6]-180" office:value-type="float" office:value="-99.3416258373727">
            <text:p>-99.3</text:p>
          </table:table-cell>
          <table:table-cell table:style-name="ce6" table:formula="of:=ROUND(([.I6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6]*(360/[.B$2])" office:value-type="float" office:value="15">
            <text:p>15.0</text:p>
          </table:table-cell>
          <table:table-cell table:style-name="ce6" table:formula="of:=ROUND(( ([.I6]+(([.K6]/2)*(360/[.B$2])))/360)*[.B$2];0)" office:value-type="float" office:value="-12">
            <text:p>-12</text:p>
          </table:table-cell>
          <table:table-cell table:style-name="ce11" table:formula="of:=ROUND(( ([.I6]-(([.K6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013M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.266">
            <text:p>6.26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10.577">
            <text:p>10.577</text:p>
          </table:table-cell>
          <table:table-cell table:style-name="ce4" table:formula="of:=SQRT( ([.C7]^2) + ([.D7]^2) + ([.E7]^2) )" office:value-type="float" office:value="45.4203843004438">
            <text:p>45.4</text:p>
          </table:table-cell>
          <table:table-cell table:style-name="ce4" table:formula="of:=DEGREES(ASIN([.E7]/[.F7]))" office:value-type="float" office:value="13.4660415219335">
            <text:p>13.5</text:p>
          </table:table-cell>
          <table:table-cell table:style-name="ce4" table:formula="of:=MOD(DEGREES(ATAN2([.C7];[.D7]));360)" office:value-type="float" office:value="81.8447663909338">
            <text:p>81.8</text:p>
          </table:table-cell>
          <table:table-cell table:style-name="ce4" table:formula="of:=[.H7]-180" office:value-type="float" office:value="-98.1552336090662">
            <text:p>-98.2</text:p>
          </table:table-cell>
          <table:table-cell table:style-name="ce6" table:formula="of:=ROUND(([.I7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7]*(360/[.B$2])" office:value-type="float" office:value="15">
            <text:p>15.0</text:p>
          </table:table-cell>
          <table:table-cell table:style-name="ce6" table:formula="of:=ROUND(( ([.I7]+(([.K7]/2)*(360/[.B$2])))/360)*[.B$2];0)" office:value-type="float" office:value="-12">
            <text:p>-12</text:p>
          </table:table-cell>
          <table:table-cell table:style-name="ce11" table:formula="of:=ROUND(( ([.I7]-(([.K7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012M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.996">
            <text:p>11.99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2.69">
            <text:p>2.69</text:p>
          </table:table-cell>
          <table:table-cell table:style-name="ce4" table:formula="of:=SQRT( ([.C8]^2) + ([.D8]^2) + ([.E8]^2) )" office:value-type="float" office:value="45.4204330780762">
            <text:p>45.4</text:p>
          </table:table-cell>
          <table:table-cell table:style-name="ce4" table:formula="of:=DEGREES(ASIN([.E8]/[.F8]))" office:value-type="float" office:value="3.39529764765859">
            <text:p>3.4</text:p>
          </table:table-cell>
          <table:table-cell table:style-name="ce4" table:formula="of:=MOD(DEGREES(ATAN2([.C8];[.D8]));360)" office:value-type="float" office:value="74.6583219691835">
            <text:p>74.7</text:p>
          </table:table-cell>
          <table:table-cell table:style-name="ce4" table:formula="of:=[.H8]-180" office:value-type="float" office:value="-105.341678030817">
            <text:p>-105.3</text:p>
          </table:table-cell>
          <table:table-cell table:style-name="ce6" table:formula="of:=ROUND(([.I8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8]*(360/[.B$2])" office:value-type="float" office:value="15">
            <text:p>15.0</text:p>
          </table:table-cell>
          <table:table-cell table:style-name="ce6" table:formula="of:=ROUND(( ([.I8]+(([.K8]/2)*(360/[.B$2])))/360)*[.B$2];0)" office:value-type="float" office:value="-13">
            <text:p>-13</text:p>
          </table:table-cell>
          <table:table-cell table:style-name="ce11" table:formula="of:=ROUND(( ([.I8]-(([.K8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011M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.678">
            <text:p>15.678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5.346">
            <text:p>5.346</text:p>
          </table:table-cell>
          <table:table-cell table:style-name="ce4" table:formula="of:=SQRT( ([.C9]^2) + ([.D9]^2) + ([.E9]^2) )" office:value-type="float" office:value="45.4183167895949">
            <text:p>45.4</text:p>
          </table:table-cell>
          <table:table-cell table:style-name="ce4" table:formula="of:=DEGREES(ASIN([.E9]/[.F9]))" office:value-type="float" office:value="6.75971707358461">
            <text:p>6.8</text:p>
          </table:table-cell>
          <table:table-cell table:style-name="ce4" table:formula="of:=MOD(DEGREES(ATAN2([.C9];[.D9]));360)" office:value-type="float" office:value="69.6589501050408">
            <text:p>69.7</text:p>
          </table:table-cell>
          <table:table-cell table:style-name="ce4" table:formula="of:=[.H9]-180" office:value-type="float" office:value="-110.341049894959">
            <text:p>-110.3</text:p>
          </table:table-cell>
          <table:table-cell table:style-name="ce6" table:formula="of:=ROUND(([.I9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9]*(360/[.B$2])" office:value-type="float" office:value="15">
            <text:p>15.0</text:p>
          </table:table-cell>
          <table:table-cell table:style-name="ce6" table:formula="of:=ROUND(( ([.I9]+(([.K9]/2)*(360/[.B$2])))/360)*[.B$2];0)" office:value-type="float" office:value="-14">
            <text:p>-14</text:p>
          </table:table-cell>
          <table:table-cell table:style-name="ce11" table:formula="of:=ROUND(( ([.I9]-(([.K9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10M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.929">
            <text:p>9.929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13.258">
            <text:p>13.258</text:p>
          </table:table-cell>
          <table:table-cell table:style-name="ce4" table:formula="of:=SQRT( ([.C10]^2) + ([.D10]^2) + ([.E10]^2) )" office:value-type="float" office:value="45.4180988703843">
            <text:p>45.4</text:p>
          </table:table-cell>
          <table:table-cell table:style-name="ce4" table:formula="of:=DEGREES(ASIN([.E10]/[.F10]))" office:value-type="float" office:value="16.9723432294258">
            <text:p>17.0</text:p>
          </table:table-cell>
          <table:table-cell table:style-name="ce4" table:formula="of:=MOD(DEGREES(ATAN2([.C10];[.D10]));360)" office:value-type="float" office:value="76.78719729342">
            <text:p>76.8</text:p>
          </table:table-cell>
          <table:table-cell table:style-name="ce4" table:formula="of:=[.H10]-180" office:value-type="float" office:value="-103.21280270658">
            <text:p>-103.2</text:p>
          </table:table-cell>
          <table:table-cell table:style-name="ce6" table:formula="of:=ROUND(([.I10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0]*(360/[.B$2])" office:value-type="float" office:value="15">
            <text:p>15.0</text:p>
          </table:table-cell>
          <table:table-cell table:style-name="ce6" table:formula="of:=ROUND(( ([.I10]+(([.K10]/2)*(360/[.B$2])))/360)*[.B$2];0)" office:value-type="float" office:value="-13">
            <text:p>-13</text:p>
          </table:table-cell>
          <table:table-cell table:style-name="ce11" table:formula="of:=ROUND(( ([.I10]-(([.K10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009M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.668">
            <text:p>14.668</text:p>
          </table:table-cell>
          <table:table-cell table:style-name="ce2" office:value-type="float" office:value="41.639">
            <text:p>41.639</text:p>
          </table:table-cell>
          <table:table-cell table:style-name="ce2" office:value-type="float" office:value="10.656">
            <text:p>10.656</text:p>
          </table:table-cell>
          <table:table-cell table:style-name="ce4" table:formula="of:=SQRT( ([.C11]^2) + ([.D11]^2) + ([.E11]^2) )" office:value-type="float" office:value="45.4148310687159">
            <text:p>45.4</text:p>
          </table:table-cell>
          <table:table-cell table:style-name="ce4" table:formula="of:=DEGREES(ASIN([.E11]/[.F11]))" office:value-type="float" office:value="13.5702265062296">
            <text:p>13.6</text:p>
          </table:table-cell>
          <table:table-cell table:style-name="ce4" table:formula="of:=MOD(DEGREES(ATAN2([.C11];[.D11]));360)" office:value-type="float" office:value="70.5943770040356">
            <text:p>70.6</text:p>
          </table:table-cell>
          <table:table-cell table:style-name="ce4" table:formula="of:=[.H11]-180" office:value-type="float" office:value="-109.405622995964">
            <text:p>-109.4</text:p>
          </table:table-cell>
          <table:table-cell table:style-name="ce6" table:formula="of:=ROUND(([.I11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1]*(360/[.B$2])" office:value-type="float" office:value="15">
            <text:p>15.0</text:p>
          </table:table-cell>
          <table:table-cell table:style-name="ce6" table:formula="of:=ROUND(( ([.I11]+(([.K11]/2)*(360/[.B$2])))/360)*[.B$2];0)" office:value-type="float" office:value="-14">
            <text:p>-14</text:p>
          </table:table-cell>
          <table:table-cell table:style-name="ce11" table:formula="of:=ROUND(( ([.I11]-(([.K11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08M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.449">
            <text:p>18.449</text:p>
          </table:table-cell>
          <table:table-cell table:style-name="ce2" office:value-type="float" office:value="39.214">
            <text:p>39.214</text:p>
          </table:table-cell>
          <table:table-cell table:style-name="ce2" office:value-type="float" office:value="13.403">
            <text:p>13.403</text:p>
          </table:table-cell>
          <table:table-cell table:style-name="ce4" table:formula="of:=SQRT( ([.C12]^2) + ([.D12]^2) + ([.E12]^2) )" office:value-type="float" office:value="45.3623611157973">
            <text:p>45.4</text:p>
          </table:table-cell>
          <table:table-cell table:style-name="ce4" table:formula="of:=DEGREES(ASIN([.E12]/[.F12]))" office:value-type="float" office:value="17.1854360795777">
            <text:p>17.2</text:p>
          </table:table-cell>
          <table:table-cell table:style-name="ce4" table:formula="of:=MOD(DEGREES(ATAN2([.C12];[.D12]));360)" office:value-type="float" office:value="64.8044354306672">
            <text:p>64.8</text:p>
          </table:table-cell>
          <table:table-cell table:style-name="ce4" table:formula="of:=[.H12]-180" office:value-type="float" office:value="-115.195564569333">
            <text:p>-115.2</text:p>
          </table:table-cell>
          <table:table-cell table:style-name="ce6" table:formula="of:=ROUND(([.I12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2]*(360/[.B$2])" office:value-type="float" office:value="15">
            <text:p>15.0</text:p>
          </table:table-cell>
          <table:table-cell table:style-name="ce6" table:formula="of:=ROUND(( ([.I12]+(([.K12]/2)*(360/[.B$2])))/360)*[.B$2];0)" office:value-type="float" office:value="-14">
            <text:p>-14</text:p>
          </table:table-cell>
          <table:table-cell table:style-name="ce11" table:formula="of:=ROUND(( ([.I12]-(([.K12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07M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.702">
            <text:p>8.702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18.188">
            <text:p>18.188</text:p>
          </table:table-cell>
          <table:table-cell table:style-name="ce4" table:formula="of:=SQRT( ([.C13]^2) + ([.D13]^2) + ([.E13]^2) )" office:value-type="float" office:value="45.4356934248835">
            <text:p>45.4</text:p>
          </table:table-cell>
          <table:table-cell table:style-name="ce4" table:formula="of:=DEGREES(ASIN([.E13]/[.F13]))" office:value-type="float" office:value="23.597060757861">
            <text:p>23.6</text:p>
          </table:table-cell>
          <table:table-cell table:style-name="ce4" table:formula="of:=MOD(DEGREES(ATAN2([.C13];[.D13]));360)" office:value-type="float" office:value="77.9362866556629">
            <text:p>77.9</text:p>
          </table:table-cell>
          <table:table-cell table:style-name="ce4" table:formula="of:=[.H13]-180" office:value-type="float" office:value="-102.063713344337">
            <text:p>-102.1</text:p>
          </table:table-cell>
          <table:table-cell table:style-name="ce6" table:formula="of:=ROUND(([.I13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3]*(360/[.B$2])" office:value-type="float" office:value="15">
            <text:p>15.0</text:p>
          </table:table-cell>
          <table:table-cell table:style-name="ce6" table:formula="of:=ROUND(( ([.I13]+(([.K13]/2)*(360/[.B$2])))/360)*[.B$2];0)" office:value-type="float" office:value="-13">
            <text:p>-13</text:p>
          </table:table-cell>
          <table:table-cell table:style-name="ce11" table:formula="of:=ROUND(( ([.I13]-(([.K13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006M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.374">
            <text:p>12.374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20.896">
            <text:p>20.896</text:p>
          </table:table-cell>
          <table:table-cell table:style-name="ce4" table:formula="of:=SQRT( ([.C14]^2) + ([.D14]^2) + ([.E14]^2) )" office:value-type="float" office:value="45.3857649048686">
            <text:p>45.4</text:p>
          </table:table-cell>
          <table:table-cell table:style-name="ce4" table:formula="of:=DEGREES(ASIN([.E14]/[.F14]))" office:value-type="float" office:value="27.4134818621443">
            <text:p>27.4</text:p>
          </table:table-cell>
          <table:table-cell table:style-name="ce4" table:formula="of:=MOD(DEGREES(ATAN2([.C14];[.D14]));360)" office:value-type="float" office:value="72.1137067063643">
            <text:p>72.1</text:p>
          </table:table-cell>
          <table:table-cell table:style-name="ce4" table:formula="of:=[.H14]-180" office:value-type="float" office:value="-107.886293293636">
            <text:p>-107.9</text:p>
          </table:table-cell>
          <table:table-cell table:style-name="ce6" table:formula="of:=ROUND(([.I14]/360)*[.B$2];0)" office:value-type="float" office:value="-14">
            <text:p>-14</text:p>
          </table:table-cell>
          <table:table-cell table:style-name="ce6" office:value-type="float" office:value="3">
            <text:p>3</text:p>
          </table:table-cell>
          <table:table-cell table:style-name="ce4" table:formula="of:=[.K14]*(360/[.B$2])" office:value-type="float" office:value="22.5">
            <text:p>22.5</text:p>
          </table:table-cell>
          <table:table-cell table:style-name="ce6" table:formula="of:=ROUND(( ([.I14]+(([.K14]/2)*(360/[.B$2])))/360)*[.B$2];0)" office:value-type="float" office:value="-13">
            <text:p>-13</text:p>
          </table:table-cell>
          <table:table-cell table:style-name="ce11" table:formula="of:=ROUND(( ([.I14]-(([.K14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05M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.018">
            <text:p>11.018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25.316">
            <text:p>25.316</text:p>
          </table:table-cell>
          <table:table-cell table:style-name="ce4" table:formula="of:=SQRT( ([.C15]^2) + ([.D15]^2) + ([.E15]^2) )" office:value-type="float" office:value="45.4367205682805">
            <text:p>45.4</text:p>
          </table:table-cell>
          <table:table-cell table:style-name="ce4" table:formula="of:=DEGREES(ASIN([.E15]/[.F15]))" office:value-type="float" office:value="33.8603434570496">
            <text:p>33.9</text:p>
          </table:table-cell>
          <table:table-cell table:style-name="ce4" table:formula="of:=MOD(DEGREES(ATAN2([.C15];[.D15]));360)" office:value-type="float" office:value="73.0211982627373">
            <text:p>73.0</text:p>
          </table:table-cell>
          <table:table-cell table:style-name="ce4" table:formula="of:=[.H15]-180" office:value-type="float" office:value="-106.978801737263">
            <text:p>-107.0</text:p>
          </table:table-cell>
          <table:table-cell table:style-name="ce6" table:formula="of:=ROUND(([.I15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5]*(360/[.B$2])" office:value-type="float" office:value="15">
            <text:p>15.0</text:p>
          </table:table-cell>
          <table:table-cell table:style-name="ce6" table:formula="of:=ROUND(( ([.I15]+(([.K15]/2)*(360/[.B$2])))/360)*[.B$2];0)" office:value-type="float" office:value="-13">
            <text:p>-13</text:p>
          </table:table-cell>
          <table:table-cell table:style-name="ce11" table:formula="of:=ROUND(( ([.I15]-(([.K15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004M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.383">
            <text:p>17.38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18.714">
            <text:p>18.714</text:p>
          </table:table-cell>
          <table:table-cell table:style-name="ce4" table:formula="of:=SQRT( ([.C16]^2) + ([.D16]^2) + ([.E16]^2) )" office:value-type="float" office:value="45.36223791878">
            <text:p>45.4</text:p>
          </table:table-cell>
          <table:table-cell table:style-name="ce4" table:formula="of:=DEGREES(ASIN([.E16]/[.F16]))" office:value-type="float" office:value="24.3648576041832">
            <text:p>24.4</text:p>
          </table:table-cell>
          <table:table-cell table:style-name="ce4" table:formula="of:=MOD(DEGREES(ATAN2([.C16];[.D16]));360)" office:value-type="float" office:value="65.1230786229658">
            <text:p>65.1</text:p>
          </table:table-cell>
          <table:table-cell table:style-name="ce4" table:formula="of:=[.H16]-180" office:value-type="float" office:value="-114.876921377034">
            <text:p>-114.9</text:p>
          </table:table-cell>
          <table:table-cell table:style-name="ce6" table:formula="of:=ROUND(([.I16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6]*(360/[.B$2])" office:value-type="float" office:value="15">
            <text:p>15.0</text:p>
          </table:table-cell>
          <table:table-cell table:style-name="ce6" table:formula="of:=ROUND(( ([.I16]+(([.K16]/2)*(360/[.B$2])))/360)*[.B$2];0)" office:value-type="float" office:value="-14">
            <text:p>-14</text:p>
          </table:table-cell>
          <table:table-cell table:style-name="ce11" table:formula="of:=ROUND(( ([.I16]-(([.K16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03M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.037">
            <text:p>21.037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21.369">
            <text:p>21.369</text:p>
          </table:table-cell>
          <table:table-cell table:style-name="ce4" table:formula="of:=SQRT( ([.C17]^2) + ([.D17]^2) + ([.E17]^2) )" office:value-type="float" office:value="45.3627046592242">
            <text:p>45.4</text:p>
          </table:table-cell>
          <table:table-cell table:style-name="ce4" table:formula="of:=DEGREES(ASIN([.E17]/[.F17]))" office:value-type="float" office:value="28.1037616958701">
            <text:p>28.1</text:p>
          </table:table-cell>
          <table:table-cell table:style-name="ce4" table:formula="of:=MOD(DEGREES(ATAN2([.C17];[.D17]));360)" office:value-type="float" office:value="58.2820882038012">
            <text:p>58.3</text:p>
          </table:table-cell>
          <table:table-cell table:style-name="ce4" table:formula="of:=[.H17]-180" office:value-type="float" office:value="-121.717911796199">
            <text:p>-121.7</text:p>
          </table:table-cell>
          <table:table-cell table:style-name="ce6" table:formula="of:=ROUND(([.I17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17]*(360/[.B$2])" office:value-type="float" office:value="15">
            <text:p>15.0</text:p>
          </table:table-cell>
          <table:table-cell table:style-name="ce6" table:formula="of:=ROUND(( ([.I17]+(([.K17]/2)*(360/[.B$2])))/360)*[.B$2];0)" office:value-type="float" office:value="-15">
            <text:p>-15</text:p>
          </table:table-cell>
          <table:table-cell table:style-name="ce11" table:formula="of:=ROUND(( ([.I17]-(([.K17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002M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.607">
            <text:p>14.60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27.654">
            <text:p>27.654</text:p>
          </table:table-cell>
          <table:table-cell table:style-name="ce4" table:formula="of:=SQRT( ([.C18]^2) + ([.D18]^2) + ([.E18]^2) )" office:value-type="float" office:value="45.4183045698538">
            <text:p>45.4</text:p>
          </table:table-cell>
          <table:table-cell table:style-name="ce4" table:formula="of:=DEGREES(ASIN([.E18]/[.F18]))" office:value-type="float" office:value="37.5080908897375">
            <text:p>37.5</text:p>
          </table:table-cell>
          <table:table-cell table:style-name="ce4" table:formula="of:=MOD(DEGREES(ATAN2([.C18];[.D18]));360)" office:value-type="float" office:value="66.0822376445219">
            <text:p>66.1</text:p>
          </table:table-cell>
          <table:table-cell table:style-name="ce4" table:formula="of:=[.H18]-180" office:value-type="float" office:value="-113.917762355478">
            <text:p>-113.9</text:p>
          </table:table-cell>
          <table:table-cell table:style-name="ce6" table:formula="of:=ROUND(([.I18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8]*(360/[.B$2])" office:value-type="float" office:value="15">
            <text:p>15.0</text:p>
          </table:table-cell>
          <table:table-cell table:style-name="ce6" table:formula="of:=ROUND(( ([.I18]+(([.K18]/2)*(360/[.B$2])))/360)*[.B$2];0)" office:value-type="float" office:value="-14">
            <text:p>-14</text:p>
          </table:table-cell>
          <table:table-cell table:style-name="ce11" table:formula="of:=ROUND(( ([.I18]-(([.K18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01M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.617">
            <text:p>19.617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25.89">
            <text:p>25.89</text:p>
          </table:table-cell>
          <table:table-cell table:style-name="ce4" table:formula="of:=SQRT( ([.C19]^2) + ([.D19]^2) + ([.E19]^2) )" office:value-type="float" office:value="45.4152660346716">
            <text:p>45.4</text:p>
          </table:table-cell>
          <table:table-cell table:style-name="ce4" table:formula="of:=DEGREES(ASIN([.E19]/[.F19]))" office:value-type="float" office:value="34.7552903882961">
            <text:p>34.8</text:p>
          </table:table-cell>
          <table:table-cell table:style-name="ce4" table:formula="of:=MOD(DEGREES(ATAN2([.C19];[.D19]));360)" office:value-type="float" office:value="58.2817402958927">
            <text:p>58.3</text:p>
          </table:table-cell>
          <table:table-cell table:style-name="ce4" table:formula="of:=[.H19]-180" office:value-type="float" office:value="-121.718259704107">
            <text:p>-121.7</text:p>
          </table:table-cell>
          <table:table-cell table:style-name="ce6" table:formula="of:=ROUND(([.I19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19]*(360/[.B$2])" office:value-type="float" office:value="15">
            <text:p>15.0</text:p>
          </table:table-cell>
          <table:table-cell table:style-name="ce6" table:formula="of:=ROUND(( ([.I19]+(([.K19]/2)*(360/[.B$2])))/360)*[.B$2];0)" office:value-type="float" office:value="-15">
            <text:p>-15</text:p>
          </table:table-cell>
          <table:table-cell table:style-name="ce11" table:formula="of:=ROUND(( ([.I19]-(([.K19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000M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.927">
            <text:p>22.927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27.654">
            <text:p>27.654</text:p>
          </table:table-cell>
          <table:table-cell table:style-name="ce4" table:formula="of:=SQRT( ([.C20]^2) + ([.D20]^2) + ([.E20]^2) )" office:value-type="float" office:value="45.4179073604234">
            <text:p>45.4</text:p>
          </table:table-cell>
          <table:table-cell table:style-name="ce4" table:formula="of:=DEGREES(ASIN([.E20]/[.F20]))" office:value-type="float" office:value="37.5084755024484">
            <text:p>37.5</text:p>
          </table:table-cell>
          <table:table-cell table:style-name="ce4" table:formula="of:=MOD(DEGREES(ATAN2([.C20];[.D20]));360)" office:value-type="float" office:value="50.4790861261721">
            <text:p>50.5</text:p>
          </table:table-cell>
          <table:table-cell table:style-name="ce4" table:formula="of:=[.H20]-180" office:value-type="float" office:value="-129.520913873828">
            <text:p>-129.5</text:p>
          </table:table-cell>
          <table:table-cell table:style-name="ce6" table:formula="of:=ROUND(([.I20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20]*(360/[.B$2])" office:value-type="float" office:value="15">
            <text:p>15.0</text:p>
          </table:table-cell>
          <table:table-cell table:style-name="ce6" table:formula="of:=ROUND(( ([.I20]+(([.K20]/2)*(360/[.B$2])))/360)*[.B$2];0)" office:value-type="float" office:value="-16">
            <text:p>-16</text:p>
          </table:table-cell>
          <table:table-cell table:style-name="ce11" table:formula="of:=ROUND(( ([.I20]-(([.K20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31M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.987">
            <text:p>12.987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31.262">
            <text:p>31.262</text:p>
          </table:table-cell>
          <table:table-cell table:style-name="ce4" table:formula="of:=SQRT( ([.C21]^2) + ([.D21]^2) + ([.E21]^2) )" office:value-type="float" office:value="45.420644006883">
            <text:p>45.4</text:p>
          </table:table-cell>
          <table:table-cell table:style-name="ce4" table:formula="of:=DEGREES(ASIN([.E21]/[.F21]))" office:value-type="float" office:value="43.4938995585888">
            <text:p>43.5</text:p>
          </table:table-cell>
          <table:table-cell table:style-name="ce4" table:formula="of:=MOD(DEGREES(ATAN2([.C21];[.D21]));360)" office:value-type="float" office:value="66.7877101187479">
            <text:p>66.8</text:p>
          </table:table-cell>
          <table:table-cell table:style-name="ce4" table:formula="of:=[.H21]-180" office:value-type="float" office:value="-113.212289881252">
            <text:p>-113.2</text:p>
          </table:table-cell>
          <table:table-cell table:style-name="ce6" table:formula="of:=ROUND(([.I21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21]*(360/[.B$2])" office:value-type="float" office:value="15">
            <text:p>15.0</text:p>
          </table:table-cell>
          <table:table-cell table:style-name="ce6" table:formula="of:=ROUND(( ([.I21]+(([.K21]/2)*(360/[.B$2])))/360)*[.B$2];0)" office:value-type="float" office:value="-14">
            <text:p>-14</text:p>
          </table:table-cell>
          <table:table-cell table:style-name="ce11" table:formula="of:=ROUND(( ([.I21]-(([.K21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030M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.35">
            <text:p>16.35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33.106">
            <text:p>33.106</text:p>
          </table:table-cell>
          <table:table-cell table:style-name="ce4" table:formula="of:=SQRT( ([.C22]^2) + ([.D22]^2) + ([.E22]^2) )" office:value-type="float" office:value="45.4218433355583">
            <text:p>45.4</text:p>
          </table:table-cell>
          <table:table-cell table:style-name="ce4" table:formula="of:=DEGREES(ASIN([.E22]/[.F22]))" office:value-type="float" office:value="46.7906052795846">
            <text:p>46.8</text:p>
          </table:table-cell>
          <table:table-cell table:style-name="ce4" table:formula="of:=MOD(DEGREES(ATAN2([.C22];[.D22]));360)" office:value-type="float" office:value="58.2816967459065">
            <text:p>58.3</text:p>
          </table:table-cell>
          <table:table-cell table:style-name="ce4" table:formula="of:=[.H22]-180" office:value-type="float" office:value="-121.718303254094">
            <text:p>-121.7</text:p>
          </table:table-cell>
          <table:table-cell table:style-name="ce6" table:formula="of:=ROUND(([.I22]/360)*[.B$2];0)" office:value-type="float" office:value="-16">
            <text:p>-16</text:p>
          </table:table-cell>
          <table:table-cell table:style-name="ce6" office:value-type="float" office:value="3">
            <text:p>3</text:p>
          </table:table-cell>
          <table:table-cell table:style-name="ce4" table:formula="of:=[.K22]*(360/[.B$2])" office:value-type="float" office:value="22.5">
            <text:p>22.5</text:p>
          </table:table-cell>
          <table:table-cell table:style-name="ce6" table:formula="of:=ROUND(( ([.I22]+(([.K22]/2)*(360/[.B$2])))/360)*[.B$2];0)" office:value-type="float" office:value="-15">
            <text:p>-15</text:p>
          </table:table-cell>
          <table:table-cell table:style-name="ce11" table:formula="of:=ROUND(( ([.I22]-(([.K22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29M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.498">
            <text:p>14.498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36.111">
            <text:p>36.111</text:p>
          </table:table-cell>
          <table:table-cell table:style-name="ce4" table:formula="of:=SQRT( ([.C23]^2) + ([.D23]^2) + ([.E23]^2) )" office:value-type="float" office:value="45.4354515879396">
            <text:p>45.4</text:p>
          </table:table-cell>
          <table:table-cell table:style-name="ce4" table:formula="of:=DEGREES(ASIN([.E23]/[.F23]))" office:value-type="float" office:value="52.6340899555389">
            <text:p>52.6</text:p>
          </table:table-cell>
          <table:table-cell table:style-name="ce4" table:formula="of:=MOD(DEGREES(ATAN2([.C23];[.D23]));360)" office:value-type="float" office:value="58.2800603484831">
            <text:p>58.3</text:p>
          </table:table-cell>
          <table:table-cell table:style-name="ce4" table:formula="of:=[.H23]-180" office:value-type="float" office:value="-121.719939651517">
            <text:p>-121.7</text:p>
          </table:table-cell>
          <table:table-cell table:style-name="ce6" table:formula="of:=ROUND(([.I23]/360)*[.B$2];0)" office:value-type="float" office:value="-16">
            <text:p>-16</text:p>
          </table:table-cell>
          <table:table-cell table:style-name="ce6" office:value-type="float" office:value="3">
            <text:p>3</text:p>
          </table:table-cell>
          <table:table-cell table:style-name="ce4" table:formula="of:=[.K23]*(360/[.B$2])" office:value-type="float" office:value="22.5">
            <text:p>22.5</text:p>
          </table:table-cell>
          <table:table-cell table:style-name="ce6" table:formula="of:=ROUND(( ([.I23]+(([.K23]/2)*(360/[.B$2])))/360)*[.B$2];0)" office:value-type="float" office:value="-15">
            <text:p>-15</text:p>
          </table:table-cell>
          <table:table-cell table:style-name="ce11" table:formula="of:=ROUND(( ([.I23]-(([.K23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28M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.279">
            <text:p>21.279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31.262">
            <text:p>31.262</text:p>
          </table:table-cell>
          <table:table-cell table:style-name="ce4" table:formula="of:=SQRT( ([.C24]^2) + ([.D24]^2) + ([.E24]^2) )" office:value-type="float" office:value="45.4206280119507">
            <text:p>45.4</text:p>
          </table:table-cell>
          <table:table-cell table:style-name="ce4" table:formula="of:=DEGREES(ASIN([.E24]/[.F24]))" office:value-type="float" office:value="43.4939187015607">
            <text:p>43.5</text:p>
          </table:table-cell>
          <table:table-cell table:style-name="ce4" table:formula="of:=MOD(DEGREES(ATAN2([.C24];[.D24]));360)" office:value-type="float" office:value="49.7749758036444">
            <text:p>49.8</text:p>
          </table:table-cell>
          <table:table-cell table:style-name="ce4" table:formula="of:=[.H24]-180" office:value-type="float" office:value="-130.225024196356">
            <text:p>-130.2</text:p>
          </table:table-cell>
          <table:table-cell table:style-name="ce6" table:formula="of:=ROUND(([.I24]/360)*[.B$2];0)" office:value-type="float" office:value="-17">
            <text:p>-17</text:p>
          </table:table-cell>
          <table:table-cell table:style-name="ce6" office:value-type="float" office:value="3">
            <text:p>3</text:p>
          </table:table-cell>
          <table:table-cell table:style-name="ce4" table:formula="of:=[.K24]*(360/[.B$2])" office:value-type="float" office:value="22.5">
            <text:p>22.5</text:p>
          </table:table-cell>
          <table:table-cell table:style-name="ce6" table:formula="of:=ROUND(( ([.I24]+(([.K24]/2)*(360/[.B$2])))/360)*[.B$2];0)" office:value-type="float" office:value="-16">
            <text:p>-16</text:p>
          </table:table-cell>
          <table:table-cell table:style-name="ce11" table:formula="of:=ROUND(( ([.I24]-(([.K24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27M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.567">
            <text:p>23.567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32.925">
            <text:p>32.925</text:p>
          </table:table-cell>
          <table:table-cell table:style-name="ce4" table:formula="of:=SQRT( ([.C25]^2) + ([.D25]^2) + ([.E25]^2) )" office:value-type="float" office:value="45.4211166529402">
            <text:p>45.4</text:p>
          </table:table-cell>
          <table:table-cell table:style-name="ce4" table:formula="of:=DEGREES(ASIN([.E25]/[.F25]))" office:value-type="float" office:value="46.4591242844832">
            <text:p>46.5</text:p>
          </table:table-cell>
          <table:table-cell table:style-name="ce4" table:formula="of:=MOD(DEGREES(ATAN2([.C25];[.D25]));360)" office:value-type="float" office:value="41.1320074431702">
            <text:p>41.1</text:p>
          </table:table-cell>
          <table:table-cell table:style-name="ce4" table:formula="of:=[.H25]-180" office:value-type="float" office:value="-138.86799255683">
            <text:p>-138.9</text:p>
          </table:table-cell>
          <table:table-cell table:style-name="ce6" table:formula="of:=ROUND(([.I25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25]*(360/[.B$2])" office:value-type="float" office:value="22.5">
            <text:p>22.5</text:p>
          </table:table-cell>
          <table:table-cell table:style-name="ce6" table:formula="of:=ROUND(( ([.I25]+(([.K25]/2)*(360/[.B$2])))/360)*[.B$2];0)" office:value-type="float" office:value="-17">
            <text:p>-17</text:p>
          </table:table-cell>
          <table:table-cell table:style-name="ce11" table:formula="of:=ROUND(( ([.I25]-(([.K25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26M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.733">
            <text:p>16.733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37.736">
            <text:p>37.736</text:p>
          </table:table-cell>
          <table:table-cell table:style-name="ce4" table:formula="of:=SQRT( ([.C26]^2) + ([.D26]^2) + ([.E26]^2) )" office:value-type="float" office:value="45.435990250021">
            <text:p>45.4</text:p>
          </table:table-cell>
          <table:table-cell table:style-name="ce4" table:formula="of:=DEGREES(ASIN([.E26]/[.F26]))" office:value-type="float" office:value="56.1533268172873">
            <text:p>56.2</text:p>
          </table:table-cell>
          <table:table-cell table:style-name="ce4" table:formula="of:=MOD(DEGREES(ATAN2([.C26];[.D26]));360)" office:value-type="float" office:value="48.6076915628714">
            <text:p>48.6</text:p>
          </table:table-cell>
          <table:table-cell table:style-name="ce4" table:formula="of:=[.H26]-180" office:value-type="float" office:value="-131.392308437129">
            <text:p>-131.4</text:p>
          </table:table-cell>
          <table:table-cell table:style-name="ce6" table:formula="of:=ROUND(([.I26]/360)*[.B$2];0)" office:value-type="float" office:value="-18">
            <text:p>-18</text:p>
          </table:table-cell>
          <table:table-cell table:style-name="ce6" office:value-type="float" office:value="3">
            <text:p>3</text:p>
          </table:table-cell>
          <table:table-cell table:style-name="ce4" table:formula="of:=[.K26]*(360/[.B$2])" office:value-type="float" office:value="22.5">
            <text:p>22.5</text:p>
          </table:table-cell>
          <table:table-cell table:style-name="ce6" table:formula="of:=ROUND(( ([.I26]+(([.K26]/2)*(360/[.B$2])))/360)*[.B$2];0)" office:value-type="float" office:value="-16">
            <text:p>-16</text:p>
          </table:table-cell>
          <table:table-cell table:style-name="ce11" table:formula="of:=ROUND(( ([.I26]-(([.K26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25M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.874">
            <text:p>20.874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36.394">
            <text:p>36.394</text:p>
          </table:table-cell>
          <table:table-cell table:style-name="ce4" table:formula="of:=SQRT( ([.C27]^2) + ([.D27]^2) + ([.E27]^2) )" office:value-type="float" office:value="45.4222537639867">
            <text:p>45.4</text:p>
          </table:table-cell>
          <table:table-cell table:style-name="ce4" table:formula="of:=DEGREES(ASIN([.E27]/[.F27]))" office:value-type="float" office:value="53.2484104075372">
            <text:p>53.2</text:p>
          </table:table-cell>
          <table:table-cell table:style-name="ce4" table:formula="of:=MOD(DEGREES(ATAN2([.C27];[.D27]));360)" office:value-type="float" office:value="39.8217663288717">
            <text:p>39.8</text:p>
          </table:table-cell>
          <table:table-cell table:style-name="ce4" table:formula="of:=[.H27]-180" office:value-type="float" office:value="-140.178233671128">
            <text:p>-140.2</text:p>
          </table:table-cell>
          <table:table-cell table:style-name="ce6" table:formula="of:=ROUND(([.I27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27]*(360/[.B$2])" office:value-type="float" office:value="22.5">
            <text:p>22.5</text:p>
          </table:table-cell>
          <table:table-cell table:style-name="ce6" table:formula="of:=ROUND(( ([.I27]+(([.K27]/2)*(360/[.B$2])))/360)*[.B$2];0)" office:value-type="float" office:value="-17">
            <text:p>-17</text:p>
          </table:table-cell>
          <table:table-cell table:style-name="ce11" table:formula="of:=ROUND(( ([.I27]-(([.K27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24M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.983">
            <text:p>21.983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37.799">
            <text:p>37.799</text:p>
          </table:table-cell>
          <table:table-cell table:style-name="ce4" table:formula="of:=SQRT( ([.C28]^2) + ([.D28]^2) + ([.E28]^2) )" office:value-type="float" office:value="45.4209289865366">
            <text:p>45.4</text:p>
          </table:table-cell>
          <table:table-cell table:style-name="ce4" table:formula="of:=DEGREES(ASIN([.E28]/[.F28]))" office:value-type="float" office:value="56.3247230114292">
            <text:p>56.3</text:p>
          </table:table-cell>
          <table:table-cell table:style-name="ce4" table:formula="of:=MOD(DEGREES(ATAN2([.C28];[.D28]));360)" office:value-type="float" office:value="29.208174990384">
            <text:p>29.2</text:p>
          </table:table-cell>
          <table:table-cell table:style-name="ce4" table:formula="of:=[.H28]-180" office:value-type="float" office:value="-150.791825009616">
            <text:p>-150.8</text:p>
          </table:table-cell>
          <table:table-cell table:style-name="ce6" table:formula="of:=ROUND(([.I28]/360)*[.B$2];0)" office:value-type="float" office:value="-20">
            <text:p>-20</text:p>
          </table:table-cell>
          <table:table-cell table:style-name="ce6" office:value-type="float" office:value="3">
            <text:p>3</text:p>
          </table:table-cell>
          <table:table-cell table:style-name="ce4" table:formula="of:=[.K28]*(360/[.B$2])" office:value-type="float" office:value="22.5">
            <text:p>22.5</text:p>
          </table:table-cell>
          <table:table-cell table:style-name="ce6" table:formula="of:=ROUND(( ([.I28]+(([.K28]/2)*(360/[.B$2])))/360)*[.B$2];0)" office:value-type="float" office:value="-19">
            <text:p>-19</text:p>
          </table:table-cell>
          <table:table-cell table:style-name="ce11" table:formula="of:=ROUND(( ([.I28]-(([.K28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023M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.115">
            <text:p>13.115</text:p>
          </table:table-cell>
          <table:table-cell table:style-name="ce2" office:value-type="float" office:value="16.22">
            <text:p>16.22</text:p>
          </table:table-cell>
          <table:table-cell table:style-name="ce2" office:value-type="float" office:value="40.364">
            <text:p>40.364</text:p>
          </table:table-cell>
          <table:table-cell table:style-name="ce4" table:formula="of:=SQRT( ([.C29]^2) + ([.D29]^2) + ([.E29]^2) )" office:value-type="float" office:value="45.4350538791361">
            <text:p>45.4</text:p>
          </table:table-cell>
          <table:table-cell table:style-name="ce4" table:formula="of:=DEGREES(ASIN([.E29]/[.F29]))" office:value-type="float" office:value="62.6714965558604">
            <text:p>62.7</text:p>
          </table:table-cell>
          <table:table-cell table:style-name="ce4" table:formula="of:=MOD(DEGREES(ATAN2([.C29];[.D29]));360)" office:value-type="float" office:value="51.0420470368142">
            <text:p>51.0</text:p>
          </table:table-cell>
          <table:table-cell table:style-name="ce4" table:formula="of:=[.H29]-180" office:value-type="float" office:value="-128.957952963186">
            <text:p>-129.0</text:p>
          </table:table-cell>
          <table:table-cell table:style-name="ce6" table:formula="of:=ROUND(([.I29]/360)*[.B$2];0)" office:value-type="float" office:value="-17">
            <text:p>-17</text:p>
          </table:table-cell>
          <table:table-cell table:style-name="ce6" office:value-type="float" office:value="4">
            <text:p>4</text:p>
          </table:table-cell>
          <table:table-cell table:style-name="ce4" table:formula="of:=[.K29]*(360/[.B$2])" office:value-type="float" office:value="30">
            <text:p>30.0</text:p>
          </table:table-cell>
          <table:table-cell table:style-name="ce6" table:formula="of:=ROUND(( ([.I29]+(([.K29]/2)*(360/[.B$2])))/360)*[.B$2];0)" office:value-type="float" office:value="-15">
            <text:p>-15</text:p>
          </table:table-cell>
          <table:table-cell table:style-name="ce11" table:formula="of:=ROUND(( ([.I29]-(([.K29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22M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.553">
            <text:p>13.553</text:p>
          </table:table-cell>
          <table:table-cell table:style-name="ce2" office:value-type="float" office:value="11.811">
            <text:p>11.811</text:p>
          </table:table-cell>
          <table:table-cell table:style-name="ce2" office:value-type="float" office:value="41.713">
            <text:p>41.713</text:p>
          </table:table-cell>
          <table:table-cell table:style-name="ce4" table:formula="of:=SQRT( ([.C30]^2) + ([.D30]^2) + ([.E30]^2) )" office:value-type="float" office:value="45.4219979635418">
            <text:p>45.4</text:p>
          </table:table-cell>
          <table:table-cell table:style-name="ce4" table:formula="of:=DEGREES(ASIN([.E30]/[.F30]))" office:value-type="float" office:value="66.6851127493164">
            <text:p>66.7</text:p>
          </table:table-cell>
          <table:table-cell table:style-name="ce4" table:formula="of:=MOD(DEGREES(ATAN2([.C30];[.D30]));360)" office:value-type="float" office:value="41.0710945045816">
            <text:p>41.1</text:p>
          </table:table-cell>
          <table:table-cell table:style-name="ce4" table:formula="of:=[.H30]-180" office:value-type="float" office:value="-138.928905495418">
            <text:p>-138.9</text:p>
          </table:table-cell>
          <table:table-cell table:style-name="ce6" table:formula="of:=ROUND(([.I30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30]*(360/[.B$2])" office:value-type="float" office:value="22.5">
            <text:p>22.5</text:p>
          </table:table-cell>
          <table:table-cell table:style-name="ce6" table:formula="of:=ROUND(( ([.I30]+(([.K30]/2)*(360/[.B$2])))/360)*[.B$2];0)" office:value-type="float" office:value="-17">
            <text:p>-17</text:p>
          </table:table-cell>
          <table:table-cell table:style-name="ce11" table:formula="of:=ROUND(( ([.I30]-(([.K30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21M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.01">
            <text:p>9.01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43.502">
            <text:p>43.502</text:p>
          </table:table-cell>
          <table:table-cell table:style-name="ce4" table:formula="of:=SQRT( ([.C31]^2) + ([.D31]^2) + ([.E31]^2) )" office:value-type="float" office:value="45.4213133231526">
            <text:p>45.4</text:p>
          </table:table-cell>
          <table:table-cell table:style-name="ce4" table:formula="of:=DEGREES(ASIN([.E31]/[.F31]))" office:value-type="float" office:value="73.2843988228159">
            <text:p>73.3</text:p>
          </table:table-cell>
          <table:table-cell table:style-name="ce4" table:formula="of:=MOD(DEGREES(ATAN2([.C31];[.D31]));360)" office:value-type="float" office:value="46.3956687066634">
            <text:p>46.4</text:p>
          </table:table-cell>
          <table:table-cell table:style-name="ce4" table:formula="of:=[.H31]-180" office:value-type="float" office:value="-133.604331293337">
            <text:p>-133.6</text:p>
          </table:table-cell>
          <table:table-cell table:style-name="ce6" table:formula="of:=ROUND(([.I31]/360)*[.B$2];0)" office:value-type="float" office:value="-18">
            <text:p>-18</text:p>
          </table:table-cell>
          <table:table-cell table:style-name="ce6"/>
          <table:table-cell table:style-name="ce4" table:formula="of:=[.K31]*(360/[.B$2])" office:value-type="float" office:value="0">
            <text:p>0.0</text:p>
          </table:table-cell>
          <table:table-cell table:style-name="ce6" table:formula="of:=ROUND(( ([.I31]+(([.K31]/2)*(360/[.B$2])))/360)*[.B$2];0)" office:value-type="float" office:value="-18">
            <text:p>-18</text:p>
          </table:table-cell>
          <table:table-cell table:style-name="ce11" table:formula="of:=ROUND(( ([.I31]-(([.K31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20M1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8.281">
            <text:p>18.281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40.489">
            <text:p>40.489</text:p>
          </table:table-cell>
          <table:table-cell table:style-name="ce4" table:formula="of:=SQRT( ([.C32]^2) + ([.D32]^2) + ([.E32]^2) )" office:value-type="float" office:value="45.4207626752348">
            <text:p>45.4</text:p>
          </table:table-cell>
          <table:table-cell table:style-name="ce4" table:formula="of:=DEGREES(ASIN([.E32]/[.F32]))" office:value-type="float" office:value="63.052295430141">
            <text:p>63.1</text:p>
          </table:table-cell>
          <table:table-cell table:style-name="ce4" table:formula="of:=MOD(DEGREES(ATAN2([.C32];[.D32]));360)" office:value-type="float" office:value="27.360532699962">
            <text:p>27.4</text:p>
          </table:table-cell>
          <table:table-cell table:style-name="ce4" table:formula="of:=[.H32]-180" office:value-type="float" office:value="-152.639467300038">
            <text:p>-152.6</text:p>
          </table:table-cell>
          <table:table-cell table:style-name="ce6" table:formula="of:=ROUND(([.I32]/360)*[.B$2];0)" office:value-type="float" office:value="-20">
            <text:p>-20</text:p>
          </table:table-cell>
          <table:table-cell table:style-name="ce6" office:value-type="float" office:value="3">
            <text:p>3</text:p>
          </table:table-cell>
          <table:table-cell table:style-name="ce4" table:formula="of:=[.K32]*(360/[.B$2])" office:value-type="float" office:value="22.5">
            <text:p>22.5</text:p>
          </table:table-cell>
          <table:table-cell table:style-name="ce6" table:formula="of:=ROUND(( ([.I32]+(([.K32]/2)*(360/[.B$2])))/360)*[.B$2];0)" office:value-type="float" office:value="-19">
            <text:p>-19</text:p>
          </table:table-cell>
          <table:table-cell table:style-name="ce11" table:formula="of:=ROUND(( ([.I32]-(([.K32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019M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8.526">
            <text:p>18.526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41.194">
            <text:p>41.194</text:p>
          </table:table-cell>
          <table:table-cell table:style-name="ce4" table:formula="of:=SQRT( ([.C33]^2) + ([.D33]^2) + ([.E33]^2) )" office:value-type="float" office:value="45.4180236910414">
            <text:p>45.4</text:p>
          </table:table-cell>
          <table:table-cell table:style-name="ce4" table:formula="of:=DEGREES(ASIN([.E33]/[.F33]))" office:value-type="float" office:value="65.0935692769822">
            <text:p>65.1</text:p>
          </table:table-cell>
          <table:table-cell table:style-name="ce4" table:formula="of:=MOD(DEGREES(ATAN2([.C33];[.D33]));360)" office:value-type="float" office:value="14.4038636981424">
            <text:p>14.4</text:p>
          </table:table-cell>
          <table:table-cell table:style-name="ce4" table:formula="of:=[.H33]-180" office:value-type="float" office:value="-165.596136301858">
            <text:p>-165.6</text:p>
          </table:table-cell>
          <table:table-cell table:style-name="ce6" table:formula="of:=ROUND(([.I33]/360)*[.B$2];0)" office:value-type="float" office:value="-22">
            <text:p>-22</text:p>
          </table:table-cell>
          <table:table-cell table:style-name="ce6" office:value-type="float" office:value="4">
            <text:p>4</text:p>
          </table:table-cell>
          <table:table-cell table:style-name="ce4" table:formula="of:=[.K33]*(360/[.B$2])" office:value-type="float" office:value="30">
            <text:p>30.0</text:p>
          </table:table-cell>
          <table:table-cell table:style-name="ce6" table:formula="of:=ROUND(( ([.I33]+(([.K33]/2)*(360/[.B$2])))/360)*[.B$2];0)" office:value-type="float" office:value="-20">
            <text:p>-20</text:p>
          </table:table-cell>
          <table:table-cell table:style-name="ce11" table:formula="of:=ROUND(( ([.I33]-(([.K33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018M1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.225">
            <text:p>9.225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44.216">
            <text:p>44.216</text:p>
          </table:table-cell>
          <table:table-cell table:style-name="ce4" table:formula="of:=SQRT( ([.C34]^2) + ([.D34]^2) + ([.E34]^2) )" office:value-type="float" office:value="45.4179903232188">
            <text:p>45.4</text:p>
          </table:table-cell>
          <table:table-cell table:style-name="ce4" table:formula="of:=DEGREES(ASIN([.E34]/[.F34]))" office:value-type="float" office:value="76.7889710753625">
            <text:p>76.8</text:p>
          </table:table-cell>
          <table:table-cell table:style-name="ce4" table:formula="of:=MOD(DEGREES(ATAN2([.C34];[.D34]));360)" office:value-type="float" office:value="27.2834326892748">
            <text:p>27.3</text:p>
          </table:table-cell>
          <table:table-cell table:style-name="ce4" table:formula="of:=[.H34]-180" office:value-type="float" office:value="-152.716567310725">
            <text:p>-152.7</text:p>
          </table:table-cell>
          <table:table-cell table:style-name="ce6" table:formula="of:=ROUND(([.I34]/360)*[.B$2];0)" office:value-type="float" office:value="-20">
            <text:p>-20</text:p>
          </table:table-cell>
          <table:table-cell table:style-name="ce6"/>
          <table:table-cell table:style-name="ce4" table:formula="of:=[.K34]*(360/[.B$2])" office:value-type="float" office:value="0">
            <text:p>0.0</text:p>
          </table:table-cell>
          <table:table-cell table:style-name="ce6" table:formula="of:=ROUND(( ([.I34]+(([.K34]/2)*(360/[.B$2])))/360)*[.B$2];0)" office:value-type="float" office:value="-20">
            <text:p>-20</text:p>
          </table:table-cell>
          <table:table-cell table:style-name="ce11" table:formula="of:=ROUND(( ([.I34]-(([.K34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17M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.014">
            <text:p>14.014</text:p>
          </table:table-cell>
          <table:table-cell table:style-name="ce2" office:value-type="float" office:value="2.406">
            <text:p>2.406</text:p>
          </table:table-cell>
          <table:table-cell table:style-name="ce2" office:value-type="float" office:value="43.132">
            <text:p>43.132</text:p>
          </table:table-cell>
          <table:table-cell table:style-name="ce4" table:formula="of:=SQRT( ([.C35]^2) + ([.D35]^2) + ([.E35]^2) )" office:value-type="float" office:value="45.4153108103424">
            <text:p>45.4</text:p>
          </table:table-cell>
          <table:table-cell table:style-name="ce4" table:formula="of:=DEGREES(ASIN([.E35]/[.F35]))" office:value-type="float" office:value="71.7545085147295">
            <text:p>71.8</text:p>
          </table:table-cell>
          <table:table-cell table:style-name="ce4" table:formula="of:=MOD(DEGREES(ATAN2([.C35];[.D35]));360)" office:value-type="float" office:value="9.74187622684078">
            <text:p>9.7</text:p>
          </table:table-cell>
          <table:table-cell table:style-name="ce4" table:formula="of:=[.H35]-180" office:value-type="float" office:value="-170.258123773159">
            <text:p>-170.3</text:p>
          </table:table-cell>
          <table:table-cell table:style-name="ce6" table:formula="of:=ROUND(([.I35]/360)*[.B$2];0)" office:value-type="float" office:value="-23">
            <text:p>-23</text:p>
          </table:table-cell>
          <table:table-cell table:style-name="ce6"/>
          <table:table-cell table:style-name="ce4" table:formula="of:=[.K35]*(360/[.B$2])" office:value-type="float" office:value="0">
            <text:p>0.0</text:p>
          </table:table-cell>
          <table:table-cell table:style-name="ce6" table:formula="of:=ROUND(( ([.I35]+(([.K35]/2)*(360/[.B$2])))/360)*[.B$2];0)" office:value-type="float" office:value="-23">
            <text:p>-23</text:p>
          </table:table-cell>
          <table:table-cell table:style-name="ce11" table:formula="of:=ROUND(( ([.I35]-(([.K35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016M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3.99">
            <text:p>13.99</text:p>
          </table:table-cell>
          <table:table-cell table:style-name="ce2" office:value-type="float" office:value="-2.859">
            <text:p>-2.859</text:p>
          </table:table-cell>
          <table:table-cell table:style-name="ce2" office:value-type="float" office:value="43.057">
            <text:p>43.057</text:p>
          </table:table-cell>
          <table:table-cell table:style-name="ce4" table:formula="of:=SQRT( ([.C36]^2) + ([.D36]^2) + ([.E36]^2) )" office:value-type="float" office:value="45.3629720146289">
            <text:p>45.4</text:p>
          </table:table-cell>
          <table:table-cell table:style-name="ce4" table:formula="of:=DEGREES(ASIN([.E36]/[.F36]))" office:value-type="float" office:value="71.6527481509034">
            <text:p>71.7</text:p>
          </table:table-cell>
          <table:table-cell table:style-name="ce4" table:formula="of:=MOD(DEGREES(ATAN2([.C36];[.D36]));360)" office:value-type="float" office:value="348.450054470811">
            <text:p>348.5</text:p>
          </table:table-cell>
          <table:table-cell table:style-name="ce4" table:formula="of:=[.H36]-180" office:value-type="float" office:value="168.450054470811">
            <text:p>168.5</text:p>
          </table:table-cell>
          <table:table-cell table:style-name="ce6" table:formula="of:=ROUND(([.I36]/360)*[.B$2];0)" office:value-type="float" office:value="22">
            <text:p>22</text:p>
          </table:table-cell>
          <table:table-cell table:style-name="ce6"/>
          <table:table-cell table:style-name="ce4" table:formula="of:=[.K36]*(360/[.B$2])" office:value-type="float" office:value="0">
            <text:p>0.0</text:p>
          </table:table-cell>
          <table:table-cell table:style-name="ce6" table:formula="of:=ROUND(( ([.I36]+(([.K36]/2)*(360/[.B$2])))/360)*[.B$2];0)" office:value-type="float" office:value="22">
            <text:p>22</text:p>
          </table:table-cell>
          <table:table-cell table:style-name="ce11" table:formula="of:=ROUND(( ([.I36]-(([.K36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047M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.574">
            <text:p>4.574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45.145">
            <text:p>45.145</text:p>
          </table:table-cell>
          <table:table-cell table:style-name="ce4" table:formula="of:=SQRT( ([.C37]^2) + ([.D37]^2) + ([.E37]^2) )" office:value-type="float" office:value="45.4369860576161">
            <text:p>45.4</text:p>
          </table:table-cell>
          <table:table-cell table:style-name="ce4" table:formula="of:=DEGREES(ASIN([.E37]/[.F37]))" office:value-type="float" office:value="83.5009964380219">
            <text:p>83.5</text:p>
          </table:table-cell>
          <table:table-cell table:style-name="ce4" table:formula="of:=MOD(DEGREES(ATAN2([.C37];[.D37]));360)" office:value-type="float" office:value="27.2028072334235">
            <text:p>27.2</text:p>
          </table:table-cell>
          <table:table-cell table:style-name="ce4" table:formula="of:=[.H37]-180" office:value-type="float" office:value="-152.797192766577">
            <text:p>-152.8</text:p>
          </table:table-cell>
          <table:table-cell table:style-name="ce6" table:formula="of:=ROUND(([.I37]/360)*[.B$2];0)" office:value-type="float" office:value="-20">
            <text:p>-20</text:p>
          </table:table-cell>
          <table:table-cell table:style-name="ce6"/>
          <table:table-cell table:style-name="ce4" table:formula="of:=[.K37]*(360/[.B$2])" office:value-type="float" office:value="0">
            <text:p>0.0</text:p>
          </table:table-cell>
          <table:table-cell table:style-name="ce6" table:formula="of:=ROUND(( ([.I37]+(([.K37]/2)*(360/[.B$2])))/360)*[.B$2];0)" office:value-type="float" office:value="-20">
            <text:p>-20</text:p>
          </table:table-cell>
          <table:table-cell table:style-name="ce11" table:formula="of:=ROUND(( ([.I37]-(([.K37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46M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.518">
            <text:p>4.518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45.074">
            <text:p>45.074</text:p>
          </table:table-cell>
          <table:table-cell table:style-name="ce4" table:formula="of:=SQRT( ([.C38]^2) + ([.D38]^2) + ([.E38]^2) )" office:value-type="float" office:value="45.3858860109616">
            <text:p>45.4</text:p>
          </table:table-cell>
          <table:table-cell table:style-name="ce4" table:formula="of:=DEGREES(ASIN([.E38]/[.F38]))" office:value-type="float" office:value="83.2791502830643">
            <text:p>83.3</text:p>
          </table:table-cell>
          <table:table-cell table:style-name="ce4" table:formula="of:=MOD(DEGREES(ATAN2([.C38];[.D38]));360)" office:value-type="float" office:value="328.27589657256">
            <text:p>328.3</text:p>
          </table:table-cell>
          <table:table-cell table:style-name="ce4" table:formula="of:=[.H38]-180" office:value-type="float" office:value="148.27589657256">
            <text:p>148.3</text:p>
          </table:table-cell>
          <table:table-cell table:style-name="ce6" table:formula="of:=ROUND(([.I38]/360)*[.B$2];0)" office:value-type="float" office:value="20">
            <text:p>20</text:p>
          </table:table-cell>
          <table:table-cell table:style-name="ce6"/>
          <table:table-cell table:style-name="ce4" table:formula="of:=[.K38]*(360/[.B$2])" office:value-type="float" office:value="0">
            <text:p>0.0</text:p>
          </table:table-cell>
          <table:table-cell table:style-name="ce6" table:formula="of:=ROUND(( ([.I38]+(([.K38]/2)*(360/[.B$2])))/360)*[.B$2];0)" office:value-type="float" office:value="20">
            <text:p>20</text:p>
          </table:table-cell>
          <table:table-cell table:style-name="ce11" table:formula="of:=ROUND(( ([.I38]-(([.K38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045M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-0.057">
            <text:p>-0.057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45.145">
            <text:p>45.145</text:p>
          </table:table-cell>
          <table:table-cell table:style-name="ce4" table:formula="of:=SQRT( ([.C39]^2) + ([.D39]^2) + ([.E39]^2) )" office:value-type="float" office:value="45.4371545103784">
            <text:p>45.4</text:p>
          </table:table-cell>
          <table:table-cell table:style-name="ce4" table:formula="of:=DEGREES(ASIN([.E39]/[.F39]))" office:value-type="float" office:value="83.4991320542988">
            <text:p>83.5</text:p>
          </table:table-cell>
          <table:table-cell table:style-name="ce4" table:formula="of:=MOD(DEGREES(ATAN2([.C39];[.D39]));360)" office:value-type="float" office:value="269.3651388462">
            <text:p>269.4</text:p>
          </table:table-cell>
          <table:table-cell table:style-name="ce4" table:formula="of:=[.H39]-180" office:value-type="float" office:value="89.3651388462001">
            <text:p>89.4</text:p>
          </table:table-cell>
          <table:table-cell table:style-name="ce6" table:formula="of:=ROUND(([.I39]/360)*[.B$2];0)" office:value-type="float" office:value="12">
            <text:p>12</text:p>
          </table:table-cell>
          <table:table-cell table:style-name="ce6"/>
          <table:table-cell table:style-name="ce4" table:formula="of:=[.K39]*(360/[.B$2])" office:value-type="float" office:value="0">
            <text:p>0.0</text:p>
          </table:table-cell>
          <table:table-cell table:style-name="ce6" table:formula="of:=ROUND(( ([.I39]+(([.K39]/2)*(360/[.B$2])))/360)*[.B$2];0)" office:value-type="float" office:value="12">
            <text:p>12</text:p>
          </table:table-cell>
          <table:table-cell table:style-name="ce11" table:formula="of:=ROUND(( ([.I39]-(([.K39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044M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9.143">
            <text:p>9.143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44.071">
            <text:p>44.071</text:p>
          </table:table-cell>
          <table:table-cell table:style-name="ce4" table:formula="of:=SQRT( ([.C40]^2) + ([.D40]^2) + ([.E40]^2) )" office:value-type="float" office:value="45.3627742868533">
            <text:p>45.4</text:p>
          </table:table-cell>
          <table:table-cell table:style-name="ce4" table:formula="of:=DEGREES(ASIN([.E40]/[.F40]))" office:value-type="float" office:value="76.293796760103">
            <text:p>76.3</text:p>
          </table:table-cell>
          <table:table-cell table:style-name="ce4" table:formula="of:=MOD(DEGREES(ATAN2([.C40];[.D40]));360)" office:value-type="float" office:value="328.281096127386">
            <text:p>328.3</text:p>
          </table:table-cell>
          <table:table-cell table:style-name="ce4" table:formula="of:=[.H40]-180" office:value-type="float" office:value="148.281096127387">
            <text:p>148.3</text:p>
          </table:table-cell>
          <table:table-cell table:style-name="ce6" table:formula="of:=ROUND(([.I40]/360)*[.B$2];0)" office:value-type="float" office:value="20">
            <text:p>20</text:p>
          </table:table-cell>
          <table:table-cell table:style-name="ce6"/>
          <table:table-cell table:style-name="ce4" table:formula="of:=[.K40]*(360/[.B$2])" office:value-type="float" office:value="0">
            <text:p>0.0</text:p>
          </table:table-cell>
          <table:table-cell table:style-name="ce6" table:formula="of:=ROUND(( ([.I40]+(([.K40]/2)*(360/[.B$2])))/360)*[.B$2];0)" office:value-type="float" office:value="20">
            <text:p>20</text:p>
          </table:table-cell>
          <table:table-cell table:style-name="ce11" table:formula="of:=ROUND(( ([.I40]-(([.K40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043M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.814">
            <text:p>8.814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43.057">
            <text:p>43.057</text:p>
          </table:table-cell>
          <table:table-cell table:style-name="ce4" table:formula="of:=SQRT( ([.C41]^2) + ([.D41]^2) + ([.E41]^2) )" office:value-type="float" office:value="45.3629209928109">
            <text:p>45.4</text:p>
          </table:table-cell>
          <table:table-cell table:style-name="ce4" table:formula="of:=DEGREES(ASIN([.E41]/[.F41]))" office:value-type="float" office:value="71.6529424726185">
            <text:p>71.7</text:p>
          </table:table-cell>
          <table:table-cell table:style-name="ce4" table:formula="of:=MOD(DEGREES(ATAN2([.C41];[.D41]));360)" office:value-type="float" office:value="308.11711075884">
            <text:p>308.1</text:p>
          </table:table-cell>
          <table:table-cell table:style-name="ce4" table:formula="of:=[.H41]-180" office:value-type="float" office:value="128.11711075884">
            <text:p>128.1</text:p>
          </table:table-cell>
          <table:table-cell table:style-name="ce6" table:formula="of:=ROUND(([.I41]/360)*[.B$2];0)" office:value-type="float" office:value="17">
            <text:p>17</text:p>
          </table:table-cell>
          <table:table-cell table:style-name="ce6"/>
          <table:table-cell table:style-name="ce4" table:formula="of:=[.K41]*(360/[.B$2])" office:value-type="float" office:value="0">
            <text:p>0.0</text:p>
          </table:table-cell>
          <table:table-cell table:style-name="ce6" table:formula="of:=ROUND(( ([.I41]+(([.K41]/2)*(360/[.B$2])))/360)*[.B$2];0)" office:value-type="float" office:value="17">
            <text:p>17</text:p>
          </table:table-cell>
          <table:table-cell table:style-name="ce11" table:formula="of:=ROUND(( ([.I41]-(([.K41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042M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-0.13">
            <text:p>-0.13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44.216">
            <text:p>44.216</text:p>
          </table:table-cell>
          <table:table-cell table:style-name="ce4" table:formula="of:=SQRT( ([.C42]^2) + ([.D42]^2) + ([.E42]^2) )" office:value-type="float" office:value="45.4180052071863">
            <text:p>45.4</text:p>
          </table:table-cell>
          <table:table-cell table:style-name="ce4" table:formula="of:=DEGREES(ASIN([.E42]/[.F42]))" office:value-type="float" office:value="76.7888910910903">
            <text:p>76.8</text:p>
          </table:table-cell>
          <table:table-cell table:style-name="ce4" table:formula="of:=MOD(DEGREES(ATAN2([.C42];[.D42]));360)" office:value-type="float" office:value="269.282391187807">
            <text:p>269.3</text:p>
          </table:table-cell>
          <table:table-cell table:style-name="ce4" table:formula="of:=[.H42]-180" office:value-type="float" office:value="89.2823911878073">
            <text:p>89.3</text:p>
          </table:table-cell>
          <table:table-cell table:style-name="ce6" table:formula="of:=ROUND(([.I42]/360)*[.B$2];0)" office:value-type="float" office:value="12">
            <text:p>12</text:p>
          </table:table-cell>
          <table:table-cell table:style-name="ce6"/>
          <table:table-cell table:style-name="ce4" table:formula="of:=[.K42]*(360/[.B$2])" office:value-type="float" office:value="0">
            <text:p>0.0</text:p>
          </table:table-cell>
          <table:table-cell table:style-name="ce6" table:formula="of:=ROUND(( ([.I42]+(([.K42]/2)*(360/[.B$2])))/360)*[.B$2];0)" office:value-type="float" office:value="12">
            <text:p>12</text:p>
          </table:table-cell>
          <table:table-cell table:style-name="ce11" table:formula="of:=ROUND(( ([.I42]-(([.K42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041M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.115">
            <text:p>4.115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43.132">
            <text:p>43.132</text:p>
          </table:table-cell>
          <table:table-cell table:style-name="ce4" table:formula="of:=SQRT( ([.C43]^2) + ([.D43]^2) + ([.E43]^2) )" office:value-type="float" office:value="45.4157372834572">
            <text:p>45.4</text:p>
          </table:table-cell>
          <table:table-cell table:style-name="ce4" table:formula="of:=DEGREES(ASIN([.E43]/[.F43]))" office:value-type="float" office:value="71.752876520751">
            <text:p>71.8</text:p>
          </table:table-cell>
          <table:table-cell table:style-name="ce4" table:formula="of:=MOD(DEGREES(ATAN2([.C43];[.D43]));360)" office:value-type="float" office:value="286.820423285905">
            <text:p>286.8</text:p>
          </table:table-cell>
          <table:table-cell table:style-name="ce4" table:formula="of:=[.H43]-180" office:value-type="float" office:value="106.820423285905">
            <text:p>106.8</text:p>
          </table:table-cell>
          <table:table-cell table:style-name="ce6" table:formula="of:=ROUND(([.I43]/360)*[.B$2];0)" office:value-type="float" office:value="14">
            <text:p>14</text:p>
          </table:table-cell>
          <table:table-cell table:style-name="ce6"/>
          <table:table-cell table:style-name="ce4" table:formula="of:=[.K43]*(360/[.B$2])" office:value-type="float" office:value="0">
            <text:p>0.0</text:p>
          </table:table-cell>
          <table:table-cell table:style-name="ce6" table:formula="of:=ROUND(( ([.I43]+(([.K43]/2)*(360/[.B$2])))/360)*[.B$2];0)" office:value-type="float" office:value="14">
            <text:p>14</text:p>
          </table:table-cell>
          <table:table-cell table:style-name="ce11" table:formula="of:=ROUND(( ([.I43]-(([.K43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040M1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.03">
            <text:p>4.0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41.194">
            <text:p>41.194</text:p>
          </table:table-cell>
          <table:table-cell table:style-name="ce4" table:formula="of:=SQRT( ([.C44]^2) + ([.D44]^2) + ([.E44]^2) )" office:value-type="float" office:value="45.4184889334729">
            <text:p>45.4</text:p>
          </table:table-cell>
          <table:table-cell table:style-name="ce4" table:formula="of:=DEGREES(ASIN([.E44]/[.F44]))" office:value-type="float" office:value="65.0923052956784">
            <text:p>65.1</text:p>
          </table:table-cell>
          <table:table-cell table:style-name="ce4" table:formula="of:=MOD(DEGREES(ATAN2([.C44];[.D44]));360)" office:value-type="float" office:value="282.162329731069">
            <text:p>282.2</text:p>
          </table:table-cell>
          <table:table-cell table:style-name="ce4" table:formula="of:=[.H44]-180" office:value-type="float" office:value="102.162329731069">
            <text:p>102.2</text:p>
          </table:table-cell>
          <table:table-cell table:style-name="ce6" table:formula="of:=ROUND(([.I44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44]*(360/[.B$2])" office:value-type="float" office:value="22.5">
            <text:p>22.5</text:p>
          </table:table-cell>
          <table:table-cell table:style-name="ce6" table:formula="of:=ROUND(( ([.I44]+(([.K44]/2)*(360/[.B$2])))/360)*[.B$2];0)" office:value-type="float" office:value="15">
            <text:p>15</text:p>
          </table:table-cell>
          <table:table-cell table:style-name="ce11" table:formula="of:=ROUND(( ([.I44]-(([.K44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039M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-4.432">
            <text:p>-4.432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43.502">
            <text:p>43.502</text:p>
          </table:table-cell>
          <table:table-cell table:style-name="ce4" table:formula="of:=SQRT( ([.C45]^2) + ([.D45]^2) + ([.E45]^2) )" office:value-type="float" office:value="45.4214787077656">
            <text:p>45.4</text:p>
          </table:table-cell>
          <table:table-cell table:style-name="ce4" table:formula="of:=DEGREES(ASIN([.E45]/[.F45]))" office:value-type="float" office:value="73.2837041566205">
            <text:p>73.3</text:p>
          </table:table-cell>
          <table:table-cell table:style-name="ce4" table:formula="of:=MOD(DEGREES(ATAN2([.C45];[.D45]));360)" office:value-type="float" office:value="250.16976379141">
            <text:p>250.2</text:p>
          </table:table-cell>
          <table:table-cell table:style-name="ce4" table:formula="of:=[.H45]-180" office:value-type="float" office:value="70.1697637914101">
            <text:p>70.2</text:p>
          </table:table-cell>
          <table:table-cell table:style-name="ce6" table:formula="of:=ROUND(([.I45]/360)*[.B$2];0)" office:value-type="float" office:value="9">
            <text:p>9</text:p>
          </table:table-cell>
          <table:table-cell table:style-name="ce6"/>
          <table:table-cell table:style-name="ce4" table:formula="of:=[.K45]*(360/[.B$2])" office:value-type="float" office:value="0">
            <text:p>0.0</text:p>
          </table:table-cell>
          <table:table-cell table:style-name="ce6" table:formula="of:=ROUND(( ([.I45]+(([.K45]/2)*(360/[.B$2])))/360)*[.B$2];0)" office:value-type="float" office:value="9">
            <text:p>9</text:p>
          </table:table-cell>
          <table:table-cell table:style-name="ce11" table:formula="of:=ROUND(( ([.I45]-(([.K45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038M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-4.503">
            <text:p>-4.503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41.713">
            <text:p>41.713</text:p>
          </table:table-cell>
          <table:table-cell table:style-name="ce4" table:formula="of:=SQRT( ([.C46]^2) + ([.D46]^2) + ([.E46]^2) )" office:value-type="float" office:value="45.4223007233231">
            <text:p>45.4</text:p>
          </table:table-cell>
          <table:table-cell table:style-name="ce4" table:formula="of:=DEGREES(ASIN([.E46]/[.F46]))" office:value-type="float" office:value="66.6842266330479">
            <text:p>66.7</text:p>
          </table:table-cell>
          <table:table-cell table:style-name="ce4" table:formula="of:=MOD(DEGREES(ATAN2([.C46];[.D46]));360)" office:value-type="float" office:value="255.49456666165">
            <text:p>255.5</text:p>
          </table:table-cell>
          <table:table-cell table:style-name="ce4" table:formula="of:=[.H46]-180" office:value-type="float" office:value="75.49456666165">
            <text:p>75.5</text:p>
          </table:table-cell>
          <table:table-cell table:style-name="ce6" table:formula="of:=ROUND(([.I46]/360)*[.B$2];0)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4" table:formula="of:=[.K46]*(360/[.B$2])" office:value-type="float" office:value="30">
            <text:p>30.0</text:p>
          </table:table-cell>
          <table:table-cell table:style-name="ce6" table:formula="of:=ROUND(( ([.I46]+(([.K46]/2)*(360/[.B$2])))/360)*[.B$2];0)" office:value-type="float" office:value="12">
            <text:p>12</text:p>
          </table:table-cell>
          <table:table-cell table:style-name="ce11" table:formula="of:=ROUND(( ([.I46]-(([.K46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037M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-8.643">
            <text:p>-8.643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40.364">
            <text:p>40.364</text:p>
          </table:table-cell>
          <table:table-cell table:style-name="ce4" table:formula="of:=SQRT( ([.C47]^2) + ([.D47]^2) + ([.E47]^2) )" office:value-type="float" office:value="45.4354946049892">
            <text:p>45.4</text:p>
          </table:table-cell>
          <table:table-cell table:style-name="ce4" table:formula="of:=DEGREES(ASIN([.E47]/[.F47]))" office:value-type="float" office:value="62.670421101839">
            <text:p>62.7</text:p>
          </table:table-cell>
          <table:table-cell table:style-name="ce4" table:formula="of:=MOD(DEGREES(ATAN2([.C47];[.D47]));360)" office:value-type="float" office:value="245.52240199644">
            <text:p>245.5</text:p>
          </table:table-cell>
          <table:table-cell table:style-name="ce4" table:formula="of:=[.H47]-180" office:value-type="float" office:value="65.5224019964398">
            <text:p>65.5</text:p>
          </table:table-cell>
          <table:table-cell table:style-name="ce6" table:formula="of:=ROUND(([.I47]/360)*[.B$2];0)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4" table:formula="of:=[.K47]*(360/[.B$2])" office:value-type="float" office:value="22.5">
            <text:p>22.5</text:p>
          </table:table-cell>
          <table:table-cell table:style-name="ce6" table:formula="of:=ROUND(( ([.I47]+(([.K47]/2)*(360/[.B$2])))/360)*[.B$2];0)" office:value-type="float" office:value="10">
            <text:p>10</text:p>
          </table:table-cell>
          <table:table-cell table:style-name="ce11" table:formula="of:=ROUND(( ([.I47]-(([.K47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036M1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-0.286">
            <text:p>-0.286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40.49">
            <text:p>40.49</text:p>
          </table:table-cell>
          <table:table-cell table:style-name="ce4" table:formula="of:=SQRT( ([.C48]^2) + ([.D48]^2) + ([.E48]^2) )" office:value-type="float" office:value="45.4218077579482">
            <text:p>45.4</text:p>
          </table:table-cell>
          <table:table-cell table:style-name="ce4" table:formula="of:=DEGREES(ASIN([.E48]/[.F48]))" office:value-type="float" office:value="63.0524857989905">
            <text:p>63.1</text:p>
          </table:table-cell>
          <table:table-cell table:style-name="ce4" table:formula="of:=MOD(DEGREES(ATAN2([.C48];[.D48]));360)" office:value-type="float" office:value="269.203889885622">
            <text:p>269.2</text:p>
          </table:table-cell>
          <table:table-cell table:style-name="ce4" table:formula="of:=[.H48]-180" office:value-type="float" office:value="89.2038898856221">
            <text:p>89.2</text:p>
          </table:table-cell>
          <table:table-cell table:style-name="ce6" table:formula="of:=ROUND(([.I48]/360)*[.B$2];0)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4" table:formula="of:=[.K48]*(360/[.B$2])" office:value-type="float" office:value="30">
            <text:p>30.0</text:p>
          </table:table-cell>
          <table:table-cell table:style-name="ce6" table:formula="of:=ROUND(( ([.I48]+(([.K48]/2)*(360/[.B$2])))/360)*[.B$2];0)" office:value-type="float" office:value="14">
            <text:p>14</text:p>
          </table:table-cell>
          <table:table-cell table:style-name="ce11" table:formula="of:=ROUND(( ([.I48]-(([.K48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035M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-1.16">
            <text:p>-1.16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37.799">
            <text:p>37.799</text:p>
          </table:table-cell>
          <table:table-cell table:style-name="ce4" table:formula="of:=SQRT( ([.C49]^2) + ([.D49]^2) + ([.E49]^2) )" office:value-type="float" office:value="45.4206447004003">
            <text:p>45.4</text:p>
          </table:table-cell>
          <table:table-cell table:style-name="ce4" table:formula="of:=DEGREES(ASIN([.E49]/[.F49]))" office:value-type="float" office:value="56.3252612344527">
            <text:p>56.3</text:p>
          </table:table-cell>
          <table:table-cell table:style-name="ce4" table:formula="of:=MOD(DEGREES(ATAN2([.C49];[.D49]));360)" office:value-type="float" office:value="267.360041975306">
            <text:p>267.4</text:p>
          </table:table-cell>
          <table:table-cell table:style-name="ce4" table:formula="of:=[.H49]-180" office:value-type="float" office:value="87.3600419753059">
            <text:p>87.4</text:p>
          </table:table-cell>
          <table:table-cell table:style-name="ce6" table:formula="of:=ROUND(([.I49]/360)*[.B$2];0)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4" table:formula="of:=[.K49]*(360/[.B$2])" office:value-type="float" office:value="22.5">
            <text:p>22.5</text:p>
          </table:table-cell>
          <table:table-cell table:style-name="ce6" table:formula="of:=ROUND(( ([.I49]+(([.K49]/2)*(360/[.B$2])))/360)*[.B$2];0)" office:value-type="float" office:value="13">
            <text:p>13</text:p>
          </table:table-cell>
          <table:table-cell table:style-name="ce11" table:formula="of:=ROUND(( ([.I49]-(([.K49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034M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-9.497">
            <text:p>-9.497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37.736">
            <text:p>37.736</text:p>
          </table:table-cell>
          <table:table-cell table:style-name="ce4" table:formula="of:=SQRT( ([.C50]^2) + ([.D50]^2) + ([.E50]^2) )" office:value-type="float" office:value="45.4354777789339">
            <text:p>45.4</text:p>
          </table:table-cell>
          <table:table-cell table:style-name="ce4" table:formula="of:=DEGREES(ASIN([.E50]/[.F50]))" office:value-type="float" office:value="56.1542904789369">
            <text:p>56.2</text:p>
          </table:table-cell>
          <table:table-cell table:style-name="ce4" table:formula="of:=MOD(DEGREES(ATAN2([.C50];[.D50]));360)" office:value-type="float" office:value="247.957676706307">
            <text:p>248.0</text:p>
          </table:table-cell>
          <table:table-cell table:style-name="ce4" table:formula="of:=[.H50]-180" office:value-type="float" office:value="67.9576767063068">
            <text:p>68.0</text:p>
          </table:table-cell>
          <table:table-cell table:style-name="ce6" table:formula="of:=ROUND(([.I50]/360)*[.B$2];0)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4" table:formula="of:=[.K50]*(360/[.B$2])" office:value-type="float" office:value="22.5">
            <text:p>22.5</text:p>
          </table:table-cell>
          <table:table-cell table:style-name="ce6" table:formula="of:=ROUND(( ([.I50]+(([.K50]/2)*(360/[.B$2])))/360)*[.B$2];0)" office:value-type="float" office:value="11">
            <text:p>11</text:p>
          </table:table-cell>
          <table:table-cell table:style-name="ce11" table:formula="of:=ROUND(( ([.I50]-(([.K50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033M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-6.231">
            <text:p>-6.231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36.394">
            <text:p>36.394</text:p>
          </table:table-cell>
          <table:table-cell table:style-name="ce4" table:formula="of:=SQRT( ([.C51]^2) + ([.D51]^2) + ([.E51]^2) )" office:value-type="float" office:value="45.4220509554555">
            <text:p>45.4</text:p>
          </table:table-cell>
          <table:table-cell table:style-name="ce4" table:formula="of:=DEGREES(ASIN([.E51]/[.F51]))" office:value-type="float" office:value="53.2487529796194">
            <text:p>53.2</text:p>
          </table:table-cell>
          <table:table-cell table:style-name="ce4" table:formula="of:=MOD(DEGREES(ATAN2([.C51];[.D51]));360)" office:value-type="float" office:value="256.746080867276">
            <text:p>256.7</text:p>
          </table:table-cell>
          <table:table-cell table:style-name="ce4" table:formula="of:=[.H51]-180" office:value-type="float" office:value="76.7460808672762">
            <text:p>76.7</text:p>
          </table:table-cell>
          <table:table-cell table:style-name="ce6" table:formula="of:=ROUND(([.I51]/360)*[.B$2];0)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4" table:formula="of:=[.K51]*(360/[.B$2])" office:value-type="float" office:value="22.5">
            <text:p>22.5</text:p>
          </table:table-cell>
          <table:table-cell table:style-name="ce6" table:formula="of:=ROUND(( ([.I51]+(([.K51]/2)*(360/[.B$2])))/360)*[.B$2];0)" office:value-type="float" office:value="12">
            <text:p>12</text:p>
          </table:table-cell>
          <table:table-cell table:style-name="ce11" table:formula="of:=ROUND(( ([.I51]-(([.K51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032M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-7.868">
            <text:p>-7.868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32.925">
            <text:p>32.925</text:p>
          </table:table-cell>
          <table:table-cell table:style-name="ce4" table:formula="of:=SQRT( ([.C52]^2) + ([.D52]^2) + ([.E52]^2) )" office:value-type="float" office:value="45.4204924896241">
            <text:p>45.4</text:p>
          </table:table-cell>
          <table:table-cell table:style-name="ce4" table:formula="of:=DEGREES(ASIN([.E52]/[.F52]))" office:value-type="float" office:value="46.4599528022937">
            <text:p>46.5</text:p>
          </table:table-cell>
          <table:table-cell table:style-name="ce4" table:formula="of:=MOD(DEGREES(ATAN2([.C52];[.D52]));360)" office:value-type="float" office:value="255.435673177169">
            <text:p>255.4</text:p>
          </table:table-cell>
          <table:table-cell table:style-name="ce4" table:formula="of:=[.H52]-180" office:value-type="float" office:value="75.4356731771695">
            <text:p>75.4</text:p>
          </table:table-cell>
          <table:table-cell table:style-name="ce6" table:formula="of:=ROUND(([.I52]/360)*[.B$2];0)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4" table:formula="of:=[.K52]*(360/[.B$2])" office:value-type="float" office:value="15">
            <text:p>15.0</text:p>
          </table:table-cell>
          <table:table-cell table:style-name="ce6" table:formula="of:=ROUND(( ([.I52]+(([.K52]/2)*(360/[.B$2])))/360)*[.B$2];0)" office:value-type="float" office:value="11">
            <text:p>11</text:p>
          </table:table-cell>
          <table:table-cell table:style-name="ce11" table:formula="of:=ROUND(( ([.I52]-(([.K52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063M1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9.987">
            <text:p>19.987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2.655">
            <text:p>2.655</text:p>
          </table:table-cell>
          <table:table-cell table:style-name="ce4" table:formula="of:=SQRT( ([.C53]^2) + ([.D53]^2) + ([.E53]^2) )" office:value-type="float" office:value="45.4357049356561">
            <text:p>45.4</text:p>
          </table:table-cell>
          <table:table-cell table:style-name="ce4" table:formula="of:=DEGREES(ASIN([.E53]/[.F53]))" office:value-type="float" office:value="3.3499424893236">
            <text:p>3.3</text:p>
          </table:table-cell>
          <table:table-cell table:style-name="ce4" table:formula="of:=MOD(DEGREES(ATAN2([.C53];[.D53]));360)" office:value-type="float" office:value="63.854684406567">
            <text:p>63.9</text:p>
          </table:table-cell>
          <table:table-cell table:style-name="ce4" table:formula="of:=[.H53]-180" office:value-type="float" office:value="-116.145315593433">
            <text:p>-116.1</text:p>
          </table:table-cell>
          <table:table-cell table:style-name="ce6" table:formula="of:=ROUND(([.I53]/360)*[.B$2];0)" office:value-type="float" office:value="-15">
            <text:p>-15</text:p>
          </table:table-cell>
          <table:table-cell table:style-name="ce6" office:value-type="float" office:value="3">
            <text:p>3</text:p>
          </table:table-cell>
          <table:table-cell table:style-name="ce4" table:formula="of:=[.K53]*(360/[.B$2])" office:value-type="float" office:value="22.5">
            <text:p>22.5</text:p>
          </table:table-cell>
          <table:table-cell table:style-name="ce6" table:formula="of:=ROUND(( ([.I53]+(([.K53]/2)*(360/[.B$2])))/360)*[.B$2];0)" office:value-type="float" office:value="-14">
            <text:p>-14</text:p>
          </table:table-cell>
          <table:table-cell table:style-name="ce11" table:formula="of:=ROUND(( ([.I53]-(([.K53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062M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3.697">
            <text:p>23.697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5.311">
            <text:p>5.311</text:p>
          </table:table-cell>
          <table:table-cell table:style-name="ce4" table:formula="of:=SQRT( ([.C54]^2) + ([.D54]^2) + ([.E54]^2) )" office:value-type="float" office:value="45.3857190534644">
            <text:p>45.4</text:p>
          </table:table-cell>
          <table:table-cell table:style-name="ce4" table:formula="of:=DEGREES(ASIN([.E54]/[.F54]))" office:value-type="float" office:value="6.72010247676431">
            <text:p>6.7</text:p>
          </table:table-cell>
          <table:table-cell table:style-name="ce4" table:formula="of:=MOD(DEGREES(ATAN2([.C54];[.D54]));360)" office:value-type="float" office:value="58.2821570756872">
            <text:p>58.3</text:p>
          </table:table-cell>
          <table:table-cell table:style-name="ce4" table:formula="of:=[.H54]-180" office:value-type="float" office:value="-121.717842924313">
            <text:p>-121.7</text:p>
          </table:table-cell>
          <table:table-cell table:style-name="ce6" table:formula="of:=ROUND(([.I54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54]*(360/[.B$2])" office:value-type="float" office:value="15">
            <text:p>15.0</text:p>
          </table:table-cell>
          <table:table-cell table:style-name="ce6" table:formula="of:=ROUND(( ([.I54]+(([.K54]/2)*(360/[.B$2])))/360)*[.B$2];0)" office:value-type="float" office:value="-15">
            <text:p>-15</text:p>
          </table:table-cell>
          <table:table-cell table:style-name="ce11" table:formula="of:=ROUND(( ([.I54]-(([.K54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061M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.17">
            <text:p>23.17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10.749">
            <text:p>10.749</text:p>
          </table:table-cell>
          <table:table-cell table:style-name="ce4" table:formula="of:=SQRT( ([.C55]^2) + ([.D55]^2) + ([.E55]^2) )" office:value-type="float" office:value="45.3623196607052">
            <text:p>45.4</text:p>
          </table:table-cell>
          <table:table-cell table:style-name="ce4" table:formula="of:=DEGREES(ASIN([.E55]/[.F55]))" office:value-type="float" office:value="13.7071144266541">
            <text:p>13.7</text:p>
          </table:table-cell>
          <table:table-cell table:style-name="ce4" table:formula="of:=MOD(DEGREES(ATAN2([.C55];[.D55]));360)" office:value-type="float" office:value="58.2812628063858">
            <text:p>58.3</text:p>
          </table:table-cell>
          <table:table-cell table:style-name="ce4" table:formula="of:=[.H55]-180" office:value-type="float" office:value="-121.718737193614">
            <text:p>-121.7</text:p>
          </table:table-cell>
          <table:table-cell table:style-name="ce6" table:formula="of:=ROUND(([.I55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55]*(360/[.B$2])" office:value-type="float" office:value="15">
            <text:p>15.0</text:p>
          </table:table-cell>
          <table:table-cell table:style-name="ce6" table:formula="of:=ROUND(( ([.I55]+(([.K55]/2)*(360/[.B$2])))/360)*[.B$2];0)" office:value-type="float" office:value="-15">
            <text:p>-15</text:p>
          </table:table-cell>
          <table:table-cell table:style-name="ce11" table:formula="of:=ROUND(( ([.I55]-(([.K55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060M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.482">
            <text:p>27.482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2.655">
            <text:p>2.655</text:p>
          </table:table-cell>
          <table:table-cell table:style-name="ce4" table:formula="of:=SQRT( ([.C56]^2) + ([.D56]^2) + ([.E56]^2) )" office:value-type="float" office:value="45.4368654838777">
            <text:p>45.4</text:p>
          </table:table-cell>
          <table:table-cell table:style-name="ce4" table:formula="of:=DEGREES(ASIN([.E56]/[.F56]))" office:value-type="float" office:value="3.34985682747822">
            <text:p>3.3</text:p>
          </table:table-cell>
          <table:table-cell table:style-name="ce4" table:formula="of:=MOD(DEGREES(ATAN2([.C56];[.D56]));360)" office:value-type="float" office:value="52.7082044644205">
            <text:p>52.7</text:p>
          </table:table-cell>
          <table:table-cell table:style-name="ce4" table:formula="of:=[.H56]-180" office:value-type="float" office:value="-127.29179553558">
            <text:p>-127.3</text:p>
          </table:table-cell>
          <table:table-cell table:style-name="ce6" table:formula="of:=ROUND(([.I56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56]*(360/[.B$2])" office:value-type="float" office:value="15">
            <text:p>15.0</text:p>
          </table:table-cell>
          <table:table-cell table:style-name="ce6" table:formula="of:=ROUND(( ([.I56]+(([.K56]/2)*(360/[.B$2])))/360)*[.B$2];0)" office:value-type="float" office:value="-16">
            <text:p>-16</text:p>
          </table:table-cell>
          <table:table-cell table:style-name="ce11" table:formula="of:=ROUND(( ([.I56]-(([.K56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59M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0.814">
            <text:p>30.814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5.346">
            <text:p>5.346</text:p>
          </table:table-cell>
          <table:table-cell table:style-name="ce4" table:formula="of:=SQRT( ([.C57]^2) + ([.D57]^2) + ([.E57]^2) )" office:value-type="float" office:value="45.4180199590427">
            <text:p>45.4</text:p>
          </table:table-cell>
          <table:table-cell table:style-name="ce4" table:formula="of:=DEGREES(ASIN([.E57]/[.F57]))" office:value-type="float" office:value="6.75976145800074">
            <text:p>6.8</text:p>
          </table:table-cell>
          <table:table-cell table:style-name="ce4" table:formula="of:=MOD(DEGREES(ATAN2([.C57];[.D57]));360)" office:value-type="float" office:value="46.9055912558294">
            <text:p>46.9</text:p>
          </table:table-cell>
          <table:table-cell table:style-name="ce4" table:formula="of:=[.H57]-180" office:value-type="float" office:value="-133.094408744171">
            <text:p>-133.1</text:p>
          </table:table-cell>
          <table:table-cell table:style-name="ce6" table:formula="of:=ROUND(([.I57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57]*(360/[.B$2])" office:value-type="float" office:value="15">
            <text:p>15.0</text:p>
          </table:table-cell>
          <table:table-cell table:style-name="ce6" table:formula="of:=ROUND(( ([.I57]+(([.K57]/2)*(360/[.B$2])))/360)*[.B$2];0)" office:value-type="float" office:value="-17">
            <text:p>-17</text:p>
          </table:table-cell>
          <table:table-cell table:style-name="ce11" table:formula="of:=ROUND(( ([.I57]-(([.K57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58M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.824">
            <text:p>26.824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13.403">
            <text:p>13.403</text:p>
          </table:table-cell>
          <table:table-cell table:style-name="ce4" table:formula="of:=SQRT( ([.C58]^2) + ([.D58]^2) + ([.E58]^2) )" office:value-type="float" office:value="45.3624605703879">
            <text:p>45.4</text:p>
          </table:table-cell>
          <table:table-cell table:style-name="ce4" table:formula="of:=DEGREES(ASIN([.E58]/[.F58]))" office:value-type="float" office:value="17.1853972293932">
            <text:p>17.2</text:p>
          </table:table-cell>
          <table:table-cell table:style-name="ce4" table:formula="of:=MOD(DEGREES(ATAN2([.C58];[.D58]));360)" office:value-type="float" office:value="51.7597550498246">
            <text:p>51.8</text:p>
          </table:table-cell>
          <table:table-cell table:style-name="ce4" table:formula="of:=[.H58]-180" office:value-type="float" office:value="-128.240244950175">
            <text:p>-128.2</text:p>
          </table:table-cell>
          <table:table-cell table:style-name="ce6" table:formula="of:=ROUND(([.I58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58]*(360/[.B$2])" office:value-type="float" office:value="15">
            <text:p>15.0</text:p>
          </table:table-cell>
          <table:table-cell table:style-name="ce6" table:formula="of:=ROUND(( ([.I58]+(([.K58]/2)*(360/[.B$2])))/360)*[.B$2];0)" office:value-type="float" office:value="-16">
            <text:p>-16</text:p>
          </table:table-cell>
          <table:table-cell table:style-name="ce11" table:formula="of:=ROUND(( ([.I58]-(([.K58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57M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30.685">
            <text:p>30.685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10.656">
            <text:p>10.656</text:p>
          </table:table-cell>
          <table:table-cell table:style-name="ce4" table:formula="of:=SQRT( ([.C59]^2) + ([.D59]^2) + ([.E59]^2) )" office:value-type="float" office:value="45.4152745340155">
            <text:p>45.4</text:p>
          </table:table-cell>
          <table:table-cell table:style-name="ce4" table:formula="of:=DEGREES(ASIN([.E59]/[.F59]))" office:value-type="float" office:value="13.5700914628364">
            <text:p>13.6</text:p>
          </table:table-cell>
          <table:table-cell table:style-name="ce4" table:formula="of:=MOD(DEGREES(ATAN2([.C59];[.D59]));360)" office:value-type="float" office:value="45.9682225618104">
            <text:p>46.0</text:p>
          </table:table-cell>
          <table:table-cell table:style-name="ce4" table:formula="of:=[.H59]-180" office:value-type="float" office:value="-134.03177743819">
            <text:p>-134.0</text:p>
          </table:table-cell>
          <table:table-cell table:style-name="ce6" table:formula="of:=ROUND(([.I59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59]*(360/[.B$2])" office:value-type="float" office:value="15">
            <text:p>15.0</text:p>
          </table:table-cell>
          <table:table-cell table:style-name="ce6" table:formula="of:=ROUND(( ([.I59]+(([.K59]/2)*(360/[.B$2])))/360)*[.B$2];0)" office:value-type="float" office:value="-17">
            <text:p>-17</text:p>
          </table:table-cell>
          <table:table-cell table:style-name="ce11" table:formula="of:=ROUND(( ([.I59]-(([.K59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56M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3.386">
            <text:p>33.386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13.259">
            <text:p>13.259</text:p>
          </table:table-cell>
          <table:table-cell table:style-name="ce4" table:formula="of:=SQRT( ([.C60]^2) + ([.D60]^2) + ([.E60]^2) )" office:value-type="float" office:value="45.4182930216449">
            <text:p>45.4</text:p>
          </table:table-cell>
          <table:table-cell table:style-name="ce4" table:formula="of:=DEGREES(ASIN([.E60]/[.F60]))" office:value-type="float" office:value="16.9735874414416">
            <text:p>17.0</text:p>
          </table:table-cell>
          <table:table-cell table:style-name="ce4" table:formula="of:=MOD(DEGREES(ATAN2([.C60];[.D60]));360)" office:value-type="float" office:value="39.775511059084">
            <text:p>39.8</text:p>
          </table:table-cell>
          <table:table-cell table:style-name="ce4" table:formula="of:=[.H60]-180" office:value-type="float" office:value="-140.224488940916">
            <text:p>-140.2</text:p>
          </table:table-cell>
          <table:table-cell table:style-name="ce6" table:formula="of:=ROUND(([.I60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60]*(360/[.B$2])" office:value-type="float" office:value="15">
            <text:p>15.0</text:p>
          </table:table-cell>
          <table:table-cell table:style-name="ce6" table:formula="of:=ROUND(( ([.I60]+(([.K60]/2)*(360/[.B$2])))/360)*[.B$2];0)" office:value-type="float" office:value="-18">
            <text:p>-18</text:p>
          </table:table-cell>
          <table:table-cell table:style-name="ce11" table:formula="of:=ROUND(( ([.I60]-(([.K60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55M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25.758">
            <text:p>25.758</text:p>
          </table:table-cell>
          <table:table-cell table:style-name="ce2" office:value-type="float" office:value="32.312">
            <text:p>32.312</text:p>
          </table:table-cell>
          <table:table-cell table:style-name="ce2" office:value-type="float" office:value="18.714">
            <text:p>18.714</text:p>
          </table:table-cell>
          <table:table-cell table:style-name="ce4" table:formula="of:=SQRT( ([.C61]^2) + ([.D61]^2) + ([.E61]^2) )" office:value-type="float" office:value="45.3624702149255">
            <text:p>45.4</text:p>
          </table:table-cell>
          <table:table-cell table:style-name="ce4" table:formula="of:=DEGREES(ASIN([.E61]/[.F61]))" office:value-type="float" office:value="24.3647247266412">
            <text:p>24.4</text:p>
          </table:table-cell>
          <table:table-cell table:style-name="ce4" table:formula="of:=MOD(DEGREES(ATAN2([.C61];[.D61]));360)" office:value-type="float" office:value="51.4393687460021">
            <text:p>51.4</text:p>
          </table:table-cell>
          <table:table-cell table:style-name="ce4" table:formula="of:=[.H61]-180" office:value-type="float" office:value="-128.560631253998">
            <text:p>-128.6</text:p>
          </table:table-cell>
          <table:table-cell table:style-name="ce6" table:formula="of:=ROUND(([.I61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61]*(360/[.B$2])" office:value-type="float" office:value="15">
            <text:p>15.0</text:p>
          </table:table-cell>
          <table:table-cell table:style-name="ce6" table:formula="of:=ROUND(( ([.I61]+(([.K61]/2)*(360/[.B$2])))/360)*[.B$2];0)" office:value-type="float" office:value="-16">
            <text:p>-16</text:p>
          </table:table-cell>
          <table:table-cell table:style-name="ce11" table:formula="of:=ROUND(( ([.I61]-(([.K61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054M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8.762">
            <text:p>28.762</text:p>
          </table:table-cell>
          <table:table-cell table:style-name="ce2" office:value-type="float" office:value="28.214">
            <text:p>28.214</text:p>
          </table:table-cell>
          <table:table-cell table:style-name="ce2" office:value-type="float" office:value="20.896">
            <text:p>20.896</text:p>
          </table:table-cell>
          <table:table-cell table:style-name="ce4" table:formula="of:=SQRT( ([.C62]^2) + ([.D62]^2) + ([.E62]^2) )" office:value-type="float" office:value="45.3863994606314">
            <text:p>45.4</text:p>
          </table:table-cell>
          <table:table-cell table:style-name="ce4" table:formula="of:=DEGREES(ASIN([.E62]/[.F62]))" office:value-type="float" office:value="27.4130663921187">
            <text:p>27.4</text:p>
          </table:table-cell>
          <table:table-cell table:style-name="ce4" table:formula="of:=MOD(DEGREES(ATAN2([.C62];[.D62]));360)" office:value-type="float" office:value="44.4489413254679">
            <text:p>44.4</text:p>
          </table:table-cell>
          <table:table-cell table:style-name="ce4" table:formula="of:=[.H62]-180" office:value-type="float" office:value="-135.551058674532">
            <text:p>-135.6</text:p>
          </table:table-cell>
          <table:table-cell table:style-name="ce6" table:formula="of:=ROUND(([.I62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62]*(360/[.B$2])" office:value-type="float" office:value="15">
            <text:p>15.0</text:p>
          </table:table-cell>
          <table:table-cell table:style-name="ce6" table:formula="of:=ROUND(( ([.I62]+(([.K62]/2)*(360/[.B$2])))/360)*[.B$2];0)" office:value-type="float" office:value="-17">
            <text:p>-17</text:p>
          </table:table-cell>
          <table:table-cell table:style-name="ce11" table:formula="of:=ROUND(( ([.I62]-(([.K62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53M1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27.35">
            <text:p>27.35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25.315">
            <text:p>25.315</text:p>
          </table:table-cell>
          <table:table-cell table:style-name="ce4" table:formula="of:=SQRT( ([.C63]^2) + ([.D63]^2) + ([.E63]^2) )" office:value-type="float" office:value="45.4362827374776">
            <text:p>45.4</text:p>
          </table:table-cell>
          <table:table-cell table:style-name="ce4" table:formula="of:=DEGREES(ASIN([.E63]/[.F63]))" office:value-type="float" office:value="33.8591953479894">
            <text:p>33.9</text:p>
          </table:table-cell>
          <table:table-cell table:style-name="ce4" table:formula="of:=MOD(DEGREES(ATAN2([.C63];[.D63]));360)" office:value-type="float" office:value="43.541658255595">
            <text:p>43.5</text:p>
          </table:table-cell>
          <table:table-cell table:style-name="ce4" table:formula="of:=[.H63]-180" office:value-type="float" office:value="-136.458341744405">
            <text:p>-136.5</text:p>
          </table:table-cell>
          <table:table-cell table:style-name="ce6" table:formula="of:=ROUND(([.I63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63]*(360/[.B$2])" office:value-type="float" office:value="15">
            <text:p>15.0</text:p>
          </table:table-cell>
          <table:table-cell table:style-name="ce6" table:formula="of:=ROUND(( ([.I63]+(([.K63]/2)*(360/[.B$2])))/360)*[.B$2];0)" office:value-type="float" office:value="-17">
            <text:p>-17</text:p>
          </table:table-cell>
          <table:table-cell table:style-name="ce11" table:formula="of:=ROUND(( ([.I63]-(([.K63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052M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.528">
            <text:p>32.528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18.188">
            <text:p>18.188</text:p>
          </table:table-cell>
          <table:table-cell table:style-name="ce4" table:formula="of:=SQRT( ([.C64]^2) + ([.D64]^2) + ([.E64]^2) )" office:value-type="float" office:value="45.4363091810944">
            <text:p>45.4</text:p>
          </table:table-cell>
          <table:table-cell table:style-name="ce4" table:formula="of:=DEGREES(ASIN([.E64]/[.F64]))" office:value-type="float" office:value="23.5967215714373">
            <text:p>23.6</text:p>
          </table:table-cell>
          <table:table-cell table:style-name="ce4" table:formula="of:=MOD(DEGREES(ATAN2([.C64];[.D64]));360)" office:value-type="float" office:value="38.6271424768351">
            <text:p>38.6</text:p>
          </table:table-cell>
          <table:table-cell table:style-name="ce4" table:formula="of:=[.H64]-180" office:value-type="float" office:value="-141.372857523165">
            <text:p>-141.4</text:p>
          </table:table-cell>
          <table:table-cell table:style-name="ce6" table:formula="of:=ROUND(([.I64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64]*(360/[.B$2])" office:value-type="float" office:value="15">
            <text:p>15.0</text:p>
          </table:table-cell>
          <table:table-cell table:style-name="ce6" table:formula="of:=ROUND(( ([.I64]+(([.K64]/2)*(360/[.B$2])))/360)*[.B$2];0)" office:value-type="float" office:value="-18">
            <text:p>-18</text:p>
          </table:table-cell>
          <table:table-cell table:style-name="ce11" table:formula="of:=ROUND(( ([.I64]-(([.K64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51M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4.786">
            <text:p>34.786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19.829">
            <text:p>19.829</text:p>
          </table:table-cell>
          <table:table-cell table:style-name="ce4" table:formula="of:=SQRT( ([.C65]^2) + ([.D65]^2) + ([.E65]^2) )" office:value-type="float" office:value="45.4360062285408">
            <text:p>45.4</text:p>
          </table:table-cell>
          <table:table-cell table:style-name="ce4" table:formula="of:=DEGREES(ASIN([.E65]/[.F65]))" office:value-type="float" office:value="25.8754303011961">
            <text:p>25.9</text:p>
          </table:table-cell>
          <table:table-cell table:style-name="ce4" table:formula="of:=MOD(DEGREES(ATAN2([.C65];[.D65]));360)" office:value-type="float" office:value="31.6889443235615">
            <text:p>31.7</text:p>
          </table:table-cell>
          <table:table-cell table:style-name="ce4" table:formula="of:=[.H65]-180" office:value-type="float" office:value="-148.311055676439">
            <text:p>-148.3</text:p>
          </table:table-cell>
          <table:table-cell table:style-name="ce6" table:formula="of:=ROUND(([.I65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65]*(360/[.B$2])" office:value-type="float" office:value="15">
            <text:p>15.0</text:p>
          </table:table-cell>
          <table:table-cell table:style-name="ce6" table:formula="of:=ROUND(( ([.I65]+(([.K65]/2)*(360/[.B$2])))/360)*[.B$2];0)" office:value-type="float" office:value="-19">
            <text:p>-19</text:p>
          </table:table-cell>
          <table:table-cell table:style-name="ce11" table:formula="of:=ROUND(( ([.I65]-(([.K65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050M1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9.608">
            <text:p>29.60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26.957">
            <text:p>26.957</text:p>
          </table:table-cell>
          <table:table-cell table:style-name="ce4" table:formula="of:=SQRT( ([.C66]^2) + ([.D66]^2) + ([.E66]^2) )" office:value-type="float" office:value="45.4366497224432">
            <text:p>45.4</text:p>
          </table:table-cell>
          <table:table-cell table:style-name="ce4" table:formula="of:=DEGREES(ASIN([.E66]/[.F66]))" office:value-type="float" office:value="36.3906536640572">
            <text:p>36.4</text:p>
          </table:table-cell>
          <table:table-cell table:style-name="ce4" table:formula="of:=MOD(DEGREES(ATAN2([.C66];[.D66]));360)" office:value-type="float" office:value="35.9537796844023">
            <text:p>36.0</text:p>
          </table:table-cell>
          <table:table-cell table:style-name="ce4" table:formula="of:=[.H66]-180" office:value-type="float" office:value="-144.046220315598">
            <text:p>-144.0</text:p>
          </table:table-cell>
          <table:table-cell table:style-name="ce6" table:formula="of:=ROUND(([.I66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66]*(360/[.B$2])" office:value-type="float" office:value="15">
            <text:p>15.0</text:p>
          </table:table-cell>
          <table:table-cell table:style-name="ce6" table:formula="of:=ROUND(( ([.I66]+(([.K66]/2)*(360/[.B$2])))/360)*[.B$2];0)" office:value-type="float" office:value="-18">
            <text:p>-18</text:p>
          </table:table-cell>
          <table:table-cell table:style-name="ce11" table:formula="of:=ROUND(( ([.I66]-(([.K66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049M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33.278">
            <text:p>33.278</text:p>
          </table:table-cell>
          <table:table-cell table:style-name="ce2" office:value-type="float" office:value="19.18">
            <text:p>19.18</text:p>
          </table:table-cell>
          <table:table-cell table:style-name="ce2" office:value-type="float" office:value="24.178">
            <text:p>24.178</text:p>
          </table:table-cell>
          <table:table-cell table:style-name="ce4" table:formula="of:=SQRT( ([.C67]^2) + ([.D67]^2) + ([.E67]^2) )" office:value-type="float" office:value="45.3858278320447">
            <text:p>45.4</text:p>
          </table:table-cell>
          <table:table-cell table:style-name="ce4" table:formula="of:=DEGREES(ASIN([.E67]/[.F67]))" office:value-type="float" office:value="32.1895113382846">
            <text:p>32.2</text:p>
          </table:table-cell>
          <table:table-cell table:style-name="ce4" table:formula="of:=MOD(DEGREES(ATAN2([.C67];[.D67]));360)" office:value-type="float" office:value="29.9572883857255">
            <text:p>30.0</text:p>
          </table:table-cell>
          <table:table-cell table:style-name="ce4" table:formula="of:=[.H67]-180" office:value-type="float" office:value="-150.042711614275">
            <text:p>-150.0</text:p>
          </table:table-cell>
          <table:table-cell table:style-name="ce6" table:formula="of:=ROUND(([.I67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67]*(360/[.B$2])" office:value-type="float" office:value="15">
            <text:p>15.0</text:p>
          </table:table-cell>
          <table:table-cell table:style-name="ce6" table:formula="of:=ROUND(( ([.I67]+(([.K67]/2)*(360/[.B$2])))/360)*[.B$2];0)" office:value-type="float" office:value="-19">
            <text:p>-19</text:p>
          </table:table-cell>
          <table:table-cell table:style-name="ce11" table:formula="of:=ROUND(( ([.I67]-(([.K67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048M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4.9">
            <text:p>34.9</text:p>
          </table:table-cell>
          <table:table-cell table:style-name="ce2" office:value-type="float" office:value="14.027">
            <text:p>14.027</text:p>
          </table:table-cell>
          <table:table-cell table:style-name="ce2" office:value-type="float" office:value="25.357">
            <text:p>25.357</text:p>
          </table:table-cell>
          <table:table-cell table:style-name="ce4" table:formula="of:=SQRT( ([.C68]^2) + ([.D68]^2) + ([.E68]^2) )" office:value-type="float" office:value="45.3623652161128">
            <text:p>45.4</text:p>
          </table:table-cell>
          <table:table-cell table:style-name="ce4" table:formula="of:=DEGREES(ASIN([.E68]/[.F68]))" office:value-type="float" office:value="33.9858129300744">
            <text:p>34.0</text:p>
          </table:table-cell>
          <table:table-cell table:style-name="ce4" table:formula="of:=MOD(DEGREES(ATAN2([.C68];[.D68]));360)" office:value-type="float" office:value="21.8961697410802">
            <text:p>21.9</text:p>
          </table:table-cell>
          <table:table-cell table:style-name="ce4" table:formula="of:=[.H68]-180" office:value-type="float" office:value="-158.10383025892">
            <text:p>-158.1</text:p>
          </table:table-cell>
          <table:table-cell table:style-name="ce6" table:formula="of:=ROUND(([.I68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68]*(360/[.B$2])" office:value-type="float" office:value="15">
            <text:p>15.0</text:p>
          </table:table-cell>
          <table:table-cell table:style-name="ce6" table:formula="of:=ROUND(( ([.I68]+(([.K68]/2)*(360/[.B$2])))/360)*[.B$2];0)" office:value-type="float" office:value="-20">
            <text:p>-20</text:p>
          </table:table-cell>
          <table:table-cell table:style-name="ce11" table:formula="of:=ROUND(( ([.I68]-(([.K68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079M1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7.473">
            <text:p>27.47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30.958">
            <text:p>30.958</text:p>
          </table:table-cell>
          <table:table-cell table:style-name="ce4" table:formula="of:=SQRT( ([.C69]^2) + ([.D69]^2) + ([.E69]^2) )" office:value-type="float" office:value="45.4182352585391">
            <text:p>45.4</text:p>
          </table:table-cell>
          <table:table-cell table:style-name="ce4" table:formula="of:=DEGREES(ASIN([.E69]/[.F69]))" office:value-type="float" office:value="42.9704043885636">
            <text:p>43.0</text:p>
          </table:table-cell>
          <table:table-cell table:style-name="ce4" table:formula="of:=MOD(DEGREES(ATAN2([.C69];[.D69]));360)" office:value-type="float" office:value="34.2404519769316">
            <text:p>34.2</text:p>
          </table:table-cell>
          <table:table-cell table:style-name="ce4" table:formula="of:=[.H69]-180" office:value-type="float" office:value="-145.759548023068">
            <text:p>-145.8</text:p>
          </table:table-cell>
          <table:table-cell table:style-name="ce6" table:formula="of:=ROUND(([.I69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69]*(360/[.B$2])" office:value-type="float" office:value="22.5">
            <text:p>22.5</text:p>
          </table:table-cell>
          <table:table-cell table:style-name="ce6" table:formula="of:=ROUND(( ([.I69]+(([.K69]/2)*(360/[.B$2])))/360)*[.B$2];0)" office:value-type="float" office:value="-18">
            <text:p>-18</text:p>
          </table:table-cell>
          <table:table-cell table:style-name="ce11" table:formula="of:=ROUND(( ([.I69]-(([.K69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078M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8.681">
            <text:p>28.681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32.476">
            <text:p>32.476</text:p>
          </table:table-cell>
          <table:table-cell table:style-name="ce4" table:formula="of:=SQRT( ([.C70]^2) + ([.D70]^2) + ([.E70]^2) )" office:value-type="float" office:value="45.415601735527">
            <text:p>45.4</text:p>
          </table:table-cell>
          <table:table-cell table:style-name="ce4" table:formula="of:=DEGREES(ASIN([.E70]/[.F70]))" office:value-type="float" office:value="45.6501375579546">
            <text:p>45.7</text:p>
          </table:table-cell>
          <table:table-cell table:style-name="ce4" table:formula="of:=MOD(DEGREES(ATAN2([.C70];[.D70]));360)" office:value-type="float" office:value="25.3890116856839">
            <text:p>25.4</text:p>
          </table:table-cell>
          <table:table-cell table:style-name="ce4" table:formula="of:=[.H70]-180" office:value-type="float" office:value="-154.610988314316">
            <text:p>-154.6</text:p>
          </table:table-cell>
          <table:table-cell table:style-name="ce6" table:formula="of:=ROUND(([.I70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70]*(360/[.B$2])" office:value-type="float" office:value="22.5">
            <text:p>22.5</text:p>
          </table:table-cell>
          <table:table-cell table:style-name="ce6" table:formula="of:=ROUND(( ([.I70]+(([.K70]/2)*(360/[.B$2])))/360)*[.B$2];0)" office:value-type="float" office:value="-19">
            <text:p>-19</text:p>
          </table:table-cell>
          <table:table-cell table:style-name="ce11" table:formula="of:=ROUND(( ([.I70]-(([.K70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077M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25.884">
            <text:p>25.884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35.848">
            <text:p>35.848</text:p>
          </table:table-cell>
          <table:table-cell table:style-name="ce4" table:formula="of:=SQRT( ([.C71]^2) + ([.D71]^2) + ([.E71]^2) )" office:value-type="float" office:value="45.417884153712">
            <text:p>45.4</text:p>
          </table:table-cell>
          <table:table-cell table:style-name="ce4" table:formula="of:=DEGREES(ASIN([.E71]/[.F71]))" office:value-type="float" office:value="52.1194531934045">
            <text:p>52.1</text:p>
          </table:table-cell>
          <table:table-cell table:style-name="ce4" table:formula="of:=MOD(DEGREES(ATAN2([.C71];[.D71]));360)" office:value-type="float" office:value="21.84986240398">
            <text:p>21.8</text:p>
          </table:table-cell>
          <table:table-cell table:style-name="ce4" table:formula="of:=[.H71]-180" office:value-type="float" office:value="-158.15013759602">
            <text:p>-158.2</text:p>
          </table:table-cell>
          <table:table-cell table:style-name="ce6" table:formula="of:=ROUND(([.I71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71]*(360/[.B$2])" office:value-type="float" office:value="15">
            <text:p>15.0</text:p>
          </table:table-cell>
          <table:table-cell table:style-name="ce6" table:formula="of:=ROUND(( ([.I71]+(([.K71]/2)*(360/[.B$2])))/360)*[.B$2];0)" office:value-type="float" office:value="-20">
            <text:p>-20</text:p>
          </table:table-cell>
          <table:table-cell table:style-name="ce11" table:formula="of:=ROUND(( ([.I71]-(([.K71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076M1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32.438">
            <text:p>32.438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29.653">
            <text:p>29.653</text:p>
          </table:table-cell>
          <table:table-cell table:style-name="ce4" table:formula="of:=SQRT( ([.C72]^2) + ([.D72]^2) + ([.E72]^2) )" office:value-type="float" office:value="45.3621759729403">
            <text:p>45.4</text:p>
          </table:table-cell>
          <table:table-cell table:style-name="ce4" table:formula="of:=DEGREES(ASIN([.E72]/[.F72]))" office:value-type="float" office:value="40.8207257544021">
            <text:p>40.8</text:p>
          </table:table-cell>
          <table:table-cell table:style-name="ce4" table:formula="of:=MOD(DEGREES(ATAN2([.C72];[.D72]));360)" office:value-type="float" office:value="19.1021061373987">
            <text:p>19.1</text:p>
          </table:table-cell>
          <table:table-cell table:style-name="ce4" table:formula="of:=[.H72]-180" office:value-type="float" office:value="-160.897893862601">
            <text:p>-160.9</text:p>
          </table:table-cell>
          <table:table-cell table:style-name="ce6" table:formula="of:=ROUND(([.I72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72]*(360/[.B$2])" office:value-type="float" office:value="22.5">
            <text:p>22.5</text:p>
          </table:table-cell>
          <table:table-cell table:style-name="ce6" table:formula="of:=ROUND(( ([.I72]+(([.K72]/2)*(360/[.B$2])))/360)*[.B$2];0)" office:value-type="float" office:value="-20">
            <text:p>-20</text:p>
          </table:table-cell>
          <table:table-cell table:style-name="ce11" table:formula="of:=ROUND(( ([.I72]-(([.K72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075M1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33.301">
            <text:p>33.301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30.28">
            <text:p>30.28</text:p>
          </table:table-cell>
          <table:table-cell table:style-name="ce4" table:formula="of:=SQRT( ([.C73]^2) + ([.D73]^2) + ([.E73]^2) )" office:value-type="float" office:value="45.3626366297198">
            <text:p>45.4</text:p>
          </table:table-cell>
          <table:table-cell table:style-name="ce4" table:formula="of:=DEGREES(ASIN([.E73]/[.F73]))" office:value-type="float" office:value="41.875152047903">
            <text:p>41.9</text:p>
          </table:table-cell>
          <table:table-cell table:style-name="ce4" table:formula="of:=MOD(DEGREES(ATAN2([.C73];[.D73]));360)" office:value-type="float" office:value="9.63103802893048">
            <text:p>9.6</text:p>
          </table:table-cell>
          <table:table-cell table:style-name="ce4" table:formula="of:=[.H73]-180" office:value-type="float" office:value="-170.36896197107">
            <text:p>-170.4</text:p>
          </table:table-cell>
          <table:table-cell table:style-name="ce6" table:formula="of:=ROUND(([.I73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73]*(360/[.B$2])" office:value-type="float" office:value="22.5">
            <text:p>22.5</text:p>
          </table:table-cell>
          <table:table-cell table:style-name="ce6" table:formula="of:=ROUND(( ([.I73]+(([.K73]/2)*(360/[.B$2])))/360)*[.B$2];0)" office:value-type="float" office:value="-21">
            <text:p>-21</text:p>
          </table:table-cell>
          <table:table-cell table:style-name="ce11" table:formula="of:=ROUND(( ([.I73]-(([.K73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074M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.488">
            <text:p>26.488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36.557">
            <text:p>36.557</text:p>
          </table:table-cell>
          <table:table-cell table:style-name="ce4" table:formula="of:=SQRT( ([.C74]^2) + ([.D74]^2) + ([.E74]^2) )" office:value-type="float" office:value="45.4366496234042">
            <text:p>45.4</text:p>
          </table:table-cell>
          <table:table-cell table:style-name="ce4" table:formula="of:=DEGREES(ASIN([.E74]/[.F74]))" office:value-type="float" office:value="53.5688221982525">
            <text:p>53.6</text:p>
          </table:table-cell>
          <table:table-cell table:style-name="ce4" table:formula="of:=MOD(DEGREES(ATAN2([.C74];[.D74]));360)" office:value-type="float" office:value="10.9901082092809">
            <text:p>11.0</text:p>
          </table:table-cell>
          <table:table-cell table:style-name="ce4" table:formula="of:=[.H74]-180" office:value-type="float" office:value="-169.009891790719">
            <text:p>-169.0</text:p>
          </table:table-cell>
          <table:table-cell table:style-name="ce6" table:formula="of:=ROUND(([.I74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74]*(360/[.B$2])" office:value-type="float" office:value="22.5">
            <text:p>22.5</text:p>
          </table:table-cell>
          <table:table-cell table:style-name="ce6" table:formula="of:=ROUND(( ([.I74]+(([.K74]/2)*(360/[.B$2])))/360)*[.B$2];0)" office:value-type="float" office:value="-21">
            <text:p>-21</text:p>
          </table:table-cell>
          <table:table-cell table:style-name="ce11" table:formula="of:=ROUND(( ([.I74]-(([.K74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073M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.148">
            <text:p>30.148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33.81">
            <text:p>33.81</text:p>
          </table:table-cell>
          <table:table-cell table:style-name="ce4" table:formula="of:=SQRT( ([.C75]^2) + ([.D75]^2) + ([.E75]^2) )" office:value-type="float" office:value="45.3852272551323">
            <text:p>45.4</text:p>
          </table:table-cell>
          <table:table-cell table:style-name="ce4" table:formula="of:=DEGREES(ASIN([.E75]/[.F75]))" office:value-type="float" office:value="48.1553248066349">
            <text:p>48.2</text:p>
          </table:table-cell>
          <table:table-cell table:style-name="ce4" table:formula="of:=MOD(DEGREES(ATAN2([.C75];[.D75]));360)" office:value-type="float" office:value="5.29294257988727">
            <text:p>5.3</text:p>
          </table:table-cell>
          <table:table-cell table:style-name="ce4" table:formula="of:=[.H75]-180" office:value-type="float" office:value="-174.707057420113">
            <text:p>-174.7</text:p>
          </table:table-cell>
          <table:table-cell table:style-name="ce6" table:formula="of:=ROUND(([.I75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75]*(360/[.B$2])" office:value-type="float" office:value="22.5">
            <text:p>22.5</text:p>
          </table:table-cell>
          <table:table-cell table:style-name="ce6" table:formula="of:=ROUND(( ([.I75]+(([.K75]/2)*(360/[.B$2])))/360)*[.B$2];0)" office:value-type="float" office:value="-22">
            <text:p>-22</text:p>
          </table:table-cell>
          <table:table-cell table:style-name="ce11" table:formula="of:=ROUND(( ([.I75]-(([.K75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072M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0.235">
            <text:p>30.235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33.834">
            <text:p>33.834</text:p>
          </table:table-cell>
          <table:table-cell table:style-name="ce4" table:formula="of:=SQRT( ([.C76]^2) + ([.D76]^2) + ([.E76]^2) )" office:value-type="float" office:value="45.4359107094818">
            <text:p>45.4</text:p>
          </table:table-cell>
          <table:table-cell table:style-name="ce4" table:formula="of:=DEGREES(ASIN([.E76]/[.F76]))" office:value-type="float" office:value="48.1293270611346">
            <text:p>48.1</text:p>
          </table:table-cell>
          <table:table-cell table:style-name="ce4" table:formula="of:=MOD(DEGREES(ATAN2([.C76];[.D76]));360)" office:value-type="float" office:value="355.553766252998">
            <text:p>355.6</text:p>
          </table:table-cell>
          <table:table-cell table:style-name="ce4" table:formula="of:=[.H76]-180" office:value-type="float" office:value="175.553766252998">
            <text:p>175.6</text:p>
          </table:table-cell>
          <table:table-cell table:style-name="ce6" table:formula="of:=ROUND(([.I76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76]*(360/[.B$2])" office:value-type="float" office:value="22.5">
            <text:p>22.5</text:p>
          </table:table-cell>
          <table:table-cell table:style-name="ce6" table:formula="of:=ROUND(( ([.I76]+(([.K76]/2)*(360/[.B$2])))/360)*[.B$2];0)" office:value-type="float" office:value="25">
            <text:p>25</text:p>
          </table:table-cell>
          <table:table-cell table:style-name="ce11" table:formula="of:=ROUND(( ([.I76]-(([.K76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071M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22.835">
            <text:p>22.835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39.211">
            <text:p>39.211</text:p>
          </table:table-cell>
          <table:table-cell table:style-name="ce4" table:formula="of:=SQRT( ([.C77]^2) + ([.D77]^2) + ([.E77]^2) )" office:value-type="float" office:value="45.4364055246451">
            <text:p>45.4</text:p>
          </table:table-cell>
          <table:table-cell table:style-name="ce4" table:formula="of:=DEGREES(ASIN([.E77]/[.F77]))" office:value-type="float" office:value="59.653567651436">
            <text:p>59.7</text:p>
          </table:table-cell>
          <table:table-cell table:style-name="ce4" table:formula="of:=MOD(DEGREES(ATAN2([.C77];[.D77]));360)" office:value-type="float" office:value="5.87823237968488">
            <text:p>5.9</text:p>
          </table:table-cell>
          <table:table-cell table:style-name="ce4" table:formula="of:=[.H77]-180" office:value-type="float" office:value="-174.121767620315">
            <text:p>-174.1</text:p>
          </table:table-cell>
          <table:table-cell table:style-name="ce6" table:formula="of:=ROUND(([.I77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77]*(360/[.B$2])" office:value-type="float" office:value="22.5">
            <text:p>22.5</text:p>
          </table:table-cell>
          <table:table-cell table:style-name="ce6" table:formula="of:=ROUND(( ([.I77]+(([.K77]/2)*(360/[.B$2])))/360)*[.B$2];0)" office:value-type="float" office:value="-22">
            <text:p>-22</text:p>
          </table:table-cell>
          <table:table-cell table:style-name="ce11" table:formula="of:=ROUND(( ([.I77]-(([.K77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070M1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2.839">
            <text:p>22.839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39.121">
            <text:p>39.121</text:p>
          </table:table-cell>
          <table:table-cell table:style-name="ce4" table:formula="of:=SQRT( ([.C78]^2) + ([.D78]^2) + ([.E78]^2) )" office:value-type="float" office:value="45.3858283057608">
            <text:p>45.4</text:p>
          </table:table-cell>
          <table:table-cell table:style-name="ce4" table:formula="of:=DEGREES(ASIN([.E78]/[.F78]))" office:value-type="float" office:value="59.5379453159887">
            <text:p>59.5</text:p>
          </table:table-cell>
          <table:table-cell table:style-name="ce4" table:formula="of:=MOD(DEGREES(ATAN2([.C78];[.D78]));360)" office:value-type="float" office:value="353.027870870015">
            <text:p>353.0</text:p>
          </table:table-cell>
          <table:table-cell table:style-name="ce4" table:formula="of:=[.H78]-180" office:value-type="float" office:value="173.027870870015">
            <text:p>173.0</text:p>
          </table:table-cell>
          <table:table-cell table:style-name="ce6" table:formula="of:=ROUND(([.I78]/360)*[.B$2];0)"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4" table:formula="of:=[.K78]*(360/[.B$2])" office:value-type="float" office:value="30">
            <text:p>30.0</text:p>
          </table:table-cell>
          <table:table-cell table:style-name="ce6" table:formula="of:=ROUND(( ([.I78]+(([.K78]/2)*(360/[.B$2])))/360)*[.B$2];0)" office:value-type="float" office:value="25">
            <text:p>25</text:p>
          </table:table-cell>
          <table:table-cell table:style-name="ce11" table:formula="of:=ROUND(( ([.I78]-(([.K78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069M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18.507">
            <text:p>18.507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41.028">
            <text:p>41.028</text:p>
          </table:table-cell>
          <table:table-cell table:style-name="ce4" table:formula="of:=SQRT( ([.C79]^2) + ([.D79]^2) + ([.E79]^2) )" office:value-type="float" office:value="45.3623151305133">
            <text:p>45.4</text:p>
          </table:table-cell>
          <table:table-cell table:style-name="ce4" table:formula="of:=DEGREES(ASIN([.E79]/[.F79]))" office:value-type="float" office:value="64.7494690105371">
            <text:p>64.7</text:p>
          </table:table-cell>
          <table:table-cell table:style-name="ce4" table:formula="of:=MOD(DEGREES(ATAN2([.C79];[.D79]));360)" office:value-type="float" office:value="343.020267538093">
            <text:p>343.0</text:p>
          </table:table-cell>
          <table:table-cell table:style-name="ce4" table:formula="of:=[.H79]-180" office:value-type="float" office:value="163.020267538093">
            <text:p>163.0</text:p>
          </table:table-cell>
          <table:table-cell table:style-name="ce6" table:formula="of:=ROUND(([.I79]/360)*[.B$2];0)"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4" table:formula="of:=[.K79]*(360/[.B$2])" office:value-type="float" office:value="30">
            <text:p>30.0</text:p>
          </table:table-cell>
          <table:table-cell table:style-name="ce6" table:formula="of:=ROUND(( ([.I79]+(([.K79]/2)*(360/[.B$2])))/360)*[.B$2];0)" office:value-type="float" office:value="24">
            <text:p>24</text:p>
          </table:table-cell>
          <table:table-cell table:style-name="ce11" table:formula="of:=ROUND(( ([.I79]-(([.K79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068M1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6.582">
            <text:p>26.582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36.489">
            <text:p>36.489</text:p>
          </table:table-cell>
          <table:table-cell table:style-name="ce4" table:formula="of:=SQRT( ([.C80]^2) + ([.D80]^2) + ([.E80]^2) )" office:value-type="float" office:value="45.4368856877317">
            <text:p>45.4</text:p>
          </table:table-cell>
          <table:table-cell table:style-name="ce4" table:formula="of:=DEGREES(ASIN([.E80]/[.F80]))" office:value-type="float" office:value="53.424274398428">
            <text:p>53.4</text:p>
          </table:table-cell>
          <table:table-cell table:style-name="ce4" table:formula="of:=MOD(DEGREES(ATAN2([.C80];[.D80]));360)" office:value-type="float" office:value="349.047813915926">
            <text:p>349.0</text:p>
          </table:table-cell>
          <table:table-cell table:style-name="ce4" table:formula="of:=[.H80]-180" office:value-type="float" office:value="169.047813915926">
            <text:p>169.0</text:p>
          </table:table-cell>
          <table:table-cell table:style-name="ce6" table:formula="of:=ROUND(([.I80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80]*(360/[.B$2])" office:value-type="float" office:value="22.5">
            <text:p>22.5</text:p>
          </table:table-cell>
          <table:table-cell table:style-name="ce6" table:formula="of:=ROUND(( ([.I80]+(([.K80]/2)*(360/[.B$2])))/360)*[.B$2];0)" office:value-type="float" office:value="24">
            <text:p>24</text:p>
          </table:table-cell>
          <table:table-cell table:style-name="ce11" table:formula="of:=ROUND(( ([.I80]-(([.K80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067M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6.095">
            <text:p>26.095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35.696">
            <text:p>35.696</text:p>
          </table:table-cell>
          <table:table-cell table:style-name="ce4" table:formula="of:=SQRT( ([.C81]^2) + ([.D81]^2) + ([.E81]^2) )" office:value-type="float" office:value="45.4189066579106">
            <text:p>45.4</text:p>
          </table:table-cell>
          <table:table-cell table:style-name="ce4" table:formula="of:=DEGREES(ASIN([.E81]/[.F81]))" office:value-type="float" office:value="51.80660799591">
            <text:p>51.8</text:p>
          </table:table-cell>
          <table:table-cell table:style-name="ce4" table:formula="of:=MOD(DEGREES(ATAN2([.C81];[.D81]));360)" office:value-type="float" office:value="338.310353379682">
            <text:p>338.3</text:p>
          </table:table-cell>
          <table:table-cell table:style-name="ce4" table:formula="of:=[.H81]-180" office:value-type="float" office:value="158.310353379682">
            <text:p>158.3</text:p>
          </table:table-cell>
          <table:table-cell table:style-name="ce6" table:formula="of:=ROUND(([.I81]/360)*[.B$2];0)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4" table:formula="of:=[.K81]*(360/[.B$2])" office:value-type="float" office:value="22.5">
            <text:p>22.5</text:p>
          </table:table-cell>
          <table:table-cell table:style-name="ce6" table:formula="of:=ROUND(( ([.I81]+(([.K81]/2)*(360/[.B$2])))/360)*[.B$2];0)" office:value-type="float" office:value="23">
            <text:p>23</text:p>
          </table:table-cell>
          <table:table-cell table:style-name="ce11" table:formula="of:=ROUND(( ([.I81]-(([.K81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066M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.178">
            <text:p>18.178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40.014">
            <text:p>40.014</text:p>
          </table:table-cell>
          <table:table-cell table:style-name="ce4" table:formula="of:=SQRT( ([.C82]^2) + ([.D82]^2) + ([.E82]^2) )" office:value-type="float" office:value="45.3625686662473">
            <text:p>45.4</text:p>
          </table:table-cell>
          <table:table-cell table:style-name="ce4" table:formula="of:=DEGREES(ASIN([.E82]/[.F82]))" office:value-type="float" office:value="61.8958691963141">
            <text:p>61.9</text:p>
          </table:table-cell>
          <table:table-cell table:style-name="ce4" table:formula="of:=MOD(DEGREES(ATAN2([.C82];[.D82]));360)" office:value-type="float" office:value="328.283943893771">
            <text:p>328.3</text:p>
          </table:table-cell>
          <table:table-cell table:style-name="ce4" table:formula="of:=[.H82]-180" office:value-type="float" office:value="148.283943893771">
            <text:p>148.3</text:p>
          </table:table-cell>
          <table:table-cell table:style-name="ce6" table:formula="of:=ROUND(([.I82]/360)*[.B$2];0)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4" table:formula="of:=[.K82]*(360/[.B$2])" office:value-type="float" office:value="22.5">
            <text:p>22.5</text:p>
          </table:table-cell>
          <table:table-cell table:style-name="ce6" table:formula="of:=ROUND(( ([.I82]+(([.K82]/2)*(360/[.B$2])))/360)*[.B$2];0)" office:value-type="float" office:value="21">
            <text:p>21</text:p>
          </table:table-cell>
          <table:table-cell table:style-name="ce11" table:formula="of:=ROUND(( ([.I82]-(([.K82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065M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2.023">
            <text:p>22.023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37.313">
            <text:p>37.313</text:p>
          </table:table-cell>
          <table:table-cell table:style-name="ce4" table:formula="of:=SQRT( ([.C83]^2) + ([.D83]^2) + ([.E83]^2) )" office:value-type="float" office:value="45.4154053378366">
            <text:p>45.4</text:p>
          </table:table-cell>
          <table:table-cell table:style-name="ce4" table:formula="of:=DEGREES(ASIN([.E83]/[.F83]))" office:value-type="float" office:value="55.2446247688753">
            <text:p>55.2</text:p>
          </table:table-cell>
          <table:table-cell table:style-name="ce4" table:formula="of:=MOD(DEGREES(ATAN2([.C83];[.D83]));360)" office:value-type="float" office:value="328.2805725383">
            <text:p>328.3</text:p>
          </table:table-cell>
          <table:table-cell table:style-name="ce4" table:formula="of:=[.H83]-180" office:value-type="float" office:value="148.2805725383">
            <text:p>148.3</text:p>
          </table:table-cell>
          <table:table-cell table:style-name="ce6" table:formula="of:=ROUND(([.I83]/360)*[.B$2];0)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4" table:formula="of:=[.K83]*(360/[.B$2])" office:value-type="float" office:value="22.5">
            <text:p>22.5</text:p>
          </table:table-cell>
          <table:table-cell table:style-name="ce6" table:formula="of:=ROUND(( ([.I83]+(([.K83]/2)*(360/[.B$2])))/360)*[.B$2];0)" office:value-type="float" office:value="21">
            <text:p>21</text:p>
          </table:table-cell>
          <table:table-cell table:style-name="ce11" table:formula="of:=ROUND(( ([.I83]-(([.K83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064M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0.953">
            <text:p>20.95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35.695">
            <text:p>35.695</text:p>
          </table:table-cell>
          <table:table-cell table:style-name="ce4" table:formula="of:=SQRT( ([.C84]^2) + ([.D84]^2) + ([.E84]^2) )" office:value-type="float" office:value="45.4182103896664">
            <text:p>45.4</text:p>
          </table:table-cell>
          <table:table-cell table:style-name="ce4" table:formula="of:=DEGREES(ASIN([.E84]/[.F84]))" office:value-type="float" office:value="51.805684219862">
            <text:p>51.8</text:p>
          </table:table-cell>
          <table:table-cell table:style-name="ce4" table:formula="of:=MOD(DEGREES(ATAN2([.C84];[.D84]));360)" office:value-type="float" office:value="318.253451382929">
            <text:p>318.3</text:p>
          </table:table-cell>
          <table:table-cell table:style-name="ce4" table:formula="of:=[.H84]-180" office:value-type="float" office:value="138.253451382929">
            <text:p>138.3</text:p>
          </table:table-cell>
          <table:table-cell table:style-name="ce6" table:formula="of:=ROUND(([.I84]/360)*[.B$2];0)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4" table:formula="of:=[.K84]*(360/[.B$2])" office:value-type="float" office:value="22.5">
            <text:p>22.5</text:p>
          </table:table-cell>
          <table:table-cell table:style-name="ce6" table:formula="of:=ROUND(( ([.I84]+(([.K84]/2)*(360/[.B$2])))/360)*[.B$2];0)" office:value-type="float" office:value="20">
            <text:p>20</text:p>
          </table:table-cell>
          <table:table-cell table:style-name="ce11" table:formula="of:=ROUND(( ([.I84]-(([.K84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095M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3.331">
            <text:p>13.331</text:p>
          </table:table-cell>
          <table:table-cell table:style-name="ce2" office:value-type="float" office:value="-14.027">
            <text:p>-14.027</text:p>
          </table:table-cell>
          <table:table-cell table:style-name="ce2" office:value-type="float" office:value="41.028">
            <text:p>41.028</text:p>
          </table:table-cell>
          <table:table-cell table:style-name="ce4" table:formula="of:=SQRT( ([.C85]^2) + ([.D85]^2) + ([.E85]^2) )" office:value-type="float" office:value="45.3626396277818">
            <text:p>45.4</text:p>
          </table:table-cell>
          <table:table-cell table:style-name="ce4" table:formula="of:=DEGREES(ASIN([.E85]/[.F85]))" office:value-type="float" office:value="64.7486000181881">
            <text:p>64.7</text:p>
          </table:table-cell>
          <table:table-cell table:style-name="ce4" table:formula="of:=MOD(DEGREES(ATAN2([.C85];[.D85]));360)" office:value-type="float" office:value="313.542683578011">
            <text:p>313.5</text:p>
          </table:table-cell>
          <table:table-cell table:style-name="ce4" table:formula="of:=[.H85]-180" office:value-type="float" office:value="133.542683578011">
            <text:p>133.5</text:p>
          </table:table-cell>
          <table:table-cell table:style-name="ce6" table:formula="of:=ROUND(([.I85]/360)*[.B$2];0)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4" table:formula="of:=[.K85]*(360/[.B$2])" office:value-type="float" office:value="30">
            <text:p>30.0</text:p>
          </table:table-cell>
          <table:table-cell table:style-name="ce6" table:formula="of:=ROUND(( ([.I85]+(([.K85]/2)*(360/[.B$2])))/360)*[.B$2];0)" office:value-type="float" office:value="20">
            <text:p>20</text:p>
          </table:table-cell>
          <table:table-cell table:style-name="ce11" table:formula="of:=ROUND(( ([.I85]-(([.K85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094M1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2.711">
            <text:p>12.711</text:p>
          </table:table-cell>
          <table:table-cell table:style-name="ce2" office:value-type="float" office:value="-19.18">
            <text:p>-19.18</text:p>
          </table:table-cell>
          <table:table-cell table:style-name="ce2" office:value-type="float" office:value="39.121">
            <text:p>39.121</text:p>
          </table:table-cell>
          <table:table-cell table:style-name="ce4" table:formula="of:=SQRT( ([.C86]^2) + ([.D86]^2) + ([.E86]^2) )" office:value-type="float" office:value="45.3860613184268">
            <text:p>45.4</text:p>
          </table:table-cell>
          <table:table-cell table:style-name="ce4" table:formula="of:=DEGREES(ASIN([.E86]/[.F86]))" office:value-type="float" office:value="59.5374451825377">
            <text:p>59.5</text:p>
          </table:table-cell>
          <table:table-cell table:style-name="ce4" table:formula="of:=MOD(DEGREES(ATAN2([.C86];[.D86]));360)" office:value-type="float" office:value="303.53329563654">
            <text:p>303.5</text:p>
          </table:table-cell>
          <table:table-cell table:style-name="ce4" table:formula="of:=[.H86]-180" office:value-type="float" office:value="123.53329563654">
            <text:p>123.5</text:p>
          </table:table-cell>
          <table:table-cell table:style-name="ce6" table:formula="of:=ROUND(([.I86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86]*(360/[.B$2])" office:value-type="float" office:value="22.5">
            <text:p>22.5</text:p>
          </table:table-cell>
          <table:table-cell table:style-name="ce6" table:formula="of:=ROUND(( ([.I86]+(([.K86]/2)*(360/[.B$2])))/360)*[.B$2];0)" office:value-type="float" office:value="18">
            <text:p>18</text:p>
          </table:table-cell>
          <table:table-cell table:style-name="ce11" table:formula="of:=ROUND(( ([.I86]-(([.K86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093M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.109">
            <text:p>8.109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39.212">
            <text:p>39.212</text:p>
          </table:table-cell>
          <table:table-cell table:style-name="ce4" table:formula="of:=SQRT( ([.C87]^2) + ([.D87]^2) + ([.E87]^2) )" office:value-type="float" office:value="45.4369062547177">
            <text:p>45.4</text:p>
          </table:table-cell>
          <table:table-cell table:style-name="ce4" table:formula="of:=DEGREES(ASIN([.E87]/[.F87]))" office:value-type="float" office:value="59.654985045035">
            <text:p>59.7</text:p>
          </table:table-cell>
          <table:table-cell table:style-name="ce4" table:formula="of:=MOD(DEGREES(ATAN2([.C87];[.D87]));360)" office:value-type="float" office:value="290.686629836169">
            <text:p>290.7</text:p>
          </table:table-cell>
          <table:table-cell table:style-name="ce4" table:formula="of:=[.H87]-180" office:value-type="float" office:value="110.686629836169">
            <text:p>110.7</text:p>
          </table:table-cell>
          <table:table-cell table:style-name="ce6" table:formula="of:=ROUND(([.I87]/360)*[.B$2];0)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4" table:formula="of:=[.K87]*(360/[.B$2])" office:value-type="float" office:value="22.5">
            <text:p>22.5</text:p>
          </table:table-cell>
          <table:table-cell table:style-name="ce6" table:formula="of:=ROUND(( ([.I87]+(([.K87]/2)*(360/[.B$2])))/360)*[.B$2];0)" office:value-type="float" office:value="16">
            <text:p>16</text:p>
          </table:table-cell>
          <table:table-cell table:style-name="ce11" table:formula="of:=ROUND(( ([.I87]-(([.K87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092M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6.488">
            <text:p>16.48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36.489">
            <text:p>36.489</text:p>
          </table:table-cell>
          <table:table-cell table:style-name="ce4" table:formula="of:=SQRT( ([.C88]^2) + ([.D88]^2) + ([.E88]^2) )" office:value-type="float" office:value="45.4365149411792">
            <text:p>45.4</text:p>
          </table:table-cell>
          <table:table-cell table:style-name="ce4" table:formula="of:=DEGREES(ASIN([.E88]/[.F88]))" office:value-type="float" office:value="53.4249044689106">
            <text:p>53.4</text:p>
          </table:table-cell>
          <table:table-cell table:style-name="ce4" table:formula="of:=MOD(DEGREES(ATAN2([.C88];[.D88]));360)" office:value-type="float" office:value="307.51620644596">
            <text:p>307.5</text:p>
          </table:table-cell>
          <table:table-cell table:style-name="ce4" table:formula="of:=[.H88]-180" office:value-type="float" office:value="127.51620644596">
            <text:p>127.5</text:p>
          </table:table-cell>
          <table:table-cell table:style-name="ce6" table:formula="of:=ROUND(([.I88]/360)*[.B$2];0)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4" table:formula="of:=[.K88]*(360/[.B$2])" office:value-type="float" office:value="15">
            <text:p>15.0</text:p>
          </table:table-cell>
          <table:table-cell table:style-name="ce6" table:formula="of:=ROUND(( ([.I88]+(([.K88]/2)*(360/[.B$2])))/360)*[.B$2];0)" office:value-type="float" office:value="18">
            <text:p>18</text:p>
          </table:table-cell>
          <table:table-cell table:style-name="ce11" table:formula="of:=ROUND(( ([.I88]-(([.K88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091M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.625">
            <text:p>15.625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33.834">
            <text:p>33.834</text:p>
          </table:table-cell>
          <table:table-cell table:style-name="ce4" table:formula="of:=SQRT( ([.C89]^2) + ([.D89]^2) + ([.E89]^2) )" office:value-type="float" office:value="45.4363757907692">
            <text:p>45.4</text:p>
          </table:table-cell>
          <table:table-cell table:style-name="ce4" table:formula="of:=DEGREES(ASIN([.E89]/[.F89]))" office:value-type="float" office:value="48.1286727573231">
            <text:p>48.1</text:p>
          </table:table-cell>
          <table:table-cell table:style-name="ce4" table:formula="of:=MOD(DEGREES(ATAN2([.C89];[.D89]));360)" office:value-type="float" office:value="301.012033565054">
            <text:p>301.0</text:p>
          </table:table-cell>
          <table:table-cell table:style-name="ce4" table:formula="of:=[.H89]-180" office:value-type="float" office:value="121.012033565054">
            <text:p>121.0</text:p>
          </table:table-cell>
          <table:table-cell table:style-name="ce6" table:formula="of:=ROUND(([.I89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89]*(360/[.B$2])" office:value-type="float" office:value="15">
            <text:p>15.0</text:p>
          </table:table-cell>
          <table:table-cell table:style-name="ce6" table:formula="of:=ROUND(( ([.I89]+(([.K89]/2)*(360/[.B$2])))/360)*[.B$2];0)" office:value-type="float" office:value="17">
            <text:p>17</text:p>
          </table:table-cell>
          <table:table-cell table:style-name="ce11" table:formula="of:=ROUND(( ([.I89]-(([.K89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090M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.246">
            <text:p>7.246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36.556">
            <text:p>36.556</text:p>
          </table:table-cell>
          <table:table-cell table:style-name="ce4" table:formula="of:=SQRT( ([.C90]^2) + ([.D90]^2) + ([.E90]^2) )" office:value-type="float" office:value="45.4359958182937">
            <text:p>45.4</text:p>
          </table:table-cell>
          <table:table-cell table:style-name="ce4" table:formula="of:=DEGREES(ASIN([.E90]/[.F90]))" office:value-type="float" office:value="53.5678157666325">
            <text:p>53.6</text:p>
          </table:table-cell>
          <table:table-cell table:style-name="ce4" table:formula="of:=MOD(DEGREES(ATAN2([.C90];[.D90]));360)" office:value-type="float" office:value="285.577305128525">
            <text:p>285.6</text:p>
          </table:table-cell>
          <table:table-cell table:style-name="ce4" table:formula="of:=[.H90]-180" office:value-type="float" office:value="105.577305128525">
            <text:p>105.6</text:p>
          </table:table-cell>
          <table:table-cell table:style-name="ce6" table:formula="of:=ROUND(([.I90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90]*(360/[.B$2])" office:value-type="float" office:value="22.5">
            <text:p>22.5</text:p>
          </table:table-cell>
          <table:table-cell table:style-name="ce6" table:formula="of:=ROUND(( ([.I90]+(([.K90]/2)*(360/[.B$2])))/360)*[.B$2];0)" office:value-type="float" office:value="16">
            <text:p>16</text:p>
          </table:table-cell>
          <table:table-cell table:style-name="ce11" table:formula="of:=ROUND(( ([.I90]-(([.K90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089M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0.986">
            <text:p>10.986</text:p>
          </table:table-cell>
          <table:table-cell table:style-name="ce2" office:value-type="float" office:value="-28.214">
            <text:p>-28.214</text:p>
          </table:table-cell>
          <table:table-cell table:style-name="ce2" office:value-type="float" office:value="33.811">
            <text:p>33.811</text:p>
          </table:table-cell>
          <table:table-cell table:style-name="ce4" table:formula="of:=SQRT( ([.C91]^2) + ([.D91]^2) + ([.E91]^2) )" office:value-type="float" office:value="45.3861841643468">
            <text:p>45.4</text:p>
          </table:table-cell>
          <table:table-cell table:style-name="ce4" table:formula="of:=DEGREES(ASIN([.E91]/[.F91]))" office:value-type="float" office:value="48.1558681849305">
            <text:p>48.2</text:p>
          </table:table-cell>
          <table:table-cell table:style-name="ce4" table:formula="of:=MOD(DEGREES(ATAN2([.C91];[.D91]));360)" office:value-type="float" office:value="291.275001182247">
            <text:p>291.3</text:p>
          </table:table-cell>
          <table:table-cell table:style-name="ce4" table:formula="of:=[.H91]-180" office:value-type="float" office:value="111.275001182247">
            <text:p>111.3</text:p>
          </table:table-cell>
          <table:table-cell table:style-name="ce6" table:formula="of:=ROUND(([.I91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91]*(360/[.B$2])" office:value-type="float" office:value="15">
            <text:p>15.0</text:p>
          </table:table-cell>
          <table:table-cell table:style-name="ce6" table:formula="of:=ROUND(( ([.I91]+(([.K91]/2)*(360/[.B$2])))/360)*[.B$2];0)" office:value-type="float" office:value="16">
            <text:p>16</text:p>
          </table:table-cell>
          <table:table-cell table:style-name="ce11" table:formula="of:=ROUND(( ([.I91]-(([.K91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088M1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9.839">
            <text:p>9.839</text:p>
          </table:table-cell>
          <table:table-cell table:style-name="ce2" office:value-type="float" office:value="-32.312">
            <text:p>-32.312</text:p>
          </table:table-cell>
          <table:table-cell table:style-name="ce2" office:value-type="float" office:value="30.28">
            <text:p>30.28</text:p>
          </table:table-cell>
          <table:table-cell table:style-name="ce4" table:formula="of:=SQRT( ([.C92]^2) + ([.D92]^2) + ([.E92]^2) )" office:value-type="float" office:value="45.3624256957231">
            <text:p>45.4</text:p>
          </table:table-cell>
          <table:table-cell table:style-name="ce4" table:formula="of:=DEGREES(ASIN([.E92]/[.F92]))" office:value-type="float" office:value="41.8753908882334">
            <text:p>41.9</text:p>
          </table:table-cell>
          <table:table-cell table:style-name="ce4" table:formula="of:=MOD(DEGREES(ATAN2([.C92];[.D92]));360)" office:value-type="float" office:value="286.935486010414">
            <text:p>286.9</text:p>
          </table:table-cell>
          <table:table-cell table:style-name="ce4" table:formula="of:=[.H92]-180" office:value-type="float" office:value="106.935486010414">
            <text:p>106.9</text:p>
          </table:table-cell>
          <table:table-cell table:style-name="ce6" table:formula="of:=ROUND(([.I92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92]*(360/[.B$2])" office:value-type="float" office:value="22.5">
            <text:p>22.5</text:p>
          </table:table-cell>
          <table:table-cell table:style-name="ce6" table:formula="of:=ROUND(( ([.I92]+(([.K92]/2)*(360/[.B$2])))/360)*[.B$2];0)" office:value-type="float" office:value="16">
            <text:p>16</text:p>
          </table:table-cell>
          <table:table-cell table:style-name="ce11" table:formula="of:=ROUND(( ([.I92]-(([.K92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087M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2.293">
            <text:p>2.293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35.849">
            <text:p>35.849</text:p>
          </table:table-cell>
          <table:table-cell table:style-name="ce4" table:formula="of:=SQRT( ([.C93]^2) + ([.D93]^2) + ([.E93]^2) )" office:value-type="float" office:value="45.4181011712291">
            <text:p>45.4</text:p>
          </table:table-cell>
          <table:table-cell table:style-name="ce4" table:formula="of:=DEGREES(ASIN([.E93]/[.F93]))" office:value-type="float" office:value="52.121155837164">
            <text:p>52.1</text:p>
          </table:table-cell>
          <table:table-cell table:style-name="ce4" table:formula="of:=MOD(DEGREES(ATAN2([.C93];[.D93]));360)" office:value-type="float" office:value="274.716548859091">
            <text:p>274.7</text:p>
          </table:table-cell>
          <table:table-cell table:style-name="ce4" table:formula="of:=[.H93]-180" office:value-type="float" office:value="94.716548859091">
            <text:p>94.7</text:p>
          </table:table-cell>
          <table:table-cell table:style-name="ce6" table:formula="of:=ROUND(([.I93]/360)*[.B$2];0)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4" table:formula="of:=[.K93]*(360/[.B$2])" office:value-type="float" office:value="22.5">
            <text:p>22.5</text:p>
          </table:table-cell>
          <table:table-cell table:style-name="ce6" table:formula="of:=ROUND(( ([.I93]+(([.K93]/2)*(360/[.B$2])))/360)*[.B$2];0)" office:value-type="float" office:value="14">
            <text:p>14</text:p>
          </table:table-cell>
          <table:table-cell table:style-name="ce11" table:formula="of:=ROUND(( ([.I93]-(([.K93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086M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0.653">
            <text:p>0.653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32.476">
            <text:p>32.476</text:p>
          </table:table-cell>
          <table:table-cell table:style-name="ce4" table:formula="of:=SQRT( ([.C94]^2) + ([.D94]^2) + ([.E94]^2) )" office:value-type="float" office:value="45.4152461735043">
            <text:p>45.4</text:p>
          </table:table-cell>
          <table:table-cell table:style-name="ce4" table:formula="of:=DEGREES(ASIN([.E94]/[.F94]))" office:value-type="float" office:value="45.6505964334512">
            <text:p>45.7</text:p>
          </table:table-cell>
          <table:table-cell table:style-name="ce4" table:formula="of:=MOD(DEGREES(ATAN2([.C94];[.D94]));360)" office:value-type="float" office:value="271.178603234438">
            <text:p>271.2</text:p>
          </table:table-cell>
          <table:table-cell table:style-name="ce4" table:formula="of:=[.H94]-180" office:value-type="float" office:value="91.1786032344375">
            <text:p>91.2</text:p>
          </table:table-cell>
          <table:table-cell table:style-name="ce6" table:formula="of:=ROUND(([.I94]/360)*[.B$2];0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4" table:formula="of:=[.K94]*(360/[.B$2])" office:value-type="float" office:value="15">
            <text:p>15.0</text:p>
          </table:table-cell>
          <table:table-cell table:style-name="ce6" table:formula="of:=ROUND(( ([.I94]+(([.K94]/2)*(360/[.B$2])))/360)*[.B$2];0)" office:value-type="float" office:value="13">
            <text:p>13</text:p>
          </table:table-cell>
          <table:table-cell table:style-name="ce11" table:formula="of:=ROUND(( ([.I94]-(([.K94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085M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-4.437">
            <text:p>-4.43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30.958">
            <text:p>30.958</text:p>
          </table:table-cell>
          <table:table-cell table:style-name="ce4" table:formula="of:=SQRT( ([.C95]^2) + ([.D95]^2) + ([.E95]^2) )" office:value-type="float" office:value="45.4180466114517">
            <text:p>45.4</text:p>
          </table:table-cell>
          <table:table-cell table:style-name="ce4" table:formula="of:=DEGREES(ASIN([.E95]/[.F95]))" office:value-type="float" office:value="42.9706260811451">
            <text:p>43.0</text:p>
          </table:table-cell>
          <table:table-cell table:style-name="ce4" table:formula="of:=MOD(DEGREES(ATAN2([.C95];[.D95]));360)" office:value-type="float" office:value="262.327313953467">
            <text:p>262.3</text:p>
          </table:table-cell>
          <table:table-cell table:style-name="ce4" table:formula="of:=[.H95]-180" office:value-type="float" office:value="82.327313953467">
            <text:p>82.3</text:p>
          </table:table-cell>
          <table:table-cell table:style-name="ce6" table:formula="of:=ROUND(([.I95]/360)*[.B$2];0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4" table:formula="of:=[.K95]*(360/[.B$2])" office:value-type="float" office:value="15">
            <text:p>15.0</text:p>
          </table:table-cell>
          <table:table-cell table:style-name="ce6" table:formula="of:=ROUND(( ([.I95]+(([.K95]/2)*(360/[.B$2])))/360)*[.B$2];0)" office:value-type="float" office:value="12">
            <text:p>12</text:p>
          </table:table-cell>
          <table:table-cell table:style-name="ce11" table:formula="of:=ROUND(( ([.I95]-(([.K95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084M1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.459">
            <text:p>4.459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29.653">
            <text:p>29.653</text:p>
          </table:table-cell>
          <table:table-cell table:style-name="ce4" table:formula="of:=SQRT( ([.C96]^2) + ([.D96]^2) + ([.E96]^2) )" office:value-type="float" office:value="45.3626336757468">
            <text:p>45.4</text:p>
          </table:table-cell>
          <table:table-cell table:style-name="ce4" table:formula="of:=DEGREES(ASIN([.E96]/[.F96]))" office:value-type="float" office:value="40.8202263829846">
            <text:p>40.8</text:p>
          </table:table-cell>
          <table:table-cell table:style-name="ce4" table:formula="of:=MOD(DEGREES(ATAN2([.C96];[.D96]));360)" office:value-type="float" office:value="277.463284889011">
            <text:p>277.5</text:p>
          </table:table-cell>
          <table:table-cell table:style-name="ce4" table:formula="of:=[.H96]-180" office:value-type="float" office:value="97.4632848890105">
            <text:p>97.5</text:p>
          </table:table-cell>
          <table:table-cell table:style-name="ce6" table:formula="of:=ROUND(([.I96]/360)*[.B$2];0)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4" table:formula="of:=[.K96]*(360/[.B$2])" office:value-type="float" office:value="15">
            <text:p>15.0</text:p>
          </table:table-cell>
          <table:table-cell table:style-name="ce6" table:formula="of:=ROUND(( ([.I96]+(([.K96]/2)*(360/[.B$2])))/360)*[.B$2];0)" office:value-type="float" office:value="14">
            <text:p>14</text:p>
          </table:table-cell>
          <table:table-cell table:style-name="ce11" table:formula="of:=ROUND(( ([.I96]-(([.K96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083M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.063">
            <text:p>3.06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25.357">
            <text:p>25.357</text:p>
          </table:table-cell>
          <table:table-cell table:style-name="ce4" table:formula="of:=SQRT( ([.C97]^2) + ([.D97]^2) + ([.E97]^2) )" office:value-type="float" office:value="45.3619836647385">
            <text:p>45.4</text:p>
          </table:table-cell>
          <table:table-cell table:style-name="ce4" table:formula="of:=DEGREES(ASIN([.E97]/[.F97]))" office:value-type="float" office:value="33.9861378227334">
            <text:p>34.0</text:p>
          </table:table-cell>
          <table:table-cell table:style-name="ce4" table:formula="of:=MOD(DEGREES(ATAN2([.C97];[.D97]));360)" office:value-type="float" office:value="274.671041305035">
            <text:p>274.7</text:p>
          </table:table-cell>
          <table:table-cell table:style-name="ce4" table:formula="of:=[.H97]-180" office:value-type="float" office:value="94.6710413050352">
            <text:p>94.7</text:p>
          </table:table-cell>
          <table:table-cell table:style-name="ce6" table:formula="of:=ROUND(([.I97]/360)*[.B$2];0)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4" table:formula="of:=[.K97]*(360/[.B$2])" office:value-type="float" office:value="22.5">
            <text:p>22.5</text:p>
          </table:table-cell>
          <table:table-cell table:style-name="ce6" table:formula="of:=ROUND(( ([.I97]+(([.K97]/2)*(360/[.B$2])))/360)*[.B$2];0)" office:value-type="float" office:value="14">
            <text:p>14</text:p>
          </table:table-cell>
          <table:table-cell table:style-name="ce11" table:formula="of:=ROUND(( ([.I97]-(([.K97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082M1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-5.967">
            <text:p>-5.967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26.957">
            <text:p>26.957</text:p>
          </table:table-cell>
          <table:table-cell table:style-name="ce4" table:formula="of:=SQRT( ([.C98]^2) + ([.D98]^2) + ([.E98]^2) )" office:value-type="float" office:value="45.4365968575993">
            <text:p>45.4</text:p>
          </table:table-cell>
          <table:table-cell table:style-name="ce4" table:formula="of:=DEGREES(ASIN([.E98]/[.F98]))" office:value-type="float" office:value="36.3907027953716">
            <text:p>36.4</text:p>
          </table:table-cell>
          <table:table-cell table:style-name="ce4" table:formula="of:=MOD(DEGREES(ATAN2([.C98];[.D98]));360)" office:value-type="float" office:value="260.610815930814">
            <text:p>260.6</text:p>
          </table:table-cell>
          <table:table-cell table:style-name="ce4" table:formula="of:=[.H98]-180" office:value-type="float" office:value="80.6108159308144">
            <text:p>80.6</text:p>
          </table:table-cell>
          <table:table-cell table:style-name="ce6" table:formula="of:=ROUND(([.I98]/360)*[.B$2];0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4" table:formula="of:=[.K98]*(360/[.B$2])" office:value-type="float" office:value="15">
            <text:p>15.0</text:p>
          </table:table-cell>
          <table:table-cell table:style-name="ce6" table:formula="of:=ROUND(( ([.I98]+(([.K98]/2)*(360/[.B$2])))/360)*[.B$2];0)" office:value-type="float" office:value="12">
            <text:p>12</text:p>
          </table:table-cell>
          <table:table-cell table:style-name="ce11" table:formula="of:=ROUND(( ([.I98]-(([.K98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081M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-2.271">
            <text:p>-2.271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24.178">
            <text:p>24.178</text:p>
          </table:table-cell>
          <table:table-cell table:style-name="ce4" table:formula="of:=SQRT( ([.C99]^2) + ([.D99]^2) + ([.E99]^2) )" office:value-type="float" office:value="45.3854832407897">
            <text:p>45.4</text:p>
          </table:table-cell>
          <table:table-cell table:style-name="ce4" table:formula="of:=DEGREES(ASIN([.E99]/[.F99]))" office:value-type="float" office:value="32.1897851746466">
            <text:p>32.2</text:p>
          </table:table-cell>
          <table:table-cell table:style-name="ce4" table:formula="of:=MOD(DEGREES(ATAN2([.C99];[.D99]));360)" office:value-type="float" office:value="266.610326175069">
            <text:p>266.6</text:p>
          </table:table-cell>
          <table:table-cell table:style-name="ce4" table:formula="of:=[.H99]-180" office:value-type="float" office:value="86.6103261750694">
            <text:p>86.6</text:p>
          </table:table-cell>
          <table:table-cell table:style-name="ce6" table:formula="of:=ROUND(([.I99]/360)*[.B$2];0)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4" table:formula="of:=[.K99]*(360/[.B$2])" office:value-type="float" office:value="22.5">
            <text:p>22.5</text:p>
          </table:table-cell>
          <table:table-cell table:style-name="ce6" table:formula="of:=ROUND(( ([.I99]+(([.K99]/2)*(360/[.B$2])))/360)*[.B$2];0)" office:value-type="float" office:value="13">
            <text:p>13</text:p>
          </table:table-cell>
          <table:table-cell table:style-name="ce11" table:formula="of:=ROUND(( ([.I99]-(([.K99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080M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-3.651">
            <text:p>-3.651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19.829">
            <text:p>19.829</text:p>
          </table:table-cell>
          <table:table-cell table:style-name="ce4" table:formula="of:=SQRT( ([.C100]^2) + ([.D100]^2) + ([.E100]^2) )" office:value-type="float" office:value="45.4355932172124">
            <text:p>45.4</text:p>
          </table:table-cell>
          <table:table-cell table:style-name="ce4" table:formula="of:=DEGREES(ASIN([.E100]/[.F100]))" office:value-type="float" office:value="25.8756829225599">
            <text:p>25.9</text:p>
          </table:table-cell>
          <table:table-cell table:style-name="ce4" table:formula="of:=MOD(DEGREES(ATAN2([.C100];[.D100]));360)" office:value-type="float" office:value="264.876122047686">
            <text:p>264.9</text:p>
          </table:table-cell>
          <table:table-cell table:style-name="ce4" table:formula="of:=[.H100]-180" office:value-type="float" office:value="84.8761220476862">
            <text:p>84.9</text:p>
          </table:table-cell>
          <table:table-cell table:style-name="ce6" table:formula="of:=ROUND(([.I100]/360)*[.B$2];0)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4" table:formula="of:=[.K100]*(360/[.B$2])" office:value-type="float" office:value="15">
            <text:p>15.0</text:p>
          </table:table-cell>
          <table:table-cell table:style-name="ce6" table:formula="of:=ROUND(( ([.I100]+(([.K100]/2)*(360/[.B$2])))/360)*[.B$2];0)" office:value-type="float" office:value="12">
            <text:p>12</text:p>
          </table:table-cell>
          <table:table-cell table:style-name="ce11" table:formula="of:=ROUND(( ([.I100]-(([.K100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111M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33.745">
            <text:p>33.745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2.691">
            <text:p>2.691</text:p>
          </table:table-cell>
          <table:table-cell table:style-name="ce4" table:formula="of:=SQRT( ([.C101]^2) + ([.D101]^2) + ([.E101]^2) )" office:value-type="float" office:value="45.4205525615882">
            <text:p>45.4</text:p>
          </table:table-cell>
          <table:table-cell table:style-name="ce4" table:formula="of:=DEGREES(ASIN([.E101]/[.F101]))" office:value-type="float" office:value="3.39655237496351">
            <text:p>3.4</text:p>
          </table:table-cell>
          <table:table-cell table:style-name="ce4" table:formula="of:=MOD(DEGREES(ATAN2([.C101];[.D101]));360)" office:value-type="float" office:value="41.905025579014">
            <text:p>41.9</text:p>
          </table:table-cell>
          <table:table-cell table:style-name="ce4" table:formula="of:=[.H101]-180" office:value-type="float" office:value="-138.094974420986">
            <text:p>-138.1</text:p>
          </table:table-cell>
          <table:table-cell table:style-name="ce6" table:formula="of:=ROUND(([.I101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101]*(360/[.B$2])" office:value-type="float" office:value="15">
            <text:p>15.0</text:p>
          </table:table-cell>
          <table:table-cell table:style-name="ce6" table:formula="of:=ROUND(( ([.I101]+(([.K101]/2)*(360/[.B$2])))/360)*[.B$2];0)" office:value-type="float" office:value="-17">
            <text:p>-17</text:p>
          </table:table-cell>
          <table:table-cell table:style-name="ce11" table:formula="of:=ROUND(( ([.I101]-(([.K101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10M1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36.539">
            <text:p>36.539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5.319">
            <text:p>5.319</text:p>
          </table:table-cell>
          <table:table-cell table:style-name="ce4" table:formula="of:=SQRT( ([.C102]^2) + ([.D102]^2) + ([.E102]^2) )" office:value-type="float" office:value="45.4225098161693">
            <text:p>45.4</text:p>
          </table:table-cell>
          <table:table-cell table:style-name="ce4" table:formula="of:=DEGREES(ASIN([.E102]/[.F102]))" office:value-type="float" office:value="6.72479531545202">
            <text:p>6.7</text:p>
          </table:table-cell>
          <table:table-cell table:style-name="ce4" table:formula="of:=MOD(DEGREES(ATAN2([.C102];[.D102]));360)" office:value-type="float" office:value="35.9042956124859">
            <text:p>35.9</text:p>
          </table:table-cell>
          <table:table-cell table:style-name="ce4" table:formula="of:=[.H102]-180" office:value-type="float" office:value="-144.095704387514">
            <text:p>-144.1</text:p>
          </table:table-cell>
          <table:table-cell table:style-name="ce6" table:formula="of:=ROUND(([.I102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102]*(360/[.B$2])" office:value-type="float" office:value="15">
            <text:p>15.0</text:p>
          </table:table-cell>
          <table:table-cell table:style-name="ce6" table:formula="of:=ROUND(( ([.I102]+(([.K102]/2)*(360/[.B$2])))/360)*[.B$2];0)" office:value-type="float" office:value="-18">
            <text:p>-18</text:p>
          </table:table-cell>
          <table:table-cell table:style-name="ce11" table:formula="of:=ROUND(( ([.I102]-(([.K102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09M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36.308">
            <text:p>36.308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10.577">
            <text:p>10.577</text:p>
          </table:table-cell>
          <table:table-cell table:style-name="ce4" table:formula="of:=SQRT( ([.C103]^2) + ([.D103]^2) + ([.E103]^2) )" office:value-type="float" office:value="45.4210166883129">
            <text:p>45.4</text:p>
          </table:table-cell>
          <table:table-cell table:style-name="ce4" table:formula="of:=DEGREES(ASIN([.E103]/[.F103]))" office:value-type="float" office:value="13.4658505068746">
            <text:p>13.5</text:p>
          </table:table-cell>
          <table:table-cell table:style-name="ce4" table:formula="of:=MOD(DEGREES(ATAN2([.C103];[.D103]));360)" office:value-type="float" office:value="34.7182875625339">
            <text:p>34.7</text:p>
          </table:table-cell>
          <table:table-cell table:style-name="ce4" table:formula="of:=[.H103]-180" office:value-type="float" office:value="-145.281712437466">
            <text:p>-145.3</text:p>
          </table:table-cell>
          <table:table-cell table:style-name="ce6" table:formula="of:=ROUND(([.I103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103]*(360/[.B$2])" office:value-type="float" office:value="15">
            <text:p>15.0</text:p>
          </table:table-cell>
          <table:table-cell table:style-name="ce6" table:formula="of:=ROUND(( ([.I103]+(([.K103]/2)*(360/[.B$2])))/360)*[.B$2];0)" office:value-type="float" office:value="-18">
            <text:p>-18</text:p>
          </table:table-cell>
          <table:table-cell table:style-name="ce11" table:formula="of:=ROUND(( ([.I103]-(([.K103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08M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8.824">
            <text:p>38.82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2.629">
            <text:p>2.629</text:p>
          </table:table-cell>
          <table:table-cell table:style-name="ce4" table:formula="of:=SQRT( ([.C104]^2) + ([.D104]^2) + ([.E104]^2) )" office:value-type="float" office:value="45.4356528840513">
            <text:p>45.4</text:p>
          </table:table-cell>
          <table:table-cell table:style-name="ce4" table:formula="of:=DEGREES(ASIN([.E104]/[.F104]))" office:value-type="float" office:value="3.31710394719779">
            <text:p>3.3</text:p>
          </table:table-cell>
          <table:table-cell table:style-name="ce4" table:formula="of:=MOD(DEGREES(ATAN2([.C104];[.D104]));360)" office:value-type="float" office:value="31.1387922457057">
            <text:p>31.1</text:p>
          </table:table-cell>
          <table:table-cell table:style-name="ce4" table:formula="of:=[.H104]-180" office:value-type="float" office:value="-148.861207754294">
            <text:p>-148.9</text:p>
          </table:table-cell>
          <table:table-cell table:style-name="ce6" table:formula="of:=ROUND(([.I104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104]*(360/[.B$2])" office:value-type="float" office:value="15">
            <text:p>15.0</text:p>
          </table:table-cell>
          <table:table-cell table:style-name="ce6" table:formula="of:=ROUND(( ([.I104]+(([.K104]/2)*(360/[.B$2])))/360)*[.B$2];0)" office:value-type="float" office:value="-19">
            <text:p>-19</text:p>
          </table:table-cell>
          <table:table-cell table:style-name="ce11" table:formula="of:=ROUND(( ([.I104]-(([.K104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07M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1.059">
            <text:p>41.059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4.254">
            <text:p>4.254</text:p>
          </table:table-cell>
          <table:table-cell table:style-name="ce4" table:formula="of:=SQRT( ([.C105]^2) + ([.D105]^2) + ([.E105]^2) )" office:value-type="float" office:value="45.4353191030942">
            <text:p>45.4</text:p>
          </table:table-cell>
          <table:table-cell table:style-name="ce4" table:formula="of:=DEGREES(ASIN([.E105]/[.F105]))" office:value-type="float" office:value="5.37233515331513">
            <text:p>5.4</text:p>
          </table:table-cell>
          <table:table-cell table:style-name="ce4" table:formula="of:=MOD(DEGREES(ATAN2([.C105];[.D105]));360)" office:value-type="float" office:value="24.8150376045208">
            <text:p>24.8</text:p>
          </table:table-cell>
          <table:table-cell table:style-name="ce4" table:formula="of:=[.H105]-180" office:value-type="float" office:value="-155.184962395479">
            <text:p>-155.2</text:p>
          </table:table-cell>
          <table:table-cell table:style-name="ce6" table:formula="of:=ROUND(([.I105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105]*(360/[.B$2])" office:value-type="float" office:value="15">
            <text:p>15.0</text:p>
          </table:table-cell>
          <table:table-cell table:style-name="ce6" table:formula="of:=ROUND(( ([.I105]+(([.K105]/2)*(360/[.B$2])))/360)*[.B$2];0)" office:value-type="float" office:value="-20">
            <text:p>-20</text:p>
          </table:table-cell>
          <table:table-cell table:style-name="ce11" table:formula="of:=ROUND(( ([.I105]-(([.K105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06M1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38.596">
            <text:p>38.596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12.24">
            <text:p>12.24</text:p>
          </table:table-cell>
          <table:table-cell table:style-name="ce4" table:formula="of:=SQRT( ([.C106]^2) + ([.D106]^2) + ([.E106]^2) )" office:value-type="float" office:value="45.4212234533593">
            <text:p>45.4</text:p>
          </table:table-cell>
          <table:table-cell table:style-name="ce4" table:formula="of:=DEGREES(ASIN([.E106]/[.F106]))" office:value-type="float" office:value="15.6331803876732">
            <text:p>15.6</text:p>
          </table:table-cell>
          <table:table-cell table:style-name="ce4" table:formula="of:=MOD(DEGREES(ATAN2([.C106];[.D106]));360)" office:value-type="float" office:value="28.0695589485862">
            <text:p>28.1</text:p>
          </table:table-cell>
          <table:table-cell table:style-name="ce4" table:formula="of:=[.H106]-180" office:value-type="float" office:value="-151.930441051414">
            <text:p>-151.9</text:p>
          </table:table-cell>
          <table:table-cell table:style-name="ce6" table:formula="of:=ROUND(([.I106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106]*(360/[.B$2])" office:value-type="float" office:value="15">
            <text:p>15.0</text:p>
          </table:table-cell>
          <table:table-cell table:style-name="ce6" table:formula="of:=ROUND(( ([.I106]+(([.K106]/2)*(360/[.B$2])))/360)*[.B$2];0)" office:value-type="float" office:value="-19">
            <text:p>-19</text:p>
          </table:table-cell>
          <table:table-cell table:style-name="ce11" table:formula="of:=ROUND(( ([.I106]-(([.K106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05M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41.062">
            <text:p>41.062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8.607">
            <text:p>8.607</text:p>
          </table:table-cell>
          <table:table-cell table:style-name="ce4" table:formula="of:=SQRT( ([.C107]^2) + ([.D107]^2) + ([.E107]^2) )" office:value-type="float" office:value="45.4213861303241">
            <text:p>45.4</text:p>
          </table:table-cell>
          <table:table-cell table:style-name="ce4" table:formula="of:=DEGREES(ASIN([.E107]/[.F107]))" office:value-type="float" office:value="10.9231531371426">
            <text:p>10.9</text:p>
          </table:table-cell>
          <table:table-cell table:style-name="ce4" table:formula="of:=MOD(DEGREES(ATAN2([.C107];[.D107]));360)" office:value-type="float" office:value="22.9706899754622">
            <text:p>23.0</text:p>
          </table:table-cell>
          <table:table-cell table:style-name="ce4" table:formula="of:=[.H107]-180" office:value-type="float" office:value="-157.029310024538">
            <text:p>-157.0</text:p>
          </table:table-cell>
          <table:table-cell table:style-name="ce6" table:formula="of:=ROUND(([.I107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107]*(360/[.B$2])" office:value-type="float" office:value="15">
            <text:p>15.0</text:p>
          </table:table-cell>
          <table:table-cell table:style-name="ce6" table:formula="of:=ROUND(( ([.I107]+(([.K107]/2)*(360/[.B$2])))/360)*[.B$2];0)" office:value-type="float" office:value="-20">
            <text:p>-20</text:p>
          </table:table-cell>
          <table:table-cell table:style-name="ce11" table:formula="of:=ROUND(( ([.I107]-(([.K107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04M1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42.742">
            <text:p>42.742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9.228">
            <text:p>9.228</text:p>
          </table:table-cell>
          <table:table-cell table:style-name="ce4" table:formula="of:=SQRT( ([.C108]^2) + ([.D108]^2) + ([.E108]^2) )" office:value-type="float" office:value="45.4211255694968">
            <text:p>45.4</text:p>
          </table:table-cell>
          <table:table-cell table:style-name="ce4" table:formula="of:=DEGREES(ASIN([.E108]/[.F108]))" office:value-type="float" office:value="11.7221228740123">
            <text:p>11.7</text:p>
          </table:table-cell>
          <table:table-cell table:style-name="ce4" table:formula="of:=MOD(DEGREES(ATAN2([.C108];[.D108]));360)" office:value-type="float" office:value="16.0420172045463">
            <text:p>16.0</text:p>
          </table:table-cell>
          <table:table-cell table:style-name="ce4" table:formula="of:=[.H108]-180" office:value-type="float" office:value="-163.957982795454">
            <text:p>-164.0</text:p>
          </table:table-cell>
          <table:table-cell table:style-name="ce6" table:formula="of:=ROUND(([.I108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08]*(360/[.B$2])" office:value-type="float" office:value="15">
            <text:p>15.0</text:p>
          </table:table-cell>
          <table:table-cell table:style-name="ce6" table:formula="of:=ROUND(( ([.I108]+(([.K108]/2)*(360/[.B$2])))/360)*[.B$2];0)" office:value-type="float" office:value="-21">
            <text:p>-21</text:p>
          </table:table-cell>
          <table:table-cell table:style-name="ce11" table:formula="of:=ROUND(( ([.I108]-(([.K108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03M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37.932">
            <text:p>37.932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16.562">
            <text:p>16.562</text:p>
          </table:table-cell>
          <table:table-cell table:style-name="ce4" table:formula="of:=SQRT( ([.C109]^2) + ([.D109]^2) + ([.E109]^2) )" office:value-type="float" office:value="45.4179377449043">
            <text:p>45.4</text:p>
          </table:table-cell>
          <table:table-cell table:style-name="ce4" table:formula="of:=DEGREES(ASIN([.E109]/[.F109]))" office:value-type="float" office:value="21.3865175285313">
            <text:p>21.4</text:p>
          </table:table-cell>
          <table:table-cell table:style-name="ce4" table:formula="of:=MOD(DEGREES(ATAN2([.C109];[.D109]));360)" office:value-type="float" office:value="26.2415036897716">
            <text:p>26.2</text:p>
          </table:table-cell>
          <table:table-cell table:style-name="ce4" table:formula="of:=[.H109]-180" office:value-type="float" office:value="-153.758496310228">
            <text:p>-153.8</text:p>
          </table:table-cell>
          <table:table-cell table:style-name="ce6" table:formula="of:=ROUND(([.I109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109]*(360/[.B$2])" office:value-type="float" office:value="22.5">
            <text:p>22.5</text:p>
          </table:table-cell>
          <table:table-cell table:style-name="ce6" table:formula="of:=ROUND(( ([.I109]+(([.K109]/2)*(360/[.B$2])))/360)*[.B$2];0)" office:value-type="float" office:value="-19">
            <text:p>-19</text:p>
          </table:table-cell>
          <table:table-cell table:style-name="ce11" table:formula="of:=ROUND(( ([.I109]-(([.K109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02M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9.749">
            <text:p>39.749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17.242">
            <text:p>17.242</text:p>
          </table:table-cell>
          <table:table-cell table:style-name="ce4" table:formula="of:=SQRT( ([.C110]^2) + ([.D110]^2) + ([.E110]^2) )" office:value-type="float" office:value="45.4153730470201">
            <text:p>45.4</text:p>
          </table:table-cell>
          <table:table-cell table:style-name="ce4" table:formula="of:=DEGREES(ASIN([.E110]/[.F110]))" office:value-type="float" office:value="22.3120776661487">
            <text:p>22.3</text:p>
          </table:table-cell>
          <table:table-cell table:style-name="ce4" table:formula="of:=MOD(DEGREES(ATAN2([.C110];[.D110]));360)" office:value-type="float" office:value="18.9037098607753">
            <text:p>18.9</text:p>
          </table:table-cell>
          <table:table-cell table:style-name="ce4" table:formula="of:=[.H110]-180" office:value-type="float" office:value="-161.096290139225">
            <text:p>-161.1</text:p>
          </table:table-cell>
          <table:table-cell table:style-name="ce6" table:formula="of:=ROUND(([.I110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110]*(360/[.B$2])" office:value-type="float" office:value="22.5">
            <text:p>22.5</text:p>
          </table:table-cell>
          <table:table-cell table:style-name="ce6" table:formula="of:=ROUND(( ([.I110]+(([.K110]/2)*(360/[.B$2])))/360)*[.B$2];0)" office:value-type="float" office:value="-20">
            <text:p>-20</text:p>
          </table:table-cell>
          <table:table-cell table:style-name="ce11" table:formula="of:=ROUND(( ([.I110]-(([.K110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01M1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38.225">
            <text:p>38.225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21.688">
            <text:p>21.688</text:p>
          </table:table-cell>
          <table:table-cell table:style-name="ce4" table:formula="of:=SQRT( ([.C111]^2) + ([.D111]^2) + ([.E111]^2) )" office:value-type="float" office:value="45.3621287529587">
            <text:p>45.4</text:p>
          </table:table-cell>
          <table:table-cell table:style-name="ce4" table:formula="of:=DEGREES(ASIN([.E111]/[.F111]))" office:value-type="float" office:value="28.5619100688282">
            <text:p>28.6</text:p>
          </table:table-cell>
          <table:table-cell table:style-name="ce4" table:formula="of:=MOD(DEGREES(ATAN2([.C111];[.D111]));360)" office:value-type="float" office:value="16.3776103919435">
            <text:p>16.4</text:p>
          </table:table-cell>
          <table:table-cell table:style-name="ce4" table:formula="of:=[.H111]-180" office:value-type="float" office:value="-163.622389608056">
            <text:p>-163.6</text:p>
          </table:table-cell>
          <table:table-cell table:style-name="ce6" table:formula="of:=ROUND(([.I111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11]*(360/[.B$2])" office:value-type="float" office:value="15">
            <text:p>15.0</text:p>
          </table:table-cell>
          <table:table-cell table:style-name="ce6" table:formula="of:=ROUND(( ([.I111]+(([.K111]/2)*(360/[.B$2])))/360)*[.B$2];0)" office:value-type="float" office:value="-21">
            <text:p>-21</text:p>
          </table:table-cell>
          <table:table-cell table:style-name="ce11" table:formula="of:=ROUND(( ([.I111]-(([.K111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00M1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42.092">
            <text:p>42.092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13.54">
            <text:p>13.54</text:p>
          </table:table-cell>
          <table:table-cell table:style-name="ce4" table:formula="of:=SQRT( ([.C112]^2) + ([.D112]^2) + ([.E112]^2) )" office:value-type="float" office:value="45.4179667642663">
            <text:p>45.4</text:p>
          </table:table-cell>
          <table:table-cell table:style-name="ce4" table:formula="of:=DEGREES(ASIN([.E112]/[.F112]))" office:value-type="float" office:value="17.34471528363">
            <text:p>17.3</text:p>
          </table:table-cell>
          <table:table-cell table:style-name="ce4" table:formula="of:=MOD(DEGREES(ATAN2([.C112];[.D112]));360)" office:value-type="float" office:value="13.8516123705245">
            <text:p>13.9</text:p>
          </table:table-cell>
          <table:table-cell table:style-name="ce4" table:formula="of:=[.H112]-180" office:value-type="float" office:value="-166.148387629476">
            <text:p>-166.1</text:p>
          </table:table-cell>
          <table:table-cell table:style-name="ce6" table:formula="of:=ROUND(([.I112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12]*(360/[.B$2])" office:value-type="float" office:value="15">
            <text:p>15.0</text:p>
          </table:table-cell>
          <table:table-cell table:style-name="ce6" table:formula="of:=ROUND(( ([.I112]+(([.K112]/2)*(360/[.B$2])))/360)*[.B$2];0)" office:value-type="float" office:value="-21">
            <text:p>-21</text:p>
          </table:table-cell>
          <table:table-cell table:style-name="ce11" table:formula="of:=ROUND(( ([.I112]-(([.K112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099M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42.952">
            <text:p>42.952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13.896">
            <text:p>13.896</text:p>
          </table:table-cell>
          <table:table-cell table:style-name="ce4" table:formula="of:=SQRT( ([.C113]^2) + ([.D113]^2) + ([.E113]^2) )" office:value-type="float" office:value="45.4360413768629">
            <text:p>45.4</text:p>
          </table:table-cell>
          <table:table-cell table:style-name="ce4" table:formula="of:=DEGREES(ASIN([.E113]/[.F113]))" office:value-type="float" office:value="17.8084969943719">
            <text:p>17.8</text:p>
          </table:table-cell>
          <table:table-cell table:style-name="ce4" table:formula="of:=MOD(DEGREES(ATAN2([.C113];[.D113]));360)" office:value-type="float" office:value="6.82930730138441">
            <text:p>6.8</text:p>
          </table:table-cell>
          <table:table-cell table:style-name="ce4" table:formula="of:=[.H113]-180" office:value-type="float" office:value="-173.170692698616">
            <text:p>-173.2</text:p>
          </table:table-cell>
          <table:table-cell table:style-name="ce6" table:formula="of:=ROUND(([.I113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113]*(360/[.B$2])" office:value-type="float" office:value="15">
            <text:p>15.0</text:p>
          </table:table-cell>
          <table:table-cell table:style-name="ce6" table:formula="of:=ROUND(( ([.I113]+(([.K113]/2)*(360/[.B$2])))/360)*[.B$2];0)" office:value-type="float" office:value="-22">
            <text:p>-22</text:p>
          </table:table-cell>
          <table:table-cell table:style-name="ce11" table:formula="of:=ROUND(( ([.I113]-(([.K113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098M1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39.088">
            <text:p>39.088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22.314">
            <text:p>22.314</text:p>
          </table:table-cell>
          <table:table-cell table:style-name="ce4" table:formula="of:=SQRT( ([.C114]^2) + ([.D114]^2) + ([.E114]^2) )" office:value-type="float" office:value="45.3621002710412">
            <text:p>45.4</text:p>
          </table:table-cell>
          <table:table-cell table:style-name="ce4" table:formula="of:=DEGREES(ASIN([.E114]/[.F114]))" office:value-type="float" office:value="29.4660951907559">
            <text:p>29.5</text:p>
          </table:table-cell>
          <table:table-cell table:style-name="ce4" table:formula="of:=MOD(DEGREES(ATAN2([.C114];[.D114]));360)" office:value-type="float" office:value="8.22632459068563">
            <text:p>8.2</text:p>
          </table:table-cell>
          <table:table-cell table:style-name="ce4" table:formula="of:=[.H114]-180" office:value-type="float" office:value="-171.773675409314">
            <text:p>-171.8</text:p>
          </table:table-cell>
          <table:table-cell table:style-name="ce6" table:formula="of:=ROUND(([.I114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114]*(360/[.B$2])" office:value-type="float" office:value="15">
            <text:p>15.0</text:p>
          </table:table-cell>
          <table:table-cell table:style-name="ce6" table:formula="of:=ROUND(( ([.I114]+(([.K114]/2)*(360/[.B$2])))/360)*[.B$2];0)" office:value-type="float" office:value="-22">
            <text:p>-22</text:p>
          </table:table-cell>
          <table:table-cell table:style-name="ce11" table:formula="of:=ROUND(( ([.I114]-(([.K114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097M1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1.471">
            <text:p>41.471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18.226">
            <text:p>18.226</text:p>
          </table:table-cell>
          <table:table-cell table:style-name="ce4" table:formula="of:=SQRT( ([.C115]^2) + ([.D115]^2) + ([.E115]^2) )" office:value-type="float" office:value="45.3853695148558">
            <text:p>45.4</text:p>
          </table:table-cell>
          <table:table-cell table:style-name="ce4" table:formula="of:=DEGREES(ASIN([.E115]/[.F115]))" office:value-type="float" office:value="23.677186677227">
            <text:p>23.7</text:p>
          </table:table-cell>
          <table:table-cell table:style-name="ce4" table:formula="of:=MOD(DEGREES(ATAN2([.C115];[.D115]));360)" office:value-type="float" office:value="3.85295311829253">
            <text:p>3.9</text:p>
          </table:table-cell>
          <table:table-cell table:style-name="ce4" table:formula="of:=[.H115]-180" office:value-type="float" office:value="-176.147046881707">
            <text:p>-176.1</text:p>
          </table:table-cell>
          <table:table-cell table:style-name="ce6" table:formula="of:=ROUND(([.I115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115]*(360/[.B$2])" office:value-type="float" office:value="22.5">
            <text:p>22.5</text:p>
          </table:table-cell>
          <table:table-cell table:style-name="ce6" table:formula="of:=ROUND(( ([.I115]+(([.K115]/2)*(360/[.B$2])))/360)*[.B$2];0)" office:value-type="float" office:value="-22">
            <text:p>-22</text:p>
          </table:table-cell>
          <table:table-cell table:style-name="ce11" table:formula="of:=ROUND(( ([.I115]-(([.K115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096M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41.521">
            <text:p>41.521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18.301">
            <text:p>18.301</text:p>
          </table:table-cell>
          <table:table-cell table:style-name="ce4" table:formula="of:=SQRT( ([.C116]^2) + ([.D116]^2) + ([.E116]^2) )" office:value-type="float" office:value="45.4361886935953">
            <text:p>45.4</text:p>
          </table:table-cell>
          <table:table-cell table:style-name="ce4" table:formula="of:=DEGREES(ASIN([.E116]/[.F116]))" office:value-type="float" office:value="23.7523770951056">
            <text:p>23.8</text:p>
          </table:table-cell>
          <table:table-cell table:style-name="ce4" table:formula="of:=MOD(DEGREES(ATAN2([.C116];[.D116]));360)" office:value-type="float" office:value="356.759261579843">
            <text:p>356.8</text:p>
          </table:table-cell>
          <table:table-cell table:style-name="ce4" table:formula="of:=[.H116]-180" office:value-type="float" office:value="176.759261579843">
            <text:p>176.8</text:p>
          </table:table-cell>
          <table:table-cell table:style-name="ce6" table:formula="of:=ROUND(([.I116]/360)*[.B$2];0)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4" table:formula="of:=[.K116]*(360/[.B$2])" office:value-type="float" office:value="22.5">
            <text:p>22.5</text:p>
          </table:table-cell>
          <table:table-cell table:style-name="ce6" table:formula="of:=ROUND(( ([.I116]+(([.K116]/2)*(360/[.B$2])))/360)*[.B$2];0)" office:value-type="float" office:value="25">
            <text:p>25</text:p>
          </table:table-cell>
          <table:table-cell table:style-name="ce11" table:formula="of:=ROUND(( ([.I116]-(([.K116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27M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36.626">
            <text:p>36.626</text:p>
          </table:table-cell>
          <table:table-cell table:style-name="ce2" office:value-type="float" office:value="2.859">
            <text:p>2.859</text:p>
          </table:table-cell>
          <table:table-cell table:style-name="ce2" office:value-type="float" office:value="26.611">
            <text:p>26.611</text:p>
          </table:table-cell>
          <table:table-cell table:style-name="ce4" table:formula="of:=SQRT( ([.C117]^2) + ([.D117]^2) + ([.E117]^2) )" office:value-type="float" office:value="45.3627939836161">
            <text:p>45.4</text:p>
          </table:table-cell>
          <table:table-cell table:style-name="ce4" table:formula="of:=DEGREES(ASIN([.E117]/[.F117]))" office:value-type="float" office:value="35.9179514621165">
            <text:p>35.9</text:p>
          </table:table-cell>
          <table:table-cell table:style-name="ce4" table:formula="of:=MOD(DEGREES(ATAN2([.C117];[.D117]));360)" office:value-type="float" office:value="4.46341766746559">
            <text:p>4.5</text:p>
          </table:table-cell>
          <table:table-cell table:style-name="ce4" table:formula="of:=[.H117]-180" office:value-type="float" office:value="-175.536582332534">
            <text:p>-175.5</text:p>
          </table:table-cell>
          <table:table-cell table:style-name="ce6" table:formula="of:=ROUND(([.I117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117]*(360/[.B$2])" office:value-type="float" office:value="22.5">
            <text:p>22.5</text:p>
          </table:table-cell>
          <table:table-cell table:style-name="ce6" table:formula="of:=ROUND(( ([.I117]+(([.K117]/2)*(360/[.B$2])))/360)*[.B$2];0)" office:value-type="float" office:value="-22">
            <text:p>-22</text:p>
          </table:table-cell>
          <table:table-cell table:style-name="ce11" table:formula="of:=ROUND(( ([.I117]-(([.K117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126M1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36.69">
            <text:p>36.69</text:p>
          </table:table-cell>
          <table:table-cell table:style-name="ce2" office:value-type="float" office:value="-2.406">
            <text:p>-2.406</text:p>
          </table:table-cell>
          <table:table-cell table:style-name="ce2" office:value-type="float" office:value="26.657">
            <text:p>26.657</text:p>
          </table:table-cell>
          <table:table-cell table:style-name="ce4" table:formula="of:=SQRT( ([.C118]^2) + ([.D118]^2) + ([.E118]^2) )" office:value-type="float" office:value="45.4152021354084">
            <text:p>45.4</text:p>
          </table:table-cell>
          <table:table-cell table:style-name="ce4" table:formula="of:=DEGREES(ASIN([.E118]/[.F118]))" office:value-type="float" office:value="35.9417208925699">
            <text:p>35.9</text:p>
          </table:table-cell>
          <table:table-cell table:style-name="ce4" table:formula="of:=MOD(DEGREES(ATAN2([.C118];[.D118]));360)" office:value-type="float" office:value="356.248117985337">
            <text:p>356.2</text:p>
          </table:table-cell>
          <table:table-cell table:style-name="ce4" table:formula="of:=[.H118]-180" office:value-type="float" office:value="176.248117985337">
            <text:p>176.2</text:p>
          </table:table-cell>
          <table:table-cell table:style-name="ce6" table:formula="of:=ROUND(([.I118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118]*(360/[.B$2])" office:value-type="float" office:value="22.5">
            <text:p>22.5</text:p>
          </table:table-cell>
          <table:table-cell table:style-name="ce6" table:formula="of:=ROUND(( ([.I118]+(([.K118]/2)*(360/[.B$2])))/360)*[.B$2];0)" office:value-type="float" office:value="25">
            <text:p>25</text:p>
          </table:table-cell>
          <table:table-cell table:style-name="ce11" table:formula="of:=ROUND(( ([.I118]-(([.K118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25M1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33.452">
            <text:p>33.452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30.349">
            <text:p>30.349</text:p>
          </table:table-cell>
          <table:table-cell table:style-name="ce4" table:formula="of:=SQRT( ([.C119]^2) + ([.D119]^2) + ([.E119]^2) )" office:value-type="float" office:value="45.4173608766516">
            <text:p>45.4</text:p>
          </table:table-cell>
          <table:table-cell table:style-name="ce4" table:formula="of:=DEGREES(ASIN([.E119]/[.F119]))" office:value-type="float" office:value="41.9301897491835">
            <text:p>41.9</text:p>
          </table:table-cell>
          <table:table-cell table:style-name="ce4" table:formula="of:=MOD(DEGREES(ATAN2([.C119];[.D119]));360)" office:value-type="float" office:value="351.904909837135">
            <text:p>351.9</text:p>
          </table:table-cell>
          <table:table-cell table:style-name="ce4" table:formula="of:=[.H119]-180" office:value-type="float" office:value="171.904909837135">
            <text:p>171.9</text:p>
          </table:table-cell>
          <table:table-cell table:style-name="ce6" table:formula="of:=ROUND(([.I119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119]*(360/[.B$2])" office:value-type="float" office:value="15">
            <text:p>15.0</text:p>
          </table:table-cell>
          <table:table-cell table:style-name="ce6" table:formula="of:=ROUND(( ([.I119]+(([.K119]/2)*(360/[.B$2])))/360)*[.B$2];0)" office:value-type="float" office:value="24">
            <text:p>24</text:p>
          </table:table-cell>
          <table:table-cell table:style-name="ce11" table:formula="of:=ROUND(( ([.I119]-(([.K119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24M1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39.201">
            <text:p>39.201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22.437">
            <text:p>22.437</text:p>
          </table:table-cell>
          <table:table-cell table:style-name="ce4" table:formula="of:=SQRT( ([.C120]^2) + ([.D120]^2) + ([.E120]^2) )" office:value-type="float" office:value="45.4177931432165">
            <text:p>45.4</text:p>
          </table:table-cell>
          <table:table-cell table:style-name="ce4" table:formula="of:=DEGREES(ASIN([.E120]/[.F120]))" office:value-type="float" office:value="29.6047161437056">
            <text:p>29.6</text:p>
          </table:table-cell>
          <table:table-cell table:style-name="ce4" table:formula="of:=MOD(DEGREES(ATAN2([.C120];[.D120]));360)" office:value-type="float" office:value="353.07960670865">
            <text:p>353.1</text:p>
          </table:table-cell>
          <table:table-cell table:style-name="ce4" table:formula="of:=[.H120]-180" office:value-type="float" office:value="173.07960670865">
            <text:p>173.1</text:p>
          </table:table-cell>
          <table:table-cell table:style-name="ce6" table:formula="of:=ROUND(([.I120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120]*(360/[.B$2])" office:value-type="float" office:value="15">
            <text:p>15.0</text:p>
          </table:table-cell>
          <table:table-cell table:style-name="ce6" table:formula="of:=ROUND(( ([.I120]+(([.K120]/2)*(360/[.B$2])))/360)*[.B$2];0)" office:value-type="float" office:value="24">
            <text:p>24</text:p>
          </table:table-cell>
          <table:table-cell table:style-name="ce11" table:formula="of:=ROUND(( ([.I120]-(([.K120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23M1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38.588">
            <text:p>38.588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22.012">
            <text:p>22.012</text:p>
          </table:table-cell>
          <table:table-cell table:style-name="ce4" table:formula="of:=SQRT( ([.C121]^2) + ([.D121]^2) + ([.E121]^2) )" office:value-type="float" office:value="45.4208486050184">
            <text:p>45.4</text:p>
          </table:table-cell>
          <table:table-cell table:style-name="ce4" table:formula="of:=DEGREES(ASIN([.E121]/[.F121]))" office:value-type="float" office:value="28.9877927794008">
            <text:p>29.0</text:p>
          </table:table-cell>
          <table:table-cell table:style-name="ce4" table:formula="of:=MOD(DEGREES(ATAN2([.C121];[.D121]));360)" office:value-type="float" office:value="346.225379277768">
            <text:p>346.2</text:p>
          </table:table-cell>
          <table:table-cell table:style-name="ce4" table:formula="of:=[.H121]-180" office:value-type="float" office:value="166.225379277768">
            <text:p>166.2</text:p>
          </table:table-cell>
          <table:table-cell table:style-name="ce6" table:formula="of:=ROUND(([.I121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21]*(360/[.B$2])" office:value-type="float" office:value="15">
            <text:p>15.0</text:p>
          </table:table-cell>
          <table:table-cell table:style-name="ce6" table:formula="of:=ROUND(( ([.I121]+(([.K121]/2)*(360/[.B$2])))/360)*[.B$2];0)" office:value-type="float" office:value="23">
            <text:p>23</text:p>
          </table:table-cell>
          <table:table-cell table:style-name="ce11" table:formula="of:=ROUND(( ([.I121]-(([.K121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22M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32.858">
            <text:p>32.858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29.898">
            <text:p>29.898</text:p>
          </table:table-cell>
          <table:table-cell table:style-name="ce4" table:formula="of:=SQRT( ([.C122]^2) + ([.D122]^2) + ([.E122]^2) )" office:value-type="float" office:value="45.4205918939857">
            <text:p>45.4</text:p>
          </table:table-cell>
          <table:table-cell table:style-name="ce4" table:formula="of:=DEGREES(ASIN([.E122]/[.F122]))" office:value-type="float" office:value="41.1663687212437">
            <text:p>41.2</text:p>
          </table:table-cell>
          <table:table-cell table:style-name="ce4" table:formula="of:=MOD(DEGREES(ATAN2([.C122];[.D122]));360)" office:value-type="float" office:value="343.938597601503">
            <text:p>343.9</text:p>
          </table:table-cell>
          <table:table-cell table:style-name="ce4" table:formula="of:=[.H122]-180" office:value-type="float" office:value="163.938597601503">
            <text:p>163.9</text:p>
          </table:table-cell>
          <table:table-cell table:style-name="ce6" table:formula="of:=ROUND(([.I122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22]*(360/[.B$2])" office:value-type="float" office:value="15">
            <text:p>15.0</text:p>
          </table:table-cell>
          <table:table-cell table:style-name="ce6" table:formula="of:=ROUND(( ([.I122]+(([.K122]/2)*(360/[.B$2])))/360)*[.B$2];0)" office:value-type="float" office:value="23">
            <text:p>23</text:p>
          </table:table-cell>
          <table:table-cell table:style-name="ce11" table:formula="of:=ROUND(( ([.I122]-(([.K122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21M1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35.482">
            <text:p>35.482</text:p>
          </table:table-cell>
          <table:table-cell table:style-name="ce2" office:value-type="float" office:value="-11.811">
            <text:p>-11.811</text:p>
          </table:table-cell>
          <table:table-cell table:style-name="ce2" office:value-type="float" office:value="25.78">
            <text:p>25.78</text:p>
          </table:table-cell>
          <table:table-cell table:style-name="ce4" table:formula="of:=SQRT( ([.C123]^2) + ([.D123]^2) + ([.E123]^2) )" office:value-type="float" office:value="45.4211453510367">
            <text:p>45.4</text:p>
          </table:table-cell>
          <table:table-cell table:style-name="ce4" table:formula="of:=DEGREES(ASIN([.E123]/[.F123]))" office:value-type="float" office:value="34.5814388010804">
            <text:p>34.6</text:p>
          </table:table-cell>
          <table:table-cell table:style-name="ce4" table:formula="of:=MOD(DEGREES(ATAN2([.C123];[.D123]));360)" office:value-type="float" office:value="341.588791784699">
            <text:p>341.6</text:p>
          </table:table-cell>
          <table:table-cell table:style-name="ce4" table:formula="of:=[.H123]-180" office:value-type="float" office:value="161.588791784699">
            <text:p>161.6</text:p>
          </table:table-cell>
          <table:table-cell table:style-name="ce6" table:formula="of:=ROUND(([.I123]/360)*[.B$2];0)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4" table:formula="of:=[.K123]*(360/[.B$2])" office:value-type="float" office:value="22.5">
            <text:p>22.5</text:p>
          </table:table-cell>
          <table:table-cell table:style-name="ce6" table:formula="of:=ROUND(( ([.I123]+(([.K123]/2)*(360/[.B$2])))/360)*[.B$2];0)" office:value-type="float" office:value="23">
            <text:p>23</text:p>
          </table:table-cell>
          <table:table-cell table:style-name="ce11" table:formula="of:=ROUND(( ([.I123]-(([.K123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120M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34.335">
            <text:p>34.335</text:p>
          </table:table-cell>
          <table:table-cell table:style-name="ce2" office:value-type="float" office:value="-16.22">
            <text:p>-16.22</text:p>
          </table:table-cell>
          <table:table-cell table:style-name="ce2" office:value-type="float" office:value="24.947">
            <text:p>24.947</text:p>
          </table:table-cell>
          <table:table-cell table:style-name="ce4" table:formula="of:=SQRT( ([.C124]^2) + ([.D124]^2) + ([.E124]^2) )" office:value-type="float" office:value="45.4349362715521">
            <text:p>45.4</text:p>
          </table:table-cell>
          <table:table-cell table:style-name="ce4" table:formula="of:=DEGREES(ASIN([.E124]/[.F124]))" office:value-type="float" office:value="33.3032941146445">
            <text:p>33.3</text:p>
          </table:table-cell>
          <table:table-cell table:style-name="ce4" table:formula="of:=MOD(DEGREES(ATAN2([.C124];[.D124]));360)" office:value-type="float" office:value="334.713750478897">
            <text:p>334.7</text:p>
          </table:table-cell>
          <table:table-cell table:style-name="ce4" table:formula="of:=[.H124]-180" office:value-type="float" office:value="154.713750478897">
            <text:p>154.7</text:p>
          </table:table-cell>
          <table:table-cell table:style-name="ce6" table:formula="of:=ROUND(([.I124]/360)*[.B$2];0)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4" table:formula="of:=[.K124]*(360/[.B$2])" office:value-type="float" office:value="22.5">
            <text:p>22.5</text:p>
          </table:table-cell>
          <table:table-cell table:style-name="ce6" table:formula="of:=ROUND(( ([.I124]+(([.K124]/2)*(360/[.B$2])))/360)*[.B$2];0)" office:value-type="float" office:value="22">
            <text:p>22</text:p>
          </table:table-cell>
          <table:table-cell table:style-name="ce11" table:formula="of:=ROUND(( ([.I124]-(([.K124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119M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9.155">
            <text:p>29.155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32.589">
            <text:p>32.589</text:p>
          </table:table-cell>
          <table:table-cell table:style-name="ce4" table:formula="of:=SQRT( ([.C125]^2) + ([.D125]^2) + ([.E125]^2) )" office:value-type="float" office:value="45.4213721281073">
            <text:p>45.4</text:p>
          </table:table-cell>
          <table:table-cell table:style-name="ce4" table:formula="of:=DEGREES(ASIN([.E125]/[.F125]))" office:value-type="float" office:value="45.8469484537548">
            <text:p>45.8</text:p>
          </table:table-cell>
          <table:table-cell table:style-name="ce4" table:formula="of:=MOD(DEGREES(ATAN2([.C125];[.D125]));360)" office:value-type="float" office:value="337.142628683213">
            <text:p>337.1</text:p>
          </table:table-cell>
          <table:table-cell table:style-name="ce4" table:formula="of:=[.H125]-180" office:value-type="float" office:value="157.142628683213">
            <text:p>157.1</text:p>
          </table:table-cell>
          <table:table-cell table:style-name="ce6" table:formula="of:=ROUND(([.I125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125]*(360/[.B$2])" office:value-type="float" office:value="15">
            <text:p>15.0</text:p>
          </table:table-cell>
          <table:table-cell table:style-name="ce6" table:formula="of:=ROUND(( ([.I125]+(([.K125]/2)*(360/[.B$2])))/360)*[.B$2];0)" office:value-type="float" office:value="22">
            <text:p>22</text:p>
          </table:table-cell>
          <table:table-cell table:style-name="ce11" table:formula="of:=ROUND(( ([.I125]-(([.K125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118M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28.162">
            <text:p>28.162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31.1">
            <text:p>31.1</text:p>
          </table:table-cell>
          <table:table-cell table:style-name="ce4" table:formula="of:=SQRT( ([.C126]^2) + ([.D126]^2) + ([.E126]^2) )" office:value-type="float" office:value="45.4229266890631">
            <text:p>45.4</text:p>
          </table:table-cell>
          <table:table-cell table:style-name="ce4" table:formula="of:=DEGREES(ASIN([.E126]/[.F126]))" office:value-type="float" office:value="43.210152905154">
            <text:p>43.2</text:p>
          </table:table-cell>
          <table:table-cell table:style-name="ce4" table:formula="of:=MOD(DEGREES(ATAN2([.C126];[.D126]));360)" office:value-type="float" office:value="328.282633339462">
            <text:p>328.3</text:p>
          </table:table-cell>
          <table:table-cell table:style-name="ce4" table:formula="of:=[.H126]-180" office:value-type="float" office:value="148.282633339462">
            <text:p>148.3</text:p>
          </table:table-cell>
          <table:table-cell table:style-name="ce6" table:formula="of:=ROUND(([.I126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126]*(360/[.B$2])" office:value-type="float" office:value="15">
            <text:p>15.0</text:p>
          </table:table-cell>
          <table:table-cell table:style-name="ce6" table:formula="of:=ROUND(( ([.I126]+(([.K126]/2)*(360/[.B$2])))/360)*[.B$2];0)" office:value-type="float" office:value="21">
            <text:p>21</text:p>
          </table:table-cell>
          <table:table-cell table:style-name="ce11" table:formula="of:=ROUND(( ([.I126]-(([.K126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117M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24.031">
            <text:p>24.031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32.589">
            <text:p>32.589</text:p>
          </table:table-cell>
          <table:table-cell table:style-name="ce4" table:formula="of:=SQRT( ([.C127]^2) + ([.D127]^2) + ([.E127]^2) )" office:value-type="float" office:value="45.4219176829865">
            <text:p>45.4</text:p>
          </table:table-cell>
          <table:table-cell table:style-name="ce4" table:formula="of:=DEGREES(ASIN([.E127]/[.F127]))" office:value-type="float" office:value="45.8462396365824">
            <text:p>45.8</text:p>
          </table:table-cell>
          <table:table-cell table:style-name="ce4" table:formula="of:=MOD(DEGREES(ATAN2([.C127];[.D127]));360)" office:value-type="float" office:value="319.420703740339">
            <text:p>319.4</text:p>
          </table:table-cell>
          <table:table-cell table:style-name="ce4" table:formula="of:=[.H127]-180" office:value-type="float" office:value="139.420703740339">
            <text:p>139.4</text:p>
          </table:table-cell>
          <table:table-cell table:style-name="ce6" table:formula="of:=ROUND(([.I127]/360)*[.B$2];0)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4" table:formula="of:=[.K127]*(360/[.B$2])" office:value-type="float" office:value="22.5">
            <text:p>22.5</text:p>
          </table:table-cell>
          <table:table-cell table:style-name="ce6" table:formula="of:=ROUND(( ([.I127]+(([.K127]/2)*(360/[.B$2])))/360)*[.B$2];0)" office:value-type="float" office:value="20">
            <text:p>20</text:p>
          </table:table-cell>
          <table:table-cell table:style-name="ce11" table:formula="of:=ROUND(( ([.I127]-(([.K127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116M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30.718">
            <text:p>30.718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27.575">
            <text:p>27.575</text:p>
          </table:table-cell>
          <table:table-cell table:style-name="ce4" table:formula="of:=SQRT( ([.C128]^2) + ([.D128]^2) + ([.E128]^2) )" office:value-type="float" office:value="45.4357389507423">
            <text:p>45.4</text:p>
          </table:table-cell>
          <table:table-cell table:style-name="ce4" table:formula="of:=DEGREES(ASIN([.E128]/[.F128]))" office:value-type="float" office:value="37.3657681172573">
            <text:p>37.4</text:p>
          </table:table-cell>
          <table:table-cell table:style-name="ce4" table:formula="of:=MOD(DEGREES(ATAN2([.C128];[.D128]));360)" office:value-type="float" office:value="328.282212552384">
            <text:p>328.3</text:p>
          </table:table-cell>
          <table:table-cell table:style-name="ce4" table:formula="of:=[.H128]-180" office:value-type="float" office:value="148.282212552384">
            <text:p>148.3</text:p>
          </table:table-cell>
          <table:table-cell table:style-name="ce6" table:formula="of:=ROUND(([.I128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128]*(360/[.B$2])" office:value-type="float" office:value="15">
            <text:p>15.0</text:p>
          </table:table-cell>
          <table:table-cell table:style-name="ce6" table:formula="of:=ROUND(( ([.I128]+(([.K128]/2)*(360/[.B$2])))/360)*[.B$2];0)" office:value-type="float" office:value="21">
            <text:p>21</text:p>
          </table:table-cell>
          <table:table-cell table:style-name="ce11" table:formula="of:=ROUND(( ([.I128]-(([.K128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115M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29.864">
            <text:p>29.86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24.947">
            <text:p>24.947</text:p>
          </table:table-cell>
          <table:table-cell table:style-name="ce4" table:formula="of:=SQRT( ([.C129]^2) + ([.D129]^2) + ([.E129]^2) )" office:value-type="float" office:value="45.4356164368879">
            <text:p>45.4</text:p>
          </table:table-cell>
          <table:table-cell table:style-name="ce4" table:formula="of:=DEGREES(ASIN([.E129]/[.F129]))" office:value-type="float" office:value="33.3027306354125">
            <text:p>33.3</text:p>
          </table:table-cell>
          <table:table-cell table:style-name="ce4" table:formula="of:=MOD(DEGREES(ATAN2([.C129];[.D129]));360)" office:value-type="float" office:value="321.852942576127">
            <text:p>321.9</text:p>
          </table:table-cell>
          <table:table-cell table:style-name="ce4" table:formula="of:=[.H129]-180" office:value-type="float" office:value="141.852942576127">
            <text:p>141.9</text:p>
          </table:table-cell>
          <table:table-cell table:style-name="ce6" table:formula="of:=ROUND(([.I129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129]*(360/[.B$2])" office:value-type="float" office:value="15">
            <text:p>15.0</text:p>
          </table:table-cell>
          <table:table-cell table:style-name="ce6" table:formula="of:=ROUND(( ([.I129]+(([.K129]/2)*(360/[.B$2])))/360)*[.B$2];0)" office:value-type="float" office:value="20">
            <text:p>20</text:p>
          </table:table-cell>
          <table:table-cell table:style-name="ce11" table:formula="of:=ROUND(( ([.I129]-(([.K129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114M1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3.157">
            <text:p>23.157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29.898">
            <text:p>29.898</text:p>
          </table:table-cell>
          <table:table-cell table:style-name="ce4" table:formula="of:=SQRT( ([.C130]^2) + ([.D130]^2) + ([.E130]^2) )" office:value-type="float" office:value="45.4209424935238">
            <text:p>45.4</text:p>
          </table:table-cell>
          <table:table-cell table:style-name="ce4" table:formula="of:=DEGREES(ASIN([.E130]/[.F130]))" office:value-type="float" office:value="41.1659820111832">
            <text:p>41.2</text:p>
          </table:table-cell>
          <table:table-cell table:style-name="ce4" table:formula="of:=MOD(DEGREES(ATAN2([.C130];[.D130]));360)" office:value-type="float" office:value="312.628409991044">
            <text:p>312.6</text:p>
          </table:table-cell>
          <table:table-cell table:style-name="ce4" table:formula="of:=[.H130]-180" office:value-type="float" office:value="132.628409991044">
            <text:p>132.6</text:p>
          </table:table-cell>
          <table:table-cell table:style-name="ce6" table:formula="of:=ROUND(([.I130]/360)*[.B$2];0)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4" table:formula="of:=[.K130]*(360/[.B$2])" office:value-type="float" office:value="22.5">
            <text:p>22.5</text:p>
          </table:table-cell>
          <table:table-cell table:style-name="ce6" table:formula="of:=ROUND(( ([.I130]+(([.K130]/2)*(360/[.B$2])))/360)*[.B$2];0)" office:value-type="float" office:value="19">
            <text:p>19</text:p>
          </table:table-cell>
          <table:table-cell table:style-name="ce11" table:formula="of:=ROUND(( ([.I130]-(([.K130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113M1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26.434">
            <text:p>26.434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25.78">
            <text:p>25.78</text:p>
          </table:table-cell>
          <table:table-cell table:style-name="ce4" table:formula="of:=SQRT( ([.C131]^2) + ([.D131]^2) + ([.E131]^2) )" office:value-type="float" office:value="45.4222288312672">
            <text:p>45.4</text:p>
          </table:table-cell>
          <table:table-cell table:style-name="ce4" table:formula="of:=DEGREES(ASIN([.E131]/[.F131]))" office:value-type="float" office:value="34.5804966322342">
            <text:p>34.6</text:p>
          </table:table-cell>
          <table:table-cell table:style-name="ce4" table:formula="of:=MOD(DEGREES(ATAN2([.C131];[.D131]));360)" office:value-type="float" office:value="314.97833316564">
            <text:p>315.0</text:p>
          </table:table-cell>
          <table:table-cell table:style-name="ce4" table:formula="of:=[.H131]-180" office:value-type="float" office:value="134.97833316564">
            <text:p>135.0</text:p>
          </table:table-cell>
          <table:table-cell table:style-name="ce6" table:formula="of:=ROUND(([.I131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131]*(360/[.B$2])" office:value-type="float" office:value="15">
            <text:p>15.0</text:p>
          </table:table-cell>
          <table:table-cell table:style-name="ce6" table:formula="of:=ROUND(( ([.I131]+(([.K131]/2)*(360/[.B$2])))/360)*[.B$2];0)" office:value-type="float" office:value="19">
            <text:p>19</text:p>
          </table:table-cell>
          <table:table-cell table:style-name="ce11" table:formula="of:=ROUND(( ([.I131]-(([.K131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112M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25.719">
            <text:p>25.719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22.012">
            <text:p>22.012</text:p>
          </table:table-cell>
          <table:table-cell table:style-name="ce4" table:formula="of:=SQRT( ([.C132]^2) + ([.D132]^2) + ([.E132]^2) )" office:value-type="float" office:value="45.4208673849366">
            <text:p>45.4</text:p>
          </table:table-cell>
          <table:table-cell table:style-name="ce4" table:formula="of:=DEGREES(ASIN([.E132]/[.F132]))" office:value-type="float" office:value="28.9877796545431">
            <text:p>29.0</text:p>
          </table:table-cell>
          <table:table-cell table:style-name="ce4" table:formula="of:=MOD(DEGREES(ATAN2([.C132];[.D132]));360)" office:value-type="float" office:value="310.34085752227">
            <text:p>310.3</text:p>
          </table:table-cell>
          <table:table-cell table:style-name="ce4" table:formula="of:=[.H132]-180" office:value-type="float" office:value="130.34085752227">
            <text:p>130.3</text:p>
          </table:table-cell>
          <table:table-cell table:style-name="ce6" table:formula="of:=ROUND(([.I132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132]*(360/[.B$2])" office:value-type="float" office:value="22.5">
            <text:p>22.5</text:p>
          </table:table-cell>
          <table:table-cell table:style-name="ce6" table:formula="of:=ROUND(( ([.I132]+(([.K132]/2)*(360/[.B$2])))/360)*[.B$2];0)" office:value-type="float" office:value="19">
            <text:p>19</text:p>
          </table:table-cell>
          <table:table-cell table:style-name="ce11" table:formula="of:=ROUND(( ([.I132]-(([.K132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143M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9.216">
            <text:p>19.216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30.35">
            <text:p>30.35</text:p>
          </table:table-cell>
          <table:table-cell table:style-name="ce4" table:formula="of:=SQRT( ([.C133]^2) + ([.D133]^2) + ([.E133]^2) )" office:value-type="float" office:value="45.417754457921">
            <text:p>45.4</text:p>
          </table:table-cell>
          <table:table-cell table:style-name="ce4" table:formula="of:=DEGREES(ASIN([.E133]/[.F133]))" office:value-type="float" office:value="41.9314394871824">
            <text:p>41.9</text:p>
          </table:table-cell>
          <table:table-cell table:style-name="ce4" table:formula="of:=MOD(DEGREES(ATAN2([.C133];[.D133]));360)" office:value-type="float" office:value="304.660834410143">
            <text:p>304.7</text:p>
          </table:table-cell>
          <table:table-cell table:style-name="ce4" table:formula="of:=[.H133]-180" office:value-type="float" office:value="124.660834410143">
            <text:p>124.7</text:p>
          </table:table-cell>
          <table:table-cell table:style-name="ce6" table:formula="of:=ROUND(([.I133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133]*(360/[.B$2])" office:value-type="float" office:value="22.5">
            <text:p>22.5</text:p>
          </table:table-cell>
          <table:table-cell table:style-name="ce6" table:formula="of:=ROUND(( ([.I133]+(([.K133]/2)*(360/[.B$2])))/360)*[.B$2];0)" office:value-type="float" office:value="18">
            <text:p>18</text:p>
          </table:table-cell>
          <table:table-cell table:style-name="ce11" table:formula="of:=ROUND(( ([.I133]-(([.K133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142M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8.561">
            <text:p>18.561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26.657">
            <text:p>26.657</text:p>
          </table:table-cell>
          <table:table-cell table:style-name="ce4" table:formula="of:=SQRT( ([.C134]^2) + ([.D134]^2) + ([.E134]^2) )" office:value-type="float" office:value="45.4151293073134">
            <text:p>45.4</text:p>
          </table:table-cell>
          <table:table-cell table:style-name="ce4" table:formula="of:=DEGREES(ASIN([.E134]/[.F134]))" office:value-type="float" office:value="35.9417875046477">
            <text:p>35.9</text:p>
          </table:table-cell>
          <table:table-cell table:style-name="ce4" table:formula="of:=MOD(DEGREES(ATAN2([.C134];[.D134]));360)" office:value-type="float" office:value="300.31835342149">
            <text:p>300.3</text:p>
          </table:table-cell>
          <table:table-cell table:style-name="ce4" table:formula="of:=[.H134]-180" office:value-type="float" office:value="120.31835342149">
            <text:p>120.3</text:p>
          </table:table-cell>
          <table:table-cell table:style-name="ce6" table:formula="of:=ROUND(([.I134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134]*(360/[.B$2])" office:value-type="float" office:value="15">
            <text:p>15.0</text:p>
          </table:table-cell>
          <table:table-cell table:style-name="ce6" table:formula="of:=ROUND(( ([.I134]+(([.K134]/2)*(360/[.B$2])))/360)*[.B$2];0)" office:value-type="float" office:value="17">
            <text:p>17</text:p>
          </table:table-cell>
          <table:table-cell table:style-name="ce11" table:formula="of:=ROUND(( ([.I134]-(([.K134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141M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3.823">
            <text:p>13.823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26.61">
            <text:p>26.61</text:p>
          </table:table-cell>
          <table:table-cell table:style-name="ce4" table:formula="of:=SQRT( ([.C135]^2) + ([.D135]^2) + ([.E135]^2) )" office:value-type="float" office:value="45.3624610553704">
            <text:p>45.4</text:p>
          </table:table-cell>
          <table:table-cell table:style-name="ce4" table:formula="of:=DEGREES(ASIN([.E135]/[.F135]))" office:value-type="float" office:value="35.9166964573129">
            <text:p>35.9</text:p>
          </table:table-cell>
          <table:table-cell table:style-name="ce4" table:formula="of:=MOD(DEGREES(ATAN2([.C135];[.D135]));360)" office:value-type="float" office:value="292.102314112447">
            <text:p>292.1</text:p>
          </table:table-cell>
          <table:table-cell table:style-name="ce4" table:formula="of:=[.H135]-180" office:value-type="float" office:value="112.102314112447">
            <text:p>112.1</text:p>
          </table:table-cell>
          <table:table-cell table:style-name="ce6" table:formula="of:=ROUND(([.I135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135]*(360/[.B$2])" office:value-type="float" office:value="15">
            <text:p>15.0</text:p>
          </table:table-cell>
          <table:table-cell table:style-name="ce6" table:formula="of:=ROUND(( ([.I135]+(([.K135]/2)*(360/[.B$2])))/360)*[.B$2];0)" office:value-type="float" office:value="16">
            <text:p>16</text:p>
          </table:table-cell>
          <table:table-cell table:style-name="ce11" table:formula="of:=ROUND(( ([.I135]-(([.K135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140M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21.787">
            <text:p>21.78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22.437">
            <text:p>22.437</text:p>
          </table:table-cell>
          <table:table-cell table:style-name="ce4" table:formula="of:=SQRT( ([.C136]^2) + ([.D136]^2) + ([.E136]^2) )" office:value-type="float" office:value="45.4181303336014">
            <text:p>45.4</text:p>
          </table:table-cell>
          <table:table-cell table:style-name="ce4" table:formula="of:=DEGREES(ASIN([.E136]/[.F136]))" office:value-type="float" office:value="29.60447445294">
            <text:p>29.6</text:p>
          </table:table-cell>
          <table:table-cell table:style-name="ce4" table:formula="of:=MOD(DEGREES(ATAN2([.C136];[.D136]));360)" office:value-type="float" office:value="303.485237968723">
            <text:p>303.5</text:p>
          </table:table-cell>
          <table:table-cell table:style-name="ce4" table:formula="of:=[.H136]-180" office:value-type="float" office:value="123.485237968723">
            <text:p>123.5</text:p>
          </table:table-cell>
          <table:table-cell table:style-name="ce6" table:formula="of:=ROUND(([.I136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136]*(360/[.B$2])" office:value-type="float" office:value="22.5">
            <text:p>22.5</text:p>
          </table:table-cell>
          <table:table-cell table:style-name="ce6" table:formula="of:=ROUND(( ([.I136]+(([.K136]/2)*(360/[.B$2])))/360)*[.B$2];0)" office:value-type="float" office:value="18">
            <text:p>18</text:p>
          </table:table-cell>
          <table:table-cell table:style-name="ce11" table:formula="of:=ROUND(( ([.I136]-(([.K136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139M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20.672">
            <text:p>20.672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18.301">
            <text:p>18.301</text:p>
          </table:table-cell>
          <table:table-cell table:style-name="ce4" table:formula="of:=SQRT( ([.C137]^2) + ([.D137]^2) + ([.E137]^2) )" office:value-type="float" office:value="45.4363024573963">
            <text:p>45.4</text:p>
          </table:table-cell>
          <table:table-cell table:style-name="ce4" table:formula="of:=DEGREES(ASIN([.E137]/[.F137]))" office:value-type="float" office:value="23.7523139651352">
            <text:p>23.8</text:p>
          </table:table-cell>
          <table:table-cell table:style-name="ce4" table:formula="of:=MOD(DEGREES(ATAN2([.C137];[.D137]));360)" office:value-type="float" office:value="299.806399602583">
            <text:p>299.8</text:p>
          </table:table-cell>
          <table:table-cell table:style-name="ce4" table:formula="of:=[.H137]-180" office:value-type="float" office:value="119.806399602584">
            <text:p>119.8</text:p>
          </table:table-cell>
          <table:table-cell table:style-name="ce6" table:formula="of:=ROUND(([.I137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137]*(360/[.B$2])" office:value-type="float" office:value="15">
            <text:p>15.0</text:p>
          </table:table-cell>
          <table:table-cell table:style-name="ce6" table:formula="of:=ROUND(( ([.I137]+(([.K137]/2)*(360/[.B$2])))/360)*[.B$2];0)" office:value-type="float" office:value="17">
            <text:p>17</text:p>
          </table:table-cell>
          <table:table-cell table:style-name="ce11" table:formula="of:=ROUND(( ([.I137]-(([.K137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138M1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2.427">
            <text:p>12.427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22.315">
            <text:p>22.315</text:p>
          </table:table-cell>
          <table:table-cell table:style-name="ce4" table:formula="of:=SQRT( ([.C138]^2) + ([.D138]^2) + ([.E138]^2) )" office:value-type="float" office:value="45.3623158359447">
            <text:p>45.4</text:p>
          </table:table-cell>
          <table:table-cell table:style-name="ce4" table:formula="of:=DEGREES(ASIN([.E138]/[.F138]))" office:value-type="float" office:value="29.4673920925147">
            <text:p>29.5</text:p>
          </table:table-cell>
          <table:table-cell table:style-name="ce4" table:formula="of:=MOD(DEGREES(ATAN2([.C138];[.D138]));360)" office:value-type="float" office:value="288.339984289859">
            <text:p>288.3</text:p>
          </table:table-cell>
          <table:table-cell table:style-name="ce4" table:formula="of:=[.H138]-180" office:value-type="float" office:value="108.339984289859">
            <text:p>108.3</text:p>
          </table:table-cell>
          <table:table-cell table:style-name="ce6" table:formula="of:=ROUND(([.I138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138]*(360/[.B$2])" office:value-type="float" office:value="22.5">
            <text:p>22.5</text:p>
          </table:table-cell>
          <table:table-cell table:style-name="ce6" table:formula="of:=ROUND(( ([.I138]+(([.K138]/2)*(360/[.B$2])))/360)*[.B$2];0)" office:value-type="float" office:value="16">
            <text:p>16</text:p>
          </table:table-cell>
          <table:table-cell table:style-name="ce11" table:formula="of:=ROUND(( ([.I138]-(([.K138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137M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6.05">
            <text:p>16.05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18.226">
            <text:p>18.226</text:p>
          </table:table-cell>
          <table:table-cell table:style-name="ce4" table:formula="of:=SQRT( ([.C139]^2) + ([.D139]^2) + ([.E139]^2) )" office:value-type="float" office:value="45.3861051424332">
            <text:p>45.4</text:p>
          </table:table-cell>
          <table:table-cell table:style-name="ce4" table:formula="of:=DEGREES(ASIN([.E139]/[.F139]))" office:value-type="float" office:value="23.6767794646399">
            <text:p>23.7</text:p>
          </table:table-cell>
          <table:table-cell table:style-name="ce4" table:formula="of:=MOD(DEGREES(ATAN2([.C139];[.D139]));360)" office:value-type="float" office:value="292.714234930783">
            <text:p>292.7</text:p>
          </table:table-cell>
          <table:table-cell table:style-name="ce4" table:formula="of:=[.H139]-180" office:value-type="float" office:value="112.714234930783">
            <text:p>112.7</text:p>
          </table:table-cell>
          <table:table-cell table:style-name="ce6" table:formula="of:=ROUND(([.I139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139]*(360/[.B$2])" office:value-type="float" office:value="15">
            <text:p>15.0</text:p>
          </table:table-cell>
          <table:table-cell table:style-name="ce6" table:formula="of:=ROUND(( ([.I139]+(([.K139]/2)*(360/[.B$2])))/360)*[.B$2];0)" office:value-type="float" office:value="16">
            <text:p>16</text:p>
          </table:table-cell>
          <table:table-cell table:style-name="ce11" table:formula="of:=ROUND(( ([.I139]-(([.K139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136M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4.609">
            <text:p>14.609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13.896">
            <text:p>13.896</text:p>
          </table:table-cell>
          <table:table-cell table:style-name="ce4" table:formula="of:=SQRT( ([.C140]^2) + ([.D140]^2) + ([.E140]^2) )" office:value-type="float" office:value="45.4356224343851">
            <text:p>45.4</text:p>
          </table:table-cell>
          <table:table-cell table:style-name="ce4" table:formula="of:=DEGREES(ASIN([.E140]/[.F140]))" office:value-type="float" office:value="17.8086666994292">
            <text:p>17.8</text:p>
          </table:table-cell>
          <table:table-cell table:style-name="ce4" table:formula="of:=MOD(DEGREES(ATAN2([.C140];[.D140]));360)" office:value-type="float" office:value="289.737662831651">
            <text:p>289.7</text:p>
          </table:table-cell>
          <table:table-cell table:style-name="ce4" table:formula="of:=[.H140]-180" office:value-type="float" office:value="109.737662831651">
            <text:p>109.7</text:p>
          </table:table-cell>
          <table:table-cell table:style-name="ce6" table:formula="of:=ROUND(([.I140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140]*(360/[.B$2])" office:value-type="float" office:value="15">
            <text:p>15.0</text:p>
          </table:table-cell>
          <table:table-cell table:style-name="ce6" table:formula="of:=ROUND(( ([.I140]+(([.K140]/2)*(360/[.B$2])))/360)*[.B$2];0)" office:value-type="float" office:value="16">
            <text:p>16</text:p>
          </table:table-cell>
          <table:table-cell table:style-name="ce11" table:formula="of:=ROUND(( ([.I140]-(([.K140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135M1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7.047">
            <text:p>7.047</text:p>
          </table:table-cell>
          <table:table-cell table:style-name="ce2" office:value-type="float" office:value="-39.214">
            <text:p>-39.214</text:p>
          </table:table-cell>
          <table:table-cell table:style-name="ce2" office:value-type="float" office:value="21.687">
            <text:p>21.687</text:p>
          </table:table-cell>
          <table:table-cell table:style-name="ce4" table:formula="of:=SQRT( ([.C141]^2) + ([.D141]^2) + ([.E141]^2) )" office:value-type="float" office:value="45.3621425199472">
            <text:p>45.4</text:p>
          </table:table-cell>
          <table:table-cell table:style-name="ce4" table:formula="of:=DEGREES(ASIN([.E141]/[.F141]))" office:value-type="float" office:value="28.5604625243725">
            <text:p>28.6</text:p>
          </table:table-cell>
          <table:table-cell table:style-name="ce4" table:formula="of:=MOD(DEGREES(ATAN2([.C141];[.D141]));360)" office:value-type="float" office:value="280.18766919473">
            <text:p>280.2</text:p>
          </table:table-cell>
          <table:table-cell table:style-name="ce4" table:formula="of:=[.H141]-180" office:value-type="float" office:value="100.18766919473">
            <text:p>100.2</text:p>
          </table:table-cell>
          <table:table-cell table:style-name="ce6" table:formula="of:=ROUND(([.I141]/360)*[.B$2];0)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4" table:formula="of:=[.K141]*(360/[.B$2])" office:value-type="float" office:value="15">
            <text:p>15.0</text:p>
          </table:table-cell>
          <table:table-cell table:style-name="ce6" table:formula="of:=ROUND(( ([.I141]+(([.K141]/2)*(360/[.B$2])))/360)*[.B$2];0)" office:value-type="float" office:value="14">
            <text:p>14</text:p>
          </table:table-cell>
          <table:table-cell table:style-name="ce11" table:formula="of:=ROUND(( ([.I141]-(([.K141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134M1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5.603">
            <text:p>5.603</text:p>
          </table:table-cell>
          <table:table-cell table:style-name="ce2" office:value-type="float" office:value="-41.639">
            <text:p>-41.639</text:p>
          </table:table-cell>
          <table:table-cell table:style-name="ce2" office:value-type="float" office:value="17.243">
            <text:p>17.243</text:p>
          </table:table-cell>
          <table:table-cell table:style-name="ce4" table:formula="of:=SQRT( ([.C142]^2) + ([.D142]^2) + ([.E142]^2) )" office:value-type="float" office:value="45.4149862820633">
            <text:p>45.4</text:p>
          </table:table-cell>
          <table:table-cell table:style-name="ce4" table:formula="of:=DEGREES(ASIN([.E142]/[.F142]))" office:value-type="float" office:value="22.3136416219675">
            <text:p>22.3</text:p>
          </table:table-cell>
          <table:table-cell table:style-name="ce4" table:formula="of:=MOD(DEGREES(ATAN2([.C142];[.D142]));360)" office:value-type="float" office:value="277.663763317707">
            <text:p>277.7</text:p>
          </table:table-cell>
          <table:table-cell table:style-name="ce4" table:formula="of:=[.H142]-180" office:value-type="float" office:value="97.6637633177067">
            <text:p>97.7</text:p>
          </table:table-cell>
          <table:table-cell table:style-name="ce6" table:formula="of:=ROUND(([.I142]/360)*[.B$2];0)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4" table:formula="of:=[.K142]*(360/[.B$2])" office:value-type="float" office:value="15">
            <text:p>15.0</text:p>
          </table:table-cell>
          <table:table-cell table:style-name="ce6" table:formula="of:=ROUND(( ([.I142]+(([.K142]/2)*(360/[.B$2])))/360)*[.B$2];0)" office:value-type="float" office:value="14">
            <text:p>14</text:p>
          </table:table-cell>
          <table:table-cell table:style-name="ce11" table:formula="of:=ROUND(( ([.I142]-(([.K142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133M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16.562">
            <text:p>16.562</text:p>
          </table:table-cell>
          <table:table-cell table:style-name="ce4" table:formula="of:=SQRT( ([.C143]^2) + ([.D143]^2) + ([.E143]^2) )" office:value-type="float" office:value="45.4180750803026">
            <text:p>45.4</text:p>
          </table:table-cell>
          <table:table-cell table:style-name="ce4" table:formula="of:=DEGREES(ASIN([.E143]/[.F143]))" office:value-type="float" office:value="21.3864496791463">
            <text:p>21.4</text:p>
          </table:table-cell>
          <table:table-cell table:style-name="ce4" table:formula="of:=MOD(DEGREES(ATAN2([.C143];[.D143]));360)" office:value-type="float" office:value="270.325155816057">
            <text:p>270.3</text:p>
          </table:table-cell>
          <table:table-cell table:style-name="ce4" table:formula="of:=[.H143]-180" office:value-type="float" office:value="90.3251558160571">
            <text:p>90.3</text:p>
          </table:table-cell>
          <table:table-cell table:style-name="ce6" table:formula="of:=ROUND(([.I143]/360)*[.B$2];0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4" table:formula="of:=[.K143]*(360/[.B$2])" office:value-type="float" office:value="15">
            <text:p>15.0</text:p>
          </table:table-cell>
          <table:table-cell table:style-name="ce6" table:formula="of:=ROUND(( ([.I143]+(([.K143]/2)*(360/[.B$2])))/360)*[.B$2];0)" office:value-type="float" office:value="13">
            <text:p>13</text:p>
          </table:table-cell>
          <table:table-cell table:style-name="ce11" table:formula="of:=ROUND(( ([.I143]-(([.K143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132M1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9.541">
            <text:p>9.541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13.54">
            <text:p>13.54</text:p>
          </table:table-cell>
          <table:table-cell table:style-name="ce4" table:formula="of:=SQRT( ([.C144]^2) + ([.D144]^2) + ([.E144]^2) )" office:value-type="float" office:value="45.4181283299962">
            <text:p>45.4</text:p>
          </table:table-cell>
          <table:table-cell table:style-name="ce4" table:formula="of:=DEGREES(ASIN([.E144]/[.F144]))" office:value-type="float" office:value="17.3446516268481">
            <text:p>17.3</text:p>
          </table:table-cell>
          <table:table-cell table:style-name="ce4" table:formula="of:=MOD(DEGREES(ATAN2([.C144];[.D144]));360)" office:value-type="float" office:value="282.713584997046">
            <text:p>282.7</text:p>
          </table:table-cell>
          <table:table-cell table:style-name="ce4" table:formula="of:=[.H144]-180" office:value-type="float" office:value="102.713584997046">
            <text:p>102.7</text:p>
          </table:table-cell>
          <table:table-cell table:style-name="ce6" table:formula="of:=ROUND(([.I144]/360)*[.B$2];0)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4" table:formula="of:=[.K144]*(360/[.B$2])" office:value-type="float" office:value="15">
            <text:p>15.0</text:p>
          </table:table-cell>
          <table:table-cell table:style-name="ce6" table:formula="of:=ROUND(( ([.I144]+(([.K144]/2)*(360/[.B$2])))/360)*[.B$2];0)" office:value-type="float" office:value="15">
            <text:p>15</text:p>
          </table:table-cell>
          <table:table-cell table:style-name="ce11" table:formula="of:=ROUND(( ([.I144]-(([.K144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131M1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.123">
            <text:p>8.123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9.227">
            <text:p>9.227</text:p>
          </table:table-cell>
          <table:table-cell table:style-name="ce4" table:formula="of:=SQRT( ([.C145]^2) + ([.D145]^2) + ([.E145]^2) )" office:value-type="float" office:value="45.4202188788209">
            <text:p>45.4</text:p>
          </table:table-cell>
          <table:table-cell table:style-name="ce4" table:formula="of:=DEGREES(ASIN([.E145]/[.F145]))" office:value-type="float" office:value="11.7210718680405">
            <text:p>11.7</text:p>
          </table:table-cell>
          <table:table-cell table:style-name="ce4" table:formula="of:=MOD(DEGREES(ATAN2([.C145];[.D145]));360)" office:value-type="float" office:value="280.52413192944">
            <text:p>280.5</text:p>
          </table:table-cell>
          <table:table-cell table:style-name="ce4" table:formula="of:=[.H145]-180" office:value-type="float" office:value="100.52413192944">
            <text:p>100.5</text:p>
          </table:table-cell>
          <table:table-cell table:style-name="ce6" table:formula="of:=ROUND(([.I145]/360)*[.B$2];0)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4" table:formula="of:=[.K145]*(360/[.B$2])" office:value-type="float" office:value="15">
            <text:p>15.0</text:p>
          </table:table-cell>
          <table:table-cell table:style-name="ce6" table:formula="of:=ROUND(( ([.I145]+(([.K145]/2)*(360/[.B$2])))/360)*[.B$2];0)" office:value-type="float" office:value="14">
            <text:p>14</text:p>
          </table:table-cell>
          <table:table-cell table:style-name="ce11" table:formula="of:=ROUND(( ([.I145]-(([.K145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130M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-1.148">
            <text:p>-1.148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12.24">
            <text:p>12.24</text:p>
          </table:table-cell>
          <table:table-cell table:style-name="ce4" table:formula="of:=SQRT( ([.C146]^2) + ([.D146]^2) + ([.E146]^2) )" office:value-type="float" office:value="45.4203823079463">
            <text:p>45.4</text:p>
          </table:table-cell>
          <table:table-cell table:style-name="ce4" table:formula="of:=DEGREES(ASIN([.E146]/[.F146]))" office:value-type="float" office:value="15.6334773056801">
            <text:p>15.6</text:p>
          </table:table-cell>
          <table:table-cell table:style-name="ce4" table:formula="of:=MOD(DEGREES(ATAN2([.C146];[.D146]));360)" office:value-type="float" office:value="268.496044653016">
            <text:p>268.5</text:p>
          </table:table-cell>
          <table:table-cell table:style-name="ce4" table:formula="of:=[.H146]-180" office:value-type="float" office:value="88.4960446530158">
            <text:p>88.5</text:p>
          </table:table-cell>
          <table:table-cell table:style-name="ce6" table:formula="of:=ROUND(([.I146]/360)*[.B$2];0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4" table:formula="of:=[.K146]*(360/[.B$2])" office:value-type="float" office:value="15">
            <text:p>15.0</text:p>
          </table:table-cell>
          <table:table-cell table:style-name="ce6" table:formula="of:=ROUND(( ([.I146]+(([.K146]/2)*(360/[.B$2])))/360)*[.B$2];0)" office:value-type="float" office:value="13">
            <text:p>13</text:p>
          </table:table-cell>
          <table:table-cell table:style-name="ce11" table:formula="of:=ROUND(( ([.I146]-(([.K146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129M1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2.797">
            <text:p>2.797</text:p>
          </table:table-cell>
          <table:table-cell table:style-name="ce2" office:value-type="float" office:value="-44.51">
            <text:p>-44.51</text:p>
          </table:table-cell>
          <table:table-cell table:style-name="ce2" office:value-type="float" office:value="8.608">
            <text:p>8.608</text:p>
          </table:table-cell>
          <table:table-cell table:style-name="ce4" table:formula="of:=SQRT( ([.C147]^2) + ([.D147]^2) + ([.E147]^2) )" office:value-type="float" office:value="45.4209310010264">
            <text:p>45.4</text:p>
          </table:table-cell>
          <table:table-cell table:style-name="ce4" table:formula="of:=DEGREES(ASIN([.E147]/[.F147]))" office:value-type="float" office:value="10.9245486550177">
            <text:p>10.9</text:p>
          </table:table-cell>
          <table:table-cell table:style-name="ce4" table:formula="of:=MOD(DEGREES(ATAN2([.C147];[.D147]));360)" office:value-type="float" office:value="273.595727958265">
            <text:p>273.6</text:p>
          </table:table-cell>
          <table:table-cell table:style-name="ce4" table:formula="of:=[.H147]-180" office:value-type="float" office:value="93.5957279582655">
            <text:p>93.6</text:p>
          </table:table-cell>
          <table:table-cell table:style-name="ce6" table:formula="of:=ROUND(([.I147]/360)*[.B$2];0)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4" table:formula="of:=[.K147]*(360/[.B$2])" office:value-type="float" office:value="22.5">
            <text:p>22.5</text:p>
          </table:table-cell>
          <table:table-cell table:style-name="ce6" table:formula="of:=ROUND(( ([.I147]+(([.K147]/2)*(360/[.B$2])))/360)*[.B$2];0)" office:value-type="float" office:value="14">
            <text:p>14</text:p>
          </table:table-cell>
          <table:table-cell table:style-name="ce11" table:formula="of:=ROUND(( ([.I147]-(([.K147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128M1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.382">
            <text:p>1.382</text:p>
          </table:table-cell>
          <table:table-cell table:style-name="ce2" office:value-type="float" office:value="-45.214">
            <text:p>-45.214</text:p>
          </table:table-cell>
          <table:table-cell table:style-name="ce2" office:value-type="float" office:value="4.254">
            <text:p>4.254</text:p>
          </table:table-cell>
          <table:table-cell table:style-name="ce4" table:formula="of:=SQRT( ([.C148]^2) + ([.D148]^2) + ([.E148]^2) )" office:value-type="float" office:value="45.4347029923163">
            <text:p>45.4</text:p>
          </table:table-cell>
          <table:table-cell table:style-name="ce4" table:formula="of:=DEGREES(ASIN([.E148]/[.F148]))" office:value-type="float" office:value="5.37240821835189">
            <text:p>5.4</text:p>
          </table:table-cell>
          <table:table-cell table:style-name="ce4" table:formula="of:=MOD(DEGREES(ATAN2([.C148];[.D148]));360)" office:value-type="float" office:value="271.750743616206">
            <text:p>271.8</text:p>
          </table:table-cell>
          <table:table-cell table:style-name="ce4" table:formula="of:=[.H148]-180" office:value-type="float" office:value="91.7507436162058">
            <text:p>91.8</text:p>
          </table:table-cell>
          <table:table-cell table:style-name="ce6" table:formula="of:=ROUND(([.I148]/360)*[.B$2];0)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4" table:formula="of:=[.K148]*(360/[.B$2])" office:value-type="float" office:value="15">
            <text:p>15.0</text:p>
          </table:table-cell>
          <table:table-cell table:style-name="ce6" table:formula="of:=ROUND(( ([.I148]+(([.K148]/2)*(360/[.B$2])))/360)*[.B$2];0)" office:value-type="float" office:value="13">
            <text:p>13</text:p>
          </table:table-cell>
          <table:table-cell table:style-name="ce11" table:formula="of:=ROUND(( ([.I148]-(([.K148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159M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3.619">
            <text:p>3.619</text:p>
          </table:table-cell>
          <table:table-cell table:style-name="ce2" office:value-type="float" office:value="45.214">
            <text:p>45.214</text:p>
          </table:table-cell>
          <table:table-cell table:style-name="ce2" office:value-type="float" office:value="-2.629">
            <text:p>-2.629</text:p>
          </table:table-cell>
          <table:table-cell table:style-name="ce4" table:formula="of:=SQRT( ([.C149]^2) + ([.D149]^2) + ([.E149]^2) )" office:value-type="float" office:value="45.4347289856559">
            <text:p>45.4</text:p>
          </table:table-cell>
          <table:table-cell table:style-name="ce4" table:formula="of:=DEGREES(ASIN([.E149]/[.F149]))" office:value-type="float" office:value="-3.31717147474321">
            <text:p>-3.3</text:p>
          </table:table-cell>
          <table:table-cell table:style-name="ce4" table:formula="of:=MOD(DEGREES(ATAN2([.C149];[.D149]));360)" office:value-type="float" office:value="85.4237115371789">
            <text:p>85.4</text:p>
          </table:table-cell>
          <table:table-cell table:style-name="ce4" table:formula="of:=[.H149]-180" office:value-type="float" office:value="-94.5762884628211">
            <text:p>-94.6</text:p>
          </table:table-cell>
          <table:table-cell table:style-name="ce6" table:formula="of:=ROUND(([.I149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149]*(360/[.B$2])" office:value-type="float" office:value="15">
            <text:p>15.0</text:p>
          </table:table-cell>
          <table:table-cell table:style-name="ce6" table:formula="of:=ROUND(( ([.I149]+(([.K149]/2)*(360/[.B$2])))/360)*[.B$2];0)" office:value-type="float" office:value="-12">
            <text:p>-12</text:p>
          </table:table-cell>
          <table:table-cell table:style-name="ce11" table:formula="of:=ROUND(( ([.I149]-(([.K149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158M1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7.322">
            <text:p>7.322</text:p>
          </table:table-cell>
          <table:table-cell table:style-name="ce2" office:value-type="float" office:value="44.51">
            <text:p>44.51</text:p>
          </table:table-cell>
          <table:table-cell table:style-name="ce2" office:value-type="float" office:value="-5.32">
            <text:p>-5.32</text:p>
          </table:table-cell>
          <table:table-cell table:style-name="ce4" table:formula="of:=SQRT( ([.C150]^2) + ([.D150]^2) + ([.E150]^2) )" office:value-type="float" office:value="45.4208562666976">
            <text:p>45.4</text:p>
          </table:table-cell>
          <table:table-cell table:style-name="ce4" table:formula="of:=DEGREES(ASIN([.E150]/[.F150]))" office:value-type="float" office:value="-6.72631144570791">
            <text:p>-6.7</text:p>
          </table:table-cell>
          <table:table-cell table:style-name="ce4" table:formula="of:=MOD(DEGREES(ATAN2([.C150];[.D150]));360)" office:value-type="float" office:value="80.6583741626273">
            <text:p>80.7</text:p>
          </table:table-cell>
          <table:table-cell table:style-name="ce4" table:formula="of:=[.H150]-180" office:value-type="float" office:value="-99.3416258373727">
            <text:p>-99.3</text:p>
          </table:table-cell>
          <table:table-cell table:style-name="ce6" table:formula="of:=ROUND(([.I150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150]*(360/[.B$2])" office:value-type="float" office:value="15">
            <text:p>15.0</text:p>
          </table:table-cell>
          <table:table-cell table:style-name="ce6" table:formula="of:=ROUND(( ([.I150]+(([.K150]/2)*(360/[.B$2])))/360)*[.B$2];0)" office:value-type="float" office:value="-12">
            <text:p>-12</text:p>
          </table:table-cell>
          <table:table-cell table:style-name="ce11" table:formula="of:=ROUND(( ([.I150]-(([.K150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157M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1.996">
            <text:p>11.99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-2.69">
            <text:p>-2.69</text:p>
          </table:table-cell>
          <table:table-cell table:style-name="ce4" table:formula="of:=SQRT( ([.C151]^2) + ([.D151]^2) + ([.E151]^2) )" office:value-type="float" office:value="45.4204330780762">
            <text:p>45.4</text:p>
          </table:table-cell>
          <table:table-cell table:style-name="ce4" table:formula="of:=DEGREES(ASIN([.E151]/[.F151]))" office:value-type="float" office:value="-3.39529764765859">
            <text:p>-3.4</text:p>
          </table:table-cell>
          <table:table-cell table:style-name="ce4" table:formula="of:=MOD(DEGREES(ATAN2([.C151];[.D151]));360)" office:value-type="float" office:value="74.6583219691835">
            <text:p>74.7</text:p>
          </table:table-cell>
          <table:table-cell table:style-name="ce4" table:formula="of:=[.H151]-180" office:value-type="float" office:value="-105.341678030817">
            <text:p>-105.3</text:p>
          </table:table-cell>
          <table:table-cell table:style-name="ce6" table:formula="of:=ROUND(([.I151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51]*(360/[.B$2])" office:value-type="float" office:value="15">
            <text:p>15.0</text:p>
          </table:table-cell>
          <table:table-cell table:style-name="ce6" table:formula="of:=ROUND(( ([.I151]+(([.K151]/2)*(360/[.B$2])))/360)*[.B$2];0)" office:value-type="float" office:value="-13">
            <text:p>-13</text:p>
          </table:table-cell>
          <table:table-cell table:style-name="ce11" table:formula="of:=ROUND(( ([.I151]-(([.K151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156M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6.266">
            <text:p>6.26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-10.577">
            <text:p>-10.577</text:p>
          </table:table-cell>
          <table:table-cell table:style-name="ce4" table:formula="of:=SQRT( ([.C152]^2) + ([.D152]^2) + ([.E152]^2) )" office:value-type="float" office:value="45.4203843004438">
            <text:p>45.4</text:p>
          </table:table-cell>
          <table:table-cell table:style-name="ce4" table:formula="of:=DEGREES(ASIN([.E152]/[.F152]))" office:value-type="float" office:value="-13.4660415219335">
            <text:p>-13.5</text:p>
          </table:table-cell>
          <table:table-cell table:style-name="ce4" table:formula="of:=MOD(DEGREES(ATAN2([.C152];[.D152]));360)" office:value-type="float" office:value="81.8447663909338">
            <text:p>81.8</text:p>
          </table:table-cell>
          <table:table-cell table:style-name="ce4" table:formula="of:=[.H152]-180" office:value-type="float" office:value="-98.1552336090662">
            <text:p>-98.2</text:p>
          </table:table-cell>
          <table:table-cell table:style-name="ce6" table:formula="of:=ROUND(([.I152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152]*(360/[.B$2])" office:value-type="float" office:value="15">
            <text:p>15.0</text:p>
          </table:table-cell>
          <table:table-cell table:style-name="ce6" table:formula="of:=ROUND(( ([.I152]+(([.K152]/2)*(360/[.B$2])))/360)*[.B$2];0)" office:value-type="float" office:value="-12">
            <text:p>-12</text:p>
          </table:table-cell>
          <table:table-cell table:style-name="ce11" table:formula="of:=ROUND(( ([.I152]-(([.K152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155M1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9.929">
            <text:p>9.929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-13.258">
            <text:p>-13.258</text:p>
          </table:table-cell>
          <table:table-cell table:style-name="ce4" table:formula="of:=SQRT( ([.C153]^2) + ([.D153]^2) + ([.E153]^2) )" office:value-type="float" office:value="45.4180988703843">
            <text:p>45.4</text:p>
          </table:table-cell>
          <table:table-cell table:style-name="ce4" table:formula="of:=DEGREES(ASIN([.E153]/[.F153]))" office:value-type="float" office:value="-16.9723432294258">
            <text:p>-17.0</text:p>
          </table:table-cell>
          <table:table-cell table:style-name="ce4" table:formula="of:=MOD(DEGREES(ATAN2([.C153];[.D153]));360)" office:value-type="float" office:value="76.78719729342">
            <text:p>76.8</text:p>
          </table:table-cell>
          <table:table-cell table:style-name="ce4" table:formula="of:=[.H153]-180" office:value-type="float" office:value="-103.21280270658">
            <text:p>-103.2</text:p>
          </table:table-cell>
          <table:table-cell table:style-name="ce6" table:formula="of:=ROUND(([.I153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53]*(360/[.B$2])" office:value-type="float" office:value="15">
            <text:p>15.0</text:p>
          </table:table-cell>
          <table:table-cell table:style-name="ce6" table:formula="of:=ROUND(( ([.I153]+(([.K153]/2)*(360/[.B$2])))/360)*[.B$2];0)" office:value-type="float" office:value="-13">
            <text:p>-13</text:p>
          </table:table-cell>
          <table:table-cell table:style-name="ce11" table:formula="of:=ROUND(( ([.I153]-(([.K153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154M1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.678">
            <text:p>15.678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-5.346">
            <text:p>-5.346</text:p>
          </table:table-cell>
          <table:table-cell table:style-name="ce4" table:formula="of:=SQRT( ([.C154]^2) + ([.D154]^2) + ([.E154]^2) )" office:value-type="float" office:value="45.4183167895949">
            <text:p>45.4</text:p>
          </table:table-cell>
          <table:table-cell table:style-name="ce4" table:formula="of:=DEGREES(ASIN([.E154]/[.F154]))" office:value-type="float" office:value="-6.75971707358461">
            <text:p>-6.8</text:p>
          </table:table-cell>
          <table:table-cell table:style-name="ce4" table:formula="of:=MOD(DEGREES(ATAN2([.C154];[.D154]));360)" office:value-type="float" office:value="69.6589501050408">
            <text:p>69.7</text:p>
          </table:table-cell>
          <table:table-cell table:style-name="ce4" table:formula="of:=[.H154]-180" office:value-type="float" office:value="-110.341049894959">
            <text:p>-110.3</text:p>
          </table:table-cell>
          <table:table-cell table:style-name="ce6" table:formula="of:=ROUND(([.I154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54]*(360/[.B$2])" office:value-type="float" office:value="15">
            <text:p>15.0</text:p>
          </table:table-cell>
          <table:table-cell table:style-name="ce6" table:formula="of:=ROUND(( ([.I154]+(([.K154]/2)*(360/[.B$2])))/360)*[.B$2];0)" office:value-type="float" office:value="-14">
            <text:p>-14</text:p>
          </table:table-cell>
          <table:table-cell table:style-name="ce11" table:formula="of:=ROUND(( ([.I154]-(([.K154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153M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4.668">
            <text:p>14.668</text:p>
          </table:table-cell>
          <table:table-cell table:style-name="ce2" office:value-type="float" office:value="41.639">
            <text:p>41.639</text:p>
          </table:table-cell>
          <table:table-cell table:style-name="ce2" office:value-type="float" office:value="-10.656">
            <text:p>-10.656</text:p>
          </table:table-cell>
          <table:table-cell table:style-name="ce4" table:formula="of:=SQRT( ([.C155]^2) + ([.D155]^2) + ([.E155]^2) )" office:value-type="float" office:value="45.4148310687159">
            <text:p>45.4</text:p>
          </table:table-cell>
          <table:table-cell table:style-name="ce4" table:formula="of:=DEGREES(ASIN([.E155]/[.F155]))" office:value-type="float" office:value="-13.5702265062296">
            <text:p>-13.6</text:p>
          </table:table-cell>
          <table:table-cell table:style-name="ce4" table:formula="of:=MOD(DEGREES(ATAN2([.C155];[.D155]));360)" office:value-type="float" office:value="70.5943770040356">
            <text:p>70.6</text:p>
          </table:table-cell>
          <table:table-cell table:style-name="ce4" table:formula="of:=[.H155]-180" office:value-type="float" office:value="-109.405622995964">
            <text:p>-109.4</text:p>
          </table:table-cell>
          <table:table-cell table:style-name="ce6" table:formula="of:=ROUND(([.I155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55]*(360/[.B$2])" office:value-type="float" office:value="15">
            <text:p>15.0</text:p>
          </table:table-cell>
          <table:table-cell table:style-name="ce6" table:formula="of:=ROUND(( ([.I155]+(([.K155]/2)*(360/[.B$2])))/360)*[.B$2];0)" office:value-type="float" office:value="-14">
            <text:p>-14</text:p>
          </table:table-cell>
          <table:table-cell table:style-name="ce11" table:formula="of:=ROUND(( ([.I155]-(([.K155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152M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8.449">
            <text:p>18.449</text:p>
          </table:table-cell>
          <table:table-cell table:style-name="ce2" office:value-type="float" office:value="39.214">
            <text:p>39.214</text:p>
          </table:table-cell>
          <table:table-cell table:style-name="ce2" office:value-type="float" office:value="-13.403">
            <text:p>-13.403</text:p>
          </table:table-cell>
          <table:table-cell table:style-name="ce4" table:formula="of:=SQRT( ([.C156]^2) + ([.D156]^2) + ([.E156]^2) )" office:value-type="float" office:value="45.3623611157973">
            <text:p>45.4</text:p>
          </table:table-cell>
          <table:table-cell table:style-name="ce4" table:formula="of:=DEGREES(ASIN([.E156]/[.F156]))" office:value-type="float" office:value="-17.1854360795777">
            <text:p>-17.2</text:p>
          </table:table-cell>
          <table:table-cell table:style-name="ce4" table:formula="of:=MOD(DEGREES(ATAN2([.C156];[.D156]));360)" office:value-type="float" office:value="64.8044354306672">
            <text:p>64.8</text:p>
          </table:table-cell>
          <table:table-cell table:style-name="ce4" table:formula="of:=[.H156]-180" office:value-type="float" office:value="-115.195564569333">
            <text:p>-115.2</text:p>
          </table:table-cell>
          <table:table-cell table:style-name="ce6" table:formula="of:=ROUND(([.I156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56]*(360/[.B$2])" office:value-type="float" office:value="15">
            <text:p>15.0</text:p>
          </table:table-cell>
          <table:table-cell table:style-name="ce6" table:formula="of:=ROUND(( ([.I156]+(([.K156]/2)*(360/[.B$2])))/360)*[.B$2];0)" office:value-type="float" office:value="-14">
            <text:p>-14</text:p>
          </table:table-cell>
          <table:table-cell table:style-name="ce11" table:formula="of:=ROUND(( ([.I156]-(([.K156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151M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9.987">
            <text:p>19.987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-2.655">
            <text:p>-2.655</text:p>
          </table:table-cell>
          <table:table-cell table:style-name="ce4" table:formula="of:=SQRT( ([.C157]^2) + ([.D157]^2) + ([.E157]^2) )" office:value-type="float" office:value="45.4357049356561">
            <text:p>45.4</text:p>
          </table:table-cell>
          <table:table-cell table:style-name="ce4" table:formula="of:=DEGREES(ASIN([.E157]/[.F157]))" office:value-type="float" office:value="-3.3499424893236">
            <text:p>-3.3</text:p>
          </table:table-cell>
          <table:table-cell table:style-name="ce4" table:formula="of:=MOD(DEGREES(ATAN2([.C157];[.D157]));360)" office:value-type="float" office:value="63.854684406567">
            <text:p>63.9</text:p>
          </table:table-cell>
          <table:table-cell table:style-name="ce4" table:formula="of:=[.H157]-180" office:value-type="float" office:value="-116.145315593433">
            <text:p>-116.1</text:p>
          </table:table-cell>
          <table:table-cell table:style-name="ce6" table:formula="of:=ROUND(([.I157]/360)*[.B$2];0)" office:value-type="float" office:value="-15">
            <text:p>-15</text:p>
          </table:table-cell>
          <table:table-cell table:style-name="ce6" office:value-type="float" office:value="3">
            <text:p>3</text:p>
          </table:table-cell>
          <table:table-cell table:style-name="ce4" table:formula="of:=[.K157]*(360/[.B$2])" office:value-type="float" office:value="22.5">
            <text:p>22.5</text:p>
          </table:table-cell>
          <table:table-cell table:style-name="ce6" table:formula="of:=ROUND(( ([.I157]+(([.K157]/2)*(360/[.B$2])))/360)*[.B$2];0)" office:value-type="float" office:value="-14">
            <text:p>-14</text:p>
          </table:table-cell>
          <table:table-cell table:style-name="ce11" table:formula="of:=ROUND(( ([.I157]-(([.K157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150M1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3.697">
            <text:p>23.697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-5.311">
            <text:p>-5.311</text:p>
          </table:table-cell>
          <table:table-cell table:style-name="ce4" table:formula="of:=SQRT( ([.C158]^2) + ([.D158]^2) + ([.E158]^2) )" office:value-type="float" office:value="45.3857190534644">
            <text:p>45.4</text:p>
          </table:table-cell>
          <table:table-cell table:style-name="ce4" table:formula="of:=DEGREES(ASIN([.E158]/[.F158]))" office:value-type="float" office:value="-6.72010247676431">
            <text:p>-6.7</text:p>
          </table:table-cell>
          <table:table-cell table:style-name="ce4" table:formula="of:=MOD(DEGREES(ATAN2([.C158];[.D158]));360)" office:value-type="float" office:value="58.2821570756872">
            <text:p>58.3</text:p>
          </table:table-cell>
          <table:table-cell table:style-name="ce4" table:formula="of:=[.H158]-180" office:value-type="float" office:value="-121.717842924313">
            <text:p>-121.7</text:p>
          </table:table-cell>
          <table:table-cell table:style-name="ce6" table:formula="of:=ROUND(([.I158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158]*(360/[.B$2])" office:value-type="float" office:value="15">
            <text:p>15.0</text:p>
          </table:table-cell>
          <table:table-cell table:style-name="ce6" table:formula="of:=ROUND(( ([.I158]+(([.K158]/2)*(360/[.B$2])))/360)*[.B$2];0)" office:value-type="float" office:value="-15">
            <text:p>-15</text:p>
          </table:table-cell>
          <table:table-cell table:style-name="ce11" table:formula="of:=ROUND(( ([.I158]-(([.K158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149M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7.482">
            <text:p>27.482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-2.655">
            <text:p>-2.655</text:p>
          </table:table-cell>
          <table:table-cell table:style-name="ce4" table:formula="of:=SQRT( ([.C159]^2) + ([.D159]^2) + ([.E159]^2) )" office:value-type="float" office:value="45.4368654838777">
            <text:p>45.4</text:p>
          </table:table-cell>
          <table:table-cell table:style-name="ce4" table:formula="of:=DEGREES(ASIN([.E159]/[.F159]))" office:value-type="float" office:value="-3.34985682747822">
            <text:p>-3.3</text:p>
          </table:table-cell>
          <table:table-cell table:style-name="ce4" table:formula="of:=MOD(DEGREES(ATAN2([.C159];[.D159]));360)" office:value-type="float" office:value="52.7082044644205">
            <text:p>52.7</text:p>
          </table:table-cell>
          <table:table-cell table:style-name="ce4" table:formula="of:=[.H159]-180" office:value-type="float" office:value="-127.29179553558">
            <text:p>-127.3</text:p>
          </table:table-cell>
          <table:table-cell table:style-name="ce6" table:formula="of:=ROUND(([.I159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159]*(360/[.B$2])" office:value-type="float" office:value="15">
            <text:p>15.0</text:p>
          </table:table-cell>
          <table:table-cell table:style-name="ce6" table:formula="of:=ROUND(( ([.I159]+(([.K159]/2)*(360/[.B$2])))/360)*[.B$2];0)" office:value-type="float" office:value="-16">
            <text:p>-16</text:p>
          </table:table-cell>
          <table:table-cell table:style-name="ce11" table:formula="of:=ROUND(( ([.I159]-(([.K159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148M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23.17">
            <text:p>23.17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-10.749">
            <text:p>-10.749</text:p>
          </table:table-cell>
          <table:table-cell table:style-name="ce4" table:formula="of:=SQRT( ([.C160]^2) + ([.D160]^2) + ([.E160]^2) )" office:value-type="float" office:value="45.3623196607052">
            <text:p>45.4</text:p>
          </table:table-cell>
          <table:table-cell table:style-name="ce4" table:formula="of:=DEGREES(ASIN([.E160]/[.F160]))" office:value-type="float" office:value="-13.7071144266541">
            <text:p>-13.7</text:p>
          </table:table-cell>
          <table:table-cell table:style-name="ce4" table:formula="of:=MOD(DEGREES(ATAN2([.C160];[.D160]));360)" office:value-type="float" office:value="58.2812628063858">
            <text:p>58.3</text:p>
          </table:table-cell>
          <table:table-cell table:style-name="ce4" table:formula="of:=[.H160]-180" office:value-type="float" office:value="-121.718737193614">
            <text:p>-121.7</text:p>
          </table:table-cell>
          <table:table-cell table:style-name="ce6" table:formula="of:=ROUND(([.I160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160]*(360/[.B$2])" office:value-type="float" office:value="15">
            <text:p>15.0</text:p>
          </table:table-cell>
          <table:table-cell table:style-name="ce6" table:formula="of:=ROUND(( ([.I160]+(([.K160]/2)*(360/[.B$2])))/360)*[.B$2];0)" office:value-type="float" office:value="-15">
            <text:p>-15</text:p>
          </table:table-cell>
          <table:table-cell table:style-name="ce11" table:formula="of:=ROUND(( ([.I160]-(([.K160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147M1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26.824">
            <text:p>26.824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-13.403">
            <text:p>-13.403</text:p>
          </table:table-cell>
          <table:table-cell table:style-name="ce4" table:formula="of:=SQRT( ([.C161]^2) + ([.D161]^2) + ([.E161]^2) )" office:value-type="float" office:value="45.3624605703879">
            <text:p>45.4</text:p>
          </table:table-cell>
          <table:table-cell table:style-name="ce4" table:formula="of:=DEGREES(ASIN([.E161]/[.F161]))" office:value-type="float" office:value="-17.1853972293932">
            <text:p>-17.2</text:p>
          </table:table-cell>
          <table:table-cell table:style-name="ce4" table:formula="of:=MOD(DEGREES(ATAN2([.C161];[.D161]));360)" office:value-type="float" office:value="51.7597550498246">
            <text:p>51.8</text:p>
          </table:table-cell>
          <table:table-cell table:style-name="ce4" table:formula="of:=[.H161]-180" office:value-type="float" office:value="-128.240244950175">
            <text:p>-128.2</text:p>
          </table:table-cell>
          <table:table-cell table:style-name="ce6" table:formula="of:=ROUND(([.I161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161]*(360/[.B$2])" office:value-type="float" office:value="15">
            <text:p>15.0</text:p>
          </table:table-cell>
          <table:table-cell table:style-name="ce6" table:formula="of:=ROUND(( ([.I161]+(([.K161]/2)*(360/[.B$2])))/360)*[.B$2];0)" office:value-type="float" office:value="-16">
            <text:p>-16</text:p>
          </table:table-cell>
          <table:table-cell table:style-name="ce11" table:formula="of:=ROUND(( ([.I161]-(([.K161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146M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30.814">
            <text:p>30.814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-5.346">
            <text:p>-5.346</text:p>
          </table:table-cell>
          <table:table-cell table:style-name="ce4" table:formula="of:=SQRT( ([.C162]^2) + ([.D162]^2) + ([.E162]^2) )" office:value-type="float" office:value="45.4180199590427">
            <text:p>45.4</text:p>
          </table:table-cell>
          <table:table-cell table:style-name="ce4" table:formula="of:=DEGREES(ASIN([.E162]/[.F162]))" office:value-type="float" office:value="-6.75976145800074">
            <text:p>-6.8</text:p>
          </table:table-cell>
          <table:table-cell table:style-name="ce4" table:formula="of:=MOD(DEGREES(ATAN2([.C162];[.D162]));360)" office:value-type="float" office:value="46.9055912558294">
            <text:p>46.9</text:p>
          </table:table-cell>
          <table:table-cell table:style-name="ce4" table:formula="of:=[.H162]-180" office:value-type="float" office:value="-133.094408744171">
            <text:p>-133.1</text:p>
          </table:table-cell>
          <table:table-cell table:style-name="ce6" table:formula="of:=ROUND(([.I162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162]*(360/[.B$2])" office:value-type="float" office:value="15">
            <text:p>15.0</text:p>
          </table:table-cell>
          <table:table-cell table:style-name="ce6" table:formula="of:=ROUND(( ([.I162]+(([.K162]/2)*(360/[.B$2])))/360)*[.B$2];0)" office:value-type="float" office:value="-17">
            <text:p>-17</text:p>
          </table:table-cell>
          <table:table-cell table:style-name="ce11" table:formula="of:=ROUND(( ([.I162]-(([.K162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45M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30.685">
            <text:p>30.685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-10.656">
            <text:p>-10.656</text:p>
          </table:table-cell>
          <table:table-cell table:style-name="ce4" table:formula="of:=SQRT( ([.C163]^2) + ([.D163]^2) + ([.E163]^2) )" office:value-type="float" office:value="45.4152745340155">
            <text:p>45.4</text:p>
          </table:table-cell>
          <table:table-cell table:style-name="ce4" table:formula="of:=DEGREES(ASIN([.E163]/[.F163]))" office:value-type="float" office:value="-13.5700914628364">
            <text:p>-13.6</text:p>
          </table:table-cell>
          <table:table-cell table:style-name="ce4" table:formula="of:=MOD(DEGREES(ATAN2([.C163];[.D163]));360)" office:value-type="float" office:value="45.9682225618104">
            <text:p>46.0</text:p>
          </table:table-cell>
          <table:table-cell table:style-name="ce4" table:formula="of:=[.H163]-180" office:value-type="float" office:value="-134.03177743819">
            <text:p>-134.0</text:p>
          </table:table-cell>
          <table:table-cell table:style-name="ce6" table:formula="of:=ROUND(([.I163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163]*(360/[.B$2])" office:value-type="float" office:value="15">
            <text:p>15.0</text:p>
          </table:table-cell>
          <table:table-cell table:style-name="ce6" table:formula="of:=ROUND(( ([.I163]+(([.K163]/2)*(360/[.B$2])))/360)*[.B$2];0)" office:value-type="float" office:value="-17">
            <text:p>-17</text:p>
          </table:table-cell>
          <table:table-cell table:style-name="ce11" table:formula="of:=ROUND(( ([.I163]-(([.K163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44M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33.386">
            <text:p>33.386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-13.259">
            <text:p>-13.259</text:p>
          </table:table-cell>
          <table:table-cell table:style-name="ce4" table:formula="of:=SQRT( ([.C164]^2) + ([.D164]^2) + ([.E164]^2) )" office:value-type="float" office:value="45.4182930216449">
            <text:p>45.4</text:p>
          </table:table-cell>
          <table:table-cell table:style-name="ce4" table:formula="of:=DEGREES(ASIN([.E164]/[.F164]))" office:value-type="float" office:value="-16.9735874414416">
            <text:p>-17.0</text:p>
          </table:table-cell>
          <table:table-cell table:style-name="ce4" table:formula="of:=MOD(DEGREES(ATAN2([.C164];[.D164]));360)" office:value-type="float" office:value="39.775511059084">
            <text:p>39.8</text:p>
          </table:table-cell>
          <table:table-cell table:style-name="ce4" table:formula="of:=[.H164]-180" office:value-type="float" office:value="-140.224488940916">
            <text:p>-140.2</text:p>
          </table:table-cell>
          <table:table-cell table:style-name="ce6" table:formula="of:=ROUND(([.I164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164]*(360/[.B$2])" office:value-type="float" office:value="15">
            <text:p>15.0</text:p>
          </table:table-cell>
          <table:table-cell table:style-name="ce6" table:formula="of:=ROUND(( ([.I164]+(([.K164]/2)*(360/[.B$2])))/360)*[.B$2];0)" office:value-type="float" office:value="-18">
            <text:p>-18</text:p>
          </table:table-cell>
          <table:table-cell table:style-name="ce11" table:formula="of:=ROUND(( ([.I164]-(([.K164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75M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3.745">
            <text:p>33.745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-2.691">
            <text:p>-2.691</text:p>
          </table:table-cell>
          <table:table-cell table:style-name="ce4" table:formula="of:=SQRT( ([.C165]^2) + ([.D165]^2) + ([.E165]^2) )" office:value-type="float" office:value="45.4205525615882">
            <text:p>45.4</text:p>
          </table:table-cell>
          <table:table-cell table:style-name="ce4" table:formula="of:=DEGREES(ASIN([.E165]/[.F165]))" office:value-type="float" office:value="-3.39655237496351">
            <text:p>-3.4</text:p>
          </table:table-cell>
          <table:table-cell table:style-name="ce4" table:formula="of:=MOD(DEGREES(ATAN2([.C165];[.D165]));360)" office:value-type="float" office:value="41.905025579014">
            <text:p>41.9</text:p>
          </table:table-cell>
          <table:table-cell table:style-name="ce4" table:formula="of:=[.H165]-180" office:value-type="float" office:value="-138.094974420986">
            <text:p>-138.1</text:p>
          </table:table-cell>
          <table:table-cell table:style-name="ce6" table:formula="of:=ROUND(([.I165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165]*(360/[.B$2])" office:value-type="float" office:value="15">
            <text:p>15.0</text:p>
          </table:table-cell>
          <table:table-cell table:style-name="ce6" table:formula="of:=ROUND(( ([.I165]+(([.K165]/2)*(360/[.B$2])))/360)*[.B$2];0)" office:value-type="float" office:value="-17">
            <text:p>-17</text:p>
          </table:table-cell>
          <table:table-cell table:style-name="ce11" table:formula="of:=ROUND(( ([.I165]-(([.K165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74M1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36.539">
            <text:p>36.539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-5.319">
            <text:p>-5.319</text:p>
          </table:table-cell>
          <table:table-cell table:style-name="ce4" table:formula="of:=SQRT( ([.C166]^2) + ([.D166]^2) + ([.E166]^2) )" office:value-type="float" office:value="45.4225098161693">
            <text:p>45.4</text:p>
          </table:table-cell>
          <table:table-cell table:style-name="ce4" table:formula="of:=DEGREES(ASIN([.E166]/[.F166]))" office:value-type="float" office:value="-6.72479531545202">
            <text:p>-6.7</text:p>
          </table:table-cell>
          <table:table-cell table:style-name="ce4" table:formula="of:=MOD(DEGREES(ATAN2([.C166];[.D166]));360)" office:value-type="float" office:value="35.9042956124859">
            <text:p>35.9</text:p>
          </table:table-cell>
          <table:table-cell table:style-name="ce4" table:formula="of:=[.H166]-180" office:value-type="float" office:value="-144.095704387514">
            <text:p>-144.1</text:p>
          </table:table-cell>
          <table:table-cell table:style-name="ce6" table:formula="of:=ROUND(([.I166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166]*(360/[.B$2])" office:value-type="float" office:value="15">
            <text:p>15.0</text:p>
          </table:table-cell>
          <table:table-cell table:style-name="ce6" table:formula="of:=ROUND(( ([.I166]+(([.K166]/2)*(360/[.B$2])))/360)*[.B$2];0)" office:value-type="float" office:value="-18">
            <text:p>-18</text:p>
          </table:table-cell>
          <table:table-cell table:style-name="ce11" table:formula="of:=ROUND(( ([.I166]-(([.K166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73M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38.824">
            <text:p>38.82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-2.629">
            <text:p>-2.629</text:p>
          </table:table-cell>
          <table:table-cell table:style-name="ce4" table:formula="of:=SQRT( ([.C167]^2) + ([.D167]^2) + ([.E167]^2) )" office:value-type="float" office:value="45.4356528840513">
            <text:p>45.4</text:p>
          </table:table-cell>
          <table:table-cell table:style-name="ce4" table:formula="of:=DEGREES(ASIN([.E167]/[.F167]))" office:value-type="float" office:value="-3.31710394719779">
            <text:p>-3.3</text:p>
          </table:table-cell>
          <table:table-cell table:style-name="ce4" table:formula="of:=MOD(DEGREES(ATAN2([.C167];[.D167]));360)" office:value-type="float" office:value="31.1387922457057">
            <text:p>31.1</text:p>
          </table:table-cell>
          <table:table-cell table:style-name="ce4" table:formula="of:=[.H167]-180" office:value-type="float" office:value="-148.861207754294">
            <text:p>-148.9</text:p>
          </table:table-cell>
          <table:table-cell table:style-name="ce6" table:formula="of:=ROUND(([.I167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167]*(360/[.B$2])" office:value-type="float" office:value="15">
            <text:p>15.0</text:p>
          </table:table-cell>
          <table:table-cell table:style-name="ce6" table:formula="of:=ROUND(( ([.I167]+(([.K167]/2)*(360/[.B$2])))/360)*[.B$2];0)" office:value-type="float" office:value="-19">
            <text:p>-19</text:p>
          </table:table-cell>
          <table:table-cell table:style-name="ce11" table:formula="of:=ROUND(( ([.I167]-(([.K167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72M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36.308">
            <text:p>36.308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-10.577">
            <text:p>-10.577</text:p>
          </table:table-cell>
          <table:table-cell table:style-name="ce4" table:formula="of:=SQRT( ([.C168]^2) + ([.D168]^2) + ([.E168]^2) )" office:value-type="float" office:value="45.4210166883129">
            <text:p>45.4</text:p>
          </table:table-cell>
          <table:table-cell table:style-name="ce4" table:formula="of:=DEGREES(ASIN([.E168]/[.F168]))" office:value-type="float" office:value="-13.4658505068746">
            <text:p>-13.5</text:p>
          </table:table-cell>
          <table:table-cell table:style-name="ce4" table:formula="of:=MOD(DEGREES(ATAN2([.C168];[.D168]));360)" office:value-type="float" office:value="34.7182875625339">
            <text:p>34.7</text:p>
          </table:table-cell>
          <table:table-cell table:style-name="ce4" table:formula="of:=[.H168]-180" office:value-type="float" office:value="-145.281712437466">
            <text:p>-145.3</text:p>
          </table:table-cell>
          <table:table-cell table:style-name="ce6" table:formula="of:=ROUND(([.I168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168]*(360/[.B$2])" office:value-type="float" office:value="15">
            <text:p>15.0</text:p>
          </table:table-cell>
          <table:table-cell table:style-name="ce6" table:formula="of:=ROUND(( ([.I168]+(([.K168]/2)*(360/[.B$2])))/360)*[.B$2];0)" office:value-type="float" office:value="-18">
            <text:p>-18</text:p>
          </table:table-cell>
          <table:table-cell table:style-name="ce11" table:formula="of:=ROUND(( ([.I168]-(([.K168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71M1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38.596">
            <text:p>38.596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-12.24">
            <text:p>-12.24</text:p>
          </table:table-cell>
          <table:table-cell table:style-name="ce4" table:formula="of:=SQRT( ([.C169]^2) + ([.D169]^2) + ([.E169]^2) )" office:value-type="float" office:value="45.4212234533593">
            <text:p>45.4</text:p>
          </table:table-cell>
          <table:table-cell table:style-name="ce4" table:formula="of:=DEGREES(ASIN([.E169]/[.F169]))" office:value-type="float" office:value="-15.6331803876732">
            <text:p>-15.6</text:p>
          </table:table-cell>
          <table:table-cell table:style-name="ce4" table:formula="of:=MOD(DEGREES(ATAN2([.C169];[.D169]));360)" office:value-type="float" office:value="28.0695589485862">
            <text:p>28.1</text:p>
          </table:table-cell>
          <table:table-cell table:style-name="ce4" table:formula="of:=[.H169]-180" office:value-type="float" office:value="-151.930441051414">
            <text:p>-151.9</text:p>
          </table:table-cell>
          <table:table-cell table:style-name="ce6" table:formula="of:=ROUND(([.I169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169]*(360/[.B$2])" office:value-type="float" office:value="15">
            <text:p>15.0</text:p>
          </table:table-cell>
          <table:table-cell table:style-name="ce6" table:formula="of:=ROUND(( ([.I169]+(([.K169]/2)*(360/[.B$2])))/360)*[.B$2];0)" office:value-type="float" office:value="-19">
            <text:p>-19</text:p>
          </table:table-cell>
          <table:table-cell table:style-name="ce11" table:formula="of:=ROUND(( ([.I169]-(([.K169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70M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41.059">
            <text:p>41.059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-4.254">
            <text:p>-4.254</text:p>
          </table:table-cell>
          <table:table-cell table:style-name="ce4" table:formula="of:=SQRT( ([.C170]^2) + ([.D170]^2) + ([.E170]^2) )" office:value-type="float" office:value="45.4353191030942">
            <text:p>45.4</text:p>
          </table:table-cell>
          <table:table-cell table:style-name="ce4" table:formula="of:=DEGREES(ASIN([.E170]/[.F170]))" office:value-type="float" office:value="-5.37233515331513">
            <text:p>-5.4</text:p>
          </table:table-cell>
          <table:table-cell table:style-name="ce4" table:formula="of:=MOD(DEGREES(ATAN2([.C170];[.D170]));360)" office:value-type="float" office:value="24.8150376045208">
            <text:p>24.8</text:p>
          </table:table-cell>
          <table:table-cell table:style-name="ce4" table:formula="of:=[.H170]-180" office:value-type="float" office:value="-155.184962395479">
            <text:p>-155.2</text:p>
          </table:table-cell>
          <table:table-cell table:style-name="ce6" table:formula="of:=ROUND(([.I170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170]*(360/[.B$2])" office:value-type="float" office:value="15">
            <text:p>15.0</text:p>
          </table:table-cell>
          <table:table-cell table:style-name="ce6" table:formula="of:=ROUND(( ([.I170]+(([.K170]/2)*(360/[.B$2])))/360)*[.B$2];0)" office:value-type="float" office:value="-20">
            <text:p>-20</text:p>
          </table:table-cell>
          <table:table-cell table:style-name="ce11" table:formula="of:=ROUND(( ([.I170]-(([.K170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69M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41.062">
            <text:p>41.062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-8.607">
            <text:p>-8.607</text:p>
          </table:table-cell>
          <table:table-cell table:style-name="ce4" table:formula="of:=SQRT( ([.C171]^2) + ([.D171]^2) + ([.E171]^2) )" office:value-type="float" office:value="45.4213861303241">
            <text:p>45.4</text:p>
          </table:table-cell>
          <table:table-cell table:style-name="ce4" table:formula="of:=DEGREES(ASIN([.E171]/[.F171]))" office:value-type="float" office:value="-10.9231531371426">
            <text:p>-10.9</text:p>
          </table:table-cell>
          <table:table-cell table:style-name="ce4" table:formula="of:=MOD(DEGREES(ATAN2([.C171];[.D171]));360)" office:value-type="float" office:value="22.9706899754622">
            <text:p>23.0</text:p>
          </table:table-cell>
          <table:table-cell table:style-name="ce4" table:formula="of:=[.H171]-180" office:value-type="float" office:value="-157.029310024538">
            <text:p>-157.0</text:p>
          </table:table-cell>
          <table:table-cell table:style-name="ce6" table:formula="of:=ROUND(([.I171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171]*(360/[.B$2])" office:value-type="float" office:value="15">
            <text:p>15.0</text:p>
          </table:table-cell>
          <table:table-cell table:style-name="ce6" table:formula="of:=ROUND(( ([.I171]+(([.K171]/2)*(360/[.B$2])))/360)*[.B$2];0)" office:value-type="float" office:value="-20">
            <text:p>-20</text:p>
          </table:table-cell>
          <table:table-cell table:style-name="ce11" table:formula="of:=ROUND(( ([.I171]-(([.K171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68M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42.742">
            <text:p>42.742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-9.228">
            <text:p>-9.228</text:p>
          </table:table-cell>
          <table:table-cell table:style-name="ce4" table:formula="of:=SQRT( ([.C172]^2) + ([.D172]^2) + ([.E172]^2) )" office:value-type="float" office:value="45.4211255694968">
            <text:p>45.4</text:p>
          </table:table-cell>
          <table:table-cell table:style-name="ce4" table:formula="of:=DEGREES(ASIN([.E172]/[.F172]))" office:value-type="float" office:value="-11.7221228740123">
            <text:p>-11.7</text:p>
          </table:table-cell>
          <table:table-cell table:style-name="ce4" table:formula="of:=MOD(DEGREES(ATAN2([.C172];[.D172]));360)" office:value-type="float" office:value="16.0420172045463">
            <text:p>16.0</text:p>
          </table:table-cell>
          <table:table-cell table:style-name="ce4" table:formula="of:=[.H172]-180" office:value-type="float" office:value="-163.957982795454">
            <text:p>-164.0</text:p>
          </table:table-cell>
          <table:table-cell table:style-name="ce6" table:formula="of:=ROUND(([.I172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72]*(360/[.B$2])" office:value-type="float" office:value="15">
            <text:p>15.0</text:p>
          </table:table-cell>
          <table:table-cell table:style-name="ce6" table:formula="of:=ROUND(( ([.I172]+(([.K172]/2)*(360/[.B$2])))/360)*[.B$2];0)" office:value-type="float" office:value="-21">
            <text:p>-21</text:p>
          </table:table-cell>
          <table:table-cell table:style-name="ce11" table:formula="of:=ROUND(( ([.I172]-(([.K172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67M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42.441">
            <text:p>42.441</text:p>
          </table:table-cell>
          <table:table-cell table:style-name="ce2" office:value-type="float" office:value="16.22">
            <text:p>16.22</text:p>
          </table:table-cell>
          <table:table-cell table:style-name="ce2" office:value-type="float" office:value="0">
            <text:p>0</text:p>
          </table:table-cell>
          <table:table-cell table:style-name="ce4" table:formula="of:=SQRT( ([.C173]^2) + ([.D173]^2) + ([.E173]^2) )" office:value-type="float" office:value="45.4348641573847">
            <text:p>45.4</text:p>
          </table:table-cell>
          <table:table-cell table:style-name="ce4" table:formula="of:=DEGREES(ASIN([.E173]/[.F173]))" office:value-type="float" office:value="0">
            <text:p>0.0</text:p>
          </table:table-cell>
          <table:table-cell table:style-name="ce4" table:formula="of:=MOD(DEGREES(ATAN2([.C173];[.D173]));360)" office:value-type="float" office:value="20.9157368647662">
            <text:p>20.9</text:p>
          </table:table-cell>
          <table:table-cell table:style-name="ce4" table:formula="of:=[.H173]-180" office:value-type="float" office:value="-159.084263135234">
            <text:p>-159.1</text:p>
          </table:table-cell>
          <table:table-cell table:style-name="ce6" table:formula="of:=ROUND(([.I173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173]*(360/[.B$2])" office:value-type="float" office:value="15">
            <text:p>15.0</text:p>
          </table:table-cell>
          <table:table-cell table:style-name="ce6" table:formula="of:=ROUND(( ([.I173]+(([.K173]/2)*(360/[.B$2])))/360)*[.B$2];0)" office:value-type="float" office:value="-20">
            <text:p>-20</text:p>
          </table:table-cell>
          <table:table-cell table:style-name="ce11" table:formula="of:=ROUND(( ([.I173]-(([.K173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166M1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43.859">
            <text:p>43.859</text:p>
          </table:table-cell>
          <table:table-cell table:style-name="ce2" office:value-type="float" office:value="11.811">
            <text:p>11.811</text:p>
          </table:table-cell>
          <table:table-cell table:style-name="ce2" office:value-type="float" office:value="0">
            <text:p>0</text:p>
          </table:table-cell>
          <table:table-cell table:style-name="ce4" table:formula="of:=SQRT( ([.C174]^2) + ([.D174]^2) + ([.E174]^2) )" office:value-type="float" office:value="45.4214883287635">
            <text:p>45.4</text:p>
          </table:table-cell>
          <table:table-cell table:style-name="ce4" table:formula="of:=DEGREES(ASIN([.E174]/[.F174]))" office:value-type="float" office:value="0">
            <text:p>0.0</text:p>
          </table:table-cell>
          <table:table-cell table:style-name="ce4" table:formula="of:=MOD(DEGREES(ATAN2([.C174];[.D174]));360)" office:value-type="float" office:value="15.0719080730494">
            <text:p>15.1</text:p>
          </table:table-cell>
          <table:table-cell table:style-name="ce4" table:formula="of:=[.H174]-180" office:value-type="float" office:value="-164.928091926951">
            <text:p>-164.9</text:p>
          </table:table-cell>
          <table:table-cell table:style-name="ce6" table:formula="of:=ROUND(([.I174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74]*(360/[.B$2])" office:value-type="float" office:value="15">
            <text:p>15.0</text:p>
          </table:table-cell>
          <table:table-cell table:style-name="ce6" table:formula="of:=ROUND(( ([.I174]+(([.K174]/2)*(360/[.B$2])))/360)*[.B$2];0)" office:value-type="float" office:value="-21">
            <text:p>-21</text:p>
          </table:table-cell>
          <table:table-cell table:style-name="ce11" table:formula="of:=ROUND(( ([.I174]-(([.K174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65M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4.156">
            <text:p>44.156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4.874">
            <text:p>4.874</text:p>
          </table:table-cell>
          <table:table-cell table:style-name="ce4" table:formula="of:=SQRT( ([.C175]^2) + ([.D175]^2) + ([.E175]^2) )" office:value-type="float" office:value="45.420257727142">
            <text:p>45.4</text:p>
          </table:table-cell>
          <table:table-cell table:style-name="ce4" table:formula="of:=DEGREES(ASIN([.E175]/[.F175]))" office:value-type="float" office:value="6.16021122110255">
            <text:p>6.2</text:p>
          </table:table-cell>
          <table:table-cell table:style-name="ce4" table:formula="of:=MOD(DEGREES(ATAN2([.C175];[.D175]));360)" office:value-type="float" office:value="12.0922758348994">
            <text:p>12.1</text:p>
          </table:table-cell>
          <table:table-cell table:style-name="ce4" table:formula="of:=[.H175]-180" office:value-type="float" office:value="-167.907724165101">
            <text:p>-167.9</text:p>
          </table:table-cell>
          <table:table-cell table:style-name="ce6" table:formula="of:=ROUND(([.I175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75]*(360/[.B$2])" office:value-type="float" office:value="15">
            <text:p>15.0</text:p>
          </table:table-cell>
          <table:table-cell table:style-name="ce6" table:formula="of:=ROUND(( ([.I175]+(([.K175]/2)*(360/[.B$2])))/360)*[.B$2];0)" office:value-type="float" office:value="-21">
            <text:p>-21</text:p>
          </table:table-cell>
          <table:table-cell table:style-name="ce11" table:formula="of:=ROUND(( ([.I175]-(([.K175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64M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44.156">
            <text:p>44.156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-4.874">
            <text:p>-4.874</text:p>
          </table:table-cell>
          <table:table-cell table:style-name="ce4" table:formula="of:=SQRT( ([.C176]^2) + ([.D176]^2) + ([.E176]^2) )" office:value-type="float" office:value="45.420257727142">
            <text:p>45.4</text:p>
          </table:table-cell>
          <table:table-cell table:style-name="ce4" table:formula="of:=DEGREES(ASIN([.E176]/[.F176]))" office:value-type="float" office:value="-6.16021122110255">
            <text:p>-6.2</text:p>
          </table:table-cell>
          <table:table-cell table:style-name="ce4" table:formula="of:=MOD(DEGREES(ATAN2([.C176];[.D176]));360)" office:value-type="float" office:value="12.0922758348994">
            <text:p>12.1</text:p>
          </table:table-cell>
          <table:table-cell table:style-name="ce4" table:formula="of:=[.H176]-180" office:value-type="float" office:value="-167.907724165101">
            <text:p>-167.9</text:p>
          </table:table-cell>
          <table:table-cell table:style-name="ce6" table:formula="of:=ROUND(([.I176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176]*(360/[.B$2])" office:value-type="float" office:value="15">
            <text:p>15.0</text:p>
          </table:table-cell>
          <table:table-cell table:style-name="ce6" table:formula="of:=ROUND(( ([.I176]+(([.K176]/2)*(360/[.B$2])))/360)*[.B$2];0)" office:value-type="float" office:value="-21">
            <text:p>-21</text:p>
          </table:table-cell>
          <table:table-cell table:style-name="ce11" table:formula="of:=ROUND(( ([.I176]-(([.K176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163M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44.903">
            <text:p>44.903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-4.89">
            <text:p>-4.89</text:p>
          </table:table-cell>
          <table:table-cell table:style-name="ce4" table:formula="of:=SQRT( ([.C177]^2) + ([.D177]^2) + ([.E177]^2) )" office:value-type="float" office:value="45.418389150211">
            <text:p>45.4</text:p>
          </table:table-cell>
          <table:table-cell table:style-name="ce4" table:formula="of:=DEGREES(ASIN([.E177]/[.F177]))" office:value-type="float" office:value="-6.18076743598909">
            <text:p>-6.2</text:p>
          </table:table-cell>
          <table:table-cell table:style-name="ce4" table:formula="of:=MOD(DEGREES(ATAN2([.C177];[.D177]));360)" office:value-type="float" office:value="6.04859022541145">
            <text:p>6.0</text:p>
          </table:table-cell>
          <table:table-cell table:style-name="ce4" table:formula="of:=[.H177]-180" office:value-type="float" office:value="-173.951409774589">
            <text:p>-174.0</text:p>
          </table:table-cell>
          <table:table-cell table:style-name="ce6" table:formula="of:=ROUND(([.I177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177]*(360/[.B$2])" office:value-type="float" office:value="15">
            <text:p>15.0</text:p>
          </table:table-cell>
          <table:table-cell table:style-name="ce6" table:formula="of:=ROUND(( ([.I177]+(([.K177]/2)*(360/[.B$2])))/360)*[.B$2];0)" office:value-type="float" office:value="-22">
            <text:p>-22</text:p>
          </table:table-cell>
          <table:table-cell table:style-name="ce11" table:formula="of:=ROUND(( ([.I177]-(([.K177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162M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44.903">
            <text:p>44.903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4.89">
            <text:p>4.89</text:p>
          </table:table-cell>
          <table:table-cell table:style-name="ce4" table:formula="of:=SQRT( ([.C178]^2) + ([.D178]^2) + ([.E178]^2) )" office:value-type="float" office:value="45.418389150211">
            <text:p>45.4</text:p>
          </table:table-cell>
          <table:table-cell table:style-name="ce4" table:formula="of:=DEGREES(ASIN([.E178]/[.F178]))" office:value-type="float" office:value="6.18076743598909">
            <text:p>6.2</text:p>
          </table:table-cell>
          <table:table-cell table:style-name="ce4" table:formula="of:=MOD(DEGREES(ATAN2([.C178];[.D178]));360)" office:value-type="float" office:value="6.04859022541145">
            <text:p>6.0</text:p>
          </table:table-cell>
          <table:table-cell table:style-name="ce4" table:formula="of:=[.H178]-180" office:value-type="float" office:value="-173.951409774589">
            <text:p>-174.0</text:p>
          </table:table-cell>
          <table:table-cell table:style-name="ce6" table:formula="of:=ROUND(([.I178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178]*(360/[.B$2])" office:value-type="float" office:value="15">
            <text:p>15.0</text:p>
          </table:table-cell>
          <table:table-cell table:style-name="ce6" table:formula="of:=ROUND(( ([.I178]+(([.K178]/2)*(360/[.B$2])))/360)*[.B$2];0)" office:value-type="float" office:value="-22">
            <text:p>-22</text:p>
          </table:table-cell>
          <table:table-cell table:style-name="ce11" table:formula="of:=ROUND(( ([.I178]-(([.K178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161M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45.351">
            <text:p>45.351</text:p>
          </table:table-cell>
          <table:table-cell table:style-name="ce2" office:value-type="float" office:value="2.406">
            <text:p>2.406</text:p>
          </table:table-cell>
          <table:table-cell table:style-name="ce2" office:value-type="float" office:value="0">
            <text:p>0</text:p>
          </table:table-cell>
          <table:table-cell table:style-name="ce4" table:formula="of:=SQRT( ([.C179]^2) + ([.D179]^2) + ([.E179]^2) )" office:value-type="float" office:value="45.4147777380887">
            <text:p>45.4</text:p>
          </table:table-cell>
          <table:table-cell table:style-name="ce4" table:formula="of:=DEGREES(ASIN([.E179]/[.F179]))" office:value-type="float" office:value="0">
            <text:p>0.0</text:p>
          </table:table-cell>
          <table:table-cell table:style-name="ce4" table:formula="of:=MOD(DEGREES(ATAN2([.C179];[.D179]));360)" office:value-type="float" office:value="3.03685759849195">
            <text:p>3.0</text:p>
          </table:table-cell>
          <table:table-cell table:style-name="ce4" table:formula="of:=[.H179]-180" office:value-type="float" office:value="-176.963142401508">
            <text:p>-177.0</text:p>
          </table:table-cell>
          <table:table-cell table:style-name="ce6" table:formula="of:=ROUND(([.I179]/360)*[.B$2];0)" office:value-type="float" office:value="-24">
            <text:p>-24</text:p>
          </table:table-cell>
          <table:table-cell table:style-name="ce6" office:value-type="float" office:value="2">
            <text:p>2</text:p>
          </table:table-cell>
          <table:table-cell table:style-name="ce4" table:formula="of:=[.K179]*(360/[.B$2])" office:value-type="float" office:value="15">
            <text:p>15.0</text:p>
          </table:table-cell>
          <table:table-cell table:style-name="ce6" table:formula="of:=ROUND(( ([.I179]+(([.K179]/2)*(360/[.B$2])))/360)*[.B$2];0)" office:value-type="float" office:value="-23">
            <text:p>-23</text:p>
          </table:table-cell>
          <table:table-cell table:style-name="ce11" table:formula="of:=ROUND(( ([.I179]-(([.K179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160M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45.272">
            <text:p>45.272</text:p>
          </table:table-cell>
          <table:table-cell table:style-name="ce2" office:value-type="float" office:value="-2.859">
            <text:p>-2.859</text:p>
          </table:table-cell>
          <table:table-cell table:style-name="ce2" office:value-type="float" office:value="0">
            <text:p>0</text:p>
          </table:table-cell>
          <table:table-cell table:style-name="ce4" table:formula="of:=SQRT( ([.C180]^2) + ([.D180]^2) + ([.E180]^2) )" office:value-type="float" office:value="45.3621854081128">
            <text:p>45.4</text:p>
          </table:table-cell>
          <table:table-cell table:style-name="ce4" table:formula="of:=DEGREES(ASIN([.E180]/[.F180]))" office:value-type="float" office:value="0">
            <text:p>0.0</text:p>
          </table:table-cell>
          <table:table-cell table:style-name="ce4" table:formula="of:=MOD(DEGREES(ATAN2([.C180];[.D180]));360)" office:value-type="float" office:value="356.386477512979">
            <text:p>356.4</text:p>
          </table:table-cell>
          <table:table-cell table:style-name="ce4" table:formula="of:=[.H180]-180" office:value-type="float" office:value="176.386477512979">
            <text:p>176.4</text:p>
          </table:table-cell>
          <table:table-cell table:style-name="ce6" table:formula="of:=ROUND(([.I180]/360)*[.B$2];0)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4" table:formula="of:=[.K180]*(360/[.B$2])" office:value-type="float" office:value="22.5">
            <text:p>22.5</text:p>
          </table:table-cell>
          <table:table-cell table:style-name="ce6" table:formula="of:=ROUND(( ([.I180]+(([.K180]/2)*(360/[.B$2])))/360)*[.B$2];0)" office:value-type="float" office:value="25">
            <text:p>25</text:p>
          </table:table-cell>
          <table:table-cell table:style-name="ce11" table:formula="of:=ROUND(( ([.I180]-(([.K180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91M1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4.348">
            <text:p>44.348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9.6">
            <text:p>9.6</text:p>
          </table:table-cell>
          <table:table-cell table:style-name="ce4" table:formula="of:=SQRT( ([.C181]^2) + ([.D181]^2) + ([.E181]^2) )" office:value-type="float" office:value="45.4360243089115">
            <text:p>45.4</text:p>
          </table:table-cell>
          <table:table-cell table:style-name="ce4" table:formula="of:=DEGREES(ASIN([.E181]/[.F181]))" office:value-type="float" office:value="12.1977311522084">
            <text:p>12.2</text:p>
          </table:table-cell>
          <table:table-cell table:style-name="ce4" table:formula="of:=MOD(DEGREES(ATAN2([.C181];[.D181]));360)" office:value-type="float" office:value="3.03455407187791">
            <text:p>3.0</text:p>
          </table:table-cell>
          <table:table-cell table:style-name="ce4" table:formula="of:=[.H181]-180" office:value-type="float" office:value="-176.965445928122">
            <text:p>-177.0</text:p>
          </table:table-cell>
          <table:table-cell table:style-name="ce6" table:formula="of:=ROUND(([.I181]/360)*[.B$2];0)" office:value-type="float" office:value="-24">
            <text:p>-24</text:p>
          </table:table-cell>
          <table:table-cell table:style-name="ce6" office:value-type="float" office:value="2">
            <text:p>2</text:p>
          </table:table-cell>
          <table:table-cell table:style-name="ce4" table:formula="of:=[.K181]*(360/[.B$2])" office:value-type="float" office:value="15">
            <text:p>15.0</text:p>
          </table:table-cell>
          <table:table-cell table:style-name="ce6" table:formula="of:=ROUND(( ([.I181]+(([.K181]/2)*(360/[.B$2])))/360)*[.B$2];0)" office:value-type="float" office:value="-23">
            <text:p>-23</text:p>
          </table:table-cell>
          <table:table-cell table:style-name="ce11" table:formula="of:=ROUND(( ([.I181]-(([.K181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190M1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44.264">
            <text:p>44.264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9.632">
            <text:p>9.632</text:p>
          </table:table-cell>
          <table:table-cell table:style-name="ce4" table:formula="of:=SQRT( ([.C182]^2) + ([.D182]^2) + ([.E182]^2) )" office:value-type="float" office:value="45.3858785196453">
            <text:p>45.4</text:p>
          </table:table-cell>
          <table:table-cell table:style-name="ce4" table:formula="of:=DEGREES(ASIN([.E182]/[.F182]))" office:value-type="float" office:value="12.2527515388532">
            <text:p>12.3</text:p>
          </table:table-cell>
          <table:table-cell table:style-name="ce4" table:formula="of:=MOD(DEGREES(ATAN2([.C182];[.D182]));360)" office:value-type="float" office:value="356.389498498712">
            <text:p>356.4</text:p>
          </table:table-cell>
          <table:table-cell table:style-name="ce4" table:formula="of:=[.H182]-180" office:value-type="float" office:value="176.389498498712">
            <text:p>176.4</text:p>
          </table:table-cell>
          <table:table-cell table:style-name="ce6" table:formula="of:=ROUND(([.I182]/360)*[.B$2];0)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4" table:formula="of:=[.K182]*(360/[.B$2])" office:value-type="float" office:value="22.5">
            <text:p>22.5</text:p>
          </table:table-cell>
          <table:table-cell table:style-name="ce6" table:formula="of:=ROUND(( ([.I182]+(([.K182]/2)*(360/[.B$2])))/360)*[.B$2];0)" office:value-type="float" office:value="25">
            <text:p>25</text:p>
          </table:table-cell>
          <table:table-cell table:style-name="ce11" table:formula="of:=ROUND(( ([.I182]-(([.K182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89M1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42.917">
            <text:p>42.917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14.005">
            <text:p>14.005</text:p>
          </table:table-cell>
          <table:table-cell table:style-name="ce4" table:formula="of:=SQRT( ([.C183]^2) + ([.D183]^2) + ([.E183]^2) )" office:value-type="float" office:value="45.4364352695059">
            <text:p>45.4</text:p>
          </table:table-cell>
          <table:table-cell table:style-name="ce4" table:formula="of:=DEGREES(ASIN([.E183]/[.F183]))" office:value-type="float" office:value="17.9527634867287">
            <text:p>18.0</text:p>
          </table:table-cell>
          <table:table-cell table:style-name="ce4" table:formula="of:=MOD(DEGREES(ATAN2([.C183];[.D183]));360)" office:value-type="float" office:value="353.165175874828">
            <text:p>353.2</text:p>
          </table:table-cell>
          <table:table-cell table:style-name="ce4" table:formula="of:=[.H183]-180" office:value-type="float" office:value="173.165175874828">
            <text:p>173.2</text:p>
          </table:table-cell>
          <table:table-cell table:style-name="ce6" table:formula="of:=ROUND(([.I183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183]*(360/[.B$2])" office:value-type="float" office:value="15">
            <text:p>15.0</text:p>
          </table:table-cell>
          <table:table-cell table:style-name="ce6" table:formula="of:=ROUND(( ([.I183]+(([.K183]/2)*(360/[.B$2])))/360)*[.B$2];0)" office:value-type="float" office:value="24">
            <text:p>24</text:p>
          </table:table-cell>
          <table:table-cell table:style-name="ce11" table:formula="of:=ROUND(( ([.I183]-(([.K183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88M1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44.739">
            <text:p>44.739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184]^2) + ([.D184]^2) + ([.E184]^2) )" office:value-type="float" office:value="45.3624057011971">
            <text:p>45.4</text:p>
          </table:table-cell>
          <table:table-cell table:style-name="ce4" table:formula="of:=DEGREES(ASIN([.E184]/[.F184]))" office:value-type="float" office:value="6.23035233978137">
            <text:p>6.2</text:p>
          </table:table-cell>
          <table:table-cell table:style-name="ce4" table:formula="of:=MOD(DEGREES(ATAN2([.C184];[.D184]));360)" office:value-type="float" office:value="352.801071548696">
            <text:p>352.8</text:p>
          </table:table-cell>
          <table:table-cell table:style-name="ce4" table:formula="of:=[.H184]-180" office:value-type="float" office:value="172.801071548696">
            <text:p>172.8</text:p>
          </table:table-cell>
          <table:table-cell table:style-name="ce6" table:formula="of:=ROUND(([.I184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184]*(360/[.B$2])" office:value-type="float" office:value="15">
            <text:p>15.0</text:p>
          </table:table-cell>
          <table:table-cell table:style-name="ce6" table:formula="of:=ROUND(( ([.I184]+(([.K184]/2)*(360/[.B$2])))/360)*[.B$2];0)" office:value-type="float" office:value="24">
            <text:p>24</text:p>
          </table:table-cell>
          <table:table-cell table:style-name="ce11" table:formula="of:=ROUND(( ([.I184]-(([.K184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187M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3.673">
            <text:p>43.673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185]^2) + ([.D185]^2) + ([.E185]^2) )" office:value-type="float" office:value="45.362645579816">
            <text:p>45.4</text:p>
          </table:table-cell>
          <table:table-cell table:style-name="ce4" table:formula="of:=DEGREES(ASIN([.E185]/[.F185]))" office:value-type="float" office:value="6.23031926307501">
            <text:p>6.2</text:p>
          </table:table-cell>
          <table:table-cell table:style-name="ce4" table:formula="of:=MOD(DEGREES(ATAN2([.C185];[.D185]));360)" office:value-type="float" office:value="345.574550845599">
            <text:p>345.6</text:p>
          </table:table-cell>
          <table:table-cell table:style-name="ce4" table:formula="of:=[.H185]-180" office:value-type="float" office:value="165.574550845599">
            <text:p>165.6</text:p>
          </table:table-cell>
          <table:table-cell table:style-name="ce6" table:formula="of:=ROUND(([.I185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85]*(360/[.B$2])" office:value-type="float" office:value="15">
            <text:p>15.0</text:p>
          </table:table-cell>
          <table:table-cell table:style-name="ce6" table:formula="of:=ROUND(( ([.I185]+(([.K185]/2)*(360/[.B$2])))/360)*[.B$2];0)" office:value-type="float" office:value="23">
            <text:p>23</text:p>
          </table:table-cell>
          <table:table-cell table:style-name="ce11" table:formula="of:=ROUND(( ([.I185]-(([.K185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86M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2.012">
            <text:p>42.012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13.787">
            <text:p>13.787</text:p>
          </table:table-cell>
          <table:table-cell table:style-name="ce4" table:formula="of:=SQRT( ([.C186]^2) + ([.D186]^2) + ([.E186]^2) )" office:value-type="float" office:value="45.4182028926729">
            <text:p>45.4</text:p>
          </table:table-cell>
          <table:table-cell table:style-name="ce4" table:formula="of:=DEGREES(ASIN([.E186]/[.F186]))" office:value-type="float" office:value="17.6713528572461">
            <text:p>17.7</text:p>
          </table:table-cell>
          <table:table-cell table:style-name="ce4" table:formula="of:=MOD(DEGREES(ATAN2([.C186];[.D186]));360)" office:value-type="float" office:value="346.123029699455">
            <text:p>346.1</text:p>
          </table:table-cell>
          <table:table-cell table:style-name="ce4" table:formula="of:=[.H186]-180" office:value-type="float" office:value="166.123029699455">
            <text:p>166.1</text:p>
          </table:table-cell>
          <table:table-cell table:style-name="ce6" table:formula="of:=ROUND(([.I186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86]*(360/[.B$2])" office:value-type="float" office:value="15">
            <text:p>15.0</text:p>
          </table:table-cell>
          <table:table-cell table:style-name="ce6" table:formula="of:=ROUND(( ([.I186]+(([.K186]/2)*(360/[.B$2])))/360)*[.B$2];0)" office:value-type="float" office:value="23">
            <text:p>23</text:p>
          </table:table-cell>
          <table:table-cell table:style-name="ce11" table:formula="of:=ROUND(( ([.I186]-(([.K186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85M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42.292">
            <text:p>42.292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9.415">
            <text:p>9.415</text:p>
          </table:table-cell>
          <table:table-cell table:style-name="ce4" table:formula="of:=SQRT( ([.C187]^2) + ([.D187]^2) + ([.E187]^2) )" office:value-type="float" office:value="45.415218077204">
            <text:p>45.4</text:p>
          </table:table-cell>
          <table:table-cell table:style-name="ce4" table:formula="of:=DEGREES(ASIN([.E187]/[.F187]))" office:value-type="float" office:value="11.9647205620486">
            <text:p>12.0</text:p>
          </table:table-cell>
          <table:table-cell table:style-name="ce4" table:formula="of:=MOD(DEGREES(ATAN2([.C187];[.D187]));360)" office:value-type="float" office:value="342.15883618617">
            <text:p>342.2</text:p>
          </table:table-cell>
          <table:table-cell table:style-name="ce4" table:formula="of:=[.H187]-180" office:value-type="float" office:value="162.15883618617">
            <text:p>162.2</text:p>
          </table:table-cell>
          <table:table-cell table:style-name="ce6" table:formula="of:=ROUND(([.I187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87]*(360/[.B$2])" office:value-type="float" office:value="15">
            <text:p>15.0</text:p>
          </table:table-cell>
          <table:table-cell table:style-name="ce6" table:formula="of:=ROUND(( ([.I187]+(([.K187]/2)*(360/[.B$2])))/360)*[.B$2];0)" office:value-type="float" office:value="23">
            <text:p>23</text:p>
          </table:table-cell>
          <table:table-cell table:style-name="ce11" table:formula="of:=ROUND(( ([.I187]-(([.K187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84M1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40.423">
            <text:p>40.42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8.897">
            <text:p>8.897</text:p>
          </table:table-cell>
          <table:table-cell table:style-name="ce4" table:formula="of:=SQRT( ([.C188]^2) + ([.D188]^2) + ([.E188]^2) )" office:value-type="float" office:value="45.4183678592703">
            <text:p>45.4</text:p>
          </table:table-cell>
          <table:table-cell table:style-name="ce4" table:formula="of:=DEGREES(ASIN([.E188]/[.F188]))" office:value-type="float" office:value="11.2967143499643">
            <text:p>11.3</text:p>
          </table:table-cell>
          <table:table-cell table:style-name="ce4" table:formula="of:=MOD(DEGREES(ATAN2([.C188];[.D188]));360)" office:value-type="float" office:value="335.175532599634">
            <text:p>335.2</text:p>
          </table:table-cell>
          <table:table-cell table:style-name="ce4" table:formula="of:=[.H188]-180" office:value-type="float" office:value="155.175532599634">
            <text:p>155.2</text:p>
          </table:table-cell>
          <table:table-cell table:style-name="ce6" table:formula="of:=ROUND(([.I188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188]*(360/[.B$2])" office:value-type="float" office:value="15">
            <text:p>15.0</text:p>
          </table:table-cell>
          <table:table-cell table:style-name="ce6" table:formula="of:=ROUND(( ([.I188]+(([.K188]/2)*(360/[.B$2])))/360)*[.B$2];0)" office:value-type="float" office:value="22">
            <text:p>22</text:p>
          </table:table-cell>
          <table:table-cell table:style-name="ce11" table:formula="of:=ROUND(( ([.I188]-(([.K188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183M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40.003">
            <text:p>40.003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17.658">
            <text:p>17.658</text:p>
          </table:table-cell>
          <table:table-cell table:style-name="ce4" table:formula="of:=SQRT( ([.C189]^2) + ([.D189]^2) + ([.E189]^2) )" office:value-type="float" office:value="45.4212403287273">
            <text:p>45.4</text:p>
          </table:table-cell>
          <table:table-cell table:style-name="ce4" table:formula="of:=DEGREES(ASIN([.E189]/[.F189]))" office:value-type="float" office:value="22.8774178226197">
            <text:p>22.9</text:p>
          </table:table-cell>
          <table:table-cell table:style-name="ce4" table:formula="of:=MOD(DEGREES(ATAN2([.C189];[.D189]));360)" office:value-type="float" office:value="342.921630837987">
            <text:p>342.9</text:p>
          </table:table-cell>
          <table:table-cell table:style-name="ce4" table:formula="of:=[.H189]-180" office:value-type="float" office:value="162.921630837987">
            <text:p>162.9</text:p>
          </table:table-cell>
          <table:table-cell table:style-name="ce6" table:formula="of:=ROUND(([.I189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189]*(360/[.B$2])" office:value-type="float" office:value="15">
            <text:p>15.0</text:p>
          </table:table-cell>
          <table:table-cell table:style-name="ce6" table:formula="of:=ROUND(( ([.I189]+(([.K189]/2)*(360/[.B$2])))/360)*[.B$2];0)" office:value-type="float" office:value="23">
            <text:p>23</text:p>
          </table:table-cell>
          <table:table-cell table:style-name="ce11" table:formula="of:=ROUND(( ([.I189]-(([.K189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182M1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38.279">
            <text:p>38.279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17.173">
            <text:p>17.173</text:p>
          </table:table-cell>
          <table:table-cell table:style-name="ce4" table:formula="of:=SQRT( ([.C190]^2) + ([.D190]^2) + ([.E190]^2) )" office:value-type="float" office:value="45.4216665810492">
            <text:p>45.4</text:p>
          </table:table-cell>
          <table:table-cell table:style-name="ce4" table:formula="of:=DEGREES(ASIN([.E190]/[.F190]))" office:value-type="float" office:value="22.214771749643">
            <text:p>22.2</text:p>
          </table:table-cell>
          <table:table-cell table:style-name="ce4" table:formula="of:=MOD(DEGREES(ATAN2([.C190];[.D190]));360)" office:value-type="float" office:value="335.549279253532">
            <text:p>335.5</text:p>
          </table:table-cell>
          <table:table-cell table:style-name="ce4" table:formula="of:=[.H190]-180" office:value-type="float" office:value="155.549279253532">
            <text:p>155.5</text:p>
          </table:table-cell>
          <table:table-cell table:style-name="ce6" table:formula="of:=ROUND(([.I190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190]*(360/[.B$2])" office:value-type="float" office:value="15">
            <text:p>15.0</text:p>
          </table:table-cell>
          <table:table-cell table:style-name="ce6" table:formula="of:=ROUND(( ([.I190]+(([.K190]/2)*(360/[.B$2])))/360)*[.B$2];0)" office:value-type="float" office:value="22">
            <text:p>22</text:p>
          </table:table-cell>
          <table:table-cell table:style-name="ce11" table:formula="of:=ROUND(( ([.I190]-(([.K190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181M1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35.718">
            <text:p>35.718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20.693">
            <text:p>20.693</text:p>
          </table:table-cell>
          <table:table-cell table:style-name="ce4" table:formula="of:=SQRT( ([.C191]^2) + ([.D191]^2) + ([.E191]^2) )" office:value-type="float" office:value="45.4357348130302">
            <text:p>45.4</text:p>
          </table:table-cell>
          <table:table-cell table:style-name="ce4" table:formula="of:=DEGREES(ASIN([.E191]/[.F191]))" office:value-type="float" office:value="27.0928925545431">
            <text:p>27.1</text:p>
          </table:table-cell>
          <table:table-cell table:style-name="ce4" table:formula="of:=MOD(DEGREES(ATAN2([.C191];[.D191]));360)" office:value-type="float" office:value="332.008251191973">
            <text:p>332.0</text:p>
          </table:table-cell>
          <table:table-cell table:style-name="ce4" table:formula="of:=[.H191]-180" office:value-type="float" office:value="152.008251191974">
            <text:p>152.0</text:p>
          </table:table-cell>
          <table:table-cell table:style-name="ce6" table:formula="of:=ROUND(([.I191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191]*(360/[.B$2])" office:value-type="float" office:value="15">
            <text:p>15.0</text:p>
          </table:table-cell>
          <table:table-cell table:style-name="ce6" table:formula="of:=ROUND(( ([.I191]+(([.K191]/2)*(360/[.B$2])))/360)*[.B$2];0)" office:value-type="float" office:value="21">
            <text:p>21</text:p>
          </table:table-cell>
          <table:table-cell table:style-name="ce11" table:formula="of:=ROUND(( ([.I191]-(([.K191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180M1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38.419">
            <text:p>38.419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12.784">
            <text:p>12.784</text:p>
          </table:table-cell>
          <table:table-cell table:style-name="ce4" table:formula="of:=SQRT( ([.C192]^2) + ([.D192]^2) + ([.E192]^2) )" office:value-type="float" office:value="45.4210187138069">
            <text:p>45.4</text:p>
          </table:table-cell>
          <table:table-cell table:style-name="ce4" table:formula="of:=DEGREES(ASIN([.E192]/[.F192]))" office:value-type="float" office:value="16.3470985873341">
            <text:p>16.3</text:p>
          </table:table-cell>
          <table:table-cell table:style-name="ce4" table:formula="of:=MOD(DEGREES(ATAN2([.C192];[.D192]));360)" office:value-type="float" office:value="331.820954656474">
            <text:p>331.8</text:p>
          </table:table-cell>
          <table:table-cell table:style-name="ce4" table:formula="of:=[.H192]-180" office:value-type="float" office:value="151.820954656474">
            <text:p>151.8</text:p>
          </table:table-cell>
          <table:table-cell table:style-name="ce6" table:formula="of:=ROUND(([.I192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192]*(360/[.B$2])" office:value-type="float" office:value="15">
            <text:p>15.0</text:p>
          </table:table-cell>
          <table:table-cell table:style-name="ce6" table:formula="of:=ROUND(( ([.I192]+(([.K192]/2)*(360/[.B$2])))/360)*[.B$2];0)" office:value-type="float" office:value="21">
            <text:p>21</text:p>
          </table:table-cell>
          <table:table-cell table:style-name="ce11" table:formula="of:=ROUND(( ([.I192]-(([.K192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179M1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35.591">
            <text:p>35.591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12.784">
            <text:p>12.784</text:p>
          </table:table-cell>
          <table:table-cell table:style-name="ce4" table:formula="of:=SQRT( ([.C193]^2) + ([.D193]^2) + ([.E193]^2) )" office:value-type="float" office:value="45.4210843221515">
            <text:p>45.4</text:p>
          </table:table-cell>
          <table:table-cell table:style-name="ce4" table:formula="of:=DEGREES(ASIN([.E193]/[.F193]))" office:value-type="float" office:value="16.3470743125434">
            <text:p>16.3</text:p>
          </table:table-cell>
          <table:table-cell table:style-name="ce4" table:formula="of:=MOD(DEGREES(ATAN2([.C193];[.D193]));360)" office:value-type="float" office:value="324.74488131281">
            <text:p>324.7</text:p>
          </table:table-cell>
          <table:table-cell table:style-name="ce4" table:formula="of:=[.H193]-180" office:value-type="float" office:value="144.74488131281">
            <text:p>144.7</text:p>
          </table:table-cell>
          <table:table-cell table:style-name="ce6" table:formula="of:=ROUND(([.I193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193]*(360/[.B$2])" office:value-type="float" office:value="15">
            <text:p>15.0</text:p>
          </table:table-cell>
          <table:table-cell table:style-name="ce6" table:formula="of:=ROUND(( ([.I193]+(([.K193]/2)*(360/[.B$2])))/360)*[.B$2];0)" office:value-type="float" office:value="20">
            <text:p>20</text:p>
          </table:table-cell>
          <table:table-cell table:style-name="ce11" table:formula="of:=ROUND(( ([.I193]-(([.K193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178M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32.954">
            <text:p>32.95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20.693">
            <text:p>20.693</text:p>
          </table:table-cell>
          <table:table-cell table:style-name="ce4" table:formula="of:=SQRT( ([.C194]^2) + ([.D194]^2) + ([.E194]^2) )" office:value-type="float" office:value="45.4351218882485">
            <text:p>45.4</text:p>
          </table:table-cell>
          <table:table-cell table:style-name="ce4" table:formula="of:=DEGREES(ASIN([.E194]/[.F194]))" office:value-type="float" office:value="27.0932879606597">
            <text:p>27.1</text:p>
          </table:table-cell>
          <table:table-cell table:style-name="ce4" table:formula="of:=MOD(DEGREES(ATAN2([.C194];[.D194]));360)" office:value-type="float" office:value="324.55749728691">
            <text:p>324.6</text:p>
          </table:table-cell>
          <table:table-cell table:style-name="ce4" table:formula="of:=[.H194]-180" office:value-type="float" office:value="144.55749728691">
            <text:p>144.6</text:p>
          </table:table-cell>
          <table:table-cell table:style-name="ce6" table:formula="of:=ROUND(([.I194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194]*(360/[.B$2])" office:value-type="float" office:value="15">
            <text:p>15.0</text:p>
          </table:table-cell>
          <table:table-cell table:style-name="ce6" table:formula="of:=ROUND(( ([.I194]+(([.K194]/2)*(360/[.B$2])))/360)*[.B$2];0)" office:value-type="float" office:value="20">
            <text:p>20</text:p>
          </table:table-cell>
          <table:table-cell table:style-name="ce11" table:formula="of:=ROUND(( ([.I194]-(([.K194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177M1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32.687">
            <text:p>32.687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17.173">
            <text:p>17.173</text:p>
          </table:table-cell>
          <table:table-cell table:style-name="ce4" table:formula="of:=SQRT( ([.C195]^2) + ([.D195]^2) + ([.E195]^2) )" office:value-type="float" office:value="45.4220872924176">
            <text:p>45.4</text:p>
          </table:table-cell>
          <table:table-cell table:style-name="ce4" table:formula="of:=DEGREES(ASIN([.E195]/[.F195]))" office:value-type="float" office:value="22.2145550201648">
            <text:p>22.2</text:p>
          </table:table-cell>
          <table:table-cell table:style-name="ce4" table:formula="of:=MOD(DEGREES(ATAN2([.C195];[.D195]));360)" office:value-type="float" office:value="321.016318305817">
            <text:p>321.0</text:p>
          </table:table-cell>
          <table:table-cell table:style-name="ce4" table:formula="of:=[.H195]-180" office:value-type="float" office:value="141.016318305817">
            <text:p>141.0</text:p>
          </table:table-cell>
          <table:table-cell table:style-name="ce6" table:formula="of:=ROUND(([.I195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195]*(360/[.B$2])" office:value-type="float" office:value="15">
            <text:p>15.0</text:p>
          </table:table-cell>
          <table:table-cell table:style-name="ce6" table:formula="of:=ROUND(( ([.I195]+(([.K195]/2)*(360/[.B$2])))/360)*[.B$2];0)" office:value-type="float" office:value="20">
            <text:p>20</text:p>
          </table:table-cell>
          <table:table-cell table:style-name="ce11" table:formula="of:=ROUND(( ([.I195]-(([.K195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176M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28.882">
            <text:p>28.882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17.658">
            <text:p>17.658</text:p>
          </table:table-cell>
          <table:table-cell table:style-name="ce4" table:formula="of:=SQRT( ([.C196]^2) + ([.D196]^2) + ([.E196]^2) )" office:value-type="float" office:value="45.4206448324988">
            <text:p>45.4</text:p>
          </table:table-cell>
          <table:table-cell table:style-name="ce4" table:formula="of:=DEGREES(ASIN([.E196]/[.F196]))" office:value-type="float" office:value="22.8777347881736">
            <text:p>22.9</text:p>
          </table:table-cell>
          <table:table-cell table:style-name="ce4" table:formula="of:=MOD(DEGREES(ATAN2([.C196];[.D196]));360)" office:value-type="float" office:value="313.64351578012">
            <text:p>313.6</text:p>
          </table:table-cell>
          <table:table-cell table:style-name="ce4" table:formula="of:=[.H196]-180" office:value-type="float" office:value="133.64351578012">
            <text:p>133.6</text:p>
          </table:table-cell>
          <table:table-cell table:style-name="ce6" table:formula="of:=ROUND(([.I196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196]*(360/[.B$2])" office:value-type="float" office:value="15">
            <text:p>15.0</text:p>
          </table:table-cell>
          <table:table-cell table:style-name="ce6" table:formula="of:=ROUND(( ([.I196]+(([.K196]/2)*(360/[.B$2])))/360)*[.B$2];0)" office:value-type="float" office:value="19">
            <text:p>19</text:p>
          </table:table-cell>
          <table:table-cell table:style-name="ce11" table:formula="of:=ROUND(( ([.I196]-(([.K196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207M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8.702">
            <text:p>8.702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-18.188">
            <text:p>-18.188</text:p>
          </table:table-cell>
          <table:table-cell table:style-name="ce4" table:formula="of:=SQRT( ([.C197]^2) + ([.D197]^2) + ([.E197]^2) )" office:value-type="float" office:value="45.4356934248835">
            <text:p>45.4</text:p>
          </table:table-cell>
          <table:table-cell table:style-name="ce4" table:formula="of:=DEGREES(ASIN([.E197]/[.F197]))" office:value-type="float" office:value="-23.597060757861">
            <text:p>-23.6</text:p>
          </table:table-cell>
          <table:table-cell table:style-name="ce4" table:formula="of:=MOD(DEGREES(ATAN2([.C197];[.D197]));360)" office:value-type="float" office:value="77.9362866556629">
            <text:p>77.9</text:p>
          </table:table-cell>
          <table:table-cell table:style-name="ce4" table:formula="of:=[.H197]-180" office:value-type="float" office:value="-102.063713344337">
            <text:p>-102.1</text:p>
          </table:table-cell>
          <table:table-cell table:style-name="ce6" table:formula="of:=ROUND(([.I197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197]*(360/[.B$2])" office:value-type="float" office:value="15">
            <text:p>15.0</text:p>
          </table:table-cell>
          <table:table-cell table:style-name="ce6" table:formula="of:=ROUND(( ([.I197]+(([.K197]/2)*(360/[.B$2])))/360)*[.B$2];0)" office:value-type="float" office:value="-13">
            <text:p>-13</text:p>
          </table:table-cell>
          <table:table-cell table:style-name="ce11" table:formula="of:=ROUND(( ([.I197]-(([.K197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206M1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2.374">
            <text:p>12.374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-20.896">
            <text:p>-20.896</text:p>
          </table:table-cell>
          <table:table-cell table:style-name="ce4" table:formula="of:=SQRT( ([.C198]^2) + ([.D198]^2) + ([.E198]^2) )" office:value-type="float" office:value="45.3857649048686">
            <text:p>45.4</text:p>
          </table:table-cell>
          <table:table-cell table:style-name="ce4" table:formula="of:=DEGREES(ASIN([.E198]/[.F198]))" office:value-type="float" office:value="-27.4134818621443">
            <text:p>-27.4</text:p>
          </table:table-cell>
          <table:table-cell table:style-name="ce4" table:formula="of:=MOD(DEGREES(ATAN2([.C198];[.D198]));360)" office:value-type="float" office:value="72.1137067063643">
            <text:p>72.1</text:p>
          </table:table-cell>
          <table:table-cell table:style-name="ce4" table:formula="of:=[.H198]-180" office:value-type="float" office:value="-107.886293293636">
            <text:p>-107.9</text:p>
          </table:table-cell>
          <table:table-cell table:style-name="ce6" table:formula="of:=ROUND(([.I198]/360)*[.B$2];0)" office:value-type="float" office:value="-14">
            <text:p>-14</text:p>
          </table:table-cell>
          <table:table-cell table:style-name="ce6" office:value-type="float" office:value="3">
            <text:p>3</text:p>
          </table:table-cell>
          <table:table-cell table:style-name="ce4" table:formula="of:=[.K198]*(360/[.B$2])" office:value-type="float" office:value="22.5">
            <text:p>22.5</text:p>
          </table:table-cell>
          <table:table-cell table:style-name="ce6" table:formula="of:=ROUND(( ([.I198]+(([.K198]/2)*(360/[.B$2])))/360)*[.B$2];0)" office:value-type="float" office:value="-13">
            <text:p>-13</text:p>
          </table:table-cell>
          <table:table-cell table:style-name="ce11" table:formula="of:=ROUND(( ([.I198]-(([.K198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205M1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7.383">
            <text:p>17.38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-18.714">
            <text:p>-18.714</text:p>
          </table:table-cell>
          <table:table-cell table:style-name="ce4" table:formula="of:=SQRT( ([.C199]^2) + ([.D199]^2) + ([.E199]^2) )" office:value-type="float" office:value="45.36223791878">
            <text:p>45.4</text:p>
          </table:table-cell>
          <table:table-cell table:style-name="ce4" table:formula="of:=DEGREES(ASIN([.E199]/[.F199]))" office:value-type="float" office:value="-24.3648576041832">
            <text:p>-24.4</text:p>
          </table:table-cell>
          <table:table-cell table:style-name="ce4" table:formula="of:=MOD(DEGREES(ATAN2([.C199];[.D199]));360)" office:value-type="float" office:value="65.1230786229658">
            <text:p>65.1</text:p>
          </table:table-cell>
          <table:table-cell table:style-name="ce4" table:formula="of:=[.H199]-180" office:value-type="float" office:value="-114.876921377034">
            <text:p>-114.9</text:p>
          </table:table-cell>
          <table:table-cell table:style-name="ce6" table:formula="of:=ROUND(([.I199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199]*(360/[.B$2])" office:value-type="float" office:value="15">
            <text:p>15.0</text:p>
          </table:table-cell>
          <table:table-cell table:style-name="ce6" table:formula="of:=ROUND(( ([.I199]+(([.K199]/2)*(360/[.B$2])))/360)*[.B$2];0)" office:value-type="float" office:value="-14">
            <text:p>-14</text:p>
          </table:table-cell>
          <table:table-cell table:style-name="ce11" table:formula="of:=ROUND(( ([.I199]-(([.K199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204M1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1.018">
            <text:p>11.018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-25.316">
            <text:p>-25.316</text:p>
          </table:table-cell>
          <table:table-cell table:style-name="ce4" table:formula="of:=SQRT( ([.C200]^2) + ([.D200]^2) + ([.E200]^2) )" office:value-type="float" office:value="45.4367205682805">
            <text:p>45.4</text:p>
          </table:table-cell>
          <table:table-cell table:style-name="ce4" table:formula="of:=DEGREES(ASIN([.E200]/[.F200]))" office:value-type="float" office:value="-33.8603434570496">
            <text:p>-33.9</text:p>
          </table:table-cell>
          <table:table-cell table:style-name="ce4" table:formula="of:=MOD(DEGREES(ATAN2([.C200];[.D200]));360)" office:value-type="float" office:value="73.0211982627373">
            <text:p>73.0</text:p>
          </table:table-cell>
          <table:table-cell table:style-name="ce4" table:formula="of:=[.H200]-180" office:value-type="float" office:value="-106.978801737263">
            <text:p>-107.0</text:p>
          </table:table-cell>
          <table:table-cell table:style-name="ce6" table:formula="of:=ROUND(([.I200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200]*(360/[.B$2])" office:value-type="float" office:value="15">
            <text:p>15.0</text:p>
          </table:table-cell>
          <table:table-cell table:style-name="ce6" table:formula="of:=ROUND(( ([.I200]+(([.K200]/2)*(360/[.B$2])))/360)*[.B$2];0)" office:value-type="float" office:value="-13">
            <text:p>-13</text:p>
          </table:table-cell>
          <table:table-cell table:style-name="ce11" table:formula="of:=ROUND(( ([.I200]-(([.K200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203M1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4.607">
            <text:p>14.60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-27.654">
            <text:p>-27.654</text:p>
          </table:table-cell>
          <table:table-cell table:style-name="ce4" table:formula="of:=SQRT( ([.C201]^2) + ([.D201]^2) + ([.E201]^2) )" office:value-type="float" office:value="45.4183045698538">
            <text:p>45.4</text:p>
          </table:table-cell>
          <table:table-cell table:style-name="ce4" table:formula="of:=DEGREES(ASIN([.E201]/[.F201]))" office:value-type="float" office:value="-37.5080908897375">
            <text:p>-37.5</text:p>
          </table:table-cell>
          <table:table-cell table:style-name="ce4" table:formula="of:=MOD(DEGREES(ATAN2([.C201];[.D201]));360)" office:value-type="float" office:value="66.0822376445219">
            <text:p>66.1</text:p>
          </table:table-cell>
          <table:table-cell table:style-name="ce4" table:formula="of:=[.H201]-180" office:value-type="float" office:value="-113.917762355478">
            <text:p>-113.9</text:p>
          </table:table-cell>
          <table:table-cell table:style-name="ce6" table:formula="of:=ROUND(([.I201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201]*(360/[.B$2])" office:value-type="float" office:value="15">
            <text:p>15.0</text:p>
          </table:table-cell>
          <table:table-cell table:style-name="ce6" table:formula="of:=ROUND(( ([.I201]+(([.K201]/2)*(360/[.B$2])))/360)*[.B$2];0)" office:value-type="float" office:value="-14">
            <text:p>-14</text:p>
          </table:table-cell>
          <table:table-cell table:style-name="ce11" table:formula="of:=ROUND(( ([.I201]-(([.K201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202M1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1.037">
            <text:p>21.037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-21.369">
            <text:p>-21.369</text:p>
          </table:table-cell>
          <table:table-cell table:style-name="ce4" table:formula="of:=SQRT( ([.C202]^2) + ([.D202]^2) + ([.E202]^2) )" office:value-type="float" office:value="45.3627046592242">
            <text:p>45.4</text:p>
          </table:table-cell>
          <table:table-cell table:style-name="ce4" table:formula="of:=DEGREES(ASIN([.E202]/[.F202]))" office:value-type="float" office:value="-28.1037616958701">
            <text:p>-28.1</text:p>
          </table:table-cell>
          <table:table-cell table:style-name="ce4" table:formula="of:=MOD(DEGREES(ATAN2([.C202];[.D202]));360)" office:value-type="float" office:value="58.2820882038012">
            <text:p>58.3</text:p>
          </table:table-cell>
          <table:table-cell table:style-name="ce4" table:formula="of:=[.H202]-180" office:value-type="float" office:value="-121.717911796199">
            <text:p>-121.7</text:p>
          </table:table-cell>
          <table:table-cell table:style-name="ce6" table:formula="of:=ROUND(([.I202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202]*(360/[.B$2])" office:value-type="float" office:value="15">
            <text:p>15.0</text:p>
          </table:table-cell>
          <table:table-cell table:style-name="ce6" table:formula="of:=ROUND(( ([.I202]+(([.K202]/2)*(360/[.B$2])))/360)*[.B$2];0)" office:value-type="float" office:value="-15">
            <text:p>-15</text:p>
          </table:table-cell>
          <table:table-cell table:style-name="ce11" table:formula="of:=ROUND(( ([.I202]-(([.K202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201M1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9.617">
            <text:p>19.617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-25.89">
            <text:p>-25.89</text:p>
          </table:table-cell>
          <table:table-cell table:style-name="ce4" table:formula="of:=SQRT( ([.C203]^2) + ([.D203]^2) + ([.E203]^2) )" office:value-type="float" office:value="45.4152660346716">
            <text:p>45.4</text:p>
          </table:table-cell>
          <table:table-cell table:style-name="ce4" table:formula="of:=DEGREES(ASIN([.E203]/[.F203]))" office:value-type="float" office:value="-34.7552903882961">
            <text:p>-34.8</text:p>
          </table:table-cell>
          <table:table-cell table:style-name="ce4" table:formula="of:=MOD(DEGREES(ATAN2([.C203];[.D203]));360)" office:value-type="float" office:value="58.2817402958927">
            <text:p>58.3</text:p>
          </table:table-cell>
          <table:table-cell table:style-name="ce4" table:formula="of:=[.H203]-180" office:value-type="float" office:value="-121.718259704107">
            <text:p>-121.7</text:p>
          </table:table-cell>
          <table:table-cell table:style-name="ce6" table:formula="of:=ROUND(([.I203]/360)*[.B$2];0)" office:value-type="float" office:value="-16">
            <text:p>-16</text:p>
          </table:table-cell>
          <table:table-cell table:style-name="ce6" office:value-type="float" office:value="2">
            <text:p>2</text:p>
          </table:table-cell>
          <table:table-cell table:style-name="ce4" table:formula="of:=[.K203]*(360/[.B$2])" office:value-type="float" office:value="15">
            <text:p>15.0</text:p>
          </table:table-cell>
          <table:table-cell table:style-name="ce6" table:formula="of:=ROUND(( ([.I203]+(([.K203]/2)*(360/[.B$2])))/360)*[.B$2];0)" office:value-type="float" office:value="-15">
            <text:p>-15</text:p>
          </table:table-cell>
          <table:table-cell table:style-name="ce11" table:formula="of:=ROUND(( ([.I203]-(([.K203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200M1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22.927">
            <text:p>22.927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-27.654">
            <text:p>-27.654</text:p>
          </table:table-cell>
          <table:table-cell table:style-name="ce4" table:formula="of:=SQRT( ([.C204]^2) + ([.D204]^2) + ([.E204]^2) )" office:value-type="float" office:value="45.4179073604234">
            <text:p>45.4</text:p>
          </table:table-cell>
          <table:table-cell table:style-name="ce4" table:formula="of:=DEGREES(ASIN([.E204]/[.F204]))" office:value-type="float" office:value="-37.5084755024484">
            <text:p>-37.5</text:p>
          </table:table-cell>
          <table:table-cell table:style-name="ce4" table:formula="of:=MOD(DEGREES(ATAN2([.C204];[.D204]));360)" office:value-type="float" office:value="50.4790861261721">
            <text:p>50.5</text:p>
          </table:table-cell>
          <table:table-cell table:style-name="ce4" table:formula="of:=[.H204]-180" office:value-type="float" office:value="-129.520913873828">
            <text:p>-129.5</text:p>
          </table:table-cell>
          <table:table-cell table:style-name="ce6" table:formula="of:=ROUND(([.I204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204]*(360/[.B$2])" office:value-type="float" office:value="15">
            <text:p>15.0</text:p>
          </table:table-cell>
          <table:table-cell table:style-name="ce6" table:formula="of:=ROUND(( ([.I204]+(([.K204]/2)*(360/[.B$2])))/360)*[.B$2];0)" office:value-type="float" office:value="-16">
            <text:p>-16</text:p>
          </table:table-cell>
          <table:table-cell table:style-name="ce11" table:formula="of:=ROUND(( ([.I204]-(([.K204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199M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5.758">
            <text:p>25.758</text:p>
          </table:table-cell>
          <table:table-cell table:style-name="ce2" office:value-type="float" office:value="32.312">
            <text:p>32.312</text:p>
          </table:table-cell>
          <table:table-cell table:style-name="ce2" office:value-type="float" office:value="-18.714">
            <text:p>-18.714</text:p>
          </table:table-cell>
          <table:table-cell table:style-name="ce4" table:formula="of:=SQRT( ([.C205]^2) + ([.D205]^2) + ([.E205]^2) )" office:value-type="float" office:value="45.3624702149255">
            <text:p>45.4</text:p>
          </table:table-cell>
          <table:table-cell table:style-name="ce4" table:formula="of:=DEGREES(ASIN([.E205]/[.F205]))" office:value-type="float" office:value="-24.3647247266412">
            <text:p>-24.4</text:p>
          </table:table-cell>
          <table:table-cell table:style-name="ce4" table:formula="of:=MOD(DEGREES(ATAN2([.C205];[.D205]));360)" office:value-type="float" office:value="51.4393687460021">
            <text:p>51.4</text:p>
          </table:table-cell>
          <table:table-cell table:style-name="ce4" table:formula="of:=[.H205]-180" office:value-type="float" office:value="-128.560631253998">
            <text:p>-128.6</text:p>
          </table:table-cell>
          <table:table-cell table:style-name="ce6" table:formula="of:=ROUND(([.I205]/360)*[.B$2];0)" office:value-type="float" office:value="-17">
            <text:p>-17</text:p>
          </table:table-cell>
          <table:table-cell table:style-name="ce6" office:value-type="float" office:value="2">
            <text:p>2</text:p>
          </table:table-cell>
          <table:table-cell table:style-name="ce4" table:formula="of:=[.K205]*(360/[.B$2])" office:value-type="float" office:value="15">
            <text:p>15.0</text:p>
          </table:table-cell>
          <table:table-cell table:style-name="ce6" table:formula="of:=ROUND(( ([.I205]+(([.K205]/2)*(360/[.B$2])))/360)*[.B$2];0)" office:value-type="float" office:value="-16">
            <text:p>-16</text:p>
          </table:table-cell>
          <table:table-cell table:style-name="ce11" table:formula="of:=ROUND(( ([.I205]-(([.K205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198M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8.762">
            <text:p>28.762</text:p>
          </table:table-cell>
          <table:table-cell table:style-name="ce2" office:value-type="float" office:value="28.214">
            <text:p>28.214</text:p>
          </table:table-cell>
          <table:table-cell table:style-name="ce2" office:value-type="float" office:value="-20.896">
            <text:p>-20.896</text:p>
          </table:table-cell>
          <table:table-cell table:style-name="ce4" table:formula="of:=SQRT( ([.C206]^2) + ([.D206]^2) + ([.E206]^2) )" office:value-type="float" office:value="45.3863994606314">
            <text:p>45.4</text:p>
          </table:table-cell>
          <table:table-cell table:style-name="ce4" table:formula="of:=DEGREES(ASIN([.E206]/[.F206]))" office:value-type="float" office:value="-27.4130663921187">
            <text:p>-27.4</text:p>
          </table:table-cell>
          <table:table-cell table:style-name="ce4" table:formula="of:=MOD(DEGREES(ATAN2([.C206];[.D206]));360)" office:value-type="float" office:value="44.4489413254679">
            <text:p>44.4</text:p>
          </table:table-cell>
          <table:table-cell table:style-name="ce4" table:formula="of:=[.H206]-180" office:value-type="float" office:value="-135.551058674532">
            <text:p>-135.6</text:p>
          </table:table-cell>
          <table:table-cell table:style-name="ce6" table:formula="of:=ROUND(([.I206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206]*(360/[.B$2])" office:value-type="float" office:value="15">
            <text:p>15.0</text:p>
          </table:table-cell>
          <table:table-cell table:style-name="ce6" table:formula="of:=ROUND(( ([.I206]+(([.K206]/2)*(360/[.B$2])))/360)*[.B$2];0)" office:value-type="float" office:value="-17">
            <text:p>-17</text:p>
          </table:table-cell>
          <table:table-cell table:style-name="ce11" table:formula="of:=ROUND(( ([.I206]-(([.K206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97M1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32.528">
            <text:p>32.528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-18.188">
            <text:p>-18.188</text:p>
          </table:table-cell>
          <table:table-cell table:style-name="ce4" table:formula="of:=SQRT( ([.C207]^2) + ([.D207]^2) + ([.E207]^2) )" office:value-type="float" office:value="45.4363091810944">
            <text:p>45.4</text:p>
          </table:table-cell>
          <table:table-cell table:style-name="ce4" table:formula="of:=DEGREES(ASIN([.E207]/[.F207]))" office:value-type="float" office:value="-23.5967215714373">
            <text:p>-23.6</text:p>
          </table:table-cell>
          <table:table-cell table:style-name="ce4" table:formula="of:=MOD(DEGREES(ATAN2([.C207];[.D207]));360)" office:value-type="float" office:value="38.6271424768351">
            <text:p>38.6</text:p>
          </table:table-cell>
          <table:table-cell table:style-name="ce4" table:formula="of:=[.H207]-180" office:value-type="float" office:value="-141.372857523165">
            <text:p>-141.4</text:p>
          </table:table-cell>
          <table:table-cell table:style-name="ce6" table:formula="of:=ROUND(([.I207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207]*(360/[.B$2])" office:value-type="float" office:value="15">
            <text:p>15.0</text:p>
          </table:table-cell>
          <table:table-cell table:style-name="ce6" table:formula="of:=ROUND(( ([.I207]+(([.K207]/2)*(360/[.B$2])))/360)*[.B$2];0)" office:value-type="float" office:value="-18">
            <text:p>-18</text:p>
          </table:table-cell>
          <table:table-cell table:style-name="ce11" table:formula="of:=ROUND(( ([.I207]-(([.K207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96M1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27.35">
            <text:p>27.35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-25.315">
            <text:p>-25.315</text:p>
          </table:table-cell>
          <table:table-cell table:style-name="ce4" table:formula="of:=SQRT( ([.C208]^2) + ([.D208]^2) + ([.E208]^2) )" office:value-type="float" office:value="45.4362827374776">
            <text:p>45.4</text:p>
          </table:table-cell>
          <table:table-cell table:style-name="ce4" table:formula="of:=DEGREES(ASIN([.E208]/[.F208]))" office:value-type="float" office:value="-33.8591953479894">
            <text:p>-33.9</text:p>
          </table:table-cell>
          <table:table-cell table:style-name="ce4" table:formula="of:=MOD(DEGREES(ATAN2([.C208];[.D208]));360)" office:value-type="float" office:value="43.541658255595">
            <text:p>43.5</text:p>
          </table:table-cell>
          <table:table-cell table:style-name="ce4" table:formula="of:=[.H208]-180" office:value-type="float" office:value="-136.458341744405">
            <text:p>-136.5</text:p>
          </table:table-cell>
          <table:table-cell table:style-name="ce6" table:formula="of:=ROUND(([.I208]/360)*[.B$2];0)" office:value-type="float" office:value="-18">
            <text:p>-18</text:p>
          </table:table-cell>
          <table:table-cell table:style-name="ce6" office:value-type="float" office:value="2">
            <text:p>2</text:p>
          </table:table-cell>
          <table:table-cell table:style-name="ce4" table:formula="of:=[.K208]*(360/[.B$2])" office:value-type="float" office:value="15">
            <text:p>15.0</text:p>
          </table:table-cell>
          <table:table-cell table:style-name="ce6" table:formula="of:=ROUND(( ([.I208]+(([.K208]/2)*(360/[.B$2])))/360)*[.B$2];0)" office:value-type="float" office:value="-17">
            <text:p>-17</text:p>
          </table:table-cell>
          <table:table-cell table:style-name="ce11" table:formula="of:=ROUND(( ([.I208]-(([.K208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195M1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9.608">
            <text:p>29.60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-26.957">
            <text:p>-26.957</text:p>
          </table:table-cell>
          <table:table-cell table:style-name="ce4" table:formula="of:=SQRT( ([.C209]^2) + ([.D209]^2) + ([.E209]^2) )" office:value-type="float" office:value="45.4366497224432">
            <text:p>45.4</text:p>
          </table:table-cell>
          <table:table-cell table:style-name="ce4" table:formula="of:=DEGREES(ASIN([.E209]/[.F209]))" office:value-type="float" office:value="-36.3906536640572">
            <text:p>-36.4</text:p>
          </table:table-cell>
          <table:table-cell table:style-name="ce4" table:formula="of:=MOD(DEGREES(ATAN2([.C209];[.D209]));360)" office:value-type="float" office:value="35.9537796844023">
            <text:p>36.0</text:p>
          </table:table-cell>
          <table:table-cell table:style-name="ce4" table:formula="of:=[.H209]-180" office:value-type="float" office:value="-144.046220315598">
            <text:p>-144.0</text:p>
          </table:table-cell>
          <table:table-cell table:style-name="ce6" table:formula="of:=ROUND(([.I209]/360)*[.B$2];0)" office:value-type="float" office:value="-19">
            <text:p>-19</text:p>
          </table:table-cell>
          <table:table-cell table:style-name="ce6" office:value-type="float" office:value="2">
            <text:p>2</text:p>
          </table:table-cell>
          <table:table-cell table:style-name="ce4" table:formula="of:=[.K209]*(360/[.B$2])" office:value-type="float" office:value="15">
            <text:p>15.0</text:p>
          </table:table-cell>
          <table:table-cell table:style-name="ce6" table:formula="of:=ROUND(( ([.I209]+(([.K209]/2)*(360/[.B$2])))/360)*[.B$2];0)" office:value-type="float" office:value="-18">
            <text:p>-18</text:p>
          </table:table-cell>
          <table:table-cell table:style-name="ce11" table:formula="of:=ROUND(( ([.I209]-(([.K209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194M1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34.786">
            <text:p>34.786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-19.829">
            <text:p>-19.829</text:p>
          </table:table-cell>
          <table:table-cell table:style-name="ce4" table:formula="of:=SQRT( ([.C210]^2) + ([.D210]^2) + ([.E210]^2) )" office:value-type="float" office:value="45.4360062285408">
            <text:p>45.4</text:p>
          </table:table-cell>
          <table:table-cell table:style-name="ce4" table:formula="of:=DEGREES(ASIN([.E210]/[.F210]))" office:value-type="float" office:value="-25.8754303011961">
            <text:p>-25.9</text:p>
          </table:table-cell>
          <table:table-cell table:style-name="ce4" table:formula="of:=MOD(DEGREES(ATAN2([.C210];[.D210]));360)" office:value-type="float" office:value="31.6889443235615">
            <text:p>31.7</text:p>
          </table:table-cell>
          <table:table-cell table:style-name="ce4" table:formula="of:=[.H210]-180" office:value-type="float" office:value="-148.311055676439">
            <text:p>-148.3</text:p>
          </table:table-cell>
          <table:table-cell table:style-name="ce6" table:formula="of:=ROUND(([.I210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210]*(360/[.B$2])" office:value-type="float" office:value="15">
            <text:p>15.0</text:p>
          </table:table-cell>
          <table:table-cell table:style-name="ce6" table:formula="of:=ROUND(( ([.I210]+(([.K210]/2)*(360/[.B$2])))/360)*[.B$2];0)" office:value-type="float" office:value="-19">
            <text:p>-19</text:p>
          </table:table-cell>
          <table:table-cell table:style-name="ce11" table:formula="of:=ROUND(( ([.I210]-(([.K210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93M1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33.278">
            <text:p>33.278</text:p>
          </table:table-cell>
          <table:table-cell table:style-name="ce2" office:value-type="float" office:value="19.18">
            <text:p>19.18</text:p>
          </table:table-cell>
          <table:table-cell table:style-name="ce2" office:value-type="float" office:value="-24.178">
            <text:p>-24.178</text:p>
          </table:table-cell>
          <table:table-cell table:style-name="ce4" table:formula="of:=SQRT( ([.C211]^2) + ([.D211]^2) + ([.E211]^2) )" office:value-type="float" office:value="45.3858278320447">
            <text:p>45.4</text:p>
          </table:table-cell>
          <table:table-cell table:style-name="ce4" table:formula="of:=DEGREES(ASIN([.E211]/[.F211]))" office:value-type="float" office:value="-32.1895113382846">
            <text:p>-32.2</text:p>
          </table:table-cell>
          <table:table-cell table:style-name="ce4" table:formula="of:=MOD(DEGREES(ATAN2([.C211];[.D211]));360)" office:value-type="float" office:value="29.9572883857255">
            <text:p>30.0</text:p>
          </table:table-cell>
          <table:table-cell table:style-name="ce4" table:formula="of:=[.H211]-180" office:value-type="float" office:value="-150.042711614275">
            <text:p>-150.0</text:p>
          </table:table-cell>
          <table:table-cell table:style-name="ce6" table:formula="of:=ROUND(([.I211]/360)*[.B$2];0)" office:value-type="float" office:value="-20">
            <text:p>-20</text:p>
          </table:table-cell>
          <table:table-cell table:style-name="ce6" office:value-type="float" office:value="2">
            <text:p>2</text:p>
          </table:table-cell>
          <table:table-cell table:style-name="ce4" table:formula="of:=[.K211]*(360/[.B$2])" office:value-type="float" office:value="15">
            <text:p>15.0</text:p>
          </table:table-cell>
          <table:table-cell table:style-name="ce6" table:formula="of:=ROUND(( ([.I211]+(([.K211]/2)*(360/[.B$2])))/360)*[.B$2];0)" office:value-type="float" office:value="-19">
            <text:p>-19</text:p>
          </table:table-cell>
          <table:table-cell table:style-name="ce11" table:formula="of:=ROUND(( ([.I211]-(([.K211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192M1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34.9">
            <text:p>34.9</text:p>
          </table:table-cell>
          <table:table-cell table:style-name="ce2" office:value-type="float" office:value="14.027">
            <text:p>14.027</text:p>
          </table:table-cell>
          <table:table-cell table:style-name="ce2" office:value-type="float" office:value="-25.357">
            <text:p>-25.357</text:p>
          </table:table-cell>
          <table:table-cell table:style-name="ce4" table:formula="of:=SQRT( ([.C212]^2) + ([.D212]^2) + ([.E212]^2) )" office:value-type="float" office:value="45.3623652161128">
            <text:p>45.4</text:p>
          </table:table-cell>
          <table:table-cell table:style-name="ce4" table:formula="of:=DEGREES(ASIN([.E212]/[.F212]))" office:value-type="float" office:value="-33.9858129300744">
            <text:p>-34.0</text:p>
          </table:table-cell>
          <table:table-cell table:style-name="ce4" table:formula="of:=MOD(DEGREES(ATAN2([.C212];[.D212]));360)" office:value-type="float" office:value="21.8961697410802">
            <text:p>21.9</text:p>
          </table:table-cell>
          <table:table-cell table:style-name="ce4" table:formula="of:=[.H212]-180" office:value-type="float" office:value="-158.10383025892">
            <text:p>-158.1</text:p>
          </table:table-cell>
          <table:table-cell table:style-name="ce6" table:formula="of:=ROUND(([.I212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212]*(360/[.B$2])" office:value-type="float" office:value="15">
            <text:p>15.0</text:p>
          </table:table-cell>
          <table:table-cell table:style-name="ce6" table:formula="of:=ROUND(( ([.I212]+(([.K212]/2)*(360/[.B$2])))/360)*[.B$2];0)" office:value-type="float" office:value="-20">
            <text:p>-20</text:p>
          </table:table-cell>
          <table:table-cell table:style-name="ce11" table:formula="of:=ROUND(( ([.I212]-(([.K212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223M1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37.932">
            <text:p>37.932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-16.562">
            <text:p>-16.562</text:p>
          </table:table-cell>
          <table:table-cell table:style-name="ce4" table:formula="of:=SQRT( ([.C213]^2) + ([.D213]^2) + ([.E213]^2) )" office:value-type="float" office:value="45.4179377449043">
            <text:p>45.4</text:p>
          </table:table-cell>
          <table:table-cell table:style-name="ce4" table:formula="of:=DEGREES(ASIN([.E213]/[.F213]))" office:value-type="float" office:value="-21.3865175285313">
            <text:p>-21.4</text:p>
          </table:table-cell>
          <table:table-cell table:style-name="ce4" table:formula="of:=MOD(DEGREES(ATAN2([.C213];[.D213]));360)" office:value-type="float" office:value="26.2415036897716">
            <text:p>26.2</text:p>
          </table:table-cell>
          <table:table-cell table:style-name="ce4" table:formula="of:=[.H213]-180" office:value-type="float" office:value="-153.758496310228">
            <text:p>-153.8</text:p>
          </table:table-cell>
          <table:table-cell table:style-name="ce6" table:formula="of:=ROUND(([.I213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213]*(360/[.B$2])" office:value-type="float" office:value="22.5">
            <text:p>22.5</text:p>
          </table:table-cell>
          <table:table-cell table:style-name="ce6" table:formula="of:=ROUND(( ([.I213]+(([.K213]/2)*(360/[.B$2])))/360)*[.B$2];0)" office:value-type="float" office:value="-19">
            <text:p>-19</text:p>
          </table:table-cell>
          <table:table-cell table:style-name="ce11" table:formula="of:=ROUND(( ([.I213]-(([.K213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222M1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39.749">
            <text:p>39.749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-17.242">
            <text:p>-17.242</text:p>
          </table:table-cell>
          <table:table-cell table:style-name="ce4" table:formula="of:=SQRT( ([.C214]^2) + ([.D214]^2) + ([.E214]^2) )" office:value-type="float" office:value="45.4153730470201">
            <text:p>45.4</text:p>
          </table:table-cell>
          <table:table-cell table:style-name="ce4" table:formula="of:=DEGREES(ASIN([.E214]/[.F214]))" office:value-type="float" office:value="-22.3120776661487">
            <text:p>-22.3</text:p>
          </table:table-cell>
          <table:table-cell table:style-name="ce4" table:formula="of:=MOD(DEGREES(ATAN2([.C214];[.D214]));360)" office:value-type="float" office:value="18.9037098607753">
            <text:p>18.9</text:p>
          </table:table-cell>
          <table:table-cell table:style-name="ce4" table:formula="of:=[.H214]-180" office:value-type="float" office:value="-161.096290139225">
            <text:p>-161.1</text:p>
          </table:table-cell>
          <table:table-cell table:style-name="ce6" table:formula="of:=ROUND(([.I214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214]*(360/[.B$2])" office:value-type="float" office:value="22.5">
            <text:p>22.5</text:p>
          </table:table-cell>
          <table:table-cell table:style-name="ce6" table:formula="of:=ROUND(( ([.I214]+(([.K214]/2)*(360/[.B$2])))/360)*[.B$2];0)" office:value-type="float" office:value="-20">
            <text:p>-20</text:p>
          </table:table-cell>
          <table:table-cell table:style-name="ce11" table:formula="of:=ROUND(( ([.I214]-(([.K214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221M1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42.092">
            <text:p>42.092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-13.54">
            <text:p>-13.54</text:p>
          </table:table-cell>
          <table:table-cell table:style-name="ce4" table:formula="of:=SQRT( ([.C215]^2) + ([.D215]^2) + ([.E215]^2) )" office:value-type="float" office:value="45.4179667642663">
            <text:p>45.4</text:p>
          </table:table-cell>
          <table:table-cell table:style-name="ce4" table:formula="of:=DEGREES(ASIN([.E215]/[.F215]))" office:value-type="float" office:value="-17.34471528363">
            <text:p>-17.3</text:p>
          </table:table-cell>
          <table:table-cell table:style-name="ce4" table:formula="of:=MOD(DEGREES(ATAN2([.C215];[.D215]));360)" office:value-type="float" office:value="13.8516123705245">
            <text:p>13.9</text:p>
          </table:table-cell>
          <table:table-cell table:style-name="ce4" table:formula="of:=[.H215]-180" office:value-type="float" office:value="-166.148387629476">
            <text:p>-166.1</text:p>
          </table:table-cell>
          <table:table-cell table:style-name="ce6" table:formula="of:=ROUND(([.I215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215]*(360/[.B$2])" office:value-type="float" office:value="15">
            <text:p>15.0</text:p>
          </table:table-cell>
          <table:table-cell table:style-name="ce6" table:formula="of:=ROUND(( ([.I215]+(([.K215]/2)*(360/[.B$2])))/360)*[.B$2];0)" office:value-type="float" office:value="-21">
            <text:p>-21</text:p>
          </table:table-cell>
          <table:table-cell table:style-name="ce11" table:formula="of:=ROUND(( ([.I215]-(([.K215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220M1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38.225">
            <text:p>38.225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-21.688">
            <text:p>-21.688</text:p>
          </table:table-cell>
          <table:table-cell table:style-name="ce4" table:formula="of:=SQRT( ([.C216]^2) + ([.D216]^2) + ([.E216]^2) )" office:value-type="float" office:value="45.3621287529587">
            <text:p>45.4</text:p>
          </table:table-cell>
          <table:table-cell table:style-name="ce4" table:formula="of:=DEGREES(ASIN([.E216]/[.F216]))" office:value-type="float" office:value="-28.5619100688282">
            <text:p>-28.6</text:p>
          </table:table-cell>
          <table:table-cell table:style-name="ce4" table:formula="of:=MOD(DEGREES(ATAN2([.C216];[.D216]));360)" office:value-type="float" office:value="16.3776103919435">
            <text:p>16.4</text:p>
          </table:table-cell>
          <table:table-cell table:style-name="ce4" table:formula="of:=[.H216]-180" office:value-type="float" office:value="-163.622389608056">
            <text:p>-163.6</text:p>
          </table:table-cell>
          <table:table-cell table:style-name="ce6" table:formula="of:=ROUND(([.I216]/360)*[.B$2];0)" office:value-type="float" office:value="-22">
            <text:p>-22</text:p>
          </table:table-cell>
          <table:table-cell table:style-name="ce6" office:value-type="float" office:value="2">
            <text:p>2</text:p>
          </table:table-cell>
          <table:table-cell table:style-name="ce4" table:formula="of:=[.K216]*(360/[.B$2])" office:value-type="float" office:value="15">
            <text:p>15.0</text:p>
          </table:table-cell>
          <table:table-cell table:style-name="ce6" table:formula="of:=ROUND(( ([.I216]+(([.K216]/2)*(360/[.B$2])))/360)*[.B$2];0)" office:value-type="float" office:value="-21">
            <text:p>-21</text:p>
          </table:table-cell>
          <table:table-cell table:style-name="ce11" table:formula="of:=ROUND(( ([.I216]-(([.K216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219M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9.088">
            <text:p>39.088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-22.314">
            <text:p>-22.314</text:p>
          </table:table-cell>
          <table:table-cell table:style-name="ce4" table:formula="of:=SQRT( ([.C217]^2) + ([.D217]^2) + ([.E217]^2) )" office:value-type="float" office:value="45.3621002710412">
            <text:p>45.4</text:p>
          </table:table-cell>
          <table:table-cell table:style-name="ce4" table:formula="of:=DEGREES(ASIN([.E217]/[.F217]))" office:value-type="float" office:value="-29.4660951907559">
            <text:p>-29.5</text:p>
          </table:table-cell>
          <table:table-cell table:style-name="ce4" table:formula="of:=MOD(DEGREES(ATAN2([.C217];[.D217]));360)" office:value-type="float" office:value="8.22632459068563">
            <text:p>8.2</text:p>
          </table:table-cell>
          <table:table-cell table:style-name="ce4" table:formula="of:=[.H217]-180" office:value-type="float" office:value="-171.773675409314">
            <text:p>-171.8</text:p>
          </table:table-cell>
          <table:table-cell table:style-name="ce6" table:formula="of:=ROUND(([.I217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217]*(360/[.B$2])" office:value-type="float" office:value="15">
            <text:p>15.0</text:p>
          </table:table-cell>
          <table:table-cell table:style-name="ce6" table:formula="of:=ROUND(( ([.I217]+(([.K217]/2)*(360/[.B$2])))/360)*[.B$2];0)" office:value-type="float" office:value="-22">
            <text:p>-22</text:p>
          </table:table-cell>
          <table:table-cell table:style-name="ce11" table:formula="of:=ROUND(( ([.I217]-(([.K217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218M1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42.952">
            <text:p>42.952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-13.896">
            <text:p>-13.896</text:p>
          </table:table-cell>
          <table:table-cell table:style-name="ce4" table:formula="of:=SQRT( ([.C218]^2) + ([.D218]^2) + ([.E218]^2) )" office:value-type="float" office:value="45.4360413768629">
            <text:p>45.4</text:p>
          </table:table-cell>
          <table:table-cell table:style-name="ce4" table:formula="of:=DEGREES(ASIN([.E218]/[.F218]))" office:value-type="float" office:value="-17.8084969943719">
            <text:p>-17.8</text:p>
          </table:table-cell>
          <table:table-cell table:style-name="ce4" table:formula="of:=MOD(DEGREES(ATAN2([.C218];[.D218]));360)" office:value-type="float" office:value="6.82930730138441">
            <text:p>6.8</text:p>
          </table:table-cell>
          <table:table-cell table:style-name="ce4" table:formula="of:=[.H218]-180" office:value-type="float" office:value="-173.170692698616">
            <text:p>-173.2</text:p>
          </table:table-cell>
          <table:table-cell table:style-name="ce6" table:formula="of:=ROUND(([.I218]/360)*[.B$2];0)" office:value-type="float" office:value="-23">
            <text:p>-23</text:p>
          </table:table-cell>
          <table:table-cell table:style-name="ce6" office:value-type="float" office:value="2">
            <text:p>2</text:p>
          </table:table-cell>
          <table:table-cell table:style-name="ce4" table:formula="of:=[.K218]*(360/[.B$2])" office:value-type="float" office:value="15">
            <text:p>15.0</text:p>
          </table:table-cell>
          <table:table-cell table:style-name="ce6" table:formula="of:=ROUND(( ([.I218]+(([.K218]/2)*(360/[.B$2])))/360)*[.B$2];0)" office:value-type="float" office:value="-22">
            <text:p>-22</text:p>
          </table:table-cell>
          <table:table-cell table:style-name="ce11" table:formula="of:=ROUND(( ([.I218]-(([.K218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217M1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1.471">
            <text:p>41.471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-18.226">
            <text:p>-18.226</text:p>
          </table:table-cell>
          <table:table-cell table:style-name="ce4" table:formula="of:=SQRT( ([.C219]^2) + ([.D219]^2) + ([.E219]^2) )" office:value-type="float" office:value="45.3853695148558">
            <text:p>45.4</text:p>
          </table:table-cell>
          <table:table-cell table:style-name="ce4" table:formula="of:=DEGREES(ASIN([.E219]/[.F219]))" office:value-type="float" office:value="-23.677186677227">
            <text:p>-23.7</text:p>
          </table:table-cell>
          <table:table-cell table:style-name="ce4" table:formula="of:=MOD(DEGREES(ATAN2([.C219];[.D219]));360)" office:value-type="float" office:value="3.85295311829253">
            <text:p>3.9</text:p>
          </table:table-cell>
          <table:table-cell table:style-name="ce4" table:formula="of:=[.H219]-180" office:value-type="float" office:value="-176.147046881707">
            <text:p>-176.1</text:p>
          </table:table-cell>
          <table:table-cell table:style-name="ce6" table:formula="of:=ROUND(([.I219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219]*(360/[.B$2])" office:value-type="float" office:value="22.5">
            <text:p>22.5</text:p>
          </table:table-cell>
          <table:table-cell table:style-name="ce6" table:formula="of:=ROUND(( ([.I219]+(([.K219]/2)*(360/[.B$2])))/360)*[.B$2];0)" office:value-type="float" office:value="-22">
            <text:p>-22</text:p>
          </table:table-cell>
          <table:table-cell table:style-name="ce11" table:formula="of:=ROUND(( ([.I219]-(([.K219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216M1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41.521">
            <text:p>41.521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-18.301">
            <text:p>-18.301</text:p>
          </table:table-cell>
          <table:table-cell table:style-name="ce4" table:formula="of:=SQRT( ([.C220]^2) + ([.D220]^2) + ([.E220]^2) )" office:value-type="float" office:value="45.4361886935953">
            <text:p>45.4</text:p>
          </table:table-cell>
          <table:table-cell table:style-name="ce4" table:formula="of:=DEGREES(ASIN([.E220]/[.F220]))" office:value-type="float" office:value="-23.7523770951056">
            <text:p>-23.8</text:p>
          </table:table-cell>
          <table:table-cell table:style-name="ce4" table:formula="of:=MOD(DEGREES(ATAN2([.C220];[.D220]));360)" office:value-type="float" office:value="356.759261579843">
            <text:p>356.8</text:p>
          </table:table-cell>
          <table:table-cell table:style-name="ce4" table:formula="of:=[.H220]-180" office:value-type="float" office:value="176.759261579843">
            <text:p>176.8</text:p>
          </table:table-cell>
          <table:table-cell table:style-name="ce6" table:formula="of:=ROUND(([.I220]/360)*[.B$2];0)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4" table:formula="of:=[.K220]*(360/[.B$2])" office:value-type="float" office:value="22.5">
            <text:p>22.5</text:p>
          </table:table-cell>
          <table:table-cell table:style-name="ce6" table:formula="of:=ROUND(( ([.I220]+(([.K220]/2)*(360/[.B$2])))/360)*[.B$2];0)" office:value-type="float" office:value="25">
            <text:p>25</text:p>
          </table:table-cell>
          <table:table-cell table:style-name="ce11" table:formula="of:=ROUND(( ([.I220]-(([.K220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15M1</text:p>
          </table:table-cell>
          <table:table-cell table:style-name="ce2" office:value-type="float" office:value="216">
            <text:p>216</text:p>
          </table:table-cell>
          <table:table-cell table:style-name="ce2" office:value-type="float" office:value="44.348">
            <text:p>44.348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-9.6">
            <text:p>-9.6</text:p>
          </table:table-cell>
          <table:table-cell table:style-name="ce4" table:formula="of:=SQRT( ([.C221]^2) + ([.D221]^2) + ([.E221]^2) )" office:value-type="float" office:value="45.4360243089115">
            <text:p>45.4</text:p>
          </table:table-cell>
          <table:table-cell table:style-name="ce4" table:formula="of:=DEGREES(ASIN([.E221]/[.F221]))" office:value-type="float" office:value="-12.1977311522084">
            <text:p>-12.2</text:p>
          </table:table-cell>
          <table:table-cell table:style-name="ce4" table:formula="of:=MOD(DEGREES(ATAN2([.C221];[.D221]));360)" office:value-type="float" office:value="3.03455407187791">
            <text:p>3.0</text:p>
          </table:table-cell>
          <table:table-cell table:style-name="ce4" table:formula="of:=[.H221]-180" office:value-type="float" office:value="-176.965445928122">
            <text:p>-177.0</text:p>
          </table:table-cell>
          <table:table-cell table:style-name="ce6" table:formula="of:=ROUND(([.I221]/360)*[.B$2];0)" office:value-type="float" office:value="-24">
            <text:p>-24</text:p>
          </table:table-cell>
          <table:table-cell table:style-name="ce6" office:value-type="float" office:value="2">
            <text:p>2</text:p>
          </table:table-cell>
          <table:table-cell table:style-name="ce4" table:formula="of:=[.K221]*(360/[.B$2])" office:value-type="float" office:value="15">
            <text:p>15.0</text:p>
          </table:table-cell>
          <table:table-cell table:style-name="ce6" table:formula="of:=ROUND(( ([.I221]+(([.K221]/2)*(360/[.B$2])))/360)*[.B$2];0)" office:value-type="float" office:value="-23">
            <text:p>-23</text:p>
          </table:table-cell>
          <table:table-cell table:style-name="ce11" table:formula="of:=ROUND(( ([.I221]-(([.K221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214M1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44.264">
            <text:p>44.264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-9.632">
            <text:p>-9.632</text:p>
          </table:table-cell>
          <table:table-cell table:style-name="ce4" table:formula="of:=SQRT( ([.C222]^2) + ([.D222]^2) + ([.E222]^2) )" office:value-type="float" office:value="45.3858785196453">
            <text:p>45.4</text:p>
          </table:table-cell>
          <table:table-cell table:style-name="ce4" table:formula="of:=DEGREES(ASIN([.E222]/[.F222]))" office:value-type="float" office:value="-12.2527515388532">
            <text:p>-12.3</text:p>
          </table:table-cell>
          <table:table-cell table:style-name="ce4" table:formula="of:=MOD(DEGREES(ATAN2([.C222];[.D222]));360)" office:value-type="float" office:value="356.389498498712">
            <text:p>356.4</text:p>
          </table:table-cell>
          <table:table-cell table:style-name="ce4" table:formula="of:=[.H222]-180" office:value-type="float" office:value="176.389498498712">
            <text:p>176.4</text:p>
          </table:table-cell>
          <table:table-cell table:style-name="ce6" table:formula="of:=ROUND(([.I222]/360)*[.B$2];0)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4" table:formula="of:=[.K222]*(360/[.B$2])" office:value-type="float" office:value="22.5">
            <text:p>22.5</text:p>
          </table:table-cell>
          <table:table-cell table:style-name="ce6" table:formula="of:=ROUND(( ([.I222]+(([.K222]/2)*(360/[.B$2])))/360)*[.B$2];0)" office:value-type="float" office:value="25">
            <text:p>25</text:p>
          </table:table-cell>
          <table:table-cell table:style-name="ce11" table:formula="of:=ROUND(( ([.I222]-(([.K222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13M1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44.739">
            <text:p>44.739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223]^2) + ([.D223]^2) + ([.E223]^2) )" office:value-type="float" office:value="45.3624057011971">
            <text:p>45.4</text:p>
          </table:table-cell>
          <table:table-cell table:style-name="ce4" table:formula="of:=DEGREES(ASIN([.E223]/[.F223]))" office:value-type="float" office:value="-6.23035233978137">
            <text:p>-6.2</text:p>
          </table:table-cell>
          <table:table-cell table:style-name="ce4" table:formula="of:=MOD(DEGREES(ATAN2([.C223];[.D223]));360)" office:value-type="float" office:value="352.801071548696">
            <text:p>352.8</text:p>
          </table:table-cell>
          <table:table-cell table:style-name="ce4" table:formula="of:=[.H223]-180" office:value-type="float" office:value="172.801071548696">
            <text:p>172.8</text:p>
          </table:table-cell>
          <table:table-cell table:style-name="ce6" table:formula="of:=ROUND(([.I223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223]*(360/[.B$2])" office:value-type="float" office:value="15">
            <text:p>15.0</text:p>
          </table:table-cell>
          <table:table-cell table:style-name="ce6" table:formula="of:=ROUND(( ([.I223]+(([.K223]/2)*(360/[.B$2])))/360)*[.B$2];0)" office:value-type="float" office:value="24">
            <text:p>24</text:p>
          </table:table-cell>
          <table:table-cell table:style-name="ce11" table:formula="of:=ROUND(( ([.I223]-(([.K223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12M1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42.917">
            <text:p>42.917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-14.005">
            <text:p>-14.005</text:p>
          </table:table-cell>
          <table:table-cell table:style-name="ce4" table:formula="of:=SQRT( ([.C224]^2) + ([.D224]^2) + ([.E224]^2) )" office:value-type="float" office:value="45.4364352695059">
            <text:p>45.4</text:p>
          </table:table-cell>
          <table:table-cell table:style-name="ce4" table:formula="of:=DEGREES(ASIN([.E224]/[.F224]))" office:value-type="float" office:value="-17.9527634867287">
            <text:p>-18.0</text:p>
          </table:table-cell>
          <table:table-cell table:style-name="ce4" table:formula="of:=MOD(DEGREES(ATAN2([.C224];[.D224]));360)" office:value-type="float" office:value="353.165175874828">
            <text:p>353.2</text:p>
          </table:table-cell>
          <table:table-cell table:style-name="ce4" table:formula="of:=[.H224]-180" office:value-type="float" office:value="173.165175874828">
            <text:p>173.2</text:p>
          </table:table-cell>
          <table:table-cell table:style-name="ce6" table:formula="of:=ROUND(([.I224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224]*(360/[.B$2])" office:value-type="float" office:value="15">
            <text:p>15.0</text:p>
          </table:table-cell>
          <table:table-cell table:style-name="ce6" table:formula="of:=ROUND(( ([.I224]+(([.K224]/2)*(360/[.B$2])))/360)*[.B$2];0)" office:value-type="float" office:value="24">
            <text:p>24</text:p>
          </table:table-cell>
          <table:table-cell table:style-name="ce11" table:formula="of:=ROUND(( ([.I224]-(([.K224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11M1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2.012">
            <text:p>42.012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-13.787">
            <text:p>-13.787</text:p>
          </table:table-cell>
          <table:table-cell table:style-name="ce4" table:formula="of:=SQRT( ([.C225]^2) + ([.D225]^2) + ([.E225]^2) )" office:value-type="float" office:value="45.4182028926729">
            <text:p>45.4</text:p>
          </table:table-cell>
          <table:table-cell table:style-name="ce4" table:formula="of:=DEGREES(ASIN([.E225]/[.F225]))" office:value-type="float" office:value="-17.6713528572461">
            <text:p>-17.7</text:p>
          </table:table-cell>
          <table:table-cell table:style-name="ce4" table:formula="of:=MOD(DEGREES(ATAN2([.C225];[.D225]));360)" office:value-type="float" office:value="346.123029699455">
            <text:p>346.1</text:p>
          </table:table-cell>
          <table:table-cell table:style-name="ce4" table:formula="of:=[.H225]-180" office:value-type="float" office:value="166.123029699455">
            <text:p>166.1</text:p>
          </table:table-cell>
          <table:table-cell table:style-name="ce6" table:formula="of:=ROUND(([.I225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25]*(360/[.B$2])" office:value-type="float" office:value="15">
            <text:p>15.0</text:p>
          </table:table-cell>
          <table:table-cell table:style-name="ce6" table:formula="of:=ROUND(( ([.I225]+(([.K225]/2)*(360/[.B$2])))/360)*[.B$2];0)" office:value-type="float" office:value="23">
            <text:p>23</text:p>
          </table:table-cell>
          <table:table-cell table:style-name="ce11" table:formula="of:=ROUND(( ([.I225]-(([.K225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10M1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43.673">
            <text:p>43.673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226]^2) + ([.D226]^2) + ([.E226]^2) )" office:value-type="float" office:value="45.362645579816">
            <text:p>45.4</text:p>
          </table:table-cell>
          <table:table-cell table:style-name="ce4" table:formula="of:=DEGREES(ASIN([.E226]/[.F226]))" office:value-type="float" office:value="-6.23031926307501">
            <text:p>-6.2</text:p>
          </table:table-cell>
          <table:table-cell table:style-name="ce4" table:formula="of:=MOD(DEGREES(ATAN2([.C226];[.D226]));360)" office:value-type="float" office:value="345.574550845599">
            <text:p>345.6</text:p>
          </table:table-cell>
          <table:table-cell table:style-name="ce4" table:formula="of:=[.H226]-180" office:value-type="float" office:value="165.574550845599">
            <text:p>165.6</text:p>
          </table:table-cell>
          <table:table-cell table:style-name="ce6" table:formula="of:=ROUND(([.I226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26]*(360/[.B$2])" office:value-type="float" office:value="15">
            <text:p>15.0</text:p>
          </table:table-cell>
          <table:table-cell table:style-name="ce6" table:formula="of:=ROUND(( ([.I226]+(([.K226]/2)*(360/[.B$2])))/360)*[.B$2];0)" office:value-type="float" office:value="23">
            <text:p>23</text:p>
          </table:table-cell>
          <table:table-cell table:style-name="ce11" table:formula="of:=ROUND(( ([.I226]-(([.K226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09M1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42.292">
            <text:p>42.292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-9.415">
            <text:p>-9.415</text:p>
          </table:table-cell>
          <table:table-cell table:style-name="ce4" table:formula="of:=SQRT( ([.C227]^2) + ([.D227]^2) + ([.E227]^2) )" office:value-type="float" office:value="45.415218077204">
            <text:p>45.4</text:p>
          </table:table-cell>
          <table:table-cell table:style-name="ce4" table:formula="of:=DEGREES(ASIN([.E227]/[.F227]))" office:value-type="float" office:value="-11.9647205620486">
            <text:p>-12.0</text:p>
          </table:table-cell>
          <table:table-cell table:style-name="ce4" table:formula="of:=MOD(DEGREES(ATAN2([.C227];[.D227]));360)" office:value-type="float" office:value="342.15883618617">
            <text:p>342.2</text:p>
          </table:table-cell>
          <table:table-cell table:style-name="ce4" table:formula="of:=[.H227]-180" office:value-type="float" office:value="162.15883618617">
            <text:p>162.2</text:p>
          </table:table-cell>
          <table:table-cell table:style-name="ce6" table:formula="of:=ROUND(([.I227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27]*(360/[.B$2])" office:value-type="float" office:value="15">
            <text:p>15.0</text:p>
          </table:table-cell>
          <table:table-cell table:style-name="ce6" table:formula="of:=ROUND(( ([.I227]+(([.K227]/2)*(360/[.B$2])))/360)*[.B$2];0)" office:value-type="float" office:value="23">
            <text:p>23</text:p>
          </table:table-cell>
          <table:table-cell table:style-name="ce11" table:formula="of:=ROUND(( ([.I227]-(([.K227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08M1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0.423">
            <text:p>40.42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-8.897">
            <text:p>-8.897</text:p>
          </table:table-cell>
          <table:table-cell table:style-name="ce4" table:formula="of:=SQRT( ([.C228]^2) + ([.D228]^2) + ([.E228]^2) )" office:value-type="float" office:value="45.4183678592703">
            <text:p>45.4</text:p>
          </table:table-cell>
          <table:table-cell table:style-name="ce4" table:formula="of:=DEGREES(ASIN([.E228]/[.F228]))" office:value-type="float" office:value="-11.2967143499643">
            <text:p>-11.3</text:p>
          </table:table-cell>
          <table:table-cell table:style-name="ce4" table:formula="of:=MOD(DEGREES(ATAN2([.C228];[.D228]));360)" office:value-type="float" office:value="335.175532599634">
            <text:p>335.2</text:p>
          </table:table-cell>
          <table:table-cell table:style-name="ce4" table:formula="of:=[.H228]-180" office:value-type="float" office:value="155.175532599634">
            <text:p>155.2</text:p>
          </table:table-cell>
          <table:table-cell table:style-name="ce6" table:formula="of:=ROUND(([.I228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228]*(360/[.B$2])" office:value-type="float" office:value="15">
            <text:p>15.0</text:p>
          </table:table-cell>
          <table:table-cell table:style-name="ce6" table:formula="of:=ROUND(( ([.I228]+(([.K228]/2)*(360/[.B$2])))/360)*[.B$2];0)" office:value-type="float" office:value="22">
            <text:p>22</text:p>
          </table:table-cell>
          <table:table-cell table:style-name="ce11" table:formula="of:=ROUND(( ([.I228]-(([.K228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239M1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43.139">
            <text:p>43.139</text:p>
          </table:table-cell>
          <table:table-cell table:style-name="ce2" office:value-type="float" office:value="-14.027">
            <text:p>-14.027</text:p>
          </table:table-cell>
          <table:table-cell table:style-name="ce2" office:value-type="float" office:value="0">
            <text:p>0</text:p>
          </table:table-cell>
          <table:table-cell table:style-name="ce4" table:formula="of:=SQRT( ([.C229]^2) + ([.D229]^2) + ([.E229]^2) )" office:value-type="float" office:value="45.362209492043">
            <text:p>45.4</text:p>
          </table:table-cell>
          <table:table-cell table:style-name="ce4" table:formula="of:=DEGREES(ASIN([.E229]/[.F229]))" office:value-type="float" office:value="0">
            <text:p>0.0</text:p>
          </table:table-cell>
          <table:table-cell table:style-name="ce4" table:formula="of:=MOD(DEGREES(ATAN2([.C229];[.D229]));360)" office:value-type="float" office:value="341.987640030693">
            <text:p>342.0</text:p>
          </table:table-cell>
          <table:table-cell table:style-name="ce4" table:formula="of:=[.H229]-180" office:value-type="float" office:value="161.987640030693">
            <text:p>162.0</text:p>
          </table:table-cell>
          <table:table-cell table:style-name="ce6" table:formula="of:=ROUND(([.I229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29]*(360/[.B$2])" office:value-type="float" office:value="15">
            <text:p>15.0</text:p>
          </table:table-cell>
          <table:table-cell table:style-name="ce6" table:formula="of:=ROUND(( ([.I229]+(([.K229]/2)*(360/[.B$2])))/360)*[.B$2];0)" office:value-type="float" office:value="23">
            <text:p>23</text:p>
          </table:table-cell>
          <table:table-cell table:style-name="ce11" table:formula="of:=ROUND(( ([.I229]-(([.K229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38M1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41.134">
            <text:p>41.134</text:p>
          </table:table-cell>
          <table:table-cell table:style-name="ce2" office:value-type="float" office:value="-19.18">
            <text:p>-19.18</text:p>
          </table:table-cell>
          <table:table-cell table:style-name="ce2" office:value-type="float" office:value="0">
            <text:p>0</text:p>
          </table:table-cell>
          <table:table-cell table:style-name="ce4" table:formula="of:=SQRT( ([.C230]^2) + ([.D230]^2) + ([.E230]^2) )" office:value-type="float" office:value="45.3858827830858">
            <text:p>45.4</text:p>
          </table:table-cell>
          <table:table-cell table:style-name="ce4" table:formula="of:=DEGREES(ASIN([.E230]/[.F230]))" office:value-type="float" office:value="0">
            <text:p>0.0</text:p>
          </table:table-cell>
          <table:table-cell table:style-name="ce4" table:formula="of:=MOD(DEGREES(ATAN2([.C230];[.D230]));360)" office:value-type="float" office:value="335.001257646087">
            <text:p>335.0</text:p>
          </table:table-cell>
          <table:table-cell table:style-name="ce4" table:formula="of:=[.H230]-180" office:value-type="float" office:value="155.001257646087">
            <text:p>155.0</text:p>
          </table:table-cell>
          <table:table-cell table:style-name="ce6" table:formula="of:=ROUND(([.I230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230]*(360/[.B$2])" office:value-type="float" office:value="15">
            <text:p>15.0</text:p>
          </table:table-cell>
          <table:table-cell table:style-name="ce6" table:formula="of:=ROUND(( ([.I230]+(([.K230]/2)*(360/[.B$2])))/360)*[.B$2];0)" office:value-type="float" office:value="22">
            <text:p>22</text:p>
          </table:table-cell>
          <table:table-cell table:style-name="ce11" table:formula="of:=ROUND(( ([.I230]-(([.K230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237M1</text:p>
          </table:table-cell>
          <table:table-cell table:style-name="ce2" office:value-type="float" office:value="226">
            <text:p>226</text:p>
          </table:table-cell>
          <table:table-cell table:style-name="ce2" office:value-type="float" office:value="39.798">
            <text:p>39.79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4.405">
            <text:p>4.405</text:p>
          </table:table-cell>
          <table:table-cell table:style-name="ce4" table:formula="of:=SQRT( ([.C231]^2) + ([.D231]^2) + ([.E231]^2) )" office:value-type="float" office:value="45.4363340730742">
            <text:p>45.4</text:p>
          </table:table-cell>
          <table:table-cell table:style-name="ce4" table:formula="of:=DEGREES(ASIN([.E231]/[.F231]))" office:value-type="float" office:value="5.56349812365181">
            <text:p>5.6</text:p>
          </table:table-cell>
          <table:table-cell table:style-name="ce4" table:formula="of:=MOD(DEGREES(ATAN2([.C231];[.D231]));360)" office:value-type="float" office:value="331.648701691052">
            <text:p>331.6</text:p>
          </table:table-cell>
          <table:table-cell table:style-name="ce4" table:formula="of:=[.H231]-180" office:value-type="float" office:value="151.648701691052">
            <text:p>151.6</text:p>
          </table:table-cell>
          <table:table-cell table:style-name="ce6" table:formula="of:=ROUND(([.I231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231]*(360/[.B$2])" office:value-type="float" office:value="15">
            <text:p>15.0</text:p>
          </table:table-cell>
          <table:table-cell table:style-name="ce6" table:formula="of:=ROUND(( ([.I231]+(([.K231]/2)*(360/[.B$2])))/360)*[.B$2];0)" office:value-type="float" office:value="21">
            <text:p>21</text:p>
          </table:table-cell>
          <table:table-cell table:style-name="ce11" table:formula="of:=ROUND(( ([.I231]-(([.K231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236M1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9.798">
            <text:p>39.79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-4.405">
            <text:p>-4.405</text:p>
          </table:table-cell>
          <table:table-cell table:style-name="ce4" table:formula="of:=SQRT( ([.C232]^2) + ([.D232]^2) + ([.E232]^2) )" office:value-type="float" office:value="45.4363340730742">
            <text:p>45.4</text:p>
          </table:table-cell>
          <table:table-cell table:style-name="ce4" table:formula="of:=DEGREES(ASIN([.E232]/[.F232]))" office:value-type="float" office:value="-5.56349812365181">
            <text:p>-5.6</text:p>
          </table:table-cell>
          <table:table-cell table:style-name="ce4" table:formula="of:=MOD(DEGREES(ATAN2([.C232];[.D232]));360)" office:value-type="float" office:value="331.648701691052">
            <text:p>331.6</text:p>
          </table:table-cell>
          <table:table-cell table:style-name="ce4" table:formula="of:=[.H232]-180" office:value-type="float" office:value="151.648701691052">
            <text:p>151.6</text:p>
          </table:table-cell>
          <table:table-cell table:style-name="ce6" table:formula="of:=ROUND(([.I232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232]*(360/[.B$2])" office:value-type="float" office:value="15">
            <text:p>15.0</text:p>
          </table:table-cell>
          <table:table-cell table:style-name="ce6" table:formula="of:=ROUND(( ([.I232]+(([.K232]/2)*(360/[.B$2])))/360)*[.B$2];0)" office:value-type="float" office:value="21">
            <text:p>21</text:p>
          </table:table-cell>
          <table:table-cell table:style-name="ce11" table:formula="of:=ROUND(( ([.I232]-(([.K232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235M1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7.006">
            <text:p>37.006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-4.405">
            <text:p>-4.405</text:p>
          </table:table-cell>
          <table:table-cell table:style-name="ce4" table:formula="of:=SQRT( ([.C233]^2) + ([.D233]^2) + ([.E233]^2) )" office:value-type="float" office:value="45.4360223281044">
            <text:p>45.4</text:p>
          </table:table-cell>
          <table:table-cell table:style-name="ce4" table:formula="of:=DEGREES(ASIN([.E233]/[.F233]))" office:value-type="float" office:value="-5.56353641627001">
            <text:p>-5.6</text:p>
          </table:table-cell>
          <table:table-cell table:style-name="ce4" table:formula="of:=MOD(DEGREES(ATAN2([.C233];[.D233]));360)" office:value-type="float" office:value="324.916847034306">
            <text:p>324.9</text:p>
          </table:table-cell>
          <table:table-cell table:style-name="ce4" table:formula="of:=[.H233]-180" office:value-type="float" office:value="144.916847034306">
            <text:p>144.9</text:p>
          </table:table-cell>
          <table:table-cell table:style-name="ce6" table:formula="of:=ROUND(([.I233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33]*(360/[.B$2])" office:value-type="float" office:value="15">
            <text:p>15.0</text:p>
          </table:table-cell>
          <table:table-cell table:style-name="ce6" table:formula="of:=ROUND(( ([.I233]+(([.K233]/2)*(360/[.B$2])))/360)*[.B$2];0)" office:value-type="float" office:value="20">
            <text:p>20</text:p>
          </table:table-cell>
          <table:table-cell table:style-name="ce11" table:formula="of:=ROUND(( ([.I233]-(([.K233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34M1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37.006">
            <text:p>37.006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4.405">
            <text:p>4.405</text:p>
          </table:table-cell>
          <table:table-cell table:style-name="ce4" table:formula="of:=SQRT( ([.C234]^2) + ([.D234]^2) + ([.E234]^2) )" office:value-type="float" office:value="45.4360223281044">
            <text:p>45.4</text:p>
          </table:table-cell>
          <table:table-cell table:style-name="ce4" table:formula="of:=DEGREES(ASIN([.E234]/[.F234]))" office:value-type="float" office:value="5.56353641627001">
            <text:p>5.6</text:p>
          </table:table-cell>
          <table:table-cell table:style-name="ce4" table:formula="of:=MOD(DEGREES(ATAN2([.C234];[.D234]));360)" office:value-type="float" office:value="324.916847034306">
            <text:p>324.9</text:p>
          </table:table-cell>
          <table:table-cell table:style-name="ce4" table:formula="of:=[.H234]-180" office:value-type="float" office:value="144.916847034306">
            <text:p>144.9</text:p>
          </table:table-cell>
          <table:table-cell table:style-name="ce6" table:formula="of:=ROUND(([.I234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34]*(360/[.B$2])" office:value-type="float" office:value="15">
            <text:p>15.0</text:p>
          </table:table-cell>
          <table:table-cell table:style-name="ce6" table:formula="of:=ROUND(( ([.I234]+(([.K234]/2)*(360/[.B$2])))/360)*[.B$2];0)" office:value-type="float" office:value="20">
            <text:p>20</text:p>
          </table:table-cell>
          <table:table-cell table:style-name="ce11" table:formula="of:=ROUND(( ([.I234]-(([.K234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33M1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35.551">
            <text:p>35.551</text:p>
          </table:table-cell>
          <table:table-cell table:style-name="ce2" office:value-type="float" office:value="-28.214">
            <text:p>-28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235]^2) + ([.D235]^2) + ([.E235]^2) )" office:value-type="float" office:value="45.3861586499673">
            <text:p>45.4</text:p>
          </table:table-cell>
          <table:table-cell table:style-name="ce4" table:formula="of:=DEGREES(ASIN([.E235]/[.F235]))" office:value-type="float" office:value="0">
            <text:p>0.0</text:p>
          </table:table-cell>
          <table:table-cell table:style-name="ce4" table:formula="of:=MOD(DEGREES(ATAN2([.C235];[.D235]));360)" office:value-type="float" office:value="321.563765816392">
            <text:p>321.6</text:p>
          </table:table-cell>
          <table:table-cell table:style-name="ce4" table:formula="of:=[.H235]-180" office:value-type="float" office:value="141.563765816392">
            <text:p>141.6</text:p>
          </table:table-cell>
          <table:table-cell table:style-name="ce6" table:formula="of:=ROUND(([.I235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35]*(360/[.B$2])" office:value-type="float" office:value="15">
            <text:p>15.0</text:p>
          </table:table-cell>
          <table:table-cell table:style-name="ce6" table:formula="of:=ROUND(( ([.I235]+(([.K235]/2)*(360/[.B$2])))/360)*[.B$2];0)" office:value-type="float" office:value="20">
            <text:p>20</text:p>
          </table:table-cell>
          <table:table-cell table:style-name="ce11" table:formula="of:=ROUND(( ([.I235]-(([.K235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32M1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31.839">
            <text:p>31.839</text:p>
          </table:table-cell>
          <table:table-cell table:style-name="ce2" office:value-type="float" office:value="-32.312">
            <text:p>-32.312</text:p>
          </table:table-cell>
          <table:table-cell table:style-name="ce2" office:value-type="float" office:value="0">
            <text:p>0</text:p>
          </table:table-cell>
          <table:table-cell table:style-name="ce4" table:formula="of:=SQRT( ([.C236]^2) + ([.D236]^2) + ([.E236]^2) )" office:value-type="float" office:value="45.3628401337482">
            <text:p>45.4</text:p>
          </table:table-cell>
          <table:table-cell table:style-name="ce4" table:formula="of:=DEGREES(ASIN([.E236]/[.F236]))" office:value-type="float" office:value="0">
            <text:p>0.0</text:p>
          </table:table-cell>
          <table:table-cell table:style-name="ce4" table:formula="of:=MOD(DEGREES(ATAN2([.C236];[.D236]));360)" office:value-type="float" office:value="314.577552764311">
            <text:p>314.6</text:p>
          </table:table-cell>
          <table:table-cell table:style-name="ce4" table:formula="of:=[.H236]-180" office:value-type="float" office:value="134.577552764311">
            <text:p>134.6</text:p>
          </table:table-cell>
          <table:table-cell table:style-name="ce6" table:formula="of:=ROUND(([.I236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236]*(360/[.B$2])" office:value-type="float" office:value="15">
            <text:p>15.0</text:p>
          </table:table-cell>
          <table:table-cell table:style-name="ce6" table:formula="of:=ROUND(( ([.I236]+(([.K236]/2)*(360/[.B$2])))/360)*[.B$2];0)" office:value-type="float" office:value="19">
            <text:p>19</text:p>
          </table:table-cell>
          <table:table-cell table:style-name="ce11" table:formula="of:=ROUND(( ([.I236]-(([.K236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231M1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4.803">
            <text:p>34.803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8.897">
            <text:p>8.897</text:p>
          </table:table-cell>
          <table:table-cell table:style-name="ce4" table:formula="of:=SQRT( ([.C237]^2) + ([.D237]^2) + ([.E237]^2) )" office:value-type="float" office:value="45.4180655906876">
            <text:p>45.4</text:p>
          </table:table-cell>
          <table:table-cell table:style-name="ce4" table:formula="of:=DEGREES(ASIN([.E237]/[.F237]))" office:value-type="float" office:value="11.2967905220376">
            <text:p>11.3</text:p>
          </table:table-cell>
          <table:table-cell table:style-name="ce4" table:formula="of:=MOD(DEGREES(ATAN2([.C237];[.D237]));360)" office:value-type="float" office:value="321.39082075493">
            <text:p>321.4</text:p>
          </table:table-cell>
          <table:table-cell table:style-name="ce4" table:formula="of:=[.H237]-180" office:value-type="float" office:value="141.39082075493">
            <text:p>141.4</text:p>
          </table:table-cell>
          <table:table-cell table:style-name="ce6" table:formula="of:=ROUND(([.I237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37]*(360/[.B$2])" office:value-type="float" office:value="15">
            <text:p>15.0</text:p>
          </table:table-cell>
          <table:table-cell table:style-name="ce6" table:formula="of:=ROUND(( ([.I237]+(([.K237]/2)*(360/[.B$2])))/360)*[.B$2];0)" office:value-type="float" office:value="20">
            <text:p>20</text:p>
          </table:table-cell>
          <table:table-cell table:style-name="ce11" table:formula="of:=ROUND(( ([.I237]-(([.K237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30M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31.088">
            <text:p>31.088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9.415">
            <text:p>9.415</text:p>
          </table:table-cell>
          <table:table-cell table:style-name="ce4" table:formula="of:=SQRT( ([.C238]^2) + ([.D238]^2) + ([.E238]^2) )" office:value-type="float" office:value="45.4151248924849">
            <text:p>45.4</text:p>
          </table:table-cell>
          <table:table-cell table:style-name="ce4" table:formula="of:=DEGREES(ASIN([.E238]/[.F238]))" office:value-type="float" office:value="11.9647454749674">
            <text:p>12.0</text:p>
          </table:table-cell>
          <table:table-cell table:style-name="ce4" table:formula="of:=MOD(DEGREES(ATAN2([.C238];[.D238]));360)" office:value-type="float" office:value="314.405432175119">
            <text:p>314.4</text:p>
          </table:table-cell>
          <table:table-cell table:style-name="ce4" table:formula="of:=[.H238]-180" office:value-type="float" office:value="134.405432175119">
            <text:p>134.4</text:p>
          </table:table-cell>
          <table:table-cell table:style-name="ce6" table:formula="of:=ROUND(([.I238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238]*(360/[.B$2])" office:value-type="float" office:value="15">
            <text:p>15.0</text:p>
          </table:table-cell>
          <table:table-cell table:style-name="ce6" table:formula="of:=ROUND(( ([.I238]+(([.K238]/2)*(360/[.B$2])))/360)*[.B$2];0)" office:value-type="float" office:value="19">
            <text:p>19</text:p>
          </table:table-cell>
          <table:table-cell table:style-name="ce11" table:formula="of:=ROUND(( ([.I238]-(([.K238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229M1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28.071">
            <text:p>28.071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13.787">
            <text:p>13.787</text:p>
          </table:table-cell>
          <table:table-cell table:style-name="ce4" table:formula="of:=SQRT( ([.C239]^2) + ([.D239]^2) + ([.E239]^2) )" office:value-type="float" office:value="45.4178008604556">
            <text:p>45.4</text:p>
          </table:table-cell>
          <table:table-cell table:style-name="ce4" table:formula="of:=DEGREES(ASIN([.E239]/[.F239]))" office:value-type="float" office:value="17.6715144379768">
            <text:p>17.7</text:p>
          </table:table-cell>
          <table:table-cell table:style-name="ce4" table:formula="of:=MOD(DEGREES(ATAN2([.C239];[.D239]));360)" office:value-type="float" office:value="310.441458373264">
            <text:p>310.4</text:p>
          </table:table-cell>
          <table:table-cell table:style-name="ce4" table:formula="of:=[.H239]-180" office:value-type="float" office:value="130.441458373264">
            <text:p>130.4</text:p>
          </table:table-cell>
          <table:table-cell table:style-name="ce6" table:formula="of:=ROUND(([.I239]/360)*[.B$2];0)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4" table:formula="of:=[.K239]*(360/[.B$2])" office:value-type="float" office:value="15">
            <text:p>15.0</text:p>
          </table:table-cell>
          <table:table-cell table:style-name="ce6" table:formula="of:=ROUND(( ([.I239]+(([.K239]/2)*(360/[.B$2])))/360)*[.B$2];0)" office:value-type="float" office:value="18">
            <text:p>18</text:p>
          </table:table-cell>
          <table:table-cell table:style-name="ce11" table:formula="of:=ROUND(( ([.I239]-(([.K239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228M1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29.579">
            <text:p>29.579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240]^2) + ([.D240]^2) + ([.E240]^2) )" office:value-type="float" office:value="45.3623038876995">
            <text:p>45.4</text:p>
          </table:table-cell>
          <table:table-cell table:style-name="ce4" table:formula="of:=DEGREES(ASIN([.E240]/[.F240]))" office:value-type="float" office:value="6.23036637888455">
            <text:p>6.2</text:p>
          </table:table-cell>
          <table:table-cell table:style-name="ce4" table:formula="of:=MOD(DEGREES(ATAN2([.C240];[.D240]));360)" office:value-type="float" office:value="310.990619910718">
            <text:p>311.0</text:p>
          </table:table-cell>
          <table:table-cell table:style-name="ce4" table:formula="of:=[.H240]-180" office:value-type="float" office:value="130.990619910718">
            <text:p>131.0</text:p>
          </table:table-cell>
          <table:table-cell table:style-name="ce6" table:formula="of:=ROUND(([.I240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240]*(360/[.B$2])" office:value-type="float" office:value="22.5">
            <text:p>22.5</text:p>
          </table:table-cell>
          <table:table-cell table:style-name="ce6" table:formula="of:=ROUND(( ([.I240]+(([.K240]/2)*(360/[.B$2])))/360)*[.B$2];0)" office:value-type="float" office:value="19">
            <text:p>19</text:p>
          </table:table-cell>
          <table:table-cell table:style-name="ce11" table:formula="of:=ROUND(( ([.I240]-(([.K240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227M1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25.063">
            <text:p>25.06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241]^2) + ([.D241]^2) + ([.E241]^2) )" office:value-type="float" office:value="45.3623196276381">
            <text:p>45.4</text:p>
          </table:table-cell>
          <table:table-cell table:style-name="ce4" table:formula="of:=DEGREES(ASIN([.E241]/[.F241]))" office:value-type="float" office:value="6.23036420849409">
            <text:p>6.2</text:p>
          </table:table-cell>
          <table:table-cell table:style-name="ce4" table:formula="of:=MOD(DEGREES(ATAN2([.C241];[.D241]));360)" office:value-type="float" office:value="303.765127456201">
            <text:p>303.8</text:p>
          </table:table-cell>
          <table:table-cell table:style-name="ce4" table:formula="of:=[.H241]-180" office:value-type="float" office:value="123.765127456201">
            <text:p>123.8</text:p>
          </table:table-cell>
          <table:table-cell table:style-name="ce6" table:formula="of:=ROUND(([.I241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241]*(360/[.B$2])" office:value-type="float" office:value="22.5">
            <text:p>22.5</text:p>
          </table:table-cell>
          <table:table-cell table:style-name="ce6" table:formula="of:=ROUND(( ([.I241]+(([.K241]/2)*(360/[.B$2])))/360)*[.B$2];0)" office:value-type="float" office:value="18">
            <text:p>18</text:p>
          </table:table-cell>
          <table:table-cell table:style-name="ce11" table:formula="of:=ROUND(( ([.I241]-(([.K241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26M1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23.794">
            <text:p>23.794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14.005">
            <text:p>14.005</text:p>
          </table:table-cell>
          <table:table-cell table:style-name="ce4" table:formula="of:=SQRT( ([.C242]^2) + ([.D242]^2) + ([.E242]^2) )" office:value-type="float" office:value="45.4367016518585">
            <text:p>45.4</text:p>
          </table:table-cell>
          <table:table-cell table:style-name="ce4" table:formula="of:=DEGREES(ASIN([.E242]/[.F242]))" office:value-type="float" office:value="17.9526546494901">
            <text:p>18.0</text:p>
          </table:table-cell>
          <table:table-cell table:style-name="ce4" table:formula="of:=MOD(DEGREES(ATAN2([.C242];[.D242]));360)" office:value-type="float" office:value="303.399631594834">
            <text:p>303.4</text:p>
          </table:table-cell>
          <table:table-cell table:style-name="ce4" table:formula="of:=[.H242]-180" office:value-type="float" office:value="123.399631594834">
            <text:p>123.4</text:p>
          </table:table-cell>
          <table:table-cell table:style-name="ce6" table:formula="of:=ROUND(([.I242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242]*(360/[.B$2])" office:value-type="float" office:value="22.5">
            <text:p>22.5</text:p>
          </table:table-cell>
          <table:table-cell table:style-name="ce6" table:formula="of:=ROUND(( ([.I242]+(([.K242]/2)*(360/[.B$2])))/360)*[.B$2];0)" office:value-type="float" office:value="18">
            <text:p>18</text:p>
          </table:table-cell>
          <table:table-cell table:style-name="ce11" table:formula="of:=ROUND(( ([.I242]-(([.K242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25M1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2.293">
            <text:p>22.293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9.632">
            <text:p>9.632</text:p>
          </table:table-cell>
          <table:table-cell table:style-name="ce4" table:formula="of:=SQRT( ([.C243]^2) + ([.D243]^2) + ([.E243]^2) )" office:value-type="float" office:value="45.3857052054939">
            <text:p>45.4</text:p>
          </table:table-cell>
          <table:table-cell table:style-name="ce4" table:formula="of:=DEGREES(ASIN([.E243]/[.F243]))" office:value-type="float" office:value="12.2527990549307">
            <text:p>12.3</text:p>
          </table:table-cell>
          <table:table-cell table:style-name="ce4" table:formula="of:=MOD(DEGREES(ATAN2([.C243];[.D243]));360)" office:value-type="float" office:value="300.174792674134">
            <text:p>300.2</text:p>
          </table:table-cell>
          <table:table-cell table:style-name="ce4" table:formula="of:=[.H243]-180" office:value-type="float" office:value="120.174792674134">
            <text:p>120.2</text:p>
          </table:table-cell>
          <table:table-cell table:style-name="ce6" table:formula="of:=ROUND(([.I243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243]*(360/[.B$2])" office:value-type="float" office:value="15">
            <text:p>15.0</text:p>
          </table:table-cell>
          <table:table-cell table:style-name="ce6" table:formula="of:=ROUND(( ([.I243]+(([.K243]/2)*(360/[.B$2])))/360)*[.B$2];0)" office:value-type="float" office:value="17">
            <text:p>17</text:p>
          </table:table-cell>
          <table:table-cell table:style-name="ce11" table:formula="of:=ROUND(( ([.I243]-(([.K243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24M1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17.73">
            <text:p>17.73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9.6">
            <text:p>9.6</text:p>
          </table:table-cell>
          <table:table-cell table:style-name="ce4" table:formula="of:=SQRT( ([.C244]^2) + ([.D244]^2) + ([.E244]^2) )" office:value-type="float" office:value="45.4355256269805">
            <text:p>45.4</text:p>
          </table:table-cell>
          <table:table-cell table:style-name="ce4" table:formula="of:=DEGREES(ASIN([.E244]/[.F244]))" office:value-type="float" office:value="12.1978670895006">
            <text:p>12.2</text:p>
          </table:table-cell>
          <table:table-cell table:style-name="ce4" table:formula="of:=MOD(DEGREES(ATAN2([.C244];[.D244]));360)" office:value-type="float" office:value="293.530459792199">
            <text:p>293.5</text:p>
          </table:table-cell>
          <table:table-cell table:style-name="ce4" table:formula="of:=[.H244]-180" office:value-type="float" office:value="113.530459792199">
            <text:p>113.5</text:p>
          </table:table-cell>
          <table:table-cell table:style-name="ce6" table:formula="of:=ROUND(([.I244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244]*(360/[.B$2])" office:value-type="float" office:value="15">
            <text:p>15.0</text:p>
          </table:table-cell>
          <table:table-cell table:style-name="ce6" table:formula="of:=ROUND(( ([.I244]+(([.K244]/2)*(360/[.B$2])))/360)*[.B$2];0)" office:value-type="float" office:value="16">
            <text:p>16</text:p>
          </table:table-cell>
          <table:table-cell table:style-name="ce11" table:formula="of:=ROUND(( ([.I244]-(([.K244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255M1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2.987">
            <text:p>12.987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-31.262">
            <text:p>-31.262</text:p>
          </table:table-cell>
          <table:table-cell table:style-name="ce4" table:formula="of:=SQRT( ([.C245]^2) + ([.D245]^2) + ([.E245]^2) )" office:value-type="float" office:value="45.420644006883">
            <text:p>45.4</text:p>
          </table:table-cell>
          <table:table-cell table:style-name="ce4" table:formula="of:=DEGREES(ASIN([.E245]/[.F245]))" office:value-type="float" office:value="-43.4938995585888">
            <text:p>-43.5</text:p>
          </table:table-cell>
          <table:table-cell table:style-name="ce4" table:formula="of:=MOD(DEGREES(ATAN2([.C245];[.D245]));360)" office:value-type="float" office:value="66.7877101187479">
            <text:p>66.8</text:p>
          </table:table-cell>
          <table:table-cell table:style-name="ce4" table:formula="of:=[.H245]-180" office:value-type="float" office:value="-113.212289881252">
            <text:p>-113.2</text:p>
          </table:table-cell>
          <table:table-cell table:style-name="ce6" table:formula="of:=ROUND(([.I245]/360)*[.B$2];0)" office:value-type="float" office:value="-15">
            <text:p>-15</text:p>
          </table:table-cell>
          <table:table-cell table:style-name="ce6" office:value-type="float" office:value="2">
            <text:p>2</text:p>
          </table:table-cell>
          <table:table-cell table:style-name="ce4" table:formula="of:=[.K245]*(360/[.B$2])" office:value-type="float" office:value="15">
            <text:p>15.0</text:p>
          </table:table-cell>
          <table:table-cell table:style-name="ce6" table:formula="of:=ROUND(( ([.I245]+(([.K245]/2)*(360/[.B$2])))/360)*[.B$2];0)" office:value-type="float" office:value="-14">
            <text:p>-14</text:p>
          </table:table-cell>
          <table:table-cell table:style-name="ce11" table:formula="of:=ROUND(( ([.I245]-(([.K245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254M1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16.35">
            <text:p>16.35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-33.106">
            <text:p>-33.106</text:p>
          </table:table-cell>
          <table:table-cell table:style-name="ce4" table:formula="of:=SQRT( ([.C246]^2) + ([.D246]^2) + ([.E246]^2) )" office:value-type="float" office:value="45.4218433355583">
            <text:p>45.4</text:p>
          </table:table-cell>
          <table:table-cell table:style-name="ce4" table:formula="of:=DEGREES(ASIN([.E246]/[.F246]))" office:value-type="float" office:value="-46.7906052795846">
            <text:p>-46.8</text:p>
          </table:table-cell>
          <table:table-cell table:style-name="ce4" table:formula="of:=MOD(DEGREES(ATAN2([.C246];[.D246]));360)" office:value-type="float" office:value="58.2816967459065">
            <text:p>58.3</text:p>
          </table:table-cell>
          <table:table-cell table:style-name="ce4" table:formula="of:=[.H246]-180" office:value-type="float" office:value="-121.718303254094">
            <text:p>-121.7</text:p>
          </table:table-cell>
          <table:table-cell table:style-name="ce6" table:formula="of:=ROUND(([.I246]/360)*[.B$2];0)" office:value-type="float" office:value="-16">
            <text:p>-16</text:p>
          </table:table-cell>
          <table:table-cell table:style-name="ce6" office:value-type="float" office:value="3">
            <text:p>3</text:p>
          </table:table-cell>
          <table:table-cell table:style-name="ce4" table:formula="of:=[.K246]*(360/[.B$2])" office:value-type="float" office:value="22.5">
            <text:p>22.5</text:p>
          </table:table-cell>
          <table:table-cell table:style-name="ce6" table:formula="of:=ROUND(( ([.I246]+(([.K246]/2)*(360/[.B$2])))/360)*[.B$2];0)" office:value-type="float" office:value="-15">
            <text:p>-15</text:p>
          </table:table-cell>
          <table:table-cell table:style-name="ce11" table:formula="of:=ROUND(( ([.I246]-(([.K246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253M1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21.279">
            <text:p>21.279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-31.262">
            <text:p>-31.262</text:p>
          </table:table-cell>
          <table:table-cell table:style-name="ce4" table:formula="of:=SQRT( ([.C247]^2) + ([.D247]^2) + ([.E247]^2) )" office:value-type="float" office:value="45.4206280119507">
            <text:p>45.4</text:p>
          </table:table-cell>
          <table:table-cell table:style-name="ce4" table:formula="of:=DEGREES(ASIN([.E247]/[.F247]))" office:value-type="float" office:value="-43.4939187015607">
            <text:p>-43.5</text:p>
          </table:table-cell>
          <table:table-cell table:style-name="ce4" table:formula="of:=MOD(DEGREES(ATAN2([.C247];[.D247]));360)" office:value-type="float" office:value="49.7749758036444">
            <text:p>49.8</text:p>
          </table:table-cell>
          <table:table-cell table:style-name="ce4" table:formula="of:=[.H247]-180" office:value-type="float" office:value="-130.225024196356">
            <text:p>-130.2</text:p>
          </table:table-cell>
          <table:table-cell table:style-name="ce6" table:formula="of:=ROUND(([.I247]/360)*[.B$2];0)" office:value-type="float" office:value="-17">
            <text:p>-17</text:p>
          </table:table-cell>
          <table:table-cell table:style-name="ce6" office:value-type="float" office:value="3">
            <text:p>3</text:p>
          </table:table-cell>
          <table:table-cell table:style-name="ce4" table:formula="of:=[.K247]*(360/[.B$2])" office:value-type="float" office:value="22.5">
            <text:p>22.5</text:p>
          </table:table-cell>
          <table:table-cell table:style-name="ce6" table:formula="of:=ROUND(( ([.I247]+(([.K247]/2)*(360/[.B$2])))/360)*[.B$2];0)" office:value-type="float" office:value="-16">
            <text:p>-16</text:p>
          </table:table-cell>
          <table:table-cell table:style-name="ce11" table:formula="of:=ROUND(( ([.I247]-(([.K247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252M1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14.498">
            <text:p>14.498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-36.111">
            <text:p>-36.111</text:p>
          </table:table-cell>
          <table:table-cell table:style-name="ce4" table:formula="of:=SQRT( ([.C248]^2) + ([.D248]^2) + ([.E248]^2) )" office:value-type="float" office:value="45.4354515879396">
            <text:p>45.4</text:p>
          </table:table-cell>
          <table:table-cell table:style-name="ce4" table:formula="of:=DEGREES(ASIN([.E248]/[.F248]))" office:value-type="float" office:value="-52.6340899555389">
            <text:p>-52.6</text:p>
          </table:table-cell>
          <table:table-cell table:style-name="ce4" table:formula="of:=MOD(DEGREES(ATAN2([.C248];[.D248]));360)" office:value-type="float" office:value="58.2800603484831">
            <text:p>58.3</text:p>
          </table:table-cell>
          <table:table-cell table:style-name="ce4" table:formula="of:=[.H248]-180" office:value-type="float" office:value="-121.719939651517">
            <text:p>-121.7</text:p>
          </table:table-cell>
          <table:table-cell table:style-name="ce6" table:formula="of:=ROUND(([.I248]/360)*[.B$2];0)" office:value-type="float" office:value="-16">
            <text:p>-16</text:p>
          </table:table-cell>
          <table:table-cell table:style-name="ce6" office:value-type="float" office:value="3">
            <text:p>3</text:p>
          </table:table-cell>
          <table:table-cell table:style-name="ce4" table:formula="of:=[.K248]*(360/[.B$2])" office:value-type="float" office:value="22.5">
            <text:p>22.5</text:p>
          </table:table-cell>
          <table:table-cell table:style-name="ce6" table:formula="of:=ROUND(( ([.I248]+(([.K248]/2)*(360/[.B$2])))/360)*[.B$2];0)" office:value-type="float" office:value="-15">
            <text:p>-15</text:p>
          </table:table-cell>
          <table:table-cell table:style-name="ce11" table:formula="of:=ROUND(( ([.I248]-(([.K248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251M1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16.733">
            <text:p>16.733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-37.736">
            <text:p>-37.736</text:p>
          </table:table-cell>
          <table:table-cell table:style-name="ce4" table:formula="of:=SQRT( ([.C249]^2) + ([.D249]^2) + ([.E249]^2) )" office:value-type="float" office:value="45.435990250021">
            <text:p>45.4</text:p>
          </table:table-cell>
          <table:table-cell table:style-name="ce4" table:formula="of:=DEGREES(ASIN([.E249]/[.F249]))" office:value-type="float" office:value="-56.1533268172873">
            <text:p>-56.2</text:p>
          </table:table-cell>
          <table:table-cell table:style-name="ce4" table:formula="of:=MOD(DEGREES(ATAN2([.C249];[.D249]));360)" office:value-type="float" office:value="48.6076915628714">
            <text:p>48.6</text:p>
          </table:table-cell>
          <table:table-cell table:style-name="ce4" table:formula="of:=[.H249]-180" office:value-type="float" office:value="-131.392308437129">
            <text:p>-131.4</text:p>
          </table:table-cell>
          <table:table-cell table:style-name="ce6" table:formula="of:=ROUND(([.I249]/360)*[.B$2];0)" office:value-type="float" office:value="-18">
            <text:p>-18</text:p>
          </table:table-cell>
          <table:table-cell table:style-name="ce6" office:value-type="float" office:value="3">
            <text:p>3</text:p>
          </table:table-cell>
          <table:table-cell table:style-name="ce4" table:formula="of:=[.K249]*(360/[.B$2])" office:value-type="float" office:value="22.5">
            <text:p>22.5</text:p>
          </table:table-cell>
          <table:table-cell table:style-name="ce6" table:formula="of:=ROUND(( ([.I249]+(([.K249]/2)*(360/[.B$2])))/360)*[.B$2];0)" office:value-type="float" office:value="-16">
            <text:p>-16</text:p>
          </table:table-cell>
          <table:table-cell table:style-name="ce11" table:formula="of:=ROUND(( ([.I249]-(([.K249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250M1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23.567">
            <text:p>23.567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-32.925">
            <text:p>-32.925</text:p>
          </table:table-cell>
          <table:table-cell table:style-name="ce4" table:formula="of:=SQRT( ([.C250]^2) + ([.D250]^2) + ([.E250]^2) )" office:value-type="float" office:value="45.4211166529402">
            <text:p>45.4</text:p>
          </table:table-cell>
          <table:table-cell table:style-name="ce4" table:formula="of:=DEGREES(ASIN([.E250]/[.F250]))" office:value-type="float" office:value="-46.4591242844832">
            <text:p>-46.5</text:p>
          </table:table-cell>
          <table:table-cell table:style-name="ce4" table:formula="of:=MOD(DEGREES(ATAN2([.C250];[.D250]));360)" office:value-type="float" office:value="41.1320074431702">
            <text:p>41.1</text:p>
          </table:table-cell>
          <table:table-cell table:style-name="ce4" table:formula="of:=[.H250]-180" office:value-type="float" office:value="-138.86799255683">
            <text:p>-138.9</text:p>
          </table:table-cell>
          <table:table-cell table:style-name="ce6" table:formula="of:=ROUND(([.I250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250]*(360/[.B$2])" office:value-type="float" office:value="22.5">
            <text:p>22.5</text:p>
          </table:table-cell>
          <table:table-cell table:style-name="ce6" table:formula="of:=ROUND(( ([.I250]+(([.K250]/2)*(360/[.B$2])))/360)*[.B$2];0)" office:value-type="float" office:value="-17">
            <text:p>-17</text:p>
          </table:table-cell>
          <table:table-cell table:style-name="ce11" table:formula="of:=ROUND(( ([.I250]-(([.K250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249M1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0.874">
            <text:p>20.874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-36.394">
            <text:p>-36.394</text:p>
          </table:table-cell>
          <table:table-cell table:style-name="ce4" table:formula="of:=SQRT( ([.C251]^2) + ([.D251]^2) + ([.E251]^2) )" office:value-type="float" office:value="45.4222537639867">
            <text:p>45.4</text:p>
          </table:table-cell>
          <table:table-cell table:style-name="ce4" table:formula="of:=DEGREES(ASIN([.E251]/[.F251]))" office:value-type="float" office:value="-53.2484104075372">
            <text:p>-53.2</text:p>
          </table:table-cell>
          <table:table-cell table:style-name="ce4" table:formula="of:=MOD(DEGREES(ATAN2([.C251];[.D251]));360)" office:value-type="float" office:value="39.8217663288717">
            <text:p>39.8</text:p>
          </table:table-cell>
          <table:table-cell table:style-name="ce4" table:formula="of:=[.H251]-180" office:value-type="float" office:value="-140.178233671128">
            <text:p>-140.2</text:p>
          </table:table-cell>
          <table:table-cell table:style-name="ce6" table:formula="of:=ROUND(([.I251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251]*(360/[.B$2])" office:value-type="float" office:value="22.5">
            <text:p>22.5</text:p>
          </table:table-cell>
          <table:table-cell table:style-name="ce6" table:formula="of:=ROUND(( ([.I251]+(([.K251]/2)*(360/[.B$2])))/360)*[.B$2];0)" office:value-type="float" office:value="-17">
            <text:p>-17</text:p>
          </table:table-cell>
          <table:table-cell table:style-name="ce11" table:formula="of:=ROUND(( ([.I251]-(([.K251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248M1</text:p>
          </table:table-cell>
          <table:table-cell table:style-name="ce2" office:value-type="float" office:value="247">
            <text:p>247</text:p>
          </table:table-cell>
          <table:table-cell table:style-name="ce2" office:value-type="float" office:value="21.983">
            <text:p>21.983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-37.799">
            <text:p>-37.799</text:p>
          </table:table-cell>
          <table:table-cell table:style-name="ce4" table:formula="of:=SQRT( ([.C252]^2) + ([.D252]^2) + ([.E252]^2) )" office:value-type="float" office:value="45.4209289865366">
            <text:p>45.4</text:p>
          </table:table-cell>
          <table:table-cell table:style-name="ce4" table:formula="of:=DEGREES(ASIN([.E252]/[.F252]))" office:value-type="float" office:value="-56.3247230114292">
            <text:p>-56.3</text:p>
          </table:table-cell>
          <table:table-cell table:style-name="ce4" table:formula="of:=MOD(DEGREES(ATAN2([.C252];[.D252]));360)" office:value-type="float" office:value="29.208174990384">
            <text:p>29.2</text:p>
          </table:table-cell>
          <table:table-cell table:style-name="ce4" table:formula="of:=[.H252]-180" office:value-type="float" office:value="-150.791825009616">
            <text:p>-150.8</text:p>
          </table:table-cell>
          <table:table-cell table:style-name="ce6" table:formula="of:=ROUND(([.I252]/360)*[.B$2];0)" office:value-type="float" office:value="-20">
            <text:p>-20</text:p>
          </table:table-cell>
          <table:table-cell table:style-name="ce6" office:value-type="float" office:value="3">
            <text:p>3</text:p>
          </table:table-cell>
          <table:table-cell table:style-name="ce4" table:formula="of:=[.K252]*(360/[.B$2])" office:value-type="float" office:value="22.5">
            <text:p>22.5</text:p>
          </table:table-cell>
          <table:table-cell table:style-name="ce6" table:formula="of:=ROUND(( ([.I252]+(([.K252]/2)*(360/[.B$2])))/360)*[.B$2];0)" office:value-type="float" office:value="-19">
            <text:p>-19</text:p>
          </table:table-cell>
          <table:table-cell table:style-name="ce11" table:formula="of:=ROUND(( ([.I252]-(([.K252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247M1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27.473">
            <text:p>27.47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-30.958">
            <text:p>-30.958</text:p>
          </table:table-cell>
          <table:table-cell table:style-name="ce4" table:formula="of:=SQRT( ([.C253]^2) + ([.D253]^2) + ([.E253]^2) )" office:value-type="float" office:value="45.4182352585391">
            <text:p>45.4</text:p>
          </table:table-cell>
          <table:table-cell table:style-name="ce4" table:formula="of:=DEGREES(ASIN([.E253]/[.F253]))" office:value-type="float" office:value="-42.9704043885636">
            <text:p>-43.0</text:p>
          </table:table-cell>
          <table:table-cell table:style-name="ce4" table:formula="of:=MOD(DEGREES(ATAN2([.C253];[.D253]));360)" office:value-type="float" office:value="34.2404519769316">
            <text:p>34.2</text:p>
          </table:table-cell>
          <table:table-cell table:style-name="ce4" table:formula="of:=[.H253]-180" office:value-type="float" office:value="-145.759548023068">
            <text:p>-145.8</text:p>
          </table:table-cell>
          <table:table-cell table:style-name="ce6" table:formula="of:=ROUND(([.I253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253]*(360/[.B$2])" office:value-type="float" office:value="22.5">
            <text:p>22.5</text:p>
          </table:table-cell>
          <table:table-cell table:style-name="ce6" table:formula="of:=ROUND(( ([.I253]+(([.K253]/2)*(360/[.B$2])))/360)*[.B$2];0)" office:value-type="float" office:value="-18">
            <text:p>-18</text:p>
          </table:table-cell>
          <table:table-cell table:style-name="ce11" table:formula="of:=ROUND(( ([.I253]-(([.K253]/2)*(360/[.B$2])))/360)*[.B$2];0)" office:value-type="float" office:value="-21">
            <text:p>-21</text:p>
          </table:table-cell>
          <table:table-cell table:style-name="ce2"/>
        </table:table-row>
        <table:table-row table:style-name="ro1">
          <table:table-cell table:style-name="ce2" office:value-type="string">
            <text:p>3246M1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28.681">
            <text:p>28.681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-32.476">
            <text:p>-32.476</text:p>
          </table:table-cell>
          <table:table-cell table:style-name="ce4" table:formula="of:=SQRT( ([.C254]^2) + ([.D254]^2) + ([.E254]^2) )" office:value-type="float" office:value="45.415601735527">
            <text:p>45.4</text:p>
          </table:table-cell>
          <table:table-cell table:style-name="ce4" table:formula="of:=DEGREES(ASIN([.E254]/[.F254]))" office:value-type="float" office:value="-45.6501375579546">
            <text:p>-45.7</text:p>
          </table:table-cell>
          <table:table-cell table:style-name="ce4" table:formula="of:=MOD(DEGREES(ATAN2([.C254];[.D254]));360)" office:value-type="float" office:value="25.3890116856839">
            <text:p>25.4</text:p>
          </table:table-cell>
          <table:table-cell table:style-name="ce4" table:formula="of:=[.H254]-180" office:value-type="float" office:value="-154.610988314316">
            <text:p>-154.6</text:p>
          </table:table-cell>
          <table:table-cell table:style-name="ce6" table:formula="of:=ROUND(([.I254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254]*(360/[.B$2])" office:value-type="float" office:value="22.5">
            <text:p>22.5</text:p>
          </table:table-cell>
          <table:table-cell table:style-name="ce6" table:formula="of:=ROUND(( ([.I254]+(([.K254]/2)*(360/[.B$2])))/360)*[.B$2];0)" office:value-type="float" office:value="-19">
            <text:p>-19</text:p>
          </table:table-cell>
          <table:table-cell table:style-name="ce11" table:formula="of:=ROUND(( ([.I254]-(([.K254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245M1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32.438">
            <text:p>32.438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-29.653">
            <text:p>-29.653</text:p>
          </table:table-cell>
          <table:table-cell table:style-name="ce4" table:formula="of:=SQRT( ([.C255]^2) + ([.D255]^2) + ([.E255]^2) )" office:value-type="float" office:value="45.3621759729403">
            <text:p>45.4</text:p>
          </table:table-cell>
          <table:table-cell table:style-name="ce4" table:formula="of:=DEGREES(ASIN([.E255]/[.F255]))" office:value-type="float" office:value="-40.8207257544021">
            <text:p>-40.8</text:p>
          </table:table-cell>
          <table:table-cell table:style-name="ce4" table:formula="of:=MOD(DEGREES(ATAN2([.C255];[.D255]));360)" office:value-type="float" office:value="19.1021061373987">
            <text:p>19.1</text:p>
          </table:table-cell>
          <table:table-cell table:style-name="ce4" table:formula="of:=[.H255]-180" office:value-type="float" office:value="-160.897893862601">
            <text:p>-160.9</text:p>
          </table:table-cell>
          <table:table-cell table:style-name="ce6" table:formula="of:=ROUND(([.I255]/360)*[.B$2];0)" office:value-type="float" office:value="-21">
            <text:p>-21</text:p>
          </table:table-cell>
          <table:table-cell table:style-name="ce6" office:value-type="float" office:value="3">
            <text:p>3</text:p>
          </table:table-cell>
          <table:table-cell table:style-name="ce4" table:formula="of:=[.K255]*(360/[.B$2])" office:value-type="float" office:value="22.5">
            <text:p>22.5</text:p>
          </table:table-cell>
          <table:table-cell table:style-name="ce6" table:formula="of:=ROUND(( ([.I255]+(([.K255]/2)*(360/[.B$2])))/360)*[.B$2];0)" office:value-type="float" office:value="-20">
            <text:p>-20</text:p>
          </table:table-cell>
          <table:table-cell table:style-name="ce11" table:formula="of:=ROUND(( ([.I255]-(([.K255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244M1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25.884">
            <text:p>25.884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-35.848">
            <text:p>-35.848</text:p>
          </table:table-cell>
          <table:table-cell table:style-name="ce4" table:formula="of:=SQRT( ([.C256]^2) + ([.D256]^2) + ([.E256]^2) )" office:value-type="float" office:value="45.417884153712">
            <text:p>45.4</text:p>
          </table:table-cell>
          <table:table-cell table:style-name="ce4" table:formula="of:=DEGREES(ASIN([.E256]/[.F256]))" office:value-type="float" office:value="-52.1194531934045">
            <text:p>-52.1</text:p>
          </table:table-cell>
          <table:table-cell table:style-name="ce4" table:formula="of:=MOD(DEGREES(ATAN2([.C256];[.D256]));360)" office:value-type="float" office:value="21.84986240398">
            <text:p>21.8</text:p>
          </table:table-cell>
          <table:table-cell table:style-name="ce4" table:formula="of:=[.H256]-180" office:value-type="float" office:value="-158.15013759602">
            <text:p>-158.2</text:p>
          </table:table-cell>
          <table:table-cell table:style-name="ce6" table:formula="of:=ROUND(([.I256]/360)*[.B$2];0)" office:value-type="float" office:value="-21">
            <text:p>-21</text:p>
          </table:table-cell>
          <table:table-cell table:style-name="ce6" office:value-type="float" office:value="2">
            <text:p>2</text:p>
          </table:table-cell>
          <table:table-cell table:style-name="ce4" table:formula="of:=[.K256]*(360/[.B$2])" office:value-type="float" office:value="15">
            <text:p>15.0</text:p>
          </table:table-cell>
          <table:table-cell table:style-name="ce6" table:formula="of:=ROUND(( ([.I256]+(([.K256]/2)*(360/[.B$2])))/360)*[.B$2];0)" office:value-type="float" office:value="-20">
            <text:p>-20</text:p>
          </table:table-cell>
          <table:table-cell table:style-name="ce11" table:formula="of:=ROUND(( ([.I256]-(([.K256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243M1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6.488">
            <text:p>26.488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-36.557">
            <text:p>-36.557</text:p>
          </table:table-cell>
          <table:table-cell table:style-name="ce4" table:formula="of:=SQRT( ([.C257]^2) + ([.D257]^2) + ([.E257]^2) )" office:value-type="float" office:value="45.4366496234042">
            <text:p>45.4</text:p>
          </table:table-cell>
          <table:table-cell table:style-name="ce4" table:formula="of:=DEGREES(ASIN([.E257]/[.F257]))" office:value-type="float" office:value="-53.5688221982525">
            <text:p>-53.6</text:p>
          </table:table-cell>
          <table:table-cell table:style-name="ce4" table:formula="of:=MOD(DEGREES(ATAN2([.C257];[.D257]));360)" office:value-type="float" office:value="10.9901082092809">
            <text:p>11.0</text:p>
          </table:table-cell>
          <table:table-cell table:style-name="ce4" table:formula="of:=[.H257]-180" office:value-type="float" office:value="-169.009891790719">
            <text:p>-169.0</text:p>
          </table:table-cell>
          <table:table-cell table:style-name="ce6" table:formula="of:=ROUND(([.I257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257]*(360/[.B$2])" office:value-type="float" office:value="22.5">
            <text:p>22.5</text:p>
          </table:table-cell>
          <table:table-cell table:style-name="ce6" table:formula="of:=ROUND(( ([.I257]+(([.K257]/2)*(360/[.B$2])))/360)*[.B$2];0)" office:value-type="float" office:value="-21">
            <text:p>-21</text:p>
          </table:table-cell>
          <table:table-cell table:style-name="ce11" table:formula="of:=ROUND(( ([.I257]-(([.K257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242M1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33.301">
            <text:p>33.301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-30.28">
            <text:p>-30.28</text:p>
          </table:table-cell>
          <table:table-cell table:style-name="ce4" table:formula="of:=SQRT( ([.C258]^2) + ([.D258]^2) + ([.E258]^2) )" office:value-type="float" office:value="45.3626366297198">
            <text:p>45.4</text:p>
          </table:table-cell>
          <table:table-cell table:style-name="ce4" table:formula="of:=DEGREES(ASIN([.E258]/[.F258]))" office:value-type="float" office:value="-41.875152047903">
            <text:p>-41.9</text:p>
          </table:table-cell>
          <table:table-cell table:style-name="ce4" table:formula="of:=MOD(DEGREES(ATAN2([.C258];[.D258]));360)" office:value-type="float" office:value="9.63103802893048">
            <text:p>9.6</text:p>
          </table:table-cell>
          <table:table-cell table:style-name="ce4" table:formula="of:=[.H258]-180" office:value-type="float" office:value="-170.36896197107">
            <text:p>-170.4</text:p>
          </table:table-cell>
          <table:table-cell table:style-name="ce6" table:formula="of:=ROUND(([.I258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258]*(360/[.B$2])" office:value-type="float" office:value="22.5">
            <text:p>22.5</text:p>
          </table:table-cell>
          <table:table-cell table:style-name="ce6" table:formula="of:=ROUND(( ([.I258]+(([.K258]/2)*(360/[.B$2])))/360)*[.B$2];0)" office:value-type="float" office:value="-21">
            <text:p>-21</text:p>
          </table:table-cell>
          <table:table-cell table:style-name="ce11" table:formula="of:=ROUND(( ([.I258]-(([.K258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241M1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30.148">
            <text:p>30.148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-33.81">
            <text:p>-33.81</text:p>
          </table:table-cell>
          <table:table-cell table:style-name="ce4" table:formula="of:=SQRT( ([.C259]^2) + ([.D259]^2) + ([.E259]^2) )" office:value-type="float" office:value="45.3852272551323">
            <text:p>45.4</text:p>
          </table:table-cell>
          <table:table-cell table:style-name="ce4" table:formula="of:=DEGREES(ASIN([.E259]/[.F259]))" office:value-type="float" office:value="-48.1553248066349">
            <text:p>-48.2</text:p>
          </table:table-cell>
          <table:table-cell table:style-name="ce4" table:formula="of:=MOD(DEGREES(ATAN2([.C259];[.D259]));360)" office:value-type="float" office:value="5.29294257988727">
            <text:p>5.3</text:p>
          </table:table-cell>
          <table:table-cell table:style-name="ce4" table:formula="of:=[.H259]-180" office:value-type="float" office:value="-174.707057420113">
            <text:p>-174.7</text:p>
          </table:table-cell>
          <table:table-cell table:style-name="ce6" table:formula="of:=ROUND(([.I259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259]*(360/[.B$2])" office:value-type="float" office:value="22.5">
            <text:p>22.5</text:p>
          </table:table-cell>
          <table:table-cell table:style-name="ce6" table:formula="of:=ROUND(( ([.I259]+(([.K259]/2)*(360/[.B$2])))/360)*[.B$2];0)" office:value-type="float" office:value="-22">
            <text:p>-22</text:p>
          </table:table-cell>
          <table:table-cell table:style-name="ce11" table:formula="of:=ROUND(( ([.I259]-(([.K259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240M1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30.235">
            <text:p>30.235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-33.834">
            <text:p>-33.834</text:p>
          </table:table-cell>
          <table:table-cell table:style-name="ce4" table:formula="of:=SQRT( ([.C260]^2) + ([.D260]^2) + ([.E260]^2) )" office:value-type="float" office:value="45.4359107094818">
            <text:p>45.4</text:p>
          </table:table-cell>
          <table:table-cell table:style-name="ce4" table:formula="of:=DEGREES(ASIN([.E260]/[.F260]))" office:value-type="float" office:value="-48.1293270611346">
            <text:p>-48.1</text:p>
          </table:table-cell>
          <table:table-cell table:style-name="ce4" table:formula="of:=MOD(DEGREES(ATAN2([.C260];[.D260]));360)" office:value-type="float" office:value="355.553766252998">
            <text:p>355.6</text:p>
          </table:table-cell>
          <table:table-cell table:style-name="ce4" table:formula="of:=[.H260]-180" office:value-type="float" office:value="175.553766252998">
            <text:p>175.6</text:p>
          </table:table-cell>
          <table:table-cell table:style-name="ce6" table:formula="of:=ROUND(([.I260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260]*(360/[.B$2])" office:value-type="float" office:value="22.5">
            <text:p>22.5</text:p>
          </table:table-cell>
          <table:table-cell table:style-name="ce6" table:formula="of:=ROUND(( ([.I260]+(([.K260]/2)*(360/[.B$2])))/360)*[.B$2];0)" office:value-type="float" office:value="25">
            <text:p>25</text:p>
          </table:table-cell>
          <table:table-cell table:style-name="ce11" table:formula="of:=ROUND(( ([.I260]-(([.K260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71M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36.626">
            <text:p>36.626</text:p>
          </table:table-cell>
          <table:table-cell table:style-name="ce2" office:value-type="float" office:value="2.859">
            <text:p>2.859</text:p>
          </table:table-cell>
          <table:table-cell table:style-name="ce2" office:value-type="float" office:value="-26.611">
            <text:p>-26.611</text:p>
          </table:table-cell>
          <table:table-cell table:style-name="ce4" table:formula="of:=SQRT( ([.C261]^2) + ([.D261]^2) + ([.E261]^2) )" office:value-type="float" office:value="45.3627939836161">
            <text:p>45.4</text:p>
          </table:table-cell>
          <table:table-cell table:style-name="ce4" table:formula="of:=DEGREES(ASIN([.E261]/[.F261]))" office:value-type="float" office:value="-35.9179514621165">
            <text:p>-35.9</text:p>
          </table:table-cell>
          <table:table-cell table:style-name="ce4" table:formula="of:=MOD(DEGREES(ATAN2([.C261];[.D261]));360)" office:value-type="float" office:value="4.46341766746559">
            <text:p>4.5</text:p>
          </table:table-cell>
          <table:table-cell table:style-name="ce4" table:formula="of:=[.H261]-180" office:value-type="float" office:value="-175.536582332534">
            <text:p>-175.5</text:p>
          </table:table-cell>
          <table:table-cell table:style-name="ce6" table:formula="of:=ROUND(([.I261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261]*(360/[.B$2])" office:value-type="float" office:value="22.5">
            <text:p>22.5</text:p>
          </table:table-cell>
          <table:table-cell table:style-name="ce6" table:formula="of:=ROUND(( ([.I261]+(([.K261]/2)*(360/[.B$2])))/360)*[.B$2];0)" office:value-type="float" office:value="-22">
            <text:p>-22</text:p>
          </table:table-cell>
          <table:table-cell table:style-name="ce11" table:formula="of:=ROUND(( ([.I261]-(([.K261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270M1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6.69">
            <text:p>36.69</text:p>
          </table:table-cell>
          <table:table-cell table:style-name="ce2" office:value-type="float" office:value="-2.406">
            <text:p>-2.406</text:p>
          </table:table-cell>
          <table:table-cell table:style-name="ce2" office:value-type="float" office:value="-26.657">
            <text:p>-26.657</text:p>
          </table:table-cell>
          <table:table-cell table:style-name="ce4" table:formula="of:=SQRT( ([.C262]^2) + ([.D262]^2) + ([.E262]^2) )" office:value-type="float" office:value="45.4152021354084">
            <text:p>45.4</text:p>
          </table:table-cell>
          <table:table-cell table:style-name="ce4" table:formula="of:=DEGREES(ASIN([.E262]/[.F262]))" office:value-type="float" office:value="-35.9417208925699">
            <text:p>-35.9</text:p>
          </table:table-cell>
          <table:table-cell table:style-name="ce4" table:formula="of:=MOD(DEGREES(ATAN2([.C262];[.D262]));360)" office:value-type="float" office:value="356.248117985337">
            <text:p>356.2</text:p>
          </table:table-cell>
          <table:table-cell table:style-name="ce4" table:formula="of:=[.H262]-180" office:value-type="float" office:value="176.248117985337">
            <text:p>176.2</text:p>
          </table:table-cell>
          <table:table-cell table:style-name="ce6" table:formula="of:=ROUND(([.I262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262]*(360/[.B$2])" office:value-type="float" office:value="22.5">
            <text:p>22.5</text:p>
          </table:table-cell>
          <table:table-cell table:style-name="ce6" table:formula="of:=ROUND(( ([.I262]+(([.K262]/2)*(360/[.B$2])))/360)*[.B$2];0)" office:value-type="float" office:value="25">
            <text:p>25</text:p>
          </table:table-cell>
          <table:table-cell table:style-name="ce11" table:formula="of:=ROUND(( ([.I262]-(([.K262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69M1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39.201">
            <text:p>39.201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-22.437">
            <text:p>-22.437</text:p>
          </table:table-cell>
          <table:table-cell table:style-name="ce4" table:formula="of:=SQRT( ([.C263]^2) + ([.D263]^2) + ([.E263]^2) )" office:value-type="float" office:value="45.4177931432165">
            <text:p>45.4</text:p>
          </table:table-cell>
          <table:table-cell table:style-name="ce4" table:formula="of:=DEGREES(ASIN([.E263]/[.F263]))" office:value-type="float" office:value="-29.6047161437056">
            <text:p>-29.6</text:p>
          </table:table-cell>
          <table:table-cell table:style-name="ce4" table:formula="of:=MOD(DEGREES(ATAN2([.C263];[.D263]));360)" office:value-type="float" office:value="353.07960670865">
            <text:p>353.1</text:p>
          </table:table-cell>
          <table:table-cell table:style-name="ce4" table:formula="of:=[.H263]-180" office:value-type="float" office:value="173.07960670865">
            <text:p>173.1</text:p>
          </table:table-cell>
          <table:table-cell table:style-name="ce6" table:formula="of:=ROUND(([.I263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263]*(360/[.B$2])" office:value-type="float" office:value="15">
            <text:p>15.0</text:p>
          </table:table-cell>
          <table:table-cell table:style-name="ce6" table:formula="of:=ROUND(( ([.I263]+(([.K263]/2)*(360/[.B$2])))/360)*[.B$2];0)" office:value-type="float" office:value="24">
            <text:p>24</text:p>
          </table:table-cell>
          <table:table-cell table:style-name="ce11" table:formula="of:=ROUND(( ([.I263]-(([.K263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68M1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33.452">
            <text:p>33.452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-30.349">
            <text:p>-30.349</text:p>
          </table:table-cell>
          <table:table-cell table:style-name="ce4" table:formula="of:=SQRT( ([.C264]^2) + ([.D264]^2) + ([.E264]^2) )" office:value-type="float" office:value="45.4173608766516">
            <text:p>45.4</text:p>
          </table:table-cell>
          <table:table-cell table:style-name="ce4" table:formula="of:=DEGREES(ASIN([.E264]/[.F264]))" office:value-type="float" office:value="-41.9301897491835">
            <text:p>-41.9</text:p>
          </table:table-cell>
          <table:table-cell table:style-name="ce4" table:formula="of:=MOD(DEGREES(ATAN2([.C264];[.D264]));360)" office:value-type="float" office:value="351.904909837135">
            <text:p>351.9</text:p>
          </table:table-cell>
          <table:table-cell table:style-name="ce4" table:formula="of:=[.H264]-180" office:value-type="float" office:value="171.904909837135">
            <text:p>171.9</text:p>
          </table:table-cell>
          <table:table-cell table:style-name="ce6" table:formula="of:=ROUND(([.I264]/360)*[.B$2];0)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4" table:formula="of:=[.K264]*(360/[.B$2])" office:value-type="float" office:value="15">
            <text:p>15.0</text:p>
          </table:table-cell>
          <table:table-cell table:style-name="ce6" table:formula="of:=ROUND(( ([.I264]+(([.K264]/2)*(360/[.B$2])))/360)*[.B$2];0)" office:value-type="float" office:value="24">
            <text:p>24</text:p>
          </table:table-cell>
          <table:table-cell table:style-name="ce11" table:formula="of:=ROUND(( ([.I264]-(([.K264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267M1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2.858">
            <text:p>32.858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-29.898">
            <text:p>-29.898</text:p>
          </table:table-cell>
          <table:table-cell table:style-name="ce4" table:formula="of:=SQRT( ([.C265]^2) + ([.D265]^2) + ([.E265]^2) )" office:value-type="float" office:value="45.4205918939857">
            <text:p>45.4</text:p>
          </table:table-cell>
          <table:table-cell table:style-name="ce4" table:formula="of:=DEGREES(ASIN([.E265]/[.F265]))" office:value-type="float" office:value="-41.1663687212437">
            <text:p>-41.2</text:p>
          </table:table-cell>
          <table:table-cell table:style-name="ce4" table:formula="of:=MOD(DEGREES(ATAN2([.C265];[.D265]));360)" office:value-type="float" office:value="343.938597601503">
            <text:p>343.9</text:p>
          </table:table-cell>
          <table:table-cell table:style-name="ce4" table:formula="of:=[.H265]-180" office:value-type="float" office:value="163.938597601503">
            <text:p>163.9</text:p>
          </table:table-cell>
          <table:table-cell table:style-name="ce6" table:formula="of:=ROUND(([.I265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65]*(360/[.B$2])" office:value-type="float" office:value="15">
            <text:p>15.0</text:p>
          </table:table-cell>
          <table:table-cell table:style-name="ce6" table:formula="of:=ROUND(( ([.I265]+(([.K265]/2)*(360/[.B$2])))/360)*[.B$2];0)" office:value-type="float" office:value="23">
            <text:p>23</text:p>
          </table:table-cell>
          <table:table-cell table:style-name="ce11" table:formula="of:=ROUND(( ([.I265]-(([.K265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66M1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8.588">
            <text:p>38.588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-22.012">
            <text:p>-22.012</text:p>
          </table:table-cell>
          <table:table-cell table:style-name="ce4" table:formula="of:=SQRT( ([.C266]^2) + ([.D266]^2) + ([.E266]^2) )" office:value-type="float" office:value="45.4208486050184">
            <text:p>45.4</text:p>
          </table:table-cell>
          <table:table-cell table:style-name="ce4" table:formula="of:=DEGREES(ASIN([.E266]/[.F266]))" office:value-type="float" office:value="-28.9877927794008">
            <text:p>-29.0</text:p>
          </table:table-cell>
          <table:table-cell table:style-name="ce4" table:formula="of:=MOD(DEGREES(ATAN2([.C266];[.D266]));360)" office:value-type="float" office:value="346.225379277768">
            <text:p>346.2</text:p>
          </table:table-cell>
          <table:table-cell table:style-name="ce4" table:formula="of:=[.H266]-180" office:value-type="float" office:value="166.225379277768">
            <text:p>166.2</text:p>
          </table:table-cell>
          <table:table-cell table:style-name="ce6" table:formula="of:=ROUND(([.I266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66]*(360/[.B$2])" office:value-type="float" office:value="15">
            <text:p>15.0</text:p>
          </table:table-cell>
          <table:table-cell table:style-name="ce6" table:formula="of:=ROUND(( ([.I266]+(([.K266]/2)*(360/[.B$2])))/360)*[.B$2];0)" office:value-type="float" office:value="23">
            <text:p>23</text:p>
          </table:table-cell>
          <table:table-cell table:style-name="ce11" table:formula="of:=ROUND(( ([.I266]-(([.K266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65M1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35.482">
            <text:p>35.482</text:p>
          </table:table-cell>
          <table:table-cell table:style-name="ce2" office:value-type="float" office:value="-11.811">
            <text:p>-11.811</text:p>
          </table:table-cell>
          <table:table-cell table:style-name="ce2" office:value-type="float" office:value="-25.78">
            <text:p>-25.78</text:p>
          </table:table-cell>
          <table:table-cell table:style-name="ce4" table:formula="of:=SQRT( ([.C267]^2) + ([.D267]^2) + ([.E267]^2) )" office:value-type="float" office:value="45.4211453510367">
            <text:p>45.4</text:p>
          </table:table-cell>
          <table:table-cell table:style-name="ce4" table:formula="of:=DEGREES(ASIN([.E267]/[.F267]))" office:value-type="float" office:value="-34.5814388010804">
            <text:p>-34.6</text:p>
          </table:table-cell>
          <table:table-cell table:style-name="ce4" table:formula="of:=MOD(DEGREES(ATAN2([.C267];[.D267]));360)" office:value-type="float" office:value="341.588791784699">
            <text:p>341.6</text:p>
          </table:table-cell>
          <table:table-cell table:style-name="ce4" table:formula="of:=[.H267]-180" office:value-type="float" office:value="161.588791784699">
            <text:p>161.6</text:p>
          </table:table-cell>
          <table:table-cell table:style-name="ce6" table:formula="of:=ROUND(([.I267]/360)*[.B$2];0)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4" table:formula="of:=[.K267]*(360/[.B$2])" office:value-type="float" office:value="22.5">
            <text:p>22.5</text:p>
          </table:table-cell>
          <table:table-cell table:style-name="ce6" table:formula="of:=ROUND(( ([.I267]+(([.K267]/2)*(360/[.B$2])))/360)*[.B$2];0)" office:value-type="float" office:value="23">
            <text:p>23</text:p>
          </table:table-cell>
          <table:table-cell table:style-name="ce11" table:formula="of:=ROUND(( ([.I267]-(([.K267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264M1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34.335">
            <text:p>34.335</text:p>
          </table:table-cell>
          <table:table-cell table:style-name="ce2" office:value-type="float" office:value="-16.22">
            <text:p>-16.22</text:p>
          </table:table-cell>
          <table:table-cell table:style-name="ce2" office:value-type="float" office:value="-24.947">
            <text:p>-24.947</text:p>
          </table:table-cell>
          <table:table-cell table:style-name="ce4" table:formula="of:=SQRT( ([.C268]^2) + ([.D268]^2) + ([.E268]^2) )" office:value-type="float" office:value="45.4349362715521">
            <text:p>45.4</text:p>
          </table:table-cell>
          <table:table-cell table:style-name="ce4" table:formula="of:=DEGREES(ASIN([.E268]/[.F268]))" office:value-type="float" office:value="-33.3032941146445">
            <text:p>-33.3</text:p>
          </table:table-cell>
          <table:table-cell table:style-name="ce4" table:formula="of:=MOD(DEGREES(ATAN2([.C268];[.D268]));360)" office:value-type="float" office:value="334.713750478897">
            <text:p>334.7</text:p>
          </table:table-cell>
          <table:table-cell table:style-name="ce4" table:formula="of:=[.H268]-180" office:value-type="float" office:value="154.713750478897">
            <text:p>154.7</text:p>
          </table:table-cell>
          <table:table-cell table:style-name="ce6" table:formula="of:=ROUND(([.I268]/360)*[.B$2];0)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4" table:formula="of:=[.K268]*(360/[.B$2])" office:value-type="float" office:value="22.5">
            <text:p>22.5</text:p>
          </table:table-cell>
          <table:table-cell table:style-name="ce6" table:formula="of:=ROUND(( ([.I268]+(([.K268]/2)*(360/[.B$2])))/360)*[.B$2];0)" office:value-type="float" office:value="22">
            <text:p>22</text:p>
          </table:table-cell>
          <table:table-cell table:style-name="ce11" table:formula="of:=ROUND(( ([.I268]-(([.K268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263M1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40.003">
            <text:p>40.003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-17.658">
            <text:p>-17.658</text:p>
          </table:table-cell>
          <table:table-cell table:style-name="ce4" table:formula="of:=SQRT( ([.C269]^2) + ([.D269]^2) + ([.E269]^2) )" office:value-type="float" office:value="45.4212403287273">
            <text:p>45.4</text:p>
          </table:table-cell>
          <table:table-cell table:style-name="ce4" table:formula="of:=DEGREES(ASIN([.E269]/[.F269]))" office:value-type="float" office:value="-22.8774178226197">
            <text:p>-22.9</text:p>
          </table:table-cell>
          <table:table-cell table:style-name="ce4" table:formula="of:=MOD(DEGREES(ATAN2([.C269];[.D269]));360)" office:value-type="float" office:value="342.921630837987">
            <text:p>342.9</text:p>
          </table:table-cell>
          <table:table-cell table:style-name="ce4" table:formula="of:=[.H269]-180" office:value-type="float" office:value="162.921630837987">
            <text:p>162.9</text:p>
          </table:table-cell>
          <table:table-cell table:style-name="ce6" table:formula="of:=ROUND(([.I269]/360)*[.B$2];0)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4" table:formula="of:=[.K269]*(360/[.B$2])" office:value-type="float" office:value="15">
            <text:p>15.0</text:p>
          </table:table-cell>
          <table:table-cell table:style-name="ce6" table:formula="of:=ROUND(( ([.I269]+(([.K269]/2)*(360/[.B$2])))/360)*[.B$2];0)" office:value-type="float" office:value="23">
            <text:p>23</text:p>
          </table:table-cell>
          <table:table-cell table:style-name="ce11" table:formula="of:=ROUND(( ([.I269]-(([.K269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262M1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8.279">
            <text:p>38.279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-17.173">
            <text:p>-17.173</text:p>
          </table:table-cell>
          <table:table-cell table:style-name="ce4" table:formula="of:=SQRT( ([.C270]^2) + ([.D270]^2) + ([.E270]^2) )" office:value-type="float" office:value="45.4216665810492">
            <text:p>45.4</text:p>
          </table:table-cell>
          <table:table-cell table:style-name="ce4" table:formula="of:=DEGREES(ASIN([.E270]/[.F270]))" office:value-type="float" office:value="-22.214771749643">
            <text:p>-22.2</text:p>
          </table:table-cell>
          <table:table-cell table:style-name="ce4" table:formula="of:=MOD(DEGREES(ATAN2([.C270];[.D270]));360)" office:value-type="float" office:value="335.549279253532">
            <text:p>335.5</text:p>
          </table:table-cell>
          <table:table-cell table:style-name="ce4" table:formula="of:=[.H270]-180" office:value-type="float" office:value="155.549279253532">
            <text:p>155.5</text:p>
          </table:table-cell>
          <table:table-cell table:style-name="ce6" table:formula="of:=ROUND(([.I270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270]*(360/[.B$2])" office:value-type="float" office:value="15">
            <text:p>15.0</text:p>
          </table:table-cell>
          <table:table-cell table:style-name="ce6" table:formula="of:=ROUND(( ([.I270]+(([.K270]/2)*(360/[.B$2])))/360)*[.B$2];0)" office:value-type="float" office:value="22">
            <text:p>22</text:p>
          </table:table-cell>
          <table:table-cell table:style-name="ce11" table:formula="of:=ROUND(( ([.I270]-(([.K270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261M1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38.419">
            <text:p>38.419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-12.784">
            <text:p>-12.784</text:p>
          </table:table-cell>
          <table:table-cell table:style-name="ce4" table:formula="of:=SQRT( ([.C271]^2) + ([.D271]^2) + ([.E271]^2) )" office:value-type="float" office:value="45.4210187138069">
            <text:p>45.4</text:p>
          </table:table-cell>
          <table:table-cell table:style-name="ce4" table:formula="of:=DEGREES(ASIN([.E271]/[.F271]))" office:value-type="float" office:value="-16.3470985873341">
            <text:p>-16.3</text:p>
          </table:table-cell>
          <table:table-cell table:style-name="ce4" table:formula="of:=MOD(DEGREES(ATAN2([.C271];[.D271]));360)" office:value-type="float" office:value="331.820954656474">
            <text:p>331.8</text:p>
          </table:table-cell>
          <table:table-cell table:style-name="ce4" table:formula="of:=[.H271]-180" office:value-type="float" office:value="151.820954656474">
            <text:p>151.8</text:p>
          </table:table-cell>
          <table:table-cell table:style-name="ce6" table:formula="of:=ROUND(([.I271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271]*(360/[.B$2])" office:value-type="float" office:value="15">
            <text:p>15.0</text:p>
          </table:table-cell>
          <table:table-cell table:style-name="ce6" table:formula="of:=ROUND(( ([.I271]+(([.K271]/2)*(360/[.B$2])))/360)*[.B$2];0)" office:value-type="float" office:value="21">
            <text:p>21</text:p>
          </table:table-cell>
          <table:table-cell table:style-name="ce11" table:formula="of:=ROUND(( ([.I271]-(([.K271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260M1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35.718">
            <text:p>35.718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-20.693">
            <text:p>-20.693</text:p>
          </table:table-cell>
          <table:table-cell table:style-name="ce4" table:formula="of:=SQRT( ([.C272]^2) + ([.D272]^2) + ([.E272]^2) )" office:value-type="float" office:value="45.4357348130302">
            <text:p>45.4</text:p>
          </table:table-cell>
          <table:table-cell table:style-name="ce4" table:formula="of:=DEGREES(ASIN([.E272]/[.F272]))" office:value-type="float" office:value="-27.0928925545431">
            <text:p>-27.1</text:p>
          </table:table-cell>
          <table:table-cell table:style-name="ce4" table:formula="of:=MOD(DEGREES(ATAN2([.C272];[.D272]));360)" office:value-type="float" office:value="332.008251191973">
            <text:p>332.0</text:p>
          </table:table-cell>
          <table:table-cell table:style-name="ce4" table:formula="of:=[.H272]-180" office:value-type="float" office:value="152.008251191974">
            <text:p>152.0</text:p>
          </table:table-cell>
          <table:table-cell table:style-name="ce6" table:formula="of:=ROUND(([.I272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272]*(360/[.B$2])" office:value-type="float" office:value="15">
            <text:p>15.0</text:p>
          </table:table-cell>
          <table:table-cell table:style-name="ce6" table:formula="of:=ROUND(( ([.I272]+(([.K272]/2)*(360/[.B$2])))/360)*[.B$2];0)" office:value-type="float" office:value="21">
            <text:p>21</text:p>
          </table:table-cell>
          <table:table-cell table:style-name="ce11" table:formula="of:=ROUND(( ([.I272]-(([.K272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259M1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32.954">
            <text:p>32.95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-20.693">
            <text:p>-20.693</text:p>
          </table:table-cell>
          <table:table-cell table:style-name="ce4" table:formula="of:=SQRT( ([.C273]^2) + ([.D273]^2) + ([.E273]^2) )" office:value-type="float" office:value="45.4351218882485">
            <text:p>45.4</text:p>
          </table:table-cell>
          <table:table-cell table:style-name="ce4" table:formula="of:=DEGREES(ASIN([.E273]/[.F273]))" office:value-type="float" office:value="-27.0932879606597">
            <text:p>-27.1</text:p>
          </table:table-cell>
          <table:table-cell table:style-name="ce4" table:formula="of:=MOD(DEGREES(ATAN2([.C273];[.D273]));360)" office:value-type="float" office:value="324.55749728691">
            <text:p>324.6</text:p>
          </table:table-cell>
          <table:table-cell table:style-name="ce4" table:formula="of:=[.H273]-180" office:value-type="float" office:value="144.55749728691">
            <text:p>144.6</text:p>
          </table:table-cell>
          <table:table-cell table:style-name="ce6" table:formula="of:=ROUND(([.I273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73]*(360/[.B$2])" office:value-type="float" office:value="15">
            <text:p>15.0</text:p>
          </table:table-cell>
          <table:table-cell table:style-name="ce6" table:formula="of:=ROUND(( ([.I273]+(([.K273]/2)*(360/[.B$2])))/360)*[.B$2];0)" office:value-type="float" office:value="20">
            <text:p>20</text:p>
          </table:table-cell>
          <table:table-cell table:style-name="ce11" table:formula="of:=ROUND(( ([.I273]-(([.K273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58M1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35.591">
            <text:p>35.591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-12.784">
            <text:p>-12.784</text:p>
          </table:table-cell>
          <table:table-cell table:style-name="ce4" table:formula="of:=SQRT( ([.C274]^2) + ([.D274]^2) + ([.E274]^2) )" office:value-type="float" office:value="45.4210843221515">
            <text:p>45.4</text:p>
          </table:table-cell>
          <table:table-cell table:style-name="ce4" table:formula="of:=DEGREES(ASIN([.E274]/[.F274]))" office:value-type="float" office:value="-16.3470743125434">
            <text:p>-16.3</text:p>
          </table:table-cell>
          <table:table-cell table:style-name="ce4" table:formula="of:=MOD(DEGREES(ATAN2([.C274];[.D274]));360)" office:value-type="float" office:value="324.74488131281">
            <text:p>324.7</text:p>
          </table:table-cell>
          <table:table-cell table:style-name="ce4" table:formula="of:=[.H274]-180" office:value-type="float" office:value="144.74488131281">
            <text:p>144.7</text:p>
          </table:table-cell>
          <table:table-cell table:style-name="ce6" table:formula="of:=ROUND(([.I274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74]*(360/[.B$2])" office:value-type="float" office:value="15">
            <text:p>15.0</text:p>
          </table:table-cell>
          <table:table-cell table:style-name="ce6" table:formula="of:=ROUND(( ([.I274]+(([.K274]/2)*(360/[.B$2])))/360)*[.B$2];0)" office:value-type="float" office:value="20">
            <text:p>20</text:p>
          </table:table-cell>
          <table:table-cell table:style-name="ce11" table:formula="of:=ROUND(( ([.I274]-(([.K274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57M1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32.687">
            <text:p>32.687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-17.173">
            <text:p>-17.173</text:p>
          </table:table-cell>
          <table:table-cell table:style-name="ce4" table:formula="of:=SQRT( ([.C275]^2) + ([.D275]^2) + ([.E275]^2) )" office:value-type="float" office:value="45.4220872924176">
            <text:p>45.4</text:p>
          </table:table-cell>
          <table:table-cell table:style-name="ce4" table:formula="of:=DEGREES(ASIN([.E275]/[.F275]))" office:value-type="float" office:value="-22.2145550201648">
            <text:p>-22.2</text:p>
          </table:table-cell>
          <table:table-cell table:style-name="ce4" table:formula="of:=MOD(DEGREES(ATAN2([.C275];[.D275]));360)" office:value-type="float" office:value="321.016318305817">
            <text:p>321.0</text:p>
          </table:table-cell>
          <table:table-cell table:style-name="ce4" table:formula="of:=[.H275]-180" office:value-type="float" office:value="141.016318305817">
            <text:p>141.0</text:p>
          </table:table-cell>
          <table:table-cell table:style-name="ce6" table:formula="of:=ROUND(([.I275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75]*(360/[.B$2])" office:value-type="float" office:value="15">
            <text:p>15.0</text:p>
          </table:table-cell>
          <table:table-cell table:style-name="ce6" table:formula="of:=ROUND(( ([.I275]+(([.K275]/2)*(360/[.B$2])))/360)*[.B$2];0)" office:value-type="float" office:value="20">
            <text:p>20</text:p>
          </table:table-cell>
          <table:table-cell table:style-name="ce11" table:formula="of:=ROUND(( ([.I275]-(([.K275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56M1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28.882">
            <text:p>28.882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-17.658">
            <text:p>-17.658</text:p>
          </table:table-cell>
          <table:table-cell table:style-name="ce4" table:formula="of:=SQRT( ([.C276]^2) + ([.D276]^2) + ([.E276]^2) )" office:value-type="float" office:value="45.4206448324988">
            <text:p>45.4</text:p>
          </table:table-cell>
          <table:table-cell table:style-name="ce4" table:formula="of:=DEGREES(ASIN([.E276]/[.F276]))" office:value-type="float" office:value="-22.8777347881736">
            <text:p>-22.9</text:p>
          </table:table-cell>
          <table:table-cell table:style-name="ce4" table:formula="of:=MOD(DEGREES(ATAN2([.C276];[.D276]));360)" office:value-type="float" office:value="313.64351578012">
            <text:p>313.6</text:p>
          </table:table-cell>
          <table:table-cell table:style-name="ce4" table:formula="of:=[.H276]-180" office:value-type="float" office:value="133.64351578012">
            <text:p>133.6</text:p>
          </table:table-cell>
          <table:table-cell table:style-name="ce6" table:formula="of:=ROUND(([.I276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276]*(360/[.B$2])" office:value-type="float" office:value="15">
            <text:p>15.0</text:p>
          </table:table-cell>
          <table:table-cell table:style-name="ce6" table:formula="of:=ROUND(( ([.I276]+(([.K276]/2)*(360/[.B$2])))/360)*[.B$2];0)" office:value-type="float" office:value="19">
            <text:p>19</text:p>
          </table:table-cell>
          <table:table-cell table:style-name="ce11" table:formula="of:=ROUND(( ([.I276]-(([.K276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287M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4.803">
            <text:p>34.803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-8.897">
            <text:p>-8.897</text:p>
          </table:table-cell>
          <table:table-cell table:style-name="ce4" table:formula="of:=SQRT( ([.C277]^2) + ([.D277]^2) + ([.E277]^2) )" office:value-type="float" office:value="45.4180655906876">
            <text:p>45.4</text:p>
          </table:table-cell>
          <table:table-cell table:style-name="ce4" table:formula="of:=DEGREES(ASIN([.E277]/[.F277]))" office:value-type="float" office:value="-11.2967905220376">
            <text:p>-11.3</text:p>
          </table:table-cell>
          <table:table-cell table:style-name="ce4" table:formula="of:=MOD(DEGREES(ATAN2([.C277];[.D277]));360)" office:value-type="float" office:value="321.39082075493">
            <text:p>321.4</text:p>
          </table:table-cell>
          <table:table-cell table:style-name="ce4" table:formula="of:=[.H277]-180" office:value-type="float" office:value="141.39082075493">
            <text:p>141.4</text:p>
          </table:table-cell>
          <table:table-cell table:style-name="ce6" table:formula="of:=ROUND(([.I277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277]*(360/[.B$2])" office:value-type="float" office:value="15">
            <text:p>15.0</text:p>
          </table:table-cell>
          <table:table-cell table:style-name="ce6" table:formula="of:=ROUND(( ([.I277]+(([.K277]/2)*(360/[.B$2])))/360)*[.B$2];0)" office:value-type="float" office:value="20">
            <text:p>20</text:p>
          </table:table-cell>
          <table:table-cell table:style-name="ce11" table:formula="of:=ROUND(( ([.I277]-(([.K277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286M1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1.088">
            <text:p>31.088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-9.415">
            <text:p>-9.415</text:p>
          </table:table-cell>
          <table:table-cell table:style-name="ce4" table:formula="of:=SQRT( ([.C278]^2) + ([.D278]^2) + ([.E278]^2) )" office:value-type="float" office:value="45.4151248924849">
            <text:p>45.4</text:p>
          </table:table-cell>
          <table:table-cell table:style-name="ce4" table:formula="of:=DEGREES(ASIN([.E278]/[.F278]))" office:value-type="float" office:value="-11.9647454749674">
            <text:p>-12.0</text:p>
          </table:table-cell>
          <table:table-cell table:style-name="ce4" table:formula="of:=MOD(DEGREES(ATAN2([.C278];[.D278]));360)" office:value-type="float" office:value="314.405432175119">
            <text:p>314.4</text:p>
          </table:table-cell>
          <table:table-cell table:style-name="ce4" table:formula="of:=[.H278]-180" office:value-type="float" office:value="134.405432175119">
            <text:p>134.4</text:p>
          </table:table-cell>
          <table:table-cell table:style-name="ce6" table:formula="of:=ROUND(([.I278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278]*(360/[.B$2])" office:value-type="float" office:value="15">
            <text:p>15.0</text:p>
          </table:table-cell>
          <table:table-cell table:style-name="ce6" table:formula="of:=ROUND(( ([.I278]+(([.K278]/2)*(360/[.B$2])))/360)*[.B$2];0)" office:value-type="float" office:value="19">
            <text:p>19</text:p>
          </table:table-cell>
          <table:table-cell table:style-name="ce11" table:formula="of:=ROUND(( ([.I278]-(([.K278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285M1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29.579">
            <text:p>29.579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279]^2) + ([.D279]^2) + ([.E279]^2) )" office:value-type="float" office:value="45.3623038876995">
            <text:p>45.4</text:p>
          </table:table-cell>
          <table:table-cell table:style-name="ce4" table:formula="of:=DEGREES(ASIN([.E279]/[.F279]))" office:value-type="float" office:value="-6.23036637888455">
            <text:p>-6.2</text:p>
          </table:table-cell>
          <table:table-cell table:style-name="ce4" table:formula="of:=MOD(DEGREES(ATAN2([.C279];[.D279]));360)" office:value-type="float" office:value="310.990619910718">
            <text:p>311.0</text:p>
          </table:table-cell>
          <table:table-cell table:style-name="ce4" table:formula="of:=[.H279]-180" office:value-type="float" office:value="130.990619910718">
            <text:p>131.0</text:p>
          </table:table-cell>
          <table:table-cell table:style-name="ce6" table:formula="of:=ROUND(([.I279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279]*(360/[.B$2])" office:value-type="float" office:value="22.5">
            <text:p>22.5</text:p>
          </table:table-cell>
          <table:table-cell table:style-name="ce6" table:formula="of:=ROUND(( ([.I279]+(([.K279]/2)*(360/[.B$2])))/360)*[.B$2];0)" office:value-type="float" office:value="19">
            <text:p>19</text:p>
          </table:table-cell>
          <table:table-cell table:style-name="ce11" table:formula="of:=ROUND(( ([.I279]-(([.K279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284M1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28.071">
            <text:p>28.071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-13.787">
            <text:p>-13.787</text:p>
          </table:table-cell>
          <table:table-cell table:style-name="ce4" table:formula="of:=SQRT( ([.C280]^2) + ([.D280]^2) + ([.E280]^2) )" office:value-type="float" office:value="45.4178008604556">
            <text:p>45.4</text:p>
          </table:table-cell>
          <table:table-cell table:style-name="ce4" table:formula="of:=DEGREES(ASIN([.E280]/[.F280]))" office:value-type="float" office:value="-17.6715144379768">
            <text:p>-17.7</text:p>
          </table:table-cell>
          <table:table-cell table:style-name="ce4" table:formula="of:=MOD(DEGREES(ATAN2([.C280];[.D280]));360)" office:value-type="float" office:value="310.441458373264">
            <text:p>310.4</text:p>
          </table:table-cell>
          <table:table-cell table:style-name="ce4" table:formula="of:=[.H280]-180" office:value-type="float" office:value="130.441458373264">
            <text:p>130.4</text:p>
          </table:table-cell>
          <table:table-cell table:style-name="ce6" table:formula="of:=ROUND(([.I280]/360)*[.B$2];0)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4" table:formula="of:=[.K280]*(360/[.B$2])" office:value-type="float" office:value="15">
            <text:p>15.0</text:p>
          </table:table-cell>
          <table:table-cell table:style-name="ce6" table:formula="of:=ROUND(( ([.I280]+(([.K280]/2)*(360/[.B$2])))/360)*[.B$2];0)" office:value-type="float" office:value="18">
            <text:p>18</text:p>
          </table:table-cell>
          <table:table-cell table:style-name="ce11" table:formula="of:=ROUND(( ([.I280]-(([.K280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283M1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23.794">
            <text:p>23.794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-14.005">
            <text:p>-14.005</text:p>
          </table:table-cell>
          <table:table-cell table:style-name="ce4" table:formula="of:=SQRT( ([.C281]^2) + ([.D281]^2) + ([.E281]^2) )" office:value-type="float" office:value="45.4367016518585">
            <text:p>45.4</text:p>
          </table:table-cell>
          <table:table-cell table:style-name="ce4" table:formula="of:=DEGREES(ASIN([.E281]/[.F281]))" office:value-type="float" office:value="-17.9526546494901">
            <text:p>-18.0</text:p>
          </table:table-cell>
          <table:table-cell table:style-name="ce4" table:formula="of:=MOD(DEGREES(ATAN2([.C281];[.D281]));360)" office:value-type="float" office:value="303.399631594834">
            <text:p>303.4</text:p>
          </table:table-cell>
          <table:table-cell table:style-name="ce4" table:formula="of:=[.H281]-180" office:value-type="float" office:value="123.399631594834">
            <text:p>123.4</text:p>
          </table:table-cell>
          <table:table-cell table:style-name="ce6" table:formula="of:=ROUND(([.I281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281]*(360/[.B$2])" office:value-type="float" office:value="22.5">
            <text:p>22.5</text:p>
          </table:table-cell>
          <table:table-cell table:style-name="ce6" table:formula="of:=ROUND(( ([.I281]+(([.K281]/2)*(360/[.B$2])))/360)*[.B$2];0)" office:value-type="float" office:value="18">
            <text:p>18</text:p>
          </table:table-cell>
          <table:table-cell table:style-name="ce11" table:formula="of:=ROUND(( ([.I281]-(([.K281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82M1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5.063">
            <text:p>25.06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282]^2) + ([.D282]^2) + ([.E282]^2) )" office:value-type="float" office:value="45.3623196276381">
            <text:p>45.4</text:p>
          </table:table-cell>
          <table:table-cell table:style-name="ce4" table:formula="of:=DEGREES(ASIN([.E282]/[.F282]))" office:value-type="float" office:value="-6.23036420849409">
            <text:p>-6.2</text:p>
          </table:table-cell>
          <table:table-cell table:style-name="ce4" table:formula="of:=MOD(DEGREES(ATAN2([.C282];[.D282]));360)" office:value-type="float" office:value="303.765127456201">
            <text:p>303.8</text:p>
          </table:table-cell>
          <table:table-cell table:style-name="ce4" table:formula="of:=[.H282]-180" office:value-type="float" office:value="123.765127456201">
            <text:p>123.8</text:p>
          </table:table-cell>
          <table:table-cell table:style-name="ce6" table:formula="of:=ROUND(([.I282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282]*(360/[.B$2])" office:value-type="float" office:value="22.5">
            <text:p>22.5</text:p>
          </table:table-cell>
          <table:table-cell table:style-name="ce6" table:formula="of:=ROUND(( ([.I282]+(([.K282]/2)*(360/[.B$2])))/360)*[.B$2];0)" office:value-type="float" office:value="18">
            <text:p>18</text:p>
          </table:table-cell>
          <table:table-cell table:style-name="ce11" table:formula="of:=ROUND(( ([.I282]-(([.K282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81M1</text:p>
          </table:table-cell>
          <table:table-cell table:style-name="ce2" office:value-type="float" office:value="278">
            <text:p>278</text:p>
          </table:table-cell>
          <table:table-cell table:style-name="ce2" office:value-type="float" office:value="22.293">
            <text:p>22.293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-9.632">
            <text:p>-9.632</text:p>
          </table:table-cell>
          <table:table-cell table:style-name="ce4" table:formula="of:=SQRT( ([.C283]^2) + ([.D283]^2) + ([.E283]^2) )" office:value-type="float" office:value="45.3857052054939">
            <text:p>45.4</text:p>
          </table:table-cell>
          <table:table-cell table:style-name="ce4" table:formula="of:=DEGREES(ASIN([.E283]/[.F283]))" office:value-type="float" office:value="-12.2527990549307">
            <text:p>-12.3</text:p>
          </table:table-cell>
          <table:table-cell table:style-name="ce4" table:formula="of:=MOD(DEGREES(ATAN2([.C283];[.D283]));360)" office:value-type="float" office:value="300.174792674134">
            <text:p>300.2</text:p>
          </table:table-cell>
          <table:table-cell table:style-name="ce4" table:formula="of:=[.H283]-180" office:value-type="float" office:value="120.174792674134">
            <text:p>120.2</text:p>
          </table:table-cell>
          <table:table-cell table:style-name="ce6" table:formula="of:=ROUND(([.I283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283]*(360/[.B$2])" office:value-type="float" office:value="15">
            <text:p>15.0</text:p>
          </table:table-cell>
          <table:table-cell table:style-name="ce6" table:formula="of:=ROUND(( ([.I283]+(([.K283]/2)*(360/[.B$2])))/360)*[.B$2];0)" office:value-type="float" office:value="17">
            <text:p>17</text:p>
          </table:table-cell>
          <table:table-cell table:style-name="ce11" table:formula="of:=ROUND(( ([.I283]-(([.K283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80M1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7.73">
            <text:p>17.73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-9.6">
            <text:p>-9.6</text:p>
          </table:table-cell>
          <table:table-cell table:style-name="ce4" table:formula="of:=SQRT( ([.C284]^2) + ([.D284]^2) + ([.E284]^2) )" office:value-type="float" office:value="45.4355256269805">
            <text:p>45.4</text:p>
          </table:table-cell>
          <table:table-cell table:style-name="ce4" table:formula="of:=DEGREES(ASIN([.E284]/[.F284]))" office:value-type="float" office:value="-12.1978670895006">
            <text:p>-12.2</text:p>
          </table:table-cell>
          <table:table-cell table:style-name="ce4" table:formula="of:=MOD(DEGREES(ATAN2([.C284];[.D284]));360)" office:value-type="float" office:value="293.530459792199">
            <text:p>293.5</text:p>
          </table:table-cell>
          <table:table-cell table:style-name="ce4" table:formula="of:=[.H284]-180" office:value-type="float" office:value="113.530459792199">
            <text:p>113.5</text:p>
          </table:table-cell>
          <table:table-cell table:style-name="ce6" table:formula="of:=ROUND(([.I284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284]*(360/[.B$2])" office:value-type="float" office:value="15">
            <text:p>15.0</text:p>
          </table:table-cell>
          <table:table-cell table:style-name="ce6" table:formula="of:=ROUND(( ([.I284]+(([.K284]/2)*(360/[.B$2])))/360)*[.B$2];0)" office:value-type="float" office:value="16">
            <text:p>16</text:p>
          </table:table-cell>
          <table:table-cell table:style-name="ce11" table:formula="of:=ROUND(( ([.I284]-(([.K284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279M1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22.803">
            <text:p>22.803</text:p>
          </table:table-cell>
          <table:table-cell table:style-name="ce2" office:value-type="float" office:value="-39.214">
            <text:p>-39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285]^2) + ([.D285]^2) + ([.E285]^2) )" office:value-type="float" office:value="45.3620392508979">
            <text:p>45.4</text:p>
          </table:table-cell>
          <table:table-cell table:style-name="ce4" table:formula="of:=DEGREES(ASIN([.E285]/[.F285]))" office:value-type="float" office:value="0">
            <text:p>0.0</text:p>
          </table:table-cell>
          <table:table-cell table:style-name="ce4" table:formula="of:=MOD(DEGREES(ATAN2([.C285];[.D285]));360)" office:value-type="float" office:value="300.178065546224">
            <text:p>300.2</text:p>
          </table:table-cell>
          <table:table-cell table:style-name="ce4" table:formula="of:=[.H285]-180" office:value-type="float" office:value="120.178065546224">
            <text:p>120.2</text:p>
          </table:table-cell>
          <table:table-cell table:style-name="ce6" table:formula="of:=ROUND(([.I285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285]*(360/[.B$2])" office:value-type="float" office:value="15">
            <text:p>15.0</text:p>
          </table:table-cell>
          <table:table-cell table:style-name="ce6" table:formula="of:=ROUND(( ([.I285]+(([.K285]/2)*(360/[.B$2])))/360)*[.B$2];0)" office:value-type="float" office:value="17">
            <text:p>17</text:p>
          </table:table-cell>
          <table:table-cell table:style-name="ce11" table:formula="of:=ROUND(( ([.I285]-(([.K285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278M1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8.13">
            <text:p>18.13</text:p>
          </table:table-cell>
          <table:table-cell table:style-name="ce2" office:value-type="float" office:value="-41.639">
            <text:p>-41.639</text:p>
          </table:table-cell>
          <table:table-cell table:style-name="ce2" office:value-type="float" office:value="0">
            <text:p>0</text:p>
          </table:table-cell>
          <table:table-cell table:style-name="ce4" table:formula="of:=SQRT( ([.C286]^2) + ([.D286]^2) + ([.E286]^2) )" office:value-type="float" office:value="45.4147907734914">
            <text:p>45.4</text:p>
          </table:table-cell>
          <table:table-cell table:style-name="ce4" table:formula="of:=DEGREES(ASIN([.E286]/[.F286]))" office:value-type="float" office:value="0">
            <text:p>0.0</text:p>
          </table:table-cell>
          <table:table-cell table:style-name="ce4" table:formula="of:=MOD(DEGREES(ATAN2([.C286];[.D286]));360)" office:value-type="float" office:value="293.528747901654">
            <text:p>293.5</text:p>
          </table:table-cell>
          <table:table-cell table:style-name="ce4" table:formula="of:=[.H286]-180" office:value-type="float" office:value="113.528747901654">
            <text:p>113.5</text:p>
          </table:table-cell>
          <table:table-cell table:style-name="ce6" table:formula="of:=ROUND(([.I286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286]*(360/[.B$2])" office:value-type="float" office:value="15">
            <text:p>15.0</text:p>
          </table:table-cell>
          <table:table-cell table:style-name="ce6" table:formula="of:=ROUND(( ([.I286]+(([.K286]/2)*(360/[.B$2])))/360)*[.B$2];0)" office:value-type="float" office:value="16">
            <text:p>16</text:p>
          </table:table-cell>
          <table:table-cell table:style-name="ce11" table:formula="of:=ROUND(( ([.I286]-(([.K286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277M1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15.826">
            <text:p>15.826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4.89">
            <text:p>4.89</text:p>
          </table:table-cell>
          <table:table-cell table:style-name="ce4" table:formula="of:=SQRT( ([.C287]^2) + ([.D287]^2) + ([.E287]^2) )" office:value-type="float" office:value="45.418261481479">
            <text:p>45.4</text:p>
          </table:table-cell>
          <table:table-cell table:style-name="ce4" table:formula="of:=DEGREES(ASIN([.E287]/[.F287]))" office:value-type="float" office:value="6.1807848775625">
            <text:p>6.2</text:p>
          </table:table-cell>
          <table:table-cell table:style-name="ce4" table:formula="of:=MOD(DEGREES(ATAN2([.C287];[.D287]));360)" office:value-type="float" office:value="290.517134981778">
            <text:p>290.5</text:p>
          </table:table-cell>
          <table:table-cell table:style-name="ce4" table:formula="of:=[.H287]-180" office:value-type="float" office:value="110.517134981778">
            <text:p>110.5</text:p>
          </table:table-cell>
          <table:table-cell table:style-name="ce6" table:formula="of:=ROUND(([.I287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287]*(360/[.B$2])" office:value-type="float" office:value="15">
            <text:p>15.0</text:p>
          </table:table-cell>
          <table:table-cell table:style-name="ce6" table:formula="of:=ROUND(( ([.I287]+(([.K287]/2)*(360/[.B$2])))/360)*[.B$2];0)" office:value-type="float" office:value="16">
            <text:p>16</text:p>
          </table:table-cell>
          <table:table-cell table:style-name="ce11" table:formula="of:=ROUND(( ([.I287]-(([.K287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276M1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15.826">
            <text:p>15.826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-4.89">
            <text:p>-4.89</text:p>
          </table:table-cell>
          <table:table-cell table:style-name="ce4" table:formula="of:=SQRT( ([.C288]^2) + ([.D288]^2) + ([.E288]^2) )" office:value-type="float" office:value="45.418261481479">
            <text:p>45.4</text:p>
          </table:table-cell>
          <table:table-cell table:style-name="ce4" table:formula="of:=DEGREES(ASIN([.E288]/[.F288]))" office:value-type="float" office:value="-6.1807848775625">
            <text:p>-6.2</text:p>
          </table:table-cell>
          <table:table-cell table:style-name="ce4" table:formula="of:=MOD(DEGREES(ATAN2([.C288];[.D288]));360)" office:value-type="float" office:value="290.517134981778">
            <text:p>290.5</text:p>
          </table:table-cell>
          <table:table-cell table:style-name="ce4" table:formula="of:=[.H288]-180" office:value-type="float" office:value="110.517134981778">
            <text:p>110.5</text:p>
          </table:table-cell>
          <table:table-cell table:style-name="ce6" table:formula="of:=ROUND(([.I288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288]*(360/[.B$2])" office:value-type="float" office:value="15">
            <text:p>15.0</text:p>
          </table:table-cell>
          <table:table-cell table:style-name="ce6" table:formula="of:=ROUND(( ([.I288]+(([.K288]/2)*(360/[.B$2])))/360)*[.B$2];0)" office:value-type="float" office:value="16">
            <text:p>16</text:p>
          </table:table-cell>
          <table:table-cell table:style-name="ce11" table:formula="of:=ROUND(( ([.I288]-(([.K288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275M1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11.286">
            <text:p>11.28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-4.874">
            <text:p>-4.874</text:p>
          </table:table-cell>
          <table:table-cell table:style-name="ce4" table:formula="of:=SQRT( ([.C289]^2) + ([.D289]^2) + ([.E289]^2) )" office:value-type="float" office:value="45.4203181076487">
            <text:p>45.4</text:p>
          </table:table-cell>
          <table:table-cell table:style-name="ce4" table:formula="of:=DEGREES(ASIN([.E289]/[.F289]))" office:value-type="float" office:value="-6.16020300018777">
            <text:p>-6.2</text:p>
          </table:table-cell>
          <table:table-cell table:style-name="ce4" table:formula="of:=MOD(DEGREES(ATAN2([.C289];[.D289]));360)" office:value-type="float" office:value="284.472909688821">
            <text:p>284.5</text:p>
          </table:table-cell>
          <table:table-cell table:style-name="ce4" table:formula="of:=[.H289]-180" office:value-type="float" office:value="104.472909688821">
            <text:p>104.5</text:p>
          </table:table-cell>
          <table:table-cell table:style-name="ce6" table:formula="of:=ROUND(([.I289]/360)*[.B$2];0)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4" table:formula="of:=[.K289]*(360/[.B$2])" office:value-type="float" office:value="15">
            <text:p>15.0</text:p>
          </table:table-cell>
          <table:table-cell table:style-name="ce6" table:formula="of:=ROUND(( ([.I289]+(([.K289]/2)*(360/[.B$2])))/360)*[.B$2];0)" office:value-type="float" office:value="15">
            <text:p>15</text:p>
          </table:table-cell>
          <table:table-cell table:style-name="ce11" table:formula="of:=ROUND(( ([.I289]-(([.K289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274M1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1.286">
            <text:p>11.28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4.874">
            <text:p>4.874</text:p>
          </table:table-cell>
          <table:table-cell table:style-name="ce4" table:formula="of:=SQRT( ([.C290]^2) + ([.D290]^2) + ([.E290]^2) )" office:value-type="float" office:value="45.4203181076487">
            <text:p>45.4</text:p>
          </table:table-cell>
          <table:table-cell table:style-name="ce4" table:formula="of:=DEGREES(ASIN([.E290]/[.F290]))" office:value-type="float" office:value="6.16020300018777">
            <text:p>6.2</text:p>
          </table:table-cell>
          <table:table-cell table:style-name="ce4" table:formula="of:=MOD(DEGREES(ATAN2([.C290];[.D290]));360)" office:value-type="float" office:value="284.472909688821">
            <text:p>284.5</text:p>
          </table:table-cell>
          <table:table-cell table:style-name="ce4" table:formula="of:=[.H290]-180" office:value-type="float" office:value="104.472909688821">
            <text:p>104.5</text:p>
          </table:table-cell>
          <table:table-cell table:style-name="ce6" table:formula="of:=ROUND(([.I290]/360)*[.B$2];0)" office:value-type="float" office:value="14">
            <text:p>14</text:p>
          </table:table-cell>
          <table:table-cell table:style-name="ce6" office:value-type="float" office:value="2">
            <text:p>2</text:p>
          </table:table-cell>
          <table:table-cell table:style-name="ce4" table:formula="of:=[.K290]*(360/[.B$2])" office:value-type="float" office:value="15">
            <text:p>15.0</text:p>
          </table:table-cell>
          <table:table-cell table:style-name="ce6" table:formula="of:=ROUND(( ([.I290]+(([.K290]/2)*(360/[.B$2])))/360)*[.B$2];0)" office:value-type="float" office:value="15">
            <text:p>15</text:p>
          </table:table-cell>
          <table:table-cell table:style-name="ce11" table:formula="of:=ROUND(( ([.I290]-(([.K290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273M1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9.051">
            <text:p>9.051</text:p>
          </table:table-cell>
          <table:table-cell table:style-name="ce2" office:value-type="float" office:value="-44.51">
            <text:p>-44.51</text:p>
          </table:table-cell>
          <table:table-cell table:style-name="ce2" office:value-type="float" office:value="0">
            <text:p>0</text:p>
          </table:table-cell>
          <table:table-cell table:style-name="ce4" table:formula="of:=SQRT( ([.C291]^2) + ([.D291]^2) + ([.E291]^2) )" office:value-type="float" office:value="45.420928006812">
            <text:p>45.4</text:p>
          </table:table-cell>
          <table:table-cell table:style-name="ce4" table:formula="of:=DEGREES(ASIN([.E291]/[.F291]))" office:value-type="float" office:value="0">
            <text:p>0.0</text:p>
          </table:table-cell>
          <table:table-cell table:style-name="ce4" table:formula="of:=MOD(DEGREES(ATAN2([.C291];[.D291]));360)" office:value-type="float" office:value="281.494237414459">
            <text:p>281.5</text:p>
          </table:table-cell>
          <table:table-cell table:style-name="ce4" table:formula="of:=[.H291]-180" office:value-type="float" office:value="101.494237414459">
            <text:p>101.5</text:p>
          </table:table-cell>
          <table:table-cell table:style-name="ce6" table:formula="of:=ROUND(([.I291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291]*(360/[.B$2])" office:value-type="float" office:value="22.5">
            <text:p>22.5</text:p>
          </table:table-cell>
          <table:table-cell table:style-name="ce6" table:formula="of:=ROUND(( ([.I291]+(([.K291]/2)*(360/[.B$2])))/360)*[.B$2];0)" office:value-type="float" office:value="15">
            <text:p>15</text:p>
          </table:table-cell>
          <table:table-cell table:style-name="ce11" table:formula="of:=ROUND(( ([.I291]-(([.K291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272M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4.473">
            <text:p>4.473</text:p>
          </table:table-cell>
          <table:table-cell table:style-name="ce2" office:value-type="float" office:value="-45.214">
            <text:p>-45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292]^2) + ([.D292]^2) + ([.E292]^2) )" office:value-type="float" office:value="45.4347171775065">
            <text:p>45.4</text:p>
          </table:table-cell>
          <table:table-cell table:style-name="ce4" table:formula="of:=DEGREES(ASIN([.E292]/[.F292]))" office:value-type="float" office:value="0">
            <text:p>0.0</text:p>
          </table:table-cell>
          <table:table-cell table:style-name="ce4" table:formula="of:=MOD(DEGREES(ATAN2([.C292];[.D292]));360)" office:value-type="float" office:value="275.649860861155">
            <text:p>275.6</text:p>
          </table:table-cell>
          <table:table-cell table:style-name="ce4" table:formula="of:=[.H292]-180" office:value-type="float" office:value="95.6498608611551">
            <text:p>95.6</text:p>
          </table:table-cell>
          <table:table-cell table:style-name="ce6" table:formula="of:=ROUND(([.I292]/360)*[.B$2];0)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4" table:formula="of:=[.K292]*(360/[.B$2])" office:value-type="float" office:value="15">
            <text:p>15.0</text:p>
          </table:table-cell>
          <table:table-cell table:style-name="ce6" table:formula="of:=ROUND(( ([.I292]+(([.K292]/2)*(360/[.B$2])))/360)*[.B$2];0)" office:value-type="float" office:value="14">
            <text:p>14</text:p>
          </table:table-cell>
          <table:table-cell table:style-name="ce11" table:formula="of:=ROUND(( ([.I292]-(([.K292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303M1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-1.382">
            <text:p>-1.382</text:p>
          </table:table-cell>
          <table:table-cell table:style-name="ce2" office:value-type="float" office:value="45.214">
            <text:p>45.214</text:p>
          </table:table-cell>
          <table:table-cell table:style-name="ce2" office:value-type="float" office:value="-4.254">
            <text:p>-4.254</text:p>
          </table:table-cell>
          <table:table-cell table:style-name="ce4" table:formula="of:=SQRT( ([.C293]^2) + ([.D293]^2) + ([.E293]^2) )" office:value-type="float" office:value="45.4347029923163">
            <text:p>45.4</text:p>
          </table:table-cell>
          <table:table-cell table:style-name="ce4" table:formula="of:=DEGREES(ASIN([.E293]/[.F293]))" office:value-type="float" office:value="-5.37240821835189">
            <text:p>-5.4</text:p>
          </table:table-cell>
          <table:table-cell table:style-name="ce4" table:formula="of:=MOD(DEGREES(ATAN2([.C293];[.D293]));360)" office:value-type="float" office:value="91.7507436162058">
            <text:p>91.8</text:p>
          </table:table-cell>
          <table:table-cell table:style-name="ce4" table:formula="of:=[.H293]-180" office:value-type="float" office:value="-88.2492563837942">
            <text:p>-88.2</text:p>
          </table:table-cell>
          <table:table-cell table:style-name="ce6" table:formula="of:=ROUND(([.I293]/360)*[.B$2];0)" office:value-type="float" office:value="-12">
            <text:p>-12</text:p>
          </table:table-cell>
          <table:table-cell table:style-name="ce6" office:value-type="float" office:value="2">
            <text:p>2</text:p>
          </table:table-cell>
          <table:table-cell table:style-name="ce4" table:formula="of:=[.K293]*(360/[.B$2])" office:value-type="float" office:value="15">
            <text:p>15.0</text:p>
          </table:table-cell>
          <table:table-cell table:style-name="ce6" table:formula="of:=ROUND(( ([.I293]+(([.K293]/2)*(360/[.B$2])))/360)*[.B$2];0)" office:value-type="float" office:value="-11">
            <text:p>-11</text:p>
          </table:table-cell>
          <table:table-cell table:style-name="ce11" table:formula="of:=ROUND(( ([.I293]-(([.K293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302M1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-2.797">
            <text:p>-2.797</text:p>
          </table:table-cell>
          <table:table-cell table:style-name="ce2" office:value-type="float" office:value="44.51">
            <text:p>44.51</text:p>
          </table:table-cell>
          <table:table-cell table:style-name="ce2" office:value-type="float" office:value="-8.608">
            <text:p>-8.608</text:p>
          </table:table-cell>
          <table:table-cell table:style-name="ce4" table:formula="of:=SQRT( ([.C294]^2) + ([.D294]^2) + ([.E294]^2) )" office:value-type="float" office:value="45.4209310010264">
            <text:p>45.4</text:p>
          </table:table-cell>
          <table:table-cell table:style-name="ce4" table:formula="of:=DEGREES(ASIN([.E294]/[.F294]))" office:value-type="float" office:value="-10.9245486550177">
            <text:p>-10.9</text:p>
          </table:table-cell>
          <table:table-cell table:style-name="ce4" table:formula="of:=MOD(DEGREES(ATAN2([.C294];[.D294]));360)" office:value-type="float" office:value="93.5957279582655">
            <text:p>93.6</text:p>
          </table:table-cell>
          <table:table-cell table:style-name="ce4" table:formula="of:=[.H294]-180" office:value-type="float" office:value="-86.4042720417345">
            <text:p>-86.4</text:p>
          </table:table-cell>
          <table:table-cell table:style-name="ce6" table:formula="of:=ROUND(([.I294]/360)*[.B$2];0)" office:value-type="float" office:value="-12">
            <text:p>-12</text:p>
          </table:table-cell>
          <table:table-cell table:style-name="ce6" office:value-type="float" office:value="3">
            <text:p>3</text:p>
          </table:table-cell>
          <table:table-cell table:style-name="ce4" table:formula="of:=[.K294]*(360/[.B$2])" office:value-type="float" office:value="22.5">
            <text:p>22.5</text:p>
          </table:table-cell>
          <table:table-cell table:style-name="ce6" table:formula="of:=ROUND(( ([.I294]+(([.K294]/2)*(360/[.B$2])))/360)*[.B$2];0)" office:value-type="float" office:value="-10">
            <text:p>-10</text:p>
          </table:table-cell>
          <table:table-cell table:style-name="ce11" table:formula="of:=ROUND(( ([.I294]-(([.K294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301M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.148">
            <text:p>1.148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-12.24">
            <text:p>-12.24</text:p>
          </table:table-cell>
          <table:table-cell table:style-name="ce4" table:formula="of:=SQRT( ([.C295]^2) + ([.D295]^2) + ([.E295]^2) )" office:value-type="float" office:value="45.4203823079463">
            <text:p>45.4</text:p>
          </table:table-cell>
          <table:table-cell table:style-name="ce4" table:formula="of:=DEGREES(ASIN([.E295]/[.F295]))" office:value-type="float" office:value="-15.6334773056801">
            <text:p>-15.6</text:p>
          </table:table-cell>
          <table:table-cell table:style-name="ce4" table:formula="of:=MOD(DEGREES(ATAN2([.C295];[.D295]));360)" office:value-type="float" office:value="88.4960446530158">
            <text:p>88.5</text:p>
          </table:table-cell>
          <table:table-cell table:style-name="ce4" table:formula="of:=[.H295]-180" office:value-type="float" office:value="-91.5039553469842">
            <text:p>-91.5</text:p>
          </table:table-cell>
          <table:table-cell table:style-name="ce6" table:formula="of:=ROUND(([.I295]/360)*[.B$2];0)" office:value-type="float" office:value="-12">
            <text:p>-12</text:p>
          </table:table-cell>
          <table:table-cell table:style-name="ce6" office:value-type="float" office:value="2">
            <text:p>2</text:p>
          </table:table-cell>
          <table:table-cell table:style-name="ce4" table:formula="of:=[.K295]*(360/[.B$2])" office:value-type="float" office:value="15">
            <text:p>15.0</text:p>
          </table:table-cell>
          <table:table-cell table:style-name="ce6" table:formula="of:=ROUND(( ([.I295]+(([.K295]/2)*(360/[.B$2])))/360)*[.B$2];0)" office:value-type="float" office:value="-11">
            <text:p>-11</text:p>
          </table:table-cell>
          <table:table-cell table:style-name="ce11" table:formula="of:=ROUND(( ([.I295]-(([.K295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300M1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-8.123">
            <text:p>-8.123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-9.227">
            <text:p>-9.227</text:p>
          </table:table-cell>
          <table:table-cell table:style-name="ce4" table:formula="of:=SQRT( ([.C296]^2) + ([.D296]^2) + ([.E296]^2) )" office:value-type="float" office:value="45.4202188788209">
            <text:p>45.4</text:p>
          </table:table-cell>
          <table:table-cell table:style-name="ce4" table:formula="of:=DEGREES(ASIN([.E296]/[.F296]))" office:value-type="float" office:value="-11.7210718680405">
            <text:p>-11.7</text:p>
          </table:table-cell>
          <table:table-cell table:style-name="ce4" table:formula="of:=MOD(DEGREES(ATAN2([.C296];[.D296]));360)" office:value-type="float" office:value="100.52413192944">
            <text:p>100.5</text:p>
          </table:table-cell>
          <table:table-cell table:style-name="ce4" table:formula="of:=[.H296]-180" office:value-type="float" office:value="-79.4758680705603">
            <text:p>-79.5</text:p>
          </table:table-cell>
          <table:table-cell table:style-name="ce6" table:formula="of:=ROUND(([.I296]/360)*[.B$2];0)" office:value-type="float" office:value="-11">
            <text:p>-11</text:p>
          </table:table-cell>
          <table:table-cell table:style-name="ce6" office:value-type="float" office:value="2">
            <text:p>2</text:p>
          </table:table-cell>
          <table:table-cell table:style-name="ce4" table:formula="of:=[.K296]*(360/[.B$2])" office:value-type="float" office:value="15">
            <text:p>15.0</text:p>
          </table:table-cell>
          <table:table-cell table:style-name="ce6" table:formula="of:=ROUND(( ([.I296]+(([.K296]/2)*(360/[.B$2])))/360)*[.B$2];0)" office:value-type="float" office:value="-10">
            <text:p>-10</text:p>
          </table:table-cell>
          <table:table-cell table:style-name="ce11" table:formula="of:=ROUND(( ([.I296]-(([.K296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299M1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-9.541">
            <text:p>-9.541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-13.54">
            <text:p>-13.54</text:p>
          </table:table-cell>
          <table:table-cell table:style-name="ce4" table:formula="of:=SQRT( ([.C297]^2) + ([.D297]^2) + ([.E297]^2) )" office:value-type="float" office:value="45.4181283299962">
            <text:p>45.4</text:p>
          </table:table-cell>
          <table:table-cell table:style-name="ce4" table:formula="of:=DEGREES(ASIN([.E297]/[.F297]))" office:value-type="float" office:value="-17.3446516268481">
            <text:p>-17.3</text:p>
          </table:table-cell>
          <table:table-cell table:style-name="ce4" table:formula="of:=MOD(DEGREES(ATAN2([.C297];[.D297]));360)" office:value-type="float" office:value="102.713584997046">
            <text:p>102.7</text:p>
          </table:table-cell>
          <table:table-cell table:style-name="ce4" table:formula="of:=[.H297]-180" office:value-type="float" office:value="-77.286415002954">
            <text:p>-77.3</text:p>
          </table:table-cell>
          <table:table-cell table:style-name="ce6" table:formula="of:=ROUND(([.I297]/360)*[.B$2];0)" office:value-type="float" office:value="-10">
            <text:p>-10</text:p>
          </table:table-cell>
          <table:table-cell table:style-name="ce6" office:value-type="float" office:value="2">
            <text:p>2</text:p>
          </table:table-cell>
          <table:table-cell table:style-name="ce4" table:formula="of:=[.K297]*(360/[.B$2])" office:value-type="float" office:value="15">
            <text:p>15.0</text:p>
          </table:table-cell>
          <table:table-cell table:style-name="ce6" table:formula="of:=ROUND(( ([.I297]+(([.K297]/2)*(360/[.B$2])))/360)*[.B$2];0)" office:value-type="float" office:value="-9">
            <text:p>-9</text:p>
          </table:table-cell>
          <table:table-cell table:style-name="ce11" table:formula="of:=ROUND(( ([.I297]-(([.K297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298M1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-0.24">
            <text:p>-0.24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-16.562">
            <text:p>-16.562</text:p>
          </table:table-cell>
          <table:table-cell table:style-name="ce4" table:formula="of:=SQRT( ([.C298]^2) + ([.D298]^2) + ([.E298]^2) )" office:value-type="float" office:value="45.4180750803026">
            <text:p>45.4</text:p>
          </table:table-cell>
          <table:table-cell table:style-name="ce4" table:formula="of:=DEGREES(ASIN([.E298]/[.F298]))" office:value-type="float" office:value="-21.3864496791463">
            <text:p>-21.4</text:p>
          </table:table-cell>
          <table:table-cell table:style-name="ce4" table:formula="of:=MOD(DEGREES(ATAN2([.C298];[.D298]));360)" office:value-type="float" office:value="90.3251558160571">
            <text:p>90.3</text:p>
          </table:table-cell>
          <table:table-cell table:style-name="ce4" table:formula="of:=[.H298]-180" office:value-type="float" office:value="-89.6748441839429">
            <text:p>-89.7</text:p>
          </table:table-cell>
          <table:table-cell table:style-name="ce6" table:formula="of:=ROUND(([.I298]/360)*[.B$2];0)" office:value-type="float" office:value="-12">
            <text:p>-12</text:p>
          </table:table-cell>
          <table:table-cell table:style-name="ce6" office:value-type="float" office:value="2">
            <text:p>2</text:p>
          </table:table-cell>
          <table:table-cell table:style-name="ce4" table:formula="of:=[.K298]*(360/[.B$2])" office:value-type="float" office:value="15">
            <text:p>15.0</text:p>
          </table:table-cell>
          <table:table-cell table:style-name="ce6" table:formula="of:=ROUND(( ([.I298]+(([.K298]/2)*(360/[.B$2])))/360)*[.B$2];0)" office:value-type="float" office:value="-11">
            <text:p>-11</text:p>
          </table:table-cell>
          <table:table-cell table:style-name="ce11" table:formula="of:=ROUND(( ([.I298]-(([.K298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297M1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-5.603">
            <text:p>-5.603</text:p>
          </table:table-cell>
          <table:table-cell table:style-name="ce2" office:value-type="float" office:value="41.639">
            <text:p>41.639</text:p>
          </table:table-cell>
          <table:table-cell table:style-name="ce2" office:value-type="float" office:value="-17.243">
            <text:p>-17.243</text:p>
          </table:table-cell>
          <table:table-cell table:style-name="ce4" table:formula="of:=SQRT( ([.C299]^2) + ([.D299]^2) + ([.E299]^2) )" office:value-type="float" office:value="45.4149862820633">
            <text:p>45.4</text:p>
          </table:table-cell>
          <table:table-cell table:style-name="ce4" table:formula="of:=DEGREES(ASIN([.E299]/[.F299]))" office:value-type="float" office:value="-22.3136416219675">
            <text:p>-22.3</text:p>
          </table:table-cell>
          <table:table-cell table:style-name="ce4" table:formula="of:=MOD(DEGREES(ATAN2([.C299];[.D299]));360)" office:value-type="float" office:value="97.6637633177067">
            <text:p>97.7</text:p>
          </table:table-cell>
          <table:table-cell table:style-name="ce4" table:formula="of:=[.H299]-180" office:value-type="float" office:value="-82.3362366822933">
            <text:p>-82.3</text:p>
          </table:table-cell>
          <table:table-cell table:style-name="ce6" table:formula="of:=ROUND(([.I299]/360)*[.B$2];0)" office:value-type="float" office:value="-11">
            <text:p>-11</text:p>
          </table:table-cell>
          <table:table-cell table:style-name="ce6" office:value-type="float" office:value="2">
            <text:p>2</text:p>
          </table:table-cell>
          <table:table-cell table:style-name="ce4" table:formula="of:=[.K299]*(360/[.B$2])" office:value-type="float" office:value="15">
            <text:p>15.0</text:p>
          </table:table-cell>
          <table:table-cell table:style-name="ce6" table:formula="of:=ROUND(( ([.I299]+(([.K299]/2)*(360/[.B$2])))/360)*[.B$2];0)" office:value-type="float" office:value="-10">
            <text:p>-10</text:p>
          </table:table-cell>
          <table:table-cell table:style-name="ce11" table:formula="of:=ROUND(( ([.I299]-(([.K299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296M1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-7.047">
            <text:p>-7.047</text:p>
          </table:table-cell>
          <table:table-cell table:style-name="ce2" office:value-type="float" office:value="39.214">
            <text:p>39.214</text:p>
          </table:table-cell>
          <table:table-cell table:style-name="ce2" office:value-type="float" office:value="-21.687">
            <text:p>-21.687</text:p>
          </table:table-cell>
          <table:table-cell table:style-name="ce4" table:formula="of:=SQRT( ([.C300]^2) + ([.D300]^2) + ([.E300]^2) )" office:value-type="float" office:value="45.3621425199472">
            <text:p>45.4</text:p>
          </table:table-cell>
          <table:table-cell table:style-name="ce4" table:formula="of:=DEGREES(ASIN([.E300]/[.F300]))" office:value-type="float" office:value="-28.5604625243725">
            <text:p>-28.6</text:p>
          </table:table-cell>
          <table:table-cell table:style-name="ce4" table:formula="of:=MOD(DEGREES(ATAN2([.C300];[.D300]));360)" office:value-type="float" office:value="100.18766919473">
            <text:p>100.2</text:p>
          </table:table-cell>
          <table:table-cell table:style-name="ce4" table:formula="of:=[.H300]-180" office:value-type="float" office:value="-79.8123308052702">
            <text:p>-79.8</text:p>
          </table:table-cell>
          <table:table-cell table:style-name="ce6" table:formula="of:=ROUND(([.I300]/360)*[.B$2];0)" office:value-type="float" office:value="-11">
            <text:p>-11</text:p>
          </table:table-cell>
          <table:table-cell table:style-name="ce6" office:value-type="float" office:value="2">
            <text:p>2</text:p>
          </table:table-cell>
          <table:table-cell table:style-name="ce4" table:formula="of:=[.K300]*(360/[.B$2])" office:value-type="float" office:value="15">
            <text:p>15.0</text:p>
          </table:table-cell>
          <table:table-cell table:style-name="ce6" table:formula="of:=ROUND(( ([.I300]+(([.K300]/2)*(360/[.B$2])))/360)*[.B$2];0)" office:value-type="float" office:value="-10">
            <text:p>-10</text:p>
          </table:table-cell>
          <table:table-cell table:style-name="ce11" table:formula="of:=ROUND(( ([.I300]-(([.K300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295M1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3.651">
            <text:p>3.651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-19.829">
            <text:p>-19.829</text:p>
          </table:table-cell>
          <table:table-cell table:style-name="ce4" table:formula="of:=SQRT( ([.C301]^2) + ([.D301]^2) + ([.E301]^2) )" office:value-type="float" office:value="45.4355932172124">
            <text:p>45.4</text:p>
          </table:table-cell>
          <table:table-cell table:style-name="ce4" table:formula="of:=DEGREES(ASIN([.E301]/[.F301]))" office:value-type="float" office:value="-25.8756829225599">
            <text:p>-25.9</text:p>
          </table:table-cell>
          <table:table-cell table:style-name="ce4" table:formula="of:=MOD(DEGREES(ATAN2([.C301];[.D301]));360)" office:value-type="float" office:value="84.8761220476862">
            <text:p>84.9</text:p>
          </table:table-cell>
          <table:table-cell table:style-name="ce4" table:formula="of:=[.H301]-180" office:value-type="float" office:value="-95.1238779523139">
            <text:p>-95.1</text:p>
          </table:table-cell>
          <table:table-cell table:style-name="ce6" table:formula="of:=ROUND(([.I301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301]*(360/[.B$2])" office:value-type="float" office:value="15">
            <text:p>15.0</text:p>
          </table:table-cell>
          <table:table-cell table:style-name="ce6" table:formula="of:=ROUND(( ([.I301]+(([.K301]/2)*(360/[.B$2])))/360)*[.B$2];0)" office:value-type="float" office:value="-12">
            <text:p>-12</text:p>
          </table:table-cell>
          <table:table-cell table:style-name="ce11" table:formula="of:=ROUND(( ([.I301]-(([.K301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294M1</text:p>
          </table:table-cell>
          <table:table-cell table:style-name="ce2" office:value-type="float" office:value="297">
            <text:p>297</text:p>
          </table:table-cell>
          <table:table-cell table:style-name="ce2" office:value-type="float" office:value="2.271">
            <text:p>2.271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-24.178">
            <text:p>-24.178</text:p>
          </table:table-cell>
          <table:table-cell table:style-name="ce4" table:formula="of:=SQRT( ([.C302]^2) + ([.D302]^2) + ([.E302]^2) )" office:value-type="float" office:value="45.3854832407897">
            <text:p>45.4</text:p>
          </table:table-cell>
          <table:table-cell table:style-name="ce4" table:formula="of:=DEGREES(ASIN([.E302]/[.F302]))" office:value-type="float" office:value="-32.1897851746466">
            <text:p>-32.2</text:p>
          </table:table-cell>
          <table:table-cell table:style-name="ce4" table:formula="of:=MOD(DEGREES(ATAN2([.C302];[.D302]));360)" office:value-type="float" office:value="86.6103261750695">
            <text:p>86.6</text:p>
          </table:table-cell>
          <table:table-cell table:style-name="ce4" table:formula="of:=[.H302]-180" office:value-type="float" office:value="-93.3896738249305">
            <text:p>-93.4</text:p>
          </table:table-cell>
          <table:table-cell table:style-name="ce6" table:formula="of:=ROUND(([.I302]/360)*[.B$2];0)" office:value-type="float" office:value="-12">
            <text:p>-12</text:p>
          </table:table-cell>
          <table:table-cell table:style-name="ce6" office:value-type="float" office:value="3">
            <text:p>3</text:p>
          </table:table-cell>
          <table:table-cell table:style-name="ce4" table:formula="of:=[.K302]*(360/[.B$2])" office:value-type="float" office:value="22.5">
            <text:p>22.5</text:p>
          </table:table-cell>
          <table:table-cell table:style-name="ce6" table:formula="of:=ROUND(( ([.I302]+(([.K302]/2)*(360/[.B$2])))/360)*[.B$2];0)" office:value-type="float" office:value="-11">
            <text:p>-11</text:p>
          </table:table-cell>
          <table:table-cell table:style-name="ce11" table:formula="of:=ROUND(( ([.I302]-(([.K302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293M1</text:p>
          </table:table-cell>
          <table:table-cell table:style-name="ce2" office:value-type="float" office:value="298">
            <text:p>298</text:p>
          </table:table-cell>
          <table:table-cell table:style-name="ce2" office:value-type="float" office:value="5.967">
            <text:p>5.967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-26.957">
            <text:p>-26.957</text:p>
          </table:table-cell>
          <table:table-cell table:style-name="ce4" table:formula="of:=SQRT( ([.C303]^2) + ([.D303]^2) + ([.E303]^2) )" office:value-type="float" office:value="45.4365968575993">
            <text:p>45.4</text:p>
          </table:table-cell>
          <table:table-cell table:style-name="ce4" table:formula="of:=DEGREES(ASIN([.E303]/[.F303]))" office:value-type="float" office:value="-36.3907027953716">
            <text:p>-36.4</text:p>
          </table:table-cell>
          <table:table-cell table:style-name="ce4" table:formula="of:=MOD(DEGREES(ATAN2([.C303];[.D303]));360)" office:value-type="float" office:value="80.6108159308144">
            <text:p>80.6</text:p>
          </table:table-cell>
          <table:table-cell table:style-name="ce4" table:formula="of:=[.H303]-180" office:value-type="float" office:value="-99.3891840691856">
            <text:p>-99.4</text:p>
          </table:table-cell>
          <table:table-cell table:style-name="ce6" table:formula="of:=ROUND(([.I303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303]*(360/[.B$2])" office:value-type="float" office:value="15">
            <text:p>15.0</text:p>
          </table:table-cell>
          <table:table-cell table:style-name="ce6" table:formula="of:=ROUND(( ([.I303]+(([.K303]/2)*(360/[.B$2])))/360)*[.B$2];0)" office:value-type="float" office:value="-12">
            <text:p>-12</text:p>
          </table:table-cell>
          <table:table-cell table:style-name="ce11" table:formula="of:=ROUND(( ([.I303]-(([.K303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292M1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-3.063">
            <text:p>-3.06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-25.357">
            <text:p>-25.357</text:p>
          </table:table-cell>
          <table:table-cell table:style-name="ce4" table:formula="of:=SQRT( ([.C304]^2) + ([.D304]^2) + ([.E304]^2) )" office:value-type="float" office:value="45.3619836647385">
            <text:p>45.4</text:p>
          </table:table-cell>
          <table:table-cell table:style-name="ce4" table:formula="of:=DEGREES(ASIN([.E304]/[.F304]))" office:value-type="float" office:value="-33.9861378227334">
            <text:p>-34.0</text:p>
          </table:table-cell>
          <table:table-cell table:style-name="ce4" table:formula="of:=MOD(DEGREES(ATAN2([.C304];[.D304]));360)" office:value-type="float" office:value="94.6710413050352">
            <text:p>94.7</text:p>
          </table:table-cell>
          <table:table-cell table:style-name="ce4" table:formula="of:=[.H304]-180" office:value-type="float" office:value="-85.3289586949648">
            <text:p>-85.3</text:p>
          </table:table-cell>
          <table:table-cell table:style-name="ce6" table:formula="of:=ROUND(([.I304]/360)*[.B$2];0)" office:value-type="float" office:value="-11">
            <text:p>-11</text:p>
          </table:table-cell>
          <table:table-cell table:style-name="ce6" office:value-type="float" office:value="3">
            <text:p>3</text:p>
          </table:table-cell>
          <table:table-cell table:style-name="ce4" table:formula="of:=[.K304]*(360/[.B$2])" office:value-type="float" office:value="22.5">
            <text:p>22.5</text:p>
          </table:table-cell>
          <table:table-cell table:style-name="ce6" table:formula="of:=ROUND(( ([.I304]+(([.K304]/2)*(360/[.B$2])))/360)*[.B$2];0)" office:value-type="float" office:value="-10">
            <text:p>-10</text:p>
          </table:table-cell>
          <table:table-cell table:style-name="ce11" table:formula="of:=ROUND(( ([.I304]-(([.K304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291M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-4.459">
            <text:p>-4.459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-29.653">
            <text:p>-29.653</text:p>
          </table:table-cell>
          <table:table-cell table:style-name="ce4" table:formula="of:=SQRT( ([.C305]^2) + ([.D305]^2) + ([.E305]^2) )" office:value-type="float" office:value="45.3626336757468">
            <text:p>45.4</text:p>
          </table:table-cell>
          <table:table-cell table:style-name="ce4" table:formula="of:=DEGREES(ASIN([.E305]/[.F305]))" office:value-type="float" office:value="-40.8202263829846">
            <text:p>-40.8</text:p>
          </table:table-cell>
          <table:table-cell table:style-name="ce4" table:formula="of:=MOD(DEGREES(ATAN2([.C305];[.D305]));360)" office:value-type="float" office:value="97.4632848890105">
            <text:p>97.5</text:p>
          </table:table-cell>
          <table:table-cell table:style-name="ce4" table:formula="of:=[.H305]-180" office:value-type="float" office:value="-82.5367151109895">
            <text:p>-82.5</text:p>
          </table:table-cell>
          <table:table-cell table:style-name="ce6" table:formula="of:=ROUND(([.I305]/360)*[.B$2];0)" office:value-type="float" office:value="-11">
            <text:p>-11</text:p>
          </table:table-cell>
          <table:table-cell table:style-name="ce6" office:value-type="float" office:value="2">
            <text:p>2</text:p>
          </table:table-cell>
          <table:table-cell table:style-name="ce4" table:formula="of:=[.K305]*(360/[.B$2])" office:value-type="float" office:value="15">
            <text:p>15.0</text:p>
          </table:table-cell>
          <table:table-cell table:style-name="ce6" table:formula="of:=ROUND(( ([.I305]+(([.K305]/2)*(360/[.B$2])))/360)*[.B$2];0)" office:value-type="float" office:value="-10">
            <text:p>-10</text:p>
          </table:table-cell>
          <table:table-cell table:style-name="ce11" table:formula="of:=ROUND(( ([.I305]-(([.K305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290M1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4.437">
            <text:p>4.43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-30.958">
            <text:p>-30.958</text:p>
          </table:table-cell>
          <table:table-cell table:style-name="ce4" table:formula="of:=SQRT( ([.C306]^2) + ([.D306]^2) + ([.E306]^2) )" office:value-type="float" office:value="45.4180466114517">
            <text:p>45.4</text:p>
          </table:table-cell>
          <table:table-cell table:style-name="ce4" table:formula="of:=DEGREES(ASIN([.E306]/[.F306]))" office:value-type="float" office:value="-42.9706260811451">
            <text:p>-43.0</text:p>
          </table:table-cell>
          <table:table-cell table:style-name="ce4" table:formula="of:=MOD(DEGREES(ATAN2([.C306];[.D306]));360)" office:value-type="float" office:value="82.327313953467">
            <text:p>82.3</text:p>
          </table:table-cell>
          <table:table-cell table:style-name="ce4" table:formula="of:=[.H306]-180" office:value-type="float" office:value="-97.6726860465331">
            <text:p>-97.7</text:p>
          </table:table-cell>
          <table:table-cell table:style-name="ce6" table:formula="of:=ROUND(([.I306]/360)*[.B$2];0)" office:value-type="float" office:value="-13">
            <text:p>-13</text:p>
          </table:table-cell>
          <table:table-cell table:style-name="ce6" office:value-type="float" office:value="2">
            <text:p>2</text:p>
          </table:table-cell>
          <table:table-cell table:style-name="ce4" table:formula="of:=[.K306]*(360/[.B$2])" office:value-type="float" office:value="15">
            <text:p>15.0</text:p>
          </table:table-cell>
          <table:table-cell table:style-name="ce6" table:formula="of:=ROUND(( ([.I306]+(([.K306]/2)*(360/[.B$2])))/360)*[.B$2];0)" office:value-type="float" office:value="-12">
            <text:p>-12</text:p>
          </table:table-cell>
          <table:table-cell table:style-name="ce11" table:formula="of:=ROUND(( ([.I306]-(([.K306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289M1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-0.653">
            <text:p>-0.653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-32.476">
            <text:p>-32.476</text:p>
          </table:table-cell>
          <table:table-cell table:style-name="ce4" table:formula="of:=SQRT( ([.C307]^2) + ([.D307]^2) + ([.E307]^2) )" office:value-type="float" office:value="45.4152461735043">
            <text:p>45.4</text:p>
          </table:table-cell>
          <table:table-cell table:style-name="ce4" table:formula="of:=DEGREES(ASIN([.E307]/[.F307]))" office:value-type="float" office:value="-45.6505964334512">
            <text:p>-45.7</text:p>
          </table:table-cell>
          <table:table-cell table:style-name="ce4" table:formula="of:=MOD(DEGREES(ATAN2([.C307];[.D307]));360)" office:value-type="float" office:value="91.1786032344375">
            <text:p>91.2</text:p>
          </table:table-cell>
          <table:table-cell table:style-name="ce4" table:formula="of:=[.H307]-180" office:value-type="float" office:value="-88.8213967655625">
            <text:p>-88.8</text:p>
          </table:table-cell>
          <table:table-cell table:style-name="ce6" table:formula="of:=ROUND(([.I307]/360)*[.B$2];0)" office:value-type="float" office:value="-12">
            <text:p>-12</text:p>
          </table:table-cell>
          <table:table-cell table:style-name="ce6" office:value-type="float" office:value="2">
            <text:p>2</text:p>
          </table:table-cell>
          <table:table-cell table:style-name="ce4" table:formula="of:=[.K307]*(360/[.B$2])" office:value-type="float" office:value="15">
            <text:p>15.0</text:p>
          </table:table-cell>
          <table:table-cell table:style-name="ce6" table:formula="of:=ROUND(( ([.I307]+(([.K307]/2)*(360/[.B$2])))/360)*[.B$2];0)" office:value-type="float" office:value="-11">
            <text:p>-11</text:p>
          </table:table-cell>
          <table:table-cell table:style-name="ce11" table:formula="of:=ROUND(( ([.I307]-(([.K307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288M1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-2.293">
            <text:p>-2.293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-35.849">
            <text:p>-35.849</text:p>
          </table:table-cell>
          <table:table-cell table:style-name="ce4" table:formula="of:=SQRT( ([.C308]^2) + ([.D308]^2) + ([.E308]^2) )" office:value-type="float" office:value="45.4181011712291">
            <text:p>45.4</text:p>
          </table:table-cell>
          <table:table-cell table:style-name="ce4" table:formula="of:=DEGREES(ASIN([.E308]/[.F308]))" office:value-type="float" office:value="-52.121155837164">
            <text:p>-52.1</text:p>
          </table:table-cell>
          <table:table-cell table:style-name="ce4" table:formula="of:=MOD(DEGREES(ATAN2([.C308];[.D308]));360)" office:value-type="float" office:value="94.716548859091">
            <text:p>94.7</text:p>
          </table:table-cell>
          <table:table-cell table:style-name="ce4" table:formula="of:=[.H308]-180" office:value-type="float" office:value="-85.283451140909">
            <text:p>-85.3</text:p>
          </table:table-cell>
          <table:table-cell table:style-name="ce6" table:formula="of:=ROUND(([.I308]/360)*[.B$2];0)" office:value-type="float" office:value="-11">
            <text:p>-11</text:p>
          </table:table-cell>
          <table:table-cell table:style-name="ce6" office:value-type="float" office:value="3">
            <text:p>3</text:p>
          </table:table-cell>
          <table:table-cell table:style-name="ce4" table:formula="of:=[.K308]*(360/[.B$2])" office:value-type="float" office:value="22.5">
            <text:p>22.5</text:p>
          </table:table-cell>
          <table:table-cell table:style-name="ce6" table:formula="of:=ROUND(( ([.I308]+(([.K308]/2)*(360/[.B$2])))/360)*[.B$2];0)" office:value-type="float" office:value="-10">
            <text:p>-10</text:p>
          </table:table-cell>
          <table:table-cell table:style-name="ce11" table:formula="of:=ROUND(( ([.I308]-(([.K308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319M1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7.868">
            <text:p>7.868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-32.925">
            <text:p>-32.925</text:p>
          </table:table-cell>
          <table:table-cell table:style-name="ce4" table:formula="of:=SQRT( ([.C309]^2) + ([.D309]^2) + ([.E309]^2) )" office:value-type="float" office:value="45.4204924896241">
            <text:p>45.4</text:p>
          </table:table-cell>
          <table:table-cell table:style-name="ce4" table:formula="of:=DEGREES(ASIN([.E309]/[.F309]))" office:value-type="float" office:value="-46.4599528022937">
            <text:p>-46.5</text:p>
          </table:table-cell>
          <table:table-cell table:style-name="ce4" table:formula="of:=MOD(DEGREES(ATAN2([.C309];[.D309]));360)" office:value-type="float" office:value="75.4356731771695">
            <text:p>75.4</text:p>
          </table:table-cell>
          <table:table-cell table:style-name="ce4" table:formula="of:=[.H309]-180" office:value-type="float" office:value="-104.56432682283">
            <text:p>-104.6</text:p>
          </table:table-cell>
          <table:table-cell table:style-name="ce6" table:formula="of:=ROUND(([.I309]/360)*[.B$2];0)" office:value-type="float" office:value="-14">
            <text:p>-14</text:p>
          </table:table-cell>
          <table:table-cell table:style-name="ce6" office:value-type="float" office:value="2">
            <text:p>2</text:p>
          </table:table-cell>
          <table:table-cell table:style-name="ce4" table:formula="of:=[.K309]*(360/[.B$2])" office:value-type="float" office:value="15">
            <text:p>15.0</text:p>
          </table:table-cell>
          <table:table-cell table:style-name="ce6" table:formula="of:=ROUND(( ([.I309]+(([.K309]/2)*(360/[.B$2])))/360)*[.B$2];0)" office:value-type="float" office:value="-13">
            <text:p>-13</text:p>
          </table:table-cell>
          <table:table-cell table:style-name="ce11" table:formula="of:=ROUND(( ([.I309]-(([.K309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318M1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6.231">
            <text:p>6.231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-36.394">
            <text:p>-36.394</text:p>
          </table:table-cell>
          <table:table-cell table:style-name="ce4" table:formula="of:=SQRT( ([.C310]^2) + ([.D310]^2) + ([.E310]^2) )" office:value-type="float" office:value="45.4220509554555">
            <text:p>45.4</text:p>
          </table:table-cell>
          <table:table-cell table:style-name="ce4" table:formula="of:=DEGREES(ASIN([.E310]/[.F310]))" office:value-type="float" office:value="-53.2487529796194">
            <text:p>-53.2</text:p>
          </table:table-cell>
          <table:table-cell table:style-name="ce4" table:formula="of:=MOD(DEGREES(ATAN2([.C310];[.D310]));360)" office:value-type="float" office:value="76.7460808672762">
            <text:p>76.7</text:p>
          </table:table-cell>
          <table:table-cell table:style-name="ce4" table:formula="of:=[.H310]-180" office:value-type="float" office:value="-103.253919132724">
            <text:p>-103.3</text:p>
          </table:table-cell>
          <table:table-cell table:style-name="ce6" table:formula="of:=ROUND(([.I310]/360)*[.B$2];0)" office:value-type="float" office:value="-14">
            <text:p>-14</text:p>
          </table:table-cell>
          <table:table-cell table:style-name="ce6" office:value-type="float" office:value="3">
            <text:p>3</text:p>
          </table:table-cell>
          <table:table-cell table:style-name="ce4" table:formula="of:=[.K310]*(360/[.B$2])" office:value-type="float" office:value="22.5">
            <text:p>22.5</text:p>
          </table:table-cell>
          <table:table-cell table:style-name="ce6" table:formula="of:=ROUND(( ([.I310]+(([.K310]/2)*(360/[.B$2])))/360)*[.B$2];0)" office:value-type="float" office:value="-12">
            <text:p>-12</text:p>
          </table:table-cell>
          <table:table-cell table:style-name="ce11" table:formula="of:=ROUND(( ([.I310]-(([.K310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317M1</text:p>
          </table:table-cell>
          <table:table-cell table:style-name="ce2" office:value-type="float" office:value="306">
            <text:p>306</text:p>
          </table:table-cell>
          <table:table-cell table:style-name="ce2" office:value-type="float" office:value="9.497">
            <text:p>9.497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-37.736">
            <text:p>-37.736</text:p>
          </table:table-cell>
          <table:table-cell table:style-name="ce4" table:formula="of:=SQRT( ([.C311]^2) + ([.D311]^2) + ([.E311]^2) )" office:value-type="float" office:value="45.4354777789339">
            <text:p>45.4</text:p>
          </table:table-cell>
          <table:table-cell table:style-name="ce4" table:formula="of:=DEGREES(ASIN([.E311]/[.F311]))" office:value-type="float" office:value="-56.1542904789369">
            <text:p>-56.2</text:p>
          </table:table-cell>
          <table:table-cell table:style-name="ce4" table:formula="of:=MOD(DEGREES(ATAN2([.C311];[.D311]));360)" office:value-type="float" office:value="67.9576767063068">
            <text:p>68.0</text:p>
          </table:table-cell>
          <table:table-cell table:style-name="ce4" table:formula="of:=[.H311]-180" office:value-type="float" office:value="-112.042323293693">
            <text:p>-112.0</text:p>
          </table:table-cell>
          <table:table-cell table:style-name="ce6" table:formula="of:=ROUND(([.I311]/360)*[.B$2];0)" office:value-type="float" office:value="-15">
            <text:p>-15</text:p>
          </table:table-cell>
          <table:table-cell table:style-name="ce6" office:value-type="float" office:value="3">
            <text:p>3</text:p>
          </table:table-cell>
          <table:table-cell table:style-name="ce4" table:formula="of:=[.K311]*(360/[.B$2])" office:value-type="float" office:value="22.5">
            <text:p>22.5</text:p>
          </table:table-cell>
          <table:table-cell table:style-name="ce6" table:formula="of:=ROUND(( ([.I311]+(([.K311]/2)*(360/[.B$2])))/360)*[.B$2];0)" office:value-type="float" office:value="-13">
            <text:p>-13</text:p>
          </table:table-cell>
          <table:table-cell table:style-name="ce11" table:formula="of:=ROUND(( ([.I311]-(([.K311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316M1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-37.799">
            <text:p>-37.799</text:p>
          </table:table-cell>
          <table:table-cell table:style-name="ce4" table:formula="of:=SQRT( ([.C312]^2) + ([.D312]^2) + ([.E312]^2) )" office:value-type="float" office:value="45.4206447004003">
            <text:p>45.4</text:p>
          </table:table-cell>
          <table:table-cell table:style-name="ce4" table:formula="of:=DEGREES(ASIN([.E312]/[.F312]))" office:value-type="float" office:value="-56.3252612344527">
            <text:p>-56.3</text:p>
          </table:table-cell>
          <table:table-cell table:style-name="ce4" table:formula="of:=MOD(DEGREES(ATAN2([.C312];[.D312]));360)" office:value-type="float" office:value="87.3600419753059">
            <text:p>87.4</text:p>
          </table:table-cell>
          <table:table-cell table:style-name="ce4" table:formula="of:=[.H312]-180" office:value-type="float" office:value="-92.6399580246941">
            <text:p>-92.6</text:p>
          </table:table-cell>
          <table:table-cell table:style-name="ce6" table:formula="of:=ROUND(([.I312]/360)*[.B$2];0)" office:value-type="float" office:value="-12">
            <text:p>-12</text:p>
          </table:table-cell>
          <table:table-cell table:style-name="ce6" office:value-type="float" office:value="3">
            <text:p>3</text:p>
          </table:table-cell>
          <table:table-cell table:style-name="ce4" table:formula="of:=[.K312]*(360/[.B$2])" office:value-type="float" office:value="22.5">
            <text:p>22.5</text:p>
          </table:table-cell>
          <table:table-cell table:style-name="ce6" table:formula="of:=ROUND(( ([.I312]+(([.K312]/2)*(360/[.B$2])))/360)*[.B$2];0)" office:value-type="float" office:value="-11">
            <text:p>-11</text:p>
          </table:table-cell>
          <table:table-cell table:style-name="ce11" table:formula="of:=ROUND(( ([.I312]-(([.K312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315M1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-40.49">
            <text:p>-40.49</text:p>
          </table:table-cell>
          <table:table-cell table:style-name="ce4" table:formula="of:=SQRT( ([.C313]^2) + ([.D313]^2) + ([.E313]^2) )" office:value-type="float" office:value="45.4218077579482">
            <text:p>45.4</text:p>
          </table:table-cell>
          <table:table-cell table:style-name="ce4" table:formula="of:=DEGREES(ASIN([.E313]/[.F313]))" office:value-type="float" office:value="-63.0524857989905">
            <text:p>-63.1</text:p>
          </table:table-cell>
          <table:table-cell table:style-name="ce4" table:formula="of:=MOD(DEGREES(ATAN2([.C313];[.D313]));360)" office:value-type="float" office:value="89.2038898856221">
            <text:p>89.2</text:p>
          </table:table-cell>
          <table:table-cell table:style-name="ce4" table:formula="of:=[.H313]-180" office:value-type="float" office:value="-90.7961101143779">
            <text:p>-90.8</text:p>
          </table:table-cell>
          <table:table-cell table:style-name="ce6" table:formula="of:=ROUND(([.I313]/360)*[.B$2];0)" office:value-type="float" office:value="-12">
            <text:p>-12</text:p>
          </table:table-cell>
          <table:table-cell table:style-name="ce6" office:value-type="float" office:value="4">
            <text:p>4</text:p>
          </table:table-cell>
          <table:table-cell table:style-name="ce4" table:formula="of:=[.K313]*(360/[.B$2])" office:value-type="float" office:value="30">
            <text:p>30.0</text:p>
          </table:table-cell>
          <table:table-cell table:style-name="ce6" table:formula="of:=ROUND(( ([.I313]+(([.K313]/2)*(360/[.B$2])))/360)*[.B$2];0)" office:value-type="float" office:value="-10">
            <text:p>-10</text:p>
          </table:table-cell>
          <table:table-cell table:style-name="ce11" table:formula="of:=ROUND(( ([.I313]-(([.K313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314M1</text:p>
          </table:table-cell>
          <table:table-cell table:style-name="ce2" office:value-type="float" office:value="309">
            <text:p>309</text:p>
          </table:table-cell>
          <table:table-cell table:style-name="ce2" office:value-type="float" office:value="8.643">
            <text:p>8.643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-40.364">
            <text:p>-40.364</text:p>
          </table:table-cell>
          <table:table-cell table:style-name="ce4" table:formula="of:=SQRT( ([.C314]^2) + ([.D314]^2) + ([.E314]^2) )" office:value-type="float" office:value="45.4354946049892">
            <text:p>45.4</text:p>
          </table:table-cell>
          <table:table-cell table:style-name="ce4" table:formula="of:=DEGREES(ASIN([.E314]/[.F314]))" office:value-type="float" office:value="-62.670421101839">
            <text:p>-62.7</text:p>
          </table:table-cell>
          <table:table-cell table:style-name="ce4" table:formula="of:=MOD(DEGREES(ATAN2([.C314];[.D314]));360)" office:value-type="float" office:value="65.5224019964398">
            <text:p>65.5</text:p>
          </table:table-cell>
          <table:table-cell table:style-name="ce4" table:formula="of:=[.H314]-180" office:value-type="float" office:value="-114.47759800356">
            <text:p>-114.5</text:p>
          </table:table-cell>
          <table:table-cell table:style-name="ce6" table:formula="of:=ROUND(([.I314]/360)*[.B$2];0)" office:value-type="float" office:value="-15">
            <text:p>-15</text:p>
          </table:table-cell>
          <table:table-cell table:style-name="ce6" office:value-type="float" office:value="3">
            <text:p>3</text:p>
          </table:table-cell>
          <table:table-cell table:style-name="ce4" table:formula="of:=[.K314]*(360/[.B$2])" office:value-type="float" office:value="22.5">
            <text:p>22.5</text:p>
          </table:table-cell>
          <table:table-cell table:style-name="ce6" table:formula="of:=ROUND(( ([.I314]+(([.K314]/2)*(360/[.B$2])))/360)*[.B$2];0)" office:value-type="float" office:value="-14">
            <text:p>-14</text:p>
          </table:table-cell>
          <table:table-cell table:style-name="ce11" table:formula="of:=ROUND(( ([.I314]-(([.K314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313M1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4.503">
            <text:p>4.503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-41.713">
            <text:p>-41.713</text:p>
          </table:table-cell>
          <table:table-cell table:style-name="ce4" table:formula="of:=SQRT( ([.C315]^2) + ([.D315]^2) + ([.E315]^2) )" office:value-type="float" office:value="45.4223007233231">
            <text:p>45.4</text:p>
          </table:table-cell>
          <table:table-cell table:style-name="ce4" table:formula="of:=DEGREES(ASIN([.E315]/[.F315]))" office:value-type="float" office:value="-66.6842266330479">
            <text:p>-66.7</text:p>
          </table:table-cell>
          <table:table-cell table:style-name="ce4" table:formula="of:=MOD(DEGREES(ATAN2([.C315];[.D315]));360)" office:value-type="float" office:value="75.49456666165">
            <text:p>75.5</text:p>
          </table:table-cell>
          <table:table-cell table:style-name="ce4" table:formula="of:=[.H315]-180" office:value-type="float" office:value="-104.50543333835">
            <text:p>-104.5</text:p>
          </table:table-cell>
          <table:table-cell table:style-name="ce6" table:formula="of:=ROUND(([.I315]/360)*[.B$2];0)" office:value-type="float" office:value="-14">
            <text:p>-14</text:p>
          </table:table-cell>
          <table:table-cell table:style-name="ce6" office:value-type="float" office:value="4">
            <text:p>4</text:p>
          </table:table-cell>
          <table:table-cell table:style-name="ce4" table:formula="of:=[.K315]*(360/[.B$2])" office:value-type="float" office:value="30">
            <text:p>30.0</text:p>
          </table:table-cell>
          <table:table-cell table:style-name="ce6" table:formula="of:=ROUND(( ([.I315]+(([.K315]/2)*(360/[.B$2])))/360)*[.B$2];0)" office:value-type="float" office:value="-12">
            <text:p>-12</text:p>
          </table:table-cell>
          <table:table-cell table:style-name="ce11" table:formula="of:=ROUND(( ([.I315]-(([.K315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312M1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4.432">
            <text:p>4.432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-43.502">
            <text:p>-43.502</text:p>
          </table:table-cell>
          <table:table-cell table:style-name="ce4" table:formula="of:=SQRT( ([.C316]^2) + ([.D316]^2) + ([.E316]^2) )" office:value-type="float" office:value="45.4214787077656">
            <text:p>45.4</text:p>
          </table:table-cell>
          <table:table-cell table:style-name="ce4" table:formula="of:=DEGREES(ASIN([.E316]/[.F316]))" office:value-type="float" office:value="-73.2837041566205">
            <text:p>-73.3</text:p>
          </table:table-cell>
          <table:table-cell table:style-name="ce4" table:formula="of:=MOD(DEGREES(ATAN2([.C316];[.D316]));360)" office:value-type="float" office:value="70.1697637914101">
            <text:p>70.2</text:p>
          </table:table-cell>
          <table:table-cell table:style-name="ce4" table:formula="of:=[.H316]-180" office:value-type="float" office:value="-109.83023620859">
            <text:p>-109.8</text:p>
          </table:table-cell>
          <table:table-cell table:style-name="ce6" table:formula="of:=ROUND(([.I316]/360)*[.B$2];0)" office:value-type="float" office:value="-15">
            <text:p>-15</text:p>
          </table:table-cell>
          <table:table-cell table:style-name="ce6"/>
          <table:table-cell table:style-name="ce4" table:formula="of:=[.K316]*(360/[.B$2])" office:value-type="float" office:value="0">
            <text:p>0.0</text:p>
          </table:table-cell>
          <table:table-cell table:style-name="ce6" table:formula="of:=ROUND(( ([.I316]+(([.K316]/2)*(360/[.B$2])))/360)*[.B$2];0)" office:value-type="float" office:value="-15">
            <text:p>-15</text:p>
          </table:table-cell>
          <table:table-cell table:style-name="ce11" table:formula="of:=ROUND(( ([.I316]-(([.K316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311M1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13.115">
            <text:p>13.115</text:p>
          </table:table-cell>
          <table:table-cell table:style-name="ce2" office:value-type="float" office:value="16.22">
            <text:p>16.22</text:p>
          </table:table-cell>
          <table:table-cell table:style-name="ce2" office:value-type="float" office:value="-40.364">
            <text:p>-40.364</text:p>
          </table:table-cell>
          <table:table-cell table:style-name="ce4" table:formula="of:=SQRT( ([.C317]^2) + ([.D317]^2) + ([.E317]^2) )" office:value-type="float" office:value="45.4350538791361">
            <text:p>45.4</text:p>
          </table:table-cell>
          <table:table-cell table:style-name="ce4" table:formula="of:=DEGREES(ASIN([.E317]/[.F317]))" office:value-type="float" office:value="-62.6714965558604">
            <text:p>-62.7</text:p>
          </table:table-cell>
          <table:table-cell table:style-name="ce4" table:formula="of:=MOD(DEGREES(ATAN2([.C317];[.D317]));360)" office:value-type="float" office:value="51.0420470368142">
            <text:p>51.0</text:p>
          </table:table-cell>
          <table:table-cell table:style-name="ce4" table:formula="of:=[.H317]-180" office:value-type="float" office:value="-128.957952963186">
            <text:p>-129.0</text:p>
          </table:table-cell>
          <table:table-cell table:style-name="ce6" table:formula="of:=ROUND(([.I317]/360)*[.B$2];0)" office:value-type="float" office:value="-17">
            <text:p>-17</text:p>
          </table:table-cell>
          <table:table-cell table:style-name="ce6" office:value-type="float" office:value="4">
            <text:p>4</text:p>
          </table:table-cell>
          <table:table-cell table:style-name="ce4" table:formula="of:=[.K317]*(360/[.B$2])" office:value-type="float" office:value="30">
            <text:p>30.0</text:p>
          </table:table-cell>
          <table:table-cell table:style-name="ce6" table:formula="of:=ROUND(( ([.I317]+(([.K317]/2)*(360/[.B$2])))/360)*[.B$2];0)" office:value-type="float" office:value="-15">
            <text:p>-15</text:p>
          </table:table-cell>
          <table:table-cell table:style-name="ce11" table:formula="of:=ROUND(( ([.I317]-(([.K317]/2)*(360/[.B$2])))/360)*[.B$2];0)" office:value-type="float" office:value="-19">
            <text:p>-19</text:p>
          </table:table-cell>
          <table:table-cell table:style-name="ce2"/>
        </table:table-row>
        <table:table-row table:style-name="ro1">
          <table:table-cell table:style-name="ce2" office:value-type="string">
            <text:p>3310M1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13.553">
            <text:p>13.553</text:p>
          </table:table-cell>
          <table:table-cell table:style-name="ce2" office:value-type="float" office:value="11.811">
            <text:p>11.811</text:p>
          </table:table-cell>
          <table:table-cell table:style-name="ce2" office:value-type="float" office:value="-41.713">
            <text:p>-41.713</text:p>
          </table:table-cell>
          <table:table-cell table:style-name="ce4" table:formula="of:=SQRT( ([.C318]^2) + ([.D318]^2) + ([.E318]^2) )" office:value-type="float" office:value="45.4219979635418">
            <text:p>45.4</text:p>
          </table:table-cell>
          <table:table-cell table:style-name="ce4" table:formula="of:=DEGREES(ASIN([.E318]/[.F318]))" office:value-type="float" office:value="-66.6851127493164">
            <text:p>-66.7</text:p>
          </table:table-cell>
          <table:table-cell table:style-name="ce4" table:formula="of:=MOD(DEGREES(ATAN2([.C318];[.D318]));360)" office:value-type="float" office:value="41.0710945045816">
            <text:p>41.1</text:p>
          </table:table-cell>
          <table:table-cell table:style-name="ce4" table:formula="of:=[.H318]-180" office:value-type="float" office:value="-138.928905495418">
            <text:p>-138.9</text:p>
          </table:table-cell>
          <table:table-cell table:style-name="ce6" table:formula="of:=ROUND(([.I318]/360)*[.B$2];0)" office:value-type="float" office:value="-19">
            <text:p>-19</text:p>
          </table:table-cell>
          <table:table-cell table:style-name="ce6" office:value-type="float" office:value="3">
            <text:p>3</text:p>
          </table:table-cell>
          <table:table-cell table:style-name="ce4" table:formula="of:=[.K318]*(360/[.B$2])" office:value-type="float" office:value="22.5">
            <text:p>22.5</text:p>
          </table:table-cell>
          <table:table-cell table:style-name="ce6" table:formula="of:=ROUND(( ([.I318]+(([.K318]/2)*(360/[.B$2])))/360)*[.B$2];0)" office:value-type="float" office:value="-17">
            <text:p>-17</text:p>
          </table:table-cell>
          <table:table-cell table:style-name="ce11" table:formula="of:=ROUND(( ([.I318]-(([.K318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309M1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18.281">
            <text:p>18.281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-40.489">
            <text:p>-40.489</text:p>
          </table:table-cell>
          <table:table-cell table:style-name="ce4" table:formula="of:=SQRT( ([.C319]^2) + ([.D319]^2) + ([.E319]^2) )" office:value-type="float" office:value="45.4207626752348">
            <text:p>45.4</text:p>
          </table:table-cell>
          <table:table-cell table:style-name="ce4" table:formula="of:=DEGREES(ASIN([.E319]/[.F319]))" office:value-type="float" office:value="-63.052295430141">
            <text:p>-63.1</text:p>
          </table:table-cell>
          <table:table-cell table:style-name="ce4" table:formula="of:=MOD(DEGREES(ATAN2([.C319];[.D319]));360)" office:value-type="float" office:value="27.360532699962">
            <text:p>27.4</text:p>
          </table:table-cell>
          <table:table-cell table:style-name="ce4" table:formula="of:=[.H319]-180" office:value-type="float" office:value="-152.639467300038">
            <text:p>-152.6</text:p>
          </table:table-cell>
          <table:table-cell table:style-name="ce6" table:formula="of:=ROUND(([.I319]/360)*[.B$2];0)" office:value-type="float" office:value="-20">
            <text:p>-20</text:p>
          </table:table-cell>
          <table:table-cell table:style-name="ce6" office:value-type="float" office:value="3">
            <text:p>3</text:p>
          </table:table-cell>
          <table:table-cell table:style-name="ce4" table:formula="of:=[.K319]*(360/[.B$2])" office:value-type="float" office:value="22.5">
            <text:p>22.5</text:p>
          </table:table-cell>
          <table:table-cell table:style-name="ce6" table:formula="of:=ROUND(( ([.I319]+(([.K319]/2)*(360/[.B$2])))/360)*[.B$2];0)" office:value-type="float" office:value="-19">
            <text:p>-19</text:p>
          </table:table-cell>
          <table:table-cell table:style-name="ce11" table:formula="of:=ROUND(( ([.I319]-(([.K319]/2)*(360/[.B$2])))/360)*[.B$2];0)" office:value-type="float" office:value="-22">
            <text:p>-22</text:p>
          </table:table-cell>
          <table:table-cell table:style-name="ce2"/>
        </table:table-row>
        <table:table-row table:style-name="ro1">
          <table:table-cell table:style-name="ce2" office:value-type="string">
            <text:p>3308M1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9.01">
            <text:p>9.01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-43.502">
            <text:p>-43.502</text:p>
          </table:table-cell>
          <table:table-cell table:style-name="ce4" table:formula="of:=SQRT( ([.C320]^2) + ([.D320]^2) + ([.E320]^2) )" office:value-type="float" office:value="45.4213133231526">
            <text:p>45.4</text:p>
          </table:table-cell>
          <table:table-cell table:style-name="ce4" table:formula="of:=DEGREES(ASIN([.E320]/[.F320]))" office:value-type="float" office:value="-73.2843988228159">
            <text:p>-73.3</text:p>
          </table:table-cell>
          <table:table-cell table:style-name="ce4" table:formula="of:=MOD(DEGREES(ATAN2([.C320];[.D320]));360)" office:value-type="float" office:value="46.3956687066634">
            <text:p>46.4</text:p>
          </table:table-cell>
          <table:table-cell table:style-name="ce4" table:formula="of:=[.H320]-180" office:value-type="float" office:value="-133.604331293337">
            <text:p>-133.6</text:p>
          </table:table-cell>
          <table:table-cell table:style-name="ce6" table:formula="of:=ROUND(([.I320]/360)*[.B$2];0)" office:value-type="float" office:value="-18">
            <text:p>-18</text:p>
          </table:table-cell>
          <table:table-cell table:style-name="ce6"/>
          <table:table-cell table:style-name="ce4" table:formula="of:=[.K320]*(360/[.B$2])" office:value-type="float" office:value="0">
            <text:p>0.0</text:p>
          </table:table-cell>
          <table:table-cell table:style-name="ce6" table:formula="of:=ROUND(( ([.I320]+(([.K320]/2)*(360/[.B$2])))/360)*[.B$2];0)" office:value-type="float" office:value="-18">
            <text:p>-18</text:p>
          </table:table-cell>
          <table:table-cell table:style-name="ce11" table:formula="of:=ROUND(( ([.I320]-(([.K320]/2)*(360/[.B$2])))/360)*[.B$2];0)" office:value-type="float" office:value="-18">
            <text:p>-18</text:p>
          </table:table-cell>
          <table:table-cell table:style-name="ce2"/>
        </table:table-row>
        <table:table-row table:style-name="ro1">
          <table:table-cell table:style-name="ce2" office:value-type="string">
            <text:p>3307M1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9.225">
            <text:p>9.225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-44.216">
            <text:p>-44.216</text:p>
          </table:table-cell>
          <table:table-cell table:style-name="ce4" table:formula="of:=SQRT( ([.C321]^2) + ([.D321]^2) + ([.E321]^2) )" office:value-type="float" office:value="45.4179903232188">
            <text:p>45.4</text:p>
          </table:table-cell>
          <table:table-cell table:style-name="ce4" table:formula="of:=DEGREES(ASIN([.E321]/[.F321]))" office:value-type="float" office:value="-76.7889710753625">
            <text:p>-76.8</text:p>
          </table:table-cell>
          <table:table-cell table:style-name="ce4" table:formula="of:=MOD(DEGREES(ATAN2([.C321];[.D321]));360)" office:value-type="float" office:value="27.2834326892748">
            <text:p>27.3</text:p>
          </table:table-cell>
          <table:table-cell table:style-name="ce4" table:formula="of:=[.H321]-180" office:value-type="float" office:value="-152.716567310725">
            <text:p>-152.7</text:p>
          </table:table-cell>
          <table:table-cell table:style-name="ce6" table:formula="of:=ROUND(([.I321]/360)*[.B$2];0)" office:value-type="float" office:value="-20">
            <text:p>-20</text:p>
          </table:table-cell>
          <table:table-cell table:style-name="ce6"/>
          <table:table-cell table:style-name="ce4" table:formula="of:=[.K321]*(360/[.B$2])" office:value-type="float" office:value="0">
            <text:p>0.0</text:p>
          </table:table-cell>
          <table:table-cell table:style-name="ce6" table:formula="of:=ROUND(( ([.I321]+(([.K321]/2)*(360/[.B$2])))/360)*[.B$2];0)" office:value-type="float" office:value="-20">
            <text:p>-20</text:p>
          </table:table-cell>
          <table:table-cell table:style-name="ce11" table:formula="of:=ROUND(( ([.I321]-(([.K321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306M1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18.526">
            <text:p>18.526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-41.194">
            <text:p>-41.194</text:p>
          </table:table-cell>
          <table:table-cell table:style-name="ce4" table:formula="of:=SQRT( ([.C322]^2) + ([.D322]^2) + ([.E322]^2) )" office:value-type="float" office:value="45.4180236910414">
            <text:p>45.4</text:p>
          </table:table-cell>
          <table:table-cell table:style-name="ce4" table:formula="of:=DEGREES(ASIN([.E322]/[.F322]))" office:value-type="float" office:value="-65.0935692769822">
            <text:p>-65.1</text:p>
          </table:table-cell>
          <table:table-cell table:style-name="ce4" table:formula="of:=MOD(DEGREES(ATAN2([.C322];[.D322]));360)" office:value-type="float" office:value="14.4038636981424">
            <text:p>14.4</text:p>
          </table:table-cell>
          <table:table-cell table:style-name="ce4" table:formula="of:=[.H322]-180" office:value-type="float" office:value="-165.596136301858">
            <text:p>-165.6</text:p>
          </table:table-cell>
          <table:table-cell table:style-name="ce6" table:formula="of:=ROUND(([.I322]/360)*[.B$2];0)" office:value-type="float" office:value="-22">
            <text:p>-22</text:p>
          </table:table-cell>
          <table:table-cell table:style-name="ce6" office:value-type="float" office:value="4">
            <text:p>4</text:p>
          </table:table-cell>
          <table:table-cell table:style-name="ce4" table:formula="of:=[.K322]*(360/[.B$2])" office:value-type="float" office:value="30">
            <text:p>30.0</text:p>
          </table:table-cell>
          <table:table-cell table:style-name="ce6" table:formula="of:=ROUND(( ([.I322]+(([.K322]/2)*(360/[.B$2])))/360)*[.B$2];0)" office:value-type="float" office:value="-20">
            <text:p>-20</text:p>
          </table:table-cell>
          <table:table-cell table:style-name="ce11" table:formula="of:=ROUND(( ([.I322]-(([.K322]/2)*(360/[.B$2])))/360)*[.B$2];0)" office:value-type="float" office:value="-24">
            <text:p>-24</text:p>
          </table:table-cell>
          <table:table-cell table:style-name="ce2"/>
        </table:table-row>
        <table:table-row table:style-name="ro1">
          <table:table-cell table:style-name="ce2" office:value-type="string">
            <text:p>3305M1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14.014">
            <text:p>14.014</text:p>
          </table:table-cell>
          <table:table-cell table:style-name="ce2" office:value-type="float" office:value="2.406">
            <text:p>2.406</text:p>
          </table:table-cell>
          <table:table-cell table:style-name="ce2" office:value-type="float" office:value="-43.132">
            <text:p>-43.132</text:p>
          </table:table-cell>
          <table:table-cell table:style-name="ce4" table:formula="of:=SQRT( ([.C323]^2) + ([.D323]^2) + ([.E323]^2) )" office:value-type="float" office:value="45.4153108103424">
            <text:p>45.4</text:p>
          </table:table-cell>
          <table:table-cell table:style-name="ce4" table:formula="of:=DEGREES(ASIN([.E323]/[.F323]))" office:value-type="float" office:value="-71.7545085147295">
            <text:p>-71.8</text:p>
          </table:table-cell>
          <table:table-cell table:style-name="ce4" table:formula="of:=MOD(DEGREES(ATAN2([.C323];[.D323]));360)" office:value-type="float" office:value="9.74187622684078">
            <text:p>9.7</text:p>
          </table:table-cell>
          <table:table-cell table:style-name="ce4" table:formula="of:=[.H323]-180" office:value-type="float" office:value="-170.258123773159">
            <text:p>-170.3</text:p>
          </table:table-cell>
          <table:table-cell table:style-name="ce6" table:formula="of:=ROUND(([.I323]/360)*[.B$2];0)" office:value-type="float" office:value="-23">
            <text:p>-23</text:p>
          </table:table-cell>
          <table:table-cell table:style-name="ce6"/>
          <table:table-cell table:style-name="ce4" table:formula="of:=[.K323]*(360/[.B$2])" office:value-type="float" office:value="0">
            <text:p>0.0</text:p>
          </table:table-cell>
          <table:table-cell table:style-name="ce6" table:formula="of:=ROUND(( ([.I323]+(([.K323]/2)*(360/[.B$2])))/360)*[.B$2];0)" office:value-type="float" office:value="-23">
            <text:p>-23</text:p>
          </table:table-cell>
          <table:table-cell table:style-name="ce11" table:formula="of:=ROUND(( ([.I323]-(([.K323]/2)*(360/[.B$2])))/360)*[.B$2];0)" office:value-type="float" office:value="-23">
            <text:p>-23</text:p>
          </table:table-cell>
          <table:table-cell table:style-name="ce2"/>
        </table:table-row>
        <table:table-row table:style-name="ro1">
          <table:table-cell table:style-name="ce2" office:value-type="string">
            <text:p>3304M1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13.99">
            <text:p>13.99</text:p>
          </table:table-cell>
          <table:table-cell table:style-name="ce2" office:value-type="float" office:value="-2.859">
            <text:p>-2.859</text:p>
          </table:table-cell>
          <table:table-cell table:style-name="ce2" office:value-type="float" office:value="-43.057">
            <text:p>-43.057</text:p>
          </table:table-cell>
          <table:table-cell table:style-name="ce4" table:formula="of:=SQRT( ([.C324]^2) + ([.D324]^2) + ([.E324]^2) )" office:value-type="float" office:value="45.3629720146289">
            <text:p>45.4</text:p>
          </table:table-cell>
          <table:table-cell table:style-name="ce4" table:formula="of:=DEGREES(ASIN([.E324]/[.F324]))" office:value-type="float" office:value="-71.6527481509034">
            <text:p>-71.7</text:p>
          </table:table-cell>
          <table:table-cell table:style-name="ce4" table:formula="of:=MOD(DEGREES(ATAN2([.C324];[.D324]));360)" office:value-type="float" office:value="348.450054470811">
            <text:p>348.5</text:p>
          </table:table-cell>
          <table:table-cell table:style-name="ce4" table:formula="of:=[.H324]-180" office:value-type="float" office:value="168.450054470811">
            <text:p>168.5</text:p>
          </table:table-cell>
          <table:table-cell table:style-name="ce6" table:formula="of:=ROUND(([.I324]/360)*[.B$2];0)" office:value-type="float" office:value="22">
            <text:p>22</text:p>
          </table:table-cell>
          <table:table-cell table:style-name="ce6"/>
          <table:table-cell table:style-name="ce4" table:formula="of:=[.K324]*(360/[.B$2])" office:value-type="float" office:value="0">
            <text:p>0.0</text:p>
          </table:table-cell>
          <table:table-cell table:style-name="ce6" table:formula="of:=ROUND(( ([.I324]+(([.K324]/2)*(360/[.B$2])))/360)*[.B$2];0)" office:value-type="float" office:value="22">
            <text:p>22</text:p>
          </table:table-cell>
          <table:table-cell table:style-name="ce11" table:formula="of:=ROUND(( ([.I324]-(([.K324]/2)*(360/[.B$2])))/360)*[.B$2];0)" office:value-type="float" office:value="22">
            <text:p>22</text:p>
          </table:table-cell>
          <table:table-cell table:style-name="ce2"/>
        </table:table-row>
        <table:table-row table:style-name="ro1">
          <table:table-cell table:style-name="ce2" office:value-type="string">
            <text:p>3335M1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22.835">
            <text:p>22.835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-39.211">
            <text:p>-39.211</text:p>
          </table:table-cell>
          <table:table-cell table:style-name="ce4" table:formula="of:=SQRT( ([.C325]^2) + ([.D325]^2) + ([.E325]^2) )" office:value-type="float" office:value="45.4364055246451">
            <text:p>45.4</text:p>
          </table:table-cell>
          <table:table-cell table:style-name="ce4" table:formula="of:=DEGREES(ASIN([.E325]/[.F325]))" office:value-type="float" office:value="-59.653567651436">
            <text:p>-59.7</text:p>
          </table:table-cell>
          <table:table-cell table:style-name="ce4" table:formula="of:=MOD(DEGREES(ATAN2([.C325];[.D325]));360)" office:value-type="float" office:value="5.87823237968488">
            <text:p>5.9</text:p>
          </table:table-cell>
          <table:table-cell table:style-name="ce4" table:formula="of:=[.H325]-180" office:value-type="float" office:value="-174.121767620315">
            <text:p>-174.1</text:p>
          </table:table-cell>
          <table:table-cell table:style-name="ce6" table:formula="of:=ROUND(([.I325]/360)*[.B$2];0)" office:value-type="float" office:value="-23">
            <text:p>-23</text:p>
          </table:table-cell>
          <table:table-cell table:style-name="ce6" office:value-type="float" office:value="3">
            <text:p>3</text:p>
          </table:table-cell>
          <table:table-cell table:style-name="ce4" table:formula="of:=[.K325]*(360/[.B$2])" office:value-type="float" office:value="22.5">
            <text:p>22.5</text:p>
          </table:table-cell>
          <table:table-cell table:style-name="ce6" table:formula="of:=ROUND(( ([.I325]+(([.K325]/2)*(360/[.B$2])))/360)*[.B$2];0)" office:value-type="float" office:value="-22">
            <text:p>-22</text:p>
          </table:table-cell>
          <table:table-cell table:style-name="ce11" table:formula="of:=ROUND(( ([.I325]-(([.K325]/2)*(360/[.B$2])))/360)*[.B$2];0)" office:value-type="float" office:value="-25">
            <text:p>-25</text:p>
          </table:table-cell>
          <table:table-cell table:style-name="ce2"/>
        </table:table-row>
        <table:table-row table:style-name="ro1">
          <table:table-cell table:style-name="ce2" office:value-type="string">
            <text:p>3334M1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22.839">
            <text:p>22.839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-39.121">
            <text:p>-39.121</text:p>
          </table:table-cell>
          <table:table-cell table:style-name="ce4" table:formula="of:=SQRT( ([.C326]^2) + ([.D326]^2) + ([.E326]^2) )" office:value-type="float" office:value="45.3858283057608">
            <text:p>45.4</text:p>
          </table:table-cell>
          <table:table-cell table:style-name="ce4" table:formula="of:=DEGREES(ASIN([.E326]/[.F326]))" office:value-type="float" office:value="-59.5379453159887">
            <text:p>-59.5</text:p>
          </table:table-cell>
          <table:table-cell table:style-name="ce4" table:formula="of:=MOD(DEGREES(ATAN2([.C326];[.D326]));360)" office:value-type="float" office:value="353.027870870015">
            <text:p>353.0</text:p>
          </table:table-cell>
          <table:table-cell table:style-name="ce4" table:formula="of:=[.H326]-180" office:value-type="float" office:value="173.027870870015">
            <text:p>173.0</text:p>
          </table:table-cell>
          <table:table-cell table:style-name="ce6" table:formula="of:=ROUND(([.I326]/360)*[.B$2];0)"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4" table:formula="of:=[.K326]*(360/[.B$2])" office:value-type="float" office:value="30">
            <text:p>30.0</text:p>
          </table:table-cell>
          <table:table-cell table:style-name="ce6" table:formula="of:=ROUND(( ([.I326]+(([.K326]/2)*(360/[.B$2])))/360)*[.B$2];0)" office:value-type="float" office:value="25">
            <text:p>25</text:p>
          </table:table-cell>
          <table:table-cell table:style-name="ce11" table:formula="of:=ROUND(( ([.I326]-(([.K326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333M1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26.582">
            <text:p>26.582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-36.489">
            <text:p>-36.489</text:p>
          </table:table-cell>
          <table:table-cell table:style-name="ce4" table:formula="of:=SQRT( ([.C327]^2) + ([.D327]^2) + ([.E327]^2) )" office:value-type="float" office:value="45.4368856877317">
            <text:p>45.4</text:p>
          </table:table-cell>
          <table:table-cell table:style-name="ce4" table:formula="of:=DEGREES(ASIN([.E327]/[.F327]))" office:value-type="float" office:value="-53.424274398428">
            <text:p>-53.4</text:p>
          </table:table-cell>
          <table:table-cell table:style-name="ce4" table:formula="of:=MOD(DEGREES(ATAN2([.C327];[.D327]));360)" office:value-type="float" office:value="349.047813915926">
            <text:p>349.0</text:p>
          </table:table-cell>
          <table:table-cell table:style-name="ce4" table:formula="of:=[.H327]-180" office:value-type="float" office:value="169.047813915926">
            <text:p>169.0</text:p>
          </table:table-cell>
          <table:table-cell table:style-name="ce6" table:formula="of:=ROUND(([.I327]/360)*[.B$2];0)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4" table:formula="of:=[.K327]*(360/[.B$2])" office:value-type="float" office:value="22.5">
            <text:p>22.5</text:p>
          </table:table-cell>
          <table:table-cell table:style-name="ce6" table:formula="of:=ROUND(( ([.I327]+(([.K327]/2)*(360/[.B$2])))/360)*[.B$2];0)" office:value-type="float" office:value="24">
            <text:p>24</text:p>
          </table:table-cell>
          <table:table-cell table:style-name="ce11" table:formula="of:=ROUND(( ([.I327]-(([.K327]/2)*(360/[.B$2])))/360)*[.B$2];0)" office:value-type="float" office:value="21">
            <text:p>21</text:p>
          </table:table-cell>
          <table:table-cell table:style-name="ce2"/>
        </table:table-row>
        <table:table-row table:style-name="ro1">
          <table:table-cell table:style-name="ce2" office:value-type="string">
            <text:p>3332M1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18.507">
            <text:p>18.507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-41.028">
            <text:p>-41.028</text:p>
          </table:table-cell>
          <table:table-cell table:style-name="ce4" table:formula="of:=SQRT( ([.C328]^2) + ([.D328]^2) + ([.E328]^2) )" office:value-type="float" office:value="45.3623151305133">
            <text:p>45.4</text:p>
          </table:table-cell>
          <table:table-cell table:style-name="ce4" table:formula="of:=DEGREES(ASIN([.E328]/[.F328]))" office:value-type="float" office:value="-64.7494690105371">
            <text:p>-64.7</text:p>
          </table:table-cell>
          <table:table-cell table:style-name="ce4" table:formula="of:=MOD(DEGREES(ATAN2([.C328];[.D328]));360)" office:value-type="float" office:value="343.020267538093">
            <text:p>343.0</text:p>
          </table:table-cell>
          <table:table-cell table:style-name="ce4" table:formula="of:=[.H328]-180" office:value-type="float" office:value="163.020267538093">
            <text:p>163.0</text:p>
          </table:table-cell>
          <table:table-cell table:style-name="ce6" table:formula="of:=ROUND(([.I328]/360)*[.B$2];0)"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4" table:formula="of:=[.K328]*(360/[.B$2])" office:value-type="float" office:value="30">
            <text:p>30.0</text:p>
          </table:table-cell>
          <table:table-cell table:style-name="ce6" table:formula="of:=ROUND(( ([.I328]+(([.K328]/2)*(360/[.B$2])))/360)*[.B$2];0)" office:value-type="float" office:value="24">
            <text:p>24</text:p>
          </table:table-cell>
          <table:table-cell table:style-name="ce11" table:formula="of:=ROUND(( ([.I328]-(([.K328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331M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18.178">
            <text:p>18.178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-40.014">
            <text:p>-40.014</text:p>
          </table:table-cell>
          <table:table-cell table:style-name="ce4" table:formula="of:=SQRT( ([.C329]^2) + ([.D329]^2) + ([.E329]^2) )" office:value-type="float" office:value="45.3625686662473">
            <text:p>45.4</text:p>
          </table:table-cell>
          <table:table-cell table:style-name="ce4" table:formula="of:=DEGREES(ASIN([.E329]/[.F329]))" office:value-type="float" office:value="-61.8958691963141">
            <text:p>-61.9</text:p>
          </table:table-cell>
          <table:table-cell table:style-name="ce4" table:formula="of:=MOD(DEGREES(ATAN2([.C329];[.D329]));360)" office:value-type="float" office:value="328.283943893771">
            <text:p>328.3</text:p>
          </table:table-cell>
          <table:table-cell table:style-name="ce4" table:formula="of:=[.H329]-180" office:value-type="float" office:value="148.283943893771">
            <text:p>148.3</text:p>
          </table:table-cell>
          <table:table-cell table:style-name="ce6" table:formula="of:=ROUND(([.I329]/360)*[.B$2];0)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4" table:formula="of:=[.K329]*(360/[.B$2])" office:value-type="float" office:value="22.5">
            <text:p>22.5</text:p>
          </table:table-cell>
          <table:table-cell table:style-name="ce6" table:formula="of:=ROUND(( ([.I329]+(([.K329]/2)*(360/[.B$2])))/360)*[.B$2];0)" office:value-type="float" office:value="21">
            <text:p>21</text:p>
          </table:table-cell>
          <table:table-cell table:style-name="ce11" table:formula="of:=ROUND(( ([.I329]-(([.K329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330M1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6.095">
            <text:p>26.095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-35.696">
            <text:p>-35.696</text:p>
          </table:table-cell>
          <table:table-cell table:style-name="ce4" table:formula="of:=SQRT( ([.C330]^2) + ([.D330]^2) + ([.E330]^2) )" office:value-type="float" office:value="45.4189066579106">
            <text:p>45.4</text:p>
          </table:table-cell>
          <table:table-cell table:style-name="ce4" table:formula="of:=DEGREES(ASIN([.E330]/[.F330]))" office:value-type="float" office:value="-51.80660799591">
            <text:p>-51.8</text:p>
          </table:table-cell>
          <table:table-cell table:style-name="ce4" table:formula="of:=MOD(DEGREES(ATAN2([.C330];[.D330]));360)" office:value-type="float" office:value="338.310353379682">
            <text:p>338.3</text:p>
          </table:table-cell>
          <table:table-cell table:style-name="ce4" table:formula="of:=[.H330]-180" office:value-type="float" office:value="158.310353379682">
            <text:p>158.3</text:p>
          </table:table-cell>
          <table:table-cell table:style-name="ce6" table:formula="of:=ROUND(([.I330]/360)*[.B$2];0)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4" table:formula="of:=[.K330]*(360/[.B$2])" office:value-type="float" office:value="22.5">
            <text:p>22.5</text:p>
          </table:table-cell>
          <table:table-cell table:style-name="ce6" table:formula="of:=ROUND(( ([.I330]+(([.K330]/2)*(360/[.B$2])))/360)*[.B$2];0)" office:value-type="float" office:value="23">
            <text:p>23</text:p>
          </table:table-cell>
          <table:table-cell table:style-name="ce11" table:formula="of:=ROUND(( ([.I330]-(([.K330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329M1</text:p>
          </table:table-cell>
          <table:table-cell table:style-name="ce2" office:value-type="float" office:value="326">
            <text:p>326</text:p>
          </table:table-cell>
          <table:table-cell table:style-name="ce2" office:value-type="float" office:value="22.023">
            <text:p>22.023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-37.313">
            <text:p>-37.313</text:p>
          </table:table-cell>
          <table:table-cell table:style-name="ce4" table:formula="of:=SQRT( ([.C331]^2) + ([.D331]^2) + ([.E331]^2) )" office:value-type="float" office:value="45.4154053378366">
            <text:p>45.4</text:p>
          </table:table-cell>
          <table:table-cell table:style-name="ce4" table:formula="of:=DEGREES(ASIN([.E331]/[.F331]))" office:value-type="float" office:value="-55.2446247688753">
            <text:p>-55.2</text:p>
          </table:table-cell>
          <table:table-cell table:style-name="ce4" table:formula="of:=MOD(DEGREES(ATAN2([.C331];[.D331]));360)" office:value-type="float" office:value="328.2805725383">
            <text:p>328.3</text:p>
          </table:table-cell>
          <table:table-cell table:style-name="ce4" table:formula="of:=[.H331]-180" office:value-type="float" office:value="148.2805725383">
            <text:p>148.3</text:p>
          </table:table-cell>
          <table:table-cell table:style-name="ce6" table:formula="of:=ROUND(([.I331]/360)*[.B$2];0)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4" table:formula="of:=[.K331]*(360/[.B$2])" office:value-type="float" office:value="22.5">
            <text:p>22.5</text:p>
          </table:table-cell>
          <table:table-cell table:style-name="ce6" table:formula="of:=ROUND(( ([.I331]+(([.K331]/2)*(360/[.B$2])))/360)*[.B$2];0)" office:value-type="float" office:value="21">
            <text:p>21</text:p>
          </table:table-cell>
          <table:table-cell table:style-name="ce11" table:formula="of:=ROUND(( ([.I331]-(([.K331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328M1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0.953">
            <text:p>20.95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-35.695">
            <text:p>-35.695</text:p>
          </table:table-cell>
          <table:table-cell table:style-name="ce4" table:formula="of:=SQRT( ([.C332]^2) + ([.D332]^2) + ([.E332]^2) )" office:value-type="float" office:value="45.4182103896664">
            <text:p>45.4</text:p>
          </table:table-cell>
          <table:table-cell table:style-name="ce4" table:formula="of:=DEGREES(ASIN([.E332]/[.F332]))" office:value-type="float" office:value="-51.805684219862">
            <text:p>-51.8</text:p>
          </table:table-cell>
          <table:table-cell table:style-name="ce4" table:formula="of:=MOD(DEGREES(ATAN2([.C332];[.D332]));360)" office:value-type="float" office:value="318.253451382929">
            <text:p>318.3</text:p>
          </table:table-cell>
          <table:table-cell table:style-name="ce4" table:formula="of:=[.H332]-180" office:value-type="float" office:value="138.253451382929">
            <text:p>138.3</text:p>
          </table:table-cell>
          <table:table-cell table:style-name="ce6" table:formula="of:=ROUND(([.I332]/360)*[.B$2];0)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4" table:formula="of:=[.K332]*(360/[.B$2])" office:value-type="float" office:value="22.5">
            <text:p>22.5</text:p>
          </table:table-cell>
          <table:table-cell table:style-name="ce6" table:formula="of:=ROUND(( ([.I332]+(([.K332]/2)*(360/[.B$2])))/360)*[.B$2];0)" office:value-type="float" office:value="20">
            <text:p>20</text:p>
          </table:table-cell>
          <table:table-cell table:style-name="ce11" table:formula="of:=ROUND(( ([.I332]-(([.K332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327M1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29.155">
            <text:p>29.155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-32.589">
            <text:p>-32.589</text:p>
          </table:table-cell>
          <table:table-cell table:style-name="ce4" table:formula="of:=SQRT( ([.C333]^2) + ([.D333]^2) + ([.E333]^2) )" office:value-type="float" office:value="45.4213721281073">
            <text:p>45.4</text:p>
          </table:table-cell>
          <table:table-cell table:style-name="ce4" table:formula="of:=DEGREES(ASIN([.E333]/[.F333]))" office:value-type="float" office:value="-45.8469484537548">
            <text:p>-45.8</text:p>
          </table:table-cell>
          <table:table-cell table:style-name="ce4" table:formula="of:=MOD(DEGREES(ATAN2([.C333];[.D333]));360)" office:value-type="float" office:value="337.142628683213">
            <text:p>337.1</text:p>
          </table:table-cell>
          <table:table-cell table:style-name="ce4" table:formula="of:=[.H333]-180" office:value-type="float" office:value="157.142628683213">
            <text:p>157.1</text:p>
          </table:table-cell>
          <table:table-cell table:style-name="ce6" table:formula="of:=ROUND(([.I333]/360)*[.B$2];0)" office:value-type="float" office:value="21">
            <text:p>21</text:p>
          </table:table-cell>
          <table:table-cell table:style-name="ce6" office:value-type="float" office:value="2">
            <text:p>2</text:p>
          </table:table-cell>
          <table:table-cell table:style-name="ce4" table:formula="of:=[.K333]*(360/[.B$2])" office:value-type="float" office:value="15">
            <text:p>15.0</text:p>
          </table:table-cell>
          <table:table-cell table:style-name="ce6" table:formula="of:=ROUND(( ([.I333]+(([.K333]/2)*(360/[.B$2])))/360)*[.B$2];0)" office:value-type="float" office:value="22">
            <text:p>22</text:p>
          </table:table-cell>
          <table:table-cell table:style-name="ce11" table:formula="of:=ROUND(( ([.I333]-(([.K333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326M1</text:p>
          </table:table-cell>
          <table:table-cell table:style-name="ce2" office:value-type="float" office:value="329">
            <text:p>329</text:p>
          </table:table-cell>
          <table:table-cell table:style-name="ce2" office:value-type="float" office:value="28.162">
            <text:p>28.162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-31.1">
            <text:p>-31.1</text:p>
          </table:table-cell>
          <table:table-cell table:style-name="ce4" table:formula="of:=SQRT( ([.C334]^2) + ([.D334]^2) + ([.E334]^2) )" office:value-type="float" office:value="45.4229266890631">
            <text:p>45.4</text:p>
          </table:table-cell>
          <table:table-cell table:style-name="ce4" table:formula="of:=DEGREES(ASIN([.E334]/[.F334]))" office:value-type="float" office:value="-43.210152905154">
            <text:p>-43.2</text:p>
          </table:table-cell>
          <table:table-cell table:style-name="ce4" table:formula="of:=MOD(DEGREES(ATAN2([.C334];[.D334]));360)" office:value-type="float" office:value="328.282633339462">
            <text:p>328.3</text:p>
          </table:table-cell>
          <table:table-cell table:style-name="ce4" table:formula="of:=[.H334]-180" office:value-type="float" office:value="148.282633339462">
            <text:p>148.3</text:p>
          </table:table-cell>
          <table:table-cell table:style-name="ce6" table:formula="of:=ROUND(([.I334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334]*(360/[.B$2])" office:value-type="float" office:value="15">
            <text:p>15.0</text:p>
          </table:table-cell>
          <table:table-cell table:style-name="ce6" table:formula="of:=ROUND(( ([.I334]+(([.K334]/2)*(360/[.B$2])))/360)*[.B$2];0)" office:value-type="float" office:value="21">
            <text:p>21</text:p>
          </table:table-cell>
          <table:table-cell table:style-name="ce11" table:formula="of:=ROUND(( ([.I334]-(([.K334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325M1</text:p>
          </table:table-cell>
          <table:table-cell table:style-name="ce2" office:value-type="float" office:value="330">
            <text:p>330</text:p>
          </table:table-cell>
          <table:table-cell table:style-name="ce2" office:value-type="float" office:value="30.718">
            <text:p>30.718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-27.575">
            <text:p>-27.575</text:p>
          </table:table-cell>
          <table:table-cell table:style-name="ce4" table:formula="of:=SQRT( ([.C335]^2) + ([.D335]^2) + ([.E335]^2) )" office:value-type="float" office:value="45.4357389507423">
            <text:p>45.4</text:p>
          </table:table-cell>
          <table:table-cell table:style-name="ce4" table:formula="of:=DEGREES(ASIN([.E335]/[.F335]))" office:value-type="float" office:value="-37.3657681172573">
            <text:p>-37.4</text:p>
          </table:table-cell>
          <table:table-cell table:style-name="ce4" table:formula="of:=MOD(DEGREES(ATAN2([.C335];[.D335]));360)" office:value-type="float" office:value="328.282212552384">
            <text:p>328.3</text:p>
          </table:table-cell>
          <table:table-cell table:style-name="ce4" table:formula="of:=[.H335]-180" office:value-type="float" office:value="148.282212552384">
            <text:p>148.3</text:p>
          </table:table-cell>
          <table:table-cell table:style-name="ce6" table:formula="of:=ROUND(([.I335]/360)*[.B$2];0)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4" table:formula="of:=[.K335]*(360/[.B$2])" office:value-type="float" office:value="15">
            <text:p>15.0</text:p>
          </table:table-cell>
          <table:table-cell table:style-name="ce6" table:formula="of:=ROUND(( ([.I335]+(([.K335]/2)*(360/[.B$2])))/360)*[.B$2];0)" office:value-type="float" office:value="21">
            <text:p>21</text:p>
          </table:table-cell>
          <table:table-cell table:style-name="ce11" table:formula="of:=ROUND(( ([.I335]-(([.K335]/2)*(360/[.B$2])))/360)*[.B$2];0)" office:value-type="float" office:value="19">
            <text:p>19</text:p>
          </table:table-cell>
          <table:table-cell table:style-name="ce2"/>
        </table:table-row>
        <table:table-row table:style-name="ro1">
          <table:table-cell table:style-name="ce2" office:value-type="string">
            <text:p>3324M1</text:p>
          </table:table-cell>
          <table:table-cell table:style-name="ce2" office:value-type="float" office:value="331">
            <text:p>331</text:p>
          </table:table-cell>
          <table:table-cell table:style-name="ce2" office:value-type="float" office:value="24.031">
            <text:p>24.031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-32.589">
            <text:p>-32.589</text:p>
          </table:table-cell>
          <table:table-cell table:style-name="ce4" table:formula="of:=SQRT( ([.C336]^2) + ([.D336]^2) + ([.E336]^2) )" office:value-type="float" office:value="45.4219176829865">
            <text:p>45.4</text:p>
          </table:table-cell>
          <table:table-cell table:style-name="ce4" table:formula="of:=DEGREES(ASIN([.E336]/[.F336]))" office:value-type="float" office:value="-45.8462396365824">
            <text:p>-45.8</text:p>
          </table:table-cell>
          <table:table-cell table:style-name="ce4" table:formula="of:=MOD(DEGREES(ATAN2([.C336];[.D336]));360)" office:value-type="float" office:value="319.420703740339">
            <text:p>319.4</text:p>
          </table:table-cell>
          <table:table-cell table:style-name="ce4" table:formula="of:=[.H336]-180" office:value-type="float" office:value="139.420703740339">
            <text:p>139.4</text:p>
          </table:table-cell>
          <table:table-cell table:style-name="ce6" table:formula="of:=ROUND(([.I336]/360)*[.B$2];0)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4" table:formula="of:=[.K336]*(360/[.B$2])" office:value-type="float" office:value="22.5">
            <text:p>22.5</text:p>
          </table:table-cell>
          <table:table-cell table:style-name="ce6" table:formula="of:=ROUND(( ([.I336]+(([.K336]/2)*(360/[.B$2])))/360)*[.B$2];0)" office:value-type="float" office:value="20">
            <text:p>20</text:p>
          </table:table-cell>
          <table:table-cell table:style-name="ce11" table:formula="of:=ROUND(( ([.I336]-(([.K336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323M1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23.157">
            <text:p>23.157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-29.898">
            <text:p>-29.898</text:p>
          </table:table-cell>
          <table:table-cell table:style-name="ce4" table:formula="of:=SQRT( ([.C337]^2) + ([.D337]^2) + ([.E337]^2) )" office:value-type="float" office:value="45.4209424935238">
            <text:p>45.4</text:p>
          </table:table-cell>
          <table:table-cell table:style-name="ce4" table:formula="of:=DEGREES(ASIN([.E337]/[.F337]))" office:value-type="float" office:value="-41.1659820111832">
            <text:p>-41.2</text:p>
          </table:table-cell>
          <table:table-cell table:style-name="ce4" table:formula="of:=MOD(DEGREES(ATAN2([.C337];[.D337]));360)" office:value-type="float" office:value="312.628409991044">
            <text:p>312.6</text:p>
          </table:table-cell>
          <table:table-cell table:style-name="ce4" table:formula="of:=[.H337]-180" office:value-type="float" office:value="132.628409991044">
            <text:p>132.6</text:p>
          </table:table-cell>
          <table:table-cell table:style-name="ce6" table:formula="of:=ROUND(([.I337]/360)*[.B$2];0)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4" table:formula="of:=[.K337]*(360/[.B$2])" office:value-type="float" office:value="22.5">
            <text:p>22.5</text:p>
          </table:table-cell>
          <table:table-cell table:style-name="ce6" table:formula="of:=ROUND(( ([.I337]+(([.K337]/2)*(360/[.B$2])))/360)*[.B$2];0)" office:value-type="float" office:value="19">
            <text:p>19</text:p>
          </table:table-cell>
          <table:table-cell table:style-name="ce11" table:formula="of:=ROUND(( ([.I337]-(([.K337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322M1</text:p>
          </table:table-cell>
          <table:table-cell table:style-name="ce2" office:value-type="float" office:value="333">
            <text:p>333</text:p>
          </table:table-cell>
          <table:table-cell table:style-name="ce2" office:value-type="float" office:value="29.864">
            <text:p>29.86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-24.947">
            <text:p>-24.947</text:p>
          </table:table-cell>
          <table:table-cell table:style-name="ce4" table:formula="of:=SQRT( ([.C338]^2) + ([.D338]^2) + ([.E338]^2) )" office:value-type="float" office:value="45.4356164368879">
            <text:p>45.4</text:p>
          </table:table-cell>
          <table:table-cell table:style-name="ce4" table:formula="of:=DEGREES(ASIN([.E338]/[.F338]))" office:value-type="float" office:value="-33.3027306354125">
            <text:p>-33.3</text:p>
          </table:table-cell>
          <table:table-cell table:style-name="ce4" table:formula="of:=MOD(DEGREES(ATAN2([.C338];[.D338]));360)" office:value-type="float" office:value="321.852942576127">
            <text:p>321.9</text:p>
          </table:table-cell>
          <table:table-cell table:style-name="ce4" table:formula="of:=[.H338]-180" office:value-type="float" office:value="141.852942576127">
            <text:p>141.9</text:p>
          </table:table-cell>
          <table:table-cell table:style-name="ce6" table:formula="of:=ROUND(([.I338]/360)*[.B$2];0)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4" table:formula="of:=[.K338]*(360/[.B$2])" office:value-type="float" office:value="15">
            <text:p>15.0</text:p>
          </table:table-cell>
          <table:table-cell table:style-name="ce6" table:formula="of:=ROUND(( ([.I338]+(([.K338]/2)*(360/[.B$2])))/360)*[.B$2];0)" office:value-type="float" office:value="20">
            <text:p>20</text:p>
          </table:table-cell>
          <table:table-cell table:style-name="ce11" table:formula="of:=ROUND(( ([.I338]-(([.K338]/2)*(360/[.B$2])))/360)*[.B$2];0)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3321M1</text:p>
          </table:table-cell>
          <table:table-cell table:style-name="ce2" office:value-type="float" office:value="334">
            <text:p>334</text:p>
          </table:table-cell>
          <table:table-cell table:style-name="ce2" office:value-type="float" office:value="26.434">
            <text:p>26.434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-25.78">
            <text:p>-25.78</text:p>
          </table:table-cell>
          <table:table-cell table:style-name="ce4" table:formula="of:=SQRT( ([.C339]^2) + ([.D339]^2) + ([.E339]^2) )" office:value-type="float" office:value="45.4222288312672">
            <text:p>45.4</text:p>
          </table:table-cell>
          <table:table-cell table:style-name="ce4" table:formula="of:=DEGREES(ASIN([.E339]/[.F339]))" office:value-type="float" office:value="-34.5804966322342">
            <text:p>-34.6</text:p>
          </table:table-cell>
          <table:table-cell table:style-name="ce4" table:formula="of:=MOD(DEGREES(ATAN2([.C339];[.D339]));360)" office:value-type="float" office:value="314.97833316564">
            <text:p>315.0</text:p>
          </table:table-cell>
          <table:table-cell table:style-name="ce4" table:formula="of:=[.H339]-180" office:value-type="float" office:value="134.97833316564">
            <text:p>135.0</text:p>
          </table:table-cell>
          <table:table-cell table:style-name="ce6" table:formula="of:=ROUND(([.I339]/360)*[.B$2];0)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4" table:formula="of:=[.K339]*(360/[.B$2])" office:value-type="float" office:value="15">
            <text:p>15.0</text:p>
          </table:table-cell>
          <table:table-cell table:style-name="ce6" table:formula="of:=ROUND(( ([.I339]+(([.K339]/2)*(360/[.B$2])))/360)*[.B$2];0)" office:value-type="float" office:value="19">
            <text:p>19</text:p>
          </table:table-cell>
          <table:table-cell table:style-name="ce11" table:formula="of:=ROUND(( ([.I339]-(([.K339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320M1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25.719">
            <text:p>25.719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-22.012">
            <text:p>-22.012</text:p>
          </table:table-cell>
          <table:table-cell table:style-name="ce4" table:formula="of:=SQRT( ([.C340]^2) + ([.D340]^2) + ([.E340]^2) )" office:value-type="float" office:value="45.4208673849366">
            <text:p>45.4</text:p>
          </table:table-cell>
          <table:table-cell table:style-name="ce4" table:formula="of:=DEGREES(ASIN([.E340]/[.F340]))" office:value-type="float" office:value="-28.9877796545431">
            <text:p>-29.0</text:p>
          </table:table-cell>
          <table:table-cell table:style-name="ce4" table:formula="of:=MOD(DEGREES(ATAN2([.C340];[.D340]));360)" office:value-type="float" office:value="310.34085752227">
            <text:p>310.3</text:p>
          </table:table-cell>
          <table:table-cell table:style-name="ce4" table:formula="of:=[.H340]-180" office:value-type="float" office:value="130.34085752227">
            <text:p>130.3</text:p>
          </table:table-cell>
          <table:table-cell table:style-name="ce6" table:formula="of:=ROUND(([.I340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340]*(360/[.B$2])" office:value-type="float" office:value="22.5">
            <text:p>22.5</text:p>
          </table:table-cell>
          <table:table-cell table:style-name="ce6" table:formula="of:=ROUND(( ([.I340]+(([.K340]/2)*(360/[.B$2])))/360)*[.B$2];0)" office:value-type="float" office:value="19">
            <text:p>19</text:p>
          </table:table-cell>
          <table:table-cell table:style-name="ce11" table:formula="of:=ROUND(( ([.I340]-(([.K340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351M1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-14.609">
            <text:p>-14.609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-13.896">
            <text:p>-13.896</text:p>
          </table:table-cell>
          <table:table-cell table:style-name="ce4" table:formula="of:=SQRT( ([.C341]^2) + ([.D341]^2) + ([.E341]^2) )" office:value-type="float" office:value="45.4356224343851">
            <text:p>45.4</text:p>
          </table:table-cell>
          <table:table-cell table:style-name="ce4" table:formula="of:=DEGREES(ASIN([.E341]/[.F341]))" office:value-type="float" office:value="-17.8086666994292">
            <text:p>-17.8</text:p>
          </table:table-cell>
          <table:table-cell table:style-name="ce4" table:formula="of:=MOD(DEGREES(ATAN2([.C341];[.D341]));360)" office:value-type="float" office:value="109.737662831651">
            <text:p>109.7</text:p>
          </table:table-cell>
          <table:table-cell table:style-name="ce4" table:formula="of:=[.H341]-180" office:value-type="float" office:value="-70.2623371683486">
            <text:p>-70.3</text:p>
          </table:table-cell>
          <table:table-cell table:style-name="ce6" table:formula="of:=ROUND(([.I341]/360)*[.B$2];0)" office:value-type="float" office:value="-9">
            <text:p>-9</text:p>
          </table:table-cell>
          <table:table-cell table:style-name="ce6" office:value-type="float" office:value="2">
            <text:p>2</text:p>
          </table:table-cell>
          <table:table-cell table:style-name="ce4" table:formula="of:=[.K341]*(360/[.B$2])" office:value-type="float" office:value="15">
            <text:p>15.0</text:p>
          </table:table-cell>
          <table:table-cell table:style-name="ce6" table:formula="of:=ROUND(( ([.I341]+(([.K341]/2)*(360/[.B$2])))/360)*[.B$2];0)" office:value-type="float" office:value="-8">
            <text:p>-8</text:p>
          </table:table-cell>
          <table:table-cell table:style-name="ce11" table:formula="of:=ROUND(( ([.I341]-(([.K341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350M1</text:p>
          </table:table-cell>
          <table:table-cell table:style-name="ce2" office:value-type="float" office:value="337">
            <text:p>337</text:p>
          </table:table-cell>
          <table:table-cell table:style-name="ce2" office:value-type="float" office:value="-16.05">
            <text:p>-16.05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-18.226">
            <text:p>-18.226</text:p>
          </table:table-cell>
          <table:table-cell table:style-name="ce4" table:formula="of:=SQRT( ([.C342]^2) + ([.D342]^2) + ([.E342]^2) )" office:value-type="float" office:value="45.3861051424332">
            <text:p>45.4</text:p>
          </table:table-cell>
          <table:table-cell table:style-name="ce4" table:formula="of:=DEGREES(ASIN([.E342]/[.F342]))" office:value-type="float" office:value="-23.6767794646399">
            <text:p>-23.7</text:p>
          </table:table-cell>
          <table:table-cell table:style-name="ce4" table:formula="of:=MOD(DEGREES(ATAN2([.C342];[.D342]));360)" office:value-type="float" office:value="112.714234930783">
            <text:p>112.7</text:p>
          </table:table-cell>
          <table:table-cell table:style-name="ce4" table:formula="of:=[.H342]-180" office:value-type="float" office:value="-67.2857650692174">
            <text:p>-67.3</text:p>
          </table:table-cell>
          <table:table-cell table:style-name="ce6" table:formula="of:=ROUND(([.I342]/360)*[.B$2];0)" office:value-type="float" office:value="-9">
            <text:p>-9</text:p>
          </table:table-cell>
          <table:table-cell table:style-name="ce6" office:value-type="float" office:value="2">
            <text:p>2</text:p>
          </table:table-cell>
          <table:table-cell table:style-name="ce4" table:formula="of:=[.K342]*(360/[.B$2])" office:value-type="float" office:value="15">
            <text:p>15.0</text:p>
          </table:table-cell>
          <table:table-cell table:style-name="ce6" table:formula="of:=ROUND(( ([.I342]+(([.K342]/2)*(360/[.B$2])))/360)*[.B$2];0)" office:value-type="float" office:value="-8">
            <text:p>-8</text:p>
          </table:table-cell>
          <table:table-cell table:style-name="ce11" table:formula="of:=ROUND(( ([.I342]-(([.K342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349M1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-12.427">
            <text:p>-12.427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-22.315">
            <text:p>-22.315</text:p>
          </table:table-cell>
          <table:table-cell table:style-name="ce4" table:formula="of:=SQRT( ([.C343]^2) + ([.D343]^2) + ([.E343]^2) )" office:value-type="float" office:value="45.3623158359447">
            <text:p>45.4</text:p>
          </table:table-cell>
          <table:table-cell table:style-name="ce4" table:formula="of:=DEGREES(ASIN([.E343]/[.F343]))" office:value-type="float" office:value="-29.4673920925147">
            <text:p>-29.5</text:p>
          </table:table-cell>
          <table:table-cell table:style-name="ce4" table:formula="of:=MOD(DEGREES(ATAN2([.C343];[.D343]));360)" office:value-type="float" office:value="108.339984289859">
            <text:p>108.3</text:p>
          </table:table-cell>
          <table:table-cell table:style-name="ce4" table:formula="of:=[.H343]-180" office:value-type="float" office:value="-71.6600157101406">
            <text:p>-71.7</text:p>
          </table:table-cell>
          <table:table-cell table:style-name="ce6" table:formula="of:=ROUND(([.I343]/360)*[.B$2];0)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4" table:formula="of:=[.K343]*(360/[.B$2])" office:value-type="float" office:value="22.5">
            <text:p>22.5</text:p>
          </table:table-cell>
          <table:table-cell table:style-name="ce6" table:formula="of:=ROUND(( ([.I343]+(([.K343]/2)*(360/[.B$2])))/360)*[.B$2];0)" office:value-type="float" office:value="-8">
            <text:p>-8</text:p>
          </table:table-cell>
          <table:table-cell table:style-name="ce11" table:formula="of:=ROUND(( ([.I343]-(([.K343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348M1</text:p>
          </table:table-cell>
          <table:table-cell table:style-name="ce2" office:value-type="float" office:value="339">
            <text:p>339</text:p>
          </table:table-cell>
          <table:table-cell table:style-name="ce2" office:value-type="float" office:value="-20.672">
            <text:p>-20.672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-18.301">
            <text:p>-18.301</text:p>
          </table:table-cell>
          <table:table-cell table:style-name="ce4" table:formula="of:=SQRT( ([.C344]^2) + ([.D344]^2) + ([.E344]^2) )" office:value-type="float" office:value="45.4363024573963">
            <text:p>45.4</text:p>
          </table:table-cell>
          <table:table-cell table:style-name="ce4" table:formula="of:=DEGREES(ASIN([.E344]/[.F344]))" office:value-type="float" office:value="-23.7523139651352">
            <text:p>-23.8</text:p>
          </table:table-cell>
          <table:table-cell table:style-name="ce4" table:formula="of:=MOD(DEGREES(ATAN2([.C344];[.D344]));360)" office:value-type="float" office:value="119.806399602584">
            <text:p>119.8</text:p>
          </table:table-cell>
          <table:table-cell table:style-name="ce4" table:formula="of:=[.H344]-180" office:value-type="float" office:value="-60.1936003974165">
            <text:p>-60.2</text:p>
          </table:table-cell>
          <table:table-cell table:style-name="ce6" table:formula="of:=ROUND(([.I344]/360)*[.B$2];0)" office:value-type="float" office:value="-8">
            <text:p>-8</text:p>
          </table:table-cell>
          <table:table-cell table:style-name="ce6" office:value-type="float" office:value="2">
            <text:p>2</text:p>
          </table:table-cell>
          <table:table-cell table:style-name="ce4" table:formula="of:=[.K344]*(360/[.B$2])" office:value-type="float" office:value="15">
            <text:p>15.0</text:p>
          </table:table-cell>
          <table:table-cell table:style-name="ce6" table:formula="of:=ROUND(( ([.I344]+(([.K344]/2)*(360/[.B$2])))/360)*[.B$2];0)" office:value-type="float" office:value="-7">
            <text:p>-7</text:p>
          </table:table-cell>
          <table:table-cell table:style-name="ce11" table:formula="of:=ROUND(( ([.I344]-(([.K344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47M1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-21.787">
            <text:p>-21.78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-22.437">
            <text:p>-22.437</text:p>
          </table:table-cell>
          <table:table-cell table:style-name="ce4" table:formula="of:=SQRT( ([.C345]^2) + ([.D345]^2) + ([.E345]^2) )" office:value-type="float" office:value="45.4181303336014">
            <text:p>45.4</text:p>
          </table:table-cell>
          <table:table-cell table:style-name="ce4" table:formula="of:=DEGREES(ASIN([.E345]/[.F345]))" office:value-type="float" office:value="-29.60447445294">
            <text:p>-29.6</text:p>
          </table:table-cell>
          <table:table-cell table:style-name="ce4" table:formula="of:=MOD(DEGREES(ATAN2([.C345];[.D345]));360)" office:value-type="float" office:value="123.485237968723">
            <text:p>123.5</text:p>
          </table:table-cell>
          <table:table-cell table:style-name="ce4" table:formula="of:=[.H345]-180" office:value-type="float" office:value="-56.5147620312773">
            <text:p>-56.5</text:p>
          </table:table-cell>
          <table:table-cell table:style-name="ce6" table:formula="of:=ROUND(([.I345]/360)*[.B$2];0)" office:value-type="float" office:value="-8">
            <text:p>-8</text:p>
          </table:table-cell>
          <table:table-cell table:style-name="ce6" office:value-type="float" office:value="3">
            <text:p>3</text:p>
          </table:table-cell>
          <table:table-cell table:style-name="ce4" table:formula="of:=[.K345]*(360/[.B$2])" office:value-type="float" office:value="22.5">
            <text:p>22.5</text:p>
          </table:table-cell>
          <table:table-cell table:style-name="ce6" table:formula="of:=ROUND(( ([.I345]+(([.K345]/2)*(360/[.B$2])))/360)*[.B$2];0)" office:value-type="float" office:value="-6">
            <text:p>-6</text:p>
          </table:table-cell>
          <table:table-cell table:style-name="ce11" table:formula="of:=ROUND(( ([.I345]-(([.K345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46M1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-13.823">
            <text:p>-13.823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-26.61">
            <text:p>-26.61</text:p>
          </table:table-cell>
          <table:table-cell table:style-name="ce4" table:formula="of:=SQRT( ([.C346]^2) + ([.D346]^2) + ([.E346]^2) )" office:value-type="float" office:value="45.3624610553704">
            <text:p>45.4</text:p>
          </table:table-cell>
          <table:table-cell table:style-name="ce4" table:formula="of:=DEGREES(ASIN([.E346]/[.F346]))" office:value-type="float" office:value="-35.9166964573129">
            <text:p>-35.9</text:p>
          </table:table-cell>
          <table:table-cell table:style-name="ce4" table:formula="of:=MOD(DEGREES(ATAN2([.C346];[.D346]));360)" office:value-type="float" office:value="112.102314112447">
            <text:p>112.1</text:p>
          </table:table-cell>
          <table:table-cell table:style-name="ce4" table:formula="of:=[.H346]-180" office:value-type="float" office:value="-67.8976858875532">
            <text:p>-67.9</text:p>
          </table:table-cell>
          <table:table-cell table:style-name="ce6" table:formula="of:=ROUND(([.I346]/360)*[.B$2];0)" office:value-type="float" office:value="-9">
            <text:p>-9</text:p>
          </table:table-cell>
          <table:table-cell table:style-name="ce6" office:value-type="float" office:value="2">
            <text:p>2</text:p>
          </table:table-cell>
          <table:table-cell table:style-name="ce4" table:formula="of:=[.K346]*(360/[.B$2])" office:value-type="float" office:value="15">
            <text:p>15.0</text:p>
          </table:table-cell>
          <table:table-cell table:style-name="ce6" table:formula="of:=ROUND(( ([.I346]+(([.K346]/2)*(360/[.B$2])))/360)*[.B$2];0)" office:value-type="float" office:value="-8">
            <text:p>-8</text:p>
          </table:table-cell>
          <table:table-cell table:style-name="ce11" table:formula="of:=ROUND(( ([.I346]-(([.K346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345M1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-18.561">
            <text:p>-18.561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-26.657">
            <text:p>-26.657</text:p>
          </table:table-cell>
          <table:table-cell table:style-name="ce4" table:formula="of:=SQRT( ([.C347]^2) + ([.D347]^2) + ([.E347]^2) )" office:value-type="float" office:value="45.4151293073134">
            <text:p>45.4</text:p>
          </table:table-cell>
          <table:table-cell table:style-name="ce4" table:formula="of:=DEGREES(ASIN([.E347]/[.F347]))" office:value-type="float" office:value="-35.9417875046477">
            <text:p>-35.9</text:p>
          </table:table-cell>
          <table:table-cell table:style-name="ce4" table:formula="of:=MOD(DEGREES(ATAN2([.C347];[.D347]));360)" office:value-type="float" office:value="120.31835342149">
            <text:p>120.3</text:p>
          </table:table-cell>
          <table:table-cell table:style-name="ce4" table:formula="of:=[.H347]-180" office:value-type="float" office:value="-59.6816465785105">
            <text:p>-59.7</text:p>
          </table:table-cell>
          <table:table-cell table:style-name="ce6" table:formula="of:=ROUND(([.I347]/360)*[.B$2];0)" office:value-type="float" office:value="-8">
            <text:p>-8</text:p>
          </table:table-cell>
          <table:table-cell table:style-name="ce6" office:value-type="float" office:value="2">
            <text:p>2</text:p>
          </table:table-cell>
          <table:table-cell table:style-name="ce4" table:formula="of:=[.K347]*(360/[.B$2])" office:value-type="float" office:value="15">
            <text:p>15.0</text:p>
          </table:table-cell>
          <table:table-cell table:style-name="ce6" table:formula="of:=ROUND(( ([.I347]+(([.K347]/2)*(360/[.B$2])))/360)*[.B$2];0)" office:value-type="float" office:value="-7">
            <text:p>-7</text:p>
          </table:table-cell>
          <table:table-cell table:style-name="ce11" table:formula="of:=ROUND(( ([.I347]-(([.K347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44M1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-19.216">
            <text:p>-19.216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-30.35">
            <text:p>-30.35</text:p>
          </table:table-cell>
          <table:table-cell table:style-name="ce4" table:formula="of:=SQRT( ([.C348]^2) + ([.D348]^2) + ([.E348]^2) )" office:value-type="float" office:value="45.417754457921">
            <text:p>45.4</text:p>
          </table:table-cell>
          <table:table-cell table:style-name="ce4" table:formula="of:=DEGREES(ASIN([.E348]/[.F348]))" office:value-type="float" office:value="-41.9314394871824">
            <text:p>-41.9</text:p>
          </table:table-cell>
          <table:table-cell table:style-name="ce4" table:formula="of:=MOD(DEGREES(ATAN2([.C348];[.D348]));360)" office:value-type="float" office:value="124.660834410143">
            <text:p>124.7</text:p>
          </table:table-cell>
          <table:table-cell table:style-name="ce4" table:formula="of:=[.H348]-180" office:value-type="float" office:value="-55.3391655898567">
            <text:p>-55.3</text:p>
          </table:table-cell>
          <table:table-cell table:style-name="ce6" table:formula="of:=ROUND(([.I348]/360)*[.B$2];0)" office:value-type="float" office:value="-7">
            <text:p>-7</text:p>
          </table:table-cell>
          <table:table-cell table:style-name="ce6" office:value-type="float" office:value="3">
            <text:p>3</text:p>
          </table:table-cell>
          <table:table-cell table:style-name="ce4" table:formula="of:=[.K348]*(360/[.B$2])" office:value-type="float" office:value="22.5">
            <text:p>22.5</text:p>
          </table:table-cell>
          <table:table-cell table:style-name="ce6" table:formula="of:=ROUND(( ([.I348]+(([.K348]/2)*(360/[.B$2])))/360)*[.B$2];0)" office:value-type="float" office:value="-6">
            <text:p>-6</text:p>
          </table:table-cell>
          <table:table-cell table:style-name="ce11" table:formula="of:=ROUND(( ([.I348]-(([.K348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43M1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-9.839">
            <text:p>-9.839</text:p>
          </table:table-cell>
          <table:table-cell table:style-name="ce2" office:value-type="float" office:value="32.312">
            <text:p>32.312</text:p>
          </table:table-cell>
          <table:table-cell table:style-name="ce2" office:value-type="float" office:value="-30.28">
            <text:p>-30.28</text:p>
          </table:table-cell>
          <table:table-cell table:style-name="ce4" table:formula="of:=SQRT( ([.C349]^2) + ([.D349]^2) + ([.E349]^2) )" office:value-type="float" office:value="45.3624256957231">
            <text:p>45.4</text:p>
          </table:table-cell>
          <table:table-cell table:style-name="ce4" table:formula="of:=DEGREES(ASIN([.E349]/[.F349]))" office:value-type="float" office:value="-41.8753908882334">
            <text:p>-41.9</text:p>
          </table:table-cell>
          <table:table-cell table:style-name="ce4" table:formula="of:=MOD(DEGREES(ATAN2([.C349];[.D349]));360)" office:value-type="float" office:value="106.935486010414">
            <text:p>106.9</text:p>
          </table:table-cell>
          <table:table-cell table:style-name="ce4" table:formula="of:=[.H349]-180" office:value-type="float" office:value="-73.0645139895859">
            <text:p>-73.1</text:p>
          </table:table-cell>
          <table:table-cell table:style-name="ce6" table:formula="of:=ROUND(([.I349]/360)*[.B$2];0)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4" table:formula="of:=[.K349]*(360/[.B$2])" office:value-type="float" office:value="22.5">
            <text:p>22.5</text:p>
          </table:table-cell>
          <table:table-cell table:style-name="ce6" table:formula="of:=ROUND(( ([.I349]+(([.K349]/2)*(360/[.B$2])))/360)*[.B$2];0)" office:value-type="float" office:value="-8">
            <text:p>-8</text:p>
          </table:table-cell>
          <table:table-cell table:style-name="ce11" table:formula="of:=ROUND(( ([.I349]-(([.K349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342M1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-10.986">
            <text:p>-10.986</text:p>
          </table:table-cell>
          <table:table-cell table:style-name="ce2" office:value-type="float" office:value="28.214">
            <text:p>28.214</text:p>
          </table:table-cell>
          <table:table-cell table:style-name="ce2" office:value-type="float" office:value="-33.811">
            <text:p>-33.811</text:p>
          </table:table-cell>
          <table:table-cell table:style-name="ce4" table:formula="of:=SQRT( ([.C350]^2) + ([.D350]^2) + ([.E350]^2) )" office:value-type="float" office:value="45.3861841643468">
            <text:p>45.4</text:p>
          </table:table-cell>
          <table:table-cell table:style-name="ce4" table:formula="of:=DEGREES(ASIN([.E350]/[.F350]))" office:value-type="float" office:value="-48.1558681849305">
            <text:p>-48.2</text:p>
          </table:table-cell>
          <table:table-cell table:style-name="ce4" table:formula="of:=MOD(DEGREES(ATAN2([.C350];[.D350]));360)" office:value-type="float" office:value="111.275001182247">
            <text:p>111.3</text:p>
          </table:table-cell>
          <table:table-cell table:style-name="ce4" table:formula="of:=[.H350]-180" office:value-type="float" office:value="-68.7249988177529">
            <text:p>-68.7</text:p>
          </table:table-cell>
          <table:table-cell table:style-name="ce6" table:formula="of:=ROUND(([.I350]/360)*[.B$2];0)" office:value-type="float" office:value="-9">
            <text:p>-9</text:p>
          </table:table-cell>
          <table:table-cell table:style-name="ce6" office:value-type="float" office:value="2">
            <text:p>2</text:p>
          </table:table-cell>
          <table:table-cell table:style-name="ce4" table:formula="of:=[.K350]*(360/[.B$2])" office:value-type="float" office:value="15">
            <text:p>15.0</text:p>
          </table:table-cell>
          <table:table-cell table:style-name="ce6" table:formula="of:=ROUND(( ([.I350]+(([.K350]/2)*(360/[.B$2])))/360)*[.B$2];0)" office:value-type="float" office:value="-8">
            <text:p>-8</text:p>
          </table:table-cell>
          <table:table-cell table:style-name="ce11" table:formula="of:=ROUND(( ([.I350]-(([.K350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341M1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-7.246">
            <text:p>-7.246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-36.556">
            <text:p>-36.556</text:p>
          </table:table-cell>
          <table:table-cell table:style-name="ce4" table:formula="of:=SQRT( ([.C351]^2) + ([.D351]^2) + ([.E351]^2) )" office:value-type="float" office:value="45.4359958182937">
            <text:p>45.4</text:p>
          </table:table-cell>
          <table:table-cell table:style-name="ce4" table:formula="of:=DEGREES(ASIN([.E351]/[.F351]))" office:value-type="float" office:value="-53.5678157666325">
            <text:p>-53.6</text:p>
          </table:table-cell>
          <table:table-cell table:style-name="ce4" table:formula="of:=MOD(DEGREES(ATAN2([.C351];[.D351]));360)" office:value-type="float" office:value="105.577305128525">
            <text:p>105.6</text:p>
          </table:table-cell>
          <table:table-cell table:style-name="ce4" table:formula="of:=[.H351]-180" office:value-type="float" office:value="-74.4226948714748">
            <text:p>-74.4</text:p>
          </table:table-cell>
          <table:table-cell table:style-name="ce6" table:formula="of:=ROUND(([.I351]/360)*[.B$2];0)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4" table:formula="of:=[.K351]*(360/[.B$2])" office:value-type="float" office:value="22.5">
            <text:p>22.5</text:p>
          </table:table-cell>
          <table:table-cell table:style-name="ce6" table:formula="of:=ROUND(( ([.I351]+(([.K351]/2)*(360/[.B$2])))/360)*[.B$2];0)" office:value-type="float" office:value="-8">
            <text:p>-8</text:p>
          </table:table-cell>
          <table:table-cell table:style-name="ce11" table:formula="of:=ROUND(( ([.I351]-(([.K351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340M1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-15.625">
            <text:p>-15.625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-33.834">
            <text:p>-33.834</text:p>
          </table:table-cell>
          <table:table-cell table:style-name="ce4" table:formula="of:=SQRT( ([.C352]^2) + ([.D352]^2) + ([.E352]^2) )" office:value-type="float" office:value="45.4363757907692">
            <text:p>45.4</text:p>
          </table:table-cell>
          <table:table-cell table:style-name="ce4" table:formula="of:=DEGREES(ASIN([.E352]/[.F352]))" office:value-type="float" office:value="-48.1286727573231">
            <text:p>-48.1</text:p>
          </table:table-cell>
          <table:table-cell table:style-name="ce4" table:formula="of:=MOD(DEGREES(ATAN2([.C352];[.D352]));360)" office:value-type="float" office:value="121.012033565054">
            <text:p>121.0</text:p>
          </table:table-cell>
          <table:table-cell table:style-name="ce4" table:formula="of:=[.H352]-180" office:value-type="float" office:value="-58.9879664349459">
            <text:p>-59.0</text:p>
          </table:table-cell>
          <table:table-cell table:style-name="ce6" table:formula="of:=ROUND(([.I352]/360)*[.B$2];0)" office:value-type="float" office:value="-8">
            <text:p>-8</text:p>
          </table:table-cell>
          <table:table-cell table:style-name="ce6" office:value-type="float" office:value="2">
            <text:p>2</text:p>
          </table:table-cell>
          <table:table-cell table:style-name="ce4" table:formula="of:=[.K352]*(360/[.B$2])" office:value-type="float" office:value="15">
            <text:p>15.0</text:p>
          </table:table-cell>
          <table:table-cell table:style-name="ce6" table:formula="of:=ROUND(( ([.I352]+(([.K352]/2)*(360/[.B$2])))/360)*[.B$2];0)" office:value-type="float" office:value="-7">
            <text:p>-7</text:p>
          </table:table-cell>
          <table:table-cell table:style-name="ce11" table:formula="of:=ROUND(( ([.I352]-(([.K352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39M1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-16.488">
            <text:p>-16.48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-36.489">
            <text:p>-36.489</text:p>
          </table:table-cell>
          <table:table-cell table:style-name="ce4" table:formula="of:=SQRT( ([.C353]^2) + ([.D353]^2) + ([.E353]^2) )" office:value-type="float" office:value="45.4365149411792">
            <text:p>45.4</text:p>
          </table:table-cell>
          <table:table-cell table:style-name="ce4" table:formula="of:=DEGREES(ASIN([.E353]/[.F353]))" office:value-type="float" office:value="-53.4249044689106">
            <text:p>-53.4</text:p>
          </table:table-cell>
          <table:table-cell table:style-name="ce4" table:formula="of:=MOD(DEGREES(ATAN2([.C353];[.D353]));360)" office:value-type="float" office:value="127.51620644596">
            <text:p>127.5</text:p>
          </table:table-cell>
          <table:table-cell table:style-name="ce4" table:formula="of:=[.H353]-180" office:value-type="float" office:value="-52.4837935540403">
            <text:p>-52.5</text:p>
          </table:table-cell>
          <table:table-cell table:style-name="ce6" table:formula="of:=ROUND(([.I353]/360)*[.B$2];0)" office:value-type="float" office:value="-7">
            <text:p>-7</text:p>
          </table:table-cell>
          <table:table-cell table:style-name="ce6" office:value-type="float" office:value="2">
            <text:p>2</text:p>
          </table:table-cell>
          <table:table-cell table:style-name="ce4" table:formula="of:=[.K353]*(360/[.B$2])" office:value-type="float" office:value="15">
            <text:p>15.0</text:p>
          </table:table-cell>
          <table:table-cell table:style-name="ce6" table:formula="of:=ROUND(( ([.I353]+(([.K353]/2)*(360/[.B$2])))/360)*[.B$2];0)" office:value-type="float" office:value="-6">
            <text:p>-6</text:p>
          </table:table-cell>
          <table:table-cell table:style-name="ce11" table:formula="of:=ROUND(( ([.I353]-(([.K353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338M1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-8.109">
            <text:p>-8.109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-39.212">
            <text:p>-39.212</text:p>
          </table:table-cell>
          <table:table-cell table:style-name="ce4" table:formula="of:=SQRT( ([.C354]^2) + ([.D354]^2) + ([.E354]^2) )" office:value-type="float" office:value="45.4369062547177">
            <text:p>45.4</text:p>
          </table:table-cell>
          <table:table-cell table:style-name="ce4" table:formula="of:=DEGREES(ASIN([.E354]/[.F354]))" office:value-type="float" office:value="-59.654985045035">
            <text:p>-59.7</text:p>
          </table:table-cell>
          <table:table-cell table:style-name="ce4" table:formula="of:=MOD(DEGREES(ATAN2([.C354];[.D354]));360)" office:value-type="float" office:value="110.686629836169">
            <text:p>110.7</text:p>
          </table:table-cell>
          <table:table-cell table:style-name="ce4" table:formula="of:=[.H354]-180" office:value-type="float" office:value="-69.3133701638312">
            <text:p>-69.3</text:p>
          </table:table-cell>
          <table:table-cell table:style-name="ce6" table:formula="of:=ROUND(([.I354]/360)*[.B$2];0)" office:value-type="float" office:value="-9">
            <text:p>-9</text:p>
          </table:table-cell>
          <table:table-cell table:style-name="ce6" office:value-type="float" office:value="3">
            <text:p>3</text:p>
          </table:table-cell>
          <table:table-cell table:style-name="ce4" table:formula="of:=[.K354]*(360/[.B$2])" office:value-type="float" office:value="22.5">
            <text:p>22.5</text:p>
          </table:table-cell>
          <table:table-cell table:style-name="ce6" table:formula="of:=ROUND(( ([.I354]+(([.K354]/2)*(360/[.B$2])))/360)*[.B$2];0)" office:value-type="float" office:value="-8">
            <text:p>-8</text:p>
          </table:table-cell>
          <table:table-cell table:style-name="ce11" table:formula="of:=ROUND(( ([.I354]-(([.K354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337M1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-12.711">
            <text:p>-12.711</text:p>
          </table:table-cell>
          <table:table-cell table:style-name="ce2" office:value-type="float" office:value="19.18">
            <text:p>19.18</text:p>
          </table:table-cell>
          <table:table-cell table:style-name="ce2" office:value-type="float" office:value="-39.121">
            <text:p>-39.121</text:p>
          </table:table-cell>
          <table:table-cell table:style-name="ce4" table:formula="of:=SQRT( ([.C355]^2) + ([.D355]^2) + ([.E355]^2) )" office:value-type="float" office:value="45.3860613184268">
            <text:p>45.4</text:p>
          </table:table-cell>
          <table:table-cell table:style-name="ce4" table:formula="of:=DEGREES(ASIN([.E355]/[.F355]))" office:value-type="float" office:value="-59.5374451825377">
            <text:p>-59.5</text:p>
          </table:table-cell>
          <table:table-cell table:style-name="ce4" table:formula="of:=MOD(DEGREES(ATAN2([.C355];[.D355]));360)" office:value-type="float" office:value="123.53329563654">
            <text:p>123.5</text:p>
          </table:table-cell>
          <table:table-cell table:style-name="ce4" table:formula="of:=[.H355]-180" office:value-type="float" office:value="-56.46670436346">
            <text:p>-56.5</text:p>
          </table:table-cell>
          <table:table-cell table:style-name="ce6" table:formula="of:=ROUND(([.I355]/360)*[.B$2];0)" office:value-type="float" office:value="-8">
            <text:p>-8</text:p>
          </table:table-cell>
          <table:table-cell table:style-name="ce6" office:value-type="float" office:value="3">
            <text:p>3</text:p>
          </table:table-cell>
          <table:table-cell table:style-name="ce4" table:formula="of:=[.K355]*(360/[.B$2])" office:value-type="float" office:value="22.5">
            <text:p>22.5</text:p>
          </table:table-cell>
          <table:table-cell table:style-name="ce6" table:formula="of:=ROUND(( ([.I355]+(([.K355]/2)*(360/[.B$2])))/360)*[.B$2];0)" office:value-type="float" office:value="-6">
            <text:p>-6</text:p>
          </table:table-cell>
          <table:table-cell table:style-name="ce11" table:formula="of:=ROUND(( ([.I355]-(([.K355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336M1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-13.331">
            <text:p>-13.331</text:p>
          </table:table-cell>
          <table:table-cell table:style-name="ce2" office:value-type="float" office:value="14.027">
            <text:p>14.027</text:p>
          </table:table-cell>
          <table:table-cell table:style-name="ce2" office:value-type="float" office:value="-41.028">
            <text:p>-41.028</text:p>
          </table:table-cell>
          <table:table-cell table:style-name="ce4" table:formula="of:=SQRT( ([.C356]^2) + ([.D356]^2) + ([.E356]^2) )" office:value-type="float" office:value="45.3626396277818">
            <text:p>45.4</text:p>
          </table:table-cell>
          <table:table-cell table:style-name="ce4" table:formula="of:=DEGREES(ASIN([.E356]/[.F356]))" office:value-type="float" office:value="-64.7486000181881">
            <text:p>-64.7</text:p>
          </table:table-cell>
          <table:table-cell table:style-name="ce4" table:formula="of:=MOD(DEGREES(ATAN2([.C356];[.D356]));360)" office:value-type="float" office:value="133.542683578011">
            <text:p>133.5</text:p>
          </table:table-cell>
          <table:table-cell table:style-name="ce4" table:formula="of:=[.H356]-180" office:value-type="float" office:value="-46.4573164219892">
            <text:p>-46.5</text:p>
          </table:table-cell>
          <table:table-cell table:style-name="ce6" table:formula="of:=ROUND(([.I356]/360)*[.B$2];0)" office:value-type="float" office:value="-6">
            <text:p>-6</text:p>
          </table:table-cell>
          <table:table-cell table:style-name="ce6" office:value-type="float" office:value="4">
            <text:p>4</text:p>
          </table:table-cell>
          <table:table-cell table:style-name="ce4" table:formula="of:=[.K356]*(360/[.B$2])" office:value-type="float" office:value="30">
            <text:p>30.0</text:p>
          </table:table-cell>
          <table:table-cell table:style-name="ce6" table:formula="of:=ROUND(( ([.I356]+(([.K356]/2)*(360/[.B$2])))/360)*[.B$2];0)" office:value-type="float" office:value="-4">
            <text:p>-4</text:p>
          </table:table-cell>
          <table:table-cell table:style-name="ce11" table:formula="of:=ROUND(( ([.I356]-(([.K356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367M1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-4.03">
            <text:p>-4.0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-41.194">
            <text:p>-41.194</text:p>
          </table:table-cell>
          <table:table-cell table:style-name="ce4" table:formula="of:=SQRT( ([.C357]^2) + ([.D357]^2) + ([.E357]^2) )" office:value-type="float" office:value="45.4184889334729">
            <text:p>45.4</text:p>
          </table:table-cell>
          <table:table-cell table:style-name="ce4" table:formula="of:=DEGREES(ASIN([.E357]/[.F357]))" office:value-type="float" office:value="-65.0923052956784">
            <text:p>-65.1</text:p>
          </table:table-cell>
          <table:table-cell table:style-name="ce4" table:formula="of:=MOD(DEGREES(ATAN2([.C357];[.D357]));360)" office:value-type="float" office:value="102.162329731069">
            <text:p>102.2</text:p>
          </table:table-cell>
          <table:table-cell table:style-name="ce4" table:formula="of:=[.H357]-180" office:value-type="float" office:value="-77.8376702689311">
            <text:p>-77.8</text:p>
          </table:table-cell>
          <table:table-cell table:style-name="ce6" table:formula="of:=ROUND(([.I357]/360)*[.B$2];0)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4" table:formula="of:=[.K357]*(360/[.B$2])" office:value-type="float" office:value="22.5">
            <text:p>22.5</text:p>
          </table:table-cell>
          <table:table-cell table:style-name="ce6" table:formula="of:=ROUND(( ([.I357]+(([.K357]/2)*(360/[.B$2])))/360)*[.B$2];0)" office:value-type="float" office:value="-9">
            <text:p>-9</text:p>
          </table:table-cell>
          <table:table-cell table:style-name="ce11" table:formula="of:=ROUND(( ([.I357]-(([.K357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366M1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-4.115">
            <text:p>-4.115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-43.132">
            <text:p>-43.132</text:p>
          </table:table-cell>
          <table:table-cell table:style-name="ce4" table:formula="of:=SQRT( ([.C358]^2) + ([.D358]^2) + ([.E358]^2) )" office:value-type="float" office:value="45.4157372834572">
            <text:p>45.4</text:p>
          </table:table-cell>
          <table:table-cell table:style-name="ce4" table:formula="of:=DEGREES(ASIN([.E358]/[.F358]))" office:value-type="float" office:value="-71.752876520751">
            <text:p>-71.8</text:p>
          </table:table-cell>
          <table:table-cell table:style-name="ce4" table:formula="of:=MOD(DEGREES(ATAN2([.C358];[.D358]));360)" office:value-type="float" office:value="106.820423285905">
            <text:p>106.8</text:p>
          </table:table-cell>
          <table:table-cell table:style-name="ce4" table:formula="of:=[.H358]-180" office:value-type="float" office:value="-73.179576714095">
            <text:p>-73.2</text:p>
          </table:table-cell>
          <table:table-cell table:style-name="ce6" table:formula="of:=ROUND(([.I358]/360)*[.B$2];0)" office:value-type="float" office:value="-10">
            <text:p>-10</text:p>
          </table:table-cell>
          <table:table-cell table:style-name="ce6"/>
          <table:table-cell table:style-name="ce4" table:formula="of:=[.K358]*(360/[.B$2])" office:value-type="float" office:value="0">
            <text:p>0.0</text:p>
          </table:table-cell>
          <table:table-cell table:style-name="ce6" table:formula="of:=ROUND(( ([.I358]+(([.K358]/2)*(360/[.B$2])))/360)*[.B$2];0)" office:value-type="float" office:value="-10">
            <text:p>-10</text:p>
          </table:table-cell>
          <table:table-cell table:style-name="ce11" table:formula="of:=ROUND(( ([.I358]-(([.K358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365M1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0.13">
            <text:p>0.13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-44.216">
            <text:p>-44.216</text:p>
          </table:table-cell>
          <table:table-cell table:style-name="ce4" table:formula="of:=SQRT( ([.C359]^2) + ([.D359]^2) + ([.E359]^2) )" office:value-type="float" office:value="45.4180052071863">
            <text:p>45.4</text:p>
          </table:table-cell>
          <table:table-cell table:style-name="ce4" table:formula="of:=DEGREES(ASIN([.E359]/[.F359]))" office:value-type="float" office:value="-76.7888910910903">
            <text:p>-76.8</text:p>
          </table:table-cell>
          <table:table-cell table:style-name="ce4" table:formula="of:=MOD(DEGREES(ATAN2([.C359];[.D359]));360)" office:value-type="float" office:value="89.2823911878073">
            <text:p>89.3</text:p>
          </table:table-cell>
          <table:table-cell table:style-name="ce4" table:formula="of:=[.H359]-180" office:value-type="float" office:value="-90.7176088121927">
            <text:p>-90.7</text:p>
          </table:table-cell>
          <table:table-cell table:style-name="ce6" table:formula="of:=ROUND(([.I359]/360)*[.B$2];0)" office:value-type="float" office:value="-12">
            <text:p>-12</text:p>
          </table:table-cell>
          <table:table-cell table:style-name="ce6"/>
          <table:table-cell table:style-name="ce4" table:formula="of:=[.K359]*(360/[.B$2])" office:value-type="float" office:value="0">
            <text:p>0.0</text:p>
          </table:table-cell>
          <table:table-cell table:style-name="ce6" table:formula="of:=ROUND(( ([.I359]+(([.K359]/2)*(360/[.B$2])))/360)*[.B$2];0)" office:value-type="float" office:value="-12">
            <text:p>-12</text:p>
          </table:table-cell>
          <table:table-cell table:style-name="ce11" table:formula="of:=ROUND(( ([.I359]-(([.K359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364M1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-8.814">
            <text:p>-8.814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-43.057">
            <text:p>-43.057</text:p>
          </table:table-cell>
          <table:table-cell table:style-name="ce4" table:formula="of:=SQRT( ([.C360]^2) + ([.D360]^2) + ([.E360]^2) )" office:value-type="float" office:value="45.3629209928109">
            <text:p>45.4</text:p>
          </table:table-cell>
          <table:table-cell table:style-name="ce4" table:formula="of:=DEGREES(ASIN([.E360]/[.F360]))" office:value-type="float" office:value="-71.6529424726185">
            <text:p>-71.7</text:p>
          </table:table-cell>
          <table:table-cell table:style-name="ce4" table:formula="of:=MOD(DEGREES(ATAN2([.C360];[.D360]));360)" office:value-type="float" office:value="128.117110758841">
            <text:p>128.1</text:p>
          </table:table-cell>
          <table:table-cell table:style-name="ce4" table:formula="of:=[.H360]-180" office:value-type="float" office:value="-51.8828892411595">
            <text:p>-51.9</text:p>
          </table:table-cell>
          <table:table-cell table:style-name="ce6" table:formula="of:=ROUND(([.I360]/360)*[.B$2];0)" office:value-type="float" office:value="-7">
            <text:p>-7</text:p>
          </table:table-cell>
          <table:table-cell table:style-name="ce6"/>
          <table:table-cell table:style-name="ce4" table:formula="of:=[.K360]*(360/[.B$2])" office:value-type="float" office:value="0">
            <text:p>0.0</text:p>
          </table:table-cell>
          <table:table-cell table:style-name="ce6" table:formula="of:=ROUND(( ([.I360]+(([.K360]/2)*(360/[.B$2])))/360)*[.B$2];0)" office:value-type="float" office:value="-7">
            <text:p>-7</text:p>
          </table:table-cell>
          <table:table-cell table:style-name="ce11" table:formula="of:=ROUND(( ([.I360]-(([.K360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363M1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-9.143">
            <text:p>-9.143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-44.071">
            <text:p>-44.071</text:p>
          </table:table-cell>
          <table:table-cell table:style-name="ce4" table:formula="of:=SQRT( ([.C361]^2) + ([.D361]^2) + ([.E361]^2) )" office:value-type="float" office:value="45.3627742868533">
            <text:p>45.4</text:p>
          </table:table-cell>
          <table:table-cell table:style-name="ce4" table:formula="of:=DEGREES(ASIN([.E361]/[.F361]))" office:value-type="float" office:value="-76.293796760103">
            <text:p>-76.3</text:p>
          </table:table-cell>
          <table:table-cell table:style-name="ce4" table:formula="of:=MOD(DEGREES(ATAN2([.C361];[.D361]));360)" office:value-type="float" office:value="148.281096127387">
            <text:p>148.3</text:p>
          </table:table-cell>
          <table:table-cell table:style-name="ce4" table:formula="of:=[.H361]-180" office:value-type="float" office:value="-31.7189038726135">
            <text:p>-31.7</text:p>
          </table:table-cell>
          <table:table-cell table:style-name="ce6" table:formula="of:=ROUND(([.I361]/360)*[.B$2];0)" office:value-type="float" office:value="-4">
            <text:p>-4</text:p>
          </table:table-cell>
          <table:table-cell table:style-name="ce6"/>
          <table:table-cell table:style-name="ce4" table:formula="of:=[.K361]*(360/[.B$2])" office:value-type="float" office:value="0">
            <text:p>0.0</text:p>
          </table:table-cell>
          <table:table-cell table:style-name="ce6" table:formula="of:=ROUND(( ([.I361]+(([.K361]/2)*(360/[.B$2])))/360)*[.B$2];0)" office:value-type="float" office:value="-4">
            <text:p>-4</text:p>
          </table:table-cell>
          <table:table-cell table:style-name="ce11" table:formula="of:=ROUND(( ([.I361]-(([.K361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362M1</text:p>
          </table:table-cell>
          <table:table-cell table:style-name="ce2" office:value-type="float" office:value="357">
            <text:p>357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-45.145">
            <text:p>-45.145</text:p>
          </table:table-cell>
          <table:table-cell table:style-name="ce4" table:formula="of:=SQRT( ([.C362]^2) + ([.D362]^2) + ([.E362]^2) )" office:value-type="float" office:value="45.4371545103784">
            <text:p>45.4</text:p>
          </table:table-cell>
          <table:table-cell table:style-name="ce4" table:formula="of:=DEGREES(ASIN([.E362]/[.F362]))" office:value-type="float" office:value="-83.4991320542988">
            <text:p>-83.5</text:p>
          </table:table-cell>
          <table:table-cell table:style-name="ce4" table:formula="of:=MOD(DEGREES(ATAN2([.C362];[.D362]));360)" office:value-type="float" office:value="89.3651388462001">
            <text:p>89.4</text:p>
          </table:table-cell>
          <table:table-cell table:style-name="ce4" table:formula="of:=[.H362]-180" office:value-type="float" office:value="-90.6348611537999">
            <text:p>-90.6</text:p>
          </table:table-cell>
          <table:table-cell table:style-name="ce6" table:formula="of:=ROUND(([.I362]/360)*[.B$2];0)" office:value-type="float" office:value="-12">
            <text:p>-12</text:p>
          </table:table-cell>
          <table:table-cell table:style-name="ce6"/>
          <table:table-cell table:style-name="ce4" table:formula="of:=[.K362]*(360/[.B$2])" office:value-type="float" office:value="0">
            <text:p>0.0</text:p>
          </table:table-cell>
          <table:table-cell table:style-name="ce6" table:formula="of:=ROUND(( ([.I362]+(([.K362]/2)*(360/[.B$2])))/360)*[.B$2];0)" office:value-type="float" office:value="-12">
            <text:p>-12</text:p>
          </table:table-cell>
          <table:table-cell table:style-name="ce11" table:formula="of:=ROUND(( ([.I362]-(([.K362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361M1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-4.518">
            <text:p>-4.518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-45.074">
            <text:p>-45.074</text:p>
          </table:table-cell>
          <table:table-cell table:style-name="ce4" table:formula="of:=SQRT( ([.C363]^2) + ([.D363]^2) + ([.E363]^2) )" office:value-type="float" office:value="45.3858860109616">
            <text:p>45.4</text:p>
          </table:table-cell>
          <table:table-cell table:style-name="ce4" table:formula="of:=DEGREES(ASIN([.E363]/[.F363]))" office:value-type="float" office:value="-83.2791502830643">
            <text:p>-83.3</text:p>
          </table:table-cell>
          <table:table-cell table:style-name="ce4" table:formula="of:=MOD(DEGREES(ATAN2([.C363];[.D363]));360)" office:value-type="float" office:value="148.27589657256">
            <text:p>148.3</text:p>
          </table:table-cell>
          <table:table-cell table:style-name="ce4" table:formula="of:=[.H363]-180" office:value-type="float" office:value="-31.7241034274397">
            <text:p>-31.7</text:p>
          </table:table-cell>
          <table:table-cell table:style-name="ce6" table:formula="of:=ROUND(([.I363]/360)*[.B$2];0)" office:value-type="float" office:value="-4">
            <text:p>-4</text:p>
          </table:table-cell>
          <table:table-cell table:style-name="ce6"/>
          <table:table-cell table:style-name="ce4" table:formula="of:=[.K363]*(360/[.B$2])" office:value-type="float" office:value="0">
            <text:p>0.0</text:p>
          </table:table-cell>
          <table:table-cell table:style-name="ce6" table:formula="of:=ROUND(( ([.I363]+(([.K363]/2)*(360/[.B$2])))/360)*[.B$2];0)" office:value-type="float" office:value="-4">
            <text:p>-4</text:p>
          </table:table-cell>
          <table:table-cell table:style-name="ce11" table:formula="of:=ROUND(( ([.I363]-(([.K363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360M1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-4.574">
            <text:p>-4.574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-45.145">
            <text:p>-45.145</text:p>
          </table:table-cell>
          <table:table-cell table:style-name="ce4" table:formula="of:=SQRT( ([.C364]^2) + ([.D364]^2) + ([.E364]^2) )" office:value-type="float" office:value="45.4369860576161">
            <text:p>45.4</text:p>
          </table:table-cell>
          <table:table-cell table:style-name="ce4" table:formula="of:=DEGREES(ASIN([.E364]/[.F364]))" office:value-type="float" office:value="-83.5009964380219">
            <text:p>-83.5</text:p>
          </table:table-cell>
          <table:table-cell table:style-name="ce4" table:formula="of:=MOD(DEGREES(ATAN2([.C364];[.D364]));360)" office:value-type="float" office:value="207.202807233423">
            <text:p>207.2</text:p>
          </table:table-cell>
          <table:table-cell table:style-name="ce4" table:formula="of:=[.H364]-180" office:value-type="float" office:value="27.2028072334234">
            <text:p>27.2</text:p>
          </table:table-cell>
          <table:table-cell table:style-name="ce6" table:formula="of:=ROUND(([.I364]/360)*[.B$2];0)" office:value-type="float" office:value="4">
            <text:p>4</text:p>
          </table:table-cell>
          <table:table-cell table:style-name="ce6"/>
          <table:table-cell table:style-name="ce4" table:formula="of:=[.K364]*(360/[.B$2])" office:value-type="float" office:value="0">
            <text:p>0.0</text:p>
          </table:table-cell>
          <table:table-cell table:style-name="ce6" table:formula="of:=ROUND(( ([.I364]+(([.K364]/2)*(360/[.B$2])))/360)*[.B$2];0)" office:value-type="float" office:value="4">
            <text:p>4</text:p>
          </table:table-cell>
          <table:table-cell table:style-name="ce11" table:formula="of:=ROUND(( ([.I364]-(([.K364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359M1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.574">
            <text:p>4.574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-45.145">
            <text:p>-45.145</text:p>
          </table:table-cell>
          <table:table-cell table:style-name="ce4" table:formula="of:=SQRT( ([.C365]^2) + ([.D365]^2) + ([.E365]^2) )" office:value-type="float" office:value="45.4369860576161">
            <text:p>45.4</text:p>
          </table:table-cell>
          <table:table-cell table:style-name="ce4" table:formula="of:=DEGREES(ASIN([.E365]/[.F365]))" office:value-type="float" office:value="-83.5009964380219">
            <text:p>-83.5</text:p>
          </table:table-cell>
          <table:table-cell table:style-name="ce4" table:formula="of:=MOD(DEGREES(ATAN2([.C365];[.D365]));360)" office:value-type="float" office:value="27.2028072334235">
            <text:p>27.2</text:p>
          </table:table-cell>
          <table:table-cell table:style-name="ce4" table:formula="of:=[.H365]-180" office:value-type="float" office:value="-152.797192766577">
            <text:p>-152.8</text:p>
          </table:table-cell>
          <table:table-cell table:style-name="ce6" table:formula="of:=ROUND(([.I365]/360)*[.B$2];0)" office:value-type="float" office:value="-20">
            <text:p>-20</text:p>
          </table:table-cell>
          <table:table-cell table:style-name="ce6"/>
          <table:table-cell table:style-name="ce4" table:formula="of:=[.K365]*(360/[.B$2])" office:value-type="float" office:value="0">
            <text:p>0.0</text:p>
          </table:table-cell>
          <table:table-cell table:style-name="ce6" table:formula="of:=ROUND(( ([.I365]+(([.K365]/2)*(360/[.B$2])))/360)*[.B$2];0)" office:value-type="float" office:value="-20">
            <text:p>-20</text:p>
          </table:table-cell>
          <table:table-cell table:style-name="ce11" table:formula="of:=ROUND(( ([.I365]-(([.K365]/2)*(360/[.B$2])))/360)*[.B$2];0)" office:value-type="float" office:value="-20">
            <text:p>-20</text:p>
          </table:table-cell>
          <table:table-cell table:style-name="ce2"/>
        </table:table-row>
        <table:table-row table:style-name="ro1">
          <table:table-cell table:style-name="ce2" office:value-type="string">
            <text:p>3358M1</text:p>
          </table:table-cell>
          <table:table-cell table:style-name="ce2" office:value-type="float" office:value="361">
            <text:p>361</text:p>
          </table:table-cell>
          <table:table-cell table:style-name="ce2" office:value-type="float" office:value="4.518">
            <text:p>4.518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-45.074">
            <text:p>-45.074</text:p>
          </table:table-cell>
          <table:table-cell table:style-name="ce4" table:formula="of:=SQRT( ([.C366]^2) + ([.D366]^2) + ([.E366]^2) )" office:value-type="float" office:value="45.3858860109616">
            <text:p>45.4</text:p>
          </table:table-cell>
          <table:table-cell table:style-name="ce4" table:formula="of:=DEGREES(ASIN([.E366]/[.F366]))" office:value-type="float" office:value="-83.2791502830643">
            <text:p>-83.3</text:p>
          </table:table-cell>
          <table:table-cell table:style-name="ce4" table:formula="of:=MOD(DEGREES(ATAN2([.C366];[.D366]));360)" office:value-type="float" office:value="328.27589657256">
            <text:p>328.3</text:p>
          </table:table-cell>
          <table:table-cell table:style-name="ce4" table:formula="of:=[.H366]-180" office:value-type="float" office:value="148.27589657256">
            <text:p>148.3</text:p>
          </table:table-cell>
          <table:table-cell table:style-name="ce6" table:formula="of:=ROUND(([.I366]/360)*[.B$2];0)" office:value-type="float" office:value="20">
            <text:p>20</text:p>
          </table:table-cell>
          <table:table-cell table:style-name="ce6"/>
          <table:table-cell table:style-name="ce4" table:formula="of:=[.K366]*(360/[.B$2])" office:value-type="float" office:value="0">
            <text:p>0.0</text:p>
          </table:table-cell>
          <table:table-cell table:style-name="ce6" table:formula="of:=ROUND(( ([.I366]+(([.K366]/2)*(360/[.B$2])))/360)*[.B$2];0)" office:value-type="float" office:value="20">
            <text:p>20</text:p>
          </table:table-cell>
          <table:table-cell table:style-name="ce11" table:formula="of:=ROUND(( ([.I366]-(([.K366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357M1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9.143">
            <text:p>9.143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-44.071">
            <text:p>-44.071</text:p>
          </table:table-cell>
          <table:table-cell table:style-name="ce4" table:formula="of:=SQRT( ([.C367]^2) + ([.D367]^2) + ([.E367]^2) )" office:value-type="float" office:value="45.3627742868533">
            <text:p>45.4</text:p>
          </table:table-cell>
          <table:table-cell table:style-name="ce4" table:formula="of:=DEGREES(ASIN([.E367]/[.F367]))" office:value-type="float" office:value="-76.293796760103">
            <text:p>-76.3</text:p>
          </table:table-cell>
          <table:table-cell table:style-name="ce4" table:formula="of:=MOD(DEGREES(ATAN2([.C367];[.D367]));360)" office:value-type="float" office:value="328.281096127386">
            <text:p>328.3</text:p>
          </table:table-cell>
          <table:table-cell table:style-name="ce4" table:formula="of:=[.H367]-180" office:value-type="float" office:value="148.281096127387">
            <text:p>148.3</text:p>
          </table:table-cell>
          <table:table-cell table:style-name="ce6" table:formula="of:=ROUND(([.I367]/360)*[.B$2];0)" office:value-type="float" office:value="20">
            <text:p>20</text:p>
          </table:table-cell>
          <table:table-cell table:style-name="ce6"/>
          <table:table-cell table:style-name="ce4" table:formula="of:=[.K367]*(360/[.B$2])" office:value-type="float" office:value="0">
            <text:p>0.0</text:p>
          </table:table-cell>
          <table:table-cell table:style-name="ce6" table:formula="of:=ROUND(( ([.I367]+(([.K367]/2)*(360/[.B$2])))/360)*[.B$2];0)" office:value-type="float" office:value="20">
            <text:p>20</text:p>
          </table:table-cell>
          <table:table-cell table:style-name="ce11" table:formula="of:=ROUND(( ([.I367]-(([.K367]/2)*(360/[.B$2])))/360)*[.B$2];0)" office:value-type="float" office:value="20">
            <text:p>20</text:p>
          </table:table-cell>
          <table:table-cell table:style-name="ce2"/>
        </table:table-row>
        <table:table-row table:style-name="ro1">
          <table:table-cell table:style-name="ce2" office:value-type="string">
            <text:p>3356M1</text:p>
          </table:table-cell>
          <table:table-cell table:style-name="ce2" office:value-type="float" office:value="363">
            <text:p>363</text:p>
          </table:table-cell>
          <table:table-cell table:style-name="ce2" office:value-type="float" office:value="-0.057">
            <text:p>-0.057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-45.145">
            <text:p>-45.145</text:p>
          </table:table-cell>
          <table:table-cell table:style-name="ce4" table:formula="of:=SQRT( ([.C368]^2) + ([.D368]^2) + ([.E368]^2) )" office:value-type="float" office:value="45.4371545103784">
            <text:p>45.4</text:p>
          </table:table-cell>
          <table:table-cell table:style-name="ce4" table:formula="of:=DEGREES(ASIN([.E368]/[.F368]))" office:value-type="float" office:value="-83.4991320542988">
            <text:p>-83.5</text:p>
          </table:table-cell>
          <table:table-cell table:style-name="ce4" table:formula="of:=MOD(DEGREES(ATAN2([.C368];[.D368]));360)" office:value-type="float" office:value="269.3651388462">
            <text:p>269.4</text:p>
          </table:table-cell>
          <table:table-cell table:style-name="ce4" table:formula="of:=[.H368]-180" office:value-type="float" office:value="89.3651388462001">
            <text:p>89.4</text:p>
          </table:table-cell>
          <table:table-cell table:style-name="ce6" table:formula="of:=ROUND(([.I368]/360)*[.B$2];0)" office:value-type="float" office:value="12">
            <text:p>12</text:p>
          </table:table-cell>
          <table:table-cell table:style-name="ce6"/>
          <table:table-cell table:style-name="ce4" table:formula="of:=[.K368]*(360/[.B$2])" office:value-type="float" office:value="0">
            <text:p>0.0</text:p>
          </table:table-cell>
          <table:table-cell table:style-name="ce6" table:formula="of:=ROUND(( ([.I368]+(([.K368]/2)*(360/[.B$2])))/360)*[.B$2];0)" office:value-type="float" office:value="12">
            <text:p>12</text:p>
          </table:table-cell>
          <table:table-cell table:style-name="ce11" table:formula="of:=ROUND(( ([.I368]-(([.K368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355M1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-0.13">
            <text:p>-0.13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-44.216">
            <text:p>-44.216</text:p>
          </table:table-cell>
          <table:table-cell table:style-name="ce4" table:formula="of:=SQRT( ([.C369]^2) + ([.D369]^2) + ([.E369]^2) )" office:value-type="float" office:value="45.4180052071863">
            <text:p>45.4</text:p>
          </table:table-cell>
          <table:table-cell table:style-name="ce4" table:formula="of:=DEGREES(ASIN([.E369]/[.F369]))" office:value-type="float" office:value="-76.7888910910903">
            <text:p>-76.8</text:p>
          </table:table-cell>
          <table:table-cell table:style-name="ce4" table:formula="of:=MOD(DEGREES(ATAN2([.C369];[.D369]));360)" office:value-type="float" office:value="269.282391187807">
            <text:p>269.3</text:p>
          </table:table-cell>
          <table:table-cell table:style-name="ce4" table:formula="of:=[.H369]-180" office:value-type="float" office:value="89.2823911878073">
            <text:p>89.3</text:p>
          </table:table-cell>
          <table:table-cell table:style-name="ce6" table:formula="of:=ROUND(([.I369]/360)*[.B$2];0)" office:value-type="float" office:value="12">
            <text:p>12</text:p>
          </table:table-cell>
          <table:table-cell table:style-name="ce6"/>
          <table:table-cell table:style-name="ce4" table:formula="of:=[.K369]*(360/[.B$2])" office:value-type="float" office:value="0">
            <text:p>0.0</text:p>
          </table:table-cell>
          <table:table-cell table:style-name="ce6" table:formula="of:=ROUND(( ([.I369]+(([.K369]/2)*(360/[.B$2])))/360)*[.B$2];0)" office:value-type="float" office:value="12">
            <text:p>12</text:p>
          </table:table-cell>
          <table:table-cell table:style-name="ce11" table:formula="of:=ROUND(( ([.I369]-(([.K369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354M1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8.814">
            <text:p>8.814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-43.057">
            <text:p>-43.057</text:p>
          </table:table-cell>
          <table:table-cell table:style-name="ce4" table:formula="of:=SQRT( ([.C370]^2) + ([.D370]^2) + ([.E370]^2) )" office:value-type="float" office:value="45.3629209928109">
            <text:p>45.4</text:p>
          </table:table-cell>
          <table:table-cell table:style-name="ce4" table:formula="of:=DEGREES(ASIN([.E370]/[.F370]))" office:value-type="float" office:value="-71.6529424726185">
            <text:p>-71.7</text:p>
          </table:table-cell>
          <table:table-cell table:style-name="ce4" table:formula="of:=MOD(DEGREES(ATAN2([.C370];[.D370]));360)" office:value-type="float" office:value="308.11711075884">
            <text:p>308.1</text:p>
          </table:table-cell>
          <table:table-cell table:style-name="ce4" table:formula="of:=[.H370]-180" office:value-type="float" office:value="128.11711075884">
            <text:p>128.1</text:p>
          </table:table-cell>
          <table:table-cell table:style-name="ce6" table:formula="of:=ROUND(([.I370]/360)*[.B$2];0)" office:value-type="float" office:value="17">
            <text:p>17</text:p>
          </table:table-cell>
          <table:table-cell table:style-name="ce6"/>
          <table:table-cell table:style-name="ce4" table:formula="of:=[.K370]*(360/[.B$2])" office:value-type="float" office:value="0">
            <text:p>0.0</text:p>
          </table:table-cell>
          <table:table-cell table:style-name="ce6" table:formula="of:=ROUND(( ([.I370]+(([.K370]/2)*(360/[.B$2])))/360)*[.B$2];0)" office:value-type="float" office:value="17">
            <text:p>17</text:p>
          </table:table-cell>
          <table:table-cell table:style-name="ce11" table:formula="of:=ROUND(( ([.I370]-(([.K370]/2)*(360/[.B$2])))/360)*[.B$2];0)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3353M1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4.115">
            <text:p>4.115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-43.132">
            <text:p>-43.132</text:p>
          </table:table-cell>
          <table:table-cell table:style-name="ce4" table:formula="of:=SQRT( ([.C371]^2) + ([.D371]^2) + ([.E371]^2) )" office:value-type="float" office:value="45.4157372834572">
            <text:p>45.4</text:p>
          </table:table-cell>
          <table:table-cell table:style-name="ce4" table:formula="of:=DEGREES(ASIN([.E371]/[.F371]))" office:value-type="float" office:value="-71.752876520751">
            <text:p>-71.8</text:p>
          </table:table-cell>
          <table:table-cell table:style-name="ce4" table:formula="of:=MOD(DEGREES(ATAN2([.C371];[.D371]));360)" office:value-type="float" office:value="286.820423285905">
            <text:p>286.8</text:p>
          </table:table-cell>
          <table:table-cell table:style-name="ce4" table:formula="of:=[.H371]-180" office:value-type="float" office:value="106.820423285905">
            <text:p>106.8</text:p>
          </table:table-cell>
          <table:table-cell table:style-name="ce6" table:formula="of:=ROUND(([.I371]/360)*[.B$2];0)" office:value-type="float" office:value="14">
            <text:p>14</text:p>
          </table:table-cell>
          <table:table-cell table:style-name="ce6"/>
          <table:table-cell table:style-name="ce4" table:formula="of:=[.K371]*(360/[.B$2])" office:value-type="float" office:value="0">
            <text:p>0.0</text:p>
          </table:table-cell>
          <table:table-cell table:style-name="ce6" table:formula="of:=ROUND(( ([.I371]+(([.K371]/2)*(360/[.B$2])))/360)*[.B$2];0)" office:value-type="float" office:value="14">
            <text:p>14</text:p>
          </table:table-cell>
          <table:table-cell table:style-name="ce11" table:formula="of:=ROUND(( ([.I371]-(([.K371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352M1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4.03">
            <text:p>4.0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-41.194">
            <text:p>-41.194</text:p>
          </table:table-cell>
          <table:table-cell table:style-name="ce4" table:formula="of:=SQRT( ([.C372]^2) + ([.D372]^2) + ([.E372]^2) )" office:value-type="float" office:value="45.4184889334729">
            <text:p>45.4</text:p>
          </table:table-cell>
          <table:table-cell table:style-name="ce4" table:formula="of:=DEGREES(ASIN([.E372]/[.F372]))" office:value-type="float" office:value="-65.0923052956784">
            <text:p>-65.1</text:p>
          </table:table-cell>
          <table:table-cell table:style-name="ce4" table:formula="of:=MOD(DEGREES(ATAN2([.C372];[.D372]));360)" office:value-type="float" office:value="282.162329731069">
            <text:p>282.2</text:p>
          </table:table-cell>
          <table:table-cell table:style-name="ce4" table:formula="of:=[.H372]-180" office:value-type="float" office:value="102.162329731069">
            <text:p>102.2</text:p>
          </table:table-cell>
          <table:table-cell table:style-name="ce6" table:formula="of:=ROUND(([.I372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372]*(360/[.B$2])" office:value-type="float" office:value="22.5">
            <text:p>22.5</text:p>
          </table:table-cell>
          <table:table-cell table:style-name="ce6" table:formula="of:=ROUND(( ([.I372]+(([.K372]/2)*(360/[.B$2])))/360)*[.B$2];0)" office:value-type="float" office:value="15">
            <text:p>15</text:p>
          </table:table-cell>
          <table:table-cell table:style-name="ce11" table:formula="of:=ROUND(( ([.I372]-(([.K372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383M1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13.331">
            <text:p>13.331</text:p>
          </table:table-cell>
          <table:table-cell table:style-name="ce2" office:value-type="float" office:value="-14.027">
            <text:p>-14.027</text:p>
          </table:table-cell>
          <table:table-cell table:style-name="ce2" office:value-type="float" office:value="-41.028">
            <text:p>-41.028</text:p>
          </table:table-cell>
          <table:table-cell table:style-name="ce4" table:formula="of:=SQRT( ([.C373]^2) + ([.D373]^2) + ([.E373]^2) )" office:value-type="float" office:value="45.3626396277818">
            <text:p>45.4</text:p>
          </table:table-cell>
          <table:table-cell table:style-name="ce4" table:formula="of:=DEGREES(ASIN([.E373]/[.F373]))" office:value-type="float" office:value="-64.7486000181881">
            <text:p>-64.7</text:p>
          </table:table-cell>
          <table:table-cell table:style-name="ce4" table:formula="of:=MOD(DEGREES(ATAN2([.C373];[.D373]));360)" office:value-type="float" office:value="313.542683578011">
            <text:p>313.5</text:p>
          </table:table-cell>
          <table:table-cell table:style-name="ce4" table:formula="of:=[.H373]-180" office:value-type="float" office:value="133.542683578011">
            <text:p>133.5</text:p>
          </table:table-cell>
          <table:table-cell table:style-name="ce6" table:formula="of:=ROUND(([.I373]/360)*[.B$2];0)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4" table:formula="of:=[.K373]*(360/[.B$2])" office:value-type="float" office:value="30">
            <text:p>30.0</text:p>
          </table:table-cell>
          <table:table-cell table:style-name="ce6" table:formula="of:=ROUND(( ([.I373]+(([.K373]/2)*(360/[.B$2])))/360)*[.B$2];0)" office:value-type="float" office:value="20">
            <text:p>20</text:p>
          </table:table-cell>
          <table:table-cell table:style-name="ce11" table:formula="of:=ROUND(( ([.I373]-(([.K373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382M1</text:p>
          </table:table-cell>
          <table:table-cell table:style-name="ce2" office:value-type="float" office:value="369">
            <text:p>369</text:p>
          </table:table-cell>
          <table:table-cell table:style-name="ce2" office:value-type="float" office:value="12.711">
            <text:p>12.711</text:p>
          </table:table-cell>
          <table:table-cell table:style-name="ce2" office:value-type="float" office:value="-19.18">
            <text:p>-19.18</text:p>
          </table:table-cell>
          <table:table-cell table:style-name="ce2" office:value-type="float" office:value="-39.121">
            <text:p>-39.121</text:p>
          </table:table-cell>
          <table:table-cell table:style-name="ce4" table:formula="of:=SQRT( ([.C374]^2) + ([.D374]^2) + ([.E374]^2) )" office:value-type="float" office:value="45.3860613184268">
            <text:p>45.4</text:p>
          </table:table-cell>
          <table:table-cell table:style-name="ce4" table:formula="of:=DEGREES(ASIN([.E374]/[.F374]))" office:value-type="float" office:value="-59.5374451825377">
            <text:p>-59.5</text:p>
          </table:table-cell>
          <table:table-cell table:style-name="ce4" table:formula="of:=MOD(DEGREES(ATAN2([.C374];[.D374]));360)" office:value-type="float" office:value="303.53329563654">
            <text:p>303.5</text:p>
          </table:table-cell>
          <table:table-cell table:style-name="ce4" table:formula="of:=[.H374]-180" office:value-type="float" office:value="123.53329563654">
            <text:p>123.5</text:p>
          </table:table-cell>
          <table:table-cell table:style-name="ce6" table:formula="of:=ROUND(([.I374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374]*(360/[.B$2])" office:value-type="float" office:value="22.5">
            <text:p>22.5</text:p>
          </table:table-cell>
          <table:table-cell table:style-name="ce6" table:formula="of:=ROUND(( ([.I374]+(([.K374]/2)*(360/[.B$2])))/360)*[.B$2];0)" office:value-type="float" office:value="18">
            <text:p>18</text:p>
          </table:table-cell>
          <table:table-cell table:style-name="ce11" table:formula="of:=ROUND(( ([.I374]-(([.K374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81M1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16.488">
            <text:p>16.48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-36.489">
            <text:p>-36.489</text:p>
          </table:table-cell>
          <table:table-cell table:style-name="ce4" table:formula="of:=SQRT( ([.C375]^2) + ([.D375]^2) + ([.E375]^2) )" office:value-type="float" office:value="45.4365149411792">
            <text:p>45.4</text:p>
          </table:table-cell>
          <table:table-cell table:style-name="ce4" table:formula="of:=DEGREES(ASIN([.E375]/[.F375]))" office:value-type="float" office:value="-53.4249044689106">
            <text:p>-53.4</text:p>
          </table:table-cell>
          <table:table-cell table:style-name="ce4" table:formula="of:=MOD(DEGREES(ATAN2([.C375];[.D375]));360)" office:value-type="float" office:value="307.51620644596">
            <text:p>307.5</text:p>
          </table:table-cell>
          <table:table-cell table:style-name="ce4" table:formula="of:=[.H375]-180" office:value-type="float" office:value="127.51620644596">
            <text:p>127.5</text:p>
          </table:table-cell>
          <table:table-cell table:style-name="ce6" table:formula="of:=ROUND(([.I375]/360)*[.B$2];0)" office:value-type="float" office:value="17">
            <text:p>17</text:p>
          </table:table-cell>
          <table:table-cell table:style-name="ce6" office:value-type="float" office:value="2">
            <text:p>2</text:p>
          </table:table-cell>
          <table:table-cell table:style-name="ce4" table:formula="of:=[.K375]*(360/[.B$2])" office:value-type="float" office:value="15">
            <text:p>15.0</text:p>
          </table:table-cell>
          <table:table-cell table:style-name="ce6" table:formula="of:=ROUND(( ([.I375]+(([.K375]/2)*(360/[.B$2])))/360)*[.B$2];0)" office:value-type="float" office:value="18">
            <text:p>18</text:p>
          </table:table-cell>
          <table:table-cell table:style-name="ce11" table:formula="of:=ROUND(( ([.I375]-(([.K375]/2)*(360/[.B$2])))/360)*[.B$2];0)" office:value-type="float" office:value="16">
            <text:p>16</text:p>
          </table:table-cell>
          <table:table-cell table:style-name="ce2"/>
        </table:table-row>
        <table:table-row table:style-name="ro1">
          <table:table-cell table:style-name="ce2" office:value-type="string">
            <text:p>3380M1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8.109">
            <text:p>8.109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-39.212">
            <text:p>-39.212</text:p>
          </table:table-cell>
          <table:table-cell table:style-name="ce4" table:formula="of:=SQRT( ([.C376]^2) + ([.D376]^2) + ([.E376]^2) )" office:value-type="float" office:value="45.4369062547177">
            <text:p>45.4</text:p>
          </table:table-cell>
          <table:table-cell table:style-name="ce4" table:formula="of:=DEGREES(ASIN([.E376]/[.F376]))" office:value-type="float" office:value="-59.654985045035">
            <text:p>-59.7</text:p>
          </table:table-cell>
          <table:table-cell table:style-name="ce4" table:formula="of:=MOD(DEGREES(ATAN2([.C376];[.D376]));360)" office:value-type="float" office:value="290.686629836169">
            <text:p>290.7</text:p>
          </table:table-cell>
          <table:table-cell table:style-name="ce4" table:formula="of:=[.H376]-180" office:value-type="float" office:value="110.686629836169">
            <text:p>110.7</text:p>
          </table:table-cell>
          <table:table-cell table:style-name="ce6" table:formula="of:=ROUND(([.I376]/360)*[.B$2];0)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4" table:formula="of:=[.K376]*(360/[.B$2])" office:value-type="float" office:value="22.5">
            <text:p>22.5</text:p>
          </table:table-cell>
          <table:table-cell table:style-name="ce6" table:formula="of:=ROUND(( ([.I376]+(([.K376]/2)*(360/[.B$2])))/360)*[.B$2];0)" office:value-type="float" office:value="16">
            <text:p>16</text:p>
          </table:table-cell>
          <table:table-cell table:style-name="ce11" table:formula="of:=ROUND(( ([.I376]-(([.K376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379M1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7.246">
            <text:p>7.246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-36.556">
            <text:p>-36.556</text:p>
          </table:table-cell>
          <table:table-cell table:style-name="ce4" table:formula="of:=SQRT( ([.C377]^2) + ([.D377]^2) + ([.E377]^2) )" office:value-type="float" office:value="45.4359958182937">
            <text:p>45.4</text:p>
          </table:table-cell>
          <table:table-cell table:style-name="ce4" table:formula="of:=DEGREES(ASIN([.E377]/[.F377]))" office:value-type="float" office:value="-53.5678157666325">
            <text:p>-53.6</text:p>
          </table:table-cell>
          <table:table-cell table:style-name="ce4" table:formula="of:=MOD(DEGREES(ATAN2([.C377];[.D377]));360)" office:value-type="float" office:value="285.577305128525">
            <text:p>285.6</text:p>
          </table:table-cell>
          <table:table-cell table:style-name="ce4" table:formula="of:=[.H377]-180" office:value-type="float" office:value="105.577305128525">
            <text:p>105.6</text:p>
          </table:table-cell>
          <table:table-cell table:style-name="ce6" table:formula="of:=ROUND(([.I377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377]*(360/[.B$2])" office:value-type="float" office:value="22.5">
            <text:p>22.5</text:p>
          </table:table-cell>
          <table:table-cell table:style-name="ce6" table:formula="of:=ROUND(( ([.I377]+(([.K377]/2)*(360/[.B$2])))/360)*[.B$2];0)" office:value-type="float" office:value="16">
            <text:p>16</text:p>
          </table:table-cell>
          <table:table-cell table:style-name="ce11" table:formula="of:=ROUND(( ([.I377]-(([.K377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378M1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15.625">
            <text:p>15.625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-33.834">
            <text:p>-33.834</text:p>
          </table:table-cell>
          <table:table-cell table:style-name="ce4" table:formula="of:=SQRT( ([.C378]^2) + ([.D378]^2) + ([.E378]^2) )" office:value-type="float" office:value="45.4363757907692">
            <text:p>45.4</text:p>
          </table:table-cell>
          <table:table-cell table:style-name="ce4" table:formula="of:=DEGREES(ASIN([.E378]/[.F378]))" office:value-type="float" office:value="-48.1286727573231">
            <text:p>-48.1</text:p>
          </table:table-cell>
          <table:table-cell table:style-name="ce4" table:formula="of:=MOD(DEGREES(ATAN2([.C378];[.D378]));360)" office:value-type="float" office:value="301.012033565054">
            <text:p>301.0</text:p>
          </table:table-cell>
          <table:table-cell table:style-name="ce4" table:formula="of:=[.H378]-180" office:value-type="float" office:value="121.012033565054">
            <text:p>121.0</text:p>
          </table:table-cell>
          <table:table-cell table:style-name="ce6" table:formula="of:=ROUND(([.I378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378]*(360/[.B$2])" office:value-type="float" office:value="15">
            <text:p>15.0</text:p>
          </table:table-cell>
          <table:table-cell table:style-name="ce6" table:formula="of:=ROUND(( ([.I378]+(([.K378]/2)*(360/[.B$2])))/360)*[.B$2];0)" office:value-type="float" office:value="17">
            <text:p>17</text:p>
          </table:table-cell>
          <table:table-cell table:style-name="ce11" table:formula="of:=ROUND(( ([.I378]-(([.K378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77M1</text:p>
          </table:table-cell>
          <table:table-cell table:style-name="ce2" office:value-type="float" office:value="374">
            <text:p>374</text:p>
          </table:table-cell>
          <table:table-cell table:style-name="ce2" office:value-type="float" office:value="10.986">
            <text:p>10.986</text:p>
          </table:table-cell>
          <table:table-cell table:style-name="ce2" office:value-type="float" office:value="-28.214">
            <text:p>-28.214</text:p>
          </table:table-cell>
          <table:table-cell table:style-name="ce2" office:value-type="float" office:value="-33.811">
            <text:p>-33.811</text:p>
          </table:table-cell>
          <table:table-cell table:style-name="ce4" table:formula="of:=SQRT( ([.C379]^2) + ([.D379]^2) + ([.E379]^2) )" office:value-type="float" office:value="45.3861841643468">
            <text:p>45.4</text:p>
          </table:table-cell>
          <table:table-cell table:style-name="ce4" table:formula="of:=DEGREES(ASIN([.E379]/[.F379]))" office:value-type="float" office:value="-48.1558681849305">
            <text:p>-48.2</text:p>
          </table:table-cell>
          <table:table-cell table:style-name="ce4" table:formula="of:=MOD(DEGREES(ATAN2([.C379];[.D379]));360)" office:value-type="float" office:value="291.275001182247">
            <text:p>291.3</text:p>
          </table:table-cell>
          <table:table-cell table:style-name="ce4" table:formula="of:=[.H379]-180" office:value-type="float" office:value="111.275001182247">
            <text:p>111.3</text:p>
          </table:table-cell>
          <table:table-cell table:style-name="ce6" table:formula="of:=ROUND(([.I379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379]*(360/[.B$2])" office:value-type="float" office:value="15">
            <text:p>15.0</text:p>
          </table:table-cell>
          <table:table-cell table:style-name="ce6" table:formula="of:=ROUND(( ([.I379]+(([.K379]/2)*(360/[.B$2])))/360)*[.B$2];0)" office:value-type="float" office:value="16">
            <text:p>16</text:p>
          </table:table-cell>
          <table:table-cell table:style-name="ce11" table:formula="of:=ROUND(( ([.I379]-(([.K379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376M1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9.839">
            <text:p>9.839</text:p>
          </table:table-cell>
          <table:table-cell table:style-name="ce2" office:value-type="float" office:value="-32.312">
            <text:p>-32.312</text:p>
          </table:table-cell>
          <table:table-cell table:style-name="ce2" office:value-type="float" office:value="-30.28">
            <text:p>-30.28</text:p>
          </table:table-cell>
          <table:table-cell table:style-name="ce4" table:formula="of:=SQRT( ([.C380]^2) + ([.D380]^2) + ([.E380]^2) )" office:value-type="float" office:value="45.3624256957231">
            <text:p>45.4</text:p>
          </table:table-cell>
          <table:table-cell table:style-name="ce4" table:formula="of:=DEGREES(ASIN([.E380]/[.F380]))" office:value-type="float" office:value="-41.8753908882334">
            <text:p>-41.9</text:p>
          </table:table-cell>
          <table:table-cell table:style-name="ce4" table:formula="of:=MOD(DEGREES(ATAN2([.C380];[.D380]));360)" office:value-type="float" office:value="286.935486010414">
            <text:p>286.9</text:p>
          </table:table-cell>
          <table:table-cell table:style-name="ce4" table:formula="of:=[.H380]-180" office:value-type="float" office:value="106.935486010414">
            <text:p>106.9</text:p>
          </table:table-cell>
          <table:table-cell table:style-name="ce6" table:formula="of:=ROUND(([.I380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380]*(360/[.B$2])" office:value-type="float" office:value="22.5">
            <text:p>22.5</text:p>
          </table:table-cell>
          <table:table-cell table:style-name="ce6" table:formula="of:=ROUND(( ([.I380]+(([.K380]/2)*(360/[.B$2])))/360)*[.B$2];0)" office:value-type="float" office:value="16">
            <text:p>16</text:p>
          </table:table-cell>
          <table:table-cell table:style-name="ce11" table:formula="of:=ROUND(( ([.I380]-(([.K380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375M1</text:p>
          </table:table-cell>
          <table:table-cell table:style-name="ce2" office:value-type="float" office:value="376">
            <text:p>376</text:p>
          </table:table-cell>
          <table:table-cell table:style-name="ce2" office:value-type="float" office:value="19.216">
            <text:p>19.216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-30.35">
            <text:p>-30.35</text:p>
          </table:table-cell>
          <table:table-cell table:style-name="ce4" table:formula="of:=SQRT( ([.C381]^2) + ([.D381]^2) + ([.E381]^2) )" office:value-type="float" office:value="45.417754457921">
            <text:p>45.4</text:p>
          </table:table-cell>
          <table:table-cell table:style-name="ce4" table:formula="of:=DEGREES(ASIN([.E381]/[.F381]))" office:value-type="float" office:value="-41.9314394871824">
            <text:p>-41.9</text:p>
          </table:table-cell>
          <table:table-cell table:style-name="ce4" table:formula="of:=MOD(DEGREES(ATAN2([.C381];[.D381]));360)" office:value-type="float" office:value="304.660834410143">
            <text:p>304.7</text:p>
          </table:table-cell>
          <table:table-cell table:style-name="ce4" table:formula="of:=[.H381]-180" office:value-type="float" office:value="124.660834410143">
            <text:p>124.7</text:p>
          </table:table-cell>
          <table:table-cell table:style-name="ce6" table:formula="of:=ROUND(([.I381]/360)*[.B$2];0)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4" table:formula="of:=[.K381]*(360/[.B$2])" office:value-type="float" office:value="22.5">
            <text:p>22.5</text:p>
          </table:table-cell>
          <table:table-cell table:style-name="ce6" table:formula="of:=ROUND(( ([.I381]+(([.K381]/2)*(360/[.B$2])))/360)*[.B$2];0)" office:value-type="float" office:value="18">
            <text:p>18</text:p>
          </table:table-cell>
          <table:table-cell table:style-name="ce11" table:formula="of:=ROUND(( ([.I381]-(([.K381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74M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18.561">
            <text:p>18.561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-26.657">
            <text:p>-26.657</text:p>
          </table:table-cell>
          <table:table-cell table:style-name="ce4" table:formula="of:=SQRT( ([.C382]^2) + ([.D382]^2) + ([.E382]^2) )" office:value-type="float" office:value="45.4151293073134">
            <text:p>45.4</text:p>
          </table:table-cell>
          <table:table-cell table:style-name="ce4" table:formula="of:=DEGREES(ASIN([.E382]/[.F382]))" office:value-type="float" office:value="-35.9417875046477">
            <text:p>-35.9</text:p>
          </table:table-cell>
          <table:table-cell table:style-name="ce4" table:formula="of:=MOD(DEGREES(ATAN2([.C382];[.D382]));360)" office:value-type="float" office:value="300.31835342149">
            <text:p>300.3</text:p>
          </table:table-cell>
          <table:table-cell table:style-name="ce4" table:formula="of:=[.H382]-180" office:value-type="float" office:value="120.31835342149">
            <text:p>120.3</text:p>
          </table:table-cell>
          <table:table-cell table:style-name="ce6" table:formula="of:=ROUND(([.I382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382]*(360/[.B$2])" office:value-type="float" office:value="15">
            <text:p>15.0</text:p>
          </table:table-cell>
          <table:table-cell table:style-name="ce6" table:formula="of:=ROUND(( ([.I382]+(([.K382]/2)*(360/[.B$2])))/360)*[.B$2];0)" office:value-type="float" office:value="17">
            <text:p>17</text:p>
          </table:table-cell>
          <table:table-cell table:style-name="ce11" table:formula="of:=ROUND(( ([.I382]-(([.K382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73M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21.787">
            <text:p>21.78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-22.437">
            <text:p>-22.437</text:p>
          </table:table-cell>
          <table:table-cell table:style-name="ce4" table:formula="of:=SQRT( ([.C383]^2) + ([.D383]^2) + ([.E383]^2) )" office:value-type="float" office:value="45.4181303336014">
            <text:p>45.4</text:p>
          </table:table-cell>
          <table:table-cell table:style-name="ce4" table:formula="of:=DEGREES(ASIN([.E383]/[.F383]))" office:value-type="float" office:value="-29.60447445294">
            <text:p>-29.6</text:p>
          </table:table-cell>
          <table:table-cell table:style-name="ce4" table:formula="of:=MOD(DEGREES(ATAN2([.C383];[.D383]));360)" office:value-type="float" office:value="303.485237968723">
            <text:p>303.5</text:p>
          </table:table-cell>
          <table:table-cell table:style-name="ce4" table:formula="of:=[.H383]-180" office:value-type="float" office:value="123.485237968723">
            <text:p>123.5</text:p>
          </table:table-cell>
          <table:table-cell table:style-name="ce6" table:formula="of:=ROUND(([.I383]/360)*[.B$2];0)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4" table:formula="of:=[.K383]*(360/[.B$2])" office:value-type="float" office:value="22.5">
            <text:p>22.5</text:p>
          </table:table-cell>
          <table:table-cell table:style-name="ce6" table:formula="of:=ROUND(( ([.I383]+(([.K383]/2)*(360/[.B$2])))/360)*[.B$2];0)" office:value-type="float" office:value="18">
            <text:p>18</text:p>
          </table:table-cell>
          <table:table-cell table:style-name="ce11" table:formula="of:=ROUND(( ([.I383]-(([.K383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72M1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13.823">
            <text:p>13.823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-26.61">
            <text:p>-26.61</text:p>
          </table:table-cell>
          <table:table-cell table:style-name="ce4" table:formula="of:=SQRT( ([.C384]^2) + ([.D384]^2) + ([.E384]^2) )" office:value-type="float" office:value="45.3624610553704">
            <text:p>45.4</text:p>
          </table:table-cell>
          <table:table-cell table:style-name="ce4" table:formula="of:=DEGREES(ASIN([.E384]/[.F384]))" office:value-type="float" office:value="-35.9166964573129">
            <text:p>-35.9</text:p>
          </table:table-cell>
          <table:table-cell table:style-name="ce4" table:formula="of:=MOD(DEGREES(ATAN2([.C384];[.D384]));360)" office:value-type="float" office:value="292.102314112447">
            <text:p>292.1</text:p>
          </table:table-cell>
          <table:table-cell table:style-name="ce4" table:formula="of:=[.H384]-180" office:value-type="float" office:value="112.102314112447">
            <text:p>112.1</text:p>
          </table:table-cell>
          <table:table-cell table:style-name="ce6" table:formula="of:=ROUND(([.I384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384]*(360/[.B$2])" office:value-type="float" office:value="15">
            <text:p>15.0</text:p>
          </table:table-cell>
          <table:table-cell table:style-name="ce6" table:formula="of:=ROUND(( ([.I384]+(([.K384]/2)*(360/[.B$2])))/360)*[.B$2];0)" office:value-type="float" office:value="16">
            <text:p>16</text:p>
          </table:table-cell>
          <table:table-cell table:style-name="ce11" table:formula="of:=ROUND(( ([.I384]-(([.K384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371M1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12.427">
            <text:p>12.427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-22.315">
            <text:p>-22.315</text:p>
          </table:table-cell>
          <table:table-cell table:style-name="ce4" table:formula="of:=SQRT( ([.C385]^2) + ([.D385]^2) + ([.E385]^2) )" office:value-type="float" office:value="45.3623158359447">
            <text:p>45.4</text:p>
          </table:table-cell>
          <table:table-cell table:style-name="ce4" table:formula="of:=DEGREES(ASIN([.E385]/[.F385]))" office:value-type="float" office:value="-29.4673920925147">
            <text:p>-29.5</text:p>
          </table:table-cell>
          <table:table-cell table:style-name="ce4" table:formula="of:=MOD(DEGREES(ATAN2([.C385];[.D385]));360)" office:value-type="float" office:value="288.339984289859">
            <text:p>288.3</text:p>
          </table:table-cell>
          <table:table-cell table:style-name="ce4" table:formula="of:=[.H385]-180" office:value-type="float" office:value="108.339984289859">
            <text:p>108.3</text:p>
          </table:table-cell>
          <table:table-cell table:style-name="ce6" table:formula="of:=ROUND(([.I385]/360)*[.B$2];0)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4" table:formula="of:=[.K385]*(360/[.B$2])" office:value-type="float" office:value="22.5">
            <text:p>22.5</text:p>
          </table:table-cell>
          <table:table-cell table:style-name="ce6" table:formula="of:=ROUND(( ([.I385]+(([.K385]/2)*(360/[.B$2])))/360)*[.B$2];0)" office:value-type="float" office:value="16">
            <text:p>16</text:p>
          </table:table-cell>
          <table:table-cell table:style-name="ce11" table:formula="of:=ROUND(( ([.I385]-(([.K385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370M1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20.672">
            <text:p>20.672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-18.301">
            <text:p>-18.301</text:p>
          </table:table-cell>
          <table:table-cell table:style-name="ce4" table:formula="of:=SQRT( ([.C386]^2) + ([.D386]^2) + ([.E386]^2) )" office:value-type="float" office:value="45.4363024573963">
            <text:p>45.4</text:p>
          </table:table-cell>
          <table:table-cell table:style-name="ce4" table:formula="of:=DEGREES(ASIN([.E386]/[.F386]))" office:value-type="float" office:value="-23.7523139651352">
            <text:p>-23.8</text:p>
          </table:table-cell>
          <table:table-cell table:style-name="ce4" table:formula="of:=MOD(DEGREES(ATAN2([.C386];[.D386]));360)" office:value-type="float" office:value="299.806399602583">
            <text:p>299.8</text:p>
          </table:table-cell>
          <table:table-cell table:style-name="ce4" table:formula="of:=[.H386]-180" office:value-type="float" office:value="119.806399602584">
            <text:p>119.8</text:p>
          </table:table-cell>
          <table:table-cell table:style-name="ce6" table:formula="of:=ROUND(([.I386]/360)*[.B$2];0)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4" table:formula="of:=[.K386]*(360/[.B$2])" office:value-type="float" office:value="15">
            <text:p>15.0</text:p>
          </table:table-cell>
          <table:table-cell table:style-name="ce6" table:formula="of:=ROUND(( ([.I386]+(([.K386]/2)*(360/[.B$2])))/360)*[.B$2];0)" office:value-type="float" office:value="17">
            <text:p>17</text:p>
          </table:table-cell>
          <table:table-cell table:style-name="ce11" table:formula="of:=ROUND(( ([.I386]-(([.K386]/2)*(360/[.B$2])))/360)*[.B$2];0)" office:value-type="float" office:value="15">
            <text:p>15</text:p>
          </table:table-cell>
          <table:table-cell table:style-name="ce2"/>
        </table:table-row>
        <table:table-row table:style-name="ro1">
          <table:table-cell table:style-name="ce2" office:value-type="string">
            <text:p>3369M1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16.05">
            <text:p>16.05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-18.226">
            <text:p>-18.226</text:p>
          </table:table-cell>
          <table:table-cell table:style-name="ce4" table:formula="of:=SQRT( ([.C387]^2) + ([.D387]^2) + ([.E387]^2) )" office:value-type="float" office:value="45.3861051424332">
            <text:p>45.4</text:p>
          </table:table-cell>
          <table:table-cell table:style-name="ce4" table:formula="of:=DEGREES(ASIN([.E387]/[.F387]))" office:value-type="float" office:value="-23.6767794646399">
            <text:p>-23.7</text:p>
          </table:table-cell>
          <table:table-cell table:style-name="ce4" table:formula="of:=MOD(DEGREES(ATAN2([.C387];[.D387]));360)" office:value-type="float" office:value="292.714234930783">
            <text:p>292.7</text:p>
          </table:table-cell>
          <table:table-cell table:style-name="ce4" table:formula="of:=[.H387]-180" office:value-type="float" office:value="112.714234930783">
            <text:p>112.7</text:p>
          </table:table-cell>
          <table:table-cell table:style-name="ce6" table:formula="of:=ROUND(([.I387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387]*(360/[.B$2])" office:value-type="float" office:value="15">
            <text:p>15.0</text:p>
          </table:table-cell>
          <table:table-cell table:style-name="ce6" table:formula="of:=ROUND(( ([.I387]+(([.K387]/2)*(360/[.B$2])))/360)*[.B$2];0)" office:value-type="float" office:value="16">
            <text:p>16</text:p>
          </table:table-cell>
          <table:table-cell table:style-name="ce11" table:formula="of:=ROUND(( ([.I387]-(([.K387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368M1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14.609">
            <text:p>14.609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-13.896">
            <text:p>-13.896</text:p>
          </table:table-cell>
          <table:table-cell table:style-name="ce4" table:formula="of:=SQRT( ([.C388]^2) + ([.D388]^2) + ([.E388]^2) )" office:value-type="float" office:value="45.4356224343851">
            <text:p>45.4</text:p>
          </table:table-cell>
          <table:table-cell table:style-name="ce4" table:formula="of:=DEGREES(ASIN([.E388]/[.F388]))" office:value-type="float" office:value="-17.8086666994292">
            <text:p>-17.8</text:p>
          </table:table-cell>
          <table:table-cell table:style-name="ce4" table:formula="of:=MOD(DEGREES(ATAN2([.C388];[.D388]));360)" office:value-type="float" office:value="289.737662831651">
            <text:p>289.7</text:p>
          </table:table-cell>
          <table:table-cell table:style-name="ce4" table:formula="of:=[.H388]-180" office:value-type="float" office:value="109.737662831651">
            <text:p>109.7</text:p>
          </table:table-cell>
          <table:table-cell table:style-name="ce6" table:formula="of:=ROUND(([.I388]/360)*[.B$2];0)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4" table:formula="of:=[.K388]*(360/[.B$2])" office:value-type="float" office:value="15">
            <text:p>15.0</text:p>
          </table:table-cell>
          <table:table-cell table:style-name="ce6" table:formula="of:=ROUND(( ([.I388]+(([.K388]/2)*(360/[.B$2])))/360)*[.B$2];0)" office:value-type="float" office:value="16">
            <text:p>16</text:p>
          </table:table-cell>
          <table:table-cell table:style-name="ce11" table:formula="of:=ROUND(( ([.I388]-(([.K388]/2)*(360/[.B$2])))/360)*[.B$2];0)" office:value-type="float" office:value="14">
            <text:p>14</text:p>
          </table:table-cell>
          <table:table-cell table:style-name="ce2"/>
        </table:table-row>
        <table:table-row table:style-name="ro1">
          <table:table-cell table:style-name="ce2" office:value-type="string">
            <text:p>3399M1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-25.719">
            <text:p>-25.719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-22.012">
            <text:p>-22.012</text:p>
          </table:table-cell>
          <table:table-cell table:style-name="ce4" table:formula="of:=SQRT( ([.C389]^2) + ([.D389]^2) + ([.E389]^2) )" office:value-type="float" office:value="45.4208673849366">
            <text:p>45.4</text:p>
          </table:table-cell>
          <table:table-cell table:style-name="ce4" table:formula="of:=DEGREES(ASIN([.E389]/[.F389]))" office:value-type="float" office:value="-28.9877796545431">
            <text:p>-29.0</text:p>
          </table:table-cell>
          <table:table-cell table:style-name="ce4" table:formula="of:=MOD(DEGREES(ATAN2([.C389];[.D389]));360)" office:value-type="float" office:value="130.34085752227">
            <text:p>130.3</text:p>
          </table:table-cell>
          <table:table-cell table:style-name="ce4" table:formula="of:=[.H389]-180" office:value-type="float" office:value="-49.6591424777302">
            <text:p>-49.7</text:p>
          </table:table-cell>
          <table:table-cell table:style-name="ce6" table:formula="of:=ROUND(([.I389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389]*(360/[.B$2])" office:value-type="float" office:value="22.5">
            <text:p>22.5</text:p>
          </table:table-cell>
          <table:table-cell table:style-name="ce6" table:formula="of:=ROUND(( ([.I389]+(([.K389]/2)*(360/[.B$2])))/360)*[.B$2];0)" office:value-type="float" office:value="-5">
            <text:p>-5</text:p>
          </table:table-cell>
          <table:table-cell table:style-name="ce11" table:formula="of:=ROUND(( ([.I389]-(([.K389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398M1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-26.434">
            <text:p>-26.434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-25.78">
            <text:p>-25.78</text:p>
          </table:table-cell>
          <table:table-cell table:style-name="ce4" table:formula="of:=SQRT( ([.C390]^2) + ([.D390]^2) + ([.E390]^2) )" office:value-type="float" office:value="45.4222288312672">
            <text:p>45.4</text:p>
          </table:table-cell>
          <table:table-cell table:style-name="ce4" table:formula="of:=DEGREES(ASIN([.E390]/[.F390]))" office:value-type="float" office:value="-34.5804966322342">
            <text:p>-34.6</text:p>
          </table:table-cell>
          <table:table-cell table:style-name="ce4" table:formula="of:=MOD(DEGREES(ATAN2([.C390];[.D390]));360)" office:value-type="float" office:value="134.97833316564">
            <text:p>135.0</text:p>
          </table:table-cell>
          <table:table-cell table:style-name="ce4" table:formula="of:=[.H390]-180" office:value-type="float" office:value="-45.0216668343601">
            <text:p>-45.0</text:p>
          </table:table-cell>
          <table:table-cell table:style-name="ce6" table:formula="of:=ROUND(([.I390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390]*(360/[.B$2])" office:value-type="float" office:value="15">
            <text:p>15.0</text:p>
          </table:table-cell>
          <table:table-cell table:style-name="ce6" table:formula="of:=ROUND(( ([.I390]+(([.K390]/2)*(360/[.B$2])))/360)*[.B$2];0)" office:value-type="float" office:value="-5">
            <text:p>-5</text:p>
          </table:table-cell>
          <table:table-cell table:style-name="ce11" table:formula="of:=ROUND(( ([.I390]-(([.K390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397M1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-23.157">
            <text:p>-23.157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-29.898">
            <text:p>-29.898</text:p>
          </table:table-cell>
          <table:table-cell table:style-name="ce4" table:formula="of:=SQRT( ([.C391]^2) + ([.D391]^2) + ([.E391]^2) )" office:value-type="float" office:value="45.4209424935238">
            <text:p>45.4</text:p>
          </table:table-cell>
          <table:table-cell table:style-name="ce4" table:formula="of:=DEGREES(ASIN([.E391]/[.F391]))" office:value-type="float" office:value="-41.1659820111832">
            <text:p>-41.2</text:p>
          </table:table-cell>
          <table:table-cell table:style-name="ce4" table:formula="of:=MOD(DEGREES(ATAN2([.C391];[.D391]));360)" office:value-type="float" office:value="132.628409991044">
            <text:p>132.6</text:p>
          </table:table-cell>
          <table:table-cell table:style-name="ce4" table:formula="of:=[.H391]-180" office:value-type="float" office:value="-47.371590008956">
            <text:p>-47.4</text:p>
          </table:table-cell>
          <table:table-cell table:style-name="ce6" table:formula="of:=ROUND(([.I391]/360)*[.B$2];0)" office:value-type="float" office:value="-6">
            <text:p>-6</text:p>
          </table:table-cell>
          <table:table-cell table:style-name="ce2" office:value-type="float" office:value="3">
            <text:p>3</text:p>
          </table:table-cell>
          <table:table-cell table:style-name="ce4" table:formula="of:=[.K391]*(360/[.B$2])" office:value-type="float" office:value="22.5">
            <text:p>22.5</text:p>
          </table:table-cell>
          <table:table-cell table:style-name="ce6" table:formula="of:=ROUND(( ([.I391]+(([.K391]/2)*(360/[.B$2])))/360)*[.B$2];0)" office:value-type="float" office:value="-5">
            <text:p>-5</text:p>
          </table:table-cell>
          <table:table-cell table:style-name="ce11" table:formula="of:=ROUND(( ([.I391]-(([.K391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396M1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-29.864">
            <text:p>-29.86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-24.947">
            <text:p>-24.947</text:p>
          </table:table-cell>
          <table:table-cell table:style-name="ce4" table:formula="of:=SQRT( ([.C392]^2) + ([.D392]^2) + ([.E392]^2) )" office:value-type="float" office:value="45.4356164368879">
            <text:p>45.4</text:p>
          </table:table-cell>
          <table:table-cell table:style-name="ce4" table:formula="of:=DEGREES(ASIN([.E392]/[.F392]))" office:value-type="float" office:value="-33.3027306354125">
            <text:p>-33.3</text:p>
          </table:table-cell>
          <table:table-cell table:style-name="ce4" table:formula="of:=MOD(DEGREES(ATAN2([.C392];[.D392]));360)" office:value-type="float" office:value="141.852942576127">
            <text:p>141.9</text:p>
          </table:table-cell>
          <table:table-cell table:style-name="ce4" table:formula="of:=[.H392]-180" office:value-type="float" office:value="-38.1470574238734">
            <text:p>-38.1</text:p>
          </table:table-cell>
          <table:table-cell table:style-name="ce6" table:formula="of:=ROUND(([.I392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392]*(360/[.B$2])" office:value-type="float" office:value="15">
            <text:p>15.0</text:p>
          </table:table-cell>
          <table:table-cell table:style-name="ce6" table:formula="of:=ROUND(( ([.I392]+(([.K392]/2)*(360/[.B$2])))/360)*[.B$2];0)" office:value-type="float" office:value="-4">
            <text:p>-4</text:p>
          </table:table-cell>
          <table:table-cell table:style-name="ce11" table:formula="of:=ROUND(( ([.I392]-(([.K392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395M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-30.718">
            <text:p>-30.718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-27.575">
            <text:p>-27.575</text:p>
          </table:table-cell>
          <table:table-cell table:style-name="ce4" table:formula="of:=SQRT( ([.C393]^2) + ([.D393]^2) + ([.E393]^2) )" office:value-type="float" office:value="45.4357389507423">
            <text:p>45.4</text:p>
          </table:table-cell>
          <table:table-cell table:style-name="ce4" table:formula="of:=DEGREES(ASIN([.E393]/[.F393]))" office:value-type="float" office:value="-37.3657681172573">
            <text:p>-37.4</text:p>
          </table:table-cell>
          <table:table-cell table:style-name="ce4" table:formula="of:=MOD(DEGREES(ATAN2([.C393];[.D393]));360)" office:value-type="float" office:value="148.282212552384">
            <text:p>148.3</text:p>
          </table:table-cell>
          <table:table-cell table:style-name="ce4" table:formula="of:=[.H393]-180" office:value-type="float" office:value="-31.7177874476163">
            <text:p>-31.7</text:p>
          </table:table-cell>
          <table:table-cell table:style-name="ce6" table:formula="of:=ROUND(([.I393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393]*(360/[.B$2])" office:value-type="float" office:value="15">
            <text:p>15.0</text:p>
          </table:table-cell>
          <table:table-cell table:style-name="ce6" table:formula="of:=ROUND(( ([.I393]+(([.K393]/2)*(360/[.B$2])))/360)*[.B$2];0)" office:value-type="float" office:value="-3">
            <text:p>-3</text:p>
          </table:table-cell>
          <table:table-cell table:style-name="ce11" table:formula="of:=ROUND(( ([.I393]-(([.K393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394M1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-24.031">
            <text:p>-24.031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-32.589">
            <text:p>-32.589</text:p>
          </table:table-cell>
          <table:table-cell table:style-name="ce4" table:formula="of:=SQRT( ([.C394]^2) + ([.D394]^2) + ([.E394]^2) )" office:value-type="float" office:value="45.4219176829865">
            <text:p>45.4</text:p>
          </table:table-cell>
          <table:table-cell table:style-name="ce4" table:formula="of:=DEGREES(ASIN([.E394]/[.F394]))" office:value-type="float" office:value="-45.8462396365824">
            <text:p>-45.8</text:p>
          </table:table-cell>
          <table:table-cell table:style-name="ce4" table:formula="of:=MOD(DEGREES(ATAN2([.C394];[.D394]));360)" office:value-type="float" office:value="139.420703740339">
            <text:p>139.4</text:p>
          </table:table-cell>
          <table:table-cell table:style-name="ce4" table:formula="of:=[.H394]-180" office:value-type="float" office:value="-40.5792962596611">
            <text:p>-40.6</text:p>
          </table:table-cell>
          <table:table-cell table:style-name="ce6" table:formula="of:=ROUND(([.I394]/360)*[.B$2];0)" office:value-type="float" office:value="-5">
            <text:p>-5</text:p>
          </table:table-cell>
          <table:table-cell table:style-name="ce2" office:value-type="float" office:value="3">
            <text:p>3</text:p>
          </table:table-cell>
          <table:table-cell table:style-name="ce4" table:formula="of:=[.K394]*(360/[.B$2])" office:value-type="float" office:value="22.5">
            <text:p>22.5</text:p>
          </table:table-cell>
          <table:table-cell table:style-name="ce6" table:formula="of:=ROUND(( ([.I394]+(([.K394]/2)*(360/[.B$2])))/360)*[.B$2];0)" office:value-type="float" office:value="-4">
            <text:p>-4</text:p>
          </table:table-cell>
          <table:table-cell table:style-name="ce11" table:formula="of:=ROUND(( ([.I394]-(([.K394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393M1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-28.162">
            <text:p>-28.162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-31.1">
            <text:p>-31.1</text:p>
          </table:table-cell>
          <table:table-cell table:style-name="ce4" table:formula="of:=SQRT( ([.C395]^2) + ([.D395]^2) + ([.E395]^2) )" office:value-type="float" office:value="45.4229266890631">
            <text:p>45.4</text:p>
          </table:table-cell>
          <table:table-cell table:style-name="ce4" table:formula="of:=DEGREES(ASIN([.E395]/[.F395]))" office:value-type="float" office:value="-43.210152905154">
            <text:p>-43.2</text:p>
          </table:table-cell>
          <table:table-cell table:style-name="ce4" table:formula="of:=MOD(DEGREES(ATAN2([.C395];[.D395]));360)" office:value-type="float" office:value="148.282633339462">
            <text:p>148.3</text:p>
          </table:table-cell>
          <table:table-cell table:style-name="ce4" table:formula="of:=[.H395]-180" office:value-type="float" office:value="-31.7173666605383">
            <text:p>-31.7</text:p>
          </table:table-cell>
          <table:table-cell table:style-name="ce6" table:formula="of:=ROUND(([.I395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395]*(360/[.B$2])" office:value-type="float" office:value="15">
            <text:p>15.0</text:p>
          </table:table-cell>
          <table:table-cell table:style-name="ce6" table:formula="of:=ROUND(( ([.I395]+(([.K395]/2)*(360/[.B$2])))/360)*[.B$2];0)" office:value-type="float" office:value="-3">
            <text:p>-3</text:p>
          </table:table-cell>
          <table:table-cell table:style-name="ce11" table:formula="of:=ROUND(( ([.I395]-(([.K395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392M1</text:p>
          </table:table-cell>
          <table:table-cell table:style-name="ce2" office:value-type="float" office:value="391">
            <text:p>391</text:p>
          </table:table-cell>
          <table:table-cell table:style-name="ce2" office:value-type="float" office:value="-29.155">
            <text:p>-29.155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-32.589">
            <text:p>-32.589</text:p>
          </table:table-cell>
          <table:table-cell table:style-name="ce4" table:formula="of:=SQRT( ([.C396]^2) + ([.D396]^2) + ([.E396]^2) )" office:value-type="float" office:value="45.4213721281073">
            <text:p>45.4</text:p>
          </table:table-cell>
          <table:table-cell table:style-name="ce4" table:formula="of:=DEGREES(ASIN([.E396]/[.F396]))" office:value-type="float" office:value="-45.8469484537548">
            <text:p>-45.8</text:p>
          </table:table-cell>
          <table:table-cell table:style-name="ce4" table:formula="of:=MOD(DEGREES(ATAN2([.C396];[.D396]));360)" office:value-type="float" office:value="157.142628683213">
            <text:p>157.1</text:p>
          </table:table-cell>
          <table:table-cell table:style-name="ce4" table:formula="of:=[.H396]-180" office:value-type="float" office:value="-22.8573713167874">
            <text:p>-22.9</text:p>
          </table:table-cell>
          <table:table-cell table:style-name="ce6" table:formula="of:=ROUND(([.I396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396]*(360/[.B$2])" office:value-type="float" office:value="15">
            <text:p>15.0</text:p>
          </table:table-cell>
          <table:table-cell table:style-name="ce6" table:formula="of:=ROUND(( ([.I396]+(([.K396]/2)*(360/[.B$2])))/360)*[.B$2];0)" office:value-type="float" office:value="-2">
            <text:p>-2</text:p>
          </table:table-cell>
          <table:table-cell table:style-name="ce11" table:formula="of:=ROUND(( ([.I396]-(([.K396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391M1</text:p>
          </table:table-cell>
          <table:table-cell table:style-name="ce2" office:value-type="float" office:value="392">
            <text:p>392</text:p>
          </table:table-cell>
          <table:table-cell table:style-name="ce2" office:value-type="float" office:value="-20.953">
            <text:p>-20.95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-35.695">
            <text:p>-35.695</text:p>
          </table:table-cell>
          <table:table-cell table:style-name="ce4" table:formula="of:=SQRT( ([.C397]^2) + ([.D397]^2) + ([.E397]^2) )" office:value-type="float" office:value="45.4182103896664">
            <text:p>45.4</text:p>
          </table:table-cell>
          <table:table-cell table:style-name="ce4" table:formula="of:=DEGREES(ASIN([.E397]/[.F397]))" office:value-type="float" office:value="-51.805684219862">
            <text:p>-51.8</text:p>
          </table:table-cell>
          <table:table-cell table:style-name="ce4" table:formula="of:=MOD(DEGREES(ATAN2([.C397];[.D397]));360)" office:value-type="float" office:value="138.253451382929">
            <text:p>138.3</text:p>
          </table:table-cell>
          <table:table-cell table:style-name="ce4" table:formula="of:=[.H397]-180" office:value-type="float" office:value="-41.7465486170709">
            <text:p>-41.7</text:p>
          </table:table-cell>
          <table:table-cell table:style-name="ce6" table:formula="of:=ROUND(([.I397]/360)*[.B$2];0)" office:value-type="float" office:value="-6">
            <text:p>-6</text:p>
          </table:table-cell>
          <table:table-cell table:style-name="ce2" office:value-type="float" office:value="3">
            <text:p>3</text:p>
          </table:table-cell>
          <table:table-cell table:style-name="ce4" table:formula="of:=[.K397]*(360/[.B$2])" office:value-type="float" office:value="22.5">
            <text:p>22.5</text:p>
          </table:table-cell>
          <table:table-cell table:style-name="ce6" table:formula="of:=ROUND(( ([.I397]+(([.K397]/2)*(360/[.B$2])))/360)*[.B$2];0)" office:value-type="float" office:value="-4">
            <text:p>-4</text:p>
          </table:table-cell>
          <table:table-cell table:style-name="ce11" table:formula="of:=ROUND(( ([.I397]-(([.K397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390M1</text:p>
          </table:table-cell>
          <table:table-cell table:style-name="ce2" office:value-type="float" office:value="393">
            <text:p>393</text:p>
          </table:table-cell>
          <table:table-cell table:style-name="ce2" office:value-type="float" office:value="-22.023">
            <text:p>-22.023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-37.313">
            <text:p>-37.313</text:p>
          </table:table-cell>
          <table:table-cell table:style-name="ce4" table:formula="of:=SQRT( ([.C398]^2) + ([.D398]^2) + ([.E398]^2) )" office:value-type="float" office:value="45.4154053378366">
            <text:p>45.4</text:p>
          </table:table-cell>
          <table:table-cell table:style-name="ce4" table:formula="of:=DEGREES(ASIN([.E398]/[.F398]))" office:value-type="float" office:value="-55.2446247688753">
            <text:p>-55.2</text:p>
          </table:table-cell>
          <table:table-cell table:style-name="ce4" table:formula="of:=MOD(DEGREES(ATAN2([.C398];[.D398]));360)" office:value-type="float" office:value="148.2805725383">
            <text:p>148.3</text:p>
          </table:table-cell>
          <table:table-cell table:style-name="ce4" table:formula="of:=[.H398]-180" office:value-type="float" office:value="-31.7194274617002">
            <text:p>-31.7</text:p>
          </table:table-cell>
          <table:table-cell table:style-name="ce6" table:formula="of:=ROUND(([.I398]/360)*[.B$2];0)" office:value-type="float" office:value="-4">
            <text:p>-4</text:p>
          </table:table-cell>
          <table:table-cell table:style-name="ce2" office:value-type="float" office:value="3">
            <text:p>3</text:p>
          </table:table-cell>
          <table:table-cell table:style-name="ce4" table:formula="of:=[.K398]*(360/[.B$2])" office:value-type="float" office:value="22.5">
            <text:p>22.5</text:p>
          </table:table-cell>
          <table:table-cell table:style-name="ce6" table:formula="of:=ROUND(( ([.I398]+(([.K398]/2)*(360/[.B$2])))/360)*[.B$2];0)" office:value-type="float" office:value="-3">
            <text:p>-3</text:p>
          </table:table-cell>
          <table:table-cell table:style-name="ce11" table:formula="of:=ROUND(( ([.I398]-(([.K398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389M1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-18.178">
            <text:p>-18.178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-40.014">
            <text:p>-40.014</text:p>
          </table:table-cell>
          <table:table-cell table:style-name="ce4" table:formula="of:=SQRT( ([.C399]^2) + ([.D399]^2) + ([.E399]^2) )" office:value-type="float" office:value="45.3625686662473">
            <text:p>45.4</text:p>
          </table:table-cell>
          <table:table-cell table:style-name="ce4" table:formula="of:=DEGREES(ASIN([.E399]/[.F399]))" office:value-type="float" office:value="-61.8958691963141">
            <text:p>-61.9</text:p>
          </table:table-cell>
          <table:table-cell table:style-name="ce4" table:formula="of:=MOD(DEGREES(ATAN2([.C399];[.D399]));360)" office:value-type="float" office:value="148.283943893771">
            <text:p>148.3</text:p>
          </table:table-cell>
          <table:table-cell table:style-name="ce4" table:formula="of:=[.H399]-180" office:value-type="float" office:value="-31.7160561062286">
            <text:p>-31.7</text:p>
          </table:table-cell>
          <table:table-cell table:style-name="ce6" table:formula="of:=ROUND(([.I399]/360)*[.B$2];0)" office:value-type="float" office:value="-4">
            <text:p>-4</text:p>
          </table:table-cell>
          <table:table-cell table:style-name="ce2" office:value-type="float" office:value="3">
            <text:p>3</text:p>
          </table:table-cell>
          <table:table-cell table:style-name="ce4" table:formula="of:=[.K399]*(360/[.B$2])" office:value-type="float" office:value="22.5">
            <text:p>22.5</text:p>
          </table:table-cell>
          <table:table-cell table:style-name="ce6" table:formula="of:=ROUND(( ([.I399]+(([.K399]/2)*(360/[.B$2])))/360)*[.B$2];0)" office:value-type="float" office:value="-3">
            <text:p>-3</text:p>
          </table:table-cell>
          <table:table-cell table:style-name="ce11" table:formula="of:=ROUND(( ([.I399]-(([.K399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388M1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-26.095">
            <text:p>-26.095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-35.696">
            <text:p>-35.696</text:p>
          </table:table-cell>
          <table:table-cell table:style-name="ce4" table:formula="of:=SQRT( ([.C400]^2) + ([.D400]^2) + ([.E400]^2) )" office:value-type="float" office:value="45.4189066579106">
            <text:p>45.4</text:p>
          </table:table-cell>
          <table:table-cell table:style-name="ce4" table:formula="of:=DEGREES(ASIN([.E400]/[.F400]))" office:value-type="float" office:value="-51.80660799591">
            <text:p>-51.8</text:p>
          </table:table-cell>
          <table:table-cell table:style-name="ce4" table:formula="of:=MOD(DEGREES(ATAN2([.C400];[.D400]));360)" office:value-type="float" office:value="158.310353379682">
            <text:p>158.3</text:p>
          </table:table-cell>
          <table:table-cell table:style-name="ce4" table:formula="of:=[.H400]-180" office:value-type="float" office:value="-21.6896466203179">
            <text:p>-21.7</text:p>
          </table:table-cell>
          <table:table-cell table:style-name="ce6" table:formula="of:=ROUND(([.I400]/360)*[.B$2];0)" office:value-type="float" office:value="-3">
            <text:p>-3</text:p>
          </table:table-cell>
          <table:table-cell table:style-name="ce2" office:value-type="float" office:value="3">
            <text:p>3</text:p>
          </table:table-cell>
          <table:table-cell table:style-name="ce4" table:formula="of:=[.K400]*(360/[.B$2])" office:value-type="float" office:value="22.5">
            <text:p>22.5</text:p>
          </table:table-cell>
          <table:table-cell table:style-name="ce6" table:formula="of:=ROUND(( ([.I400]+(([.K400]/2)*(360/[.B$2])))/360)*[.B$2];0)" office:value-type="float" office:value="-1">
            <text:p>-1</text:p>
          </table:table-cell>
          <table:table-cell table:style-name="ce11" table:formula="of:=ROUND(( ([.I400]-(([.K400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387M1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-26.582">
            <text:p>-26.582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-36.489">
            <text:p>-36.489</text:p>
          </table:table-cell>
          <table:table-cell table:style-name="ce4" table:formula="of:=SQRT( ([.C401]^2) + ([.D401]^2) + ([.E401]^2) )" office:value-type="float" office:value="45.4368856877317">
            <text:p>45.4</text:p>
          </table:table-cell>
          <table:table-cell table:style-name="ce4" table:formula="of:=DEGREES(ASIN([.E401]/[.F401]))" office:value-type="float" office:value="-53.424274398428">
            <text:p>-53.4</text:p>
          </table:table-cell>
          <table:table-cell table:style-name="ce4" table:formula="of:=MOD(DEGREES(ATAN2([.C401];[.D401]));360)" office:value-type="float" office:value="169.047813915926">
            <text:p>169.0</text:p>
          </table:table-cell>
          <table:table-cell table:style-name="ce4" table:formula="of:=[.H401]-180" office:value-type="float" office:value="-10.9521860840739">
            <text:p>-11.0</text:p>
          </table:table-cell>
          <table:table-cell table:style-name="ce6" table:formula="of:=ROUND(([.I401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401]*(360/[.B$2])" office:value-type="float" office:value="22.5">
            <text:p>22.5</text:p>
          </table:table-cell>
          <table:table-cell table:style-name="ce6" table:formula="of:=ROUND(( ([.I401]+(([.K401]/2)*(360/[.B$2])))/360)*[.B$2];0)" office:value-type="float" office:value="0">
            <text:p>0</text:p>
          </table:table-cell>
          <table:table-cell table:style-name="ce11" table:formula="of:=ROUND(( ([.I401]-(([.K401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386M1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-18.507">
            <text:p>-18.507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-41.028">
            <text:p>-41.028</text:p>
          </table:table-cell>
          <table:table-cell table:style-name="ce4" table:formula="of:=SQRT( ([.C402]^2) + ([.D402]^2) + ([.E402]^2) )" office:value-type="float" office:value="45.3623151305133">
            <text:p>45.4</text:p>
          </table:table-cell>
          <table:table-cell table:style-name="ce4" table:formula="of:=DEGREES(ASIN([.E402]/[.F402]))" office:value-type="float" office:value="-64.7494690105371">
            <text:p>-64.7</text:p>
          </table:table-cell>
          <table:table-cell table:style-name="ce4" table:formula="of:=MOD(DEGREES(ATAN2([.C402];[.D402]));360)" office:value-type="float" office:value="163.020267538093">
            <text:p>163.0</text:p>
          </table:table-cell>
          <table:table-cell table:style-name="ce4" table:formula="of:=[.H402]-180" office:value-type="float" office:value="-16.979732461907">
            <text:p>-17.0</text:p>
          </table:table-cell>
          <table:table-cell table:style-name="ce6" table:formula="of:=ROUND(([.I402]/360)*[.B$2];0)" office:value-type="float" office:value="-2">
            <text:p>-2</text:p>
          </table:table-cell>
          <table:table-cell table:style-name="ce2" office:value-type="float" office:value="4">
            <text:p>4</text:p>
          </table:table-cell>
          <table:table-cell table:style-name="ce4" table:formula="of:=[.K402]*(360/[.B$2])" office:value-type="float" office:value="30">
            <text:p>30.0</text:p>
          </table:table-cell>
          <table:table-cell table:style-name="ce6" table:formula="of:=ROUND(( ([.I402]+(([.K402]/2)*(360/[.B$2])))/360)*[.B$2];0)" office:value-type="float" office:value="-0">
            <text:p>0</text:p>
          </table:table-cell>
          <table:table-cell table:style-name="ce11" table:formula="of:=ROUND(( ([.I402]-(([.K402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385M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-22.839">
            <text:p>-22.839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-39.121">
            <text:p>-39.121</text:p>
          </table:table-cell>
          <table:table-cell table:style-name="ce4" table:formula="of:=SQRT( ([.C403]^2) + ([.D403]^2) + ([.E403]^2) )" office:value-type="float" office:value="45.3858283057608">
            <text:p>45.4</text:p>
          </table:table-cell>
          <table:table-cell table:style-name="ce4" table:formula="of:=DEGREES(ASIN([.E403]/[.F403]))" office:value-type="float" office:value="-59.5379453159887">
            <text:p>-59.5</text:p>
          </table:table-cell>
          <table:table-cell table:style-name="ce4" table:formula="of:=MOD(DEGREES(ATAN2([.C403];[.D403]));360)" office:value-type="float" office:value="173.027870870015">
            <text:p>173.0</text:p>
          </table:table-cell>
          <table:table-cell table:style-name="ce4" table:formula="of:=[.H403]-180" office:value-type="float" office:value="-6.97212912998472">
            <text:p>-7.0</text:p>
          </table:table-cell>
          <table:table-cell table:style-name="ce6" table:formula="of:=ROUND(([.I403]/360)*[.B$2];0)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4" table:formula="of:=[.K403]*(360/[.B$2])" office:value-type="float" office:value="30">
            <text:p>30.0</text:p>
          </table:table-cell>
          <table:table-cell table:style-name="ce6" table:formula="of:=ROUND(( ([.I403]+(([.K403]/2)*(360/[.B$2])))/360)*[.B$2];0)" office:value-type="float" office:value="1">
            <text:p>1</text:p>
          </table:table-cell>
          <table:table-cell table:style-name="ce11" table:formula="of:=ROUND(( ([.I403]-(([.K403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384M1</text:p>
          </table:table-cell>
          <table:table-cell table:style-name="ce2" office:value-type="float" office:value="399">
            <text:p>399</text:p>
          </table:table-cell>
          <table:table-cell table:style-name="ce2" office:value-type="float" office:value="-22.835">
            <text:p>-22.835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-39.211">
            <text:p>-39.211</text:p>
          </table:table-cell>
          <table:table-cell table:style-name="ce4" table:formula="of:=SQRT( ([.C404]^2) + ([.D404]^2) + ([.E404]^2) )" office:value-type="float" office:value="45.4364055246451">
            <text:p>45.4</text:p>
          </table:table-cell>
          <table:table-cell table:style-name="ce4" table:formula="of:=DEGREES(ASIN([.E404]/[.F404]))" office:value-type="float" office:value="-59.653567651436">
            <text:p>-59.7</text:p>
          </table:table-cell>
          <table:table-cell table:style-name="ce4" table:formula="of:=MOD(DEGREES(ATAN2([.C404];[.D404]));360)" office:value-type="float" office:value="185.878232379685">
            <text:p>185.9</text:p>
          </table:table-cell>
          <table:table-cell table:style-name="ce4" table:formula="of:=[.H404]-180" office:value-type="float" office:value="5.87823237968487">
            <text:p>5.9</text:p>
          </table:table-cell>
          <table:table-cell table:style-name="ce6" table:formula="of:=ROUND(([.I404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404]*(360/[.B$2])" office:value-type="float" office:value="22.5">
            <text:p>22.5</text:p>
          </table:table-cell>
          <table:table-cell table:style-name="ce6" table:formula="of:=ROUND(( ([.I404]+(([.K404]/2)*(360/[.B$2])))/360)*[.B$2];0)" office:value-type="float" office:value="2">
            <text:p>2</text:p>
          </table:table-cell>
          <table:table-cell table:style-name="ce11" table:formula="of:=ROUND(( ([.I404]-(([.K404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415M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-13.99">
            <text:p>-13.99</text:p>
          </table:table-cell>
          <table:table-cell table:style-name="ce2" office:value-type="float" office:value="2.859">
            <text:p>2.859</text:p>
          </table:table-cell>
          <table:table-cell table:style-name="ce2" office:value-type="float" office:value="-43.057">
            <text:p>-43.057</text:p>
          </table:table-cell>
          <table:table-cell table:style-name="ce4" table:formula="of:=SQRT( ([.C405]^2) + ([.D405]^2) + ([.E405]^2) )" office:value-type="float" office:value="45.3629720146289">
            <text:p>45.4</text:p>
          </table:table-cell>
          <table:table-cell table:style-name="ce4" table:formula="of:=DEGREES(ASIN([.E405]/[.F405]))" office:value-type="float" office:value="-71.6527481509034">
            <text:p>-71.7</text:p>
          </table:table-cell>
          <table:table-cell table:style-name="ce4" table:formula="of:=MOD(DEGREES(ATAN2([.C405];[.D405]));360)" office:value-type="float" office:value="168.450054470811">
            <text:p>168.5</text:p>
          </table:table-cell>
          <table:table-cell table:style-name="ce4" table:formula="of:=[.H405]-180" office:value-type="float" office:value="-11.5499455291888">
            <text:p>-11.5</text:p>
          </table:table-cell>
          <table:table-cell table:style-name="ce6" table:formula="of:=ROUND(([.I405]/360)*[.B$2];0)" office:value-type="float" office:value="-2">
            <text:p>-2</text:p>
          </table:table-cell>
          <table:table-cell table:style-name="ce2"/>
          <table:table-cell table:style-name="ce4" table:formula="of:=[.K405]*(360/[.B$2])" office:value-type="float" office:value="0">
            <text:p>0.0</text:p>
          </table:table-cell>
          <table:table-cell table:style-name="ce6" table:formula="of:=ROUND(( ([.I405]+(([.K405]/2)*(360/[.B$2])))/360)*[.B$2];0)" office:value-type="float" office:value="-2">
            <text:p>-2</text:p>
          </table:table-cell>
          <table:table-cell table:style-name="ce11" table:formula="of:=ROUND(( ([.I405]-(([.K405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414M1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-14.014">
            <text:p>-14.014</text:p>
          </table:table-cell>
          <table:table-cell table:style-name="ce2" office:value-type="float" office:value="-2.406">
            <text:p>-2.406</text:p>
          </table:table-cell>
          <table:table-cell table:style-name="ce2" office:value-type="float" office:value="-43.132">
            <text:p>-43.132</text:p>
          </table:table-cell>
          <table:table-cell table:style-name="ce4" table:formula="of:=SQRT( ([.C406]^2) + ([.D406]^2) + ([.E406]^2) )" office:value-type="float" office:value="45.4153108103424">
            <text:p>45.4</text:p>
          </table:table-cell>
          <table:table-cell table:style-name="ce4" table:formula="of:=DEGREES(ASIN([.E406]/[.F406]))" office:value-type="float" office:value="-71.7545085147295">
            <text:p>-71.8</text:p>
          </table:table-cell>
          <table:table-cell table:style-name="ce4" table:formula="of:=MOD(DEGREES(ATAN2([.C406];[.D406]));360)" office:value-type="float" office:value="189.741876226841">
            <text:p>189.7</text:p>
          </table:table-cell>
          <table:table-cell table:style-name="ce4" table:formula="of:=[.H406]-180" office:value-type="float" office:value="9.74187622684076">
            <text:p>9.7</text:p>
          </table:table-cell>
          <table:table-cell table:style-name="ce6" table:formula="of:=ROUND(([.I406]/360)*[.B$2];0)" office:value-type="float" office:value="1">
            <text:p>1</text:p>
          </table:table-cell>
          <table:table-cell table:style-name="ce2"/>
          <table:table-cell table:style-name="ce4" table:formula="of:=[.K406]*(360/[.B$2])" office:value-type="float" office:value="0">
            <text:p>0.0</text:p>
          </table:table-cell>
          <table:table-cell table:style-name="ce6" table:formula="of:=ROUND(( ([.I406]+(([.K406]/2)*(360/[.B$2])))/360)*[.B$2];0)" office:value-type="float" office:value="1">
            <text:p>1</text:p>
          </table:table-cell>
          <table:table-cell table:style-name="ce11" table:formula="of:=ROUND(( ([.I406]-(([.K406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413M1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-9.225">
            <text:p>-9.225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-44.216">
            <text:p>-44.216</text:p>
          </table:table-cell>
          <table:table-cell table:style-name="ce4" table:formula="of:=SQRT( ([.C407]^2) + ([.D407]^2) + ([.E407]^2) )" office:value-type="float" office:value="45.4179903232188">
            <text:p>45.4</text:p>
          </table:table-cell>
          <table:table-cell table:style-name="ce4" table:formula="of:=DEGREES(ASIN([.E407]/[.F407]))" office:value-type="float" office:value="-76.7889710753625">
            <text:p>-76.8</text:p>
          </table:table-cell>
          <table:table-cell table:style-name="ce4" table:formula="of:=MOD(DEGREES(ATAN2([.C407];[.D407]));360)" office:value-type="float" office:value="207.283432689275">
            <text:p>207.3</text:p>
          </table:table-cell>
          <table:table-cell table:style-name="ce4" table:formula="of:=[.H407]-180" office:value-type="float" office:value="27.2834326892748">
            <text:p>27.3</text:p>
          </table:table-cell>
          <table:table-cell table:style-name="ce6" table:formula="of:=ROUND(([.I407]/360)*[.B$2];0)" office:value-type="float" office:value="4">
            <text:p>4</text:p>
          </table:table-cell>
          <table:table-cell table:style-name="ce2"/>
          <table:table-cell table:style-name="ce4" table:formula="of:=[.K407]*(360/[.B$2])" office:value-type="float" office:value="0">
            <text:p>0.0</text:p>
          </table:table-cell>
          <table:table-cell table:style-name="ce6" table:formula="of:=ROUND(( ([.I407]+(([.K407]/2)*(360/[.B$2])))/360)*[.B$2];0)" office:value-type="float" office:value="4">
            <text:p>4</text:p>
          </table:table-cell>
          <table:table-cell table:style-name="ce11" table:formula="of:=ROUND(( ([.I407]-(([.K407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412M1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-18.526">
            <text:p>-18.526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-41.194">
            <text:p>-41.194</text:p>
          </table:table-cell>
          <table:table-cell table:style-name="ce4" table:formula="of:=SQRT( ([.C408]^2) + ([.D408]^2) + ([.E408]^2) )" office:value-type="float" office:value="45.4180236910414">
            <text:p>45.4</text:p>
          </table:table-cell>
          <table:table-cell table:style-name="ce4" table:formula="of:=DEGREES(ASIN([.E408]/[.F408]))" office:value-type="float" office:value="-65.0935692769822">
            <text:p>-65.1</text:p>
          </table:table-cell>
          <table:table-cell table:style-name="ce4" table:formula="of:=MOD(DEGREES(ATAN2([.C408];[.D408]));360)" office:value-type="float" office:value="194.403863698142">
            <text:p>194.4</text:p>
          </table:table-cell>
          <table:table-cell table:style-name="ce4" table:formula="of:=[.H408]-180" office:value-type="float" office:value="14.4038636981423">
            <text:p>14.4</text:p>
          </table:table-cell>
          <table:table-cell table:style-name="ce6" table:formula="of:=ROUND(([.I408]/360)*[.B$2];0)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4" table:formula="of:=[.K408]*(360/[.B$2])" office:value-type="float" office:value="30">
            <text:p>30.0</text:p>
          </table:table-cell>
          <table:table-cell table:style-name="ce6" table:formula="of:=ROUND(( ([.I408]+(([.K408]/2)*(360/[.B$2])))/360)*[.B$2];0)" office:value-type="float" office:value="4">
            <text:p>4</text:p>
          </table:table-cell>
          <table:table-cell table:style-name="ce11" table:formula="of:=ROUND(( ([.I408]-(([.K408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411M1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-18.281">
            <text:p>-18.281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-40.489">
            <text:p>-40.489</text:p>
          </table:table-cell>
          <table:table-cell table:style-name="ce4" table:formula="of:=SQRT( ([.C409]^2) + ([.D409]^2) + ([.E409]^2) )" office:value-type="float" office:value="45.4207626752348">
            <text:p>45.4</text:p>
          </table:table-cell>
          <table:table-cell table:style-name="ce4" table:formula="of:=DEGREES(ASIN([.E409]/[.F409]))" office:value-type="float" office:value="-63.052295430141">
            <text:p>-63.1</text:p>
          </table:table-cell>
          <table:table-cell table:style-name="ce4" table:formula="of:=MOD(DEGREES(ATAN2([.C409];[.D409]));360)" office:value-type="float" office:value="207.360532699962">
            <text:p>207.4</text:p>
          </table:table-cell>
          <table:table-cell table:style-name="ce4" table:formula="of:=[.H409]-180" office:value-type="float" office:value="27.3605326999619">
            <text:p>27.4</text:p>
          </table:table-cell>
          <table:table-cell table:style-name="ce6" table:formula="of:=ROUND(([.I409]/360)*[.B$2];0)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table:formula="of:=[.K409]*(360/[.B$2])" office:value-type="float" office:value="22.5">
            <text:p>22.5</text:p>
          </table:table-cell>
          <table:table-cell table:style-name="ce6" table:formula="of:=ROUND(( ([.I409]+(([.K409]/2)*(360/[.B$2])))/360)*[.B$2];0)" office:value-type="float" office:value="5">
            <text:p>5</text:p>
          </table:table-cell>
          <table:table-cell table:style-name="ce11" table:formula="of:=ROUND(( ([.I409]-(([.K409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410M1</text:p>
          </table:table-cell>
          <table:table-cell table:style-name="ce2" office:value-type="float" office:value="405">
            <text:p>405</text:p>
          </table:table-cell>
          <table:table-cell table:style-name="ce2" office:value-type="float" office:value="-9.01">
            <text:p>-9.01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-43.502">
            <text:p>-43.502</text:p>
          </table:table-cell>
          <table:table-cell table:style-name="ce4" table:formula="of:=SQRT( ([.C410]^2) + ([.D410]^2) + ([.E410]^2) )" office:value-type="float" office:value="45.4213133231526">
            <text:p>45.4</text:p>
          </table:table-cell>
          <table:table-cell table:style-name="ce4" table:formula="of:=DEGREES(ASIN([.E410]/[.F410]))" office:value-type="float" office:value="-73.2843988228159">
            <text:p>-73.3</text:p>
          </table:table-cell>
          <table:table-cell table:style-name="ce4" table:formula="of:=MOD(DEGREES(ATAN2([.C410];[.D410]));360)" office:value-type="float" office:value="226.395668706663">
            <text:p>226.4</text:p>
          </table:table-cell>
          <table:table-cell table:style-name="ce4" table:formula="of:=[.H410]-180" office:value-type="float" office:value="46.3956687066634">
            <text:p>46.4</text:p>
          </table:table-cell>
          <table:table-cell table:style-name="ce6" table:formula="of:=ROUND(([.I410]/360)*[.B$2];0)" office:value-type="float" office:value="6">
            <text:p>6</text:p>
          </table:table-cell>
          <table:table-cell table:style-name="ce2"/>
          <table:table-cell table:style-name="ce4" table:formula="of:=[.K410]*(360/[.B$2])" office:value-type="float" office:value="0">
            <text:p>0.0</text:p>
          </table:table-cell>
          <table:table-cell table:style-name="ce6" table:formula="of:=ROUND(( ([.I410]+(([.K410]/2)*(360/[.B$2])))/360)*[.B$2];0)" office:value-type="float" office:value="6">
            <text:p>6</text:p>
          </table:table-cell>
          <table:table-cell table:style-name="ce11" table:formula="of:=ROUND(( ([.I410]-(([.K410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409M1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-13.553">
            <text:p>-13.553</text:p>
          </table:table-cell>
          <table:table-cell table:style-name="ce2" office:value-type="float" office:value="-11.811">
            <text:p>-11.811</text:p>
          </table:table-cell>
          <table:table-cell table:style-name="ce2" office:value-type="float" office:value="-41.713">
            <text:p>-41.713</text:p>
          </table:table-cell>
          <table:table-cell table:style-name="ce4" table:formula="of:=SQRT( ([.C411]^2) + ([.D411]^2) + ([.E411]^2) )" office:value-type="float" office:value="45.4219979635418">
            <text:p>45.4</text:p>
          </table:table-cell>
          <table:table-cell table:style-name="ce4" table:formula="of:=DEGREES(ASIN([.E411]/[.F411]))" office:value-type="float" office:value="-66.6851127493164">
            <text:p>-66.7</text:p>
          </table:table-cell>
          <table:table-cell table:style-name="ce4" table:formula="of:=MOD(DEGREES(ATAN2([.C411];[.D411]));360)" office:value-type="float" office:value="221.071094504582">
            <text:p>221.1</text:p>
          </table:table-cell>
          <table:table-cell table:style-name="ce4" table:formula="of:=[.H411]-180" office:value-type="float" office:value="41.0710945045816">
            <text:p>41.1</text:p>
          </table:table-cell>
          <table:table-cell table:style-name="ce6" table:formula="of:=ROUND(([.I411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411]*(360/[.B$2])" office:value-type="float" office:value="22.5">
            <text:p>22.5</text:p>
          </table:table-cell>
          <table:table-cell table:style-name="ce6" table:formula="of:=ROUND(( ([.I411]+(([.K411]/2)*(360/[.B$2])))/360)*[.B$2];0)" office:value-type="float" office:value="7">
            <text:p>7</text:p>
          </table:table-cell>
          <table:table-cell table:style-name="ce11" table:formula="of:=ROUND(( ([.I411]-(([.K411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408M1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-13.115">
            <text:p>-13.115</text:p>
          </table:table-cell>
          <table:table-cell table:style-name="ce2" office:value-type="float" office:value="-16.22">
            <text:p>-16.22</text:p>
          </table:table-cell>
          <table:table-cell table:style-name="ce2" office:value-type="float" office:value="-40.364">
            <text:p>-40.364</text:p>
          </table:table-cell>
          <table:table-cell table:style-name="ce4" table:formula="of:=SQRT( ([.C412]^2) + ([.D412]^2) + ([.E412]^2) )" office:value-type="float" office:value="45.4350538791361">
            <text:p>45.4</text:p>
          </table:table-cell>
          <table:table-cell table:style-name="ce4" table:formula="of:=DEGREES(ASIN([.E412]/[.F412]))" office:value-type="float" office:value="-62.6714965558604">
            <text:p>-62.7</text:p>
          </table:table-cell>
          <table:table-cell table:style-name="ce4" table:formula="of:=MOD(DEGREES(ATAN2([.C412];[.D412]));360)" office:value-type="float" office:value="231.042047036814">
            <text:p>231.0</text:p>
          </table:table-cell>
          <table:table-cell table:style-name="ce4" table:formula="of:=[.H412]-180" office:value-type="float" office:value="51.0420470368142">
            <text:p>51.0</text:p>
          </table:table-cell>
          <table:table-cell table:style-name="ce6" table:formula="of:=ROUND(([.I412]/360)*[.B$2];0)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4" table:formula="of:=[.K412]*(360/[.B$2])" office:value-type="float" office:value="30">
            <text:p>30.0</text:p>
          </table:table-cell>
          <table:table-cell table:style-name="ce6" table:formula="of:=ROUND(( ([.I412]+(([.K412]/2)*(360/[.B$2])))/360)*[.B$2];0)" office:value-type="float" office:value="9">
            <text:p>9</text:p>
          </table:table-cell>
          <table:table-cell table:style-name="ce11" table:formula="of:=ROUND(( ([.I412]-(([.K412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407M1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-4.432">
            <text:p>-4.432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-43.502">
            <text:p>-43.502</text:p>
          </table:table-cell>
          <table:table-cell table:style-name="ce4" table:formula="of:=SQRT( ([.C413]^2) + ([.D413]^2) + ([.E413]^2) )" office:value-type="float" office:value="45.4214787077656">
            <text:p>45.4</text:p>
          </table:table-cell>
          <table:table-cell table:style-name="ce4" table:formula="of:=DEGREES(ASIN([.E413]/[.F413]))" office:value-type="float" office:value="-73.2837041566205">
            <text:p>-73.3</text:p>
          </table:table-cell>
          <table:table-cell table:style-name="ce4" table:formula="of:=MOD(DEGREES(ATAN2([.C413];[.D413]));360)" office:value-type="float" office:value="250.16976379141">
            <text:p>250.2</text:p>
          </table:table-cell>
          <table:table-cell table:style-name="ce4" table:formula="of:=[.H413]-180" office:value-type="float" office:value="70.1697637914101">
            <text:p>70.2</text:p>
          </table:table-cell>
          <table:table-cell table:style-name="ce6" table:formula="of:=ROUND(([.I413]/360)*[.B$2];0)" office:value-type="float" office:value="9">
            <text:p>9</text:p>
          </table:table-cell>
          <table:table-cell table:style-name="ce2"/>
          <table:table-cell table:style-name="ce4" table:formula="of:=[.K413]*(360/[.B$2])" office:value-type="float" office:value="0">
            <text:p>0.0</text:p>
          </table:table-cell>
          <table:table-cell table:style-name="ce6" table:formula="of:=ROUND(( ([.I413]+(([.K413]/2)*(360/[.B$2])))/360)*[.B$2];0)" office:value-type="float" office:value="9">
            <text:p>9</text:p>
          </table:table-cell>
          <table:table-cell table:style-name="ce11" table:formula="of:=ROUND(( ([.I413]-(([.K413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406M1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-4.503">
            <text:p>-4.503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-41.713">
            <text:p>-41.713</text:p>
          </table:table-cell>
          <table:table-cell table:style-name="ce4" table:formula="of:=SQRT( ([.C414]^2) + ([.D414]^2) + ([.E414]^2) )" office:value-type="float" office:value="45.4223007233231">
            <text:p>45.4</text:p>
          </table:table-cell>
          <table:table-cell table:style-name="ce4" table:formula="of:=DEGREES(ASIN([.E414]/[.F414]))" office:value-type="float" office:value="-66.6842266330479">
            <text:p>-66.7</text:p>
          </table:table-cell>
          <table:table-cell table:style-name="ce4" table:formula="of:=MOD(DEGREES(ATAN2([.C414];[.D414]));360)" office:value-type="float" office:value="255.49456666165">
            <text:p>255.5</text:p>
          </table:table-cell>
          <table:table-cell table:style-name="ce4" table:formula="of:=[.H414]-180" office:value-type="float" office:value="75.49456666165">
            <text:p>75.5</text:p>
          </table:table-cell>
          <table:table-cell table:style-name="ce6" table:formula="of:=ROUND(([.I414]/360)*[.B$2];0)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4" table:formula="of:=[.K414]*(360/[.B$2])" office:value-type="float" office:value="30">
            <text:p>30.0</text:p>
          </table:table-cell>
          <table:table-cell table:style-name="ce6" table:formula="of:=ROUND(( ([.I414]+(([.K414]/2)*(360/[.B$2])))/360)*[.B$2];0)" office:value-type="float" office:value="12">
            <text:p>12</text:p>
          </table:table-cell>
          <table:table-cell table:style-name="ce11" table:formula="of:=ROUND(( ([.I414]-(([.K414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405M1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-0.286">
            <text:p>-0.286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-40.49">
            <text:p>-40.49</text:p>
          </table:table-cell>
          <table:table-cell table:style-name="ce4" table:formula="of:=SQRT( ([.C415]^2) + ([.D415]^2) + ([.E415]^2) )" office:value-type="float" office:value="45.4218077579482">
            <text:p>45.4</text:p>
          </table:table-cell>
          <table:table-cell table:style-name="ce4" table:formula="of:=DEGREES(ASIN([.E415]/[.F415]))" office:value-type="float" office:value="-63.0524857989905">
            <text:p>-63.1</text:p>
          </table:table-cell>
          <table:table-cell table:style-name="ce4" table:formula="of:=MOD(DEGREES(ATAN2([.C415];[.D415]));360)" office:value-type="float" office:value="269.203889885622">
            <text:p>269.2</text:p>
          </table:table-cell>
          <table:table-cell table:style-name="ce4" table:formula="of:=[.H415]-180" office:value-type="float" office:value="89.2038898856221">
            <text:p>89.2</text:p>
          </table:table-cell>
          <table:table-cell table:style-name="ce6" table:formula="of:=ROUND(([.I415]/360)*[.B$2];0)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4" table:formula="of:=[.K415]*(360/[.B$2])" office:value-type="float" office:value="30">
            <text:p>30.0</text:p>
          </table:table-cell>
          <table:table-cell table:style-name="ce6" table:formula="of:=ROUND(( ([.I415]+(([.K415]/2)*(360/[.B$2])))/360)*[.B$2];0)" office:value-type="float" office:value="14">
            <text:p>14</text:p>
          </table:table-cell>
          <table:table-cell table:style-name="ce11" table:formula="of:=ROUND(( ([.I415]-(([.K415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04M1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-8.643">
            <text:p>-8.643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-40.364">
            <text:p>-40.364</text:p>
          </table:table-cell>
          <table:table-cell table:style-name="ce4" table:formula="of:=SQRT( ([.C416]^2) + ([.D416]^2) + ([.E416]^2) )" office:value-type="float" office:value="45.4354946049892">
            <text:p>45.4</text:p>
          </table:table-cell>
          <table:table-cell table:style-name="ce4" table:formula="of:=DEGREES(ASIN([.E416]/[.F416]))" office:value-type="float" office:value="-62.670421101839">
            <text:p>-62.7</text:p>
          </table:table-cell>
          <table:table-cell table:style-name="ce4" table:formula="of:=MOD(DEGREES(ATAN2([.C416];[.D416]));360)" office:value-type="float" office:value="245.52240199644">
            <text:p>245.5</text:p>
          </table:table-cell>
          <table:table-cell table:style-name="ce4" table:formula="of:=[.H416]-180" office:value-type="float" office:value="65.5224019964398">
            <text:p>65.5</text:p>
          </table:table-cell>
          <table:table-cell table:style-name="ce6" table:formula="of:=ROUND(([.I416]/360)*[.B$2];0)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4" table:formula="of:=[.K416]*(360/[.B$2])" office:value-type="float" office:value="22.5">
            <text:p>22.5</text:p>
          </table:table-cell>
          <table:table-cell table:style-name="ce6" table:formula="of:=ROUND(( ([.I416]+(([.K416]/2)*(360/[.B$2])))/360)*[.B$2];0)" office:value-type="float" office:value="10">
            <text:p>10</text:p>
          </table:table-cell>
          <table:table-cell table:style-name="ce11" table:formula="of:=ROUND(( ([.I416]-(([.K416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403M1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-9.497">
            <text:p>-9.497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-37.736">
            <text:p>-37.736</text:p>
          </table:table-cell>
          <table:table-cell table:style-name="ce4" table:formula="of:=SQRT( ([.C417]^2) + ([.D417]^2) + ([.E417]^2) )" office:value-type="float" office:value="45.4354777789339">
            <text:p>45.4</text:p>
          </table:table-cell>
          <table:table-cell table:style-name="ce4" table:formula="of:=DEGREES(ASIN([.E417]/[.F417]))" office:value-type="float" office:value="-56.1542904789369">
            <text:p>-56.2</text:p>
          </table:table-cell>
          <table:table-cell table:style-name="ce4" table:formula="of:=MOD(DEGREES(ATAN2([.C417];[.D417]));360)" office:value-type="float" office:value="247.957676706307">
            <text:p>248.0</text:p>
          </table:table-cell>
          <table:table-cell table:style-name="ce4" table:formula="of:=[.H417]-180" office:value-type="float" office:value="67.9576767063068">
            <text:p>68.0</text:p>
          </table:table-cell>
          <table:table-cell table:style-name="ce6" table:formula="of:=ROUND(([.I417]/360)*[.B$2];0)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4" table:formula="of:=[.K417]*(360/[.B$2])" office:value-type="float" office:value="22.5">
            <text:p>22.5</text:p>
          </table:table-cell>
          <table:table-cell table:style-name="ce6" table:formula="of:=ROUND(( ([.I417]+(([.K417]/2)*(360/[.B$2])))/360)*[.B$2];0)" office:value-type="float" office:value="11">
            <text:p>11</text:p>
          </table:table-cell>
          <table:table-cell table:style-name="ce11" table:formula="of:=ROUND(( ([.I417]-(([.K417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402M1</text:p>
          </table:table-cell>
          <table:table-cell table:style-name="ce2" office:value-type="float" office:value="413">
            <text:p>413</text:p>
          </table:table-cell>
          <table:table-cell table:style-name="ce2" office:value-type="float" office:value="-1.16">
            <text:p>-1.16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-37.799">
            <text:p>-37.799</text:p>
          </table:table-cell>
          <table:table-cell table:style-name="ce4" table:formula="of:=SQRT( ([.C418]^2) + ([.D418]^2) + ([.E418]^2) )" office:value-type="float" office:value="45.4206447004003">
            <text:p>45.4</text:p>
          </table:table-cell>
          <table:table-cell table:style-name="ce4" table:formula="of:=DEGREES(ASIN([.E418]/[.F418]))" office:value-type="float" office:value="-56.3252612344527">
            <text:p>-56.3</text:p>
          </table:table-cell>
          <table:table-cell table:style-name="ce4" table:formula="of:=MOD(DEGREES(ATAN2([.C418];[.D418]));360)" office:value-type="float" office:value="267.360041975306">
            <text:p>267.4</text:p>
          </table:table-cell>
          <table:table-cell table:style-name="ce4" table:formula="of:=[.H418]-180" office:value-type="float" office:value="87.3600419753059">
            <text:p>87.4</text:p>
          </table:table-cell>
          <table:table-cell table:style-name="ce6" table:formula="of:=ROUND(([.I418]/360)*[.B$2];0)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4" table:formula="of:=[.K418]*(360/[.B$2])" office:value-type="float" office:value="22.5">
            <text:p>22.5</text:p>
          </table:table-cell>
          <table:table-cell table:style-name="ce6" table:formula="of:=ROUND(( ([.I418]+(([.K418]/2)*(360/[.B$2])))/360)*[.B$2];0)" office:value-type="float" office:value="13">
            <text:p>13</text:p>
          </table:table-cell>
          <table:table-cell table:style-name="ce11" table:formula="of:=ROUND(( ([.I418]-(([.K418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01M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-6.231">
            <text:p>-6.231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-36.394">
            <text:p>-36.394</text:p>
          </table:table-cell>
          <table:table-cell table:style-name="ce4" table:formula="of:=SQRT( ([.C419]^2) + ([.D419]^2) + ([.E419]^2) )" office:value-type="float" office:value="45.4220509554555">
            <text:p>45.4</text:p>
          </table:table-cell>
          <table:table-cell table:style-name="ce4" table:formula="of:=DEGREES(ASIN([.E419]/[.F419]))" office:value-type="float" office:value="-53.2487529796194">
            <text:p>-53.2</text:p>
          </table:table-cell>
          <table:table-cell table:style-name="ce4" table:formula="of:=MOD(DEGREES(ATAN2([.C419];[.D419]));360)" office:value-type="float" office:value="256.746080867276">
            <text:p>256.7</text:p>
          </table:table-cell>
          <table:table-cell table:style-name="ce4" table:formula="of:=[.H419]-180" office:value-type="float" office:value="76.7460808672762">
            <text:p>76.7</text:p>
          </table:table-cell>
          <table:table-cell table:style-name="ce6" table:formula="of:=ROUND(([.I419]/360)*[.B$2];0)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4" table:formula="of:=[.K419]*(360/[.B$2])" office:value-type="float" office:value="22.5">
            <text:p>22.5</text:p>
          </table:table-cell>
          <table:table-cell table:style-name="ce6" table:formula="of:=ROUND(( ([.I419]+(([.K419]/2)*(360/[.B$2])))/360)*[.B$2];0)" office:value-type="float" office:value="12">
            <text:p>12</text:p>
          </table:table-cell>
          <table:table-cell table:style-name="ce11" table:formula="of:=ROUND(( ([.I419]-(([.K419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400M1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-7.868">
            <text:p>-7.868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-32.925">
            <text:p>-32.925</text:p>
          </table:table-cell>
          <table:table-cell table:style-name="ce4" table:formula="of:=SQRT( ([.C420]^2) + ([.D420]^2) + ([.E420]^2) )" office:value-type="float" office:value="45.4204924896241">
            <text:p>45.4</text:p>
          </table:table-cell>
          <table:table-cell table:style-name="ce4" table:formula="of:=DEGREES(ASIN([.E420]/[.F420]))" office:value-type="float" office:value="-46.4599528022937">
            <text:p>-46.5</text:p>
          </table:table-cell>
          <table:table-cell table:style-name="ce4" table:formula="of:=MOD(DEGREES(ATAN2([.C420];[.D420]));360)" office:value-type="float" office:value="255.435673177169">
            <text:p>255.4</text:p>
          </table:table-cell>
          <table:table-cell table:style-name="ce4" table:formula="of:=[.H420]-180" office:value-type="float" office:value="75.4356731771695">
            <text:p>75.4</text:p>
          </table:table-cell>
          <table:table-cell table:style-name="ce6" table:formula="of:=ROUND(([.I420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420]*(360/[.B$2])" office:value-type="float" office:value="15">
            <text:p>15.0</text:p>
          </table:table-cell>
          <table:table-cell table:style-name="ce6" table:formula="of:=ROUND(( ([.I420]+(([.K420]/2)*(360/[.B$2])))/360)*[.B$2];0)" office:value-type="float" office:value="11">
            <text:p>11</text:p>
          </table:table-cell>
          <table:table-cell table:style-name="ce11" table:formula="of:=ROUND(( ([.I420]-(([.K420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431M1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2.293">
            <text:p>2.293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-35.849">
            <text:p>-35.849</text:p>
          </table:table-cell>
          <table:table-cell table:style-name="ce4" table:formula="of:=SQRT( ([.C421]^2) + ([.D421]^2) + ([.E421]^2) )" office:value-type="float" office:value="45.4181011712291">
            <text:p>45.4</text:p>
          </table:table-cell>
          <table:table-cell table:style-name="ce4" table:formula="of:=DEGREES(ASIN([.E421]/[.F421]))" office:value-type="float" office:value="-52.121155837164">
            <text:p>-52.1</text:p>
          </table:table-cell>
          <table:table-cell table:style-name="ce4" table:formula="of:=MOD(DEGREES(ATAN2([.C421];[.D421]));360)" office:value-type="float" office:value="274.716548859091">
            <text:p>274.7</text:p>
          </table:table-cell>
          <table:table-cell table:style-name="ce4" table:formula="of:=[.H421]-180" office:value-type="float" office:value="94.716548859091">
            <text:p>94.7</text:p>
          </table:table-cell>
          <table:table-cell table:style-name="ce6" table:formula="of:=ROUND(([.I421]/360)*[.B$2];0)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4" table:formula="of:=[.K421]*(360/[.B$2])" office:value-type="float" office:value="22.5">
            <text:p>22.5</text:p>
          </table:table-cell>
          <table:table-cell table:style-name="ce6" table:formula="of:=ROUND(( ([.I421]+(([.K421]/2)*(360/[.B$2])))/360)*[.B$2];0)" office:value-type="float" office:value="14">
            <text:p>14</text:p>
          </table:table-cell>
          <table:table-cell table:style-name="ce11" table:formula="of:=ROUND(( ([.I421]-(([.K421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30M1</text:p>
          </table:table-cell>
          <table:table-cell table:style-name="ce2" office:value-type="float" office:value="417">
            <text:p>417</text:p>
          </table:table-cell>
          <table:table-cell table:style-name="ce2" office:value-type="float" office:value="0.653">
            <text:p>0.653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-32.476">
            <text:p>-32.476</text:p>
          </table:table-cell>
          <table:table-cell table:style-name="ce4" table:formula="of:=SQRT( ([.C422]^2) + ([.D422]^2) + ([.E422]^2) )" office:value-type="float" office:value="45.4152461735043">
            <text:p>45.4</text:p>
          </table:table-cell>
          <table:table-cell table:style-name="ce4" table:formula="of:=DEGREES(ASIN([.E422]/[.F422]))" office:value-type="float" office:value="-45.6505964334512">
            <text:p>-45.7</text:p>
          </table:table-cell>
          <table:table-cell table:style-name="ce4" table:formula="of:=MOD(DEGREES(ATAN2([.C422];[.D422]));360)" office:value-type="float" office:value="271.178603234438">
            <text:p>271.2</text:p>
          </table:table-cell>
          <table:table-cell table:style-name="ce4" table:formula="of:=[.H422]-180" office:value-type="float" office:value="91.1786032344375">
            <text:p>91.2</text:p>
          </table:table-cell>
          <table:table-cell table:style-name="ce6" table:formula="of:=ROUND(([.I422]/360)*[.B$2];0)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4" table:formula="of:=[.K422]*(360/[.B$2])" office:value-type="float" office:value="15">
            <text:p>15.0</text:p>
          </table:table-cell>
          <table:table-cell table:style-name="ce6" table:formula="of:=ROUND(( ([.I422]+(([.K422]/2)*(360/[.B$2])))/360)*[.B$2];0)" office:value-type="float" office:value="13">
            <text:p>13</text:p>
          </table:table-cell>
          <table:table-cell table:style-name="ce11" table:formula="of:=ROUND(( ([.I422]-(([.K422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29M1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4.459">
            <text:p>4.459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-29.653">
            <text:p>-29.653</text:p>
          </table:table-cell>
          <table:table-cell table:style-name="ce4" table:formula="of:=SQRT( ([.C423]^2) + ([.D423]^2) + ([.E423]^2) )" office:value-type="float" office:value="45.3626336757468">
            <text:p>45.4</text:p>
          </table:table-cell>
          <table:table-cell table:style-name="ce4" table:formula="of:=DEGREES(ASIN([.E423]/[.F423]))" office:value-type="float" office:value="-40.8202263829846">
            <text:p>-40.8</text:p>
          </table:table-cell>
          <table:table-cell table:style-name="ce4" table:formula="of:=MOD(DEGREES(ATAN2([.C423];[.D423]));360)" office:value-type="float" office:value="277.463284889011">
            <text:p>277.5</text:p>
          </table:table-cell>
          <table:table-cell table:style-name="ce4" table:formula="of:=[.H423]-180" office:value-type="float" office:value="97.4632848890105">
            <text:p>97.5</text:p>
          </table:table-cell>
          <table:table-cell table:style-name="ce6" table:formula="of:=ROUND(([.I423]/360)*[.B$2];0)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4" table:formula="of:=[.K423]*(360/[.B$2])" office:value-type="float" office:value="15">
            <text:p>15.0</text:p>
          </table:table-cell>
          <table:table-cell table:style-name="ce6" table:formula="of:=ROUND(( ([.I423]+(([.K423]/2)*(360/[.B$2])))/360)*[.B$2];0)" office:value-type="float" office:value="14">
            <text:p>14</text:p>
          </table:table-cell>
          <table:table-cell table:style-name="ce11" table:formula="of:=ROUND(( ([.I423]-(([.K423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428M1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-4.437">
            <text:p>-4.43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-30.958">
            <text:p>-30.958</text:p>
          </table:table-cell>
          <table:table-cell table:style-name="ce4" table:formula="of:=SQRT( ([.C424]^2) + ([.D424]^2) + ([.E424]^2) )" office:value-type="float" office:value="45.4180466114517">
            <text:p>45.4</text:p>
          </table:table-cell>
          <table:table-cell table:style-name="ce4" table:formula="of:=DEGREES(ASIN([.E424]/[.F424]))" office:value-type="float" office:value="-42.9706260811451">
            <text:p>-43.0</text:p>
          </table:table-cell>
          <table:table-cell table:style-name="ce4" table:formula="of:=MOD(DEGREES(ATAN2([.C424];[.D424]));360)" office:value-type="float" office:value="262.327313953467">
            <text:p>262.3</text:p>
          </table:table-cell>
          <table:table-cell table:style-name="ce4" table:formula="of:=[.H424]-180" office:value-type="float" office:value="82.327313953467">
            <text:p>82.3</text:p>
          </table:table-cell>
          <table:table-cell table:style-name="ce6" table:formula="of:=ROUND(([.I424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424]*(360/[.B$2])" office:value-type="float" office:value="15">
            <text:p>15.0</text:p>
          </table:table-cell>
          <table:table-cell table:style-name="ce6" table:formula="of:=ROUND(( ([.I424]+(([.K424]/2)*(360/[.B$2])))/360)*[.B$2];0)" office:value-type="float" office:value="12">
            <text:p>12</text:p>
          </table:table-cell>
          <table:table-cell table:style-name="ce11" table:formula="of:=ROUND(( ([.I424]-(([.K424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27M1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-5.967">
            <text:p>-5.967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-26.957">
            <text:p>-26.957</text:p>
          </table:table-cell>
          <table:table-cell table:style-name="ce4" table:formula="of:=SQRT( ([.C425]^2) + ([.D425]^2) + ([.E425]^2) )" office:value-type="float" office:value="45.4365968575993">
            <text:p>45.4</text:p>
          </table:table-cell>
          <table:table-cell table:style-name="ce4" table:formula="of:=DEGREES(ASIN([.E425]/[.F425]))" office:value-type="float" office:value="-36.3907027953716">
            <text:p>-36.4</text:p>
          </table:table-cell>
          <table:table-cell table:style-name="ce4" table:formula="of:=MOD(DEGREES(ATAN2([.C425];[.D425]));360)" office:value-type="float" office:value="260.610815930814">
            <text:p>260.6</text:p>
          </table:table-cell>
          <table:table-cell table:style-name="ce4" table:formula="of:=[.H425]-180" office:value-type="float" office:value="80.6108159308144">
            <text:p>80.6</text:p>
          </table:table-cell>
          <table:table-cell table:style-name="ce6" table:formula="of:=ROUND(([.I425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425]*(360/[.B$2])" office:value-type="float" office:value="15">
            <text:p>15.0</text:p>
          </table:table-cell>
          <table:table-cell table:style-name="ce6" table:formula="of:=ROUND(( ([.I425]+(([.K425]/2)*(360/[.B$2])))/360)*[.B$2];0)" office:value-type="float" office:value="12">
            <text:p>12</text:p>
          </table:table-cell>
          <table:table-cell table:style-name="ce11" table:formula="of:=ROUND(( ([.I425]-(([.K425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26M1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3.063">
            <text:p>3.06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-25.357">
            <text:p>-25.357</text:p>
          </table:table-cell>
          <table:table-cell table:style-name="ce4" table:formula="of:=SQRT( ([.C426]^2) + ([.D426]^2) + ([.E426]^2) )" office:value-type="float" office:value="45.3619836647385">
            <text:p>45.4</text:p>
          </table:table-cell>
          <table:table-cell table:style-name="ce4" table:formula="of:=DEGREES(ASIN([.E426]/[.F426]))" office:value-type="float" office:value="-33.9861378227334">
            <text:p>-34.0</text:p>
          </table:table-cell>
          <table:table-cell table:style-name="ce4" table:formula="of:=MOD(DEGREES(ATAN2([.C426];[.D426]));360)" office:value-type="float" office:value="274.671041305035">
            <text:p>274.7</text:p>
          </table:table-cell>
          <table:table-cell table:style-name="ce4" table:formula="of:=[.H426]-180" office:value-type="float" office:value="94.6710413050352">
            <text:p>94.7</text:p>
          </table:table-cell>
          <table:table-cell table:style-name="ce6" table:formula="of:=ROUND(([.I426]/360)*[.B$2];0)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4" table:formula="of:=[.K426]*(360/[.B$2])" office:value-type="float" office:value="22.5">
            <text:p>22.5</text:p>
          </table:table-cell>
          <table:table-cell table:style-name="ce6" table:formula="of:=ROUND(( ([.I426]+(([.K426]/2)*(360/[.B$2])))/360)*[.B$2];0)" office:value-type="float" office:value="14">
            <text:p>14</text:p>
          </table:table-cell>
          <table:table-cell table:style-name="ce11" table:formula="of:=ROUND(( ([.I426]-(([.K426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25M1</text:p>
          </table:table-cell>
          <table:table-cell table:style-name="ce2" office:value-type="float" office:value="422">
            <text:p>422</text:p>
          </table:table-cell>
          <table:table-cell table:style-name="ce2" office:value-type="float" office:value="-2.271">
            <text:p>-2.271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-24.178">
            <text:p>-24.178</text:p>
          </table:table-cell>
          <table:table-cell table:style-name="ce4" table:formula="of:=SQRT( ([.C427]^2) + ([.D427]^2) + ([.E427]^2) )" office:value-type="float" office:value="45.3854832407897">
            <text:p>45.4</text:p>
          </table:table-cell>
          <table:table-cell table:style-name="ce4" table:formula="of:=DEGREES(ASIN([.E427]/[.F427]))" office:value-type="float" office:value="-32.1897851746466">
            <text:p>-32.2</text:p>
          </table:table-cell>
          <table:table-cell table:style-name="ce4" table:formula="of:=MOD(DEGREES(ATAN2([.C427];[.D427]));360)" office:value-type="float" office:value="266.610326175069">
            <text:p>266.6</text:p>
          </table:table-cell>
          <table:table-cell table:style-name="ce4" table:formula="of:=[.H427]-180" office:value-type="float" office:value="86.6103261750694">
            <text:p>86.6</text:p>
          </table:table-cell>
          <table:table-cell table:style-name="ce6" table:formula="of:=ROUND(([.I427]/360)*[.B$2];0)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4" table:formula="of:=[.K427]*(360/[.B$2])" office:value-type="float" office:value="22.5">
            <text:p>22.5</text:p>
          </table:table-cell>
          <table:table-cell table:style-name="ce6" table:formula="of:=ROUND(( ([.I427]+(([.K427]/2)*(360/[.B$2])))/360)*[.B$2];0)" office:value-type="float" office:value="13">
            <text:p>13</text:p>
          </table:table-cell>
          <table:table-cell table:style-name="ce11" table:formula="of:=ROUND(( ([.I427]-(([.K427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24M1</text:p>
          </table:table-cell>
          <table:table-cell table:style-name="ce2" office:value-type="float" office:value="423">
            <text:p>423</text:p>
          </table:table-cell>
          <table:table-cell table:style-name="ce2" office:value-type="float" office:value="-3.651">
            <text:p>-3.651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-19.829">
            <text:p>-19.829</text:p>
          </table:table-cell>
          <table:table-cell table:style-name="ce4" table:formula="of:=SQRT( ([.C428]^2) + ([.D428]^2) + ([.E428]^2) )" office:value-type="float" office:value="45.4355932172124">
            <text:p>45.4</text:p>
          </table:table-cell>
          <table:table-cell table:style-name="ce4" table:formula="of:=DEGREES(ASIN([.E428]/[.F428]))" office:value-type="float" office:value="-25.8756829225599">
            <text:p>-25.9</text:p>
          </table:table-cell>
          <table:table-cell table:style-name="ce4" table:formula="of:=MOD(DEGREES(ATAN2([.C428];[.D428]));360)" office:value-type="float" office:value="264.876122047686">
            <text:p>264.9</text:p>
          </table:table-cell>
          <table:table-cell table:style-name="ce4" table:formula="of:=[.H428]-180" office:value-type="float" office:value="84.8761220476862">
            <text:p>84.9</text:p>
          </table:table-cell>
          <table:table-cell table:style-name="ce6" table:formula="of:=ROUND(([.I428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428]*(360/[.B$2])" office:value-type="float" office:value="15">
            <text:p>15.0</text:p>
          </table:table-cell>
          <table:table-cell table:style-name="ce6" table:formula="of:=ROUND(( ([.I428]+(([.K428]/2)*(360/[.B$2])))/360)*[.B$2];0)" office:value-type="float" office:value="12">
            <text:p>12</text:p>
          </table:table-cell>
          <table:table-cell table:style-name="ce11" table:formula="of:=ROUND(( ([.I428]-(([.K428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423M1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7.047">
            <text:p>7.047</text:p>
          </table:table-cell>
          <table:table-cell table:style-name="ce2" office:value-type="float" office:value="-39.214">
            <text:p>-39.214</text:p>
          </table:table-cell>
          <table:table-cell table:style-name="ce2" office:value-type="float" office:value="-21.687">
            <text:p>-21.687</text:p>
          </table:table-cell>
          <table:table-cell table:style-name="ce4" table:formula="of:=SQRT( ([.C429]^2) + ([.D429]^2) + ([.E429]^2) )" office:value-type="float" office:value="45.3621425199472">
            <text:p>45.4</text:p>
          </table:table-cell>
          <table:table-cell table:style-name="ce4" table:formula="of:=DEGREES(ASIN([.E429]/[.F429]))" office:value-type="float" office:value="-28.5604625243725">
            <text:p>-28.6</text:p>
          </table:table-cell>
          <table:table-cell table:style-name="ce4" table:formula="of:=MOD(DEGREES(ATAN2([.C429];[.D429]));360)" office:value-type="float" office:value="280.18766919473">
            <text:p>280.2</text:p>
          </table:table-cell>
          <table:table-cell table:style-name="ce4" table:formula="of:=[.H429]-180" office:value-type="float" office:value="100.18766919473">
            <text:p>100.2</text:p>
          </table:table-cell>
          <table:table-cell table:style-name="ce6" table:formula="of:=ROUND(([.I429]/360)*[.B$2];0)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4" table:formula="of:=[.K429]*(360/[.B$2])" office:value-type="float" office:value="15">
            <text:p>15.0</text:p>
          </table:table-cell>
          <table:table-cell table:style-name="ce6" table:formula="of:=ROUND(( ([.I429]+(([.K429]/2)*(360/[.B$2])))/360)*[.B$2];0)" office:value-type="float" office:value="14">
            <text:p>14</text:p>
          </table:table-cell>
          <table:table-cell table:style-name="ce11" table:formula="of:=ROUND(( ([.I429]-(([.K429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422M1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5.603">
            <text:p>5.603</text:p>
          </table:table-cell>
          <table:table-cell table:style-name="ce2" office:value-type="float" office:value="-41.639">
            <text:p>-41.639</text:p>
          </table:table-cell>
          <table:table-cell table:style-name="ce2" office:value-type="float" office:value="-17.243">
            <text:p>-17.243</text:p>
          </table:table-cell>
          <table:table-cell table:style-name="ce4" table:formula="of:=SQRT( ([.C430]^2) + ([.D430]^2) + ([.E430]^2) )" office:value-type="float" office:value="45.4149862820633">
            <text:p>45.4</text:p>
          </table:table-cell>
          <table:table-cell table:style-name="ce4" table:formula="of:=DEGREES(ASIN([.E430]/[.F430]))" office:value-type="float" office:value="-22.3136416219675">
            <text:p>-22.3</text:p>
          </table:table-cell>
          <table:table-cell table:style-name="ce4" table:formula="of:=MOD(DEGREES(ATAN2([.C430];[.D430]));360)" office:value-type="float" office:value="277.663763317707">
            <text:p>277.7</text:p>
          </table:table-cell>
          <table:table-cell table:style-name="ce4" table:formula="of:=[.H430]-180" office:value-type="float" office:value="97.6637633177067">
            <text:p>97.7</text:p>
          </table:table-cell>
          <table:table-cell table:style-name="ce6" table:formula="of:=ROUND(([.I430]/360)*[.B$2];0)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4" table:formula="of:=[.K430]*(360/[.B$2])" office:value-type="float" office:value="15">
            <text:p>15.0</text:p>
          </table:table-cell>
          <table:table-cell table:style-name="ce6" table:formula="of:=ROUND(( ([.I430]+(([.K430]/2)*(360/[.B$2])))/360)*[.B$2];0)" office:value-type="float" office:value="14">
            <text:p>14</text:p>
          </table:table-cell>
          <table:table-cell table:style-name="ce11" table:formula="of:=ROUND(( ([.I430]-(([.K430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421M1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9.541">
            <text:p>9.541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-13.54">
            <text:p>-13.54</text:p>
          </table:table-cell>
          <table:table-cell table:style-name="ce4" table:formula="of:=SQRT( ([.C431]^2) + ([.D431]^2) + ([.E431]^2) )" office:value-type="float" office:value="45.4181283299962">
            <text:p>45.4</text:p>
          </table:table-cell>
          <table:table-cell table:style-name="ce4" table:formula="of:=DEGREES(ASIN([.E431]/[.F431]))" office:value-type="float" office:value="-17.3446516268481">
            <text:p>-17.3</text:p>
          </table:table-cell>
          <table:table-cell table:style-name="ce4" table:formula="of:=MOD(DEGREES(ATAN2([.C431];[.D431]));360)" office:value-type="float" office:value="282.713584997046">
            <text:p>282.7</text:p>
          </table:table-cell>
          <table:table-cell table:style-name="ce4" table:formula="of:=[.H431]-180" office:value-type="float" office:value="102.713584997046">
            <text:p>102.7</text:p>
          </table:table-cell>
          <table:table-cell table:style-name="ce6" table:formula="of:=ROUND(([.I431]/360)*[.B$2];0)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4" table:formula="of:=[.K431]*(360/[.B$2])" office:value-type="float" office:value="15">
            <text:p>15.0</text:p>
          </table:table-cell>
          <table:table-cell table:style-name="ce6" table:formula="of:=ROUND(( ([.I431]+(([.K431]/2)*(360/[.B$2])))/360)*[.B$2];0)" office:value-type="float" office:value="15">
            <text:p>15</text:p>
          </table:table-cell>
          <table:table-cell table:style-name="ce11" table:formula="of:=ROUND(( ([.I431]-(([.K431]/2)*(360/[.B$2])))/360)*[.B$2];0)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ce2" office:value-type="string">
            <text:p>3420M1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-16.562">
            <text:p>-16.562</text:p>
          </table:table-cell>
          <table:table-cell table:style-name="ce4" table:formula="of:=SQRT( ([.C432]^2) + ([.D432]^2) + ([.E432]^2) )" office:value-type="float" office:value="45.4180750803026">
            <text:p>45.4</text:p>
          </table:table-cell>
          <table:table-cell table:style-name="ce4" table:formula="of:=DEGREES(ASIN([.E432]/[.F432]))" office:value-type="float" office:value="-21.3864496791463">
            <text:p>-21.4</text:p>
          </table:table-cell>
          <table:table-cell table:style-name="ce4" table:formula="of:=MOD(DEGREES(ATAN2([.C432];[.D432]));360)" office:value-type="float" office:value="270.325155816057">
            <text:p>270.3</text:p>
          </table:table-cell>
          <table:table-cell table:style-name="ce4" table:formula="of:=[.H432]-180" office:value-type="float" office:value="90.3251558160571">
            <text:p>90.3</text:p>
          </table:table-cell>
          <table:table-cell table:style-name="ce6" table:formula="of:=ROUND(([.I432]/360)*[.B$2];0)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4" table:formula="of:=[.K432]*(360/[.B$2])" office:value-type="float" office:value="15">
            <text:p>15.0</text:p>
          </table:table-cell>
          <table:table-cell table:style-name="ce6" table:formula="of:=ROUND(( ([.I432]+(([.K432]/2)*(360/[.B$2])))/360)*[.B$2];0)" office:value-type="float" office:value="13">
            <text:p>13</text:p>
          </table:table-cell>
          <table:table-cell table:style-name="ce11" table:formula="of:=ROUND(( ([.I432]-(([.K432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19M1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-1.148">
            <text:p>-1.148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-12.24">
            <text:p>-12.24</text:p>
          </table:table-cell>
          <table:table-cell table:style-name="ce4" table:formula="of:=SQRT( ([.C433]^2) + ([.D433]^2) + ([.E433]^2) )" office:value-type="float" office:value="45.4203823079463">
            <text:p>45.4</text:p>
          </table:table-cell>
          <table:table-cell table:style-name="ce4" table:formula="of:=DEGREES(ASIN([.E433]/[.F433]))" office:value-type="float" office:value="-15.6334773056801">
            <text:p>-15.6</text:p>
          </table:table-cell>
          <table:table-cell table:style-name="ce4" table:formula="of:=MOD(DEGREES(ATAN2([.C433];[.D433]));360)" office:value-type="float" office:value="268.496044653016">
            <text:p>268.5</text:p>
          </table:table-cell>
          <table:table-cell table:style-name="ce4" table:formula="of:=[.H433]-180" office:value-type="float" office:value="88.4960446530158">
            <text:p>88.5</text:p>
          </table:table-cell>
          <table:table-cell table:style-name="ce6" table:formula="of:=ROUND(([.I433]/360)*[.B$2];0)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4" table:formula="of:=[.K433]*(360/[.B$2])" office:value-type="float" office:value="15">
            <text:p>15.0</text:p>
          </table:table-cell>
          <table:table-cell table:style-name="ce6" table:formula="of:=ROUND(( ([.I433]+(([.K433]/2)*(360/[.B$2])))/360)*[.B$2];0)" office:value-type="float" office:value="13">
            <text:p>13</text:p>
          </table:table-cell>
          <table:table-cell table:style-name="ce11" table:formula="of:=ROUND(( ([.I433]-(([.K433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18M1</text:p>
          </table:table-cell>
          <table:table-cell table:style-name="ce2" office:value-type="float" office:value="429">
            <text:p>429</text:p>
          </table:table-cell>
          <table:table-cell table:style-name="ce2" office:value-type="float" office:value="8.123">
            <text:p>8.123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-9.227">
            <text:p>-9.227</text:p>
          </table:table-cell>
          <table:table-cell table:style-name="ce4" table:formula="of:=SQRT( ([.C434]^2) + ([.D434]^2) + ([.E434]^2) )" office:value-type="float" office:value="45.4202188788209">
            <text:p>45.4</text:p>
          </table:table-cell>
          <table:table-cell table:style-name="ce4" table:formula="of:=DEGREES(ASIN([.E434]/[.F434]))" office:value-type="float" office:value="-11.7210718680405">
            <text:p>-11.7</text:p>
          </table:table-cell>
          <table:table-cell table:style-name="ce4" table:formula="of:=MOD(DEGREES(ATAN2([.C434];[.D434]));360)" office:value-type="float" office:value="280.52413192944">
            <text:p>280.5</text:p>
          </table:table-cell>
          <table:table-cell table:style-name="ce4" table:formula="of:=[.H434]-180" office:value-type="float" office:value="100.52413192944">
            <text:p>100.5</text:p>
          </table:table-cell>
          <table:table-cell table:style-name="ce6" table:formula="of:=ROUND(([.I434]/360)*[.B$2];0)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4" table:formula="of:=[.K434]*(360/[.B$2])" office:value-type="float" office:value="15">
            <text:p>15.0</text:p>
          </table:table-cell>
          <table:table-cell table:style-name="ce6" table:formula="of:=ROUND(( ([.I434]+(([.K434]/2)*(360/[.B$2])))/360)*[.B$2];0)" office:value-type="float" office:value="14">
            <text:p>14</text:p>
          </table:table-cell>
          <table:table-cell table:style-name="ce11" table:formula="of:=ROUND(( ([.I434]-(([.K434]/2)*(360/[.B$2])))/360)*[.B$2];0)" office:value-type="float" office:value="12">
            <text:p>12</text:p>
          </table:table-cell>
          <table:table-cell table:style-name="ce2"/>
        </table:table-row>
        <table:table-row table:style-name="ro1">
          <table:table-cell table:style-name="ce2" office:value-type="string">
            <text:p>3417M1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2.797">
            <text:p>2.797</text:p>
          </table:table-cell>
          <table:table-cell table:style-name="ce2" office:value-type="float" office:value="-44.51">
            <text:p>-44.51</text:p>
          </table:table-cell>
          <table:table-cell table:style-name="ce2" office:value-type="float" office:value="-8.608">
            <text:p>-8.608</text:p>
          </table:table-cell>
          <table:table-cell table:style-name="ce4" table:formula="of:=SQRT( ([.C435]^2) + ([.D435]^2) + ([.E435]^2) )" office:value-type="float" office:value="45.4209310010264">
            <text:p>45.4</text:p>
          </table:table-cell>
          <table:table-cell table:style-name="ce4" table:formula="of:=DEGREES(ASIN([.E435]/[.F435]))" office:value-type="float" office:value="-10.9245486550177">
            <text:p>-10.9</text:p>
          </table:table-cell>
          <table:table-cell table:style-name="ce4" table:formula="of:=MOD(DEGREES(ATAN2([.C435];[.D435]));360)" office:value-type="float" office:value="273.595727958265">
            <text:p>273.6</text:p>
          </table:table-cell>
          <table:table-cell table:style-name="ce4" table:formula="of:=[.H435]-180" office:value-type="float" office:value="93.5957279582655">
            <text:p>93.6</text:p>
          </table:table-cell>
          <table:table-cell table:style-name="ce6" table:formula="of:=ROUND(([.I435]/360)*[.B$2];0)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4" table:formula="of:=[.K435]*(360/[.B$2])" office:value-type="float" office:value="22.5">
            <text:p>22.5</text:p>
          </table:table-cell>
          <table:table-cell table:style-name="ce6" table:formula="of:=ROUND(( ([.I435]+(([.K435]/2)*(360/[.B$2])))/360)*[.B$2];0)" office:value-type="float" office:value="14">
            <text:p>14</text:p>
          </table:table-cell>
          <table:table-cell table:style-name="ce11" table:formula="of:=ROUND(( ([.I435]-(([.K435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16M1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1.382">
            <text:p>1.382</text:p>
          </table:table-cell>
          <table:table-cell table:style-name="ce2" office:value-type="float" office:value="-45.214">
            <text:p>-45.214</text:p>
          </table:table-cell>
          <table:table-cell table:style-name="ce2" office:value-type="float" office:value="-4.254">
            <text:p>-4.254</text:p>
          </table:table-cell>
          <table:table-cell table:style-name="ce4" table:formula="of:=SQRT( ([.C436]^2) + ([.D436]^2) + ([.E436]^2) )" office:value-type="float" office:value="45.4347029923163">
            <text:p>45.4</text:p>
          </table:table-cell>
          <table:table-cell table:style-name="ce4" table:formula="of:=DEGREES(ASIN([.E436]/[.F436]))" office:value-type="float" office:value="-5.37240821835189">
            <text:p>-5.4</text:p>
          </table:table-cell>
          <table:table-cell table:style-name="ce4" table:formula="of:=MOD(DEGREES(ATAN2([.C436];[.D436]));360)" office:value-type="float" office:value="271.750743616206">
            <text:p>271.8</text:p>
          </table:table-cell>
          <table:table-cell table:style-name="ce4" table:formula="of:=[.H436]-180" office:value-type="float" office:value="91.7507436162058">
            <text:p>91.8</text:p>
          </table:table-cell>
          <table:table-cell table:style-name="ce6" table:formula="of:=ROUND(([.I436]/360)*[.B$2];0)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4" table:formula="of:=[.K436]*(360/[.B$2])" office:value-type="float" office:value="15">
            <text:p>15.0</text:p>
          </table:table-cell>
          <table:table-cell table:style-name="ce6" table:formula="of:=ROUND(( ([.I436]+(([.K436]/2)*(360/[.B$2])))/360)*[.B$2];0)" office:value-type="float" office:value="13">
            <text:p>13</text:p>
          </table:table-cell>
          <table:table-cell table:style-name="ce11" table:formula="of:=ROUND(( ([.I436]-(([.K436]/2)*(360/[.B$2])))/360)*[.B$2];0)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ce2" office:value-type="string">
            <text:p>3447M1</text:p>
          </table:table-cell>
          <table:table-cell table:style-name="ce2" office:value-type="float" office:value="432">
            <text:p>432</text:p>
          </table:table-cell>
          <table:table-cell table:style-name="ce2" office:value-type="float" office:value="-4.473">
            <text:p>-4.473</text:p>
          </table:table-cell>
          <table:table-cell table:style-name="ce2" office:value-type="float" office:value="45.214">
            <text:p>45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437]^2) + ([.D437]^2) + ([.E437]^2) )" office:value-type="float" office:value="45.4347171775065">
            <text:p>45.4</text:p>
          </table:table-cell>
          <table:table-cell table:style-name="ce4" table:formula="of:=DEGREES(ASIN([.E437]/[.F437]))" office:value-type="float" office:value="0">
            <text:p>0.0</text:p>
          </table:table-cell>
          <table:table-cell table:style-name="ce4" table:formula="of:=MOD(DEGREES(ATAN2([.C437];[.D437]));360)" office:value-type="float" office:value="95.6498608611551">
            <text:p>95.6</text:p>
          </table:table-cell>
          <table:table-cell table:style-name="ce4" table:formula="of:=[.H437]-180" office:value-type="float" office:value="-84.3501391388449">
            <text:p>-84.4</text:p>
          </table:table-cell>
          <table:table-cell table:style-name="ce6" table:formula="of:=ROUND(([.I437]/360)*[.B$2];0)" office:value-type="float" office:value="-11">
            <text:p>-11</text:p>
          </table:table-cell>
          <table:table-cell table:style-name="ce2" office:value-type="float" office:value="2">
            <text:p>2</text:p>
          </table:table-cell>
          <table:table-cell table:style-name="ce4" table:formula="of:=[.K437]*(360/[.B$2])" office:value-type="float" office:value="15">
            <text:p>15.0</text:p>
          </table:table-cell>
          <table:table-cell table:style-name="ce6" table:formula="of:=ROUND(( ([.I437]+(([.K437]/2)*(360/[.B$2])))/360)*[.B$2];0)" office:value-type="float" office:value="-10">
            <text:p>-10</text:p>
          </table:table-cell>
          <table:table-cell table:style-name="ce11" table:formula="of:=ROUND(( ([.I437]-(([.K437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446M1</text:p>
          </table:table-cell>
          <table:table-cell table:style-name="ce2" office:value-type="float" office:value="433">
            <text:p>433</text:p>
          </table:table-cell>
          <table:table-cell table:style-name="ce2" office:value-type="float" office:value="-9.051">
            <text:p>-9.051</text:p>
          </table:table-cell>
          <table:table-cell table:style-name="ce2" office:value-type="float" office:value="44.51">
            <text:p>44.51</text:p>
          </table:table-cell>
          <table:table-cell table:style-name="ce2" office:value-type="float" office:value="0">
            <text:p>0</text:p>
          </table:table-cell>
          <table:table-cell table:style-name="ce4" table:formula="of:=SQRT( ([.C438]^2) + ([.D438]^2) + ([.E438]^2) )" office:value-type="float" office:value="45.420928006812">
            <text:p>45.4</text:p>
          </table:table-cell>
          <table:table-cell table:style-name="ce4" table:formula="of:=DEGREES(ASIN([.E438]/[.F438]))" office:value-type="float" office:value="0">
            <text:p>0.0</text:p>
          </table:table-cell>
          <table:table-cell table:style-name="ce4" table:formula="of:=MOD(DEGREES(ATAN2([.C438];[.D438]));360)" office:value-type="float" office:value="101.494237414459">
            <text:p>101.5</text:p>
          </table:table-cell>
          <table:table-cell table:style-name="ce4" table:formula="of:=[.H438]-180" office:value-type="float" office:value="-78.5057625855412">
            <text:p>-78.5</text:p>
          </table:table-cell>
          <table:table-cell table:style-name="ce6" table:formula="of:=ROUND(([.I438]/360)*[.B$2];0)" office:value-type="float" office:value="-10">
            <text:p>-10</text:p>
          </table:table-cell>
          <table:table-cell table:style-name="ce2" office:value-type="float" office:value="3">
            <text:p>3</text:p>
          </table:table-cell>
          <table:table-cell table:style-name="ce4" table:formula="of:=[.K438]*(360/[.B$2])" office:value-type="float" office:value="22.5">
            <text:p>22.5</text:p>
          </table:table-cell>
          <table:table-cell table:style-name="ce6" table:formula="of:=ROUND(( ([.I438]+(([.K438]/2)*(360/[.B$2])))/360)*[.B$2];0)" office:value-type="float" office:value="-9">
            <text:p>-9</text:p>
          </table:table-cell>
          <table:table-cell table:style-name="ce11" table:formula="of:=ROUND(( ([.I438]-(([.K438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445M1</text:p>
          </table:table-cell>
          <table:table-cell table:style-name="ce2" office:value-type="float" office:value="434">
            <text:p>434</text:p>
          </table:table-cell>
          <table:table-cell table:style-name="ce2" office:value-type="float" office:value="-11.286">
            <text:p>-11.28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-4.874">
            <text:p>-4.874</text:p>
          </table:table-cell>
          <table:table-cell table:style-name="ce4" table:formula="of:=SQRT( ([.C439]^2) + ([.D439]^2) + ([.E439]^2) )" office:value-type="float" office:value="45.4203181076487">
            <text:p>45.4</text:p>
          </table:table-cell>
          <table:table-cell table:style-name="ce4" table:formula="of:=DEGREES(ASIN([.E439]/[.F439]))" office:value-type="float" office:value="-6.16020300018777">
            <text:p>-6.2</text:p>
          </table:table-cell>
          <table:table-cell table:style-name="ce4" table:formula="of:=MOD(DEGREES(ATAN2([.C439];[.D439]));360)" office:value-type="float" office:value="104.472909688821">
            <text:p>104.5</text:p>
          </table:table-cell>
          <table:table-cell table:style-name="ce4" table:formula="of:=[.H439]-180" office:value-type="float" office:value="-75.5270903111791">
            <text:p>-75.5</text:p>
          </table:table-cell>
          <table:table-cell table:style-name="ce6" table:formula="of:=ROUND(([.I439]/360)*[.B$2];0)" office:value-type="float" office:value="-10">
            <text:p>-10</text:p>
          </table:table-cell>
          <table:table-cell table:style-name="ce2" office:value-type="float" office:value="2">
            <text:p>2</text:p>
          </table:table-cell>
          <table:table-cell table:style-name="ce4" table:formula="of:=[.K439]*(360/[.B$2])" office:value-type="float" office:value="15">
            <text:p>15.0</text:p>
          </table:table-cell>
          <table:table-cell table:style-name="ce6" table:formula="of:=ROUND(( ([.I439]+(([.K439]/2)*(360/[.B$2])))/360)*[.B$2];0)" office:value-type="float" office:value="-9">
            <text:p>-9</text:p>
          </table:table-cell>
          <table:table-cell table:style-name="ce11" table:formula="of:=ROUND(( ([.I439]-(([.K439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444M1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-11.286">
            <text:p>-11.286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4.874">
            <text:p>4.874</text:p>
          </table:table-cell>
          <table:table-cell table:style-name="ce4" table:formula="of:=SQRT( ([.C440]^2) + ([.D440]^2) + ([.E440]^2) )" office:value-type="float" office:value="45.4203181076487">
            <text:p>45.4</text:p>
          </table:table-cell>
          <table:table-cell table:style-name="ce4" table:formula="of:=DEGREES(ASIN([.E440]/[.F440]))" office:value-type="float" office:value="6.16020300018777">
            <text:p>6.2</text:p>
          </table:table-cell>
          <table:table-cell table:style-name="ce4" table:formula="of:=MOD(DEGREES(ATAN2([.C440];[.D440]));360)" office:value-type="float" office:value="104.472909688821">
            <text:p>104.5</text:p>
          </table:table-cell>
          <table:table-cell table:style-name="ce4" table:formula="of:=[.H440]-180" office:value-type="float" office:value="-75.5270903111791">
            <text:p>-75.5</text:p>
          </table:table-cell>
          <table:table-cell table:style-name="ce6" table:formula="of:=ROUND(([.I440]/360)*[.B$2];0)" office:value-type="float" office:value="-10">
            <text:p>-10</text:p>
          </table:table-cell>
          <table:table-cell table:style-name="ce2" office:value-type="float" office:value="2">
            <text:p>2</text:p>
          </table:table-cell>
          <table:table-cell table:style-name="ce4" table:formula="of:=[.K440]*(360/[.B$2])" office:value-type="float" office:value="15">
            <text:p>15.0</text:p>
          </table:table-cell>
          <table:table-cell table:style-name="ce6" table:formula="of:=ROUND(( ([.I440]+(([.K440]/2)*(360/[.B$2])))/360)*[.B$2];0)" office:value-type="float" office:value="-9">
            <text:p>-9</text:p>
          </table:table-cell>
          <table:table-cell table:style-name="ce11" table:formula="of:=ROUND(( ([.I440]-(([.K440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443M1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-15.826">
            <text:p>-15.826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4.89">
            <text:p>4.89</text:p>
          </table:table-cell>
          <table:table-cell table:style-name="ce4" table:formula="of:=SQRT( ([.C441]^2) + ([.D441]^2) + ([.E441]^2) )" office:value-type="float" office:value="45.418261481479">
            <text:p>45.4</text:p>
          </table:table-cell>
          <table:table-cell table:style-name="ce4" table:formula="of:=DEGREES(ASIN([.E441]/[.F441]))" office:value-type="float" office:value="6.1807848775625">
            <text:p>6.2</text:p>
          </table:table-cell>
          <table:table-cell table:style-name="ce4" table:formula="of:=MOD(DEGREES(ATAN2([.C441];[.D441]));360)" office:value-type="float" office:value="110.517134981778">
            <text:p>110.5</text:p>
          </table:table-cell>
          <table:table-cell table:style-name="ce4" table:formula="of:=[.H441]-180" office:value-type="float" office:value="-69.4828650182215">
            <text:p>-69.5</text:p>
          </table:table-cell>
          <table:table-cell table:style-name="ce6" table:formula="of:=ROUND(([.I441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441]*(360/[.B$2])" office:value-type="float" office:value="15">
            <text:p>15.0</text:p>
          </table:table-cell>
          <table:table-cell table:style-name="ce6" table:formula="of:=ROUND(( ([.I441]+(([.K441]/2)*(360/[.B$2])))/360)*[.B$2];0)" office:value-type="float" office:value="-8">
            <text:p>-8</text:p>
          </table:table-cell>
          <table:table-cell table:style-name="ce11" table:formula="of:=ROUND(( ([.I441]-(([.K441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442M1</text:p>
          </table:table-cell>
          <table:table-cell table:style-name="ce2" office:value-type="float" office:value="437">
            <text:p>437</text:p>
          </table:table-cell>
          <table:table-cell table:style-name="ce2" office:value-type="float" office:value="-15.826">
            <text:p>-15.826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-4.89">
            <text:p>-4.89</text:p>
          </table:table-cell>
          <table:table-cell table:style-name="ce4" table:formula="of:=SQRT( ([.C442]^2) + ([.D442]^2) + ([.E442]^2) )" office:value-type="float" office:value="45.418261481479">
            <text:p>45.4</text:p>
          </table:table-cell>
          <table:table-cell table:style-name="ce4" table:formula="of:=DEGREES(ASIN([.E442]/[.F442]))" office:value-type="float" office:value="-6.1807848775625">
            <text:p>-6.2</text:p>
          </table:table-cell>
          <table:table-cell table:style-name="ce4" table:formula="of:=MOD(DEGREES(ATAN2([.C442];[.D442]));360)" office:value-type="float" office:value="110.517134981778">
            <text:p>110.5</text:p>
          </table:table-cell>
          <table:table-cell table:style-name="ce4" table:formula="of:=[.H442]-180" office:value-type="float" office:value="-69.4828650182215">
            <text:p>-69.5</text:p>
          </table:table-cell>
          <table:table-cell table:style-name="ce6" table:formula="of:=ROUND(([.I442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442]*(360/[.B$2])" office:value-type="float" office:value="15">
            <text:p>15.0</text:p>
          </table:table-cell>
          <table:table-cell table:style-name="ce6" table:formula="of:=ROUND(( ([.I442]+(([.K442]/2)*(360/[.B$2])))/360)*[.B$2];0)" office:value-type="float" office:value="-8">
            <text:p>-8</text:p>
          </table:table-cell>
          <table:table-cell table:style-name="ce11" table:formula="of:=ROUND(( ([.I442]-(([.K442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441M1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-18.13">
            <text:p>-18.13</text:p>
          </table:table-cell>
          <table:table-cell table:style-name="ce2" office:value-type="float" office:value="41.639">
            <text:p>41.639</text:p>
          </table:table-cell>
          <table:table-cell table:style-name="ce2" office:value-type="float" office:value="0">
            <text:p>0</text:p>
          </table:table-cell>
          <table:table-cell table:style-name="ce4" table:formula="of:=SQRT( ([.C443]^2) + ([.D443]^2) + ([.E443]^2) )" office:value-type="float" office:value="45.4147907734914">
            <text:p>45.4</text:p>
          </table:table-cell>
          <table:table-cell table:style-name="ce4" table:formula="of:=DEGREES(ASIN([.E443]/[.F443]))" office:value-type="float" office:value="0">
            <text:p>0.0</text:p>
          </table:table-cell>
          <table:table-cell table:style-name="ce4" table:formula="of:=MOD(DEGREES(ATAN2([.C443];[.D443]));360)" office:value-type="float" office:value="113.528747901654">
            <text:p>113.5</text:p>
          </table:table-cell>
          <table:table-cell table:style-name="ce4" table:formula="of:=[.H443]-180" office:value-type="float" office:value="-66.4712520983458">
            <text:p>-66.5</text:p>
          </table:table-cell>
          <table:table-cell table:style-name="ce6" table:formula="of:=ROUND(([.I443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443]*(360/[.B$2])" office:value-type="float" office:value="15">
            <text:p>15.0</text:p>
          </table:table-cell>
          <table:table-cell table:style-name="ce6" table:formula="of:=ROUND(( ([.I443]+(([.K443]/2)*(360/[.B$2])))/360)*[.B$2];0)" office:value-type="float" office:value="-8">
            <text:p>-8</text:p>
          </table:table-cell>
          <table:table-cell table:style-name="ce11" table:formula="of:=ROUND(( ([.I443]-(([.K443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440M1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-22.803">
            <text:p>-22.803</text:p>
          </table:table-cell>
          <table:table-cell table:style-name="ce2" office:value-type="float" office:value="39.214">
            <text:p>39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444]^2) + ([.D444]^2) + ([.E444]^2) )" office:value-type="float" office:value="45.3620392508979">
            <text:p>45.4</text:p>
          </table:table-cell>
          <table:table-cell table:style-name="ce4" table:formula="of:=DEGREES(ASIN([.E444]/[.F444]))" office:value-type="float" office:value="0">
            <text:p>0.0</text:p>
          </table:table-cell>
          <table:table-cell table:style-name="ce4" table:formula="of:=MOD(DEGREES(ATAN2([.C444];[.D444]));360)" office:value-type="float" office:value="120.178065546224">
            <text:p>120.2</text:p>
          </table:table-cell>
          <table:table-cell table:style-name="ce4" table:formula="of:=[.H444]-180" office:value-type="float" office:value="-59.8219344537762">
            <text:p>-59.8</text:p>
          </table:table-cell>
          <table:table-cell table:style-name="ce6" table:formula="of:=ROUND(([.I444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444]*(360/[.B$2])" office:value-type="float" office:value="15">
            <text:p>15.0</text:p>
          </table:table-cell>
          <table:table-cell table:style-name="ce6" table:formula="of:=ROUND(( ([.I444]+(([.K444]/2)*(360/[.B$2])))/360)*[.B$2];0)" office:value-type="float" office:value="-7">
            <text:p>-7</text:p>
          </table:table-cell>
          <table:table-cell table:style-name="ce11" table:formula="of:=ROUND(( ([.I444]-(([.K444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39M1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-17.73">
            <text:p>-17.73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-9.6">
            <text:p>-9.6</text:p>
          </table:table-cell>
          <table:table-cell table:style-name="ce4" table:formula="of:=SQRT( ([.C445]^2) + ([.D445]^2) + ([.E445]^2) )" office:value-type="float" office:value="45.4355256269805">
            <text:p>45.4</text:p>
          </table:table-cell>
          <table:table-cell table:style-name="ce4" table:formula="of:=DEGREES(ASIN([.E445]/[.F445]))" office:value-type="float" office:value="-12.1978670895006">
            <text:p>-12.2</text:p>
          </table:table-cell>
          <table:table-cell table:style-name="ce4" table:formula="of:=MOD(DEGREES(ATAN2([.C445];[.D445]));360)" office:value-type="float" office:value="113.530459792199">
            <text:p>113.5</text:p>
          </table:table-cell>
          <table:table-cell table:style-name="ce4" table:formula="of:=[.H445]-180" office:value-type="float" office:value="-66.4695402078008">
            <text:p>-66.5</text:p>
          </table:table-cell>
          <table:table-cell table:style-name="ce6" table:formula="of:=ROUND(([.I445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445]*(360/[.B$2])" office:value-type="float" office:value="15">
            <text:p>15.0</text:p>
          </table:table-cell>
          <table:table-cell table:style-name="ce6" table:formula="of:=ROUND(( ([.I445]+(([.K445]/2)*(360/[.B$2])))/360)*[.B$2];0)" office:value-type="float" office:value="-8">
            <text:p>-8</text:p>
          </table:table-cell>
          <table:table-cell table:style-name="ce11" table:formula="of:=ROUND(( ([.I445]-(([.K445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438M1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-22.293">
            <text:p>-22.293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-9.632">
            <text:p>-9.632</text:p>
          </table:table-cell>
          <table:table-cell table:style-name="ce4" table:formula="of:=SQRT( ([.C446]^2) + ([.D446]^2) + ([.E446]^2) )" office:value-type="float" office:value="45.3857052054939">
            <text:p>45.4</text:p>
          </table:table-cell>
          <table:table-cell table:style-name="ce4" table:formula="of:=DEGREES(ASIN([.E446]/[.F446]))" office:value-type="float" office:value="-12.2527990549307">
            <text:p>-12.3</text:p>
          </table:table-cell>
          <table:table-cell table:style-name="ce4" table:formula="of:=MOD(DEGREES(ATAN2([.C446];[.D446]));360)" office:value-type="float" office:value="120.174792674134">
            <text:p>120.2</text:p>
          </table:table-cell>
          <table:table-cell table:style-name="ce4" table:formula="of:=[.H446]-180" office:value-type="float" office:value="-59.8252073258662">
            <text:p>-59.8</text:p>
          </table:table-cell>
          <table:table-cell table:style-name="ce6" table:formula="of:=ROUND(([.I446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446]*(360/[.B$2])" office:value-type="float" office:value="15">
            <text:p>15.0</text:p>
          </table:table-cell>
          <table:table-cell table:style-name="ce6" table:formula="of:=ROUND(( ([.I446]+(([.K446]/2)*(360/[.B$2])))/360)*[.B$2];0)" office:value-type="float" office:value="-7">
            <text:p>-7</text:p>
          </table:table-cell>
          <table:table-cell table:style-name="ce11" table:formula="of:=ROUND(( ([.I446]-(([.K446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37M1</text:p>
          </table:table-cell>
          <table:table-cell table:style-name="ce2" office:value-type="float" office:value="442">
            <text:p>442</text:p>
          </table:table-cell>
          <table:table-cell table:style-name="ce2" office:value-type="float" office:value="-23.794">
            <text:p>-23.794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-14.005">
            <text:p>-14.005</text:p>
          </table:table-cell>
          <table:table-cell table:style-name="ce4" table:formula="of:=SQRT( ([.C447]^2) + ([.D447]^2) + ([.E447]^2) )" office:value-type="float" office:value="45.4367016518585">
            <text:p>45.4</text:p>
          </table:table-cell>
          <table:table-cell table:style-name="ce4" table:formula="of:=DEGREES(ASIN([.E447]/[.F447]))" office:value-type="float" office:value="-17.9526546494901">
            <text:p>-18.0</text:p>
          </table:table-cell>
          <table:table-cell table:style-name="ce4" table:formula="of:=MOD(DEGREES(ATAN2([.C447];[.D447]));360)" office:value-type="float" office:value="123.399631594834">
            <text:p>123.4</text:p>
          </table:table-cell>
          <table:table-cell table:style-name="ce4" table:formula="of:=[.H447]-180" office:value-type="float" office:value="-56.6003684051657">
            <text:p>-56.6</text:p>
          </table:table-cell>
          <table:table-cell table:style-name="ce6" table:formula="of:=ROUND(([.I447]/360)*[.B$2];0)" office:value-type="float" office:value="-8">
            <text:p>-8</text:p>
          </table:table-cell>
          <table:table-cell table:style-name="ce2" office:value-type="float" office:value="3">
            <text:p>3</text:p>
          </table:table-cell>
          <table:table-cell table:style-name="ce4" table:formula="of:=[.K447]*(360/[.B$2])" office:value-type="float" office:value="22.5">
            <text:p>22.5</text:p>
          </table:table-cell>
          <table:table-cell table:style-name="ce6" table:formula="of:=ROUND(( ([.I447]+(([.K447]/2)*(360/[.B$2])))/360)*[.B$2];0)" office:value-type="float" office:value="-6">
            <text:p>-6</text:p>
          </table:table-cell>
          <table:table-cell table:style-name="ce11" table:formula="of:=ROUND(( ([.I447]-(([.K447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36M1</text:p>
          </table:table-cell>
          <table:table-cell table:style-name="ce2" office:value-type="float" office:value="443">
            <text:p>443</text:p>
          </table:table-cell>
          <table:table-cell table:style-name="ce2" office:value-type="float" office:value="-25.063">
            <text:p>-25.06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448]^2) + ([.D448]^2) + ([.E448]^2) )" office:value-type="float" office:value="45.3623196276381">
            <text:p>45.4</text:p>
          </table:table-cell>
          <table:table-cell table:style-name="ce4" table:formula="of:=DEGREES(ASIN([.E448]/[.F448]))" office:value-type="float" office:value="-6.23036420849409">
            <text:p>-6.2</text:p>
          </table:table-cell>
          <table:table-cell table:style-name="ce4" table:formula="of:=MOD(DEGREES(ATAN2([.C448];[.D448]));360)" office:value-type="float" office:value="123.765127456201">
            <text:p>123.8</text:p>
          </table:table-cell>
          <table:table-cell table:style-name="ce4" table:formula="of:=[.H448]-180" office:value-type="float" office:value="-56.2348725437986">
            <text:p>-56.2</text:p>
          </table:table-cell>
          <table:table-cell table:style-name="ce6" table:formula="of:=ROUND(([.I448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448]*(360/[.B$2])" office:value-type="float" office:value="22.5">
            <text:p>22.5</text:p>
          </table:table-cell>
          <table:table-cell table:style-name="ce6" table:formula="of:=ROUND(( ([.I448]+(([.K448]/2)*(360/[.B$2])))/360)*[.B$2];0)" office:value-type="float" office:value="-6">
            <text:p>-6</text:p>
          </table:table-cell>
          <table:table-cell table:style-name="ce11" table:formula="of:=ROUND(( ([.I448]-(([.K448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35M1</text:p>
          </table:table-cell>
          <table:table-cell table:style-name="ce2" office:value-type="float" office:value="444">
            <text:p>444</text:p>
          </table:table-cell>
          <table:table-cell table:style-name="ce2" office:value-type="float" office:value="-29.579">
            <text:p>-29.579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449]^2) + ([.D449]^2) + ([.E449]^2) )" office:value-type="float" office:value="45.3623038876995">
            <text:p>45.4</text:p>
          </table:table-cell>
          <table:table-cell table:style-name="ce4" table:formula="of:=DEGREES(ASIN([.E449]/[.F449]))" office:value-type="float" office:value="-6.23036637888455">
            <text:p>-6.2</text:p>
          </table:table-cell>
          <table:table-cell table:style-name="ce4" table:formula="of:=MOD(DEGREES(ATAN2([.C449];[.D449]));360)" office:value-type="float" office:value="130.990619910718">
            <text:p>131.0</text:p>
          </table:table-cell>
          <table:table-cell table:style-name="ce4" table:formula="of:=[.H449]-180" office:value-type="float" office:value="-49.0093800892824">
            <text:p>-49.0</text:p>
          </table:table-cell>
          <table:table-cell table:style-name="ce6" table:formula="of:=ROUND(([.I449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449]*(360/[.B$2])" office:value-type="float" office:value="22.5">
            <text:p>22.5</text:p>
          </table:table-cell>
          <table:table-cell table:style-name="ce6" table:formula="of:=ROUND(( ([.I449]+(([.K449]/2)*(360/[.B$2])))/360)*[.B$2];0)" office:value-type="float" office:value="-5">
            <text:p>-5</text:p>
          </table:table-cell>
          <table:table-cell table:style-name="ce11" table:formula="of:=ROUND(( ([.I449]-(([.K449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434M1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-28.071">
            <text:p>-28.071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-13.787">
            <text:p>-13.787</text:p>
          </table:table-cell>
          <table:table-cell table:style-name="ce4" table:formula="of:=SQRT( ([.C450]^2) + ([.D450]^2) + ([.E450]^2) )" office:value-type="float" office:value="45.4178008604556">
            <text:p>45.4</text:p>
          </table:table-cell>
          <table:table-cell table:style-name="ce4" table:formula="of:=DEGREES(ASIN([.E450]/[.F450]))" office:value-type="float" office:value="-17.6715144379768">
            <text:p>-17.7</text:p>
          </table:table-cell>
          <table:table-cell table:style-name="ce4" table:formula="of:=MOD(DEGREES(ATAN2([.C450];[.D450]));360)" office:value-type="float" office:value="130.441458373264">
            <text:p>130.4</text:p>
          </table:table-cell>
          <table:table-cell table:style-name="ce4" table:formula="of:=[.H450]-180" office:value-type="float" office:value="-49.5585416267363">
            <text:p>-49.6</text:p>
          </table:table-cell>
          <table:table-cell table:style-name="ce6" table:formula="of:=ROUND(([.I450]/360)*[.B$2];0)" office:value-type="float" office:value="-7">
            <text:p>-7</text:p>
          </table:table-cell>
          <table:table-cell table:style-name="ce2" office:value-type="float" office:value="2">
            <text:p>2</text:p>
          </table:table-cell>
          <table:table-cell table:style-name="ce4" table:formula="of:=[.K450]*(360/[.B$2])" office:value-type="float" office:value="15">
            <text:p>15.0</text:p>
          </table:table-cell>
          <table:table-cell table:style-name="ce6" table:formula="of:=ROUND(( ([.I450]+(([.K450]/2)*(360/[.B$2])))/360)*[.B$2];0)" office:value-type="float" office:value="-6">
            <text:p>-6</text:p>
          </table:table-cell>
          <table:table-cell table:style-name="ce11" table:formula="of:=ROUND(( ([.I450]-(([.K450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433M1</text:p>
          </table:table-cell>
          <table:table-cell table:style-name="ce2" office:value-type="float" office:value="446">
            <text:p>446</text:p>
          </table:table-cell>
          <table:table-cell table:style-name="ce2" office:value-type="float" office:value="-31.088">
            <text:p>-31.088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-9.415">
            <text:p>-9.415</text:p>
          </table:table-cell>
          <table:table-cell table:style-name="ce4" table:formula="of:=SQRT( ([.C451]^2) + ([.D451]^2) + ([.E451]^2) )" office:value-type="float" office:value="45.4151248924849">
            <text:p>45.4</text:p>
          </table:table-cell>
          <table:table-cell table:style-name="ce4" table:formula="of:=DEGREES(ASIN([.E451]/[.F451]))" office:value-type="float" office:value="-11.9647454749674">
            <text:p>-12.0</text:p>
          </table:table-cell>
          <table:table-cell table:style-name="ce4" table:formula="of:=MOD(DEGREES(ATAN2([.C451];[.D451]));360)" office:value-type="float" office:value="134.405432175119">
            <text:p>134.4</text:p>
          </table:table-cell>
          <table:table-cell table:style-name="ce4" table:formula="of:=[.H451]-180" office:value-type="float" office:value="-45.5945678248813">
            <text:p>-45.6</text:p>
          </table:table-cell>
          <table:table-cell table:style-name="ce6" table:formula="of:=ROUND(([.I451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451]*(360/[.B$2])" office:value-type="float" office:value="15">
            <text:p>15.0</text:p>
          </table:table-cell>
          <table:table-cell table:style-name="ce6" table:formula="of:=ROUND(( ([.I451]+(([.K451]/2)*(360/[.B$2])))/360)*[.B$2];0)" office:value-type="float" office:value="-5">
            <text:p>-5</text:p>
          </table:table-cell>
          <table:table-cell table:style-name="ce11" table:formula="of:=ROUND(( ([.I451]-(([.K451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432M1</text:p>
          </table:table-cell>
          <table:table-cell table:style-name="ce2" office:value-type="float" office:value="447">
            <text:p>447</text:p>
          </table:table-cell>
          <table:table-cell table:style-name="ce2" office:value-type="float" office:value="-34.803">
            <text:p>-34.803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-8.897">
            <text:p>-8.897</text:p>
          </table:table-cell>
          <table:table-cell table:style-name="ce4" table:formula="of:=SQRT( ([.C452]^2) + ([.D452]^2) + ([.E452]^2) )" office:value-type="float" office:value="45.4180655906876">
            <text:p>45.4</text:p>
          </table:table-cell>
          <table:table-cell table:style-name="ce4" table:formula="of:=DEGREES(ASIN([.E452]/[.F452]))" office:value-type="float" office:value="-11.2967905220376">
            <text:p>-11.3</text:p>
          </table:table-cell>
          <table:table-cell table:style-name="ce4" table:formula="of:=MOD(DEGREES(ATAN2([.C452];[.D452]));360)" office:value-type="float" office:value="141.39082075493">
            <text:p>141.4</text:p>
          </table:table-cell>
          <table:table-cell table:style-name="ce4" table:formula="of:=[.H452]-180" office:value-type="float" office:value="-38.6091792450702">
            <text:p>-38.6</text:p>
          </table:table-cell>
          <table:table-cell table:style-name="ce6" table:formula="of:=ROUND(([.I452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52]*(360/[.B$2])" office:value-type="float" office:value="15">
            <text:p>15.0</text:p>
          </table:table-cell>
          <table:table-cell table:style-name="ce6" table:formula="of:=ROUND(( ([.I452]+(([.K452]/2)*(360/[.B$2])))/360)*[.B$2];0)" office:value-type="float" office:value="-4">
            <text:p>-4</text:p>
          </table:table-cell>
          <table:table-cell table:style-name="ce11" table:formula="of:=ROUND(( ([.I452]-(([.K452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63M1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-28.882">
            <text:p>-28.882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-17.658">
            <text:p>-17.658</text:p>
          </table:table-cell>
          <table:table-cell table:style-name="ce4" table:formula="of:=SQRT( ([.C453]^2) + ([.D453]^2) + ([.E453]^2) )" office:value-type="float" office:value="45.4206448324988">
            <text:p>45.4</text:p>
          </table:table-cell>
          <table:table-cell table:style-name="ce4" table:formula="of:=DEGREES(ASIN([.E453]/[.F453]))" office:value-type="float" office:value="-22.8777347881736">
            <text:p>-22.9</text:p>
          </table:table-cell>
          <table:table-cell table:style-name="ce4" table:formula="of:=MOD(DEGREES(ATAN2([.C453];[.D453]));360)" office:value-type="float" office:value="133.64351578012">
            <text:p>133.6</text:p>
          </table:table-cell>
          <table:table-cell table:style-name="ce4" table:formula="of:=[.H453]-180" office:value-type="float" office:value="-46.3564842198803">
            <text:p>-46.4</text:p>
          </table:table-cell>
          <table:table-cell table:style-name="ce6" table:formula="of:=ROUND(([.I453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453]*(360/[.B$2])" office:value-type="float" office:value="15">
            <text:p>15.0</text:p>
          </table:table-cell>
          <table:table-cell table:style-name="ce6" table:formula="of:=ROUND(( ([.I453]+(([.K453]/2)*(360/[.B$2])))/360)*[.B$2];0)" office:value-type="float" office:value="-5">
            <text:p>-5</text:p>
          </table:table-cell>
          <table:table-cell table:style-name="ce11" table:formula="of:=ROUND(( ([.I453]-(([.K453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462M1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-32.687">
            <text:p>-32.687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-17.173">
            <text:p>-17.173</text:p>
          </table:table-cell>
          <table:table-cell table:style-name="ce4" table:formula="of:=SQRT( ([.C454]^2) + ([.D454]^2) + ([.E454]^2) )" office:value-type="float" office:value="45.4220872924176">
            <text:p>45.4</text:p>
          </table:table-cell>
          <table:table-cell table:style-name="ce4" table:formula="of:=DEGREES(ASIN([.E454]/[.F454]))" office:value-type="float" office:value="-22.2145550201648">
            <text:p>-22.2</text:p>
          </table:table-cell>
          <table:table-cell table:style-name="ce4" table:formula="of:=MOD(DEGREES(ATAN2([.C454];[.D454]));360)" office:value-type="float" office:value="141.016318305817">
            <text:p>141.0</text:p>
          </table:table-cell>
          <table:table-cell table:style-name="ce4" table:formula="of:=[.H454]-180" office:value-type="float" office:value="-38.9836816941835">
            <text:p>-39.0</text:p>
          </table:table-cell>
          <table:table-cell table:style-name="ce6" table:formula="of:=ROUND(([.I454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54]*(360/[.B$2])" office:value-type="float" office:value="15">
            <text:p>15.0</text:p>
          </table:table-cell>
          <table:table-cell table:style-name="ce6" table:formula="of:=ROUND(( ([.I454]+(([.K454]/2)*(360/[.B$2])))/360)*[.B$2];0)" office:value-type="float" office:value="-4">
            <text:p>-4</text:p>
          </table:table-cell>
          <table:table-cell table:style-name="ce11" table:formula="of:=ROUND(( ([.I454]-(([.K454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61M1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-32.954">
            <text:p>-32.95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-20.693">
            <text:p>-20.693</text:p>
          </table:table-cell>
          <table:table-cell table:style-name="ce4" table:formula="of:=SQRT( ([.C455]^2) + ([.D455]^2) + ([.E455]^2) )" office:value-type="float" office:value="45.4351218882485">
            <text:p>45.4</text:p>
          </table:table-cell>
          <table:table-cell table:style-name="ce4" table:formula="of:=DEGREES(ASIN([.E455]/[.F455]))" office:value-type="float" office:value="-27.0932879606597">
            <text:p>-27.1</text:p>
          </table:table-cell>
          <table:table-cell table:style-name="ce4" table:formula="of:=MOD(DEGREES(ATAN2([.C455];[.D455]));360)" office:value-type="float" office:value="144.55749728691">
            <text:p>144.6</text:p>
          </table:table-cell>
          <table:table-cell table:style-name="ce4" table:formula="of:=[.H455]-180" office:value-type="float" office:value="-35.4425027130898">
            <text:p>-35.4</text:p>
          </table:table-cell>
          <table:table-cell table:style-name="ce6" table:formula="of:=ROUND(([.I455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55]*(360/[.B$2])" office:value-type="float" office:value="15">
            <text:p>15.0</text:p>
          </table:table-cell>
          <table:table-cell table:style-name="ce6" table:formula="of:=ROUND(( ([.I455]+(([.K455]/2)*(360/[.B$2])))/360)*[.B$2];0)" office:value-type="float" office:value="-4">
            <text:p>-4</text:p>
          </table:table-cell>
          <table:table-cell table:style-name="ce11" table:formula="of:=ROUND(( ([.I455]-(([.K455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60M1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-35.591">
            <text:p>-35.591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-12.784">
            <text:p>-12.784</text:p>
          </table:table-cell>
          <table:table-cell table:style-name="ce4" table:formula="of:=SQRT( ([.C456]^2) + ([.D456]^2) + ([.E456]^2) )" office:value-type="float" office:value="45.4210843221515">
            <text:p>45.4</text:p>
          </table:table-cell>
          <table:table-cell table:style-name="ce4" table:formula="of:=DEGREES(ASIN([.E456]/[.F456]))" office:value-type="float" office:value="-16.3470743125434">
            <text:p>-16.3</text:p>
          </table:table-cell>
          <table:table-cell table:style-name="ce4" table:formula="of:=MOD(DEGREES(ATAN2([.C456];[.D456]));360)" office:value-type="float" office:value="144.74488131281">
            <text:p>144.7</text:p>
          </table:table-cell>
          <table:table-cell table:style-name="ce4" table:formula="of:=[.H456]-180" office:value-type="float" office:value="-35.2551186871899">
            <text:p>-35.3</text:p>
          </table:table-cell>
          <table:table-cell table:style-name="ce6" table:formula="of:=ROUND(([.I456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56]*(360/[.B$2])" office:value-type="float" office:value="15">
            <text:p>15.0</text:p>
          </table:table-cell>
          <table:table-cell table:style-name="ce6" table:formula="of:=ROUND(( ([.I456]+(([.K456]/2)*(360/[.B$2])))/360)*[.B$2];0)" office:value-type="float" office:value="-4">
            <text:p>-4</text:p>
          </table:table-cell>
          <table:table-cell table:style-name="ce11" table:formula="of:=ROUND(( ([.I456]-(([.K456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59M1</text:p>
          </table:table-cell>
          <table:table-cell table:style-name="ce2" office:value-type="float" office:value="452">
            <text:p>452</text:p>
          </table:table-cell>
          <table:table-cell table:style-name="ce2" office:value-type="float" office:value="-38.419">
            <text:p>-38.419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-12.784">
            <text:p>-12.784</text:p>
          </table:table-cell>
          <table:table-cell table:style-name="ce4" table:formula="of:=SQRT( ([.C457]^2) + ([.D457]^2) + ([.E457]^2) )" office:value-type="float" office:value="45.4210187138069">
            <text:p>45.4</text:p>
          </table:table-cell>
          <table:table-cell table:style-name="ce4" table:formula="of:=DEGREES(ASIN([.E457]/[.F457]))" office:value-type="float" office:value="-16.3470985873341">
            <text:p>-16.3</text:p>
          </table:table-cell>
          <table:table-cell table:style-name="ce4" table:formula="of:=MOD(DEGREES(ATAN2([.C457];[.D457]));360)" office:value-type="float" office:value="151.820954656474">
            <text:p>151.8</text:p>
          </table:table-cell>
          <table:table-cell table:style-name="ce4" table:formula="of:=[.H457]-180" office:value-type="float" office:value="-28.1790453435262">
            <text:p>-28.2</text:p>
          </table:table-cell>
          <table:table-cell table:style-name="ce6" table:formula="of:=ROUND(([.I457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457]*(360/[.B$2])" office:value-type="float" office:value="15">
            <text:p>15.0</text:p>
          </table:table-cell>
          <table:table-cell table:style-name="ce6" table:formula="of:=ROUND(( ([.I457]+(([.K457]/2)*(360/[.B$2])))/360)*[.B$2];0)" office:value-type="float" office:value="-3">
            <text:p>-3</text:p>
          </table:table-cell>
          <table:table-cell table:style-name="ce11" table:formula="of:=ROUND(( ([.I457]-(([.K457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458M1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-35.718">
            <text:p>-35.718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-20.693">
            <text:p>-20.693</text:p>
          </table:table-cell>
          <table:table-cell table:style-name="ce4" table:formula="of:=SQRT( ([.C458]^2) + ([.D458]^2) + ([.E458]^2) )" office:value-type="float" office:value="45.4357348130302">
            <text:p>45.4</text:p>
          </table:table-cell>
          <table:table-cell table:style-name="ce4" table:formula="of:=DEGREES(ASIN([.E458]/[.F458]))" office:value-type="float" office:value="-27.0928925545431">
            <text:p>-27.1</text:p>
          </table:table-cell>
          <table:table-cell table:style-name="ce4" table:formula="of:=MOD(DEGREES(ATAN2([.C458];[.D458]));360)" office:value-type="float" office:value="152.008251191974">
            <text:p>152.0</text:p>
          </table:table-cell>
          <table:table-cell table:style-name="ce4" table:formula="of:=[.H458]-180" office:value-type="float" office:value="-27.9917488080265">
            <text:p>-28.0</text:p>
          </table:table-cell>
          <table:table-cell table:style-name="ce6" table:formula="of:=ROUND(([.I458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458]*(360/[.B$2])" office:value-type="float" office:value="15">
            <text:p>15.0</text:p>
          </table:table-cell>
          <table:table-cell table:style-name="ce6" table:formula="of:=ROUND(( ([.I458]+(([.K458]/2)*(360/[.B$2])))/360)*[.B$2];0)" office:value-type="float" office:value="-3">
            <text:p>-3</text:p>
          </table:table-cell>
          <table:table-cell table:style-name="ce11" table:formula="of:=ROUND(( ([.I458]-(([.K458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457M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-38.279">
            <text:p>-38.279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-17.173">
            <text:p>-17.173</text:p>
          </table:table-cell>
          <table:table-cell table:style-name="ce4" table:formula="of:=SQRT( ([.C459]^2) + ([.D459]^2) + ([.E459]^2) )" office:value-type="float" office:value="45.4216665810492">
            <text:p>45.4</text:p>
          </table:table-cell>
          <table:table-cell table:style-name="ce4" table:formula="of:=DEGREES(ASIN([.E459]/[.F459]))" office:value-type="float" office:value="-22.214771749643">
            <text:p>-22.2</text:p>
          </table:table-cell>
          <table:table-cell table:style-name="ce4" table:formula="of:=MOD(DEGREES(ATAN2([.C459];[.D459]));360)" office:value-type="float" office:value="155.549279253532">
            <text:p>155.5</text:p>
          </table:table-cell>
          <table:table-cell table:style-name="ce4" table:formula="of:=[.H459]-180" office:value-type="float" office:value="-24.4507207464677">
            <text:p>-24.5</text:p>
          </table:table-cell>
          <table:table-cell table:style-name="ce6" table:formula="of:=ROUND(([.I459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459]*(360/[.B$2])" office:value-type="float" office:value="15">
            <text:p>15.0</text:p>
          </table:table-cell>
          <table:table-cell table:style-name="ce6" table:formula="of:=ROUND(( ([.I459]+(([.K459]/2)*(360/[.B$2])))/360)*[.B$2];0)" office:value-type="float" office:value="-2">
            <text:p>-2</text:p>
          </table:table-cell>
          <table:table-cell table:style-name="ce11" table:formula="of:=ROUND(( ([.I459]-(([.K459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456M1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-40.003">
            <text:p>-40.003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-17.658">
            <text:p>-17.658</text:p>
          </table:table-cell>
          <table:table-cell table:style-name="ce4" table:formula="of:=SQRT( ([.C460]^2) + ([.D460]^2) + ([.E460]^2) )" office:value-type="float" office:value="45.4212403287273">
            <text:p>45.4</text:p>
          </table:table-cell>
          <table:table-cell table:style-name="ce4" table:formula="of:=DEGREES(ASIN([.E460]/[.F460]))" office:value-type="float" office:value="-22.8774178226197">
            <text:p>-22.9</text:p>
          </table:table-cell>
          <table:table-cell table:style-name="ce4" table:formula="of:=MOD(DEGREES(ATAN2([.C460];[.D460]));360)" office:value-type="float" office:value="162.921630837987">
            <text:p>162.9</text:p>
          </table:table-cell>
          <table:table-cell table:style-name="ce4" table:formula="of:=[.H460]-180" office:value-type="float" office:value="-17.0783691620135">
            <text:p>-17.1</text:p>
          </table:table-cell>
          <table:table-cell table:style-name="ce6" table:formula="of:=ROUND(([.I460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460]*(360/[.B$2])" office:value-type="float" office:value="15">
            <text:p>15.0</text:p>
          </table:table-cell>
          <table:table-cell table:style-name="ce6" table:formula="of:=ROUND(( ([.I460]+(([.K460]/2)*(360/[.B$2])))/360)*[.B$2];0)" office:value-type="float" office:value="-1">
            <text:p>-1</text:p>
          </table:table-cell>
          <table:table-cell table:style-name="ce11" table:formula="of:=ROUND(( ([.I460]-(([.K460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455M1</text:p>
          </table:table-cell>
          <table:table-cell table:style-name="ce2" office:value-type="float" office:value="456">
            <text:p>456</text:p>
          </table:table-cell>
          <table:table-cell table:style-name="ce2" office:value-type="float" office:value="-34.335">
            <text:p>-34.335</text:p>
          </table:table-cell>
          <table:table-cell table:style-name="ce2" office:value-type="float" office:value="16.22">
            <text:p>16.22</text:p>
          </table:table-cell>
          <table:table-cell table:style-name="ce2" office:value-type="float" office:value="-24.947">
            <text:p>-24.947</text:p>
          </table:table-cell>
          <table:table-cell table:style-name="ce4" table:formula="of:=SQRT( ([.C461]^2) + ([.D461]^2) + ([.E461]^2) )" office:value-type="float" office:value="45.4349362715521">
            <text:p>45.4</text:p>
          </table:table-cell>
          <table:table-cell table:style-name="ce4" table:formula="of:=DEGREES(ASIN([.E461]/[.F461]))" office:value-type="float" office:value="-33.3032941146445">
            <text:p>-33.3</text:p>
          </table:table-cell>
          <table:table-cell table:style-name="ce4" table:formula="of:=MOD(DEGREES(ATAN2([.C461];[.D461]));360)" office:value-type="float" office:value="154.713750478897">
            <text:p>154.7</text:p>
          </table:table-cell>
          <table:table-cell table:style-name="ce4" table:formula="of:=[.H461]-180" office:value-type="float" office:value="-25.2862495211035">
            <text:p>-25.3</text:p>
          </table:table-cell>
          <table:table-cell table:style-name="ce6" table:formula="of:=ROUND(([.I461]/360)*[.B$2];0)" office:value-type="float" office:value="-3">
            <text:p>-3</text:p>
          </table:table-cell>
          <table:table-cell table:style-name="ce2" office:value-type="float" office:value="3">
            <text:p>3</text:p>
          </table:table-cell>
          <table:table-cell table:style-name="ce4" table:formula="of:=[.K461]*(360/[.B$2])" office:value-type="float" office:value="22.5">
            <text:p>22.5</text:p>
          </table:table-cell>
          <table:table-cell table:style-name="ce6" table:formula="of:=ROUND(( ([.I461]+(([.K461]/2)*(360/[.B$2])))/360)*[.B$2];0)" office:value-type="float" office:value="-2">
            <text:p>-2</text:p>
          </table:table-cell>
          <table:table-cell table:style-name="ce11" table:formula="of:=ROUND(( ([.I461]-(([.K461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454M1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-35.482">
            <text:p>-35.482</text:p>
          </table:table-cell>
          <table:table-cell table:style-name="ce2" office:value-type="float" office:value="11.811">
            <text:p>11.811</text:p>
          </table:table-cell>
          <table:table-cell table:style-name="ce2" office:value-type="float" office:value="-25.78">
            <text:p>-25.78</text:p>
          </table:table-cell>
          <table:table-cell table:style-name="ce4" table:formula="of:=SQRT( ([.C462]^2) + ([.D462]^2) + ([.E462]^2) )" office:value-type="float" office:value="45.4211453510367">
            <text:p>45.4</text:p>
          </table:table-cell>
          <table:table-cell table:style-name="ce4" table:formula="of:=DEGREES(ASIN([.E462]/[.F462]))" office:value-type="float" office:value="-34.5814388010804">
            <text:p>-34.6</text:p>
          </table:table-cell>
          <table:table-cell table:style-name="ce4" table:formula="of:=MOD(DEGREES(ATAN2([.C462];[.D462]));360)" office:value-type="float" office:value="161.588791784699">
            <text:p>161.6</text:p>
          </table:table-cell>
          <table:table-cell table:style-name="ce4" table:formula="of:=[.H462]-180" office:value-type="float" office:value="-18.4112082153007">
            <text:p>-18.4</text:p>
          </table:table-cell>
          <table:table-cell table:style-name="ce6" table:formula="of:=ROUND(([.I462]/360)*[.B$2];0)" office:value-type="float" office:value="-2">
            <text:p>-2</text:p>
          </table:table-cell>
          <table:table-cell table:style-name="ce2" office:value-type="float" office:value="3">
            <text:p>3</text:p>
          </table:table-cell>
          <table:table-cell table:style-name="ce4" table:formula="of:=[.K462]*(360/[.B$2])" office:value-type="float" office:value="22.5">
            <text:p>22.5</text:p>
          </table:table-cell>
          <table:table-cell table:style-name="ce6" table:formula="of:=ROUND(( ([.I462]+(([.K462]/2)*(360/[.B$2])))/360)*[.B$2];0)" office:value-type="float" office:value="-1">
            <text:p>-1</text:p>
          </table:table-cell>
          <table:table-cell table:style-name="ce11" table:formula="of:=ROUND(( ([.I462]-(([.K462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453M1</text:p>
          </table:table-cell>
          <table:table-cell table:style-name="ce2" office:value-type="float" office:value="458">
            <text:p>458</text:p>
          </table:table-cell>
          <table:table-cell table:style-name="ce2" office:value-type="float" office:value="-32.858">
            <text:p>-32.858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-29.898">
            <text:p>-29.898</text:p>
          </table:table-cell>
          <table:table-cell table:style-name="ce4" table:formula="of:=SQRT( ([.C463]^2) + ([.D463]^2) + ([.E463]^2) )" office:value-type="float" office:value="45.4205918939857">
            <text:p>45.4</text:p>
          </table:table-cell>
          <table:table-cell table:style-name="ce4" table:formula="of:=DEGREES(ASIN([.E463]/[.F463]))" office:value-type="float" office:value="-41.1663687212437">
            <text:p>-41.2</text:p>
          </table:table-cell>
          <table:table-cell table:style-name="ce4" table:formula="of:=MOD(DEGREES(ATAN2([.C463];[.D463]));360)" office:value-type="float" office:value="163.938597601503">
            <text:p>163.9</text:p>
          </table:table-cell>
          <table:table-cell table:style-name="ce4" table:formula="of:=[.H463]-180" office:value-type="float" office:value="-16.0614023984969">
            <text:p>-16.1</text:p>
          </table:table-cell>
          <table:table-cell table:style-name="ce6" table:formula="of:=ROUND(([.I463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463]*(360/[.B$2])" office:value-type="float" office:value="15">
            <text:p>15.0</text:p>
          </table:table-cell>
          <table:table-cell table:style-name="ce6" table:formula="of:=ROUND(( ([.I463]+(([.K463]/2)*(360/[.B$2])))/360)*[.B$2];0)" office:value-type="float" office:value="-1">
            <text:p>-1</text:p>
          </table:table-cell>
          <table:table-cell table:style-name="ce11" table:formula="of:=ROUND(( ([.I463]-(([.K463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452M1</text:p>
          </table:table-cell>
          <table:table-cell table:style-name="ce2" office:value-type="float" office:value="459">
            <text:p>459</text:p>
          </table:table-cell>
          <table:table-cell table:style-name="ce2" office:value-type="float" office:value="-38.588">
            <text:p>-38.588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-22.012">
            <text:p>-22.012</text:p>
          </table:table-cell>
          <table:table-cell table:style-name="ce4" table:formula="of:=SQRT( ([.C464]^2) + ([.D464]^2) + ([.E464]^2) )" office:value-type="float" office:value="45.4208486050184">
            <text:p>45.4</text:p>
          </table:table-cell>
          <table:table-cell table:style-name="ce4" table:formula="of:=DEGREES(ASIN([.E464]/[.F464]))" office:value-type="float" office:value="-28.9877927794008">
            <text:p>-29.0</text:p>
          </table:table-cell>
          <table:table-cell table:style-name="ce4" table:formula="of:=MOD(DEGREES(ATAN2([.C464];[.D464]));360)" office:value-type="float" office:value="166.225379277768">
            <text:p>166.2</text:p>
          </table:table-cell>
          <table:table-cell table:style-name="ce4" table:formula="of:=[.H464]-180" office:value-type="float" office:value="-13.7746207222317">
            <text:p>-13.8</text:p>
          </table:table-cell>
          <table:table-cell table:style-name="ce6" table:formula="of:=ROUND(([.I464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464]*(360/[.B$2])" office:value-type="float" office:value="15">
            <text:p>15.0</text:p>
          </table:table-cell>
          <table:table-cell table:style-name="ce6" table:formula="of:=ROUND(( ([.I464]+(([.K464]/2)*(360/[.B$2])))/360)*[.B$2];0)" office:value-type="float" office:value="-1">
            <text:p>-1</text:p>
          </table:table-cell>
          <table:table-cell table:style-name="ce11" table:formula="of:=ROUND(( ([.I464]-(([.K464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451M1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-39.201">
            <text:p>-39.201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-22.437">
            <text:p>-22.437</text:p>
          </table:table-cell>
          <table:table-cell table:style-name="ce4" table:formula="of:=SQRT( ([.C465]^2) + ([.D465]^2) + ([.E465]^2) )" office:value-type="float" office:value="45.4177931432165">
            <text:p>45.4</text:p>
          </table:table-cell>
          <table:table-cell table:style-name="ce4" table:formula="of:=DEGREES(ASIN([.E465]/[.F465]))" office:value-type="float" office:value="-29.6047161437056">
            <text:p>-29.6</text:p>
          </table:table-cell>
          <table:table-cell table:style-name="ce4" table:formula="of:=MOD(DEGREES(ATAN2([.C465];[.D465]));360)" office:value-type="float" office:value="173.07960670865">
            <text:p>173.1</text:p>
          </table:table-cell>
          <table:table-cell table:style-name="ce4" table:formula="of:=[.H465]-180" office:value-type="float" office:value="-6.92039329134977">
            <text:p>-6.9</text:p>
          </table:table-cell>
          <table:table-cell table:style-name="ce6" table:formula="of:=ROUND(([.I465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465]*(360/[.B$2])" office:value-type="float" office:value="15">
            <text:p>15.0</text:p>
          </table:table-cell>
          <table:table-cell table:style-name="ce6" table:formula="of:=ROUND(( ([.I465]+(([.K465]/2)*(360/[.B$2])))/360)*[.B$2];0)" office:value-type="float" office:value="0">
            <text:p>0</text:p>
          </table:table-cell>
          <table:table-cell table:style-name="ce11" table:formula="of:=ROUND(( ([.I465]-(([.K465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450M1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-33.452">
            <text:p>-33.452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-30.349">
            <text:p>-30.349</text:p>
          </table:table-cell>
          <table:table-cell table:style-name="ce4" table:formula="of:=SQRT( ([.C466]^2) + ([.D466]^2) + ([.E466]^2) )" office:value-type="float" office:value="45.4173608766516">
            <text:p>45.4</text:p>
          </table:table-cell>
          <table:table-cell table:style-name="ce4" table:formula="of:=DEGREES(ASIN([.E466]/[.F466]))" office:value-type="float" office:value="-41.9301897491835">
            <text:p>-41.9</text:p>
          </table:table-cell>
          <table:table-cell table:style-name="ce4" table:formula="of:=MOD(DEGREES(ATAN2([.C466];[.D466]));360)" office:value-type="float" office:value="171.904909837135">
            <text:p>171.9</text:p>
          </table:table-cell>
          <table:table-cell table:style-name="ce4" table:formula="of:=[.H466]-180" office:value-type="float" office:value="-8.09509016286478">
            <text:p>-8.1</text:p>
          </table:table-cell>
          <table:table-cell table:style-name="ce6" table:formula="of:=ROUND(([.I466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466]*(360/[.B$2])" office:value-type="float" office:value="15">
            <text:p>15.0</text:p>
          </table:table-cell>
          <table:table-cell table:style-name="ce6" table:formula="of:=ROUND(( ([.I466]+(([.K466]/2)*(360/[.B$2])))/360)*[.B$2];0)" office:value-type="float" office:value="-0">
            <text:p>0</text:p>
          </table:table-cell>
          <table:table-cell table:style-name="ce11" table:formula="of:=ROUND(( ([.I466]-(([.K466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449M1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-36.69">
            <text:p>-36.69</text:p>
          </table:table-cell>
          <table:table-cell table:style-name="ce2" office:value-type="float" office:value="2.406">
            <text:p>2.406</text:p>
          </table:table-cell>
          <table:table-cell table:style-name="ce2" office:value-type="float" office:value="-26.657">
            <text:p>-26.657</text:p>
          </table:table-cell>
          <table:table-cell table:style-name="ce4" table:formula="of:=SQRT( ([.C467]^2) + ([.D467]^2) + ([.E467]^2) )" office:value-type="float" office:value="45.4152021354084">
            <text:p>45.4</text:p>
          </table:table-cell>
          <table:table-cell table:style-name="ce4" table:formula="of:=DEGREES(ASIN([.E467]/[.F467]))" office:value-type="float" office:value="-35.9417208925699">
            <text:p>-35.9</text:p>
          </table:table-cell>
          <table:table-cell table:style-name="ce4" table:formula="of:=MOD(DEGREES(ATAN2([.C467];[.D467]));360)" office:value-type="float" office:value="176.248117985337">
            <text:p>176.2</text:p>
          </table:table-cell>
          <table:table-cell table:style-name="ce4" table:formula="of:=[.H467]-180" office:value-type="float" office:value="-3.75188201466256">
            <text:p>-3.8</text:p>
          </table:table-cell>
          <table:table-cell table:style-name="ce6" table:formula="of:=ROUND(([.I467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467]*(360/[.B$2])" office:value-type="float" office:value="22.5">
            <text:p>22.5</text:p>
          </table:table-cell>
          <table:table-cell table:style-name="ce6" table:formula="of:=ROUND(( ([.I467]+(([.K467]/2)*(360/[.B$2])))/360)*[.B$2];0)" office:value-type="float" office:value="1">
            <text:p>1</text:p>
          </table:table-cell>
          <table:table-cell table:style-name="ce11" table:formula="of:=ROUND(( ([.I467]-(([.K467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448M1</text:p>
          </table:table-cell>
          <table:table-cell table:style-name="ce2" office:value-type="float" office:value="463">
            <text:p>463</text:p>
          </table:table-cell>
          <table:table-cell table:style-name="ce2" office:value-type="float" office:value="-36.626">
            <text:p>-36.626</text:p>
          </table:table-cell>
          <table:table-cell table:style-name="ce2" office:value-type="float" office:value="-2.859">
            <text:p>-2.859</text:p>
          </table:table-cell>
          <table:table-cell table:style-name="ce2" office:value-type="float" office:value="-26.611">
            <text:p>-26.611</text:p>
          </table:table-cell>
          <table:table-cell table:style-name="ce4" table:formula="of:=SQRT( ([.C468]^2) + ([.D468]^2) + ([.E468]^2) )" office:value-type="float" office:value="45.3627939836161">
            <text:p>45.4</text:p>
          </table:table-cell>
          <table:table-cell table:style-name="ce4" table:formula="of:=DEGREES(ASIN([.E468]/[.F468]))" office:value-type="float" office:value="-35.9179514621165">
            <text:p>-35.9</text:p>
          </table:table-cell>
          <table:table-cell table:style-name="ce4" table:formula="of:=MOD(DEGREES(ATAN2([.C468];[.D468]));360)" office:value-type="float" office:value="184.463417667466">
            <text:p>184.5</text:p>
          </table:table-cell>
          <table:table-cell table:style-name="ce4" table:formula="of:=[.H468]-180" office:value-type="float" office:value="4.46341766746559">
            <text:p>4.5</text:p>
          </table:table-cell>
          <table:table-cell table:style-name="ce6" table:formula="of:=ROUND(([.I468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468]*(360/[.B$2])" office:value-type="float" office:value="22.5">
            <text:p>22.5</text:p>
          </table:table-cell>
          <table:table-cell table:style-name="ce6" table:formula="of:=ROUND(( ([.I468]+(([.K468]/2)*(360/[.B$2])))/360)*[.B$2];0)" office:value-type="float" office:value="2">
            <text:p>2</text:p>
          </table:table-cell>
          <table:table-cell table:style-name="ce11" table:formula="of:=ROUND(( ([.I468]-(([.K468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479M1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-30.235">
            <text:p>-30.235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-33.834">
            <text:p>-33.834</text:p>
          </table:table-cell>
          <table:table-cell table:style-name="ce4" table:formula="of:=SQRT( ([.C469]^2) + ([.D469]^2) + ([.E469]^2) )" office:value-type="float" office:value="45.4359107094818">
            <text:p>45.4</text:p>
          </table:table-cell>
          <table:table-cell table:style-name="ce4" table:formula="of:=DEGREES(ASIN([.E469]/[.F469]))" office:value-type="float" office:value="-48.1293270611346">
            <text:p>-48.1</text:p>
          </table:table-cell>
          <table:table-cell table:style-name="ce4" table:formula="of:=MOD(DEGREES(ATAN2([.C469];[.D469]));360)" office:value-type="float" office:value="175.553766252998">
            <text:p>175.6</text:p>
          </table:table-cell>
          <table:table-cell table:style-name="ce4" table:formula="of:=[.H469]-180" office:value-type="float" office:value="-4.446233747002">
            <text:p>-4.4</text:p>
          </table:table-cell>
          <table:table-cell table:style-name="ce6" table:formula="of:=ROUND(([.I469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469]*(360/[.B$2])" office:value-type="float" office:value="22.5">
            <text:p>22.5</text:p>
          </table:table-cell>
          <table:table-cell table:style-name="ce6" table:formula="of:=ROUND(( ([.I469]+(([.K469]/2)*(360/[.B$2])))/360)*[.B$2];0)" office:value-type="float" office:value="1">
            <text:p>1</text:p>
          </table:table-cell>
          <table:table-cell table:style-name="ce11" table:formula="of:=ROUND(( ([.I469]-(([.K469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478M1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-30.148">
            <text:p>-30.148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-33.81">
            <text:p>-33.81</text:p>
          </table:table-cell>
          <table:table-cell table:style-name="ce4" table:formula="of:=SQRT( ([.C470]^2) + ([.D470]^2) + ([.E470]^2) )" office:value-type="float" office:value="45.3852272551323">
            <text:p>45.4</text:p>
          </table:table-cell>
          <table:table-cell table:style-name="ce4" table:formula="of:=DEGREES(ASIN([.E470]/[.F470]))" office:value-type="float" office:value="-48.1553248066349">
            <text:p>-48.2</text:p>
          </table:table-cell>
          <table:table-cell table:style-name="ce4" table:formula="of:=MOD(DEGREES(ATAN2([.C470];[.D470]));360)" office:value-type="float" office:value="185.292942579887">
            <text:p>185.3</text:p>
          </table:table-cell>
          <table:table-cell table:style-name="ce4" table:formula="of:=[.H470]-180" office:value-type="float" office:value="5.29294257988727">
            <text:p>5.3</text:p>
          </table:table-cell>
          <table:table-cell table:style-name="ce6" table:formula="of:=ROUND(([.I470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470]*(360/[.B$2])" office:value-type="float" office:value="22.5">
            <text:p>22.5</text:p>
          </table:table-cell>
          <table:table-cell table:style-name="ce6" table:formula="of:=ROUND(( ([.I470]+(([.K470]/2)*(360/[.B$2])))/360)*[.B$2];0)" office:value-type="float" office:value="2">
            <text:p>2</text:p>
          </table:table-cell>
          <table:table-cell table:style-name="ce11" table:formula="of:=ROUND(( ([.I470]-(([.K470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477M1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-26.488">
            <text:p>-26.488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-36.557">
            <text:p>-36.557</text:p>
          </table:table-cell>
          <table:table-cell table:style-name="ce4" table:formula="of:=SQRT( ([.C471]^2) + ([.D471]^2) + ([.E471]^2) )" office:value-type="float" office:value="45.4366496234042">
            <text:p>45.4</text:p>
          </table:table-cell>
          <table:table-cell table:style-name="ce4" table:formula="of:=DEGREES(ASIN([.E471]/[.F471]))" office:value-type="float" office:value="-53.5688221982525">
            <text:p>-53.6</text:p>
          </table:table-cell>
          <table:table-cell table:style-name="ce4" table:formula="of:=MOD(DEGREES(ATAN2([.C471];[.D471]));360)" office:value-type="float" office:value="190.990108209281">
            <text:p>191.0</text:p>
          </table:table-cell>
          <table:table-cell table:style-name="ce4" table:formula="of:=[.H471]-180" office:value-type="float" office:value="10.9901082092809">
            <text:p>11.0</text:p>
          </table:table-cell>
          <table:table-cell table:style-name="ce6" table:formula="of:=ROUND(([.I471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471]*(360/[.B$2])" office:value-type="float" office:value="22.5">
            <text:p>22.5</text:p>
          </table:table-cell>
          <table:table-cell table:style-name="ce6" table:formula="of:=ROUND(( ([.I471]+(([.K471]/2)*(360/[.B$2])))/360)*[.B$2];0)" office:value-type="float" office:value="3">
            <text:p>3</text:p>
          </table:table-cell>
          <table:table-cell table:style-name="ce11" table:formula="of:=ROUND(( ([.I471]-(([.K471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476M1</text:p>
          </table:table-cell>
          <table:table-cell table:style-name="ce2" office:value-type="float" office:value="467">
            <text:p>467</text:p>
          </table:table-cell>
          <table:table-cell table:style-name="ce2" office:value-type="float" office:value="-33.301">
            <text:p>-33.301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-30.28">
            <text:p>-30.28</text:p>
          </table:table-cell>
          <table:table-cell table:style-name="ce4" table:formula="of:=SQRT( ([.C472]^2) + ([.D472]^2) + ([.E472]^2) )" office:value-type="float" office:value="45.3626366297198">
            <text:p>45.4</text:p>
          </table:table-cell>
          <table:table-cell table:style-name="ce4" table:formula="of:=DEGREES(ASIN([.E472]/[.F472]))" office:value-type="float" office:value="-41.875152047903">
            <text:p>-41.9</text:p>
          </table:table-cell>
          <table:table-cell table:style-name="ce4" table:formula="of:=MOD(DEGREES(ATAN2([.C472];[.D472]));360)" office:value-type="float" office:value="189.63103802893">
            <text:p>189.6</text:p>
          </table:table-cell>
          <table:table-cell table:style-name="ce4" table:formula="of:=[.H472]-180" office:value-type="float" office:value="9.63103802893048">
            <text:p>9.6</text:p>
          </table:table-cell>
          <table:table-cell table:style-name="ce6" table:formula="of:=ROUND(([.I472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472]*(360/[.B$2])" office:value-type="float" office:value="22.5">
            <text:p>22.5</text:p>
          </table:table-cell>
          <table:table-cell table:style-name="ce6" table:formula="of:=ROUND(( ([.I472]+(([.K472]/2)*(360/[.B$2])))/360)*[.B$2];0)" office:value-type="float" office:value="3">
            <text:p>3</text:p>
          </table:table-cell>
          <table:table-cell table:style-name="ce11" table:formula="of:=ROUND(( ([.I472]-(([.K472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475M1</text:p>
          </table:table-cell>
          <table:table-cell table:style-name="ce2" office:value-type="float" office:value="468">
            <text:p>468</text:p>
          </table:table-cell>
          <table:table-cell table:style-name="ce2" office:value-type="float" office:value="-32.438">
            <text:p>-32.438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-29.653">
            <text:p>-29.653</text:p>
          </table:table-cell>
          <table:table-cell table:style-name="ce4" table:formula="of:=SQRT( ([.C473]^2) + ([.D473]^2) + ([.E473]^2) )" office:value-type="float" office:value="45.3621759729403">
            <text:p>45.4</text:p>
          </table:table-cell>
          <table:table-cell table:style-name="ce4" table:formula="of:=DEGREES(ASIN([.E473]/[.F473]))" office:value-type="float" office:value="-40.8207257544021">
            <text:p>-40.8</text:p>
          </table:table-cell>
          <table:table-cell table:style-name="ce4" table:formula="of:=MOD(DEGREES(ATAN2([.C473];[.D473]));360)" office:value-type="float" office:value="199.102106137399">
            <text:p>199.1</text:p>
          </table:table-cell>
          <table:table-cell table:style-name="ce4" table:formula="of:=[.H473]-180" office:value-type="float" office:value="19.1021061373987">
            <text:p>19.1</text:p>
          </table:table-cell>
          <table:table-cell table:style-name="ce6" table:formula="of:=ROUND(([.I473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473]*(360/[.B$2])" office:value-type="float" office:value="22.5">
            <text:p>22.5</text:p>
          </table:table-cell>
          <table:table-cell table:style-name="ce6" table:formula="of:=ROUND(( ([.I473]+(([.K473]/2)*(360/[.B$2])))/360)*[.B$2];0)" office:value-type="float" office:value="4">
            <text:p>4</text:p>
          </table:table-cell>
          <table:table-cell table:style-name="ce11" table:formula="of:=ROUND(( ([.I473]-(([.K473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474M1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-25.884">
            <text:p>-25.884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-35.848">
            <text:p>-35.848</text:p>
          </table:table-cell>
          <table:table-cell table:style-name="ce4" table:formula="of:=SQRT( ([.C474]^2) + ([.D474]^2) + ([.E474]^2) )" office:value-type="float" office:value="45.417884153712">
            <text:p>45.4</text:p>
          </table:table-cell>
          <table:table-cell table:style-name="ce4" table:formula="of:=DEGREES(ASIN([.E474]/[.F474]))" office:value-type="float" office:value="-52.1194531934045">
            <text:p>-52.1</text:p>
          </table:table-cell>
          <table:table-cell table:style-name="ce4" table:formula="of:=MOD(DEGREES(ATAN2([.C474];[.D474]));360)" office:value-type="float" office:value="201.84986240398">
            <text:p>201.8</text:p>
          </table:table-cell>
          <table:table-cell table:style-name="ce4" table:formula="of:=[.H474]-180" office:value-type="float" office:value="21.84986240398">
            <text:p>21.8</text:p>
          </table:table-cell>
          <table:table-cell table:style-name="ce6" table:formula="of:=ROUND(([.I474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474]*(360/[.B$2])" office:value-type="float" office:value="15">
            <text:p>15.0</text:p>
          </table:table-cell>
          <table:table-cell table:style-name="ce6" table:formula="of:=ROUND(( ([.I474]+(([.K474]/2)*(360/[.B$2])))/360)*[.B$2];0)" office:value-type="float" office:value="4">
            <text:p>4</text:p>
          </table:table-cell>
          <table:table-cell table:style-name="ce11" table:formula="of:=ROUND(( ([.I474]-(([.K474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473M1</text:p>
          </table:table-cell>
          <table:table-cell table:style-name="ce2" office:value-type="float" office:value="470">
            <text:p>470</text:p>
          </table:table-cell>
          <table:table-cell table:style-name="ce2" office:value-type="float" office:value="-28.681">
            <text:p>-28.681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-32.476">
            <text:p>-32.476</text:p>
          </table:table-cell>
          <table:table-cell table:style-name="ce4" table:formula="of:=SQRT( ([.C475]^2) + ([.D475]^2) + ([.E475]^2) )" office:value-type="float" office:value="45.415601735527">
            <text:p>45.4</text:p>
          </table:table-cell>
          <table:table-cell table:style-name="ce4" table:formula="of:=DEGREES(ASIN([.E475]/[.F475]))" office:value-type="float" office:value="-45.6501375579546">
            <text:p>-45.7</text:p>
          </table:table-cell>
          <table:table-cell table:style-name="ce4" table:formula="of:=MOD(DEGREES(ATAN2([.C475];[.D475]));360)" office:value-type="float" office:value="205.389011685684">
            <text:p>205.4</text:p>
          </table:table-cell>
          <table:table-cell table:style-name="ce4" table:formula="of:=[.H475]-180" office:value-type="float" office:value="25.389011685684">
            <text:p>25.4</text:p>
          </table:table-cell>
          <table:table-cell table:style-name="ce6" table:formula="of:=ROUND(([.I475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475]*(360/[.B$2])" office:value-type="float" office:value="22.5">
            <text:p>22.5</text:p>
          </table:table-cell>
          <table:table-cell table:style-name="ce6" table:formula="of:=ROUND(( ([.I475]+(([.K475]/2)*(360/[.B$2])))/360)*[.B$2];0)" office:value-type="float" office:value="5">
            <text:p>5</text:p>
          </table:table-cell>
          <table:table-cell table:style-name="ce11" table:formula="of:=ROUND(( ([.I475]-(([.K475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472M1</text:p>
          </table:table-cell>
          <table:table-cell table:style-name="ce2" office:value-type="float" office:value="471">
            <text:p>471</text:p>
          </table:table-cell>
          <table:table-cell table:style-name="ce2" office:value-type="float" office:value="-27.473">
            <text:p>-27.47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-30.958">
            <text:p>-30.958</text:p>
          </table:table-cell>
          <table:table-cell table:style-name="ce4" table:formula="of:=SQRT( ([.C476]^2) + ([.D476]^2) + ([.E476]^2) )" office:value-type="float" office:value="45.4182352585391">
            <text:p>45.4</text:p>
          </table:table-cell>
          <table:table-cell table:style-name="ce4" table:formula="of:=DEGREES(ASIN([.E476]/[.F476]))" office:value-type="float" office:value="-42.9704043885636">
            <text:p>-43.0</text:p>
          </table:table-cell>
          <table:table-cell table:style-name="ce4" table:formula="of:=MOD(DEGREES(ATAN2([.C476];[.D476]));360)" office:value-type="float" office:value="214.240451976932">
            <text:p>214.2</text:p>
          </table:table-cell>
          <table:table-cell table:style-name="ce4" table:formula="of:=[.H476]-180" office:value-type="float" office:value="34.2404519769316">
            <text:p>34.2</text:p>
          </table:table-cell>
          <table:table-cell table:style-name="ce6" table:formula="of:=ROUND(([.I476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476]*(360/[.B$2])" office:value-type="float" office:value="22.5">
            <text:p>22.5</text:p>
          </table:table-cell>
          <table:table-cell table:style-name="ce6" table:formula="of:=ROUND(( ([.I476]+(([.K476]/2)*(360/[.B$2])))/360)*[.B$2];0)" office:value-type="float" office:value="6">
            <text:p>6</text:p>
          </table:table-cell>
          <table:table-cell table:style-name="ce11" table:formula="of:=ROUND(( ([.I476]-(([.K476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471M1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-21.983">
            <text:p>-21.983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-37.799">
            <text:p>-37.799</text:p>
          </table:table-cell>
          <table:table-cell table:style-name="ce4" table:formula="of:=SQRT( ([.C477]^2) + ([.D477]^2) + ([.E477]^2) )" office:value-type="float" office:value="45.4209289865366">
            <text:p>45.4</text:p>
          </table:table-cell>
          <table:table-cell table:style-name="ce4" table:formula="of:=DEGREES(ASIN([.E477]/[.F477]))" office:value-type="float" office:value="-56.3247230114292">
            <text:p>-56.3</text:p>
          </table:table-cell>
          <table:table-cell table:style-name="ce4" table:formula="of:=MOD(DEGREES(ATAN2([.C477];[.D477]));360)" office:value-type="float" office:value="209.208174990384">
            <text:p>209.2</text:p>
          </table:table-cell>
          <table:table-cell table:style-name="ce4" table:formula="of:=[.H477]-180" office:value-type="float" office:value="29.208174990384">
            <text:p>29.2</text:p>
          </table:table-cell>
          <table:table-cell table:style-name="ce6" table:formula="of:=ROUND(([.I477]/360)*[.B$2];0)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table:formula="of:=[.K477]*(360/[.B$2])" office:value-type="float" office:value="22.5">
            <text:p>22.5</text:p>
          </table:table-cell>
          <table:table-cell table:style-name="ce6" table:formula="of:=ROUND(( ([.I477]+(([.K477]/2)*(360/[.B$2])))/360)*[.B$2];0)" office:value-type="float" office:value="5">
            <text:p>5</text:p>
          </table:table-cell>
          <table:table-cell table:style-name="ce11" table:formula="of:=ROUND(( ([.I477]-(([.K477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470M1</text:p>
          </table:table-cell>
          <table:table-cell table:style-name="ce2" office:value-type="float" office:value="473">
            <text:p>473</text:p>
          </table:table-cell>
          <table:table-cell table:style-name="ce2" office:value-type="float" office:value="-20.874">
            <text:p>-20.874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-36.394">
            <text:p>-36.394</text:p>
          </table:table-cell>
          <table:table-cell table:style-name="ce4" table:formula="of:=SQRT( ([.C478]^2) + ([.D478]^2) + ([.E478]^2) )" office:value-type="float" office:value="45.4222537639867">
            <text:p>45.4</text:p>
          </table:table-cell>
          <table:table-cell table:style-name="ce4" table:formula="of:=DEGREES(ASIN([.E478]/[.F478]))" office:value-type="float" office:value="-53.2484104075372">
            <text:p>-53.2</text:p>
          </table:table-cell>
          <table:table-cell table:style-name="ce4" table:formula="of:=MOD(DEGREES(ATAN2([.C478];[.D478]));360)" office:value-type="float" office:value="219.821766328872">
            <text:p>219.8</text:p>
          </table:table-cell>
          <table:table-cell table:style-name="ce4" table:formula="of:=[.H478]-180" office:value-type="float" office:value="39.8217663288717">
            <text:p>39.8</text:p>
          </table:table-cell>
          <table:table-cell table:style-name="ce6" table:formula="of:=ROUND(([.I478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478]*(360/[.B$2])" office:value-type="float" office:value="22.5">
            <text:p>22.5</text:p>
          </table:table-cell>
          <table:table-cell table:style-name="ce6" table:formula="of:=ROUND(( ([.I478]+(([.K478]/2)*(360/[.B$2])))/360)*[.B$2];0)" office:value-type="float" office:value="7">
            <text:p>7</text:p>
          </table:table-cell>
          <table:table-cell table:style-name="ce11" table:formula="of:=ROUND(( ([.I478]-(([.K478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469M1</text:p>
          </table:table-cell>
          <table:table-cell table:style-name="ce2" office:value-type="float" office:value="474">
            <text:p>474</text:p>
          </table:table-cell>
          <table:table-cell table:style-name="ce2" office:value-type="float" office:value="-16.733">
            <text:p>-16.733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-37.736">
            <text:p>-37.736</text:p>
          </table:table-cell>
          <table:table-cell table:style-name="ce4" table:formula="of:=SQRT( ([.C479]^2) + ([.D479]^2) + ([.E479]^2) )" office:value-type="float" office:value="45.435990250021">
            <text:p>45.4</text:p>
          </table:table-cell>
          <table:table-cell table:style-name="ce4" table:formula="of:=DEGREES(ASIN([.E479]/[.F479]))" office:value-type="float" office:value="-56.1533268172873">
            <text:p>-56.2</text:p>
          </table:table-cell>
          <table:table-cell table:style-name="ce4" table:formula="of:=MOD(DEGREES(ATAN2([.C479];[.D479]));360)" office:value-type="float" office:value="228.607691562871">
            <text:p>228.6</text:p>
          </table:table-cell>
          <table:table-cell table:style-name="ce4" table:formula="of:=[.H479]-180" office:value-type="float" office:value="48.6076915628715">
            <text:p>48.6</text:p>
          </table:table-cell>
          <table:table-cell table:style-name="ce6" table:formula="of:=ROUND(([.I479]/360)*[.B$2];0)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4" table:formula="of:=[.K479]*(360/[.B$2])" office:value-type="float" office:value="22.5">
            <text:p>22.5</text:p>
          </table:table-cell>
          <table:table-cell table:style-name="ce6" table:formula="of:=ROUND(( ([.I479]+(([.K479]/2)*(360/[.B$2])))/360)*[.B$2];0)" office:value-type="float" office:value="8">
            <text:p>8</text:p>
          </table:table-cell>
          <table:table-cell table:style-name="ce11" table:formula="of:=ROUND(( ([.I479]-(([.K479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468M1</text:p>
          </table:table-cell>
          <table:table-cell table:style-name="ce2" office:value-type="float" office:value="475">
            <text:p>475</text:p>
          </table:table-cell>
          <table:table-cell table:style-name="ce2" office:value-type="float" office:value="-23.567">
            <text:p>-23.567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-32.925">
            <text:p>-32.925</text:p>
          </table:table-cell>
          <table:table-cell table:style-name="ce4" table:formula="of:=SQRT( ([.C480]^2) + ([.D480]^2) + ([.E480]^2) )" office:value-type="float" office:value="45.4211166529402">
            <text:p>45.4</text:p>
          </table:table-cell>
          <table:table-cell table:style-name="ce4" table:formula="of:=DEGREES(ASIN([.E480]/[.F480]))" office:value-type="float" office:value="-46.4591242844832">
            <text:p>-46.5</text:p>
          </table:table-cell>
          <table:table-cell table:style-name="ce4" table:formula="of:=MOD(DEGREES(ATAN2([.C480];[.D480]));360)" office:value-type="float" office:value="221.13200744317">
            <text:p>221.1</text:p>
          </table:table-cell>
          <table:table-cell table:style-name="ce4" table:formula="of:=[.H480]-180" office:value-type="float" office:value="41.1320074431702">
            <text:p>41.1</text:p>
          </table:table-cell>
          <table:table-cell table:style-name="ce6" table:formula="of:=ROUND(([.I480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480]*(360/[.B$2])" office:value-type="float" office:value="22.5">
            <text:p>22.5</text:p>
          </table:table-cell>
          <table:table-cell table:style-name="ce6" table:formula="of:=ROUND(( ([.I480]+(([.K480]/2)*(360/[.B$2])))/360)*[.B$2];0)" office:value-type="float" office:value="7">
            <text:p>7</text:p>
          </table:table-cell>
          <table:table-cell table:style-name="ce11" table:formula="of:=ROUND(( ([.I480]-(([.K480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467M1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-21.279">
            <text:p>-21.279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-31.262">
            <text:p>-31.262</text:p>
          </table:table-cell>
          <table:table-cell table:style-name="ce4" table:formula="of:=SQRT( ([.C481]^2) + ([.D481]^2) + ([.E481]^2) )" office:value-type="float" office:value="45.4206280119507">
            <text:p>45.4</text:p>
          </table:table-cell>
          <table:table-cell table:style-name="ce4" table:formula="of:=DEGREES(ASIN([.E481]/[.F481]))" office:value-type="float" office:value="-43.4939187015607">
            <text:p>-43.5</text:p>
          </table:table-cell>
          <table:table-cell table:style-name="ce4" table:formula="of:=MOD(DEGREES(ATAN2([.C481];[.D481]));360)" office:value-type="float" office:value="229.774975803644">
            <text:p>229.8</text:p>
          </table:table-cell>
          <table:table-cell table:style-name="ce4" table:formula="of:=[.H481]-180" office:value-type="float" office:value="49.7749758036444">
            <text:p>49.8</text:p>
          </table:table-cell>
          <table:table-cell table:style-name="ce6" table:formula="of:=ROUND(([.I481]/360)*[.B$2];0)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4" table:formula="of:=[.K481]*(360/[.B$2])" office:value-type="float" office:value="22.5">
            <text:p>22.5</text:p>
          </table:table-cell>
          <table:table-cell table:style-name="ce6" table:formula="of:=ROUND(( ([.I481]+(([.K481]/2)*(360/[.B$2])))/360)*[.B$2];0)" office:value-type="float" office:value="8">
            <text:p>8</text:p>
          </table:table-cell>
          <table:table-cell table:style-name="ce11" table:formula="of:=ROUND(( ([.I481]-(([.K481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466M1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-14.498">
            <text:p>-14.498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-36.111">
            <text:p>-36.111</text:p>
          </table:table-cell>
          <table:table-cell table:style-name="ce4" table:formula="of:=SQRT( ([.C482]^2) + ([.D482]^2) + ([.E482]^2) )" office:value-type="float" office:value="45.4354515879396">
            <text:p>45.4</text:p>
          </table:table-cell>
          <table:table-cell table:style-name="ce4" table:formula="of:=DEGREES(ASIN([.E482]/[.F482]))" office:value-type="float" office:value="-52.6340899555389">
            <text:p>-52.6</text:p>
          </table:table-cell>
          <table:table-cell table:style-name="ce4" table:formula="of:=MOD(DEGREES(ATAN2([.C482];[.D482]));360)" office:value-type="float" office:value="238.280060348483">
            <text:p>238.3</text:p>
          </table:table-cell>
          <table:table-cell table:style-name="ce4" table:formula="of:=[.H482]-180" office:value-type="float" office:value="58.280060348483">
            <text:p>58.3</text:p>
          </table:table-cell>
          <table:table-cell table:style-name="ce6" table:formula="of:=ROUND(([.I482]/360)*[.B$2];0)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4" table:formula="of:=[.K482]*(360/[.B$2])" office:value-type="float" office:value="22.5">
            <text:p>22.5</text:p>
          </table:table-cell>
          <table:table-cell table:style-name="ce6" table:formula="of:=ROUND(( ([.I482]+(([.K482]/2)*(360/[.B$2])))/360)*[.B$2];0)" office:value-type="float" office:value="9">
            <text:p>9</text:p>
          </table:table-cell>
          <table:table-cell table:style-name="ce11" table:formula="of:=ROUND(( ([.I482]-(([.K482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465M1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-16.35">
            <text:p>-16.35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-33.106">
            <text:p>-33.106</text:p>
          </table:table-cell>
          <table:table-cell table:style-name="ce4" table:formula="of:=SQRT( ([.C483]^2) + ([.D483]^2) + ([.E483]^2) )" office:value-type="float" office:value="45.4218433355583">
            <text:p>45.4</text:p>
          </table:table-cell>
          <table:table-cell table:style-name="ce4" table:formula="of:=DEGREES(ASIN([.E483]/[.F483]))" office:value-type="float" office:value="-46.7906052795846">
            <text:p>-46.8</text:p>
          </table:table-cell>
          <table:table-cell table:style-name="ce4" table:formula="of:=MOD(DEGREES(ATAN2([.C483];[.D483]));360)" office:value-type="float" office:value="238.281696745906">
            <text:p>238.3</text:p>
          </table:table-cell>
          <table:table-cell table:style-name="ce4" table:formula="of:=[.H483]-180" office:value-type="float" office:value="58.2816967459065">
            <text:p>58.3</text:p>
          </table:table-cell>
          <table:table-cell table:style-name="ce6" table:formula="of:=ROUND(([.I483]/360)*[.B$2];0)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4" table:formula="of:=[.K483]*(360/[.B$2])" office:value-type="float" office:value="22.5">
            <text:p>22.5</text:p>
          </table:table-cell>
          <table:table-cell table:style-name="ce6" table:formula="of:=ROUND(( ([.I483]+(([.K483]/2)*(360/[.B$2])))/360)*[.B$2];0)" office:value-type="float" office:value="9">
            <text:p>9</text:p>
          </table:table-cell>
          <table:table-cell table:style-name="ce11" table:formula="of:=ROUND(( ([.I483]-(([.K483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464M1</text:p>
          </table:table-cell>
          <table:table-cell table:style-name="ce2" office:value-type="float" office:value="479">
            <text:p>479</text:p>
          </table:table-cell>
          <table:table-cell table:style-name="ce2" office:value-type="float" office:value="-12.987">
            <text:p>-12.987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-31.262">
            <text:p>-31.262</text:p>
          </table:table-cell>
          <table:table-cell table:style-name="ce4" table:formula="of:=SQRT( ([.C484]^2) + ([.D484]^2) + ([.E484]^2) )" office:value-type="float" office:value="45.420644006883">
            <text:p>45.4</text:p>
          </table:table-cell>
          <table:table-cell table:style-name="ce4" table:formula="of:=DEGREES(ASIN([.E484]/[.F484]))" office:value-type="float" office:value="-43.4938995585888">
            <text:p>-43.5</text:p>
          </table:table-cell>
          <table:table-cell table:style-name="ce4" table:formula="of:=MOD(DEGREES(ATAN2([.C484];[.D484]));360)" office:value-type="float" office:value="246.787710118748">
            <text:p>246.8</text:p>
          </table:table-cell>
          <table:table-cell table:style-name="ce4" table:formula="of:=[.H484]-180" office:value-type="float" office:value="66.7877101187478">
            <text:p>66.8</text:p>
          </table:table-cell>
          <table:table-cell table:style-name="ce6" table:formula="of:=ROUND(([.I484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484]*(360/[.B$2])" office:value-type="float" office:value="15">
            <text:p>15.0</text:p>
          </table:table-cell>
          <table:table-cell table:style-name="ce6" table:formula="of:=ROUND(( ([.I484]+(([.K484]/2)*(360/[.B$2])))/360)*[.B$2];0)" office:value-type="float" office:value="10">
            <text:p>10</text:p>
          </table:table-cell>
          <table:table-cell table:style-name="ce11" table:formula="of:=ROUND(( ([.I484]-(([.K484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495M1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-17.73">
            <text:p>-17.73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9.6">
            <text:p>9.6</text:p>
          </table:table-cell>
          <table:table-cell table:style-name="ce4" table:formula="of:=SQRT( ([.C485]^2) + ([.D485]^2) + ([.E485]^2) )" office:value-type="float" office:value="45.4355256269805">
            <text:p>45.4</text:p>
          </table:table-cell>
          <table:table-cell table:style-name="ce4" table:formula="of:=DEGREES(ASIN([.E485]/[.F485]))" office:value-type="float" office:value="12.1978670895006">
            <text:p>12.2</text:p>
          </table:table-cell>
          <table:table-cell table:style-name="ce4" table:formula="of:=MOD(DEGREES(ATAN2([.C485];[.D485]));360)" office:value-type="float" office:value="113.530459792199">
            <text:p>113.5</text:p>
          </table:table-cell>
          <table:table-cell table:style-name="ce4" table:formula="of:=[.H485]-180" office:value-type="float" office:value="-66.4695402078008">
            <text:p>-66.5</text:p>
          </table:table-cell>
          <table:table-cell table:style-name="ce6" table:formula="of:=ROUND(([.I485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485]*(360/[.B$2])" office:value-type="float" office:value="15">
            <text:p>15.0</text:p>
          </table:table-cell>
          <table:table-cell table:style-name="ce6" table:formula="of:=ROUND(( ([.I485]+(([.K485]/2)*(360/[.B$2])))/360)*[.B$2];0)" office:value-type="float" office:value="-8">
            <text:p>-8</text:p>
          </table:table-cell>
          <table:table-cell table:style-name="ce11" table:formula="of:=ROUND(( ([.I485]-(([.K485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494M1</text:p>
          </table:table-cell>
          <table:table-cell table:style-name="ce2" office:value-type="float" office:value="481">
            <text:p>481</text:p>
          </table:table-cell>
          <table:table-cell table:style-name="ce2" office:value-type="float" office:value="-22.293">
            <text:p>-22.293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9.632">
            <text:p>9.632</text:p>
          </table:table-cell>
          <table:table-cell table:style-name="ce4" table:formula="of:=SQRT( ([.C486]^2) + ([.D486]^2) + ([.E486]^2) )" office:value-type="float" office:value="45.3857052054939">
            <text:p>45.4</text:p>
          </table:table-cell>
          <table:table-cell table:style-name="ce4" table:formula="of:=DEGREES(ASIN([.E486]/[.F486]))" office:value-type="float" office:value="12.2527990549307">
            <text:p>12.3</text:p>
          </table:table-cell>
          <table:table-cell table:style-name="ce4" table:formula="of:=MOD(DEGREES(ATAN2([.C486];[.D486]));360)" office:value-type="float" office:value="120.174792674134">
            <text:p>120.2</text:p>
          </table:table-cell>
          <table:table-cell table:style-name="ce4" table:formula="of:=[.H486]-180" office:value-type="float" office:value="-59.8252073258662">
            <text:p>-59.8</text:p>
          </table:table-cell>
          <table:table-cell table:style-name="ce6" table:formula="of:=ROUND(([.I486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486]*(360/[.B$2])" office:value-type="float" office:value="15">
            <text:p>15.0</text:p>
          </table:table-cell>
          <table:table-cell table:style-name="ce6" table:formula="of:=ROUND(( ([.I486]+(([.K486]/2)*(360/[.B$2])))/360)*[.B$2];0)" office:value-type="float" office:value="-7">
            <text:p>-7</text:p>
          </table:table-cell>
          <table:table-cell table:style-name="ce11" table:formula="of:=ROUND(( ([.I486]-(([.K486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93M1</text:p>
          </table:table-cell>
          <table:table-cell table:style-name="ce2" office:value-type="float" office:value="482">
            <text:p>482</text:p>
          </table:table-cell>
          <table:table-cell table:style-name="ce2" office:value-type="float" office:value="-25.063">
            <text:p>-25.06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487]^2) + ([.D487]^2) + ([.E487]^2) )" office:value-type="float" office:value="45.3623196276381">
            <text:p>45.4</text:p>
          </table:table-cell>
          <table:table-cell table:style-name="ce4" table:formula="of:=DEGREES(ASIN([.E487]/[.F487]))" office:value-type="float" office:value="6.23036420849409">
            <text:p>6.2</text:p>
          </table:table-cell>
          <table:table-cell table:style-name="ce4" table:formula="of:=MOD(DEGREES(ATAN2([.C487];[.D487]));360)" office:value-type="float" office:value="123.765127456201">
            <text:p>123.8</text:p>
          </table:table-cell>
          <table:table-cell table:style-name="ce4" table:formula="of:=[.H487]-180" office:value-type="float" office:value="-56.2348725437986">
            <text:p>-56.2</text:p>
          </table:table-cell>
          <table:table-cell table:style-name="ce6" table:formula="of:=ROUND(([.I487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487]*(360/[.B$2])" office:value-type="float" office:value="22.5">
            <text:p>22.5</text:p>
          </table:table-cell>
          <table:table-cell table:style-name="ce6" table:formula="of:=ROUND(( ([.I487]+(([.K487]/2)*(360/[.B$2])))/360)*[.B$2];0)" office:value-type="float" office:value="-6">
            <text:p>-6</text:p>
          </table:table-cell>
          <table:table-cell table:style-name="ce11" table:formula="of:=ROUND(( ([.I487]-(([.K487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92M1</text:p>
          </table:table-cell>
          <table:table-cell table:style-name="ce2" office:value-type="float" office:value="483">
            <text:p>483</text:p>
          </table:table-cell>
          <table:table-cell table:style-name="ce2" office:value-type="float" office:value="-23.794">
            <text:p>-23.794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14.005">
            <text:p>14.005</text:p>
          </table:table-cell>
          <table:table-cell table:style-name="ce4" table:formula="of:=SQRT( ([.C488]^2) + ([.D488]^2) + ([.E488]^2) )" office:value-type="float" office:value="45.4367016518585">
            <text:p>45.4</text:p>
          </table:table-cell>
          <table:table-cell table:style-name="ce4" table:formula="of:=DEGREES(ASIN([.E488]/[.F488]))" office:value-type="float" office:value="17.9526546494901">
            <text:p>18.0</text:p>
          </table:table-cell>
          <table:table-cell table:style-name="ce4" table:formula="of:=MOD(DEGREES(ATAN2([.C488];[.D488]));360)" office:value-type="float" office:value="123.399631594834">
            <text:p>123.4</text:p>
          </table:table-cell>
          <table:table-cell table:style-name="ce4" table:formula="of:=[.H488]-180" office:value-type="float" office:value="-56.6003684051657">
            <text:p>-56.6</text:p>
          </table:table-cell>
          <table:table-cell table:style-name="ce6" table:formula="of:=ROUND(([.I488]/360)*[.B$2];0)" office:value-type="float" office:value="-8">
            <text:p>-8</text:p>
          </table:table-cell>
          <table:table-cell table:style-name="ce2" office:value-type="float" office:value="3">
            <text:p>3</text:p>
          </table:table-cell>
          <table:table-cell table:style-name="ce4" table:formula="of:=[.K488]*(360/[.B$2])" office:value-type="float" office:value="22.5">
            <text:p>22.5</text:p>
          </table:table-cell>
          <table:table-cell table:style-name="ce6" table:formula="of:=ROUND(( ([.I488]+(([.K488]/2)*(360/[.B$2])))/360)*[.B$2];0)" office:value-type="float" office:value="-6">
            <text:p>-6</text:p>
          </table:table-cell>
          <table:table-cell table:style-name="ce11" table:formula="of:=ROUND(( ([.I488]-(([.K488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491M1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-28.071">
            <text:p>-28.071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13.787">
            <text:p>13.787</text:p>
          </table:table-cell>
          <table:table-cell table:style-name="ce4" table:formula="of:=SQRT( ([.C489]^2) + ([.D489]^2) + ([.E489]^2) )" office:value-type="float" office:value="45.4178008604556">
            <text:p>45.4</text:p>
          </table:table-cell>
          <table:table-cell table:style-name="ce4" table:formula="of:=DEGREES(ASIN([.E489]/[.F489]))" office:value-type="float" office:value="17.6715144379768">
            <text:p>17.7</text:p>
          </table:table-cell>
          <table:table-cell table:style-name="ce4" table:formula="of:=MOD(DEGREES(ATAN2([.C489];[.D489]));360)" office:value-type="float" office:value="130.441458373264">
            <text:p>130.4</text:p>
          </table:table-cell>
          <table:table-cell table:style-name="ce4" table:formula="of:=[.H489]-180" office:value-type="float" office:value="-49.5585416267363">
            <text:p>-49.6</text:p>
          </table:table-cell>
          <table:table-cell table:style-name="ce6" table:formula="of:=ROUND(([.I489]/360)*[.B$2];0)" office:value-type="float" office:value="-7">
            <text:p>-7</text:p>
          </table:table-cell>
          <table:table-cell table:style-name="ce2" office:value-type="float" office:value="2">
            <text:p>2</text:p>
          </table:table-cell>
          <table:table-cell table:style-name="ce4" table:formula="of:=[.K489]*(360/[.B$2])" office:value-type="float" office:value="15">
            <text:p>15.0</text:p>
          </table:table-cell>
          <table:table-cell table:style-name="ce6" table:formula="of:=ROUND(( ([.I489]+(([.K489]/2)*(360/[.B$2])))/360)*[.B$2];0)" office:value-type="float" office:value="-6">
            <text:p>-6</text:p>
          </table:table-cell>
          <table:table-cell table:style-name="ce11" table:formula="of:=ROUND(( ([.I489]-(([.K489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490M1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-29.579">
            <text:p>-29.579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490]^2) + ([.D490]^2) + ([.E490]^2) )" office:value-type="float" office:value="45.3623038876995">
            <text:p>45.4</text:p>
          </table:table-cell>
          <table:table-cell table:style-name="ce4" table:formula="of:=DEGREES(ASIN([.E490]/[.F490]))" office:value-type="float" office:value="6.23036637888455">
            <text:p>6.2</text:p>
          </table:table-cell>
          <table:table-cell table:style-name="ce4" table:formula="of:=MOD(DEGREES(ATAN2([.C490];[.D490]));360)" office:value-type="float" office:value="130.990619910718">
            <text:p>131.0</text:p>
          </table:table-cell>
          <table:table-cell table:style-name="ce4" table:formula="of:=[.H490]-180" office:value-type="float" office:value="-49.0093800892824">
            <text:p>-49.0</text:p>
          </table:table-cell>
          <table:table-cell table:style-name="ce6" table:formula="of:=ROUND(([.I490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490]*(360/[.B$2])" office:value-type="float" office:value="22.5">
            <text:p>22.5</text:p>
          </table:table-cell>
          <table:table-cell table:style-name="ce6" table:formula="of:=ROUND(( ([.I490]+(([.K490]/2)*(360/[.B$2])))/360)*[.B$2];0)" office:value-type="float" office:value="-5">
            <text:p>-5</text:p>
          </table:table-cell>
          <table:table-cell table:style-name="ce11" table:formula="of:=ROUND(( ([.I490]-(([.K490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489M1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-31.088">
            <text:p>-31.088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9.415">
            <text:p>9.415</text:p>
          </table:table-cell>
          <table:table-cell table:style-name="ce4" table:formula="of:=SQRT( ([.C491]^2) + ([.D491]^2) + ([.E491]^2) )" office:value-type="float" office:value="45.4151248924849">
            <text:p>45.4</text:p>
          </table:table-cell>
          <table:table-cell table:style-name="ce4" table:formula="of:=DEGREES(ASIN([.E491]/[.F491]))" office:value-type="float" office:value="11.9647454749674">
            <text:p>12.0</text:p>
          </table:table-cell>
          <table:table-cell table:style-name="ce4" table:formula="of:=MOD(DEGREES(ATAN2([.C491];[.D491]));360)" office:value-type="float" office:value="134.405432175119">
            <text:p>134.4</text:p>
          </table:table-cell>
          <table:table-cell table:style-name="ce4" table:formula="of:=[.H491]-180" office:value-type="float" office:value="-45.5945678248813">
            <text:p>-45.6</text:p>
          </table:table-cell>
          <table:table-cell table:style-name="ce6" table:formula="of:=ROUND(([.I491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491]*(360/[.B$2])" office:value-type="float" office:value="15">
            <text:p>15.0</text:p>
          </table:table-cell>
          <table:table-cell table:style-name="ce6" table:formula="of:=ROUND(( ([.I491]+(([.K491]/2)*(360/[.B$2])))/360)*[.B$2];0)" office:value-type="float" office:value="-5">
            <text:p>-5</text:p>
          </table:table-cell>
          <table:table-cell table:style-name="ce11" table:formula="of:=ROUND(( ([.I491]-(([.K491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488M1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-34.803">
            <text:p>-34.803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8.897">
            <text:p>8.897</text:p>
          </table:table-cell>
          <table:table-cell table:style-name="ce4" table:formula="of:=SQRT( ([.C492]^2) + ([.D492]^2) + ([.E492]^2) )" office:value-type="float" office:value="45.4180655906876">
            <text:p>45.4</text:p>
          </table:table-cell>
          <table:table-cell table:style-name="ce4" table:formula="of:=DEGREES(ASIN([.E492]/[.F492]))" office:value-type="float" office:value="11.2967905220376">
            <text:p>11.3</text:p>
          </table:table-cell>
          <table:table-cell table:style-name="ce4" table:formula="of:=MOD(DEGREES(ATAN2([.C492];[.D492]));360)" office:value-type="float" office:value="141.39082075493">
            <text:p>141.4</text:p>
          </table:table-cell>
          <table:table-cell table:style-name="ce4" table:formula="of:=[.H492]-180" office:value-type="float" office:value="-38.6091792450702">
            <text:p>-38.6</text:p>
          </table:table-cell>
          <table:table-cell table:style-name="ce6" table:formula="of:=ROUND(([.I492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92]*(360/[.B$2])" office:value-type="float" office:value="15">
            <text:p>15.0</text:p>
          </table:table-cell>
          <table:table-cell table:style-name="ce6" table:formula="of:=ROUND(( ([.I492]+(([.K492]/2)*(360/[.B$2])))/360)*[.B$2];0)" office:value-type="float" office:value="-4">
            <text:p>-4</text:p>
          </table:table-cell>
          <table:table-cell table:style-name="ce11" table:formula="of:=ROUND(( ([.I492]-(([.K492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87M1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-31.839">
            <text:p>-31.839</text:p>
          </table:table-cell>
          <table:table-cell table:style-name="ce2" office:value-type="float" office:value="32.312">
            <text:p>32.312</text:p>
          </table:table-cell>
          <table:table-cell table:style-name="ce2" office:value-type="float" office:value="0">
            <text:p>0</text:p>
          </table:table-cell>
          <table:table-cell table:style-name="ce4" table:formula="of:=SQRT( ([.C493]^2) + ([.D493]^2) + ([.E493]^2) )" office:value-type="float" office:value="45.3628401337482">
            <text:p>45.4</text:p>
          </table:table-cell>
          <table:table-cell table:style-name="ce4" table:formula="of:=DEGREES(ASIN([.E493]/[.F493]))" office:value-type="float" office:value="0">
            <text:p>0.0</text:p>
          </table:table-cell>
          <table:table-cell table:style-name="ce4" table:formula="of:=MOD(DEGREES(ATAN2([.C493];[.D493]));360)" office:value-type="float" office:value="134.577552764311">
            <text:p>134.6</text:p>
          </table:table-cell>
          <table:table-cell table:style-name="ce4" table:formula="of:=[.H493]-180" office:value-type="float" office:value="-45.4224472356885">
            <text:p>-45.4</text:p>
          </table:table-cell>
          <table:table-cell table:style-name="ce6" table:formula="of:=ROUND(([.I493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493]*(360/[.B$2])" office:value-type="float" office:value="15">
            <text:p>15.0</text:p>
          </table:table-cell>
          <table:table-cell table:style-name="ce6" table:formula="of:=ROUND(( ([.I493]+(([.K493]/2)*(360/[.B$2])))/360)*[.B$2];0)" office:value-type="float" office:value="-5">
            <text:p>-5</text:p>
          </table:table-cell>
          <table:table-cell table:style-name="ce11" table:formula="of:=ROUND(( ([.I493]-(([.K493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486M1</text:p>
          </table:table-cell>
          <table:table-cell table:style-name="ce2" office:value-type="float" office:value="489">
            <text:p>489</text:p>
          </table:table-cell>
          <table:table-cell table:style-name="ce2" office:value-type="float" office:value="-35.551">
            <text:p>-35.551</text:p>
          </table:table-cell>
          <table:table-cell table:style-name="ce2" office:value-type="float" office:value="28.214">
            <text:p>28.214</text:p>
          </table:table-cell>
          <table:table-cell table:style-name="ce2" office:value-type="float" office:value="0">
            <text:p>0</text:p>
          </table:table-cell>
          <table:table-cell table:style-name="ce4" table:formula="of:=SQRT( ([.C494]^2) + ([.D494]^2) + ([.E494]^2) )" office:value-type="float" office:value="45.3861586499673">
            <text:p>45.4</text:p>
          </table:table-cell>
          <table:table-cell table:style-name="ce4" table:formula="of:=DEGREES(ASIN([.E494]/[.F494]))" office:value-type="float" office:value="0">
            <text:p>0.0</text:p>
          </table:table-cell>
          <table:table-cell table:style-name="ce4" table:formula="of:=MOD(DEGREES(ATAN2([.C494];[.D494]));360)" office:value-type="float" office:value="141.563765816392">
            <text:p>141.6</text:p>
          </table:table-cell>
          <table:table-cell table:style-name="ce4" table:formula="of:=[.H494]-180" office:value-type="float" office:value="-38.4362341836081">
            <text:p>-38.4</text:p>
          </table:table-cell>
          <table:table-cell table:style-name="ce6" table:formula="of:=ROUND(([.I494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94]*(360/[.B$2])" office:value-type="float" office:value="15">
            <text:p>15.0</text:p>
          </table:table-cell>
          <table:table-cell table:style-name="ce6" table:formula="of:=ROUND(( ([.I494]+(([.K494]/2)*(360/[.B$2])))/360)*[.B$2];0)" office:value-type="float" office:value="-4">
            <text:p>-4</text:p>
          </table:table-cell>
          <table:table-cell table:style-name="ce11" table:formula="of:=ROUND(( ([.I494]-(([.K494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85M1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-37.006">
            <text:p>-37.006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-4.405">
            <text:p>-4.405</text:p>
          </table:table-cell>
          <table:table-cell table:style-name="ce4" table:formula="of:=SQRT( ([.C495]^2) + ([.D495]^2) + ([.E495]^2) )" office:value-type="float" office:value="45.4360223281044">
            <text:p>45.4</text:p>
          </table:table-cell>
          <table:table-cell table:style-name="ce4" table:formula="of:=DEGREES(ASIN([.E495]/[.F495]))" office:value-type="float" office:value="-5.56353641627001">
            <text:p>-5.6</text:p>
          </table:table-cell>
          <table:table-cell table:style-name="ce4" table:formula="of:=MOD(DEGREES(ATAN2([.C495];[.D495]));360)" office:value-type="float" office:value="144.916847034306">
            <text:p>144.9</text:p>
          </table:table-cell>
          <table:table-cell table:style-name="ce4" table:formula="of:=[.H495]-180" office:value-type="float" office:value="-35.0831529656938">
            <text:p>-35.1</text:p>
          </table:table-cell>
          <table:table-cell table:style-name="ce6" table:formula="of:=ROUND(([.I495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95]*(360/[.B$2])" office:value-type="float" office:value="15">
            <text:p>15.0</text:p>
          </table:table-cell>
          <table:table-cell table:style-name="ce6" table:formula="of:=ROUND(( ([.I495]+(([.K495]/2)*(360/[.B$2])))/360)*[.B$2];0)" office:value-type="float" office:value="-4">
            <text:p>-4</text:p>
          </table:table-cell>
          <table:table-cell table:style-name="ce11" table:formula="of:=ROUND(( ([.I495]-(([.K495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84M1</text:p>
          </table:table-cell>
          <table:table-cell table:style-name="ce2" office:value-type="float" office:value="491">
            <text:p>491</text:p>
          </table:table-cell>
          <table:table-cell table:style-name="ce2" office:value-type="float" office:value="-37.006">
            <text:p>-37.006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4.405">
            <text:p>4.405</text:p>
          </table:table-cell>
          <table:table-cell table:style-name="ce4" table:formula="of:=SQRT( ([.C496]^2) + ([.D496]^2) + ([.E496]^2) )" office:value-type="float" office:value="45.4360223281044">
            <text:p>45.4</text:p>
          </table:table-cell>
          <table:table-cell table:style-name="ce4" table:formula="of:=DEGREES(ASIN([.E496]/[.F496]))" office:value-type="float" office:value="5.56353641627001">
            <text:p>5.6</text:p>
          </table:table-cell>
          <table:table-cell table:style-name="ce4" table:formula="of:=MOD(DEGREES(ATAN2([.C496];[.D496]));360)" office:value-type="float" office:value="144.916847034306">
            <text:p>144.9</text:p>
          </table:table-cell>
          <table:table-cell table:style-name="ce4" table:formula="of:=[.H496]-180" office:value-type="float" office:value="-35.0831529656938">
            <text:p>-35.1</text:p>
          </table:table-cell>
          <table:table-cell table:style-name="ce6" table:formula="of:=ROUND(([.I496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496]*(360/[.B$2])" office:value-type="float" office:value="15">
            <text:p>15.0</text:p>
          </table:table-cell>
          <table:table-cell table:style-name="ce6" table:formula="of:=ROUND(( ([.I496]+(([.K496]/2)*(360/[.B$2])))/360)*[.B$2];0)" office:value-type="float" office:value="-4">
            <text:p>-4</text:p>
          </table:table-cell>
          <table:table-cell table:style-name="ce11" table:formula="of:=ROUND(( ([.I496]-(([.K496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483M1</text:p>
          </table:table-cell>
          <table:table-cell table:style-name="ce2" office:value-type="float" office:value="492">
            <text:p>492</text:p>
          </table:table-cell>
          <table:table-cell table:style-name="ce2" office:value-type="float" office:value="-39.798">
            <text:p>-39.79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4.405">
            <text:p>4.405</text:p>
          </table:table-cell>
          <table:table-cell table:style-name="ce4" table:formula="of:=SQRT( ([.C497]^2) + ([.D497]^2) + ([.E497]^2) )" office:value-type="float" office:value="45.4363340730742">
            <text:p>45.4</text:p>
          </table:table-cell>
          <table:table-cell table:style-name="ce4" table:formula="of:=DEGREES(ASIN([.E497]/[.F497]))" office:value-type="float" office:value="5.56349812365181">
            <text:p>5.6</text:p>
          </table:table-cell>
          <table:table-cell table:style-name="ce4" table:formula="of:=MOD(DEGREES(ATAN2([.C497];[.D497]));360)" office:value-type="float" office:value="151.648701691052">
            <text:p>151.6</text:p>
          </table:table-cell>
          <table:table-cell table:style-name="ce4" table:formula="of:=[.H497]-180" office:value-type="float" office:value="-28.3512983089481">
            <text:p>-28.4</text:p>
          </table:table-cell>
          <table:table-cell table:style-name="ce6" table:formula="of:=ROUND(([.I497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497]*(360/[.B$2])" office:value-type="float" office:value="15">
            <text:p>15.0</text:p>
          </table:table-cell>
          <table:table-cell table:style-name="ce6" table:formula="of:=ROUND(( ([.I497]+(([.K497]/2)*(360/[.B$2])))/360)*[.B$2];0)" office:value-type="float" office:value="-3">
            <text:p>-3</text:p>
          </table:table-cell>
          <table:table-cell table:style-name="ce11" table:formula="of:=ROUND(( ([.I497]-(([.K497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482M1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-39.798">
            <text:p>-39.79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-4.405">
            <text:p>-4.405</text:p>
          </table:table-cell>
          <table:table-cell table:style-name="ce4" table:formula="of:=SQRT( ([.C498]^2) + ([.D498]^2) + ([.E498]^2) )" office:value-type="float" office:value="45.4363340730742">
            <text:p>45.4</text:p>
          </table:table-cell>
          <table:table-cell table:style-name="ce4" table:formula="of:=DEGREES(ASIN([.E498]/[.F498]))" office:value-type="float" office:value="-5.56349812365181">
            <text:p>-5.6</text:p>
          </table:table-cell>
          <table:table-cell table:style-name="ce4" table:formula="of:=MOD(DEGREES(ATAN2([.C498];[.D498]));360)" office:value-type="float" office:value="151.648701691052">
            <text:p>151.6</text:p>
          </table:table-cell>
          <table:table-cell table:style-name="ce4" table:formula="of:=[.H498]-180" office:value-type="float" office:value="-28.3512983089481">
            <text:p>-28.4</text:p>
          </table:table-cell>
          <table:table-cell table:style-name="ce6" table:formula="of:=ROUND(([.I498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498]*(360/[.B$2])" office:value-type="float" office:value="15">
            <text:p>15.0</text:p>
          </table:table-cell>
          <table:table-cell table:style-name="ce6" table:formula="of:=ROUND(( ([.I498]+(([.K498]/2)*(360/[.B$2])))/360)*[.B$2];0)" office:value-type="float" office:value="-3">
            <text:p>-3</text:p>
          </table:table-cell>
          <table:table-cell table:style-name="ce11" table:formula="of:=ROUND(( ([.I498]-(([.K498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481M1</text:p>
          </table:table-cell>
          <table:table-cell table:style-name="ce2" office:value-type="float" office:value="494">
            <text:p>494</text:p>
          </table:table-cell>
          <table:table-cell table:style-name="ce2" office:value-type="float" office:value="-41.134">
            <text:p>-41.134</text:p>
          </table:table-cell>
          <table:table-cell table:style-name="ce2" office:value-type="float" office:value="19.18">
            <text:p>19.18</text:p>
          </table:table-cell>
          <table:table-cell table:style-name="ce2" office:value-type="float" office:value="0">
            <text:p>0</text:p>
          </table:table-cell>
          <table:table-cell table:style-name="ce4" table:formula="of:=SQRT( ([.C499]^2) + ([.D499]^2) + ([.E499]^2) )" office:value-type="float" office:value="45.3858827830858">
            <text:p>45.4</text:p>
          </table:table-cell>
          <table:table-cell table:style-name="ce4" table:formula="of:=DEGREES(ASIN([.E499]/[.F499]))" office:value-type="float" office:value="0">
            <text:p>0.0</text:p>
          </table:table-cell>
          <table:table-cell table:style-name="ce4" table:formula="of:=MOD(DEGREES(ATAN2([.C499];[.D499]));360)" office:value-type="float" office:value="155.001257646087">
            <text:p>155.0</text:p>
          </table:table-cell>
          <table:table-cell table:style-name="ce4" table:formula="of:=[.H499]-180" office:value-type="float" office:value="-24.9987423539131">
            <text:p>-25.0</text:p>
          </table:table-cell>
          <table:table-cell table:style-name="ce6" table:formula="of:=ROUND(([.I499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499]*(360/[.B$2])" office:value-type="float" office:value="15">
            <text:p>15.0</text:p>
          </table:table-cell>
          <table:table-cell table:style-name="ce6" table:formula="of:=ROUND(( ([.I499]+(([.K499]/2)*(360/[.B$2])))/360)*[.B$2];0)" office:value-type="float" office:value="-2">
            <text:p>-2</text:p>
          </table:table-cell>
          <table:table-cell table:style-name="ce11" table:formula="of:=ROUND(( ([.I499]-(([.K499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480M1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-43.139">
            <text:p>-43.139</text:p>
          </table:table-cell>
          <table:table-cell table:style-name="ce2" office:value-type="float" office:value="14.027">
            <text:p>14.027</text:p>
          </table:table-cell>
          <table:table-cell table:style-name="ce2" office:value-type="float" office:value="0">
            <text:p>0</text:p>
          </table:table-cell>
          <table:table-cell table:style-name="ce4" table:formula="of:=SQRT( ([.C500]^2) + ([.D500]^2) + ([.E500]^2) )" office:value-type="float" office:value="45.362209492043">
            <text:p>45.4</text:p>
          </table:table-cell>
          <table:table-cell table:style-name="ce4" table:formula="of:=DEGREES(ASIN([.E500]/[.F500]))" office:value-type="float" office:value="0">
            <text:p>0.0</text:p>
          </table:table-cell>
          <table:table-cell table:style-name="ce4" table:formula="of:=MOD(DEGREES(ATAN2([.C500];[.D500]));360)" office:value-type="float" office:value="161.987640030693">
            <text:p>162.0</text:p>
          </table:table-cell>
          <table:table-cell table:style-name="ce4" table:formula="of:=[.H500]-180" office:value-type="float" office:value="-18.0123599693068">
            <text:p>-18.0</text:p>
          </table:table-cell>
          <table:table-cell table:style-name="ce6" table:formula="of:=ROUND(([.I500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00]*(360/[.B$2])" office:value-type="float" office:value="15">
            <text:p>15.0</text:p>
          </table:table-cell>
          <table:table-cell table:style-name="ce6" table:formula="of:=ROUND(( ([.I500]+(([.K500]/2)*(360/[.B$2])))/360)*[.B$2];0)" office:value-type="float" office:value="-1">
            <text:p>-1</text:p>
          </table:table-cell>
          <table:table-cell table:style-name="ce11" table:formula="of:=ROUND(( ([.I500]-(([.K500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11M1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-40.423">
            <text:p>-40.42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-8.897">
            <text:p>-8.897</text:p>
          </table:table-cell>
          <table:table-cell table:style-name="ce4" table:formula="of:=SQRT( ([.C501]^2) + ([.D501]^2) + ([.E501]^2) )" office:value-type="float" office:value="45.4183678592703">
            <text:p>45.4</text:p>
          </table:table-cell>
          <table:table-cell table:style-name="ce4" table:formula="of:=DEGREES(ASIN([.E501]/[.F501]))" office:value-type="float" office:value="-11.2967143499643">
            <text:p>-11.3</text:p>
          </table:table-cell>
          <table:table-cell table:style-name="ce4" table:formula="of:=MOD(DEGREES(ATAN2([.C501];[.D501]));360)" office:value-type="float" office:value="155.175532599634">
            <text:p>155.2</text:p>
          </table:table-cell>
          <table:table-cell table:style-name="ce4" table:formula="of:=[.H501]-180" office:value-type="float" office:value="-24.8244674003658">
            <text:p>-24.8</text:p>
          </table:table-cell>
          <table:table-cell table:style-name="ce6" table:formula="of:=ROUND(([.I501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501]*(360/[.B$2])" office:value-type="float" office:value="15">
            <text:p>15.0</text:p>
          </table:table-cell>
          <table:table-cell table:style-name="ce6" table:formula="of:=ROUND(( ([.I501]+(([.K501]/2)*(360/[.B$2])))/360)*[.B$2];0)" office:value-type="float" office:value="-2">
            <text:p>-2</text:p>
          </table:table-cell>
          <table:table-cell table:style-name="ce11" table:formula="of:=ROUND(( ([.I501]-(([.K501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510M1</text:p>
          </table:table-cell>
          <table:table-cell table:style-name="ce2" office:value-type="float" office:value="497">
            <text:p>497</text:p>
          </table:table-cell>
          <table:table-cell table:style-name="ce2" office:value-type="float" office:value="-42.292">
            <text:p>-42.292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-9.415">
            <text:p>-9.415</text:p>
          </table:table-cell>
          <table:table-cell table:style-name="ce4" table:formula="of:=SQRT( ([.C502]^2) + ([.D502]^2) + ([.E502]^2) )" office:value-type="float" office:value="45.415218077204">
            <text:p>45.4</text:p>
          </table:table-cell>
          <table:table-cell table:style-name="ce4" table:formula="of:=DEGREES(ASIN([.E502]/[.F502]))" office:value-type="float" office:value="-11.9647205620486">
            <text:p>-12.0</text:p>
          </table:table-cell>
          <table:table-cell table:style-name="ce4" table:formula="of:=MOD(DEGREES(ATAN2([.C502];[.D502]));360)" office:value-type="float" office:value="162.15883618617">
            <text:p>162.2</text:p>
          </table:table-cell>
          <table:table-cell table:style-name="ce4" table:formula="of:=[.H502]-180" office:value-type="float" office:value="-17.8411638138299">
            <text:p>-17.8</text:p>
          </table:table-cell>
          <table:table-cell table:style-name="ce6" table:formula="of:=ROUND(([.I502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02]*(360/[.B$2])" office:value-type="float" office:value="15">
            <text:p>15.0</text:p>
          </table:table-cell>
          <table:table-cell table:style-name="ce6" table:formula="of:=ROUND(( ([.I502]+(([.K502]/2)*(360/[.B$2])))/360)*[.B$2];0)" office:value-type="float" office:value="-1">
            <text:p>-1</text:p>
          </table:table-cell>
          <table:table-cell table:style-name="ce11" table:formula="of:=ROUND(( ([.I502]-(([.K502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09M1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-42.012">
            <text:p>-42.012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-13.787">
            <text:p>-13.787</text:p>
          </table:table-cell>
          <table:table-cell table:style-name="ce4" table:formula="of:=SQRT( ([.C503]^2) + ([.D503]^2) + ([.E503]^2) )" office:value-type="float" office:value="45.4182028926729">
            <text:p>45.4</text:p>
          </table:table-cell>
          <table:table-cell table:style-name="ce4" table:formula="of:=DEGREES(ASIN([.E503]/[.F503]))" office:value-type="float" office:value="-17.6713528572461">
            <text:p>-17.7</text:p>
          </table:table-cell>
          <table:table-cell table:style-name="ce4" table:formula="of:=MOD(DEGREES(ATAN2([.C503];[.D503]));360)" office:value-type="float" office:value="166.123029699455">
            <text:p>166.1</text:p>
          </table:table-cell>
          <table:table-cell table:style-name="ce4" table:formula="of:=[.H503]-180" office:value-type="float" office:value="-13.8769703005446">
            <text:p>-13.9</text:p>
          </table:table-cell>
          <table:table-cell table:style-name="ce6" table:formula="of:=ROUND(([.I503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03]*(360/[.B$2])" office:value-type="float" office:value="15">
            <text:p>15.0</text:p>
          </table:table-cell>
          <table:table-cell table:style-name="ce6" table:formula="of:=ROUND(( ([.I503]+(([.K503]/2)*(360/[.B$2])))/360)*[.B$2];0)" office:value-type="float" office:value="-1">
            <text:p>-1</text:p>
          </table:table-cell>
          <table:table-cell table:style-name="ce11" table:formula="of:=ROUND(( ([.I503]-(([.K503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08M1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-43.673">
            <text:p>-43.673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504]^2) + ([.D504]^2) + ([.E504]^2) )" office:value-type="float" office:value="45.362645579816">
            <text:p>45.4</text:p>
          </table:table-cell>
          <table:table-cell table:style-name="ce4" table:formula="of:=DEGREES(ASIN([.E504]/[.F504]))" office:value-type="float" office:value="-6.23031926307501">
            <text:p>-6.2</text:p>
          </table:table-cell>
          <table:table-cell table:style-name="ce4" table:formula="of:=MOD(DEGREES(ATAN2([.C504];[.D504]));360)" office:value-type="float" office:value="165.574550845599">
            <text:p>165.6</text:p>
          </table:table-cell>
          <table:table-cell table:style-name="ce4" table:formula="of:=[.H504]-180" office:value-type="float" office:value="-14.4254491544015">
            <text:p>-14.4</text:p>
          </table:table-cell>
          <table:table-cell table:style-name="ce6" table:formula="of:=ROUND(([.I504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04]*(360/[.B$2])" office:value-type="float" office:value="15">
            <text:p>15.0</text:p>
          </table:table-cell>
          <table:table-cell table:style-name="ce6" table:formula="of:=ROUND(( ([.I504]+(([.K504]/2)*(360/[.B$2])))/360)*[.B$2];0)" office:value-type="float" office:value="-1">
            <text:p>-1</text:p>
          </table:table-cell>
          <table:table-cell table:style-name="ce11" table:formula="of:=ROUND(( ([.I504]-(([.K504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07M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-44.739">
            <text:p>-44.739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-4.923">
            <text:p>-4.923</text:p>
          </table:table-cell>
          <table:table-cell table:style-name="ce4" table:formula="of:=SQRT( ([.C505]^2) + ([.D505]^2) + ([.E505]^2) )" office:value-type="float" office:value="45.3624057011971">
            <text:p>45.4</text:p>
          </table:table-cell>
          <table:table-cell table:style-name="ce4" table:formula="of:=DEGREES(ASIN([.E505]/[.F505]))" office:value-type="float" office:value="-6.23035233978137">
            <text:p>-6.2</text:p>
          </table:table-cell>
          <table:table-cell table:style-name="ce4" table:formula="of:=MOD(DEGREES(ATAN2([.C505];[.D505]));360)" office:value-type="float" office:value="172.801071548696">
            <text:p>172.8</text:p>
          </table:table-cell>
          <table:table-cell table:style-name="ce4" table:formula="of:=[.H505]-180" office:value-type="float" office:value="-7.19892845130403">
            <text:p>-7.2</text:p>
          </table:table-cell>
          <table:table-cell table:style-name="ce6" table:formula="of:=ROUND(([.I505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505]*(360/[.B$2])" office:value-type="float" office:value="15">
            <text:p>15.0</text:p>
          </table:table-cell>
          <table:table-cell table:style-name="ce6" table:formula="of:=ROUND(( ([.I505]+(([.K505]/2)*(360/[.B$2])))/360)*[.B$2];0)" office:value-type="float" office:value="0">
            <text:p>0</text:p>
          </table:table-cell>
          <table:table-cell table:style-name="ce11" table:formula="of:=ROUND(( ([.I505]-(([.K505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06M1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-42.917">
            <text:p>-42.917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-14.005">
            <text:p>-14.005</text:p>
          </table:table-cell>
          <table:table-cell table:style-name="ce4" table:formula="of:=SQRT( ([.C506]^2) + ([.D506]^2) + ([.E506]^2) )" office:value-type="float" office:value="45.4364352695059">
            <text:p>45.4</text:p>
          </table:table-cell>
          <table:table-cell table:style-name="ce4" table:formula="of:=DEGREES(ASIN([.E506]/[.F506]))" office:value-type="float" office:value="-17.9527634867287">
            <text:p>-18.0</text:p>
          </table:table-cell>
          <table:table-cell table:style-name="ce4" table:formula="of:=MOD(DEGREES(ATAN2([.C506];[.D506]));360)" office:value-type="float" office:value="173.165175874828">
            <text:p>173.2</text:p>
          </table:table-cell>
          <table:table-cell table:style-name="ce4" table:formula="of:=[.H506]-180" office:value-type="float" office:value="-6.83482412517196">
            <text:p>-6.8</text:p>
          </table:table-cell>
          <table:table-cell table:style-name="ce6" table:formula="of:=ROUND(([.I506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506]*(360/[.B$2])" office:value-type="float" office:value="15">
            <text:p>15.0</text:p>
          </table:table-cell>
          <table:table-cell table:style-name="ce6" table:formula="of:=ROUND(( ([.I506]+(([.K506]/2)*(360/[.B$2])))/360)*[.B$2];0)" office:value-type="float" office:value="0">
            <text:p>0</text:p>
          </table:table-cell>
          <table:table-cell table:style-name="ce11" table:formula="of:=ROUND(( ([.I506]-(([.K506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05M1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-44.264">
            <text:p>-44.264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-9.632">
            <text:p>-9.632</text:p>
          </table:table-cell>
          <table:table-cell table:style-name="ce4" table:formula="of:=SQRT( ([.C507]^2) + ([.D507]^2) + ([.E507]^2) )" office:value-type="float" office:value="45.3858785196453">
            <text:p>45.4</text:p>
          </table:table-cell>
          <table:table-cell table:style-name="ce4" table:formula="of:=DEGREES(ASIN([.E507]/[.F507]))" office:value-type="float" office:value="-12.2527515388532">
            <text:p>-12.3</text:p>
          </table:table-cell>
          <table:table-cell table:style-name="ce4" table:formula="of:=MOD(DEGREES(ATAN2([.C507];[.D507]));360)" office:value-type="float" office:value="176.389498498712">
            <text:p>176.4</text:p>
          </table:table-cell>
          <table:table-cell table:style-name="ce4" table:formula="of:=[.H507]-180" office:value-type="float" office:value="-3.61050150128816">
            <text:p>-3.6</text:p>
          </table:table-cell>
          <table:table-cell table:style-name="ce6" table:formula="of:=ROUND(([.I507]/360)*[.B$2];0)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4" table:formula="of:=[.K507]*(360/[.B$2])" office:value-type="float" office:value="22.5">
            <text:p>22.5</text:p>
          </table:table-cell>
          <table:table-cell table:style-name="ce6" table:formula="of:=ROUND(( ([.I507]+(([.K507]/2)*(360/[.B$2])))/360)*[.B$2];0)" office:value-type="float" office:value="1">
            <text:p>1</text:p>
          </table:table-cell>
          <table:table-cell table:style-name="ce11" table:formula="of:=ROUND(( ([.I507]-(([.K507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04M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-44.348">
            <text:p>-44.348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-9.6">
            <text:p>-9.6</text:p>
          </table:table-cell>
          <table:table-cell table:style-name="ce4" table:formula="of:=SQRT( ([.C508]^2) + ([.D508]^2) + ([.E508]^2) )" office:value-type="float" office:value="45.4360243089115">
            <text:p>45.4</text:p>
          </table:table-cell>
          <table:table-cell table:style-name="ce4" table:formula="of:=DEGREES(ASIN([.E508]/[.F508]))" office:value-type="float" office:value="-12.1977311522084">
            <text:p>-12.2</text:p>
          </table:table-cell>
          <table:table-cell table:style-name="ce4" table:formula="of:=MOD(DEGREES(ATAN2([.C508];[.D508]));360)" office:value-type="float" office:value="183.034554071878">
            <text:p>183.0</text:p>
          </table:table-cell>
          <table:table-cell table:style-name="ce4" table:formula="of:=[.H508]-180" office:value-type="float" office:value="3.03455407187789">
            <text:p>3.0</text:p>
          </table:table-cell>
          <table:table-cell table:style-name="ce6" table:formula="of:=ROUND(([.I508]/360)*[.B$2];0)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4" table:formula="of:=[.K508]*(360/[.B$2])" office:value-type="float" office:value="15">
            <text:p>15.0</text:p>
          </table:table-cell>
          <table:table-cell table:style-name="ce6" table:formula="of:=ROUND(( ([.I508]+(([.K508]/2)*(360/[.B$2])))/360)*[.B$2];0)" office:value-type="float" office:value="1">
            <text:p>1</text:p>
          </table:table-cell>
          <table:table-cell table:style-name="ce11" table:formula="of:=ROUND(( ([.I508]-(([.K508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503M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-41.521">
            <text:p>-41.521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-18.301">
            <text:p>-18.301</text:p>
          </table:table-cell>
          <table:table-cell table:style-name="ce4" table:formula="of:=SQRT( ([.C509]^2) + ([.D509]^2) + ([.E509]^2) )" office:value-type="float" office:value="45.4361886935953">
            <text:p>45.4</text:p>
          </table:table-cell>
          <table:table-cell table:style-name="ce4" table:formula="of:=DEGREES(ASIN([.E509]/[.F509]))" office:value-type="float" office:value="-23.7523770951056">
            <text:p>-23.8</text:p>
          </table:table-cell>
          <table:table-cell table:style-name="ce4" table:formula="of:=MOD(DEGREES(ATAN2([.C509];[.D509]));360)" office:value-type="float" office:value="176.759261579843">
            <text:p>176.8</text:p>
          </table:table-cell>
          <table:table-cell table:style-name="ce4" table:formula="of:=[.H509]-180" office:value-type="float" office:value="-3.24073842015724">
            <text:p>-3.2</text:p>
          </table:table-cell>
          <table:table-cell table:style-name="ce6" table:formula="of:=ROUND(([.I509]/360)*[.B$2];0)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4" table:formula="of:=[.K509]*(360/[.B$2])" office:value-type="float" office:value="22.5">
            <text:p>22.5</text:p>
          </table:table-cell>
          <table:table-cell table:style-name="ce6" table:formula="of:=ROUND(( ([.I509]+(([.K509]/2)*(360/[.B$2])))/360)*[.B$2];0)" office:value-type="float" office:value="1">
            <text:p>1</text:p>
          </table:table-cell>
          <table:table-cell table:style-name="ce11" table:formula="of:=ROUND(( ([.I509]-(([.K509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02M1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-41.471">
            <text:p>-41.471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-18.226">
            <text:p>-18.226</text:p>
          </table:table-cell>
          <table:table-cell table:style-name="ce4" table:formula="of:=SQRT( ([.C510]^2) + ([.D510]^2) + ([.E510]^2) )" office:value-type="float" office:value="45.3853695148558">
            <text:p>45.4</text:p>
          </table:table-cell>
          <table:table-cell table:style-name="ce4" table:formula="of:=DEGREES(ASIN([.E510]/[.F510]))" office:value-type="float" office:value="-23.677186677227">
            <text:p>-23.7</text:p>
          </table:table-cell>
          <table:table-cell table:style-name="ce4" table:formula="of:=MOD(DEGREES(ATAN2([.C510];[.D510]));360)" office:value-type="float" office:value="183.852953118293">
            <text:p>183.9</text:p>
          </table:table-cell>
          <table:table-cell table:style-name="ce4" table:formula="of:=[.H510]-180" office:value-type="float" office:value="3.85295311829253">
            <text:p>3.9</text:p>
          </table:table-cell>
          <table:table-cell table:style-name="ce6" table:formula="of:=ROUND(([.I510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510]*(360/[.B$2])" office:value-type="float" office:value="22.5">
            <text:p>22.5</text:p>
          </table:table-cell>
          <table:table-cell table:style-name="ce6" table:formula="of:=ROUND(( ([.I510]+(([.K510]/2)*(360/[.B$2])))/360)*[.B$2];0)" office:value-type="float" office:value="2">
            <text:p>2</text:p>
          </table:table-cell>
          <table:table-cell table:style-name="ce11" table:formula="of:=ROUND(( ([.I510]-(([.K510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501M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-39.088">
            <text:p>-39.088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-22.314">
            <text:p>-22.314</text:p>
          </table:table-cell>
          <table:table-cell table:style-name="ce4" table:formula="of:=SQRT( ([.C511]^2) + ([.D511]^2) + ([.E511]^2) )" office:value-type="float" office:value="45.3621002710412">
            <text:p>45.4</text:p>
          </table:table-cell>
          <table:table-cell table:style-name="ce4" table:formula="of:=DEGREES(ASIN([.E511]/[.F511]))" office:value-type="float" office:value="-29.4660951907559">
            <text:p>-29.5</text:p>
          </table:table-cell>
          <table:table-cell table:style-name="ce4" table:formula="of:=MOD(DEGREES(ATAN2([.C511];[.D511]));360)" office:value-type="float" office:value="188.226324590686">
            <text:p>188.2</text:p>
          </table:table-cell>
          <table:table-cell table:style-name="ce4" table:formula="of:=[.H511]-180" office:value-type="float" office:value="8.22632459068564">
            <text:p>8.2</text:p>
          </table:table-cell>
          <table:table-cell table:style-name="ce6" table:formula="of:=ROUND(([.I511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511]*(360/[.B$2])" office:value-type="float" office:value="15">
            <text:p>15.0</text:p>
          </table:table-cell>
          <table:table-cell table:style-name="ce6" table:formula="of:=ROUND(( ([.I511]+(([.K511]/2)*(360/[.B$2])))/360)*[.B$2];0)" office:value-type="float" office:value="2">
            <text:p>2</text:p>
          </table:table-cell>
          <table:table-cell table:style-name="ce11" table:formula="of:=ROUND(( ([.I511]-(([.K511]/2)*(360/[.B$2])))/360)*[.B$2];0)" office:value-type="float" office:value="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500M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-42.952">
            <text:p>-42.952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-13.896">
            <text:p>-13.896</text:p>
          </table:table-cell>
          <table:table-cell table:style-name="ce4" table:formula="of:=SQRT( ([.C512]^2) + ([.D512]^2) + ([.E512]^2) )" office:value-type="float" office:value="45.4360413768629">
            <text:p>45.4</text:p>
          </table:table-cell>
          <table:table-cell table:style-name="ce4" table:formula="of:=DEGREES(ASIN([.E512]/[.F512]))" office:value-type="float" office:value="-17.8084969943719">
            <text:p>-17.8</text:p>
          </table:table-cell>
          <table:table-cell table:style-name="ce4" table:formula="of:=MOD(DEGREES(ATAN2([.C512];[.D512]));360)" office:value-type="float" office:value="186.829307301384">
            <text:p>186.8</text:p>
          </table:table-cell>
          <table:table-cell table:style-name="ce4" table:formula="of:=[.H512]-180" office:value-type="float" office:value="6.8293073013844">
            <text:p>6.8</text:p>
          </table:table-cell>
          <table:table-cell table:style-name="ce6" table:formula="of:=ROUND(([.I512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512]*(360/[.B$2])" office:value-type="float" office:value="15">
            <text:p>15.0</text:p>
          </table:table-cell>
          <table:table-cell table:style-name="ce6" table:formula="of:=ROUND(( ([.I512]+(([.K512]/2)*(360/[.B$2])))/360)*[.B$2];0)" office:value-type="float" office:value="2">
            <text:p>2</text:p>
          </table:table-cell>
          <table:table-cell table:style-name="ce11" table:formula="of:=ROUND(( ([.I512]-(([.K512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499M1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-42.092">
            <text:p>-42.092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-13.54">
            <text:p>-13.54</text:p>
          </table:table-cell>
          <table:table-cell table:style-name="ce4" table:formula="of:=SQRT( ([.C513]^2) + ([.D513]^2) + ([.E513]^2) )" office:value-type="float" office:value="45.4179667642663">
            <text:p>45.4</text:p>
          </table:table-cell>
          <table:table-cell table:style-name="ce4" table:formula="of:=DEGREES(ASIN([.E513]/[.F513]))" office:value-type="float" office:value="-17.34471528363">
            <text:p>-17.3</text:p>
          </table:table-cell>
          <table:table-cell table:style-name="ce4" table:formula="of:=MOD(DEGREES(ATAN2([.C513];[.D513]));360)" office:value-type="float" office:value="193.851612370524">
            <text:p>193.9</text:p>
          </table:table-cell>
          <table:table-cell table:style-name="ce4" table:formula="of:=[.H513]-180" office:value-type="float" office:value="13.8516123705244">
            <text:p>13.9</text:p>
          </table:table-cell>
          <table:table-cell table:style-name="ce6" table:formula="of:=ROUND(([.I513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13]*(360/[.B$2])" office:value-type="float" office:value="15">
            <text:p>15.0</text:p>
          </table:table-cell>
          <table:table-cell table:style-name="ce6" table:formula="of:=ROUND(( ([.I513]+(([.K513]/2)*(360/[.B$2])))/360)*[.B$2];0)" office:value-type="float" office:value="3">
            <text:p>3</text:p>
          </table:table-cell>
          <table:table-cell table:style-name="ce11" table:formula="of:=ROUND(( ([.I513]-(([.K513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498M1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-38.225">
            <text:p>-38.225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-21.688">
            <text:p>-21.688</text:p>
          </table:table-cell>
          <table:table-cell table:style-name="ce4" table:formula="of:=SQRT( ([.C514]^2) + ([.D514]^2) + ([.E514]^2) )" office:value-type="float" office:value="45.3621287529587">
            <text:p>45.4</text:p>
          </table:table-cell>
          <table:table-cell table:style-name="ce4" table:formula="of:=DEGREES(ASIN([.E514]/[.F514]))" office:value-type="float" office:value="-28.5619100688282">
            <text:p>-28.6</text:p>
          </table:table-cell>
          <table:table-cell table:style-name="ce4" table:formula="of:=MOD(DEGREES(ATAN2([.C514];[.D514]));360)" office:value-type="float" office:value="196.377610391944">
            <text:p>196.4</text:p>
          </table:table-cell>
          <table:table-cell table:style-name="ce4" table:formula="of:=[.H514]-180" office:value-type="float" office:value="16.3776103919435">
            <text:p>16.4</text:p>
          </table:table-cell>
          <table:table-cell table:style-name="ce6" table:formula="of:=ROUND(([.I514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14]*(360/[.B$2])" office:value-type="float" office:value="15">
            <text:p>15.0</text:p>
          </table:table-cell>
          <table:table-cell table:style-name="ce6" table:formula="of:=ROUND(( ([.I514]+(([.K514]/2)*(360/[.B$2])))/360)*[.B$2];0)" office:value-type="float" office:value="3">
            <text:p>3</text:p>
          </table:table-cell>
          <table:table-cell table:style-name="ce11" table:formula="of:=ROUND(( ([.I514]-(([.K514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497M1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-39.749">
            <text:p>-39.749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-17.242">
            <text:p>-17.242</text:p>
          </table:table-cell>
          <table:table-cell table:style-name="ce4" table:formula="of:=SQRT( ([.C515]^2) + ([.D515]^2) + ([.E515]^2) )" office:value-type="float" office:value="45.4153730470201">
            <text:p>45.4</text:p>
          </table:table-cell>
          <table:table-cell table:style-name="ce4" table:formula="of:=DEGREES(ASIN([.E515]/[.F515]))" office:value-type="float" office:value="-22.3120776661487">
            <text:p>-22.3</text:p>
          </table:table-cell>
          <table:table-cell table:style-name="ce4" table:formula="of:=MOD(DEGREES(ATAN2([.C515];[.D515]));360)" office:value-type="float" office:value="198.903709860775">
            <text:p>198.9</text:p>
          </table:table-cell>
          <table:table-cell table:style-name="ce4" table:formula="of:=[.H515]-180" office:value-type="float" office:value="18.9037098607753">
            <text:p>18.9</text:p>
          </table:table-cell>
          <table:table-cell table:style-name="ce6" table:formula="of:=ROUND(([.I515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515]*(360/[.B$2])" office:value-type="float" office:value="22.5">
            <text:p>22.5</text:p>
          </table:table-cell>
          <table:table-cell table:style-name="ce6" table:formula="of:=ROUND(( ([.I515]+(([.K515]/2)*(360/[.B$2])))/360)*[.B$2];0)" office:value-type="float" office:value="4">
            <text:p>4</text:p>
          </table:table-cell>
          <table:table-cell table:style-name="ce11" table:formula="of:=ROUND(( ([.I515]-(([.K515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496M1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-37.932">
            <text:p>-37.932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-16.562">
            <text:p>-16.562</text:p>
          </table:table-cell>
          <table:table-cell table:style-name="ce4" table:formula="of:=SQRT( ([.C516]^2) + ([.D516]^2) + ([.E516]^2) )" office:value-type="float" office:value="45.4179377449043">
            <text:p>45.4</text:p>
          </table:table-cell>
          <table:table-cell table:style-name="ce4" table:formula="of:=DEGREES(ASIN([.E516]/[.F516]))" office:value-type="float" office:value="-21.3865175285313">
            <text:p>-21.4</text:p>
          </table:table-cell>
          <table:table-cell table:style-name="ce4" table:formula="of:=MOD(DEGREES(ATAN2([.C516];[.D516]));360)" office:value-type="float" office:value="206.241503689772">
            <text:p>206.2</text:p>
          </table:table-cell>
          <table:table-cell table:style-name="ce4" table:formula="of:=[.H516]-180" office:value-type="float" office:value="26.2415036897716">
            <text:p>26.2</text:p>
          </table:table-cell>
          <table:table-cell table:style-name="ce6" table:formula="of:=ROUND(([.I516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516]*(360/[.B$2])" office:value-type="float" office:value="22.5">
            <text:p>22.5</text:p>
          </table:table-cell>
          <table:table-cell table:style-name="ce6" table:formula="of:=ROUND(( ([.I516]+(([.K516]/2)*(360/[.B$2])))/360)*[.B$2];0)" office:value-type="float" office:value="5">
            <text:p>5</text:p>
          </table:table-cell>
          <table:table-cell table:style-name="ce11" table:formula="of:=ROUND(( ([.I516]-(([.K516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527M1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-34.9">
            <text:p>-34.9</text:p>
          </table:table-cell>
          <table:table-cell table:style-name="ce2" office:value-type="float" office:value="-14.027">
            <text:p>-14.027</text:p>
          </table:table-cell>
          <table:table-cell table:style-name="ce2" office:value-type="float" office:value="-25.357">
            <text:p>-25.357</text:p>
          </table:table-cell>
          <table:table-cell table:style-name="ce4" table:formula="of:=SQRT( ([.C517]^2) + ([.D517]^2) + ([.E517]^2) )" office:value-type="float" office:value="45.3623652161128">
            <text:p>45.4</text:p>
          </table:table-cell>
          <table:table-cell table:style-name="ce4" table:formula="of:=DEGREES(ASIN([.E517]/[.F517]))" office:value-type="float" office:value="-33.9858129300744">
            <text:p>-34.0</text:p>
          </table:table-cell>
          <table:table-cell table:style-name="ce4" table:formula="of:=MOD(DEGREES(ATAN2([.C517];[.D517]));360)" office:value-type="float" office:value="201.89616974108">
            <text:p>201.9</text:p>
          </table:table-cell>
          <table:table-cell table:style-name="ce4" table:formula="of:=[.H517]-180" office:value-type="float" office:value="21.8961697410802">
            <text:p>21.9</text:p>
          </table:table-cell>
          <table:table-cell table:style-name="ce6" table:formula="of:=ROUND(([.I517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517]*(360/[.B$2])" office:value-type="float" office:value="15">
            <text:p>15.0</text:p>
          </table:table-cell>
          <table:table-cell table:style-name="ce6" table:formula="of:=ROUND(( ([.I517]+(([.K517]/2)*(360/[.B$2])))/360)*[.B$2];0)" office:value-type="float" office:value="4">
            <text:p>4</text:p>
          </table:table-cell>
          <table:table-cell table:style-name="ce11" table:formula="of:=ROUND(( ([.I517]-(([.K517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526M1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-33.278">
            <text:p>-33.278</text:p>
          </table:table-cell>
          <table:table-cell table:style-name="ce2" office:value-type="float" office:value="-19.18">
            <text:p>-19.18</text:p>
          </table:table-cell>
          <table:table-cell table:style-name="ce2" office:value-type="float" office:value="-24.178">
            <text:p>-24.178</text:p>
          </table:table-cell>
          <table:table-cell table:style-name="ce4" table:formula="of:=SQRT( ([.C518]^2) + ([.D518]^2) + ([.E518]^2) )" office:value-type="float" office:value="45.3858278320447">
            <text:p>45.4</text:p>
          </table:table-cell>
          <table:table-cell table:style-name="ce4" table:formula="of:=DEGREES(ASIN([.E518]/[.F518]))" office:value-type="float" office:value="-32.1895113382846">
            <text:p>-32.2</text:p>
          </table:table-cell>
          <table:table-cell table:style-name="ce4" table:formula="of:=MOD(DEGREES(ATAN2([.C518];[.D518]));360)" office:value-type="float" office:value="209.957288385725">
            <text:p>210.0</text:p>
          </table:table-cell>
          <table:table-cell table:style-name="ce4" table:formula="of:=[.H518]-180" office:value-type="float" office:value="29.9572883857255">
            <text:p>30.0</text:p>
          </table:table-cell>
          <table:table-cell table:style-name="ce6" table:formula="of:=ROUND(([.I518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518]*(360/[.B$2])" office:value-type="float" office:value="15">
            <text:p>15.0</text:p>
          </table:table-cell>
          <table:table-cell table:style-name="ce6" table:formula="of:=ROUND(( ([.I518]+(([.K518]/2)*(360/[.B$2])))/360)*[.B$2];0)" office:value-type="float" office:value="5">
            <text:p>5</text:p>
          </table:table-cell>
          <table:table-cell table:style-name="ce11" table:formula="of:=ROUND(( ([.I518]-(([.K518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525M1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-29.608">
            <text:p>-29.60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-26.957">
            <text:p>-26.957</text:p>
          </table:table-cell>
          <table:table-cell table:style-name="ce4" table:formula="of:=SQRT( ([.C519]^2) + ([.D519]^2) + ([.E519]^2) )" office:value-type="float" office:value="45.4366497224432">
            <text:p>45.4</text:p>
          </table:table-cell>
          <table:table-cell table:style-name="ce4" table:formula="of:=DEGREES(ASIN([.E519]/[.F519]))" office:value-type="float" office:value="-36.3906536640572">
            <text:p>-36.4</text:p>
          </table:table-cell>
          <table:table-cell table:style-name="ce4" table:formula="of:=MOD(DEGREES(ATAN2([.C519];[.D519]));360)" office:value-type="float" office:value="215.953779684402">
            <text:p>216.0</text:p>
          </table:table-cell>
          <table:table-cell table:style-name="ce4" table:formula="of:=[.H519]-180" office:value-type="float" office:value="35.9537796844023">
            <text:p>36.0</text:p>
          </table:table-cell>
          <table:table-cell table:style-name="ce6" table:formula="of:=ROUND(([.I519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519]*(360/[.B$2])" office:value-type="float" office:value="15">
            <text:p>15.0</text:p>
          </table:table-cell>
          <table:table-cell table:style-name="ce6" table:formula="of:=ROUND(( ([.I519]+(([.K519]/2)*(360/[.B$2])))/360)*[.B$2];0)" office:value-type="float" office:value="6">
            <text:p>6</text:p>
          </table:table-cell>
          <table:table-cell table:style-name="ce11" table:formula="of:=ROUND(( ([.I519]-(([.K519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524M1</text:p>
          </table:table-cell>
          <table:table-cell table:style-name="ce2" office:value-type="float" office:value="515">
            <text:p>515</text:p>
          </table:table-cell>
          <table:table-cell table:style-name="ce2" office:value-type="float" office:value="-34.786">
            <text:p>-34.786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-19.829">
            <text:p>-19.829</text:p>
          </table:table-cell>
          <table:table-cell table:style-name="ce4" table:formula="of:=SQRT( ([.C520]^2) + ([.D520]^2) + ([.E520]^2) )" office:value-type="float" office:value="45.4360062285408">
            <text:p>45.4</text:p>
          </table:table-cell>
          <table:table-cell table:style-name="ce4" table:formula="of:=DEGREES(ASIN([.E520]/[.F520]))" office:value-type="float" office:value="-25.8754303011961">
            <text:p>-25.9</text:p>
          </table:table-cell>
          <table:table-cell table:style-name="ce4" table:formula="of:=MOD(DEGREES(ATAN2([.C520];[.D520]));360)" office:value-type="float" office:value="211.688944323561">
            <text:p>211.7</text:p>
          </table:table-cell>
          <table:table-cell table:style-name="ce4" table:formula="of:=[.H520]-180" office:value-type="float" office:value="31.6889443235615">
            <text:p>31.7</text:p>
          </table:table-cell>
          <table:table-cell table:style-name="ce6" table:formula="of:=ROUND(([.I520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520]*(360/[.B$2])" office:value-type="float" office:value="15">
            <text:p>15.0</text:p>
          </table:table-cell>
          <table:table-cell table:style-name="ce6" table:formula="of:=ROUND(( ([.I520]+(([.K520]/2)*(360/[.B$2])))/360)*[.B$2];0)" office:value-type="float" office:value="5">
            <text:p>5</text:p>
          </table:table-cell>
          <table:table-cell table:style-name="ce11" table:formula="of:=ROUND(( ([.I520]-(([.K520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523M1</text:p>
          </table:table-cell>
          <table:table-cell table:style-name="ce2" office:value-type="float" office:value="516">
            <text:p>516</text:p>
          </table:table-cell>
          <table:table-cell table:style-name="ce2" office:value-type="float" office:value="-32.528">
            <text:p>-32.528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-18.188">
            <text:p>-18.188</text:p>
          </table:table-cell>
          <table:table-cell table:style-name="ce4" table:formula="of:=SQRT( ([.C521]^2) + ([.D521]^2) + ([.E521]^2) )" office:value-type="float" office:value="45.4363091810944">
            <text:p>45.4</text:p>
          </table:table-cell>
          <table:table-cell table:style-name="ce4" table:formula="of:=DEGREES(ASIN([.E521]/[.F521]))" office:value-type="float" office:value="-23.5967215714373">
            <text:p>-23.6</text:p>
          </table:table-cell>
          <table:table-cell table:style-name="ce4" table:formula="of:=MOD(DEGREES(ATAN2([.C521];[.D521]));360)" office:value-type="float" office:value="218.627142476835">
            <text:p>218.6</text:p>
          </table:table-cell>
          <table:table-cell table:style-name="ce4" table:formula="of:=[.H521]-180" office:value-type="float" office:value="38.6271424768351">
            <text:p>38.6</text:p>
          </table:table-cell>
          <table:table-cell table:style-name="ce6" table:formula="of:=ROUND(([.I521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521]*(360/[.B$2])" office:value-type="float" office:value="15">
            <text:p>15.0</text:p>
          </table:table-cell>
          <table:table-cell table:style-name="ce6" table:formula="of:=ROUND(( ([.I521]+(([.K521]/2)*(360/[.B$2])))/360)*[.B$2];0)" office:value-type="float" office:value="6">
            <text:p>6</text:p>
          </table:table-cell>
          <table:table-cell table:style-name="ce11" table:formula="of:=ROUND(( ([.I521]-(([.K521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522M1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-27.35">
            <text:p>-27.35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-25.315">
            <text:p>-25.315</text:p>
          </table:table-cell>
          <table:table-cell table:style-name="ce4" table:formula="of:=SQRT( ([.C522]^2) + ([.D522]^2) + ([.E522]^2) )" office:value-type="float" office:value="45.4362827374776">
            <text:p>45.4</text:p>
          </table:table-cell>
          <table:table-cell table:style-name="ce4" table:formula="of:=DEGREES(ASIN([.E522]/[.F522]))" office:value-type="float" office:value="-33.8591953479894">
            <text:p>-33.9</text:p>
          </table:table-cell>
          <table:table-cell table:style-name="ce4" table:formula="of:=MOD(DEGREES(ATAN2([.C522];[.D522]));360)" office:value-type="float" office:value="223.541658255595">
            <text:p>223.5</text:p>
          </table:table-cell>
          <table:table-cell table:style-name="ce4" table:formula="of:=[.H522]-180" office:value-type="float" office:value="43.5416582555949">
            <text:p>43.5</text:p>
          </table:table-cell>
          <table:table-cell table:style-name="ce6" table:formula="of:=ROUND(([.I522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522]*(360/[.B$2])" office:value-type="float" office:value="15">
            <text:p>15.0</text:p>
          </table:table-cell>
          <table:table-cell table:style-name="ce6" table:formula="of:=ROUND(( ([.I522]+(([.K522]/2)*(360/[.B$2])))/360)*[.B$2];0)" office:value-type="float" office:value="7">
            <text:p>7</text:p>
          </table:table-cell>
          <table:table-cell table:style-name="ce11" table:formula="of:=ROUND(( ([.I522]-(([.K522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521M1</text:p>
          </table:table-cell>
          <table:table-cell table:style-name="ce2" office:value-type="float" office:value="518">
            <text:p>518</text:p>
          </table:table-cell>
          <table:table-cell table:style-name="ce2" office:value-type="float" office:value="-28.762">
            <text:p>-28.762</text:p>
          </table:table-cell>
          <table:table-cell table:style-name="ce2" office:value-type="float" office:value="-28.214">
            <text:p>-28.214</text:p>
          </table:table-cell>
          <table:table-cell table:style-name="ce2" office:value-type="float" office:value="-20.896">
            <text:p>-20.896</text:p>
          </table:table-cell>
          <table:table-cell table:style-name="ce4" table:formula="of:=SQRT( ([.C523]^2) + ([.D523]^2) + ([.E523]^2) )" office:value-type="float" office:value="45.3863994606314">
            <text:p>45.4</text:p>
          </table:table-cell>
          <table:table-cell table:style-name="ce4" table:formula="of:=DEGREES(ASIN([.E523]/[.F523]))" office:value-type="float" office:value="-27.4130663921187">
            <text:p>-27.4</text:p>
          </table:table-cell>
          <table:table-cell table:style-name="ce4" table:formula="of:=MOD(DEGREES(ATAN2([.C523];[.D523]));360)" office:value-type="float" office:value="224.448941325468">
            <text:p>224.4</text:p>
          </table:table-cell>
          <table:table-cell table:style-name="ce4" table:formula="of:=[.H523]-180" office:value-type="float" office:value="44.4489413254679">
            <text:p>44.4</text:p>
          </table:table-cell>
          <table:table-cell table:style-name="ce6" table:formula="of:=ROUND(([.I523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523]*(360/[.B$2])" office:value-type="float" office:value="15">
            <text:p>15.0</text:p>
          </table:table-cell>
          <table:table-cell table:style-name="ce6" table:formula="of:=ROUND(( ([.I523]+(([.K523]/2)*(360/[.B$2])))/360)*[.B$2];0)" office:value-type="float" office:value="7">
            <text:p>7</text:p>
          </table:table-cell>
          <table:table-cell table:style-name="ce11" table:formula="of:=ROUND(( ([.I523]-(([.K523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520M1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-25.758">
            <text:p>-25.758</text:p>
          </table:table-cell>
          <table:table-cell table:style-name="ce2" office:value-type="float" office:value="-32.312">
            <text:p>-32.312</text:p>
          </table:table-cell>
          <table:table-cell table:style-name="ce2" office:value-type="float" office:value="-18.714">
            <text:p>-18.714</text:p>
          </table:table-cell>
          <table:table-cell table:style-name="ce4" table:formula="of:=SQRT( ([.C524]^2) + ([.D524]^2) + ([.E524]^2) )" office:value-type="float" office:value="45.3624702149255">
            <text:p>45.4</text:p>
          </table:table-cell>
          <table:table-cell table:style-name="ce4" table:formula="of:=DEGREES(ASIN([.E524]/[.F524]))" office:value-type="float" office:value="-24.3647247266412">
            <text:p>-24.4</text:p>
          </table:table-cell>
          <table:table-cell table:style-name="ce4" table:formula="of:=MOD(DEGREES(ATAN2([.C524];[.D524]));360)" office:value-type="float" office:value="231.439368746002">
            <text:p>231.4</text:p>
          </table:table-cell>
          <table:table-cell table:style-name="ce4" table:formula="of:=[.H524]-180" office:value-type="float" office:value="51.4393687460021">
            <text:p>51.4</text:p>
          </table:table-cell>
          <table:table-cell table:style-name="ce6" table:formula="of:=ROUND(([.I524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524]*(360/[.B$2])" office:value-type="float" office:value="15">
            <text:p>15.0</text:p>
          </table:table-cell>
          <table:table-cell table:style-name="ce6" table:formula="of:=ROUND(( ([.I524]+(([.K524]/2)*(360/[.B$2])))/360)*[.B$2];0)" office:value-type="float" office:value="8">
            <text:p>8</text:p>
          </table:table-cell>
          <table:table-cell table:style-name="ce11" table:formula="of:=ROUND(( ([.I524]-(([.K524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519M1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-22.927">
            <text:p>-22.927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-27.654">
            <text:p>-27.654</text:p>
          </table:table-cell>
          <table:table-cell table:style-name="ce4" table:formula="of:=SQRT( ([.C525]^2) + ([.D525]^2) + ([.E525]^2) )" office:value-type="float" office:value="45.4179073604234">
            <text:p>45.4</text:p>
          </table:table-cell>
          <table:table-cell table:style-name="ce4" table:formula="of:=DEGREES(ASIN([.E525]/[.F525]))" office:value-type="float" office:value="-37.5084755024484">
            <text:p>-37.5</text:p>
          </table:table-cell>
          <table:table-cell table:style-name="ce4" table:formula="of:=MOD(DEGREES(ATAN2([.C525];[.D525]));360)" office:value-type="float" office:value="230.479086126172">
            <text:p>230.5</text:p>
          </table:table-cell>
          <table:table-cell table:style-name="ce4" table:formula="of:=[.H525]-180" office:value-type="float" office:value="50.4790861261721">
            <text:p>50.5</text:p>
          </table:table-cell>
          <table:table-cell table:style-name="ce6" table:formula="of:=ROUND(([.I525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525]*(360/[.B$2])" office:value-type="float" office:value="15">
            <text:p>15.0</text:p>
          </table:table-cell>
          <table:table-cell table:style-name="ce6" table:formula="of:=ROUND(( ([.I525]+(([.K525]/2)*(360/[.B$2])))/360)*[.B$2];0)" office:value-type="float" office:value="8">
            <text:p>8</text:p>
          </table:table-cell>
          <table:table-cell table:style-name="ce11" table:formula="of:=ROUND(( ([.I525]-(([.K525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518M1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-19.617">
            <text:p>-19.617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-25.89">
            <text:p>-25.89</text:p>
          </table:table-cell>
          <table:table-cell table:style-name="ce4" table:formula="of:=SQRT( ([.C526]^2) + ([.D526]^2) + ([.E526]^2) )" office:value-type="float" office:value="45.4152660346716">
            <text:p>45.4</text:p>
          </table:table-cell>
          <table:table-cell table:style-name="ce4" table:formula="of:=DEGREES(ASIN([.E526]/[.F526]))" office:value-type="float" office:value="-34.7552903882961">
            <text:p>-34.8</text:p>
          </table:table-cell>
          <table:table-cell table:style-name="ce4" table:formula="of:=MOD(DEGREES(ATAN2([.C526];[.D526]));360)" office:value-type="float" office:value="238.281740295893">
            <text:p>238.3</text:p>
          </table:table-cell>
          <table:table-cell table:style-name="ce4" table:formula="of:=[.H526]-180" office:value-type="float" office:value="58.2817402958927">
            <text:p>58.3</text:p>
          </table:table-cell>
          <table:table-cell table:style-name="ce6" table:formula="of:=ROUND(([.I526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526]*(360/[.B$2])" office:value-type="float" office:value="15">
            <text:p>15.0</text:p>
          </table:table-cell>
          <table:table-cell table:style-name="ce6" table:formula="of:=ROUND(( ([.I526]+(([.K526]/2)*(360/[.B$2])))/360)*[.B$2];0)" office:value-type="float" office:value="9">
            <text:p>9</text:p>
          </table:table-cell>
          <table:table-cell table:style-name="ce11" table:formula="of:=ROUND(( ([.I526]-(([.K526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517M1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-14.607">
            <text:p>-14.60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-27.654">
            <text:p>-27.654</text:p>
          </table:table-cell>
          <table:table-cell table:style-name="ce4" table:formula="of:=SQRT( ([.C527]^2) + ([.D527]^2) + ([.E527]^2) )" office:value-type="float" office:value="45.4183045698538">
            <text:p>45.4</text:p>
          </table:table-cell>
          <table:table-cell table:style-name="ce4" table:formula="of:=DEGREES(ASIN([.E527]/[.F527]))" office:value-type="float" office:value="-37.5080908897375">
            <text:p>-37.5</text:p>
          </table:table-cell>
          <table:table-cell table:style-name="ce4" table:formula="of:=MOD(DEGREES(ATAN2([.C527];[.D527]));360)" office:value-type="float" office:value="246.082237644522">
            <text:p>246.1</text:p>
          </table:table-cell>
          <table:table-cell table:style-name="ce4" table:formula="of:=[.H527]-180" office:value-type="float" office:value="66.0822376445219">
            <text:p>66.1</text:p>
          </table:table-cell>
          <table:table-cell table:style-name="ce6" table:formula="of:=ROUND(([.I527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527]*(360/[.B$2])" office:value-type="float" office:value="15">
            <text:p>15.0</text:p>
          </table:table-cell>
          <table:table-cell table:style-name="ce6" table:formula="of:=ROUND(( ([.I527]+(([.K527]/2)*(360/[.B$2])))/360)*[.B$2];0)" office:value-type="float" office:value="10">
            <text:p>10</text:p>
          </table:table-cell>
          <table:table-cell table:style-name="ce11" table:formula="of:=ROUND(( ([.I527]-(([.K527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16M1</text:p>
          </table:table-cell>
          <table:table-cell table:style-name="ce2" office:value-type="float" office:value="523">
            <text:p>523</text:p>
          </table:table-cell>
          <table:table-cell table:style-name="ce2" office:value-type="float" office:value="-21.037">
            <text:p>-21.037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-21.369">
            <text:p>-21.369</text:p>
          </table:table-cell>
          <table:table-cell table:style-name="ce4" table:formula="of:=SQRT( ([.C528]^2) + ([.D528]^2) + ([.E528]^2) )" office:value-type="float" office:value="45.3627046592242">
            <text:p>45.4</text:p>
          </table:table-cell>
          <table:table-cell table:style-name="ce4" table:formula="of:=DEGREES(ASIN([.E528]/[.F528]))" office:value-type="float" office:value="-28.1037616958701">
            <text:p>-28.1</text:p>
          </table:table-cell>
          <table:table-cell table:style-name="ce4" table:formula="of:=MOD(DEGREES(ATAN2([.C528];[.D528]));360)" office:value-type="float" office:value="238.282088203801">
            <text:p>238.3</text:p>
          </table:table-cell>
          <table:table-cell table:style-name="ce4" table:formula="of:=[.H528]-180" office:value-type="float" office:value="58.2820882038012">
            <text:p>58.3</text:p>
          </table:table-cell>
          <table:table-cell table:style-name="ce6" table:formula="of:=ROUND(([.I528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528]*(360/[.B$2])" office:value-type="float" office:value="15">
            <text:p>15.0</text:p>
          </table:table-cell>
          <table:table-cell table:style-name="ce6" table:formula="of:=ROUND(( ([.I528]+(([.K528]/2)*(360/[.B$2])))/360)*[.B$2];0)" office:value-type="float" office:value="9">
            <text:p>9</text:p>
          </table:table-cell>
          <table:table-cell table:style-name="ce11" table:formula="of:=ROUND(( ([.I528]-(([.K528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515M1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-17.383">
            <text:p>-17.38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-18.714">
            <text:p>-18.714</text:p>
          </table:table-cell>
          <table:table-cell table:style-name="ce4" table:formula="of:=SQRT( ([.C529]^2) + ([.D529]^2) + ([.E529]^2) )" office:value-type="float" office:value="45.36223791878">
            <text:p>45.4</text:p>
          </table:table-cell>
          <table:table-cell table:style-name="ce4" table:formula="of:=DEGREES(ASIN([.E529]/[.F529]))" office:value-type="float" office:value="-24.3648576041832">
            <text:p>-24.4</text:p>
          </table:table-cell>
          <table:table-cell table:style-name="ce4" table:formula="of:=MOD(DEGREES(ATAN2([.C529];[.D529]));360)" office:value-type="float" office:value="245.123078622966">
            <text:p>245.1</text:p>
          </table:table-cell>
          <table:table-cell table:style-name="ce4" table:formula="of:=[.H529]-180" office:value-type="float" office:value="65.1230786229658">
            <text:p>65.1</text:p>
          </table:table-cell>
          <table:table-cell table:style-name="ce6" table:formula="of:=ROUND(([.I529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529]*(360/[.B$2])" office:value-type="float" office:value="15">
            <text:p>15.0</text:p>
          </table:table-cell>
          <table:table-cell table:style-name="ce6" table:formula="of:=ROUND(( ([.I529]+(([.K529]/2)*(360/[.B$2])))/360)*[.B$2];0)" office:value-type="float" office:value="10">
            <text:p>10</text:p>
          </table:table-cell>
          <table:table-cell table:style-name="ce11" table:formula="of:=ROUND(( ([.I529]-(([.K529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14M1</text:p>
          </table:table-cell>
          <table:table-cell table:style-name="ce2" office:value-type="float" office:value="525">
            <text:p>525</text:p>
          </table:table-cell>
          <table:table-cell table:style-name="ce2" office:value-type="float" office:value="-11.018">
            <text:p>-11.018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-25.316">
            <text:p>-25.316</text:p>
          </table:table-cell>
          <table:table-cell table:style-name="ce4" table:formula="of:=SQRT( ([.C530]^2) + ([.D530]^2) + ([.E530]^2) )" office:value-type="float" office:value="45.4367205682805">
            <text:p>45.4</text:p>
          </table:table-cell>
          <table:table-cell table:style-name="ce4" table:formula="of:=DEGREES(ASIN([.E530]/[.F530]))" office:value-type="float" office:value="-33.8603434570496">
            <text:p>-33.9</text:p>
          </table:table-cell>
          <table:table-cell table:style-name="ce4" table:formula="of:=MOD(DEGREES(ATAN2([.C530];[.D530]));360)" office:value-type="float" office:value="253.021198262737">
            <text:p>253.0</text:p>
          </table:table-cell>
          <table:table-cell table:style-name="ce4" table:formula="of:=[.H530]-180" office:value-type="float" office:value="73.0211982627372">
            <text:p>73.0</text:p>
          </table:table-cell>
          <table:table-cell table:style-name="ce6" table:formula="of:=ROUND(([.I530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530]*(360/[.B$2])" office:value-type="float" office:value="15">
            <text:p>15.0</text:p>
          </table:table-cell>
          <table:table-cell table:style-name="ce6" table:formula="of:=ROUND(( ([.I530]+(([.K530]/2)*(360/[.B$2])))/360)*[.B$2];0)" office:value-type="float" office:value="11">
            <text:p>11</text:p>
          </table:table-cell>
          <table:table-cell table:style-name="ce11" table:formula="of:=ROUND(( ([.I530]-(([.K530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513M1</text:p>
          </table:table-cell>
          <table:table-cell table:style-name="ce2" office:value-type="float" office:value="526">
            <text:p>526</text:p>
          </table:table-cell>
          <table:table-cell table:style-name="ce2" office:value-type="float" office:value="-12.374">
            <text:p>-12.374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-20.896">
            <text:p>-20.896</text:p>
          </table:table-cell>
          <table:table-cell table:style-name="ce4" table:formula="of:=SQRT( ([.C531]^2) + ([.D531]^2) + ([.E531]^2) )" office:value-type="float" office:value="45.3857649048686">
            <text:p>45.4</text:p>
          </table:table-cell>
          <table:table-cell table:style-name="ce4" table:formula="of:=DEGREES(ASIN([.E531]/[.F531]))" office:value-type="float" office:value="-27.4134818621443">
            <text:p>-27.4</text:p>
          </table:table-cell>
          <table:table-cell table:style-name="ce4" table:formula="of:=MOD(DEGREES(ATAN2([.C531];[.D531]));360)" office:value-type="float" office:value="252.113706706364">
            <text:p>252.1</text:p>
          </table:table-cell>
          <table:table-cell table:style-name="ce4" table:formula="of:=[.H531]-180" office:value-type="float" office:value="72.1137067063643">
            <text:p>72.1</text:p>
          </table:table-cell>
          <table:table-cell table:style-name="ce6" table:formula="of:=ROUND(([.I531]/360)*[.B$2];0)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4" table:formula="of:=[.K531]*(360/[.B$2])" office:value-type="float" office:value="22.5">
            <text:p>22.5</text:p>
          </table:table-cell>
          <table:table-cell table:style-name="ce6" table:formula="of:=ROUND(( ([.I531]+(([.K531]/2)*(360/[.B$2])))/360)*[.B$2];0)" office:value-type="float" office:value="11">
            <text:p>11</text:p>
          </table:table-cell>
          <table:table-cell table:style-name="ce11" table:formula="of:=ROUND(( ([.I531]-(([.K531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12M1</text:p>
          </table:table-cell>
          <table:table-cell table:style-name="ce2" office:value-type="float" office:value="527">
            <text:p>527</text:p>
          </table:table-cell>
          <table:table-cell table:style-name="ce2" office:value-type="float" office:value="-8.702">
            <text:p>-8.702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-18.188">
            <text:p>-18.188</text:p>
          </table:table-cell>
          <table:table-cell table:style-name="ce4" table:formula="of:=SQRT( ([.C532]^2) + ([.D532]^2) + ([.E532]^2) )" office:value-type="float" office:value="45.4356934248835">
            <text:p>45.4</text:p>
          </table:table-cell>
          <table:table-cell table:style-name="ce4" table:formula="of:=DEGREES(ASIN([.E532]/[.F532]))" office:value-type="float" office:value="-23.597060757861">
            <text:p>-23.6</text:p>
          </table:table-cell>
          <table:table-cell table:style-name="ce4" table:formula="of:=MOD(DEGREES(ATAN2([.C532];[.D532]));360)" office:value-type="float" office:value="257.936286655663">
            <text:p>257.9</text:p>
          </table:table-cell>
          <table:table-cell table:style-name="ce4" table:formula="of:=[.H532]-180" office:value-type="float" office:value="77.9362866556629">
            <text:p>77.9</text:p>
          </table:table-cell>
          <table:table-cell table:style-name="ce6" table:formula="of:=ROUND(([.I532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532]*(360/[.B$2])" office:value-type="float" office:value="15">
            <text:p>15.0</text:p>
          </table:table-cell>
          <table:table-cell table:style-name="ce6" table:formula="of:=ROUND(( ([.I532]+(([.K532]/2)*(360/[.B$2])))/360)*[.B$2];0)" office:value-type="float" office:value="11">
            <text:p>11</text:p>
          </table:table-cell>
          <table:table-cell table:style-name="ce11" table:formula="of:=ROUND(( ([.I532]-(([.K532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543M1</text:p>
          </table:table-cell>
          <table:table-cell table:style-name="ce2" office:value-type="float" office:value="528">
            <text:p>528</text:p>
          </table:table-cell>
          <table:table-cell table:style-name="ce2" office:value-type="float" office:value="-28.882">
            <text:p>-28.882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17.658">
            <text:p>17.658</text:p>
          </table:table-cell>
          <table:table-cell table:style-name="ce4" table:formula="of:=SQRT( ([.C533]^2) + ([.D533]^2) + ([.E533]^2) )" office:value-type="float" office:value="45.4206448324988">
            <text:p>45.4</text:p>
          </table:table-cell>
          <table:table-cell table:style-name="ce4" table:formula="of:=DEGREES(ASIN([.E533]/[.F533]))" office:value-type="float" office:value="22.8777347881736">
            <text:p>22.9</text:p>
          </table:table-cell>
          <table:table-cell table:style-name="ce4" table:formula="of:=MOD(DEGREES(ATAN2([.C533];[.D533]));360)" office:value-type="float" office:value="133.64351578012">
            <text:p>133.6</text:p>
          </table:table-cell>
          <table:table-cell table:style-name="ce4" table:formula="of:=[.H533]-180" office:value-type="float" office:value="-46.3564842198803">
            <text:p>-46.4</text:p>
          </table:table-cell>
          <table:table-cell table:style-name="ce6" table:formula="of:=ROUND(([.I533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533]*(360/[.B$2])" office:value-type="float" office:value="15">
            <text:p>15.0</text:p>
          </table:table-cell>
          <table:table-cell table:style-name="ce6" table:formula="of:=ROUND(( ([.I533]+(([.K533]/2)*(360/[.B$2])))/360)*[.B$2];0)" office:value-type="float" office:value="-5">
            <text:p>-5</text:p>
          </table:table-cell>
          <table:table-cell table:style-name="ce11" table:formula="of:=ROUND(( ([.I533]-(([.K533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542M1</text:p>
          </table:table-cell>
          <table:table-cell table:style-name="ce2" office:value-type="float" office:value="529">
            <text:p>529</text:p>
          </table:table-cell>
          <table:table-cell table:style-name="ce2" office:value-type="float" office:value="-32.687">
            <text:p>-32.687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17.173">
            <text:p>17.173</text:p>
          </table:table-cell>
          <table:table-cell table:style-name="ce4" table:formula="of:=SQRT( ([.C534]^2) + ([.D534]^2) + ([.E534]^2) )" office:value-type="float" office:value="45.4220872924176">
            <text:p>45.4</text:p>
          </table:table-cell>
          <table:table-cell table:style-name="ce4" table:formula="of:=DEGREES(ASIN([.E534]/[.F534]))" office:value-type="float" office:value="22.2145550201648">
            <text:p>22.2</text:p>
          </table:table-cell>
          <table:table-cell table:style-name="ce4" table:formula="of:=MOD(DEGREES(ATAN2([.C534];[.D534]));360)" office:value-type="float" office:value="141.016318305817">
            <text:p>141.0</text:p>
          </table:table-cell>
          <table:table-cell table:style-name="ce4" table:formula="of:=[.H534]-180" office:value-type="float" office:value="-38.9836816941835">
            <text:p>-39.0</text:p>
          </table:table-cell>
          <table:table-cell table:style-name="ce6" table:formula="of:=ROUND(([.I534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534]*(360/[.B$2])" office:value-type="float" office:value="15">
            <text:p>15.0</text:p>
          </table:table-cell>
          <table:table-cell table:style-name="ce6" table:formula="of:=ROUND(( ([.I534]+(([.K534]/2)*(360/[.B$2])))/360)*[.B$2];0)" office:value-type="float" office:value="-4">
            <text:p>-4</text:p>
          </table:table-cell>
          <table:table-cell table:style-name="ce11" table:formula="of:=ROUND(( ([.I534]-(([.K534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541M1</text:p>
          </table:table-cell>
          <table:table-cell table:style-name="ce2" office:value-type="float" office:value="530">
            <text:p>530</text:p>
          </table:table-cell>
          <table:table-cell table:style-name="ce2" office:value-type="float" office:value="-35.591">
            <text:p>-35.591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12.784">
            <text:p>12.784</text:p>
          </table:table-cell>
          <table:table-cell table:style-name="ce4" table:formula="of:=SQRT( ([.C535]^2) + ([.D535]^2) + ([.E535]^2) )" office:value-type="float" office:value="45.4210843221515">
            <text:p>45.4</text:p>
          </table:table-cell>
          <table:table-cell table:style-name="ce4" table:formula="of:=DEGREES(ASIN([.E535]/[.F535]))" office:value-type="float" office:value="16.3470743125434">
            <text:p>16.3</text:p>
          </table:table-cell>
          <table:table-cell table:style-name="ce4" table:formula="of:=MOD(DEGREES(ATAN2([.C535];[.D535]));360)" office:value-type="float" office:value="144.74488131281">
            <text:p>144.7</text:p>
          </table:table-cell>
          <table:table-cell table:style-name="ce4" table:formula="of:=[.H535]-180" office:value-type="float" office:value="-35.2551186871899">
            <text:p>-35.3</text:p>
          </table:table-cell>
          <table:table-cell table:style-name="ce6" table:formula="of:=ROUND(([.I535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535]*(360/[.B$2])" office:value-type="float" office:value="15">
            <text:p>15.0</text:p>
          </table:table-cell>
          <table:table-cell table:style-name="ce6" table:formula="of:=ROUND(( ([.I535]+(([.K535]/2)*(360/[.B$2])))/360)*[.B$2];0)" office:value-type="float" office:value="-4">
            <text:p>-4</text:p>
          </table:table-cell>
          <table:table-cell table:style-name="ce11" table:formula="of:=ROUND(( ([.I535]-(([.K535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540M1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-32.954">
            <text:p>-32.95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20.693">
            <text:p>20.693</text:p>
          </table:table-cell>
          <table:table-cell table:style-name="ce4" table:formula="of:=SQRT( ([.C536]^2) + ([.D536]^2) + ([.E536]^2) )" office:value-type="float" office:value="45.4351218882485">
            <text:p>45.4</text:p>
          </table:table-cell>
          <table:table-cell table:style-name="ce4" table:formula="of:=DEGREES(ASIN([.E536]/[.F536]))" office:value-type="float" office:value="27.0932879606597">
            <text:p>27.1</text:p>
          </table:table-cell>
          <table:table-cell table:style-name="ce4" table:formula="of:=MOD(DEGREES(ATAN2([.C536];[.D536]));360)" office:value-type="float" office:value="144.55749728691">
            <text:p>144.6</text:p>
          </table:table-cell>
          <table:table-cell table:style-name="ce4" table:formula="of:=[.H536]-180" office:value-type="float" office:value="-35.4425027130898">
            <text:p>-35.4</text:p>
          </table:table-cell>
          <table:table-cell table:style-name="ce6" table:formula="of:=ROUND(([.I536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536]*(360/[.B$2])" office:value-type="float" office:value="15">
            <text:p>15.0</text:p>
          </table:table-cell>
          <table:table-cell table:style-name="ce6" table:formula="of:=ROUND(( ([.I536]+(([.K536]/2)*(360/[.B$2])))/360)*[.B$2];0)" office:value-type="float" office:value="-4">
            <text:p>-4</text:p>
          </table:table-cell>
          <table:table-cell table:style-name="ce11" table:formula="of:=ROUND(( ([.I536]-(([.K536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539M1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-35.718">
            <text:p>-35.718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20.693">
            <text:p>20.693</text:p>
          </table:table-cell>
          <table:table-cell table:style-name="ce4" table:formula="of:=SQRT( ([.C537]^2) + ([.D537]^2) + ([.E537]^2) )" office:value-type="float" office:value="45.4357348130302">
            <text:p>45.4</text:p>
          </table:table-cell>
          <table:table-cell table:style-name="ce4" table:formula="of:=DEGREES(ASIN([.E537]/[.F537]))" office:value-type="float" office:value="27.0928925545431">
            <text:p>27.1</text:p>
          </table:table-cell>
          <table:table-cell table:style-name="ce4" table:formula="of:=MOD(DEGREES(ATAN2([.C537];[.D537]));360)" office:value-type="float" office:value="152.008251191974">
            <text:p>152.0</text:p>
          </table:table-cell>
          <table:table-cell table:style-name="ce4" table:formula="of:=[.H537]-180" office:value-type="float" office:value="-27.9917488080265">
            <text:p>-28.0</text:p>
          </table:table-cell>
          <table:table-cell table:style-name="ce6" table:formula="of:=ROUND(([.I537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537]*(360/[.B$2])" office:value-type="float" office:value="15">
            <text:p>15.0</text:p>
          </table:table-cell>
          <table:table-cell table:style-name="ce6" table:formula="of:=ROUND(( ([.I537]+(([.K537]/2)*(360/[.B$2])))/360)*[.B$2];0)" office:value-type="float" office:value="-3">
            <text:p>-3</text:p>
          </table:table-cell>
          <table:table-cell table:style-name="ce11" table:formula="of:=ROUND(( ([.I537]-(([.K537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538M1</text:p>
          </table:table-cell>
          <table:table-cell table:style-name="ce2" office:value-type="float" office:value="533">
            <text:p>533</text:p>
          </table:table-cell>
          <table:table-cell table:style-name="ce2" office:value-type="float" office:value="-38.419">
            <text:p>-38.419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12.784">
            <text:p>12.784</text:p>
          </table:table-cell>
          <table:table-cell table:style-name="ce4" table:formula="of:=SQRT( ([.C538]^2) + ([.D538]^2) + ([.E538]^2) )" office:value-type="float" office:value="45.4210187138069">
            <text:p>45.4</text:p>
          </table:table-cell>
          <table:table-cell table:style-name="ce4" table:formula="of:=DEGREES(ASIN([.E538]/[.F538]))" office:value-type="float" office:value="16.3470985873341">
            <text:p>16.3</text:p>
          </table:table-cell>
          <table:table-cell table:style-name="ce4" table:formula="of:=MOD(DEGREES(ATAN2([.C538];[.D538]));360)" office:value-type="float" office:value="151.820954656474">
            <text:p>151.8</text:p>
          </table:table-cell>
          <table:table-cell table:style-name="ce4" table:formula="of:=[.H538]-180" office:value-type="float" office:value="-28.1790453435262">
            <text:p>-28.2</text:p>
          </table:table-cell>
          <table:table-cell table:style-name="ce6" table:formula="of:=ROUND(([.I538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538]*(360/[.B$2])" office:value-type="float" office:value="15">
            <text:p>15.0</text:p>
          </table:table-cell>
          <table:table-cell table:style-name="ce6" table:formula="of:=ROUND(( ([.I538]+(([.K538]/2)*(360/[.B$2])))/360)*[.B$2];0)" office:value-type="float" office:value="-3">
            <text:p>-3</text:p>
          </table:table-cell>
          <table:table-cell table:style-name="ce11" table:formula="of:=ROUND(( ([.I538]-(([.K538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537M1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-38.279">
            <text:p>-38.279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17.173">
            <text:p>17.173</text:p>
          </table:table-cell>
          <table:table-cell table:style-name="ce4" table:formula="of:=SQRT( ([.C539]^2) + ([.D539]^2) + ([.E539]^2) )" office:value-type="float" office:value="45.4216665810492">
            <text:p>45.4</text:p>
          </table:table-cell>
          <table:table-cell table:style-name="ce4" table:formula="of:=DEGREES(ASIN([.E539]/[.F539]))" office:value-type="float" office:value="22.214771749643">
            <text:p>22.2</text:p>
          </table:table-cell>
          <table:table-cell table:style-name="ce4" table:formula="of:=MOD(DEGREES(ATAN2([.C539];[.D539]));360)" office:value-type="float" office:value="155.549279253532">
            <text:p>155.5</text:p>
          </table:table-cell>
          <table:table-cell table:style-name="ce4" table:formula="of:=[.H539]-180" office:value-type="float" office:value="-24.4507207464677">
            <text:p>-24.5</text:p>
          </table:table-cell>
          <table:table-cell table:style-name="ce6" table:formula="of:=ROUND(([.I539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539]*(360/[.B$2])" office:value-type="float" office:value="15">
            <text:p>15.0</text:p>
          </table:table-cell>
          <table:table-cell table:style-name="ce6" table:formula="of:=ROUND(( ([.I539]+(([.K539]/2)*(360/[.B$2])))/360)*[.B$2];0)" office:value-type="float" office:value="-2">
            <text:p>-2</text:p>
          </table:table-cell>
          <table:table-cell table:style-name="ce11" table:formula="of:=ROUND(( ([.I539]-(([.K539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536M1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-40.003">
            <text:p>-40.003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17.658">
            <text:p>17.658</text:p>
          </table:table-cell>
          <table:table-cell table:style-name="ce4" table:formula="of:=SQRT( ([.C540]^2) + ([.D540]^2) + ([.E540]^2) )" office:value-type="float" office:value="45.4212403287273">
            <text:p>45.4</text:p>
          </table:table-cell>
          <table:table-cell table:style-name="ce4" table:formula="of:=DEGREES(ASIN([.E540]/[.F540]))" office:value-type="float" office:value="22.8774178226197">
            <text:p>22.9</text:p>
          </table:table-cell>
          <table:table-cell table:style-name="ce4" table:formula="of:=MOD(DEGREES(ATAN2([.C540];[.D540]));360)" office:value-type="float" office:value="162.921630837987">
            <text:p>162.9</text:p>
          </table:table-cell>
          <table:table-cell table:style-name="ce4" table:formula="of:=[.H540]-180" office:value-type="float" office:value="-17.0783691620135">
            <text:p>-17.1</text:p>
          </table:table-cell>
          <table:table-cell table:style-name="ce6" table:formula="of:=ROUND(([.I540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40]*(360/[.B$2])" office:value-type="float" office:value="15">
            <text:p>15.0</text:p>
          </table:table-cell>
          <table:table-cell table:style-name="ce6" table:formula="of:=ROUND(( ([.I540]+(([.K540]/2)*(360/[.B$2])))/360)*[.B$2];0)" office:value-type="float" office:value="-1">
            <text:p>-1</text:p>
          </table:table-cell>
          <table:table-cell table:style-name="ce11" table:formula="of:=ROUND(( ([.I540]-(([.K540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35M1</text:p>
          </table:table-cell>
          <table:table-cell table:style-name="ce2" office:value-type="float" office:value="536">
            <text:p>536</text:p>
          </table:table-cell>
          <table:table-cell table:style-name="ce2" office:value-type="float" office:value="-40.423">
            <text:p>-40.42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8.897">
            <text:p>8.897</text:p>
          </table:table-cell>
          <table:table-cell table:style-name="ce4" table:formula="of:=SQRT( ([.C541]^2) + ([.D541]^2) + ([.E541]^2) )" office:value-type="float" office:value="45.4183678592703">
            <text:p>45.4</text:p>
          </table:table-cell>
          <table:table-cell table:style-name="ce4" table:formula="of:=DEGREES(ASIN([.E541]/[.F541]))" office:value-type="float" office:value="11.2967143499643">
            <text:p>11.3</text:p>
          </table:table-cell>
          <table:table-cell table:style-name="ce4" table:formula="of:=MOD(DEGREES(ATAN2([.C541];[.D541]));360)" office:value-type="float" office:value="155.175532599634">
            <text:p>155.2</text:p>
          </table:table-cell>
          <table:table-cell table:style-name="ce4" table:formula="of:=[.H541]-180" office:value-type="float" office:value="-24.8244674003658">
            <text:p>-24.8</text:p>
          </table:table-cell>
          <table:table-cell table:style-name="ce6" table:formula="of:=ROUND(([.I541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541]*(360/[.B$2])" office:value-type="float" office:value="15">
            <text:p>15.0</text:p>
          </table:table-cell>
          <table:table-cell table:style-name="ce6" table:formula="of:=ROUND(( ([.I541]+(([.K541]/2)*(360/[.B$2])))/360)*[.B$2];0)" office:value-type="float" office:value="-2">
            <text:p>-2</text:p>
          </table:table-cell>
          <table:table-cell table:style-name="ce11" table:formula="of:=ROUND(( ([.I541]-(([.K541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534M1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-42.292">
            <text:p>-42.292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9.415">
            <text:p>9.415</text:p>
          </table:table-cell>
          <table:table-cell table:style-name="ce4" table:formula="of:=SQRT( ([.C542]^2) + ([.D542]^2) + ([.E542]^2) )" office:value-type="float" office:value="45.415218077204">
            <text:p>45.4</text:p>
          </table:table-cell>
          <table:table-cell table:style-name="ce4" table:formula="of:=DEGREES(ASIN([.E542]/[.F542]))" office:value-type="float" office:value="11.9647205620486">
            <text:p>12.0</text:p>
          </table:table-cell>
          <table:table-cell table:style-name="ce4" table:formula="of:=MOD(DEGREES(ATAN2([.C542];[.D542]));360)" office:value-type="float" office:value="162.15883618617">
            <text:p>162.2</text:p>
          </table:table-cell>
          <table:table-cell table:style-name="ce4" table:formula="of:=[.H542]-180" office:value-type="float" office:value="-17.8411638138299">
            <text:p>-17.8</text:p>
          </table:table-cell>
          <table:table-cell table:style-name="ce6" table:formula="of:=ROUND(([.I542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42]*(360/[.B$2])" office:value-type="float" office:value="15">
            <text:p>15.0</text:p>
          </table:table-cell>
          <table:table-cell table:style-name="ce6" table:formula="of:=ROUND(( ([.I542]+(([.K542]/2)*(360/[.B$2])))/360)*[.B$2];0)" office:value-type="float" office:value="-1">
            <text:p>-1</text:p>
          </table:table-cell>
          <table:table-cell table:style-name="ce11" table:formula="of:=ROUND(( ([.I542]-(([.K542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33M1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-43.673">
            <text:p>-43.673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543]^2) + ([.D543]^2) + ([.E543]^2) )" office:value-type="float" office:value="45.362645579816">
            <text:p>45.4</text:p>
          </table:table-cell>
          <table:table-cell table:style-name="ce4" table:formula="of:=DEGREES(ASIN([.E543]/[.F543]))" office:value-type="float" office:value="6.23031926307501">
            <text:p>6.2</text:p>
          </table:table-cell>
          <table:table-cell table:style-name="ce4" table:formula="of:=MOD(DEGREES(ATAN2([.C543];[.D543]));360)" office:value-type="float" office:value="165.574550845599">
            <text:p>165.6</text:p>
          </table:table-cell>
          <table:table-cell table:style-name="ce4" table:formula="of:=[.H543]-180" office:value-type="float" office:value="-14.4254491544015">
            <text:p>-14.4</text:p>
          </table:table-cell>
          <table:table-cell table:style-name="ce6" table:formula="of:=ROUND(([.I543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43]*(360/[.B$2])" office:value-type="float" office:value="15">
            <text:p>15.0</text:p>
          </table:table-cell>
          <table:table-cell table:style-name="ce6" table:formula="of:=ROUND(( ([.I543]+(([.K543]/2)*(360/[.B$2])))/360)*[.B$2];0)" office:value-type="float" office:value="-1">
            <text:p>-1</text:p>
          </table:table-cell>
          <table:table-cell table:style-name="ce11" table:formula="of:=ROUND(( ([.I543]-(([.K543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32M1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-42.012">
            <text:p>-42.012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13.787">
            <text:p>13.787</text:p>
          </table:table-cell>
          <table:table-cell table:style-name="ce4" table:formula="of:=SQRT( ([.C544]^2) + ([.D544]^2) + ([.E544]^2) )" office:value-type="float" office:value="45.4182028926729">
            <text:p>45.4</text:p>
          </table:table-cell>
          <table:table-cell table:style-name="ce4" table:formula="of:=DEGREES(ASIN([.E544]/[.F544]))" office:value-type="float" office:value="17.6713528572461">
            <text:p>17.7</text:p>
          </table:table-cell>
          <table:table-cell table:style-name="ce4" table:formula="of:=MOD(DEGREES(ATAN2([.C544];[.D544]));360)" office:value-type="float" office:value="166.123029699455">
            <text:p>166.1</text:p>
          </table:table-cell>
          <table:table-cell table:style-name="ce4" table:formula="of:=[.H544]-180" office:value-type="float" office:value="-13.8769703005446">
            <text:p>-13.9</text:p>
          </table:table-cell>
          <table:table-cell table:style-name="ce6" table:formula="of:=ROUND(([.I544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544]*(360/[.B$2])" office:value-type="float" office:value="15">
            <text:p>15.0</text:p>
          </table:table-cell>
          <table:table-cell table:style-name="ce6" table:formula="of:=ROUND(( ([.I544]+(([.K544]/2)*(360/[.B$2])))/360)*[.B$2];0)" office:value-type="float" office:value="-1">
            <text:p>-1</text:p>
          </table:table-cell>
          <table:table-cell table:style-name="ce11" table:formula="of:=ROUND(( ([.I544]-(([.K544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31M1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-42.917">
            <text:p>-42.917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14.005">
            <text:p>14.005</text:p>
          </table:table-cell>
          <table:table-cell table:style-name="ce4" table:formula="of:=SQRT( ([.C545]^2) + ([.D545]^2) + ([.E545]^2) )" office:value-type="float" office:value="45.4364352695059">
            <text:p>45.4</text:p>
          </table:table-cell>
          <table:table-cell table:style-name="ce4" table:formula="of:=DEGREES(ASIN([.E545]/[.F545]))" office:value-type="float" office:value="17.9527634867287">
            <text:p>18.0</text:p>
          </table:table-cell>
          <table:table-cell table:style-name="ce4" table:formula="of:=MOD(DEGREES(ATAN2([.C545];[.D545]));360)" office:value-type="float" office:value="173.165175874828">
            <text:p>173.2</text:p>
          </table:table-cell>
          <table:table-cell table:style-name="ce4" table:formula="of:=[.H545]-180" office:value-type="float" office:value="-6.83482412517196">
            <text:p>-6.8</text:p>
          </table:table-cell>
          <table:table-cell table:style-name="ce6" table:formula="of:=ROUND(([.I545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545]*(360/[.B$2])" office:value-type="float" office:value="15">
            <text:p>15.0</text:p>
          </table:table-cell>
          <table:table-cell table:style-name="ce6" table:formula="of:=ROUND(( ([.I545]+(([.K545]/2)*(360/[.B$2])))/360)*[.B$2];0)" office:value-type="float" office:value="0">
            <text:p>0</text:p>
          </table:table-cell>
          <table:table-cell table:style-name="ce11" table:formula="of:=ROUND(( ([.I545]-(([.K545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30M1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-44.739">
            <text:p>-44.739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4.923">
            <text:p>4.923</text:p>
          </table:table-cell>
          <table:table-cell table:style-name="ce4" table:formula="of:=SQRT( ([.C546]^2) + ([.D546]^2) + ([.E546]^2) )" office:value-type="float" office:value="45.3624057011971">
            <text:p>45.4</text:p>
          </table:table-cell>
          <table:table-cell table:style-name="ce4" table:formula="of:=DEGREES(ASIN([.E546]/[.F546]))" office:value-type="float" office:value="6.23035233978137">
            <text:p>6.2</text:p>
          </table:table-cell>
          <table:table-cell table:style-name="ce4" table:formula="of:=MOD(DEGREES(ATAN2([.C546];[.D546]));360)" office:value-type="float" office:value="172.801071548696">
            <text:p>172.8</text:p>
          </table:table-cell>
          <table:table-cell table:style-name="ce4" table:formula="of:=[.H546]-180" office:value-type="float" office:value="-7.19892845130403">
            <text:p>-7.2</text:p>
          </table:table-cell>
          <table:table-cell table:style-name="ce6" table:formula="of:=ROUND(([.I546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546]*(360/[.B$2])" office:value-type="float" office:value="15">
            <text:p>15.0</text:p>
          </table:table-cell>
          <table:table-cell table:style-name="ce6" table:formula="of:=ROUND(( ([.I546]+(([.K546]/2)*(360/[.B$2])))/360)*[.B$2];0)" office:value-type="float" office:value="0">
            <text:p>0</text:p>
          </table:table-cell>
          <table:table-cell table:style-name="ce11" table:formula="of:=ROUND(( ([.I546]-(([.K546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29M1</text:p>
          </table:table-cell>
          <table:table-cell table:style-name="ce2" office:value-type="float" office:value="542">
            <text:p>542</text:p>
          </table:table-cell>
          <table:table-cell table:style-name="ce2" office:value-type="float" office:value="-44.264">
            <text:p>-44.264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9.632">
            <text:p>9.632</text:p>
          </table:table-cell>
          <table:table-cell table:style-name="ce4" table:formula="of:=SQRT( ([.C547]^2) + ([.D547]^2) + ([.E547]^2) )" office:value-type="float" office:value="45.3858785196453">
            <text:p>45.4</text:p>
          </table:table-cell>
          <table:table-cell table:style-name="ce4" table:formula="of:=DEGREES(ASIN([.E547]/[.F547]))" office:value-type="float" office:value="12.2527515388532">
            <text:p>12.3</text:p>
          </table:table-cell>
          <table:table-cell table:style-name="ce4" table:formula="of:=MOD(DEGREES(ATAN2([.C547];[.D547]));360)" office:value-type="float" office:value="176.389498498712">
            <text:p>176.4</text:p>
          </table:table-cell>
          <table:table-cell table:style-name="ce4" table:formula="of:=[.H547]-180" office:value-type="float" office:value="-3.61050150128816">
            <text:p>-3.6</text:p>
          </table:table-cell>
          <table:table-cell table:style-name="ce6" table:formula="of:=ROUND(([.I547]/360)*[.B$2];0)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4" table:formula="of:=[.K547]*(360/[.B$2])" office:value-type="float" office:value="22.5">
            <text:p>22.5</text:p>
          </table:table-cell>
          <table:table-cell table:style-name="ce6" table:formula="of:=ROUND(( ([.I547]+(([.K547]/2)*(360/[.B$2])))/360)*[.B$2];0)" office:value-type="float" office:value="1">
            <text:p>1</text:p>
          </table:table-cell>
          <table:table-cell table:style-name="ce11" table:formula="of:=ROUND(( ([.I547]-(([.K547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28M1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-44.348">
            <text:p>-44.348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9.6">
            <text:p>9.6</text:p>
          </table:table-cell>
          <table:table-cell table:style-name="ce4" table:formula="of:=SQRT( ([.C548]^2) + ([.D548]^2) + ([.E548]^2) )" office:value-type="float" office:value="45.4360243089115">
            <text:p>45.4</text:p>
          </table:table-cell>
          <table:table-cell table:style-name="ce4" table:formula="of:=DEGREES(ASIN([.E548]/[.F548]))" office:value-type="float" office:value="12.1977311522084">
            <text:p>12.2</text:p>
          </table:table-cell>
          <table:table-cell table:style-name="ce4" table:formula="of:=MOD(DEGREES(ATAN2([.C548];[.D548]));360)" office:value-type="float" office:value="183.034554071878">
            <text:p>183.0</text:p>
          </table:table-cell>
          <table:table-cell table:style-name="ce4" table:formula="of:=[.H548]-180" office:value-type="float" office:value="3.03455407187789">
            <text:p>3.0</text:p>
          </table:table-cell>
          <table:table-cell table:style-name="ce6" table:formula="of:=ROUND(([.I548]/360)*[.B$2];0)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4" table:formula="of:=[.K548]*(360/[.B$2])" office:value-type="float" office:value="15">
            <text:p>15.0</text:p>
          </table:table-cell>
          <table:table-cell table:style-name="ce6" table:formula="of:=ROUND(( ([.I548]+(([.K548]/2)*(360/[.B$2])))/360)*[.B$2];0)" office:value-type="float" office:value="1">
            <text:p>1</text:p>
          </table:table-cell>
          <table:table-cell table:style-name="ce11" table:formula="of:=ROUND(( ([.I548]-(([.K548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559M1</text:p>
          </table:table-cell>
          <table:table-cell table:style-name="ce2" office:value-type="float" office:value="544">
            <text:p>544</text:p>
          </table:table-cell>
          <table:table-cell table:style-name="ce2" office:value-type="float" office:value="-45.272">
            <text:p>-45.272</text:p>
          </table:table-cell>
          <table:table-cell table:style-name="ce2" office:value-type="float" office:value="2.859">
            <text:p>2.859</text:p>
          </table:table-cell>
          <table:table-cell table:style-name="ce2" office:value-type="float" office:value="0">
            <text:p>0</text:p>
          </table:table-cell>
          <table:table-cell table:style-name="ce4" table:formula="of:=SQRT( ([.C549]^2) + ([.D549]^2) + ([.E549]^2) )" office:value-type="float" office:value="45.3621854081128">
            <text:p>45.4</text:p>
          </table:table-cell>
          <table:table-cell table:style-name="ce4" table:formula="of:=DEGREES(ASIN([.E549]/[.F549]))" office:value-type="float" office:value="0">
            <text:p>0.0</text:p>
          </table:table-cell>
          <table:table-cell table:style-name="ce4" table:formula="of:=MOD(DEGREES(ATAN2([.C549];[.D549]));360)" office:value-type="float" office:value="176.386477512979">
            <text:p>176.4</text:p>
          </table:table-cell>
          <table:table-cell table:style-name="ce4" table:formula="of:=[.H549]-180" office:value-type="float" office:value="-3.61352248702065">
            <text:p>-3.6</text:p>
          </table:table-cell>
          <table:table-cell table:style-name="ce6" table:formula="of:=ROUND(([.I549]/360)*[.B$2];0)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4" table:formula="of:=[.K549]*(360/[.B$2])" office:value-type="float" office:value="22.5">
            <text:p>22.5</text:p>
          </table:table-cell>
          <table:table-cell table:style-name="ce6" table:formula="of:=ROUND(( ([.I549]+(([.K549]/2)*(360/[.B$2])))/360)*[.B$2];0)" office:value-type="float" office:value="1">
            <text:p>1</text:p>
          </table:table-cell>
          <table:table-cell table:style-name="ce11" table:formula="of:=ROUND(( ([.I549]-(([.K549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58M1</text:p>
          </table:table-cell>
          <table:table-cell table:style-name="ce2" office:value-type="float" office:value="545">
            <text:p>545</text:p>
          </table:table-cell>
          <table:table-cell table:style-name="ce2" office:value-type="float" office:value="-45.351">
            <text:p>-45.351</text:p>
          </table:table-cell>
          <table:table-cell table:style-name="ce2" office:value-type="float" office:value="-2.406">
            <text:p>-2.406</text:p>
          </table:table-cell>
          <table:table-cell table:style-name="ce2" office:value-type="float" office:value="0">
            <text:p>0</text:p>
          </table:table-cell>
          <table:table-cell table:style-name="ce4" table:formula="of:=SQRT( ([.C550]^2) + ([.D550]^2) + ([.E550]^2) )" office:value-type="float" office:value="45.4147777380887">
            <text:p>45.4</text:p>
          </table:table-cell>
          <table:table-cell table:style-name="ce4" table:formula="of:=DEGREES(ASIN([.E550]/[.F550]))" office:value-type="float" office:value="0">
            <text:p>0.0</text:p>
          </table:table-cell>
          <table:table-cell table:style-name="ce4" table:formula="of:=MOD(DEGREES(ATAN2([.C550];[.D550]));360)" office:value-type="float" office:value="183.036857598492">
            <text:p>183.0</text:p>
          </table:table-cell>
          <table:table-cell table:style-name="ce4" table:formula="of:=[.H550]-180" office:value-type="float" office:value="3.03685759849193">
            <text:p>3.0</text:p>
          </table:table-cell>
          <table:table-cell table:style-name="ce6" table:formula="of:=ROUND(([.I550]/360)*[.B$2];0)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4" table:formula="of:=[.K550]*(360/[.B$2])" office:value-type="float" office:value="15">
            <text:p>15.0</text:p>
          </table:table-cell>
          <table:table-cell table:style-name="ce6" table:formula="of:=ROUND(( ([.I550]+(([.K550]/2)*(360/[.B$2])))/360)*[.B$2];0)" office:value-type="float" office:value="1">
            <text:p>1</text:p>
          </table:table-cell>
          <table:table-cell table:style-name="ce11" table:formula="of:=ROUND(( ([.I550]-(([.K550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557M1</text:p>
          </table:table-cell>
          <table:table-cell table:style-name="ce2" office:value-type="float" office:value="546">
            <text:p>546</text:p>
          </table:table-cell>
          <table:table-cell table:style-name="ce2" office:value-type="float" office:value="-44.903">
            <text:p>-44.903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-4.89">
            <text:p>-4.89</text:p>
          </table:table-cell>
          <table:table-cell table:style-name="ce4" table:formula="of:=SQRT( ([.C551]^2) + ([.D551]^2) + ([.E551]^2) )" office:value-type="float" office:value="45.418389150211">
            <text:p>45.4</text:p>
          </table:table-cell>
          <table:table-cell table:style-name="ce4" table:formula="of:=DEGREES(ASIN([.E551]/[.F551]))" office:value-type="float" office:value="-6.18076743598909">
            <text:p>-6.2</text:p>
          </table:table-cell>
          <table:table-cell table:style-name="ce4" table:formula="of:=MOD(DEGREES(ATAN2([.C551];[.D551]));360)" office:value-type="float" office:value="186.048590225411">
            <text:p>186.0</text:p>
          </table:table-cell>
          <table:table-cell table:style-name="ce4" table:formula="of:=[.H551]-180" office:value-type="float" office:value="6.04859022541143">
            <text:p>6.0</text:p>
          </table:table-cell>
          <table:table-cell table:style-name="ce6" table:formula="of:=ROUND(([.I551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551]*(360/[.B$2])" office:value-type="float" office:value="15">
            <text:p>15.0</text:p>
          </table:table-cell>
          <table:table-cell table:style-name="ce6" table:formula="of:=ROUND(( ([.I551]+(([.K551]/2)*(360/[.B$2])))/360)*[.B$2];0)" office:value-type="float" office:value="2">
            <text:p>2</text:p>
          </table:table-cell>
          <table:table-cell table:style-name="ce11" table:formula="of:=ROUND(( ([.I551]-(([.K551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556M1</text:p>
          </table:table-cell>
          <table:table-cell table:style-name="ce2" office:value-type="float" office:value="547">
            <text:p>547</text:p>
          </table:table-cell>
          <table:table-cell table:style-name="ce2" office:value-type="float" office:value="-44.903">
            <text:p>-44.903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4.89">
            <text:p>4.89</text:p>
          </table:table-cell>
          <table:table-cell table:style-name="ce4" table:formula="of:=SQRT( ([.C552]^2) + ([.D552]^2) + ([.E552]^2) )" office:value-type="float" office:value="45.418389150211">
            <text:p>45.4</text:p>
          </table:table-cell>
          <table:table-cell table:style-name="ce4" table:formula="of:=DEGREES(ASIN([.E552]/[.F552]))" office:value-type="float" office:value="6.18076743598909">
            <text:p>6.2</text:p>
          </table:table-cell>
          <table:table-cell table:style-name="ce4" table:formula="of:=MOD(DEGREES(ATAN2([.C552];[.D552]));360)" office:value-type="float" office:value="186.048590225411">
            <text:p>186.0</text:p>
          </table:table-cell>
          <table:table-cell table:style-name="ce4" table:formula="of:=[.H552]-180" office:value-type="float" office:value="6.04859022541143">
            <text:p>6.0</text:p>
          </table:table-cell>
          <table:table-cell table:style-name="ce6" table:formula="of:=ROUND(([.I552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552]*(360/[.B$2])" office:value-type="float" office:value="15">
            <text:p>15.0</text:p>
          </table:table-cell>
          <table:table-cell table:style-name="ce6" table:formula="of:=ROUND(( ([.I552]+(([.K552]/2)*(360/[.B$2])))/360)*[.B$2];0)" office:value-type="float" office:value="2">
            <text:p>2</text:p>
          </table:table-cell>
          <table:table-cell table:style-name="ce11" table:formula="of:=ROUND(( ([.I552]-(([.K552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555M1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-44.156">
            <text:p>-44.156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4.874">
            <text:p>4.874</text:p>
          </table:table-cell>
          <table:table-cell table:style-name="ce4" table:formula="of:=SQRT( ([.C553]^2) + ([.D553]^2) + ([.E553]^2) )" office:value-type="float" office:value="45.420257727142">
            <text:p>45.4</text:p>
          </table:table-cell>
          <table:table-cell table:style-name="ce4" table:formula="of:=DEGREES(ASIN([.E553]/[.F553]))" office:value-type="float" office:value="6.16021122110255">
            <text:p>6.2</text:p>
          </table:table-cell>
          <table:table-cell table:style-name="ce4" table:formula="of:=MOD(DEGREES(ATAN2([.C553];[.D553]));360)" office:value-type="float" office:value="192.092275834899">
            <text:p>192.1</text:p>
          </table:table-cell>
          <table:table-cell table:style-name="ce4" table:formula="of:=[.H553]-180" office:value-type="float" office:value="12.0922758348994">
            <text:p>12.1</text:p>
          </table:table-cell>
          <table:table-cell table:style-name="ce6" table:formula="of:=ROUND(([.I553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53]*(360/[.B$2])" office:value-type="float" office:value="15">
            <text:p>15.0</text:p>
          </table:table-cell>
          <table:table-cell table:style-name="ce6" table:formula="of:=ROUND(( ([.I553]+(([.K553]/2)*(360/[.B$2])))/360)*[.B$2];0)" office:value-type="float" office:value="3">
            <text:p>3</text:p>
          </table:table-cell>
          <table:table-cell table:style-name="ce11" table:formula="of:=ROUND(( ([.I553]-(([.K553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554M1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-44.156">
            <text:p>-44.156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-4.874">
            <text:p>-4.874</text:p>
          </table:table-cell>
          <table:table-cell table:style-name="ce4" table:formula="of:=SQRT( ([.C554]^2) + ([.D554]^2) + ([.E554]^2) )" office:value-type="float" office:value="45.420257727142">
            <text:p>45.4</text:p>
          </table:table-cell>
          <table:table-cell table:style-name="ce4" table:formula="of:=DEGREES(ASIN([.E554]/[.F554]))" office:value-type="float" office:value="-6.16021122110255">
            <text:p>-6.2</text:p>
          </table:table-cell>
          <table:table-cell table:style-name="ce4" table:formula="of:=MOD(DEGREES(ATAN2([.C554];[.D554]));360)" office:value-type="float" office:value="192.092275834899">
            <text:p>192.1</text:p>
          </table:table-cell>
          <table:table-cell table:style-name="ce4" table:formula="of:=[.H554]-180" office:value-type="float" office:value="12.0922758348994">
            <text:p>12.1</text:p>
          </table:table-cell>
          <table:table-cell table:style-name="ce6" table:formula="of:=ROUND(([.I554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54]*(360/[.B$2])" office:value-type="float" office:value="15">
            <text:p>15.0</text:p>
          </table:table-cell>
          <table:table-cell table:style-name="ce6" table:formula="of:=ROUND(( ([.I554]+(([.K554]/2)*(360/[.B$2])))/360)*[.B$2];0)" office:value-type="float" office:value="3">
            <text:p>3</text:p>
          </table:table-cell>
          <table:table-cell table:style-name="ce11" table:formula="of:=ROUND(( ([.I554]-(([.K554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553M1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-43.859">
            <text:p>-43.859</text:p>
          </table:table-cell>
          <table:table-cell table:style-name="ce2" office:value-type="float" office:value="-11.811">
            <text:p>-11.811</text:p>
          </table:table-cell>
          <table:table-cell table:style-name="ce2" office:value-type="float" office:value="0">
            <text:p>0</text:p>
          </table:table-cell>
          <table:table-cell table:style-name="ce4" table:formula="of:=SQRT( ([.C555]^2) + ([.D555]^2) + ([.E555]^2) )" office:value-type="float" office:value="45.4214883287635">
            <text:p>45.4</text:p>
          </table:table-cell>
          <table:table-cell table:style-name="ce4" table:formula="of:=DEGREES(ASIN([.E555]/[.F555]))" office:value-type="float" office:value="0">
            <text:p>0.0</text:p>
          </table:table-cell>
          <table:table-cell table:style-name="ce4" table:formula="of:=MOD(DEGREES(ATAN2([.C555];[.D555]));360)" office:value-type="float" office:value="195.071908073049">
            <text:p>195.1</text:p>
          </table:table-cell>
          <table:table-cell table:style-name="ce4" table:formula="of:=[.H555]-180" office:value-type="float" office:value="15.0719080730494">
            <text:p>15.1</text:p>
          </table:table-cell>
          <table:table-cell table:style-name="ce6" table:formula="of:=ROUND(([.I555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55]*(360/[.B$2])" office:value-type="float" office:value="15">
            <text:p>15.0</text:p>
          </table:table-cell>
          <table:table-cell table:style-name="ce6" table:formula="of:=ROUND(( ([.I555]+(([.K555]/2)*(360/[.B$2])))/360)*[.B$2];0)" office:value-type="float" office:value="3">
            <text:p>3</text:p>
          </table:table-cell>
          <table:table-cell table:style-name="ce11" table:formula="of:=ROUND(( ([.I555]-(([.K555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552M1</text:p>
          </table:table-cell>
          <table:table-cell table:style-name="ce2" office:value-type="float" office:value="551">
            <text:p>551</text:p>
          </table:table-cell>
          <table:table-cell table:style-name="ce2" office:value-type="float" office:value="-42.441">
            <text:p>-42.441</text:p>
          </table:table-cell>
          <table:table-cell table:style-name="ce2" office:value-type="float" office:value="-16.22">
            <text:p>-16.22</text:p>
          </table:table-cell>
          <table:table-cell table:style-name="ce2" office:value-type="float" office:value="0">
            <text:p>0</text:p>
          </table:table-cell>
          <table:table-cell table:style-name="ce4" table:formula="of:=SQRT( ([.C556]^2) + ([.D556]^2) + ([.E556]^2) )" office:value-type="float" office:value="45.4348641573847">
            <text:p>45.4</text:p>
          </table:table-cell>
          <table:table-cell table:style-name="ce4" table:formula="of:=DEGREES(ASIN([.E556]/[.F556]))" office:value-type="float" office:value="0">
            <text:p>0.0</text:p>
          </table:table-cell>
          <table:table-cell table:style-name="ce4" table:formula="of:=MOD(DEGREES(ATAN2([.C556];[.D556]));360)" office:value-type="float" office:value="200.915736864766">
            <text:p>200.9</text:p>
          </table:table-cell>
          <table:table-cell table:style-name="ce4" table:formula="of:=[.H556]-180" office:value-type="float" office:value="20.9157368647662">
            <text:p>20.9</text:p>
          </table:table-cell>
          <table:table-cell table:style-name="ce6" table:formula="of:=ROUND(([.I556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556]*(360/[.B$2])" office:value-type="float" office:value="15">
            <text:p>15.0</text:p>
          </table:table-cell>
          <table:table-cell table:style-name="ce6" table:formula="of:=ROUND(( ([.I556]+(([.K556]/2)*(360/[.B$2])))/360)*[.B$2];0)" office:value-type="float" office:value="4">
            <text:p>4</text:p>
          </table:table-cell>
          <table:table-cell table:style-name="ce11" table:formula="of:=ROUND(( ([.I556]-(([.K556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551M1</text:p>
          </table:table-cell>
          <table:table-cell table:style-name="ce2" office:value-type="float" office:value="552">
            <text:p>552</text:p>
          </table:table-cell>
          <table:table-cell table:style-name="ce2" office:value-type="float" office:value="-42.742">
            <text:p>-42.742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-9.228">
            <text:p>-9.228</text:p>
          </table:table-cell>
          <table:table-cell table:style-name="ce4" table:formula="of:=SQRT( ([.C557]^2) + ([.D557]^2) + ([.E557]^2) )" office:value-type="float" office:value="45.4211255694968">
            <text:p>45.4</text:p>
          </table:table-cell>
          <table:table-cell table:style-name="ce4" table:formula="of:=DEGREES(ASIN([.E557]/[.F557]))" office:value-type="float" office:value="-11.7221228740123">
            <text:p>-11.7</text:p>
          </table:table-cell>
          <table:table-cell table:style-name="ce4" table:formula="of:=MOD(DEGREES(ATAN2([.C557];[.D557]));360)" office:value-type="float" office:value="196.042017204546">
            <text:p>196.0</text:p>
          </table:table-cell>
          <table:table-cell table:style-name="ce4" table:formula="of:=[.H557]-180" office:value-type="float" office:value="16.0420172045463">
            <text:p>16.0</text:p>
          </table:table-cell>
          <table:table-cell table:style-name="ce6" table:formula="of:=ROUND(([.I557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557]*(360/[.B$2])" office:value-type="float" office:value="15">
            <text:p>15.0</text:p>
          </table:table-cell>
          <table:table-cell table:style-name="ce6" table:formula="of:=ROUND(( ([.I557]+(([.K557]/2)*(360/[.B$2])))/360)*[.B$2];0)" office:value-type="float" office:value="3">
            <text:p>3</text:p>
          </table:table-cell>
          <table:table-cell table:style-name="ce11" table:formula="of:=ROUND(( ([.I557]-(([.K557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550M1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-41.062">
            <text:p>-41.062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-8.607">
            <text:p>-8.607</text:p>
          </table:table-cell>
          <table:table-cell table:style-name="ce4" table:formula="of:=SQRT( ([.C558]^2) + ([.D558]^2) + ([.E558]^2) )" office:value-type="float" office:value="45.4213861303241">
            <text:p>45.4</text:p>
          </table:table-cell>
          <table:table-cell table:style-name="ce4" table:formula="of:=DEGREES(ASIN([.E558]/[.F558]))" office:value-type="float" office:value="-10.9231531371426">
            <text:p>-10.9</text:p>
          </table:table-cell>
          <table:table-cell table:style-name="ce4" table:formula="of:=MOD(DEGREES(ATAN2([.C558];[.D558]));360)" office:value-type="float" office:value="202.970689975462">
            <text:p>203.0</text:p>
          </table:table-cell>
          <table:table-cell table:style-name="ce4" table:formula="of:=[.H558]-180" office:value-type="float" office:value="22.9706899754622">
            <text:p>23.0</text:p>
          </table:table-cell>
          <table:table-cell table:style-name="ce6" table:formula="of:=ROUND(([.I558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558]*(360/[.B$2])" office:value-type="float" office:value="15">
            <text:p>15.0</text:p>
          </table:table-cell>
          <table:table-cell table:style-name="ce6" table:formula="of:=ROUND(( ([.I558]+(([.K558]/2)*(360/[.B$2])))/360)*[.B$2];0)" office:value-type="float" office:value="4">
            <text:p>4</text:p>
          </table:table-cell>
          <table:table-cell table:style-name="ce11" table:formula="of:=ROUND(( ([.I558]-(([.K558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549M1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-38.596">
            <text:p>-38.596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-12.24">
            <text:p>-12.24</text:p>
          </table:table-cell>
          <table:table-cell table:style-name="ce4" table:formula="of:=SQRT( ([.C559]^2) + ([.D559]^2) + ([.E559]^2) )" office:value-type="float" office:value="45.4212234533593">
            <text:p>45.4</text:p>
          </table:table-cell>
          <table:table-cell table:style-name="ce4" table:formula="of:=DEGREES(ASIN([.E559]/[.F559]))" office:value-type="float" office:value="-15.6331803876732">
            <text:p>-15.6</text:p>
          </table:table-cell>
          <table:table-cell table:style-name="ce4" table:formula="of:=MOD(DEGREES(ATAN2([.C559];[.D559]));360)" office:value-type="float" office:value="208.069558948586">
            <text:p>208.1</text:p>
          </table:table-cell>
          <table:table-cell table:style-name="ce4" table:formula="of:=[.H559]-180" office:value-type="float" office:value="28.0695589485862">
            <text:p>28.1</text:p>
          </table:table-cell>
          <table:table-cell table:style-name="ce6" table:formula="of:=ROUND(([.I559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559]*(360/[.B$2])" office:value-type="float" office:value="15">
            <text:p>15.0</text:p>
          </table:table-cell>
          <table:table-cell table:style-name="ce6" table:formula="of:=ROUND(( ([.I559]+(([.K559]/2)*(360/[.B$2])))/360)*[.B$2];0)" office:value-type="float" office:value="5">
            <text:p>5</text:p>
          </table:table-cell>
          <table:table-cell table:style-name="ce11" table:formula="of:=ROUND(( ([.I559]-(([.K559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548M1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-41.059">
            <text:p>-41.059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-4.254">
            <text:p>-4.254</text:p>
          </table:table-cell>
          <table:table-cell table:style-name="ce4" table:formula="of:=SQRT( ([.C560]^2) + ([.D560]^2) + ([.E560]^2) )" office:value-type="float" office:value="45.4353191030942">
            <text:p>45.4</text:p>
          </table:table-cell>
          <table:table-cell table:style-name="ce4" table:formula="of:=DEGREES(ASIN([.E560]/[.F560]))" office:value-type="float" office:value="-5.37233515331513">
            <text:p>-5.4</text:p>
          </table:table-cell>
          <table:table-cell table:style-name="ce4" table:formula="of:=MOD(DEGREES(ATAN2([.C560];[.D560]));360)" office:value-type="float" office:value="204.815037604521">
            <text:p>204.8</text:p>
          </table:table-cell>
          <table:table-cell table:style-name="ce4" table:formula="of:=[.H560]-180" office:value-type="float" office:value="24.8150376045208">
            <text:p>24.8</text:p>
          </table:table-cell>
          <table:table-cell table:style-name="ce6" table:formula="of:=ROUND(([.I560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560]*(360/[.B$2])" office:value-type="float" office:value="15">
            <text:p>15.0</text:p>
          </table:table-cell>
          <table:table-cell table:style-name="ce6" table:formula="of:=ROUND(( ([.I560]+(([.K560]/2)*(360/[.B$2])))/360)*[.B$2];0)" office:value-type="float" office:value="4">
            <text:p>4</text:p>
          </table:table-cell>
          <table:table-cell table:style-name="ce11" table:formula="of:=ROUND(( ([.I560]-(([.K560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547M1</text:p>
          </table:table-cell>
          <table:table-cell table:style-name="ce2" office:value-type="float" office:value="556">
            <text:p>556</text:p>
          </table:table-cell>
          <table:table-cell table:style-name="ce2" office:value-type="float" office:value="-38.824">
            <text:p>-38.82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-2.629">
            <text:p>-2.629</text:p>
          </table:table-cell>
          <table:table-cell table:style-name="ce4" table:formula="of:=SQRT( ([.C561]^2) + ([.D561]^2) + ([.E561]^2) )" office:value-type="float" office:value="45.4356528840513">
            <text:p>45.4</text:p>
          </table:table-cell>
          <table:table-cell table:style-name="ce4" table:formula="of:=DEGREES(ASIN([.E561]/[.F561]))" office:value-type="float" office:value="-3.31710394719779">
            <text:p>-3.3</text:p>
          </table:table-cell>
          <table:table-cell table:style-name="ce4" table:formula="of:=MOD(DEGREES(ATAN2([.C561];[.D561]));360)" office:value-type="float" office:value="211.138792245706">
            <text:p>211.1</text:p>
          </table:table-cell>
          <table:table-cell table:style-name="ce4" table:formula="of:=[.H561]-180" office:value-type="float" office:value="31.1387922457057">
            <text:p>31.1</text:p>
          </table:table-cell>
          <table:table-cell table:style-name="ce6" table:formula="of:=ROUND(([.I561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561]*(360/[.B$2])" office:value-type="float" office:value="15">
            <text:p>15.0</text:p>
          </table:table-cell>
          <table:table-cell table:style-name="ce6" table:formula="of:=ROUND(( ([.I561]+(([.K561]/2)*(360/[.B$2])))/360)*[.B$2];0)" office:value-type="float" office:value="5">
            <text:p>5</text:p>
          </table:table-cell>
          <table:table-cell table:style-name="ce11" table:formula="of:=ROUND(( ([.I561]-(([.K561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546M1</text:p>
          </table:table-cell>
          <table:table-cell table:style-name="ce2" office:value-type="float" office:value="557">
            <text:p>557</text:p>
          </table:table-cell>
          <table:table-cell table:style-name="ce2" office:value-type="float" office:value="-36.308">
            <text:p>-36.308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-10.577">
            <text:p>-10.577</text:p>
          </table:table-cell>
          <table:table-cell table:style-name="ce4" table:formula="of:=SQRT( ([.C562]^2) + ([.D562]^2) + ([.E562]^2) )" office:value-type="float" office:value="45.4210166883129">
            <text:p>45.4</text:p>
          </table:table-cell>
          <table:table-cell table:style-name="ce4" table:formula="of:=DEGREES(ASIN([.E562]/[.F562]))" office:value-type="float" office:value="-13.4658505068746">
            <text:p>-13.5</text:p>
          </table:table-cell>
          <table:table-cell table:style-name="ce4" table:formula="of:=MOD(DEGREES(ATAN2([.C562];[.D562]));360)" office:value-type="float" office:value="214.718287562534">
            <text:p>214.7</text:p>
          </table:table-cell>
          <table:table-cell table:style-name="ce4" table:formula="of:=[.H562]-180" office:value-type="float" office:value="34.7182875625339">
            <text:p>34.7</text:p>
          </table:table-cell>
          <table:table-cell table:style-name="ce6" table:formula="of:=ROUND(([.I562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562]*(360/[.B$2])" office:value-type="float" office:value="15">
            <text:p>15.0</text:p>
          </table:table-cell>
          <table:table-cell table:style-name="ce6" table:formula="of:=ROUND(( ([.I562]+(([.K562]/2)*(360/[.B$2])))/360)*[.B$2];0)" office:value-type="float" office:value="6">
            <text:p>6</text:p>
          </table:table-cell>
          <table:table-cell table:style-name="ce11" table:formula="of:=ROUND(( ([.I562]-(([.K562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545M1</text:p>
          </table:table-cell>
          <table:table-cell table:style-name="ce2" office:value-type="float" office:value="558">
            <text:p>558</text:p>
          </table:table-cell>
          <table:table-cell table:style-name="ce2" office:value-type="float" office:value="-36.539">
            <text:p>-36.539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-5.319">
            <text:p>-5.319</text:p>
          </table:table-cell>
          <table:table-cell table:style-name="ce4" table:formula="of:=SQRT( ([.C563]^2) + ([.D563]^2) + ([.E563]^2) )" office:value-type="float" office:value="45.4225098161693">
            <text:p>45.4</text:p>
          </table:table-cell>
          <table:table-cell table:style-name="ce4" table:formula="of:=DEGREES(ASIN([.E563]/[.F563]))" office:value-type="float" office:value="-6.72479531545202">
            <text:p>-6.7</text:p>
          </table:table-cell>
          <table:table-cell table:style-name="ce4" table:formula="of:=MOD(DEGREES(ATAN2([.C563];[.D563]));360)" office:value-type="float" office:value="215.904295612486">
            <text:p>215.9</text:p>
          </table:table-cell>
          <table:table-cell table:style-name="ce4" table:formula="of:=[.H563]-180" office:value-type="float" office:value="35.9042956124859">
            <text:p>35.9</text:p>
          </table:table-cell>
          <table:table-cell table:style-name="ce6" table:formula="of:=ROUND(([.I563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563]*(360/[.B$2])" office:value-type="float" office:value="15">
            <text:p>15.0</text:p>
          </table:table-cell>
          <table:table-cell table:style-name="ce6" table:formula="of:=ROUND(( ([.I563]+(([.K563]/2)*(360/[.B$2])))/360)*[.B$2];0)" office:value-type="float" office:value="6">
            <text:p>6</text:p>
          </table:table-cell>
          <table:table-cell table:style-name="ce11" table:formula="of:=ROUND(( ([.I563]-(([.K563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544M1</text:p>
          </table:table-cell>
          <table:table-cell table:style-name="ce2" office:value-type="float" office:value="559">
            <text:p>559</text:p>
          </table:table-cell>
          <table:table-cell table:style-name="ce2" office:value-type="float" office:value="-33.745">
            <text:p>-33.745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-2.691">
            <text:p>-2.691</text:p>
          </table:table-cell>
          <table:table-cell table:style-name="ce4" table:formula="of:=SQRT( ([.C564]^2) + ([.D564]^2) + ([.E564]^2) )" office:value-type="float" office:value="45.4205525615882">
            <text:p>45.4</text:p>
          </table:table-cell>
          <table:table-cell table:style-name="ce4" table:formula="of:=DEGREES(ASIN([.E564]/[.F564]))" office:value-type="float" office:value="-3.39655237496351">
            <text:p>-3.4</text:p>
          </table:table-cell>
          <table:table-cell table:style-name="ce4" table:formula="of:=MOD(DEGREES(ATAN2([.C564];[.D564]));360)" office:value-type="float" office:value="221.905025579014">
            <text:p>221.9</text:p>
          </table:table-cell>
          <table:table-cell table:style-name="ce4" table:formula="of:=[.H564]-180" office:value-type="float" office:value="41.905025579014">
            <text:p>41.9</text:p>
          </table:table-cell>
          <table:table-cell table:style-name="ce6" table:formula="of:=ROUND(([.I564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564]*(360/[.B$2])" office:value-type="float" office:value="15">
            <text:p>15.0</text:p>
          </table:table-cell>
          <table:table-cell table:style-name="ce6" table:formula="of:=ROUND(( ([.I564]+(([.K564]/2)*(360/[.B$2])))/360)*[.B$2];0)" office:value-type="float" office:value="7">
            <text:p>7</text:p>
          </table:table-cell>
          <table:table-cell table:style-name="ce11" table:formula="of:=ROUND(( ([.I564]-(([.K564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575M1</text:p>
          </table:table-cell>
          <table:table-cell table:style-name="ce2" office:value-type="float" office:value="560">
            <text:p>560</text:p>
          </table:table-cell>
          <table:table-cell table:style-name="ce2" office:value-type="float" office:value="-33.386">
            <text:p>-33.386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-13.259">
            <text:p>-13.259</text:p>
          </table:table-cell>
          <table:table-cell table:style-name="ce4" table:formula="of:=SQRT( ([.C565]^2) + ([.D565]^2) + ([.E565]^2) )" office:value-type="float" office:value="45.4182930216449">
            <text:p>45.4</text:p>
          </table:table-cell>
          <table:table-cell table:style-name="ce4" table:formula="of:=DEGREES(ASIN([.E565]/[.F565]))" office:value-type="float" office:value="-16.9735874414416">
            <text:p>-17.0</text:p>
          </table:table-cell>
          <table:table-cell table:style-name="ce4" table:formula="of:=MOD(DEGREES(ATAN2([.C565];[.D565]));360)" office:value-type="float" office:value="219.775511059084">
            <text:p>219.8</text:p>
          </table:table-cell>
          <table:table-cell table:style-name="ce4" table:formula="of:=[.H565]-180" office:value-type="float" office:value="39.775511059084">
            <text:p>39.8</text:p>
          </table:table-cell>
          <table:table-cell table:style-name="ce6" table:formula="of:=ROUND(([.I565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565]*(360/[.B$2])" office:value-type="float" office:value="15">
            <text:p>15.0</text:p>
          </table:table-cell>
          <table:table-cell table:style-name="ce6" table:formula="of:=ROUND(( ([.I565]+(([.K565]/2)*(360/[.B$2])))/360)*[.B$2];0)" office:value-type="float" office:value="6">
            <text:p>6</text:p>
          </table:table-cell>
          <table:table-cell table:style-name="ce11" table:formula="of:=ROUND(( ([.I565]-(([.K565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574M1</text:p>
          </table:table-cell>
          <table:table-cell table:style-name="ce2" office:value-type="float" office:value="561">
            <text:p>561</text:p>
          </table:table-cell>
          <table:table-cell table:style-name="ce2" office:value-type="float" office:value="-30.685">
            <text:p>-30.685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-10.656">
            <text:p>-10.656</text:p>
          </table:table-cell>
          <table:table-cell table:style-name="ce4" table:formula="of:=SQRT( ([.C566]^2) + ([.D566]^2) + ([.E566]^2) )" office:value-type="float" office:value="45.4152745340155">
            <text:p>45.4</text:p>
          </table:table-cell>
          <table:table-cell table:style-name="ce4" table:formula="of:=DEGREES(ASIN([.E566]/[.F566]))" office:value-type="float" office:value="-13.5700914628364">
            <text:p>-13.6</text:p>
          </table:table-cell>
          <table:table-cell table:style-name="ce4" table:formula="of:=MOD(DEGREES(ATAN2([.C566];[.D566]));360)" office:value-type="float" office:value="225.96822256181">
            <text:p>226.0</text:p>
          </table:table-cell>
          <table:table-cell table:style-name="ce4" table:formula="of:=[.H566]-180" office:value-type="float" office:value="45.9682225618104">
            <text:p>46.0</text:p>
          </table:table-cell>
          <table:table-cell table:style-name="ce6" table:formula="of:=ROUND(([.I566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566]*(360/[.B$2])" office:value-type="float" office:value="15">
            <text:p>15.0</text:p>
          </table:table-cell>
          <table:table-cell table:style-name="ce6" table:formula="of:=ROUND(( ([.I566]+(([.K566]/2)*(360/[.B$2])))/360)*[.B$2];0)" office:value-type="float" office:value="7">
            <text:p>7</text:p>
          </table:table-cell>
          <table:table-cell table:style-name="ce11" table:formula="of:=ROUND(( ([.I566]-(([.K566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573M1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-26.824">
            <text:p>-26.824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-13.403">
            <text:p>-13.403</text:p>
          </table:table-cell>
          <table:table-cell table:style-name="ce4" table:formula="of:=SQRT( ([.C567]^2) + ([.D567]^2) + ([.E567]^2) )" office:value-type="float" office:value="45.3624605703879">
            <text:p>45.4</text:p>
          </table:table-cell>
          <table:table-cell table:style-name="ce4" table:formula="of:=DEGREES(ASIN([.E567]/[.F567]))" office:value-type="float" office:value="-17.1853972293932">
            <text:p>-17.2</text:p>
          </table:table-cell>
          <table:table-cell table:style-name="ce4" table:formula="of:=MOD(DEGREES(ATAN2([.C567];[.D567]));360)" office:value-type="float" office:value="231.759755049825">
            <text:p>231.8</text:p>
          </table:table-cell>
          <table:table-cell table:style-name="ce4" table:formula="of:=[.H567]-180" office:value-type="float" office:value="51.7597550498246">
            <text:p>51.8</text:p>
          </table:table-cell>
          <table:table-cell table:style-name="ce6" table:formula="of:=ROUND(([.I567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567]*(360/[.B$2])" office:value-type="float" office:value="15">
            <text:p>15.0</text:p>
          </table:table-cell>
          <table:table-cell table:style-name="ce6" table:formula="of:=ROUND(( ([.I567]+(([.K567]/2)*(360/[.B$2])))/360)*[.B$2];0)" office:value-type="float" office:value="8">
            <text:p>8</text:p>
          </table:table-cell>
          <table:table-cell table:style-name="ce11" table:formula="of:=ROUND(( ([.I567]-(([.K567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572M1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-30.814">
            <text:p>-30.814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-5.346">
            <text:p>-5.346</text:p>
          </table:table-cell>
          <table:table-cell table:style-name="ce4" table:formula="of:=SQRT( ([.C568]^2) + ([.D568]^2) + ([.E568]^2) )" office:value-type="float" office:value="45.4180199590427">
            <text:p>45.4</text:p>
          </table:table-cell>
          <table:table-cell table:style-name="ce4" table:formula="of:=DEGREES(ASIN([.E568]/[.F568]))" office:value-type="float" office:value="-6.75976145800074">
            <text:p>-6.8</text:p>
          </table:table-cell>
          <table:table-cell table:style-name="ce4" table:formula="of:=MOD(DEGREES(ATAN2([.C568];[.D568]));360)" office:value-type="float" office:value="226.905591255829">
            <text:p>226.9</text:p>
          </table:table-cell>
          <table:table-cell table:style-name="ce4" table:formula="of:=[.H568]-180" office:value-type="float" office:value="46.9055912558294">
            <text:p>46.9</text:p>
          </table:table-cell>
          <table:table-cell table:style-name="ce6" table:formula="of:=ROUND(([.I568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568]*(360/[.B$2])" office:value-type="float" office:value="15">
            <text:p>15.0</text:p>
          </table:table-cell>
          <table:table-cell table:style-name="ce6" table:formula="of:=ROUND(( ([.I568]+(([.K568]/2)*(360/[.B$2])))/360)*[.B$2];0)" office:value-type="float" office:value="7">
            <text:p>7</text:p>
          </table:table-cell>
          <table:table-cell table:style-name="ce11" table:formula="of:=ROUND(( ([.I568]-(([.K568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571M1</text:p>
          </table:table-cell>
          <table:table-cell table:style-name="ce2" office:value-type="float" office:value="564">
            <text:p>564</text:p>
          </table:table-cell>
          <table:table-cell table:style-name="ce2" office:value-type="float" office:value="-27.482">
            <text:p>-27.482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-2.655">
            <text:p>-2.655</text:p>
          </table:table-cell>
          <table:table-cell table:style-name="ce4" table:formula="of:=SQRT( ([.C569]^2) + ([.D569]^2) + ([.E569]^2) )" office:value-type="float" office:value="45.4368654838777">
            <text:p>45.4</text:p>
          </table:table-cell>
          <table:table-cell table:style-name="ce4" table:formula="of:=DEGREES(ASIN([.E569]/[.F569]))" office:value-type="float" office:value="-3.34985682747822">
            <text:p>-3.3</text:p>
          </table:table-cell>
          <table:table-cell table:style-name="ce4" table:formula="of:=MOD(DEGREES(ATAN2([.C569];[.D569]));360)" office:value-type="float" office:value="232.70820446442">
            <text:p>232.7</text:p>
          </table:table-cell>
          <table:table-cell table:style-name="ce4" table:formula="of:=[.H569]-180" office:value-type="float" office:value="52.7082044644205">
            <text:p>52.7</text:p>
          </table:table-cell>
          <table:table-cell table:style-name="ce6" table:formula="of:=ROUND(([.I569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569]*(360/[.B$2])" office:value-type="float" office:value="15">
            <text:p>15.0</text:p>
          </table:table-cell>
          <table:table-cell table:style-name="ce6" table:formula="of:=ROUND(( ([.I569]+(([.K569]/2)*(360/[.B$2])))/360)*[.B$2];0)" office:value-type="float" office:value="8">
            <text:p>8</text:p>
          </table:table-cell>
          <table:table-cell table:style-name="ce11" table:formula="of:=ROUND(( ([.I569]-(([.K569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570M1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-23.17">
            <text:p>-23.17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-10.749">
            <text:p>-10.749</text:p>
          </table:table-cell>
          <table:table-cell table:style-name="ce4" table:formula="of:=SQRT( ([.C570]^2) + ([.D570]^2) + ([.E570]^2) )" office:value-type="float" office:value="45.3623196607052">
            <text:p>45.4</text:p>
          </table:table-cell>
          <table:table-cell table:style-name="ce4" table:formula="of:=DEGREES(ASIN([.E570]/[.F570]))" office:value-type="float" office:value="-13.7071144266541">
            <text:p>-13.7</text:p>
          </table:table-cell>
          <table:table-cell table:style-name="ce4" table:formula="of:=MOD(DEGREES(ATAN2([.C570];[.D570]));360)" office:value-type="float" office:value="238.281262806386">
            <text:p>238.3</text:p>
          </table:table-cell>
          <table:table-cell table:style-name="ce4" table:formula="of:=[.H570]-180" office:value-type="float" office:value="58.2812628063859">
            <text:p>58.3</text:p>
          </table:table-cell>
          <table:table-cell table:style-name="ce6" table:formula="of:=ROUND(([.I570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570]*(360/[.B$2])" office:value-type="float" office:value="15">
            <text:p>15.0</text:p>
          </table:table-cell>
          <table:table-cell table:style-name="ce6" table:formula="of:=ROUND(( ([.I570]+(([.K570]/2)*(360/[.B$2])))/360)*[.B$2];0)" office:value-type="float" office:value="9">
            <text:p>9</text:p>
          </table:table-cell>
          <table:table-cell table:style-name="ce11" table:formula="of:=ROUND(( ([.I570]-(([.K570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569M1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-23.697">
            <text:p>-23.697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-5.311">
            <text:p>-5.311</text:p>
          </table:table-cell>
          <table:table-cell table:style-name="ce4" table:formula="of:=SQRT( ([.C571]^2) + ([.D571]^2) + ([.E571]^2) )" office:value-type="float" office:value="45.3857190534644">
            <text:p>45.4</text:p>
          </table:table-cell>
          <table:table-cell table:style-name="ce4" table:formula="of:=DEGREES(ASIN([.E571]/[.F571]))" office:value-type="float" office:value="-6.72010247676431">
            <text:p>-6.7</text:p>
          </table:table-cell>
          <table:table-cell table:style-name="ce4" table:formula="of:=MOD(DEGREES(ATAN2([.C571];[.D571]));360)" office:value-type="float" office:value="238.282157075687">
            <text:p>238.3</text:p>
          </table:table-cell>
          <table:table-cell table:style-name="ce4" table:formula="of:=[.H571]-180" office:value-type="float" office:value="58.2821570756872">
            <text:p>58.3</text:p>
          </table:table-cell>
          <table:table-cell table:style-name="ce6" table:formula="of:=ROUND(([.I571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571]*(360/[.B$2])" office:value-type="float" office:value="15">
            <text:p>15.0</text:p>
          </table:table-cell>
          <table:table-cell table:style-name="ce6" table:formula="of:=ROUND(( ([.I571]+(([.K571]/2)*(360/[.B$2])))/360)*[.B$2];0)" office:value-type="float" office:value="9">
            <text:p>9</text:p>
          </table:table-cell>
          <table:table-cell table:style-name="ce11" table:formula="of:=ROUND(( ([.I571]-(([.K571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568M1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-19.987">
            <text:p>-19.987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-2.655">
            <text:p>-2.655</text:p>
          </table:table-cell>
          <table:table-cell table:style-name="ce4" table:formula="of:=SQRT( ([.C572]^2) + ([.D572]^2) + ([.E572]^2) )" office:value-type="float" office:value="45.4357049356561">
            <text:p>45.4</text:p>
          </table:table-cell>
          <table:table-cell table:style-name="ce4" table:formula="of:=DEGREES(ASIN([.E572]/[.F572]))" office:value-type="float" office:value="-3.3499424893236">
            <text:p>-3.3</text:p>
          </table:table-cell>
          <table:table-cell table:style-name="ce4" table:formula="of:=MOD(DEGREES(ATAN2([.C572];[.D572]));360)" office:value-type="float" office:value="243.854684406567">
            <text:p>243.9</text:p>
          </table:table-cell>
          <table:table-cell table:style-name="ce4" table:formula="of:=[.H572]-180" office:value-type="float" office:value="63.854684406567">
            <text:p>63.9</text:p>
          </table:table-cell>
          <table:table-cell table:style-name="ce6" table:formula="of:=ROUND(([.I572]/360)*[.B$2];0)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4" table:formula="of:=[.K572]*(360/[.B$2])" office:value-type="float" office:value="22.5">
            <text:p>22.5</text:p>
          </table:table-cell>
          <table:table-cell table:style-name="ce6" table:formula="of:=ROUND(( ([.I572]+(([.K572]/2)*(360/[.B$2])))/360)*[.B$2];0)" office:value-type="float" office:value="10">
            <text:p>10</text:p>
          </table:table-cell>
          <table:table-cell table:style-name="ce11" table:formula="of:=ROUND(( ([.I572]-(([.K572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567M1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-18.449">
            <text:p>-18.449</text:p>
          </table:table-cell>
          <table:table-cell table:style-name="ce2" office:value-type="float" office:value="-39.214">
            <text:p>-39.214</text:p>
          </table:table-cell>
          <table:table-cell table:style-name="ce2" office:value-type="float" office:value="-13.403">
            <text:p>-13.403</text:p>
          </table:table-cell>
          <table:table-cell table:style-name="ce4" table:formula="of:=SQRT( ([.C573]^2) + ([.D573]^2) + ([.E573]^2) )" office:value-type="float" office:value="45.3623611157973">
            <text:p>45.4</text:p>
          </table:table-cell>
          <table:table-cell table:style-name="ce4" table:formula="of:=DEGREES(ASIN([.E573]/[.F573]))" office:value-type="float" office:value="-17.1854360795777">
            <text:p>-17.2</text:p>
          </table:table-cell>
          <table:table-cell table:style-name="ce4" table:formula="of:=MOD(DEGREES(ATAN2([.C573];[.D573]));360)" office:value-type="float" office:value="244.804435430667">
            <text:p>244.8</text:p>
          </table:table-cell>
          <table:table-cell table:style-name="ce4" table:formula="of:=[.H573]-180" office:value-type="float" office:value="64.8044354306672">
            <text:p>64.8</text:p>
          </table:table-cell>
          <table:table-cell table:style-name="ce6" table:formula="of:=ROUND(([.I573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573]*(360/[.B$2])" office:value-type="float" office:value="15">
            <text:p>15.0</text:p>
          </table:table-cell>
          <table:table-cell table:style-name="ce6" table:formula="of:=ROUND(( ([.I573]+(([.K573]/2)*(360/[.B$2])))/360)*[.B$2];0)" office:value-type="float" office:value="10">
            <text:p>10</text:p>
          </table:table-cell>
          <table:table-cell table:style-name="ce11" table:formula="of:=ROUND(( ([.I573]-(([.K573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66M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-14.668">
            <text:p>-14.668</text:p>
          </table:table-cell>
          <table:table-cell table:style-name="ce2" office:value-type="float" office:value="-41.639">
            <text:p>-41.639</text:p>
          </table:table-cell>
          <table:table-cell table:style-name="ce2" office:value-type="float" office:value="-10.656">
            <text:p>-10.656</text:p>
          </table:table-cell>
          <table:table-cell table:style-name="ce4" table:formula="of:=SQRT( ([.C574]^2) + ([.D574]^2) + ([.E574]^2) )" office:value-type="float" office:value="45.4148310687159">
            <text:p>45.4</text:p>
          </table:table-cell>
          <table:table-cell table:style-name="ce4" table:formula="of:=DEGREES(ASIN([.E574]/[.F574]))" office:value-type="float" office:value="-13.5702265062296">
            <text:p>-13.6</text:p>
          </table:table-cell>
          <table:table-cell table:style-name="ce4" table:formula="of:=MOD(DEGREES(ATAN2([.C574];[.D574]));360)" office:value-type="float" office:value="250.594377004036">
            <text:p>250.6</text:p>
          </table:table-cell>
          <table:table-cell table:style-name="ce4" table:formula="of:=[.H574]-180" office:value-type="float" office:value="70.5943770040356">
            <text:p>70.6</text:p>
          </table:table-cell>
          <table:table-cell table:style-name="ce6" table:formula="of:=ROUND(([.I574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574]*(360/[.B$2])" office:value-type="float" office:value="15">
            <text:p>15.0</text:p>
          </table:table-cell>
          <table:table-cell table:style-name="ce6" table:formula="of:=ROUND(( ([.I574]+(([.K574]/2)*(360/[.B$2])))/360)*[.B$2];0)" office:value-type="float" office:value="10">
            <text:p>10</text:p>
          </table:table-cell>
          <table:table-cell table:style-name="ce11" table:formula="of:=ROUND(( ([.I574]-(([.K574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65M1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-9.929">
            <text:p>-9.929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-13.258">
            <text:p>-13.258</text:p>
          </table:table-cell>
          <table:table-cell table:style-name="ce4" table:formula="of:=SQRT( ([.C575]^2) + ([.D575]^2) + ([.E575]^2) )" office:value-type="float" office:value="45.4180988703843">
            <text:p>45.4</text:p>
          </table:table-cell>
          <table:table-cell table:style-name="ce4" table:formula="of:=DEGREES(ASIN([.E575]/[.F575]))" office:value-type="float" office:value="-16.9723432294258">
            <text:p>-17.0</text:p>
          </table:table-cell>
          <table:table-cell table:style-name="ce4" table:formula="of:=MOD(DEGREES(ATAN2([.C575];[.D575]));360)" office:value-type="float" office:value="256.78719729342">
            <text:p>256.8</text:p>
          </table:table-cell>
          <table:table-cell table:style-name="ce4" table:formula="of:=[.H575]-180" office:value-type="float" office:value="76.78719729342">
            <text:p>76.8</text:p>
          </table:table-cell>
          <table:table-cell table:style-name="ce6" table:formula="of:=ROUND(([.I575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575]*(360/[.B$2])" office:value-type="float" office:value="15">
            <text:p>15.0</text:p>
          </table:table-cell>
          <table:table-cell table:style-name="ce6" table:formula="of:=ROUND(( ([.I575]+(([.K575]/2)*(360/[.B$2])))/360)*[.B$2];0)" office:value-type="float" office:value="11">
            <text:p>11</text:p>
          </table:table-cell>
          <table:table-cell table:style-name="ce11" table:formula="of:=ROUND(( ([.I575]-(([.K575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564M1</text:p>
          </table:table-cell>
          <table:table-cell table:style-name="ce2" office:value-type="float" office:value="571">
            <text:p>571</text:p>
          </table:table-cell>
          <table:table-cell table:style-name="ce2" office:value-type="float" office:value="-15.678">
            <text:p>-15.678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-5.346">
            <text:p>-5.346</text:p>
          </table:table-cell>
          <table:table-cell table:style-name="ce4" table:formula="of:=SQRT( ([.C576]^2) + ([.D576]^2) + ([.E576]^2) )" office:value-type="float" office:value="45.4183167895949">
            <text:p>45.4</text:p>
          </table:table-cell>
          <table:table-cell table:style-name="ce4" table:formula="of:=DEGREES(ASIN([.E576]/[.F576]))" office:value-type="float" office:value="-6.75971707358461">
            <text:p>-6.8</text:p>
          </table:table-cell>
          <table:table-cell table:style-name="ce4" table:formula="of:=MOD(DEGREES(ATAN2([.C576];[.D576]));360)" office:value-type="float" office:value="249.658950105041">
            <text:p>249.7</text:p>
          </table:table-cell>
          <table:table-cell table:style-name="ce4" table:formula="of:=[.H576]-180" office:value-type="float" office:value="69.6589501050408">
            <text:p>69.7</text:p>
          </table:table-cell>
          <table:table-cell table:style-name="ce6" table:formula="of:=ROUND(([.I576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576]*(360/[.B$2])" office:value-type="float" office:value="15">
            <text:p>15.0</text:p>
          </table:table-cell>
          <table:table-cell table:style-name="ce6" table:formula="of:=ROUND(( ([.I576]+(([.K576]/2)*(360/[.B$2])))/360)*[.B$2];0)" office:value-type="float" office:value="10">
            <text:p>10</text:p>
          </table:table-cell>
          <table:table-cell table:style-name="ce11" table:formula="of:=ROUND(( ([.I576]-(([.K576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563M1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-11.996">
            <text:p>-11.99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-2.69">
            <text:p>-2.69</text:p>
          </table:table-cell>
          <table:table-cell table:style-name="ce4" table:formula="of:=SQRT( ([.C577]^2) + ([.D577]^2) + ([.E577]^2) )" office:value-type="float" office:value="45.4204330780762">
            <text:p>45.4</text:p>
          </table:table-cell>
          <table:table-cell table:style-name="ce4" table:formula="of:=DEGREES(ASIN([.E577]/[.F577]))" office:value-type="float" office:value="-3.39529764765859">
            <text:p>-3.4</text:p>
          </table:table-cell>
          <table:table-cell table:style-name="ce4" table:formula="of:=MOD(DEGREES(ATAN2([.C577];[.D577]));360)" office:value-type="float" office:value="254.658321969183">
            <text:p>254.7</text:p>
          </table:table-cell>
          <table:table-cell table:style-name="ce4" table:formula="of:=[.H577]-180" office:value-type="float" office:value="74.6583219691834">
            <text:p>74.7</text:p>
          </table:table-cell>
          <table:table-cell table:style-name="ce6" table:formula="of:=ROUND(([.I577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577]*(360/[.B$2])" office:value-type="float" office:value="15">
            <text:p>15.0</text:p>
          </table:table-cell>
          <table:table-cell table:style-name="ce6" table:formula="of:=ROUND(( ([.I577]+(([.K577]/2)*(360/[.B$2])))/360)*[.B$2];0)" office:value-type="float" office:value="11">
            <text:p>11</text:p>
          </table:table-cell>
          <table:table-cell table:style-name="ce11" table:formula="of:=ROUND(( ([.I577]-(([.K577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562M1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-6.266">
            <text:p>-6.26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-10.577">
            <text:p>-10.577</text:p>
          </table:table-cell>
          <table:table-cell table:style-name="ce4" table:formula="of:=SQRT( ([.C578]^2) + ([.D578]^2) + ([.E578]^2) )" office:value-type="float" office:value="45.4203843004438">
            <text:p>45.4</text:p>
          </table:table-cell>
          <table:table-cell table:style-name="ce4" table:formula="of:=DEGREES(ASIN([.E578]/[.F578]))" office:value-type="float" office:value="-13.4660415219335">
            <text:p>-13.5</text:p>
          </table:table-cell>
          <table:table-cell table:style-name="ce4" table:formula="of:=MOD(DEGREES(ATAN2([.C578];[.D578]));360)" office:value-type="float" office:value="261.844766390934">
            <text:p>261.8</text:p>
          </table:table-cell>
          <table:table-cell table:style-name="ce4" table:formula="of:=[.H578]-180" office:value-type="float" office:value="81.8447663909338">
            <text:p>81.8</text:p>
          </table:table-cell>
          <table:table-cell table:style-name="ce6" table:formula="of:=ROUND(([.I578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578]*(360/[.B$2])" office:value-type="float" office:value="15">
            <text:p>15.0</text:p>
          </table:table-cell>
          <table:table-cell table:style-name="ce6" table:formula="of:=ROUND(( ([.I578]+(([.K578]/2)*(360/[.B$2])))/360)*[.B$2];0)" office:value-type="float" office:value="12">
            <text:p>12</text:p>
          </table:table-cell>
          <table:table-cell table:style-name="ce11" table:formula="of:=ROUND(( ([.I578]-(([.K578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561M1</text:p>
          </table:table-cell>
          <table:table-cell table:style-name="ce2" office:value-type="float" office:value="574">
            <text:p>574</text:p>
          </table:table-cell>
          <table:table-cell table:style-name="ce2" office:value-type="float" office:value="-7.322">
            <text:p>-7.322</text:p>
          </table:table-cell>
          <table:table-cell table:style-name="ce2" office:value-type="float" office:value="-44.51">
            <text:p>-44.51</text:p>
          </table:table-cell>
          <table:table-cell table:style-name="ce2" office:value-type="float" office:value="-5.32">
            <text:p>-5.32</text:p>
          </table:table-cell>
          <table:table-cell table:style-name="ce4" table:formula="of:=SQRT( ([.C579]^2) + ([.D579]^2) + ([.E579]^2) )" office:value-type="float" office:value="45.4208562666976">
            <text:p>45.4</text:p>
          </table:table-cell>
          <table:table-cell table:style-name="ce4" table:formula="of:=DEGREES(ASIN([.E579]/[.F579]))" office:value-type="float" office:value="-6.72631144570791">
            <text:p>-6.7</text:p>
          </table:table-cell>
          <table:table-cell table:style-name="ce4" table:formula="of:=MOD(DEGREES(ATAN2([.C579];[.D579]));360)" office:value-type="float" office:value="260.658374162627">
            <text:p>260.7</text:p>
          </table:table-cell>
          <table:table-cell table:style-name="ce4" table:formula="of:=[.H579]-180" office:value-type="float" office:value="80.6583741626273">
            <text:p>80.7</text:p>
          </table:table-cell>
          <table:table-cell table:style-name="ce6" table:formula="of:=ROUND(([.I579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579]*(360/[.B$2])" office:value-type="float" office:value="15">
            <text:p>15.0</text:p>
          </table:table-cell>
          <table:table-cell table:style-name="ce6" table:formula="of:=ROUND(( ([.I579]+(([.K579]/2)*(360/[.B$2])))/360)*[.B$2];0)" office:value-type="float" office:value="12">
            <text:p>12</text:p>
          </table:table-cell>
          <table:table-cell table:style-name="ce11" table:formula="of:=ROUND(( ([.I579]-(([.K579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560M1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-3.619">
            <text:p>-3.619</text:p>
          </table:table-cell>
          <table:table-cell table:style-name="ce2" office:value-type="float" office:value="-45.214">
            <text:p>-45.214</text:p>
          </table:table-cell>
          <table:table-cell table:style-name="ce2" office:value-type="float" office:value="-2.629">
            <text:p>-2.629</text:p>
          </table:table-cell>
          <table:table-cell table:style-name="ce4" table:formula="of:=SQRT( ([.C580]^2) + ([.D580]^2) + ([.E580]^2) )" office:value-type="float" office:value="45.4347289856559">
            <text:p>45.4</text:p>
          </table:table-cell>
          <table:table-cell table:style-name="ce4" table:formula="of:=DEGREES(ASIN([.E580]/[.F580]))" office:value-type="float" office:value="-3.31717147474321">
            <text:p>-3.3</text:p>
          </table:table-cell>
          <table:table-cell table:style-name="ce4" table:formula="of:=MOD(DEGREES(ATAN2([.C580];[.D580]));360)" office:value-type="float" office:value="265.423711537179">
            <text:p>265.4</text:p>
          </table:table-cell>
          <table:table-cell table:style-name="ce4" table:formula="of:=[.H580]-180" office:value-type="float" office:value="85.423711537179">
            <text:p>85.4</text:p>
          </table:table-cell>
          <table:table-cell table:style-name="ce6" table:formula="of:=ROUND(([.I580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580]*(360/[.B$2])" office:value-type="float" office:value="15">
            <text:p>15.0</text:p>
          </table:table-cell>
          <table:table-cell table:style-name="ce6" table:formula="of:=ROUND(( ([.I580]+(([.K580]/2)*(360/[.B$2])))/360)*[.B$2];0)" office:value-type="float" office:value="12">
            <text:p>12</text:p>
          </table:table-cell>
          <table:table-cell table:style-name="ce11" table:formula="of:=ROUND(( ([.I580]-(([.K580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591M1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-1.382">
            <text:p>-1.382</text:p>
          </table:table-cell>
          <table:table-cell table:style-name="ce2" office:value-type="float" office:value="45.214">
            <text:p>45.214</text:p>
          </table:table-cell>
          <table:table-cell table:style-name="ce2" office:value-type="float" office:value="4.254">
            <text:p>4.254</text:p>
          </table:table-cell>
          <table:table-cell table:style-name="ce4" table:formula="of:=SQRT( ([.C581]^2) + ([.D581]^2) + ([.E581]^2) )" office:value-type="float" office:value="45.4347029923163">
            <text:p>45.4</text:p>
          </table:table-cell>
          <table:table-cell table:style-name="ce4" table:formula="of:=DEGREES(ASIN([.E581]/[.F581]))" office:value-type="float" office:value="5.37240821835189">
            <text:p>5.4</text:p>
          </table:table-cell>
          <table:table-cell table:style-name="ce4" table:formula="of:=MOD(DEGREES(ATAN2([.C581];[.D581]));360)" office:value-type="float" office:value="91.7507436162058">
            <text:p>91.8</text:p>
          </table:table-cell>
          <table:table-cell table:style-name="ce4" table:formula="of:=[.H581]-180" office:value-type="float" office:value="-88.2492563837942">
            <text:p>-88.2</text:p>
          </table:table-cell>
          <table:table-cell table:style-name="ce6" table:formula="of:=ROUND(([.I581]/360)*[.B$2];0)" office:value-type="float" office:value="-12">
            <text:p>-12</text:p>
          </table:table-cell>
          <table:table-cell table:style-name="ce2" office:value-type="float" office:value="2">
            <text:p>2</text:p>
          </table:table-cell>
          <table:table-cell table:style-name="ce4" table:formula="of:=[.K581]*(360/[.B$2])" office:value-type="float" office:value="15">
            <text:p>15.0</text:p>
          </table:table-cell>
          <table:table-cell table:style-name="ce6" table:formula="of:=ROUND(( ([.I581]+(([.K581]/2)*(360/[.B$2])))/360)*[.B$2];0)" office:value-type="float" office:value="-11">
            <text:p>-11</text:p>
          </table:table-cell>
          <table:table-cell table:style-name="ce11" table:formula="of:=ROUND(( ([.I581]-(([.K581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590M1</text:p>
          </table:table-cell>
          <table:table-cell table:style-name="ce2" office:value-type="float" office:value="577">
            <text:p>577</text:p>
          </table:table-cell>
          <table:table-cell table:style-name="ce2" office:value-type="float" office:value="-2.797">
            <text:p>-2.797</text:p>
          </table:table-cell>
          <table:table-cell table:style-name="ce2" office:value-type="float" office:value="44.51">
            <text:p>44.51</text:p>
          </table:table-cell>
          <table:table-cell table:style-name="ce2" office:value-type="float" office:value="8.608">
            <text:p>8.608</text:p>
          </table:table-cell>
          <table:table-cell table:style-name="ce4" table:formula="of:=SQRT( ([.C582]^2) + ([.D582]^2) + ([.E582]^2) )" office:value-type="float" office:value="45.4209310010264">
            <text:p>45.4</text:p>
          </table:table-cell>
          <table:table-cell table:style-name="ce4" table:formula="of:=DEGREES(ASIN([.E582]/[.F582]))" office:value-type="float" office:value="10.9245486550177">
            <text:p>10.9</text:p>
          </table:table-cell>
          <table:table-cell table:style-name="ce4" table:formula="of:=MOD(DEGREES(ATAN2([.C582];[.D582]));360)" office:value-type="float" office:value="93.5957279582655">
            <text:p>93.6</text:p>
          </table:table-cell>
          <table:table-cell table:style-name="ce4" table:formula="of:=[.H582]-180" office:value-type="float" office:value="-86.4042720417345">
            <text:p>-86.4</text:p>
          </table:table-cell>
          <table:table-cell table:style-name="ce6" table:formula="of:=ROUND(([.I582]/360)*[.B$2];0)" office:value-type="float" office:value="-12">
            <text:p>-12</text:p>
          </table:table-cell>
          <table:table-cell table:style-name="ce2" office:value-type="float" office:value="3">
            <text:p>3</text:p>
          </table:table-cell>
          <table:table-cell table:style-name="ce4" table:formula="of:=[.K582]*(360/[.B$2])" office:value-type="float" office:value="22.5">
            <text:p>22.5</text:p>
          </table:table-cell>
          <table:table-cell table:style-name="ce6" table:formula="of:=ROUND(( ([.I582]+(([.K582]/2)*(360/[.B$2])))/360)*[.B$2];0)" office:value-type="float" office:value="-10">
            <text:p>-10</text:p>
          </table:table-cell>
          <table:table-cell table:style-name="ce11" table:formula="of:=ROUND(( ([.I582]-(([.K582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589M1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-8.123">
            <text:p>-8.123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9.227">
            <text:p>9.227</text:p>
          </table:table-cell>
          <table:table-cell table:style-name="ce4" table:formula="of:=SQRT( ([.C583]^2) + ([.D583]^2) + ([.E583]^2) )" office:value-type="float" office:value="45.4202188788209">
            <text:p>45.4</text:p>
          </table:table-cell>
          <table:table-cell table:style-name="ce4" table:formula="of:=DEGREES(ASIN([.E583]/[.F583]))" office:value-type="float" office:value="11.7210718680405">
            <text:p>11.7</text:p>
          </table:table-cell>
          <table:table-cell table:style-name="ce4" table:formula="of:=MOD(DEGREES(ATAN2([.C583];[.D583]));360)" office:value-type="float" office:value="100.52413192944">
            <text:p>100.5</text:p>
          </table:table-cell>
          <table:table-cell table:style-name="ce4" table:formula="of:=[.H583]-180" office:value-type="float" office:value="-79.4758680705603">
            <text:p>-79.5</text:p>
          </table:table-cell>
          <table:table-cell table:style-name="ce6" table:formula="of:=ROUND(([.I583]/360)*[.B$2];0)" office:value-type="float" office:value="-11">
            <text:p>-11</text:p>
          </table:table-cell>
          <table:table-cell table:style-name="ce2" office:value-type="float" office:value="2">
            <text:p>2</text:p>
          </table:table-cell>
          <table:table-cell table:style-name="ce4" table:formula="of:=[.K583]*(360/[.B$2])" office:value-type="float" office:value="15">
            <text:p>15.0</text:p>
          </table:table-cell>
          <table:table-cell table:style-name="ce6" table:formula="of:=ROUND(( ([.I583]+(([.K583]/2)*(360/[.B$2])))/360)*[.B$2];0)" office:value-type="float" office:value="-10">
            <text:p>-10</text:p>
          </table:table-cell>
          <table:table-cell table:style-name="ce11" table:formula="of:=ROUND(( ([.I583]-(([.K583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588M1</text:p>
          </table:table-cell>
          <table:table-cell table:style-name="ce2" office:value-type="float" office:value="579">
            <text:p>579</text:p>
          </table:table-cell>
          <table:table-cell table:style-name="ce2" office:value-type="float" office:value="1.148">
            <text:p>1.148</text:p>
          </table:table-cell>
          <table:table-cell table:style-name="ce2" office:value-type="float" office:value="43.725">
            <text:p>43.725</text:p>
          </table:table-cell>
          <table:table-cell table:style-name="ce2" office:value-type="float" office:value="12.24">
            <text:p>12.24</text:p>
          </table:table-cell>
          <table:table-cell table:style-name="ce4" table:formula="of:=SQRT( ([.C584]^2) + ([.D584]^2) + ([.E584]^2) )" office:value-type="float" office:value="45.4203823079463">
            <text:p>45.4</text:p>
          </table:table-cell>
          <table:table-cell table:style-name="ce4" table:formula="of:=DEGREES(ASIN([.E584]/[.F584]))" office:value-type="float" office:value="15.6334773056801">
            <text:p>15.6</text:p>
          </table:table-cell>
          <table:table-cell table:style-name="ce4" table:formula="of:=MOD(DEGREES(ATAN2([.C584];[.D584]));360)" office:value-type="float" office:value="88.4960446530158">
            <text:p>88.5</text:p>
          </table:table-cell>
          <table:table-cell table:style-name="ce4" table:formula="of:=[.H584]-180" office:value-type="float" office:value="-91.5039553469842">
            <text:p>-91.5</text:p>
          </table:table-cell>
          <table:table-cell table:style-name="ce6" table:formula="of:=ROUND(([.I584]/360)*[.B$2];0)" office:value-type="float" office:value="-12">
            <text:p>-12</text:p>
          </table:table-cell>
          <table:table-cell table:style-name="ce2" office:value-type="float" office:value="2">
            <text:p>2</text:p>
          </table:table-cell>
          <table:table-cell table:style-name="ce4" table:formula="of:=[.K584]*(360/[.B$2])" office:value-type="float" office:value="15">
            <text:p>15.0</text:p>
          </table:table-cell>
          <table:table-cell table:style-name="ce6" table:formula="of:=ROUND(( ([.I584]+(([.K584]/2)*(360/[.B$2])))/360)*[.B$2];0)" office:value-type="float" office:value="-11">
            <text:p>-11</text:p>
          </table:table-cell>
          <table:table-cell table:style-name="ce11" table:formula="of:=ROUND(( ([.I584]-(([.K584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587M1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-0.24">
            <text:p>-0.24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16.562">
            <text:p>16.562</text:p>
          </table:table-cell>
          <table:table-cell table:style-name="ce4" table:formula="of:=SQRT( ([.C585]^2) + ([.D585]^2) + ([.E585]^2) )" office:value-type="float" office:value="45.4180750803026">
            <text:p>45.4</text:p>
          </table:table-cell>
          <table:table-cell table:style-name="ce4" table:formula="of:=DEGREES(ASIN([.E585]/[.F585]))" office:value-type="float" office:value="21.3864496791463">
            <text:p>21.4</text:p>
          </table:table-cell>
          <table:table-cell table:style-name="ce4" table:formula="of:=MOD(DEGREES(ATAN2([.C585];[.D585]));360)" office:value-type="float" office:value="90.3251558160571">
            <text:p>90.3</text:p>
          </table:table-cell>
          <table:table-cell table:style-name="ce4" table:formula="of:=[.H585]-180" office:value-type="float" office:value="-89.6748441839429">
            <text:p>-89.7</text:p>
          </table:table-cell>
          <table:table-cell table:style-name="ce6" table:formula="of:=ROUND(([.I585]/360)*[.B$2];0)" office:value-type="float" office:value="-12">
            <text:p>-12</text:p>
          </table:table-cell>
          <table:table-cell table:style-name="ce2" office:value-type="float" office:value="2">
            <text:p>2</text:p>
          </table:table-cell>
          <table:table-cell table:style-name="ce4" table:formula="of:=[.K585]*(360/[.B$2])" office:value-type="float" office:value="15">
            <text:p>15.0</text:p>
          </table:table-cell>
          <table:table-cell table:style-name="ce6" table:formula="of:=ROUND(( ([.I585]+(([.K585]/2)*(360/[.B$2])))/360)*[.B$2];0)" office:value-type="float" office:value="-11">
            <text:p>-11</text:p>
          </table:table-cell>
          <table:table-cell table:style-name="ce11" table:formula="of:=ROUND(( ([.I585]-(([.K585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586M1</text:p>
          </table:table-cell>
          <table:table-cell table:style-name="ce2" office:value-type="float" office:value="581">
            <text:p>581</text:p>
          </table:table-cell>
          <table:table-cell table:style-name="ce2" office:value-type="float" office:value="-9.541">
            <text:p>-9.541</text:p>
          </table:table-cell>
          <table:table-cell table:style-name="ce2" office:value-type="float" office:value="42.29">
            <text:p>42.29</text:p>
          </table:table-cell>
          <table:table-cell table:style-name="ce2" office:value-type="float" office:value="13.54">
            <text:p>13.54</text:p>
          </table:table-cell>
          <table:table-cell table:style-name="ce4" table:formula="of:=SQRT( ([.C586]^2) + ([.D586]^2) + ([.E586]^2) )" office:value-type="float" office:value="45.4181283299962">
            <text:p>45.4</text:p>
          </table:table-cell>
          <table:table-cell table:style-name="ce4" table:formula="of:=DEGREES(ASIN([.E586]/[.F586]))" office:value-type="float" office:value="17.3446516268481">
            <text:p>17.3</text:p>
          </table:table-cell>
          <table:table-cell table:style-name="ce4" table:formula="of:=MOD(DEGREES(ATAN2([.C586];[.D586]));360)" office:value-type="float" office:value="102.713584997046">
            <text:p>102.7</text:p>
          </table:table-cell>
          <table:table-cell table:style-name="ce4" table:formula="of:=[.H586]-180" office:value-type="float" office:value="-77.286415002954">
            <text:p>-77.3</text:p>
          </table:table-cell>
          <table:table-cell table:style-name="ce6" table:formula="of:=ROUND(([.I586]/360)*[.B$2];0)" office:value-type="float" office:value="-10">
            <text:p>-10</text:p>
          </table:table-cell>
          <table:table-cell table:style-name="ce2" office:value-type="float" office:value="2">
            <text:p>2</text:p>
          </table:table-cell>
          <table:table-cell table:style-name="ce4" table:formula="of:=[.K586]*(360/[.B$2])" office:value-type="float" office:value="15">
            <text:p>15.0</text:p>
          </table:table-cell>
          <table:table-cell table:style-name="ce6" table:formula="of:=ROUND(( ([.I586]+(([.K586]/2)*(360/[.B$2])))/360)*[.B$2];0)" office:value-type="float" office:value="-9">
            <text:p>-9</text:p>
          </table:table-cell>
          <table:table-cell table:style-name="ce11" table:formula="of:=ROUND(( ([.I586]-(([.K586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585M1</text:p>
          </table:table-cell>
          <table:table-cell table:style-name="ce2" office:value-type="float" office:value="582">
            <text:p>582</text:p>
          </table:table-cell>
          <table:table-cell table:style-name="ce2" office:value-type="float" office:value="-5.603">
            <text:p>-5.603</text:p>
          </table:table-cell>
          <table:table-cell table:style-name="ce2" office:value-type="float" office:value="41.639">
            <text:p>41.639</text:p>
          </table:table-cell>
          <table:table-cell table:style-name="ce2" office:value-type="float" office:value="17.243">
            <text:p>17.243</text:p>
          </table:table-cell>
          <table:table-cell table:style-name="ce4" table:formula="of:=SQRT( ([.C587]^2) + ([.D587]^2) + ([.E587]^2) )" office:value-type="float" office:value="45.4149862820633">
            <text:p>45.4</text:p>
          </table:table-cell>
          <table:table-cell table:style-name="ce4" table:formula="of:=DEGREES(ASIN([.E587]/[.F587]))" office:value-type="float" office:value="22.3136416219675">
            <text:p>22.3</text:p>
          </table:table-cell>
          <table:table-cell table:style-name="ce4" table:formula="of:=MOD(DEGREES(ATAN2([.C587];[.D587]));360)" office:value-type="float" office:value="97.6637633177067">
            <text:p>97.7</text:p>
          </table:table-cell>
          <table:table-cell table:style-name="ce4" table:formula="of:=[.H587]-180" office:value-type="float" office:value="-82.3362366822933">
            <text:p>-82.3</text:p>
          </table:table-cell>
          <table:table-cell table:style-name="ce6" table:formula="of:=ROUND(([.I587]/360)*[.B$2];0)" office:value-type="float" office:value="-11">
            <text:p>-11</text:p>
          </table:table-cell>
          <table:table-cell table:style-name="ce2" office:value-type="float" office:value="2">
            <text:p>2</text:p>
          </table:table-cell>
          <table:table-cell table:style-name="ce4" table:formula="of:=[.K587]*(360/[.B$2])" office:value-type="float" office:value="15">
            <text:p>15.0</text:p>
          </table:table-cell>
          <table:table-cell table:style-name="ce6" table:formula="of:=ROUND(( ([.I587]+(([.K587]/2)*(360/[.B$2])))/360)*[.B$2];0)" office:value-type="float" office:value="-10">
            <text:p>-10</text:p>
          </table:table-cell>
          <table:table-cell table:style-name="ce11" table:formula="of:=ROUND(( ([.I587]-(([.K587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584M1</text:p>
          </table:table-cell>
          <table:table-cell table:style-name="ce2" office:value-type="float" office:value="583">
            <text:p>583</text:p>
          </table:table-cell>
          <table:table-cell table:style-name="ce2" office:value-type="float" office:value="-7.047">
            <text:p>-7.047</text:p>
          </table:table-cell>
          <table:table-cell table:style-name="ce2" office:value-type="float" office:value="39.214">
            <text:p>39.214</text:p>
          </table:table-cell>
          <table:table-cell table:style-name="ce2" office:value-type="float" office:value="21.687">
            <text:p>21.687</text:p>
          </table:table-cell>
          <table:table-cell table:style-name="ce4" table:formula="of:=SQRT( ([.C588]^2) + ([.D588]^2) + ([.E588]^2) )" office:value-type="float" office:value="45.3621425199472">
            <text:p>45.4</text:p>
          </table:table-cell>
          <table:table-cell table:style-name="ce4" table:formula="of:=DEGREES(ASIN([.E588]/[.F588]))" office:value-type="float" office:value="28.5604625243725">
            <text:p>28.6</text:p>
          </table:table-cell>
          <table:table-cell table:style-name="ce4" table:formula="of:=MOD(DEGREES(ATAN2([.C588];[.D588]));360)" office:value-type="float" office:value="100.18766919473">
            <text:p>100.2</text:p>
          </table:table-cell>
          <table:table-cell table:style-name="ce4" table:formula="of:=[.H588]-180" office:value-type="float" office:value="-79.8123308052702">
            <text:p>-79.8</text:p>
          </table:table-cell>
          <table:table-cell table:style-name="ce6" table:formula="of:=ROUND(([.I588]/360)*[.B$2];0)" office:value-type="float" office:value="-11">
            <text:p>-11</text:p>
          </table:table-cell>
          <table:table-cell table:style-name="ce2" office:value-type="float" office:value="2">
            <text:p>2</text:p>
          </table:table-cell>
          <table:table-cell table:style-name="ce4" table:formula="of:=[.K588]*(360/[.B$2])" office:value-type="float" office:value="15">
            <text:p>15.0</text:p>
          </table:table-cell>
          <table:table-cell table:style-name="ce6" table:formula="of:=ROUND(( ([.I588]+(([.K588]/2)*(360/[.B$2])))/360)*[.B$2];0)" office:value-type="float" office:value="-10">
            <text:p>-10</text:p>
          </table:table-cell>
          <table:table-cell table:style-name="ce11" table:formula="of:=ROUND(( ([.I588]-(([.K588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583M1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-14.609">
            <text:p>-14.609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13.896">
            <text:p>13.896</text:p>
          </table:table-cell>
          <table:table-cell table:style-name="ce4" table:formula="of:=SQRT( ([.C589]^2) + ([.D589]^2) + ([.E589]^2) )" office:value-type="float" office:value="45.4356224343851">
            <text:p>45.4</text:p>
          </table:table-cell>
          <table:table-cell table:style-name="ce4" table:formula="of:=DEGREES(ASIN([.E589]/[.F589]))" office:value-type="float" office:value="17.8086666994292">
            <text:p>17.8</text:p>
          </table:table-cell>
          <table:table-cell table:style-name="ce4" table:formula="of:=MOD(DEGREES(ATAN2([.C589];[.D589]));360)" office:value-type="float" office:value="109.737662831651">
            <text:p>109.7</text:p>
          </table:table-cell>
          <table:table-cell table:style-name="ce4" table:formula="of:=[.H589]-180" office:value-type="float" office:value="-70.2623371683486">
            <text:p>-70.3</text:p>
          </table:table-cell>
          <table:table-cell table:style-name="ce6" table:formula="of:=ROUND(([.I589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589]*(360/[.B$2])" office:value-type="float" office:value="15">
            <text:p>15.0</text:p>
          </table:table-cell>
          <table:table-cell table:style-name="ce6" table:formula="of:=ROUND(( ([.I589]+(([.K589]/2)*(360/[.B$2])))/360)*[.B$2];0)" office:value-type="float" office:value="-8">
            <text:p>-8</text:p>
          </table:table-cell>
          <table:table-cell table:style-name="ce11" table:formula="of:=ROUND(( ([.I589]-(([.K589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582M1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-16.05">
            <text:p>-16.05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18.226">
            <text:p>18.226</text:p>
          </table:table-cell>
          <table:table-cell table:style-name="ce4" table:formula="of:=SQRT( ([.C590]^2) + ([.D590]^2) + ([.E590]^2) )" office:value-type="float" office:value="45.3861051424332">
            <text:p>45.4</text:p>
          </table:table-cell>
          <table:table-cell table:style-name="ce4" table:formula="of:=DEGREES(ASIN([.E590]/[.F590]))" office:value-type="float" office:value="23.6767794646399">
            <text:p>23.7</text:p>
          </table:table-cell>
          <table:table-cell table:style-name="ce4" table:formula="of:=MOD(DEGREES(ATAN2([.C590];[.D590]));360)" office:value-type="float" office:value="112.714234930783">
            <text:p>112.7</text:p>
          </table:table-cell>
          <table:table-cell table:style-name="ce4" table:formula="of:=[.H590]-180" office:value-type="float" office:value="-67.2857650692174">
            <text:p>-67.3</text:p>
          </table:table-cell>
          <table:table-cell table:style-name="ce6" table:formula="of:=ROUND(([.I590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590]*(360/[.B$2])" office:value-type="float" office:value="15">
            <text:p>15.0</text:p>
          </table:table-cell>
          <table:table-cell table:style-name="ce6" table:formula="of:=ROUND(( ([.I590]+(([.K590]/2)*(360/[.B$2])))/360)*[.B$2];0)" office:value-type="float" office:value="-8">
            <text:p>-8</text:p>
          </table:table-cell>
          <table:table-cell table:style-name="ce11" table:formula="of:=ROUND(( ([.I590]-(([.K590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581M1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-20.672">
            <text:p>-20.672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18.301">
            <text:p>18.301</text:p>
          </table:table-cell>
          <table:table-cell table:style-name="ce4" table:formula="of:=SQRT( ([.C591]^2) + ([.D591]^2) + ([.E591]^2) )" office:value-type="float" office:value="45.4363024573963">
            <text:p>45.4</text:p>
          </table:table-cell>
          <table:table-cell table:style-name="ce4" table:formula="of:=DEGREES(ASIN([.E591]/[.F591]))" office:value-type="float" office:value="23.7523139651352">
            <text:p>23.8</text:p>
          </table:table-cell>
          <table:table-cell table:style-name="ce4" table:formula="of:=MOD(DEGREES(ATAN2([.C591];[.D591]));360)" office:value-type="float" office:value="119.806399602584">
            <text:p>119.8</text:p>
          </table:table-cell>
          <table:table-cell table:style-name="ce4" table:formula="of:=[.H591]-180" office:value-type="float" office:value="-60.1936003974165">
            <text:p>-60.2</text:p>
          </table:table-cell>
          <table:table-cell table:style-name="ce6" table:formula="of:=ROUND(([.I591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591]*(360/[.B$2])" office:value-type="float" office:value="15">
            <text:p>15.0</text:p>
          </table:table-cell>
          <table:table-cell table:style-name="ce6" table:formula="of:=ROUND(( ([.I591]+(([.K591]/2)*(360/[.B$2])))/360)*[.B$2];0)" office:value-type="float" office:value="-7">
            <text:p>-7</text:p>
          </table:table-cell>
          <table:table-cell table:style-name="ce11" table:formula="of:=ROUND(( ([.I591]-(([.K591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580M1</text:p>
          </table:table-cell>
          <table:table-cell table:style-name="ce2" office:value-type="float" office:value="587">
            <text:p>587</text:p>
          </table:table-cell>
          <table:table-cell table:style-name="ce2" office:value-type="float" office:value="-12.427">
            <text:p>-12.427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22.315">
            <text:p>22.315</text:p>
          </table:table-cell>
          <table:table-cell table:style-name="ce4" table:formula="of:=SQRT( ([.C592]^2) + ([.D592]^2) + ([.E592]^2) )" office:value-type="float" office:value="45.3623158359447">
            <text:p>45.4</text:p>
          </table:table-cell>
          <table:table-cell table:style-name="ce4" table:formula="of:=DEGREES(ASIN([.E592]/[.F592]))" office:value-type="float" office:value="29.4673920925147">
            <text:p>29.5</text:p>
          </table:table-cell>
          <table:table-cell table:style-name="ce4" table:formula="of:=MOD(DEGREES(ATAN2([.C592];[.D592]));360)" office:value-type="float" office:value="108.339984289859">
            <text:p>108.3</text:p>
          </table:table-cell>
          <table:table-cell table:style-name="ce4" table:formula="of:=[.H592]-180" office:value-type="float" office:value="-71.6600157101406">
            <text:p>-71.7</text:p>
          </table:table-cell>
          <table:table-cell table:style-name="ce6" table:formula="of:=ROUND(([.I592]/360)*[.B$2];0)" office:value-type="float" office:value="-10">
            <text:p>-10</text:p>
          </table:table-cell>
          <table:table-cell table:style-name="ce2" office:value-type="float" office:value="3">
            <text:p>3</text:p>
          </table:table-cell>
          <table:table-cell table:style-name="ce4" table:formula="of:=[.K592]*(360/[.B$2])" office:value-type="float" office:value="22.5">
            <text:p>22.5</text:p>
          </table:table-cell>
          <table:table-cell table:style-name="ce6" table:formula="of:=ROUND(( ([.I592]+(([.K592]/2)*(360/[.B$2])))/360)*[.B$2];0)" office:value-type="float" office:value="-8">
            <text:p>-8</text:p>
          </table:table-cell>
          <table:table-cell table:style-name="ce11" table:formula="of:=ROUND(( ([.I592]-(([.K592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579M1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-13.823">
            <text:p>-13.823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26.61">
            <text:p>26.61</text:p>
          </table:table-cell>
          <table:table-cell table:style-name="ce4" table:formula="of:=SQRT( ([.C593]^2) + ([.D593]^2) + ([.E593]^2) )" office:value-type="float" office:value="45.3624610553704">
            <text:p>45.4</text:p>
          </table:table-cell>
          <table:table-cell table:style-name="ce4" table:formula="of:=DEGREES(ASIN([.E593]/[.F593]))" office:value-type="float" office:value="35.9166964573129">
            <text:p>35.9</text:p>
          </table:table-cell>
          <table:table-cell table:style-name="ce4" table:formula="of:=MOD(DEGREES(ATAN2([.C593];[.D593]));360)" office:value-type="float" office:value="112.102314112447">
            <text:p>112.1</text:p>
          </table:table-cell>
          <table:table-cell table:style-name="ce4" table:formula="of:=[.H593]-180" office:value-type="float" office:value="-67.8976858875532">
            <text:p>-67.9</text:p>
          </table:table-cell>
          <table:table-cell table:style-name="ce6" table:formula="of:=ROUND(([.I593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593]*(360/[.B$2])" office:value-type="float" office:value="15">
            <text:p>15.0</text:p>
          </table:table-cell>
          <table:table-cell table:style-name="ce6" table:formula="of:=ROUND(( ([.I593]+(([.K593]/2)*(360/[.B$2])))/360)*[.B$2];0)" office:value-type="float" office:value="-8">
            <text:p>-8</text:p>
          </table:table-cell>
          <table:table-cell table:style-name="ce11" table:formula="of:=ROUND(( ([.I593]-(([.K593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578M1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-21.787">
            <text:p>-21.78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22.437">
            <text:p>22.437</text:p>
          </table:table-cell>
          <table:table-cell table:style-name="ce4" table:formula="of:=SQRT( ([.C594]^2) + ([.D594]^2) + ([.E594]^2) )" office:value-type="float" office:value="45.4181303336014">
            <text:p>45.4</text:p>
          </table:table-cell>
          <table:table-cell table:style-name="ce4" table:formula="of:=DEGREES(ASIN([.E594]/[.F594]))" office:value-type="float" office:value="29.60447445294">
            <text:p>29.6</text:p>
          </table:table-cell>
          <table:table-cell table:style-name="ce4" table:formula="of:=MOD(DEGREES(ATAN2([.C594];[.D594]));360)" office:value-type="float" office:value="123.485237968723">
            <text:p>123.5</text:p>
          </table:table-cell>
          <table:table-cell table:style-name="ce4" table:formula="of:=[.H594]-180" office:value-type="float" office:value="-56.5147620312773">
            <text:p>-56.5</text:p>
          </table:table-cell>
          <table:table-cell table:style-name="ce6" table:formula="of:=ROUND(([.I594]/360)*[.B$2];0)" office:value-type="float" office:value="-8">
            <text:p>-8</text:p>
          </table:table-cell>
          <table:table-cell table:style-name="ce2" office:value-type="float" office:value="3">
            <text:p>3</text:p>
          </table:table-cell>
          <table:table-cell table:style-name="ce4" table:formula="of:=[.K594]*(360/[.B$2])" office:value-type="float" office:value="22.5">
            <text:p>22.5</text:p>
          </table:table-cell>
          <table:table-cell table:style-name="ce6" table:formula="of:=ROUND(( ([.I594]+(([.K594]/2)*(360/[.B$2])))/360)*[.B$2];0)" office:value-type="float" office:value="-6">
            <text:p>-6</text:p>
          </table:table-cell>
          <table:table-cell table:style-name="ce11" table:formula="of:=ROUND(( ([.I594]-(([.K594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577M1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-18.561">
            <text:p>-18.561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26.657">
            <text:p>26.657</text:p>
          </table:table-cell>
          <table:table-cell table:style-name="ce4" table:formula="of:=SQRT( ([.C595]^2) + ([.D595]^2) + ([.E595]^2) )" office:value-type="float" office:value="45.4151293073134">
            <text:p>45.4</text:p>
          </table:table-cell>
          <table:table-cell table:style-name="ce4" table:formula="of:=DEGREES(ASIN([.E595]/[.F595]))" office:value-type="float" office:value="35.9417875046477">
            <text:p>35.9</text:p>
          </table:table-cell>
          <table:table-cell table:style-name="ce4" table:formula="of:=MOD(DEGREES(ATAN2([.C595];[.D595]));360)" office:value-type="float" office:value="120.31835342149">
            <text:p>120.3</text:p>
          </table:table-cell>
          <table:table-cell table:style-name="ce4" table:formula="of:=[.H595]-180" office:value-type="float" office:value="-59.6816465785105">
            <text:p>-59.7</text:p>
          </table:table-cell>
          <table:table-cell table:style-name="ce6" table:formula="of:=ROUND(([.I595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595]*(360/[.B$2])" office:value-type="float" office:value="15">
            <text:p>15.0</text:p>
          </table:table-cell>
          <table:table-cell table:style-name="ce6" table:formula="of:=ROUND(( ([.I595]+(([.K595]/2)*(360/[.B$2])))/360)*[.B$2];0)" office:value-type="float" office:value="-7">
            <text:p>-7</text:p>
          </table:table-cell>
          <table:table-cell table:style-name="ce11" table:formula="of:=ROUND(( ([.I595]-(([.K595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576M1</text:p>
          </table:table-cell>
          <table:table-cell table:style-name="ce2" office:value-type="float" office:value="591">
            <text:p>591</text:p>
          </table:table-cell>
          <table:table-cell table:style-name="ce2" office:value-type="float" office:value="-19.216">
            <text:p>-19.216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30.35">
            <text:p>30.35</text:p>
          </table:table-cell>
          <table:table-cell table:style-name="ce4" table:formula="of:=SQRT( ([.C596]^2) + ([.D596]^2) + ([.E596]^2) )" office:value-type="float" office:value="45.417754457921">
            <text:p>45.4</text:p>
          </table:table-cell>
          <table:table-cell table:style-name="ce4" table:formula="of:=DEGREES(ASIN([.E596]/[.F596]))" office:value-type="float" office:value="41.9314394871824">
            <text:p>41.9</text:p>
          </table:table-cell>
          <table:table-cell table:style-name="ce4" table:formula="of:=MOD(DEGREES(ATAN2([.C596];[.D596]));360)" office:value-type="float" office:value="124.660834410143">
            <text:p>124.7</text:p>
          </table:table-cell>
          <table:table-cell table:style-name="ce4" table:formula="of:=[.H596]-180" office:value-type="float" office:value="-55.3391655898567">
            <text:p>-55.3</text:p>
          </table:table-cell>
          <table:table-cell table:style-name="ce6" table:formula="of:=ROUND(([.I596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596]*(360/[.B$2])" office:value-type="float" office:value="22.5">
            <text:p>22.5</text:p>
          </table:table-cell>
          <table:table-cell table:style-name="ce6" table:formula="of:=ROUND(( ([.I596]+(([.K596]/2)*(360/[.B$2])))/360)*[.B$2];0)" office:value-type="float" office:value="-6">
            <text:p>-6</text:p>
          </table:table-cell>
          <table:table-cell table:style-name="ce11" table:formula="of:=ROUND(( ([.I596]-(([.K596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607M1</text:p>
          </table:table-cell>
          <table:table-cell table:style-name="ce2" office:value-type="float" office:value="592">
            <text:p>592</text:p>
          </table:table-cell>
          <table:table-cell table:style-name="ce2" office:value-type="float" office:value="-25.719">
            <text:p>-25.719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22.012">
            <text:p>22.012</text:p>
          </table:table-cell>
          <table:table-cell table:style-name="ce4" table:formula="of:=SQRT( ([.C597]^2) + ([.D597]^2) + ([.E597]^2) )" office:value-type="float" office:value="45.4208673849366">
            <text:p>45.4</text:p>
          </table:table-cell>
          <table:table-cell table:style-name="ce4" table:formula="of:=DEGREES(ASIN([.E597]/[.F597]))" office:value-type="float" office:value="28.9877796545431">
            <text:p>29.0</text:p>
          </table:table-cell>
          <table:table-cell table:style-name="ce4" table:formula="of:=MOD(DEGREES(ATAN2([.C597];[.D597]));360)" office:value-type="float" office:value="130.34085752227">
            <text:p>130.3</text:p>
          </table:table-cell>
          <table:table-cell table:style-name="ce4" table:formula="of:=[.H597]-180" office:value-type="float" office:value="-49.6591424777302">
            <text:p>-49.7</text:p>
          </table:table-cell>
          <table:table-cell table:style-name="ce6" table:formula="of:=ROUND(([.I597]/360)*[.B$2];0)" office:value-type="float" office:value="-7">
            <text:p>-7</text:p>
          </table:table-cell>
          <table:table-cell table:style-name="ce2" office:value-type="float" office:value="3">
            <text:p>3</text:p>
          </table:table-cell>
          <table:table-cell table:style-name="ce4" table:formula="of:=[.K597]*(360/[.B$2])" office:value-type="float" office:value="22.5">
            <text:p>22.5</text:p>
          </table:table-cell>
          <table:table-cell table:style-name="ce6" table:formula="of:=ROUND(( ([.I597]+(([.K597]/2)*(360/[.B$2])))/360)*[.B$2];0)" office:value-type="float" office:value="-5">
            <text:p>-5</text:p>
          </table:table-cell>
          <table:table-cell table:style-name="ce11" table:formula="of:=ROUND(( ([.I597]-(([.K597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606M1</text:p>
          </table:table-cell>
          <table:table-cell table:style-name="ce2" office:value-type="float" office:value="593">
            <text:p>593</text:p>
          </table:table-cell>
          <table:table-cell table:style-name="ce2" office:value-type="float" office:value="-26.434">
            <text:p>-26.434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25.78">
            <text:p>25.78</text:p>
          </table:table-cell>
          <table:table-cell table:style-name="ce4" table:formula="of:=SQRT( ([.C598]^2) + ([.D598]^2) + ([.E598]^2) )" office:value-type="float" office:value="45.4222288312672">
            <text:p>45.4</text:p>
          </table:table-cell>
          <table:table-cell table:style-name="ce4" table:formula="of:=DEGREES(ASIN([.E598]/[.F598]))" office:value-type="float" office:value="34.5804966322342">
            <text:p>34.6</text:p>
          </table:table-cell>
          <table:table-cell table:style-name="ce4" table:formula="of:=MOD(DEGREES(ATAN2([.C598];[.D598]));360)" office:value-type="float" office:value="134.97833316564">
            <text:p>135.0</text:p>
          </table:table-cell>
          <table:table-cell table:style-name="ce4" table:formula="of:=[.H598]-180" office:value-type="float" office:value="-45.0216668343601">
            <text:p>-45.0</text:p>
          </table:table-cell>
          <table:table-cell table:style-name="ce6" table:formula="of:=ROUND(([.I598]/360)*[.B$2];0)" office:value-type="float" office:value="-6">
            <text:p>-6</text:p>
          </table:table-cell>
          <table:table-cell table:style-name="ce2" office:value-type="float" office:value="2">
            <text:p>2</text:p>
          </table:table-cell>
          <table:table-cell table:style-name="ce4" table:formula="of:=[.K598]*(360/[.B$2])" office:value-type="float" office:value="15">
            <text:p>15.0</text:p>
          </table:table-cell>
          <table:table-cell table:style-name="ce6" table:formula="of:=ROUND(( ([.I598]+(([.K598]/2)*(360/[.B$2])))/360)*[.B$2];0)" office:value-type="float" office:value="-5">
            <text:p>-5</text:p>
          </table:table-cell>
          <table:table-cell table:style-name="ce11" table:formula="of:=ROUND(( ([.I598]-(([.K598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605M1</text:p>
          </table:table-cell>
          <table:table-cell table:style-name="ce2" office:value-type="float" office:value="594">
            <text:p>594</text:p>
          </table:table-cell>
          <table:table-cell table:style-name="ce2" office:value-type="float" office:value="-29.864">
            <text:p>-29.864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24.947">
            <text:p>24.947</text:p>
          </table:table-cell>
          <table:table-cell table:style-name="ce4" table:formula="of:=SQRT( ([.C599]^2) + ([.D599]^2) + ([.E599]^2) )" office:value-type="float" office:value="45.4356164368879">
            <text:p>45.4</text:p>
          </table:table-cell>
          <table:table-cell table:style-name="ce4" table:formula="of:=DEGREES(ASIN([.E599]/[.F599]))" office:value-type="float" office:value="33.3027306354125">
            <text:p>33.3</text:p>
          </table:table-cell>
          <table:table-cell table:style-name="ce4" table:formula="of:=MOD(DEGREES(ATAN2([.C599];[.D599]));360)" office:value-type="float" office:value="141.852942576127">
            <text:p>141.9</text:p>
          </table:table-cell>
          <table:table-cell table:style-name="ce4" table:formula="of:=[.H599]-180" office:value-type="float" office:value="-38.1470574238734">
            <text:p>-38.1</text:p>
          </table:table-cell>
          <table:table-cell table:style-name="ce6" table:formula="of:=ROUND(([.I599]/360)*[.B$2];0)" office:value-type="float" office:value="-5">
            <text:p>-5</text:p>
          </table:table-cell>
          <table:table-cell table:style-name="ce2" office:value-type="float" office:value="2">
            <text:p>2</text:p>
          </table:table-cell>
          <table:table-cell table:style-name="ce4" table:formula="of:=[.K599]*(360/[.B$2])" office:value-type="float" office:value="15">
            <text:p>15.0</text:p>
          </table:table-cell>
          <table:table-cell table:style-name="ce6" table:formula="of:=ROUND(( ([.I599]+(([.K599]/2)*(360/[.B$2])))/360)*[.B$2];0)" office:value-type="float" office:value="-4">
            <text:p>-4</text:p>
          </table:table-cell>
          <table:table-cell table:style-name="ce11" table:formula="of:=ROUND(( ([.I599]-(([.K599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604M1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-23.157">
            <text:p>-23.157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29.898">
            <text:p>29.898</text:p>
          </table:table-cell>
          <table:table-cell table:style-name="ce4" table:formula="of:=SQRT( ([.C600]^2) + ([.D600]^2) + ([.E600]^2) )" office:value-type="float" office:value="45.4209424935238">
            <text:p>45.4</text:p>
          </table:table-cell>
          <table:table-cell table:style-name="ce4" table:formula="of:=DEGREES(ASIN([.E600]/[.F600]))" office:value-type="float" office:value="41.1659820111832">
            <text:p>41.2</text:p>
          </table:table-cell>
          <table:table-cell table:style-name="ce4" table:formula="of:=MOD(DEGREES(ATAN2([.C600];[.D600]));360)" office:value-type="float" office:value="132.628409991044">
            <text:p>132.6</text:p>
          </table:table-cell>
          <table:table-cell table:style-name="ce4" table:formula="of:=[.H600]-180" office:value-type="float" office:value="-47.371590008956">
            <text:p>-47.4</text:p>
          </table:table-cell>
          <table:table-cell table:style-name="ce6" table:formula="of:=ROUND(([.I600]/360)*[.B$2];0)" office:value-type="float" office:value="-6">
            <text:p>-6</text:p>
          </table:table-cell>
          <table:table-cell table:style-name="ce2" office:value-type="float" office:value="3">
            <text:p>3</text:p>
          </table:table-cell>
          <table:table-cell table:style-name="ce4" table:formula="of:=[.K600]*(360/[.B$2])" office:value-type="float" office:value="22.5">
            <text:p>22.5</text:p>
          </table:table-cell>
          <table:table-cell table:style-name="ce6" table:formula="of:=ROUND(( ([.I600]+(([.K600]/2)*(360/[.B$2])))/360)*[.B$2];0)" office:value-type="float" office:value="-5">
            <text:p>-5</text:p>
          </table:table-cell>
          <table:table-cell table:style-name="ce11" table:formula="of:=ROUND(( ([.I600]-(([.K600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603M1</text:p>
          </table:table-cell>
          <table:table-cell table:style-name="ce2" office:value-type="float" office:value="596">
            <text:p>596</text:p>
          </table:table-cell>
          <table:table-cell table:style-name="ce2" office:value-type="float" office:value="-24.031">
            <text:p>-24.031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32.589">
            <text:p>32.589</text:p>
          </table:table-cell>
          <table:table-cell table:style-name="ce4" table:formula="of:=SQRT( ([.C601]^2) + ([.D601]^2) + ([.E601]^2) )" office:value-type="float" office:value="45.4219176829865">
            <text:p>45.4</text:p>
          </table:table-cell>
          <table:table-cell table:style-name="ce4" table:formula="of:=DEGREES(ASIN([.E601]/[.F601]))" office:value-type="float" office:value="45.8462396365824">
            <text:p>45.8</text:p>
          </table:table-cell>
          <table:table-cell table:style-name="ce4" table:formula="of:=MOD(DEGREES(ATAN2([.C601];[.D601]));360)" office:value-type="float" office:value="139.420703740339">
            <text:p>139.4</text:p>
          </table:table-cell>
          <table:table-cell table:style-name="ce4" table:formula="of:=[.H601]-180" office:value-type="float" office:value="-40.5792962596611">
            <text:p>-40.6</text:p>
          </table:table-cell>
          <table:table-cell table:style-name="ce6" table:formula="of:=ROUND(([.I601]/360)*[.B$2];0)" office:value-type="float" office:value="-5">
            <text:p>-5</text:p>
          </table:table-cell>
          <table:table-cell table:style-name="ce2" office:value-type="float" office:value="3">
            <text:p>3</text:p>
          </table:table-cell>
          <table:table-cell table:style-name="ce4" table:formula="of:=[.K601]*(360/[.B$2])" office:value-type="float" office:value="22.5">
            <text:p>22.5</text:p>
          </table:table-cell>
          <table:table-cell table:style-name="ce6" table:formula="of:=ROUND(( ([.I601]+(([.K601]/2)*(360/[.B$2])))/360)*[.B$2];0)" office:value-type="float" office:value="-4">
            <text:p>-4</text:p>
          </table:table-cell>
          <table:table-cell table:style-name="ce11" table:formula="of:=ROUND(( ([.I601]-(([.K601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602M1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-30.718">
            <text:p>-30.718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27.575">
            <text:p>27.575</text:p>
          </table:table-cell>
          <table:table-cell table:style-name="ce4" table:formula="of:=SQRT( ([.C602]^2) + ([.D602]^2) + ([.E602]^2) )" office:value-type="float" office:value="45.4357389507423">
            <text:p>45.4</text:p>
          </table:table-cell>
          <table:table-cell table:style-name="ce4" table:formula="of:=DEGREES(ASIN([.E602]/[.F602]))" office:value-type="float" office:value="37.3657681172573">
            <text:p>37.4</text:p>
          </table:table-cell>
          <table:table-cell table:style-name="ce4" table:formula="of:=MOD(DEGREES(ATAN2([.C602];[.D602]));360)" office:value-type="float" office:value="148.282212552384">
            <text:p>148.3</text:p>
          </table:table-cell>
          <table:table-cell table:style-name="ce4" table:formula="of:=[.H602]-180" office:value-type="float" office:value="-31.7177874476163">
            <text:p>-31.7</text:p>
          </table:table-cell>
          <table:table-cell table:style-name="ce6" table:formula="of:=ROUND(([.I602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602]*(360/[.B$2])" office:value-type="float" office:value="15">
            <text:p>15.0</text:p>
          </table:table-cell>
          <table:table-cell table:style-name="ce6" table:formula="of:=ROUND(( ([.I602]+(([.K602]/2)*(360/[.B$2])))/360)*[.B$2];0)" office:value-type="float" office:value="-3">
            <text:p>-3</text:p>
          </table:table-cell>
          <table:table-cell table:style-name="ce11" table:formula="of:=ROUND(( ([.I602]-(([.K602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601M1</text:p>
          </table:table-cell>
          <table:table-cell table:style-name="ce2" office:value-type="float" office:value="598">
            <text:p>598</text:p>
          </table:table-cell>
          <table:table-cell table:style-name="ce2" office:value-type="float" office:value="-28.162">
            <text:p>-28.162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31.1">
            <text:p>31.1</text:p>
          </table:table-cell>
          <table:table-cell table:style-name="ce4" table:formula="of:=SQRT( ([.C603]^2) + ([.D603]^2) + ([.E603]^2) )" office:value-type="float" office:value="45.4229266890631">
            <text:p>45.4</text:p>
          </table:table-cell>
          <table:table-cell table:style-name="ce4" table:formula="of:=DEGREES(ASIN([.E603]/[.F603]))" office:value-type="float" office:value="43.210152905154">
            <text:p>43.2</text:p>
          </table:table-cell>
          <table:table-cell table:style-name="ce4" table:formula="of:=MOD(DEGREES(ATAN2([.C603];[.D603]));360)" office:value-type="float" office:value="148.282633339462">
            <text:p>148.3</text:p>
          </table:table-cell>
          <table:table-cell table:style-name="ce4" table:formula="of:=[.H603]-180" office:value-type="float" office:value="-31.7173666605383">
            <text:p>-31.7</text:p>
          </table:table-cell>
          <table:table-cell table:style-name="ce6" table:formula="of:=ROUND(([.I603]/360)*[.B$2];0)" office:value-type="float" office:value="-4">
            <text:p>-4</text:p>
          </table:table-cell>
          <table:table-cell table:style-name="ce2" office:value-type="float" office:value="2">
            <text:p>2</text:p>
          </table:table-cell>
          <table:table-cell table:style-name="ce4" table:formula="of:=[.K603]*(360/[.B$2])" office:value-type="float" office:value="15">
            <text:p>15.0</text:p>
          </table:table-cell>
          <table:table-cell table:style-name="ce6" table:formula="of:=ROUND(( ([.I603]+(([.K603]/2)*(360/[.B$2])))/360)*[.B$2];0)" office:value-type="float" office:value="-3">
            <text:p>-3</text:p>
          </table:table-cell>
          <table:table-cell table:style-name="ce11" table:formula="of:=ROUND(( ([.I603]-(([.K603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600M1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-29.155">
            <text:p>-29.155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32.589">
            <text:p>32.589</text:p>
          </table:table-cell>
          <table:table-cell table:style-name="ce4" table:formula="of:=SQRT( ([.C604]^2) + ([.D604]^2) + ([.E604]^2) )" office:value-type="float" office:value="45.4213721281073">
            <text:p>45.4</text:p>
          </table:table-cell>
          <table:table-cell table:style-name="ce4" table:formula="of:=DEGREES(ASIN([.E604]/[.F604]))" office:value-type="float" office:value="45.8469484537548">
            <text:p>45.8</text:p>
          </table:table-cell>
          <table:table-cell table:style-name="ce4" table:formula="of:=MOD(DEGREES(ATAN2([.C604];[.D604]));360)" office:value-type="float" office:value="157.142628683213">
            <text:p>157.1</text:p>
          </table:table-cell>
          <table:table-cell table:style-name="ce4" table:formula="of:=[.H604]-180" office:value-type="float" office:value="-22.8573713167874">
            <text:p>-22.9</text:p>
          </table:table-cell>
          <table:table-cell table:style-name="ce6" table:formula="of:=ROUND(([.I604]/360)*[.B$2];0)" office:value-type="float" office:value="-3">
            <text:p>-3</text:p>
          </table:table-cell>
          <table:table-cell table:style-name="ce2" office:value-type="float" office:value="2">
            <text:p>2</text:p>
          </table:table-cell>
          <table:table-cell table:style-name="ce4" table:formula="of:=[.K604]*(360/[.B$2])" office:value-type="float" office:value="15">
            <text:p>15.0</text:p>
          </table:table-cell>
          <table:table-cell table:style-name="ce6" table:formula="of:=ROUND(( ([.I604]+(([.K604]/2)*(360/[.B$2])))/360)*[.B$2];0)" office:value-type="float" office:value="-2">
            <text:p>-2</text:p>
          </table:table-cell>
          <table:table-cell table:style-name="ce11" table:formula="of:=ROUND(( ([.I604]-(([.K604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599M1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-34.335">
            <text:p>-34.335</text:p>
          </table:table-cell>
          <table:table-cell table:style-name="ce2" office:value-type="float" office:value="16.22">
            <text:p>16.22</text:p>
          </table:table-cell>
          <table:table-cell table:style-name="ce2" office:value-type="float" office:value="24.947">
            <text:p>24.947</text:p>
          </table:table-cell>
          <table:table-cell table:style-name="ce4" table:formula="of:=SQRT( ([.C605]^2) + ([.D605]^2) + ([.E605]^2) )" office:value-type="float" office:value="45.4349362715521">
            <text:p>45.4</text:p>
          </table:table-cell>
          <table:table-cell table:style-name="ce4" table:formula="of:=DEGREES(ASIN([.E605]/[.F605]))" office:value-type="float" office:value="33.3032941146445">
            <text:p>33.3</text:p>
          </table:table-cell>
          <table:table-cell table:style-name="ce4" table:formula="of:=MOD(DEGREES(ATAN2([.C605];[.D605]));360)" office:value-type="float" office:value="154.713750478897">
            <text:p>154.7</text:p>
          </table:table-cell>
          <table:table-cell table:style-name="ce4" table:formula="of:=[.H605]-180" office:value-type="float" office:value="-25.2862495211035">
            <text:p>-25.3</text:p>
          </table:table-cell>
          <table:table-cell table:style-name="ce6" table:formula="of:=ROUND(([.I605]/360)*[.B$2];0)" office:value-type="float" office:value="-3">
            <text:p>-3</text:p>
          </table:table-cell>
          <table:table-cell table:style-name="ce2" office:value-type="float" office:value="3">
            <text:p>3</text:p>
          </table:table-cell>
          <table:table-cell table:style-name="ce4" table:formula="of:=[.K605]*(360/[.B$2])" office:value-type="float" office:value="22.5">
            <text:p>22.5</text:p>
          </table:table-cell>
          <table:table-cell table:style-name="ce6" table:formula="of:=ROUND(( ([.I605]+(([.K605]/2)*(360/[.B$2])))/360)*[.B$2];0)" office:value-type="float" office:value="-2">
            <text:p>-2</text:p>
          </table:table-cell>
          <table:table-cell table:style-name="ce11" table:formula="of:=ROUND(( ([.I605]-(([.K605]/2)*(360/[.B$2])))/360)*[.B$2];0)" office:value-type="float" office:value="-5">
            <text:p>-5</text:p>
          </table:table-cell>
          <table:table-cell table:style-name="ce2"/>
        </table:table-row>
        <table:table-row table:style-name="ro1">
          <table:table-cell table:style-name="ce2" office:value-type="string">
            <text:p>3598M1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-35.482">
            <text:p>-35.482</text:p>
          </table:table-cell>
          <table:table-cell table:style-name="ce2" office:value-type="float" office:value="11.811">
            <text:p>11.811</text:p>
          </table:table-cell>
          <table:table-cell table:style-name="ce2" office:value-type="float" office:value="25.78">
            <text:p>25.78</text:p>
          </table:table-cell>
          <table:table-cell table:style-name="ce4" table:formula="of:=SQRT( ([.C606]^2) + ([.D606]^2) + ([.E606]^2) )" office:value-type="float" office:value="45.4211453510367">
            <text:p>45.4</text:p>
          </table:table-cell>
          <table:table-cell table:style-name="ce4" table:formula="of:=DEGREES(ASIN([.E606]/[.F606]))" office:value-type="float" office:value="34.5814388010804">
            <text:p>34.6</text:p>
          </table:table-cell>
          <table:table-cell table:style-name="ce4" table:formula="of:=MOD(DEGREES(ATAN2([.C606];[.D606]));360)" office:value-type="float" office:value="161.588791784699">
            <text:p>161.6</text:p>
          </table:table-cell>
          <table:table-cell table:style-name="ce4" table:formula="of:=[.H606]-180" office:value-type="float" office:value="-18.4112082153007">
            <text:p>-18.4</text:p>
          </table:table-cell>
          <table:table-cell table:style-name="ce6" table:formula="of:=ROUND(([.I606]/360)*[.B$2];0)" office:value-type="float" office:value="-2">
            <text:p>-2</text:p>
          </table:table-cell>
          <table:table-cell table:style-name="ce2" office:value-type="float" office:value="3">
            <text:p>3</text:p>
          </table:table-cell>
          <table:table-cell table:style-name="ce4" table:formula="of:=[.K606]*(360/[.B$2])" office:value-type="float" office:value="22.5">
            <text:p>22.5</text:p>
          </table:table-cell>
          <table:table-cell table:style-name="ce6" table:formula="of:=ROUND(( ([.I606]+(([.K606]/2)*(360/[.B$2])))/360)*[.B$2];0)" office:value-type="float" office:value="-1">
            <text:p>-1</text:p>
          </table:table-cell>
          <table:table-cell table:style-name="ce11" table:formula="of:=ROUND(( ([.I606]-(([.K606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597M1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-38.588">
            <text:p>-38.588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2.012">
            <text:p>22.012</text:p>
          </table:table-cell>
          <table:table-cell table:style-name="ce4" table:formula="of:=SQRT( ([.C607]^2) + ([.D607]^2) + ([.E607]^2) )" office:value-type="float" office:value="45.4208486050184">
            <text:p>45.4</text:p>
          </table:table-cell>
          <table:table-cell table:style-name="ce4" table:formula="of:=DEGREES(ASIN([.E607]/[.F607]))" office:value-type="float" office:value="28.9877927794008">
            <text:p>29.0</text:p>
          </table:table-cell>
          <table:table-cell table:style-name="ce4" table:formula="of:=MOD(DEGREES(ATAN2([.C607];[.D607]));360)" office:value-type="float" office:value="166.225379277768">
            <text:p>166.2</text:p>
          </table:table-cell>
          <table:table-cell table:style-name="ce4" table:formula="of:=[.H607]-180" office:value-type="float" office:value="-13.7746207222317">
            <text:p>-13.8</text:p>
          </table:table-cell>
          <table:table-cell table:style-name="ce6" table:formula="of:=ROUND(([.I607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607]*(360/[.B$2])" office:value-type="float" office:value="15">
            <text:p>15.0</text:p>
          </table:table-cell>
          <table:table-cell table:style-name="ce6" table:formula="of:=ROUND(( ([.I607]+(([.K607]/2)*(360/[.B$2])))/360)*[.B$2];0)" office:value-type="float" office:value="-1">
            <text:p>-1</text:p>
          </table:table-cell>
          <table:table-cell table:style-name="ce11" table:formula="of:=ROUND(( ([.I607]-(([.K607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96M1</text:p>
          </table:table-cell>
          <table:table-cell table:style-name="ce2" office:value-type="float" office:value="603">
            <text:p>603</text:p>
          </table:table-cell>
          <table:table-cell table:style-name="ce2" office:value-type="float" office:value="-32.858">
            <text:p>-32.858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9.898">
            <text:p>29.898</text:p>
          </table:table-cell>
          <table:table-cell table:style-name="ce4" table:formula="of:=SQRT( ([.C608]^2) + ([.D608]^2) + ([.E608]^2) )" office:value-type="float" office:value="45.4205918939857">
            <text:p>45.4</text:p>
          </table:table-cell>
          <table:table-cell table:style-name="ce4" table:formula="of:=DEGREES(ASIN([.E608]/[.F608]))" office:value-type="float" office:value="41.1663687212437">
            <text:p>41.2</text:p>
          </table:table-cell>
          <table:table-cell table:style-name="ce4" table:formula="of:=MOD(DEGREES(ATAN2([.C608];[.D608]));360)" office:value-type="float" office:value="163.938597601503">
            <text:p>163.9</text:p>
          </table:table-cell>
          <table:table-cell table:style-name="ce4" table:formula="of:=[.H608]-180" office:value-type="float" office:value="-16.0614023984969">
            <text:p>-16.1</text:p>
          </table:table-cell>
          <table:table-cell table:style-name="ce6" table:formula="of:=ROUND(([.I608]/360)*[.B$2];0)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4" table:formula="of:=[.K608]*(360/[.B$2])" office:value-type="float" office:value="15">
            <text:p>15.0</text:p>
          </table:table-cell>
          <table:table-cell table:style-name="ce6" table:formula="of:=ROUND(( ([.I608]+(([.K608]/2)*(360/[.B$2])))/360)*[.B$2];0)" office:value-type="float" office:value="-1">
            <text:p>-1</text:p>
          </table:table-cell>
          <table:table-cell table:style-name="ce11" table:formula="of:=ROUND(( ([.I608]-(([.K608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595M1</text:p>
          </table:table-cell>
          <table:table-cell table:style-name="ce2" office:value-type="float" office:value="604">
            <text:p>604</text:p>
          </table:table-cell>
          <table:table-cell table:style-name="ce2" office:value-type="float" office:value="-33.452">
            <text:p>-33.452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30.349">
            <text:p>30.349</text:p>
          </table:table-cell>
          <table:table-cell table:style-name="ce4" table:formula="of:=SQRT( ([.C609]^2) + ([.D609]^2) + ([.E609]^2) )" office:value-type="float" office:value="45.4173608766516">
            <text:p>45.4</text:p>
          </table:table-cell>
          <table:table-cell table:style-name="ce4" table:formula="of:=DEGREES(ASIN([.E609]/[.F609]))" office:value-type="float" office:value="41.9301897491835">
            <text:p>41.9</text:p>
          </table:table-cell>
          <table:table-cell table:style-name="ce4" table:formula="of:=MOD(DEGREES(ATAN2([.C609];[.D609]));360)" office:value-type="float" office:value="171.904909837135">
            <text:p>171.9</text:p>
          </table:table-cell>
          <table:table-cell table:style-name="ce4" table:formula="of:=[.H609]-180" office:value-type="float" office:value="-8.09509016286478">
            <text:p>-8.1</text:p>
          </table:table-cell>
          <table:table-cell table:style-name="ce6" table:formula="of:=ROUND(([.I609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609]*(360/[.B$2])" office:value-type="float" office:value="15">
            <text:p>15.0</text:p>
          </table:table-cell>
          <table:table-cell table:style-name="ce6" table:formula="of:=ROUND(( ([.I609]+(([.K609]/2)*(360/[.B$2])))/360)*[.B$2];0)" office:value-type="float" office:value="-0">
            <text:p>0</text:p>
          </table:table-cell>
          <table:table-cell table:style-name="ce11" table:formula="of:=ROUND(( ([.I609]-(([.K609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94M1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-39.201">
            <text:p>-39.201</text:p>
          </table:table-cell>
          <table:table-cell table:style-name="ce2" office:value-type="float" office:value="4.758">
            <text:p>4.758</text:p>
          </table:table-cell>
          <table:table-cell table:style-name="ce2" office:value-type="float" office:value="22.437">
            <text:p>22.437</text:p>
          </table:table-cell>
          <table:table-cell table:style-name="ce4" table:formula="of:=SQRT( ([.C610]^2) + ([.D610]^2) + ([.E610]^2) )" office:value-type="float" office:value="45.4177931432165">
            <text:p>45.4</text:p>
          </table:table-cell>
          <table:table-cell table:style-name="ce4" table:formula="of:=DEGREES(ASIN([.E610]/[.F610]))" office:value-type="float" office:value="29.6047161437056">
            <text:p>29.6</text:p>
          </table:table-cell>
          <table:table-cell table:style-name="ce4" table:formula="of:=MOD(DEGREES(ATAN2([.C610];[.D610]));360)" office:value-type="float" office:value="173.07960670865">
            <text:p>173.1</text:p>
          </table:table-cell>
          <table:table-cell table:style-name="ce4" table:formula="of:=[.H610]-180" office:value-type="float" office:value="-6.92039329134977">
            <text:p>-6.9</text:p>
          </table:table-cell>
          <table:table-cell table:style-name="ce6" table:formula="of:=ROUND(([.I610]/360)*[.B$2];0)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4" table:formula="of:=[.K610]*(360/[.B$2])" office:value-type="float" office:value="15">
            <text:p>15.0</text:p>
          </table:table-cell>
          <table:table-cell table:style-name="ce6" table:formula="of:=ROUND(( ([.I610]+(([.K610]/2)*(360/[.B$2])))/360)*[.B$2];0)" office:value-type="float" office:value="0">
            <text:p>0</text:p>
          </table:table-cell>
          <table:table-cell table:style-name="ce11" table:formula="of:=ROUND(( ([.I610]-(([.K610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93M1</text:p>
          </table:table-cell>
          <table:table-cell table:style-name="ce2" office:value-type="float" office:value="606">
            <text:p>606</text:p>
          </table:table-cell>
          <table:table-cell table:style-name="ce2" office:value-type="float" office:value="-36.69">
            <text:p>-36.69</text:p>
          </table:table-cell>
          <table:table-cell table:style-name="ce2" office:value-type="float" office:value="2.406">
            <text:p>2.406</text:p>
          </table:table-cell>
          <table:table-cell table:style-name="ce2" office:value-type="float" office:value="26.657">
            <text:p>26.657</text:p>
          </table:table-cell>
          <table:table-cell table:style-name="ce4" table:formula="of:=SQRT( ([.C611]^2) + ([.D611]^2) + ([.E611]^2) )" office:value-type="float" office:value="45.4152021354084">
            <text:p>45.4</text:p>
          </table:table-cell>
          <table:table-cell table:style-name="ce4" table:formula="of:=DEGREES(ASIN([.E611]/[.F611]))" office:value-type="float" office:value="35.9417208925699">
            <text:p>35.9</text:p>
          </table:table-cell>
          <table:table-cell table:style-name="ce4" table:formula="of:=MOD(DEGREES(ATAN2([.C611];[.D611]));360)" office:value-type="float" office:value="176.248117985337">
            <text:p>176.2</text:p>
          </table:table-cell>
          <table:table-cell table:style-name="ce4" table:formula="of:=[.H611]-180" office:value-type="float" office:value="-3.75188201466256">
            <text:p>-3.8</text:p>
          </table:table-cell>
          <table:table-cell table:style-name="ce6" table:formula="of:=ROUND(([.I611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611]*(360/[.B$2])" office:value-type="float" office:value="22.5">
            <text:p>22.5</text:p>
          </table:table-cell>
          <table:table-cell table:style-name="ce6" table:formula="of:=ROUND(( ([.I611]+(([.K611]/2)*(360/[.B$2])))/360)*[.B$2];0)" office:value-type="float" office:value="1">
            <text:p>1</text:p>
          </table:table-cell>
          <table:table-cell table:style-name="ce11" table:formula="of:=ROUND(( ([.I611]-(([.K611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592M1</text:p>
          </table:table-cell>
          <table:table-cell table:style-name="ce2" office:value-type="float" office:value="607">
            <text:p>607</text:p>
          </table:table-cell>
          <table:table-cell table:style-name="ce2" office:value-type="float" office:value="-36.626">
            <text:p>-36.626</text:p>
          </table:table-cell>
          <table:table-cell table:style-name="ce2" office:value-type="float" office:value="-2.859">
            <text:p>-2.859</text:p>
          </table:table-cell>
          <table:table-cell table:style-name="ce2" office:value-type="float" office:value="26.611">
            <text:p>26.611</text:p>
          </table:table-cell>
          <table:table-cell table:style-name="ce4" table:formula="of:=SQRT( ([.C612]^2) + ([.D612]^2) + ([.E612]^2) )" office:value-type="float" office:value="45.3627939836161">
            <text:p>45.4</text:p>
          </table:table-cell>
          <table:table-cell table:style-name="ce4" table:formula="of:=DEGREES(ASIN([.E612]/[.F612]))" office:value-type="float" office:value="35.9179514621165">
            <text:p>35.9</text:p>
          </table:table-cell>
          <table:table-cell table:style-name="ce4" table:formula="of:=MOD(DEGREES(ATAN2([.C612];[.D612]));360)" office:value-type="float" office:value="184.463417667466">
            <text:p>184.5</text:p>
          </table:table-cell>
          <table:table-cell table:style-name="ce4" table:formula="of:=[.H612]-180" office:value-type="float" office:value="4.46341766746559">
            <text:p>4.5</text:p>
          </table:table-cell>
          <table:table-cell table:style-name="ce6" table:formula="of:=ROUND(([.I612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12]*(360/[.B$2])" office:value-type="float" office:value="22.5">
            <text:p>22.5</text:p>
          </table:table-cell>
          <table:table-cell table:style-name="ce6" table:formula="of:=ROUND(( ([.I612]+(([.K612]/2)*(360/[.B$2])))/360)*[.B$2];0)" office:value-type="float" office:value="2">
            <text:p>2</text:p>
          </table:table-cell>
          <table:table-cell table:style-name="ce11" table:formula="of:=ROUND(( ([.I612]-(([.K612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623M1</text:p>
          </table:table-cell>
          <table:table-cell table:style-name="ce2" office:value-type="float" office:value="608">
            <text:p>608</text:p>
          </table:table-cell>
          <table:table-cell table:style-name="ce2" office:value-type="float" office:value="-41.521">
            <text:p>-41.521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18.301">
            <text:p>18.301</text:p>
          </table:table-cell>
          <table:table-cell table:style-name="ce4" table:formula="of:=SQRT( ([.C613]^2) + ([.D613]^2) + ([.E613]^2) )" office:value-type="float" office:value="45.4361886935953">
            <text:p>45.4</text:p>
          </table:table-cell>
          <table:table-cell table:style-name="ce4" table:formula="of:=DEGREES(ASIN([.E613]/[.F613]))" office:value-type="float" office:value="23.7523770951056">
            <text:p>23.8</text:p>
          </table:table-cell>
          <table:table-cell table:style-name="ce4" table:formula="of:=MOD(DEGREES(ATAN2([.C613];[.D613]));360)" office:value-type="float" office:value="176.759261579843">
            <text:p>176.8</text:p>
          </table:table-cell>
          <table:table-cell table:style-name="ce4" table:formula="of:=[.H613]-180" office:value-type="float" office:value="-3.24073842015724">
            <text:p>-3.2</text:p>
          </table:table-cell>
          <table:table-cell table:style-name="ce6" table:formula="of:=ROUND(([.I613]/360)*[.B$2];0)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4" table:formula="of:=[.K613]*(360/[.B$2])" office:value-type="float" office:value="22.5">
            <text:p>22.5</text:p>
          </table:table-cell>
          <table:table-cell table:style-name="ce6" table:formula="of:=ROUND(( ([.I613]+(([.K613]/2)*(360/[.B$2])))/360)*[.B$2];0)" office:value-type="float" office:value="1">
            <text:p>1</text:p>
          </table:table-cell>
          <table:table-cell table:style-name="ce11" table:formula="of:=ROUND(( ([.I613]-(([.K613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622M1</text:p>
          </table:table-cell>
          <table:table-cell table:style-name="ce2" office:value-type="float" office:value="609">
            <text:p>609</text:p>
          </table:table-cell>
          <table:table-cell table:style-name="ce2" office:value-type="float" office:value="-41.471">
            <text:p>-41.471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18.226">
            <text:p>18.226</text:p>
          </table:table-cell>
          <table:table-cell table:style-name="ce4" table:formula="of:=SQRT( ([.C614]^2) + ([.D614]^2) + ([.E614]^2) )" office:value-type="float" office:value="45.3853695148558">
            <text:p>45.4</text:p>
          </table:table-cell>
          <table:table-cell table:style-name="ce4" table:formula="of:=DEGREES(ASIN([.E614]/[.F614]))" office:value-type="float" office:value="23.677186677227">
            <text:p>23.7</text:p>
          </table:table-cell>
          <table:table-cell table:style-name="ce4" table:formula="of:=MOD(DEGREES(ATAN2([.C614];[.D614]));360)" office:value-type="float" office:value="183.852953118293">
            <text:p>183.9</text:p>
          </table:table-cell>
          <table:table-cell table:style-name="ce4" table:formula="of:=[.H614]-180" office:value-type="float" office:value="3.85295311829253">
            <text:p>3.9</text:p>
          </table:table-cell>
          <table:table-cell table:style-name="ce6" table:formula="of:=ROUND(([.I614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14]*(360/[.B$2])" office:value-type="float" office:value="22.5">
            <text:p>22.5</text:p>
          </table:table-cell>
          <table:table-cell table:style-name="ce6" table:formula="of:=ROUND(( ([.I614]+(([.K614]/2)*(360/[.B$2])))/360)*[.B$2];0)" office:value-type="float" office:value="2">
            <text:p>2</text:p>
          </table:table-cell>
          <table:table-cell table:style-name="ce11" table:formula="of:=ROUND(( ([.I614]-(([.K614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621M1</text:p>
          </table:table-cell>
          <table:table-cell table:style-name="ce2" office:value-type="float" office:value="610">
            <text:p>610</text:p>
          </table:table-cell>
          <table:table-cell table:style-name="ce2" office:value-type="float" office:value="-42.952">
            <text:p>-42.952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13.896">
            <text:p>13.896</text:p>
          </table:table-cell>
          <table:table-cell table:style-name="ce4" table:formula="of:=SQRT( ([.C615]^2) + ([.D615]^2) + ([.E615]^2) )" office:value-type="float" office:value="45.4360413768629">
            <text:p>45.4</text:p>
          </table:table-cell>
          <table:table-cell table:style-name="ce4" table:formula="of:=DEGREES(ASIN([.E615]/[.F615]))" office:value-type="float" office:value="17.8084969943719">
            <text:p>17.8</text:p>
          </table:table-cell>
          <table:table-cell table:style-name="ce4" table:formula="of:=MOD(DEGREES(ATAN2([.C615];[.D615]));360)" office:value-type="float" office:value="186.829307301384">
            <text:p>186.8</text:p>
          </table:table-cell>
          <table:table-cell table:style-name="ce4" table:formula="of:=[.H615]-180" office:value-type="float" office:value="6.8293073013844">
            <text:p>6.8</text:p>
          </table:table-cell>
          <table:table-cell table:style-name="ce6" table:formula="of:=ROUND(([.I615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615]*(360/[.B$2])" office:value-type="float" office:value="15">
            <text:p>15.0</text:p>
          </table:table-cell>
          <table:table-cell table:style-name="ce6" table:formula="of:=ROUND(( ([.I615]+(([.K615]/2)*(360/[.B$2])))/360)*[.B$2];0)" office:value-type="float" office:value="2">
            <text:p>2</text:p>
          </table:table-cell>
          <table:table-cell table:style-name="ce11" table:formula="of:=ROUND(( ([.I615]-(([.K615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620M1</text:p>
          </table:table-cell>
          <table:table-cell table:style-name="ce2" office:value-type="float" office:value="611">
            <text:p>611</text:p>
          </table:table-cell>
          <table:table-cell table:style-name="ce2" office:value-type="float" office:value="-39.088">
            <text:p>-39.088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22.314">
            <text:p>22.314</text:p>
          </table:table-cell>
          <table:table-cell table:style-name="ce4" table:formula="of:=SQRT( ([.C616]^2) + ([.D616]^2) + ([.E616]^2) )" office:value-type="float" office:value="45.3621002710412">
            <text:p>45.4</text:p>
          </table:table-cell>
          <table:table-cell table:style-name="ce4" table:formula="of:=DEGREES(ASIN([.E616]/[.F616]))" office:value-type="float" office:value="29.4660951907559">
            <text:p>29.5</text:p>
          </table:table-cell>
          <table:table-cell table:style-name="ce4" table:formula="of:=MOD(DEGREES(ATAN2([.C616];[.D616]));360)" office:value-type="float" office:value="188.226324590686">
            <text:p>188.2</text:p>
          </table:table-cell>
          <table:table-cell table:style-name="ce4" table:formula="of:=[.H616]-180" office:value-type="float" office:value="8.22632459068564">
            <text:p>8.2</text:p>
          </table:table-cell>
          <table:table-cell table:style-name="ce6" table:formula="of:=ROUND(([.I616]/360)*[.B$2];0)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table:formula="of:=[.K616]*(360/[.B$2])" office:value-type="float" office:value="15">
            <text:p>15.0</text:p>
          </table:table-cell>
          <table:table-cell table:style-name="ce6" table:formula="of:=ROUND(( ([.I616]+(([.K616]/2)*(360/[.B$2])))/360)*[.B$2];0)" office:value-type="float" office:value="2">
            <text:p>2</text:p>
          </table:table-cell>
          <table:table-cell table:style-name="ce11" table:formula="of:=ROUND(( ([.I616]-(([.K616]/2)*(360/[.B$2])))/360)*[.B$2];0)" office:value-type="float" office:value="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619M1</text:p>
          </table:table-cell>
          <table:table-cell table:style-name="ce2" office:value-type="float" office:value="612">
            <text:p>612</text:p>
          </table:table-cell>
          <table:table-cell table:style-name="ce2" office:value-type="float" office:value="-38.225">
            <text:p>-38.225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21.688">
            <text:p>21.688</text:p>
          </table:table-cell>
          <table:table-cell table:style-name="ce4" table:formula="of:=SQRT( ([.C617]^2) + ([.D617]^2) + ([.E617]^2) )" office:value-type="float" office:value="45.3621287529587">
            <text:p>45.4</text:p>
          </table:table-cell>
          <table:table-cell table:style-name="ce4" table:formula="of:=DEGREES(ASIN([.E617]/[.F617]))" office:value-type="float" office:value="28.5619100688282">
            <text:p>28.6</text:p>
          </table:table-cell>
          <table:table-cell table:style-name="ce4" table:formula="of:=MOD(DEGREES(ATAN2([.C617];[.D617]));360)" office:value-type="float" office:value="196.377610391944">
            <text:p>196.4</text:p>
          </table:table-cell>
          <table:table-cell table:style-name="ce4" table:formula="of:=[.H617]-180" office:value-type="float" office:value="16.3776103919435">
            <text:p>16.4</text:p>
          </table:table-cell>
          <table:table-cell table:style-name="ce6" table:formula="of:=ROUND(([.I617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617]*(360/[.B$2])" office:value-type="float" office:value="15">
            <text:p>15.0</text:p>
          </table:table-cell>
          <table:table-cell table:style-name="ce6" table:formula="of:=ROUND(( ([.I617]+(([.K617]/2)*(360/[.B$2])))/360)*[.B$2];0)" office:value-type="float" office:value="3">
            <text:p>3</text:p>
          </table:table-cell>
          <table:table-cell table:style-name="ce11" table:formula="of:=ROUND(( ([.I617]-(([.K617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618M1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-42.092">
            <text:p>-42.092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13.54">
            <text:p>13.54</text:p>
          </table:table-cell>
          <table:table-cell table:style-name="ce4" table:formula="of:=SQRT( ([.C618]^2) + ([.D618]^2) + ([.E618]^2) )" office:value-type="float" office:value="45.4179667642663">
            <text:p>45.4</text:p>
          </table:table-cell>
          <table:table-cell table:style-name="ce4" table:formula="of:=DEGREES(ASIN([.E618]/[.F618]))" office:value-type="float" office:value="17.34471528363">
            <text:p>17.3</text:p>
          </table:table-cell>
          <table:table-cell table:style-name="ce4" table:formula="of:=MOD(DEGREES(ATAN2([.C618];[.D618]));360)" office:value-type="float" office:value="193.851612370524">
            <text:p>193.9</text:p>
          </table:table-cell>
          <table:table-cell table:style-name="ce4" table:formula="of:=[.H618]-180" office:value-type="float" office:value="13.8516123705244">
            <text:p>13.9</text:p>
          </table:table-cell>
          <table:table-cell table:style-name="ce6" table:formula="of:=ROUND(([.I618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618]*(360/[.B$2])" office:value-type="float" office:value="15">
            <text:p>15.0</text:p>
          </table:table-cell>
          <table:table-cell table:style-name="ce6" table:formula="of:=ROUND(( ([.I618]+(([.K618]/2)*(360/[.B$2])))/360)*[.B$2];0)" office:value-type="float" office:value="3">
            <text:p>3</text:p>
          </table:table-cell>
          <table:table-cell table:style-name="ce11" table:formula="of:=ROUND(( ([.I618]-(([.K618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617M1</text:p>
          </table:table-cell>
          <table:table-cell table:style-name="ce2" office:value-type="float" office:value="614">
            <text:p>614</text:p>
          </table:table-cell>
          <table:table-cell table:style-name="ce2" office:value-type="float" office:value="-39.749">
            <text:p>-39.749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17.242">
            <text:p>17.242</text:p>
          </table:table-cell>
          <table:table-cell table:style-name="ce4" table:formula="of:=SQRT( ([.C619]^2) + ([.D619]^2) + ([.E619]^2) )" office:value-type="float" office:value="45.4153730470201">
            <text:p>45.4</text:p>
          </table:table-cell>
          <table:table-cell table:style-name="ce4" table:formula="of:=DEGREES(ASIN([.E619]/[.F619]))" office:value-type="float" office:value="22.3120776661487">
            <text:p>22.3</text:p>
          </table:table-cell>
          <table:table-cell table:style-name="ce4" table:formula="of:=MOD(DEGREES(ATAN2([.C619];[.D619]));360)" office:value-type="float" office:value="198.903709860775">
            <text:p>198.9</text:p>
          </table:table-cell>
          <table:table-cell table:style-name="ce4" table:formula="of:=[.H619]-180" office:value-type="float" office:value="18.9037098607753">
            <text:p>18.9</text:p>
          </table:table-cell>
          <table:table-cell table:style-name="ce6" table:formula="of:=ROUND(([.I619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619]*(360/[.B$2])" office:value-type="float" office:value="22.5">
            <text:p>22.5</text:p>
          </table:table-cell>
          <table:table-cell table:style-name="ce6" table:formula="of:=ROUND(( ([.I619]+(([.K619]/2)*(360/[.B$2])))/360)*[.B$2];0)" office:value-type="float" office:value="4">
            <text:p>4</text:p>
          </table:table-cell>
          <table:table-cell table:style-name="ce11" table:formula="of:=ROUND(( ([.I619]-(([.K619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616M1</text:p>
          </table:table-cell>
          <table:table-cell table:style-name="ce2" office:value-type="float" office:value="615">
            <text:p>615</text:p>
          </table:table-cell>
          <table:table-cell table:style-name="ce2" office:value-type="float" office:value="-37.932">
            <text:p>-37.932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16.562">
            <text:p>16.562</text:p>
          </table:table-cell>
          <table:table-cell table:style-name="ce4" table:formula="of:=SQRT( ([.C620]^2) + ([.D620]^2) + ([.E620]^2) )" office:value-type="float" office:value="45.4179377449043">
            <text:p>45.4</text:p>
          </table:table-cell>
          <table:table-cell table:style-name="ce4" table:formula="of:=DEGREES(ASIN([.E620]/[.F620]))" office:value-type="float" office:value="21.3865175285313">
            <text:p>21.4</text:p>
          </table:table-cell>
          <table:table-cell table:style-name="ce4" table:formula="of:=MOD(DEGREES(ATAN2([.C620];[.D620]));360)" office:value-type="float" office:value="206.241503689772">
            <text:p>206.2</text:p>
          </table:table-cell>
          <table:table-cell table:style-name="ce4" table:formula="of:=[.H620]-180" office:value-type="float" office:value="26.2415036897716">
            <text:p>26.2</text:p>
          </table:table-cell>
          <table:table-cell table:style-name="ce6" table:formula="of:=ROUND(([.I620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620]*(360/[.B$2])" office:value-type="float" office:value="22.5">
            <text:p>22.5</text:p>
          </table:table-cell>
          <table:table-cell table:style-name="ce6" table:formula="of:=ROUND(( ([.I620]+(([.K620]/2)*(360/[.B$2])))/360)*[.B$2];0)" office:value-type="float" office:value="5">
            <text:p>5</text:p>
          </table:table-cell>
          <table:table-cell table:style-name="ce11" table:formula="of:=ROUND(( ([.I620]-(([.K620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15M1</text:p>
          </table:table-cell>
          <table:table-cell table:style-name="ce2" office:value-type="float" office:value="616">
            <text:p>616</text:p>
          </table:table-cell>
          <table:table-cell table:style-name="ce2" office:value-type="float" office:value="-42.742">
            <text:p>-42.742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9.228">
            <text:p>9.228</text:p>
          </table:table-cell>
          <table:table-cell table:style-name="ce4" table:formula="of:=SQRT( ([.C621]^2) + ([.D621]^2) + ([.E621]^2) )" office:value-type="float" office:value="45.4211255694968">
            <text:p>45.4</text:p>
          </table:table-cell>
          <table:table-cell table:style-name="ce4" table:formula="of:=DEGREES(ASIN([.E621]/[.F621]))" office:value-type="float" office:value="11.7221228740123">
            <text:p>11.7</text:p>
          </table:table-cell>
          <table:table-cell table:style-name="ce4" table:formula="of:=MOD(DEGREES(ATAN2([.C621];[.D621]));360)" office:value-type="float" office:value="196.042017204546">
            <text:p>196.0</text:p>
          </table:table-cell>
          <table:table-cell table:style-name="ce4" table:formula="of:=[.H621]-180" office:value-type="float" office:value="16.0420172045463">
            <text:p>16.0</text:p>
          </table:table-cell>
          <table:table-cell table:style-name="ce6" table:formula="of:=ROUND(([.I621]/360)*[.B$2];0)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4" table:formula="of:=[.K621]*(360/[.B$2])" office:value-type="float" office:value="15">
            <text:p>15.0</text:p>
          </table:table-cell>
          <table:table-cell table:style-name="ce6" table:formula="of:=ROUND(( ([.I621]+(([.K621]/2)*(360/[.B$2])))/360)*[.B$2];0)" office:value-type="float" office:value="3">
            <text:p>3</text:p>
          </table:table-cell>
          <table:table-cell table:style-name="ce11" table:formula="of:=ROUND(( ([.I621]-(([.K621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614M1</text:p>
          </table:table-cell>
          <table:table-cell table:style-name="ce2" office:value-type="float" office:value="617">
            <text:p>617</text:p>
          </table:table-cell>
          <table:table-cell table:style-name="ce2" office:value-type="float" office:value="-41.062">
            <text:p>-41.062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8.607">
            <text:p>8.607</text:p>
          </table:table-cell>
          <table:table-cell table:style-name="ce4" table:formula="of:=SQRT( ([.C622]^2) + ([.D622]^2) + ([.E622]^2) )" office:value-type="float" office:value="45.4213861303241">
            <text:p>45.4</text:p>
          </table:table-cell>
          <table:table-cell table:style-name="ce4" table:formula="of:=DEGREES(ASIN([.E622]/[.F622]))" office:value-type="float" office:value="10.9231531371426">
            <text:p>10.9</text:p>
          </table:table-cell>
          <table:table-cell table:style-name="ce4" table:formula="of:=MOD(DEGREES(ATAN2([.C622];[.D622]));360)" office:value-type="float" office:value="202.970689975462">
            <text:p>203.0</text:p>
          </table:table-cell>
          <table:table-cell table:style-name="ce4" table:formula="of:=[.H622]-180" office:value-type="float" office:value="22.9706899754622">
            <text:p>23.0</text:p>
          </table:table-cell>
          <table:table-cell table:style-name="ce6" table:formula="of:=ROUND(([.I622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622]*(360/[.B$2])" office:value-type="float" office:value="15">
            <text:p>15.0</text:p>
          </table:table-cell>
          <table:table-cell table:style-name="ce6" table:formula="of:=ROUND(( ([.I622]+(([.K622]/2)*(360/[.B$2])))/360)*[.B$2];0)" office:value-type="float" office:value="4">
            <text:p>4</text:p>
          </table:table-cell>
          <table:table-cell table:style-name="ce11" table:formula="of:=ROUND(( ([.I622]-(([.K622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13M1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-41.059">
            <text:p>-41.059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4.254">
            <text:p>4.254</text:p>
          </table:table-cell>
          <table:table-cell table:style-name="ce4" table:formula="of:=SQRT( ([.C623]^2) + ([.D623]^2) + ([.E623]^2) )" office:value-type="float" office:value="45.4353191030942">
            <text:p>45.4</text:p>
          </table:table-cell>
          <table:table-cell table:style-name="ce4" table:formula="of:=DEGREES(ASIN([.E623]/[.F623]))" office:value-type="float" office:value="5.37233515331513">
            <text:p>5.4</text:p>
          </table:table-cell>
          <table:table-cell table:style-name="ce4" table:formula="of:=MOD(DEGREES(ATAN2([.C623];[.D623]));360)" office:value-type="float" office:value="204.815037604521">
            <text:p>204.8</text:p>
          </table:table-cell>
          <table:table-cell table:style-name="ce4" table:formula="of:=[.H623]-180" office:value-type="float" office:value="24.8150376045208">
            <text:p>24.8</text:p>
          </table:table-cell>
          <table:table-cell table:style-name="ce6" table:formula="of:=ROUND(([.I623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623]*(360/[.B$2])" office:value-type="float" office:value="15">
            <text:p>15.0</text:p>
          </table:table-cell>
          <table:table-cell table:style-name="ce6" table:formula="of:=ROUND(( ([.I623]+(([.K623]/2)*(360/[.B$2])))/360)*[.B$2];0)" office:value-type="float" office:value="4">
            <text:p>4</text:p>
          </table:table-cell>
          <table:table-cell table:style-name="ce11" table:formula="of:=ROUND(( ([.I623]-(([.K623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12M1</text:p>
          </table:table-cell>
          <table:table-cell table:style-name="ce2" office:value-type="float" office:value="619">
            <text:p>619</text:p>
          </table:table-cell>
          <table:table-cell table:style-name="ce2" office:value-type="float" office:value="-38.596">
            <text:p>-38.596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12.24">
            <text:p>12.24</text:p>
          </table:table-cell>
          <table:table-cell table:style-name="ce4" table:formula="of:=SQRT( ([.C624]^2) + ([.D624]^2) + ([.E624]^2) )" office:value-type="float" office:value="45.4212234533593">
            <text:p>45.4</text:p>
          </table:table-cell>
          <table:table-cell table:style-name="ce4" table:formula="of:=DEGREES(ASIN([.E624]/[.F624]))" office:value-type="float" office:value="15.6331803876732">
            <text:p>15.6</text:p>
          </table:table-cell>
          <table:table-cell table:style-name="ce4" table:formula="of:=MOD(DEGREES(ATAN2([.C624];[.D624]));360)" office:value-type="float" office:value="208.069558948586">
            <text:p>208.1</text:p>
          </table:table-cell>
          <table:table-cell table:style-name="ce4" table:formula="of:=[.H624]-180" office:value-type="float" office:value="28.0695589485862">
            <text:p>28.1</text:p>
          </table:table-cell>
          <table:table-cell table:style-name="ce6" table:formula="of:=ROUND(([.I624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624]*(360/[.B$2])" office:value-type="float" office:value="15">
            <text:p>15.0</text:p>
          </table:table-cell>
          <table:table-cell table:style-name="ce6" table:formula="of:=ROUND(( ([.I624]+(([.K624]/2)*(360/[.B$2])))/360)*[.B$2];0)" office:value-type="float" office:value="5">
            <text:p>5</text:p>
          </table:table-cell>
          <table:table-cell table:style-name="ce11" table:formula="of:=ROUND(( ([.I624]-(([.K624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611M1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-36.308">
            <text:p>-36.308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10.577">
            <text:p>10.577</text:p>
          </table:table-cell>
          <table:table-cell table:style-name="ce4" table:formula="of:=SQRT( ([.C625]^2) + ([.D625]^2) + ([.E625]^2) )" office:value-type="float" office:value="45.4210166883129">
            <text:p>45.4</text:p>
          </table:table-cell>
          <table:table-cell table:style-name="ce4" table:formula="of:=DEGREES(ASIN([.E625]/[.F625]))" office:value-type="float" office:value="13.4658505068746">
            <text:p>13.5</text:p>
          </table:table-cell>
          <table:table-cell table:style-name="ce4" table:formula="of:=MOD(DEGREES(ATAN2([.C625];[.D625]));360)" office:value-type="float" office:value="214.718287562534">
            <text:p>214.7</text:p>
          </table:table-cell>
          <table:table-cell table:style-name="ce4" table:formula="of:=[.H625]-180" office:value-type="float" office:value="34.7182875625339">
            <text:p>34.7</text:p>
          </table:table-cell>
          <table:table-cell table:style-name="ce6" table:formula="of:=ROUND(([.I625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625]*(360/[.B$2])" office:value-type="float" office:value="15">
            <text:p>15.0</text:p>
          </table:table-cell>
          <table:table-cell table:style-name="ce6" table:formula="of:=ROUND(( ([.I625]+(([.K625]/2)*(360/[.B$2])))/360)*[.B$2];0)" office:value-type="float" office:value="6">
            <text:p>6</text:p>
          </table:table-cell>
          <table:table-cell table:style-name="ce11" table:formula="of:=ROUND(( ([.I625]-(([.K625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10M1</text:p>
          </table:table-cell>
          <table:table-cell table:style-name="ce2" office:value-type="float" office:value="621">
            <text:p>621</text:p>
          </table:table-cell>
          <table:table-cell table:style-name="ce2" office:value-type="float" office:value="-38.824">
            <text:p>-38.824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2.629">
            <text:p>2.629</text:p>
          </table:table-cell>
          <table:table-cell table:style-name="ce4" table:formula="of:=SQRT( ([.C626]^2) + ([.D626]^2) + ([.E626]^2) )" office:value-type="float" office:value="45.4356528840513">
            <text:p>45.4</text:p>
          </table:table-cell>
          <table:table-cell table:style-name="ce4" table:formula="of:=DEGREES(ASIN([.E626]/[.F626]))" office:value-type="float" office:value="3.31710394719779">
            <text:p>3.3</text:p>
          </table:table-cell>
          <table:table-cell table:style-name="ce4" table:formula="of:=MOD(DEGREES(ATAN2([.C626];[.D626]));360)" office:value-type="float" office:value="211.138792245706">
            <text:p>211.1</text:p>
          </table:table-cell>
          <table:table-cell table:style-name="ce4" table:formula="of:=[.H626]-180" office:value-type="float" office:value="31.1387922457057">
            <text:p>31.1</text:p>
          </table:table-cell>
          <table:table-cell table:style-name="ce6" table:formula="of:=ROUND(([.I626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626]*(360/[.B$2])" office:value-type="float" office:value="15">
            <text:p>15.0</text:p>
          </table:table-cell>
          <table:table-cell table:style-name="ce6" table:formula="of:=ROUND(( ([.I626]+(([.K626]/2)*(360/[.B$2])))/360)*[.B$2];0)" office:value-type="float" office:value="5">
            <text:p>5</text:p>
          </table:table-cell>
          <table:table-cell table:style-name="ce11" table:formula="of:=ROUND(( ([.I626]-(([.K626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609M1</text:p>
          </table:table-cell>
          <table:table-cell table:style-name="ce2" office:value-type="float" office:value="622">
            <text:p>622</text:p>
          </table:table-cell>
          <table:table-cell table:style-name="ce2" office:value-type="float" office:value="-36.539">
            <text:p>-36.539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5.319">
            <text:p>5.319</text:p>
          </table:table-cell>
          <table:table-cell table:style-name="ce4" table:formula="of:=SQRT( ([.C627]^2) + ([.D627]^2) + ([.E627]^2) )" office:value-type="float" office:value="45.4225098161693">
            <text:p>45.4</text:p>
          </table:table-cell>
          <table:table-cell table:style-name="ce4" table:formula="of:=DEGREES(ASIN([.E627]/[.F627]))" office:value-type="float" office:value="6.72479531545202">
            <text:p>6.7</text:p>
          </table:table-cell>
          <table:table-cell table:style-name="ce4" table:formula="of:=MOD(DEGREES(ATAN2([.C627];[.D627]));360)" office:value-type="float" office:value="215.904295612486">
            <text:p>215.9</text:p>
          </table:table-cell>
          <table:table-cell table:style-name="ce4" table:formula="of:=[.H627]-180" office:value-type="float" office:value="35.9042956124859">
            <text:p>35.9</text:p>
          </table:table-cell>
          <table:table-cell table:style-name="ce6" table:formula="of:=ROUND(([.I627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627]*(360/[.B$2])" office:value-type="float" office:value="15">
            <text:p>15.0</text:p>
          </table:table-cell>
          <table:table-cell table:style-name="ce6" table:formula="of:=ROUND(( ([.I627]+(([.K627]/2)*(360/[.B$2])))/360)*[.B$2];0)" office:value-type="float" office:value="6">
            <text:p>6</text:p>
          </table:table-cell>
          <table:table-cell table:style-name="ce11" table:formula="of:=ROUND(( ([.I627]-(([.K627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08M1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-33.745">
            <text:p>-33.745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2.691">
            <text:p>2.691</text:p>
          </table:table-cell>
          <table:table-cell table:style-name="ce4" table:formula="of:=SQRT( ([.C628]^2) + ([.D628]^2) + ([.E628]^2) )" office:value-type="float" office:value="45.4205525615882">
            <text:p>45.4</text:p>
          </table:table-cell>
          <table:table-cell table:style-name="ce4" table:formula="of:=DEGREES(ASIN([.E628]/[.F628]))" office:value-type="float" office:value="3.39655237496351">
            <text:p>3.4</text:p>
          </table:table-cell>
          <table:table-cell table:style-name="ce4" table:formula="of:=MOD(DEGREES(ATAN2([.C628];[.D628]));360)" office:value-type="float" office:value="221.905025579014">
            <text:p>221.9</text:p>
          </table:table-cell>
          <table:table-cell table:style-name="ce4" table:formula="of:=[.H628]-180" office:value-type="float" office:value="41.905025579014">
            <text:p>41.9</text:p>
          </table:table-cell>
          <table:table-cell table:style-name="ce6" table:formula="of:=ROUND(([.I628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628]*(360/[.B$2])" office:value-type="float" office:value="15">
            <text:p>15.0</text:p>
          </table:table-cell>
          <table:table-cell table:style-name="ce6" table:formula="of:=ROUND(( ([.I628]+(([.K628]/2)*(360/[.B$2])))/360)*[.B$2];0)" office:value-type="float" office:value="7">
            <text:p>7</text:p>
          </table:table-cell>
          <table:table-cell table:style-name="ce11" table:formula="of:=ROUND(( ([.I628]-(([.K628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39M1</text:p>
          </table:table-cell>
          <table:table-cell table:style-name="ce2" office:value-type="float" office:value="624">
            <text:p>624</text:p>
          </table:table-cell>
          <table:table-cell table:style-name="ce2" office:value-type="float" office:value="3.651">
            <text:p>3.651</text:p>
          </table:table-cell>
          <table:table-cell table:style-name="ce2" office:value-type="float" office:value="40.717">
            <text:p>40.717</text:p>
          </table:table-cell>
          <table:table-cell table:style-name="ce2" office:value-type="float" office:value="19.829">
            <text:p>19.829</text:p>
          </table:table-cell>
          <table:table-cell table:style-name="ce4" table:formula="of:=SQRT( ([.C629]^2) + ([.D629]^2) + ([.E629]^2) )" office:value-type="float" office:value="45.4355932172124">
            <text:p>45.4</text:p>
          </table:table-cell>
          <table:table-cell table:style-name="ce4" table:formula="of:=DEGREES(ASIN([.E629]/[.F629]))" office:value-type="float" office:value="25.8756829225599">
            <text:p>25.9</text:p>
          </table:table-cell>
          <table:table-cell table:style-name="ce4" table:formula="of:=MOD(DEGREES(ATAN2([.C629];[.D629]));360)" office:value-type="float" office:value="84.8761220476862">
            <text:p>84.9</text:p>
          </table:table-cell>
          <table:table-cell table:style-name="ce4" table:formula="of:=[.H629]-180" office:value-type="float" office:value="-95.1238779523139">
            <text:p>-95.1</text:p>
          </table:table-cell>
          <table:table-cell table:style-name="ce6" table:formula="of:=ROUND(([.I629]/360)*[.B$2];0)" office:value-type="float" office:value="-13">
            <text:p>-13</text:p>
          </table:table-cell>
          <table:table-cell table:style-name="ce2" office:value-type="float" office:value="2">
            <text:p>2</text:p>
          </table:table-cell>
          <table:table-cell table:style-name="ce4" table:formula="of:=[.K629]*(360/[.B$2])" office:value-type="float" office:value="15">
            <text:p>15.0</text:p>
          </table:table-cell>
          <table:table-cell table:style-name="ce6" table:formula="of:=ROUND(( ([.I629]+(([.K629]/2)*(360/[.B$2])))/360)*[.B$2];0)" office:value-type="float" office:value="-12">
            <text:p>-12</text:p>
          </table:table-cell>
          <table:table-cell table:style-name="ce11" table:formula="of:=ROUND(( ([.I629]-(([.K629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38M1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2.271">
            <text:p>2.271</text:p>
          </table:table-cell>
          <table:table-cell table:style-name="ce2" office:value-type="float" office:value="38.342">
            <text:p>38.342</text:p>
          </table:table-cell>
          <table:table-cell table:style-name="ce2" office:value-type="float" office:value="24.178">
            <text:p>24.178</text:p>
          </table:table-cell>
          <table:table-cell table:style-name="ce4" table:formula="of:=SQRT( ([.C630]^2) + ([.D630]^2) + ([.E630]^2) )" office:value-type="float" office:value="45.3854832407897">
            <text:p>45.4</text:p>
          </table:table-cell>
          <table:table-cell table:style-name="ce4" table:formula="of:=DEGREES(ASIN([.E630]/[.F630]))" office:value-type="float" office:value="32.1897851746466">
            <text:p>32.2</text:p>
          </table:table-cell>
          <table:table-cell table:style-name="ce4" table:formula="of:=MOD(DEGREES(ATAN2([.C630];[.D630]));360)" office:value-type="float" office:value="86.6103261750695">
            <text:p>86.6</text:p>
          </table:table-cell>
          <table:table-cell table:style-name="ce4" table:formula="of:=[.H630]-180" office:value-type="float" office:value="-93.3896738249305">
            <text:p>-93.4</text:p>
          </table:table-cell>
          <table:table-cell table:style-name="ce6" table:formula="of:=ROUND(([.I630]/360)*[.B$2];0)" office:value-type="float" office:value="-12">
            <text:p>-12</text:p>
          </table:table-cell>
          <table:table-cell table:style-name="ce2" office:value-type="float" office:value="3">
            <text:p>3</text:p>
          </table:table-cell>
          <table:table-cell table:style-name="ce4" table:formula="of:=[.K630]*(360/[.B$2])" office:value-type="float" office:value="22.5">
            <text:p>22.5</text:p>
          </table:table-cell>
          <table:table-cell table:style-name="ce6" table:formula="of:=ROUND(( ([.I630]+(([.K630]/2)*(360/[.B$2])))/360)*[.B$2];0)" office:value-type="float" office:value="-11">
            <text:p>-11</text:p>
          </table:table-cell>
          <table:table-cell table:style-name="ce11" table:formula="of:=ROUND(( ([.I630]-(([.K630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37M1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-3.063">
            <text:p>-3.063</text:p>
          </table:table-cell>
          <table:table-cell table:style-name="ce2" office:value-type="float" office:value="37.488">
            <text:p>37.488</text:p>
          </table:table-cell>
          <table:table-cell table:style-name="ce2" office:value-type="float" office:value="25.357">
            <text:p>25.357</text:p>
          </table:table-cell>
          <table:table-cell table:style-name="ce4" table:formula="of:=SQRT( ([.C631]^2) + ([.D631]^2) + ([.E631]^2) )" office:value-type="float" office:value="45.3619836647385">
            <text:p>45.4</text:p>
          </table:table-cell>
          <table:table-cell table:style-name="ce4" table:formula="of:=DEGREES(ASIN([.E631]/[.F631]))" office:value-type="float" office:value="33.9861378227334">
            <text:p>34.0</text:p>
          </table:table-cell>
          <table:table-cell table:style-name="ce4" table:formula="of:=MOD(DEGREES(ATAN2([.C631];[.D631]));360)" office:value-type="float" office:value="94.6710413050352">
            <text:p>94.7</text:p>
          </table:table-cell>
          <table:table-cell table:style-name="ce4" table:formula="of:=[.H631]-180" office:value-type="float" office:value="-85.3289586949648">
            <text:p>-85.3</text:p>
          </table:table-cell>
          <table:table-cell table:style-name="ce6" table:formula="of:=ROUND(([.I631]/360)*[.B$2];0)" office:value-type="float" office:value="-11">
            <text:p>-11</text:p>
          </table:table-cell>
          <table:table-cell table:style-name="ce2" office:value-type="float" office:value="3">
            <text:p>3</text:p>
          </table:table-cell>
          <table:table-cell table:style-name="ce4" table:formula="of:=[.K631]*(360/[.B$2])" office:value-type="float" office:value="22.5">
            <text:p>22.5</text:p>
          </table:table-cell>
          <table:table-cell table:style-name="ce6" table:formula="of:=ROUND(( ([.I631]+(([.K631]/2)*(360/[.B$2])))/360)*[.B$2];0)" office:value-type="float" office:value="-10">
            <text:p>-10</text:p>
          </table:table-cell>
          <table:table-cell table:style-name="ce11" table:formula="of:=ROUND(( ([.I631]-(([.K631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636M1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5.967">
            <text:p>5.967</text:p>
          </table:table-cell>
          <table:table-cell table:style-name="ce2" office:value-type="float" office:value="36.086">
            <text:p>36.086</text:p>
          </table:table-cell>
          <table:table-cell table:style-name="ce2" office:value-type="float" office:value="26.957">
            <text:p>26.957</text:p>
          </table:table-cell>
          <table:table-cell table:style-name="ce4" table:formula="of:=SQRT( ([.C632]^2) + ([.D632]^2) + ([.E632]^2) )" office:value-type="float" office:value="45.4365968575993">
            <text:p>45.4</text:p>
          </table:table-cell>
          <table:table-cell table:style-name="ce4" table:formula="of:=DEGREES(ASIN([.E632]/[.F632]))" office:value-type="float" office:value="36.3907027953716">
            <text:p>36.4</text:p>
          </table:table-cell>
          <table:table-cell table:style-name="ce4" table:formula="of:=MOD(DEGREES(ATAN2([.C632];[.D632]));360)" office:value-type="float" office:value="80.6108159308144">
            <text:p>80.6</text:p>
          </table:table-cell>
          <table:table-cell table:style-name="ce4" table:formula="of:=[.H632]-180" office:value-type="float" office:value="-99.3891840691856">
            <text:p>-99.4</text:p>
          </table:table-cell>
          <table:table-cell table:style-name="ce6" table:formula="of:=ROUND(([.I632]/360)*[.B$2];0)" office:value-type="float" office:value="-13">
            <text:p>-13</text:p>
          </table:table-cell>
          <table:table-cell table:style-name="ce2" office:value-type="float" office:value="2">
            <text:p>2</text:p>
          </table:table-cell>
          <table:table-cell table:style-name="ce4" table:formula="of:=[.K632]*(360/[.B$2])" office:value-type="float" office:value="15">
            <text:p>15.0</text:p>
          </table:table-cell>
          <table:table-cell table:style-name="ce6" table:formula="of:=ROUND(( ([.I632]+(([.K632]/2)*(360/[.B$2])))/360)*[.B$2];0)" office:value-type="float" office:value="-12">
            <text:p>-12</text:p>
          </table:table-cell>
          <table:table-cell table:style-name="ce11" table:formula="of:=ROUND(( ([.I632]-(([.K632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35M1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4.437">
            <text:p>4.437</text:p>
          </table:table-cell>
          <table:table-cell table:style-name="ce2" office:value-type="float" office:value="32.935">
            <text:p>32.935</text:p>
          </table:table-cell>
          <table:table-cell table:style-name="ce2" office:value-type="float" office:value="30.958">
            <text:p>30.958</text:p>
          </table:table-cell>
          <table:table-cell table:style-name="ce4" table:formula="of:=SQRT( ([.C633]^2) + ([.D633]^2) + ([.E633]^2) )" office:value-type="float" office:value="45.4180466114517">
            <text:p>45.4</text:p>
          </table:table-cell>
          <table:table-cell table:style-name="ce4" table:formula="of:=DEGREES(ASIN([.E633]/[.F633]))" office:value-type="float" office:value="42.9706260811451">
            <text:p>43.0</text:p>
          </table:table-cell>
          <table:table-cell table:style-name="ce4" table:formula="of:=MOD(DEGREES(ATAN2([.C633];[.D633]));360)" office:value-type="float" office:value="82.327313953467">
            <text:p>82.3</text:p>
          </table:table-cell>
          <table:table-cell table:style-name="ce4" table:formula="of:=[.H633]-180" office:value-type="float" office:value="-97.6726860465331">
            <text:p>-97.7</text:p>
          </table:table-cell>
          <table:table-cell table:style-name="ce6" table:formula="of:=ROUND(([.I633]/360)*[.B$2];0)" office:value-type="float" office:value="-13">
            <text:p>-13</text:p>
          </table:table-cell>
          <table:table-cell table:style-name="ce2" office:value-type="float" office:value="2">
            <text:p>2</text:p>
          </table:table-cell>
          <table:table-cell table:style-name="ce4" table:formula="of:=[.K633]*(360/[.B$2])" office:value-type="float" office:value="15">
            <text:p>15.0</text:p>
          </table:table-cell>
          <table:table-cell table:style-name="ce6" table:formula="of:=ROUND(( ([.I633]+(([.K633]/2)*(360/[.B$2])))/360)*[.B$2];0)" office:value-type="float" office:value="-12">
            <text:p>-12</text:p>
          </table:table-cell>
          <table:table-cell table:style-name="ce11" table:formula="of:=ROUND(( ([.I633]-(([.K633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34M1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-4.459">
            <text:p>-4.459</text:p>
          </table:table-cell>
          <table:table-cell table:style-name="ce2" office:value-type="float" office:value="34.038">
            <text:p>34.038</text:p>
          </table:table-cell>
          <table:table-cell table:style-name="ce2" office:value-type="float" office:value="29.653">
            <text:p>29.653</text:p>
          </table:table-cell>
          <table:table-cell table:style-name="ce4" table:formula="of:=SQRT( ([.C634]^2) + ([.D634]^2) + ([.E634]^2) )" office:value-type="float" office:value="45.3626336757468">
            <text:p>45.4</text:p>
          </table:table-cell>
          <table:table-cell table:style-name="ce4" table:formula="of:=DEGREES(ASIN([.E634]/[.F634]))" office:value-type="float" office:value="40.8202263829846">
            <text:p>40.8</text:p>
          </table:table-cell>
          <table:table-cell table:style-name="ce4" table:formula="of:=MOD(DEGREES(ATAN2([.C634];[.D634]));360)" office:value-type="float" office:value="97.4632848890105">
            <text:p>97.5</text:p>
          </table:table-cell>
          <table:table-cell table:style-name="ce4" table:formula="of:=[.H634]-180" office:value-type="float" office:value="-82.5367151109895">
            <text:p>-82.5</text:p>
          </table:table-cell>
          <table:table-cell table:style-name="ce6" table:formula="of:=ROUND(([.I634]/360)*[.B$2];0)" office:value-type="float" office:value="-11">
            <text:p>-11</text:p>
          </table:table-cell>
          <table:table-cell table:style-name="ce2" office:value-type="float" office:value="2">
            <text:p>2</text:p>
          </table:table-cell>
          <table:table-cell table:style-name="ce4" table:formula="of:=[.K634]*(360/[.B$2])" office:value-type="float" office:value="15">
            <text:p>15.0</text:p>
          </table:table-cell>
          <table:table-cell table:style-name="ce6" table:formula="of:=ROUND(( ([.I634]+(([.K634]/2)*(360/[.B$2])))/360)*[.B$2];0)" office:value-type="float" office:value="-10">
            <text:p>-10</text:p>
          </table:table-cell>
          <table:table-cell table:style-name="ce11" table:formula="of:=ROUND(( ([.I634]-(([.K634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633M1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-0.653">
            <text:p>-0.653</text:p>
          </table:table-cell>
          <table:table-cell table:style-name="ce2" office:value-type="float" office:value="31.74">
            <text:p>31.74</text:p>
          </table:table-cell>
          <table:table-cell table:style-name="ce2" office:value-type="float" office:value="32.476">
            <text:p>32.476</text:p>
          </table:table-cell>
          <table:table-cell table:style-name="ce4" table:formula="of:=SQRT( ([.C635]^2) + ([.D635]^2) + ([.E635]^2) )" office:value-type="float" office:value="45.4152461735043">
            <text:p>45.4</text:p>
          </table:table-cell>
          <table:table-cell table:style-name="ce4" table:formula="of:=DEGREES(ASIN([.E635]/[.F635]))" office:value-type="float" office:value="45.6505964334512">
            <text:p>45.7</text:p>
          </table:table-cell>
          <table:table-cell table:style-name="ce4" table:formula="of:=MOD(DEGREES(ATAN2([.C635];[.D635]));360)" office:value-type="float" office:value="91.1786032344375">
            <text:p>91.2</text:p>
          </table:table-cell>
          <table:table-cell table:style-name="ce4" table:formula="of:=[.H635]-180" office:value-type="float" office:value="-88.8213967655625">
            <text:p>-88.8</text:p>
          </table:table-cell>
          <table:table-cell table:style-name="ce6" table:formula="of:=ROUND(([.I635]/360)*[.B$2];0)" office:value-type="float" office:value="-12">
            <text:p>-12</text:p>
          </table:table-cell>
          <table:table-cell table:style-name="ce2" office:value-type="float" office:value="2">
            <text:p>2</text:p>
          </table:table-cell>
          <table:table-cell table:style-name="ce4" table:formula="of:=[.K635]*(360/[.B$2])" office:value-type="float" office:value="15">
            <text:p>15.0</text:p>
          </table:table-cell>
          <table:table-cell table:style-name="ce6" table:formula="of:=ROUND(( ([.I635]+(([.K635]/2)*(360/[.B$2])))/360)*[.B$2];0)" office:value-type="float" office:value="-11">
            <text:p>-11</text:p>
          </table:table-cell>
          <table:table-cell table:style-name="ce11" table:formula="of:=ROUND(( ([.I635]-(([.K635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632M1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-2.293">
            <text:p>-2.293</text:p>
          </table:table-cell>
          <table:table-cell table:style-name="ce2" office:value-type="float" office:value="27.792">
            <text:p>27.792</text:p>
          </table:table-cell>
          <table:table-cell table:style-name="ce2" office:value-type="float" office:value="35.849">
            <text:p>35.849</text:p>
          </table:table-cell>
          <table:table-cell table:style-name="ce4" table:formula="of:=SQRT( ([.C636]^2) + ([.D636]^2) + ([.E636]^2) )" office:value-type="float" office:value="45.4181011712291">
            <text:p>45.4</text:p>
          </table:table-cell>
          <table:table-cell table:style-name="ce4" table:formula="of:=DEGREES(ASIN([.E636]/[.F636]))" office:value-type="float" office:value="52.121155837164">
            <text:p>52.1</text:p>
          </table:table-cell>
          <table:table-cell table:style-name="ce4" table:formula="of:=MOD(DEGREES(ATAN2([.C636];[.D636]));360)" office:value-type="float" office:value="94.716548859091">
            <text:p>94.7</text:p>
          </table:table-cell>
          <table:table-cell table:style-name="ce4" table:formula="of:=[.H636]-180" office:value-type="float" office:value="-85.283451140909">
            <text:p>-85.3</text:p>
          </table:table-cell>
          <table:table-cell table:style-name="ce6" table:formula="of:=ROUND(([.I636]/360)*[.B$2];0)" office:value-type="float" office:value="-11">
            <text:p>-11</text:p>
          </table:table-cell>
          <table:table-cell table:style-name="ce2" office:value-type="float" office:value="3">
            <text:p>3</text:p>
          </table:table-cell>
          <table:table-cell table:style-name="ce4" table:formula="of:=[.K636]*(360/[.B$2])" office:value-type="float" office:value="22.5">
            <text:p>22.5</text:p>
          </table:table-cell>
          <table:table-cell table:style-name="ce6" table:formula="of:=ROUND(( ([.I636]+(([.K636]/2)*(360/[.B$2])))/360)*[.B$2];0)" office:value-type="float" office:value="-10">
            <text:p>-10</text:p>
          </table:table-cell>
          <table:table-cell table:style-name="ce11" table:formula="of:=ROUND(( ([.I636]-(([.K636]/2)*(360/[.B$2])))/360)*[.B$2];0)" office:value-type="float" office:value="-13">
            <text:p>-13</text:p>
          </table:table-cell>
          <table:table-cell table:style-name="ce2"/>
        </table:table-row>
        <table:table-row table:style-name="ro1">
          <table:table-cell table:style-name="ce2" office:value-type="string">
            <text:p>3631M1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-9.839">
            <text:p>-9.839</text:p>
          </table:table-cell>
          <table:table-cell table:style-name="ce2" office:value-type="float" office:value="32.312">
            <text:p>32.312</text:p>
          </table:table-cell>
          <table:table-cell table:style-name="ce2" office:value-type="float" office:value="30.28">
            <text:p>30.28</text:p>
          </table:table-cell>
          <table:table-cell table:style-name="ce4" table:formula="of:=SQRT( ([.C637]^2) + ([.D637]^2) + ([.E637]^2) )" office:value-type="float" office:value="45.3624256957231">
            <text:p>45.4</text:p>
          </table:table-cell>
          <table:table-cell table:style-name="ce4" table:formula="of:=DEGREES(ASIN([.E637]/[.F637]))" office:value-type="float" office:value="41.8753908882334">
            <text:p>41.9</text:p>
          </table:table-cell>
          <table:table-cell table:style-name="ce4" table:formula="of:=MOD(DEGREES(ATAN2([.C637];[.D637]));360)" office:value-type="float" office:value="106.935486010414">
            <text:p>106.9</text:p>
          </table:table-cell>
          <table:table-cell table:style-name="ce4" table:formula="of:=[.H637]-180" office:value-type="float" office:value="-73.0645139895859">
            <text:p>-73.1</text:p>
          </table:table-cell>
          <table:table-cell table:style-name="ce6" table:formula="of:=ROUND(([.I637]/360)*[.B$2];0)" office:value-type="float" office:value="-10">
            <text:p>-10</text:p>
          </table:table-cell>
          <table:table-cell table:style-name="ce2" office:value-type="float" office:value="3">
            <text:p>3</text:p>
          </table:table-cell>
          <table:table-cell table:style-name="ce4" table:formula="of:=[.K637]*(360/[.B$2])" office:value-type="float" office:value="22.5">
            <text:p>22.5</text:p>
          </table:table-cell>
          <table:table-cell table:style-name="ce6" table:formula="of:=ROUND(( ([.I637]+(([.K637]/2)*(360/[.B$2])))/360)*[.B$2];0)" office:value-type="float" office:value="-8">
            <text:p>-8</text:p>
          </table:table-cell>
          <table:table-cell table:style-name="ce11" table:formula="of:=ROUND(( ([.I637]-(([.K637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630M1</text:p>
          </table:table-cell>
          <table:table-cell table:style-name="ce2" office:value-type="float" office:value="633">
            <text:p>633</text:p>
          </table:table-cell>
          <table:table-cell table:style-name="ce2" office:value-type="float" office:value="-10.986">
            <text:p>-10.986</text:p>
          </table:table-cell>
          <table:table-cell table:style-name="ce2" office:value-type="float" office:value="28.214">
            <text:p>28.214</text:p>
          </table:table-cell>
          <table:table-cell table:style-name="ce2" office:value-type="float" office:value="33.811">
            <text:p>33.811</text:p>
          </table:table-cell>
          <table:table-cell table:style-name="ce4" table:formula="of:=SQRT( ([.C638]^2) + ([.D638]^2) + ([.E638]^2) )" office:value-type="float" office:value="45.3861841643468">
            <text:p>45.4</text:p>
          </table:table-cell>
          <table:table-cell table:style-name="ce4" table:formula="of:=DEGREES(ASIN([.E638]/[.F638]))" office:value-type="float" office:value="48.1558681849305">
            <text:p>48.2</text:p>
          </table:table-cell>
          <table:table-cell table:style-name="ce4" table:formula="of:=MOD(DEGREES(ATAN2([.C638];[.D638]));360)" office:value-type="float" office:value="111.275001182247">
            <text:p>111.3</text:p>
          </table:table-cell>
          <table:table-cell table:style-name="ce4" table:formula="of:=[.H638]-180" office:value-type="float" office:value="-68.7249988177529">
            <text:p>-68.7</text:p>
          </table:table-cell>
          <table:table-cell table:style-name="ce6" table:formula="of:=ROUND(([.I638]/360)*[.B$2];0)" office:value-type="float" office:value="-9">
            <text:p>-9</text:p>
          </table:table-cell>
          <table:table-cell table:style-name="ce2" office:value-type="float" office:value="2">
            <text:p>2</text:p>
          </table:table-cell>
          <table:table-cell table:style-name="ce4" table:formula="of:=[.K638]*(360/[.B$2])" office:value-type="float" office:value="15">
            <text:p>15.0</text:p>
          </table:table-cell>
          <table:table-cell table:style-name="ce6" table:formula="of:=ROUND(( ([.I638]+(([.K638]/2)*(360/[.B$2])))/360)*[.B$2];0)" office:value-type="float" office:value="-8">
            <text:p>-8</text:p>
          </table:table-cell>
          <table:table-cell table:style-name="ce11" table:formula="of:=ROUND(( ([.I638]-(([.K638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629M1</text:p>
          </table:table-cell>
          <table:table-cell table:style-name="ce2" office:value-type="float" office:value="634">
            <text:p>634</text:p>
          </table:table-cell>
          <table:table-cell table:style-name="ce2" office:value-type="float" office:value="-15.625">
            <text:p>-15.625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33.834">
            <text:p>33.834</text:p>
          </table:table-cell>
          <table:table-cell table:style-name="ce4" table:formula="of:=SQRT( ([.C639]^2) + ([.D639]^2) + ([.E639]^2) )" office:value-type="float" office:value="45.4363757907692">
            <text:p>45.4</text:p>
          </table:table-cell>
          <table:table-cell table:style-name="ce4" table:formula="of:=DEGREES(ASIN([.E639]/[.F639]))" office:value-type="float" office:value="48.1286727573231">
            <text:p>48.1</text:p>
          </table:table-cell>
          <table:table-cell table:style-name="ce4" table:formula="of:=MOD(DEGREES(ATAN2([.C639];[.D639]));360)" office:value-type="float" office:value="121.012033565054">
            <text:p>121.0</text:p>
          </table:table-cell>
          <table:table-cell table:style-name="ce4" table:formula="of:=[.H639]-180" office:value-type="float" office:value="-58.9879664349459">
            <text:p>-59.0</text:p>
          </table:table-cell>
          <table:table-cell table:style-name="ce6" table:formula="of:=ROUND(([.I639]/360)*[.B$2];0)" office:value-type="float" office:value="-8">
            <text:p>-8</text:p>
          </table:table-cell>
          <table:table-cell table:style-name="ce2" office:value-type="float" office:value="2">
            <text:p>2</text:p>
          </table:table-cell>
          <table:table-cell table:style-name="ce4" table:formula="of:=[.K639]*(360/[.B$2])" office:value-type="float" office:value="15">
            <text:p>15.0</text:p>
          </table:table-cell>
          <table:table-cell table:style-name="ce6" table:formula="of:=ROUND(( ([.I639]+(([.K639]/2)*(360/[.B$2])))/360)*[.B$2];0)" office:value-type="float" office:value="-7">
            <text:p>-7</text:p>
          </table:table-cell>
          <table:table-cell table:style-name="ce11" table:formula="of:=ROUND(( ([.I639]-(([.K639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628M1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-7.246">
            <text:p>-7.246</text:p>
          </table:table-cell>
          <table:table-cell table:style-name="ce2" office:value-type="float" office:value="25.992">
            <text:p>25.992</text:p>
          </table:table-cell>
          <table:table-cell table:style-name="ce2" office:value-type="float" office:value="36.556">
            <text:p>36.556</text:p>
          </table:table-cell>
          <table:table-cell table:style-name="ce4" table:formula="of:=SQRT( ([.C640]^2) + ([.D640]^2) + ([.E640]^2) )" office:value-type="float" office:value="45.4359958182937">
            <text:p>45.4</text:p>
          </table:table-cell>
          <table:table-cell table:style-name="ce4" table:formula="of:=DEGREES(ASIN([.E640]/[.F640]))" office:value-type="float" office:value="53.5678157666325">
            <text:p>53.6</text:p>
          </table:table-cell>
          <table:table-cell table:style-name="ce4" table:formula="of:=MOD(DEGREES(ATAN2([.C640];[.D640]));360)" office:value-type="float" office:value="105.577305128525">
            <text:p>105.6</text:p>
          </table:table-cell>
          <table:table-cell table:style-name="ce4" table:formula="of:=[.H640]-180" office:value-type="float" office:value="-74.4226948714748">
            <text:p>-74.4</text:p>
          </table:table-cell>
          <table:table-cell table:style-name="ce6" table:formula="of:=ROUND(([.I640]/360)*[.B$2];0)" office:value-type="float" office:value="-10">
            <text:p>-10</text:p>
          </table:table-cell>
          <table:table-cell table:style-name="ce2" office:value-type="float" office:value="3">
            <text:p>3</text:p>
          </table:table-cell>
          <table:table-cell table:style-name="ce4" table:formula="of:=[.K640]*(360/[.B$2])" office:value-type="float" office:value="22.5">
            <text:p>22.5</text:p>
          </table:table-cell>
          <table:table-cell table:style-name="ce6" table:formula="of:=ROUND(( ([.I640]+(([.K640]/2)*(360/[.B$2])))/360)*[.B$2];0)" office:value-type="float" office:value="-8">
            <text:p>-8</text:p>
          </table:table-cell>
          <table:table-cell table:style-name="ce11" table:formula="of:=ROUND(( ([.I640]-(([.K640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627M1</text:p>
          </table:table-cell>
          <table:table-cell table:style-name="ce2" office:value-type="float" office:value="636">
            <text:p>636</text:p>
          </table:table-cell>
          <table:table-cell table:style-name="ce2" office:value-type="float" office:value="-8.109">
            <text:p>-8.109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39.212">
            <text:p>39.212</text:p>
          </table:table-cell>
          <table:table-cell table:style-name="ce4" table:formula="of:=SQRT( ([.C641]^2) + ([.D641]^2) + ([.E641]^2) )" office:value-type="float" office:value="45.4369062547177">
            <text:p>45.4</text:p>
          </table:table-cell>
          <table:table-cell table:style-name="ce4" table:formula="of:=DEGREES(ASIN([.E641]/[.F641]))" office:value-type="float" office:value="59.654985045035">
            <text:p>59.7</text:p>
          </table:table-cell>
          <table:table-cell table:style-name="ce4" table:formula="of:=MOD(DEGREES(ATAN2([.C641];[.D641]));360)" office:value-type="float" office:value="110.686629836169">
            <text:p>110.7</text:p>
          </table:table-cell>
          <table:table-cell table:style-name="ce4" table:formula="of:=[.H641]-180" office:value-type="float" office:value="-69.3133701638312">
            <text:p>-69.3</text:p>
          </table:table-cell>
          <table:table-cell table:style-name="ce6" table:formula="of:=ROUND(([.I641]/360)*[.B$2];0)" office:value-type="float" office:value="-9">
            <text:p>-9</text:p>
          </table:table-cell>
          <table:table-cell table:style-name="ce2" office:value-type="float" office:value="3">
            <text:p>3</text:p>
          </table:table-cell>
          <table:table-cell table:style-name="ce4" table:formula="of:=[.K641]*(360/[.B$2])" office:value-type="float" office:value="22.5">
            <text:p>22.5</text:p>
          </table:table-cell>
          <table:table-cell table:style-name="ce6" table:formula="of:=ROUND(( ([.I641]+(([.K641]/2)*(360/[.B$2])))/360)*[.B$2];0)" office:value-type="float" office:value="-8">
            <text:p>-8</text:p>
          </table:table-cell>
          <table:table-cell table:style-name="ce11" table:formula="of:=ROUND(( ([.I641]-(([.K641]/2)*(360/[.B$2])))/360)*[.B$2];0)" office:value-type="float" office:value="-11">
            <text:p>-11</text:p>
          </table:table-cell>
          <table:table-cell table:style-name="ce2"/>
        </table:table-row>
        <table:table-row table:style-name="ro1">
          <table:table-cell table:style-name="ce2" office:value-type="string">
            <text:p>3626M1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-16.488">
            <text:p>-16.488</text:p>
          </table:table-cell>
          <table:table-cell table:style-name="ce2" office:value-type="float" office:value="21.475">
            <text:p>21.475</text:p>
          </table:table-cell>
          <table:table-cell table:style-name="ce2" office:value-type="float" office:value="36.489">
            <text:p>36.489</text:p>
          </table:table-cell>
          <table:table-cell table:style-name="ce4" table:formula="of:=SQRT( ([.C642]^2) + ([.D642]^2) + ([.E642]^2) )" office:value-type="float" office:value="45.4365149411792">
            <text:p>45.4</text:p>
          </table:table-cell>
          <table:table-cell table:style-name="ce4" table:formula="of:=DEGREES(ASIN([.E642]/[.F642]))" office:value-type="float" office:value="53.4249044689106">
            <text:p>53.4</text:p>
          </table:table-cell>
          <table:table-cell table:style-name="ce4" table:formula="of:=MOD(DEGREES(ATAN2([.C642];[.D642]));360)" office:value-type="float" office:value="127.51620644596">
            <text:p>127.5</text:p>
          </table:table-cell>
          <table:table-cell table:style-name="ce4" table:formula="of:=[.H642]-180" office:value-type="float" office:value="-52.4837935540403">
            <text:p>-52.5</text:p>
          </table:table-cell>
          <table:table-cell table:style-name="ce6" table:formula="of:=ROUND(([.I642]/360)*[.B$2];0)" office:value-type="float" office:value="-7">
            <text:p>-7</text:p>
          </table:table-cell>
          <table:table-cell table:style-name="ce2" office:value-type="float" office:value="2">
            <text:p>2</text:p>
          </table:table-cell>
          <table:table-cell table:style-name="ce4" table:formula="of:=[.K642]*(360/[.B$2])" office:value-type="float" office:value="15">
            <text:p>15.0</text:p>
          </table:table-cell>
          <table:table-cell table:style-name="ce6" table:formula="of:=ROUND(( ([.I642]+(([.K642]/2)*(360/[.B$2])))/360)*[.B$2];0)" office:value-type="float" office:value="-6">
            <text:p>-6</text:p>
          </table:table-cell>
          <table:table-cell table:style-name="ce11" table:formula="of:=ROUND(( ([.I642]-(([.K642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625M1</text:p>
          </table:table-cell>
          <table:table-cell table:style-name="ce2" office:value-type="float" office:value="638">
            <text:p>638</text:p>
          </table:table-cell>
          <table:table-cell table:style-name="ce2" office:value-type="float" office:value="-12.711">
            <text:p>-12.711</text:p>
          </table:table-cell>
          <table:table-cell table:style-name="ce2" office:value-type="float" office:value="19.18">
            <text:p>19.18</text:p>
          </table:table-cell>
          <table:table-cell table:style-name="ce2" office:value-type="float" office:value="39.121">
            <text:p>39.121</text:p>
          </table:table-cell>
          <table:table-cell table:style-name="ce4" table:formula="of:=SQRT( ([.C643]^2) + ([.D643]^2) + ([.E643]^2) )" office:value-type="float" office:value="45.3860613184268">
            <text:p>45.4</text:p>
          </table:table-cell>
          <table:table-cell table:style-name="ce4" table:formula="of:=DEGREES(ASIN([.E643]/[.F643]))" office:value-type="float" office:value="59.5374451825377">
            <text:p>59.5</text:p>
          </table:table-cell>
          <table:table-cell table:style-name="ce4" table:formula="of:=MOD(DEGREES(ATAN2([.C643];[.D643]));360)" office:value-type="float" office:value="123.53329563654">
            <text:p>123.5</text:p>
          </table:table-cell>
          <table:table-cell table:style-name="ce4" table:formula="of:=[.H643]-180" office:value-type="float" office:value="-56.46670436346">
            <text:p>-56.5</text:p>
          </table:table-cell>
          <table:table-cell table:style-name="ce6" table:formula="of:=ROUND(([.I643]/360)*[.B$2];0)" office:value-type="float" office:value="-8">
            <text:p>-8</text:p>
          </table:table-cell>
          <table:table-cell table:style-name="ce2" office:value-type="float" office:value="3">
            <text:p>3</text:p>
          </table:table-cell>
          <table:table-cell table:style-name="ce4" table:formula="of:=[.K643]*(360/[.B$2])" office:value-type="float" office:value="22.5">
            <text:p>22.5</text:p>
          </table:table-cell>
          <table:table-cell table:style-name="ce6" table:formula="of:=ROUND(( ([.I643]+(([.K643]/2)*(360/[.B$2])))/360)*[.B$2];0)" office:value-type="float" office:value="-6">
            <text:p>-6</text:p>
          </table:table-cell>
          <table:table-cell table:style-name="ce11" table:formula="of:=ROUND(( ([.I643]-(([.K643]/2)*(360/[.B$2])))/360)*[.B$2];0)" office:value-type="float" office:value="-9">
            <text:p>-9</text:p>
          </table:table-cell>
          <table:table-cell table:style-name="ce2"/>
        </table:table-row>
        <table:table-row table:style-name="ro1">
          <table:table-cell table:style-name="ce2" office:value-type="string">
            <text:p>3624M1</text:p>
          </table:table-cell>
          <table:table-cell table:style-name="ce2" office:value-type="float" office:value="639">
            <text:p>639</text:p>
          </table:table-cell>
          <table:table-cell table:style-name="ce2" office:value-type="float" office:value="-13.331">
            <text:p>-13.331</text:p>
          </table:table-cell>
          <table:table-cell table:style-name="ce2" office:value-type="float" office:value="14.027">
            <text:p>14.027</text:p>
          </table:table-cell>
          <table:table-cell table:style-name="ce2" office:value-type="float" office:value="41.028">
            <text:p>41.028</text:p>
          </table:table-cell>
          <table:table-cell table:style-name="ce4" table:formula="of:=SQRT( ([.C644]^2) + ([.D644]^2) + ([.E644]^2) )" office:value-type="float" office:value="45.3626396277818">
            <text:p>45.4</text:p>
          </table:table-cell>
          <table:table-cell table:style-name="ce4" table:formula="of:=DEGREES(ASIN([.E644]/[.F644]))" office:value-type="float" office:value="64.7486000181881">
            <text:p>64.7</text:p>
          </table:table-cell>
          <table:table-cell table:style-name="ce4" table:formula="of:=MOD(DEGREES(ATAN2([.C644];[.D644]));360)" office:value-type="float" office:value="133.542683578011">
            <text:p>133.5</text:p>
          </table:table-cell>
          <table:table-cell table:style-name="ce4" table:formula="of:=[.H644]-180" office:value-type="float" office:value="-46.4573164219892">
            <text:p>-46.5</text:p>
          </table:table-cell>
          <table:table-cell table:style-name="ce6" table:formula="of:=ROUND(([.I644]/360)*[.B$2];0)" office:value-type="float" office:value="-6">
            <text:p>-6</text:p>
          </table:table-cell>
          <table:table-cell table:style-name="ce2" office:value-type="float" office:value="4">
            <text:p>4</text:p>
          </table:table-cell>
          <table:table-cell table:style-name="ce4" table:formula="of:=[.K644]*(360/[.B$2])" office:value-type="float" office:value="30">
            <text:p>30.0</text:p>
          </table:table-cell>
          <table:table-cell table:style-name="ce6" table:formula="of:=ROUND(( ([.I644]+(([.K644]/2)*(360/[.B$2])))/360)*[.B$2];0)" office:value-type="float" office:value="-4">
            <text:p>-4</text:p>
          </table:table-cell>
          <table:table-cell table:style-name="ce11" table:formula="of:=ROUND(( ([.I644]-(([.K644]/2)*(360/[.B$2])))/360)*[.B$2];0)" office:value-type="float" office:value="-8">
            <text:p>-8</text:p>
          </table:table-cell>
          <table:table-cell table:style-name="ce2"/>
        </table:table-row>
        <table:table-row table:style-name="ro1">
          <table:table-cell table:style-name="ce2" office:value-type="string">
            <text:p>3655M1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-20.953">
            <text:p>-20.95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35.695">
            <text:p>35.695</text:p>
          </table:table-cell>
          <table:table-cell table:style-name="ce4" table:formula="of:=SQRT( ([.C645]^2) + ([.D645]^2) + ([.E645]^2) )" office:value-type="float" office:value="45.4182103896664">
            <text:p>45.4</text:p>
          </table:table-cell>
          <table:table-cell table:style-name="ce4" table:formula="of:=DEGREES(ASIN([.E645]/[.F645]))" office:value-type="float" office:value="51.805684219862">
            <text:p>51.8</text:p>
          </table:table-cell>
          <table:table-cell table:style-name="ce4" table:formula="of:=MOD(DEGREES(ATAN2([.C645];[.D645]));360)" office:value-type="float" office:value="138.253451382929">
            <text:p>138.3</text:p>
          </table:table-cell>
          <table:table-cell table:style-name="ce4" table:formula="of:=[.H645]-180" office:value-type="float" office:value="-41.7465486170709">
            <text:p>-41.7</text:p>
          </table:table-cell>
          <table:table-cell table:style-name="ce6" table:formula="of:=ROUND(([.I645]/360)*[.B$2];0)" office:value-type="float" office:value="-6">
            <text:p>-6</text:p>
          </table:table-cell>
          <table:table-cell table:style-name="ce2" office:value-type="float" office:value="3">
            <text:p>3</text:p>
          </table:table-cell>
          <table:table-cell table:style-name="ce4" table:formula="of:=[.K645]*(360/[.B$2])" office:value-type="float" office:value="22.5">
            <text:p>22.5</text:p>
          </table:table-cell>
          <table:table-cell table:style-name="ce6" table:formula="of:=ROUND(( ([.I645]+(([.K645]/2)*(360/[.B$2])))/360)*[.B$2];0)" office:value-type="float" office:value="-4">
            <text:p>-4</text:p>
          </table:table-cell>
          <table:table-cell table:style-name="ce11" table:formula="of:=ROUND(( ([.I645]-(([.K645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654M1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-22.023">
            <text:p>-22.023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37.313">
            <text:p>37.313</text:p>
          </table:table-cell>
          <table:table-cell table:style-name="ce4" table:formula="of:=SQRT( ([.C646]^2) + ([.D646]^2) + ([.E646]^2) )" office:value-type="float" office:value="45.4154053378366">
            <text:p>45.4</text:p>
          </table:table-cell>
          <table:table-cell table:style-name="ce4" table:formula="of:=DEGREES(ASIN([.E646]/[.F646]))" office:value-type="float" office:value="55.2446247688753">
            <text:p>55.2</text:p>
          </table:table-cell>
          <table:table-cell table:style-name="ce4" table:formula="of:=MOD(DEGREES(ATAN2([.C646];[.D646]));360)" office:value-type="float" office:value="148.2805725383">
            <text:p>148.3</text:p>
          </table:table-cell>
          <table:table-cell table:style-name="ce4" table:formula="of:=[.H646]-180" office:value-type="float" office:value="-31.7194274617002">
            <text:p>-31.7</text:p>
          </table:table-cell>
          <table:table-cell table:style-name="ce6" table:formula="of:=ROUND(([.I646]/360)*[.B$2];0)" office:value-type="float" office:value="-4">
            <text:p>-4</text:p>
          </table:table-cell>
          <table:table-cell table:style-name="ce2" office:value-type="float" office:value="3">
            <text:p>3</text:p>
          </table:table-cell>
          <table:table-cell table:style-name="ce4" table:formula="of:=[.K646]*(360/[.B$2])" office:value-type="float" office:value="22.5">
            <text:p>22.5</text:p>
          </table:table-cell>
          <table:table-cell table:style-name="ce6" table:formula="of:=ROUND(( ([.I646]+(([.K646]/2)*(360/[.B$2])))/360)*[.B$2];0)" office:value-type="float" office:value="-3">
            <text:p>-3</text:p>
          </table:table-cell>
          <table:table-cell table:style-name="ce11" table:formula="of:=ROUND(( ([.I646]-(([.K646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653M1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-26.095">
            <text:p>-26.095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35.696">
            <text:p>35.696</text:p>
          </table:table-cell>
          <table:table-cell table:style-name="ce4" table:formula="of:=SQRT( ([.C647]^2) + ([.D647]^2) + ([.E647]^2) )" office:value-type="float" office:value="45.4189066579106">
            <text:p>45.4</text:p>
          </table:table-cell>
          <table:table-cell table:style-name="ce4" table:formula="of:=DEGREES(ASIN([.E647]/[.F647]))" office:value-type="float" office:value="51.80660799591">
            <text:p>51.8</text:p>
          </table:table-cell>
          <table:table-cell table:style-name="ce4" table:formula="of:=MOD(DEGREES(ATAN2([.C647];[.D647]));360)" office:value-type="float" office:value="158.310353379682">
            <text:p>158.3</text:p>
          </table:table-cell>
          <table:table-cell table:style-name="ce4" table:formula="of:=[.H647]-180" office:value-type="float" office:value="-21.6896466203179">
            <text:p>-21.7</text:p>
          </table:table-cell>
          <table:table-cell table:style-name="ce6" table:formula="of:=ROUND(([.I647]/360)*[.B$2];0)" office:value-type="float" office:value="-3">
            <text:p>-3</text:p>
          </table:table-cell>
          <table:table-cell table:style-name="ce2" office:value-type="float" office:value="3">
            <text:p>3</text:p>
          </table:table-cell>
          <table:table-cell table:style-name="ce4" table:formula="of:=[.K647]*(360/[.B$2])" office:value-type="float" office:value="22.5">
            <text:p>22.5</text:p>
          </table:table-cell>
          <table:table-cell table:style-name="ce6" table:formula="of:=ROUND(( ([.I647]+(([.K647]/2)*(360/[.B$2])))/360)*[.B$2];0)" office:value-type="float" office:value="-1">
            <text:p>-1</text:p>
          </table:table-cell>
          <table:table-cell table:style-name="ce11" table:formula="of:=ROUND(( ([.I647]-(([.K647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652M1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-18.178">
            <text:p>-18.178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40.014">
            <text:p>40.014</text:p>
          </table:table-cell>
          <table:table-cell table:style-name="ce4" table:formula="of:=SQRT( ([.C648]^2) + ([.D648]^2) + ([.E648]^2) )" office:value-type="float" office:value="45.3625686662473">
            <text:p>45.4</text:p>
          </table:table-cell>
          <table:table-cell table:style-name="ce4" table:formula="of:=DEGREES(ASIN([.E648]/[.F648]))" office:value-type="float" office:value="61.8958691963141">
            <text:p>61.9</text:p>
          </table:table-cell>
          <table:table-cell table:style-name="ce4" table:formula="of:=MOD(DEGREES(ATAN2([.C648];[.D648]));360)" office:value-type="float" office:value="148.283943893771">
            <text:p>148.3</text:p>
          </table:table-cell>
          <table:table-cell table:style-name="ce4" table:formula="of:=[.H648]-180" office:value-type="float" office:value="-31.7160561062286">
            <text:p>-31.7</text:p>
          </table:table-cell>
          <table:table-cell table:style-name="ce6" table:formula="of:=ROUND(([.I648]/360)*[.B$2];0)" office:value-type="float" office:value="-4">
            <text:p>-4</text:p>
          </table:table-cell>
          <table:table-cell table:style-name="ce2" office:value-type="float" office:value="3">
            <text:p>3</text:p>
          </table:table-cell>
          <table:table-cell table:style-name="ce4" table:formula="of:=[.K648]*(360/[.B$2])" office:value-type="float" office:value="22.5">
            <text:p>22.5</text:p>
          </table:table-cell>
          <table:table-cell table:style-name="ce6" table:formula="of:=ROUND(( ([.I648]+(([.K648]/2)*(360/[.B$2])))/360)*[.B$2];0)" office:value-type="float" office:value="-3">
            <text:p>-3</text:p>
          </table:table-cell>
          <table:table-cell table:style-name="ce11" table:formula="of:=ROUND(( ([.I648]-(([.K648]/2)*(360/[.B$2])))/360)*[.B$2];0)" office:value-type="float" office:value="-6">
            <text:p>-6</text:p>
          </table:table-cell>
          <table:table-cell table:style-name="ce2"/>
        </table:table-row>
        <table:table-row table:style-name="ro1">
          <table:table-cell table:style-name="ce2" office:value-type="string">
            <text:p>3651M1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-18.507">
            <text:p>-18.507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41.028">
            <text:p>41.028</text:p>
          </table:table-cell>
          <table:table-cell table:style-name="ce4" table:formula="of:=SQRT( ([.C649]^2) + ([.D649]^2) + ([.E649]^2) )" office:value-type="float" office:value="45.3623151305133">
            <text:p>45.4</text:p>
          </table:table-cell>
          <table:table-cell table:style-name="ce4" table:formula="of:=DEGREES(ASIN([.E649]/[.F649]))" office:value-type="float" office:value="64.7494690105371">
            <text:p>64.7</text:p>
          </table:table-cell>
          <table:table-cell table:style-name="ce4" table:formula="of:=MOD(DEGREES(ATAN2([.C649];[.D649]));360)" office:value-type="float" office:value="163.020267538093">
            <text:p>163.0</text:p>
          </table:table-cell>
          <table:table-cell table:style-name="ce4" table:formula="of:=[.H649]-180" office:value-type="float" office:value="-16.979732461907">
            <text:p>-17.0</text:p>
          </table:table-cell>
          <table:table-cell table:style-name="ce6" table:formula="of:=ROUND(([.I649]/360)*[.B$2];0)" office:value-type="float" office:value="-2">
            <text:p>-2</text:p>
          </table:table-cell>
          <table:table-cell table:style-name="ce2" office:value-type="float" office:value="4">
            <text:p>4</text:p>
          </table:table-cell>
          <table:table-cell table:style-name="ce4" table:formula="of:=[.K649]*(360/[.B$2])" office:value-type="float" office:value="30">
            <text:p>30.0</text:p>
          </table:table-cell>
          <table:table-cell table:style-name="ce6" table:formula="of:=ROUND(( ([.I649]+(([.K649]/2)*(360/[.B$2])))/360)*[.B$2];0)" office:value-type="float" office:value="-0">
            <text:p>0</text:p>
          </table:table-cell>
          <table:table-cell table:style-name="ce11" table:formula="of:=ROUND(( ([.I649]-(([.K649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650M1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-26.582">
            <text:p>-26.582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36.489">
            <text:p>36.489</text:p>
          </table:table-cell>
          <table:table-cell table:style-name="ce4" table:formula="of:=SQRT( ([.C650]^2) + ([.D650]^2) + ([.E650]^2) )" office:value-type="float" office:value="45.4368856877317">
            <text:p>45.4</text:p>
          </table:table-cell>
          <table:table-cell table:style-name="ce4" table:formula="of:=DEGREES(ASIN([.E650]/[.F650]))" office:value-type="float" office:value="53.424274398428">
            <text:p>53.4</text:p>
          </table:table-cell>
          <table:table-cell table:style-name="ce4" table:formula="of:=MOD(DEGREES(ATAN2([.C650];[.D650]));360)" office:value-type="float" office:value="169.047813915926">
            <text:p>169.0</text:p>
          </table:table-cell>
          <table:table-cell table:style-name="ce4" table:formula="of:=[.H650]-180" office:value-type="float" office:value="-10.9521860840739">
            <text:p>-11.0</text:p>
          </table:table-cell>
          <table:table-cell table:style-name="ce6" table:formula="of:=ROUND(([.I650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650]*(360/[.B$2])" office:value-type="float" office:value="22.5">
            <text:p>22.5</text:p>
          </table:table-cell>
          <table:table-cell table:style-name="ce6" table:formula="of:=ROUND(( ([.I650]+(([.K650]/2)*(360/[.B$2])))/360)*[.B$2];0)" office:value-type="float" office:value="0">
            <text:p>0</text:p>
          </table:table-cell>
          <table:table-cell table:style-name="ce11" table:formula="of:=ROUND(( ([.I650]-(([.K650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649M1</text:p>
          </table:table-cell>
          <table:table-cell table:style-name="ce2" office:value-type="float" office:value="646">
            <text:p>646</text:p>
          </table:table-cell>
          <table:table-cell table:style-name="ce2" office:value-type="float" office:value="-22.839">
            <text:p>-22.839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39.121">
            <text:p>39.121</text:p>
          </table:table-cell>
          <table:table-cell table:style-name="ce4" table:formula="of:=SQRT( ([.C651]^2) + ([.D651]^2) + ([.E651]^2) )" office:value-type="float" office:value="45.3858283057608">
            <text:p>45.4</text:p>
          </table:table-cell>
          <table:table-cell table:style-name="ce4" table:formula="of:=DEGREES(ASIN([.E651]/[.F651]))" office:value-type="float" office:value="59.5379453159887">
            <text:p>59.5</text:p>
          </table:table-cell>
          <table:table-cell table:style-name="ce4" table:formula="of:=MOD(DEGREES(ATAN2([.C651];[.D651]));360)" office:value-type="float" office:value="173.027870870015">
            <text:p>173.0</text:p>
          </table:table-cell>
          <table:table-cell table:style-name="ce4" table:formula="of:=[.H651]-180" office:value-type="float" office:value="-6.97212912998472">
            <text:p>-7.0</text:p>
          </table:table-cell>
          <table:table-cell table:style-name="ce6" table:formula="of:=ROUND(([.I651]/360)*[.B$2];0)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4" table:formula="of:=[.K651]*(360/[.B$2])" office:value-type="float" office:value="30">
            <text:p>30.0</text:p>
          </table:table-cell>
          <table:table-cell table:style-name="ce6" table:formula="of:=ROUND(( ([.I651]+(([.K651]/2)*(360/[.B$2])))/360)*[.B$2];0)" office:value-type="float" office:value="1">
            <text:p>1</text:p>
          </table:table-cell>
          <table:table-cell table:style-name="ce11" table:formula="of:=ROUND(( ([.I651]-(([.K651]/2)*(360/[.B$2])))/360)*[.B$2];0)" office:value-type="float" office:value="-3">
            <text:p>-3</text:p>
          </table:table-cell>
          <table:table-cell table:style-name="ce2"/>
        </table:table-row>
        <table:table-row table:style-name="ro1">
          <table:table-cell table:style-name="ce2" office:value-type="string">
            <text:p>3648M1</text:p>
          </table:table-cell>
          <table:table-cell table:style-name="ce2" office:value-type="float" office:value="647">
            <text:p>647</text:p>
          </table:table-cell>
          <table:table-cell table:style-name="ce2" office:value-type="float" office:value="-22.835">
            <text:p>-22.835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39.211">
            <text:p>39.211</text:p>
          </table:table-cell>
          <table:table-cell table:style-name="ce4" table:formula="of:=SQRT( ([.C652]^2) + ([.D652]^2) + ([.E652]^2) )" office:value-type="float" office:value="45.4364055246451">
            <text:p>45.4</text:p>
          </table:table-cell>
          <table:table-cell table:style-name="ce4" table:formula="of:=DEGREES(ASIN([.E652]/[.F652]))" office:value-type="float" office:value="59.653567651436">
            <text:p>59.7</text:p>
          </table:table-cell>
          <table:table-cell table:style-name="ce4" table:formula="of:=MOD(DEGREES(ATAN2([.C652];[.D652]));360)" office:value-type="float" office:value="185.878232379685">
            <text:p>185.9</text:p>
          </table:table-cell>
          <table:table-cell table:style-name="ce4" table:formula="of:=[.H652]-180" office:value-type="float" office:value="5.87823237968487">
            <text:p>5.9</text:p>
          </table:table-cell>
          <table:table-cell table:style-name="ce6" table:formula="of:=ROUND(([.I652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52]*(360/[.B$2])" office:value-type="float" office:value="22.5">
            <text:p>22.5</text:p>
          </table:table-cell>
          <table:table-cell table:style-name="ce6" table:formula="of:=ROUND(( ([.I652]+(([.K652]/2)*(360/[.B$2])))/360)*[.B$2];0)" office:value-type="float" office:value="2">
            <text:p>2</text:p>
          </table:table-cell>
          <table:table-cell table:style-name="ce11" table:formula="of:=ROUND(( ([.I652]-(([.K652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647M1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-30.235">
            <text:p>-30.235</text:p>
          </table:table-cell>
          <table:table-cell table:style-name="ce2" office:value-type="float" office:value="2.351">
            <text:p>2.351</text:p>
          </table:table-cell>
          <table:table-cell table:style-name="ce2" office:value-type="float" office:value="33.834">
            <text:p>33.834</text:p>
          </table:table-cell>
          <table:table-cell table:style-name="ce4" table:formula="of:=SQRT( ([.C653]^2) + ([.D653]^2) + ([.E653]^2) )" office:value-type="float" office:value="45.4359107094818">
            <text:p>45.4</text:p>
          </table:table-cell>
          <table:table-cell table:style-name="ce4" table:formula="of:=DEGREES(ASIN([.E653]/[.F653]))" office:value-type="float" office:value="48.1293270611346">
            <text:p>48.1</text:p>
          </table:table-cell>
          <table:table-cell table:style-name="ce4" table:formula="of:=MOD(DEGREES(ATAN2([.C653];[.D653]));360)" office:value-type="float" office:value="175.553766252998">
            <text:p>175.6</text:p>
          </table:table-cell>
          <table:table-cell table:style-name="ce4" table:formula="of:=[.H653]-180" office:value-type="float" office:value="-4.446233747002">
            <text:p>-4.4</text:p>
          </table:table-cell>
          <table:table-cell table:style-name="ce6" table:formula="of:=ROUND(([.I653]/360)*[.B$2];0)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4" table:formula="of:=[.K653]*(360/[.B$2])" office:value-type="float" office:value="22.5">
            <text:p>22.5</text:p>
          </table:table-cell>
          <table:table-cell table:style-name="ce6" table:formula="of:=ROUND(( ([.I653]+(([.K653]/2)*(360/[.B$2])))/360)*[.B$2];0)" office:value-type="float" office:value="1">
            <text:p>1</text:p>
          </table:table-cell>
          <table:table-cell table:style-name="ce11" table:formula="of:=ROUND(( ([.I653]-(([.K653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646M1</text:p>
          </table:table-cell>
          <table:table-cell table:style-name="ce2" office:value-type="float" office:value="649">
            <text:p>649</text:p>
          </table:table-cell>
          <table:table-cell table:style-name="ce2" office:value-type="float" office:value="-30.148">
            <text:p>-30.148</text:p>
          </table:table-cell>
          <table:table-cell table:style-name="ce2" office:value-type="float" office:value="-2.793">
            <text:p>-2.793</text:p>
          </table:table-cell>
          <table:table-cell table:style-name="ce2" office:value-type="float" office:value="33.81">
            <text:p>33.81</text:p>
          </table:table-cell>
          <table:table-cell table:style-name="ce4" table:formula="of:=SQRT( ([.C654]^2) + ([.D654]^2) + ([.E654]^2) )" office:value-type="float" office:value="45.3852272551323">
            <text:p>45.4</text:p>
          </table:table-cell>
          <table:table-cell table:style-name="ce4" table:formula="of:=DEGREES(ASIN([.E654]/[.F654]))" office:value-type="float" office:value="48.1553248066349">
            <text:p>48.2</text:p>
          </table:table-cell>
          <table:table-cell table:style-name="ce4" table:formula="of:=MOD(DEGREES(ATAN2([.C654];[.D654]));360)" office:value-type="float" office:value="185.292942579887">
            <text:p>185.3</text:p>
          </table:table-cell>
          <table:table-cell table:style-name="ce4" table:formula="of:=[.H654]-180" office:value-type="float" office:value="5.29294257988727">
            <text:p>5.3</text:p>
          </table:table-cell>
          <table:table-cell table:style-name="ce6" table:formula="of:=ROUND(([.I654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54]*(360/[.B$2])" office:value-type="float" office:value="22.5">
            <text:p>22.5</text:p>
          </table:table-cell>
          <table:table-cell table:style-name="ce6" table:formula="of:=ROUND(( ([.I654]+(([.K654]/2)*(360/[.B$2])))/360)*[.B$2];0)" office:value-type="float" office:value="2">
            <text:p>2</text:p>
          </table:table-cell>
          <table:table-cell table:style-name="ce11" table:formula="of:=ROUND(( ([.I654]-(([.K654]/2)*(360/[.B$2])))/360)*[.B$2];0)" office:value-type="float" office:value="-1">
            <text:p>-1</text:p>
          </table:table-cell>
          <table:table-cell table:style-name="ce2"/>
        </table:table-row>
        <table:table-row table:style-name="ro1">
          <table:table-cell table:style-name="ce2" office:value-type="string">
            <text:p>3645M1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-33.301">
            <text:p>-33.301</text:p>
          </table:table-cell>
          <table:table-cell table:style-name="ce2" office:value-type="float" office:value="-5.651">
            <text:p>-5.651</text:p>
          </table:table-cell>
          <table:table-cell table:style-name="ce2" office:value-type="float" office:value="30.28">
            <text:p>30.28</text:p>
          </table:table-cell>
          <table:table-cell table:style-name="ce4" table:formula="of:=SQRT( ([.C655]^2) + ([.D655]^2) + ([.E655]^2) )" office:value-type="float" office:value="45.3626366297198">
            <text:p>45.4</text:p>
          </table:table-cell>
          <table:table-cell table:style-name="ce4" table:formula="of:=DEGREES(ASIN([.E655]/[.F655]))" office:value-type="float" office:value="41.875152047903">
            <text:p>41.9</text:p>
          </table:table-cell>
          <table:table-cell table:style-name="ce4" table:formula="of:=MOD(DEGREES(ATAN2([.C655];[.D655]));360)" office:value-type="float" office:value="189.63103802893">
            <text:p>189.6</text:p>
          </table:table-cell>
          <table:table-cell table:style-name="ce4" table:formula="of:=[.H655]-180" office:value-type="float" office:value="9.63103802893048">
            <text:p>9.6</text:p>
          </table:table-cell>
          <table:table-cell table:style-name="ce6" table:formula="of:=ROUND(([.I655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55]*(360/[.B$2])" office:value-type="float" office:value="22.5">
            <text:p>22.5</text:p>
          </table:table-cell>
          <table:table-cell table:style-name="ce6" table:formula="of:=ROUND(( ([.I655]+(([.K655]/2)*(360/[.B$2])))/360)*[.B$2];0)" office:value-type="float" office:value="3">
            <text:p>3</text:p>
          </table:table-cell>
          <table:table-cell table:style-name="ce11" table:formula="of:=ROUND(( ([.I655]-(([.K655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644M1</text:p>
          </table:table-cell>
          <table:table-cell table:style-name="ce2" office:value-type="float" office:value="651">
            <text:p>651</text:p>
          </table:table-cell>
          <table:table-cell table:style-name="ce2" office:value-type="float" office:value="-26.488">
            <text:p>-26.488</text:p>
          </table:table-cell>
          <table:table-cell table:style-name="ce2" office:value-type="float" office:value="-5.144">
            <text:p>-5.144</text:p>
          </table:table-cell>
          <table:table-cell table:style-name="ce2" office:value-type="float" office:value="36.557">
            <text:p>36.557</text:p>
          </table:table-cell>
          <table:table-cell table:style-name="ce4" table:formula="of:=SQRT( ([.C656]^2) + ([.D656]^2) + ([.E656]^2) )" office:value-type="float" office:value="45.4366496234042">
            <text:p>45.4</text:p>
          </table:table-cell>
          <table:table-cell table:style-name="ce4" table:formula="of:=DEGREES(ASIN([.E656]/[.F656]))" office:value-type="float" office:value="53.5688221982525">
            <text:p>53.6</text:p>
          </table:table-cell>
          <table:table-cell table:style-name="ce4" table:formula="of:=MOD(DEGREES(ATAN2([.C656];[.D656]));360)" office:value-type="float" office:value="190.990108209281">
            <text:p>191.0</text:p>
          </table:table-cell>
          <table:table-cell table:style-name="ce4" table:formula="of:=[.H656]-180" office:value-type="float" office:value="10.9901082092809">
            <text:p>11.0</text:p>
          </table:table-cell>
          <table:table-cell table:style-name="ce6" table:formula="of:=ROUND(([.I656]/360)*[.B$2];0)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table:formula="of:=[.K656]*(360/[.B$2])" office:value-type="float" office:value="22.5">
            <text:p>22.5</text:p>
          </table:table-cell>
          <table:table-cell table:style-name="ce6" table:formula="of:=ROUND(( ([.I656]+(([.K656]/2)*(360/[.B$2])))/360)*[.B$2];0)" office:value-type="float" office:value="3">
            <text:p>3</text:p>
          </table:table-cell>
          <table:table-cell table:style-name="ce11" table:formula="of:=ROUND(( ([.I656]-(([.K656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643M1</text:p>
          </table:table-cell>
          <table:table-cell table:style-name="ce2" office:value-type="float" office:value="652">
            <text:p>652</text:p>
          </table:table-cell>
          <table:table-cell table:style-name="ce2" office:value-type="float" office:value="-25.884">
            <text:p>-25.884</text:p>
          </table:table-cell>
          <table:table-cell table:style-name="ce2" office:value-type="float" office:value="-10.379">
            <text:p>-10.379</text:p>
          </table:table-cell>
          <table:table-cell table:style-name="ce2" office:value-type="float" office:value="35.848">
            <text:p>35.848</text:p>
          </table:table-cell>
          <table:table-cell table:style-name="ce4" table:formula="of:=SQRT( ([.C657]^2) + ([.D657]^2) + ([.E657]^2) )" office:value-type="float" office:value="45.417884153712">
            <text:p>45.4</text:p>
          </table:table-cell>
          <table:table-cell table:style-name="ce4" table:formula="of:=DEGREES(ASIN([.E657]/[.F657]))" office:value-type="float" office:value="52.1194531934045">
            <text:p>52.1</text:p>
          </table:table-cell>
          <table:table-cell table:style-name="ce4" table:formula="of:=MOD(DEGREES(ATAN2([.C657];[.D657]));360)" office:value-type="float" office:value="201.84986240398">
            <text:p>201.8</text:p>
          </table:table-cell>
          <table:table-cell table:style-name="ce4" table:formula="of:=[.H657]-180" office:value-type="float" office:value="21.84986240398">
            <text:p>21.8</text:p>
          </table:table-cell>
          <table:table-cell table:style-name="ce6" table:formula="of:=ROUND(([.I657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657]*(360/[.B$2])" office:value-type="float" office:value="15">
            <text:p>15.0</text:p>
          </table:table-cell>
          <table:table-cell table:style-name="ce6" table:formula="of:=ROUND(( ([.I657]+(([.K657]/2)*(360/[.B$2])))/360)*[.B$2];0)" office:value-type="float" office:value="4">
            <text:p>4</text:p>
          </table:table-cell>
          <table:table-cell table:style-name="ce11" table:formula="of:=ROUND(( ([.I657]-(([.K657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42M1</text:p>
          </table:table-cell>
          <table:table-cell table:style-name="ce2" office:value-type="float" office:value="653">
            <text:p>653</text:p>
          </table:table-cell>
          <table:table-cell table:style-name="ce2" office:value-type="float" office:value="-32.438">
            <text:p>-32.438</text:p>
          </table:table-cell>
          <table:table-cell table:style-name="ce2" office:value-type="float" office:value="-11.234">
            <text:p>-11.234</text:p>
          </table:table-cell>
          <table:table-cell table:style-name="ce2" office:value-type="float" office:value="29.653">
            <text:p>29.653</text:p>
          </table:table-cell>
          <table:table-cell table:style-name="ce4" table:formula="of:=SQRT( ([.C658]^2) + ([.D658]^2) + ([.E658]^2) )" office:value-type="float" office:value="45.3621759729403">
            <text:p>45.4</text:p>
          </table:table-cell>
          <table:table-cell table:style-name="ce4" table:formula="of:=DEGREES(ASIN([.E658]/[.F658]))" office:value-type="float" office:value="40.8207257544021">
            <text:p>40.8</text:p>
          </table:table-cell>
          <table:table-cell table:style-name="ce4" table:formula="of:=MOD(DEGREES(ATAN2([.C658];[.D658]));360)" office:value-type="float" office:value="199.102106137399">
            <text:p>199.1</text:p>
          </table:table-cell>
          <table:table-cell table:style-name="ce4" table:formula="of:=[.H658]-180" office:value-type="float" office:value="19.1021061373987">
            <text:p>19.1</text:p>
          </table:table-cell>
          <table:table-cell table:style-name="ce6" table:formula="of:=ROUND(([.I658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658]*(360/[.B$2])" office:value-type="float" office:value="22.5">
            <text:p>22.5</text:p>
          </table:table-cell>
          <table:table-cell table:style-name="ce6" table:formula="of:=ROUND(( ([.I658]+(([.K658]/2)*(360/[.B$2])))/360)*[.B$2];0)" office:value-type="float" office:value="4">
            <text:p>4</text:p>
          </table:table-cell>
          <table:table-cell table:style-name="ce11" table:formula="of:=ROUND(( ([.I658]-(([.K658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641M1</text:p>
          </table:table-cell>
          <table:table-cell table:style-name="ce2" office:value-type="float" office:value="654">
            <text:p>654</text:p>
          </table:table-cell>
          <table:table-cell table:style-name="ce2" office:value-type="float" office:value="-28.681">
            <text:p>-28.681</text:p>
          </table:table-cell>
          <table:table-cell table:style-name="ce2" office:value-type="float" office:value="-13.612">
            <text:p>-13.612</text:p>
          </table:table-cell>
          <table:table-cell table:style-name="ce2" office:value-type="float" office:value="32.476">
            <text:p>32.476</text:p>
          </table:table-cell>
          <table:table-cell table:style-name="ce4" table:formula="of:=SQRT( ([.C659]^2) + ([.D659]^2) + ([.E659]^2) )" office:value-type="float" office:value="45.415601735527">
            <text:p>45.4</text:p>
          </table:table-cell>
          <table:table-cell table:style-name="ce4" table:formula="of:=DEGREES(ASIN([.E659]/[.F659]))" office:value-type="float" office:value="45.6501375579546">
            <text:p>45.7</text:p>
          </table:table-cell>
          <table:table-cell table:style-name="ce4" table:formula="of:=MOD(DEGREES(ATAN2([.C659];[.D659]));360)" office:value-type="float" office:value="205.389011685684">
            <text:p>205.4</text:p>
          </table:table-cell>
          <table:table-cell table:style-name="ce4" table:formula="of:=[.H659]-180" office:value-type="float" office:value="25.389011685684">
            <text:p>25.4</text:p>
          </table:table-cell>
          <table:table-cell table:style-name="ce6" table:formula="of:=ROUND(([.I659]/360)*[.B$2];0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4" table:formula="of:=[.K659]*(360/[.B$2])" office:value-type="float" office:value="22.5">
            <text:p>22.5</text:p>
          </table:table-cell>
          <table:table-cell table:style-name="ce6" table:formula="of:=ROUND(( ([.I659]+(([.K659]/2)*(360/[.B$2])))/360)*[.B$2];0)" office:value-type="float" office:value="5">
            <text:p>5</text:p>
          </table:table-cell>
          <table:table-cell table:style-name="ce11" table:formula="of:=ROUND(( ([.I659]-(([.K659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40M1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-27.473">
            <text:p>-27.473</text:p>
          </table:table-cell>
          <table:table-cell table:style-name="ce2" office:value-type="float" office:value="-18.699">
            <text:p>-18.699</text:p>
          </table:table-cell>
          <table:table-cell table:style-name="ce2" office:value-type="float" office:value="30.958">
            <text:p>30.958</text:p>
          </table:table-cell>
          <table:table-cell table:style-name="ce4" table:formula="of:=SQRT( ([.C660]^2) + ([.D660]^2) + ([.E660]^2) )" office:value-type="float" office:value="45.4182352585391">
            <text:p>45.4</text:p>
          </table:table-cell>
          <table:table-cell table:style-name="ce4" table:formula="of:=DEGREES(ASIN([.E660]/[.F660]))" office:value-type="float" office:value="42.9704043885636">
            <text:p>43.0</text:p>
          </table:table-cell>
          <table:table-cell table:style-name="ce4" table:formula="of:=MOD(DEGREES(ATAN2([.C660];[.D660]));360)" office:value-type="float" office:value="214.240451976932">
            <text:p>214.2</text:p>
          </table:table-cell>
          <table:table-cell table:style-name="ce4" table:formula="of:=[.H660]-180" office:value-type="float" office:value="34.2404519769316">
            <text:p>34.2</text:p>
          </table:table-cell>
          <table:table-cell table:style-name="ce6" table:formula="of:=ROUND(([.I660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660]*(360/[.B$2])" office:value-type="float" office:value="22.5">
            <text:p>22.5</text:p>
          </table:table-cell>
          <table:table-cell table:style-name="ce6" table:formula="of:=ROUND(( ([.I660]+(([.K660]/2)*(360/[.B$2])))/360)*[.B$2];0)" office:value-type="float" office:value="6">
            <text:p>6</text:p>
          </table:table-cell>
          <table:table-cell table:style-name="ce11" table:formula="of:=ROUND(( ([.I660]-(([.K660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671M1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-34.9">
            <text:p>-34.9</text:p>
          </table:table-cell>
          <table:table-cell table:style-name="ce2" office:value-type="float" office:value="-14.027">
            <text:p>-14.027</text:p>
          </table:table-cell>
          <table:table-cell table:style-name="ce2" office:value-type="float" office:value="25.357">
            <text:p>25.357</text:p>
          </table:table-cell>
          <table:table-cell table:style-name="ce4" table:formula="of:=SQRT( ([.C661]^2) + ([.D661]^2) + ([.E661]^2) )" office:value-type="float" office:value="45.3623652161128">
            <text:p>45.4</text:p>
          </table:table-cell>
          <table:table-cell table:style-name="ce4" table:formula="of:=DEGREES(ASIN([.E661]/[.F661]))" office:value-type="float" office:value="33.9858129300744">
            <text:p>34.0</text:p>
          </table:table-cell>
          <table:table-cell table:style-name="ce4" table:formula="of:=MOD(DEGREES(ATAN2([.C661];[.D661]));360)" office:value-type="float" office:value="201.89616974108">
            <text:p>201.9</text:p>
          </table:table-cell>
          <table:table-cell table:style-name="ce4" table:formula="of:=[.H661]-180" office:value-type="float" office:value="21.8961697410802">
            <text:p>21.9</text:p>
          </table:table-cell>
          <table:table-cell table:style-name="ce6" table:formula="of:=ROUND(([.I661]/360)*[.B$2];0)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4" table:formula="of:=[.K661]*(360/[.B$2])" office:value-type="float" office:value="15">
            <text:p>15.0</text:p>
          </table:table-cell>
          <table:table-cell table:style-name="ce6" table:formula="of:=ROUND(( ([.I661]+(([.K661]/2)*(360/[.B$2])))/360)*[.B$2];0)" office:value-type="float" office:value="4">
            <text:p>4</text:p>
          </table:table-cell>
          <table:table-cell table:style-name="ce11" table:formula="of:=ROUND(( ([.I661]-(([.K661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70M1</text:p>
          </table:table-cell>
          <table:table-cell table:style-name="ce2" office:value-type="float" office:value="657">
            <text:p>657</text:p>
          </table:table-cell>
          <table:table-cell table:style-name="ce2" office:value-type="float" office:value="-33.278">
            <text:p>-33.278</text:p>
          </table:table-cell>
          <table:table-cell table:style-name="ce2" office:value-type="float" office:value="-19.18">
            <text:p>-19.18</text:p>
          </table:table-cell>
          <table:table-cell table:style-name="ce2" office:value-type="float" office:value="24.178">
            <text:p>24.178</text:p>
          </table:table-cell>
          <table:table-cell table:style-name="ce4" table:formula="of:=SQRT( ([.C662]^2) + ([.D662]^2) + ([.E662]^2) )" office:value-type="float" office:value="45.3858278320447">
            <text:p>45.4</text:p>
          </table:table-cell>
          <table:table-cell table:style-name="ce4" table:formula="of:=DEGREES(ASIN([.E662]/[.F662]))" office:value-type="float" office:value="32.1895113382846">
            <text:p>32.2</text:p>
          </table:table-cell>
          <table:table-cell table:style-name="ce4" table:formula="of:=MOD(DEGREES(ATAN2([.C662];[.D662]));360)" office:value-type="float" office:value="209.957288385725">
            <text:p>210.0</text:p>
          </table:table-cell>
          <table:table-cell table:style-name="ce4" table:formula="of:=[.H662]-180" office:value-type="float" office:value="29.9572883857255">
            <text:p>30.0</text:p>
          </table:table-cell>
          <table:table-cell table:style-name="ce6" table:formula="of:=ROUND(([.I662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662]*(360/[.B$2])" office:value-type="float" office:value="15">
            <text:p>15.0</text:p>
          </table:table-cell>
          <table:table-cell table:style-name="ce6" table:formula="of:=ROUND(( ([.I662]+(([.K662]/2)*(360/[.B$2])))/360)*[.B$2];0)" office:value-type="float" office:value="5">
            <text:p>5</text:p>
          </table:table-cell>
          <table:table-cell table:style-name="ce11" table:formula="of:=ROUND(( ([.I662]-(([.K662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669M1</text:p>
          </table:table-cell>
          <table:table-cell table:style-name="ce2" office:value-type="float" office:value="658">
            <text:p>658</text:p>
          </table:table-cell>
          <table:table-cell table:style-name="ce2" office:value-type="float" office:value="-34.786">
            <text:p>-34.786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19.829">
            <text:p>19.829</text:p>
          </table:table-cell>
          <table:table-cell table:style-name="ce4" table:formula="of:=SQRT( ([.C663]^2) + ([.D663]^2) + ([.E663]^2) )" office:value-type="float" office:value="45.4360062285408">
            <text:p>45.4</text:p>
          </table:table-cell>
          <table:table-cell table:style-name="ce4" table:formula="of:=DEGREES(ASIN([.E663]/[.F663]))" office:value-type="float" office:value="25.8754303011961">
            <text:p>25.9</text:p>
          </table:table-cell>
          <table:table-cell table:style-name="ce4" table:formula="of:=MOD(DEGREES(ATAN2([.C663];[.D663]));360)" office:value-type="float" office:value="211.688944323561">
            <text:p>211.7</text:p>
          </table:table-cell>
          <table:table-cell table:style-name="ce4" table:formula="of:=[.H663]-180" office:value-type="float" office:value="31.6889443235615">
            <text:p>31.7</text:p>
          </table:table-cell>
          <table:table-cell table:style-name="ce6" table:formula="of:=ROUND(([.I663]/360)*[.B$2];0)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4" table:formula="of:=[.K663]*(360/[.B$2])" office:value-type="float" office:value="15">
            <text:p>15.0</text:p>
          </table:table-cell>
          <table:table-cell table:style-name="ce6" table:formula="of:=ROUND(( ([.I663]+(([.K663]/2)*(360/[.B$2])))/360)*[.B$2];0)" office:value-type="float" office:value="5">
            <text:p>5</text:p>
          </table:table-cell>
          <table:table-cell table:style-name="ce11" table:formula="of:=ROUND(( ([.I663]-(([.K663]/2)*(360/[.B$2])))/360)*[.B$2];0)" office:value-type="float" office:value="3">
            <text:p>3</text:p>
          </table:table-cell>
          <table:table-cell table:style-name="ce2"/>
        </table:table-row>
        <table:table-row table:style-name="ro1">
          <table:table-cell table:style-name="ce2" office:value-type="string">
            <text:p>3668M1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-29.608">
            <text:p>-29.608</text:p>
          </table:table-cell>
          <table:table-cell table:style-name="ce2" office:value-type="float" office:value="-21.475">
            <text:p>-21.475</text:p>
          </table:table-cell>
          <table:table-cell table:style-name="ce2" office:value-type="float" office:value="26.957">
            <text:p>26.957</text:p>
          </table:table-cell>
          <table:table-cell table:style-name="ce4" table:formula="of:=SQRT( ([.C664]^2) + ([.D664]^2) + ([.E664]^2) )" office:value-type="float" office:value="45.4366497224432">
            <text:p>45.4</text:p>
          </table:table-cell>
          <table:table-cell table:style-name="ce4" table:formula="of:=DEGREES(ASIN([.E664]/[.F664]))" office:value-type="float" office:value="36.3906536640572">
            <text:p>36.4</text:p>
          </table:table-cell>
          <table:table-cell table:style-name="ce4" table:formula="of:=MOD(DEGREES(ATAN2([.C664];[.D664]));360)" office:value-type="float" office:value="215.953779684402">
            <text:p>216.0</text:p>
          </table:table-cell>
          <table:table-cell table:style-name="ce4" table:formula="of:=[.H664]-180" office:value-type="float" office:value="35.9537796844023">
            <text:p>36.0</text:p>
          </table:table-cell>
          <table:table-cell table:style-name="ce6" table:formula="of:=ROUND(([.I664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664]*(360/[.B$2])" office:value-type="float" office:value="15">
            <text:p>15.0</text:p>
          </table:table-cell>
          <table:table-cell table:style-name="ce6" table:formula="of:=ROUND(( ([.I664]+(([.K664]/2)*(360/[.B$2])))/360)*[.B$2];0)" office:value-type="float" office:value="6">
            <text:p>6</text:p>
          </table:table-cell>
          <table:table-cell table:style-name="ce11" table:formula="of:=ROUND(( ([.I664]-(([.K664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67M1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-27.35">
            <text:p>-27.35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25.315">
            <text:p>25.315</text:p>
          </table:table-cell>
          <table:table-cell table:style-name="ce4" table:formula="of:=SQRT( ([.C665]^2) + ([.D665]^2) + ([.E665]^2) )" office:value-type="float" office:value="45.4362827374776">
            <text:p>45.4</text:p>
          </table:table-cell>
          <table:table-cell table:style-name="ce4" table:formula="of:=DEGREES(ASIN([.E665]/[.F665]))" office:value-type="float" office:value="33.8591953479894">
            <text:p>33.9</text:p>
          </table:table-cell>
          <table:table-cell table:style-name="ce4" table:formula="of:=MOD(DEGREES(ATAN2([.C665];[.D665]));360)" office:value-type="float" office:value="223.541658255595">
            <text:p>223.5</text:p>
          </table:table-cell>
          <table:table-cell table:style-name="ce4" table:formula="of:=[.H665]-180" office:value-type="float" office:value="43.5416582555949">
            <text:p>43.5</text:p>
          </table:table-cell>
          <table:table-cell table:style-name="ce6" table:formula="of:=ROUND(([.I665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665]*(360/[.B$2])" office:value-type="float" office:value="15">
            <text:p>15.0</text:p>
          </table:table-cell>
          <table:table-cell table:style-name="ce6" table:formula="of:=ROUND(( ([.I665]+(([.K665]/2)*(360/[.B$2])))/360)*[.B$2];0)" office:value-type="float" office:value="7">
            <text:p>7</text:p>
          </table:table-cell>
          <table:table-cell table:style-name="ce11" table:formula="of:=ROUND(( ([.I665]-(([.K665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66M1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-32.528">
            <text:p>-32.528</text:p>
          </table:table-cell>
          <table:table-cell table:style-name="ce2" office:value-type="float" office:value="-25.992">
            <text:p>-25.992</text:p>
          </table:table-cell>
          <table:table-cell table:style-name="ce2" office:value-type="float" office:value="18.188">
            <text:p>18.188</text:p>
          </table:table-cell>
          <table:table-cell table:style-name="ce4" table:formula="of:=SQRT( ([.C666]^2) + ([.D666]^2) + ([.E666]^2) )" office:value-type="float" office:value="45.4363091810944">
            <text:p>45.4</text:p>
          </table:table-cell>
          <table:table-cell table:style-name="ce4" table:formula="of:=DEGREES(ASIN([.E666]/[.F666]))" office:value-type="float" office:value="23.5967215714373">
            <text:p>23.6</text:p>
          </table:table-cell>
          <table:table-cell table:style-name="ce4" table:formula="of:=MOD(DEGREES(ATAN2([.C666];[.D666]));360)" office:value-type="float" office:value="218.627142476835">
            <text:p>218.6</text:p>
          </table:table-cell>
          <table:table-cell table:style-name="ce4" table:formula="of:=[.H666]-180" office:value-type="float" office:value="38.6271424768351">
            <text:p>38.6</text:p>
          </table:table-cell>
          <table:table-cell table:style-name="ce6" table:formula="of:=ROUND(([.I666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666]*(360/[.B$2])" office:value-type="float" office:value="15">
            <text:p>15.0</text:p>
          </table:table-cell>
          <table:table-cell table:style-name="ce6" table:formula="of:=ROUND(( ([.I666]+(([.K666]/2)*(360/[.B$2])))/360)*[.B$2];0)" office:value-type="float" office:value="6">
            <text:p>6</text:p>
          </table:table-cell>
          <table:table-cell table:style-name="ce11" table:formula="of:=ROUND(( ([.I666]-(([.K666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65M1</text:p>
          </table:table-cell>
          <table:table-cell table:style-name="ce2" office:value-type="float" office:value="662">
            <text:p>662</text:p>
          </table:table-cell>
          <table:table-cell table:style-name="ce2" office:value-type="float" office:value="-28.762">
            <text:p>-28.762</text:p>
          </table:table-cell>
          <table:table-cell table:style-name="ce2" office:value-type="float" office:value="-28.214">
            <text:p>-28.214</text:p>
          </table:table-cell>
          <table:table-cell table:style-name="ce2" office:value-type="float" office:value="20.896">
            <text:p>20.896</text:p>
          </table:table-cell>
          <table:table-cell table:style-name="ce4" table:formula="of:=SQRT( ([.C667]^2) + ([.D667]^2) + ([.E667]^2) )" office:value-type="float" office:value="45.3863994606314">
            <text:p>45.4</text:p>
          </table:table-cell>
          <table:table-cell table:style-name="ce4" table:formula="of:=DEGREES(ASIN([.E667]/[.F667]))" office:value-type="float" office:value="27.4130663921187">
            <text:p>27.4</text:p>
          </table:table-cell>
          <table:table-cell table:style-name="ce4" table:formula="of:=MOD(DEGREES(ATAN2([.C667];[.D667]));360)" office:value-type="float" office:value="224.448941325468">
            <text:p>224.4</text:p>
          </table:table-cell>
          <table:table-cell table:style-name="ce4" table:formula="of:=[.H667]-180" office:value-type="float" office:value="44.4489413254679">
            <text:p>44.4</text:p>
          </table:table-cell>
          <table:table-cell table:style-name="ce6" table:formula="of:=ROUND(([.I667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667]*(360/[.B$2])" office:value-type="float" office:value="15">
            <text:p>15.0</text:p>
          </table:table-cell>
          <table:table-cell table:style-name="ce6" table:formula="of:=ROUND(( ([.I667]+(([.K667]/2)*(360/[.B$2])))/360)*[.B$2];0)" office:value-type="float" office:value="7">
            <text:p>7</text:p>
          </table:table-cell>
          <table:table-cell table:style-name="ce11" table:formula="of:=ROUND(( ([.I667]-(([.K667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64M1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-25.758">
            <text:p>-25.758</text:p>
          </table:table-cell>
          <table:table-cell table:style-name="ce2" office:value-type="float" office:value="-32.312">
            <text:p>-32.312</text:p>
          </table:table-cell>
          <table:table-cell table:style-name="ce2" office:value-type="float" office:value="18.714">
            <text:p>18.714</text:p>
          </table:table-cell>
          <table:table-cell table:style-name="ce4" table:formula="of:=SQRT( ([.C668]^2) + ([.D668]^2) + ([.E668]^2) )" office:value-type="float" office:value="45.3624702149255">
            <text:p>45.4</text:p>
          </table:table-cell>
          <table:table-cell table:style-name="ce4" table:formula="of:=DEGREES(ASIN([.E668]/[.F668]))" office:value-type="float" office:value="24.3647247266412">
            <text:p>24.4</text:p>
          </table:table-cell>
          <table:table-cell table:style-name="ce4" table:formula="of:=MOD(DEGREES(ATAN2([.C668];[.D668]));360)" office:value-type="float" office:value="231.439368746002">
            <text:p>231.4</text:p>
          </table:table-cell>
          <table:table-cell table:style-name="ce4" table:formula="of:=[.H668]-180" office:value-type="float" office:value="51.4393687460021">
            <text:p>51.4</text:p>
          </table:table-cell>
          <table:table-cell table:style-name="ce6" table:formula="of:=ROUND(([.I668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668]*(360/[.B$2])" office:value-type="float" office:value="15">
            <text:p>15.0</text:p>
          </table:table-cell>
          <table:table-cell table:style-name="ce6" table:formula="of:=ROUND(( ([.I668]+(([.K668]/2)*(360/[.B$2])))/360)*[.B$2];0)" office:value-type="float" office:value="8">
            <text:p>8</text:p>
          </table:table-cell>
          <table:table-cell table:style-name="ce11" table:formula="of:=ROUND(( ([.I668]-(([.K668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63M1</text:p>
          </table:table-cell>
          <table:table-cell table:style-name="ce2" office:value-type="float" office:value="664">
            <text:p>664</text:p>
          </table:table-cell>
          <table:table-cell table:style-name="ce2" office:value-type="float" office:value="-33.386">
            <text:p>-33.386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13.259">
            <text:p>13.259</text:p>
          </table:table-cell>
          <table:table-cell table:style-name="ce4" table:formula="of:=SQRT( ([.C669]^2) + ([.D669]^2) + ([.E669]^2) )" office:value-type="float" office:value="45.4182930216449">
            <text:p>45.4</text:p>
          </table:table-cell>
          <table:table-cell table:style-name="ce4" table:formula="of:=DEGREES(ASIN([.E669]/[.F669]))" office:value-type="float" office:value="16.9735874414416">
            <text:p>17.0</text:p>
          </table:table-cell>
          <table:table-cell table:style-name="ce4" table:formula="of:=MOD(DEGREES(ATAN2([.C669];[.D669]));360)" office:value-type="float" office:value="219.775511059084">
            <text:p>219.8</text:p>
          </table:table-cell>
          <table:table-cell table:style-name="ce4" table:formula="of:=[.H669]-180" office:value-type="float" office:value="39.775511059084">
            <text:p>39.8</text:p>
          </table:table-cell>
          <table:table-cell table:style-name="ce6" table:formula="of:=ROUND(([.I669]/360)*[.B$2];0)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4" table:formula="of:=[.K669]*(360/[.B$2])" office:value-type="float" office:value="15">
            <text:p>15.0</text:p>
          </table:table-cell>
          <table:table-cell table:style-name="ce6" table:formula="of:=ROUND(( ([.I669]+(([.K669]/2)*(360/[.B$2])))/360)*[.B$2];0)" office:value-type="float" office:value="6">
            <text:p>6</text:p>
          </table:table-cell>
          <table:table-cell table:style-name="ce11" table:formula="of:=ROUND(( ([.I669]-(([.K669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62M1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-30.685">
            <text:p>-30.685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10.656">
            <text:p>10.656</text:p>
          </table:table-cell>
          <table:table-cell table:style-name="ce4" table:formula="of:=SQRT( ([.C670]^2) + ([.D670]^2) + ([.E670]^2) )" office:value-type="float" office:value="45.4152745340155">
            <text:p>45.4</text:p>
          </table:table-cell>
          <table:table-cell table:style-name="ce4" table:formula="of:=DEGREES(ASIN([.E670]/[.F670]))" office:value-type="float" office:value="13.5700914628364">
            <text:p>13.6</text:p>
          </table:table-cell>
          <table:table-cell table:style-name="ce4" table:formula="of:=MOD(DEGREES(ATAN2([.C670];[.D670]));360)" office:value-type="float" office:value="225.96822256181">
            <text:p>226.0</text:p>
          </table:table-cell>
          <table:table-cell table:style-name="ce4" table:formula="of:=[.H670]-180" office:value-type="float" office:value="45.9682225618104">
            <text:p>46.0</text:p>
          </table:table-cell>
          <table:table-cell table:style-name="ce6" table:formula="of:=ROUND(([.I670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670]*(360/[.B$2])" office:value-type="float" office:value="15">
            <text:p>15.0</text:p>
          </table:table-cell>
          <table:table-cell table:style-name="ce6" table:formula="of:=ROUND(( ([.I670]+(([.K670]/2)*(360/[.B$2])))/360)*[.B$2];0)" office:value-type="float" office:value="7">
            <text:p>7</text:p>
          </table:table-cell>
          <table:table-cell table:style-name="ce11" table:formula="of:=ROUND(( ([.I670]-(([.K670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61M1</text:p>
          </table:table-cell>
          <table:table-cell table:style-name="ce2" office:value-type="float" office:value="666">
            <text:p>666</text:p>
          </table:table-cell>
          <table:table-cell table:style-name="ce2" office:value-type="float" office:value="-30.814">
            <text:p>-30.814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5.346">
            <text:p>5.346</text:p>
          </table:table-cell>
          <table:table-cell table:style-name="ce4" table:formula="of:=SQRT( ([.C671]^2) + ([.D671]^2) + ([.E671]^2) )" office:value-type="float" office:value="45.4180199590427">
            <text:p>45.4</text:p>
          </table:table-cell>
          <table:table-cell table:style-name="ce4" table:formula="of:=DEGREES(ASIN([.E671]/[.F671]))" office:value-type="float" office:value="6.75976145800074">
            <text:p>6.8</text:p>
          </table:table-cell>
          <table:table-cell table:style-name="ce4" table:formula="of:=MOD(DEGREES(ATAN2([.C671];[.D671]));360)" office:value-type="float" office:value="226.905591255829">
            <text:p>226.9</text:p>
          </table:table-cell>
          <table:table-cell table:style-name="ce4" table:formula="of:=[.H671]-180" office:value-type="float" office:value="46.9055912558294">
            <text:p>46.9</text:p>
          </table:table-cell>
          <table:table-cell table:style-name="ce6" table:formula="of:=ROUND(([.I671]/360)*[.B$2];0)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4" table:formula="of:=[.K671]*(360/[.B$2])" office:value-type="float" office:value="15">
            <text:p>15.0</text:p>
          </table:table-cell>
          <table:table-cell table:style-name="ce6" table:formula="of:=ROUND(( ([.I671]+(([.K671]/2)*(360/[.B$2])))/360)*[.B$2];0)" office:value-type="float" office:value="7">
            <text:p>7</text:p>
          </table:table-cell>
          <table:table-cell table:style-name="ce11" table:formula="of:=ROUND(( ([.I671]-(([.K671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60M1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-26.824">
            <text:p>-26.824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13.403">
            <text:p>13.403</text:p>
          </table:table-cell>
          <table:table-cell table:style-name="ce4" table:formula="of:=SQRT( ([.C672]^2) + ([.D672]^2) + ([.E672]^2) )" office:value-type="float" office:value="45.3624605703879">
            <text:p>45.4</text:p>
          </table:table-cell>
          <table:table-cell table:style-name="ce4" table:formula="of:=DEGREES(ASIN([.E672]/[.F672]))" office:value-type="float" office:value="17.1853972293932">
            <text:p>17.2</text:p>
          </table:table-cell>
          <table:table-cell table:style-name="ce4" table:formula="of:=MOD(DEGREES(ATAN2([.C672];[.D672]));360)" office:value-type="float" office:value="231.759755049825">
            <text:p>231.8</text:p>
          </table:table-cell>
          <table:table-cell table:style-name="ce4" table:formula="of:=[.H672]-180" office:value-type="float" office:value="51.7597550498246">
            <text:p>51.8</text:p>
          </table:table-cell>
          <table:table-cell table:style-name="ce6" table:formula="of:=ROUND(([.I672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672]*(360/[.B$2])" office:value-type="float" office:value="15">
            <text:p>15.0</text:p>
          </table:table-cell>
          <table:table-cell table:style-name="ce6" table:formula="of:=ROUND(( ([.I672]+(([.K672]/2)*(360/[.B$2])))/360)*[.B$2];0)" office:value-type="float" office:value="8">
            <text:p>8</text:p>
          </table:table-cell>
          <table:table-cell table:style-name="ce11" table:formula="of:=ROUND(( ([.I672]-(([.K672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59M1</text:p>
          </table:table-cell>
          <table:table-cell table:style-name="ce2" office:value-type="float" office:value="668">
            <text:p>668</text:p>
          </table:table-cell>
          <table:table-cell table:style-name="ce2" office:value-type="float" office:value="-23.17">
            <text:p>-23.17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10.749">
            <text:p>10.749</text:p>
          </table:table-cell>
          <table:table-cell table:style-name="ce4" table:formula="of:=SQRT( ([.C673]^2) + ([.D673]^2) + ([.E673]^2) )" office:value-type="float" office:value="45.3623196607052">
            <text:p>45.4</text:p>
          </table:table-cell>
          <table:table-cell table:style-name="ce4" table:formula="of:=DEGREES(ASIN([.E673]/[.F673]))" office:value-type="float" office:value="13.7071144266541">
            <text:p>13.7</text:p>
          </table:table-cell>
          <table:table-cell table:style-name="ce4" table:formula="of:=MOD(DEGREES(ATAN2([.C673];[.D673]));360)" office:value-type="float" office:value="238.281262806386">
            <text:p>238.3</text:p>
          </table:table-cell>
          <table:table-cell table:style-name="ce4" table:formula="of:=[.H673]-180" office:value-type="float" office:value="58.2812628063859">
            <text:p>58.3</text:p>
          </table:table-cell>
          <table:table-cell table:style-name="ce6" table:formula="of:=ROUND(([.I673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673]*(360/[.B$2])" office:value-type="float" office:value="15">
            <text:p>15.0</text:p>
          </table:table-cell>
          <table:table-cell table:style-name="ce6" table:formula="of:=ROUND(( ([.I673]+(([.K673]/2)*(360/[.B$2])))/360)*[.B$2];0)" office:value-type="float" office:value="9">
            <text:p>9</text:p>
          </table:table-cell>
          <table:table-cell table:style-name="ce11" table:formula="of:=ROUND(( ([.I673]-(([.K673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658M1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-27.482">
            <text:p>-27.482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2.655">
            <text:p>2.655</text:p>
          </table:table-cell>
          <table:table-cell table:style-name="ce4" table:formula="of:=SQRT( ([.C674]^2) + ([.D674]^2) + ([.E674]^2) )" office:value-type="float" office:value="45.4368654838777">
            <text:p>45.4</text:p>
          </table:table-cell>
          <table:table-cell table:style-name="ce4" table:formula="of:=DEGREES(ASIN([.E674]/[.F674]))" office:value-type="float" office:value="3.34985682747822">
            <text:p>3.3</text:p>
          </table:table-cell>
          <table:table-cell table:style-name="ce4" table:formula="of:=MOD(DEGREES(ATAN2([.C674];[.D674]));360)" office:value-type="float" office:value="232.70820446442">
            <text:p>232.7</text:p>
          </table:table-cell>
          <table:table-cell table:style-name="ce4" table:formula="of:=[.H674]-180" office:value-type="float" office:value="52.7082044644205">
            <text:p>52.7</text:p>
          </table:table-cell>
          <table:table-cell table:style-name="ce6" table:formula="of:=ROUND(([.I674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674]*(360/[.B$2])" office:value-type="float" office:value="15">
            <text:p>15.0</text:p>
          </table:table-cell>
          <table:table-cell table:style-name="ce6" table:formula="of:=ROUND(( ([.I674]+(([.K674]/2)*(360/[.B$2])))/360)*[.B$2];0)" office:value-type="float" office:value="8">
            <text:p>8</text:p>
          </table:table-cell>
          <table:table-cell table:style-name="ce11" table:formula="of:=ROUND(( ([.I674]-(([.K674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57M1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-23.697">
            <text:p>-23.697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5.311">
            <text:p>5.311</text:p>
          </table:table-cell>
          <table:table-cell table:style-name="ce4" table:formula="of:=SQRT( ([.C675]^2) + ([.D675]^2) + ([.E675]^2) )" office:value-type="float" office:value="45.3857190534644">
            <text:p>45.4</text:p>
          </table:table-cell>
          <table:table-cell table:style-name="ce4" table:formula="of:=DEGREES(ASIN([.E675]/[.F675]))" office:value-type="float" office:value="6.72010247676431">
            <text:p>6.7</text:p>
          </table:table-cell>
          <table:table-cell table:style-name="ce4" table:formula="of:=MOD(DEGREES(ATAN2([.C675];[.D675]));360)" office:value-type="float" office:value="238.282157075687">
            <text:p>238.3</text:p>
          </table:table-cell>
          <table:table-cell table:style-name="ce4" table:formula="of:=[.H675]-180" office:value-type="float" office:value="58.2821570756872">
            <text:p>58.3</text:p>
          </table:table-cell>
          <table:table-cell table:style-name="ce6" table:formula="of:=ROUND(([.I675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675]*(360/[.B$2])" office:value-type="float" office:value="15">
            <text:p>15.0</text:p>
          </table:table-cell>
          <table:table-cell table:style-name="ce6" table:formula="of:=ROUND(( ([.I675]+(([.K675]/2)*(360/[.B$2])))/360)*[.B$2];0)" office:value-type="float" office:value="9">
            <text:p>9</text:p>
          </table:table-cell>
          <table:table-cell table:style-name="ce11" table:formula="of:=ROUND(( ([.I675]-(([.K675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656M1</text:p>
          </table:table-cell>
          <table:table-cell table:style-name="ce2" office:value-type="float" office:value="671">
            <text:p>671</text:p>
          </table:table-cell>
          <table:table-cell table:style-name="ce2" office:value-type="float" office:value="-19.987">
            <text:p>-19.987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2.655">
            <text:p>2.655</text:p>
          </table:table-cell>
          <table:table-cell table:style-name="ce4" table:formula="of:=SQRT( ([.C676]^2) + ([.D676]^2) + ([.E676]^2) )" office:value-type="float" office:value="45.4357049356561">
            <text:p>45.4</text:p>
          </table:table-cell>
          <table:table-cell table:style-name="ce4" table:formula="of:=DEGREES(ASIN([.E676]/[.F676]))" office:value-type="float" office:value="3.3499424893236">
            <text:p>3.3</text:p>
          </table:table-cell>
          <table:table-cell table:style-name="ce4" table:formula="of:=MOD(DEGREES(ATAN2([.C676];[.D676]));360)" office:value-type="float" office:value="243.854684406567">
            <text:p>243.9</text:p>
          </table:table-cell>
          <table:table-cell table:style-name="ce4" table:formula="of:=[.H676]-180" office:value-type="float" office:value="63.854684406567">
            <text:p>63.9</text:p>
          </table:table-cell>
          <table:table-cell table:style-name="ce6" table:formula="of:=ROUND(([.I676]/360)*[.B$2];0)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4" table:formula="of:=[.K676]*(360/[.B$2])" office:value-type="float" office:value="22.5">
            <text:p>22.5</text:p>
          </table:table-cell>
          <table:table-cell table:style-name="ce6" table:formula="of:=ROUND(( ([.I676]+(([.K676]/2)*(360/[.B$2])))/360)*[.B$2];0)" office:value-type="float" office:value="10">
            <text:p>10</text:p>
          </table:table-cell>
          <table:table-cell table:style-name="ce11" table:formula="of:=ROUND(( ([.I676]-(([.K676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687M1</text:p>
          </table:table-cell>
          <table:table-cell table:style-name="ce2" office:value-type="float" office:value="672">
            <text:p>672</text:p>
          </table:table-cell>
          <table:table-cell table:style-name="ce2" office:value-type="float" office:value="7.868">
            <text:p>7.868</text:p>
          </table:table-cell>
          <table:table-cell table:style-name="ce2" office:value-type="float" office:value="30.283">
            <text:p>30.283</text:p>
          </table:table-cell>
          <table:table-cell table:style-name="ce2" office:value-type="float" office:value="32.925">
            <text:p>32.925</text:p>
          </table:table-cell>
          <table:table-cell table:style-name="ce4" table:formula="of:=SQRT( ([.C677]^2) + ([.D677]^2) + ([.E677]^2) )" office:value-type="float" office:value="45.4204924896241">
            <text:p>45.4</text:p>
          </table:table-cell>
          <table:table-cell table:style-name="ce4" table:formula="of:=DEGREES(ASIN([.E677]/[.F677]))" office:value-type="float" office:value="46.4599528022937">
            <text:p>46.5</text:p>
          </table:table-cell>
          <table:table-cell table:style-name="ce4" table:formula="of:=MOD(DEGREES(ATAN2([.C677];[.D677]));360)" office:value-type="float" office:value="75.4356731771695">
            <text:p>75.4</text:p>
          </table:table-cell>
          <table:table-cell table:style-name="ce4" table:formula="of:=[.H677]-180" office:value-type="float" office:value="-104.56432682283">
            <text:p>-104.6</text:p>
          </table:table-cell>
          <table:table-cell table:style-name="ce6" table:formula="of:=ROUND(([.I677]/360)*[.B$2];0)" office:value-type="float" office:value="-14">
            <text:p>-14</text:p>
          </table:table-cell>
          <table:table-cell table:style-name="ce2" office:value-type="float" office:value="2">
            <text:p>2</text:p>
          </table:table-cell>
          <table:table-cell table:style-name="ce4" table:formula="of:=[.K677]*(360/[.B$2])" office:value-type="float" office:value="15">
            <text:p>15.0</text:p>
          </table:table-cell>
          <table:table-cell table:style-name="ce6" table:formula="of:=ROUND(( ([.I677]+(([.K677]/2)*(360/[.B$2])))/360)*[.B$2];0)" office:value-type="float" office:value="-13">
            <text:p>-13</text:p>
          </table:table-cell>
          <table:table-cell table:style-name="ce11" table:formula="of:=ROUND(( ([.I677]-(([.K677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686M1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6.231">
            <text:p>6.231</text:p>
          </table:table-cell>
          <table:table-cell table:style-name="ce2" office:value-type="float" office:value="26.454">
            <text:p>26.454</text:p>
          </table:table-cell>
          <table:table-cell table:style-name="ce2" office:value-type="float" office:value="36.394">
            <text:p>36.394</text:p>
          </table:table-cell>
          <table:table-cell table:style-name="ce4" table:formula="of:=SQRT( ([.C678]^2) + ([.D678]^2) + ([.E678]^2) )" office:value-type="float" office:value="45.4220509554555">
            <text:p>45.4</text:p>
          </table:table-cell>
          <table:table-cell table:style-name="ce4" table:formula="of:=DEGREES(ASIN([.E678]/[.F678]))" office:value-type="float" office:value="53.2487529796194">
            <text:p>53.2</text:p>
          </table:table-cell>
          <table:table-cell table:style-name="ce4" table:formula="of:=MOD(DEGREES(ATAN2([.C678];[.D678]));360)" office:value-type="float" office:value="76.7460808672762">
            <text:p>76.7</text:p>
          </table:table-cell>
          <table:table-cell table:style-name="ce4" table:formula="of:=[.H678]-180" office:value-type="float" office:value="-103.253919132724">
            <text:p>-103.3</text:p>
          </table:table-cell>
          <table:table-cell table:style-name="ce6" table:formula="of:=ROUND(([.I678]/360)*[.B$2];0)" office:value-type="float" office:value="-14">
            <text:p>-14</text:p>
          </table:table-cell>
          <table:table-cell table:style-name="ce2" office:value-type="float" office:value="3">
            <text:p>3</text:p>
          </table:table-cell>
          <table:table-cell table:style-name="ce4" table:formula="of:=[.K678]*(360/[.B$2])" office:value-type="float" office:value="22.5">
            <text:p>22.5</text:p>
          </table:table-cell>
          <table:table-cell table:style-name="ce6" table:formula="of:=ROUND(( ([.I678]+(([.K678]/2)*(360/[.B$2])))/360)*[.B$2];0)" office:value-type="float" office:value="-12">
            <text:p>-12</text:p>
          </table:table-cell>
          <table:table-cell table:style-name="ce11" table:formula="of:=ROUND(( ([.I678]-(([.K678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685M1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25.158">
            <text:p>25.158</text:p>
          </table:table-cell>
          <table:table-cell table:style-name="ce2" office:value-type="float" office:value="37.799">
            <text:p>37.799</text:p>
          </table:table-cell>
          <table:table-cell table:style-name="ce4" table:formula="of:=SQRT( ([.C679]^2) + ([.D679]^2) + ([.E679]^2) )" office:value-type="float" office:value="45.4206447004003">
            <text:p>45.4</text:p>
          </table:table-cell>
          <table:table-cell table:style-name="ce4" table:formula="of:=DEGREES(ASIN([.E679]/[.F679]))" office:value-type="float" office:value="56.3252612344527">
            <text:p>56.3</text:p>
          </table:table-cell>
          <table:table-cell table:style-name="ce4" table:formula="of:=MOD(DEGREES(ATAN2([.C679];[.D679]));360)" office:value-type="float" office:value="87.3600419753059">
            <text:p>87.4</text:p>
          </table:table-cell>
          <table:table-cell table:style-name="ce4" table:formula="of:=[.H679]-180" office:value-type="float" office:value="-92.6399580246941">
            <text:p>-92.6</text:p>
          </table:table-cell>
          <table:table-cell table:style-name="ce6" table:formula="of:=ROUND(([.I679]/360)*[.B$2];0)" office:value-type="float" office:value="-12">
            <text:p>-12</text:p>
          </table:table-cell>
          <table:table-cell table:style-name="ce2" office:value-type="float" office:value="3">
            <text:p>3</text:p>
          </table:table-cell>
          <table:table-cell table:style-name="ce4" table:formula="of:=[.K679]*(360/[.B$2])" office:value-type="float" office:value="22.5">
            <text:p>22.5</text:p>
          </table:table-cell>
          <table:table-cell table:style-name="ce6" table:formula="of:=ROUND(( ([.I679]+(([.K679]/2)*(360/[.B$2])))/360)*[.B$2];0)" office:value-type="float" office:value="-11">
            <text:p>-11</text:p>
          </table:table-cell>
          <table:table-cell table:style-name="ce11" table:formula="of:=ROUND(( ([.I679]-(([.K679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84M1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9.497">
            <text:p>9.497</text:p>
          </table:table-cell>
          <table:table-cell table:style-name="ce2" office:value-type="float" office:value="23.456">
            <text:p>23.456</text:p>
          </table:table-cell>
          <table:table-cell table:style-name="ce2" office:value-type="float" office:value="37.736">
            <text:p>37.736</text:p>
          </table:table-cell>
          <table:table-cell table:style-name="ce4" table:formula="of:=SQRT( ([.C680]^2) + ([.D680]^2) + ([.E680]^2) )" office:value-type="float" office:value="45.4354777789339">
            <text:p>45.4</text:p>
          </table:table-cell>
          <table:table-cell table:style-name="ce4" table:formula="of:=DEGREES(ASIN([.E680]/[.F680]))" office:value-type="float" office:value="56.1542904789369">
            <text:p>56.2</text:p>
          </table:table-cell>
          <table:table-cell table:style-name="ce4" table:formula="of:=MOD(DEGREES(ATAN2([.C680];[.D680]));360)" office:value-type="float" office:value="67.9576767063068">
            <text:p>68.0</text:p>
          </table:table-cell>
          <table:table-cell table:style-name="ce4" table:formula="of:=[.H680]-180" office:value-type="float" office:value="-112.042323293693">
            <text:p>-112.0</text:p>
          </table:table-cell>
          <table:table-cell table:style-name="ce6" table:formula="of:=ROUND(([.I680]/360)*[.B$2];0)" office:value-type="float" office:value="-15">
            <text:p>-15</text:p>
          </table:table-cell>
          <table:table-cell table:style-name="ce2" office:value-type="float" office:value="3">
            <text:p>3</text:p>
          </table:table-cell>
          <table:table-cell table:style-name="ce4" table:formula="of:=[.K680]*(360/[.B$2])" office:value-type="float" office:value="22.5">
            <text:p>22.5</text:p>
          </table:table-cell>
          <table:table-cell table:style-name="ce6" table:formula="of:=ROUND(( ([.I680]+(([.K680]/2)*(360/[.B$2])))/360)*[.B$2];0)" office:value-type="float" office:value="-13">
            <text:p>-13</text:p>
          </table:table-cell>
          <table:table-cell table:style-name="ce11" table:formula="of:=ROUND(( ([.I680]-(([.K680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683M1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8.643">
            <text:p>8.643</text:p>
          </table:table-cell>
          <table:table-cell table:style-name="ce2" office:value-type="float" office:value="18.985">
            <text:p>18.985</text:p>
          </table:table-cell>
          <table:table-cell table:style-name="ce2" office:value-type="float" office:value="40.364">
            <text:p>40.364</text:p>
          </table:table-cell>
          <table:table-cell table:style-name="ce4" table:formula="of:=SQRT( ([.C681]^2) + ([.D681]^2) + ([.E681]^2) )" office:value-type="float" office:value="45.4354946049892">
            <text:p>45.4</text:p>
          </table:table-cell>
          <table:table-cell table:style-name="ce4" table:formula="of:=DEGREES(ASIN([.E681]/[.F681]))" office:value-type="float" office:value="62.670421101839">
            <text:p>62.7</text:p>
          </table:table-cell>
          <table:table-cell table:style-name="ce4" table:formula="of:=MOD(DEGREES(ATAN2([.C681];[.D681]));360)" office:value-type="float" office:value="65.5224019964398">
            <text:p>65.5</text:p>
          </table:table-cell>
          <table:table-cell table:style-name="ce4" table:formula="of:=[.H681]-180" office:value-type="float" office:value="-114.47759800356">
            <text:p>-114.5</text:p>
          </table:table-cell>
          <table:table-cell table:style-name="ce6" table:formula="of:=ROUND(([.I681]/360)*[.B$2];0)" office:value-type="float" office:value="-15">
            <text:p>-15</text:p>
          </table:table-cell>
          <table:table-cell table:style-name="ce2" office:value-type="float" office:value="3">
            <text:p>3</text:p>
          </table:table-cell>
          <table:table-cell table:style-name="ce4" table:formula="of:=[.K681]*(360/[.B$2])" office:value-type="float" office:value="22.5">
            <text:p>22.5</text:p>
          </table:table-cell>
          <table:table-cell table:style-name="ce6" table:formula="of:=ROUND(( ([.I681]+(([.K681]/2)*(360/[.B$2])))/360)*[.B$2];0)" office:value-type="float" office:value="-14">
            <text:p>-14</text:p>
          </table:table-cell>
          <table:table-cell table:style-name="ce11" table:formula="of:=ROUND(( ([.I681]-(([.K681]/2)*(360/[.B$2])))/360)*[.B$2];0)" office:value-type="float" office:value="-17">
            <text:p>-17</text:p>
          </table:table-cell>
          <table:table-cell table:style-name="ce2"/>
        </table:table-row>
        <table:table-row table:style-name="ro1">
          <table:table-cell table:style-name="ce2" office:value-type="string">
            <text:p>3682M1</text:p>
          </table:table-cell>
          <table:table-cell table:style-name="ce2" office:value-type="float" office:value="677">
            <text:p>677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20.582">
            <text:p>20.582</text:p>
          </table:table-cell>
          <table:table-cell table:style-name="ce2" office:value-type="float" office:value="40.49">
            <text:p>40.49</text:p>
          </table:table-cell>
          <table:table-cell table:style-name="ce4" table:formula="of:=SQRT( ([.C682]^2) + ([.D682]^2) + ([.E682]^2) )" office:value-type="float" office:value="45.4218077579482">
            <text:p>45.4</text:p>
          </table:table-cell>
          <table:table-cell table:style-name="ce4" table:formula="of:=DEGREES(ASIN([.E682]/[.F682]))" office:value-type="float" office:value="63.0524857989905">
            <text:p>63.1</text:p>
          </table:table-cell>
          <table:table-cell table:style-name="ce4" table:formula="of:=MOD(DEGREES(ATAN2([.C682];[.D682]));360)" office:value-type="float" office:value="89.2038898856221">
            <text:p>89.2</text:p>
          </table:table-cell>
          <table:table-cell table:style-name="ce4" table:formula="of:=[.H682]-180" office:value-type="float" office:value="-90.7961101143779">
            <text:p>-90.8</text:p>
          </table:table-cell>
          <table:table-cell table:style-name="ce6" table:formula="of:=ROUND(([.I682]/360)*[.B$2];0)" office:value-type="float" office:value="-12">
            <text:p>-12</text:p>
          </table:table-cell>
          <table:table-cell table:style-name="ce2" office:value-type="float" office:value="4">
            <text:p>4</text:p>
          </table:table-cell>
          <table:table-cell table:style-name="ce4" table:formula="of:=[.K682]*(360/[.B$2])" office:value-type="float" office:value="30">
            <text:p>30.0</text:p>
          </table:table-cell>
          <table:table-cell table:style-name="ce6" table:formula="of:=ROUND(( ([.I682]+(([.K682]/2)*(360/[.B$2])))/360)*[.B$2];0)" office:value-type="float" office:value="-10">
            <text:p>-10</text:p>
          </table:table-cell>
          <table:table-cell table:style-name="ce11" table:formula="of:=ROUND(( ([.I682]-(([.K682]/2)*(360/[.B$2])))/360)*[.B$2];0)" office:value-type="float" office:value="-14">
            <text:p>-14</text:p>
          </table:table-cell>
          <table:table-cell table:style-name="ce2"/>
        </table:table-row>
        <table:table-row table:style-name="ro1">
          <table:table-cell table:style-name="ce2" office:value-type="string">
            <text:p>3681M1</text:p>
          </table:table-cell>
          <table:table-cell table:style-name="ce2" office:value-type="float" office:value="678">
            <text:p>678</text:p>
          </table:table-cell>
          <table:table-cell table:style-name="ce2" office:value-type="float" office:value="4.503">
            <text:p>4.503</text:p>
          </table:table-cell>
          <table:table-cell table:style-name="ce2" office:value-type="float" office:value="17.405">
            <text:p>17.405</text:p>
          </table:table-cell>
          <table:table-cell table:style-name="ce2" office:value-type="float" office:value="41.713">
            <text:p>41.713</text:p>
          </table:table-cell>
          <table:table-cell table:style-name="ce4" table:formula="of:=SQRT( ([.C683]^2) + ([.D683]^2) + ([.E683]^2) )" office:value-type="float" office:value="45.4223007233231">
            <text:p>45.4</text:p>
          </table:table-cell>
          <table:table-cell table:style-name="ce4" table:formula="of:=DEGREES(ASIN([.E683]/[.F683]))" office:value-type="float" office:value="66.6842266330479">
            <text:p>66.7</text:p>
          </table:table-cell>
          <table:table-cell table:style-name="ce4" table:formula="of:=MOD(DEGREES(ATAN2([.C683];[.D683]));360)" office:value-type="float" office:value="75.49456666165">
            <text:p>75.5</text:p>
          </table:table-cell>
          <table:table-cell table:style-name="ce4" table:formula="of:=[.H683]-180" office:value-type="float" office:value="-104.50543333835">
            <text:p>-104.5</text:p>
          </table:table-cell>
          <table:table-cell table:style-name="ce6" table:formula="of:=ROUND(([.I683]/360)*[.B$2];0)" office:value-type="float" office:value="-14">
            <text:p>-14</text:p>
          </table:table-cell>
          <table:table-cell table:style-name="ce2" office:value-type="float" office:value="4">
            <text:p>4</text:p>
          </table:table-cell>
          <table:table-cell table:style-name="ce4" table:formula="of:=[.K683]*(360/[.B$2])" office:value-type="float" office:value="30">
            <text:p>30.0</text:p>
          </table:table-cell>
          <table:table-cell table:style-name="ce6" table:formula="of:=ROUND(( ([.I683]+(([.K683]/2)*(360/[.B$2])))/360)*[.B$2];0)" office:value-type="float" office:value="-12">
            <text:p>-12</text:p>
          </table:table-cell>
          <table:table-cell table:style-name="ce11" table:formula="of:=ROUND(( ([.I683]-(([.K683]/2)*(360/[.B$2])))/360)*[.B$2];0)" office:value-type="float" office:value="-16">
            <text:p>-16</text:p>
          </table:table-cell>
          <table:table-cell table:style-name="ce2"/>
        </table:table-row>
        <table:table-row table:style-name="ro1">
          <table:table-cell table:style-name="ce2" office:value-type="string">
            <text:p>3680M1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4.432">
            <text:p>4.432</text:p>
          </table:table-cell>
          <table:table-cell table:style-name="ce2" office:value-type="float" office:value="12.29">
            <text:p>12.29</text:p>
          </table:table-cell>
          <table:table-cell table:style-name="ce2" office:value-type="float" office:value="43.502">
            <text:p>43.502</text:p>
          </table:table-cell>
          <table:table-cell table:style-name="ce4" table:formula="of:=SQRT( ([.C684]^2) + ([.D684]^2) + ([.E684]^2) )" office:value-type="float" office:value="45.4214787077656">
            <text:p>45.4</text:p>
          </table:table-cell>
          <table:table-cell table:style-name="ce4" table:formula="of:=DEGREES(ASIN([.E684]/[.F684]))" office:value-type="float" office:value="73.2837041566205">
            <text:p>73.3</text:p>
          </table:table-cell>
          <table:table-cell table:style-name="ce4" table:formula="of:=MOD(DEGREES(ATAN2([.C684];[.D684]));360)" office:value-type="float" office:value="70.1697637914101">
            <text:p>70.2</text:p>
          </table:table-cell>
          <table:table-cell table:style-name="ce4" table:formula="of:=[.H684]-180" office:value-type="float" office:value="-109.83023620859">
            <text:p>-109.8</text:p>
          </table:table-cell>
          <table:table-cell table:style-name="ce6" table:formula="of:=ROUND(([.I684]/360)*[.B$2];0)" office:value-type="float" office:value="-15">
            <text:p>-15</text:p>
          </table:table-cell>
          <table:table-cell table:style-name="ce2"/>
          <table:table-cell table:style-name="ce4" table:formula="of:=[.K684]*(360/[.B$2])" office:value-type="float" office:value="0">
            <text:p>0.0</text:p>
          </table:table-cell>
          <table:table-cell table:style-name="ce6" table:formula="of:=ROUND(( ([.I684]+(([.K684]/2)*(360/[.B$2])))/360)*[.B$2];0)" office:value-type="float" office:value="-15">
            <text:p>-15</text:p>
          </table:table-cell>
          <table:table-cell table:style-name="ce11" table:formula="of:=ROUND(( ([.I684]-(([.K684]/2)*(360/[.B$2])))/360)*[.B$2];0)" office:value-type="float" office:value="-15">
            <text:p>-15</text:p>
          </table:table-cell>
          <table:table-cell table:style-name="ce2"/>
        </table:table-row>
        <table:table-row table:style-name="ro1">
          <table:table-cell table:style-name="ce2" office:value-type="string">
            <text:p>3679M1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-4.03">
            <text:p>-4.03</text:p>
          </table:table-cell>
          <table:table-cell table:style-name="ce2" office:value-type="float" office:value="18.699">
            <text:p>18.699</text:p>
          </table:table-cell>
          <table:table-cell table:style-name="ce2" office:value-type="float" office:value="41.194">
            <text:p>41.194</text:p>
          </table:table-cell>
          <table:table-cell table:style-name="ce4" table:formula="of:=SQRT( ([.C685]^2) + ([.D685]^2) + ([.E685]^2) )" office:value-type="float" office:value="45.4184889334729">
            <text:p>45.4</text:p>
          </table:table-cell>
          <table:table-cell table:style-name="ce4" table:formula="of:=DEGREES(ASIN([.E685]/[.F685]))" office:value-type="float" office:value="65.0923052956784">
            <text:p>65.1</text:p>
          </table:table-cell>
          <table:table-cell table:style-name="ce4" table:formula="of:=MOD(DEGREES(ATAN2([.C685];[.D685]));360)" office:value-type="float" office:value="102.162329731069">
            <text:p>102.2</text:p>
          </table:table-cell>
          <table:table-cell table:style-name="ce4" table:formula="of:=[.H685]-180" office:value-type="float" office:value="-77.8376702689311">
            <text:p>-77.8</text:p>
          </table:table-cell>
          <table:table-cell table:style-name="ce6" table:formula="of:=ROUND(([.I685]/360)*[.B$2];0)" office:value-type="float" office:value="-10">
            <text:p>-10</text:p>
          </table:table-cell>
          <table:table-cell table:style-name="ce2" office:value-type="float" office:value="3">
            <text:p>3</text:p>
          </table:table-cell>
          <table:table-cell table:style-name="ce4" table:formula="of:=[.K685]*(360/[.B$2])" office:value-type="float" office:value="22.5">
            <text:p>22.5</text:p>
          </table:table-cell>
          <table:table-cell table:style-name="ce6" table:formula="of:=ROUND(( ([.I685]+(([.K685]/2)*(360/[.B$2])))/360)*[.B$2];0)" office:value-type="float" office:value="-9">
            <text:p>-9</text:p>
          </table:table-cell>
          <table:table-cell table:style-name="ce11" table:formula="of:=ROUND(( ([.I685]-(([.K685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678M1</text:p>
          </table:table-cell>
          <table:table-cell table:style-name="ce2" office:value-type="float" office:value="681">
            <text:p>681</text:p>
          </table:table-cell>
          <table:table-cell table:style-name="ce2" office:value-type="float" office:value="-4.115">
            <text:p>-4.115</text:p>
          </table:table-cell>
          <table:table-cell table:style-name="ce2" office:value-type="float" office:value="13.612">
            <text:p>13.612</text:p>
          </table:table-cell>
          <table:table-cell table:style-name="ce2" office:value-type="float" office:value="43.132">
            <text:p>43.132</text:p>
          </table:table-cell>
          <table:table-cell table:style-name="ce4" table:formula="of:=SQRT( ([.C686]^2) + ([.D686]^2) + ([.E686]^2) )" office:value-type="float" office:value="45.4157372834572">
            <text:p>45.4</text:p>
          </table:table-cell>
          <table:table-cell table:style-name="ce4" table:formula="of:=DEGREES(ASIN([.E686]/[.F686]))" office:value-type="float" office:value="71.752876520751">
            <text:p>71.8</text:p>
          </table:table-cell>
          <table:table-cell table:style-name="ce4" table:formula="of:=MOD(DEGREES(ATAN2([.C686];[.D686]));360)" office:value-type="float" office:value="106.820423285905">
            <text:p>106.8</text:p>
          </table:table-cell>
          <table:table-cell table:style-name="ce4" table:formula="of:=[.H686]-180" office:value-type="float" office:value="-73.179576714095">
            <text:p>-73.2</text:p>
          </table:table-cell>
          <table:table-cell table:style-name="ce6" table:formula="of:=ROUND(([.I686]/360)*[.B$2];0)" office:value-type="float" office:value="-10">
            <text:p>-10</text:p>
          </table:table-cell>
          <table:table-cell table:style-name="ce2"/>
          <table:table-cell table:style-name="ce4" table:formula="of:=[.K686]*(360/[.B$2])" office:value-type="float" office:value="0">
            <text:p>0.0</text:p>
          </table:table-cell>
          <table:table-cell table:style-name="ce6" table:formula="of:=ROUND(( ([.I686]+(([.K686]/2)*(360/[.B$2])))/360)*[.B$2];0)" office:value-type="float" office:value="-10">
            <text:p>-10</text:p>
          </table:table-cell>
          <table:table-cell table:style-name="ce11" table:formula="of:=ROUND(( ([.I686]-(([.K686]/2)*(360/[.B$2])))/360)*[.B$2];0)" office:value-type="float" office:value="-10">
            <text:p>-10</text:p>
          </table:table-cell>
          <table:table-cell table:style-name="ce2"/>
        </table:table-row>
        <table:table-row table:style-name="ro1">
          <table:table-cell table:style-name="ce2" office:value-type="string">
            <text:p>3677M1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-8.814">
            <text:p>-8.814</text:p>
          </table:table-cell>
          <table:table-cell table:style-name="ce2" office:value-type="float" office:value="11.234">
            <text:p>11.234</text:p>
          </table:table-cell>
          <table:table-cell table:style-name="ce2" office:value-type="float" office:value="43.057">
            <text:p>43.057</text:p>
          </table:table-cell>
          <table:table-cell table:style-name="ce4" table:formula="of:=SQRT( ([.C687]^2) + ([.D687]^2) + ([.E687]^2) )" office:value-type="float" office:value="45.3629209928109">
            <text:p>45.4</text:p>
          </table:table-cell>
          <table:table-cell table:style-name="ce4" table:formula="of:=DEGREES(ASIN([.E687]/[.F687]))" office:value-type="float" office:value="71.6529424726185">
            <text:p>71.7</text:p>
          </table:table-cell>
          <table:table-cell table:style-name="ce4" table:formula="of:=MOD(DEGREES(ATAN2([.C687];[.D687]));360)" office:value-type="float" office:value="128.117110758841">
            <text:p>128.1</text:p>
          </table:table-cell>
          <table:table-cell table:style-name="ce4" table:formula="of:=[.H687]-180" office:value-type="float" office:value="-51.8828892411595">
            <text:p>-51.9</text:p>
          </table:table-cell>
          <table:table-cell table:style-name="ce6" table:formula="of:=ROUND(([.I687]/360)*[.B$2];0)" office:value-type="float" office:value="-7">
            <text:p>-7</text:p>
          </table:table-cell>
          <table:table-cell table:style-name="ce2"/>
          <table:table-cell table:style-name="ce4" table:formula="of:=[.K687]*(360/[.B$2])" office:value-type="float" office:value="0">
            <text:p>0.0</text:p>
          </table:table-cell>
          <table:table-cell table:style-name="ce6" table:formula="of:=ROUND(( ([.I687]+(([.K687]/2)*(360/[.B$2])))/360)*[.B$2];0)" office:value-type="float" office:value="-7">
            <text:p>-7</text:p>
          </table:table-cell>
          <table:table-cell table:style-name="ce11" table:formula="of:=ROUND(( ([.I687]-(([.K687]/2)*(360/[.B$2])))/360)*[.B$2];0)" office:value-type="float" office:value="-7">
            <text:p>-7</text:p>
          </table:table-cell>
          <table:table-cell table:style-name="ce2"/>
        </table:table-row>
        <table:table-row table:style-name="ro1">
          <table:table-cell table:style-name="ce2" office:value-type="string">
            <text:p>3676M1</text:p>
          </table:table-cell>
          <table:table-cell table:style-name="ce2" office:value-type="float" office:value="683">
            <text:p>683</text:p>
          </table:table-cell>
          <table:table-cell table:style-name="ce2" office:value-type="float" office:value="0.13">
            <text:p>0.13</text:p>
          </table:table-cell>
          <table:table-cell table:style-name="ce2" office:value-type="float" office:value="10.379">
            <text:p>10.379</text:p>
          </table:table-cell>
          <table:table-cell table:style-name="ce2" office:value-type="float" office:value="44.216">
            <text:p>44.216</text:p>
          </table:table-cell>
          <table:table-cell table:style-name="ce4" table:formula="of:=SQRT( ([.C688]^2) + ([.D688]^2) + ([.E688]^2) )" office:value-type="float" office:value="45.4180052071863">
            <text:p>45.4</text:p>
          </table:table-cell>
          <table:table-cell table:style-name="ce4" table:formula="of:=DEGREES(ASIN([.E688]/[.F688]))" office:value-type="float" office:value="76.7888910910903">
            <text:p>76.8</text:p>
          </table:table-cell>
          <table:table-cell table:style-name="ce4" table:formula="of:=MOD(DEGREES(ATAN2([.C688];[.D688]));360)" office:value-type="float" office:value="89.2823911878073">
            <text:p>89.3</text:p>
          </table:table-cell>
          <table:table-cell table:style-name="ce4" table:formula="of:=[.H688]-180" office:value-type="float" office:value="-90.7176088121927">
            <text:p>-90.7</text:p>
          </table:table-cell>
          <table:table-cell table:style-name="ce6" table:formula="of:=ROUND(([.I688]/360)*[.B$2];0)" office:value-type="float" office:value="-12">
            <text:p>-12</text:p>
          </table:table-cell>
          <table:table-cell table:style-name="ce2"/>
          <table:table-cell table:style-name="ce4" table:formula="of:=[.K688]*(360/[.B$2])" office:value-type="float" office:value="0">
            <text:p>0.0</text:p>
          </table:table-cell>
          <table:table-cell table:style-name="ce6" table:formula="of:=ROUND(( ([.I688]+(([.K688]/2)*(360/[.B$2])))/360)*[.B$2];0)" office:value-type="float" office:value="-12">
            <text:p>-12</text:p>
          </table:table-cell>
          <table:table-cell table:style-name="ce11" table:formula="of:=ROUND(( ([.I688]-(([.K688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675M1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5.144">
            <text:p>5.144</text:p>
          </table:table-cell>
          <table:table-cell table:style-name="ce2" office:value-type="float" office:value="45.145">
            <text:p>45.145</text:p>
          </table:table-cell>
          <table:table-cell table:style-name="ce4" table:formula="of:=SQRT( ([.C689]^2) + ([.D689]^2) + ([.E689]^2) )" office:value-type="float" office:value="45.4371545103784">
            <text:p>45.4</text:p>
          </table:table-cell>
          <table:table-cell table:style-name="ce4" table:formula="of:=DEGREES(ASIN([.E689]/[.F689]))" office:value-type="float" office:value="83.4991320542988">
            <text:p>83.5</text:p>
          </table:table-cell>
          <table:table-cell table:style-name="ce4" table:formula="of:=MOD(DEGREES(ATAN2([.C689];[.D689]));360)" office:value-type="float" office:value="89.3651388462001">
            <text:p>89.4</text:p>
          </table:table-cell>
          <table:table-cell table:style-name="ce4" table:formula="of:=[.H689]-180" office:value-type="float" office:value="-90.6348611537999">
            <text:p>-90.6</text:p>
          </table:table-cell>
          <table:table-cell table:style-name="ce6" table:formula="of:=ROUND(([.I689]/360)*[.B$2];0)" office:value-type="float" office:value="-12">
            <text:p>-12</text:p>
          </table:table-cell>
          <table:table-cell table:style-name="ce2"/>
          <table:table-cell table:style-name="ce4" table:formula="of:=[.K689]*(360/[.B$2])" office:value-type="float" office:value="0">
            <text:p>0.0</text:p>
          </table:table-cell>
          <table:table-cell table:style-name="ce6" table:formula="of:=ROUND(( ([.I689]+(([.K689]/2)*(360/[.B$2])))/360)*[.B$2];0)" office:value-type="float" office:value="-12">
            <text:p>-12</text:p>
          </table:table-cell>
          <table:table-cell table:style-name="ce11" table:formula="of:=ROUND(( ([.I689]-(([.K689]/2)*(360/[.B$2])))/360)*[.B$2];0)" office:value-type="float" office:value="-12">
            <text:p>-12</text:p>
          </table:table-cell>
          <table:table-cell table:style-name="ce2"/>
        </table:table-row>
        <table:table-row table:style-name="ro1">
          <table:table-cell table:style-name="ce2" office:value-type="string">
            <text:p>3674M1</text:p>
          </table:table-cell>
          <table:table-cell table:style-name="ce2" office:value-type="float" office:value="685">
            <text:p>685</text:p>
          </table:table-cell>
          <table:table-cell table:style-name="ce2" office:value-type="float" office:value="-9.143">
            <text:p>-9.143</text:p>
          </table:table-cell>
          <table:table-cell table:style-name="ce2" office:value-type="float" office:value="5.651">
            <text:p>5.651</text:p>
          </table:table-cell>
          <table:table-cell table:style-name="ce2" office:value-type="float" office:value="44.071">
            <text:p>44.071</text:p>
          </table:table-cell>
          <table:table-cell table:style-name="ce4" table:formula="of:=SQRT( ([.C690]^2) + ([.D690]^2) + ([.E690]^2) )" office:value-type="float" office:value="45.3627742868533">
            <text:p>45.4</text:p>
          </table:table-cell>
          <table:table-cell table:style-name="ce4" table:formula="of:=DEGREES(ASIN([.E690]/[.F690]))" office:value-type="float" office:value="76.293796760103">
            <text:p>76.3</text:p>
          </table:table-cell>
          <table:table-cell table:style-name="ce4" table:formula="of:=MOD(DEGREES(ATAN2([.C690];[.D690]));360)" office:value-type="float" office:value="148.281096127387">
            <text:p>148.3</text:p>
          </table:table-cell>
          <table:table-cell table:style-name="ce4" table:formula="of:=[.H690]-180" office:value-type="float" office:value="-31.7189038726135">
            <text:p>-31.7</text:p>
          </table:table-cell>
          <table:table-cell table:style-name="ce6" table:formula="of:=ROUND(([.I690]/360)*[.B$2];0)" office:value-type="float" office:value="-4">
            <text:p>-4</text:p>
          </table:table-cell>
          <table:table-cell table:style-name="ce2"/>
          <table:table-cell table:style-name="ce4" table:formula="of:=[.K690]*(360/[.B$2])" office:value-type="float" office:value="0">
            <text:p>0.0</text:p>
          </table:table-cell>
          <table:table-cell table:style-name="ce6" table:formula="of:=ROUND(( ([.I690]+(([.K690]/2)*(360/[.B$2])))/360)*[.B$2];0)" office:value-type="float" office:value="-4">
            <text:p>-4</text:p>
          </table:table-cell>
          <table:table-cell table:style-name="ce11" table:formula="of:=ROUND(( ([.I690]-(([.K690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673M1</text:p>
          </table:table-cell>
          <table:table-cell table:style-name="ce2" office:value-type="float" office:value="686">
            <text:p>686</text:p>
          </table:table-cell>
          <table:table-cell table:style-name="ce2" office:value-type="float" office:value="-4.518">
            <text:p>-4.518</text:p>
          </table:table-cell>
          <table:table-cell table:style-name="ce2" office:value-type="float" office:value="2.793">
            <text:p>2.793</text:p>
          </table:table-cell>
          <table:table-cell table:style-name="ce2" office:value-type="float" office:value="45.074">
            <text:p>45.074</text:p>
          </table:table-cell>
          <table:table-cell table:style-name="ce4" table:formula="of:=SQRT( ([.C691]^2) + ([.D691]^2) + ([.E691]^2) )" office:value-type="float" office:value="45.3858860109616">
            <text:p>45.4</text:p>
          </table:table-cell>
          <table:table-cell table:style-name="ce4" table:formula="of:=DEGREES(ASIN([.E691]/[.F691]))" office:value-type="float" office:value="83.2791502830643">
            <text:p>83.3</text:p>
          </table:table-cell>
          <table:table-cell table:style-name="ce4" table:formula="of:=MOD(DEGREES(ATAN2([.C691];[.D691]));360)" office:value-type="float" office:value="148.27589657256">
            <text:p>148.3</text:p>
          </table:table-cell>
          <table:table-cell table:style-name="ce4" table:formula="of:=[.H691]-180" office:value-type="float" office:value="-31.7241034274397">
            <text:p>-31.7</text:p>
          </table:table-cell>
          <table:table-cell table:style-name="ce6" table:formula="of:=ROUND(([.I691]/360)*[.B$2];0)" office:value-type="float" office:value="-4">
            <text:p>-4</text:p>
          </table:table-cell>
          <table:table-cell table:style-name="ce2"/>
          <table:table-cell table:style-name="ce4" table:formula="of:=[.K691]*(360/[.B$2])" office:value-type="float" office:value="0">
            <text:p>0.0</text:p>
          </table:table-cell>
          <table:table-cell table:style-name="ce6" table:formula="of:=ROUND(( ([.I691]+(([.K691]/2)*(360/[.B$2])))/360)*[.B$2];0)" office:value-type="float" office:value="-4">
            <text:p>-4</text:p>
          </table:table-cell>
          <table:table-cell table:style-name="ce11" table:formula="of:=ROUND(( ([.I691]-(([.K691]/2)*(360/[.B$2])))/360)*[.B$2];0)" office:value-type="float" office:value="-4">
            <text:p>-4</text:p>
          </table:table-cell>
          <table:table-cell table:style-name="ce2"/>
        </table:table-row>
        <table:table-row table:style-name="ro1">
          <table:table-cell table:style-name="ce2" office:value-type="string">
            <text:p>3672M1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-4.574">
            <text:p>-4.574</text:p>
          </table:table-cell>
          <table:table-cell table:style-name="ce2" office:value-type="float" office:value="-2.351">
            <text:p>-2.351</text:p>
          </table:table-cell>
          <table:table-cell table:style-name="ce2" office:value-type="float" office:value="45.145">
            <text:p>45.145</text:p>
          </table:table-cell>
          <table:table-cell table:style-name="ce4" table:formula="of:=SQRT( ([.C692]^2) + ([.D692]^2) + ([.E692]^2) )" office:value-type="float" office:value="45.4369860576161">
            <text:p>45.4</text:p>
          </table:table-cell>
          <table:table-cell table:style-name="ce4" table:formula="of:=DEGREES(ASIN([.E692]/[.F692]))" office:value-type="float" office:value="83.5009964380219">
            <text:p>83.5</text:p>
          </table:table-cell>
          <table:table-cell table:style-name="ce4" table:formula="of:=MOD(DEGREES(ATAN2([.C692];[.D692]));360)" office:value-type="float" office:value="207.202807233423">
            <text:p>207.2</text:p>
          </table:table-cell>
          <table:table-cell table:style-name="ce4" table:formula="of:=[.H692]-180" office:value-type="float" office:value="27.2028072334234">
            <text:p>27.2</text:p>
          </table:table-cell>
          <table:table-cell table:style-name="ce6" table:formula="of:=ROUND(([.I692]/360)*[.B$2];0)" office:value-type="float" office:value="4">
            <text:p>4</text:p>
          </table:table-cell>
          <table:table-cell table:style-name="ce2"/>
          <table:table-cell table:style-name="ce4" table:formula="of:=[.K692]*(360/[.B$2])" office:value-type="float" office:value="0">
            <text:p>0.0</text:p>
          </table:table-cell>
          <table:table-cell table:style-name="ce6" table:formula="of:=ROUND(( ([.I692]+(([.K692]/2)*(360/[.B$2])))/360)*[.B$2];0)" office:value-type="float" office:value="4">
            <text:p>4</text:p>
          </table:table-cell>
          <table:table-cell table:style-name="ce11" table:formula="of:=ROUND(( ([.I692]-(([.K692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703M1</text:p>
          </table:table-cell>
          <table:table-cell table:style-name="ce2" office:value-type="float" office:value="688">
            <text:p>688</text:p>
          </table:table-cell>
          <table:table-cell table:style-name="ce2" office:value-type="float" office:value="-13.99">
            <text:p>-13.99</text:p>
          </table:table-cell>
          <table:table-cell table:style-name="ce2" office:value-type="float" office:value="2.859">
            <text:p>2.859</text:p>
          </table:table-cell>
          <table:table-cell table:style-name="ce2" office:value-type="float" office:value="43.057">
            <text:p>43.057</text:p>
          </table:table-cell>
          <table:table-cell table:style-name="ce4" table:formula="of:=SQRT( ([.C693]^2) + ([.D693]^2) + ([.E693]^2) )" office:value-type="float" office:value="45.3629720146289">
            <text:p>45.4</text:p>
          </table:table-cell>
          <table:table-cell table:style-name="ce4" table:formula="of:=DEGREES(ASIN([.E693]/[.F693]))" office:value-type="float" office:value="71.6527481509034">
            <text:p>71.7</text:p>
          </table:table-cell>
          <table:table-cell table:style-name="ce4" table:formula="of:=MOD(DEGREES(ATAN2([.C693];[.D693]));360)" office:value-type="float" office:value="168.450054470811">
            <text:p>168.5</text:p>
          </table:table-cell>
          <table:table-cell table:style-name="ce4" table:formula="of:=[.H693]-180" office:value-type="float" office:value="-11.5499455291888">
            <text:p>-11.5</text:p>
          </table:table-cell>
          <table:table-cell table:style-name="ce6" table:formula="of:=ROUND(([.I693]/360)*[.B$2];0)" office:value-type="float" office:value="-2">
            <text:p>-2</text:p>
          </table:table-cell>
          <table:table-cell table:style-name="ce2"/>
          <table:table-cell table:style-name="ce4" table:formula="of:=[.K693]*(360/[.B$2])" office:value-type="float" office:value="0">
            <text:p>0.0</text:p>
          </table:table-cell>
          <table:table-cell table:style-name="ce6" table:formula="of:=ROUND(( ([.I693]+(([.K693]/2)*(360/[.B$2])))/360)*[.B$2];0)" office:value-type="float" office:value="-2">
            <text:p>-2</text:p>
          </table:table-cell>
          <table:table-cell table:style-name="ce11" table:formula="of:=ROUND(( ([.I693]-(([.K693]/2)*(360/[.B$2])))/360)*[.B$2];0)" office:value-type="float" office:value="-2">
            <text:p>-2</text:p>
          </table:table-cell>
          <table:table-cell table:style-name="ce2"/>
        </table:table-row>
        <table:table-row table:style-name="ro1">
          <table:table-cell table:style-name="ce2" office:value-type="string">
            <text:p>3702M1</text:p>
          </table:table-cell>
          <table:table-cell table:style-name="ce2" office:value-type="float" office:value="689">
            <text:p>689</text:p>
          </table:table-cell>
          <table:table-cell table:style-name="ce2" office:value-type="float" office:value="-14.014">
            <text:p>-14.014</text:p>
          </table:table-cell>
          <table:table-cell table:style-name="ce2" office:value-type="float" office:value="-2.406">
            <text:p>-2.406</text:p>
          </table:table-cell>
          <table:table-cell table:style-name="ce2" office:value-type="float" office:value="43.132">
            <text:p>43.132</text:p>
          </table:table-cell>
          <table:table-cell table:style-name="ce4" table:formula="of:=SQRT( ([.C694]^2) + ([.D694]^2) + ([.E694]^2) )" office:value-type="float" office:value="45.4153108103424">
            <text:p>45.4</text:p>
          </table:table-cell>
          <table:table-cell table:style-name="ce4" table:formula="of:=DEGREES(ASIN([.E694]/[.F694]))" office:value-type="float" office:value="71.7545085147295">
            <text:p>71.8</text:p>
          </table:table-cell>
          <table:table-cell table:style-name="ce4" table:formula="of:=MOD(DEGREES(ATAN2([.C694];[.D694]));360)" office:value-type="float" office:value="189.741876226841">
            <text:p>189.7</text:p>
          </table:table-cell>
          <table:table-cell table:style-name="ce4" table:formula="of:=[.H694]-180" office:value-type="float" office:value="9.74187622684076">
            <text:p>9.7</text:p>
          </table:table-cell>
          <table:table-cell table:style-name="ce6" table:formula="of:=ROUND(([.I694]/360)*[.B$2];0)" office:value-type="float" office:value="1">
            <text:p>1</text:p>
          </table:table-cell>
          <table:table-cell table:style-name="ce2"/>
          <table:table-cell table:style-name="ce4" table:formula="of:=[.K694]*(360/[.B$2])" office:value-type="float" office:value="0">
            <text:p>0.0</text:p>
          </table:table-cell>
          <table:table-cell table:style-name="ce6" table:formula="of:=ROUND(( ([.I694]+(([.K694]/2)*(360/[.B$2])))/360)*[.B$2];0)" office:value-type="float" office:value="1">
            <text:p>1</text:p>
          </table:table-cell>
          <table:table-cell table:style-name="ce11" table:formula="of:=ROUND(( ([.I694]-(([.K694]/2)*(360/[.B$2])))/360)*[.B$2];0)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3701M1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-18.526">
            <text:p>-18.526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41.194">
            <text:p>41.194</text:p>
          </table:table-cell>
          <table:table-cell table:style-name="ce4" table:formula="of:=SQRT( ([.C695]^2) + ([.D695]^2) + ([.E695]^2) )" office:value-type="float" office:value="45.4180236910414">
            <text:p>45.4</text:p>
          </table:table-cell>
          <table:table-cell table:style-name="ce4" table:formula="of:=DEGREES(ASIN([.E695]/[.F695]))" office:value-type="float" office:value="65.0935692769822">
            <text:p>65.1</text:p>
          </table:table-cell>
          <table:table-cell table:style-name="ce4" table:formula="of:=MOD(DEGREES(ATAN2([.C695];[.D695]));360)" office:value-type="float" office:value="194.403863698142">
            <text:p>194.4</text:p>
          </table:table-cell>
          <table:table-cell table:style-name="ce4" table:formula="of:=[.H695]-180" office:value-type="float" office:value="14.4038636981423">
            <text:p>14.4</text:p>
          </table:table-cell>
          <table:table-cell table:style-name="ce6" table:formula="of:=ROUND(([.I695]/360)*[.B$2];0)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4" table:formula="of:=[.K695]*(360/[.B$2])" office:value-type="float" office:value="30">
            <text:p>30.0</text:p>
          </table:table-cell>
          <table:table-cell table:style-name="ce6" table:formula="of:=ROUND(( ([.I695]+(([.K695]/2)*(360/[.B$2])))/360)*[.B$2];0)" office:value-type="float" office:value="4">
            <text:p>4</text:p>
          </table:table-cell>
          <table:table-cell table:style-name="ce11" table:formula="of:=ROUND(( ([.I695]-(([.K695]/2)*(360/[.B$2])))/360)*[.B$2];0)" office:value-type="float" office:value="-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3700M1</text:p>
          </table:table-cell>
          <table:table-cell table:style-name="ce2" office:value-type="float" office:value="691">
            <text:p>691</text:p>
          </table:table-cell>
          <table:table-cell table:style-name="ce2" office:value-type="float" office:value="-9.225">
            <text:p>-9.225</text:p>
          </table:table-cell>
          <table:table-cell table:style-name="ce2" office:value-type="float" office:value="-4.758">
            <text:p>-4.758</text:p>
          </table:table-cell>
          <table:table-cell table:style-name="ce2" office:value-type="float" office:value="44.216">
            <text:p>44.216</text:p>
          </table:table-cell>
          <table:table-cell table:style-name="ce4" table:formula="of:=SQRT( ([.C696]^2) + ([.D696]^2) + ([.E696]^2) )" office:value-type="float" office:value="45.4179903232188">
            <text:p>45.4</text:p>
          </table:table-cell>
          <table:table-cell table:style-name="ce4" table:formula="of:=DEGREES(ASIN([.E696]/[.F696]))" office:value-type="float" office:value="76.7889710753625">
            <text:p>76.8</text:p>
          </table:table-cell>
          <table:table-cell table:style-name="ce4" table:formula="of:=MOD(DEGREES(ATAN2([.C696];[.D696]));360)" office:value-type="float" office:value="207.283432689275">
            <text:p>207.3</text:p>
          </table:table-cell>
          <table:table-cell table:style-name="ce4" table:formula="of:=[.H696]-180" office:value-type="float" office:value="27.2834326892748">
            <text:p>27.3</text:p>
          </table:table-cell>
          <table:table-cell table:style-name="ce6" table:formula="of:=ROUND(([.I696]/360)*[.B$2];0)" office:value-type="float" office:value="4">
            <text:p>4</text:p>
          </table:table-cell>
          <table:table-cell table:style-name="ce2"/>
          <table:table-cell table:style-name="ce4" table:formula="of:=[.K696]*(360/[.B$2])" office:value-type="float" office:value="0">
            <text:p>0.0</text:p>
          </table:table-cell>
          <table:table-cell table:style-name="ce6" table:formula="of:=ROUND(( ([.I696]+(([.K696]/2)*(360/[.B$2])))/360)*[.B$2];0)" office:value-type="float" office:value="4">
            <text:p>4</text:p>
          </table:table-cell>
          <table:table-cell table:style-name="ce11" table:formula="of:=ROUND(( ([.I696]-(([.K696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99M1</text:p>
          </table:table-cell>
          <table:table-cell table:style-name="ce2" office:value-type="float" office:value="692">
            <text:p>692</text:p>
          </table:table-cell>
          <table:table-cell table:style-name="ce2" office:value-type="float" office:value="-9.01">
            <text:p>-9.01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43.502">
            <text:p>43.502</text:p>
          </table:table-cell>
          <table:table-cell table:style-name="ce4" table:formula="of:=SQRT( ([.C697]^2) + ([.D697]^2) + ([.E697]^2) )" office:value-type="float" office:value="45.4213133231526">
            <text:p>45.4</text:p>
          </table:table-cell>
          <table:table-cell table:style-name="ce4" table:formula="of:=DEGREES(ASIN([.E697]/[.F697]))" office:value-type="float" office:value="73.2843988228159">
            <text:p>73.3</text:p>
          </table:table-cell>
          <table:table-cell table:style-name="ce4" table:formula="of:=MOD(DEGREES(ATAN2([.C697];[.D697]));360)" office:value-type="float" office:value="226.395668706663">
            <text:p>226.4</text:p>
          </table:table-cell>
          <table:table-cell table:style-name="ce4" table:formula="of:=[.H697]-180" office:value-type="float" office:value="46.3956687066634">
            <text:p>46.4</text:p>
          </table:table-cell>
          <table:table-cell table:style-name="ce6" table:formula="of:=ROUND(([.I697]/360)*[.B$2];0)" office:value-type="float" office:value="6">
            <text:p>6</text:p>
          </table:table-cell>
          <table:table-cell table:style-name="ce2"/>
          <table:table-cell table:style-name="ce4" table:formula="of:=[.K697]*(360/[.B$2])" office:value-type="float" office:value="0">
            <text:p>0.0</text:p>
          </table:table-cell>
          <table:table-cell table:style-name="ce6" table:formula="of:=ROUND(( ([.I697]+(([.K697]/2)*(360/[.B$2])))/360)*[.B$2];0)" office:value-type="float" office:value="6">
            <text:p>6</text:p>
          </table:table-cell>
          <table:table-cell table:style-name="ce11" table:formula="of:=ROUND(( ([.I697]-(([.K697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98M1</text:p>
          </table:table-cell>
          <table:table-cell table:style-name="ce2" office:value-type="float" office:value="693">
            <text:p>693</text:p>
          </table:table-cell>
          <table:table-cell table:style-name="ce2" office:value-type="float" office:value="-18.281">
            <text:p>-18.281</text:p>
          </table:table-cell>
          <table:table-cell table:style-name="ce2" office:value-type="float" office:value="-9.46">
            <text:p>-9.46</text:p>
          </table:table-cell>
          <table:table-cell table:style-name="ce2" office:value-type="float" office:value="40.489">
            <text:p>40.489</text:p>
          </table:table-cell>
          <table:table-cell table:style-name="ce4" table:formula="of:=SQRT( ([.C698]^2) + ([.D698]^2) + ([.E698]^2) )" office:value-type="float" office:value="45.4207626752348">
            <text:p>45.4</text:p>
          </table:table-cell>
          <table:table-cell table:style-name="ce4" table:formula="of:=DEGREES(ASIN([.E698]/[.F698]))" office:value-type="float" office:value="63.052295430141">
            <text:p>63.1</text:p>
          </table:table-cell>
          <table:table-cell table:style-name="ce4" table:formula="of:=MOD(DEGREES(ATAN2([.C698];[.D698]));360)" office:value-type="float" office:value="207.360532699962">
            <text:p>207.4</text:p>
          </table:table-cell>
          <table:table-cell table:style-name="ce4" table:formula="of:=[.H698]-180" office:value-type="float" office:value="27.3605326999619">
            <text:p>27.4</text:p>
          </table:table-cell>
          <table:table-cell table:style-name="ce6" table:formula="of:=ROUND(([.I698]/360)*[.B$2];0)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table:formula="of:=[.K698]*(360/[.B$2])" office:value-type="float" office:value="22.5">
            <text:p>22.5</text:p>
          </table:table-cell>
          <table:table-cell table:style-name="ce6" table:formula="of:=ROUND(( ([.I698]+(([.K698]/2)*(360/[.B$2])))/360)*[.B$2];0)" office:value-type="float" office:value="5">
            <text:p>5</text:p>
          </table:table-cell>
          <table:table-cell table:style-name="ce11" table:formula="of:=ROUND(( ([.I698]-(([.K698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97M1</text:p>
          </table:table-cell>
          <table:table-cell table:style-name="ce2" office:value-type="float" office:value="694">
            <text:p>694</text:p>
          </table:table-cell>
          <table:table-cell table:style-name="ce2" office:value-type="float" office:value="-13.553">
            <text:p>-13.553</text:p>
          </table:table-cell>
          <table:table-cell table:style-name="ce2" office:value-type="float" office:value="-11.811">
            <text:p>-11.811</text:p>
          </table:table-cell>
          <table:table-cell table:style-name="ce2" office:value-type="float" office:value="41.713">
            <text:p>41.713</text:p>
          </table:table-cell>
          <table:table-cell table:style-name="ce4" table:formula="of:=SQRT( ([.C699]^2) + ([.D699]^2) + ([.E699]^2) )" office:value-type="float" office:value="45.4219979635418">
            <text:p>45.4</text:p>
          </table:table-cell>
          <table:table-cell table:style-name="ce4" table:formula="of:=DEGREES(ASIN([.E699]/[.F699]))" office:value-type="float" office:value="66.6851127493164">
            <text:p>66.7</text:p>
          </table:table-cell>
          <table:table-cell table:style-name="ce4" table:formula="of:=MOD(DEGREES(ATAN2([.C699];[.D699]));360)" office:value-type="float" office:value="221.071094504582">
            <text:p>221.1</text:p>
          </table:table-cell>
          <table:table-cell table:style-name="ce4" table:formula="of:=[.H699]-180" office:value-type="float" office:value="41.0710945045816">
            <text:p>41.1</text:p>
          </table:table-cell>
          <table:table-cell table:style-name="ce6" table:formula="of:=ROUND(([.I699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699]*(360/[.B$2])" office:value-type="float" office:value="22.5">
            <text:p>22.5</text:p>
          </table:table-cell>
          <table:table-cell table:style-name="ce6" table:formula="of:=ROUND(( ([.I699]+(([.K699]/2)*(360/[.B$2])))/360)*[.B$2];0)" office:value-type="float" office:value="7">
            <text:p>7</text:p>
          </table:table-cell>
          <table:table-cell table:style-name="ce11" table:formula="of:=ROUND(( ([.I699]-(([.K699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96M1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-13.115">
            <text:p>-13.115</text:p>
          </table:table-cell>
          <table:table-cell table:style-name="ce2" office:value-type="float" office:value="-16.22">
            <text:p>-16.22</text:p>
          </table:table-cell>
          <table:table-cell table:style-name="ce2" office:value-type="float" office:value="40.364">
            <text:p>40.364</text:p>
          </table:table-cell>
          <table:table-cell table:style-name="ce4" table:formula="of:=SQRT( ([.C700]^2) + ([.D700]^2) + ([.E700]^2) )" office:value-type="float" office:value="45.4350538791361">
            <text:p>45.4</text:p>
          </table:table-cell>
          <table:table-cell table:style-name="ce4" table:formula="of:=DEGREES(ASIN([.E700]/[.F700]))" office:value-type="float" office:value="62.6714965558604">
            <text:p>62.7</text:p>
          </table:table-cell>
          <table:table-cell table:style-name="ce4" table:formula="of:=MOD(DEGREES(ATAN2([.C700];[.D700]));360)" office:value-type="float" office:value="231.042047036814">
            <text:p>231.0</text:p>
          </table:table-cell>
          <table:table-cell table:style-name="ce4" table:formula="of:=[.H700]-180" office:value-type="float" office:value="51.0420470368142">
            <text:p>51.0</text:p>
          </table:table-cell>
          <table:table-cell table:style-name="ce6" table:formula="of:=ROUND(([.I700]/360)*[.B$2];0)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4" table:formula="of:=[.K700]*(360/[.B$2])" office:value-type="float" office:value="30">
            <text:p>30.0</text:p>
          </table:table-cell>
          <table:table-cell table:style-name="ce6" table:formula="of:=ROUND(( ([.I700]+(([.K700]/2)*(360/[.B$2])))/360)*[.B$2];0)" office:value-type="float" office:value="9">
            <text:p>9</text:p>
          </table:table-cell>
          <table:table-cell table:style-name="ce11" table:formula="of:=ROUND(( ([.I700]-(([.K700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95M1</text:p>
          </table:table-cell>
          <table:table-cell table:style-name="ce2" office:value-type="float" office:value="696">
            <text:p>696</text:p>
          </table:table-cell>
          <table:table-cell table:style-name="ce2" office:value-type="float" office:value="-21.983">
            <text:p>-21.983</text:p>
          </table:table-cell>
          <table:table-cell table:style-name="ce2" office:value-type="float" office:value="-12.29">
            <text:p>-12.29</text:p>
          </table:table-cell>
          <table:table-cell table:style-name="ce2" office:value-type="float" office:value="37.799">
            <text:p>37.799</text:p>
          </table:table-cell>
          <table:table-cell table:style-name="ce4" table:formula="of:=SQRT( ([.C701]^2) + ([.D701]^2) + ([.E701]^2) )" office:value-type="float" office:value="45.4209289865366">
            <text:p>45.4</text:p>
          </table:table-cell>
          <table:table-cell table:style-name="ce4" table:formula="of:=DEGREES(ASIN([.E701]/[.F701]))" office:value-type="float" office:value="56.3247230114292">
            <text:p>56.3</text:p>
          </table:table-cell>
          <table:table-cell table:style-name="ce4" table:formula="of:=MOD(DEGREES(ATAN2([.C701];[.D701]));360)" office:value-type="float" office:value="209.208174990384">
            <text:p>209.2</text:p>
          </table:table-cell>
          <table:table-cell table:style-name="ce4" table:formula="of:=[.H701]-180" office:value-type="float" office:value="29.208174990384">
            <text:p>29.2</text:p>
          </table:table-cell>
          <table:table-cell table:style-name="ce6" table:formula="of:=ROUND(([.I701]/360)*[.B$2];0)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table:formula="of:=[.K701]*(360/[.B$2])" office:value-type="float" office:value="22.5">
            <text:p>22.5</text:p>
          </table:table-cell>
          <table:table-cell table:style-name="ce6" table:formula="of:=ROUND(( ([.I701]+(([.K701]/2)*(360/[.B$2])))/360)*[.B$2];0)" office:value-type="float" office:value="5">
            <text:p>5</text:p>
          </table:table-cell>
          <table:table-cell table:style-name="ce11" table:formula="of:=ROUND(( ([.I701]-(([.K701]/2)*(360/[.B$2])))/360)*[.B$2];0)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3694M1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-20.874">
            <text:p>-20.874</text:p>
          </table:table-cell>
          <table:table-cell table:style-name="ce2" office:value-type="float" office:value="-17.405">
            <text:p>-17.405</text:p>
          </table:table-cell>
          <table:table-cell table:style-name="ce2" office:value-type="float" office:value="36.394">
            <text:p>36.394</text:p>
          </table:table-cell>
          <table:table-cell table:style-name="ce4" table:formula="of:=SQRT( ([.C702]^2) + ([.D702]^2) + ([.E702]^2) )" office:value-type="float" office:value="45.4222537639867">
            <text:p>45.4</text:p>
          </table:table-cell>
          <table:table-cell table:style-name="ce4" table:formula="of:=DEGREES(ASIN([.E702]/[.F702]))" office:value-type="float" office:value="53.2484104075372">
            <text:p>53.2</text:p>
          </table:table-cell>
          <table:table-cell table:style-name="ce4" table:formula="of:=MOD(DEGREES(ATAN2([.C702];[.D702]));360)" office:value-type="float" office:value="219.821766328872">
            <text:p>219.8</text:p>
          </table:table-cell>
          <table:table-cell table:style-name="ce4" table:formula="of:=[.H702]-180" office:value-type="float" office:value="39.8217663288717">
            <text:p>39.8</text:p>
          </table:table-cell>
          <table:table-cell table:style-name="ce6" table:formula="of:=ROUND(([.I702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702]*(360/[.B$2])" office:value-type="float" office:value="22.5">
            <text:p>22.5</text:p>
          </table:table-cell>
          <table:table-cell table:style-name="ce6" table:formula="of:=ROUND(( ([.I702]+(([.K702]/2)*(360/[.B$2])))/360)*[.B$2];0)" office:value-type="float" office:value="7">
            <text:p>7</text:p>
          </table:table-cell>
          <table:table-cell table:style-name="ce11" table:formula="of:=ROUND(( ([.I702]-(([.K702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93M1</text:p>
          </table:table-cell>
          <table:table-cell table:style-name="ce2" office:value-type="float" office:value="698">
            <text:p>698</text:p>
          </table:table-cell>
          <table:table-cell table:style-name="ce2" office:value-type="float" office:value="-23.567">
            <text:p>-23.567</text:p>
          </table:table-cell>
          <table:table-cell table:style-name="ce2" office:value-type="float" office:value="-20.582">
            <text:p>-20.582</text:p>
          </table:table-cell>
          <table:table-cell table:style-name="ce2" office:value-type="float" office:value="32.925">
            <text:p>32.925</text:p>
          </table:table-cell>
          <table:table-cell table:style-name="ce4" table:formula="of:=SQRT( ([.C703]^2) + ([.D703]^2) + ([.E703]^2) )" office:value-type="float" office:value="45.4211166529402">
            <text:p>45.4</text:p>
          </table:table-cell>
          <table:table-cell table:style-name="ce4" table:formula="of:=DEGREES(ASIN([.E703]/[.F703]))" office:value-type="float" office:value="46.4591242844832">
            <text:p>46.5</text:p>
          </table:table-cell>
          <table:table-cell table:style-name="ce4" table:formula="of:=MOD(DEGREES(ATAN2([.C703];[.D703]));360)" office:value-type="float" office:value="221.13200744317">
            <text:p>221.1</text:p>
          </table:table-cell>
          <table:table-cell table:style-name="ce4" table:formula="of:=[.H703]-180" office:value-type="float" office:value="41.1320074431702">
            <text:p>41.1</text:p>
          </table:table-cell>
          <table:table-cell table:style-name="ce6" table:formula="of:=ROUND(([.I703]/360)*[.B$2];0)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4" table:formula="of:=[.K703]*(360/[.B$2])" office:value-type="float" office:value="22.5">
            <text:p>22.5</text:p>
          </table:table-cell>
          <table:table-cell table:style-name="ce6" table:formula="of:=ROUND(( ([.I703]+(([.K703]/2)*(360/[.B$2])))/360)*[.B$2];0)" office:value-type="float" office:value="7">
            <text:p>7</text:p>
          </table:table-cell>
          <table:table-cell table:style-name="ce11" table:formula="of:=ROUND(( ([.I703]-(([.K703]/2)*(360/[.B$2])))/360)*[.B$2];0)" office:value-type="float" office:value="4">
            <text:p>4</text:p>
          </table:table-cell>
          <table:table-cell table:style-name="ce2"/>
        </table:table-row>
        <table:table-row table:style-name="ro1">
          <table:table-cell table:style-name="ce2" office:value-type="string">
            <text:p>3692M1</text:p>
          </table:table-cell>
          <table:table-cell table:style-name="ce2" office:value-type="float" office:value="699">
            <text:p>699</text:p>
          </table:table-cell>
          <table:table-cell table:style-name="ce2" office:value-type="float" office:value="-16.733">
            <text:p>-16.733</text:p>
          </table:table-cell>
          <table:table-cell table:style-name="ce2" office:value-type="float" office:value="-18.985">
            <text:p>-18.985</text:p>
          </table:table-cell>
          <table:table-cell table:style-name="ce2" office:value-type="float" office:value="37.736">
            <text:p>37.736</text:p>
          </table:table-cell>
          <table:table-cell table:style-name="ce4" table:formula="of:=SQRT( ([.C704]^2) + ([.D704]^2) + ([.E704]^2) )" office:value-type="float" office:value="45.435990250021">
            <text:p>45.4</text:p>
          </table:table-cell>
          <table:table-cell table:style-name="ce4" table:formula="of:=DEGREES(ASIN([.E704]/[.F704]))" office:value-type="float" office:value="56.1533268172873">
            <text:p>56.2</text:p>
          </table:table-cell>
          <table:table-cell table:style-name="ce4" table:formula="of:=MOD(DEGREES(ATAN2([.C704];[.D704]));360)" office:value-type="float" office:value="228.607691562871">
            <text:p>228.6</text:p>
          </table:table-cell>
          <table:table-cell table:style-name="ce4" table:formula="of:=[.H704]-180" office:value-type="float" office:value="48.6076915628715">
            <text:p>48.6</text:p>
          </table:table-cell>
          <table:table-cell table:style-name="ce6" table:formula="of:=ROUND(([.I704]/360)*[.B$2];0)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4" table:formula="of:=[.K704]*(360/[.B$2])" office:value-type="float" office:value="22.5">
            <text:p>22.5</text:p>
          </table:table-cell>
          <table:table-cell table:style-name="ce6" table:formula="of:=ROUND(( ([.I704]+(([.K704]/2)*(360/[.B$2])))/360)*[.B$2];0)" office:value-type="float" office:value="8">
            <text:p>8</text:p>
          </table:table-cell>
          <table:table-cell table:style-name="ce11" table:formula="of:=ROUND(( ([.I704]-(([.K704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91M1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-14.498">
            <text:p>-14.498</text:p>
          </table:table-cell>
          <table:table-cell table:style-name="ce2" office:value-type="float" office:value="-23.456">
            <text:p>-23.456</text:p>
          </table:table-cell>
          <table:table-cell table:style-name="ce2" office:value-type="float" office:value="36.111">
            <text:p>36.111</text:p>
          </table:table-cell>
          <table:table-cell table:style-name="ce4" table:formula="of:=SQRT( ([.C705]^2) + ([.D705]^2) + ([.E705]^2) )" office:value-type="float" office:value="45.4354515879396">
            <text:p>45.4</text:p>
          </table:table-cell>
          <table:table-cell table:style-name="ce4" table:formula="of:=DEGREES(ASIN([.E705]/[.F705]))" office:value-type="float" office:value="52.6340899555389">
            <text:p>52.6</text:p>
          </table:table-cell>
          <table:table-cell table:style-name="ce4" table:formula="of:=MOD(DEGREES(ATAN2([.C705];[.D705]));360)" office:value-type="float" office:value="238.280060348483">
            <text:p>238.3</text:p>
          </table:table-cell>
          <table:table-cell table:style-name="ce4" table:formula="of:=[.H705]-180" office:value-type="float" office:value="58.280060348483">
            <text:p>58.3</text:p>
          </table:table-cell>
          <table:table-cell table:style-name="ce6" table:formula="of:=ROUND(([.I705]/360)*[.B$2];0)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4" table:formula="of:=[.K705]*(360/[.B$2])" office:value-type="float" office:value="22.5">
            <text:p>22.5</text:p>
          </table:table-cell>
          <table:table-cell table:style-name="ce6" table:formula="of:=ROUND(( ([.I705]+(([.K705]/2)*(360/[.B$2])))/360)*[.B$2];0)" office:value-type="float" office:value="9">
            <text:p>9</text:p>
          </table:table-cell>
          <table:table-cell table:style-name="ce11" table:formula="of:=ROUND(( ([.I705]-(([.K705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90M1</text:p>
          </table:table-cell>
          <table:table-cell table:style-name="ce2" office:value-type="float" office:value="701">
            <text:p>701</text:p>
          </table:table-cell>
          <table:table-cell table:style-name="ce2" office:value-type="float" office:value="-21.279">
            <text:p>-21.279</text:p>
          </table:table-cell>
          <table:table-cell table:style-name="ce2" office:value-type="float" office:value="-25.158">
            <text:p>-25.158</text:p>
          </table:table-cell>
          <table:table-cell table:style-name="ce2" office:value-type="float" office:value="31.262">
            <text:p>31.262</text:p>
          </table:table-cell>
          <table:table-cell table:style-name="ce4" table:formula="of:=SQRT( ([.C706]^2) + ([.D706]^2) + ([.E706]^2) )" office:value-type="float" office:value="45.4206280119507">
            <text:p>45.4</text:p>
          </table:table-cell>
          <table:table-cell table:style-name="ce4" table:formula="of:=DEGREES(ASIN([.E706]/[.F706]))" office:value-type="float" office:value="43.4939187015607">
            <text:p>43.5</text:p>
          </table:table-cell>
          <table:table-cell table:style-name="ce4" table:formula="of:=MOD(DEGREES(ATAN2([.C706];[.D706]));360)" office:value-type="float" office:value="229.774975803644">
            <text:p>229.8</text:p>
          </table:table-cell>
          <table:table-cell table:style-name="ce4" table:formula="of:=[.H706]-180" office:value-type="float" office:value="49.7749758036444">
            <text:p>49.8</text:p>
          </table:table-cell>
          <table:table-cell table:style-name="ce6" table:formula="of:=ROUND(([.I706]/360)*[.B$2];0)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4" table:formula="of:=[.K706]*(360/[.B$2])" office:value-type="float" office:value="22.5">
            <text:p>22.5</text:p>
          </table:table-cell>
          <table:table-cell table:style-name="ce6" table:formula="of:=ROUND(( ([.I706]+(([.K706]/2)*(360/[.B$2])))/360)*[.B$2];0)" office:value-type="float" office:value="8">
            <text:p>8</text:p>
          </table:table-cell>
          <table:table-cell table:style-name="ce11" table:formula="of:=ROUND(( ([.I706]-(([.K706]/2)*(360/[.B$2])))/360)*[.B$2];0)" office:value-type="float" office:value="5">
            <text:p>5</text:p>
          </table:table-cell>
          <table:table-cell table:style-name="ce2"/>
        </table:table-row>
        <table:table-row table:style-name="ro1">
          <table:table-cell table:style-name="ce2" office:value-type="string">
            <text:p>3689M1</text:p>
          </table:table-cell>
          <table:table-cell table:style-name="ce2" office:value-type="float" office:value="702">
            <text:p>702</text:p>
          </table:table-cell>
          <table:table-cell table:style-name="ce2" office:value-type="float" office:value="-16.35">
            <text:p>-16.35</text:p>
          </table:table-cell>
          <table:table-cell table:style-name="ce2" office:value-type="float" office:value="-26.454">
            <text:p>-26.454</text:p>
          </table:table-cell>
          <table:table-cell table:style-name="ce2" office:value-type="float" office:value="33.106">
            <text:p>33.106</text:p>
          </table:table-cell>
          <table:table-cell table:style-name="ce4" table:formula="of:=SQRT( ([.C707]^2) + ([.D707]^2) + ([.E707]^2) )" office:value-type="float" office:value="45.4218433355583">
            <text:p>45.4</text:p>
          </table:table-cell>
          <table:table-cell table:style-name="ce4" table:formula="of:=DEGREES(ASIN([.E707]/[.F707]))" office:value-type="float" office:value="46.7906052795846">
            <text:p>46.8</text:p>
          </table:table-cell>
          <table:table-cell table:style-name="ce4" table:formula="of:=MOD(DEGREES(ATAN2([.C707];[.D707]));360)" office:value-type="float" office:value="238.281696745906">
            <text:p>238.3</text:p>
          </table:table-cell>
          <table:table-cell table:style-name="ce4" table:formula="of:=[.H707]-180" office:value-type="float" office:value="58.2816967459065">
            <text:p>58.3</text:p>
          </table:table-cell>
          <table:table-cell table:style-name="ce6" table:formula="of:=ROUND(([.I707]/360)*[.B$2];0)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4" table:formula="of:=[.K707]*(360/[.B$2])" office:value-type="float" office:value="22.5">
            <text:p>22.5</text:p>
          </table:table-cell>
          <table:table-cell table:style-name="ce6" table:formula="of:=ROUND(( ([.I707]+(([.K707]/2)*(360/[.B$2])))/360)*[.B$2];0)" office:value-type="float" office:value="9">
            <text:p>9</text:p>
          </table:table-cell>
          <table:table-cell table:style-name="ce11" table:formula="of:=ROUND(( ([.I707]-(([.K707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688M1</text:p>
          </table:table-cell>
          <table:table-cell table:style-name="ce2" office:value-type="float" office:value="703">
            <text:p>703</text:p>
          </table:table-cell>
          <table:table-cell table:style-name="ce2" office:value-type="float" office:value="-12.987">
            <text:p>-12.987</text:p>
          </table:table-cell>
          <table:table-cell table:style-name="ce2" office:value-type="float" office:value="-30.283">
            <text:p>-30.283</text:p>
          </table:table-cell>
          <table:table-cell table:style-name="ce2" office:value-type="float" office:value="31.262">
            <text:p>31.262</text:p>
          </table:table-cell>
          <table:table-cell table:style-name="ce4" table:formula="of:=SQRT( ([.C708]^2) + ([.D708]^2) + ([.E708]^2) )" office:value-type="float" office:value="45.420644006883">
            <text:p>45.4</text:p>
          </table:table-cell>
          <table:table-cell table:style-name="ce4" table:formula="of:=DEGREES(ASIN([.E708]/[.F708]))" office:value-type="float" office:value="43.4938995585888">
            <text:p>43.5</text:p>
          </table:table-cell>
          <table:table-cell table:style-name="ce4" table:formula="of:=MOD(DEGREES(ATAN2([.C708];[.D708]));360)" office:value-type="float" office:value="246.787710118748">
            <text:p>246.8</text:p>
          </table:table-cell>
          <table:table-cell table:style-name="ce4" table:formula="of:=[.H708]-180" office:value-type="float" office:value="66.7877101187478">
            <text:p>66.8</text:p>
          </table:table-cell>
          <table:table-cell table:style-name="ce6" table:formula="of:=ROUND(([.I708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08]*(360/[.B$2])" office:value-type="float" office:value="15">
            <text:p>15.0</text:p>
          </table:table-cell>
          <table:table-cell table:style-name="ce6" table:formula="of:=ROUND(( ([.I708]+(([.K708]/2)*(360/[.B$2])))/360)*[.B$2];0)" office:value-type="float" office:value="10">
            <text:p>10</text:p>
          </table:table-cell>
          <table:table-cell table:style-name="ce11" table:formula="of:=ROUND(( ([.I708]-(([.K708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19M1</text:p>
          </table:table-cell>
          <table:table-cell table:style-name="ce2" office:value-type="float" office:value="704">
            <text:p>704</text:p>
          </table:table-cell>
          <table:table-cell table:style-name="ce2" office:value-type="float" office:value="-22.927">
            <text:p>-22.927</text:p>
          </table:table-cell>
          <table:table-cell table:style-name="ce2" office:value-type="float" office:value="-27.792">
            <text:p>-27.792</text:p>
          </table:table-cell>
          <table:table-cell table:style-name="ce2" office:value-type="float" office:value="27.654">
            <text:p>27.654</text:p>
          </table:table-cell>
          <table:table-cell table:style-name="ce4" table:formula="of:=SQRT( ([.C709]^2) + ([.D709]^2) + ([.E709]^2) )" office:value-type="float" office:value="45.4179073604234">
            <text:p>45.4</text:p>
          </table:table-cell>
          <table:table-cell table:style-name="ce4" table:formula="of:=DEGREES(ASIN([.E709]/[.F709]))" office:value-type="float" office:value="37.5084755024484">
            <text:p>37.5</text:p>
          </table:table-cell>
          <table:table-cell table:style-name="ce4" table:formula="of:=MOD(DEGREES(ATAN2([.C709];[.D709]));360)" office:value-type="float" office:value="230.479086126172">
            <text:p>230.5</text:p>
          </table:table-cell>
          <table:table-cell table:style-name="ce4" table:formula="of:=[.H709]-180" office:value-type="float" office:value="50.4790861261721">
            <text:p>50.5</text:p>
          </table:table-cell>
          <table:table-cell table:style-name="ce6" table:formula="of:=ROUND(([.I709]/360)*[.B$2];0)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table:formula="of:=[.K709]*(360/[.B$2])" office:value-type="float" office:value="15">
            <text:p>15.0</text:p>
          </table:table-cell>
          <table:table-cell table:style-name="ce6" table:formula="of:=ROUND(( ([.I709]+(([.K709]/2)*(360/[.B$2])))/360)*[.B$2];0)" office:value-type="float" office:value="8">
            <text:p>8</text:p>
          </table:table-cell>
          <table:table-cell table:style-name="ce11" table:formula="of:=ROUND(( ([.I709]-(([.K709]/2)*(360/[.B$2])))/360)*[.B$2];0)" office:value-type="float" office:value="6">
            <text:p>6</text:p>
          </table:table-cell>
          <table:table-cell table:style-name="ce2"/>
        </table:table-row>
        <table:table-row table:style-name="ro1">
          <table:table-cell table:style-name="ce2" office:value-type="string">
            <text:p>3718M1</text:p>
          </table:table-cell>
          <table:table-cell table:style-name="ce2" office:value-type="float" office:value="705">
            <text:p>705</text:p>
          </table:table-cell>
          <table:table-cell table:style-name="ce2" office:value-type="float" office:value="-19.617">
            <text:p>-19.617</text:p>
          </table:table-cell>
          <table:table-cell table:style-name="ce2" office:value-type="float" office:value="-31.74">
            <text:p>-31.74</text:p>
          </table:table-cell>
          <table:table-cell table:style-name="ce2" office:value-type="float" office:value="25.89">
            <text:p>25.89</text:p>
          </table:table-cell>
          <table:table-cell table:style-name="ce4" table:formula="of:=SQRT( ([.C710]^2) + ([.D710]^2) + ([.E710]^2) )" office:value-type="float" office:value="45.4152660346716">
            <text:p>45.4</text:p>
          </table:table-cell>
          <table:table-cell table:style-name="ce4" table:formula="of:=DEGREES(ASIN([.E710]/[.F710]))" office:value-type="float" office:value="34.7552903882961">
            <text:p>34.8</text:p>
          </table:table-cell>
          <table:table-cell table:style-name="ce4" table:formula="of:=MOD(DEGREES(ATAN2([.C710];[.D710]));360)" office:value-type="float" office:value="238.281740295893">
            <text:p>238.3</text:p>
          </table:table-cell>
          <table:table-cell table:style-name="ce4" table:formula="of:=[.H710]-180" office:value-type="float" office:value="58.2817402958927">
            <text:p>58.3</text:p>
          </table:table-cell>
          <table:table-cell table:style-name="ce6" table:formula="of:=ROUND(([.I710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710]*(360/[.B$2])" office:value-type="float" office:value="15">
            <text:p>15.0</text:p>
          </table:table-cell>
          <table:table-cell table:style-name="ce6" table:formula="of:=ROUND(( ([.I710]+(([.K710]/2)*(360/[.B$2])))/360)*[.B$2];0)" office:value-type="float" office:value="9">
            <text:p>9</text:p>
          </table:table-cell>
          <table:table-cell table:style-name="ce11" table:formula="of:=ROUND(( ([.I710]-(([.K710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717M1</text:p>
          </table:table-cell>
          <table:table-cell table:style-name="ce2" office:value-type="float" office:value="706">
            <text:p>706</text:p>
          </table:table-cell>
          <table:table-cell table:style-name="ce2" office:value-type="float" office:value="-21.037">
            <text:p>-21.037</text:p>
          </table:table-cell>
          <table:table-cell table:style-name="ce2" office:value-type="float" office:value="-34.038">
            <text:p>-34.038</text:p>
          </table:table-cell>
          <table:table-cell table:style-name="ce2" office:value-type="float" office:value="21.369">
            <text:p>21.369</text:p>
          </table:table-cell>
          <table:table-cell table:style-name="ce4" table:formula="of:=SQRT( ([.C711]^2) + ([.D711]^2) + ([.E711]^2) )" office:value-type="float" office:value="45.3627046592242">
            <text:p>45.4</text:p>
          </table:table-cell>
          <table:table-cell table:style-name="ce4" table:formula="of:=DEGREES(ASIN([.E711]/[.F711]))" office:value-type="float" office:value="28.1037616958701">
            <text:p>28.1</text:p>
          </table:table-cell>
          <table:table-cell table:style-name="ce4" table:formula="of:=MOD(DEGREES(ATAN2([.C711];[.D711]));360)" office:value-type="float" office:value="238.282088203801">
            <text:p>238.3</text:p>
          </table:table-cell>
          <table:table-cell table:style-name="ce4" table:formula="of:=[.H711]-180" office:value-type="float" office:value="58.2820882038012">
            <text:p>58.3</text:p>
          </table:table-cell>
          <table:table-cell table:style-name="ce6" table:formula="of:=ROUND(([.I711]/360)*[.B$2];0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4" table:formula="of:=[.K711]*(360/[.B$2])" office:value-type="float" office:value="15">
            <text:p>15.0</text:p>
          </table:table-cell>
          <table:table-cell table:style-name="ce6" table:formula="of:=ROUND(( ([.I711]+(([.K711]/2)*(360/[.B$2])))/360)*[.B$2];0)" office:value-type="float" office:value="9">
            <text:p>9</text:p>
          </table:table-cell>
          <table:table-cell table:style-name="ce11" table:formula="of:=ROUND(( ([.I711]-(([.K711]/2)*(360/[.B$2])))/360)*[.B$2];0)" office:value-type="float" office:value="7">
            <text:p>7</text:p>
          </table:table-cell>
          <table:table-cell table:style-name="ce2"/>
        </table:table-row>
        <table:table-row table:style-name="ro1">
          <table:table-cell table:style-name="ce2" office:value-type="string">
            <text:p>3716M1</text:p>
          </table:table-cell>
          <table:table-cell table:style-name="ce2" office:value-type="float" office:value="707">
            <text:p>707</text:p>
          </table:table-cell>
          <table:table-cell table:style-name="ce2" office:value-type="float" office:value="-14.607">
            <text:p>-14.607</text:p>
          </table:table-cell>
          <table:table-cell table:style-name="ce2" office:value-type="float" office:value="-32.935">
            <text:p>-32.935</text:p>
          </table:table-cell>
          <table:table-cell table:style-name="ce2" office:value-type="float" office:value="27.654">
            <text:p>27.654</text:p>
          </table:table-cell>
          <table:table-cell table:style-name="ce4" table:formula="of:=SQRT( ([.C712]^2) + ([.D712]^2) + ([.E712]^2) )" office:value-type="float" office:value="45.4183045698538">
            <text:p>45.4</text:p>
          </table:table-cell>
          <table:table-cell table:style-name="ce4" table:formula="of:=DEGREES(ASIN([.E712]/[.F712]))" office:value-type="float" office:value="37.5080908897375">
            <text:p>37.5</text:p>
          </table:table-cell>
          <table:table-cell table:style-name="ce4" table:formula="of:=MOD(DEGREES(ATAN2([.C712];[.D712]));360)" office:value-type="float" office:value="246.082237644522">
            <text:p>246.1</text:p>
          </table:table-cell>
          <table:table-cell table:style-name="ce4" table:formula="of:=[.H712]-180" office:value-type="float" office:value="66.0822376445219">
            <text:p>66.1</text:p>
          </table:table-cell>
          <table:table-cell table:style-name="ce6" table:formula="of:=ROUND(([.I712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12]*(360/[.B$2])" office:value-type="float" office:value="15">
            <text:p>15.0</text:p>
          </table:table-cell>
          <table:table-cell table:style-name="ce6" table:formula="of:=ROUND(( ([.I712]+(([.K712]/2)*(360/[.B$2])))/360)*[.B$2];0)" office:value-type="float" office:value="10">
            <text:p>10</text:p>
          </table:table-cell>
          <table:table-cell table:style-name="ce11" table:formula="of:=ROUND(( ([.I712]-(([.K712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15M1</text:p>
          </table:table-cell>
          <table:table-cell table:style-name="ce2" office:value-type="float" office:value="708">
            <text:p>708</text:p>
          </table:table-cell>
          <table:table-cell table:style-name="ce2" office:value-type="float" office:value="-11.018">
            <text:p>-11.018</text:p>
          </table:table-cell>
          <table:table-cell table:style-name="ce2" office:value-type="float" office:value="-36.086">
            <text:p>-36.086</text:p>
          </table:table-cell>
          <table:table-cell table:style-name="ce2" office:value-type="float" office:value="25.316">
            <text:p>25.316</text:p>
          </table:table-cell>
          <table:table-cell table:style-name="ce4" table:formula="of:=SQRT( ([.C713]^2) + ([.D713]^2) + ([.E713]^2) )" office:value-type="float" office:value="45.4367205682805">
            <text:p>45.4</text:p>
          </table:table-cell>
          <table:table-cell table:style-name="ce4" table:formula="of:=DEGREES(ASIN([.E713]/[.F713]))" office:value-type="float" office:value="33.8603434570496">
            <text:p>33.9</text:p>
          </table:table-cell>
          <table:table-cell table:style-name="ce4" table:formula="of:=MOD(DEGREES(ATAN2([.C713];[.D713]));360)" office:value-type="float" office:value="253.021198262737">
            <text:p>253.0</text:p>
          </table:table-cell>
          <table:table-cell table:style-name="ce4" table:formula="of:=[.H713]-180" office:value-type="float" office:value="73.0211982627372">
            <text:p>73.0</text:p>
          </table:table-cell>
          <table:table-cell table:style-name="ce6" table:formula="of:=ROUND(([.I713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713]*(360/[.B$2])" office:value-type="float" office:value="15">
            <text:p>15.0</text:p>
          </table:table-cell>
          <table:table-cell table:style-name="ce6" table:formula="of:=ROUND(( ([.I713]+(([.K713]/2)*(360/[.B$2])))/360)*[.B$2];0)" office:value-type="float" office:value="11">
            <text:p>11</text:p>
          </table:table-cell>
          <table:table-cell table:style-name="ce11" table:formula="of:=ROUND(( ([.I713]-(([.K713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714M1</text:p>
          </table:table-cell>
          <table:table-cell table:style-name="ce2" office:value-type="float" office:value="709">
            <text:p>709</text:p>
          </table:table-cell>
          <table:table-cell table:style-name="ce2" office:value-type="float" office:value="-17.383">
            <text:p>-17.383</text:p>
          </table:table-cell>
          <table:table-cell table:style-name="ce2" office:value-type="float" office:value="-37.488">
            <text:p>-37.488</text:p>
          </table:table-cell>
          <table:table-cell table:style-name="ce2" office:value-type="float" office:value="18.714">
            <text:p>18.714</text:p>
          </table:table-cell>
          <table:table-cell table:style-name="ce4" table:formula="of:=SQRT( ([.C714]^2) + ([.D714]^2) + ([.E714]^2) )" office:value-type="float" office:value="45.36223791878">
            <text:p>45.4</text:p>
          </table:table-cell>
          <table:table-cell table:style-name="ce4" table:formula="of:=DEGREES(ASIN([.E714]/[.F714]))" office:value-type="float" office:value="24.3648576041832">
            <text:p>24.4</text:p>
          </table:table-cell>
          <table:table-cell table:style-name="ce4" table:formula="of:=MOD(DEGREES(ATAN2([.C714];[.D714]));360)" office:value-type="float" office:value="245.123078622966">
            <text:p>245.1</text:p>
          </table:table-cell>
          <table:table-cell table:style-name="ce4" table:formula="of:=[.H714]-180" office:value-type="float" office:value="65.1230786229658">
            <text:p>65.1</text:p>
          </table:table-cell>
          <table:table-cell table:style-name="ce6" table:formula="of:=ROUND(([.I714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14]*(360/[.B$2])" office:value-type="float" office:value="15">
            <text:p>15.0</text:p>
          </table:table-cell>
          <table:table-cell table:style-name="ce6" table:formula="of:=ROUND(( ([.I714]+(([.K714]/2)*(360/[.B$2])))/360)*[.B$2];0)" office:value-type="float" office:value="10">
            <text:p>10</text:p>
          </table:table-cell>
          <table:table-cell table:style-name="ce11" table:formula="of:=ROUND(( ([.I714]-(([.K714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13M1</text:p>
          </table:table-cell>
          <table:table-cell table:style-name="ce2" office:value-type="float" office:value="710">
            <text:p>710</text:p>
          </table:table-cell>
          <table:table-cell table:style-name="ce2" office:value-type="float" office:value="-12.374">
            <text:p>-12.374</text:p>
          </table:table-cell>
          <table:table-cell table:style-name="ce2" office:value-type="float" office:value="-38.342">
            <text:p>-38.342</text:p>
          </table:table-cell>
          <table:table-cell table:style-name="ce2" office:value-type="float" office:value="20.896">
            <text:p>20.896</text:p>
          </table:table-cell>
          <table:table-cell table:style-name="ce4" table:formula="of:=SQRT( ([.C715]^2) + ([.D715]^2) + ([.E715]^2) )" office:value-type="float" office:value="45.3857649048686">
            <text:p>45.4</text:p>
          </table:table-cell>
          <table:table-cell table:style-name="ce4" table:formula="of:=DEGREES(ASIN([.E715]/[.F715]))" office:value-type="float" office:value="27.4134818621443">
            <text:p>27.4</text:p>
          </table:table-cell>
          <table:table-cell table:style-name="ce4" table:formula="of:=MOD(DEGREES(ATAN2([.C715];[.D715]));360)" office:value-type="float" office:value="252.113706706364">
            <text:p>252.1</text:p>
          </table:table-cell>
          <table:table-cell table:style-name="ce4" table:formula="of:=[.H715]-180" office:value-type="float" office:value="72.1137067063643">
            <text:p>72.1</text:p>
          </table:table-cell>
          <table:table-cell table:style-name="ce6" table:formula="of:=ROUND(([.I715]/360)*[.B$2];0)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4" table:formula="of:=[.K715]*(360/[.B$2])" office:value-type="float" office:value="22.5">
            <text:p>22.5</text:p>
          </table:table-cell>
          <table:table-cell table:style-name="ce6" table:formula="of:=ROUND(( ([.I715]+(([.K715]/2)*(360/[.B$2])))/360)*[.B$2];0)" office:value-type="float" office:value="11">
            <text:p>11</text:p>
          </table:table-cell>
          <table:table-cell table:style-name="ce11" table:formula="of:=ROUND(( ([.I715]-(([.K715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12M1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-8.702">
            <text:p>-8.702</text:p>
          </table:table-cell>
          <table:table-cell table:style-name="ce2" office:value-type="float" office:value="-40.717">
            <text:p>-40.717</text:p>
          </table:table-cell>
          <table:table-cell table:style-name="ce2" office:value-type="float" office:value="18.188">
            <text:p>18.188</text:p>
          </table:table-cell>
          <table:table-cell table:style-name="ce4" table:formula="of:=SQRT( ([.C716]^2) + ([.D716]^2) + ([.E716]^2) )" office:value-type="float" office:value="45.4356934248835">
            <text:p>45.4</text:p>
          </table:table-cell>
          <table:table-cell table:style-name="ce4" table:formula="of:=DEGREES(ASIN([.E716]/[.F716]))" office:value-type="float" office:value="23.597060757861">
            <text:p>23.6</text:p>
          </table:table-cell>
          <table:table-cell table:style-name="ce4" table:formula="of:=MOD(DEGREES(ATAN2([.C716];[.D716]));360)" office:value-type="float" office:value="257.936286655663">
            <text:p>257.9</text:p>
          </table:table-cell>
          <table:table-cell table:style-name="ce4" table:formula="of:=[.H716]-180" office:value-type="float" office:value="77.9362866556629">
            <text:p>77.9</text:p>
          </table:table-cell>
          <table:table-cell table:style-name="ce6" table:formula="of:=ROUND(([.I716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716]*(360/[.B$2])" office:value-type="float" office:value="15">
            <text:p>15.0</text:p>
          </table:table-cell>
          <table:table-cell table:style-name="ce6" table:formula="of:=ROUND(( ([.I716]+(([.K716]/2)*(360/[.B$2])))/360)*[.B$2];0)" office:value-type="float" office:value="11">
            <text:p>11</text:p>
          </table:table-cell>
          <table:table-cell table:style-name="ce11" table:formula="of:=ROUND(( ([.I716]-(([.K716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711M1</text:p>
          </table:table-cell>
          <table:table-cell table:style-name="ce2" office:value-type="float" office:value="712">
            <text:p>712</text:p>
          </table:table-cell>
          <table:table-cell table:style-name="ce2" office:value-type="float" office:value="-18.449">
            <text:p>-18.449</text:p>
          </table:table-cell>
          <table:table-cell table:style-name="ce2" office:value-type="float" office:value="-39.214">
            <text:p>-39.214</text:p>
          </table:table-cell>
          <table:table-cell table:style-name="ce2" office:value-type="float" office:value="13.403">
            <text:p>13.403</text:p>
          </table:table-cell>
          <table:table-cell table:style-name="ce4" table:formula="of:=SQRT( ([.C717]^2) + ([.D717]^2) + ([.E717]^2) )" office:value-type="float" office:value="45.3623611157973">
            <text:p>45.4</text:p>
          </table:table-cell>
          <table:table-cell table:style-name="ce4" table:formula="of:=DEGREES(ASIN([.E717]/[.F717]))" office:value-type="float" office:value="17.1854360795777">
            <text:p>17.2</text:p>
          </table:table-cell>
          <table:table-cell table:style-name="ce4" table:formula="of:=MOD(DEGREES(ATAN2([.C717];[.D717]));360)" office:value-type="float" office:value="244.804435430667">
            <text:p>244.8</text:p>
          </table:table-cell>
          <table:table-cell table:style-name="ce4" table:formula="of:=[.H717]-180" office:value-type="float" office:value="64.8044354306672">
            <text:p>64.8</text:p>
          </table:table-cell>
          <table:table-cell table:style-name="ce6" table:formula="of:=ROUND(([.I717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17]*(360/[.B$2])" office:value-type="float" office:value="15">
            <text:p>15.0</text:p>
          </table:table-cell>
          <table:table-cell table:style-name="ce6" table:formula="of:=ROUND(( ([.I717]+(([.K717]/2)*(360/[.B$2])))/360)*[.B$2];0)" office:value-type="float" office:value="10">
            <text:p>10</text:p>
          </table:table-cell>
          <table:table-cell table:style-name="ce11" table:formula="of:=ROUND(( ([.I717]-(([.K717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10M1</text:p>
          </table:table-cell>
          <table:table-cell table:style-name="ce2" office:value-type="float" office:value="713">
            <text:p>713</text:p>
          </table:table-cell>
          <table:table-cell table:style-name="ce2" office:value-type="float" office:value="-14.668">
            <text:p>-14.668</text:p>
          </table:table-cell>
          <table:table-cell table:style-name="ce2" office:value-type="float" office:value="-41.639">
            <text:p>-41.639</text:p>
          </table:table-cell>
          <table:table-cell table:style-name="ce2" office:value-type="float" office:value="10.656">
            <text:p>10.656</text:p>
          </table:table-cell>
          <table:table-cell table:style-name="ce4" table:formula="of:=SQRT( ([.C718]^2) + ([.D718]^2) + ([.E718]^2) )" office:value-type="float" office:value="45.4148310687159">
            <text:p>45.4</text:p>
          </table:table-cell>
          <table:table-cell table:style-name="ce4" table:formula="of:=DEGREES(ASIN([.E718]/[.F718]))" office:value-type="float" office:value="13.5702265062296">
            <text:p>13.6</text:p>
          </table:table-cell>
          <table:table-cell table:style-name="ce4" table:formula="of:=MOD(DEGREES(ATAN2([.C718];[.D718]));360)" office:value-type="float" office:value="250.594377004036">
            <text:p>250.6</text:p>
          </table:table-cell>
          <table:table-cell table:style-name="ce4" table:formula="of:=[.H718]-180" office:value-type="float" office:value="70.5943770040356">
            <text:p>70.6</text:p>
          </table:table-cell>
          <table:table-cell table:style-name="ce6" table:formula="of:=ROUND(([.I718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18]*(360/[.B$2])" office:value-type="float" office:value="15">
            <text:p>15.0</text:p>
          </table:table-cell>
          <table:table-cell table:style-name="ce6" table:formula="of:=ROUND(( ([.I718]+(([.K718]/2)*(360/[.B$2])))/360)*[.B$2];0)" office:value-type="float" office:value="10">
            <text:p>10</text:p>
          </table:table-cell>
          <table:table-cell table:style-name="ce11" table:formula="of:=ROUND(( ([.I718]-(([.K718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09M1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-15.678">
            <text:p>-15.678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5.346">
            <text:p>5.346</text:p>
          </table:table-cell>
          <table:table-cell table:style-name="ce4" table:formula="of:=SQRT( ([.C719]^2) + ([.D719]^2) + ([.E719]^2) )" office:value-type="float" office:value="45.4183167895949">
            <text:p>45.4</text:p>
          </table:table-cell>
          <table:table-cell table:style-name="ce4" table:formula="of:=DEGREES(ASIN([.E719]/[.F719]))" office:value-type="float" office:value="6.75971707358461">
            <text:p>6.8</text:p>
          </table:table-cell>
          <table:table-cell table:style-name="ce4" table:formula="of:=MOD(DEGREES(ATAN2([.C719];[.D719]));360)" office:value-type="float" office:value="249.658950105041">
            <text:p>249.7</text:p>
          </table:table-cell>
          <table:table-cell table:style-name="ce4" table:formula="of:=[.H719]-180" office:value-type="float" office:value="69.6589501050408">
            <text:p>69.7</text:p>
          </table:table-cell>
          <table:table-cell table:style-name="ce6" table:formula="of:=ROUND(([.I719]/360)*[.B$2];0)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4" table:formula="of:=[.K719]*(360/[.B$2])" office:value-type="float" office:value="15">
            <text:p>15.0</text:p>
          </table:table-cell>
          <table:table-cell table:style-name="ce6" table:formula="of:=ROUND(( ([.I719]+(([.K719]/2)*(360/[.B$2])))/360)*[.B$2];0)" office:value-type="float" office:value="10">
            <text:p>10</text:p>
          </table:table-cell>
          <table:table-cell table:style-name="ce11" table:formula="of:=ROUND(( ([.I719]-(([.K719]/2)*(360/[.B$2])))/360)*[.B$2];0)" office:value-type="float" office:value="8">
            <text:p>8</text:p>
          </table:table-cell>
          <table:table-cell table:style-name="ce2"/>
        </table:table-row>
        <table:table-row table:style-name="ro1">
          <table:table-cell table:style-name="ce2" office:value-type="string">
            <text:p>3708M1</text:p>
          </table:table-cell>
          <table:table-cell table:style-name="ce2" office:value-type="float" office:value="715">
            <text:p>715</text:p>
          </table:table-cell>
          <table:table-cell table:style-name="ce2" office:value-type="float" office:value="-9.929">
            <text:p>-9.929</text:p>
          </table:table-cell>
          <table:table-cell table:style-name="ce2" office:value-type="float" office:value="-42.29">
            <text:p>-42.29</text:p>
          </table:table-cell>
          <table:table-cell table:style-name="ce2" office:value-type="float" office:value="13.258">
            <text:p>13.258</text:p>
          </table:table-cell>
          <table:table-cell table:style-name="ce4" table:formula="of:=SQRT( ([.C720]^2) + ([.D720]^2) + ([.E720]^2) )" office:value-type="float" office:value="45.4180988703843">
            <text:p>45.4</text:p>
          </table:table-cell>
          <table:table-cell table:style-name="ce4" table:formula="of:=DEGREES(ASIN([.E720]/[.F720]))" office:value-type="float" office:value="16.9723432294258">
            <text:p>17.0</text:p>
          </table:table-cell>
          <table:table-cell table:style-name="ce4" table:formula="of:=MOD(DEGREES(ATAN2([.C720];[.D720]));360)" office:value-type="float" office:value="256.78719729342">
            <text:p>256.8</text:p>
          </table:table-cell>
          <table:table-cell table:style-name="ce4" table:formula="of:=[.H720]-180" office:value-type="float" office:value="76.78719729342">
            <text:p>76.8</text:p>
          </table:table-cell>
          <table:table-cell table:style-name="ce6" table:formula="of:=ROUND(([.I720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720]*(360/[.B$2])" office:value-type="float" office:value="15">
            <text:p>15.0</text:p>
          </table:table-cell>
          <table:table-cell table:style-name="ce6" table:formula="of:=ROUND(( ([.I720]+(([.K720]/2)*(360/[.B$2])))/360)*[.B$2];0)" office:value-type="float" office:value="11">
            <text:p>11</text:p>
          </table:table-cell>
          <table:table-cell table:style-name="ce11" table:formula="of:=ROUND(( ([.I720]-(([.K720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707M1</text:p>
          </table:table-cell>
          <table:table-cell table:style-name="ce2" office:value-type="float" office:value="716">
            <text:p>716</text:p>
          </table:table-cell>
          <table:table-cell table:style-name="ce2" office:value-type="float" office:value="-6.266">
            <text:p>-6.26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10.577">
            <text:p>10.577</text:p>
          </table:table-cell>
          <table:table-cell table:style-name="ce4" table:formula="of:=SQRT( ([.C721]^2) + ([.D721]^2) + ([.E721]^2) )" office:value-type="float" office:value="45.4203843004438">
            <text:p>45.4</text:p>
          </table:table-cell>
          <table:table-cell table:style-name="ce4" table:formula="of:=DEGREES(ASIN([.E721]/[.F721]))" office:value-type="float" office:value="13.4660415219335">
            <text:p>13.5</text:p>
          </table:table-cell>
          <table:table-cell table:style-name="ce4" table:formula="of:=MOD(DEGREES(ATAN2([.C721];[.D721]));360)" office:value-type="float" office:value="261.844766390934">
            <text:p>261.8</text:p>
          </table:table-cell>
          <table:table-cell table:style-name="ce4" table:formula="of:=[.H721]-180" office:value-type="float" office:value="81.8447663909338">
            <text:p>81.8</text:p>
          </table:table-cell>
          <table:table-cell table:style-name="ce6" table:formula="of:=ROUND(([.I721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721]*(360/[.B$2])" office:value-type="float" office:value="15">
            <text:p>15.0</text:p>
          </table:table-cell>
          <table:table-cell table:style-name="ce6" table:formula="of:=ROUND(( ([.I721]+(([.K721]/2)*(360/[.B$2])))/360)*[.B$2];0)" office:value-type="float" office:value="12">
            <text:p>12</text:p>
          </table:table-cell>
          <table:table-cell table:style-name="ce11" table:formula="of:=ROUND(( ([.I721]-(([.K721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706M1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-11.996">
            <text:p>-11.996</text:p>
          </table:table-cell>
          <table:table-cell table:style-name="ce2" office:value-type="float" office:value="-43.725">
            <text:p>-43.725</text:p>
          </table:table-cell>
          <table:table-cell table:style-name="ce2" office:value-type="float" office:value="2.69">
            <text:p>2.69</text:p>
          </table:table-cell>
          <table:table-cell table:style-name="ce4" table:formula="of:=SQRT( ([.C722]^2) + ([.D722]^2) + ([.E722]^2) )" office:value-type="float" office:value="45.4204330780762">
            <text:p>45.4</text:p>
          </table:table-cell>
          <table:table-cell table:style-name="ce4" table:formula="of:=DEGREES(ASIN([.E722]/[.F722]))" office:value-type="float" office:value="3.39529764765859">
            <text:p>3.4</text:p>
          </table:table-cell>
          <table:table-cell table:style-name="ce4" table:formula="of:=MOD(DEGREES(ATAN2([.C722];[.D722]));360)" office:value-type="float" office:value="254.658321969183">
            <text:p>254.7</text:p>
          </table:table-cell>
          <table:table-cell table:style-name="ce4" table:formula="of:=[.H722]-180" office:value-type="float" office:value="74.6583219691834">
            <text:p>74.7</text:p>
          </table:table-cell>
          <table:table-cell table:style-name="ce6" table:formula="of:=ROUND(([.I722]/360)*[.B$2];0)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4" table:formula="of:=[.K722]*(360/[.B$2])" office:value-type="float" office:value="15">
            <text:p>15.0</text:p>
          </table:table-cell>
          <table:table-cell table:style-name="ce6" table:formula="of:=ROUND(( ([.I722]+(([.K722]/2)*(360/[.B$2])))/360)*[.B$2];0)" office:value-type="float" office:value="11">
            <text:p>11</text:p>
          </table:table-cell>
          <table:table-cell table:style-name="ce11" table:formula="of:=ROUND(( ([.I722]-(([.K722]/2)*(360/[.B$2])))/360)*[.B$2];0)" office:value-type="float" office:value="9">
            <text:p>9</text:p>
          </table:table-cell>
          <table:table-cell table:style-name="ce2"/>
        </table:table-row>
        <table:table-row table:style-name="ro1">
          <table:table-cell table:style-name="ce2" office:value-type="string">
            <text:p>3705M1</text:p>
          </table:table-cell>
          <table:table-cell table:style-name="ce2" office:value-type="float" office:value="718">
            <text:p>718</text:p>
          </table:table-cell>
          <table:table-cell table:style-name="ce2" office:value-type="float" office:value="-7.322">
            <text:p>-7.322</text:p>
          </table:table-cell>
          <table:table-cell table:style-name="ce2" office:value-type="float" office:value="-44.51">
            <text:p>-44.51</text:p>
          </table:table-cell>
          <table:table-cell table:style-name="ce2" office:value-type="float" office:value="5.32">
            <text:p>5.32</text:p>
          </table:table-cell>
          <table:table-cell table:style-name="ce4" table:formula="of:=SQRT( ([.C723]^2) + ([.D723]^2) + ([.E723]^2) )" office:value-type="float" office:value="45.4208562666976">
            <text:p>45.4</text:p>
          </table:table-cell>
          <table:table-cell table:style-name="ce4" table:formula="of:=DEGREES(ASIN([.E723]/[.F723]))" office:value-type="float" office:value="6.72631144570791">
            <text:p>6.7</text:p>
          </table:table-cell>
          <table:table-cell table:style-name="ce4" table:formula="of:=MOD(DEGREES(ATAN2([.C723];[.D723]));360)" office:value-type="float" office:value="260.658374162627">
            <text:p>260.7</text:p>
          </table:table-cell>
          <table:table-cell table:style-name="ce4" table:formula="of:=[.H723]-180" office:value-type="float" office:value="80.6583741626273">
            <text:p>80.7</text:p>
          </table:table-cell>
          <table:table-cell table:style-name="ce6" table:formula="of:=ROUND(([.I723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723]*(360/[.B$2])" office:value-type="float" office:value="15">
            <text:p>15.0</text:p>
          </table:table-cell>
          <table:table-cell table:style-name="ce6" table:formula="of:=ROUND(( ([.I723]+(([.K723]/2)*(360/[.B$2])))/360)*[.B$2];0)" office:value-type="float" office:value="12">
            <text:p>12</text:p>
          </table:table-cell>
          <table:table-cell table:style-name="ce11" table:formula="of:=ROUND(( ([.I723]-(([.K723]/2)*(360/[.B$2])))/360)*[.B$2];0)" office:value-type="float" office:value="10">
            <text:p>10</text:p>
          </table:table-cell>
          <table:table-cell table:style-name="ce2"/>
        </table:table-row>
        <table:table-row table:style-name="ro1">
          <table:table-cell table:style-name="ce2" office:value-type="string">
            <text:p>3704M1</text:p>
          </table:table-cell>
          <table:table-cell table:style-name="ce2" office:value-type="float" office:value="719">
            <text:p>719</text:p>
          </table:table-cell>
          <table:table-cell table:style-name="ce2" office:value-type="float" office:value="-3.619">
            <text:p>-3.619</text:p>
          </table:table-cell>
          <table:table-cell table:style-name="ce2" office:value-type="float" office:value="-45.214">
            <text:p>-45.214</text:p>
          </table:table-cell>
          <table:table-cell table:style-name="ce2" office:value-type="float" office:value="2.629">
            <text:p>2.629</text:p>
          </table:table-cell>
          <table:table-cell table:style-name="ce4" table:formula="of:=SQRT( ([.C724]^2) + ([.D724]^2) + ([.E724]^2) )" office:value-type="float" office:value="45.4347289856559">
            <text:p>45.4</text:p>
          </table:table-cell>
          <table:table-cell table:style-name="ce4" table:formula="of:=DEGREES(ASIN([.E724]/[.F724]))" office:value-type="float" office:value="3.31717147474321">
            <text:p>3.3</text:p>
          </table:table-cell>
          <table:table-cell table:style-name="ce4" table:formula="of:=MOD(DEGREES(ATAN2([.C724];[.D724]));360)" office:value-type="float" office:value="265.423711537179">
            <text:p>265.4</text:p>
          </table:table-cell>
          <table:table-cell table:style-name="ce4" table:formula="of:=[.H724]-180" office:value-type="float" office:value="85.423711537179">
            <text:p>85.4</text:p>
          </table:table-cell>
          <table:table-cell table:style-name="ce6" table:formula="of:=ROUND(([.I724]/360)*[.B$2];0)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4" table:formula="of:=[.K724]*(360/[.B$2])" office:value-type="float" office:value="15">
            <text:p>15.0</text:p>
          </table:table-cell>
          <table:table-cell table:style-name="ce6" table:formula="of:=ROUND(( ([.I724]+(([.K724]/2)*(360/[.B$2])))/360)*[.B$2];0)" office:value-type="float" office:value="12">
            <text:p>12</text:p>
          </table:table-cell>
          <table:table-cell table:style-name="ce11" table:formula="of:=ROUND(( ([.I724]-(([.K724]/2)*(360/[.B$2])))/360)*[.B$2];0)" office:value-type="float" office:value="10">
            <text:p>10</text:p>
          </table:table-cell>
          <table:table-cell table:style-name="ce2"/>
        </table:table-row>
        <table:table-row table:style-name="ro1" table:number-rows-repeated="17">
          <table:table-cell table:style-name="ce2" table:number-columns-repeated="12"/>
          <table:table-cell table:style-name="ce6" table:number-columns-repeated="2"/>
          <table:table-cell table:style-name="ce2"/>
        </table:table-row>
        <table:table-row table:style-name="ro1" table:number-rows-repeated="104783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BPhiIndex.dat" table:style-name="ta1"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4" table:default-cell-style-name="ce2"/>
        <table:table-row table:style-name="ro1">
          <table:table-cell office:value-type="string">
            <text:p>NaI Chan</text:p>
          </table:table-cell>
          <table:table-cell office:value-type="string">
            <text:p>Phi Index</text:p>
          </table:table-cell>
          <table:table-cell office:value-type="string">
            <text:p>Phi Index Min</text:p>
          </table:table-cell>
          <table:table-cell office:value-type="string">
            <text:p>Phi Index Max</text:p>
          </table:table-cell>
          <table:table-cell/>
        </table:table-row>
        <table:table-row table:style-name="ro1">
          <table:table-cell table:formula="of:=['CB Main'.B5]" office:value-type="float" office:value="0">
            <text:p>0</text:p>
          </table:table-cell>
          <table:table-cell table:formula="of:=['CB Main'.J5]" office:value-type="float" office:value="-13">
            <text:p>-13</text:p>
          </table:table-cell>
          <table:table-cell table:formula="of:=['CB Main'.M5]" office:value-type="float" office:value="-12">
            <text:p>-12</text:p>
          </table:table-cell>
          <table:table-cell table:formula="of:=['CB Main'.N5]" office:value-type="float" office:value="-14">
            <text:p>-14</text:p>
          </table:table-cell>
          <table:table-cell/>
        </table:table-row>
        <table:table-row table:style-name="ro1">
          <table:table-cell table:formula="of:=['CB Main'.B6]" office:value-type="float" office:value="1">
            <text:p>1</text:p>
          </table:table-cell>
          <table:table-cell table:formula="of:=['CB Main'.J6]" office:value-type="float" office:value="-13">
            <text:p>-13</text:p>
          </table:table-cell>
          <table:table-cell table:formula="of:=['CB Main'.M6]" office:value-type="float" office:value="-12">
            <text:p>-12</text:p>
          </table:table-cell>
          <table:table-cell table:formula="of:=['CB Main'.N6]" office:value-type="float" office:value="-14">
            <text:p>-14</text:p>
          </table:table-cell>
          <table:table-cell/>
        </table:table-row>
        <table:table-row table:style-name="ro1">
          <table:table-cell table:formula="of:=['CB Main'.B7]" office:value-type="float" office:value="2">
            <text:p>2</text:p>
          </table:table-cell>
          <table:table-cell table:formula="of:=['CB Main'.J7]" office:value-type="float" office:value="-13">
            <text:p>-13</text:p>
          </table:table-cell>
          <table:table-cell table:formula="of:=['CB Main'.M7]" office:value-type="float" office:value="-12">
            <text:p>-12</text:p>
          </table:table-cell>
          <table:table-cell table:formula="of:=['CB Main'.N7]" office:value-type="float" office:value="-14">
            <text:p>-14</text:p>
          </table:table-cell>
          <table:table-cell/>
        </table:table-row>
        <table:table-row table:style-name="ro1">
          <table:table-cell table:formula="of:=['CB Main'.B8]" office:value-type="float" office:value="3">
            <text:p>3</text:p>
          </table:table-cell>
          <table:table-cell table:formula="of:=['CB Main'.J8]" office:value-type="float" office:value="-14">
            <text:p>-14</text:p>
          </table:table-cell>
          <table:table-cell table:formula="of:=['CB Main'.M8]" office:value-type="float" office:value="-13">
            <text:p>-13</text:p>
          </table:table-cell>
          <table:table-cell table:formula="of:=['CB Main'.N8]" office:value-type="float" office:value="-15">
            <text:p>-15</text:p>
          </table:table-cell>
          <table:table-cell/>
        </table:table-row>
        <table:table-row table:style-name="ro1">
          <table:table-cell table:formula="of:=['CB Main'.B9]" office:value-type="float" office:value="4">
            <text:p>4</text:p>
          </table:table-cell>
          <table:table-cell table:formula="of:=['CB Main'.J9]" office:value-type="float" office:value="-15">
            <text:p>-15</text:p>
          </table:table-cell>
          <table:table-cell table:formula="of:=['CB Main'.M9]" office:value-type="float" office:value="-14">
            <text:p>-14</text:p>
          </table:table-cell>
          <table:table-cell table:formula="of:=['CB Main'.N9]" office:value-type="float" office:value="-16">
            <text:p>-16</text:p>
          </table:table-cell>
          <table:table-cell/>
        </table:table-row>
        <table:table-row table:style-name="ro1">
          <table:table-cell table:formula="of:=['CB Main'.B10]" office:value-type="float" office:value="5">
            <text:p>5</text:p>
          </table:table-cell>
          <table:table-cell table:formula="of:=['CB Main'.J10]" office:value-type="float" office:value="-14">
            <text:p>-14</text:p>
          </table:table-cell>
          <table:table-cell table:formula="of:=['CB Main'.M10]" office:value-type="float" office:value="-13">
            <text:p>-13</text:p>
          </table:table-cell>
          <table:table-cell table:formula="of:=['CB Main'.N10]" office:value-type="float" office:value="-15">
            <text:p>-15</text:p>
          </table:table-cell>
          <table:table-cell/>
        </table:table-row>
        <table:table-row table:style-name="ro1">
          <table:table-cell table:formula="of:=['CB Main'.B11]" office:value-type="float" office:value="6">
            <text:p>6</text:p>
          </table:table-cell>
          <table:table-cell table:formula="of:=['CB Main'.J11]" office:value-type="float" office:value="-15">
            <text:p>-15</text:p>
          </table:table-cell>
          <table:table-cell table:formula="of:=['CB Main'.M11]" office:value-type="float" office:value="-14">
            <text:p>-14</text:p>
          </table:table-cell>
          <table:table-cell table:formula="of:=['CB Main'.N11]" office:value-type="float" office:value="-16">
            <text:p>-16</text:p>
          </table:table-cell>
          <table:table-cell/>
        </table:table-row>
        <table:table-row table:style-name="ro1">
          <table:table-cell table:formula="of:=['CB Main'.B12]" office:value-type="float" office:value="7">
            <text:p>7</text:p>
          </table:table-cell>
          <table:table-cell table:formula="of:=['CB Main'.J12]" office:value-type="float" office:value="-15">
            <text:p>-15</text:p>
          </table:table-cell>
          <table:table-cell table:formula="of:=['CB Main'.M12]" office:value-type="float" office:value="-14">
            <text:p>-14</text:p>
          </table:table-cell>
          <table:table-cell table:formula="of:=['CB Main'.N12]" office:value-type="float" office:value="-16">
            <text:p>-16</text:p>
          </table:table-cell>
          <table:table-cell/>
        </table:table-row>
        <table:table-row table:style-name="ro1">
          <table:table-cell table:formula="of:=['CB Main'.B13]" office:value-type="float" office:value="8">
            <text:p>8</text:p>
          </table:table-cell>
          <table:table-cell table:formula="of:=['CB Main'.J13]" office:value-type="float" office:value="-14">
            <text:p>-14</text:p>
          </table:table-cell>
          <table:table-cell table:formula="of:=['CB Main'.M13]" office:value-type="float" office:value="-13">
            <text:p>-13</text:p>
          </table:table-cell>
          <table:table-cell table:formula="of:=['CB Main'.N13]" office:value-type="float" office:value="-15">
            <text:p>-15</text:p>
          </table:table-cell>
          <table:table-cell/>
        </table:table-row>
        <table:table-row table:style-name="ro1">
          <table:table-cell table:formula="of:=['CB Main'.B14]" office:value-type="float" office:value="9">
            <text:p>9</text:p>
          </table:table-cell>
          <table:table-cell table:formula="of:=['CB Main'.J14]" office:value-type="float" office:value="-14">
            <text:p>-14</text:p>
          </table:table-cell>
          <table:table-cell table:formula="of:=['CB Main'.M14]" office:value-type="float" office:value="-13">
            <text:p>-13</text:p>
          </table:table-cell>
          <table:table-cell table:formula="of:=['CB Main'.N14]" office:value-type="float" office:value="-16">
            <text:p>-16</text:p>
          </table:table-cell>
          <table:table-cell/>
        </table:table-row>
        <table:table-row table:style-name="ro1">
          <table:table-cell table:formula="of:=['CB Main'.B15]" office:value-type="float" office:value="10">
            <text:p>10</text:p>
          </table:table-cell>
          <table:table-cell table:formula="of:=['CB Main'.J15]" office:value-type="float" office:value="-14">
            <text:p>-14</text:p>
          </table:table-cell>
          <table:table-cell table:formula="of:=['CB Main'.M15]" office:value-type="float" office:value="-13">
            <text:p>-13</text:p>
          </table:table-cell>
          <table:table-cell table:formula="of:=['CB Main'.N15]" office:value-type="float" office:value="-15">
            <text:p>-15</text:p>
          </table:table-cell>
          <table:table-cell/>
        </table:table-row>
        <table:table-row table:style-name="ro1">
          <table:table-cell table:formula="of:=['CB Main'.B16]" office:value-type="float" office:value="11">
            <text:p>11</text:p>
          </table:table-cell>
          <table:table-cell table:formula="of:=['CB Main'.J16]" office:value-type="float" office:value="-15">
            <text:p>-15</text:p>
          </table:table-cell>
          <table:table-cell table:formula="of:=['CB Main'.M16]" office:value-type="float" office:value="-14">
            <text:p>-14</text:p>
          </table:table-cell>
          <table:table-cell table:formula="of:=['CB Main'.N16]" office:value-type="float" office:value="-16">
            <text:p>-16</text:p>
          </table:table-cell>
          <table:table-cell/>
        </table:table-row>
        <table:table-row table:style-name="ro1">
          <table:table-cell table:formula="of:=['CB Main'.B17]" office:value-type="float" office:value="12">
            <text:p>12</text:p>
          </table:table-cell>
          <table:table-cell table:formula="of:=['CB Main'.J17]" office:value-type="float" office:value="-16">
            <text:p>-16</text:p>
          </table:table-cell>
          <table:table-cell table:formula="of:=['CB Main'.M17]" office:value-type="float" office:value="-15">
            <text:p>-15</text:p>
          </table:table-cell>
          <table:table-cell table:formula="of:=['CB Main'.N17]" office:value-type="float" office:value="-17">
            <text:p>-17</text:p>
          </table:table-cell>
          <table:table-cell/>
        </table:table-row>
        <table:table-row table:style-name="ro1">
          <table:table-cell table:formula="of:=['CB Main'.B18]" office:value-type="float" office:value="13">
            <text:p>13</text:p>
          </table:table-cell>
          <table:table-cell table:formula="of:=['CB Main'.J18]" office:value-type="float" office:value="-15">
            <text:p>-15</text:p>
          </table:table-cell>
          <table:table-cell table:formula="of:=['CB Main'.M18]" office:value-type="float" office:value="-14">
            <text:p>-14</text:p>
          </table:table-cell>
          <table:table-cell table:formula="of:=['CB Main'.N18]" office:value-type="float" office:value="-16">
            <text:p>-16</text:p>
          </table:table-cell>
          <table:table-cell/>
        </table:table-row>
        <table:table-row table:style-name="ro1">
          <table:table-cell table:formula="of:=['CB Main'.B19]" office:value-type="float" office:value="14">
            <text:p>14</text:p>
          </table:table-cell>
          <table:table-cell table:formula="of:=['CB Main'.J19]" office:value-type="float" office:value="-16">
            <text:p>-16</text:p>
          </table:table-cell>
          <table:table-cell table:formula="of:=['CB Main'.M19]" office:value-type="float" office:value="-15">
            <text:p>-15</text:p>
          </table:table-cell>
          <table:table-cell table:formula="of:=['CB Main'.N19]" office:value-type="float" office:value="-17">
            <text:p>-17</text:p>
          </table:table-cell>
          <table:table-cell/>
        </table:table-row>
        <table:table-row table:style-name="ro1">
          <table:table-cell table:formula="of:=['CB Main'.B20]" office:value-type="float" office:value="15">
            <text:p>15</text:p>
          </table:table-cell>
          <table:table-cell table:formula="of:=['CB Main'.J20]" office:value-type="float" office:value="-17">
            <text:p>-17</text:p>
          </table:table-cell>
          <table:table-cell table:formula="of:=['CB Main'.M20]" office:value-type="float" office:value="-16">
            <text:p>-16</text:p>
          </table:table-cell>
          <table:table-cell table:formula="of:=['CB Main'.N20]" office:value-type="float" office:value="-18">
            <text:p>-18</text:p>
          </table:table-cell>
          <table:table-cell/>
        </table:table-row>
        <table:table-row table:style-name="ro1">
          <table:table-cell table:formula="of:=['CB Main'.B21]" office:value-type="float" office:value="16">
            <text:p>16</text:p>
          </table:table-cell>
          <table:table-cell table:formula="of:=['CB Main'.J21]" office:value-type="float" office:value="-15">
            <text:p>-15</text:p>
          </table:table-cell>
          <table:table-cell table:formula="of:=['CB Main'.M21]" office:value-type="float" office:value="-14">
            <text:p>-14</text:p>
          </table:table-cell>
          <table:table-cell table:formula="of:=['CB Main'.N21]" office:value-type="float" office:value="-16">
            <text:p>-16</text:p>
          </table:table-cell>
          <table:table-cell/>
        </table:table-row>
        <table:table-row table:style-name="ro1">
          <table:table-cell table:formula="of:=['CB Main'.B22]" office:value-type="float" office:value="17">
            <text:p>17</text:p>
          </table:table-cell>
          <table:table-cell table:formula="of:=['CB Main'.J22]" office:value-type="float" office:value="-16">
            <text:p>-16</text:p>
          </table:table-cell>
          <table:table-cell table:formula="of:=['CB Main'.M22]" office:value-type="float" office:value="-15">
            <text:p>-15</text:p>
          </table:table-cell>
          <table:table-cell table:formula="of:=['CB Main'.N22]" office:value-type="float" office:value="-18">
            <text:p>-18</text:p>
          </table:table-cell>
          <table:table-cell/>
        </table:table-row>
        <table:table-row table:style-name="ro1">
          <table:table-cell table:formula="of:=['CB Main'.B23]" office:value-type="float" office:value="18">
            <text:p>18</text:p>
          </table:table-cell>
          <table:table-cell table:formula="of:=['CB Main'.J23]" office:value-type="float" office:value="-16">
            <text:p>-16</text:p>
          </table:table-cell>
          <table:table-cell table:formula="of:=['CB Main'.M23]" office:value-type="float" office:value="-15">
            <text:p>-15</text:p>
          </table:table-cell>
          <table:table-cell table:formula="of:=['CB Main'.N23]" office:value-type="float" office:value="-18">
            <text:p>-18</text:p>
          </table:table-cell>
          <table:table-cell/>
        </table:table-row>
        <table:table-row table:style-name="ro1">
          <table:table-cell table:formula="of:=['CB Main'.B24]" office:value-type="float" office:value="19">
            <text:p>19</text:p>
          </table:table-cell>
          <table:table-cell table:formula="of:=['CB Main'.J24]" office:value-type="float" office:value="-17">
            <text:p>-17</text:p>
          </table:table-cell>
          <table:table-cell table:formula="of:=['CB Main'.M24]" office:value-type="float" office:value="-16">
            <text:p>-16</text:p>
          </table:table-cell>
          <table:table-cell table:formula="of:=['CB Main'.N24]" office:value-type="float" office:value="-19">
            <text:p>-19</text:p>
          </table:table-cell>
          <table:table-cell/>
        </table:table-row>
        <table:table-row table:style-name="ro1">
          <table:table-cell table:formula="of:=['CB Main'.B25]" office:value-type="float" office:value="20">
            <text:p>20</text:p>
          </table:table-cell>
          <table:table-cell table:formula="of:=['CB Main'.J25]" office:value-type="float" office:value="-19">
            <text:p>-19</text:p>
          </table:table-cell>
          <table:table-cell table:formula="of:=['CB Main'.M25]" office:value-type="float" office:value="-17">
            <text:p>-17</text:p>
          </table:table-cell>
          <table:table-cell table:formula="of:=['CB Main'.N25]" office:value-type="float" office:value="-20">
            <text:p>-20</text:p>
          </table:table-cell>
          <table:table-cell/>
        </table:table-row>
        <table:table-row table:style-name="ro1">
          <table:table-cell table:formula="of:=['CB Main'.B26]" office:value-type="float" office:value="21">
            <text:p>21</text:p>
          </table:table-cell>
          <table:table-cell table:formula="of:=['CB Main'.J26]" office:value-type="float" office:value="-18">
            <text:p>-18</text:p>
          </table:table-cell>
          <table:table-cell table:formula="of:=['CB Main'.M26]" office:value-type="float" office:value="-16">
            <text:p>-16</text:p>
          </table:table-cell>
          <table:table-cell table:formula="of:=['CB Main'.N26]" office:value-type="float" office:value="-19">
            <text:p>-19</text:p>
          </table:table-cell>
          <table:table-cell/>
        </table:table-row>
        <table:table-row table:style-name="ro1">
          <table:table-cell table:formula="of:=['CB Main'.B27]" office:value-type="float" office:value="22">
            <text:p>22</text:p>
          </table:table-cell>
          <table:table-cell table:formula="of:=['CB Main'.J27]" office:value-type="float" office:value="-19">
            <text:p>-19</text:p>
          </table:table-cell>
          <table:table-cell table:formula="of:=['CB Main'.M27]" office:value-type="float" office:value="-17">
            <text:p>-17</text:p>
          </table:table-cell>
          <table:table-cell table:formula="of:=['CB Main'.N27]" office:value-type="float" office:value="-20">
            <text:p>-20</text:p>
          </table:table-cell>
          <table:table-cell/>
        </table:table-row>
        <table:table-row table:style-name="ro1">
          <table:table-cell table:formula="of:=['CB Main'.B28]" office:value-type="float" office:value="23">
            <text:p>23</text:p>
          </table:table-cell>
          <table:table-cell table:formula="of:=['CB Main'.J28]" office:value-type="float" office:value="-20">
            <text:p>-20</text:p>
          </table:table-cell>
          <table:table-cell table:formula="of:=['CB Main'.M28]" office:value-type="float" office:value="-19">
            <text:p>-19</text:p>
          </table:table-cell>
          <table:table-cell table:formula="of:=['CB Main'.N28]" office:value-type="float" office:value="-22">
            <text:p>-22</text:p>
          </table:table-cell>
          <table:table-cell/>
        </table:table-row>
        <table:table-row table:style-name="ro1">
          <table:table-cell table:formula="of:=['CB Main'.B29]" office:value-type="float" office:value="24">
            <text:p>24</text:p>
          </table:table-cell>
          <table:table-cell table:formula="of:=['CB Main'.J29]" office:value-type="float" office:value="-17">
            <text:p>-17</text:p>
          </table:table-cell>
          <table:table-cell table:formula="of:=['CB Main'.M29]" office:value-type="float" office:value="-15">
            <text:p>-15</text:p>
          </table:table-cell>
          <table:table-cell table:formula="of:=['CB Main'.N29]" office:value-type="float" office:value="-19">
            <text:p>-19</text:p>
          </table:table-cell>
          <table:table-cell/>
        </table:table-row>
        <table:table-row table:style-name="ro1">
          <table:table-cell table:formula="of:=['CB Main'.B30]" office:value-type="float" office:value="25">
            <text:p>25</text:p>
          </table:table-cell>
          <table:table-cell table:formula="of:=['CB Main'.J30]" office:value-type="float" office:value="-19">
            <text:p>-19</text:p>
          </table:table-cell>
          <table:table-cell table:formula="of:=['CB Main'.M30]" office:value-type="float" office:value="-17">
            <text:p>-17</text:p>
          </table:table-cell>
          <table:table-cell table:formula="of:=['CB Main'.N30]" office:value-type="float" office:value="-20">
            <text:p>-20</text:p>
          </table:table-cell>
          <table:table-cell/>
        </table:table-row>
        <table:table-row table:style-name="ro1">
          <table:table-cell table:formula="of:=['CB Main'.B31]" office:value-type="float" office:value="26">
            <text:p>26</text:p>
          </table:table-cell>
          <table:table-cell table:formula="of:=['CB Main'.J31]" office:value-type="float" office:value="-18">
            <text:p>-18</text:p>
          </table:table-cell>
          <table:table-cell table:formula="of:=['CB Main'.M31]" office:value-type="float" office:value="-18">
            <text:p>-18</text:p>
          </table:table-cell>
          <table:table-cell table:formula="of:=['CB Main'.N31]" office:value-type="float" office:value="-18">
            <text:p>-18</text:p>
          </table:table-cell>
          <table:table-cell/>
        </table:table-row>
        <table:table-row table:style-name="ro1">
          <table:table-cell table:formula="of:=['CB Main'.B32]" office:value-type="float" office:value="27">
            <text:p>27</text:p>
          </table:table-cell>
          <table:table-cell table:formula="of:=['CB Main'.J32]" office:value-type="float" office:value="-20">
            <text:p>-20</text:p>
          </table:table-cell>
          <table:table-cell table:formula="of:=['CB Main'.M32]" office:value-type="float" office:value="-19">
            <text:p>-19</text:p>
          </table:table-cell>
          <table:table-cell table:formula="of:=['CB Main'.N32]" office:value-type="float" office:value="-22">
            <text:p>-22</text:p>
          </table:table-cell>
          <table:table-cell/>
        </table:table-row>
        <table:table-row table:style-name="ro1">
          <table:table-cell table:formula="of:=['CB Main'.B33]" office:value-type="float" office:value="28">
            <text:p>28</text:p>
          </table:table-cell>
          <table:table-cell table:formula="of:=['CB Main'.J33]" office:value-type="float" office:value="-22">
            <text:p>-22</text:p>
          </table:table-cell>
          <table:table-cell table:formula="of:=['CB Main'.M33]" office:value-type="float" office:value="-20">
            <text:p>-20</text:p>
          </table:table-cell>
          <table:table-cell table:formula="of:=['CB Main'.N33]" office:value-type="float" office:value="-24">
            <text:p>-24</text:p>
          </table:table-cell>
          <table:table-cell/>
        </table:table-row>
        <table:table-row table:style-name="ro1">
          <table:table-cell table:formula="of:=['CB Main'.B34]" office:value-type="float" office:value="29">
            <text:p>29</text:p>
          </table:table-cell>
          <table:table-cell table:formula="of:=['CB Main'.J34]" office:value-type="float" office:value="-20">
            <text:p>-20</text:p>
          </table:table-cell>
          <table:table-cell table:formula="of:=['CB Main'.M34]" office:value-type="float" office:value="-20">
            <text:p>-20</text:p>
          </table:table-cell>
          <table:table-cell table:formula="of:=['CB Main'.N34]" office:value-type="float" office:value="-20">
            <text:p>-20</text:p>
          </table:table-cell>
          <table:table-cell/>
        </table:table-row>
        <table:table-row table:style-name="ro1">
          <table:table-cell table:formula="of:=['CB Main'.B35]" office:value-type="float" office:value="30">
            <text:p>30</text:p>
          </table:table-cell>
          <table:table-cell table:formula="of:=['CB Main'.J35]" office:value-type="float" office:value="-23">
            <text:p>-23</text:p>
          </table:table-cell>
          <table:table-cell table:formula="of:=['CB Main'.M35]" office:value-type="float" office:value="-23">
            <text:p>-23</text:p>
          </table:table-cell>
          <table:table-cell table:formula="of:=['CB Main'.N35]" office:value-type="float" office:value="-23">
            <text:p>-23</text:p>
          </table:table-cell>
          <table:table-cell/>
        </table:table-row>
        <table:table-row table:style-name="ro1">
          <table:table-cell table:formula="of:=['CB Main'.B36]" office:value-type="float" office:value="31">
            <text:p>31</text:p>
          </table:table-cell>
          <table:table-cell table:formula="of:=['CB Main'.J36]" office:value-type="float" office:value="22">
            <text:p>22</text:p>
          </table:table-cell>
          <table:table-cell table:formula="of:=['CB Main'.M36]" office:value-type="float" office:value="22">
            <text:p>22</text:p>
          </table:table-cell>
          <table:table-cell table:formula="of:=['CB Main'.N36]" office:value-type="float" office:value="22">
            <text:p>22</text:p>
          </table:table-cell>
          <table:table-cell/>
        </table:table-row>
        <table:table-row table:style-name="ro1">
          <table:table-cell table:formula="of:=['CB Main'.B37]" office:value-type="float" office:value="32">
            <text:p>32</text:p>
          </table:table-cell>
          <table:table-cell table:formula="of:=['CB Main'.J37]" office:value-type="float" office:value="-20">
            <text:p>-20</text:p>
          </table:table-cell>
          <table:table-cell table:formula="of:=['CB Main'.M37]" office:value-type="float" office:value="-20">
            <text:p>-20</text:p>
          </table:table-cell>
          <table:table-cell table:formula="of:=['CB Main'.N37]" office:value-type="float" office:value="-20">
            <text:p>-20</text:p>
          </table:table-cell>
          <table:table-cell/>
        </table:table-row>
        <table:table-row table:style-name="ro1">
          <table:table-cell table:formula="of:=['CB Main'.B38]" office:value-type="float" office:value="33">
            <text:p>33</text:p>
          </table:table-cell>
          <table:table-cell table:formula="of:=['CB Main'.J38]" office:value-type="float" office:value="20">
            <text:p>20</text:p>
          </table:table-cell>
          <table:table-cell table:formula="of:=['CB Main'.M38]" office:value-type="float" office:value="20">
            <text:p>20</text:p>
          </table:table-cell>
          <table:table-cell table:formula="of:=['CB Main'.N38]" office:value-type="float" office:value="20">
            <text:p>20</text:p>
          </table:table-cell>
          <table:table-cell/>
        </table:table-row>
        <table:table-row table:style-name="ro1">
          <table:table-cell table:formula="of:=['CB Main'.B39]" office:value-type="float" office:value="34">
            <text:p>34</text:p>
          </table:table-cell>
          <table:table-cell table:formula="of:=['CB Main'.J39]" office:value-type="float" office:value="12">
            <text:p>12</text:p>
          </table:table-cell>
          <table:table-cell table:formula="of:=['CB Main'.M39]" office:value-type="float" office:value="12">
            <text:p>12</text:p>
          </table:table-cell>
          <table:table-cell table:formula="of:=['CB Main'.N39]" office:value-type="float" office:value="12">
            <text:p>12</text:p>
          </table:table-cell>
          <table:table-cell/>
        </table:table-row>
        <table:table-row table:style-name="ro1">
          <table:table-cell table:formula="of:=['CB Main'.B40]" office:value-type="float" office:value="35">
            <text:p>35</text:p>
          </table:table-cell>
          <table:table-cell table:formula="of:=['CB Main'.J40]" office:value-type="float" office:value="20">
            <text:p>20</text:p>
          </table:table-cell>
          <table:table-cell table:formula="of:=['CB Main'.M40]" office:value-type="float" office:value="20">
            <text:p>20</text:p>
          </table:table-cell>
          <table:table-cell table:formula="of:=['CB Main'.N40]" office:value-type="float" office:value="20">
            <text:p>20</text:p>
          </table:table-cell>
          <table:table-cell/>
        </table:table-row>
        <table:table-row table:style-name="ro1">
          <table:table-cell table:formula="of:=['CB Main'.B41]" office:value-type="float" office:value="36">
            <text:p>36</text:p>
          </table:table-cell>
          <table:table-cell table:formula="of:=['CB Main'.J41]" office:value-type="float" office:value="17">
            <text:p>17</text:p>
          </table:table-cell>
          <table:table-cell table:formula="of:=['CB Main'.M41]" office:value-type="float" office:value="17">
            <text:p>17</text:p>
          </table:table-cell>
          <table:table-cell table:formula="of:=['CB Main'.N41]" office:value-type="float" office:value="17">
            <text:p>17</text:p>
          </table:table-cell>
          <table:table-cell/>
        </table:table-row>
        <table:table-row table:style-name="ro1">
          <table:table-cell table:formula="of:=['CB Main'.B42]" office:value-type="float" office:value="37">
            <text:p>37</text:p>
          </table:table-cell>
          <table:table-cell table:formula="of:=['CB Main'.J42]" office:value-type="float" office:value="12">
            <text:p>12</text:p>
          </table:table-cell>
          <table:table-cell table:formula="of:=['CB Main'.M42]" office:value-type="float" office:value="12">
            <text:p>12</text:p>
          </table:table-cell>
          <table:table-cell table:formula="of:=['CB Main'.N42]" office:value-type="float" office:value="12">
            <text:p>12</text:p>
          </table:table-cell>
          <table:table-cell/>
        </table:table-row>
        <table:table-row table:style-name="ro1">
          <table:table-cell table:formula="of:=['CB Main'.B43]" office:value-type="float" office:value="38">
            <text:p>38</text:p>
          </table:table-cell>
          <table:table-cell table:formula="of:=['CB Main'.J43]" office:value-type="float" office:value="14">
            <text:p>14</text:p>
          </table:table-cell>
          <table:table-cell table:formula="of:=['CB Main'.M43]" office:value-type="float" office:value="14">
            <text:p>14</text:p>
          </table:table-cell>
          <table:table-cell table:formula="of:=['CB Main'.N43]" office:value-type="float" office:value="14">
            <text:p>14</text:p>
          </table:table-cell>
          <table:table-cell/>
        </table:table-row>
        <table:table-row table:style-name="ro1">
          <table:table-cell table:formula="of:=['CB Main'.B44]" office:value-type="float" office:value="39">
            <text:p>39</text:p>
          </table:table-cell>
          <table:table-cell table:formula="of:=['CB Main'.J44]" office:value-type="float" office:value="14">
            <text:p>14</text:p>
          </table:table-cell>
          <table:table-cell table:formula="of:=['CB Main'.M44]" office:value-type="float" office:value="15">
            <text:p>15</text:p>
          </table:table-cell>
          <table:table-cell table:formula="of:=['CB Main'.N44]" office:value-type="float" office:value="12">
            <text:p>12</text:p>
          </table:table-cell>
          <table:table-cell/>
        </table:table-row>
        <table:table-row table:style-name="ro1">
          <table:table-cell table:formula="of:=['CB Main'.B45]" office:value-type="float" office:value="40">
            <text:p>40</text:p>
          </table:table-cell>
          <table:table-cell table:formula="of:=['CB Main'.J45]" office:value-type="float" office:value="9">
            <text:p>9</text:p>
          </table:table-cell>
          <table:table-cell table:formula="of:=['CB Main'.M45]" office:value-type="float" office:value="9">
            <text:p>9</text:p>
          </table:table-cell>
          <table:table-cell table:formula="of:=['CB Main'.N45]" office:value-type="float" office:value="9">
            <text:p>9</text:p>
          </table:table-cell>
          <table:table-cell/>
        </table:table-row>
        <table:table-row table:style-name="ro1">
          <table:table-cell table:formula="of:=['CB Main'.B46]" office:value-type="float" office:value="41">
            <text:p>41</text:p>
          </table:table-cell>
          <table:table-cell table:formula="of:=['CB Main'.J46]" office:value-type="float" office:value="10">
            <text:p>10</text:p>
          </table:table-cell>
          <table:table-cell table:formula="of:=['CB Main'.M46]" office:value-type="float" office:value="12">
            <text:p>12</text:p>
          </table:table-cell>
          <table:table-cell table:formula="of:=['CB Main'.N46]" office:value-type="float" office:value="8">
            <text:p>8</text:p>
          </table:table-cell>
          <table:table-cell/>
        </table:table-row>
        <table:table-row table:style-name="ro1">
          <table:table-cell table:formula="of:=['CB Main'.B47]" office:value-type="float" office:value="42">
            <text:p>42</text:p>
          </table:table-cell>
          <table:table-cell table:formula="of:=['CB Main'.J47]" office:value-type="float" office:value="9">
            <text:p>9</text:p>
          </table:table-cell>
          <table:table-cell table:formula="of:=['CB Main'.M47]" office:value-type="float" office:value="10">
            <text:p>10</text:p>
          </table:table-cell>
          <table:table-cell table:formula="of:=['CB Main'.N47]" office:value-type="float" office:value="7">
            <text:p>7</text:p>
          </table:table-cell>
          <table:table-cell/>
        </table:table-row>
        <table:table-row table:style-name="ro1">
          <table:table-cell table:formula="of:=['CB Main'.B48]" office:value-type="float" office:value="43">
            <text:p>43</text:p>
          </table:table-cell>
          <table:table-cell table:formula="of:=['CB Main'.J48]" office:value-type="float" office:value="12">
            <text:p>12</text:p>
          </table:table-cell>
          <table:table-cell table:formula="of:=['CB Main'.M48]" office:value-type="float" office:value="14">
            <text:p>14</text:p>
          </table:table-cell>
          <table:table-cell table:formula="of:=['CB Main'.N48]" office:value-type="float" office:value="10">
            <text:p>10</text:p>
          </table:table-cell>
          <table:table-cell/>
        </table:table-row>
        <table:table-row table:style-name="ro1">
          <table:table-cell table:formula="of:=['CB Main'.B49]" office:value-type="float" office:value="44">
            <text:p>44</text:p>
          </table:table-cell>
          <table:table-cell table:formula="of:=['CB Main'.J49]" office:value-type="float" office:value="12">
            <text:p>12</text:p>
          </table:table-cell>
          <table:table-cell table:formula="of:=['CB Main'.M49]" office:value-type="float" office:value="13">
            <text:p>13</text:p>
          </table:table-cell>
          <table:table-cell table:formula="of:=['CB Main'.N49]" office:value-type="float" office:value="10">
            <text:p>10</text:p>
          </table:table-cell>
          <table:table-cell/>
        </table:table-row>
        <table:table-row table:style-name="ro1">
          <table:table-cell table:formula="of:=['CB Main'.B50]" office:value-type="float" office:value="45">
            <text:p>45</text:p>
          </table:table-cell>
          <table:table-cell table:formula="of:=['CB Main'.J50]" office:value-type="float" office:value="9">
            <text:p>9</text:p>
          </table:table-cell>
          <table:table-cell table:formula="of:=['CB Main'.M50]" office:value-type="float" office:value="11">
            <text:p>11</text:p>
          </table:table-cell>
          <table:table-cell table:formula="of:=['CB Main'.N50]" office:value-type="float" office:value="8">
            <text:p>8</text:p>
          </table:table-cell>
          <table:table-cell/>
        </table:table-row>
        <table:table-row table:style-name="ro1">
          <table:table-cell table:formula="of:=['CB Main'.B51]" office:value-type="float" office:value="46">
            <text:p>46</text:p>
          </table:table-cell>
          <table:table-cell table:formula="of:=['CB Main'.J51]" office:value-type="float" office:value="10">
            <text:p>10</text:p>
          </table:table-cell>
          <table:table-cell table:formula="of:=['CB Main'.M51]" office:value-type="float" office:value="12">
            <text:p>12</text:p>
          </table:table-cell>
          <table:table-cell table:formula="of:=['CB Main'.N51]" office:value-type="float" office:value="9">
            <text:p>9</text:p>
          </table:table-cell>
          <table:table-cell/>
        </table:table-row>
        <table:table-row table:style-name="ro1">
          <table:table-cell table:formula="of:=['CB Main'.B52]" office:value-type="float" office:value="47">
            <text:p>47</text:p>
          </table:table-cell>
          <table:table-cell table:formula="of:=['CB Main'.J52]" office:value-type="float" office:value="10">
            <text:p>10</text:p>
          </table:table-cell>
          <table:table-cell table:formula="of:=['CB Main'.M52]" office:value-type="float" office:value="11">
            <text:p>11</text:p>
          </table:table-cell>
          <table:table-cell table:formula="of:=['CB Main'.N52]" office:value-type="float" office:value="9">
            <text:p>9</text:p>
          </table:table-cell>
          <table:table-cell/>
        </table:table-row>
        <table:table-row table:style-name="ro1">
          <table:table-cell table:formula="of:=['CB Main'.B53]" office:value-type="float" office:value="48">
            <text:p>48</text:p>
          </table:table-cell>
          <table:table-cell table:formula="of:=['CB Main'.J53]" office:value-type="float" office:value="-15">
            <text:p>-15</text:p>
          </table:table-cell>
          <table:table-cell table:formula="of:=['CB Main'.M53]" office:value-type="float" office:value="-14">
            <text:p>-14</text:p>
          </table:table-cell>
          <table:table-cell table:formula="of:=['CB Main'.N53]" office:value-type="float" office:value="-17">
            <text:p>-17</text:p>
          </table:table-cell>
          <table:table-cell/>
        </table:table-row>
        <table:table-row table:style-name="ro1">
          <table:table-cell table:formula="of:=['CB Main'.B54]" office:value-type="float" office:value="49">
            <text:p>49</text:p>
          </table:table-cell>
          <table:table-cell table:formula="of:=['CB Main'.J54]" office:value-type="float" office:value="-16">
            <text:p>-16</text:p>
          </table:table-cell>
          <table:table-cell table:formula="of:=['CB Main'.M54]" office:value-type="float" office:value="-15">
            <text:p>-15</text:p>
          </table:table-cell>
          <table:table-cell table:formula="of:=['CB Main'.N54]" office:value-type="float" office:value="-17">
            <text:p>-17</text:p>
          </table:table-cell>
          <table:table-cell/>
        </table:table-row>
        <table:table-row table:style-name="ro1">
          <table:table-cell table:formula="of:=['CB Main'.B55]" office:value-type="float" office:value="50">
            <text:p>50</text:p>
          </table:table-cell>
          <table:table-cell table:formula="of:=['CB Main'.J55]" office:value-type="float" office:value="-16">
            <text:p>-16</text:p>
          </table:table-cell>
          <table:table-cell table:formula="of:=['CB Main'.M55]" office:value-type="float" office:value="-15">
            <text:p>-15</text:p>
          </table:table-cell>
          <table:table-cell table:formula="of:=['CB Main'.N55]" office:value-type="float" office:value="-17">
            <text:p>-17</text:p>
          </table:table-cell>
          <table:table-cell/>
        </table:table-row>
        <table:table-row table:style-name="ro1">
          <table:table-cell table:formula="of:=['CB Main'.B56]" office:value-type="float" office:value="51">
            <text:p>51</text:p>
          </table:table-cell>
          <table:table-cell table:formula="of:=['CB Main'.J56]" office:value-type="float" office:value="-17">
            <text:p>-17</text:p>
          </table:table-cell>
          <table:table-cell table:formula="of:=['CB Main'.M56]" office:value-type="float" office:value="-16">
            <text:p>-16</text:p>
          </table:table-cell>
          <table:table-cell table:formula="of:=['CB Main'.N56]" office:value-type="float" office:value="-18">
            <text:p>-18</text:p>
          </table:table-cell>
          <table:table-cell/>
        </table:table-row>
        <table:table-row table:style-name="ro1">
          <table:table-cell table:formula="of:=['CB Main'.B57]" office:value-type="float" office:value="52">
            <text:p>52</text:p>
          </table:table-cell>
          <table:table-cell table:formula="of:=['CB Main'.J57]" office:value-type="float" office:value="-18">
            <text:p>-18</text:p>
          </table:table-cell>
          <table:table-cell table:formula="of:=['CB Main'.M57]" office:value-type="float" office:value="-17">
            <text:p>-17</text:p>
          </table:table-cell>
          <table:table-cell table:formula="of:=['CB Main'.N57]" office:value-type="float" office:value="-19">
            <text:p>-19</text:p>
          </table:table-cell>
          <table:table-cell/>
        </table:table-row>
        <table:table-row table:style-name="ro1">
          <table:table-cell table:formula="of:=['CB Main'.B58]" office:value-type="float" office:value="53">
            <text:p>53</text:p>
          </table:table-cell>
          <table:table-cell table:formula="of:=['CB Main'.J58]" office:value-type="float" office:value="-17">
            <text:p>-17</text:p>
          </table:table-cell>
          <table:table-cell table:formula="of:=['CB Main'.M58]" office:value-type="float" office:value="-16">
            <text:p>-16</text:p>
          </table:table-cell>
          <table:table-cell table:formula="of:=['CB Main'.N58]" office:value-type="float" office:value="-18">
            <text:p>-18</text:p>
          </table:table-cell>
          <table:table-cell/>
        </table:table-row>
        <table:table-row table:style-name="ro1">
          <table:table-cell table:formula="of:=['CB Main'.B59]" office:value-type="float" office:value="54">
            <text:p>54</text:p>
          </table:table-cell>
          <table:table-cell table:formula="of:=['CB Main'.J59]" office:value-type="float" office:value="-18">
            <text:p>-18</text:p>
          </table:table-cell>
          <table:table-cell table:formula="of:=['CB Main'.M59]" office:value-type="float" office:value="-17">
            <text:p>-17</text:p>
          </table:table-cell>
          <table:table-cell table:formula="of:=['CB Main'.N59]" office:value-type="float" office:value="-19">
            <text:p>-19</text:p>
          </table:table-cell>
          <table:table-cell/>
        </table:table-row>
        <table:table-row table:style-name="ro1">
          <table:table-cell table:formula="of:=['CB Main'.B60]" office:value-type="float" office:value="55">
            <text:p>55</text:p>
          </table:table-cell>
          <table:table-cell table:formula="of:=['CB Main'.J60]" office:value-type="float" office:value="-19">
            <text:p>-19</text:p>
          </table:table-cell>
          <table:table-cell table:formula="of:=['CB Main'.M60]" office:value-type="float" office:value="-18">
            <text:p>-18</text:p>
          </table:table-cell>
          <table:table-cell table:formula="of:=['CB Main'.N60]" office:value-type="float" office:value="-20">
            <text:p>-20</text:p>
          </table:table-cell>
          <table:table-cell/>
        </table:table-row>
        <table:table-row table:style-name="ro1">
          <table:table-cell table:formula="of:=['CB Main'.B61]" office:value-type="float" office:value="56">
            <text:p>56</text:p>
          </table:table-cell>
          <table:table-cell table:formula="of:=['CB Main'.J61]" office:value-type="float" office:value="-17">
            <text:p>-17</text:p>
          </table:table-cell>
          <table:table-cell table:formula="of:=['CB Main'.M61]" office:value-type="float" office:value="-16">
            <text:p>-16</text:p>
          </table:table-cell>
          <table:table-cell table:formula="of:=['CB Main'.N61]" office:value-type="float" office:value="-18">
            <text:p>-18</text:p>
          </table:table-cell>
          <table:table-cell/>
        </table:table-row>
        <table:table-row table:style-name="ro1">
          <table:table-cell table:formula="of:=['CB Main'.B62]" office:value-type="float" office:value="57">
            <text:p>57</text:p>
          </table:table-cell>
          <table:table-cell table:formula="of:=['CB Main'.J62]" office:value-type="float" office:value="-18">
            <text:p>-18</text:p>
          </table:table-cell>
          <table:table-cell table:formula="of:=['CB Main'.M62]" office:value-type="float" office:value="-17">
            <text:p>-17</text:p>
          </table:table-cell>
          <table:table-cell table:formula="of:=['CB Main'.N62]" office:value-type="float" office:value="-19">
            <text:p>-19</text:p>
          </table:table-cell>
          <table:table-cell/>
        </table:table-row>
        <table:table-row table:style-name="ro1">
          <table:table-cell table:formula="of:=['CB Main'.B63]" office:value-type="float" office:value="58">
            <text:p>58</text:p>
          </table:table-cell>
          <table:table-cell table:formula="of:=['CB Main'.J63]" office:value-type="float" office:value="-18">
            <text:p>-18</text:p>
          </table:table-cell>
          <table:table-cell table:formula="of:=['CB Main'.M63]" office:value-type="float" office:value="-17">
            <text:p>-17</text:p>
          </table:table-cell>
          <table:table-cell table:formula="of:=['CB Main'.N63]" office:value-type="float" office:value="-19">
            <text:p>-19</text:p>
          </table:table-cell>
          <table:table-cell/>
        </table:table-row>
        <table:table-row table:style-name="ro1">
          <table:table-cell table:formula="of:=['CB Main'.B64]" office:value-type="float" office:value="59">
            <text:p>59</text:p>
          </table:table-cell>
          <table:table-cell table:formula="of:=['CB Main'.J64]" office:value-type="float" office:value="-19">
            <text:p>-19</text:p>
          </table:table-cell>
          <table:table-cell table:formula="of:=['CB Main'.M64]" office:value-type="float" office:value="-18">
            <text:p>-18</text:p>
          </table:table-cell>
          <table:table-cell table:formula="of:=['CB Main'.N64]" office:value-type="float" office:value="-20">
            <text:p>-20</text:p>
          </table:table-cell>
          <table:table-cell/>
        </table:table-row>
        <table:table-row table:style-name="ro1">
          <table:table-cell table:formula="of:=['CB Main'.B65]" office:value-type="float" office:value="60">
            <text:p>60</text:p>
          </table:table-cell>
          <table:table-cell table:formula="of:=['CB Main'.J65]" office:value-type="float" office:value="-20">
            <text:p>-20</text:p>
          </table:table-cell>
          <table:table-cell table:formula="of:=['CB Main'.M65]" office:value-type="float" office:value="-19">
            <text:p>-19</text:p>
          </table:table-cell>
          <table:table-cell table:formula="of:=['CB Main'.N65]" office:value-type="float" office:value="-21">
            <text:p>-21</text:p>
          </table:table-cell>
          <table:table-cell/>
        </table:table-row>
        <table:table-row table:style-name="ro1">
          <table:table-cell table:formula="of:=['CB Main'.B66]" office:value-type="float" office:value="61">
            <text:p>61</text:p>
          </table:table-cell>
          <table:table-cell table:formula="of:=['CB Main'.J66]" office:value-type="float" office:value="-19">
            <text:p>-19</text:p>
          </table:table-cell>
          <table:table-cell table:formula="of:=['CB Main'.M66]" office:value-type="float" office:value="-18">
            <text:p>-18</text:p>
          </table:table-cell>
          <table:table-cell table:formula="of:=['CB Main'.N66]" office:value-type="float" office:value="-20">
            <text:p>-20</text:p>
          </table:table-cell>
          <table:table-cell/>
        </table:table-row>
        <table:table-row table:style-name="ro1">
          <table:table-cell table:formula="of:=['CB Main'.B67]" office:value-type="float" office:value="62">
            <text:p>62</text:p>
          </table:table-cell>
          <table:table-cell table:formula="of:=['CB Main'.J67]" office:value-type="float" office:value="-20">
            <text:p>-20</text:p>
          </table:table-cell>
          <table:table-cell table:formula="of:=['CB Main'.M67]" office:value-type="float" office:value="-19">
            <text:p>-19</text:p>
          </table:table-cell>
          <table:table-cell table:formula="of:=['CB Main'.N67]" office:value-type="float" office:value="-21">
            <text:p>-21</text:p>
          </table:table-cell>
          <table:table-cell/>
        </table:table-row>
        <table:table-row table:style-name="ro1">
          <table:table-cell table:formula="of:=['CB Main'.B68]" office:value-type="float" office:value="63">
            <text:p>63</text:p>
          </table:table-cell>
          <table:table-cell table:formula="of:=['CB Main'.J68]" office:value-type="float" office:value="-21">
            <text:p>-21</text:p>
          </table:table-cell>
          <table:table-cell table:formula="of:=['CB Main'.M68]" office:value-type="float" office:value="-20">
            <text:p>-20</text:p>
          </table:table-cell>
          <table:table-cell table:formula="of:=['CB Main'.N68]" office:value-type="float" office:value="-22">
            <text:p>-22</text:p>
          </table:table-cell>
          <table:table-cell/>
        </table:table-row>
        <table:table-row table:style-name="ro1">
          <table:table-cell table:formula="of:=['CB Main'.B69]" office:value-type="float" office:value="64">
            <text:p>64</text:p>
          </table:table-cell>
          <table:table-cell table:formula="of:=['CB Main'.J69]" office:value-type="float" office:value="-19">
            <text:p>-19</text:p>
          </table:table-cell>
          <table:table-cell table:formula="of:=['CB Main'.M69]" office:value-type="float" office:value="-18">
            <text:p>-18</text:p>
          </table:table-cell>
          <table:table-cell table:formula="of:=['CB Main'.N69]" office:value-type="float" office:value="-21">
            <text:p>-21</text:p>
          </table:table-cell>
          <table:table-cell/>
        </table:table-row>
        <table:table-row table:style-name="ro1">
          <table:table-cell table:formula="of:=['CB Main'.B70]" office:value-type="float" office:value="65">
            <text:p>65</text:p>
          </table:table-cell>
          <table:table-cell table:formula="of:=['CB Main'.J70]" office:value-type="float" office:value="-21">
            <text:p>-21</text:p>
          </table:table-cell>
          <table:table-cell table:formula="of:=['CB Main'.M70]" office:value-type="float" office:value="-19">
            <text:p>-19</text:p>
          </table:table-cell>
          <table:table-cell table:formula="of:=['CB Main'.N70]" office:value-type="float" office:value="-22">
            <text:p>-22</text:p>
          </table:table-cell>
          <table:table-cell/>
        </table:table-row>
        <table:table-row table:style-name="ro1">
          <table:table-cell table:formula="of:=['CB Main'.B71]" office:value-type="float" office:value="66">
            <text:p>66</text:p>
          </table:table-cell>
          <table:table-cell table:formula="of:=['CB Main'.J71]" office:value-type="float" office:value="-21">
            <text:p>-21</text:p>
          </table:table-cell>
          <table:table-cell table:formula="of:=['CB Main'.M71]" office:value-type="float" office:value="-20">
            <text:p>-20</text:p>
          </table:table-cell>
          <table:table-cell table:formula="of:=['CB Main'.N71]" office:value-type="float" office:value="-22">
            <text:p>-22</text:p>
          </table:table-cell>
          <table:table-cell/>
        </table:table-row>
        <table:table-row table:style-name="ro1">
          <table:table-cell table:formula="of:=['CB Main'.B72]" office:value-type="float" office:value="67">
            <text:p>67</text:p>
          </table:table-cell>
          <table:table-cell table:formula="of:=['CB Main'.J72]" office:value-type="float" office:value="-21">
            <text:p>-21</text:p>
          </table:table-cell>
          <table:table-cell table:formula="of:=['CB Main'.M72]" office:value-type="float" office:value="-20">
            <text:p>-20</text:p>
          </table:table-cell>
          <table:table-cell table:formula="of:=['CB Main'.N72]" office:value-type="float" office:value="-23">
            <text:p>-23</text:p>
          </table:table-cell>
          <table:table-cell/>
        </table:table-row>
        <table:table-row table:style-name="ro1">
          <table:table-cell table:formula="of:=['CB Main'.B73]" office:value-type="float" office:value="68">
            <text:p>68</text:p>
          </table:table-cell>
          <table:table-cell table:formula="of:=['CB Main'.J73]" office:value-type="float" office:value="-23">
            <text:p>-23</text:p>
          </table:table-cell>
          <table:table-cell table:formula="of:=['CB Main'.M73]" office:value-type="float" office:value="-21">
            <text:p>-21</text:p>
          </table:table-cell>
          <table:table-cell table:formula="of:=['CB Main'.N73]" office:value-type="float" office:value="-24">
            <text:p>-24</text:p>
          </table:table-cell>
          <table:table-cell/>
        </table:table-row>
        <table:table-row table:style-name="ro1">
          <table:table-cell table:formula="of:=['CB Main'.B74]" office:value-type="float" office:value="69">
            <text:p>69</text:p>
          </table:table-cell>
          <table:table-cell table:formula="of:=['CB Main'.J74]" office:value-type="float" office:value="-23">
            <text:p>-23</text:p>
          </table:table-cell>
          <table:table-cell table:formula="of:=['CB Main'.M74]" office:value-type="float" office:value="-21">
            <text:p>-21</text:p>
          </table:table-cell>
          <table:table-cell table:formula="of:=['CB Main'.N74]" office:value-type="float" office:value="-24">
            <text:p>-24</text:p>
          </table:table-cell>
          <table:table-cell/>
        </table:table-row>
        <table:table-row table:style-name="ro1">
          <table:table-cell table:formula="of:=['CB Main'.B75]" office:value-type="float" office:value="70">
            <text:p>70</text:p>
          </table:table-cell>
          <table:table-cell table:formula="of:=['CB Main'.J75]" office:value-type="float" office:value="-23">
            <text:p>-23</text:p>
          </table:table-cell>
          <table:table-cell table:formula="of:=['CB Main'.M75]" office:value-type="float" office:value="-22">
            <text:p>-22</text:p>
          </table:table-cell>
          <table:table-cell table:formula="of:=['CB Main'.N75]" office:value-type="float" office:value="-25">
            <text:p>-25</text:p>
          </table:table-cell>
          <table:table-cell/>
        </table:table-row>
        <table:table-row table:style-name="ro1">
          <table:table-cell table:formula="of:=['CB Main'.B76]" office:value-type="float" office:value="71">
            <text:p>71</text:p>
          </table:table-cell>
          <table:table-cell table:formula="of:=['CB Main'.J76]" office:value-type="float" office:value="23">
            <text:p>23</text:p>
          </table:table-cell>
          <table:table-cell table:formula="of:=['CB Main'.M76]" office:value-type="float" office:value="25">
            <text:p>25</text:p>
          </table:table-cell>
          <table:table-cell table:formula="of:=['CB Main'.N76]" office:value-type="float" office:value="22">
            <text:p>22</text:p>
          </table:table-cell>
          <table:table-cell/>
        </table:table-row>
        <table:table-row table:style-name="ro1">
          <table:table-cell table:formula="of:=['CB Main'.B77]" office:value-type="float" office:value="72">
            <text:p>72</text:p>
          </table:table-cell>
          <table:table-cell table:formula="of:=['CB Main'.J77]" office:value-type="float" office:value="-23">
            <text:p>-23</text:p>
          </table:table-cell>
          <table:table-cell table:formula="of:=['CB Main'.M77]" office:value-type="float" office:value="-22">
            <text:p>-22</text:p>
          </table:table-cell>
          <table:table-cell table:formula="of:=['CB Main'.N77]" office:value-type="float" office:value="-25">
            <text:p>-25</text:p>
          </table:table-cell>
          <table:table-cell/>
        </table:table-row>
        <table:table-row table:style-name="ro1">
          <table:table-cell table:formula="of:=['CB Main'.B78]" office:value-type="float" office:value="73">
            <text:p>73</text:p>
          </table:table-cell>
          <table:table-cell table:formula="of:=['CB Main'.J78]" office:value-type="float" office:value="23">
            <text:p>23</text:p>
          </table:table-cell>
          <table:table-cell table:formula="of:=['CB Main'.M78]" office:value-type="float" office:value="25">
            <text:p>25</text:p>
          </table:table-cell>
          <table:table-cell table:formula="of:=['CB Main'.N78]" office:value-type="float" office:value="21">
            <text:p>21</text:p>
          </table:table-cell>
          <table:table-cell/>
        </table:table-row>
        <table:table-row table:style-name="ro1">
          <table:table-cell table:formula="of:=['CB Main'.B79]" office:value-type="float" office:value="74">
            <text:p>74</text:p>
          </table:table-cell>
          <table:table-cell table:formula="of:=['CB Main'.J79]" office:value-type="float" office:value="22">
            <text:p>22</text:p>
          </table:table-cell>
          <table:table-cell table:formula="of:=['CB Main'.M79]" office:value-type="float" office:value="24">
            <text:p>24</text:p>
          </table:table-cell>
          <table:table-cell table:formula="of:=['CB Main'.N79]" office:value-type="float" office:value="20">
            <text:p>20</text:p>
          </table:table-cell>
          <table:table-cell/>
        </table:table-row>
        <table:table-row table:style-name="ro1">
          <table:table-cell table:formula="of:=['CB Main'.B80]" office:value-type="float" office:value="75">
            <text:p>75</text:p>
          </table:table-cell>
          <table:table-cell table:formula="of:=['CB Main'.J80]" office:value-type="float" office:value="23">
            <text:p>23</text:p>
          </table:table-cell>
          <table:table-cell table:formula="of:=['CB Main'.M80]" office:value-type="float" office:value="24">
            <text:p>24</text:p>
          </table:table-cell>
          <table:table-cell table:formula="of:=['CB Main'.N80]" office:value-type="float" office:value="21">
            <text:p>21</text:p>
          </table:table-cell>
          <table:table-cell/>
        </table:table-row>
        <table:table-row table:style-name="ro1">
          <table:table-cell table:formula="of:=['CB Main'.B81]" office:value-type="float" office:value="76">
            <text:p>76</text:p>
          </table:table-cell>
          <table:table-cell table:formula="of:=['CB Main'.J81]" office:value-type="float" office:value="21">
            <text:p>21</text:p>
          </table:table-cell>
          <table:table-cell table:formula="of:=['CB Main'.M81]" office:value-type="float" office:value="23">
            <text:p>23</text:p>
          </table:table-cell>
          <table:table-cell table:formula="of:=['CB Main'.N81]" office:value-type="float" office:value="20">
            <text:p>20</text:p>
          </table:table-cell>
          <table:table-cell/>
        </table:table-row>
        <table:table-row table:style-name="ro1">
          <table:table-cell table:formula="of:=['CB Main'.B82]" office:value-type="float" office:value="77">
            <text:p>77</text:p>
          </table:table-cell>
          <table:table-cell table:formula="of:=['CB Main'.J82]" office:value-type="float" office:value="20">
            <text:p>20</text:p>
          </table:table-cell>
          <table:table-cell table:formula="of:=['CB Main'.M82]" office:value-type="float" office:value="21">
            <text:p>21</text:p>
          </table:table-cell>
          <table:table-cell table:formula="of:=['CB Main'.N82]" office:value-type="float" office:value="18">
            <text:p>18</text:p>
          </table:table-cell>
          <table:table-cell/>
        </table:table-row>
        <table:table-row table:style-name="ro1">
          <table:table-cell table:formula="of:=['CB Main'.B83]" office:value-type="float" office:value="78">
            <text:p>78</text:p>
          </table:table-cell>
          <table:table-cell table:formula="of:=['CB Main'.J83]" office:value-type="float" office:value="20">
            <text:p>20</text:p>
          </table:table-cell>
          <table:table-cell table:formula="of:=['CB Main'.M83]" office:value-type="float" office:value="21">
            <text:p>21</text:p>
          </table:table-cell>
          <table:table-cell table:formula="of:=['CB Main'.N83]" office:value-type="float" office:value="18">
            <text:p>18</text:p>
          </table:table-cell>
          <table:table-cell/>
        </table:table-row>
        <table:table-row table:style-name="ro1">
          <table:table-cell table:formula="of:=['CB Main'.B84]" office:value-type="float" office:value="79">
            <text:p>79</text:p>
          </table:table-cell>
          <table:table-cell table:formula="of:=['CB Main'.J84]" office:value-type="float" office:value="18">
            <text:p>18</text:p>
          </table:table-cell>
          <table:table-cell table:formula="of:=['CB Main'.M84]" office:value-type="float" office:value="20">
            <text:p>20</text:p>
          </table:table-cell>
          <table:table-cell table:formula="of:=['CB Main'.N84]" office:value-type="float" office:value="17">
            <text:p>17</text:p>
          </table:table-cell>
          <table:table-cell/>
        </table:table-row>
        <table:table-row table:style-name="ro1">
          <table:table-cell table:formula="of:=['CB Main'.B85]" office:value-type="float" office:value="80">
            <text:p>80</text:p>
          </table:table-cell>
          <table:table-cell table:formula="of:=['CB Main'.J85]" office:value-type="float" office:value="18">
            <text:p>18</text:p>
          </table:table-cell>
          <table:table-cell table:formula="of:=['CB Main'.M85]" office:value-type="float" office:value="20">
            <text:p>20</text:p>
          </table:table-cell>
          <table:table-cell table:formula="of:=['CB Main'.N85]" office:value-type="float" office:value="16">
            <text:p>16</text:p>
          </table:table-cell>
          <table:table-cell/>
        </table:table-row>
        <table:table-row table:style-name="ro1">
          <table:table-cell table:formula="of:=['CB Main'.B86]" office:value-type="float" office:value="81">
            <text:p>81</text:p>
          </table:table-cell>
          <table:table-cell table:formula="of:=['CB Main'.J86]" office:value-type="float" office:value="16">
            <text:p>16</text:p>
          </table:table-cell>
          <table:table-cell table:formula="of:=['CB Main'.M86]" office:value-type="float" office:value="18">
            <text:p>18</text:p>
          </table:table-cell>
          <table:table-cell table:formula="of:=['CB Main'.N86]" office:value-type="float" office:value="15">
            <text:p>15</text:p>
          </table:table-cell>
          <table:table-cell/>
        </table:table-row>
        <table:table-row table:style-name="ro1">
          <table:table-cell table:formula="of:=['CB Main'.B87]" office:value-type="float" office:value="82">
            <text:p>82</text:p>
          </table:table-cell>
          <table:table-cell table:formula="of:=['CB Main'.J87]" office:value-type="float" office:value="15">
            <text:p>15</text:p>
          </table:table-cell>
          <table:table-cell table:formula="of:=['CB Main'.M87]" office:value-type="float" office:value="16">
            <text:p>16</text:p>
          </table:table-cell>
          <table:table-cell table:formula="of:=['CB Main'.N87]" office:value-type="float" office:value="13">
            <text:p>13</text:p>
          </table:table-cell>
          <table:table-cell/>
        </table:table-row>
        <table:table-row table:style-name="ro1">
          <table:table-cell table:formula="of:=['CB Main'.B88]" office:value-type="float" office:value="83">
            <text:p>83</text:p>
          </table:table-cell>
          <table:table-cell table:formula="of:=['CB Main'.J88]" office:value-type="float" office:value="17">
            <text:p>17</text:p>
          </table:table-cell>
          <table:table-cell table:formula="of:=['CB Main'.M88]" office:value-type="float" office:value="18">
            <text:p>18</text:p>
          </table:table-cell>
          <table:table-cell table:formula="of:=['CB Main'.N88]" office:value-type="float" office:value="16">
            <text:p>16</text:p>
          </table:table-cell>
          <table:table-cell/>
        </table:table-row>
        <table:table-row table:style-name="ro1">
          <table:table-cell table:formula="of:=['CB Main'.B89]" office:value-type="float" office:value="84">
            <text:p>84</text:p>
          </table:table-cell>
          <table:table-cell table:formula="of:=['CB Main'.J89]" office:value-type="float" office:value="16">
            <text:p>16</text:p>
          </table:table-cell>
          <table:table-cell table:formula="of:=['CB Main'.M89]" office:value-type="float" office:value="17">
            <text:p>17</text:p>
          </table:table-cell>
          <table:table-cell table:formula="of:=['CB Main'.N89]" office:value-type="float" office:value="15">
            <text:p>15</text:p>
          </table:table-cell>
          <table:table-cell/>
        </table:table-row>
        <table:table-row table:style-name="ro1">
          <table:table-cell table:formula="of:=['CB Main'.B90]" office:value-type="float" office:value="85">
            <text:p>85</text:p>
          </table:table-cell>
          <table:table-cell table:formula="of:=['CB Main'.J90]" office:value-type="float" office:value="14">
            <text:p>14</text:p>
          </table:table-cell>
          <table:table-cell table:formula="of:=['CB Main'.M90]" office:value-type="float" office:value="16">
            <text:p>16</text:p>
          </table:table-cell>
          <table:table-cell table:formula="of:=['CB Main'.N90]" office:value-type="float" office:value="13">
            <text:p>13</text:p>
          </table:table-cell>
          <table:table-cell/>
        </table:table-row>
        <table:table-row table:style-name="ro1">
          <table:table-cell table:formula="of:=['CB Main'.B91]" office:value-type="float" office:value="86">
            <text:p>86</text:p>
          </table:table-cell>
          <table:table-cell table:formula="of:=['CB Main'.J91]" office:value-type="float" office:value="15">
            <text:p>15</text:p>
          </table:table-cell>
          <table:table-cell table:formula="of:=['CB Main'.M91]" office:value-type="float" office:value="16">
            <text:p>16</text:p>
          </table:table-cell>
          <table:table-cell table:formula="of:=['CB Main'.N91]" office:value-type="float" office:value="14">
            <text:p>14</text:p>
          </table:table-cell>
          <table:table-cell/>
        </table:table-row>
        <table:table-row table:style-name="ro1">
          <table:table-cell table:formula="of:=['CB Main'.B92]" office:value-type="float" office:value="87">
            <text:p>87</text:p>
          </table:table-cell>
          <table:table-cell table:formula="of:=['CB Main'.J92]" office:value-type="float" office:value="14">
            <text:p>14</text:p>
          </table:table-cell>
          <table:table-cell table:formula="of:=['CB Main'.M92]" office:value-type="float" office:value="16">
            <text:p>16</text:p>
          </table:table-cell>
          <table:table-cell table:formula="of:=['CB Main'.N92]" office:value-type="float" office:value="13">
            <text:p>13</text:p>
          </table:table-cell>
          <table:table-cell/>
        </table:table-row>
        <table:table-row table:style-name="ro1">
          <table:table-cell table:formula="of:=['CB Main'.B93]" office:value-type="float" office:value="88">
            <text:p>88</text:p>
          </table:table-cell>
          <table:table-cell table:formula="of:=['CB Main'.J93]" office:value-type="float" office:value="13">
            <text:p>13</text:p>
          </table:table-cell>
          <table:table-cell table:formula="of:=['CB Main'.M93]" office:value-type="float" office:value="14">
            <text:p>14</text:p>
          </table:table-cell>
          <table:table-cell table:formula="of:=['CB Main'.N93]" office:value-type="float" office:value="11">
            <text:p>11</text:p>
          </table:table-cell>
          <table:table-cell/>
        </table:table-row>
        <table:table-row table:style-name="ro1">
          <table:table-cell table:formula="of:=['CB Main'.B94]" office:value-type="float" office:value="89">
            <text:p>89</text:p>
          </table:table-cell>
          <table:table-cell table:formula="of:=['CB Main'.J94]" office:value-type="float" office:value="12">
            <text:p>12</text:p>
          </table:table-cell>
          <table:table-cell table:formula="of:=['CB Main'.M94]" office:value-type="float" office:value="13">
            <text:p>13</text:p>
          </table:table-cell>
          <table:table-cell table:formula="of:=['CB Main'.N94]" office:value-type="float" office:value="11">
            <text:p>11</text:p>
          </table:table-cell>
          <table:table-cell/>
        </table:table-row>
        <table:table-row table:style-name="ro1">
          <table:table-cell table:formula="of:=['CB Main'.B95]" office:value-type="float" office:value="90">
            <text:p>90</text:p>
          </table:table-cell>
          <table:table-cell table:formula="of:=['CB Main'.J95]" office:value-type="float" office:value="11">
            <text:p>11</text:p>
          </table:table-cell>
          <table:table-cell table:formula="of:=['CB Main'.M95]" office:value-type="float" office:value="12">
            <text:p>12</text:p>
          </table:table-cell>
          <table:table-cell table:formula="of:=['CB Main'.N95]" office:value-type="float" office:value="10">
            <text:p>10</text:p>
          </table:table-cell>
          <table:table-cell/>
        </table:table-row>
        <table:table-row table:style-name="ro1">
          <table:table-cell table:formula="of:=['CB Main'.B96]" office:value-type="float" office:value="91">
            <text:p>91</text:p>
          </table:table-cell>
          <table:table-cell table:formula="of:=['CB Main'.J96]" office:value-type="float" office:value="13">
            <text:p>13</text:p>
          </table:table-cell>
          <table:table-cell table:formula="of:=['CB Main'.M96]" office:value-type="float" office:value="14">
            <text:p>14</text:p>
          </table:table-cell>
          <table:table-cell table:formula="of:=['CB Main'.N96]" office:value-type="float" office:value="12">
            <text:p>12</text:p>
          </table:table-cell>
          <table:table-cell/>
        </table:table-row>
        <table:table-row table:style-name="ro1">
          <table:table-cell table:formula="of:=['CB Main'.B97]" office:value-type="float" office:value="92">
            <text:p>92</text:p>
          </table:table-cell>
          <table:table-cell table:formula="of:=['CB Main'.J97]" office:value-type="float" office:value="13">
            <text:p>13</text:p>
          </table:table-cell>
          <table:table-cell table:formula="of:=['CB Main'.M97]" office:value-type="float" office:value="14">
            <text:p>14</text:p>
          </table:table-cell>
          <table:table-cell table:formula="of:=['CB Main'.N97]" office:value-type="float" office:value="11">
            <text:p>11</text:p>
          </table:table-cell>
          <table:table-cell/>
        </table:table-row>
        <table:table-row table:style-name="ro1">
          <table:table-cell table:formula="of:=['CB Main'.B98]" office:value-type="float" office:value="93">
            <text:p>93</text:p>
          </table:table-cell>
          <table:table-cell table:formula="of:=['CB Main'.J98]" office:value-type="float" office:value="11">
            <text:p>11</text:p>
          </table:table-cell>
          <table:table-cell table:formula="of:=['CB Main'.M98]" office:value-type="float" office:value="12">
            <text:p>12</text:p>
          </table:table-cell>
          <table:table-cell table:formula="of:=['CB Main'.N98]" office:value-type="float" office:value="10">
            <text:p>10</text:p>
          </table:table-cell>
          <table:table-cell/>
        </table:table-row>
        <table:table-row table:style-name="ro1">
          <table:table-cell table:formula="of:=['CB Main'.B99]" office:value-type="float" office:value="94">
            <text:p>94</text:p>
          </table:table-cell>
          <table:table-cell table:formula="of:=['CB Main'.J99]" office:value-type="float" office:value="12">
            <text:p>12</text:p>
          </table:table-cell>
          <table:table-cell table:formula="of:=['CB Main'.M99]" office:value-type="float" office:value="13">
            <text:p>13</text:p>
          </table:table-cell>
          <table:table-cell table:formula="of:=['CB Main'.N99]" office:value-type="float" office:value="10">
            <text:p>10</text:p>
          </table:table-cell>
          <table:table-cell/>
        </table:table-row>
        <table:table-row table:style-name="ro1">
          <table:table-cell table:formula="of:=['CB Main'.B100]" office:value-type="float" office:value="95">
            <text:p>95</text:p>
          </table:table-cell>
          <table:table-cell table:formula="of:=['CB Main'.J100]" office:value-type="float" office:value="11">
            <text:p>11</text:p>
          </table:table-cell>
          <table:table-cell table:formula="of:=['CB Main'.M100]" office:value-type="float" office:value="12">
            <text:p>12</text:p>
          </table:table-cell>
          <table:table-cell table:formula="of:=['CB Main'.N100]" office:value-type="float" office:value="10">
            <text:p>10</text:p>
          </table:table-cell>
          <table:table-cell/>
        </table:table-row>
        <table:table-row table:style-name="ro1">
          <table:table-cell table:formula="of:=['CB Main'.B101]" office:value-type="float" office:value="96">
            <text:p>96</text:p>
          </table:table-cell>
          <table:table-cell table:formula="of:=['CB Main'.J101]" office:value-type="float" office:value="-18">
            <text:p>-18</text:p>
          </table:table-cell>
          <table:table-cell table:formula="of:=['CB Main'.M101]" office:value-type="float" office:value="-17">
            <text:p>-17</text:p>
          </table:table-cell>
          <table:table-cell table:formula="of:=['CB Main'.N101]" office:value-type="float" office:value="-19">
            <text:p>-19</text:p>
          </table:table-cell>
          <table:table-cell/>
        </table:table-row>
        <table:table-row table:style-name="ro1">
          <table:table-cell table:formula="of:=['CB Main'.B102]" office:value-type="float" office:value="97">
            <text:p>97</text:p>
          </table:table-cell>
          <table:table-cell table:formula="of:=['CB Main'.J102]" office:value-type="float" office:value="-19">
            <text:p>-19</text:p>
          </table:table-cell>
          <table:table-cell table:formula="of:=['CB Main'.M102]" office:value-type="float" office:value="-18">
            <text:p>-18</text:p>
          </table:table-cell>
          <table:table-cell table:formula="of:=['CB Main'.N102]" office:value-type="float" office:value="-20">
            <text:p>-20</text:p>
          </table:table-cell>
          <table:table-cell/>
        </table:table-row>
        <table:table-row table:style-name="ro1">
          <table:table-cell table:formula="of:=['CB Main'.B103]" office:value-type="float" office:value="98">
            <text:p>98</text:p>
          </table:table-cell>
          <table:table-cell table:formula="of:=['CB Main'.J103]" office:value-type="float" office:value="-19">
            <text:p>-19</text:p>
          </table:table-cell>
          <table:table-cell table:formula="of:=['CB Main'.M103]" office:value-type="float" office:value="-18">
            <text:p>-18</text:p>
          </table:table-cell>
          <table:table-cell table:formula="of:=['CB Main'.N103]" office:value-type="float" office:value="-20">
            <text:p>-20</text:p>
          </table:table-cell>
          <table:table-cell/>
        </table:table-row>
        <table:table-row table:style-name="ro1">
          <table:table-cell table:formula="of:=['CB Main'.B104]" office:value-type="float" office:value="99">
            <text:p>99</text:p>
          </table:table-cell>
          <table:table-cell table:formula="of:=['CB Main'.J104]" office:value-type="float" office:value="-20">
            <text:p>-20</text:p>
          </table:table-cell>
          <table:table-cell table:formula="of:=['CB Main'.M104]" office:value-type="float" office:value="-19">
            <text:p>-19</text:p>
          </table:table-cell>
          <table:table-cell table:formula="of:=['CB Main'.N104]" office:value-type="float" office:value="-21">
            <text:p>-21</text:p>
          </table:table-cell>
          <table:table-cell/>
        </table:table-row>
        <table:table-row table:style-name="ro1">
          <table:table-cell table:formula="of:=['CB Main'.B105]" office:value-type="float" office:value="100">
            <text:p>100</text:p>
          </table:table-cell>
          <table:table-cell table:formula="of:=['CB Main'.J105]" office:value-type="float" office:value="-21">
            <text:p>-21</text:p>
          </table:table-cell>
          <table:table-cell table:formula="of:=['CB Main'.M105]" office:value-type="float" office:value="-20">
            <text:p>-20</text:p>
          </table:table-cell>
          <table:table-cell table:formula="of:=['CB Main'.N105]" office:value-type="float" office:value="-22">
            <text:p>-22</text:p>
          </table:table-cell>
          <table:table-cell/>
        </table:table-row>
        <table:table-row table:style-name="ro1">
          <table:table-cell table:formula="of:=['CB Main'.B106]" office:value-type="float" office:value="101">
            <text:p>101</text:p>
          </table:table-cell>
          <table:table-cell table:formula="of:=['CB Main'.J106]" office:value-type="float" office:value="-20">
            <text:p>-20</text:p>
          </table:table-cell>
          <table:table-cell table:formula="of:=['CB Main'.M106]" office:value-type="float" office:value="-19">
            <text:p>-19</text:p>
          </table:table-cell>
          <table:table-cell table:formula="of:=['CB Main'.N106]" office:value-type="float" office:value="-21">
            <text:p>-21</text:p>
          </table:table-cell>
          <table:table-cell/>
        </table:table-row>
        <table:table-row table:style-name="ro1">
          <table:table-cell table:formula="of:=['CB Main'.B107]" office:value-type="float" office:value="102">
            <text:p>102</text:p>
          </table:table-cell>
          <table:table-cell table:formula="of:=['CB Main'.J107]" office:value-type="float" office:value="-21">
            <text:p>-21</text:p>
          </table:table-cell>
          <table:table-cell table:formula="of:=['CB Main'.M107]" office:value-type="float" office:value="-20">
            <text:p>-20</text:p>
          </table:table-cell>
          <table:table-cell table:formula="of:=['CB Main'.N107]" office:value-type="float" office:value="-22">
            <text:p>-22</text:p>
          </table:table-cell>
          <table:table-cell/>
        </table:table-row>
        <table:table-row table:style-name="ro1">
          <table:table-cell table:formula="of:=['CB Main'.B108]" office:value-type="float" office:value="103">
            <text:p>103</text:p>
          </table:table-cell>
          <table:table-cell table:formula="of:=['CB Main'.J108]" office:value-type="float" office:value="-22">
            <text:p>-22</text:p>
          </table:table-cell>
          <table:table-cell table:formula="of:=['CB Main'.M108]" office:value-type="float" office:value="-21">
            <text:p>-21</text:p>
          </table:table-cell>
          <table:table-cell table:formula="of:=['CB Main'.N108]" office:value-type="float" office:value="-23">
            <text:p>-23</text:p>
          </table:table-cell>
          <table:table-cell/>
        </table:table-row>
        <table:table-row table:style-name="ro1">
          <table:table-cell table:formula="of:=['CB Main'.B109]" office:value-type="float" office:value="104">
            <text:p>104</text:p>
          </table:table-cell>
          <table:table-cell table:formula="of:=['CB Main'.J109]" office:value-type="float" office:value="-21">
            <text:p>-21</text:p>
          </table:table-cell>
          <table:table-cell table:formula="of:=['CB Main'.M109]" office:value-type="float" office:value="-19">
            <text:p>-19</text:p>
          </table:table-cell>
          <table:table-cell table:formula="of:=['CB Main'.N109]" office:value-type="float" office:value="-22">
            <text:p>-22</text:p>
          </table:table-cell>
          <table:table-cell/>
        </table:table-row>
        <table:table-row table:style-name="ro1">
          <table:table-cell table:formula="of:=['CB Main'.B110]" office:value-type="float" office:value="105">
            <text:p>105</text:p>
          </table:table-cell>
          <table:table-cell table:formula="of:=['CB Main'.J110]" office:value-type="float" office:value="-21">
            <text:p>-21</text:p>
          </table:table-cell>
          <table:table-cell table:formula="of:=['CB Main'.M110]" office:value-type="float" office:value="-20">
            <text:p>-20</text:p>
          </table:table-cell>
          <table:table-cell table:formula="of:=['CB Main'.N110]" office:value-type="float" office:value="-23">
            <text:p>-23</text:p>
          </table:table-cell>
          <table:table-cell/>
        </table:table-row>
        <table:table-row table:style-name="ro1">
          <table:table-cell table:formula="of:=['CB Main'.B111]" office:value-type="float" office:value="106">
            <text:p>106</text:p>
          </table:table-cell>
          <table:table-cell table:formula="of:=['CB Main'.J111]" office:value-type="float" office:value="-22">
            <text:p>-22</text:p>
          </table:table-cell>
          <table:table-cell table:formula="of:=['CB Main'.M111]" office:value-type="float" office:value="-21">
            <text:p>-21</text:p>
          </table:table-cell>
          <table:table-cell table:formula="of:=['CB Main'.N111]" office:value-type="float" office:value="-23">
            <text:p>-23</text:p>
          </table:table-cell>
          <table:table-cell/>
        </table:table-row>
        <table:table-row table:style-name="ro1">
          <table:table-cell table:formula="of:=['CB Main'.B112]" office:value-type="float" office:value="107">
            <text:p>107</text:p>
          </table:table-cell>
          <table:table-cell table:formula="of:=['CB Main'.J112]" office:value-type="float" office:value="-22">
            <text:p>-22</text:p>
          </table:table-cell>
          <table:table-cell table:formula="of:=['CB Main'.M112]" office:value-type="float" office:value="-21">
            <text:p>-21</text:p>
          </table:table-cell>
          <table:table-cell table:formula="of:=['CB Main'.N112]" office:value-type="float" office:value="-23">
            <text:p>-23</text:p>
          </table:table-cell>
          <table:table-cell/>
        </table:table-row>
        <table:table-row table:style-name="ro1">
          <table:table-cell table:formula="of:=['CB Main'.B113]" office:value-type="float" office:value="108">
            <text:p>108</text:p>
          </table:table-cell>
          <table:table-cell table:formula="of:=['CB Main'.J113]" office:value-type="float" office:value="-23">
            <text:p>-23</text:p>
          </table:table-cell>
          <table:table-cell table:formula="of:=['CB Main'.M113]" office:value-type="float" office:value="-22">
            <text:p>-22</text:p>
          </table:table-cell>
          <table:table-cell table:formula="of:=['CB Main'.N113]" office:value-type="float" office:value="-24">
            <text:p>-24</text:p>
          </table:table-cell>
          <table:table-cell/>
        </table:table-row>
        <table:table-row table:style-name="ro1">
          <table:table-cell table:formula="of:=['CB Main'.B114]" office:value-type="float" office:value="109">
            <text:p>109</text:p>
          </table:table-cell>
          <table:table-cell table:formula="of:=['CB Main'.J114]" office:value-type="float" office:value="-23">
            <text:p>-23</text:p>
          </table:table-cell>
          <table:table-cell table:formula="of:=['CB Main'.M114]" office:value-type="float" office:value="-22">
            <text:p>-22</text:p>
          </table:table-cell>
          <table:table-cell table:formula="of:=['CB Main'.N114]" office:value-type="float" office:value="-24">
            <text:p>-24</text:p>
          </table:table-cell>
          <table:table-cell/>
        </table:table-row>
        <table:table-row table:style-name="ro1">
          <table:table-cell table:formula="of:=['CB Main'.B115]" office:value-type="float" office:value="110">
            <text:p>110</text:p>
          </table:table-cell>
          <table:table-cell table:formula="of:=['CB Main'.J115]" office:value-type="float" office:value="-23">
            <text:p>-23</text:p>
          </table:table-cell>
          <table:table-cell table:formula="of:=['CB Main'.M115]" office:value-type="float" office:value="-22">
            <text:p>-22</text:p>
          </table:table-cell>
          <table:table-cell table:formula="of:=['CB Main'.N115]" office:value-type="float" office:value="-25">
            <text:p>-25</text:p>
          </table:table-cell>
          <table:table-cell/>
        </table:table-row>
        <table:table-row table:style-name="ro1">
          <table:table-cell table:formula="of:=['CB Main'.B116]" office:value-type="float" office:value="111">
            <text:p>111</text:p>
          </table:table-cell>
          <table:table-cell table:formula="of:=['CB Main'.J116]" office:value-type="float" office:value="24">
            <text:p>24</text:p>
          </table:table-cell>
          <table:table-cell table:formula="of:=['CB Main'.M116]" office:value-type="float" office:value="25">
            <text:p>25</text:p>
          </table:table-cell>
          <table:table-cell table:formula="of:=['CB Main'.N116]" office:value-type="float" office:value="22">
            <text:p>22</text:p>
          </table:table-cell>
          <table:table-cell/>
        </table:table-row>
        <table:table-row table:style-name="ro1">
          <table:table-cell table:formula="of:=['CB Main'.B117]" office:value-type="float" office:value="112">
            <text:p>112</text:p>
          </table:table-cell>
          <table:table-cell table:formula="of:=['CB Main'.J117]" office:value-type="float" office:value="-23">
            <text:p>-23</text:p>
          </table:table-cell>
          <table:table-cell table:formula="of:=['CB Main'.M117]" office:value-type="float" office:value="-22">
            <text:p>-22</text:p>
          </table:table-cell>
          <table:table-cell table:formula="of:=['CB Main'.N117]" office:value-type="float" office:value="-25">
            <text:p>-25</text:p>
          </table:table-cell>
          <table:table-cell/>
        </table:table-row>
        <table:table-row table:style-name="ro1">
          <table:table-cell table:formula="of:=['CB Main'.B118]" office:value-type="float" office:value="113">
            <text:p>113</text:p>
          </table:table-cell>
          <table:table-cell table:formula="of:=['CB Main'.J118]" office:value-type="float" office:value="23">
            <text:p>23</text:p>
          </table:table-cell>
          <table:table-cell table:formula="of:=['CB Main'.M118]" office:value-type="float" office:value="25">
            <text:p>25</text:p>
          </table:table-cell>
          <table:table-cell table:formula="of:=['CB Main'.N118]" office:value-type="float" office:value="22">
            <text:p>22</text:p>
          </table:table-cell>
          <table:table-cell/>
        </table:table-row>
        <table:table-row table:style-name="ro1">
          <table:table-cell table:formula="of:=['CB Main'.B119]" office:value-type="float" office:value="114">
            <text:p>114</text:p>
          </table:table-cell>
          <table:table-cell table:formula="of:=['CB Main'.J119]" office:value-type="float" office:value="23">
            <text:p>23</text:p>
          </table:table-cell>
          <table:table-cell table:formula="of:=['CB Main'.M119]" office:value-type="float" office:value="24">
            <text:p>24</text:p>
          </table:table-cell>
          <table:table-cell table:formula="of:=['CB Main'.N119]" office:value-type="float" office:value="22">
            <text:p>22</text:p>
          </table:table-cell>
          <table:table-cell/>
        </table:table-row>
        <table:table-row table:style-name="ro1">
          <table:table-cell table:formula="of:=['CB Main'.B120]" office:value-type="float" office:value="115">
            <text:p>115</text:p>
          </table:table-cell>
          <table:table-cell table:formula="of:=['CB Main'.J120]" office:value-type="float" office:value="23">
            <text:p>23</text:p>
          </table:table-cell>
          <table:table-cell table:formula="of:=['CB Main'.M120]" office:value-type="float" office:value="24">
            <text:p>24</text:p>
          </table:table-cell>
          <table:table-cell table:formula="of:=['CB Main'.N120]" office:value-type="float" office:value="22">
            <text:p>22</text:p>
          </table:table-cell>
          <table:table-cell/>
        </table:table-row>
        <table:table-row table:style-name="ro1">
          <table:table-cell table:formula="of:=['CB Main'.B121]" office:value-type="float" office:value="116">
            <text:p>116</text:p>
          </table:table-cell>
          <table:table-cell table:formula="of:=['CB Main'.J121]" office:value-type="float" office:value="22">
            <text:p>22</text:p>
          </table:table-cell>
          <table:table-cell table:formula="of:=['CB Main'.M121]" office:value-type="float" office:value="23">
            <text:p>23</text:p>
          </table:table-cell>
          <table:table-cell table:formula="of:=['CB Main'.N121]" office:value-type="float" office:value="21">
            <text:p>21</text:p>
          </table:table-cell>
          <table:table-cell/>
        </table:table-row>
        <table:table-row table:style-name="ro1">
          <table:table-cell table:formula="of:=['CB Main'.B122]" office:value-type="float" office:value="117">
            <text:p>117</text:p>
          </table:table-cell>
          <table:table-cell table:formula="of:=['CB Main'.J122]" office:value-type="float" office:value="22">
            <text:p>22</text:p>
          </table:table-cell>
          <table:table-cell table:formula="of:=['CB Main'.M122]" office:value-type="float" office:value="23">
            <text:p>23</text:p>
          </table:table-cell>
          <table:table-cell table:formula="of:=['CB Main'.N122]" office:value-type="float" office:value="21">
            <text:p>21</text:p>
          </table:table-cell>
          <table:table-cell/>
        </table:table-row>
        <table:table-row table:style-name="ro1">
          <table:table-cell table:formula="of:=['CB Main'.B123]" office:value-type="float" office:value="118">
            <text:p>118</text:p>
          </table:table-cell>
          <table:table-cell table:formula="of:=['CB Main'.J123]" office:value-type="float" office:value="22">
            <text:p>22</text:p>
          </table:table-cell>
          <table:table-cell table:formula="of:=['CB Main'.M123]" office:value-type="float" office:value="23">
            <text:p>23</text:p>
          </table:table-cell>
          <table:table-cell table:formula="of:=['CB Main'.N123]" office:value-type="float" office:value="20">
            <text:p>20</text:p>
          </table:table-cell>
          <table:table-cell/>
        </table:table-row>
        <table:table-row table:style-name="ro1">
          <table:table-cell table:formula="of:=['CB Main'.B124]" office:value-type="float" office:value="119">
            <text:p>119</text:p>
          </table:table-cell>
          <table:table-cell table:formula="of:=['CB Main'.J124]" office:value-type="float" office:value="21">
            <text:p>21</text:p>
          </table:table-cell>
          <table:table-cell table:formula="of:=['CB Main'.M124]" office:value-type="float" office:value="22">
            <text:p>22</text:p>
          </table:table-cell>
          <table:table-cell table:formula="of:=['CB Main'.N124]" office:value-type="float" office:value="19">
            <text:p>19</text:p>
          </table:table-cell>
          <table:table-cell/>
        </table:table-row>
        <table:table-row table:style-name="ro1">
          <table:table-cell table:formula="of:=['CB Main'.B125]" office:value-type="float" office:value="120">
            <text:p>120</text:p>
          </table:table-cell>
          <table:table-cell table:formula="of:=['CB Main'.J125]" office:value-type="float" office:value="21">
            <text:p>21</text:p>
          </table:table-cell>
          <table:table-cell table:formula="of:=['CB Main'.M125]" office:value-type="float" office:value="22">
            <text:p>22</text:p>
          </table:table-cell>
          <table:table-cell table:formula="of:=['CB Main'.N125]" office:value-type="float" office:value="20">
            <text:p>20</text:p>
          </table:table-cell>
          <table:table-cell/>
        </table:table-row>
        <table:table-row table:style-name="ro1">
          <table:table-cell table:formula="of:=['CB Main'.B126]" office:value-type="float" office:value="121">
            <text:p>121</text:p>
          </table:table-cell>
          <table:table-cell table:formula="of:=['CB Main'.J126]" office:value-type="float" office:value="20">
            <text:p>20</text:p>
          </table:table-cell>
          <table:table-cell table:formula="of:=['CB Main'.M126]" office:value-type="float" office:value="21">
            <text:p>21</text:p>
          </table:table-cell>
          <table:table-cell table:formula="of:=['CB Main'.N126]" office:value-type="float" office:value="19">
            <text:p>19</text:p>
          </table:table-cell>
          <table:table-cell/>
        </table:table-row>
        <table:table-row table:style-name="ro1">
          <table:table-cell table:formula="of:=['CB Main'.B127]" office:value-type="float" office:value="122">
            <text:p>122</text:p>
          </table:table-cell>
          <table:table-cell table:formula="of:=['CB Main'.J127]" office:value-type="float" office:value="19">
            <text:p>19</text:p>
          </table:table-cell>
          <table:table-cell table:formula="of:=['CB Main'.M127]" office:value-type="float" office:value="20">
            <text:p>20</text:p>
          </table:table-cell>
          <table:table-cell table:formula="of:=['CB Main'.N127]" office:value-type="float" office:value="17">
            <text:p>17</text:p>
          </table:table-cell>
          <table:table-cell/>
        </table:table-row>
        <table:table-row table:style-name="ro1">
          <table:table-cell table:formula="of:=['CB Main'.B128]" office:value-type="float" office:value="123">
            <text:p>123</text:p>
          </table:table-cell>
          <table:table-cell table:formula="of:=['CB Main'.J128]" office:value-type="float" office:value="20">
            <text:p>20</text:p>
          </table:table-cell>
          <table:table-cell table:formula="of:=['CB Main'.M128]" office:value-type="float" office:value="21">
            <text:p>21</text:p>
          </table:table-cell>
          <table:table-cell table:formula="of:=['CB Main'.N128]" office:value-type="float" office:value="19">
            <text:p>19</text:p>
          </table:table-cell>
          <table:table-cell/>
        </table:table-row>
        <table:table-row table:style-name="ro1">
          <table:table-cell table:formula="of:=['CB Main'.B129]" office:value-type="float" office:value="124">
            <text:p>124</text:p>
          </table:table-cell>
          <table:table-cell table:formula="of:=['CB Main'.J129]" office:value-type="float" office:value="19">
            <text:p>19</text:p>
          </table:table-cell>
          <table:table-cell table:formula="of:=['CB Main'.M129]" office:value-type="float" office:value="20">
            <text:p>20</text:p>
          </table:table-cell>
          <table:table-cell table:formula="of:=['CB Main'.N129]" office:value-type="float" office:value="18">
            <text:p>18</text:p>
          </table:table-cell>
          <table:table-cell/>
        </table:table-row>
        <table:table-row table:style-name="ro1">
          <table:table-cell table:formula="of:=['CB Main'.B130]" office:value-type="float" office:value="125">
            <text:p>125</text:p>
          </table:table-cell>
          <table:table-cell table:formula="of:=['CB Main'.J130]" office:value-type="float" office:value="18">
            <text:p>18</text:p>
          </table:table-cell>
          <table:table-cell table:formula="of:=['CB Main'.M130]" office:value-type="float" office:value="19">
            <text:p>19</text:p>
          </table:table-cell>
          <table:table-cell table:formula="of:=['CB Main'.N130]" office:value-type="float" office:value="16">
            <text:p>16</text:p>
          </table:table-cell>
          <table:table-cell/>
        </table:table-row>
        <table:table-row table:style-name="ro1">
          <table:table-cell table:formula="of:=['CB Main'.B131]" office:value-type="float" office:value="126">
            <text:p>126</text:p>
          </table:table-cell>
          <table:table-cell table:formula="of:=['CB Main'.J131]" office:value-type="float" office:value="18">
            <text:p>18</text:p>
          </table:table-cell>
          <table:table-cell table:formula="of:=['CB Main'.M131]" office:value-type="float" office:value="19">
            <text:p>19</text:p>
          </table:table-cell>
          <table:table-cell table:formula="of:=['CB Main'.N131]" office:value-type="float" office:value="17">
            <text:p>17</text:p>
          </table:table-cell>
          <table:table-cell/>
        </table:table-row>
        <table:table-row table:style-name="ro1">
          <table:table-cell table:formula="of:=['CB Main'.B132]" office:value-type="float" office:value="127">
            <text:p>127</text:p>
          </table:table-cell>
          <table:table-cell table:formula="of:=['CB Main'.J132]" office:value-type="float" office:value="17">
            <text:p>17</text:p>
          </table:table-cell>
          <table:table-cell table:formula="of:=['CB Main'.M132]" office:value-type="float" office:value="19">
            <text:p>19</text:p>
          </table:table-cell>
          <table:table-cell table:formula="of:=['CB Main'.N132]" office:value-type="float" office:value="16">
            <text:p>16</text:p>
          </table:table-cell>
          <table:table-cell/>
        </table:table-row>
        <table:table-row table:style-name="ro1">
          <table:table-cell table:formula="of:=['CB Main'.B133]" office:value-type="float" office:value="128">
            <text:p>128</text:p>
          </table:table-cell>
          <table:table-cell table:formula="of:=['CB Main'.J133]" office:value-type="float" office:value="17">
            <text:p>17</text:p>
          </table:table-cell>
          <table:table-cell table:formula="of:=['CB Main'.M133]" office:value-type="float" office:value="18">
            <text:p>18</text:p>
          </table:table-cell>
          <table:table-cell table:formula="of:=['CB Main'.N133]" office:value-type="float" office:value="15">
            <text:p>15</text:p>
          </table:table-cell>
          <table:table-cell/>
        </table:table-row>
        <table:table-row table:style-name="ro1">
          <table:table-cell table:formula="of:=['CB Main'.B134]" office:value-type="float" office:value="129">
            <text:p>129</text:p>
          </table:table-cell>
          <table:table-cell table:formula="of:=['CB Main'.J134]" office:value-type="float" office:value="16">
            <text:p>16</text:p>
          </table:table-cell>
          <table:table-cell table:formula="of:=['CB Main'.M134]" office:value-type="float" office:value="17">
            <text:p>17</text:p>
          </table:table-cell>
          <table:table-cell table:formula="of:=['CB Main'.N134]" office:value-type="float" office:value="15">
            <text:p>15</text:p>
          </table:table-cell>
          <table:table-cell/>
        </table:table-row>
        <table:table-row table:style-name="ro1">
          <table:table-cell table:formula="of:=['CB Main'.B135]" office:value-type="float" office:value="130">
            <text:p>130</text:p>
          </table:table-cell>
          <table:table-cell table:formula="of:=['CB Main'.J135]" office:value-type="float" office:value="15">
            <text:p>15</text:p>
          </table:table-cell>
          <table:table-cell table:formula="of:=['CB Main'.M135]" office:value-type="float" office:value="16">
            <text:p>16</text:p>
          </table:table-cell>
          <table:table-cell table:formula="of:=['CB Main'.N135]" office:value-type="float" office:value="14">
            <text:p>14</text:p>
          </table:table-cell>
          <table:table-cell/>
        </table:table-row>
        <table:table-row table:style-name="ro1">
          <table:table-cell table:formula="of:=['CB Main'.B136]" office:value-type="float" office:value="131">
            <text:p>131</text:p>
          </table:table-cell>
          <table:table-cell table:formula="of:=['CB Main'.J136]" office:value-type="float" office:value="16">
            <text:p>16</text:p>
          </table:table-cell>
          <table:table-cell table:formula="of:=['CB Main'.M136]" office:value-type="float" office:value="18">
            <text:p>18</text:p>
          </table:table-cell>
          <table:table-cell table:formula="of:=['CB Main'.N136]" office:value-type="float" office:value="15">
            <text:p>15</text:p>
          </table:table-cell>
          <table:table-cell/>
        </table:table-row>
        <table:table-row table:style-name="ro1">
          <table:table-cell table:formula="of:=['CB Main'.B137]" office:value-type="float" office:value="132">
            <text:p>132</text:p>
          </table:table-cell>
          <table:table-cell table:formula="of:=['CB Main'.J137]" office:value-type="float" office:value="16">
            <text:p>16</text:p>
          </table:table-cell>
          <table:table-cell table:formula="of:=['CB Main'.M137]" office:value-type="float" office:value="17">
            <text:p>17</text:p>
          </table:table-cell>
          <table:table-cell table:formula="of:=['CB Main'.N137]" office:value-type="float" office:value="15">
            <text:p>15</text:p>
          </table:table-cell>
          <table:table-cell/>
        </table:table-row>
        <table:table-row table:style-name="ro1">
          <table:table-cell table:formula="of:=['CB Main'.B138]" office:value-type="float" office:value="133">
            <text:p>133</text:p>
          </table:table-cell>
          <table:table-cell table:formula="of:=['CB Main'.J138]" office:value-type="float" office:value="14">
            <text:p>14</text:p>
          </table:table-cell>
          <table:table-cell table:formula="of:=['CB Main'.M138]" office:value-type="float" office:value="16">
            <text:p>16</text:p>
          </table:table-cell>
          <table:table-cell table:formula="of:=['CB Main'.N138]" office:value-type="float" office:value="13">
            <text:p>13</text:p>
          </table:table-cell>
          <table:table-cell/>
        </table:table-row>
        <table:table-row table:style-name="ro1">
          <table:table-cell table:formula="of:=['CB Main'.B139]" office:value-type="float" office:value="134">
            <text:p>134</text:p>
          </table:table-cell>
          <table:table-cell table:formula="of:=['CB Main'.J139]" office:value-type="float" office:value="15">
            <text:p>15</text:p>
          </table:table-cell>
          <table:table-cell table:formula="of:=['CB Main'.M139]" office:value-type="float" office:value="16">
            <text:p>16</text:p>
          </table:table-cell>
          <table:table-cell table:formula="of:=['CB Main'.N139]" office:value-type="float" office:value="14">
            <text:p>14</text:p>
          </table:table-cell>
          <table:table-cell/>
        </table:table-row>
        <table:table-row table:style-name="ro1">
          <table:table-cell table:formula="of:=['CB Main'.B140]" office:value-type="float" office:value="135">
            <text:p>135</text:p>
          </table:table-cell>
          <table:table-cell table:formula="of:=['CB Main'.J140]" office:value-type="float" office:value="15">
            <text:p>15</text:p>
          </table:table-cell>
          <table:table-cell table:formula="of:=['CB Main'.M140]" office:value-type="float" office:value="16">
            <text:p>16</text:p>
          </table:table-cell>
          <table:table-cell table:formula="of:=['CB Main'.N140]" office:value-type="float" office:value="14">
            <text:p>14</text:p>
          </table:table-cell>
          <table:table-cell/>
        </table:table-row>
        <table:table-row table:style-name="ro1">
          <table:table-cell table:formula="of:=['CB Main'.B141]" office:value-type="float" office:value="136">
            <text:p>136</text:p>
          </table:table-cell>
          <table:table-cell table:formula="of:=['CB Main'.J141]" office:value-type="float" office:value="13">
            <text:p>13</text:p>
          </table:table-cell>
          <table:table-cell table:formula="of:=['CB Main'.M141]" office:value-type="float" office:value="14">
            <text:p>14</text:p>
          </table:table-cell>
          <table:table-cell table:formula="of:=['CB Main'.N141]" office:value-type="float" office:value="12">
            <text:p>12</text:p>
          </table:table-cell>
          <table:table-cell/>
        </table:table-row>
        <table:table-row table:style-name="ro1">
          <table:table-cell table:formula="of:=['CB Main'.B142]" office:value-type="float" office:value="137">
            <text:p>137</text:p>
          </table:table-cell>
          <table:table-cell table:formula="of:=['CB Main'.J142]" office:value-type="float" office:value="13">
            <text:p>13</text:p>
          </table:table-cell>
          <table:table-cell table:formula="of:=['CB Main'.M142]" office:value-type="float" office:value="14">
            <text:p>14</text:p>
          </table:table-cell>
          <table:table-cell table:formula="of:=['CB Main'.N142]" office:value-type="float" office:value="12">
            <text:p>12</text:p>
          </table:table-cell>
          <table:table-cell/>
        </table:table-row>
        <table:table-row table:style-name="ro1">
          <table:table-cell table:formula="of:=['CB Main'.B143]" office:value-type="float" office:value="138">
            <text:p>138</text:p>
          </table:table-cell>
          <table:table-cell table:formula="of:=['CB Main'.J143]" office:value-type="float" office:value="12">
            <text:p>12</text:p>
          </table:table-cell>
          <table:table-cell table:formula="of:=['CB Main'.M143]" office:value-type="float" office:value="13">
            <text:p>13</text:p>
          </table:table-cell>
          <table:table-cell table:formula="of:=['CB Main'.N143]" office:value-type="float" office:value="11">
            <text:p>11</text:p>
          </table:table-cell>
          <table:table-cell/>
        </table:table-row>
        <table:table-row table:style-name="ro1">
          <table:table-cell table:formula="of:=['CB Main'.B144]" office:value-type="float" office:value="139">
            <text:p>139</text:p>
          </table:table-cell>
          <table:table-cell table:formula="of:=['CB Main'.J144]" office:value-type="float" office:value="14">
            <text:p>14</text:p>
          </table:table-cell>
          <table:table-cell table:formula="of:=['CB Main'.M144]" office:value-type="float" office:value="15">
            <text:p>15</text:p>
          </table:table-cell>
          <table:table-cell table:formula="of:=['CB Main'.N144]" office:value-type="float" office:value="13">
            <text:p>13</text:p>
          </table:table-cell>
          <table:table-cell/>
        </table:table-row>
        <table:table-row table:style-name="ro1">
          <table:table-cell table:formula="of:=['CB Main'.B145]" office:value-type="float" office:value="140">
            <text:p>140</text:p>
          </table:table-cell>
          <table:table-cell table:formula="of:=['CB Main'.J145]" office:value-type="float" office:value="13">
            <text:p>13</text:p>
          </table:table-cell>
          <table:table-cell table:formula="of:=['CB Main'.M145]" office:value-type="float" office:value="14">
            <text:p>14</text:p>
          </table:table-cell>
          <table:table-cell table:formula="of:=['CB Main'.N145]" office:value-type="float" office:value="12">
            <text:p>12</text:p>
          </table:table-cell>
          <table:table-cell/>
        </table:table-row>
        <table:table-row table:style-name="ro1">
          <table:table-cell table:formula="of:=['CB Main'.B146]" office:value-type="float" office:value="141">
            <text:p>141</text:p>
          </table:table-cell>
          <table:table-cell table:formula="of:=['CB Main'.J146]" office:value-type="float" office:value="12">
            <text:p>12</text:p>
          </table:table-cell>
          <table:table-cell table:formula="of:=['CB Main'.M146]" office:value-type="float" office:value="13">
            <text:p>13</text:p>
          </table:table-cell>
          <table:table-cell table:formula="of:=['CB Main'.N146]" office:value-type="float" office:value="11">
            <text:p>11</text:p>
          </table:table-cell>
          <table:table-cell/>
        </table:table-row>
        <table:table-row table:style-name="ro1">
          <table:table-cell table:formula="of:=['CB Main'.B147]" office:value-type="float" office:value="142">
            <text:p>142</text:p>
          </table:table-cell>
          <table:table-cell table:formula="of:=['CB Main'.J147]" office:value-type="float" office:value="12">
            <text:p>12</text:p>
          </table:table-cell>
          <table:table-cell table:formula="of:=['CB Main'.M147]" office:value-type="float" office:value="14">
            <text:p>14</text:p>
          </table:table-cell>
          <table:table-cell table:formula="of:=['CB Main'.N147]" office:value-type="float" office:value="11">
            <text:p>11</text:p>
          </table:table-cell>
          <table:table-cell/>
        </table:table-row>
        <table:table-row table:style-name="ro1">
          <table:table-cell table:formula="of:=['CB Main'.B148]" office:value-type="float" office:value="143">
            <text:p>143</text:p>
          </table:table-cell>
          <table:table-cell table:formula="of:=['CB Main'.J148]" office:value-type="float" office:value="12">
            <text:p>12</text:p>
          </table:table-cell>
          <table:table-cell table:formula="of:=['CB Main'.M148]" office:value-type="float" office:value="13">
            <text:p>13</text:p>
          </table:table-cell>
          <table:table-cell table:formula="of:=['CB Main'.N148]" office:value-type="float" office:value="11">
            <text:p>11</text:p>
          </table:table-cell>
          <table:table-cell/>
        </table:table-row>
        <table:table-row table:style-name="ro1">
          <table:table-cell table:formula="of:=['CB Main'.B149]" office:value-type="float" office:value="144">
            <text:p>144</text:p>
          </table:table-cell>
          <table:table-cell table:formula="of:=['CB Main'.J149]" office:value-type="float" office:value="-13">
            <text:p>-13</text:p>
          </table:table-cell>
          <table:table-cell table:formula="of:=['CB Main'.M149]" office:value-type="float" office:value="-12">
            <text:p>-12</text:p>
          </table:table-cell>
          <table:table-cell table:formula="of:=['CB Main'.N149]" office:value-type="float" office:value="-14">
            <text:p>-14</text:p>
          </table:table-cell>
          <table:table-cell/>
        </table:table-row>
        <table:table-row table:style-name="ro1">
          <table:table-cell table:formula="of:=['CB Main'.B150]" office:value-type="float" office:value="145">
            <text:p>145</text:p>
          </table:table-cell>
          <table:table-cell table:formula="of:=['CB Main'.J150]" office:value-type="float" office:value="-13">
            <text:p>-13</text:p>
          </table:table-cell>
          <table:table-cell table:formula="of:=['CB Main'.M150]" office:value-type="float" office:value="-12">
            <text:p>-12</text:p>
          </table:table-cell>
          <table:table-cell table:formula="of:=['CB Main'.N150]" office:value-type="float" office:value="-14">
            <text:p>-14</text:p>
          </table:table-cell>
          <table:table-cell/>
        </table:table-row>
        <table:table-row table:style-name="ro1">
          <table:table-cell table:formula="of:=['CB Main'.B151]" office:value-type="float" office:value="146">
            <text:p>146</text:p>
          </table:table-cell>
          <table:table-cell table:formula="of:=['CB Main'.J151]" office:value-type="float" office:value="-14">
            <text:p>-14</text:p>
          </table:table-cell>
          <table:table-cell table:formula="of:=['CB Main'.M151]" office:value-type="float" office:value="-13">
            <text:p>-13</text:p>
          </table:table-cell>
          <table:table-cell table:formula="of:=['CB Main'.N151]" office:value-type="float" office:value="-15">
            <text:p>-15</text:p>
          </table:table-cell>
          <table:table-cell/>
        </table:table-row>
        <table:table-row table:style-name="ro1">
          <table:table-cell table:formula="of:=['CB Main'.B152]" office:value-type="float" office:value="147">
            <text:p>147</text:p>
          </table:table-cell>
          <table:table-cell table:formula="of:=['CB Main'.J152]" office:value-type="float" office:value="-13">
            <text:p>-13</text:p>
          </table:table-cell>
          <table:table-cell table:formula="of:=['CB Main'.M152]" office:value-type="float" office:value="-12">
            <text:p>-12</text:p>
          </table:table-cell>
          <table:table-cell table:formula="of:=['CB Main'.N152]" office:value-type="float" office:value="-14">
            <text:p>-14</text:p>
          </table:table-cell>
          <table:table-cell/>
        </table:table-row>
        <table:table-row table:style-name="ro1">
          <table:table-cell table:formula="of:=['CB Main'.B153]" office:value-type="float" office:value="148">
            <text:p>148</text:p>
          </table:table-cell>
          <table:table-cell table:formula="of:=['CB Main'.J153]" office:value-type="float" office:value="-14">
            <text:p>-14</text:p>
          </table:table-cell>
          <table:table-cell table:formula="of:=['CB Main'.M153]" office:value-type="float" office:value="-13">
            <text:p>-13</text:p>
          </table:table-cell>
          <table:table-cell table:formula="of:=['CB Main'.N153]" office:value-type="float" office:value="-15">
            <text:p>-15</text:p>
          </table:table-cell>
          <table:table-cell/>
        </table:table-row>
        <table:table-row table:style-name="ro1">
          <table:table-cell table:formula="of:=['CB Main'.B154]" office:value-type="float" office:value="149">
            <text:p>149</text:p>
          </table:table-cell>
          <table:table-cell table:formula="of:=['CB Main'.J154]" office:value-type="float" office:value="-15">
            <text:p>-15</text:p>
          </table:table-cell>
          <table:table-cell table:formula="of:=['CB Main'.M154]" office:value-type="float" office:value="-14">
            <text:p>-14</text:p>
          </table:table-cell>
          <table:table-cell table:formula="of:=['CB Main'.N154]" office:value-type="float" office:value="-16">
            <text:p>-16</text:p>
          </table:table-cell>
          <table:table-cell/>
        </table:table-row>
        <table:table-row table:style-name="ro1">
          <table:table-cell table:formula="of:=['CB Main'.B155]" office:value-type="float" office:value="150">
            <text:p>150</text:p>
          </table:table-cell>
          <table:table-cell table:formula="of:=['CB Main'.J155]" office:value-type="float" office:value="-15">
            <text:p>-15</text:p>
          </table:table-cell>
          <table:table-cell table:formula="of:=['CB Main'.M155]" office:value-type="float" office:value="-14">
            <text:p>-14</text:p>
          </table:table-cell>
          <table:table-cell table:formula="of:=['CB Main'.N155]" office:value-type="float" office:value="-16">
            <text:p>-16</text:p>
          </table:table-cell>
          <table:table-cell/>
        </table:table-row>
        <table:table-row table:style-name="ro1">
          <table:table-cell table:formula="of:=['CB Main'.B156]" office:value-type="float" office:value="151">
            <text:p>151</text:p>
          </table:table-cell>
          <table:table-cell table:formula="of:=['CB Main'.J156]" office:value-type="float" office:value="-15">
            <text:p>-15</text:p>
          </table:table-cell>
          <table:table-cell table:formula="of:=['CB Main'.M156]" office:value-type="float" office:value="-14">
            <text:p>-14</text:p>
          </table:table-cell>
          <table:table-cell table:formula="of:=['CB Main'.N156]" office:value-type="float" office:value="-16">
            <text:p>-16</text:p>
          </table:table-cell>
          <table:table-cell/>
        </table:table-row>
        <table:table-row table:style-name="ro1">
          <table:table-cell table:formula="of:=['CB Main'.B157]" office:value-type="float" office:value="152">
            <text:p>152</text:p>
          </table:table-cell>
          <table:table-cell table:formula="of:=['CB Main'.J157]" office:value-type="float" office:value="-15">
            <text:p>-15</text:p>
          </table:table-cell>
          <table:table-cell table:formula="of:=['CB Main'.M157]" office:value-type="float" office:value="-14">
            <text:p>-14</text:p>
          </table:table-cell>
          <table:table-cell table:formula="of:=['CB Main'.N157]" office:value-type="float" office:value="-17">
            <text:p>-17</text:p>
          </table:table-cell>
          <table:table-cell/>
        </table:table-row>
        <table:table-row table:style-name="ro1">
          <table:table-cell table:formula="of:=['CB Main'.B158]" office:value-type="float" office:value="153">
            <text:p>153</text:p>
          </table:table-cell>
          <table:table-cell table:formula="of:=['CB Main'.J158]" office:value-type="float" office:value="-16">
            <text:p>-16</text:p>
          </table:table-cell>
          <table:table-cell table:formula="of:=['CB Main'.M158]" office:value-type="float" office:value="-15">
            <text:p>-15</text:p>
          </table:table-cell>
          <table:table-cell table:formula="of:=['CB Main'.N158]" office:value-type="float" office:value="-17">
            <text:p>-17</text:p>
          </table:table-cell>
          <table:table-cell/>
        </table:table-row>
        <table:table-row table:style-name="ro1">
          <table:table-cell table:formula="of:=['CB Main'.B159]" office:value-type="float" office:value="154">
            <text:p>154</text:p>
          </table:table-cell>
          <table:table-cell table:formula="of:=['CB Main'.J159]" office:value-type="float" office:value="-17">
            <text:p>-17</text:p>
          </table:table-cell>
          <table:table-cell table:formula="of:=['CB Main'.M159]" office:value-type="float" office:value="-16">
            <text:p>-16</text:p>
          </table:table-cell>
          <table:table-cell table:formula="of:=['CB Main'.N159]" office:value-type="float" office:value="-18">
            <text:p>-18</text:p>
          </table:table-cell>
          <table:table-cell/>
        </table:table-row>
        <table:table-row table:style-name="ro1">
          <table:table-cell table:formula="of:=['CB Main'.B160]" office:value-type="float" office:value="155">
            <text:p>155</text:p>
          </table:table-cell>
          <table:table-cell table:formula="of:=['CB Main'.J160]" office:value-type="float" office:value="-16">
            <text:p>-16</text:p>
          </table:table-cell>
          <table:table-cell table:formula="of:=['CB Main'.M160]" office:value-type="float" office:value="-15">
            <text:p>-15</text:p>
          </table:table-cell>
          <table:table-cell table:formula="of:=['CB Main'.N160]" office:value-type="float" office:value="-17">
            <text:p>-17</text:p>
          </table:table-cell>
          <table:table-cell/>
        </table:table-row>
        <table:table-row table:style-name="ro1">
          <table:table-cell table:formula="of:=['CB Main'.B161]" office:value-type="float" office:value="156">
            <text:p>156</text:p>
          </table:table-cell>
          <table:table-cell table:formula="of:=['CB Main'.J161]" office:value-type="float" office:value="-17">
            <text:p>-17</text:p>
          </table:table-cell>
          <table:table-cell table:formula="of:=['CB Main'.M161]" office:value-type="float" office:value="-16">
            <text:p>-16</text:p>
          </table:table-cell>
          <table:table-cell table:formula="of:=['CB Main'.N161]" office:value-type="float" office:value="-18">
            <text:p>-18</text:p>
          </table:table-cell>
          <table:table-cell/>
        </table:table-row>
        <table:table-row table:style-name="ro1">
          <table:table-cell table:formula="of:=['CB Main'.B162]" office:value-type="float" office:value="157">
            <text:p>157</text:p>
          </table:table-cell>
          <table:table-cell table:formula="of:=['CB Main'.J162]" office:value-type="float" office:value="-18">
            <text:p>-18</text:p>
          </table:table-cell>
          <table:table-cell table:formula="of:=['CB Main'.M162]" office:value-type="float" office:value="-17">
            <text:p>-17</text:p>
          </table:table-cell>
          <table:table-cell table:formula="of:=['CB Main'.N162]" office:value-type="float" office:value="-19">
            <text:p>-19</text:p>
          </table:table-cell>
          <table:table-cell/>
        </table:table-row>
        <table:table-row table:style-name="ro1">
          <table:table-cell table:formula="of:=['CB Main'.B163]" office:value-type="float" office:value="158">
            <text:p>158</text:p>
          </table:table-cell>
          <table:table-cell table:formula="of:=['CB Main'.J163]" office:value-type="float" office:value="-18">
            <text:p>-18</text:p>
          </table:table-cell>
          <table:table-cell table:formula="of:=['CB Main'.M163]" office:value-type="float" office:value="-17">
            <text:p>-17</text:p>
          </table:table-cell>
          <table:table-cell table:formula="of:=['CB Main'.N163]" office:value-type="float" office:value="-19">
            <text:p>-19</text:p>
          </table:table-cell>
          <table:table-cell/>
        </table:table-row>
        <table:table-row table:style-name="ro1">
          <table:table-cell table:formula="of:=['CB Main'.B164]" office:value-type="float" office:value="159">
            <text:p>159</text:p>
          </table:table-cell>
          <table:table-cell table:formula="of:=['CB Main'.J164]" office:value-type="float" office:value="-19">
            <text:p>-19</text:p>
          </table:table-cell>
          <table:table-cell table:formula="of:=['CB Main'.M164]" office:value-type="float" office:value="-18">
            <text:p>-18</text:p>
          </table:table-cell>
          <table:table-cell table:formula="of:=['CB Main'.N164]" office:value-type="float" office:value="-20">
            <text:p>-20</text:p>
          </table:table-cell>
          <table:table-cell/>
        </table:table-row>
        <table:table-row table:style-name="ro1">
          <table:table-cell table:formula="of:=['CB Main'.B165]" office:value-type="float" office:value="160">
            <text:p>160</text:p>
          </table:table-cell>
          <table:table-cell table:formula="of:=['CB Main'.J165]" office:value-type="float" office:value="-18">
            <text:p>-18</text:p>
          </table:table-cell>
          <table:table-cell table:formula="of:=['CB Main'.M165]" office:value-type="float" office:value="-17">
            <text:p>-17</text:p>
          </table:table-cell>
          <table:table-cell table:formula="of:=['CB Main'.N165]" office:value-type="float" office:value="-19">
            <text:p>-19</text:p>
          </table:table-cell>
          <table:table-cell/>
        </table:table-row>
        <table:table-row table:style-name="ro1">
          <table:table-cell table:formula="of:=['CB Main'.B166]" office:value-type="float" office:value="161">
            <text:p>161</text:p>
          </table:table-cell>
          <table:table-cell table:formula="of:=['CB Main'.J166]" office:value-type="float" office:value="-19">
            <text:p>-19</text:p>
          </table:table-cell>
          <table:table-cell table:formula="of:=['CB Main'.M166]" office:value-type="float" office:value="-18">
            <text:p>-18</text:p>
          </table:table-cell>
          <table:table-cell table:formula="of:=['CB Main'.N166]" office:value-type="float" office:value="-20">
            <text:p>-20</text:p>
          </table:table-cell>
          <table:table-cell/>
        </table:table-row>
        <table:table-row table:style-name="ro1">
          <table:table-cell table:formula="of:=['CB Main'.B167]" office:value-type="float" office:value="162">
            <text:p>162</text:p>
          </table:table-cell>
          <table:table-cell table:formula="of:=['CB Main'.J167]" office:value-type="float" office:value="-20">
            <text:p>-20</text:p>
          </table:table-cell>
          <table:table-cell table:formula="of:=['CB Main'.M167]" office:value-type="float" office:value="-19">
            <text:p>-19</text:p>
          </table:table-cell>
          <table:table-cell table:formula="of:=['CB Main'.N167]" office:value-type="float" office:value="-21">
            <text:p>-21</text:p>
          </table:table-cell>
          <table:table-cell/>
        </table:table-row>
        <table:table-row table:style-name="ro1">
          <table:table-cell table:formula="of:=['CB Main'.B168]" office:value-type="float" office:value="163">
            <text:p>163</text:p>
          </table:table-cell>
          <table:table-cell table:formula="of:=['CB Main'.J168]" office:value-type="float" office:value="-19">
            <text:p>-19</text:p>
          </table:table-cell>
          <table:table-cell table:formula="of:=['CB Main'.M168]" office:value-type="float" office:value="-18">
            <text:p>-18</text:p>
          </table:table-cell>
          <table:table-cell table:formula="of:=['CB Main'.N168]" office:value-type="float" office:value="-20">
            <text:p>-20</text:p>
          </table:table-cell>
          <table:table-cell/>
        </table:table-row>
        <table:table-row table:style-name="ro1">
          <table:table-cell table:formula="of:=['CB Main'.B169]" office:value-type="float" office:value="164">
            <text:p>164</text:p>
          </table:table-cell>
          <table:table-cell table:formula="of:=['CB Main'.J169]" office:value-type="float" office:value="-20">
            <text:p>-20</text:p>
          </table:table-cell>
          <table:table-cell table:formula="of:=['CB Main'.M169]" office:value-type="float" office:value="-19">
            <text:p>-19</text:p>
          </table:table-cell>
          <table:table-cell table:formula="of:=['CB Main'.N169]" office:value-type="float" office:value="-21">
            <text:p>-21</text:p>
          </table:table-cell>
          <table:table-cell/>
        </table:table-row>
        <table:table-row table:style-name="ro1">
          <table:table-cell table:formula="of:=['CB Main'.B170]" office:value-type="float" office:value="165">
            <text:p>165</text:p>
          </table:table-cell>
          <table:table-cell table:formula="of:=['CB Main'.J170]" office:value-type="float" office:value="-21">
            <text:p>-21</text:p>
          </table:table-cell>
          <table:table-cell table:formula="of:=['CB Main'.M170]" office:value-type="float" office:value="-20">
            <text:p>-20</text:p>
          </table:table-cell>
          <table:table-cell table:formula="of:=['CB Main'.N170]" office:value-type="float" office:value="-22">
            <text:p>-22</text:p>
          </table:table-cell>
          <table:table-cell/>
        </table:table-row>
        <table:table-row table:style-name="ro1">
          <table:table-cell table:formula="of:=['CB Main'.B171]" office:value-type="float" office:value="166">
            <text:p>166</text:p>
          </table:table-cell>
          <table:table-cell table:formula="of:=['CB Main'.J171]" office:value-type="float" office:value="-21">
            <text:p>-21</text:p>
          </table:table-cell>
          <table:table-cell table:formula="of:=['CB Main'.M171]" office:value-type="float" office:value="-20">
            <text:p>-20</text:p>
          </table:table-cell>
          <table:table-cell table:formula="of:=['CB Main'.N171]" office:value-type="float" office:value="-22">
            <text:p>-22</text:p>
          </table:table-cell>
          <table:table-cell/>
        </table:table-row>
        <table:table-row table:style-name="ro1">
          <table:table-cell table:formula="of:=['CB Main'.B172]" office:value-type="float" office:value="167">
            <text:p>167</text:p>
          </table:table-cell>
          <table:table-cell table:formula="of:=['CB Main'.J172]" office:value-type="float" office:value="-22">
            <text:p>-22</text:p>
          </table:table-cell>
          <table:table-cell table:formula="of:=['CB Main'.M172]" office:value-type="float" office:value="-21">
            <text:p>-21</text:p>
          </table:table-cell>
          <table:table-cell table:formula="of:=['CB Main'.N172]" office:value-type="float" office:value="-23">
            <text:p>-23</text:p>
          </table:table-cell>
          <table:table-cell/>
        </table:table-row>
        <table:table-row table:style-name="ro1">
          <table:table-cell table:formula="of:=['CB Main'.B173]" office:value-type="float" office:value="168">
            <text:p>168</text:p>
          </table:table-cell>
          <table:table-cell table:formula="of:=['CB Main'.J173]" office:value-type="float" office:value="-21">
            <text:p>-21</text:p>
          </table:table-cell>
          <table:table-cell table:formula="of:=['CB Main'.M173]" office:value-type="float" office:value="-20">
            <text:p>-20</text:p>
          </table:table-cell>
          <table:table-cell table:formula="of:=['CB Main'.N173]" office:value-type="float" office:value="-22">
            <text:p>-22</text:p>
          </table:table-cell>
          <table:table-cell/>
        </table:table-row>
        <table:table-row table:style-name="ro1">
          <table:table-cell table:formula="of:=['CB Main'.B174]" office:value-type="float" office:value="169">
            <text:p>169</text:p>
          </table:table-cell>
          <table:table-cell table:formula="of:=['CB Main'.J174]" office:value-type="float" office:value="-22">
            <text:p>-22</text:p>
          </table:table-cell>
          <table:table-cell table:formula="of:=['CB Main'.M174]" office:value-type="float" office:value="-21">
            <text:p>-21</text:p>
          </table:table-cell>
          <table:table-cell table:formula="of:=['CB Main'.N174]" office:value-type="float" office:value="-23">
            <text:p>-23</text:p>
          </table:table-cell>
          <table:table-cell/>
        </table:table-row>
        <table:table-row table:style-name="ro1">
          <table:table-cell table:formula="of:=['CB Main'.B175]" office:value-type="float" office:value="170">
            <text:p>170</text:p>
          </table:table-cell>
          <table:table-cell table:formula="of:=['CB Main'.J175]" office:value-type="float" office:value="-22">
            <text:p>-22</text:p>
          </table:table-cell>
          <table:table-cell table:formula="of:=['CB Main'.M175]" office:value-type="float" office:value="-21">
            <text:p>-21</text:p>
          </table:table-cell>
          <table:table-cell table:formula="of:=['CB Main'.N175]" office:value-type="float" office:value="-23">
            <text:p>-23</text:p>
          </table:table-cell>
          <table:table-cell/>
        </table:table-row>
        <table:table-row table:style-name="ro1">
          <table:table-cell table:formula="of:=['CB Main'.B176]" office:value-type="float" office:value="171">
            <text:p>171</text:p>
          </table:table-cell>
          <table:table-cell table:formula="of:=['CB Main'.J176]" office:value-type="float" office:value="-22">
            <text:p>-22</text:p>
          </table:table-cell>
          <table:table-cell table:formula="of:=['CB Main'.M176]" office:value-type="float" office:value="-21">
            <text:p>-21</text:p>
          </table:table-cell>
          <table:table-cell table:formula="of:=['CB Main'.N176]" office:value-type="float" office:value="-23">
            <text:p>-23</text:p>
          </table:table-cell>
          <table:table-cell/>
        </table:table-row>
        <table:table-row table:style-name="ro1">
          <table:table-cell table:formula="of:=['CB Main'.B177]" office:value-type="float" office:value="172">
            <text:p>172</text:p>
          </table:table-cell>
          <table:table-cell table:formula="of:=['CB Main'.J177]" office:value-type="float" office:value="-23">
            <text:p>-23</text:p>
          </table:table-cell>
          <table:table-cell table:formula="of:=['CB Main'.M177]" office:value-type="float" office:value="-22">
            <text:p>-22</text:p>
          </table:table-cell>
          <table:table-cell table:formula="of:=['CB Main'.N177]" office:value-type="float" office:value="-24">
            <text:p>-24</text:p>
          </table:table-cell>
          <table:table-cell/>
        </table:table-row>
        <table:table-row table:style-name="ro1">
          <table:table-cell table:formula="of:=['CB Main'.B178]" office:value-type="float" office:value="173">
            <text:p>173</text:p>
          </table:table-cell>
          <table:table-cell table:formula="of:=['CB Main'.J178]" office:value-type="float" office:value="-23">
            <text:p>-23</text:p>
          </table:table-cell>
          <table:table-cell table:formula="of:=['CB Main'.M178]" office:value-type="float" office:value="-22">
            <text:p>-22</text:p>
          </table:table-cell>
          <table:table-cell table:formula="of:=['CB Main'.N178]" office:value-type="float" office:value="-24">
            <text:p>-24</text:p>
          </table:table-cell>
          <table:table-cell/>
        </table:table-row>
        <table:table-row table:style-name="ro1">
          <table:table-cell table:formula="of:=['CB Main'.B179]" office:value-type="float" office:value="174">
            <text:p>174</text:p>
          </table:table-cell>
          <table:table-cell table:formula="of:=['CB Main'.J179]" office:value-type="float" office:value="-24">
            <text:p>-24</text:p>
          </table:table-cell>
          <table:table-cell table:formula="of:=['CB Main'.M179]" office:value-type="float" office:value="-23">
            <text:p>-23</text:p>
          </table:table-cell>
          <table:table-cell table:formula="of:=['CB Main'.N179]" office:value-type="float" office:value="-25">
            <text:p>-25</text:p>
          </table:table-cell>
          <table:table-cell/>
        </table:table-row>
        <table:table-row table:style-name="ro1">
          <table:table-cell table:formula="of:=['CB Main'.B180]" office:value-type="float" office:value="175">
            <text:p>175</text:p>
          </table:table-cell>
          <table:table-cell table:formula="of:=['CB Main'.J180]" office:value-type="float" office:value="24">
            <text:p>24</text:p>
          </table:table-cell>
          <table:table-cell table:formula="of:=['CB Main'.M180]" office:value-type="float" office:value="25">
            <text:p>25</text:p>
          </table:table-cell>
          <table:table-cell table:formula="of:=['CB Main'.N180]" office:value-type="float" office:value="22">
            <text:p>22</text:p>
          </table:table-cell>
          <table:table-cell/>
        </table:table-row>
        <table:table-row table:style-name="ro1">
          <table:table-cell table:formula="of:=['CB Main'.B181]" office:value-type="float" office:value="176">
            <text:p>176</text:p>
          </table:table-cell>
          <table:table-cell table:formula="of:=['CB Main'.J181]" office:value-type="float" office:value="-24">
            <text:p>-24</text:p>
          </table:table-cell>
          <table:table-cell table:formula="of:=['CB Main'.M181]" office:value-type="float" office:value="-23">
            <text:p>-23</text:p>
          </table:table-cell>
          <table:table-cell table:formula="of:=['CB Main'.N181]" office:value-type="float" office:value="-25">
            <text:p>-25</text:p>
          </table:table-cell>
          <table:table-cell/>
        </table:table-row>
        <table:table-row table:style-name="ro1">
          <table:table-cell table:formula="of:=['CB Main'.B182]" office:value-type="float" office:value="177">
            <text:p>177</text:p>
          </table:table-cell>
          <table:table-cell table:formula="of:=['CB Main'.J182]" office:value-type="float" office:value="24">
            <text:p>24</text:p>
          </table:table-cell>
          <table:table-cell table:formula="of:=['CB Main'.M182]" office:value-type="float" office:value="25">
            <text:p>25</text:p>
          </table:table-cell>
          <table:table-cell table:formula="of:=['CB Main'.N182]" office:value-type="float" office:value="22">
            <text:p>22</text:p>
          </table:table-cell>
          <table:table-cell/>
        </table:table-row>
        <table:table-row table:style-name="ro1">
          <table:table-cell table:formula="of:=['CB Main'.B183]" office:value-type="float" office:value="178">
            <text:p>178</text:p>
          </table:table-cell>
          <table:table-cell table:formula="of:=['CB Main'.J183]" office:value-type="float" office:value="23">
            <text:p>23</text:p>
          </table:table-cell>
          <table:table-cell table:formula="of:=['CB Main'.M183]" office:value-type="float" office:value="24">
            <text:p>24</text:p>
          </table:table-cell>
          <table:table-cell table:formula="of:=['CB Main'.N183]" office:value-type="float" office:value="22">
            <text:p>22</text:p>
          </table:table-cell>
          <table:table-cell/>
        </table:table-row>
        <table:table-row table:style-name="ro1">
          <table:table-cell table:formula="of:=['CB Main'.B184]" office:value-type="float" office:value="179">
            <text:p>179</text:p>
          </table:table-cell>
          <table:table-cell table:formula="of:=['CB Main'.J184]" office:value-type="float" office:value="23">
            <text:p>23</text:p>
          </table:table-cell>
          <table:table-cell table:formula="of:=['CB Main'.M184]" office:value-type="float" office:value="24">
            <text:p>24</text:p>
          </table:table-cell>
          <table:table-cell table:formula="of:=['CB Main'.N184]" office:value-type="float" office:value="22">
            <text:p>22</text:p>
          </table:table-cell>
          <table:table-cell/>
        </table:table-row>
        <table:table-row table:style-name="ro1">
          <table:table-cell table:formula="of:=['CB Main'.B185]" office:value-type="float" office:value="180">
            <text:p>180</text:p>
          </table:table-cell>
          <table:table-cell table:formula="of:=['CB Main'.J185]" office:value-type="float" office:value="22">
            <text:p>22</text:p>
          </table:table-cell>
          <table:table-cell table:formula="of:=['CB Main'.M185]" office:value-type="float" office:value="23">
            <text:p>23</text:p>
          </table:table-cell>
          <table:table-cell table:formula="of:=['CB Main'.N185]" office:value-type="float" office:value="21">
            <text:p>21</text:p>
          </table:table-cell>
          <table:table-cell/>
        </table:table-row>
        <table:table-row table:style-name="ro1">
          <table:table-cell table:formula="of:=['CB Main'.B186]" office:value-type="float" office:value="181">
            <text:p>181</text:p>
          </table:table-cell>
          <table:table-cell table:formula="of:=['CB Main'.J186]" office:value-type="float" office:value="22">
            <text:p>22</text:p>
          </table:table-cell>
          <table:table-cell table:formula="of:=['CB Main'.M186]" office:value-type="float" office:value="23">
            <text:p>23</text:p>
          </table:table-cell>
          <table:table-cell table:formula="of:=['CB Main'.N186]" office:value-type="float" office:value="21">
            <text:p>21</text:p>
          </table:table-cell>
          <table:table-cell/>
        </table:table-row>
        <table:table-row table:style-name="ro1">
          <table:table-cell table:formula="of:=['CB Main'.B187]" office:value-type="float" office:value="182">
            <text:p>182</text:p>
          </table:table-cell>
          <table:table-cell table:formula="of:=['CB Main'.J187]" office:value-type="float" office:value="22">
            <text:p>22</text:p>
          </table:table-cell>
          <table:table-cell table:formula="of:=['CB Main'.M187]" office:value-type="float" office:value="23">
            <text:p>23</text:p>
          </table:table-cell>
          <table:table-cell table:formula="of:=['CB Main'.N187]" office:value-type="float" office:value="21">
            <text:p>21</text:p>
          </table:table-cell>
          <table:table-cell/>
        </table:table-row>
        <table:table-row table:style-name="ro1">
          <table:table-cell table:formula="of:=['CB Main'.B188]" office:value-type="float" office:value="183">
            <text:p>183</text:p>
          </table:table-cell>
          <table:table-cell table:formula="of:=['CB Main'.J188]" office:value-type="float" office:value="21">
            <text:p>21</text:p>
          </table:table-cell>
          <table:table-cell table:formula="of:=['CB Main'.M188]" office:value-type="float" office:value="22">
            <text:p>22</text:p>
          </table:table-cell>
          <table:table-cell table:formula="of:=['CB Main'.N188]" office:value-type="float" office:value="20">
            <text:p>20</text:p>
          </table:table-cell>
          <table:table-cell/>
        </table:table-row>
        <table:table-row table:style-name="ro1">
          <table:table-cell table:formula="of:=['CB Main'.B189]" office:value-type="float" office:value="184">
            <text:p>184</text:p>
          </table:table-cell>
          <table:table-cell table:formula="of:=['CB Main'.J189]" office:value-type="float" office:value="22">
            <text:p>22</text:p>
          </table:table-cell>
          <table:table-cell table:formula="of:=['CB Main'.M189]" office:value-type="float" office:value="23">
            <text:p>23</text:p>
          </table:table-cell>
          <table:table-cell table:formula="of:=['CB Main'.N189]" office:value-type="float" office:value="21">
            <text:p>21</text:p>
          </table:table-cell>
          <table:table-cell/>
        </table:table-row>
        <table:table-row table:style-name="ro1">
          <table:table-cell table:formula="of:=['CB Main'.B190]" office:value-type="float" office:value="185">
            <text:p>185</text:p>
          </table:table-cell>
          <table:table-cell table:formula="of:=['CB Main'.J190]" office:value-type="float" office:value="21">
            <text:p>21</text:p>
          </table:table-cell>
          <table:table-cell table:formula="of:=['CB Main'.M190]" office:value-type="float" office:value="22">
            <text:p>22</text:p>
          </table:table-cell>
          <table:table-cell table:formula="of:=['CB Main'.N190]" office:value-type="float" office:value="20">
            <text:p>20</text:p>
          </table:table-cell>
          <table:table-cell/>
        </table:table-row>
        <table:table-row table:style-name="ro1">
          <table:table-cell table:formula="of:=['CB Main'.B191]" office:value-type="float" office:value="186">
            <text:p>186</text:p>
          </table:table-cell>
          <table:table-cell table:formula="of:=['CB Main'.J191]" office:value-type="float" office:value="20">
            <text:p>20</text:p>
          </table:table-cell>
          <table:table-cell table:formula="of:=['CB Main'.M191]" office:value-type="float" office:value="21">
            <text:p>21</text:p>
          </table:table-cell>
          <table:table-cell table:formula="of:=['CB Main'.N191]" office:value-type="float" office:value="19">
            <text:p>19</text:p>
          </table:table-cell>
          <table:table-cell/>
        </table:table-row>
        <table:table-row table:style-name="ro1">
          <table:table-cell table:formula="of:=['CB Main'.B192]" office:value-type="float" office:value="187">
            <text:p>187</text:p>
          </table:table-cell>
          <table:table-cell table:formula="of:=['CB Main'.J192]" office:value-type="float" office:value="20">
            <text:p>20</text:p>
          </table:table-cell>
          <table:table-cell table:formula="of:=['CB Main'.M192]" office:value-type="float" office:value="21">
            <text:p>21</text:p>
          </table:table-cell>
          <table:table-cell table:formula="of:=['CB Main'.N192]" office:value-type="float" office:value="19">
            <text:p>19</text:p>
          </table:table-cell>
          <table:table-cell/>
        </table:table-row>
        <table:table-row table:style-name="ro1">
          <table:table-cell table:formula="of:=['CB Main'.B193]" office:value-type="float" office:value="188">
            <text:p>188</text:p>
          </table:table-cell>
          <table:table-cell table:formula="of:=['CB Main'.J193]" office:value-type="float" office:value="19">
            <text:p>19</text:p>
          </table:table-cell>
          <table:table-cell table:formula="of:=['CB Main'.M193]" office:value-type="float" office:value="20">
            <text:p>20</text:p>
          </table:table-cell>
          <table:table-cell table:formula="of:=['CB Main'.N193]" office:value-type="float" office:value="18">
            <text:p>18</text:p>
          </table:table-cell>
          <table:table-cell/>
        </table:table-row>
        <table:table-row table:style-name="ro1">
          <table:table-cell table:formula="of:=['CB Main'.B194]" office:value-type="float" office:value="189">
            <text:p>189</text:p>
          </table:table-cell>
          <table:table-cell table:formula="of:=['CB Main'.J194]" office:value-type="float" office:value="19">
            <text:p>19</text:p>
          </table:table-cell>
          <table:table-cell table:formula="of:=['CB Main'.M194]" office:value-type="float" office:value="20">
            <text:p>20</text:p>
          </table:table-cell>
          <table:table-cell table:formula="of:=['CB Main'.N194]" office:value-type="float" office:value="18">
            <text:p>18</text:p>
          </table:table-cell>
          <table:table-cell/>
        </table:table-row>
        <table:table-row table:style-name="ro1">
          <table:table-cell table:formula="of:=['CB Main'.B195]" office:value-type="float" office:value="190">
            <text:p>190</text:p>
          </table:table-cell>
          <table:table-cell table:formula="of:=['CB Main'.J195]" office:value-type="float" office:value="19">
            <text:p>19</text:p>
          </table:table-cell>
          <table:table-cell table:formula="of:=['CB Main'.M195]" office:value-type="float" office:value="20">
            <text:p>20</text:p>
          </table:table-cell>
          <table:table-cell table:formula="of:=['CB Main'.N195]" office:value-type="float" office:value="18">
            <text:p>18</text:p>
          </table:table-cell>
          <table:table-cell/>
        </table:table-row>
        <table:table-row table:style-name="ro1">
          <table:table-cell table:formula="of:=['CB Main'.B196]" office:value-type="float" office:value="191">
            <text:p>191</text:p>
          </table:table-cell>
          <table:table-cell table:formula="of:=['CB Main'.J196]" office:value-type="float" office:value="18">
            <text:p>18</text:p>
          </table:table-cell>
          <table:table-cell table:formula="of:=['CB Main'.M196]" office:value-type="float" office:value="19">
            <text:p>19</text:p>
          </table:table-cell>
          <table:table-cell table:formula="of:=['CB Main'.N196]" office:value-type="float" office:value="17">
            <text:p>17</text:p>
          </table:table-cell>
          <table:table-cell/>
        </table:table-row>
        <table:table-row table:style-name="ro1">
          <table:table-cell table:formula="of:=['CB Main'.B197]" office:value-type="float" office:value="192">
            <text:p>192</text:p>
          </table:table-cell>
          <table:table-cell table:formula="of:=['CB Main'.J197]" office:value-type="float" office:value="-14">
            <text:p>-14</text:p>
          </table:table-cell>
          <table:table-cell table:formula="of:=['CB Main'.M197]" office:value-type="float" office:value="-13">
            <text:p>-13</text:p>
          </table:table-cell>
          <table:table-cell table:formula="of:=['CB Main'.N197]" office:value-type="float" office:value="-15">
            <text:p>-15</text:p>
          </table:table-cell>
          <table:table-cell/>
        </table:table-row>
        <table:table-row table:style-name="ro1">
          <table:table-cell table:formula="of:=['CB Main'.B198]" office:value-type="float" office:value="193">
            <text:p>193</text:p>
          </table:table-cell>
          <table:table-cell table:formula="of:=['CB Main'.J198]" office:value-type="float" office:value="-14">
            <text:p>-14</text:p>
          </table:table-cell>
          <table:table-cell table:formula="of:=['CB Main'.M198]" office:value-type="float" office:value="-13">
            <text:p>-13</text:p>
          </table:table-cell>
          <table:table-cell table:formula="of:=['CB Main'.N198]" office:value-type="float" office:value="-16">
            <text:p>-16</text:p>
          </table:table-cell>
          <table:table-cell/>
        </table:table-row>
        <table:table-row table:style-name="ro1">
          <table:table-cell table:formula="of:=['CB Main'.B199]" office:value-type="float" office:value="194">
            <text:p>194</text:p>
          </table:table-cell>
          <table:table-cell table:formula="of:=['CB Main'.J199]" office:value-type="float" office:value="-15">
            <text:p>-15</text:p>
          </table:table-cell>
          <table:table-cell table:formula="of:=['CB Main'.M199]" office:value-type="float" office:value="-14">
            <text:p>-14</text:p>
          </table:table-cell>
          <table:table-cell table:formula="of:=['CB Main'.N199]" office:value-type="float" office:value="-16">
            <text:p>-16</text:p>
          </table:table-cell>
          <table:table-cell/>
        </table:table-row>
        <table:table-row table:style-name="ro1">
          <table:table-cell table:formula="of:=['CB Main'.B200]" office:value-type="float" office:value="195">
            <text:p>195</text:p>
          </table:table-cell>
          <table:table-cell table:formula="of:=['CB Main'.J200]" office:value-type="float" office:value="-14">
            <text:p>-14</text:p>
          </table:table-cell>
          <table:table-cell table:formula="of:=['CB Main'.M200]" office:value-type="float" office:value="-13">
            <text:p>-13</text:p>
          </table:table-cell>
          <table:table-cell table:formula="of:=['CB Main'.N200]" office:value-type="float" office:value="-15">
            <text:p>-15</text:p>
          </table:table-cell>
          <table:table-cell/>
        </table:table-row>
        <table:table-row table:style-name="ro1">
          <table:table-cell table:formula="of:=['CB Main'.B201]" office:value-type="float" office:value="196">
            <text:p>196</text:p>
          </table:table-cell>
          <table:table-cell table:formula="of:=['CB Main'.J201]" office:value-type="float" office:value="-15">
            <text:p>-15</text:p>
          </table:table-cell>
          <table:table-cell table:formula="of:=['CB Main'.M201]" office:value-type="float" office:value="-14">
            <text:p>-14</text:p>
          </table:table-cell>
          <table:table-cell table:formula="of:=['CB Main'.N201]" office:value-type="float" office:value="-16">
            <text:p>-16</text:p>
          </table:table-cell>
          <table:table-cell/>
        </table:table-row>
        <table:table-row table:style-name="ro1">
          <table:table-cell table:formula="of:=['CB Main'.B202]" office:value-type="float" office:value="197">
            <text:p>197</text:p>
          </table:table-cell>
          <table:table-cell table:formula="of:=['CB Main'.J202]" office:value-type="float" office:value="-16">
            <text:p>-16</text:p>
          </table:table-cell>
          <table:table-cell table:formula="of:=['CB Main'.M202]" office:value-type="float" office:value="-15">
            <text:p>-15</text:p>
          </table:table-cell>
          <table:table-cell table:formula="of:=['CB Main'.N202]" office:value-type="float" office:value="-17">
            <text:p>-17</text:p>
          </table:table-cell>
          <table:table-cell/>
        </table:table-row>
        <table:table-row table:style-name="ro1">
          <table:table-cell table:formula="of:=['CB Main'.B203]" office:value-type="float" office:value="198">
            <text:p>198</text:p>
          </table:table-cell>
          <table:table-cell table:formula="of:=['CB Main'.J203]" office:value-type="float" office:value="-16">
            <text:p>-16</text:p>
          </table:table-cell>
          <table:table-cell table:formula="of:=['CB Main'.M203]" office:value-type="float" office:value="-15">
            <text:p>-15</text:p>
          </table:table-cell>
          <table:table-cell table:formula="of:=['CB Main'.N203]" office:value-type="float" office:value="-17">
            <text:p>-17</text:p>
          </table:table-cell>
          <table:table-cell/>
        </table:table-row>
        <table:table-row table:style-name="ro1">
          <table:table-cell table:formula="of:=['CB Main'.B204]" office:value-type="float" office:value="199">
            <text:p>199</text:p>
          </table:table-cell>
          <table:table-cell table:formula="of:=['CB Main'.J204]" office:value-type="float" office:value="-17">
            <text:p>-17</text:p>
          </table:table-cell>
          <table:table-cell table:formula="of:=['CB Main'.M204]" office:value-type="float" office:value="-16">
            <text:p>-16</text:p>
          </table:table-cell>
          <table:table-cell table:formula="of:=['CB Main'.N204]" office:value-type="float" office:value="-18">
            <text:p>-18</text:p>
          </table:table-cell>
          <table:table-cell/>
        </table:table-row>
        <table:table-row table:style-name="ro1">
          <table:table-cell table:formula="of:=['CB Main'.B205]" office:value-type="float" office:value="200">
            <text:p>200</text:p>
          </table:table-cell>
          <table:table-cell table:formula="of:=['CB Main'.J205]" office:value-type="float" office:value="-17">
            <text:p>-17</text:p>
          </table:table-cell>
          <table:table-cell table:formula="of:=['CB Main'.M205]" office:value-type="float" office:value="-16">
            <text:p>-16</text:p>
          </table:table-cell>
          <table:table-cell table:formula="of:=['CB Main'.N205]" office:value-type="float" office:value="-18">
            <text:p>-18</text:p>
          </table:table-cell>
          <table:table-cell/>
        </table:table-row>
        <table:table-row table:style-name="ro1">
          <table:table-cell table:formula="of:=['CB Main'.B206]" office:value-type="float" office:value="201">
            <text:p>201</text:p>
          </table:table-cell>
          <table:table-cell table:formula="of:=['CB Main'.J206]" office:value-type="float" office:value="-18">
            <text:p>-18</text:p>
          </table:table-cell>
          <table:table-cell table:formula="of:=['CB Main'.M206]" office:value-type="float" office:value="-17">
            <text:p>-17</text:p>
          </table:table-cell>
          <table:table-cell table:formula="of:=['CB Main'.N206]" office:value-type="float" office:value="-19">
            <text:p>-19</text:p>
          </table:table-cell>
          <table:table-cell/>
        </table:table-row>
        <table:table-row table:style-name="ro1">
          <table:table-cell table:formula="of:=['CB Main'.B207]" office:value-type="float" office:value="202">
            <text:p>202</text:p>
          </table:table-cell>
          <table:table-cell table:formula="of:=['CB Main'.J207]" office:value-type="float" office:value="-19">
            <text:p>-19</text:p>
          </table:table-cell>
          <table:table-cell table:formula="of:=['CB Main'.M207]" office:value-type="float" office:value="-18">
            <text:p>-18</text:p>
          </table:table-cell>
          <table:table-cell table:formula="of:=['CB Main'.N207]" office:value-type="float" office:value="-20">
            <text:p>-20</text:p>
          </table:table-cell>
          <table:table-cell/>
        </table:table-row>
        <table:table-row table:style-name="ro1">
          <table:table-cell table:formula="of:=['CB Main'.B208]" office:value-type="float" office:value="203">
            <text:p>203</text:p>
          </table:table-cell>
          <table:table-cell table:formula="of:=['CB Main'.J208]" office:value-type="float" office:value="-18">
            <text:p>-18</text:p>
          </table:table-cell>
          <table:table-cell table:formula="of:=['CB Main'.M208]" office:value-type="float" office:value="-17">
            <text:p>-17</text:p>
          </table:table-cell>
          <table:table-cell table:formula="of:=['CB Main'.N208]" office:value-type="float" office:value="-19">
            <text:p>-19</text:p>
          </table:table-cell>
          <table:table-cell/>
        </table:table-row>
        <table:table-row table:style-name="ro1">
          <table:table-cell table:formula="of:=['CB Main'.B209]" office:value-type="float" office:value="204">
            <text:p>204</text:p>
          </table:table-cell>
          <table:table-cell table:formula="of:=['CB Main'.J209]" office:value-type="float" office:value="-19">
            <text:p>-19</text:p>
          </table:table-cell>
          <table:table-cell table:formula="of:=['CB Main'.M209]" office:value-type="float" office:value="-18">
            <text:p>-18</text:p>
          </table:table-cell>
          <table:table-cell table:formula="of:=['CB Main'.N209]" office:value-type="float" office:value="-20">
            <text:p>-20</text:p>
          </table:table-cell>
          <table:table-cell/>
        </table:table-row>
        <table:table-row table:style-name="ro1">
          <table:table-cell table:formula="of:=['CB Main'.B210]" office:value-type="float" office:value="205">
            <text:p>205</text:p>
          </table:table-cell>
          <table:table-cell table:formula="of:=['CB Main'.J210]" office:value-type="float" office:value="-20">
            <text:p>-20</text:p>
          </table:table-cell>
          <table:table-cell table:formula="of:=['CB Main'.M210]" office:value-type="float" office:value="-19">
            <text:p>-19</text:p>
          </table:table-cell>
          <table:table-cell table:formula="of:=['CB Main'.N210]" office:value-type="float" office:value="-21">
            <text:p>-21</text:p>
          </table:table-cell>
          <table:table-cell/>
        </table:table-row>
        <table:table-row table:style-name="ro1">
          <table:table-cell table:formula="of:=['CB Main'.B211]" office:value-type="float" office:value="206">
            <text:p>206</text:p>
          </table:table-cell>
          <table:table-cell table:formula="of:=['CB Main'.J211]" office:value-type="float" office:value="-20">
            <text:p>-20</text:p>
          </table:table-cell>
          <table:table-cell table:formula="of:=['CB Main'.M211]" office:value-type="float" office:value="-19">
            <text:p>-19</text:p>
          </table:table-cell>
          <table:table-cell table:formula="of:=['CB Main'.N211]" office:value-type="float" office:value="-21">
            <text:p>-21</text:p>
          </table:table-cell>
          <table:table-cell/>
        </table:table-row>
        <table:table-row table:style-name="ro1">
          <table:table-cell table:formula="of:=['CB Main'.B212]" office:value-type="float" office:value="207">
            <text:p>207</text:p>
          </table:table-cell>
          <table:table-cell table:formula="of:=['CB Main'.J212]" office:value-type="float" office:value="-21">
            <text:p>-21</text:p>
          </table:table-cell>
          <table:table-cell table:formula="of:=['CB Main'.M212]" office:value-type="float" office:value="-20">
            <text:p>-20</text:p>
          </table:table-cell>
          <table:table-cell table:formula="of:=['CB Main'.N212]" office:value-type="float" office:value="-22">
            <text:p>-22</text:p>
          </table:table-cell>
          <table:table-cell/>
        </table:table-row>
        <table:table-row table:style-name="ro1">
          <table:table-cell table:formula="of:=['CB Main'.B213]" office:value-type="float" office:value="208">
            <text:p>208</text:p>
          </table:table-cell>
          <table:table-cell table:formula="of:=['CB Main'.J213]" office:value-type="float" office:value="-21">
            <text:p>-21</text:p>
          </table:table-cell>
          <table:table-cell table:formula="of:=['CB Main'.M213]" office:value-type="float" office:value="-19">
            <text:p>-19</text:p>
          </table:table-cell>
          <table:table-cell table:formula="of:=['CB Main'.N213]" office:value-type="float" office:value="-22">
            <text:p>-22</text:p>
          </table:table-cell>
          <table:table-cell/>
        </table:table-row>
        <table:table-row table:style-name="ro1">
          <table:table-cell table:formula="of:=['CB Main'.B214]" office:value-type="float" office:value="209">
            <text:p>209</text:p>
          </table:table-cell>
          <table:table-cell table:formula="of:=['CB Main'.J214]" office:value-type="float" office:value="-21">
            <text:p>-21</text:p>
          </table:table-cell>
          <table:table-cell table:formula="of:=['CB Main'.M214]" office:value-type="float" office:value="-20">
            <text:p>-20</text:p>
          </table:table-cell>
          <table:table-cell table:formula="of:=['CB Main'.N214]" office:value-type="float" office:value="-23">
            <text:p>-23</text:p>
          </table:table-cell>
          <table:table-cell/>
        </table:table-row>
        <table:table-row table:style-name="ro1">
          <table:table-cell table:formula="of:=['CB Main'.B215]" office:value-type="float" office:value="210">
            <text:p>210</text:p>
          </table:table-cell>
          <table:table-cell table:formula="of:=['CB Main'.J215]" office:value-type="float" office:value="-22">
            <text:p>-22</text:p>
          </table:table-cell>
          <table:table-cell table:formula="of:=['CB Main'.M215]" office:value-type="float" office:value="-21">
            <text:p>-21</text:p>
          </table:table-cell>
          <table:table-cell table:formula="of:=['CB Main'.N215]" office:value-type="float" office:value="-23">
            <text:p>-23</text:p>
          </table:table-cell>
          <table:table-cell/>
        </table:table-row>
        <table:table-row table:style-name="ro1">
          <table:table-cell table:formula="of:=['CB Main'.B216]" office:value-type="float" office:value="211">
            <text:p>211</text:p>
          </table:table-cell>
          <table:table-cell table:formula="of:=['CB Main'.J216]" office:value-type="float" office:value="-22">
            <text:p>-22</text:p>
          </table:table-cell>
          <table:table-cell table:formula="of:=['CB Main'.M216]" office:value-type="float" office:value="-21">
            <text:p>-21</text:p>
          </table:table-cell>
          <table:table-cell table:formula="of:=['CB Main'.N216]" office:value-type="float" office:value="-23">
            <text:p>-23</text:p>
          </table:table-cell>
          <table:table-cell/>
        </table:table-row>
        <table:table-row table:style-name="ro1">
          <table:table-cell table:formula="of:=['CB Main'.B217]" office:value-type="float" office:value="212">
            <text:p>212</text:p>
          </table:table-cell>
          <table:table-cell table:formula="of:=['CB Main'.J217]" office:value-type="float" office:value="-23">
            <text:p>-23</text:p>
          </table:table-cell>
          <table:table-cell table:formula="of:=['CB Main'.M217]" office:value-type="float" office:value="-22">
            <text:p>-22</text:p>
          </table:table-cell>
          <table:table-cell table:formula="of:=['CB Main'.N217]" office:value-type="float" office:value="-24">
            <text:p>-24</text:p>
          </table:table-cell>
          <table:table-cell/>
        </table:table-row>
        <table:table-row table:style-name="ro1">
          <table:table-cell table:formula="of:=['CB Main'.B218]" office:value-type="float" office:value="213">
            <text:p>213</text:p>
          </table:table-cell>
          <table:table-cell table:formula="of:=['CB Main'.J218]" office:value-type="float" office:value="-23">
            <text:p>-23</text:p>
          </table:table-cell>
          <table:table-cell table:formula="of:=['CB Main'.M218]" office:value-type="float" office:value="-22">
            <text:p>-22</text:p>
          </table:table-cell>
          <table:table-cell table:formula="of:=['CB Main'.N218]" office:value-type="float" office:value="-24">
            <text:p>-24</text:p>
          </table:table-cell>
          <table:table-cell/>
        </table:table-row>
        <table:table-row table:style-name="ro1">
          <table:table-cell table:formula="of:=['CB Main'.B219]" office:value-type="float" office:value="214">
            <text:p>214</text:p>
          </table:table-cell>
          <table:table-cell table:formula="of:=['CB Main'.J219]" office:value-type="float" office:value="-23">
            <text:p>-23</text:p>
          </table:table-cell>
          <table:table-cell table:formula="of:=['CB Main'.M219]" office:value-type="float" office:value="-22">
            <text:p>-22</text:p>
          </table:table-cell>
          <table:table-cell table:formula="of:=['CB Main'.N219]" office:value-type="float" office:value="-25">
            <text:p>-25</text:p>
          </table:table-cell>
          <table:table-cell/>
        </table:table-row>
        <table:table-row table:style-name="ro1">
          <table:table-cell table:formula="of:=['CB Main'.B220]" office:value-type="float" office:value="215">
            <text:p>215</text:p>
          </table:table-cell>
          <table:table-cell table:formula="of:=['CB Main'.J220]" office:value-type="float" office:value="24">
            <text:p>24</text:p>
          </table:table-cell>
          <table:table-cell table:formula="of:=['CB Main'.M220]" office:value-type="float" office:value="25">
            <text:p>25</text:p>
          </table:table-cell>
          <table:table-cell table:formula="of:=['CB Main'.N220]" office:value-type="float" office:value="22">
            <text:p>22</text:p>
          </table:table-cell>
          <table:table-cell/>
        </table:table-row>
        <table:table-row table:style-name="ro1">
          <table:table-cell table:formula="of:=['CB Main'.B221]" office:value-type="float" office:value="216">
            <text:p>216</text:p>
          </table:table-cell>
          <table:table-cell table:formula="of:=['CB Main'.J221]" office:value-type="float" office:value="-24">
            <text:p>-24</text:p>
          </table:table-cell>
          <table:table-cell table:formula="of:=['CB Main'.M221]" office:value-type="float" office:value="-23">
            <text:p>-23</text:p>
          </table:table-cell>
          <table:table-cell table:formula="of:=['CB Main'.N221]" office:value-type="float" office:value="-25">
            <text:p>-25</text:p>
          </table:table-cell>
          <table:table-cell/>
        </table:table-row>
        <table:table-row table:style-name="ro1">
          <table:table-cell table:formula="of:=['CB Main'.B222]" office:value-type="float" office:value="217">
            <text:p>217</text:p>
          </table:table-cell>
          <table:table-cell table:formula="of:=['CB Main'.J222]" office:value-type="float" office:value="24">
            <text:p>24</text:p>
          </table:table-cell>
          <table:table-cell table:formula="of:=['CB Main'.M222]" office:value-type="float" office:value="25">
            <text:p>25</text:p>
          </table:table-cell>
          <table:table-cell table:formula="of:=['CB Main'.N222]" office:value-type="float" office:value="22">
            <text:p>22</text:p>
          </table:table-cell>
          <table:table-cell/>
        </table:table-row>
        <table:table-row table:style-name="ro1">
          <table:table-cell table:formula="of:=['CB Main'.B223]" office:value-type="float" office:value="218">
            <text:p>218</text:p>
          </table:table-cell>
          <table:table-cell table:formula="of:=['CB Main'.J223]" office:value-type="float" office:value="23">
            <text:p>23</text:p>
          </table:table-cell>
          <table:table-cell table:formula="of:=['CB Main'.M223]" office:value-type="float" office:value="24">
            <text:p>24</text:p>
          </table:table-cell>
          <table:table-cell table:formula="of:=['CB Main'.N223]" office:value-type="float" office:value="22">
            <text:p>22</text:p>
          </table:table-cell>
          <table:table-cell/>
        </table:table-row>
        <table:table-row table:style-name="ro1">
          <table:table-cell table:formula="of:=['CB Main'.B224]" office:value-type="float" office:value="219">
            <text:p>219</text:p>
          </table:table-cell>
          <table:table-cell table:formula="of:=['CB Main'.J224]" office:value-type="float" office:value="23">
            <text:p>23</text:p>
          </table:table-cell>
          <table:table-cell table:formula="of:=['CB Main'.M224]" office:value-type="float" office:value="24">
            <text:p>24</text:p>
          </table:table-cell>
          <table:table-cell table:formula="of:=['CB Main'.N224]" office:value-type="float" office:value="22">
            <text:p>22</text:p>
          </table:table-cell>
          <table:table-cell/>
        </table:table-row>
        <table:table-row table:style-name="ro1">
          <table:table-cell table:formula="of:=['CB Main'.B225]" office:value-type="float" office:value="220">
            <text:p>220</text:p>
          </table:table-cell>
          <table:table-cell table:formula="of:=['CB Main'.J225]" office:value-type="float" office:value="22">
            <text:p>22</text:p>
          </table:table-cell>
          <table:table-cell table:formula="of:=['CB Main'.M225]" office:value-type="float" office:value="23">
            <text:p>23</text:p>
          </table:table-cell>
          <table:table-cell table:formula="of:=['CB Main'.N225]" office:value-type="float" office:value="21">
            <text:p>21</text:p>
          </table:table-cell>
          <table:table-cell/>
        </table:table-row>
        <table:table-row table:style-name="ro1">
          <table:table-cell table:formula="of:=['CB Main'.B226]" office:value-type="float" office:value="221">
            <text:p>221</text:p>
          </table:table-cell>
          <table:table-cell table:formula="of:=['CB Main'.J226]" office:value-type="float" office:value="22">
            <text:p>22</text:p>
          </table:table-cell>
          <table:table-cell table:formula="of:=['CB Main'.M226]" office:value-type="float" office:value="23">
            <text:p>23</text:p>
          </table:table-cell>
          <table:table-cell table:formula="of:=['CB Main'.N226]" office:value-type="float" office:value="21">
            <text:p>21</text:p>
          </table:table-cell>
          <table:table-cell/>
        </table:table-row>
        <table:table-row table:style-name="ro1">
          <table:table-cell table:formula="of:=['CB Main'.B227]" office:value-type="float" office:value="222">
            <text:p>222</text:p>
          </table:table-cell>
          <table:table-cell table:formula="of:=['CB Main'.J227]" office:value-type="float" office:value="22">
            <text:p>22</text:p>
          </table:table-cell>
          <table:table-cell table:formula="of:=['CB Main'.M227]" office:value-type="float" office:value="23">
            <text:p>23</text:p>
          </table:table-cell>
          <table:table-cell table:formula="of:=['CB Main'.N227]" office:value-type="float" office:value="21">
            <text:p>21</text:p>
          </table:table-cell>
          <table:table-cell/>
        </table:table-row>
        <table:table-row table:style-name="ro1">
          <table:table-cell table:formula="of:=['CB Main'.B228]" office:value-type="float" office:value="223">
            <text:p>223</text:p>
          </table:table-cell>
          <table:table-cell table:formula="of:=['CB Main'.J228]" office:value-type="float" office:value="21">
            <text:p>21</text:p>
          </table:table-cell>
          <table:table-cell table:formula="of:=['CB Main'.M228]" office:value-type="float" office:value="22">
            <text:p>22</text:p>
          </table:table-cell>
          <table:table-cell table:formula="of:=['CB Main'.N228]" office:value-type="float" office:value="20">
            <text:p>20</text:p>
          </table:table-cell>
          <table:table-cell/>
        </table:table-row>
        <table:table-row table:style-name="ro1">
          <table:table-cell table:formula="of:=['CB Main'.B229]" office:value-type="float" office:value="224">
            <text:p>224</text:p>
          </table:table-cell>
          <table:table-cell table:formula="of:=['CB Main'.J229]" office:value-type="float" office:value="22">
            <text:p>22</text:p>
          </table:table-cell>
          <table:table-cell table:formula="of:=['CB Main'.M229]" office:value-type="float" office:value="23">
            <text:p>23</text:p>
          </table:table-cell>
          <table:table-cell table:formula="of:=['CB Main'.N229]" office:value-type="float" office:value="21">
            <text:p>21</text:p>
          </table:table-cell>
          <table:table-cell/>
        </table:table-row>
        <table:table-row table:style-name="ro1">
          <table:table-cell table:formula="of:=['CB Main'.B230]" office:value-type="float" office:value="225">
            <text:p>225</text:p>
          </table:table-cell>
          <table:table-cell table:formula="of:=['CB Main'.J230]" office:value-type="float" office:value="21">
            <text:p>21</text:p>
          </table:table-cell>
          <table:table-cell table:formula="of:=['CB Main'.M230]" office:value-type="float" office:value="22">
            <text:p>22</text:p>
          </table:table-cell>
          <table:table-cell table:formula="of:=['CB Main'.N230]" office:value-type="float" office:value="20">
            <text:p>20</text:p>
          </table:table-cell>
          <table:table-cell/>
        </table:table-row>
        <table:table-row table:style-name="ro1">
          <table:table-cell table:formula="of:=['CB Main'.B231]" office:value-type="float" office:value="226">
            <text:p>226</text:p>
          </table:table-cell>
          <table:table-cell table:formula="of:=['CB Main'.J231]" office:value-type="float" office:value="20">
            <text:p>20</text:p>
          </table:table-cell>
          <table:table-cell table:formula="of:=['CB Main'.M231]" office:value-type="float" office:value="21">
            <text:p>21</text:p>
          </table:table-cell>
          <table:table-cell table:formula="of:=['CB Main'.N231]" office:value-type="float" office:value="19">
            <text:p>19</text:p>
          </table:table-cell>
          <table:table-cell/>
        </table:table-row>
        <table:table-row table:style-name="ro1">
          <table:table-cell table:formula="of:=['CB Main'.B232]" office:value-type="float" office:value="227">
            <text:p>227</text:p>
          </table:table-cell>
          <table:table-cell table:formula="of:=['CB Main'.J232]" office:value-type="float" office:value="20">
            <text:p>20</text:p>
          </table:table-cell>
          <table:table-cell table:formula="of:=['CB Main'.M232]" office:value-type="float" office:value="21">
            <text:p>21</text:p>
          </table:table-cell>
          <table:table-cell table:formula="of:=['CB Main'.N232]" office:value-type="float" office:value="19">
            <text:p>19</text:p>
          </table:table-cell>
          <table:table-cell/>
        </table:table-row>
        <table:table-row table:style-name="ro1">
          <table:table-cell table:formula="of:=['CB Main'.B233]" office:value-type="float" office:value="228">
            <text:p>228</text:p>
          </table:table-cell>
          <table:table-cell table:formula="of:=['CB Main'.J233]" office:value-type="float" office:value="19">
            <text:p>19</text:p>
          </table:table-cell>
          <table:table-cell table:formula="of:=['CB Main'.M233]" office:value-type="float" office:value="20">
            <text:p>20</text:p>
          </table:table-cell>
          <table:table-cell table:formula="of:=['CB Main'.N233]" office:value-type="float" office:value="18">
            <text:p>18</text:p>
          </table:table-cell>
          <table:table-cell/>
        </table:table-row>
        <table:table-row table:style-name="ro1">
          <table:table-cell table:formula="of:=['CB Main'.B234]" office:value-type="float" office:value="229">
            <text:p>229</text:p>
          </table:table-cell>
          <table:table-cell table:formula="of:=['CB Main'.J234]" office:value-type="float" office:value="19">
            <text:p>19</text:p>
          </table:table-cell>
          <table:table-cell table:formula="of:=['CB Main'.M234]" office:value-type="float" office:value="20">
            <text:p>20</text:p>
          </table:table-cell>
          <table:table-cell table:formula="of:=['CB Main'.N234]" office:value-type="float" office:value="18">
            <text:p>18</text:p>
          </table:table-cell>
          <table:table-cell/>
        </table:table-row>
        <table:table-row table:style-name="ro1">
          <table:table-cell table:formula="of:=['CB Main'.B235]" office:value-type="float" office:value="230">
            <text:p>230</text:p>
          </table:table-cell>
          <table:table-cell table:formula="of:=['CB Main'.J235]" office:value-type="float" office:value="19">
            <text:p>19</text:p>
          </table:table-cell>
          <table:table-cell table:formula="of:=['CB Main'.M235]" office:value-type="float" office:value="20">
            <text:p>20</text:p>
          </table:table-cell>
          <table:table-cell table:formula="of:=['CB Main'.N235]" office:value-type="float" office:value="18">
            <text:p>18</text:p>
          </table:table-cell>
          <table:table-cell/>
        </table:table-row>
        <table:table-row table:style-name="ro1">
          <table:table-cell table:formula="of:=['CB Main'.B236]" office:value-type="float" office:value="231">
            <text:p>231</text:p>
          </table:table-cell>
          <table:table-cell table:formula="of:=['CB Main'.J236]" office:value-type="float" office:value="18">
            <text:p>18</text:p>
          </table:table-cell>
          <table:table-cell table:formula="of:=['CB Main'.M236]" office:value-type="float" office:value="19">
            <text:p>19</text:p>
          </table:table-cell>
          <table:table-cell table:formula="of:=['CB Main'.N236]" office:value-type="float" office:value="17">
            <text:p>17</text:p>
          </table:table-cell>
          <table:table-cell/>
        </table:table-row>
        <table:table-row table:style-name="ro1">
          <table:table-cell table:formula="of:=['CB Main'.B237]" office:value-type="float" office:value="232">
            <text:p>232</text:p>
          </table:table-cell>
          <table:table-cell table:formula="of:=['CB Main'.J237]" office:value-type="float" office:value="19">
            <text:p>19</text:p>
          </table:table-cell>
          <table:table-cell table:formula="of:=['CB Main'.M237]" office:value-type="float" office:value="20">
            <text:p>20</text:p>
          </table:table-cell>
          <table:table-cell table:formula="of:=['CB Main'.N237]" office:value-type="float" office:value="18">
            <text:p>18</text:p>
          </table:table-cell>
          <table:table-cell/>
        </table:table-row>
        <table:table-row table:style-name="ro1">
          <table:table-cell table:formula="of:=['CB Main'.B238]" office:value-type="float" office:value="233">
            <text:p>233</text:p>
          </table:table-cell>
          <table:table-cell table:formula="of:=['CB Main'.J238]" office:value-type="float" office:value="18">
            <text:p>18</text:p>
          </table:table-cell>
          <table:table-cell table:formula="of:=['CB Main'.M238]" office:value-type="float" office:value="19">
            <text:p>19</text:p>
          </table:table-cell>
          <table:table-cell table:formula="of:=['CB Main'.N238]" office:value-type="float" office:value="17">
            <text:p>17</text:p>
          </table:table-cell>
          <table:table-cell/>
        </table:table-row>
        <table:table-row table:style-name="ro1">
          <table:table-cell table:formula="of:=['CB Main'.B239]" office:value-type="float" office:value="234">
            <text:p>234</text:p>
          </table:table-cell>
          <table:table-cell table:formula="of:=['CB Main'.J239]" office:value-type="float" office:value="17">
            <text:p>17</text:p>
          </table:table-cell>
          <table:table-cell table:formula="of:=['CB Main'.M239]" office:value-type="float" office:value="18">
            <text:p>18</text:p>
          </table:table-cell>
          <table:table-cell table:formula="of:=['CB Main'.N239]" office:value-type="float" office:value="16">
            <text:p>16</text:p>
          </table:table-cell>
          <table:table-cell/>
        </table:table-row>
        <table:table-row table:style-name="ro1">
          <table:table-cell table:formula="of:=['CB Main'.B240]" office:value-type="float" office:value="235">
            <text:p>235</text:p>
          </table:table-cell>
          <table:table-cell table:formula="of:=['CB Main'.J240]" office:value-type="float" office:value="17">
            <text:p>17</text:p>
          </table:table-cell>
          <table:table-cell table:formula="of:=['CB Main'.M240]" office:value-type="float" office:value="19">
            <text:p>19</text:p>
          </table:table-cell>
          <table:table-cell table:formula="of:=['CB Main'.N240]" office:value-type="float" office:value="16">
            <text:p>16</text:p>
          </table:table-cell>
          <table:table-cell/>
        </table:table-row>
        <table:table-row table:style-name="ro1">
          <table:table-cell table:formula="of:=['CB Main'.B241]" office:value-type="float" office:value="236">
            <text:p>236</text:p>
          </table:table-cell>
          <table:table-cell table:formula="of:=['CB Main'.J241]" office:value-type="float" office:value="17">
            <text:p>17</text:p>
          </table:table-cell>
          <table:table-cell table:formula="of:=['CB Main'.M241]" office:value-type="float" office:value="18">
            <text:p>18</text:p>
          </table:table-cell>
          <table:table-cell table:formula="of:=['CB Main'.N241]" office:value-type="float" office:value="15">
            <text:p>15</text:p>
          </table:table-cell>
          <table:table-cell/>
        </table:table-row>
        <table:table-row table:style-name="ro1">
          <table:table-cell table:formula="of:=['CB Main'.B242]" office:value-type="float" office:value="237">
            <text:p>237</text:p>
          </table:table-cell>
          <table:table-cell table:formula="of:=['CB Main'.J242]" office:value-type="float" office:value="16">
            <text:p>16</text:p>
          </table:table-cell>
          <table:table-cell table:formula="of:=['CB Main'.M242]" office:value-type="float" office:value="18">
            <text:p>18</text:p>
          </table:table-cell>
          <table:table-cell table:formula="of:=['CB Main'.N242]" office:value-type="float" office:value="15">
            <text:p>15</text:p>
          </table:table-cell>
          <table:table-cell/>
        </table:table-row>
        <table:table-row table:style-name="ro1">
          <table:table-cell table:formula="of:=['CB Main'.B243]" office:value-type="float" office:value="238">
            <text:p>238</text:p>
          </table:table-cell>
          <table:table-cell table:formula="of:=['CB Main'.J243]" office:value-type="float" office:value="16">
            <text:p>16</text:p>
          </table:table-cell>
          <table:table-cell table:formula="of:=['CB Main'.M243]" office:value-type="float" office:value="17">
            <text:p>17</text:p>
          </table:table-cell>
          <table:table-cell table:formula="of:=['CB Main'.N243]" office:value-type="float" office:value="15">
            <text:p>15</text:p>
          </table:table-cell>
          <table:table-cell/>
        </table:table-row>
        <table:table-row table:style-name="ro1">
          <table:table-cell table:formula="of:=['CB Main'.B244]" office:value-type="float" office:value="239">
            <text:p>239</text:p>
          </table:table-cell>
          <table:table-cell table:formula="of:=['CB Main'.J244]" office:value-type="float" office:value="15">
            <text:p>15</text:p>
          </table:table-cell>
          <table:table-cell table:formula="of:=['CB Main'.M244]" office:value-type="float" office:value="16">
            <text:p>16</text:p>
          </table:table-cell>
          <table:table-cell table:formula="of:=['CB Main'.N244]" office:value-type="float" office:value="14">
            <text:p>14</text:p>
          </table:table-cell>
          <table:table-cell/>
        </table:table-row>
        <table:table-row table:style-name="ro1">
          <table:table-cell table:formula="of:=['CB Main'.B245]" office:value-type="float" office:value="240">
            <text:p>240</text:p>
          </table:table-cell>
          <table:table-cell table:formula="of:=['CB Main'.J245]" office:value-type="float" office:value="-15">
            <text:p>-15</text:p>
          </table:table-cell>
          <table:table-cell table:formula="of:=['CB Main'.M245]" office:value-type="float" office:value="-14">
            <text:p>-14</text:p>
          </table:table-cell>
          <table:table-cell table:formula="of:=['CB Main'.N245]" office:value-type="float" office:value="-16">
            <text:p>-16</text:p>
          </table:table-cell>
          <table:table-cell/>
        </table:table-row>
        <table:table-row table:style-name="ro1">
          <table:table-cell table:formula="of:=['CB Main'.B246]" office:value-type="float" office:value="241">
            <text:p>241</text:p>
          </table:table-cell>
          <table:table-cell table:formula="of:=['CB Main'.J246]" office:value-type="float" office:value="-16">
            <text:p>-16</text:p>
          </table:table-cell>
          <table:table-cell table:formula="of:=['CB Main'.M246]" office:value-type="float" office:value="-15">
            <text:p>-15</text:p>
          </table:table-cell>
          <table:table-cell table:formula="of:=['CB Main'.N246]" office:value-type="float" office:value="-18">
            <text:p>-18</text:p>
          </table:table-cell>
          <table:table-cell/>
        </table:table-row>
        <table:table-row table:style-name="ro1">
          <table:table-cell table:formula="of:=['CB Main'.B247]" office:value-type="float" office:value="242">
            <text:p>242</text:p>
          </table:table-cell>
          <table:table-cell table:formula="of:=['CB Main'.J247]" office:value-type="float" office:value="-17">
            <text:p>-17</text:p>
          </table:table-cell>
          <table:table-cell table:formula="of:=['CB Main'.M247]" office:value-type="float" office:value="-16">
            <text:p>-16</text:p>
          </table:table-cell>
          <table:table-cell table:formula="of:=['CB Main'.N247]" office:value-type="float" office:value="-19">
            <text:p>-19</text:p>
          </table:table-cell>
          <table:table-cell/>
        </table:table-row>
        <table:table-row table:style-name="ro1">
          <table:table-cell table:formula="of:=['CB Main'.B248]" office:value-type="float" office:value="243">
            <text:p>243</text:p>
          </table:table-cell>
          <table:table-cell table:formula="of:=['CB Main'.J248]" office:value-type="float" office:value="-16">
            <text:p>-16</text:p>
          </table:table-cell>
          <table:table-cell table:formula="of:=['CB Main'.M248]" office:value-type="float" office:value="-15">
            <text:p>-15</text:p>
          </table:table-cell>
          <table:table-cell table:formula="of:=['CB Main'.N248]" office:value-type="float" office:value="-18">
            <text:p>-18</text:p>
          </table:table-cell>
          <table:table-cell/>
        </table:table-row>
        <table:table-row table:style-name="ro1">
          <table:table-cell table:formula="of:=['CB Main'.B249]" office:value-type="float" office:value="244">
            <text:p>244</text:p>
          </table:table-cell>
          <table:table-cell table:formula="of:=['CB Main'.J249]" office:value-type="float" office:value="-18">
            <text:p>-18</text:p>
          </table:table-cell>
          <table:table-cell table:formula="of:=['CB Main'.M249]" office:value-type="float" office:value="-16">
            <text:p>-16</text:p>
          </table:table-cell>
          <table:table-cell table:formula="of:=['CB Main'.N249]" office:value-type="float" office:value="-19">
            <text:p>-19</text:p>
          </table:table-cell>
          <table:table-cell/>
        </table:table-row>
        <table:table-row table:style-name="ro1">
          <table:table-cell table:formula="of:=['CB Main'.B250]" office:value-type="float" office:value="245">
            <text:p>245</text:p>
          </table:table-cell>
          <table:table-cell table:formula="of:=['CB Main'.J250]" office:value-type="float" office:value="-19">
            <text:p>-19</text:p>
          </table:table-cell>
          <table:table-cell table:formula="of:=['CB Main'.M250]" office:value-type="float" office:value="-17">
            <text:p>-17</text:p>
          </table:table-cell>
          <table:table-cell table:formula="of:=['CB Main'.N250]" office:value-type="float" office:value="-20">
            <text:p>-20</text:p>
          </table:table-cell>
          <table:table-cell/>
        </table:table-row>
        <table:table-row table:style-name="ro1">
          <table:table-cell table:formula="of:=['CB Main'.B251]" office:value-type="float" office:value="246">
            <text:p>246</text:p>
          </table:table-cell>
          <table:table-cell table:formula="of:=['CB Main'.J251]" office:value-type="float" office:value="-19">
            <text:p>-19</text:p>
          </table:table-cell>
          <table:table-cell table:formula="of:=['CB Main'.M251]" office:value-type="float" office:value="-17">
            <text:p>-17</text:p>
          </table:table-cell>
          <table:table-cell table:formula="of:=['CB Main'.N251]" office:value-type="float" office:value="-20">
            <text:p>-20</text:p>
          </table:table-cell>
          <table:table-cell/>
        </table:table-row>
        <table:table-row table:style-name="ro1">
          <table:table-cell table:formula="of:=['CB Main'.B252]" office:value-type="float" office:value="247">
            <text:p>247</text:p>
          </table:table-cell>
          <table:table-cell table:formula="of:=['CB Main'.J252]" office:value-type="float" office:value="-20">
            <text:p>-20</text:p>
          </table:table-cell>
          <table:table-cell table:formula="of:=['CB Main'.M252]" office:value-type="float" office:value="-19">
            <text:p>-19</text:p>
          </table:table-cell>
          <table:table-cell table:formula="of:=['CB Main'.N252]" office:value-type="float" office:value="-22">
            <text:p>-22</text:p>
          </table:table-cell>
          <table:table-cell/>
        </table:table-row>
        <table:table-row table:style-name="ro1">
          <table:table-cell table:formula="of:=['CB Main'.B253]" office:value-type="float" office:value="248">
            <text:p>248</text:p>
          </table:table-cell>
          <table:table-cell table:formula="of:=['CB Main'.J253]" office:value-type="float" office:value="-19">
            <text:p>-19</text:p>
          </table:table-cell>
          <table:table-cell table:formula="of:=['CB Main'.M253]" office:value-type="float" office:value="-18">
            <text:p>-18</text:p>
          </table:table-cell>
          <table:table-cell table:formula="of:=['CB Main'.N253]" office:value-type="float" office:value="-21">
            <text:p>-21</text:p>
          </table:table-cell>
          <table:table-cell/>
        </table:table-row>
        <table:table-row table:style-name="ro1">
          <table:table-cell table:formula="of:=['CB Main'.B254]" office:value-type="float" office:value="249">
            <text:p>249</text:p>
          </table:table-cell>
          <table:table-cell table:formula="of:=['CB Main'.J254]" office:value-type="float" office:value="-21">
            <text:p>-21</text:p>
          </table:table-cell>
          <table:table-cell table:formula="of:=['CB Main'.M254]" office:value-type="float" office:value="-19">
            <text:p>-19</text:p>
          </table:table-cell>
          <table:table-cell table:formula="of:=['CB Main'.N254]" office:value-type="float" office:value="-22">
            <text:p>-22</text:p>
          </table:table-cell>
          <table:table-cell/>
        </table:table-row>
        <table:table-row table:style-name="ro1">
          <table:table-cell table:formula="of:=['CB Main'.B255]" office:value-type="float" office:value="250">
            <text:p>250</text:p>
          </table:table-cell>
          <table:table-cell table:formula="of:=['CB Main'.J255]" office:value-type="float" office:value="-21">
            <text:p>-21</text:p>
          </table:table-cell>
          <table:table-cell table:formula="of:=['CB Main'.M255]" office:value-type="float" office:value="-20">
            <text:p>-20</text:p>
          </table:table-cell>
          <table:table-cell table:formula="of:=['CB Main'.N255]" office:value-type="float" office:value="-23">
            <text:p>-23</text:p>
          </table:table-cell>
          <table:table-cell/>
        </table:table-row>
        <table:table-row table:style-name="ro1">
          <table:table-cell table:formula="of:=['CB Main'.B256]" office:value-type="float" office:value="251">
            <text:p>251</text:p>
          </table:table-cell>
          <table:table-cell table:formula="of:=['CB Main'.J256]" office:value-type="float" office:value="-21">
            <text:p>-21</text:p>
          </table:table-cell>
          <table:table-cell table:formula="of:=['CB Main'.M256]" office:value-type="float" office:value="-20">
            <text:p>-20</text:p>
          </table:table-cell>
          <table:table-cell table:formula="of:=['CB Main'.N256]" office:value-type="float" office:value="-22">
            <text:p>-22</text:p>
          </table:table-cell>
          <table:table-cell/>
        </table:table-row>
        <table:table-row table:style-name="ro1">
          <table:table-cell table:formula="of:=['CB Main'.B257]" office:value-type="float" office:value="252">
            <text:p>252</text:p>
          </table:table-cell>
          <table:table-cell table:formula="of:=['CB Main'.J257]" office:value-type="float" office:value="-23">
            <text:p>-23</text:p>
          </table:table-cell>
          <table:table-cell table:formula="of:=['CB Main'.M257]" office:value-type="float" office:value="-21">
            <text:p>-21</text:p>
          </table:table-cell>
          <table:table-cell table:formula="of:=['CB Main'.N257]" office:value-type="float" office:value="-24">
            <text:p>-24</text:p>
          </table:table-cell>
          <table:table-cell/>
        </table:table-row>
        <table:table-row table:style-name="ro1">
          <table:table-cell table:formula="of:=['CB Main'.B258]" office:value-type="float" office:value="253">
            <text:p>253</text:p>
          </table:table-cell>
          <table:table-cell table:formula="of:=['CB Main'.J258]" office:value-type="float" office:value="-23">
            <text:p>-23</text:p>
          </table:table-cell>
          <table:table-cell table:formula="of:=['CB Main'.M258]" office:value-type="float" office:value="-21">
            <text:p>-21</text:p>
          </table:table-cell>
          <table:table-cell table:formula="of:=['CB Main'.N258]" office:value-type="float" office:value="-24">
            <text:p>-24</text:p>
          </table:table-cell>
          <table:table-cell/>
        </table:table-row>
        <table:table-row table:style-name="ro1">
          <table:table-cell table:formula="of:=['CB Main'.B259]" office:value-type="float" office:value="254">
            <text:p>254</text:p>
          </table:table-cell>
          <table:table-cell table:formula="of:=['CB Main'.J259]" office:value-type="float" office:value="-23">
            <text:p>-23</text:p>
          </table:table-cell>
          <table:table-cell table:formula="of:=['CB Main'.M259]" office:value-type="float" office:value="-22">
            <text:p>-22</text:p>
          </table:table-cell>
          <table:table-cell table:formula="of:=['CB Main'.N259]" office:value-type="float" office:value="-25">
            <text:p>-25</text:p>
          </table:table-cell>
          <table:table-cell/>
        </table:table-row>
        <table:table-row table:style-name="ro1">
          <table:table-cell table:formula="of:=['CB Main'.B260]" office:value-type="float" office:value="255">
            <text:p>255</text:p>
          </table:table-cell>
          <table:table-cell table:formula="of:=['CB Main'.J260]" office:value-type="float" office:value="23">
            <text:p>23</text:p>
          </table:table-cell>
          <table:table-cell table:formula="of:=['CB Main'.M260]" office:value-type="float" office:value="25">
            <text:p>25</text:p>
          </table:table-cell>
          <table:table-cell table:formula="of:=['CB Main'.N260]" office:value-type="float" office:value="22">
            <text:p>22</text:p>
          </table:table-cell>
          <table:table-cell/>
        </table:table-row>
        <table:table-row table:style-name="ro1">
          <table:table-cell table:formula="of:=['CB Main'.B261]" office:value-type="float" office:value="256">
            <text:p>256</text:p>
          </table:table-cell>
          <table:table-cell table:formula="of:=['CB Main'.J261]" office:value-type="float" office:value="-23">
            <text:p>-23</text:p>
          </table:table-cell>
          <table:table-cell table:formula="of:=['CB Main'.M261]" office:value-type="float" office:value="-22">
            <text:p>-22</text:p>
          </table:table-cell>
          <table:table-cell table:formula="of:=['CB Main'.N261]" office:value-type="float" office:value="-25">
            <text:p>-25</text:p>
          </table:table-cell>
          <table:table-cell/>
        </table:table-row>
        <table:table-row table:style-name="ro1">
          <table:table-cell table:formula="of:=['CB Main'.B262]" office:value-type="float" office:value="257">
            <text:p>257</text:p>
          </table:table-cell>
          <table:table-cell table:formula="of:=['CB Main'.J262]" office:value-type="float" office:value="23">
            <text:p>23</text:p>
          </table:table-cell>
          <table:table-cell table:formula="of:=['CB Main'.M262]" office:value-type="float" office:value="25">
            <text:p>25</text:p>
          </table:table-cell>
          <table:table-cell table:formula="of:=['CB Main'.N262]" office:value-type="float" office:value="22">
            <text:p>22</text:p>
          </table:table-cell>
          <table:table-cell/>
        </table:table-row>
        <table:table-row table:style-name="ro1">
          <table:table-cell table:formula="of:=['CB Main'.B263]" office:value-type="float" office:value="258">
            <text:p>258</text:p>
          </table:table-cell>
          <table:table-cell table:formula="of:=['CB Main'.J263]" office:value-type="float" office:value="23">
            <text:p>23</text:p>
          </table:table-cell>
          <table:table-cell table:formula="of:=['CB Main'.M263]" office:value-type="float" office:value="24">
            <text:p>24</text:p>
          </table:table-cell>
          <table:table-cell table:formula="of:=['CB Main'.N263]" office:value-type="float" office:value="22">
            <text:p>22</text:p>
          </table:table-cell>
          <table:table-cell/>
        </table:table-row>
        <table:table-row table:style-name="ro1">
          <table:table-cell table:formula="of:=['CB Main'.B264]" office:value-type="float" office:value="259">
            <text:p>259</text:p>
          </table:table-cell>
          <table:table-cell table:formula="of:=['CB Main'.J264]" office:value-type="float" office:value="23">
            <text:p>23</text:p>
          </table:table-cell>
          <table:table-cell table:formula="of:=['CB Main'.M264]" office:value-type="float" office:value="24">
            <text:p>24</text:p>
          </table:table-cell>
          <table:table-cell table:formula="of:=['CB Main'.N264]" office:value-type="float" office:value="22">
            <text:p>22</text:p>
          </table:table-cell>
          <table:table-cell/>
        </table:table-row>
        <table:table-row table:style-name="ro1">
          <table:table-cell table:formula="of:=['CB Main'.B265]" office:value-type="float" office:value="260">
            <text:p>260</text:p>
          </table:table-cell>
          <table:table-cell table:formula="of:=['CB Main'.J265]" office:value-type="float" office:value="22">
            <text:p>22</text:p>
          </table:table-cell>
          <table:table-cell table:formula="of:=['CB Main'.M265]" office:value-type="float" office:value="23">
            <text:p>23</text:p>
          </table:table-cell>
          <table:table-cell table:formula="of:=['CB Main'.N265]" office:value-type="float" office:value="21">
            <text:p>21</text:p>
          </table:table-cell>
          <table:table-cell/>
        </table:table-row>
        <table:table-row table:style-name="ro1">
          <table:table-cell table:formula="of:=['CB Main'.B266]" office:value-type="float" office:value="261">
            <text:p>261</text:p>
          </table:table-cell>
          <table:table-cell table:formula="of:=['CB Main'.J266]" office:value-type="float" office:value="22">
            <text:p>22</text:p>
          </table:table-cell>
          <table:table-cell table:formula="of:=['CB Main'.M266]" office:value-type="float" office:value="23">
            <text:p>23</text:p>
          </table:table-cell>
          <table:table-cell table:formula="of:=['CB Main'.N266]" office:value-type="float" office:value="21">
            <text:p>21</text:p>
          </table:table-cell>
          <table:table-cell/>
        </table:table-row>
        <table:table-row table:style-name="ro1">
          <table:table-cell table:formula="of:=['CB Main'.B267]" office:value-type="float" office:value="262">
            <text:p>262</text:p>
          </table:table-cell>
          <table:table-cell table:formula="of:=['CB Main'.J267]" office:value-type="float" office:value="22">
            <text:p>22</text:p>
          </table:table-cell>
          <table:table-cell table:formula="of:=['CB Main'.M267]" office:value-type="float" office:value="23">
            <text:p>23</text:p>
          </table:table-cell>
          <table:table-cell table:formula="of:=['CB Main'.N267]" office:value-type="float" office:value="20">
            <text:p>20</text:p>
          </table:table-cell>
          <table:table-cell/>
        </table:table-row>
        <table:table-row table:style-name="ro1">
          <table:table-cell table:formula="of:=['CB Main'.B268]" office:value-type="float" office:value="263">
            <text:p>263</text:p>
          </table:table-cell>
          <table:table-cell table:formula="of:=['CB Main'.J268]" office:value-type="float" office:value="21">
            <text:p>21</text:p>
          </table:table-cell>
          <table:table-cell table:formula="of:=['CB Main'.M268]" office:value-type="float" office:value="22">
            <text:p>22</text:p>
          </table:table-cell>
          <table:table-cell table:formula="of:=['CB Main'.N268]" office:value-type="float" office:value="19">
            <text:p>19</text:p>
          </table:table-cell>
          <table:table-cell/>
        </table:table-row>
        <table:table-row table:style-name="ro1">
          <table:table-cell table:formula="of:=['CB Main'.B269]" office:value-type="float" office:value="264">
            <text:p>264</text:p>
          </table:table-cell>
          <table:table-cell table:formula="of:=['CB Main'.J269]" office:value-type="float" office:value="22">
            <text:p>22</text:p>
          </table:table-cell>
          <table:table-cell table:formula="of:=['CB Main'.M269]" office:value-type="float" office:value="23">
            <text:p>23</text:p>
          </table:table-cell>
          <table:table-cell table:formula="of:=['CB Main'.N269]" office:value-type="float" office:value="21">
            <text:p>21</text:p>
          </table:table-cell>
          <table:table-cell/>
        </table:table-row>
        <table:table-row table:style-name="ro1">
          <table:table-cell table:formula="of:=['CB Main'.B270]" office:value-type="float" office:value="265">
            <text:p>265</text:p>
          </table:table-cell>
          <table:table-cell table:formula="of:=['CB Main'.J270]" office:value-type="float" office:value="21">
            <text:p>21</text:p>
          </table:table-cell>
          <table:table-cell table:formula="of:=['CB Main'.M270]" office:value-type="float" office:value="22">
            <text:p>22</text:p>
          </table:table-cell>
          <table:table-cell table:formula="of:=['CB Main'.N270]" office:value-type="float" office:value="20">
            <text:p>20</text:p>
          </table:table-cell>
          <table:table-cell/>
        </table:table-row>
        <table:table-row table:style-name="ro1">
          <table:table-cell table:formula="of:=['CB Main'.B271]" office:value-type="float" office:value="266">
            <text:p>266</text:p>
          </table:table-cell>
          <table:table-cell table:formula="of:=['CB Main'.J271]" office:value-type="float" office:value="20">
            <text:p>20</text:p>
          </table:table-cell>
          <table:table-cell table:formula="of:=['CB Main'.M271]" office:value-type="float" office:value="21">
            <text:p>21</text:p>
          </table:table-cell>
          <table:table-cell table:formula="of:=['CB Main'.N271]" office:value-type="float" office:value="19">
            <text:p>19</text:p>
          </table:table-cell>
          <table:table-cell/>
        </table:table-row>
        <table:table-row table:style-name="ro1">
          <table:table-cell table:formula="of:=['CB Main'.B272]" office:value-type="float" office:value="267">
            <text:p>267</text:p>
          </table:table-cell>
          <table:table-cell table:formula="of:=['CB Main'.J272]" office:value-type="float" office:value="20">
            <text:p>20</text:p>
          </table:table-cell>
          <table:table-cell table:formula="of:=['CB Main'.M272]" office:value-type="float" office:value="21">
            <text:p>21</text:p>
          </table:table-cell>
          <table:table-cell table:formula="of:=['CB Main'.N272]" office:value-type="float" office:value="19">
            <text:p>19</text:p>
          </table:table-cell>
          <table:table-cell/>
        </table:table-row>
        <table:table-row table:style-name="ro1">
          <table:table-cell table:formula="of:=['CB Main'.B273]" office:value-type="float" office:value="268">
            <text:p>268</text:p>
          </table:table-cell>
          <table:table-cell table:formula="of:=['CB Main'.J273]" office:value-type="float" office:value="19">
            <text:p>19</text:p>
          </table:table-cell>
          <table:table-cell table:formula="of:=['CB Main'.M273]" office:value-type="float" office:value="20">
            <text:p>20</text:p>
          </table:table-cell>
          <table:table-cell table:formula="of:=['CB Main'.N273]" office:value-type="float" office:value="18">
            <text:p>18</text:p>
          </table:table-cell>
          <table:table-cell/>
        </table:table-row>
        <table:table-row table:style-name="ro1">
          <table:table-cell table:formula="of:=['CB Main'.B274]" office:value-type="float" office:value="269">
            <text:p>269</text:p>
          </table:table-cell>
          <table:table-cell table:formula="of:=['CB Main'.J274]" office:value-type="float" office:value="19">
            <text:p>19</text:p>
          </table:table-cell>
          <table:table-cell table:formula="of:=['CB Main'.M274]" office:value-type="float" office:value="20">
            <text:p>20</text:p>
          </table:table-cell>
          <table:table-cell table:formula="of:=['CB Main'.N274]" office:value-type="float" office:value="18">
            <text:p>18</text:p>
          </table:table-cell>
          <table:table-cell/>
        </table:table-row>
        <table:table-row table:style-name="ro1">
          <table:table-cell table:formula="of:=['CB Main'.B275]" office:value-type="float" office:value="270">
            <text:p>270</text:p>
          </table:table-cell>
          <table:table-cell table:formula="of:=['CB Main'.J275]" office:value-type="float" office:value="19">
            <text:p>19</text:p>
          </table:table-cell>
          <table:table-cell table:formula="of:=['CB Main'.M275]" office:value-type="float" office:value="20">
            <text:p>20</text:p>
          </table:table-cell>
          <table:table-cell table:formula="of:=['CB Main'.N275]" office:value-type="float" office:value="18">
            <text:p>18</text:p>
          </table:table-cell>
          <table:table-cell/>
        </table:table-row>
        <table:table-row table:style-name="ro1">
          <table:table-cell table:formula="of:=['CB Main'.B276]" office:value-type="float" office:value="271">
            <text:p>271</text:p>
          </table:table-cell>
          <table:table-cell table:formula="of:=['CB Main'.J276]" office:value-type="float" office:value="18">
            <text:p>18</text:p>
          </table:table-cell>
          <table:table-cell table:formula="of:=['CB Main'.M276]" office:value-type="float" office:value="19">
            <text:p>19</text:p>
          </table:table-cell>
          <table:table-cell table:formula="of:=['CB Main'.N276]" office:value-type="float" office:value="17">
            <text:p>17</text:p>
          </table:table-cell>
          <table:table-cell/>
        </table:table-row>
        <table:table-row table:style-name="ro1">
          <table:table-cell table:formula="of:=['CB Main'.B277]" office:value-type="float" office:value="272">
            <text:p>272</text:p>
          </table:table-cell>
          <table:table-cell table:formula="of:=['CB Main'.J277]" office:value-type="float" office:value="19">
            <text:p>19</text:p>
          </table:table-cell>
          <table:table-cell table:formula="of:=['CB Main'.M277]" office:value-type="float" office:value="20">
            <text:p>20</text:p>
          </table:table-cell>
          <table:table-cell table:formula="of:=['CB Main'.N277]" office:value-type="float" office:value="18">
            <text:p>18</text:p>
          </table:table-cell>
          <table:table-cell/>
        </table:table-row>
        <table:table-row table:style-name="ro1">
          <table:table-cell table:formula="of:=['CB Main'.B278]" office:value-type="float" office:value="273">
            <text:p>273</text:p>
          </table:table-cell>
          <table:table-cell table:formula="of:=['CB Main'.J278]" office:value-type="float" office:value="18">
            <text:p>18</text:p>
          </table:table-cell>
          <table:table-cell table:formula="of:=['CB Main'.M278]" office:value-type="float" office:value="19">
            <text:p>19</text:p>
          </table:table-cell>
          <table:table-cell table:formula="of:=['CB Main'.N278]" office:value-type="float" office:value="17">
            <text:p>17</text:p>
          </table:table-cell>
          <table:table-cell/>
        </table:table-row>
        <table:table-row table:style-name="ro1">
          <table:table-cell table:formula="of:=['CB Main'.B279]" office:value-type="float" office:value="274">
            <text:p>274</text:p>
          </table:table-cell>
          <table:table-cell table:formula="of:=['CB Main'.J279]" office:value-type="float" office:value="17">
            <text:p>17</text:p>
          </table:table-cell>
          <table:table-cell table:formula="of:=['CB Main'.M279]" office:value-type="float" office:value="19">
            <text:p>19</text:p>
          </table:table-cell>
          <table:table-cell table:formula="of:=['CB Main'.N279]" office:value-type="float" office:value="16">
            <text:p>16</text:p>
          </table:table-cell>
          <table:table-cell/>
        </table:table-row>
        <table:table-row table:style-name="ro1">
          <table:table-cell table:formula="of:=['CB Main'.B280]" office:value-type="float" office:value="275">
            <text:p>275</text:p>
          </table:table-cell>
          <table:table-cell table:formula="of:=['CB Main'.J280]" office:value-type="float" office:value="17">
            <text:p>17</text:p>
          </table:table-cell>
          <table:table-cell table:formula="of:=['CB Main'.M280]" office:value-type="float" office:value="18">
            <text:p>18</text:p>
          </table:table-cell>
          <table:table-cell table:formula="of:=['CB Main'.N280]" office:value-type="float" office:value="16">
            <text:p>16</text:p>
          </table:table-cell>
          <table:table-cell/>
        </table:table-row>
        <table:table-row table:style-name="ro1">
          <table:table-cell table:formula="of:=['CB Main'.B281]" office:value-type="float" office:value="276">
            <text:p>276</text:p>
          </table:table-cell>
          <table:table-cell table:formula="of:=['CB Main'.J281]" office:value-type="float" office:value="16">
            <text:p>16</text:p>
          </table:table-cell>
          <table:table-cell table:formula="of:=['CB Main'.M281]" office:value-type="float" office:value="18">
            <text:p>18</text:p>
          </table:table-cell>
          <table:table-cell table:formula="of:=['CB Main'.N281]" office:value-type="float" office:value="15">
            <text:p>15</text:p>
          </table:table-cell>
          <table:table-cell/>
        </table:table-row>
        <table:table-row table:style-name="ro1">
          <table:table-cell table:formula="of:=['CB Main'.B282]" office:value-type="float" office:value="277">
            <text:p>277</text:p>
          </table:table-cell>
          <table:table-cell table:formula="of:=['CB Main'.J282]" office:value-type="float" office:value="17">
            <text:p>17</text:p>
          </table:table-cell>
          <table:table-cell table:formula="of:=['CB Main'.M282]" office:value-type="float" office:value="18">
            <text:p>18</text:p>
          </table:table-cell>
          <table:table-cell table:formula="of:=['CB Main'.N282]" office:value-type="float" office:value="15">
            <text:p>15</text:p>
          </table:table-cell>
          <table:table-cell/>
        </table:table-row>
        <table:table-row table:style-name="ro1">
          <table:table-cell table:formula="of:=['CB Main'.B283]" office:value-type="float" office:value="278">
            <text:p>278</text:p>
          </table:table-cell>
          <table:table-cell table:formula="of:=['CB Main'.J283]" office:value-type="float" office:value="16">
            <text:p>16</text:p>
          </table:table-cell>
          <table:table-cell table:formula="of:=['CB Main'.M283]" office:value-type="float" office:value="17">
            <text:p>17</text:p>
          </table:table-cell>
          <table:table-cell table:formula="of:=['CB Main'.N283]" office:value-type="float" office:value="15">
            <text:p>15</text:p>
          </table:table-cell>
          <table:table-cell/>
        </table:table-row>
        <table:table-row table:style-name="ro1">
          <table:table-cell table:formula="of:=['CB Main'.B284]" office:value-type="float" office:value="279">
            <text:p>279</text:p>
          </table:table-cell>
          <table:table-cell table:formula="of:=['CB Main'.J284]" office:value-type="float" office:value="15">
            <text:p>15</text:p>
          </table:table-cell>
          <table:table-cell table:formula="of:=['CB Main'.M284]" office:value-type="float" office:value="16">
            <text:p>16</text:p>
          </table:table-cell>
          <table:table-cell table:formula="of:=['CB Main'.N284]" office:value-type="float" office:value="14">
            <text:p>14</text:p>
          </table:table-cell>
          <table:table-cell/>
        </table:table-row>
        <table:table-row table:style-name="ro1">
          <table:table-cell table:formula="of:=['CB Main'.B285]" office:value-type="float" office:value="280">
            <text:p>280</text:p>
          </table:table-cell>
          <table:table-cell table:formula="of:=['CB Main'.J285]" office:value-type="float" office:value="16">
            <text:p>16</text:p>
          </table:table-cell>
          <table:table-cell table:formula="of:=['CB Main'.M285]" office:value-type="float" office:value="17">
            <text:p>17</text:p>
          </table:table-cell>
          <table:table-cell table:formula="of:=['CB Main'.N285]" office:value-type="float" office:value="15">
            <text:p>15</text:p>
          </table:table-cell>
          <table:table-cell/>
        </table:table-row>
        <table:table-row table:style-name="ro1">
          <table:table-cell table:formula="of:=['CB Main'.B286]" office:value-type="float" office:value="281">
            <text:p>281</text:p>
          </table:table-cell>
          <table:table-cell table:formula="of:=['CB Main'.J286]" office:value-type="float" office:value="15">
            <text:p>15</text:p>
          </table:table-cell>
          <table:table-cell table:formula="of:=['CB Main'.M286]" office:value-type="float" office:value="16">
            <text:p>16</text:p>
          </table:table-cell>
          <table:table-cell table:formula="of:=['CB Main'.N286]" office:value-type="float" office:value="14">
            <text:p>14</text:p>
          </table:table-cell>
          <table:table-cell/>
        </table:table-row>
        <table:table-row table:style-name="ro1">
          <table:table-cell table:formula="of:=['CB Main'.B287]" office:value-type="float" office:value="282">
            <text:p>282</text:p>
          </table:table-cell>
          <table:table-cell table:formula="of:=['CB Main'.J287]" office:value-type="float" office:value="15">
            <text:p>15</text:p>
          </table:table-cell>
          <table:table-cell table:formula="of:=['CB Main'.M287]" office:value-type="float" office:value="16">
            <text:p>16</text:p>
          </table:table-cell>
          <table:table-cell table:formula="of:=['CB Main'.N287]" office:value-type="float" office:value="14">
            <text:p>14</text:p>
          </table:table-cell>
          <table:table-cell/>
        </table:table-row>
        <table:table-row table:style-name="ro1">
          <table:table-cell table:formula="of:=['CB Main'.B288]" office:value-type="float" office:value="283">
            <text:p>283</text:p>
          </table:table-cell>
          <table:table-cell table:formula="of:=['CB Main'.J288]" office:value-type="float" office:value="15">
            <text:p>15</text:p>
          </table:table-cell>
          <table:table-cell table:formula="of:=['CB Main'.M288]" office:value-type="float" office:value="16">
            <text:p>16</text:p>
          </table:table-cell>
          <table:table-cell table:formula="of:=['CB Main'.N288]" office:value-type="float" office:value="14">
            <text:p>14</text:p>
          </table:table-cell>
          <table:table-cell/>
        </table:table-row>
        <table:table-row table:style-name="ro1">
          <table:table-cell table:formula="of:=['CB Main'.B289]" office:value-type="float" office:value="284">
            <text:p>284</text:p>
          </table:table-cell>
          <table:table-cell table:formula="of:=['CB Main'.J289]" office:value-type="float" office:value="14">
            <text:p>14</text:p>
          </table:table-cell>
          <table:table-cell table:formula="of:=['CB Main'.M289]" office:value-type="float" office:value="15">
            <text:p>15</text:p>
          </table:table-cell>
          <table:table-cell table:formula="of:=['CB Main'.N289]" office:value-type="float" office:value="13">
            <text:p>13</text:p>
          </table:table-cell>
          <table:table-cell/>
        </table:table-row>
        <table:table-row table:style-name="ro1">
          <table:table-cell table:formula="of:=['CB Main'.B290]" office:value-type="float" office:value="285">
            <text:p>285</text:p>
          </table:table-cell>
          <table:table-cell table:formula="of:=['CB Main'.J290]" office:value-type="float" office:value="14">
            <text:p>14</text:p>
          </table:table-cell>
          <table:table-cell table:formula="of:=['CB Main'.M290]" office:value-type="float" office:value="15">
            <text:p>15</text:p>
          </table:table-cell>
          <table:table-cell table:formula="of:=['CB Main'.N290]" office:value-type="float" office:value="13">
            <text:p>13</text:p>
          </table:table-cell>
          <table:table-cell/>
        </table:table-row>
        <table:table-row table:style-name="ro1">
          <table:table-cell table:formula="of:=['CB Main'.B291]" office:value-type="float" office:value="286">
            <text:p>286</text:p>
          </table:table-cell>
          <table:table-cell table:formula="of:=['CB Main'.J291]" office:value-type="float" office:value="14">
            <text:p>14</text:p>
          </table:table-cell>
          <table:table-cell table:formula="of:=['CB Main'.M291]" office:value-type="float" office:value="15">
            <text:p>15</text:p>
          </table:table-cell>
          <table:table-cell table:formula="of:=['CB Main'.N291]" office:value-type="float" office:value="12">
            <text:p>12</text:p>
          </table:table-cell>
          <table:table-cell/>
        </table:table-row>
        <table:table-row table:style-name="ro1">
          <table:table-cell table:formula="of:=['CB Main'.B292]" office:value-type="float" office:value="287">
            <text:p>287</text:p>
          </table:table-cell>
          <table:table-cell table:formula="of:=['CB Main'.J292]" office:value-type="float" office:value="13">
            <text:p>13</text:p>
          </table:table-cell>
          <table:table-cell table:formula="of:=['CB Main'.M292]" office:value-type="float" office:value="14">
            <text:p>14</text:p>
          </table:table-cell>
          <table:table-cell table:formula="of:=['CB Main'.N292]" office:value-type="float" office:value="12">
            <text:p>12</text:p>
          </table:table-cell>
          <table:table-cell/>
        </table:table-row>
        <table:table-row table:style-name="ro1">
          <table:table-cell table:formula="of:=['CB Main'.B293]" office:value-type="float" office:value="288">
            <text:p>288</text:p>
          </table:table-cell>
          <table:table-cell table:formula="of:=['CB Main'.J293]" office:value-type="float" office:value="-12">
            <text:p>-12</text:p>
          </table:table-cell>
          <table:table-cell table:formula="of:=['CB Main'.M293]" office:value-type="float" office:value="-11">
            <text:p>-11</text:p>
          </table:table-cell>
          <table:table-cell table:formula="of:=['CB Main'.N293]" office:value-type="float" office:value="-13">
            <text:p>-13</text:p>
          </table:table-cell>
          <table:table-cell/>
        </table:table-row>
        <table:table-row table:style-name="ro1">
          <table:table-cell table:formula="of:=['CB Main'.B294]" office:value-type="float" office:value="289">
            <text:p>289</text:p>
          </table:table-cell>
          <table:table-cell table:formula="of:=['CB Main'.J294]" office:value-type="float" office:value="-12">
            <text:p>-12</text:p>
          </table:table-cell>
          <table:table-cell table:formula="of:=['CB Main'.M294]" office:value-type="float" office:value="-10">
            <text:p>-10</text:p>
          </table:table-cell>
          <table:table-cell table:formula="of:=['CB Main'.N294]" office:value-type="float" office:value="-13">
            <text:p>-13</text:p>
          </table:table-cell>
          <table:table-cell/>
        </table:table-row>
        <table:table-row table:style-name="ro1">
          <table:table-cell table:formula="of:=['CB Main'.B295]" office:value-type="float" office:value="290">
            <text:p>290</text:p>
          </table:table-cell>
          <table:table-cell table:formula="of:=['CB Main'.J295]" office:value-type="float" office:value="-12">
            <text:p>-12</text:p>
          </table:table-cell>
          <table:table-cell table:formula="of:=['CB Main'.M295]" office:value-type="float" office:value="-11">
            <text:p>-11</text:p>
          </table:table-cell>
          <table:table-cell table:formula="of:=['CB Main'.N295]" office:value-type="float" office:value="-13">
            <text:p>-13</text:p>
          </table:table-cell>
          <table:table-cell/>
        </table:table-row>
        <table:table-row table:style-name="ro1">
          <table:table-cell table:formula="of:=['CB Main'.B296]" office:value-type="float" office:value="291">
            <text:p>291</text:p>
          </table:table-cell>
          <table:table-cell table:formula="of:=['CB Main'.J296]" office:value-type="float" office:value="-11">
            <text:p>-11</text:p>
          </table:table-cell>
          <table:table-cell table:formula="of:=['CB Main'.M296]" office:value-type="float" office:value="-10">
            <text:p>-10</text:p>
          </table:table-cell>
          <table:table-cell table:formula="of:=['CB Main'.N296]" office:value-type="float" office:value="-12">
            <text:p>-12</text:p>
          </table:table-cell>
          <table:table-cell/>
        </table:table-row>
        <table:table-row table:style-name="ro1">
          <table:table-cell table:formula="of:=['CB Main'.B297]" office:value-type="float" office:value="292">
            <text:p>292</text:p>
          </table:table-cell>
          <table:table-cell table:formula="of:=['CB Main'.J297]" office:value-type="float" office:value="-10">
            <text:p>-10</text:p>
          </table:table-cell>
          <table:table-cell table:formula="of:=['CB Main'.M297]" office:value-type="float" office:value="-9">
            <text:p>-9</text:p>
          </table:table-cell>
          <table:table-cell table:formula="of:=['CB Main'.N297]" office:value-type="float" office:value="-11">
            <text:p>-11</text:p>
          </table:table-cell>
          <table:table-cell/>
        </table:table-row>
        <table:table-row table:style-name="ro1">
          <table:table-cell table:formula="of:=['CB Main'.B298]" office:value-type="float" office:value="293">
            <text:p>293</text:p>
          </table:table-cell>
          <table:table-cell table:formula="of:=['CB Main'.J298]" office:value-type="float" office:value="-12">
            <text:p>-12</text:p>
          </table:table-cell>
          <table:table-cell table:formula="of:=['CB Main'.M298]" office:value-type="float" office:value="-11">
            <text:p>-11</text:p>
          </table:table-cell>
          <table:table-cell table:formula="of:=['CB Main'.N298]" office:value-type="float" office:value="-13">
            <text:p>-13</text:p>
          </table:table-cell>
          <table:table-cell/>
        </table:table-row>
        <table:table-row table:style-name="ro1">
          <table:table-cell table:formula="of:=['CB Main'.B299]" office:value-type="float" office:value="294">
            <text:p>294</text:p>
          </table:table-cell>
          <table:table-cell table:formula="of:=['CB Main'.J299]" office:value-type="float" office:value="-11">
            <text:p>-11</text:p>
          </table:table-cell>
          <table:table-cell table:formula="of:=['CB Main'.M299]" office:value-type="float" office:value="-10">
            <text:p>-10</text:p>
          </table:table-cell>
          <table:table-cell table:formula="of:=['CB Main'.N299]" office:value-type="float" office:value="-12">
            <text:p>-12</text:p>
          </table:table-cell>
          <table:table-cell/>
        </table:table-row>
        <table:table-row table:style-name="ro1">
          <table:table-cell table:formula="of:=['CB Main'.B300]" office:value-type="float" office:value="295">
            <text:p>295</text:p>
          </table:table-cell>
          <table:table-cell table:formula="of:=['CB Main'.J300]" office:value-type="float" office:value="-11">
            <text:p>-11</text:p>
          </table:table-cell>
          <table:table-cell table:formula="of:=['CB Main'.M300]" office:value-type="float" office:value="-10">
            <text:p>-10</text:p>
          </table:table-cell>
          <table:table-cell table:formula="of:=['CB Main'.N300]" office:value-type="float" office:value="-12">
            <text:p>-12</text:p>
          </table:table-cell>
          <table:table-cell/>
        </table:table-row>
        <table:table-row table:style-name="ro1">
          <table:table-cell table:formula="of:=['CB Main'.B301]" office:value-type="float" office:value="296">
            <text:p>296</text:p>
          </table:table-cell>
          <table:table-cell table:formula="of:=['CB Main'.J301]" office:value-type="float" office:value="-13">
            <text:p>-13</text:p>
          </table:table-cell>
          <table:table-cell table:formula="of:=['CB Main'.M301]" office:value-type="float" office:value="-12">
            <text:p>-12</text:p>
          </table:table-cell>
          <table:table-cell table:formula="of:=['CB Main'.N301]" office:value-type="float" office:value="-14">
            <text:p>-14</text:p>
          </table:table-cell>
          <table:table-cell/>
        </table:table-row>
        <table:table-row table:style-name="ro1">
          <table:table-cell table:formula="of:=['CB Main'.B302]" office:value-type="float" office:value="297">
            <text:p>297</text:p>
          </table:table-cell>
          <table:table-cell table:formula="of:=['CB Main'.J302]" office:value-type="float" office:value="-12">
            <text:p>-12</text:p>
          </table:table-cell>
          <table:table-cell table:formula="of:=['CB Main'.M302]" office:value-type="float" office:value="-11">
            <text:p>-11</text:p>
          </table:table-cell>
          <table:table-cell table:formula="of:=['CB Main'.N302]" office:value-type="float" office:value="-14">
            <text:p>-14</text:p>
          </table:table-cell>
          <table:table-cell/>
        </table:table-row>
        <table:table-row table:style-name="ro1">
          <table:table-cell table:formula="of:=['CB Main'.B303]" office:value-type="float" office:value="298">
            <text:p>298</text:p>
          </table:table-cell>
          <table:table-cell table:formula="of:=['CB Main'.J303]" office:value-type="float" office:value="-13">
            <text:p>-13</text:p>
          </table:table-cell>
          <table:table-cell table:formula="of:=['CB Main'.M303]" office:value-type="float" office:value="-12">
            <text:p>-12</text:p>
          </table:table-cell>
          <table:table-cell table:formula="of:=['CB Main'.N303]" office:value-type="float" office:value="-14">
            <text:p>-14</text:p>
          </table:table-cell>
          <table:table-cell/>
        </table:table-row>
        <table:table-row table:style-name="ro1">
          <table:table-cell table:formula="of:=['CB Main'.B304]" office:value-type="float" office:value="299">
            <text:p>299</text:p>
          </table:table-cell>
          <table:table-cell table:formula="of:=['CB Main'.J304]" office:value-type="float" office:value="-11">
            <text:p>-11</text:p>
          </table:table-cell>
          <table:table-cell table:formula="of:=['CB Main'.M304]" office:value-type="float" office:value="-10">
            <text:p>-10</text:p>
          </table:table-cell>
          <table:table-cell table:formula="of:=['CB Main'.N304]" office:value-type="float" office:value="-13">
            <text:p>-13</text:p>
          </table:table-cell>
          <table:table-cell/>
        </table:table-row>
        <table:table-row table:style-name="ro1">
          <table:table-cell table:formula="of:=['CB Main'.B305]" office:value-type="float" office:value="300">
            <text:p>300</text:p>
          </table:table-cell>
          <table:table-cell table:formula="of:=['CB Main'.J305]" office:value-type="float" office:value="-11">
            <text:p>-11</text:p>
          </table:table-cell>
          <table:table-cell table:formula="of:=['CB Main'.M305]" office:value-type="float" office:value="-10">
            <text:p>-10</text:p>
          </table:table-cell>
          <table:table-cell table:formula="of:=['CB Main'.N305]" office:value-type="float" office:value="-12">
            <text:p>-12</text:p>
          </table:table-cell>
          <table:table-cell/>
        </table:table-row>
        <table:table-row table:style-name="ro1">
          <table:table-cell table:formula="of:=['CB Main'.B306]" office:value-type="float" office:value="301">
            <text:p>301</text:p>
          </table:table-cell>
          <table:table-cell table:formula="of:=['CB Main'.J306]" office:value-type="float" office:value="-13">
            <text:p>-13</text:p>
          </table:table-cell>
          <table:table-cell table:formula="of:=['CB Main'.M306]" office:value-type="float" office:value="-12">
            <text:p>-12</text:p>
          </table:table-cell>
          <table:table-cell table:formula="of:=['CB Main'.N306]" office:value-type="float" office:value="-14">
            <text:p>-14</text:p>
          </table:table-cell>
          <table:table-cell/>
        </table:table-row>
        <table:table-row table:style-name="ro1">
          <table:table-cell table:formula="of:=['CB Main'.B307]" office:value-type="float" office:value="302">
            <text:p>302</text:p>
          </table:table-cell>
          <table:table-cell table:formula="of:=['CB Main'.J307]" office:value-type="float" office:value="-12">
            <text:p>-12</text:p>
          </table:table-cell>
          <table:table-cell table:formula="of:=['CB Main'.M307]" office:value-type="float" office:value="-11">
            <text:p>-11</text:p>
          </table:table-cell>
          <table:table-cell table:formula="of:=['CB Main'.N307]" office:value-type="float" office:value="-13">
            <text:p>-13</text:p>
          </table:table-cell>
          <table:table-cell/>
        </table:table-row>
        <table:table-row table:style-name="ro1">
          <table:table-cell table:formula="of:=['CB Main'.B308]" office:value-type="float" office:value="303">
            <text:p>303</text:p>
          </table:table-cell>
          <table:table-cell table:formula="of:=['CB Main'.J308]" office:value-type="float" office:value="-11">
            <text:p>-11</text:p>
          </table:table-cell>
          <table:table-cell table:formula="of:=['CB Main'.M308]" office:value-type="float" office:value="-10">
            <text:p>-10</text:p>
          </table:table-cell>
          <table:table-cell table:formula="of:=['CB Main'.N308]" office:value-type="float" office:value="-13">
            <text:p>-13</text:p>
          </table:table-cell>
          <table:table-cell/>
        </table:table-row>
        <table:table-row table:style-name="ro1">
          <table:table-cell table:formula="of:=['CB Main'.B309]" office:value-type="float" office:value="304">
            <text:p>304</text:p>
          </table:table-cell>
          <table:table-cell table:formula="of:=['CB Main'.J309]" office:value-type="float" office:value="-14">
            <text:p>-14</text:p>
          </table:table-cell>
          <table:table-cell table:formula="of:=['CB Main'.M309]" office:value-type="float" office:value="-13">
            <text:p>-13</text:p>
          </table:table-cell>
          <table:table-cell table:formula="of:=['CB Main'.N309]" office:value-type="float" office:value="-15">
            <text:p>-15</text:p>
          </table:table-cell>
          <table:table-cell/>
        </table:table-row>
        <table:table-row table:style-name="ro1">
          <table:table-cell table:formula="of:=['CB Main'.B310]" office:value-type="float" office:value="305">
            <text:p>305</text:p>
          </table:table-cell>
          <table:table-cell table:formula="of:=['CB Main'.J310]" office:value-type="float" office:value="-14">
            <text:p>-14</text:p>
          </table:table-cell>
          <table:table-cell table:formula="of:=['CB Main'.M310]" office:value-type="float" office:value="-12">
            <text:p>-12</text:p>
          </table:table-cell>
          <table:table-cell table:formula="of:=['CB Main'.N310]" office:value-type="float" office:value="-15">
            <text:p>-15</text:p>
          </table:table-cell>
          <table:table-cell/>
        </table:table-row>
        <table:table-row table:style-name="ro1">
          <table:table-cell table:formula="of:=['CB Main'.B311]" office:value-type="float" office:value="306">
            <text:p>306</text:p>
          </table:table-cell>
          <table:table-cell table:formula="of:=['CB Main'.J311]" office:value-type="float" office:value="-15">
            <text:p>-15</text:p>
          </table:table-cell>
          <table:table-cell table:formula="of:=['CB Main'.M311]" office:value-type="float" office:value="-13">
            <text:p>-13</text:p>
          </table:table-cell>
          <table:table-cell table:formula="of:=['CB Main'.N311]" office:value-type="float" office:value="-16">
            <text:p>-16</text:p>
          </table:table-cell>
          <table:table-cell/>
        </table:table-row>
        <table:table-row table:style-name="ro1">
          <table:table-cell table:formula="of:=['CB Main'.B312]" office:value-type="float" office:value="307">
            <text:p>307</text:p>
          </table:table-cell>
          <table:table-cell table:formula="of:=['CB Main'.J312]" office:value-type="float" office:value="-12">
            <text:p>-12</text:p>
          </table:table-cell>
          <table:table-cell table:formula="of:=['CB Main'.M312]" office:value-type="float" office:value="-11">
            <text:p>-11</text:p>
          </table:table-cell>
          <table:table-cell table:formula="of:=['CB Main'.N312]" office:value-type="float" office:value="-14">
            <text:p>-14</text:p>
          </table:table-cell>
          <table:table-cell/>
        </table:table-row>
        <table:table-row table:style-name="ro1">
          <table:table-cell table:formula="of:=['CB Main'.B313]" office:value-type="float" office:value="308">
            <text:p>308</text:p>
          </table:table-cell>
          <table:table-cell table:formula="of:=['CB Main'.J313]" office:value-type="float" office:value="-12">
            <text:p>-12</text:p>
          </table:table-cell>
          <table:table-cell table:formula="of:=['CB Main'.M313]" office:value-type="float" office:value="-10">
            <text:p>-10</text:p>
          </table:table-cell>
          <table:table-cell table:formula="of:=['CB Main'.N313]" office:value-type="float" office:value="-14">
            <text:p>-14</text:p>
          </table:table-cell>
          <table:table-cell/>
        </table:table-row>
        <table:table-row table:style-name="ro1">
          <table:table-cell table:formula="of:=['CB Main'.B314]" office:value-type="float" office:value="309">
            <text:p>309</text:p>
          </table:table-cell>
          <table:table-cell table:formula="of:=['CB Main'.J314]" office:value-type="float" office:value="-15">
            <text:p>-15</text:p>
          </table:table-cell>
          <table:table-cell table:formula="of:=['CB Main'.M314]" office:value-type="float" office:value="-14">
            <text:p>-14</text:p>
          </table:table-cell>
          <table:table-cell table:formula="of:=['CB Main'.N314]" office:value-type="float" office:value="-17">
            <text:p>-17</text:p>
          </table:table-cell>
          <table:table-cell/>
        </table:table-row>
        <table:table-row table:style-name="ro1">
          <table:table-cell table:formula="of:=['CB Main'.B315]" office:value-type="float" office:value="310">
            <text:p>310</text:p>
          </table:table-cell>
          <table:table-cell table:formula="of:=['CB Main'.J315]" office:value-type="float" office:value="-14">
            <text:p>-14</text:p>
          </table:table-cell>
          <table:table-cell table:formula="of:=['CB Main'.M315]" office:value-type="float" office:value="-12">
            <text:p>-12</text:p>
          </table:table-cell>
          <table:table-cell table:formula="of:=['CB Main'.N315]" office:value-type="float" office:value="-16">
            <text:p>-16</text:p>
          </table:table-cell>
          <table:table-cell/>
        </table:table-row>
        <table:table-row table:style-name="ro1">
          <table:table-cell table:formula="of:=['CB Main'.B316]" office:value-type="float" office:value="311">
            <text:p>311</text:p>
          </table:table-cell>
          <table:table-cell table:formula="of:=['CB Main'.J316]" office:value-type="float" office:value="-15">
            <text:p>-15</text:p>
          </table:table-cell>
          <table:table-cell table:formula="of:=['CB Main'.M316]" office:value-type="float" office:value="-15">
            <text:p>-15</text:p>
          </table:table-cell>
          <table:table-cell table:formula="of:=['CB Main'.N316]" office:value-type="float" office:value="-15">
            <text:p>-15</text:p>
          </table:table-cell>
          <table:table-cell/>
        </table:table-row>
        <table:table-row table:style-name="ro1">
          <table:table-cell table:formula="of:=['CB Main'.B317]" office:value-type="float" office:value="312">
            <text:p>312</text:p>
          </table:table-cell>
          <table:table-cell table:formula="of:=['CB Main'.J317]" office:value-type="float" office:value="-17">
            <text:p>-17</text:p>
          </table:table-cell>
          <table:table-cell table:formula="of:=['CB Main'.M317]" office:value-type="float" office:value="-15">
            <text:p>-15</text:p>
          </table:table-cell>
          <table:table-cell table:formula="of:=['CB Main'.N317]" office:value-type="float" office:value="-19">
            <text:p>-19</text:p>
          </table:table-cell>
          <table:table-cell/>
        </table:table-row>
        <table:table-row table:style-name="ro1">
          <table:table-cell table:formula="of:=['CB Main'.B318]" office:value-type="float" office:value="313">
            <text:p>313</text:p>
          </table:table-cell>
          <table:table-cell table:formula="of:=['CB Main'.J318]" office:value-type="float" office:value="-19">
            <text:p>-19</text:p>
          </table:table-cell>
          <table:table-cell table:formula="of:=['CB Main'.M318]" office:value-type="float" office:value="-17">
            <text:p>-17</text:p>
          </table:table-cell>
          <table:table-cell table:formula="of:=['CB Main'.N318]" office:value-type="float" office:value="-20">
            <text:p>-20</text:p>
          </table:table-cell>
          <table:table-cell/>
        </table:table-row>
        <table:table-row table:style-name="ro1">
          <table:table-cell table:formula="of:=['CB Main'.B319]" office:value-type="float" office:value="314">
            <text:p>314</text:p>
          </table:table-cell>
          <table:table-cell table:formula="of:=['CB Main'.J319]" office:value-type="float" office:value="-20">
            <text:p>-20</text:p>
          </table:table-cell>
          <table:table-cell table:formula="of:=['CB Main'.M319]" office:value-type="float" office:value="-19">
            <text:p>-19</text:p>
          </table:table-cell>
          <table:table-cell table:formula="of:=['CB Main'.N319]" office:value-type="float" office:value="-22">
            <text:p>-22</text:p>
          </table:table-cell>
          <table:table-cell/>
        </table:table-row>
        <table:table-row table:style-name="ro1">
          <table:table-cell table:formula="of:=['CB Main'.B320]" office:value-type="float" office:value="315">
            <text:p>315</text:p>
          </table:table-cell>
          <table:table-cell table:formula="of:=['CB Main'.J320]" office:value-type="float" office:value="-18">
            <text:p>-18</text:p>
          </table:table-cell>
          <table:table-cell table:formula="of:=['CB Main'.M320]" office:value-type="float" office:value="-18">
            <text:p>-18</text:p>
          </table:table-cell>
          <table:table-cell table:formula="of:=['CB Main'.N320]" office:value-type="float" office:value="-18">
            <text:p>-18</text:p>
          </table:table-cell>
          <table:table-cell/>
        </table:table-row>
        <table:table-row table:style-name="ro1">
          <table:table-cell table:formula="of:=['CB Main'.B321]" office:value-type="float" office:value="316">
            <text:p>316</text:p>
          </table:table-cell>
          <table:table-cell table:formula="of:=['CB Main'.J321]" office:value-type="float" office:value="-20">
            <text:p>-20</text:p>
          </table:table-cell>
          <table:table-cell table:formula="of:=['CB Main'.M321]" office:value-type="float" office:value="-20">
            <text:p>-20</text:p>
          </table:table-cell>
          <table:table-cell table:formula="of:=['CB Main'.N321]" office:value-type="float" office:value="-20">
            <text:p>-20</text:p>
          </table:table-cell>
          <table:table-cell/>
        </table:table-row>
        <table:table-row table:style-name="ro1">
          <table:table-cell table:formula="of:=['CB Main'.B322]" office:value-type="float" office:value="317">
            <text:p>317</text:p>
          </table:table-cell>
          <table:table-cell table:formula="of:=['CB Main'.J322]" office:value-type="float" office:value="-22">
            <text:p>-22</text:p>
          </table:table-cell>
          <table:table-cell table:formula="of:=['CB Main'.M322]" office:value-type="float" office:value="-20">
            <text:p>-20</text:p>
          </table:table-cell>
          <table:table-cell table:formula="of:=['CB Main'.N322]" office:value-type="float" office:value="-24">
            <text:p>-24</text:p>
          </table:table-cell>
          <table:table-cell/>
        </table:table-row>
        <table:table-row table:style-name="ro1">
          <table:table-cell table:formula="of:=['CB Main'.B323]" office:value-type="float" office:value="318">
            <text:p>318</text:p>
          </table:table-cell>
          <table:table-cell table:formula="of:=['CB Main'.J323]" office:value-type="float" office:value="-23">
            <text:p>-23</text:p>
          </table:table-cell>
          <table:table-cell table:formula="of:=['CB Main'.M323]" office:value-type="float" office:value="-23">
            <text:p>-23</text:p>
          </table:table-cell>
          <table:table-cell table:formula="of:=['CB Main'.N323]" office:value-type="float" office:value="-23">
            <text:p>-23</text:p>
          </table:table-cell>
          <table:table-cell/>
        </table:table-row>
        <table:table-row table:style-name="ro1">
          <table:table-cell table:formula="of:=['CB Main'.B324]" office:value-type="float" office:value="319">
            <text:p>319</text:p>
          </table:table-cell>
          <table:table-cell table:formula="of:=['CB Main'.J324]" office:value-type="float" office:value="22">
            <text:p>22</text:p>
          </table:table-cell>
          <table:table-cell table:formula="of:=['CB Main'.M324]" office:value-type="float" office:value="22">
            <text:p>22</text:p>
          </table:table-cell>
          <table:table-cell table:formula="of:=['CB Main'.N324]" office:value-type="float" office:value="22">
            <text:p>22</text:p>
          </table:table-cell>
          <table:table-cell/>
        </table:table-row>
        <table:table-row table:style-name="ro1">
          <table:table-cell table:formula="of:=['CB Main'.B325]" office:value-type="float" office:value="320">
            <text:p>320</text:p>
          </table:table-cell>
          <table:table-cell table:formula="of:=['CB Main'.J325]" office:value-type="float" office:value="-23">
            <text:p>-23</text:p>
          </table:table-cell>
          <table:table-cell table:formula="of:=['CB Main'.M325]" office:value-type="float" office:value="-22">
            <text:p>-22</text:p>
          </table:table-cell>
          <table:table-cell table:formula="of:=['CB Main'.N325]" office:value-type="float" office:value="-25">
            <text:p>-25</text:p>
          </table:table-cell>
          <table:table-cell/>
        </table:table-row>
        <table:table-row table:style-name="ro1">
          <table:table-cell table:formula="of:=['CB Main'.B326]" office:value-type="float" office:value="321">
            <text:p>321</text:p>
          </table:table-cell>
          <table:table-cell table:formula="of:=['CB Main'.J326]" office:value-type="float" office:value="23">
            <text:p>23</text:p>
          </table:table-cell>
          <table:table-cell table:formula="of:=['CB Main'.M326]" office:value-type="float" office:value="25">
            <text:p>25</text:p>
          </table:table-cell>
          <table:table-cell table:formula="of:=['CB Main'.N326]" office:value-type="float" office:value="21">
            <text:p>21</text:p>
          </table:table-cell>
          <table:table-cell/>
        </table:table-row>
        <table:table-row table:style-name="ro1">
          <table:table-cell table:formula="of:=['CB Main'.B327]" office:value-type="float" office:value="322">
            <text:p>322</text:p>
          </table:table-cell>
          <table:table-cell table:formula="of:=['CB Main'.J327]" office:value-type="float" office:value="23">
            <text:p>23</text:p>
          </table:table-cell>
          <table:table-cell table:formula="of:=['CB Main'.M327]" office:value-type="float" office:value="24">
            <text:p>24</text:p>
          </table:table-cell>
          <table:table-cell table:formula="of:=['CB Main'.N327]" office:value-type="float" office:value="21">
            <text:p>21</text:p>
          </table:table-cell>
          <table:table-cell/>
        </table:table-row>
        <table:table-row table:style-name="ro1">
          <table:table-cell table:formula="of:=['CB Main'.B328]" office:value-type="float" office:value="323">
            <text:p>323</text:p>
          </table:table-cell>
          <table:table-cell table:formula="of:=['CB Main'.J328]" office:value-type="float" office:value="22">
            <text:p>22</text:p>
          </table:table-cell>
          <table:table-cell table:formula="of:=['CB Main'.M328]" office:value-type="float" office:value="24">
            <text:p>24</text:p>
          </table:table-cell>
          <table:table-cell table:formula="of:=['CB Main'.N328]" office:value-type="float" office:value="20">
            <text:p>20</text:p>
          </table:table-cell>
          <table:table-cell/>
        </table:table-row>
        <table:table-row table:style-name="ro1">
          <table:table-cell table:formula="of:=['CB Main'.B329]" office:value-type="float" office:value="324">
            <text:p>324</text:p>
          </table:table-cell>
          <table:table-cell table:formula="of:=['CB Main'.J329]" office:value-type="float" office:value="20">
            <text:p>20</text:p>
          </table:table-cell>
          <table:table-cell table:formula="of:=['CB Main'.M329]" office:value-type="float" office:value="21">
            <text:p>21</text:p>
          </table:table-cell>
          <table:table-cell table:formula="of:=['CB Main'.N329]" office:value-type="float" office:value="18">
            <text:p>18</text:p>
          </table:table-cell>
          <table:table-cell/>
        </table:table-row>
        <table:table-row table:style-name="ro1">
          <table:table-cell table:formula="of:=['CB Main'.B330]" office:value-type="float" office:value="325">
            <text:p>325</text:p>
          </table:table-cell>
          <table:table-cell table:formula="of:=['CB Main'.J330]" office:value-type="float" office:value="21">
            <text:p>21</text:p>
          </table:table-cell>
          <table:table-cell table:formula="of:=['CB Main'.M330]" office:value-type="float" office:value="23">
            <text:p>23</text:p>
          </table:table-cell>
          <table:table-cell table:formula="of:=['CB Main'.N330]" office:value-type="float" office:value="20">
            <text:p>20</text:p>
          </table:table-cell>
          <table:table-cell/>
        </table:table-row>
        <table:table-row table:style-name="ro1">
          <table:table-cell table:formula="of:=['CB Main'.B331]" office:value-type="float" office:value="326">
            <text:p>326</text:p>
          </table:table-cell>
          <table:table-cell table:formula="of:=['CB Main'.J331]" office:value-type="float" office:value="20">
            <text:p>20</text:p>
          </table:table-cell>
          <table:table-cell table:formula="of:=['CB Main'.M331]" office:value-type="float" office:value="21">
            <text:p>21</text:p>
          </table:table-cell>
          <table:table-cell table:formula="of:=['CB Main'.N331]" office:value-type="float" office:value="18">
            <text:p>18</text:p>
          </table:table-cell>
          <table:table-cell/>
        </table:table-row>
        <table:table-row table:style-name="ro1">
          <table:table-cell table:formula="of:=['CB Main'.B332]" office:value-type="float" office:value="327">
            <text:p>327</text:p>
          </table:table-cell>
          <table:table-cell table:formula="of:=['CB Main'.J332]" office:value-type="float" office:value="18">
            <text:p>18</text:p>
          </table:table-cell>
          <table:table-cell table:formula="of:=['CB Main'.M332]" office:value-type="float" office:value="20">
            <text:p>20</text:p>
          </table:table-cell>
          <table:table-cell table:formula="of:=['CB Main'.N332]" office:value-type="float" office:value="17">
            <text:p>17</text:p>
          </table:table-cell>
          <table:table-cell/>
        </table:table-row>
        <table:table-row table:style-name="ro1">
          <table:table-cell table:formula="of:=['CB Main'.B333]" office:value-type="float" office:value="328">
            <text:p>328</text:p>
          </table:table-cell>
          <table:table-cell table:formula="of:=['CB Main'.J333]" office:value-type="float" office:value="21">
            <text:p>21</text:p>
          </table:table-cell>
          <table:table-cell table:formula="of:=['CB Main'.M333]" office:value-type="float" office:value="22">
            <text:p>22</text:p>
          </table:table-cell>
          <table:table-cell table:formula="of:=['CB Main'.N333]" office:value-type="float" office:value="20">
            <text:p>20</text:p>
          </table:table-cell>
          <table:table-cell/>
        </table:table-row>
        <table:table-row table:style-name="ro1">
          <table:table-cell table:formula="of:=['CB Main'.B334]" office:value-type="float" office:value="329">
            <text:p>329</text:p>
          </table:table-cell>
          <table:table-cell table:formula="of:=['CB Main'.J334]" office:value-type="float" office:value="20">
            <text:p>20</text:p>
          </table:table-cell>
          <table:table-cell table:formula="of:=['CB Main'.M334]" office:value-type="float" office:value="21">
            <text:p>21</text:p>
          </table:table-cell>
          <table:table-cell table:formula="of:=['CB Main'.N334]" office:value-type="float" office:value="19">
            <text:p>19</text:p>
          </table:table-cell>
          <table:table-cell/>
        </table:table-row>
        <table:table-row table:style-name="ro1">
          <table:table-cell table:formula="of:=['CB Main'.B335]" office:value-type="float" office:value="330">
            <text:p>330</text:p>
          </table:table-cell>
          <table:table-cell table:formula="of:=['CB Main'.J335]" office:value-type="float" office:value="20">
            <text:p>20</text:p>
          </table:table-cell>
          <table:table-cell table:formula="of:=['CB Main'.M335]" office:value-type="float" office:value="21">
            <text:p>21</text:p>
          </table:table-cell>
          <table:table-cell table:formula="of:=['CB Main'.N335]" office:value-type="float" office:value="19">
            <text:p>19</text:p>
          </table:table-cell>
          <table:table-cell/>
        </table:table-row>
        <table:table-row table:style-name="ro1">
          <table:table-cell table:formula="of:=['CB Main'.B336]" office:value-type="float" office:value="331">
            <text:p>331</text:p>
          </table:table-cell>
          <table:table-cell table:formula="of:=['CB Main'.J336]" office:value-type="float" office:value="19">
            <text:p>19</text:p>
          </table:table-cell>
          <table:table-cell table:formula="of:=['CB Main'.M336]" office:value-type="float" office:value="20">
            <text:p>20</text:p>
          </table:table-cell>
          <table:table-cell table:formula="of:=['CB Main'.N336]" office:value-type="float" office:value="17">
            <text:p>17</text:p>
          </table:table-cell>
          <table:table-cell/>
        </table:table-row>
        <table:table-row table:style-name="ro1">
          <table:table-cell table:formula="of:=['CB Main'.B337]" office:value-type="float" office:value="332">
            <text:p>332</text:p>
          </table:table-cell>
          <table:table-cell table:formula="of:=['CB Main'.J337]" office:value-type="float" office:value="18">
            <text:p>18</text:p>
          </table:table-cell>
          <table:table-cell table:formula="of:=['CB Main'.M337]" office:value-type="float" office:value="19">
            <text:p>19</text:p>
          </table:table-cell>
          <table:table-cell table:formula="of:=['CB Main'.N337]" office:value-type="float" office:value="16">
            <text:p>16</text:p>
          </table:table-cell>
          <table:table-cell/>
        </table:table-row>
        <table:table-row table:style-name="ro1">
          <table:table-cell table:formula="of:=['CB Main'.B338]" office:value-type="float" office:value="333">
            <text:p>333</text:p>
          </table:table-cell>
          <table:table-cell table:formula="of:=['CB Main'.J338]" office:value-type="float" office:value="19">
            <text:p>19</text:p>
          </table:table-cell>
          <table:table-cell table:formula="of:=['CB Main'.M338]" office:value-type="float" office:value="20">
            <text:p>20</text:p>
          </table:table-cell>
          <table:table-cell table:formula="of:=['CB Main'.N338]" office:value-type="float" office:value="18">
            <text:p>18</text:p>
          </table:table-cell>
          <table:table-cell/>
        </table:table-row>
        <table:table-row table:style-name="ro1">
          <table:table-cell table:formula="of:=['CB Main'.B339]" office:value-type="float" office:value="334">
            <text:p>334</text:p>
          </table:table-cell>
          <table:table-cell table:formula="of:=['CB Main'.J339]" office:value-type="float" office:value="18">
            <text:p>18</text:p>
          </table:table-cell>
          <table:table-cell table:formula="of:=['CB Main'.M339]" office:value-type="float" office:value="19">
            <text:p>19</text:p>
          </table:table-cell>
          <table:table-cell table:formula="of:=['CB Main'.N339]" office:value-type="float" office:value="17">
            <text:p>17</text:p>
          </table:table-cell>
          <table:table-cell/>
        </table:table-row>
        <table:table-row table:style-name="ro1">
          <table:table-cell table:formula="of:=['CB Main'.B340]" office:value-type="float" office:value="335">
            <text:p>335</text:p>
          </table:table-cell>
          <table:table-cell table:formula="of:=['CB Main'.J340]" office:value-type="float" office:value="17">
            <text:p>17</text:p>
          </table:table-cell>
          <table:table-cell table:formula="of:=['CB Main'.M340]" office:value-type="float" office:value="19">
            <text:p>19</text:p>
          </table:table-cell>
          <table:table-cell table:formula="of:=['CB Main'.N340]" office:value-type="float" office:value="16">
            <text:p>16</text:p>
          </table:table-cell>
          <table:table-cell/>
        </table:table-row>
        <table:table-row table:style-name="ro1">
          <table:table-cell table:formula="of:=['CB Main'.B341]" office:value-type="float" office:value="336">
            <text:p>336</text:p>
          </table:table-cell>
          <table:table-cell table:formula="of:=['CB Main'.J341]" office:value-type="float" office:value="-9">
            <text:p>-9</text:p>
          </table:table-cell>
          <table:table-cell table:formula="of:=['CB Main'.M341]" office:value-type="float" office:value="-8">
            <text:p>-8</text:p>
          </table:table-cell>
          <table:table-cell table:formula="of:=['CB Main'.N341]" office:value-type="float" office:value="-10">
            <text:p>-10</text:p>
          </table:table-cell>
          <table:table-cell/>
        </table:table-row>
        <table:table-row table:style-name="ro1">
          <table:table-cell table:formula="of:=['CB Main'.B342]" office:value-type="float" office:value="337">
            <text:p>337</text:p>
          </table:table-cell>
          <table:table-cell table:formula="of:=['CB Main'.J342]" office:value-type="float" office:value="-9">
            <text:p>-9</text:p>
          </table:table-cell>
          <table:table-cell table:formula="of:=['CB Main'.M342]" office:value-type="float" office:value="-8">
            <text:p>-8</text:p>
          </table:table-cell>
          <table:table-cell table:formula="of:=['CB Main'.N342]" office:value-type="float" office:value="-10">
            <text:p>-10</text:p>
          </table:table-cell>
          <table:table-cell/>
        </table:table-row>
        <table:table-row table:style-name="ro1">
          <table:table-cell table:formula="of:=['CB Main'.B343]" office:value-type="float" office:value="338">
            <text:p>338</text:p>
          </table:table-cell>
          <table:table-cell table:formula="of:=['CB Main'.J343]" office:value-type="float" office:value="-10">
            <text:p>-10</text:p>
          </table:table-cell>
          <table:table-cell table:formula="of:=['CB Main'.M343]" office:value-type="float" office:value="-8">
            <text:p>-8</text:p>
          </table:table-cell>
          <table:table-cell table:formula="of:=['CB Main'.N343]" office:value-type="float" office:value="-11">
            <text:p>-11</text:p>
          </table:table-cell>
          <table:table-cell/>
        </table:table-row>
        <table:table-row table:style-name="ro1">
          <table:table-cell table:formula="of:=['CB Main'.B344]" office:value-type="float" office:value="339">
            <text:p>339</text:p>
          </table:table-cell>
          <table:table-cell table:formula="of:=['CB Main'.J344]" office:value-type="float" office:value="-8">
            <text:p>-8</text:p>
          </table:table-cell>
          <table:table-cell table:formula="of:=['CB Main'.M344]" office:value-type="float" office:value="-7">
            <text:p>-7</text:p>
          </table:table-cell>
          <table:table-cell table:formula="of:=['CB Main'.N344]" office:value-type="float" office:value="-9">
            <text:p>-9</text:p>
          </table:table-cell>
          <table:table-cell/>
        </table:table-row>
        <table:table-row table:style-name="ro1">
          <table:table-cell table:formula="of:=['CB Main'.B345]" office:value-type="float" office:value="340">
            <text:p>340</text:p>
          </table:table-cell>
          <table:table-cell table:formula="of:=['CB Main'.J345]" office:value-type="float" office:value="-8">
            <text:p>-8</text:p>
          </table:table-cell>
          <table:table-cell table:formula="of:=['CB Main'.M345]" office:value-type="float" office:value="-6">
            <text:p>-6</text:p>
          </table:table-cell>
          <table:table-cell table:formula="of:=['CB Main'.N345]" office:value-type="float" office:value="-9">
            <text:p>-9</text:p>
          </table:table-cell>
          <table:table-cell/>
        </table:table-row>
        <table:table-row table:style-name="ro1">
          <table:table-cell table:formula="of:=['CB Main'.B346]" office:value-type="float" office:value="341">
            <text:p>341</text:p>
          </table:table-cell>
          <table:table-cell table:formula="of:=['CB Main'.J346]" office:value-type="float" office:value="-9">
            <text:p>-9</text:p>
          </table:table-cell>
          <table:table-cell table:formula="of:=['CB Main'.M346]" office:value-type="float" office:value="-8">
            <text:p>-8</text:p>
          </table:table-cell>
          <table:table-cell table:formula="of:=['CB Main'.N346]" office:value-type="float" office:value="-10">
            <text:p>-10</text:p>
          </table:table-cell>
          <table:table-cell/>
        </table:table-row>
        <table:table-row table:style-name="ro1">
          <table:table-cell table:formula="of:=['CB Main'.B347]" office:value-type="float" office:value="342">
            <text:p>342</text:p>
          </table:table-cell>
          <table:table-cell table:formula="of:=['CB Main'.J347]" office:value-type="float" office:value="-8">
            <text:p>-8</text:p>
          </table:table-cell>
          <table:table-cell table:formula="of:=['CB Main'.M347]" office:value-type="float" office:value="-7">
            <text:p>-7</text:p>
          </table:table-cell>
          <table:table-cell table:formula="of:=['CB Main'.N347]" office:value-type="float" office:value="-9">
            <text:p>-9</text:p>
          </table:table-cell>
          <table:table-cell/>
        </table:table-row>
        <table:table-row table:style-name="ro1">
          <table:table-cell table:formula="of:=['CB Main'.B348]" office:value-type="float" office:value="343">
            <text:p>343</text:p>
          </table:table-cell>
          <table:table-cell table:formula="of:=['CB Main'.J348]" office:value-type="float" office:value="-7">
            <text:p>-7</text:p>
          </table:table-cell>
          <table:table-cell table:formula="of:=['CB Main'.M348]" office:value-type="float" office:value="-6">
            <text:p>-6</text:p>
          </table:table-cell>
          <table:table-cell table:formula="of:=['CB Main'.N348]" office:value-type="float" office:value="-9">
            <text:p>-9</text:p>
          </table:table-cell>
          <table:table-cell/>
        </table:table-row>
        <table:table-row table:style-name="ro1">
          <table:table-cell table:formula="of:=['CB Main'.B349]" office:value-type="float" office:value="344">
            <text:p>344</text:p>
          </table:table-cell>
          <table:table-cell table:formula="of:=['CB Main'.J349]" office:value-type="float" office:value="-10">
            <text:p>-10</text:p>
          </table:table-cell>
          <table:table-cell table:formula="of:=['CB Main'.M349]" office:value-type="float" office:value="-8">
            <text:p>-8</text:p>
          </table:table-cell>
          <table:table-cell table:formula="of:=['CB Main'.N349]" office:value-type="float" office:value="-11">
            <text:p>-11</text:p>
          </table:table-cell>
          <table:table-cell/>
        </table:table-row>
        <table:table-row table:style-name="ro1">
          <table:table-cell table:formula="of:=['CB Main'.B350]" office:value-type="float" office:value="345">
            <text:p>345</text:p>
          </table:table-cell>
          <table:table-cell table:formula="of:=['CB Main'.J350]" office:value-type="float" office:value="-9">
            <text:p>-9</text:p>
          </table:table-cell>
          <table:table-cell table:formula="of:=['CB Main'.M350]" office:value-type="float" office:value="-8">
            <text:p>-8</text:p>
          </table:table-cell>
          <table:table-cell table:formula="of:=['CB Main'.N350]" office:value-type="float" office:value="-10">
            <text:p>-10</text:p>
          </table:table-cell>
          <table:table-cell/>
        </table:table-row>
        <table:table-row table:style-name="ro1">
          <table:table-cell table:formula="of:=['CB Main'.B351]" office:value-type="float" office:value="346">
            <text:p>346</text:p>
          </table:table-cell>
          <table:table-cell table:formula="of:=['CB Main'.J351]" office:value-type="float" office:value="-10">
            <text:p>-10</text:p>
          </table:table-cell>
          <table:table-cell table:formula="of:=['CB Main'.M351]" office:value-type="float" office:value="-8">
            <text:p>-8</text:p>
          </table:table-cell>
          <table:table-cell table:formula="of:=['CB Main'.N351]" office:value-type="float" office:value="-11">
            <text:p>-11</text:p>
          </table:table-cell>
          <table:table-cell/>
        </table:table-row>
        <table:table-row table:style-name="ro1">
          <table:table-cell table:formula="of:=['CB Main'.B352]" office:value-type="float" office:value="347">
            <text:p>347</text:p>
          </table:table-cell>
          <table:table-cell table:formula="of:=['CB Main'.J352]" office:value-type="float" office:value="-8">
            <text:p>-8</text:p>
          </table:table-cell>
          <table:table-cell table:formula="of:=['CB Main'.M352]" office:value-type="float" office:value="-7">
            <text:p>-7</text:p>
          </table:table-cell>
          <table:table-cell table:formula="of:=['CB Main'.N352]" office:value-type="float" office:value="-9">
            <text:p>-9</text:p>
          </table:table-cell>
          <table:table-cell/>
        </table:table-row>
        <table:table-row table:style-name="ro1">
          <table:table-cell table:formula="of:=['CB Main'.B353]" office:value-type="float" office:value="348">
            <text:p>348</text:p>
          </table:table-cell>
          <table:table-cell table:formula="of:=['CB Main'.J353]" office:value-type="float" office:value="-7">
            <text:p>-7</text:p>
          </table:table-cell>
          <table:table-cell table:formula="of:=['CB Main'.M353]" office:value-type="float" office:value="-6">
            <text:p>-6</text:p>
          </table:table-cell>
          <table:table-cell table:formula="of:=['CB Main'.N353]" office:value-type="float" office:value="-8">
            <text:p>-8</text:p>
          </table:table-cell>
          <table:table-cell/>
        </table:table-row>
        <table:table-row table:style-name="ro1">
          <table:table-cell table:formula="of:=['CB Main'.B354]" office:value-type="float" office:value="349">
            <text:p>349</text:p>
          </table:table-cell>
          <table:table-cell table:formula="of:=['CB Main'.J354]" office:value-type="float" office:value="-9">
            <text:p>-9</text:p>
          </table:table-cell>
          <table:table-cell table:formula="of:=['CB Main'.M354]" office:value-type="float" office:value="-8">
            <text:p>-8</text:p>
          </table:table-cell>
          <table:table-cell table:formula="of:=['CB Main'.N354]" office:value-type="float" office:value="-11">
            <text:p>-11</text:p>
          </table:table-cell>
          <table:table-cell/>
        </table:table-row>
        <table:table-row table:style-name="ro1">
          <table:table-cell table:formula="of:=['CB Main'.B355]" office:value-type="float" office:value="350">
            <text:p>350</text:p>
          </table:table-cell>
          <table:table-cell table:formula="of:=['CB Main'.J355]" office:value-type="float" office:value="-8">
            <text:p>-8</text:p>
          </table:table-cell>
          <table:table-cell table:formula="of:=['CB Main'.M355]" office:value-type="float" office:value="-6">
            <text:p>-6</text:p>
          </table:table-cell>
          <table:table-cell table:formula="of:=['CB Main'.N355]" office:value-type="float" office:value="-9">
            <text:p>-9</text:p>
          </table:table-cell>
          <table:table-cell/>
        </table:table-row>
        <table:table-row table:style-name="ro1">
          <table:table-cell table:formula="of:=['CB Main'.B356]" office:value-type="float" office:value="351">
            <text:p>351</text:p>
          </table:table-cell>
          <table:table-cell table:formula="of:=['CB Main'.J356]" office:value-type="float" office:value="-6">
            <text:p>-6</text:p>
          </table:table-cell>
          <table:table-cell table:formula="of:=['CB Main'.M356]" office:value-type="float" office:value="-4">
            <text:p>-4</text:p>
          </table:table-cell>
          <table:table-cell table:formula="of:=['CB Main'.N356]" office:value-type="float" office:value="-8">
            <text:p>-8</text:p>
          </table:table-cell>
          <table:table-cell/>
        </table:table-row>
        <table:table-row table:style-name="ro1">
          <table:table-cell table:formula="of:=['CB Main'.B357]" office:value-type="float" office:value="352">
            <text:p>352</text:p>
          </table:table-cell>
          <table:table-cell table:formula="of:=['CB Main'.J357]" office:value-type="float" office:value="-10">
            <text:p>-10</text:p>
          </table:table-cell>
          <table:table-cell table:formula="of:=['CB Main'.M357]" office:value-type="float" office:value="-9">
            <text:p>-9</text:p>
          </table:table-cell>
          <table:table-cell table:formula="of:=['CB Main'.N357]" office:value-type="float" office:value="-12">
            <text:p>-12</text:p>
          </table:table-cell>
          <table:table-cell/>
        </table:table-row>
        <table:table-row table:style-name="ro1">
          <table:table-cell table:formula="of:=['CB Main'.B358]" office:value-type="float" office:value="353">
            <text:p>353</text:p>
          </table:table-cell>
          <table:table-cell table:formula="of:=['CB Main'.J358]" office:value-type="float" office:value="-10">
            <text:p>-10</text:p>
          </table:table-cell>
          <table:table-cell table:formula="of:=['CB Main'.M358]" office:value-type="float" office:value="-10">
            <text:p>-10</text:p>
          </table:table-cell>
          <table:table-cell table:formula="of:=['CB Main'.N358]" office:value-type="float" office:value="-10">
            <text:p>-10</text:p>
          </table:table-cell>
          <table:table-cell/>
        </table:table-row>
        <table:table-row table:style-name="ro1">
          <table:table-cell table:formula="of:=['CB Main'.B359]" office:value-type="float" office:value="354">
            <text:p>354</text:p>
          </table:table-cell>
          <table:table-cell table:formula="of:=['CB Main'.J359]" office:value-type="float" office:value="-12">
            <text:p>-12</text:p>
          </table:table-cell>
          <table:table-cell table:formula="of:=['CB Main'.M359]" office:value-type="float" office:value="-12">
            <text:p>-12</text:p>
          </table:table-cell>
          <table:table-cell table:formula="of:=['CB Main'.N359]" office:value-type="float" office:value="-12">
            <text:p>-12</text:p>
          </table:table-cell>
          <table:table-cell/>
        </table:table-row>
        <table:table-row table:style-name="ro1">
          <table:table-cell table:formula="of:=['CB Main'.B360]" office:value-type="float" office:value="355">
            <text:p>355</text:p>
          </table:table-cell>
          <table:table-cell table:formula="of:=['CB Main'.J360]" office:value-type="float" office:value="-7">
            <text:p>-7</text:p>
          </table:table-cell>
          <table:table-cell table:formula="of:=['CB Main'.M360]" office:value-type="float" office:value="-7">
            <text:p>-7</text:p>
          </table:table-cell>
          <table:table-cell table:formula="of:=['CB Main'.N360]" office:value-type="float" office:value="-7">
            <text:p>-7</text:p>
          </table:table-cell>
          <table:table-cell/>
        </table:table-row>
        <table:table-row table:style-name="ro1">
          <table:table-cell table:formula="of:=['CB Main'.B361]" office:value-type="float" office:value="356">
            <text:p>356</text:p>
          </table:table-cell>
          <table:table-cell table:formula="of:=['CB Main'.J361]" office:value-type="float" office:value="-4">
            <text:p>-4</text:p>
          </table:table-cell>
          <table:table-cell table:formula="of:=['CB Main'.M361]" office:value-type="float" office:value="-4">
            <text:p>-4</text:p>
          </table:table-cell>
          <table:table-cell table:formula="of:=['CB Main'.N361]" office:value-type="float" office:value="-4">
            <text:p>-4</text:p>
          </table:table-cell>
          <table:table-cell/>
        </table:table-row>
        <table:table-row table:style-name="ro1">
          <table:table-cell table:formula="of:=['CB Main'.B362]" office:value-type="float" office:value="357">
            <text:p>357</text:p>
          </table:table-cell>
          <table:table-cell table:formula="of:=['CB Main'.J362]" office:value-type="float" office:value="-12">
            <text:p>-12</text:p>
          </table:table-cell>
          <table:table-cell table:formula="of:=['CB Main'.M362]" office:value-type="float" office:value="-12">
            <text:p>-12</text:p>
          </table:table-cell>
          <table:table-cell table:formula="of:=['CB Main'.N362]" office:value-type="float" office:value="-12">
            <text:p>-12</text:p>
          </table:table-cell>
          <table:table-cell/>
        </table:table-row>
        <table:table-row table:style-name="ro1">
          <table:table-cell table:formula="of:=['CB Main'.B363]" office:value-type="float" office:value="358">
            <text:p>358</text:p>
          </table:table-cell>
          <table:table-cell table:formula="of:=['CB Main'.J363]" office:value-type="float" office:value="-4">
            <text:p>-4</text:p>
          </table:table-cell>
          <table:table-cell table:formula="of:=['CB Main'.M363]" office:value-type="float" office:value="-4">
            <text:p>-4</text:p>
          </table:table-cell>
          <table:table-cell table:formula="of:=['CB Main'.N363]" office:value-type="float" office:value="-4">
            <text:p>-4</text:p>
          </table:table-cell>
          <table:table-cell/>
        </table:table-row>
        <table:table-row table:style-name="ro1">
          <table:table-cell table:formula="of:=['CB Main'.B364]" office:value-type="float" office:value="359">
            <text:p>359</text:p>
          </table:table-cell>
          <table:table-cell table:formula="of:=['CB Main'.J364]" office:value-type="float" office:value="4">
            <text:p>4</text:p>
          </table:table-cell>
          <table:table-cell table:formula="of:=['CB Main'.M364]" office:value-type="float" office:value="4">
            <text:p>4</text:p>
          </table:table-cell>
          <table:table-cell table:formula="of:=['CB Main'.N364]" office:value-type="float" office:value="4">
            <text:p>4</text:p>
          </table:table-cell>
          <table:table-cell/>
        </table:table-row>
        <table:table-row table:style-name="ro1">
          <table:table-cell table:formula="of:=['CB Main'.B365]" office:value-type="float" office:value="360">
            <text:p>360</text:p>
          </table:table-cell>
          <table:table-cell table:formula="of:=['CB Main'.J365]" office:value-type="float" office:value="-20">
            <text:p>-20</text:p>
          </table:table-cell>
          <table:table-cell table:formula="of:=['CB Main'.M365]" office:value-type="float" office:value="-20">
            <text:p>-20</text:p>
          </table:table-cell>
          <table:table-cell table:formula="of:=['CB Main'.N365]" office:value-type="float" office:value="-20">
            <text:p>-20</text:p>
          </table:table-cell>
          <table:table-cell/>
        </table:table-row>
        <table:table-row table:style-name="ro1">
          <table:table-cell table:formula="of:=['CB Main'.B366]" office:value-type="float" office:value="361">
            <text:p>361</text:p>
          </table:table-cell>
          <table:table-cell table:formula="of:=['CB Main'.J366]" office:value-type="float" office:value="20">
            <text:p>20</text:p>
          </table:table-cell>
          <table:table-cell table:formula="of:=['CB Main'.M366]" office:value-type="float" office:value="20">
            <text:p>20</text:p>
          </table:table-cell>
          <table:table-cell table:formula="of:=['CB Main'.N366]" office:value-type="float" office:value="20">
            <text:p>20</text:p>
          </table:table-cell>
          <table:table-cell/>
        </table:table-row>
        <table:table-row table:style-name="ro1">
          <table:table-cell table:formula="of:=['CB Main'.B367]" office:value-type="float" office:value="362">
            <text:p>362</text:p>
          </table:table-cell>
          <table:table-cell table:formula="of:=['CB Main'.J367]" office:value-type="float" office:value="20">
            <text:p>20</text:p>
          </table:table-cell>
          <table:table-cell table:formula="of:=['CB Main'.M367]" office:value-type="float" office:value="20">
            <text:p>20</text:p>
          </table:table-cell>
          <table:table-cell table:formula="of:=['CB Main'.N367]" office:value-type="float" office:value="20">
            <text:p>20</text:p>
          </table:table-cell>
          <table:table-cell/>
        </table:table-row>
        <table:table-row table:style-name="ro1">
          <table:table-cell table:formula="of:=['CB Main'.B368]" office:value-type="float" office:value="363">
            <text:p>363</text:p>
          </table:table-cell>
          <table:table-cell table:formula="of:=['CB Main'.J368]" office:value-type="float" office:value="12">
            <text:p>12</text:p>
          </table:table-cell>
          <table:table-cell table:formula="of:=['CB Main'.M368]" office:value-type="float" office:value="12">
            <text:p>12</text:p>
          </table:table-cell>
          <table:table-cell table:formula="of:=['CB Main'.N368]" office:value-type="float" office:value="12">
            <text:p>12</text:p>
          </table:table-cell>
          <table:table-cell/>
        </table:table-row>
        <table:table-row table:style-name="ro1">
          <table:table-cell table:formula="of:=['CB Main'.B369]" office:value-type="float" office:value="364">
            <text:p>364</text:p>
          </table:table-cell>
          <table:table-cell table:formula="of:=['CB Main'.J369]" office:value-type="float" office:value="12">
            <text:p>12</text:p>
          </table:table-cell>
          <table:table-cell table:formula="of:=['CB Main'.M369]" office:value-type="float" office:value="12">
            <text:p>12</text:p>
          </table:table-cell>
          <table:table-cell table:formula="of:=['CB Main'.N369]" office:value-type="float" office:value="12">
            <text:p>12</text:p>
          </table:table-cell>
          <table:table-cell/>
        </table:table-row>
        <table:table-row table:style-name="ro1">
          <table:table-cell table:formula="of:=['CB Main'.B370]" office:value-type="float" office:value="365">
            <text:p>365</text:p>
          </table:table-cell>
          <table:table-cell table:formula="of:=['CB Main'.J370]" office:value-type="float" office:value="17">
            <text:p>17</text:p>
          </table:table-cell>
          <table:table-cell table:formula="of:=['CB Main'.M370]" office:value-type="float" office:value="17">
            <text:p>17</text:p>
          </table:table-cell>
          <table:table-cell table:formula="of:=['CB Main'.N370]" office:value-type="float" office:value="17">
            <text:p>17</text:p>
          </table:table-cell>
          <table:table-cell/>
        </table:table-row>
        <table:table-row table:style-name="ro1">
          <table:table-cell table:formula="of:=['CB Main'.B371]" office:value-type="float" office:value="366">
            <text:p>366</text:p>
          </table:table-cell>
          <table:table-cell table:formula="of:=['CB Main'.J371]" office:value-type="float" office:value="14">
            <text:p>14</text:p>
          </table:table-cell>
          <table:table-cell table:formula="of:=['CB Main'.M371]" office:value-type="float" office:value="14">
            <text:p>14</text:p>
          </table:table-cell>
          <table:table-cell table:formula="of:=['CB Main'.N371]" office:value-type="float" office:value="14">
            <text:p>14</text:p>
          </table:table-cell>
          <table:table-cell/>
        </table:table-row>
        <table:table-row table:style-name="ro1">
          <table:table-cell table:formula="of:=['CB Main'.B372]" office:value-type="float" office:value="367">
            <text:p>367</text:p>
          </table:table-cell>
          <table:table-cell table:formula="of:=['CB Main'.J372]" office:value-type="float" office:value="14">
            <text:p>14</text:p>
          </table:table-cell>
          <table:table-cell table:formula="of:=['CB Main'.M372]" office:value-type="float" office:value="15">
            <text:p>15</text:p>
          </table:table-cell>
          <table:table-cell table:formula="of:=['CB Main'.N372]" office:value-type="float" office:value="12">
            <text:p>12</text:p>
          </table:table-cell>
          <table:table-cell/>
        </table:table-row>
        <table:table-row table:style-name="ro1">
          <table:table-cell table:formula="of:=['CB Main'.B373]" office:value-type="float" office:value="368">
            <text:p>368</text:p>
          </table:table-cell>
          <table:table-cell table:formula="of:=['CB Main'.J373]" office:value-type="float" office:value="18">
            <text:p>18</text:p>
          </table:table-cell>
          <table:table-cell table:formula="of:=['CB Main'.M373]" office:value-type="float" office:value="20">
            <text:p>20</text:p>
          </table:table-cell>
          <table:table-cell table:formula="of:=['CB Main'.N373]" office:value-type="float" office:value="16">
            <text:p>16</text:p>
          </table:table-cell>
          <table:table-cell/>
        </table:table-row>
        <table:table-row table:style-name="ro1">
          <table:table-cell table:formula="of:=['CB Main'.B374]" office:value-type="float" office:value="369">
            <text:p>369</text:p>
          </table:table-cell>
          <table:table-cell table:formula="of:=['CB Main'.J374]" office:value-type="float" office:value="16">
            <text:p>16</text:p>
          </table:table-cell>
          <table:table-cell table:formula="of:=['CB Main'.M374]" office:value-type="float" office:value="18">
            <text:p>18</text:p>
          </table:table-cell>
          <table:table-cell table:formula="of:=['CB Main'.N374]" office:value-type="float" office:value="15">
            <text:p>15</text:p>
          </table:table-cell>
          <table:table-cell/>
        </table:table-row>
        <table:table-row table:style-name="ro1">
          <table:table-cell table:formula="of:=['CB Main'.B375]" office:value-type="float" office:value="370">
            <text:p>370</text:p>
          </table:table-cell>
          <table:table-cell table:formula="of:=['CB Main'.J375]" office:value-type="float" office:value="17">
            <text:p>17</text:p>
          </table:table-cell>
          <table:table-cell table:formula="of:=['CB Main'.M375]" office:value-type="float" office:value="18">
            <text:p>18</text:p>
          </table:table-cell>
          <table:table-cell table:formula="of:=['CB Main'.N375]" office:value-type="float" office:value="16">
            <text:p>16</text:p>
          </table:table-cell>
          <table:table-cell/>
        </table:table-row>
        <table:table-row table:style-name="ro1">
          <table:table-cell table:formula="of:=['CB Main'.B376]" office:value-type="float" office:value="371">
            <text:p>371</text:p>
          </table:table-cell>
          <table:table-cell table:formula="of:=['CB Main'.J376]" office:value-type="float" office:value="15">
            <text:p>15</text:p>
          </table:table-cell>
          <table:table-cell table:formula="of:=['CB Main'.M376]" office:value-type="float" office:value="16">
            <text:p>16</text:p>
          </table:table-cell>
          <table:table-cell table:formula="of:=['CB Main'.N376]" office:value-type="float" office:value="13">
            <text:p>13</text:p>
          </table:table-cell>
          <table:table-cell/>
        </table:table-row>
        <table:table-row table:style-name="ro1">
          <table:table-cell table:formula="of:=['CB Main'.B377]" office:value-type="float" office:value="372">
            <text:p>372</text:p>
          </table:table-cell>
          <table:table-cell table:formula="of:=['CB Main'.J377]" office:value-type="float" office:value="14">
            <text:p>14</text:p>
          </table:table-cell>
          <table:table-cell table:formula="of:=['CB Main'.M377]" office:value-type="float" office:value="16">
            <text:p>16</text:p>
          </table:table-cell>
          <table:table-cell table:formula="of:=['CB Main'.N377]" office:value-type="float" office:value="13">
            <text:p>13</text:p>
          </table:table-cell>
          <table:table-cell/>
        </table:table-row>
        <table:table-row table:style-name="ro1">
          <table:table-cell table:formula="of:=['CB Main'.B378]" office:value-type="float" office:value="373">
            <text:p>373</text:p>
          </table:table-cell>
          <table:table-cell table:formula="of:=['CB Main'.J378]" office:value-type="float" office:value="16">
            <text:p>16</text:p>
          </table:table-cell>
          <table:table-cell table:formula="of:=['CB Main'.M378]" office:value-type="float" office:value="17">
            <text:p>17</text:p>
          </table:table-cell>
          <table:table-cell table:formula="of:=['CB Main'.N378]" office:value-type="float" office:value="15">
            <text:p>15</text:p>
          </table:table-cell>
          <table:table-cell/>
        </table:table-row>
        <table:table-row table:style-name="ro1">
          <table:table-cell table:formula="of:=['CB Main'.B379]" office:value-type="float" office:value="374">
            <text:p>374</text:p>
          </table:table-cell>
          <table:table-cell table:formula="of:=['CB Main'.J379]" office:value-type="float" office:value="15">
            <text:p>15</text:p>
          </table:table-cell>
          <table:table-cell table:formula="of:=['CB Main'.M379]" office:value-type="float" office:value="16">
            <text:p>16</text:p>
          </table:table-cell>
          <table:table-cell table:formula="of:=['CB Main'.N379]" office:value-type="float" office:value="14">
            <text:p>14</text:p>
          </table:table-cell>
          <table:table-cell/>
        </table:table-row>
        <table:table-row table:style-name="ro1">
          <table:table-cell table:formula="of:=['CB Main'.B380]" office:value-type="float" office:value="375">
            <text:p>375</text:p>
          </table:table-cell>
          <table:table-cell table:formula="of:=['CB Main'.J380]" office:value-type="float" office:value="14">
            <text:p>14</text:p>
          </table:table-cell>
          <table:table-cell table:formula="of:=['CB Main'.M380]" office:value-type="float" office:value="16">
            <text:p>16</text:p>
          </table:table-cell>
          <table:table-cell table:formula="of:=['CB Main'.N380]" office:value-type="float" office:value="13">
            <text:p>13</text:p>
          </table:table-cell>
          <table:table-cell/>
        </table:table-row>
        <table:table-row table:style-name="ro1">
          <table:table-cell table:formula="of:=['CB Main'.B381]" office:value-type="float" office:value="376">
            <text:p>376</text:p>
          </table:table-cell>
          <table:table-cell table:formula="of:=['CB Main'.J381]" office:value-type="float" office:value="17">
            <text:p>17</text:p>
          </table:table-cell>
          <table:table-cell table:formula="of:=['CB Main'.M381]" office:value-type="float" office:value="18">
            <text:p>18</text:p>
          </table:table-cell>
          <table:table-cell table:formula="of:=['CB Main'.N381]" office:value-type="float" office:value="15">
            <text:p>15</text:p>
          </table:table-cell>
          <table:table-cell/>
        </table:table-row>
        <table:table-row table:style-name="ro1">
          <table:table-cell table:formula="of:=['CB Main'.B382]" office:value-type="float" office:value="377">
            <text:p>377</text:p>
          </table:table-cell>
          <table:table-cell table:formula="of:=['CB Main'.J382]" office:value-type="float" office:value="16">
            <text:p>16</text:p>
          </table:table-cell>
          <table:table-cell table:formula="of:=['CB Main'.M382]" office:value-type="float" office:value="17">
            <text:p>17</text:p>
          </table:table-cell>
          <table:table-cell table:formula="of:=['CB Main'.N382]" office:value-type="float" office:value="15">
            <text:p>15</text:p>
          </table:table-cell>
          <table:table-cell/>
        </table:table-row>
        <table:table-row table:style-name="ro1">
          <table:table-cell table:formula="of:=['CB Main'.B383]" office:value-type="float" office:value="378">
            <text:p>378</text:p>
          </table:table-cell>
          <table:table-cell table:formula="of:=['CB Main'.J383]" office:value-type="float" office:value="16">
            <text:p>16</text:p>
          </table:table-cell>
          <table:table-cell table:formula="of:=['CB Main'.M383]" office:value-type="float" office:value="18">
            <text:p>18</text:p>
          </table:table-cell>
          <table:table-cell table:formula="of:=['CB Main'.N383]" office:value-type="float" office:value="15">
            <text:p>15</text:p>
          </table:table-cell>
          <table:table-cell/>
        </table:table-row>
        <table:table-row table:style-name="ro1">
          <table:table-cell table:formula="of:=['CB Main'.B384]" office:value-type="float" office:value="379">
            <text:p>379</text:p>
          </table:table-cell>
          <table:table-cell table:formula="of:=['CB Main'.J384]" office:value-type="float" office:value="15">
            <text:p>15</text:p>
          </table:table-cell>
          <table:table-cell table:formula="of:=['CB Main'.M384]" office:value-type="float" office:value="16">
            <text:p>16</text:p>
          </table:table-cell>
          <table:table-cell table:formula="of:=['CB Main'.N384]" office:value-type="float" office:value="14">
            <text:p>14</text:p>
          </table:table-cell>
          <table:table-cell/>
        </table:table-row>
        <table:table-row table:style-name="ro1">
          <table:table-cell table:formula="of:=['CB Main'.B385]" office:value-type="float" office:value="380">
            <text:p>380</text:p>
          </table:table-cell>
          <table:table-cell table:formula="of:=['CB Main'.J385]" office:value-type="float" office:value="14">
            <text:p>14</text:p>
          </table:table-cell>
          <table:table-cell table:formula="of:=['CB Main'.M385]" office:value-type="float" office:value="16">
            <text:p>16</text:p>
          </table:table-cell>
          <table:table-cell table:formula="of:=['CB Main'.N385]" office:value-type="float" office:value="13">
            <text:p>13</text:p>
          </table:table-cell>
          <table:table-cell/>
        </table:table-row>
        <table:table-row table:style-name="ro1">
          <table:table-cell table:formula="of:=['CB Main'.B386]" office:value-type="float" office:value="381">
            <text:p>381</text:p>
          </table:table-cell>
          <table:table-cell table:formula="of:=['CB Main'.J386]" office:value-type="float" office:value="16">
            <text:p>16</text:p>
          </table:table-cell>
          <table:table-cell table:formula="of:=['CB Main'.M386]" office:value-type="float" office:value="17">
            <text:p>17</text:p>
          </table:table-cell>
          <table:table-cell table:formula="of:=['CB Main'.N386]" office:value-type="float" office:value="15">
            <text:p>15</text:p>
          </table:table-cell>
          <table:table-cell/>
        </table:table-row>
        <table:table-row table:style-name="ro1">
          <table:table-cell table:formula="of:=['CB Main'.B387]" office:value-type="float" office:value="382">
            <text:p>382</text:p>
          </table:table-cell>
          <table:table-cell table:formula="of:=['CB Main'.J387]" office:value-type="float" office:value="15">
            <text:p>15</text:p>
          </table:table-cell>
          <table:table-cell table:formula="of:=['CB Main'.M387]" office:value-type="float" office:value="16">
            <text:p>16</text:p>
          </table:table-cell>
          <table:table-cell table:formula="of:=['CB Main'.N387]" office:value-type="float" office:value="14">
            <text:p>14</text:p>
          </table:table-cell>
          <table:table-cell/>
        </table:table-row>
        <table:table-row table:style-name="ro1">
          <table:table-cell table:formula="of:=['CB Main'.B388]" office:value-type="float" office:value="383">
            <text:p>383</text:p>
          </table:table-cell>
          <table:table-cell table:formula="of:=['CB Main'.J388]" office:value-type="float" office:value="15">
            <text:p>15</text:p>
          </table:table-cell>
          <table:table-cell table:formula="of:=['CB Main'.M388]" office:value-type="float" office:value="16">
            <text:p>16</text:p>
          </table:table-cell>
          <table:table-cell table:formula="of:=['CB Main'.N388]" office:value-type="float" office:value="14">
            <text:p>14</text:p>
          </table:table-cell>
          <table:table-cell/>
        </table:table-row>
        <table:table-row table:style-name="ro1">
          <table:table-cell table:formula="of:=['CB Main'.B389]" office:value-type="float" office:value="384">
            <text:p>384</text:p>
          </table:table-cell>
          <table:table-cell table:formula="of:=['CB Main'.J389]" office:value-type="float" office:value="-7">
            <text:p>-7</text:p>
          </table:table-cell>
          <table:table-cell table:formula="of:=['CB Main'.M389]" office:value-type="float" office:value="-5">
            <text:p>-5</text:p>
          </table:table-cell>
          <table:table-cell table:formula="of:=['CB Main'.N389]" office:value-type="float" office:value="-8">
            <text:p>-8</text:p>
          </table:table-cell>
          <table:table-cell/>
        </table:table-row>
        <table:table-row table:style-name="ro1">
          <table:table-cell table:formula="of:=['CB Main'.B390]" office:value-type="float" office:value="385">
            <text:p>385</text:p>
          </table:table-cell>
          <table:table-cell table:formula="of:=['CB Main'.J390]" office:value-type="float" office:value="-6">
            <text:p>-6</text:p>
          </table:table-cell>
          <table:table-cell table:formula="of:=['CB Main'.M390]" office:value-type="float" office:value="-5">
            <text:p>-5</text:p>
          </table:table-cell>
          <table:table-cell table:formula="of:=['CB Main'.N390]" office:value-type="float" office:value="-7">
            <text:p>-7</text:p>
          </table:table-cell>
          <table:table-cell/>
        </table:table-row>
        <table:table-row table:style-name="ro1">
          <table:table-cell table:formula="of:=['CB Main'.B391]" office:value-type="float" office:value="386">
            <text:p>386</text:p>
          </table:table-cell>
          <table:table-cell table:formula="of:=['CB Main'.J391]" office:value-type="float" office:value="-6">
            <text:p>-6</text:p>
          </table:table-cell>
          <table:table-cell table:formula="of:=['CB Main'.M391]" office:value-type="float" office:value="-5">
            <text:p>-5</text:p>
          </table:table-cell>
          <table:table-cell table:formula="of:=['CB Main'.N391]" office:value-type="float" office:value="-8">
            <text:p>-8</text:p>
          </table:table-cell>
          <table:table-cell/>
        </table:table-row>
        <table:table-row table:style-name="ro1">
          <table:table-cell table:formula="of:=['CB Main'.B392]" office:value-type="float" office:value="387">
            <text:p>387</text:p>
          </table:table-cell>
          <table:table-cell table:formula="of:=['CB Main'.J392]" office:value-type="float" office:value="-5">
            <text:p>-5</text:p>
          </table:table-cell>
          <table:table-cell table:formula="of:=['CB Main'.M392]" office:value-type="float" office:value="-4">
            <text:p>-4</text:p>
          </table:table-cell>
          <table:table-cell table:formula="of:=['CB Main'.N392]" office:value-type="float" office:value="-6">
            <text:p>-6</text:p>
          </table:table-cell>
          <table:table-cell/>
        </table:table-row>
        <table:table-row table:style-name="ro1">
          <table:table-cell table:formula="of:=['CB Main'.B393]" office:value-type="float" office:value="388">
            <text:p>388</text:p>
          </table:table-cell>
          <table:table-cell table:formula="of:=['CB Main'.J393]" office:value-type="float" office:value="-4">
            <text:p>-4</text:p>
          </table:table-cell>
          <table:table-cell table:formula="of:=['CB Main'.M393]" office:value-type="float" office:value="-3">
            <text:p>-3</text:p>
          </table:table-cell>
          <table:table-cell table:formula="of:=['CB Main'.N393]" office:value-type="float" office:value="-5">
            <text:p>-5</text:p>
          </table:table-cell>
          <table:table-cell/>
        </table:table-row>
        <table:table-row table:style-name="ro1">
          <table:table-cell table:formula="of:=['CB Main'.B394]" office:value-type="float" office:value="389">
            <text:p>389</text:p>
          </table:table-cell>
          <table:table-cell table:formula="of:=['CB Main'.J394]" office:value-type="float" office:value="-5">
            <text:p>-5</text:p>
          </table:table-cell>
          <table:table-cell table:formula="of:=['CB Main'.M394]" office:value-type="float" office:value="-4">
            <text:p>-4</text:p>
          </table:table-cell>
          <table:table-cell table:formula="of:=['CB Main'.N394]" office:value-type="float" office:value="-7">
            <text:p>-7</text:p>
          </table:table-cell>
          <table:table-cell/>
        </table:table-row>
        <table:table-row table:style-name="ro1">
          <table:table-cell table:formula="of:=['CB Main'.B395]" office:value-type="float" office:value="390">
            <text:p>390</text:p>
          </table:table-cell>
          <table:table-cell table:formula="of:=['CB Main'.J395]" office:value-type="float" office:value="-4">
            <text:p>-4</text:p>
          </table:table-cell>
          <table:table-cell table:formula="of:=['CB Main'.M395]" office:value-type="float" office:value="-3">
            <text:p>-3</text:p>
          </table:table-cell>
          <table:table-cell table:formula="of:=['CB Main'.N395]" office:value-type="float" office:value="-5">
            <text:p>-5</text:p>
          </table:table-cell>
          <table:table-cell/>
        </table:table-row>
        <table:table-row table:style-name="ro1">
          <table:table-cell table:formula="of:=['CB Main'.B396]" office:value-type="float" office:value="391">
            <text:p>391</text:p>
          </table:table-cell>
          <table:table-cell table:formula="of:=['CB Main'.J396]" office:value-type="float" office:value="-3">
            <text:p>-3</text:p>
          </table:table-cell>
          <table:table-cell table:formula="of:=['CB Main'.M396]" office:value-type="float" office:value="-2">
            <text:p>-2</text:p>
          </table:table-cell>
          <table:table-cell table:formula="of:=['CB Main'.N396]" office:value-type="float" office:value="-4">
            <text:p>-4</text:p>
          </table:table-cell>
          <table:table-cell/>
        </table:table-row>
        <table:table-row table:style-name="ro1">
          <table:table-cell table:formula="of:=['CB Main'.B397]" office:value-type="float" office:value="392">
            <text:p>392</text:p>
          </table:table-cell>
          <table:table-cell table:formula="of:=['CB Main'.J397]" office:value-type="float" office:value="-6">
            <text:p>-6</text:p>
          </table:table-cell>
          <table:table-cell table:formula="of:=['CB Main'.M397]" office:value-type="float" office:value="-4">
            <text:p>-4</text:p>
          </table:table-cell>
          <table:table-cell table:formula="of:=['CB Main'.N397]" office:value-type="float" office:value="-7">
            <text:p>-7</text:p>
          </table:table-cell>
          <table:table-cell/>
        </table:table-row>
        <table:table-row table:style-name="ro1">
          <table:table-cell table:formula="of:=['CB Main'.B398]" office:value-type="float" office:value="393">
            <text:p>393</text:p>
          </table:table-cell>
          <table:table-cell table:formula="of:=['CB Main'.J398]" office:value-type="float" office:value="-4">
            <text:p>-4</text:p>
          </table:table-cell>
          <table:table-cell table:formula="of:=['CB Main'.M398]" office:value-type="float" office:value="-3">
            <text:p>-3</text:p>
          </table:table-cell>
          <table:table-cell table:formula="of:=['CB Main'.N398]" office:value-type="float" office:value="-6">
            <text:p>-6</text:p>
          </table:table-cell>
          <table:table-cell/>
        </table:table-row>
        <table:table-row table:style-name="ro1">
          <table:table-cell table:formula="of:=['CB Main'.B399]" office:value-type="float" office:value="394">
            <text:p>394</text:p>
          </table:table-cell>
          <table:table-cell table:formula="of:=['CB Main'.J399]" office:value-type="float" office:value="-4">
            <text:p>-4</text:p>
          </table:table-cell>
          <table:table-cell table:formula="of:=['CB Main'.M399]" office:value-type="float" office:value="-3">
            <text:p>-3</text:p>
          </table:table-cell>
          <table:table-cell table:formula="of:=['CB Main'.N399]" office:value-type="float" office:value="-6">
            <text:p>-6</text:p>
          </table:table-cell>
          <table:table-cell/>
        </table:table-row>
        <table:table-row table:style-name="ro1">
          <table:table-cell table:formula="of:=['CB Main'.B400]" office:value-type="float" office:value="395">
            <text:p>395</text:p>
          </table:table-cell>
          <table:table-cell table:formula="of:=['CB Main'.J400]" office:value-type="float" office:value="-3">
            <text:p>-3</text:p>
          </table:table-cell>
          <table:table-cell table:formula="of:=['CB Main'.M400]" office:value-type="float" office:value="-1">
            <text:p>-1</text:p>
          </table:table-cell>
          <table:table-cell table:formula="of:=['CB Main'.N400]" office:value-type="float" office:value="-4">
            <text:p>-4</text:p>
          </table:table-cell>
          <table:table-cell/>
        </table:table-row>
        <table:table-row table:style-name="ro1">
          <table:table-cell table:formula="of:=['CB Main'.B401]" office:value-type="float" office:value="396">
            <text:p>396</text:p>
          </table:table-cell>
          <table:table-cell table:formula="of:=['CB Main'.J401]" office:value-type="float" office:value="-1">
            <text:p>-1</text:p>
          </table:table-cell>
          <table:table-cell table:formula="of:=['CB Main'.M401]" office:value-type="float" office:value="0">
            <text:p>0</text:p>
          </table:table-cell>
          <table:table-cell table:formula="of:=['CB Main'.N401]" office:value-type="float" office:value="-3">
            <text:p>-3</text:p>
          </table:table-cell>
          <table:table-cell/>
        </table:table-row>
        <table:table-row table:style-name="ro1">
          <table:table-cell table:formula="of:=['CB Main'.B402]" office:value-type="float" office:value="397">
            <text:p>397</text:p>
          </table:table-cell>
          <table:table-cell table:formula="of:=['CB Main'.J402]" office:value-type="float" office:value="-2">
            <text:p>-2</text:p>
          </table:table-cell>
          <table:table-cell table:formula="of:=['CB Main'.M402]" office:value-type="float" office:value="-0">
            <text:p>-0</text:p>
          </table:table-cell>
          <table:table-cell table:formula="of:=['CB Main'.N402]" office:value-type="float" office:value="-4">
            <text:p>-4</text:p>
          </table:table-cell>
          <table:table-cell/>
        </table:table-row>
        <table:table-row table:style-name="ro1">
          <table:table-cell table:formula="of:=['CB Main'.B403]" office:value-type="float" office:value="398">
            <text:p>398</text:p>
          </table:table-cell>
          <table:table-cell table:formula="of:=['CB Main'.J403]" office:value-type="float" office:value="-1">
            <text:p>-1</text:p>
          </table:table-cell>
          <table:table-cell table:formula="of:=['CB Main'.M403]" office:value-type="float" office:value="1">
            <text:p>1</text:p>
          </table:table-cell>
          <table:table-cell table:formula="of:=['CB Main'.N403]" office:value-type="float" office:value="-3">
            <text:p>-3</text:p>
          </table:table-cell>
          <table:table-cell/>
        </table:table-row>
        <table:table-row table:style-name="ro1">
          <table:table-cell table:formula="of:=['CB Main'.B404]" office:value-type="float" office:value="399">
            <text:p>399</text:p>
          </table:table-cell>
          <table:table-cell table:formula="of:=['CB Main'.J404]" office:value-type="float" office:value="1">
            <text:p>1</text:p>
          </table:table-cell>
          <table:table-cell table:formula="of:=['CB Main'.M404]" office:value-type="float" office:value="2">
            <text:p>2</text:p>
          </table:table-cell>
          <table:table-cell table:formula="of:=['CB Main'.N404]" office:value-type="float" office:value="-1">
            <text:p>-1</text:p>
          </table:table-cell>
          <table:table-cell/>
        </table:table-row>
        <table:table-row table:style-name="ro1">
          <table:table-cell table:formula="of:=['CB Main'.B405]" office:value-type="float" office:value="400">
            <text:p>400</text:p>
          </table:table-cell>
          <table:table-cell table:formula="of:=['CB Main'.J405]" office:value-type="float" office:value="-2">
            <text:p>-2</text:p>
          </table:table-cell>
          <table:table-cell table:formula="of:=['CB Main'.M405]" office:value-type="float" office:value="-2">
            <text:p>-2</text:p>
          </table:table-cell>
          <table:table-cell table:formula="of:=['CB Main'.N405]" office:value-type="float" office:value="-2">
            <text:p>-2</text:p>
          </table:table-cell>
          <table:table-cell/>
        </table:table-row>
        <table:table-row table:style-name="ro1">
          <table:table-cell table:formula="of:=['CB Main'.B406]" office:value-type="float" office:value="401">
            <text:p>401</text:p>
          </table:table-cell>
          <table:table-cell table:formula="of:=['CB Main'.J406]" office:value-type="float" office:value="1">
            <text:p>1</text:p>
          </table:table-cell>
          <table:table-cell table:formula="of:=['CB Main'.M406]" office:value-type="float" office:value="1">
            <text:p>1</text:p>
          </table:table-cell>
          <table:table-cell table:formula="of:=['CB Main'.N406]" office:value-type="float" office:value="1">
            <text:p>1</text:p>
          </table:table-cell>
          <table:table-cell/>
        </table:table-row>
        <table:table-row table:style-name="ro1">
          <table:table-cell table:formula="of:=['CB Main'.B407]" office:value-type="float" office:value="402">
            <text:p>402</text:p>
          </table:table-cell>
          <table:table-cell table:formula="of:=['CB Main'.J407]" office:value-type="float" office:value="4">
            <text:p>4</text:p>
          </table:table-cell>
          <table:table-cell table:formula="of:=['CB Main'.M407]" office:value-type="float" office:value="4">
            <text:p>4</text:p>
          </table:table-cell>
          <table:table-cell table:formula="of:=['CB Main'.N407]" office:value-type="float" office:value="4">
            <text:p>4</text:p>
          </table:table-cell>
          <table:table-cell/>
        </table:table-row>
        <table:table-row table:style-name="ro1">
          <table:table-cell table:formula="of:=['CB Main'.B408]" office:value-type="float" office:value="403">
            <text:p>403</text:p>
          </table:table-cell>
          <table:table-cell table:formula="of:=['CB Main'.J408]" office:value-type="float" office:value="2">
            <text:p>2</text:p>
          </table:table-cell>
          <table:table-cell table:formula="of:=['CB Main'.M408]" office:value-type="float" office:value="4">
            <text:p>4</text:p>
          </table:table-cell>
          <table:table-cell table:formula="of:=['CB Main'.N408]" office:value-type="float" office:value="-0">
            <text:p>-0</text:p>
          </table:table-cell>
          <table:table-cell/>
        </table:table-row>
        <table:table-row table:style-name="ro1">
          <table:table-cell table:formula="of:=['CB Main'.B409]" office:value-type="float" office:value="404">
            <text:p>404</text:p>
          </table:table-cell>
          <table:table-cell table:formula="of:=['CB Main'.J409]" office:value-type="float" office:value="4">
            <text:p>4</text:p>
          </table:table-cell>
          <table:table-cell table:formula="of:=['CB Main'.M409]" office:value-type="float" office:value="5">
            <text:p>5</text:p>
          </table:table-cell>
          <table:table-cell table:formula="of:=['CB Main'.N409]" office:value-type="float" office:value="2">
            <text:p>2</text:p>
          </table:table-cell>
          <table:table-cell/>
        </table:table-row>
        <table:table-row table:style-name="ro1">
          <table:table-cell table:formula="of:=['CB Main'.B410]" office:value-type="float" office:value="405">
            <text:p>405</text:p>
          </table:table-cell>
          <table:table-cell table:formula="of:=['CB Main'.J410]" office:value-type="float" office:value="6">
            <text:p>6</text:p>
          </table:table-cell>
          <table:table-cell table:formula="of:=['CB Main'.M410]" office:value-type="float" office:value="6">
            <text:p>6</text:p>
          </table:table-cell>
          <table:table-cell table:formula="of:=['CB Main'.N410]" office:value-type="float" office:value="6">
            <text:p>6</text:p>
          </table:table-cell>
          <table:table-cell/>
        </table:table-row>
        <table:table-row table:style-name="ro1">
          <table:table-cell table:formula="of:=['CB Main'.B411]" office:value-type="float" office:value="406">
            <text:p>406</text:p>
          </table:table-cell>
          <table:table-cell table:formula="of:=['CB Main'.J411]" office:value-type="float" office:value="5">
            <text:p>5</text:p>
          </table:table-cell>
          <table:table-cell table:formula="of:=['CB Main'.M411]" office:value-type="float" office:value="7">
            <text:p>7</text:p>
          </table:table-cell>
          <table:table-cell table:formula="of:=['CB Main'.N411]" office:value-type="float" office:value="4">
            <text:p>4</text:p>
          </table:table-cell>
          <table:table-cell/>
        </table:table-row>
        <table:table-row table:style-name="ro1">
          <table:table-cell table:formula="of:=['CB Main'.B412]" office:value-type="float" office:value="407">
            <text:p>407</text:p>
          </table:table-cell>
          <table:table-cell table:formula="of:=['CB Main'.J412]" office:value-type="float" office:value="7">
            <text:p>7</text:p>
          </table:table-cell>
          <table:table-cell table:formula="of:=['CB Main'.M412]" office:value-type="float" office:value="9">
            <text:p>9</text:p>
          </table:table-cell>
          <table:table-cell table:formula="of:=['CB Main'.N412]" office:value-type="float" office:value="5">
            <text:p>5</text:p>
          </table:table-cell>
          <table:table-cell/>
        </table:table-row>
        <table:table-row table:style-name="ro1">
          <table:table-cell table:formula="of:=['CB Main'.B413]" office:value-type="float" office:value="408">
            <text:p>408</text:p>
          </table:table-cell>
          <table:table-cell table:formula="of:=['CB Main'.J413]" office:value-type="float" office:value="9">
            <text:p>9</text:p>
          </table:table-cell>
          <table:table-cell table:formula="of:=['CB Main'.M413]" office:value-type="float" office:value="9">
            <text:p>9</text:p>
          </table:table-cell>
          <table:table-cell table:formula="of:=['CB Main'.N413]" office:value-type="float" office:value="9">
            <text:p>9</text:p>
          </table:table-cell>
          <table:table-cell/>
        </table:table-row>
        <table:table-row table:style-name="ro1">
          <table:table-cell table:formula="of:=['CB Main'.B414]" office:value-type="float" office:value="409">
            <text:p>409</text:p>
          </table:table-cell>
          <table:table-cell table:formula="of:=['CB Main'.J414]" office:value-type="float" office:value="10">
            <text:p>10</text:p>
          </table:table-cell>
          <table:table-cell table:formula="of:=['CB Main'.M414]" office:value-type="float" office:value="12">
            <text:p>12</text:p>
          </table:table-cell>
          <table:table-cell table:formula="of:=['CB Main'.N414]" office:value-type="float" office:value="8">
            <text:p>8</text:p>
          </table:table-cell>
          <table:table-cell/>
        </table:table-row>
        <table:table-row table:style-name="ro1">
          <table:table-cell table:formula="of:=['CB Main'.B415]" office:value-type="float" office:value="410">
            <text:p>410</text:p>
          </table:table-cell>
          <table:table-cell table:formula="of:=['CB Main'.J415]" office:value-type="float" office:value="12">
            <text:p>12</text:p>
          </table:table-cell>
          <table:table-cell table:formula="of:=['CB Main'.M415]" office:value-type="float" office:value="14">
            <text:p>14</text:p>
          </table:table-cell>
          <table:table-cell table:formula="of:=['CB Main'.N415]" office:value-type="float" office:value="10">
            <text:p>10</text:p>
          </table:table-cell>
          <table:table-cell/>
        </table:table-row>
        <table:table-row table:style-name="ro1">
          <table:table-cell table:formula="of:=['CB Main'.B416]" office:value-type="float" office:value="411">
            <text:p>411</text:p>
          </table:table-cell>
          <table:table-cell table:formula="of:=['CB Main'.J416]" office:value-type="float" office:value="9">
            <text:p>9</text:p>
          </table:table-cell>
          <table:table-cell table:formula="of:=['CB Main'.M416]" office:value-type="float" office:value="10">
            <text:p>10</text:p>
          </table:table-cell>
          <table:table-cell table:formula="of:=['CB Main'.N416]" office:value-type="float" office:value="7">
            <text:p>7</text:p>
          </table:table-cell>
          <table:table-cell/>
        </table:table-row>
        <table:table-row table:style-name="ro1">
          <table:table-cell table:formula="of:=['CB Main'.B417]" office:value-type="float" office:value="412">
            <text:p>412</text:p>
          </table:table-cell>
          <table:table-cell table:formula="of:=['CB Main'.J417]" office:value-type="float" office:value="9">
            <text:p>9</text:p>
          </table:table-cell>
          <table:table-cell table:formula="of:=['CB Main'.M417]" office:value-type="float" office:value="11">
            <text:p>11</text:p>
          </table:table-cell>
          <table:table-cell table:formula="of:=['CB Main'.N417]" office:value-type="float" office:value="8">
            <text:p>8</text:p>
          </table:table-cell>
          <table:table-cell/>
        </table:table-row>
        <table:table-row table:style-name="ro1">
          <table:table-cell table:formula="of:=['CB Main'.B418]" office:value-type="float" office:value="413">
            <text:p>413</text:p>
          </table:table-cell>
          <table:table-cell table:formula="of:=['CB Main'.J418]" office:value-type="float" office:value="12">
            <text:p>12</text:p>
          </table:table-cell>
          <table:table-cell table:formula="of:=['CB Main'.M418]" office:value-type="float" office:value="13">
            <text:p>13</text:p>
          </table:table-cell>
          <table:table-cell table:formula="of:=['CB Main'.N418]" office:value-type="float" office:value="10">
            <text:p>10</text:p>
          </table:table-cell>
          <table:table-cell/>
        </table:table-row>
        <table:table-row table:style-name="ro1">
          <table:table-cell table:formula="of:=['CB Main'.B419]" office:value-type="float" office:value="414">
            <text:p>414</text:p>
          </table:table-cell>
          <table:table-cell table:formula="of:=['CB Main'.J419]" office:value-type="float" office:value="10">
            <text:p>10</text:p>
          </table:table-cell>
          <table:table-cell table:formula="of:=['CB Main'.M419]" office:value-type="float" office:value="12">
            <text:p>12</text:p>
          </table:table-cell>
          <table:table-cell table:formula="of:=['CB Main'.N419]" office:value-type="float" office:value="9">
            <text:p>9</text:p>
          </table:table-cell>
          <table:table-cell/>
        </table:table-row>
        <table:table-row table:style-name="ro1">
          <table:table-cell table:formula="of:=['CB Main'.B420]" office:value-type="float" office:value="415">
            <text:p>415</text:p>
          </table:table-cell>
          <table:table-cell table:formula="of:=['CB Main'.J420]" office:value-type="float" office:value="10">
            <text:p>10</text:p>
          </table:table-cell>
          <table:table-cell table:formula="of:=['CB Main'.M420]" office:value-type="float" office:value="11">
            <text:p>11</text:p>
          </table:table-cell>
          <table:table-cell table:formula="of:=['CB Main'.N420]" office:value-type="float" office:value="9">
            <text:p>9</text:p>
          </table:table-cell>
          <table:table-cell/>
        </table:table-row>
        <table:table-row table:style-name="ro1">
          <table:table-cell table:formula="of:=['CB Main'.B421]" office:value-type="float" office:value="416">
            <text:p>416</text:p>
          </table:table-cell>
          <table:table-cell table:formula="of:=['CB Main'.J421]" office:value-type="float" office:value="13">
            <text:p>13</text:p>
          </table:table-cell>
          <table:table-cell table:formula="of:=['CB Main'.M421]" office:value-type="float" office:value="14">
            <text:p>14</text:p>
          </table:table-cell>
          <table:table-cell table:formula="of:=['CB Main'.N421]" office:value-type="float" office:value="11">
            <text:p>11</text:p>
          </table:table-cell>
          <table:table-cell/>
        </table:table-row>
        <table:table-row table:style-name="ro1">
          <table:table-cell table:formula="of:=['CB Main'.B422]" office:value-type="float" office:value="417">
            <text:p>417</text:p>
          </table:table-cell>
          <table:table-cell table:formula="of:=['CB Main'.J422]" office:value-type="float" office:value="12">
            <text:p>12</text:p>
          </table:table-cell>
          <table:table-cell table:formula="of:=['CB Main'.M422]" office:value-type="float" office:value="13">
            <text:p>13</text:p>
          </table:table-cell>
          <table:table-cell table:formula="of:=['CB Main'.N422]" office:value-type="float" office:value="11">
            <text:p>11</text:p>
          </table:table-cell>
          <table:table-cell/>
        </table:table-row>
        <table:table-row table:style-name="ro1">
          <table:table-cell table:formula="of:=['CB Main'.B423]" office:value-type="float" office:value="418">
            <text:p>418</text:p>
          </table:table-cell>
          <table:table-cell table:formula="of:=['CB Main'.J423]" office:value-type="float" office:value="13">
            <text:p>13</text:p>
          </table:table-cell>
          <table:table-cell table:formula="of:=['CB Main'.M423]" office:value-type="float" office:value="14">
            <text:p>14</text:p>
          </table:table-cell>
          <table:table-cell table:formula="of:=['CB Main'.N423]" office:value-type="float" office:value="12">
            <text:p>12</text:p>
          </table:table-cell>
          <table:table-cell/>
        </table:table-row>
        <table:table-row table:style-name="ro1">
          <table:table-cell table:formula="of:=['CB Main'.B424]" office:value-type="float" office:value="419">
            <text:p>419</text:p>
          </table:table-cell>
          <table:table-cell table:formula="of:=['CB Main'.J424]" office:value-type="float" office:value="11">
            <text:p>11</text:p>
          </table:table-cell>
          <table:table-cell table:formula="of:=['CB Main'.M424]" office:value-type="float" office:value="12">
            <text:p>12</text:p>
          </table:table-cell>
          <table:table-cell table:formula="of:=['CB Main'.N424]" office:value-type="float" office:value="10">
            <text:p>10</text:p>
          </table:table-cell>
          <table:table-cell/>
        </table:table-row>
        <table:table-row table:style-name="ro1">
          <table:table-cell table:formula="of:=['CB Main'.B425]" office:value-type="float" office:value="420">
            <text:p>420</text:p>
          </table:table-cell>
          <table:table-cell table:formula="of:=['CB Main'.J425]" office:value-type="float" office:value="11">
            <text:p>11</text:p>
          </table:table-cell>
          <table:table-cell table:formula="of:=['CB Main'.M425]" office:value-type="float" office:value="12">
            <text:p>12</text:p>
          </table:table-cell>
          <table:table-cell table:formula="of:=['CB Main'.N425]" office:value-type="float" office:value="10">
            <text:p>10</text:p>
          </table:table-cell>
          <table:table-cell/>
        </table:table-row>
        <table:table-row table:style-name="ro1">
          <table:table-cell table:formula="of:=['CB Main'.B426]" office:value-type="float" office:value="421">
            <text:p>421</text:p>
          </table:table-cell>
          <table:table-cell table:formula="of:=['CB Main'.J426]" office:value-type="float" office:value="13">
            <text:p>13</text:p>
          </table:table-cell>
          <table:table-cell table:formula="of:=['CB Main'.M426]" office:value-type="float" office:value="14">
            <text:p>14</text:p>
          </table:table-cell>
          <table:table-cell table:formula="of:=['CB Main'.N426]" office:value-type="float" office:value="11">
            <text:p>11</text:p>
          </table:table-cell>
          <table:table-cell/>
        </table:table-row>
        <table:table-row table:style-name="ro1">
          <table:table-cell table:formula="of:=['CB Main'.B427]" office:value-type="float" office:value="422">
            <text:p>422</text:p>
          </table:table-cell>
          <table:table-cell table:formula="of:=['CB Main'.J427]" office:value-type="float" office:value="12">
            <text:p>12</text:p>
          </table:table-cell>
          <table:table-cell table:formula="of:=['CB Main'.M427]" office:value-type="float" office:value="13">
            <text:p>13</text:p>
          </table:table-cell>
          <table:table-cell table:formula="of:=['CB Main'.N427]" office:value-type="float" office:value="10">
            <text:p>10</text:p>
          </table:table-cell>
          <table:table-cell/>
        </table:table-row>
        <table:table-row table:style-name="ro1">
          <table:table-cell table:formula="of:=['CB Main'.B428]" office:value-type="float" office:value="423">
            <text:p>423</text:p>
          </table:table-cell>
          <table:table-cell table:formula="of:=['CB Main'.J428]" office:value-type="float" office:value="11">
            <text:p>11</text:p>
          </table:table-cell>
          <table:table-cell table:formula="of:=['CB Main'.M428]" office:value-type="float" office:value="12">
            <text:p>12</text:p>
          </table:table-cell>
          <table:table-cell table:formula="of:=['CB Main'.N428]" office:value-type="float" office:value="10">
            <text:p>10</text:p>
          </table:table-cell>
          <table:table-cell/>
        </table:table-row>
        <table:table-row table:style-name="ro1">
          <table:table-cell table:formula="of:=['CB Main'.B429]" office:value-type="float" office:value="424">
            <text:p>424</text:p>
          </table:table-cell>
          <table:table-cell table:formula="of:=['CB Main'.J429]" office:value-type="float" office:value="13">
            <text:p>13</text:p>
          </table:table-cell>
          <table:table-cell table:formula="of:=['CB Main'.M429]" office:value-type="float" office:value="14">
            <text:p>14</text:p>
          </table:table-cell>
          <table:table-cell table:formula="of:=['CB Main'.N429]" office:value-type="float" office:value="12">
            <text:p>12</text:p>
          </table:table-cell>
          <table:table-cell/>
        </table:table-row>
        <table:table-row table:style-name="ro1">
          <table:table-cell table:formula="of:=['CB Main'.B430]" office:value-type="float" office:value="425">
            <text:p>425</text:p>
          </table:table-cell>
          <table:table-cell table:formula="of:=['CB Main'.J430]" office:value-type="float" office:value="13">
            <text:p>13</text:p>
          </table:table-cell>
          <table:table-cell table:formula="of:=['CB Main'.M430]" office:value-type="float" office:value="14">
            <text:p>14</text:p>
          </table:table-cell>
          <table:table-cell table:formula="of:=['CB Main'.N430]" office:value-type="float" office:value="12">
            <text:p>12</text:p>
          </table:table-cell>
          <table:table-cell/>
        </table:table-row>
        <table:table-row table:style-name="ro1">
          <table:table-cell table:formula="of:=['CB Main'.B431]" office:value-type="float" office:value="426">
            <text:p>426</text:p>
          </table:table-cell>
          <table:table-cell table:formula="of:=['CB Main'.J431]" office:value-type="float" office:value="14">
            <text:p>14</text:p>
          </table:table-cell>
          <table:table-cell table:formula="of:=['CB Main'.M431]" office:value-type="float" office:value="15">
            <text:p>15</text:p>
          </table:table-cell>
          <table:table-cell table:formula="of:=['CB Main'.N431]" office:value-type="float" office:value="13">
            <text:p>13</text:p>
          </table:table-cell>
          <table:table-cell/>
        </table:table-row>
        <table:table-row table:style-name="ro1">
          <table:table-cell table:formula="of:=['CB Main'.B432]" office:value-type="float" office:value="427">
            <text:p>427</text:p>
          </table:table-cell>
          <table:table-cell table:formula="of:=['CB Main'.J432]" office:value-type="float" office:value="12">
            <text:p>12</text:p>
          </table:table-cell>
          <table:table-cell table:formula="of:=['CB Main'.M432]" office:value-type="float" office:value="13">
            <text:p>13</text:p>
          </table:table-cell>
          <table:table-cell table:formula="of:=['CB Main'.N432]" office:value-type="float" office:value="11">
            <text:p>11</text:p>
          </table:table-cell>
          <table:table-cell/>
        </table:table-row>
        <table:table-row table:style-name="ro1">
          <table:table-cell table:formula="of:=['CB Main'.B433]" office:value-type="float" office:value="428">
            <text:p>428</text:p>
          </table:table-cell>
          <table:table-cell table:formula="of:=['CB Main'.J433]" office:value-type="float" office:value="12">
            <text:p>12</text:p>
          </table:table-cell>
          <table:table-cell table:formula="of:=['CB Main'.M433]" office:value-type="float" office:value="13">
            <text:p>13</text:p>
          </table:table-cell>
          <table:table-cell table:formula="of:=['CB Main'.N433]" office:value-type="float" office:value="11">
            <text:p>11</text:p>
          </table:table-cell>
          <table:table-cell/>
        </table:table-row>
        <table:table-row table:style-name="ro1">
          <table:table-cell table:formula="of:=['CB Main'.B434]" office:value-type="float" office:value="429">
            <text:p>429</text:p>
          </table:table-cell>
          <table:table-cell table:formula="of:=['CB Main'.J434]" office:value-type="float" office:value="13">
            <text:p>13</text:p>
          </table:table-cell>
          <table:table-cell table:formula="of:=['CB Main'.M434]" office:value-type="float" office:value="14">
            <text:p>14</text:p>
          </table:table-cell>
          <table:table-cell table:formula="of:=['CB Main'.N434]" office:value-type="float" office:value="12">
            <text:p>12</text:p>
          </table:table-cell>
          <table:table-cell/>
        </table:table-row>
        <table:table-row table:style-name="ro1">
          <table:table-cell table:formula="of:=['CB Main'.B435]" office:value-type="float" office:value="430">
            <text:p>430</text:p>
          </table:table-cell>
          <table:table-cell table:formula="of:=['CB Main'.J435]" office:value-type="float" office:value="12">
            <text:p>12</text:p>
          </table:table-cell>
          <table:table-cell table:formula="of:=['CB Main'.M435]" office:value-type="float" office:value="14">
            <text:p>14</text:p>
          </table:table-cell>
          <table:table-cell table:formula="of:=['CB Main'.N435]" office:value-type="float" office:value="11">
            <text:p>11</text:p>
          </table:table-cell>
          <table:table-cell/>
        </table:table-row>
        <table:table-row table:style-name="ro1">
          <table:table-cell table:formula="of:=['CB Main'.B436]" office:value-type="float" office:value="431">
            <text:p>431</text:p>
          </table:table-cell>
          <table:table-cell table:formula="of:=['CB Main'.J436]" office:value-type="float" office:value="12">
            <text:p>12</text:p>
          </table:table-cell>
          <table:table-cell table:formula="of:=['CB Main'.M436]" office:value-type="float" office:value="13">
            <text:p>13</text:p>
          </table:table-cell>
          <table:table-cell table:formula="of:=['CB Main'.N436]" office:value-type="float" office:value="11">
            <text:p>11</text:p>
          </table:table-cell>
          <table:table-cell/>
        </table:table-row>
        <table:table-row table:style-name="ro1">
          <table:table-cell table:formula="of:=['CB Main'.B437]" office:value-type="float" office:value="432">
            <text:p>432</text:p>
          </table:table-cell>
          <table:table-cell table:formula="of:=['CB Main'.J437]" office:value-type="float" office:value="-11">
            <text:p>-11</text:p>
          </table:table-cell>
          <table:table-cell table:formula="of:=['CB Main'.M437]" office:value-type="float" office:value="-10">
            <text:p>-10</text:p>
          </table:table-cell>
          <table:table-cell table:formula="of:=['CB Main'.N437]" office:value-type="float" office:value="-12">
            <text:p>-12</text:p>
          </table:table-cell>
          <table:table-cell/>
        </table:table-row>
        <table:table-row table:style-name="ro1">
          <table:table-cell table:formula="of:=['CB Main'.B438]" office:value-type="float" office:value="433">
            <text:p>433</text:p>
          </table:table-cell>
          <table:table-cell table:formula="of:=['CB Main'.J438]" office:value-type="float" office:value="-10">
            <text:p>-10</text:p>
          </table:table-cell>
          <table:table-cell table:formula="of:=['CB Main'.M438]" office:value-type="float" office:value="-9">
            <text:p>-9</text:p>
          </table:table-cell>
          <table:table-cell table:formula="of:=['CB Main'.N438]" office:value-type="float" office:value="-12">
            <text:p>-12</text:p>
          </table:table-cell>
          <table:table-cell/>
        </table:table-row>
        <table:table-row table:style-name="ro1">
          <table:table-cell table:formula="of:=['CB Main'.B439]" office:value-type="float" office:value="434">
            <text:p>434</text:p>
          </table:table-cell>
          <table:table-cell table:formula="of:=['CB Main'.J439]" office:value-type="float" office:value="-10">
            <text:p>-10</text:p>
          </table:table-cell>
          <table:table-cell table:formula="of:=['CB Main'.M439]" office:value-type="float" office:value="-9">
            <text:p>-9</text:p>
          </table:table-cell>
          <table:table-cell table:formula="of:=['CB Main'.N439]" office:value-type="float" office:value="-11">
            <text:p>-11</text:p>
          </table:table-cell>
          <table:table-cell/>
        </table:table-row>
        <table:table-row table:style-name="ro1">
          <table:table-cell table:formula="of:=['CB Main'.B440]" office:value-type="float" office:value="435">
            <text:p>435</text:p>
          </table:table-cell>
          <table:table-cell table:formula="of:=['CB Main'.J440]" office:value-type="float" office:value="-10">
            <text:p>-10</text:p>
          </table:table-cell>
          <table:table-cell table:formula="of:=['CB Main'.M440]" office:value-type="float" office:value="-9">
            <text:p>-9</text:p>
          </table:table-cell>
          <table:table-cell table:formula="of:=['CB Main'.N440]" office:value-type="float" office:value="-11">
            <text:p>-11</text:p>
          </table:table-cell>
          <table:table-cell/>
        </table:table-row>
        <table:table-row table:style-name="ro1">
          <table:table-cell table:formula="of:=['CB Main'.B441]" office:value-type="float" office:value="436">
            <text:p>436</text:p>
          </table:table-cell>
          <table:table-cell table:formula="of:=['CB Main'.J441]" office:value-type="float" office:value="-9">
            <text:p>-9</text:p>
          </table:table-cell>
          <table:table-cell table:formula="of:=['CB Main'.M441]" office:value-type="float" office:value="-8">
            <text:p>-8</text:p>
          </table:table-cell>
          <table:table-cell table:formula="of:=['CB Main'.N441]" office:value-type="float" office:value="-10">
            <text:p>-10</text:p>
          </table:table-cell>
          <table:table-cell/>
        </table:table-row>
        <table:table-row table:style-name="ro1">
          <table:table-cell table:formula="of:=['CB Main'.B442]" office:value-type="float" office:value="437">
            <text:p>437</text:p>
          </table:table-cell>
          <table:table-cell table:formula="of:=['CB Main'.J442]" office:value-type="float" office:value="-9">
            <text:p>-9</text:p>
          </table:table-cell>
          <table:table-cell table:formula="of:=['CB Main'.M442]" office:value-type="float" office:value="-8">
            <text:p>-8</text:p>
          </table:table-cell>
          <table:table-cell table:formula="of:=['CB Main'.N442]" office:value-type="float" office:value="-10">
            <text:p>-10</text:p>
          </table:table-cell>
          <table:table-cell/>
        </table:table-row>
        <table:table-row table:style-name="ro1">
          <table:table-cell table:formula="of:=['CB Main'.B443]" office:value-type="float" office:value="438">
            <text:p>438</text:p>
          </table:table-cell>
          <table:table-cell table:formula="of:=['CB Main'.J443]" office:value-type="float" office:value="-9">
            <text:p>-9</text:p>
          </table:table-cell>
          <table:table-cell table:formula="of:=['CB Main'.M443]" office:value-type="float" office:value="-8">
            <text:p>-8</text:p>
          </table:table-cell>
          <table:table-cell table:formula="of:=['CB Main'.N443]" office:value-type="float" office:value="-10">
            <text:p>-10</text:p>
          </table:table-cell>
          <table:table-cell/>
        </table:table-row>
        <table:table-row table:style-name="ro1">
          <table:table-cell table:formula="of:=['CB Main'.B444]" office:value-type="float" office:value="439">
            <text:p>439</text:p>
          </table:table-cell>
          <table:table-cell table:formula="of:=['CB Main'.J444]" office:value-type="float" office:value="-8">
            <text:p>-8</text:p>
          </table:table-cell>
          <table:table-cell table:formula="of:=['CB Main'.M444]" office:value-type="float" office:value="-7">
            <text:p>-7</text:p>
          </table:table-cell>
          <table:table-cell table:formula="of:=['CB Main'.N444]" office:value-type="float" office:value="-9">
            <text:p>-9</text:p>
          </table:table-cell>
          <table:table-cell/>
        </table:table-row>
        <table:table-row table:style-name="ro1">
          <table:table-cell table:formula="of:=['CB Main'.B445]" office:value-type="float" office:value="440">
            <text:p>440</text:p>
          </table:table-cell>
          <table:table-cell table:formula="of:=['CB Main'.J445]" office:value-type="float" office:value="-9">
            <text:p>-9</text:p>
          </table:table-cell>
          <table:table-cell table:formula="of:=['CB Main'.M445]" office:value-type="float" office:value="-8">
            <text:p>-8</text:p>
          </table:table-cell>
          <table:table-cell table:formula="of:=['CB Main'.N445]" office:value-type="float" office:value="-10">
            <text:p>-10</text:p>
          </table:table-cell>
          <table:table-cell/>
        </table:table-row>
        <table:table-row table:style-name="ro1">
          <table:table-cell table:formula="of:=['CB Main'.B446]" office:value-type="float" office:value="441">
            <text:p>441</text:p>
          </table:table-cell>
          <table:table-cell table:formula="of:=['CB Main'.J446]" office:value-type="float" office:value="-8">
            <text:p>-8</text:p>
          </table:table-cell>
          <table:table-cell table:formula="of:=['CB Main'.M446]" office:value-type="float" office:value="-7">
            <text:p>-7</text:p>
          </table:table-cell>
          <table:table-cell table:formula="of:=['CB Main'.N446]" office:value-type="float" office:value="-9">
            <text:p>-9</text:p>
          </table:table-cell>
          <table:table-cell/>
        </table:table-row>
        <table:table-row table:style-name="ro1">
          <table:table-cell table:formula="of:=['CB Main'.B447]" office:value-type="float" office:value="442">
            <text:p>442</text:p>
          </table:table-cell>
          <table:table-cell table:formula="of:=['CB Main'.J447]" office:value-type="float" office:value="-8">
            <text:p>-8</text:p>
          </table:table-cell>
          <table:table-cell table:formula="of:=['CB Main'.M447]" office:value-type="float" office:value="-6">
            <text:p>-6</text:p>
          </table:table-cell>
          <table:table-cell table:formula="of:=['CB Main'.N447]" office:value-type="float" office:value="-9">
            <text:p>-9</text:p>
          </table:table-cell>
          <table:table-cell/>
        </table:table-row>
        <table:table-row table:style-name="ro1">
          <table:table-cell table:formula="of:=['CB Main'.B448]" office:value-type="float" office:value="443">
            <text:p>443</text:p>
          </table:table-cell>
          <table:table-cell table:formula="of:=['CB Main'.J448]" office:value-type="float" office:value="-7">
            <text:p>-7</text:p>
          </table:table-cell>
          <table:table-cell table:formula="of:=['CB Main'.M448]" office:value-type="float" office:value="-6">
            <text:p>-6</text:p>
          </table:table-cell>
          <table:table-cell table:formula="of:=['CB Main'.N448]" office:value-type="float" office:value="-9">
            <text:p>-9</text:p>
          </table:table-cell>
          <table:table-cell/>
        </table:table-row>
        <table:table-row table:style-name="ro1">
          <table:table-cell table:formula="of:=['CB Main'.B449]" office:value-type="float" office:value="444">
            <text:p>444</text:p>
          </table:table-cell>
          <table:table-cell table:formula="of:=['CB Main'.J449]" office:value-type="float" office:value="-7">
            <text:p>-7</text:p>
          </table:table-cell>
          <table:table-cell table:formula="of:=['CB Main'.M449]" office:value-type="float" office:value="-5">
            <text:p>-5</text:p>
          </table:table-cell>
          <table:table-cell table:formula="of:=['CB Main'.N449]" office:value-type="float" office:value="-8">
            <text:p>-8</text:p>
          </table:table-cell>
          <table:table-cell/>
        </table:table-row>
        <table:table-row table:style-name="ro1">
          <table:table-cell table:formula="of:=['CB Main'.B450]" office:value-type="float" office:value="445">
            <text:p>445</text:p>
          </table:table-cell>
          <table:table-cell table:formula="of:=['CB Main'.J450]" office:value-type="float" office:value="-7">
            <text:p>-7</text:p>
          </table:table-cell>
          <table:table-cell table:formula="of:=['CB Main'.M450]" office:value-type="float" office:value="-6">
            <text:p>-6</text:p>
          </table:table-cell>
          <table:table-cell table:formula="of:=['CB Main'.N450]" office:value-type="float" office:value="-8">
            <text:p>-8</text:p>
          </table:table-cell>
          <table:table-cell/>
        </table:table-row>
        <table:table-row table:style-name="ro1">
          <table:table-cell table:formula="of:=['CB Main'.B451]" office:value-type="float" office:value="446">
            <text:p>446</text:p>
          </table:table-cell>
          <table:table-cell table:formula="of:=['CB Main'.J451]" office:value-type="float" office:value="-6">
            <text:p>-6</text:p>
          </table:table-cell>
          <table:table-cell table:formula="of:=['CB Main'.M451]" office:value-type="float" office:value="-5">
            <text:p>-5</text:p>
          </table:table-cell>
          <table:table-cell table:formula="of:=['CB Main'.N451]" office:value-type="float" office:value="-7">
            <text:p>-7</text:p>
          </table:table-cell>
          <table:table-cell/>
        </table:table-row>
        <table:table-row table:style-name="ro1">
          <table:table-cell table:formula="of:=['CB Main'.B452]" office:value-type="float" office:value="447">
            <text:p>447</text:p>
          </table:table-cell>
          <table:table-cell table:formula="of:=['CB Main'.J452]" office:value-type="float" office:value="-5">
            <text:p>-5</text:p>
          </table:table-cell>
          <table:table-cell table:formula="of:=['CB Main'.M452]" office:value-type="float" office:value="-4">
            <text:p>-4</text:p>
          </table:table-cell>
          <table:table-cell table:formula="of:=['CB Main'.N452]" office:value-type="float" office:value="-6">
            <text:p>-6</text:p>
          </table:table-cell>
          <table:table-cell/>
        </table:table-row>
        <table:table-row table:style-name="ro1">
          <table:table-cell table:formula="of:=['CB Main'.B453]" office:value-type="float" office:value="448">
            <text:p>448</text:p>
          </table:table-cell>
          <table:table-cell table:formula="of:=['CB Main'.J453]" office:value-type="float" office:value="-6">
            <text:p>-6</text:p>
          </table:table-cell>
          <table:table-cell table:formula="of:=['CB Main'.M453]" office:value-type="float" office:value="-5">
            <text:p>-5</text:p>
          </table:table-cell>
          <table:table-cell table:formula="of:=['CB Main'.N453]" office:value-type="float" office:value="-7">
            <text:p>-7</text:p>
          </table:table-cell>
          <table:table-cell/>
        </table:table-row>
        <table:table-row table:style-name="ro1">
          <table:table-cell table:formula="of:=['CB Main'.B454]" office:value-type="float" office:value="449">
            <text:p>449</text:p>
          </table:table-cell>
          <table:table-cell table:formula="of:=['CB Main'.J454]" office:value-type="float" office:value="-5">
            <text:p>-5</text:p>
          </table:table-cell>
          <table:table-cell table:formula="of:=['CB Main'.M454]" office:value-type="float" office:value="-4">
            <text:p>-4</text:p>
          </table:table-cell>
          <table:table-cell table:formula="of:=['CB Main'.N454]" office:value-type="float" office:value="-6">
            <text:p>-6</text:p>
          </table:table-cell>
          <table:table-cell/>
        </table:table-row>
        <table:table-row table:style-name="ro1">
          <table:table-cell table:formula="of:=['CB Main'.B455]" office:value-type="float" office:value="450">
            <text:p>450</text:p>
          </table:table-cell>
          <table:table-cell table:formula="of:=['CB Main'.J455]" office:value-type="float" office:value="-5">
            <text:p>-5</text:p>
          </table:table-cell>
          <table:table-cell table:formula="of:=['CB Main'.M455]" office:value-type="float" office:value="-4">
            <text:p>-4</text:p>
          </table:table-cell>
          <table:table-cell table:formula="of:=['CB Main'.N455]" office:value-type="float" office:value="-6">
            <text:p>-6</text:p>
          </table:table-cell>
          <table:table-cell/>
        </table:table-row>
        <table:table-row table:style-name="ro1">
          <table:table-cell table:formula="of:=['CB Main'.B456]" office:value-type="float" office:value="451">
            <text:p>451</text:p>
          </table:table-cell>
          <table:table-cell table:formula="of:=['CB Main'.J456]" office:value-type="float" office:value="-5">
            <text:p>-5</text:p>
          </table:table-cell>
          <table:table-cell table:formula="of:=['CB Main'.M456]" office:value-type="float" office:value="-4">
            <text:p>-4</text:p>
          </table:table-cell>
          <table:table-cell table:formula="of:=['CB Main'.N456]" office:value-type="float" office:value="-6">
            <text:p>-6</text:p>
          </table:table-cell>
          <table:table-cell/>
        </table:table-row>
        <table:table-row table:style-name="ro1">
          <table:table-cell table:formula="of:=['CB Main'.B457]" office:value-type="float" office:value="452">
            <text:p>452</text:p>
          </table:table-cell>
          <table:table-cell table:formula="of:=['CB Main'.J457]" office:value-type="float" office:value="-4">
            <text:p>-4</text:p>
          </table:table-cell>
          <table:table-cell table:formula="of:=['CB Main'.M457]" office:value-type="float" office:value="-3">
            <text:p>-3</text:p>
          </table:table-cell>
          <table:table-cell table:formula="of:=['CB Main'.N457]" office:value-type="float" office:value="-5">
            <text:p>-5</text:p>
          </table:table-cell>
          <table:table-cell/>
        </table:table-row>
        <table:table-row table:style-name="ro1">
          <table:table-cell table:formula="of:=['CB Main'.B458]" office:value-type="float" office:value="453">
            <text:p>453</text:p>
          </table:table-cell>
          <table:table-cell table:formula="of:=['CB Main'.J458]" office:value-type="float" office:value="-4">
            <text:p>-4</text:p>
          </table:table-cell>
          <table:table-cell table:formula="of:=['CB Main'.M458]" office:value-type="float" office:value="-3">
            <text:p>-3</text:p>
          </table:table-cell>
          <table:table-cell table:formula="of:=['CB Main'.N458]" office:value-type="float" office:value="-5">
            <text:p>-5</text:p>
          </table:table-cell>
          <table:table-cell/>
        </table:table-row>
        <table:table-row table:style-name="ro1">
          <table:table-cell table:formula="of:=['CB Main'.B459]" office:value-type="float" office:value="454">
            <text:p>454</text:p>
          </table:table-cell>
          <table:table-cell table:formula="of:=['CB Main'.J459]" office:value-type="float" office:value="-3">
            <text:p>-3</text:p>
          </table:table-cell>
          <table:table-cell table:formula="of:=['CB Main'.M459]" office:value-type="float" office:value="-2">
            <text:p>-2</text:p>
          </table:table-cell>
          <table:table-cell table:formula="of:=['CB Main'.N459]" office:value-type="float" office:value="-4">
            <text:p>-4</text:p>
          </table:table-cell>
          <table:table-cell/>
        </table:table-row>
        <table:table-row table:style-name="ro1">
          <table:table-cell table:formula="of:=['CB Main'.B460]" office:value-type="float" office:value="455">
            <text:p>455</text:p>
          </table:table-cell>
          <table:table-cell table:formula="of:=['CB Main'.J460]" office:value-type="float" office:value="-2">
            <text:p>-2</text:p>
          </table:table-cell>
          <table:table-cell table:formula="of:=['CB Main'.M460]" office:value-type="float" office:value="-1">
            <text:p>-1</text:p>
          </table:table-cell>
          <table:table-cell table:formula="of:=['CB Main'.N460]" office:value-type="float" office:value="-3">
            <text:p>-3</text:p>
          </table:table-cell>
          <table:table-cell/>
        </table:table-row>
        <table:table-row table:style-name="ro1">
          <table:table-cell table:formula="of:=['CB Main'.B461]" office:value-type="float" office:value="456">
            <text:p>456</text:p>
          </table:table-cell>
          <table:table-cell table:formula="of:=['CB Main'.J461]" office:value-type="float" office:value="-3">
            <text:p>-3</text:p>
          </table:table-cell>
          <table:table-cell table:formula="of:=['CB Main'.M461]" office:value-type="float" office:value="-2">
            <text:p>-2</text:p>
          </table:table-cell>
          <table:table-cell table:formula="of:=['CB Main'.N461]" office:value-type="float" office:value="-5">
            <text:p>-5</text:p>
          </table:table-cell>
          <table:table-cell/>
        </table:table-row>
        <table:table-row table:style-name="ro1">
          <table:table-cell table:formula="of:=['CB Main'.B462]" office:value-type="float" office:value="457">
            <text:p>457</text:p>
          </table:table-cell>
          <table:table-cell table:formula="of:=['CB Main'.J462]" office:value-type="float" office:value="-2">
            <text:p>-2</text:p>
          </table:table-cell>
          <table:table-cell table:formula="of:=['CB Main'.M462]" office:value-type="float" office:value="-1">
            <text:p>-1</text:p>
          </table:table-cell>
          <table:table-cell table:formula="of:=['CB Main'.N462]" office:value-type="float" office:value="-4">
            <text:p>-4</text:p>
          </table:table-cell>
          <table:table-cell/>
        </table:table-row>
        <table:table-row table:style-name="ro1">
          <table:table-cell table:formula="of:=['CB Main'.B463]" office:value-type="float" office:value="458">
            <text:p>458</text:p>
          </table:table-cell>
          <table:table-cell table:formula="of:=['CB Main'.J463]" office:value-type="float" office:value="-2">
            <text:p>-2</text:p>
          </table:table-cell>
          <table:table-cell table:formula="of:=['CB Main'.M463]" office:value-type="float" office:value="-1">
            <text:p>-1</text:p>
          </table:table-cell>
          <table:table-cell table:formula="of:=['CB Main'.N463]" office:value-type="float" office:value="-3">
            <text:p>-3</text:p>
          </table:table-cell>
          <table:table-cell/>
        </table:table-row>
        <table:table-row table:style-name="ro1">
          <table:table-cell table:formula="of:=['CB Main'.B464]" office:value-type="float" office:value="459">
            <text:p>459</text:p>
          </table:table-cell>
          <table:table-cell table:formula="of:=['CB Main'.J464]" office:value-type="float" office:value="-2">
            <text:p>-2</text:p>
          </table:table-cell>
          <table:table-cell table:formula="of:=['CB Main'.M464]" office:value-type="float" office:value="-1">
            <text:p>-1</text:p>
          </table:table-cell>
          <table:table-cell table:formula="of:=['CB Main'.N464]" office:value-type="float" office:value="-3">
            <text:p>-3</text:p>
          </table:table-cell>
          <table:table-cell/>
        </table:table-row>
        <table:table-row table:style-name="ro1">
          <table:table-cell table:formula="of:=['CB Main'.B465]" office:value-type="float" office:value="460">
            <text:p>460</text:p>
          </table:table-cell>
          <table:table-cell table:formula="of:=['CB Main'.J465]" office:value-type="float" office:value="-1">
            <text:p>-1</text:p>
          </table:table-cell>
          <table:table-cell table:formula="of:=['CB Main'.M465]" office:value-type="float" office:value="0">
            <text:p>0</text:p>
          </table:table-cell>
          <table:table-cell table:formula="of:=['CB Main'.N465]" office:value-type="float" office:value="-2">
            <text:p>-2</text:p>
          </table:table-cell>
          <table:table-cell/>
        </table:table-row>
        <table:table-row table:style-name="ro1">
          <table:table-cell table:formula="of:=['CB Main'.B466]" office:value-type="float" office:value="461">
            <text:p>461</text:p>
          </table:table-cell>
          <table:table-cell table:formula="of:=['CB Main'.J466]" office:value-type="float" office:value="-1">
            <text:p>-1</text:p>
          </table:table-cell>
          <table:table-cell table:formula="of:=['CB Main'.M466]" office:value-type="float" office:value="-0">
            <text:p>-0</text:p>
          </table:table-cell>
          <table:table-cell table:formula="of:=['CB Main'.N466]" office:value-type="float" office:value="-2">
            <text:p>-2</text:p>
          </table:table-cell>
          <table:table-cell/>
        </table:table-row>
        <table:table-row table:style-name="ro1">
          <table:table-cell table:formula="of:=['CB Main'.B467]" office:value-type="float" office:value="462">
            <text:p>462</text:p>
          </table:table-cell>
          <table:table-cell table:formula="of:=['CB Main'.J467]" office:value-type="float" office:value="-1">
            <text:p>-1</text:p>
          </table:table-cell>
          <table:table-cell table:formula="of:=['CB Main'.M467]" office:value-type="float" office:value="1">
            <text:p>1</text:p>
          </table:table-cell>
          <table:table-cell table:formula="of:=['CB Main'.N467]" office:value-type="float" office:value="-2">
            <text:p>-2</text:p>
          </table:table-cell>
          <table:table-cell/>
        </table:table-row>
        <table:table-row table:style-name="ro1">
          <table:table-cell table:formula="of:=['CB Main'.B468]" office:value-type="float" office:value="463">
            <text:p>463</text:p>
          </table:table-cell>
          <table:table-cell table:formula="of:=['CB Main'.J468]" office:value-type="float" office:value="1">
            <text:p>1</text:p>
          </table:table-cell>
          <table:table-cell table:formula="of:=['CB Main'.M468]" office:value-type="float" office:value="2">
            <text:p>2</text:p>
          </table:table-cell>
          <table:table-cell table:formula="of:=['CB Main'.N468]" office:value-type="float" office:value="-1">
            <text:p>-1</text:p>
          </table:table-cell>
          <table:table-cell/>
        </table:table-row>
        <table:table-row table:style-name="ro1">
          <table:table-cell table:formula="of:=['CB Main'.B469]" office:value-type="float" office:value="464">
            <text:p>464</text:p>
          </table:table-cell>
          <table:table-cell table:formula="of:=['CB Main'.J469]" office:value-type="float" office:value="-1">
            <text:p>-1</text:p>
          </table:table-cell>
          <table:table-cell table:formula="of:=['CB Main'.M469]" office:value-type="float" office:value="1">
            <text:p>1</text:p>
          </table:table-cell>
          <table:table-cell table:formula="of:=['CB Main'.N469]" office:value-type="float" office:value="-2">
            <text:p>-2</text:p>
          </table:table-cell>
          <table:table-cell/>
        </table:table-row>
        <table:table-row table:style-name="ro1">
          <table:table-cell table:formula="of:=['CB Main'.B470]" office:value-type="float" office:value="465">
            <text:p>465</text:p>
          </table:table-cell>
          <table:table-cell table:formula="of:=['CB Main'.J470]" office:value-type="float" office:value="1">
            <text:p>1</text:p>
          </table:table-cell>
          <table:table-cell table:formula="of:=['CB Main'.M470]" office:value-type="float" office:value="2">
            <text:p>2</text:p>
          </table:table-cell>
          <table:table-cell table:formula="of:=['CB Main'.N470]" office:value-type="float" office:value="-1">
            <text:p>-1</text:p>
          </table:table-cell>
          <table:table-cell/>
        </table:table-row>
        <table:table-row table:style-name="ro1">
          <table:table-cell table:formula="of:=['CB Main'.B471]" office:value-type="float" office:value="466">
            <text:p>466</text:p>
          </table:table-cell>
          <table:table-cell table:formula="of:=['CB Main'.J471]" office:value-type="float" office:value="1">
            <text:p>1</text:p>
          </table:table-cell>
          <table:table-cell table:formula="of:=['CB Main'.M471]" office:value-type="float" office:value="3">
            <text:p>3</text:p>
          </table:table-cell>
          <table:table-cell table:formula="of:=['CB Main'.N471]" office:value-type="float" office:value="-0">
            <text:p>-0</text:p>
          </table:table-cell>
          <table:table-cell/>
        </table:table-row>
        <table:table-row table:style-name="ro1">
          <table:table-cell table:formula="of:=['CB Main'.B472]" office:value-type="float" office:value="467">
            <text:p>467</text:p>
          </table:table-cell>
          <table:table-cell table:formula="of:=['CB Main'.J472]" office:value-type="float" office:value="1">
            <text:p>1</text:p>
          </table:table-cell>
          <table:table-cell table:formula="of:=['CB Main'.M472]" office:value-type="float" office:value="3">
            <text:p>3</text:p>
          </table:table-cell>
          <table:table-cell table:formula="of:=['CB Main'.N472]" office:value-type="float" office:value="-0">
            <text:p>-0</text:p>
          </table:table-cell>
          <table:table-cell/>
        </table:table-row>
        <table:table-row table:style-name="ro1">
          <table:table-cell table:formula="of:=['CB Main'.B473]" office:value-type="float" office:value="468">
            <text:p>468</text:p>
          </table:table-cell>
          <table:table-cell table:formula="of:=['CB Main'.J473]" office:value-type="float" office:value="3">
            <text:p>3</text:p>
          </table:table-cell>
          <table:table-cell table:formula="of:=['CB Main'.M473]" office:value-type="float" office:value="4">
            <text:p>4</text:p>
          </table:table-cell>
          <table:table-cell table:formula="of:=['CB Main'.N473]" office:value-type="float" office:value="1">
            <text:p>1</text:p>
          </table:table-cell>
          <table:table-cell/>
        </table:table-row>
        <table:table-row table:style-name="ro1">
          <table:table-cell table:formula="of:=['CB Main'.B474]" office:value-type="float" office:value="469">
            <text:p>469</text:p>
          </table:table-cell>
          <table:table-cell table:formula="of:=['CB Main'.J474]" office:value-type="float" office:value="3">
            <text:p>3</text:p>
          </table:table-cell>
          <table:table-cell table:formula="of:=['CB Main'.M474]" office:value-type="float" office:value="4">
            <text:p>4</text:p>
          </table:table-cell>
          <table:table-cell table:formula="of:=['CB Main'.N474]" office:value-type="float" office:value="2">
            <text:p>2</text:p>
          </table:table-cell>
          <table:table-cell/>
        </table:table-row>
        <table:table-row table:style-name="ro1">
          <table:table-cell table:formula="of:=['CB Main'.B475]" office:value-type="float" office:value="470">
            <text:p>470</text:p>
          </table:table-cell>
          <table:table-cell table:formula="of:=['CB Main'.J475]" office:value-type="float" office:value="3">
            <text:p>3</text:p>
          </table:table-cell>
          <table:table-cell table:formula="of:=['CB Main'.M475]" office:value-type="float" office:value="5">
            <text:p>5</text:p>
          </table:table-cell>
          <table:table-cell table:formula="of:=['CB Main'.N475]" office:value-type="float" office:value="2">
            <text:p>2</text:p>
          </table:table-cell>
          <table:table-cell/>
        </table:table-row>
        <table:table-row table:style-name="ro1">
          <table:table-cell table:formula="of:=['CB Main'.B476]" office:value-type="float" office:value="471">
            <text:p>471</text:p>
          </table:table-cell>
          <table:table-cell table:formula="of:=['CB Main'.J476]" office:value-type="float" office:value="5">
            <text:p>5</text:p>
          </table:table-cell>
          <table:table-cell table:formula="of:=['CB Main'.M476]" office:value-type="float" office:value="6">
            <text:p>6</text:p>
          </table:table-cell>
          <table:table-cell table:formula="of:=['CB Main'.N476]" office:value-type="float" office:value="3">
            <text:p>3</text:p>
          </table:table-cell>
          <table:table-cell/>
        </table:table-row>
        <table:table-row table:style-name="ro1">
          <table:table-cell table:formula="of:=['CB Main'.B477]" office:value-type="float" office:value="472">
            <text:p>472</text:p>
          </table:table-cell>
          <table:table-cell table:formula="of:=['CB Main'.J477]" office:value-type="float" office:value="4">
            <text:p>4</text:p>
          </table:table-cell>
          <table:table-cell table:formula="of:=['CB Main'.M477]" office:value-type="float" office:value="5">
            <text:p>5</text:p>
          </table:table-cell>
          <table:table-cell table:formula="of:=['CB Main'.N477]" office:value-type="float" office:value="2">
            <text:p>2</text:p>
          </table:table-cell>
          <table:table-cell/>
        </table:table-row>
        <table:table-row table:style-name="ro1">
          <table:table-cell table:formula="of:=['CB Main'.B478]" office:value-type="float" office:value="473">
            <text:p>473</text:p>
          </table:table-cell>
          <table:table-cell table:formula="of:=['CB Main'.J478]" office:value-type="float" office:value="5">
            <text:p>5</text:p>
          </table:table-cell>
          <table:table-cell table:formula="of:=['CB Main'.M478]" office:value-type="float" office:value="7">
            <text:p>7</text:p>
          </table:table-cell>
          <table:table-cell table:formula="of:=['CB Main'.N478]" office:value-type="float" office:value="4">
            <text:p>4</text:p>
          </table:table-cell>
          <table:table-cell/>
        </table:table-row>
        <table:table-row table:style-name="ro1">
          <table:table-cell table:formula="of:=['CB Main'.B479]" office:value-type="float" office:value="474">
            <text:p>474</text:p>
          </table:table-cell>
          <table:table-cell table:formula="of:=['CB Main'.J479]" office:value-type="float" office:value="6">
            <text:p>6</text:p>
          </table:table-cell>
          <table:table-cell table:formula="of:=['CB Main'.M479]" office:value-type="float" office:value="8">
            <text:p>8</text:p>
          </table:table-cell>
          <table:table-cell table:formula="of:=['CB Main'.N479]" office:value-type="float" office:value="5">
            <text:p>5</text:p>
          </table:table-cell>
          <table:table-cell/>
        </table:table-row>
        <table:table-row table:style-name="ro1">
          <table:table-cell table:formula="of:=['CB Main'.B480]" office:value-type="float" office:value="475">
            <text:p>475</text:p>
          </table:table-cell>
          <table:table-cell table:formula="of:=['CB Main'.J480]" office:value-type="float" office:value="5">
            <text:p>5</text:p>
          </table:table-cell>
          <table:table-cell table:formula="of:=['CB Main'.M480]" office:value-type="float" office:value="7">
            <text:p>7</text:p>
          </table:table-cell>
          <table:table-cell table:formula="of:=['CB Main'.N480]" office:value-type="float" office:value="4">
            <text:p>4</text:p>
          </table:table-cell>
          <table:table-cell/>
        </table:table-row>
        <table:table-row table:style-name="ro1">
          <table:table-cell table:formula="of:=['CB Main'.B481]" office:value-type="float" office:value="476">
            <text:p>476</text:p>
          </table:table-cell>
          <table:table-cell table:formula="of:=['CB Main'.J481]" office:value-type="float" office:value="7">
            <text:p>7</text:p>
          </table:table-cell>
          <table:table-cell table:formula="of:=['CB Main'.M481]" office:value-type="float" office:value="8">
            <text:p>8</text:p>
          </table:table-cell>
          <table:table-cell table:formula="of:=['CB Main'.N481]" office:value-type="float" office:value="5">
            <text:p>5</text:p>
          </table:table-cell>
          <table:table-cell/>
        </table:table-row>
        <table:table-row table:style-name="ro1">
          <table:table-cell table:formula="of:=['CB Main'.B482]" office:value-type="float" office:value="477">
            <text:p>477</text:p>
          </table:table-cell>
          <table:table-cell table:formula="of:=['CB Main'.J482]" office:value-type="float" office:value="8">
            <text:p>8</text:p>
          </table:table-cell>
          <table:table-cell table:formula="of:=['CB Main'.M482]" office:value-type="float" office:value="9">
            <text:p>9</text:p>
          </table:table-cell>
          <table:table-cell table:formula="of:=['CB Main'.N482]" office:value-type="float" office:value="6">
            <text:p>6</text:p>
          </table:table-cell>
          <table:table-cell/>
        </table:table-row>
        <table:table-row table:style-name="ro1">
          <table:table-cell table:formula="of:=['CB Main'.B483]" office:value-type="float" office:value="478">
            <text:p>478</text:p>
          </table:table-cell>
          <table:table-cell table:formula="of:=['CB Main'.J483]" office:value-type="float" office:value="8">
            <text:p>8</text:p>
          </table:table-cell>
          <table:table-cell table:formula="of:=['CB Main'.M483]" office:value-type="float" office:value="9">
            <text:p>9</text:p>
          </table:table-cell>
          <table:table-cell table:formula="of:=['CB Main'.N483]" office:value-type="float" office:value="6">
            <text:p>6</text:p>
          </table:table-cell>
          <table:table-cell/>
        </table:table-row>
        <table:table-row table:style-name="ro1">
          <table:table-cell table:formula="of:=['CB Main'.B484]" office:value-type="float" office:value="479">
            <text:p>479</text:p>
          </table:table-cell>
          <table:table-cell table:formula="of:=['CB Main'.J484]" office:value-type="float" office:value="9">
            <text:p>9</text:p>
          </table:table-cell>
          <table:table-cell table:formula="of:=['CB Main'.M484]" office:value-type="float" office:value="10">
            <text:p>10</text:p>
          </table:table-cell>
          <table:table-cell table:formula="of:=['CB Main'.N484]" office:value-type="float" office:value="8">
            <text:p>8</text:p>
          </table:table-cell>
          <table:table-cell/>
        </table:table-row>
        <table:table-row table:style-name="ro1">
          <table:table-cell table:formula="of:=['CB Main'.B485]" office:value-type="float" office:value="480">
            <text:p>480</text:p>
          </table:table-cell>
          <table:table-cell table:formula="of:=['CB Main'.J485]" office:value-type="float" office:value="-9">
            <text:p>-9</text:p>
          </table:table-cell>
          <table:table-cell table:formula="of:=['CB Main'.M485]" office:value-type="float" office:value="-8">
            <text:p>-8</text:p>
          </table:table-cell>
          <table:table-cell table:formula="of:=['CB Main'.N485]" office:value-type="float" office:value="-10">
            <text:p>-10</text:p>
          </table:table-cell>
          <table:table-cell/>
        </table:table-row>
        <table:table-row table:style-name="ro1">
          <table:table-cell table:formula="of:=['CB Main'.B486]" office:value-type="float" office:value="481">
            <text:p>481</text:p>
          </table:table-cell>
          <table:table-cell table:formula="of:=['CB Main'.J486]" office:value-type="float" office:value="-8">
            <text:p>-8</text:p>
          </table:table-cell>
          <table:table-cell table:formula="of:=['CB Main'.M486]" office:value-type="float" office:value="-7">
            <text:p>-7</text:p>
          </table:table-cell>
          <table:table-cell table:formula="of:=['CB Main'.N486]" office:value-type="float" office:value="-9">
            <text:p>-9</text:p>
          </table:table-cell>
          <table:table-cell/>
        </table:table-row>
        <table:table-row table:style-name="ro1">
          <table:table-cell table:formula="of:=['CB Main'.B487]" office:value-type="float" office:value="482">
            <text:p>482</text:p>
          </table:table-cell>
          <table:table-cell table:formula="of:=['CB Main'.J487]" office:value-type="float" office:value="-7">
            <text:p>-7</text:p>
          </table:table-cell>
          <table:table-cell table:formula="of:=['CB Main'.M487]" office:value-type="float" office:value="-6">
            <text:p>-6</text:p>
          </table:table-cell>
          <table:table-cell table:formula="of:=['CB Main'.N487]" office:value-type="float" office:value="-9">
            <text:p>-9</text:p>
          </table:table-cell>
          <table:table-cell/>
        </table:table-row>
        <table:table-row table:style-name="ro1">
          <table:table-cell table:formula="of:=['CB Main'.B488]" office:value-type="float" office:value="483">
            <text:p>483</text:p>
          </table:table-cell>
          <table:table-cell table:formula="of:=['CB Main'.J488]" office:value-type="float" office:value="-8">
            <text:p>-8</text:p>
          </table:table-cell>
          <table:table-cell table:formula="of:=['CB Main'.M488]" office:value-type="float" office:value="-6">
            <text:p>-6</text:p>
          </table:table-cell>
          <table:table-cell table:formula="of:=['CB Main'.N488]" office:value-type="float" office:value="-9">
            <text:p>-9</text:p>
          </table:table-cell>
          <table:table-cell/>
        </table:table-row>
        <table:table-row table:style-name="ro1">
          <table:table-cell table:formula="of:=['CB Main'.B489]" office:value-type="float" office:value="484">
            <text:p>484</text:p>
          </table:table-cell>
          <table:table-cell table:formula="of:=['CB Main'.J489]" office:value-type="float" office:value="-7">
            <text:p>-7</text:p>
          </table:table-cell>
          <table:table-cell table:formula="of:=['CB Main'.M489]" office:value-type="float" office:value="-6">
            <text:p>-6</text:p>
          </table:table-cell>
          <table:table-cell table:formula="of:=['CB Main'.N489]" office:value-type="float" office:value="-8">
            <text:p>-8</text:p>
          </table:table-cell>
          <table:table-cell/>
        </table:table-row>
        <table:table-row table:style-name="ro1">
          <table:table-cell table:formula="of:=['CB Main'.B490]" office:value-type="float" office:value="485">
            <text:p>485</text:p>
          </table:table-cell>
          <table:table-cell table:formula="of:=['CB Main'.J490]" office:value-type="float" office:value="-7">
            <text:p>-7</text:p>
          </table:table-cell>
          <table:table-cell table:formula="of:=['CB Main'.M490]" office:value-type="float" office:value="-5">
            <text:p>-5</text:p>
          </table:table-cell>
          <table:table-cell table:formula="of:=['CB Main'.N490]" office:value-type="float" office:value="-8">
            <text:p>-8</text:p>
          </table:table-cell>
          <table:table-cell/>
        </table:table-row>
        <table:table-row table:style-name="ro1">
          <table:table-cell table:formula="of:=['CB Main'.B491]" office:value-type="float" office:value="486">
            <text:p>486</text:p>
          </table:table-cell>
          <table:table-cell table:formula="of:=['CB Main'.J491]" office:value-type="float" office:value="-6">
            <text:p>-6</text:p>
          </table:table-cell>
          <table:table-cell table:formula="of:=['CB Main'.M491]" office:value-type="float" office:value="-5">
            <text:p>-5</text:p>
          </table:table-cell>
          <table:table-cell table:formula="of:=['CB Main'.N491]" office:value-type="float" office:value="-7">
            <text:p>-7</text:p>
          </table:table-cell>
          <table:table-cell/>
        </table:table-row>
        <table:table-row table:style-name="ro1">
          <table:table-cell table:formula="of:=['CB Main'.B492]" office:value-type="float" office:value="487">
            <text:p>487</text:p>
          </table:table-cell>
          <table:table-cell table:formula="of:=['CB Main'.J492]" office:value-type="float" office:value="-5">
            <text:p>-5</text:p>
          </table:table-cell>
          <table:table-cell table:formula="of:=['CB Main'.M492]" office:value-type="float" office:value="-4">
            <text:p>-4</text:p>
          </table:table-cell>
          <table:table-cell table:formula="of:=['CB Main'.N492]" office:value-type="float" office:value="-6">
            <text:p>-6</text:p>
          </table:table-cell>
          <table:table-cell/>
        </table:table-row>
        <table:table-row table:style-name="ro1">
          <table:table-cell table:formula="of:=['CB Main'.B493]" office:value-type="float" office:value="488">
            <text:p>488</text:p>
          </table:table-cell>
          <table:table-cell table:formula="of:=['CB Main'.J493]" office:value-type="float" office:value="-6">
            <text:p>-6</text:p>
          </table:table-cell>
          <table:table-cell table:formula="of:=['CB Main'.M493]" office:value-type="float" office:value="-5">
            <text:p>-5</text:p>
          </table:table-cell>
          <table:table-cell table:formula="of:=['CB Main'.N493]" office:value-type="float" office:value="-7">
            <text:p>-7</text:p>
          </table:table-cell>
          <table:table-cell/>
        </table:table-row>
        <table:table-row table:style-name="ro1">
          <table:table-cell table:formula="of:=['CB Main'.B494]" office:value-type="float" office:value="489">
            <text:p>489</text:p>
          </table:table-cell>
          <table:table-cell table:formula="of:=['CB Main'.J494]" office:value-type="float" office:value="-5">
            <text:p>-5</text:p>
          </table:table-cell>
          <table:table-cell table:formula="of:=['CB Main'.M494]" office:value-type="float" office:value="-4">
            <text:p>-4</text:p>
          </table:table-cell>
          <table:table-cell table:formula="of:=['CB Main'.N494]" office:value-type="float" office:value="-6">
            <text:p>-6</text:p>
          </table:table-cell>
          <table:table-cell/>
        </table:table-row>
        <table:table-row table:style-name="ro1">
          <table:table-cell table:formula="of:=['CB Main'.B495]" office:value-type="float" office:value="490">
            <text:p>490</text:p>
          </table:table-cell>
          <table:table-cell table:formula="of:=['CB Main'.J495]" office:value-type="float" office:value="-5">
            <text:p>-5</text:p>
          </table:table-cell>
          <table:table-cell table:formula="of:=['CB Main'.M495]" office:value-type="float" office:value="-4">
            <text:p>-4</text:p>
          </table:table-cell>
          <table:table-cell table:formula="of:=['CB Main'.N495]" office:value-type="float" office:value="-6">
            <text:p>-6</text:p>
          </table:table-cell>
          <table:table-cell/>
        </table:table-row>
        <table:table-row table:style-name="ro1">
          <table:table-cell table:formula="of:=['CB Main'.B496]" office:value-type="float" office:value="491">
            <text:p>491</text:p>
          </table:table-cell>
          <table:table-cell table:formula="of:=['CB Main'.J496]" office:value-type="float" office:value="-5">
            <text:p>-5</text:p>
          </table:table-cell>
          <table:table-cell table:formula="of:=['CB Main'.M496]" office:value-type="float" office:value="-4">
            <text:p>-4</text:p>
          </table:table-cell>
          <table:table-cell table:formula="of:=['CB Main'.N496]" office:value-type="float" office:value="-6">
            <text:p>-6</text:p>
          </table:table-cell>
          <table:table-cell/>
        </table:table-row>
        <table:table-row table:style-name="ro1">
          <table:table-cell table:formula="of:=['CB Main'.B497]" office:value-type="float" office:value="492">
            <text:p>492</text:p>
          </table:table-cell>
          <table:table-cell table:formula="of:=['CB Main'.J497]" office:value-type="float" office:value="-4">
            <text:p>-4</text:p>
          </table:table-cell>
          <table:table-cell table:formula="of:=['CB Main'.M497]" office:value-type="float" office:value="-3">
            <text:p>-3</text:p>
          </table:table-cell>
          <table:table-cell table:formula="of:=['CB Main'.N497]" office:value-type="float" office:value="-5">
            <text:p>-5</text:p>
          </table:table-cell>
          <table:table-cell/>
        </table:table-row>
        <table:table-row table:style-name="ro1">
          <table:table-cell table:formula="of:=['CB Main'.B498]" office:value-type="float" office:value="493">
            <text:p>493</text:p>
          </table:table-cell>
          <table:table-cell table:formula="of:=['CB Main'.J498]" office:value-type="float" office:value="-4">
            <text:p>-4</text:p>
          </table:table-cell>
          <table:table-cell table:formula="of:=['CB Main'.M498]" office:value-type="float" office:value="-3">
            <text:p>-3</text:p>
          </table:table-cell>
          <table:table-cell table:formula="of:=['CB Main'.N498]" office:value-type="float" office:value="-5">
            <text:p>-5</text:p>
          </table:table-cell>
          <table:table-cell/>
        </table:table-row>
        <table:table-row table:style-name="ro1">
          <table:table-cell table:formula="of:=['CB Main'.B499]" office:value-type="float" office:value="494">
            <text:p>494</text:p>
          </table:table-cell>
          <table:table-cell table:formula="of:=['CB Main'.J499]" office:value-type="float" office:value="-3">
            <text:p>-3</text:p>
          </table:table-cell>
          <table:table-cell table:formula="of:=['CB Main'.M499]" office:value-type="float" office:value="-2">
            <text:p>-2</text:p>
          </table:table-cell>
          <table:table-cell table:formula="of:=['CB Main'.N499]" office:value-type="float" office:value="-4">
            <text:p>-4</text:p>
          </table:table-cell>
          <table:table-cell/>
        </table:table-row>
        <table:table-row table:style-name="ro1">
          <table:table-cell table:formula="of:=['CB Main'.B500]" office:value-type="float" office:value="495">
            <text:p>495</text:p>
          </table:table-cell>
          <table:table-cell table:formula="of:=['CB Main'.J500]" office:value-type="float" office:value="-2">
            <text:p>-2</text:p>
          </table:table-cell>
          <table:table-cell table:formula="of:=['CB Main'.M500]" office:value-type="float" office:value="-1">
            <text:p>-1</text:p>
          </table:table-cell>
          <table:table-cell table:formula="of:=['CB Main'.N500]" office:value-type="float" office:value="-3">
            <text:p>-3</text:p>
          </table:table-cell>
          <table:table-cell/>
        </table:table-row>
        <table:table-row table:style-name="ro1">
          <table:table-cell table:formula="of:=['CB Main'.B501]" office:value-type="float" office:value="496">
            <text:p>496</text:p>
          </table:table-cell>
          <table:table-cell table:formula="of:=['CB Main'.J501]" office:value-type="float" office:value="-3">
            <text:p>-3</text:p>
          </table:table-cell>
          <table:table-cell table:formula="of:=['CB Main'.M501]" office:value-type="float" office:value="-2">
            <text:p>-2</text:p>
          </table:table-cell>
          <table:table-cell table:formula="of:=['CB Main'.N501]" office:value-type="float" office:value="-4">
            <text:p>-4</text:p>
          </table:table-cell>
          <table:table-cell/>
        </table:table-row>
        <table:table-row table:style-name="ro1">
          <table:table-cell table:formula="of:=['CB Main'.B502]" office:value-type="float" office:value="497">
            <text:p>497</text:p>
          </table:table-cell>
          <table:table-cell table:formula="of:=['CB Main'.J502]" office:value-type="float" office:value="-2">
            <text:p>-2</text:p>
          </table:table-cell>
          <table:table-cell table:formula="of:=['CB Main'.M502]" office:value-type="float" office:value="-1">
            <text:p>-1</text:p>
          </table:table-cell>
          <table:table-cell table:formula="of:=['CB Main'.N502]" office:value-type="float" office:value="-3">
            <text:p>-3</text:p>
          </table:table-cell>
          <table:table-cell/>
        </table:table-row>
        <table:table-row table:style-name="ro1">
          <table:table-cell table:formula="of:=['CB Main'.B503]" office:value-type="float" office:value="498">
            <text:p>498</text:p>
          </table:table-cell>
          <table:table-cell table:formula="of:=['CB Main'.J503]" office:value-type="float" office:value="-2">
            <text:p>-2</text:p>
          </table:table-cell>
          <table:table-cell table:formula="of:=['CB Main'.M503]" office:value-type="float" office:value="-1">
            <text:p>-1</text:p>
          </table:table-cell>
          <table:table-cell table:formula="of:=['CB Main'.N503]" office:value-type="float" office:value="-3">
            <text:p>-3</text:p>
          </table:table-cell>
          <table:table-cell/>
        </table:table-row>
        <table:table-row table:style-name="ro1">
          <table:table-cell table:formula="of:=['CB Main'.B504]" office:value-type="float" office:value="499">
            <text:p>499</text:p>
          </table:table-cell>
          <table:table-cell table:formula="of:=['CB Main'.J504]" office:value-type="float" office:value="-2">
            <text:p>-2</text:p>
          </table:table-cell>
          <table:table-cell table:formula="of:=['CB Main'.M504]" office:value-type="float" office:value="-1">
            <text:p>-1</text:p>
          </table:table-cell>
          <table:table-cell table:formula="of:=['CB Main'.N504]" office:value-type="float" office:value="-3">
            <text:p>-3</text:p>
          </table:table-cell>
          <table:table-cell/>
        </table:table-row>
        <table:table-row table:style-name="ro1">
          <table:table-cell table:formula="of:=['CB Main'.B505]" office:value-type="float" office:value="500">
            <text:p>500</text:p>
          </table:table-cell>
          <table:table-cell table:formula="of:=['CB Main'.J505]" office:value-type="float" office:value="-1">
            <text:p>-1</text:p>
          </table:table-cell>
          <table:table-cell table:formula="of:=['CB Main'.M505]" office:value-type="float" office:value="0">
            <text:p>0</text:p>
          </table:table-cell>
          <table:table-cell table:formula="of:=['CB Main'.N505]" office:value-type="float" office:value="-2">
            <text:p>-2</text:p>
          </table:table-cell>
          <table:table-cell/>
        </table:table-row>
        <table:table-row table:style-name="ro1">
          <table:table-cell table:formula="of:=['CB Main'.B506]" office:value-type="float" office:value="501">
            <text:p>501</text:p>
          </table:table-cell>
          <table:table-cell table:formula="of:=['CB Main'.J506]" office:value-type="float" office:value="-1">
            <text:p>-1</text:p>
          </table:table-cell>
          <table:table-cell table:formula="of:=['CB Main'.M506]" office:value-type="float" office:value="0">
            <text:p>0</text:p>
          </table:table-cell>
          <table:table-cell table:formula="of:=['CB Main'.N506]" office:value-type="float" office:value="-2">
            <text:p>-2</text:p>
          </table:table-cell>
          <table:table-cell/>
        </table:table-row>
        <table:table-row table:style-name="ro1">
          <table:table-cell table:formula="of:=['CB Main'.B507]" office:value-type="float" office:value="502">
            <text:p>502</text:p>
          </table:table-cell>
          <table:table-cell table:formula="of:=['CB Main'.J507]" office:value-type="float" office:value="-0">
            <text:p>-0</text:p>
          </table:table-cell>
          <table:table-cell table:formula="of:=['CB Main'.M507]" office:value-type="float" office:value="1">
            <text:p>1</text:p>
          </table:table-cell>
          <table:table-cell table:formula="of:=['CB Main'.N507]" office:value-type="float" office:value="-2">
            <text:p>-2</text:p>
          </table:table-cell>
          <table:table-cell/>
        </table:table-row>
        <table:table-row table:style-name="ro1">
          <table:table-cell table:formula="of:=['CB Main'.B508]" office:value-type="float" office:value="503">
            <text:p>503</text:p>
          </table:table-cell>
          <table:table-cell table:formula="of:=['CB Main'.J508]" office:value-type="float" office:value="0">
            <text:p>0</text:p>
          </table:table-cell>
          <table:table-cell table:formula="of:=['CB Main'.M508]" office:value-type="float" office:value="1">
            <text:p>1</text:p>
          </table:table-cell>
          <table:table-cell table:formula="of:=['CB Main'.N508]" office:value-type="float" office:value="-1">
            <text:p>-1</text:p>
          </table:table-cell>
          <table:table-cell/>
        </table:table-row>
        <table:table-row table:style-name="ro1">
          <table:table-cell table:formula="of:=['CB Main'.B509]" office:value-type="float" office:value="504">
            <text:p>504</text:p>
          </table:table-cell>
          <table:table-cell table:formula="of:=['CB Main'.J509]" office:value-type="float" office:value="-0">
            <text:p>-0</text:p>
          </table:table-cell>
          <table:table-cell table:formula="of:=['CB Main'.M509]" office:value-type="float" office:value="1">
            <text:p>1</text:p>
          </table:table-cell>
          <table:table-cell table:formula="of:=['CB Main'.N509]" office:value-type="float" office:value="-2">
            <text:p>-2</text:p>
          </table:table-cell>
          <table:table-cell/>
        </table:table-row>
        <table:table-row table:style-name="ro1">
          <table:table-cell table:formula="of:=['CB Main'.B510]" office:value-type="float" office:value="505">
            <text:p>505</text:p>
          </table:table-cell>
          <table:table-cell table:formula="of:=['CB Main'.J510]" office:value-type="float" office:value="1">
            <text:p>1</text:p>
          </table:table-cell>
          <table:table-cell table:formula="of:=['CB Main'.M510]" office:value-type="float" office:value="2">
            <text:p>2</text:p>
          </table:table-cell>
          <table:table-cell table:formula="of:=['CB Main'.N510]" office:value-type="float" office:value="-1">
            <text:p>-1</text:p>
          </table:table-cell>
          <table:table-cell/>
        </table:table-row>
        <table:table-row table:style-name="ro1">
          <table:table-cell table:formula="of:=['CB Main'.B511]" office:value-type="float" office:value="506">
            <text:p>506</text:p>
          </table:table-cell>
          <table:table-cell table:formula="of:=['CB Main'.J511]" office:value-type="float" office:value="1">
            <text:p>1</text:p>
          </table:table-cell>
          <table:table-cell table:formula="of:=['CB Main'.M511]" office:value-type="float" office:value="2">
            <text:p>2</text:p>
          </table:table-cell>
          <table:table-cell table:formula="of:=['CB Main'.N511]" office:value-type="float" office:value="0">
            <text:p>0</text:p>
          </table:table-cell>
          <table:table-cell/>
        </table:table-row>
        <table:table-row table:style-name="ro1">
          <table:table-cell table:formula="of:=['CB Main'.B512]" office:value-type="float" office:value="507">
            <text:p>507</text:p>
          </table:table-cell>
          <table:table-cell table:formula="of:=['CB Main'.J512]" office:value-type="float" office:value="1">
            <text:p>1</text:p>
          </table:table-cell>
          <table:table-cell table:formula="of:=['CB Main'.M512]" office:value-type="float" office:value="2">
            <text:p>2</text:p>
          </table:table-cell>
          <table:table-cell table:formula="of:=['CB Main'.N512]" office:value-type="float" office:value="-0">
            <text:p>-0</text:p>
          </table:table-cell>
          <table:table-cell/>
        </table:table-row>
        <table:table-row table:style-name="ro1">
          <table:table-cell table:formula="of:=['CB Main'.B513]" office:value-type="float" office:value="508">
            <text:p>508</text:p>
          </table:table-cell>
          <table:table-cell table:formula="of:=['CB Main'.J513]" office:value-type="float" office:value="2">
            <text:p>2</text:p>
          </table:table-cell>
          <table:table-cell table:formula="of:=['CB Main'.M513]" office:value-type="float" office:value="3">
            <text:p>3</text:p>
          </table:table-cell>
          <table:table-cell table:formula="of:=['CB Main'.N513]" office:value-type="float" office:value="1">
            <text:p>1</text:p>
          </table:table-cell>
          <table:table-cell/>
        </table:table-row>
        <table:table-row table:style-name="ro1">
          <table:table-cell table:formula="of:=['CB Main'.B514]" office:value-type="float" office:value="509">
            <text:p>509</text:p>
          </table:table-cell>
          <table:table-cell table:formula="of:=['CB Main'.J514]" office:value-type="float" office:value="2">
            <text:p>2</text:p>
          </table:table-cell>
          <table:table-cell table:formula="of:=['CB Main'.M514]" office:value-type="float" office:value="3">
            <text:p>3</text:p>
          </table:table-cell>
          <table:table-cell table:formula="of:=['CB Main'.N514]" office:value-type="float" office:value="1">
            <text:p>1</text:p>
          </table:table-cell>
          <table:table-cell/>
        </table:table-row>
        <table:table-row table:style-name="ro1">
          <table:table-cell table:formula="of:=['CB Main'.B515]" office:value-type="float" office:value="510">
            <text:p>510</text:p>
          </table:table-cell>
          <table:table-cell table:formula="of:=['CB Main'.J515]" office:value-type="float" office:value="3">
            <text:p>3</text:p>
          </table:table-cell>
          <table:table-cell table:formula="of:=['CB Main'.M515]" office:value-type="float" office:value="4">
            <text:p>4</text:p>
          </table:table-cell>
          <table:table-cell table:formula="of:=['CB Main'.N515]" office:value-type="float" office:value="1">
            <text:p>1</text:p>
          </table:table-cell>
          <table:table-cell/>
        </table:table-row>
        <table:table-row table:style-name="ro1">
          <table:table-cell table:formula="of:=['CB Main'.B516]" office:value-type="float" office:value="511">
            <text:p>511</text:p>
          </table:table-cell>
          <table:table-cell table:formula="of:=['CB Main'.J516]" office:value-type="float" office:value="3">
            <text:p>3</text:p>
          </table:table-cell>
          <table:table-cell table:formula="of:=['CB Main'.M516]" office:value-type="float" office:value="5">
            <text:p>5</text:p>
          </table:table-cell>
          <table:table-cell table:formula="of:=['CB Main'.N516]" office:value-type="float" office:value="2">
            <text:p>2</text:p>
          </table:table-cell>
          <table:table-cell/>
        </table:table-row>
        <table:table-row table:style-name="ro1">
          <table:table-cell table:formula="of:=['CB Main'.B517]" office:value-type="float" office:value="512">
            <text:p>512</text:p>
          </table:table-cell>
          <table:table-cell table:formula="of:=['CB Main'.J517]" office:value-type="float" office:value="3">
            <text:p>3</text:p>
          </table:table-cell>
          <table:table-cell table:formula="of:=['CB Main'.M517]" office:value-type="float" office:value="4">
            <text:p>4</text:p>
          </table:table-cell>
          <table:table-cell table:formula="of:=['CB Main'.N517]" office:value-type="float" office:value="2">
            <text:p>2</text:p>
          </table:table-cell>
          <table:table-cell/>
        </table:table-row>
        <table:table-row table:style-name="ro1">
          <table:table-cell table:formula="of:=['CB Main'.B518]" office:value-type="float" office:value="513">
            <text:p>513</text:p>
          </table:table-cell>
          <table:table-cell table:formula="of:=['CB Main'.J518]" office:value-type="float" office:value="4">
            <text:p>4</text:p>
          </table:table-cell>
          <table:table-cell table:formula="of:=['CB Main'.M518]" office:value-type="float" office:value="5">
            <text:p>5</text:p>
          </table:table-cell>
          <table:table-cell table:formula="of:=['CB Main'.N518]" office:value-type="float" office:value="3">
            <text:p>3</text:p>
          </table:table-cell>
          <table:table-cell/>
        </table:table-row>
        <table:table-row table:style-name="ro1">
          <table:table-cell table:formula="of:=['CB Main'.B519]" office:value-type="float" office:value="514">
            <text:p>514</text:p>
          </table:table-cell>
          <table:table-cell table:formula="of:=['CB Main'.J519]" office:value-type="float" office:value="5">
            <text:p>5</text:p>
          </table:table-cell>
          <table:table-cell table:formula="of:=['CB Main'.M519]" office:value-type="float" office:value="6">
            <text:p>6</text:p>
          </table:table-cell>
          <table:table-cell table:formula="of:=['CB Main'.N519]" office:value-type="float" office:value="4">
            <text:p>4</text:p>
          </table:table-cell>
          <table:table-cell/>
        </table:table-row>
        <table:table-row table:style-name="ro1">
          <table:table-cell table:formula="of:=['CB Main'.B520]" office:value-type="float" office:value="515">
            <text:p>515</text:p>
          </table:table-cell>
          <table:table-cell table:formula="of:=['CB Main'.J520]" office:value-type="float" office:value="4">
            <text:p>4</text:p>
          </table:table-cell>
          <table:table-cell table:formula="of:=['CB Main'.M520]" office:value-type="float" office:value="5">
            <text:p>5</text:p>
          </table:table-cell>
          <table:table-cell table:formula="of:=['CB Main'.N520]" office:value-type="float" office:value="3">
            <text:p>3</text:p>
          </table:table-cell>
          <table:table-cell/>
        </table:table-row>
        <table:table-row table:style-name="ro1">
          <table:table-cell table:formula="of:=['CB Main'.B521]" office:value-type="float" office:value="516">
            <text:p>516</text:p>
          </table:table-cell>
          <table:table-cell table:formula="of:=['CB Main'.J521]" office:value-type="float" office:value="5">
            <text:p>5</text:p>
          </table:table-cell>
          <table:table-cell table:formula="of:=['CB Main'.M521]" office:value-type="float" office:value="6">
            <text:p>6</text:p>
          </table:table-cell>
          <table:table-cell table:formula="of:=['CB Main'.N521]" office:value-type="float" office:value="4">
            <text:p>4</text:p>
          </table:table-cell>
          <table:table-cell/>
        </table:table-row>
        <table:table-row table:style-name="ro1">
          <table:table-cell table:formula="of:=['CB Main'.B522]" office:value-type="float" office:value="517">
            <text:p>517</text:p>
          </table:table-cell>
          <table:table-cell table:formula="of:=['CB Main'.J522]" office:value-type="float" office:value="6">
            <text:p>6</text:p>
          </table:table-cell>
          <table:table-cell table:formula="of:=['CB Main'.M522]" office:value-type="float" office:value="7">
            <text:p>7</text:p>
          </table:table-cell>
          <table:table-cell table:formula="of:=['CB Main'.N522]" office:value-type="float" office:value="5">
            <text:p>5</text:p>
          </table:table-cell>
          <table:table-cell/>
        </table:table-row>
        <table:table-row table:style-name="ro1">
          <table:table-cell table:formula="of:=['CB Main'.B523]" office:value-type="float" office:value="518">
            <text:p>518</text:p>
          </table:table-cell>
          <table:table-cell table:formula="of:=['CB Main'.J523]" office:value-type="float" office:value="6">
            <text:p>6</text:p>
          </table:table-cell>
          <table:table-cell table:formula="of:=['CB Main'.M523]" office:value-type="float" office:value="7">
            <text:p>7</text:p>
          </table:table-cell>
          <table:table-cell table:formula="of:=['CB Main'.N523]" office:value-type="float" office:value="5">
            <text:p>5</text:p>
          </table:table-cell>
          <table:table-cell/>
        </table:table-row>
        <table:table-row table:style-name="ro1">
          <table:table-cell table:formula="of:=['CB Main'.B524]" office:value-type="float" office:value="519">
            <text:p>519</text:p>
          </table:table-cell>
          <table:table-cell table:formula="of:=['CB Main'.J524]" office:value-type="float" office:value="7">
            <text:p>7</text:p>
          </table:table-cell>
          <table:table-cell table:formula="of:=['CB Main'.M524]" office:value-type="float" office:value="8">
            <text:p>8</text:p>
          </table:table-cell>
          <table:table-cell table:formula="of:=['CB Main'.N524]" office:value-type="float" office:value="6">
            <text:p>6</text:p>
          </table:table-cell>
          <table:table-cell/>
        </table:table-row>
        <table:table-row table:style-name="ro1">
          <table:table-cell table:formula="of:=['CB Main'.B525]" office:value-type="float" office:value="520">
            <text:p>520</text:p>
          </table:table-cell>
          <table:table-cell table:formula="of:=['CB Main'.J525]" office:value-type="float" office:value="7">
            <text:p>7</text:p>
          </table:table-cell>
          <table:table-cell table:formula="of:=['CB Main'.M525]" office:value-type="float" office:value="8">
            <text:p>8</text:p>
          </table:table-cell>
          <table:table-cell table:formula="of:=['CB Main'.N525]" office:value-type="float" office:value="6">
            <text:p>6</text:p>
          </table:table-cell>
          <table:table-cell/>
        </table:table-row>
        <table:table-row table:style-name="ro1">
          <table:table-cell table:formula="of:=['CB Main'.B526]" office:value-type="float" office:value="521">
            <text:p>521</text:p>
          </table:table-cell>
          <table:table-cell table:formula="of:=['CB Main'.J526]" office:value-type="float" office:value="8">
            <text:p>8</text:p>
          </table:table-cell>
          <table:table-cell table:formula="of:=['CB Main'.M526]" office:value-type="float" office:value="9">
            <text:p>9</text:p>
          </table:table-cell>
          <table:table-cell table:formula="of:=['CB Main'.N526]" office:value-type="float" office:value="7">
            <text:p>7</text:p>
          </table:table-cell>
          <table:table-cell/>
        </table:table-row>
        <table:table-row table:style-name="ro1">
          <table:table-cell table:formula="of:=['CB Main'.B527]" office:value-type="float" office:value="522">
            <text:p>522</text:p>
          </table:table-cell>
          <table:table-cell table:formula="of:=['CB Main'.J527]" office:value-type="float" office:value="9">
            <text:p>9</text:p>
          </table:table-cell>
          <table:table-cell table:formula="of:=['CB Main'.M527]" office:value-type="float" office:value="10">
            <text:p>10</text:p>
          </table:table-cell>
          <table:table-cell table:formula="of:=['CB Main'.N527]" office:value-type="float" office:value="8">
            <text:p>8</text:p>
          </table:table-cell>
          <table:table-cell/>
        </table:table-row>
        <table:table-row table:style-name="ro1">
          <table:table-cell table:formula="of:=['CB Main'.B528]" office:value-type="float" office:value="523">
            <text:p>523</text:p>
          </table:table-cell>
          <table:table-cell table:formula="of:=['CB Main'.J528]" office:value-type="float" office:value="8">
            <text:p>8</text:p>
          </table:table-cell>
          <table:table-cell table:formula="of:=['CB Main'.M528]" office:value-type="float" office:value="9">
            <text:p>9</text:p>
          </table:table-cell>
          <table:table-cell table:formula="of:=['CB Main'.N528]" office:value-type="float" office:value="7">
            <text:p>7</text:p>
          </table:table-cell>
          <table:table-cell/>
        </table:table-row>
        <table:table-row table:style-name="ro1">
          <table:table-cell table:formula="of:=['CB Main'.B529]" office:value-type="float" office:value="524">
            <text:p>524</text:p>
          </table:table-cell>
          <table:table-cell table:formula="of:=['CB Main'.J529]" office:value-type="float" office:value="9">
            <text:p>9</text:p>
          </table:table-cell>
          <table:table-cell table:formula="of:=['CB Main'.M529]" office:value-type="float" office:value="10">
            <text:p>10</text:p>
          </table:table-cell>
          <table:table-cell table:formula="of:=['CB Main'.N529]" office:value-type="float" office:value="8">
            <text:p>8</text:p>
          </table:table-cell>
          <table:table-cell/>
        </table:table-row>
        <table:table-row table:style-name="ro1">
          <table:table-cell table:formula="of:=['CB Main'.B530]" office:value-type="float" office:value="525">
            <text:p>525</text:p>
          </table:table-cell>
          <table:table-cell table:formula="of:=['CB Main'.J530]" office:value-type="float" office:value="10">
            <text:p>10</text:p>
          </table:table-cell>
          <table:table-cell table:formula="of:=['CB Main'.M530]" office:value-type="float" office:value="11">
            <text:p>11</text:p>
          </table:table-cell>
          <table:table-cell table:formula="of:=['CB Main'.N530]" office:value-type="float" office:value="9">
            <text:p>9</text:p>
          </table:table-cell>
          <table:table-cell/>
        </table:table-row>
        <table:table-row table:style-name="ro1">
          <table:table-cell table:formula="of:=['CB Main'.B531]" office:value-type="float" office:value="526">
            <text:p>526</text:p>
          </table:table-cell>
          <table:table-cell table:formula="of:=['CB Main'.J531]" office:value-type="float" office:value="10">
            <text:p>10</text:p>
          </table:table-cell>
          <table:table-cell table:formula="of:=['CB Main'.M531]" office:value-type="float" office:value="11">
            <text:p>11</text:p>
          </table:table-cell>
          <table:table-cell table:formula="of:=['CB Main'.N531]" office:value-type="float" office:value="8">
            <text:p>8</text:p>
          </table:table-cell>
          <table:table-cell/>
        </table:table-row>
        <table:table-row table:style-name="ro1">
          <table:table-cell table:formula="of:=['CB Main'.B532]" office:value-type="float" office:value="527">
            <text:p>527</text:p>
          </table:table-cell>
          <table:table-cell table:formula="of:=['CB Main'.J532]" office:value-type="float" office:value="10">
            <text:p>10</text:p>
          </table:table-cell>
          <table:table-cell table:formula="of:=['CB Main'.M532]" office:value-type="float" office:value="11">
            <text:p>11</text:p>
          </table:table-cell>
          <table:table-cell table:formula="of:=['CB Main'.N532]" office:value-type="float" office:value="9">
            <text:p>9</text:p>
          </table:table-cell>
          <table:table-cell/>
        </table:table-row>
        <table:table-row table:style-name="ro1">
          <table:table-cell table:formula="of:=['CB Main'.B533]" office:value-type="float" office:value="528">
            <text:p>528</text:p>
          </table:table-cell>
          <table:table-cell table:formula="of:=['CB Main'.J533]" office:value-type="float" office:value="-6">
            <text:p>-6</text:p>
          </table:table-cell>
          <table:table-cell table:formula="of:=['CB Main'.M533]" office:value-type="float" office:value="-5">
            <text:p>-5</text:p>
          </table:table-cell>
          <table:table-cell table:formula="of:=['CB Main'.N533]" office:value-type="float" office:value="-7">
            <text:p>-7</text:p>
          </table:table-cell>
          <table:table-cell/>
        </table:table-row>
        <table:table-row table:style-name="ro1">
          <table:table-cell table:formula="of:=['CB Main'.B534]" office:value-type="float" office:value="529">
            <text:p>529</text:p>
          </table:table-cell>
          <table:table-cell table:formula="of:=['CB Main'.J534]" office:value-type="float" office:value="-5">
            <text:p>-5</text:p>
          </table:table-cell>
          <table:table-cell table:formula="of:=['CB Main'.M534]" office:value-type="float" office:value="-4">
            <text:p>-4</text:p>
          </table:table-cell>
          <table:table-cell table:formula="of:=['CB Main'.N534]" office:value-type="float" office:value="-6">
            <text:p>-6</text:p>
          </table:table-cell>
          <table:table-cell/>
        </table:table-row>
        <table:table-row table:style-name="ro1">
          <table:table-cell table:formula="of:=['CB Main'.B535]" office:value-type="float" office:value="530">
            <text:p>530</text:p>
          </table:table-cell>
          <table:table-cell table:formula="of:=['CB Main'.J535]" office:value-type="float" office:value="-5">
            <text:p>-5</text:p>
          </table:table-cell>
          <table:table-cell table:formula="of:=['CB Main'.M535]" office:value-type="float" office:value="-4">
            <text:p>-4</text:p>
          </table:table-cell>
          <table:table-cell table:formula="of:=['CB Main'.N535]" office:value-type="float" office:value="-6">
            <text:p>-6</text:p>
          </table:table-cell>
          <table:table-cell/>
        </table:table-row>
        <table:table-row table:style-name="ro1">
          <table:table-cell table:formula="of:=['CB Main'.B536]" office:value-type="float" office:value="531">
            <text:p>531</text:p>
          </table:table-cell>
          <table:table-cell table:formula="of:=['CB Main'.J536]" office:value-type="float" office:value="-5">
            <text:p>-5</text:p>
          </table:table-cell>
          <table:table-cell table:formula="of:=['CB Main'.M536]" office:value-type="float" office:value="-4">
            <text:p>-4</text:p>
          </table:table-cell>
          <table:table-cell table:formula="of:=['CB Main'.N536]" office:value-type="float" office:value="-6">
            <text:p>-6</text:p>
          </table:table-cell>
          <table:table-cell/>
        </table:table-row>
        <table:table-row table:style-name="ro1">
          <table:table-cell table:formula="of:=['CB Main'.B537]" office:value-type="float" office:value="532">
            <text:p>532</text:p>
          </table:table-cell>
          <table:table-cell table:formula="of:=['CB Main'.J537]" office:value-type="float" office:value="-4">
            <text:p>-4</text:p>
          </table:table-cell>
          <table:table-cell table:formula="of:=['CB Main'.M537]" office:value-type="float" office:value="-3">
            <text:p>-3</text:p>
          </table:table-cell>
          <table:table-cell table:formula="of:=['CB Main'.N537]" office:value-type="float" office:value="-5">
            <text:p>-5</text:p>
          </table:table-cell>
          <table:table-cell/>
        </table:table-row>
        <table:table-row table:style-name="ro1">
          <table:table-cell table:formula="of:=['CB Main'.B538]" office:value-type="float" office:value="533">
            <text:p>533</text:p>
          </table:table-cell>
          <table:table-cell table:formula="of:=['CB Main'.J538]" office:value-type="float" office:value="-4">
            <text:p>-4</text:p>
          </table:table-cell>
          <table:table-cell table:formula="of:=['CB Main'.M538]" office:value-type="float" office:value="-3">
            <text:p>-3</text:p>
          </table:table-cell>
          <table:table-cell table:formula="of:=['CB Main'.N538]" office:value-type="float" office:value="-5">
            <text:p>-5</text:p>
          </table:table-cell>
          <table:table-cell/>
        </table:table-row>
        <table:table-row table:style-name="ro1">
          <table:table-cell table:formula="of:=['CB Main'.B539]" office:value-type="float" office:value="534">
            <text:p>534</text:p>
          </table:table-cell>
          <table:table-cell table:formula="of:=['CB Main'.J539]" office:value-type="float" office:value="-3">
            <text:p>-3</text:p>
          </table:table-cell>
          <table:table-cell table:formula="of:=['CB Main'.M539]" office:value-type="float" office:value="-2">
            <text:p>-2</text:p>
          </table:table-cell>
          <table:table-cell table:formula="of:=['CB Main'.N539]" office:value-type="float" office:value="-4">
            <text:p>-4</text:p>
          </table:table-cell>
          <table:table-cell/>
        </table:table-row>
        <table:table-row table:style-name="ro1">
          <table:table-cell table:formula="of:=['CB Main'.B540]" office:value-type="float" office:value="535">
            <text:p>535</text:p>
          </table:table-cell>
          <table:table-cell table:formula="of:=['CB Main'.J540]" office:value-type="float" office:value="-2">
            <text:p>-2</text:p>
          </table:table-cell>
          <table:table-cell table:formula="of:=['CB Main'.M540]" office:value-type="float" office:value="-1">
            <text:p>-1</text:p>
          </table:table-cell>
          <table:table-cell table:formula="of:=['CB Main'.N540]" office:value-type="float" office:value="-3">
            <text:p>-3</text:p>
          </table:table-cell>
          <table:table-cell/>
        </table:table-row>
        <table:table-row table:style-name="ro1">
          <table:table-cell table:formula="of:=['CB Main'.B541]" office:value-type="float" office:value="536">
            <text:p>536</text:p>
          </table:table-cell>
          <table:table-cell table:formula="of:=['CB Main'.J541]" office:value-type="float" office:value="-3">
            <text:p>-3</text:p>
          </table:table-cell>
          <table:table-cell table:formula="of:=['CB Main'.M541]" office:value-type="float" office:value="-2">
            <text:p>-2</text:p>
          </table:table-cell>
          <table:table-cell table:formula="of:=['CB Main'.N541]" office:value-type="float" office:value="-4">
            <text:p>-4</text:p>
          </table:table-cell>
          <table:table-cell/>
        </table:table-row>
        <table:table-row table:style-name="ro1">
          <table:table-cell table:formula="of:=['CB Main'.B542]" office:value-type="float" office:value="537">
            <text:p>537</text:p>
          </table:table-cell>
          <table:table-cell table:formula="of:=['CB Main'.J542]" office:value-type="float" office:value="-2">
            <text:p>-2</text:p>
          </table:table-cell>
          <table:table-cell table:formula="of:=['CB Main'.M542]" office:value-type="float" office:value="-1">
            <text:p>-1</text:p>
          </table:table-cell>
          <table:table-cell table:formula="of:=['CB Main'.N542]" office:value-type="float" office:value="-3">
            <text:p>-3</text:p>
          </table:table-cell>
          <table:table-cell/>
        </table:table-row>
        <table:table-row table:style-name="ro1">
          <table:table-cell table:formula="of:=['CB Main'.B543]" office:value-type="float" office:value="538">
            <text:p>538</text:p>
          </table:table-cell>
          <table:table-cell table:formula="of:=['CB Main'.J543]" office:value-type="float" office:value="-2">
            <text:p>-2</text:p>
          </table:table-cell>
          <table:table-cell table:formula="of:=['CB Main'.M543]" office:value-type="float" office:value="-1">
            <text:p>-1</text:p>
          </table:table-cell>
          <table:table-cell table:formula="of:=['CB Main'.N543]" office:value-type="float" office:value="-3">
            <text:p>-3</text:p>
          </table:table-cell>
          <table:table-cell/>
        </table:table-row>
        <table:table-row table:style-name="ro1">
          <table:table-cell table:formula="of:=['CB Main'.B544]" office:value-type="float" office:value="539">
            <text:p>539</text:p>
          </table:table-cell>
          <table:table-cell table:formula="of:=['CB Main'.J544]" office:value-type="float" office:value="-2">
            <text:p>-2</text:p>
          </table:table-cell>
          <table:table-cell table:formula="of:=['CB Main'.M544]" office:value-type="float" office:value="-1">
            <text:p>-1</text:p>
          </table:table-cell>
          <table:table-cell table:formula="of:=['CB Main'.N544]" office:value-type="float" office:value="-3">
            <text:p>-3</text:p>
          </table:table-cell>
          <table:table-cell/>
        </table:table-row>
        <table:table-row table:style-name="ro1">
          <table:table-cell table:formula="of:=['CB Main'.B545]" office:value-type="float" office:value="540">
            <text:p>540</text:p>
          </table:table-cell>
          <table:table-cell table:formula="of:=['CB Main'.J545]" office:value-type="float" office:value="-1">
            <text:p>-1</text:p>
          </table:table-cell>
          <table:table-cell table:formula="of:=['CB Main'.M545]" office:value-type="float" office:value="0">
            <text:p>0</text:p>
          </table:table-cell>
          <table:table-cell table:formula="of:=['CB Main'.N545]" office:value-type="float" office:value="-2">
            <text:p>-2</text:p>
          </table:table-cell>
          <table:table-cell/>
        </table:table-row>
        <table:table-row table:style-name="ro1">
          <table:table-cell table:formula="of:=['CB Main'.B546]" office:value-type="float" office:value="541">
            <text:p>541</text:p>
          </table:table-cell>
          <table:table-cell table:formula="of:=['CB Main'.J546]" office:value-type="float" office:value="-1">
            <text:p>-1</text:p>
          </table:table-cell>
          <table:table-cell table:formula="of:=['CB Main'.M546]" office:value-type="float" office:value="0">
            <text:p>0</text:p>
          </table:table-cell>
          <table:table-cell table:formula="of:=['CB Main'.N546]" office:value-type="float" office:value="-2">
            <text:p>-2</text:p>
          </table:table-cell>
          <table:table-cell/>
        </table:table-row>
        <table:table-row table:style-name="ro1">
          <table:table-cell table:formula="of:=['CB Main'.B547]" office:value-type="float" office:value="542">
            <text:p>542</text:p>
          </table:table-cell>
          <table:table-cell table:formula="of:=['CB Main'.J547]" office:value-type="float" office:value="-0">
            <text:p>-0</text:p>
          </table:table-cell>
          <table:table-cell table:formula="of:=['CB Main'.M547]" office:value-type="float" office:value="1">
            <text:p>1</text:p>
          </table:table-cell>
          <table:table-cell table:formula="of:=['CB Main'.N547]" office:value-type="float" office:value="-2">
            <text:p>-2</text:p>
          </table:table-cell>
          <table:table-cell/>
        </table:table-row>
        <table:table-row table:style-name="ro1">
          <table:table-cell table:formula="of:=['CB Main'.B548]" office:value-type="float" office:value="543">
            <text:p>543</text:p>
          </table:table-cell>
          <table:table-cell table:formula="of:=['CB Main'.J548]" office:value-type="float" office:value="0">
            <text:p>0</text:p>
          </table:table-cell>
          <table:table-cell table:formula="of:=['CB Main'.M548]" office:value-type="float" office:value="1">
            <text:p>1</text:p>
          </table:table-cell>
          <table:table-cell table:formula="of:=['CB Main'.N548]" office:value-type="float" office:value="-1">
            <text:p>-1</text:p>
          </table:table-cell>
          <table:table-cell/>
        </table:table-row>
        <table:table-row table:style-name="ro1">
          <table:table-cell table:formula="of:=['CB Main'.B549]" office:value-type="float" office:value="544">
            <text:p>544</text:p>
          </table:table-cell>
          <table:table-cell table:formula="of:=['CB Main'.J549]" office:value-type="float" office:value="-0">
            <text:p>-0</text:p>
          </table:table-cell>
          <table:table-cell table:formula="of:=['CB Main'.M549]" office:value-type="float" office:value="1">
            <text:p>1</text:p>
          </table:table-cell>
          <table:table-cell table:formula="of:=['CB Main'.N549]" office:value-type="float" office:value="-2">
            <text:p>-2</text:p>
          </table:table-cell>
          <table:table-cell/>
        </table:table-row>
        <table:table-row table:style-name="ro1">
          <table:table-cell table:formula="of:=['CB Main'.B550]" office:value-type="float" office:value="545">
            <text:p>545</text:p>
          </table:table-cell>
          <table:table-cell table:formula="of:=['CB Main'.J550]" office:value-type="float" office:value="0">
            <text:p>0</text:p>
          </table:table-cell>
          <table:table-cell table:formula="of:=['CB Main'.M550]" office:value-type="float" office:value="1">
            <text:p>1</text:p>
          </table:table-cell>
          <table:table-cell table:formula="of:=['CB Main'.N550]" office:value-type="float" office:value="-1">
            <text:p>-1</text:p>
          </table:table-cell>
          <table:table-cell/>
        </table:table-row>
        <table:table-row table:style-name="ro1">
          <table:table-cell table:formula="of:=['CB Main'.B551]" office:value-type="float" office:value="546">
            <text:p>546</text:p>
          </table:table-cell>
          <table:table-cell table:formula="of:=['CB Main'.J551]" office:value-type="float" office:value="1">
            <text:p>1</text:p>
          </table:table-cell>
          <table:table-cell table:formula="of:=['CB Main'.M551]" office:value-type="float" office:value="2">
            <text:p>2</text:p>
          </table:table-cell>
          <table:table-cell table:formula="of:=['CB Main'.N551]" office:value-type="float" office:value="-0">
            <text:p>-0</text:p>
          </table:table-cell>
          <table:table-cell/>
        </table:table-row>
        <table:table-row table:style-name="ro1">
          <table:table-cell table:formula="of:=['CB Main'.B552]" office:value-type="float" office:value="547">
            <text:p>547</text:p>
          </table:table-cell>
          <table:table-cell table:formula="of:=['CB Main'.J552]" office:value-type="float" office:value="1">
            <text:p>1</text:p>
          </table:table-cell>
          <table:table-cell table:formula="of:=['CB Main'.M552]" office:value-type="float" office:value="2">
            <text:p>2</text:p>
          </table:table-cell>
          <table:table-cell table:formula="of:=['CB Main'.N552]" office:value-type="float" office:value="-0">
            <text:p>-0</text:p>
          </table:table-cell>
          <table:table-cell/>
        </table:table-row>
        <table:table-row table:style-name="ro1">
          <table:table-cell table:formula="of:=['CB Main'.B553]" office:value-type="float" office:value="548">
            <text:p>548</text:p>
          </table:table-cell>
          <table:table-cell table:formula="of:=['CB Main'.J553]" office:value-type="float" office:value="2">
            <text:p>2</text:p>
          </table:table-cell>
          <table:table-cell table:formula="of:=['CB Main'.M553]" office:value-type="float" office:value="3">
            <text:p>3</text:p>
          </table:table-cell>
          <table:table-cell table:formula="of:=['CB Main'.N553]" office:value-type="float" office:value="1">
            <text:p>1</text:p>
          </table:table-cell>
          <table:table-cell/>
        </table:table-row>
        <table:table-row table:style-name="ro1">
          <table:table-cell table:formula="of:=['CB Main'.B554]" office:value-type="float" office:value="549">
            <text:p>549</text:p>
          </table:table-cell>
          <table:table-cell table:formula="of:=['CB Main'.J554]" office:value-type="float" office:value="2">
            <text:p>2</text:p>
          </table:table-cell>
          <table:table-cell table:formula="of:=['CB Main'.M554]" office:value-type="float" office:value="3">
            <text:p>3</text:p>
          </table:table-cell>
          <table:table-cell table:formula="of:=['CB Main'.N554]" office:value-type="float" office:value="1">
            <text:p>1</text:p>
          </table:table-cell>
          <table:table-cell/>
        </table:table-row>
        <table:table-row table:style-name="ro1">
          <table:table-cell table:formula="of:=['CB Main'.B555]" office:value-type="float" office:value="550">
            <text:p>550</text:p>
          </table:table-cell>
          <table:table-cell table:formula="of:=['CB Main'.J555]" office:value-type="float" office:value="2">
            <text:p>2</text:p>
          </table:table-cell>
          <table:table-cell table:formula="of:=['CB Main'.M555]" office:value-type="float" office:value="3">
            <text:p>3</text:p>
          </table:table-cell>
          <table:table-cell table:formula="of:=['CB Main'.N555]" office:value-type="float" office:value="1">
            <text:p>1</text:p>
          </table:table-cell>
          <table:table-cell/>
        </table:table-row>
        <table:table-row table:style-name="ro1">
          <table:table-cell table:formula="of:=['CB Main'.B556]" office:value-type="float" office:value="551">
            <text:p>551</text:p>
          </table:table-cell>
          <table:table-cell table:formula="of:=['CB Main'.J556]" office:value-type="float" office:value="3">
            <text:p>3</text:p>
          </table:table-cell>
          <table:table-cell table:formula="of:=['CB Main'.M556]" office:value-type="float" office:value="4">
            <text:p>4</text:p>
          </table:table-cell>
          <table:table-cell table:formula="of:=['CB Main'.N556]" office:value-type="float" office:value="2">
            <text:p>2</text:p>
          </table:table-cell>
          <table:table-cell/>
        </table:table-row>
        <table:table-row table:style-name="ro1">
          <table:table-cell table:formula="of:=['CB Main'.B557]" office:value-type="float" office:value="552">
            <text:p>552</text:p>
          </table:table-cell>
          <table:table-cell table:formula="of:=['CB Main'.J557]" office:value-type="float" office:value="2">
            <text:p>2</text:p>
          </table:table-cell>
          <table:table-cell table:formula="of:=['CB Main'.M557]" office:value-type="float" office:value="3">
            <text:p>3</text:p>
          </table:table-cell>
          <table:table-cell table:formula="of:=['CB Main'.N557]" office:value-type="float" office:value="1">
            <text:p>1</text:p>
          </table:table-cell>
          <table:table-cell/>
        </table:table-row>
        <table:table-row table:style-name="ro1">
          <table:table-cell table:formula="of:=['CB Main'.B558]" office:value-type="float" office:value="553">
            <text:p>553</text:p>
          </table:table-cell>
          <table:table-cell table:formula="of:=['CB Main'.J558]" office:value-type="float" office:value="3">
            <text:p>3</text:p>
          </table:table-cell>
          <table:table-cell table:formula="of:=['CB Main'.M558]" office:value-type="float" office:value="4">
            <text:p>4</text:p>
          </table:table-cell>
          <table:table-cell table:formula="of:=['CB Main'.N558]" office:value-type="float" office:value="2">
            <text:p>2</text:p>
          </table:table-cell>
          <table:table-cell/>
        </table:table-row>
        <table:table-row table:style-name="ro1">
          <table:table-cell table:formula="of:=['CB Main'.B559]" office:value-type="float" office:value="554">
            <text:p>554</text:p>
          </table:table-cell>
          <table:table-cell table:formula="of:=['CB Main'.J559]" office:value-type="float" office:value="4">
            <text:p>4</text:p>
          </table:table-cell>
          <table:table-cell table:formula="of:=['CB Main'.M559]" office:value-type="float" office:value="5">
            <text:p>5</text:p>
          </table:table-cell>
          <table:table-cell table:formula="of:=['CB Main'.N559]" office:value-type="float" office:value="3">
            <text:p>3</text:p>
          </table:table-cell>
          <table:table-cell/>
        </table:table-row>
        <table:table-row table:style-name="ro1">
          <table:table-cell table:formula="of:=['CB Main'.B560]" office:value-type="float" office:value="555">
            <text:p>555</text:p>
          </table:table-cell>
          <table:table-cell table:formula="of:=['CB Main'.J560]" office:value-type="float" office:value="3">
            <text:p>3</text:p>
          </table:table-cell>
          <table:table-cell table:formula="of:=['CB Main'.M560]" office:value-type="float" office:value="4">
            <text:p>4</text:p>
          </table:table-cell>
          <table:table-cell table:formula="of:=['CB Main'.N560]" office:value-type="float" office:value="2">
            <text:p>2</text:p>
          </table:table-cell>
          <table:table-cell/>
        </table:table-row>
        <table:table-row table:style-name="ro1">
          <table:table-cell table:formula="of:=['CB Main'.B561]" office:value-type="float" office:value="556">
            <text:p>556</text:p>
          </table:table-cell>
          <table:table-cell table:formula="of:=['CB Main'.J561]" office:value-type="float" office:value="4">
            <text:p>4</text:p>
          </table:table-cell>
          <table:table-cell table:formula="of:=['CB Main'.M561]" office:value-type="float" office:value="5">
            <text:p>5</text:p>
          </table:table-cell>
          <table:table-cell table:formula="of:=['CB Main'.N561]" office:value-type="float" office:value="3">
            <text:p>3</text:p>
          </table:table-cell>
          <table:table-cell/>
        </table:table-row>
        <table:table-row table:style-name="ro1">
          <table:table-cell table:formula="of:=['CB Main'.B562]" office:value-type="float" office:value="557">
            <text:p>557</text:p>
          </table:table-cell>
          <table:table-cell table:formula="of:=['CB Main'.J562]" office:value-type="float" office:value="5">
            <text:p>5</text:p>
          </table:table-cell>
          <table:table-cell table:formula="of:=['CB Main'.M562]" office:value-type="float" office:value="6">
            <text:p>6</text:p>
          </table:table-cell>
          <table:table-cell table:formula="of:=['CB Main'.N562]" office:value-type="float" office:value="4">
            <text:p>4</text:p>
          </table:table-cell>
          <table:table-cell/>
        </table:table-row>
        <table:table-row table:style-name="ro1">
          <table:table-cell table:formula="of:=['CB Main'.B563]" office:value-type="float" office:value="558">
            <text:p>558</text:p>
          </table:table-cell>
          <table:table-cell table:formula="of:=['CB Main'.J563]" office:value-type="float" office:value="5">
            <text:p>5</text:p>
          </table:table-cell>
          <table:table-cell table:formula="of:=['CB Main'.M563]" office:value-type="float" office:value="6">
            <text:p>6</text:p>
          </table:table-cell>
          <table:table-cell table:formula="of:=['CB Main'.N563]" office:value-type="float" office:value="4">
            <text:p>4</text:p>
          </table:table-cell>
          <table:table-cell/>
        </table:table-row>
        <table:table-row table:style-name="ro1">
          <table:table-cell table:formula="of:=['CB Main'.B564]" office:value-type="float" office:value="559">
            <text:p>559</text:p>
          </table:table-cell>
          <table:table-cell table:formula="of:=['CB Main'.J564]" office:value-type="float" office:value="6">
            <text:p>6</text:p>
          </table:table-cell>
          <table:table-cell table:formula="of:=['CB Main'.M564]" office:value-type="float" office:value="7">
            <text:p>7</text:p>
          </table:table-cell>
          <table:table-cell table:formula="of:=['CB Main'.N564]" office:value-type="float" office:value="5">
            <text:p>5</text:p>
          </table:table-cell>
          <table:table-cell/>
        </table:table-row>
        <table:table-row table:style-name="ro1">
          <table:table-cell table:formula="of:=['CB Main'.B565]" office:value-type="float" office:value="560">
            <text:p>560</text:p>
          </table:table-cell>
          <table:table-cell table:formula="of:=['CB Main'.J565]" office:value-type="float" office:value="5">
            <text:p>5</text:p>
          </table:table-cell>
          <table:table-cell table:formula="of:=['CB Main'.M565]" office:value-type="float" office:value="6">
            <text:p>6</text:p>
          </table:table-cell>
          <table:table-cell table:formula="of:=['CB Main'.N565]" office:value-type="float" office:value="4">
            <text:p>4</text:p>
          </table:table-cell>
          <table:table-cell/>
        </table:table-row>
        <table:table-row table:style-name="ro1">
          <table:table-cell table:formula="of:=['CB Main'.B566]" office:value-type="float" office:value="561">
            <text:p>561</text:p>
          </table:table-cell>
          <table:table-cell table:formula="of:=['CB Main'.J566]" office:value-type="float" office:value="6">
            <text:p>6</text:p>
          </table:table-cell>
          <table:table-cell table:formula="of:=['CB Main'.M566]" office:value-type="float" office:value="7">
            <text:p>7</text:p>
          </table:table-cell>
          <table:table-cell table:formula="of:=['CB Main'.N566]" office:value-type="float" office:value="5">
            <text:p>5</text:p>
          </table:table-cell>
          <table:table-cell/>
        </table:table-row>
        <table:table-row table:style-name="ro1">
          <table:table-cell table:formula="of:=['CB Main'.B567]" office:value-type="float" office:value="562">
            <text:p>562</text:p>
          </table:table-cell>
          <table:table-cell table:formula="of:=['CB Main'.J567]" office:value-type="float" office:value="7">
            <text:p>7</text:p>
          </table:table-cell>
          <table:table-cell table:formula="of:=['CB Main'.M567]" office:value-type="float" office:value="8">
            <text:p>8</text:p>
          </table:table-cell>
          <table:table-cell table:formula="of:=['CB Main'.N567]" office:value-type="float" office:value="6">
            <text:p>6</text:p>
          </table:table-cell>
          <table:table-cell/>
        </table:table-row>
        <table:table-row table:style-name="ro1">
          <table:table-cell table:formula="of:=['CB Main'.B568]" office:value-type="float" office:value="563">
            <text:p>563</text:p>
          </table:table-cell>
          <table:table-cell table:formula="of:=['CB Main'.J568]" office:value-type="float" office:value="6">
            <text:p>6</text:p>
          </table:table-cell>
          <table:table-cell table:formula="of:=['CB Main'.M568]" office:value-type="float" office:value="7">
            <text:p>7</text:p>
          </table:table-cell>
          <table:table-cell table:formula="of:=['CB Main'.N568]" office:value-type="float" office:value="5">
            <text:p>5</text:p>
          </table:table-cell>
          <table:table-cell/>
        </table:table-row>
        <table:table-row table:style-name="ro1">
          <table:table-cell table:formula="of:=['CB Main'.B569]" office:value-type="float" office:value="564">
            <text:p>564</text:p>
          </table:table-cell>
          <table:table-cell table:formula="of:=['CB Main'.J569]" office:value-type="float" office:value="7">
            <text:p>7</text:p>
          </table:table-cell>
          <table:table-cell table:formula="of:=['CB Main'.M569]" office:value-type="float" office:value="8">
            <text:p>8</text:p>
          </table:table-cell>
          <table:table-cell table:formula="of:=['CB Main'.N569]" office:value-type="float" office:value="6">
            <text:p>6</text:p>
          </table:table-cell>
          <table:table-cell/>
        </table:table-row>
        <table:table-row table:style-name="ro1">
          <table:table-cell table:formula="of:=['CB Main'.B570]" office:value-type="float" office:value="565">
            <text:p>565</text:p>
          </table:table-cell>
          <table:table-cell table:formula="of:=['CB Main'.J570]" office:value-type="float" office:value="8">
            <text:p>8</text:p>
          </table:table-cell>
          <table:table-cell table:formula="of:=['CB Main'.M570]" office:value-type="float" office:value="9">
            <text:p>9</text:p>
          </table:table-cell>
          <table:table-cell table:formula="of:=['CB Main'.N570]" office:value-type="float" office:value="7">
            <text:p>7</text:p>
          </table:table-cell>
          <table:table-cell/>
        </table:table-row>
        <table:table-row table:style-name="ro1">
          <table:table-cell table:formula="of:=['CB Main'.B571]" office:value-type="float" office:value="566">
            <text:p>566</text:p>
          </table:table-cell>
          <table:table-cell table:formula="of:=['CB Main'.J571]" office:value-type="float" office:value="8">
            <text:p>8</text:p>
          </table:table-cell>
          <table:table-cell table:formula="of:=['CB Main'.M571]" office:value-type="float" office:value="9">
            <text:p>9</text:p>
          </table:table-cell>
          <table:table-cell table:formula="of:=['CB Main'.N571]" office:value-type="float" office:value="7">
            <text:p>7</text:p>
          </table:table-cell>
          <table:table-cell/>
        </table:table-row>
        <table:table-row table:style-name="ro1">
          <table:table-cell table:formula="of:=['CB Main'.B572]" office:value-type="float" office:value="567">
            <text:p>567</text:p>
          </table:table-cell>
          <table:table-cell table:formula="of:=['CB Main'.J572]" office:value-type="float" office:value="9">
            <text:p>9</text:p>
          </table:table-cell>
          <table:table-cell table:formula="of:=['CB Main'.M572]" office:value-type="float" office:value="10">
            <text:p>10</text:p>
          </table:table-cell>
          <table:table-cell table:formula="of:=['CB Main'.N572]" office:value-type="float" office:value="7">
            <text:p>7</text:p>
          </table:table-cell>
          <table:table-cell/>
        </table:table-row>
        <table:table-row table:style-name="ro1">
          <table:table-cell table:formula="of:=['CB Main'.B573]" office:value-type="float" office:value="568">
            <text:p>568</text:p>
          </table:table-cell>
          <table:table-cell table:formula="of:=['CB Main'.J573]" office:value-type="float" office:value="9">
            <text:p>9</text:p>
          </table:table-cell>
          <table:table-cell table:formula="of:=['CB Main'.M573]" office:value-type="float" office:value="10">
            <text:p>10</text:p>
          </table:table-cell>
          <table:table-cell table:formula="of:=['CB Main'.N573]" office:value-type="float" office:value="8">
            <text:p>8</text:p>
          </table:table-cell>
          <table:table-cell/>
        </table:table-row>
        <table:table-row table:style-name="ro1">
          <table:table-cell table:formula="of:=['CB Main'.B574]" office:value-type="float" office:value="569">
            <text:p>569</text:p>
          </table:table-cell>
          <table:table-cell table:formula="of:=['CB Main'.J574]" office:value-type="float" office:value="9">
            <text:p>9</text:p>
          </table:table-cell>
          <table:table-cell table:formula="of:=['CB Main'.M574]" office:value-type="float" office:value="10">
            <text:p>10</text:p>
          </table:table-cell>
          <table:table-cell table:formula="of:=['CB Main'.N574]" office:value-type="float" office:value="8">
            <text:p>8</text:p>
          </table:table-cell>
          <table:table-cell/>
        </table:table-row>
        <table:table-row table:style-name="ro1">
          <table:table-cell table:formula="of:=['CB Main'.B575]" office:value-type="float" office:value="570">
            <text:p>570</text:p>
          </table:table-cell>
          <table:table-cell table:formula="of:=['CB Main'.J575]" office:value-type="float" office:value="10">
            <text:p>10</text:p>
          </table:table-cell>
          <table:table-cell table:formula="of:=['CB Main'.M575]" office:value-type="float" office:value="11">
            <text:p>11</text:p>
          </table:table-cell>
          <table:table-cell table:formula="of:=['CB Main'.N575]" office:value-type="float" office:value="9">
            <text:p>9</text:p>
          </table:table-cell>
          <table:table-cell/>
        </table:table-row>
        <table:table-row table:style-name="ro1">
          <table:table-cell table:formula="of:=['CB Main'.B576]" office:value-type="float" office:value="571">
            <text:p>571</text:p>
          </table:table-cell>
          <table:table-cell table:formula="of:=['CB Main'.J576]" office:value-type="float" office:value="9">
            <text:p>9</text:p>
          </table:table-cell>
          <table:table-cell table:formula="of:=['CB Main'.M576]" office:value-type="float" office:value="10">
            <text:p>10</text:p>
          </table:table-cell>
          <table:table-cell table:formula="of:=['CB Main'.N576]" office:value-type="float" office:value="8">
            <text:p>8</text:p>
          </table:table-cell>
          <table:table-cell/>
        </table:table-row>
        <table:table-row table:style-name="ro1">
          <table:table-cell table:formula="of:=['CB Main'.B577]" office:value-type="float" office:value="572">
            <text:p>572</text:p>
          </table:table-cell>
          <table:table-cell table:formula="of:=['CB Main'.J577]" office:value-type="float" office:value="10">
            <text:p>10</text:p>
          </table:table-cell>
          <table:table-cell table:formula="of:=['CB Main'.M577]" office:value-type="float" office:value="11">
            <text:p>11</text:p>
          </table:table-cell>
          <table:table-cell table:formula="of:=['CB Main'.N577]" office:value-type="float" office:value="9">
            <text:p>9</text:p>
          </table:table-cell>
          <table:table-cell/>
        </table:table-row>
        <table:table-row table:style-name="ro1">
          <table:table-cell table:formula="of:=['CB Main'.B578]" office:value-type="float" office:value="573">
            <text:p>573</text:p>
          </table:table-cell>
          <table:table-cell table:formula="of:=['CB Main'.J578]" office:value-type="float" office:value="11">
            <text:p>11</text:p>
          </table:table-cell>
          <table:table-cell table:formula="of:=['CB Main'.M578]" office:value-type="float" office:value="12">
            <text:p>12</text:p>
          </table:table-cell>
          <table:table-cell table:formula="of:=['CB Main'.N578]" office:value-type="float" office:value="10">
            <text:p>10</text:p>
          </table:table-cell>
          <table:table-cell/>
        </table:table-row>
        <table:table-row table:style-name="ro1">
          <table:table-cell table:formula="of:=['CB Main'.B579]" office:value-type="float" office:value="574">
            <text:p>574</text:p>
          </table:table-cell>
          <table:table-cell table:formula="of:=['CB Main'.J579]" office:value-type="float" office:value="11">
            <text:p>11</text:p>
          </table:table-cell>
          <table:table-cell table:formula="of:=['CB Main'.M579]" office:value-type="float" office:value="12">
            <text:p>12</text:p>
          </table:table-cell>
          <table:table-cell table:formula="of:=['CB Main'.N579]" office:value-type="float" office:value="10">
            <text:p>10</text:p>
          </table:table-cell>
          <table:table-cell/>
        </table:table-row>
        <table:table-row table:style-name="ro1">
          <table:table-cell table:formula="of:=['CB Main'.B580]" office:value-type="float" office:value="575">
            <text:p>575</text:p>
          </table:table-cell>
          <table:table-cell table:formula="of:=['CB Main'.J580]" office:value-type="float" office:value="11">
            <text:p>11</text:p>
          </table:table-cell>
          <table:table-cell table:formula="of:=['CB Main'.M580]" office:value-type="float" office:value="12">
            <text:p>12</text:p>
          </table:table-cell>
          <table:table-cell table:formula="of:=['CB Main'.N580]" office:value-type="float" office:value="10">
            <text:p>10</text:p>
          </table:table-cell>
          <table:table-cell/>
        </table:table-row>
        <table:table-row table:style-name="ro1">
          <table:table-cell table:formula="of:=['CB Main'.B581]" office:value-type="float" office:value="576">
            <text:p>576</text:p>
          </table:table-cell>
          <table:table-cell table:formula="of:=['CB Main'.J581]" office:value-type="float" office:value="-12">
            <text:p>-12</text:p>
          </table:table-cell>
          <table:table-cell table:formula="of:=['CB Main'.M581]" office:value-type="float" office:value="-11">
            <text:p>-11</text:p>
          </table:table-cell>
          <table:table-cell table:formula="of:=['CB Main'.N581]" office:value-type="float" office:value="-13">
            <text:p>-13</text:p>
          </table:table-cell>
          <table:table-cell/>
        </table:table-row>
        <table:table-row table:style-name="ro1">
          <table:table-cell table:formula="of:=['CB Main'.B582]" office:value-type="float" office:value="577">
            <text:p>577</text:p>
          </table:table-cell>
          <table:table-cell table:formula="of:=['CB Main'.J582]" office:value-type="float" office:value="-12">
            <text:p>-12</text:p>
          </table:table-cell>
          <table:table-cell table:formula="of:=['CB Main'.M582]" office:value-type="float" office:value="-10">
            <text:p>-10</text:p>
          </table:table-cell>
          <table:table-cell table:formula="of:=['CB Main'.N582]" office:value-type="float" office:value="-13">
            <text:p>-13</text:p>
          </table:table-cell>
          <table:table-cell/>
        </table:table-row>
        <table:table-row table:style-name="ro1">
          <table:table-cell table:formula="of:=['CB Main'.B583]" office:value-type="float" office:value="578">
            <text:p>578</text:p>
          </table:table-cell>
          <table:table-cell table:formula="of:=['CB Main'.J583]" office:value-type="float" office:value="-11">
            <text:p>-11</text:p>
          </table:table-cell>
          <table:table-cell table:formula="of:=['CB Main'.M583]" office:value-type="float" office:value="-10">
            <text:p>-10</text:p>
          </table:table-cell>
          <table:table-cell table:formula="of:=['CB Main'.N583]" office:value-type="float" office:value="-12">
            <text:p>-12</text:p>
          </table:table-cell>
          <table:table-cell/>
        </table:table-row>
        <table:table-row table:style-name="ro1">
          <table:table-cell table:formula="of:=['CB Main'.B584]" office:value-type="float" office:value="579">
            <text:p>579</text:p>
          </table:table-cell>
          <table:table-cell table:formula="of:=['CB Main'.J584]" office:value-type="float" office:value="-12">
            <text:p>-12</text:p>
          </table:table-cell>
          <table:table-cell table:formula="of:=['CB Main'.M584]" office:value-type="float" office:value="-11">
            <text:p>-11</text:p>
          </table:table-cell>
          <table:table-cell table:formula="of:=['CB Main'.N584]" office:value-type="float" office:value="-13">
            <text:p>-13</text:p>
          </table:table-cell>
          <table:table-cell/>
        </table:table-row>
        <table:table-row table:style-name="ro1">
          <table:table-cell table:formula="of:=['CB Main'.B585]" office:value-type="float" office:value="580">
            <text:p>580</text:p>
          </table:table-cell>
          <table:table-cell table:formula="of:=['CB Main'.J585]" office:value-type="float" office:value="-12">
            <text:p>-12</text:p>
          </table:table-cell>
          <table:table-cell table:formula="of:=['CB Main'.M585]" office:value-type="float" office:value="-11">
            <text:p>-11</text:p>
          </table:table-cell>
          <table:table-cell table:formula="of:=['CB Main'.N585]" office:value-type="float" office:value="-13">
            <text:p>-13</text:p>
          </table:table-cell>
          <table:table-cell/>
        </table:table-row>
        <table:table-row table:style-name="ro1">
          <table:table-cell table:formula="of:=['CB Main'.B586]" office:value-type="float" office:value="581">
            <text:p>581</text:p>
          </table:table-cell>
          <table:table-cell table:formula="of:=['CB Main'.J586]" office:value-type="float" office:value="-10">
            <text:p>-10</text:p>
          </table:table-cell>
          <table:table-cell table:formula="of:=['CB Main'.M586]" office:value-type="float" office:value="-9">
            <text:p>-9</text:p>
          </table:table-cell>
          <table:table-cell table:formula="of:=['CB Main'.N586]" office:value-type="float" office:value="-11">
            <text:p>-11</text:p>
          </table:table-cell>
          <table:table-cell/>
        </table:table-row>
        <table:table-row table:style-name="ro1">
          <table:table-cell table:formula="of:=['CB Main'.B587]" office:value-type="float" office:value="582">
            <text:p>582</text:p>
          </table:table-cell>
          <table:table-cell table:formula="of:=['CB Main'.J587]" office:value-type="float" office:value="-11">
            <text:p>-11</text:p>
          </table:table-cell>
          <table:table-cell table:formula="of:=['CB Main'.M587]" office:value-type="float" office:value="-10">
            <text:p>-10</text:p>
          </table:table-cell>
          <table:table-cell table:formula="of:=['CB Main'.N587]" office:value-type="float" office:value="-12">
            <text:p>-12</text:p>
          </table:table-cell>
          <table:table-cell/>
        </table:table-row>
        <table:table-row table:style-name="ro1">
          <table:table-cell table:formula="of:=['CB Main'.B588]" office:value-type="float" office:value="583">
            <text:p>583</text:p>
          </table:table-cell>
          <table:table-cell table:formula="of:=['CB Main'.J588]" office:value-type="float" office:value="-11">
            <text:p>-11</text:p>
          </table:table-cell>
          <table:table-cell table:formula="of:=['CB Main'.M588]" office:value-type="float" office:value="-10">
            <text:p>-10</text:p>
          </table:table-cell>
          <table:table-cell table:formula="of:=['CB Main'.N588]" office:value-type="float" office:value="-12">
            <text:p>-12</text:p>
          </table:table-cell>
          <table:table-cell/>
        </table:table-row>
        <table:table-row table:style-name="ro1">
          <table:table-cell table:formula="of:=['CB Main'.B589]" office:value-type="float" office:value="584">
            <text:p>584</text:p>
          </table:table-cell>
          <table:table-cell table:formula="of:=['CB Main'.J589]" office:value-type="float" office:value="-9">
            <text:p>-9</text:p>
          </table:table-cell>
          <table:table-cell table:formula="of:=['CB Main'.M589]" office:value-type="float" office:value="-8">
            <text:p>-8</text:p>
          </table:table-cell>
          <table:table-cell table:formula="of:=['CB Main'.N589]" office:value-type="float" office:value="-10">
            <text:p>-10</text:p>
          </table:table-cell>
          <table:table-cell/>
        </table:table-row>
        <table:table-row table:style-name="ro1">
          <table:table-cell table:formula="of:=['CB Main'.B590]" office:value-type="float" office:value="585">
            <text:p>585</text:p>
          </table:table-cell>
          <table:table-cell table:formula="of:=['CB Main'.J590]" office:value-type="float" office:value="-9">
            <text:p>-9</text:p>
          </table:table-cell>
          <table:table-cell table:formula="of:=['CB Main'.M590]" office:value-type="float" office:value="-8">
            <text:p>-8</text:p>
          </table:table-cell>
          <table:table-cell table:formula="of:=['CB Main'.N590]" office:value-type="float" office:value="-10">
            <text:p>-10</text:p>
          </table:table-cell>
          <table:table-cell/>
        </table:table-row>
        <table:table-row table:style-name="ro1">
          <table:table-cell table:formula="of:=['CB Main'.B591]" office:value-type="float" office:value="586">
            <text:p>586</text:p>
          </table:table-cell>
          <table:table-cell table:formula="of:=['CB Main'.J591]" office:value-type="float" office:value="-8">
            <text:p>-8</text:p>
          </table:table-cell>
          <table:table-cell table:formula="of:=['CB Main'.M591]" office:value-type="float" office:value="-7">
            <text:p>-7</text:p>
          </table:table-cell>
          <table:table-cell table:formula="of:=['CB Main'.N591]" office:value-type="float" office:value="-9">
            <text:p>-9</text:p>
          </table:table-cell>
          <table:table-cell/>
        </table:table-row>
        <table:table-row table:style-name="ro1">
          <table:table-cell table:formula="of:=['CB Main'.B592]" office:value-type="float" office:value="587">
            <text:p>587</text:p>
          </table:table-cell>
          <table:table-cell table:formula="of:=['CB Main'.J592]" office:value-type="float" office:value="-10">
            <text:p>-10</text:p>
          </table:table-cell>
          <table:table-cell table:formula="of:=['CB Main'.M592]" office:value-type="float" office:value="-8">
            <text:p>-8</text:p>
          </table:table-cell>
          <table:table-cell table:formula="of:=['CB Main'.N592]" office:value-type="float" office:value="-11">
            <text:p>-11</text:p>
          </table:table-cell>
          <table:table-cell/>
        </table:table-row>
        <table:table-row table:style-name="ro1">
          <table:table-cell table:formula="of:=['CB Main'.B593]" office:value-type="float" office:value="588">
            <text:p>588</text:p>
          </table:table-cell>
          <table:table-cell table:formula="of:=['CB Main'.J593]" office:value-type="float" office:value="-9">
            <text:p>-9</text:p>
          </table:table-cell>
          <table:table-cell table:formula="of:=['CB Main'.M593]" office:value-type="float" office:value="-8">
            <text:p>-8</text:p>
          </table:table-cell>
          <table:table-cell table:formula="of:=['CB Main'.N593]" office:value-type="float" office:value="-10">
            <text:p>-10</text:p>
          </table:table-cell>
          <table:table-cell/>
        </table:table-row>
        <table:table-row table:style-name="ro1">
          <table:table-cell table:formula="of:=['CB Main'.B594]" office:value-type="float" office:value="589">
            <text:p>589</text:p>
          </table:table-cell>
          <table:table-cell table:formula="of:=['CB Main'.J594]" office:value-type="float" office:value="-8">
            <text:p>-8</text:p>
          </table:table-cell>
          <table:table-cell table:formula="of:=['CB Main'.M594]" office:value-type="float" office:value="-6">
            <text:p>-6</text:p>
          </table:table-cell>
          <table:table-cell table:formula="of:=['CB Main'.N594]" office:value-type="float" office:value="-9">
            <text:p>-9</text:p>
          </table:table-cell>
          <table:table-cell/>
        </table:table-row>
        <table:table-row table:style-name="ro1">
          <table:table-cell table:formula="of:=['CB Main'.B595]" office:value-type="float" office:value="590">
            <text:p>590</text:p>
          </table:table-cell>
          <table:table-cell table:formula="of:=['CB Main'.J595]" office:value-type="float" office:value="-8">
            <text:p>-8</text:p>
          </table:table-cell>
          <table:table-cell table:formula="of:=['CB Main'.M595]" office:value-type="float" office:value="-7">
            <text:p>-7</text:p>
          </table:table-cell>
          <table:table-cell table:formula="of:=['CB Main'.N595]" office:value-type="float" office:value="-9">
            <text:p>-9</text:p>
          </table:table-cell>
          <table:table-cell/>
        </table:table-row>
        <table:table-row table:style-name="ro1">
          <table:table-cell table:formula="of:=['CB Main'.B596]" office:value-type="float" office:value="591">
            <text:p>591</text:p>
          </table:table-cell>
          <table:table-cell table:formula="of:=['CB Main'.J596]" office:value-type="float" office:value="-7">
            <text:p>-7</text:p>
          </table:table-cell>
          <table:table-cell table:formula="of:=['CB Main'.M596]" office:value-type="float" office:value="-6">
            <text:p>-6</text:p>
          </table:table-cell>
          <table:table-cell table:formula="of:=['CB Main'.N596]" office:value-type="float" office:value="-9">
            <text:p>-9</text:p>
          </table:table-cell>
          <table:table-cell/>
        </table:table-row>
        <table:table-row table:style-name="ro1">
          <table:table-cell table:formula="of:=['CB Main'.B597]" office:value-type="float" office:value="592">
            <text:p>592</text:p>
          </table:table-cell>
          <table:table-cell table:formula="of:=['CB Main'.J597]" office:value-type="float" office:value="-7">
            <text:p>-7</text:p>
          </table:table-cell>
          <table:table-cell table:formula="of:=['CB Main'.M597]" office:value-type="float" office:value="-5">
            <text:p>-5</text:p>
          </table:table-cell>
          <table:table-cell table:formula="of:=['CB Main'.N597]" office:value-type="float" office:value="-8">
            <text:p>-8</text:p>
          </table:table-cell>
          <table:table-cell/>
        </table:table-row>
        <table:table-row table:style-name="ro1">
          <table:table-cell table:formula="of:=['CB Main'.B598]" office:value-type="float" office:value="593">
            <text:p>593</text:p>
          </table:table-cell>
          <table:table-cell table:formula="of:=['CB Main'.J598]" office:value-type="float" office:value="-6">
            <text:p>-6</text:p>
          </table:table-cell>
          <table:table-cell table:formula="of:=['CB Main'.M598]" office:value-type="float" office:value="-5">
            <text:p>-5</text:p>
          </table:table-cell>
          <table:table-cell table:formula="of:=['CB Main'.N598]" office:value-type="float" office:value="-7">
            <text:p>-7</text:p>
          </table:table-cell>
          <table:table-cell/>
        </table:table-row>
        <table:table-row table:style-name="ro1">
          <table:table-cell table:formula="of:=['CB Main'.B599]" office:value-type="float" office:value="594">
            <text:p>594</text:p>
          </table:table-cell>
          <table:table-cell table:formula="of:=['CB Main'.J599]" office:value-type="float" office:value="-5">
            <text:p>-5</text:p>
          </table:table-cell>
          <table:table-cell table:formula="of:=['CB Main'.M599]" office:value-type="float" office:value="-4">
            <text:p>-4</text:p>
          </table:table-cell>
          <table:table-cell table:formula="of:=['CB Main'.N599]" office:value-type="float" office:value="-6">
            <text:p>-6</text:p>
          </table:table-cell>
          <table:table-cell/>
        </table:table-row>
        <table:table-row table:style-name="ro1">
          <table:table-cell table:formula="of:=['CB Main'.B600]" office:value-type="float" office:value="595">
            <text:p>595</text:p>
          </table:table-cell>
          <table:table-cell table:formula="of:=['CB Main'.J600]" office:value-type="float" office:value="-6">
            <text:p>-6</text:p>
          </table:table-cell>
          <table:table-cell table:formula="of:=['CB Main'.M600]" office:value-type="float" office:value="-5">
            <text:p>-5</text:p>
          </table:table-cell>
          <table:table-cell table:formula="of:=['CB Main'.N600]" office:value-type="float" office:value="-8">
            <text:p>-8</text:p>
          </table:table-cell>
          <table:table-cell/>
        </table:table-row>
        <table:table-row table:style-name="ro1">
          <table:table-cell table:formula="of:=['CB Main'.B601]" office:value-type="float" office:value="596">
            <text:p>596</text:p>
          </table:table-cell>
          <table:table-cell table:formula="of:=['CB Main'.J601]" office:value-type="float" office:value="-5">
            <text:p>-5</text:p>
          </table:table-cell>
          <table:table-cell table:formula="of:=['CB Main'.M601]" office:value-type="float" office:value="-4">
            <text:p>-4</text:p>
          </table:table-cell>
          <table:table-cell table:formula="of:=['CB Main'.N601]" office:value-type="float" office:value="-7">
            <text:p>-7</text:p>
          </table:table-cell>
          <table:table-cell/>
        </table:table-row>
        <table:table-row table:style-name="ro1">
          <table:table-cell table:formula="of:=['CB Main'.B602]" office:value-type="float" office:value="597">
            <text:p>597</text:p>
          </table:table-cell>
          <table:table-cell table:formula="of:=['CB Main'.J602]" office:value-type="float" office:value="-4">
            <text:p>-4</text:p>
          </table:table-cell>
          <table:table-cell table:formula="of:=['CB Main'.M602]" office:value-type="float" office:value="-3">
            <text:p>-3</text:p>
          </table:table-cell>
          <table:table-cell table:formula="of:=['CB Main'.N602]" office:value-type="float" office:value="-5">
            <text:p>-5</text:p>
          </table:table-cell>
          <table:table-cell/>
        </table:table-row>
        <table:table-row table:style-name="ro1">
          <table:table-cell table:formula="of:=['CB Main'.B603]" office:value-type="float" office:value="598">
            <text:p>598</text:p>
          </table:table-cell>
          <table:table-cell table:formula="of:=['CB Main'.J603]" office:value-type="float" office:value="-4">
            <text:p>-4</text:p>
          </table:table-cell>
          <table:table-cell table:formula="of:=['CB Main'.M603]" office:value-type="float" office:value="-3">
            <text:p>-3</text:p>
          </table:table-cell>
          <table:table-cell table:formula="of:=['CB Main'.N603]" office:value-type="float" office:value="-5">
            <text:p>-5</text:p>
          </table:table-cell>
          <table:table-cell/>
        </table:table-row>
        <table:table-row table:style-name="ro1">
          <table:table-cell table:formula="of:=['CB Main'.B604]" office:value-type="float" office:value="599">
            <text:p>599</text:p>
          </table:table-cell>
          <table:table-cell table:formula="of:=['CB Main'.J604]" office:value-type="float" office:value="-3">
            <text:p>-3</text:p>
          </table:table-cell>
          <table:table-cell table:formula="of:=['CB Main'.M604]" office:value-type="float" office:value="-2">
            <text:p>-2</text:p>
          </table:table-cell>
          <table:table-cell table:formula="of:=['CB Main'.N604]" office:value-type="float" office:value="-4">
            <text:p>-4</text:p>
          </table:table-cell>
          <table:table-cell/>
        </table:table-row>
        <table:table-row table:style-name="ro1">
          <table:table-cell table:formula="of:=['CB Main'.B605]" office:value-type="float" office:value="600">
            <text:p>600</text:p>
          </table:table-cell>
          <table:table-cell table:formula="of:=['CB Main'.J605]" office:value-type="float" office:value="-3">
            <text:p>-3</text:p>
          </table:table-cell>
          <table:table-cell table:formula="of:=['CB Main'.M605]" office:value-type="float" office:value="-2">
            <text:p>-2</text:p>
          </table:table-cell>
          <table:table-cell table:formula="of:=['CB Main'.N605]" office:value-type="float" office:value="-5">
            <text:p>-5</text:p>
          </table:table-cell>
          <table:table-cell/>
        </table:table-row>
        <table:table-row table:style-name="ro1">
          <table:table-cell table:formula="of:=['CB Main'.B606]" office:value-type="float" office:value="601">
            <text:p>601</text:p>
          </table:table-cell>
          <table:table-cell table:formula="of:=['CB Main'.J606]" office:value-type="float" office:value="-2">
            <text:p>-2</text:p>
          </table:table-cell>
          <table:table-cell table:formula="of:=['CB Main'.M606]" office:value-type="float" office:value="-1">
            <text:p>-1</text:p>
          </table:table-cell>
          <table:table-cell table:formula="of:=['CB Main'.N606]" office:value-type="float" office:value="-4">
            <text:p>-4</text:p>
          </table:table-cell>
          <table:table-cell/>
        </table:table-row>
        <table:table-row table:style-name="ro1">
          <table:table-cell table:formula="of:=['CB Main'.B607]" office:value-type="float" office:value="602">
            <text:p>602</text:p>
          </table:table-cell>
          <table:table-cell table:formula="of:=['CB Main'.J607]" office:value-type="float" office:value="-2">
            <text:p>-2</text:p>
          </table:table-cell>
          <table:table-cell table:formula="of:=['CB Main'.M607]" office:value-type="float" office:value="-1">
            <text:p>-1</text:p>
          </table:table-cell>
          <table:table-cell table:formula="of:=['CB Main'.N607]" office:value-type="float" office:value="-3">
            <text:p>-3</text:p>
          </table:table-cell>
          <table:table-cell/>
        </table:table-row>
        <table:table-row table:style-name="ro1">
          <table:table-cell table:formula="of:=['CB Main'.B608]" office:value-type="float" office:value="603">
            <text:p>603</text:p>
          </table:table-cell>
          <table:table-cell table:formula="of:=['CB Main'.J608]" office:value-type="float" office:value="-2">
            <text:p>-2</text:p>
          </table:table-cell>
          <table:table-cell table:formula="of:=['CB Main'.M608]" office:value-type="float" office:value="-1">
            <text:p>-1</text:p>
          </table:table-cell>
          <table:table-cell table:formula="of:=['CB Main'.N608]" office:value-type="float" office:value="-3">
            <text:p>-3</text:p>
          </table:table-cell>
          <table:table-cell/>
        </table:table-row>
        <table:table-row table:style-name="ro1">
          <table:table-cell table:formula="of:=['CB Main'.B609]" office:value-type="float" office:value="604">
            <text:p>604</text:p>
          </table:table-cell>
          <table:table-cell table:formula="of:=['CB Main'.J609]" office:value-type="float" office:value="-1">
            <text:p>-1</text:p>
          </table:table-cell>
          <table:table-cell table:formula="of:=['CB Main'.M609]" office:value-type="float" office:value="-0">
            <text:p>-0</text:p>
          </table:table-cell>
          <table:table-cell table:formula="of:=['CB Main'.N609]" office:value-type="float" office:value="-2">
            <text:p>-2</text:p>
          </table:table-cell>
          <table:table-cell/>
        </table:table-row>
        <table:table-row table:style-name="ro1">
          <table:table-cell table:formula="of:=['CB Main'.B610]" office:value-type="float" office:value="605">
            <text:p>605</text:p>
          </table:table-cell>
          <table:table-cell table:formula="of:=['CB Main'.J610]" office:value-type="float" office:value="-1">
            <text:p>-1</text:p>
          </table:table-cell>
          <table:table-cell table:formula="of:=['CB Main'.M610]" office:value-type="float" office:value="0">
            <text:p>0</text:p>
          </table:table-cell>
          <table:table-cell table:formula="of:=['CB Main'.N610]" office:value-type="float" office:value="-2">
            <text:p>-2</text:p>
          </table:table-cell>
          <table:table-cell/>
        </table:table-row>
        <table:table-row table:style-name="ro1">
          <table:table-cell table:formula="of:=['CB Main'.B611]" office:value-type="float" office:value="606">
            <text:p>606</text:p>
          </table:table-cell>
          <table:table-cell table:formula="of:=['CB Main'.J611]" office:value-type="float" office:value="-1">
            <text:p>-1</text:p>
          </table:table-cell>
          <table:table-cell table:formula="of:=['CB Main'.M611]" office:value-type="float" office:value="1">
            <text:p>1</text:p>
          </table:table-cell>
          <table:table-cell table:formula="of:=['CB Main'.N611]" office:value-type="float" office:value="-2">
            <text:p>-2</text:p>
          </table:table-cell>
          <table:table-cell/>
        </table:table-row>
        <table:table-row table:style-name="ro1">
          <table:table-cell table:formula="of:=['CB Main'.B612]" office:value-type="float" office:value="607">
            <text:p>607</text:p>
          </table:table-cell>
          <table:table-cell table:formula="of:=['CB Main'.J612]" office:value-type="float" office:value="1">
            <text:p>1</text:p>
          </table:table-cell>
          <table:table-cell table:formula="of:=['CB Main'.M612]" office:value-type="float" office:value="2">
            <text:p>2</text:p>
          </table:table-cell>
          <table:table-cell table:formula="of:=['CB Main'.N612]" office:value-type="float" office:value="-1">
            <text:p>-1</text:p>
          </table:table-cell>
          <table:table-cell/>
        </table:table-row>
        <table:table-row table:style-name="ro1">
          <table:table-cell table:formula="of:=['CB Main'.B613]" office:value-type="float" office:value="608">
            <text:p>608</text:p>
          </table:table-cell>
          <table:table-cell table:formula="of:=['CB Main'.J613]" office:value-type="float" office:value="-0">
            <text:p>-0</text:p>
          </table:table-cell>
          <table:table-cell table:formula="of:=['CB Main'.M613]" office:value-type="float" office:value="1">
            <text:p>1</text:p>
          </table:table-cell>
          <table:table-cell table:formula="of:=['CB Main'.N613]" office:value-type="float" office:value="-2">
            <text:p>-2</text:p>
          </table:table-cell>
          <table:table-cell/>
        </table:table-row>
        <table:table-row table:style-name="ro1">
          <table:table-cell table:formula="of:=['CB Main'.B614]" office:value-type="float" office:value="609">
            <text:p>609</text:p>
          </table:table-cell>
          <table:table-cell table:formula="of:=['CB Main'.J614]" office:value-type="float" office:value="1">
            <text:p>1</text:p>
          </table:table-cell>
          <table:table-cell table:formula="of:=['CB Main'.M614]" office:value-type="float" office:value="2">
            <text:p>2</text:p>
          </table:table-cell>
          <table:table-cell table:formula="of:=['CB Main'.N614]" office:value-type="float" office:value="-1">
            <text:p>-1</text:p>
          </table:table-cell>
          <table:table-cell/>
        </table:table-row>
        <table:table-row table:style-name="ro1">
          <table:table-cell table:formula="of:=['CB Main'.B615]" office:value-type="float" office:value="610">
            <text:p>610</text:p>
          </table:table-cell>
          <table:table-cell table:formula="of:=['CB Main'.J615]" office:value-type="float" office:value="1">
            <text:p>1</text:p>
          </table:table-cell>
          <table:table-cell table:formula="of:=['CB Main'.M615]" office:value-type="float" office:value="2">
            <text:p>2</text:p>
          </table:table-cell>
          <table:table-cell table:formula="of:=['CB Main'.N615]" office:value-type="float" office:value="-0">
            <text:p>-0</text:p>
          </table:table-cell>
          <table:table-cell/>
        </table:table-row>
        <table:table-row table:style-name="ro1">
          <table:table-cell table:formula="of:=['CB Main'.B616]" office:value-type="float" office:value="611">
            <text:p>611</text:p>
          </table:table-cell>
          <table:table-cell table:formula="of:=['CB Main'.J616]" office:value-type="float" office:value="1">
            <text:p>1</text:p>
          </table:table-cell>
          <table:table-cell table:formula="of:=['CB Main'.M616]" office:value-type="float" office:value="2">
            <text:p>2</text:p>
          </table:table-cell>
          <table:table-cell table:formula="of:=['CB Main'.N616]" office:value-type="float" office:value="0">
            <text:p>0</text:p>
          </table:table-cell>
          <table:table-cell/>
        </table:table-row>
        <table:table-row table:style-name="ro1">
          <table:table-cell table:formula="of:=['CB Main'.B617]" office:value-type="float" office:value="612">
            <text:p>612</text:p>
          </table:table-cell>
          <table:table-cell table:formula="of:=['CB Main'.J617]" office:value-type="float" office:value="2">
            <text:p>2</text:p>
          </table:table-cell>
          <table:table-cell table:formula="of:=['CB Main'.M617]" office:value-type="float" office:value="3">
            <text:p>3</text:p>
          </table:table-cell>
          <table:table-cell table:formula="of:=['CB Main'.N617]" office:value-type="float" office:value="1">
            <text:p>1</text:p>
          </table:table-cell>
          <table:table-cell/>
        </table:table-row>
        <table:table-row table:style-name="ro1">
          <table:table-cell table:formula="of:=['CB Main'.B618]" office:value-type="float" office:value="613">
            <text:p>613</text:p>
          </table:table-cell>
          <table:table-cell table:formula="of:=['CB Main'.J618]" office:value-type="float" office:value="2">
            <text:p>2</text:p>
          </table:table-cell>
          <table:table-cell table:formula="of:=['CB Main'.M618]" office:value-type="float" office:value="3">
            <text:p>3</text:p>
          </table:table-cell>
          <table:table-cell table:formula="of:=['CB Main'.N618]" office:value-type="float" office:value="1">
            <text:p>1</text:p>
          </table:table-cell>
          <table:table-cell/>
        </table:table-row>
        <table:table-row table:style-name="ro1">
          <table:table-cell table:formula="of:=['CB Main'.B619]" office:value-type="float" office:value="614">
            <text:p>614</text:p>
          </table:table-cell>
          <table:table-cell table:formula="of:=['CB Main'.J619]" office:value-type="float" office:value="3">
            <text:p>3</text:p>
          </table:table-cell>
          <table:table-cell table:formula="of:=['CB Main'.M619]" office:value-type="float" office:value="4">
            <text:p>4</text:p>
          </table:table-cell>
          <table:table-cell table:formula="of:=['CB Main'.N619]" office:value-type="float" office:value="1">
            <text:p>1</text:p>
          </table:table-cell>
          <table:table-cell/>
        </table:table-row>
        <table:table-row table:style-name="ro1">
          <table:table-cell table:formula="of:=['CB Main'.B620]" office:value-type="float" office:value="615">
            <text:p>615</text:p>
          </table:table-cell>
          <table:table-cell table:formula="of:=['CB Main'.J620]" office:value-type="float" office:value="3">
            <text:p>3</text:p>
          </table:table-cell>
          <table:table-cell table:formula="of:=['CB Main'.M620]" office:value-type="float" office:value="5">
            <text:p>5</text:p>
          </table:table-cell>
          <table:table-cell table:formula="of:=['CB Main'.N620]" office:value-type="float" office:value="2">
            <text:p>2</text:p>
          </table:table-cell>
          <table:table-cell/>
        </table:table-row>
        <table:table-row table:style-name="ro1">
          <table:table-cell table:formula="of:=['CB Main'.B621]" office:value-type="float" office:value="616">
            <text:p>616</text:p>
          </table:table-cell>
          <table:table-cell table:formula="of:=['CB Main'.J621]" office:value-type="float" office:value="2">
            <text:p>2</text:p>
          </table:table-cell>
          <table:table-cell table:formula="of:=['CB Main'.M621]" office:value-type="float" office:value="3">
            <text:p>3</text:p>
          </table:table-cell>
          <table:table-cell table:formula="of:=['CB Main'.N621]" office:value-type="float" office:value="1">
            <text:p>1</text:p>
          </table:table-cell>
          <table:table-cell/>
        </table:table-row>
        <table:table-row table:style-name="ro1">
          <table:table-cell table:formula="of:=['CB Main'.B622]" office:value-type="float" office:value="617">
            <text:p>617</text:p>
          </table:table-cell>
          <table:table-cell table:formula="of:=['CB Main'.J622]" office:value-type="float" office:value="3">
            <text:p>3</text:p>
          </table:table-cell>
          <table:table-cell table:formula="of:=['CB Main'.M622]" office:value-type="float" office:value="4">
            <text:p>4</text:p>
          </table:table-cell>
          <table:table-cell table:formula="of:=['CB Main'.N622]" office:value-type="float" office:value="2">
            <text:p>2</text:p>
          </table:table-cell>
          <table:table-cell/>
        </table:table-row>
        <table:table-row table:style-name="ro1">
          <table:table-cell table:formula="of:=['CB Main'.B623]" office:value-type="float" office:value="618">
            <text:p>618</text:p>
          </table:table-cell>
          <table:table-cell table:formula="of:=['CB Main'.J623]" office:value-type="float" office:value="3">
            <text:p>3</text:p>
          </table:table-cell>
          <table:table-cell table:formula="of:=['CB Main'.M623]" office:value-type="float" office:value="4">
            <text:p>4</text:p>
          </table:table-cell>
          <table:table-cell table:formula="of:=['CB Main'.N623]" office:value-type="float" office:value="2">
            <text:p>2</text:p>
          </table:table-cell>
          <table:table-cell/>
        </table:table-row>
        <table:table-row table:style-name="ro1">
          <table:table-cell table:formula="of:=['CB Main'.B624]" office:value-type="float" office:value="619">
            <text:p>619</text:p>
          </table:table-cell>
          <table:table-cell table:formula="of:=['CB Main'.J624]" office:value-type="float" office:value="4">
            <text:p>4</text:p>
          </table:table-cell>
          <table:table-cell table:formula="of:=['CB Main'.M624]" office:value-type="float" office:value="5">
            <text:p>5</text:p>
          </table:table-cell>
          <table:table-cell table:formula="of:=['CB Main'.N624]" office:value-type="float" office:value="3">
            <text:p>3</text:p>
          </table:table-cell>
          <table:table-cell/>
        </table:table-row>
        <table:table-row table:style-name="ro1">
          <table:table-cell table:formula="of:=['CB Main'.B625]" office:value-type="float" office:value="620">
            <text:p>620</text:p>
          </table:table-cell>
          <table:table-cell table:formula="of:=['CB Main'.J625]" office:value-type="float" office:value="5">
            <text:p>5</text:p>
          </table:table-cell>
          <table:table-cell table:formula="of:=['CB Main'.M625]" office:value-type="float" office:value="6">
            <text:p>6</text:p>
          </table:table-cell>
          <table:table-cell table:formula="of:=['CB Main'.N625]" office:value-type="float" office:value="4">
            <text:p>4</text:p>
          </table:table-cell>
          <table:table-cell/>
        </table:table-row>
        <table:table-row table:style-name="ro1">
          <table:table-cell table:formula="of:=['CB Main'.B626]" office:value-type="float" office:value="621">
            <text:p>621</text:p>
          </table:table-cell>
          <table:table-cell table:formula="of:=['CB Main'.J626]" office:value-type="float" office:value="4">
            <text:p>4</text:p>
          </table:table-cell>
          <table:table-cell table:formula="of:=['CB Main'.M626]" office:value-type="float" office:value="5">
            <text:p>5</text:p>
          </table:table-cell>
          <table:table-cell table:formula="of:=['CB Main'.N626]" office:value-type="float" office:value="3">
            <text:p>3</text:p>
          </table:table-cell>
          <table:table-cell/>
        </table:table-row>
        <table:table-row table:style-name="ro1">
          <table:table-cell table:formula="of:=['CB Main'.B627]" office:value-type="float" office:value="622">
            <text:p>622</text:p>
          </table:table-cell>
          <table:table-cell table:formula="of:=['CB Main'.J627]" office:value-type="float" office:value="5">
            <text:p>5</text:p>
          </table:table-cell>
          <table:table-cell table:formula="of:=['CB Main'.M627]" office:value-type="float" office:value="6">
            <text:p>6</text:p>
          </table:table-cell>
          <table:table-cell table:formula="of:=['CB Main'.N627]" office:value-type="float" office:value="4">
            <text:p>4</text:p>
          </table:table-cell>
          <table:table-cell/>
        </table:table-row>
        <table:table-row table:style-name="ro1">
          <table:table-cell table:formula="of:=['CB Main'.B628]" office:value-type="float" office:value="623">
            <text:p>623</text:p>
          </table:table-cell>
          <table:table-cell table:formula="of:=['CB Main'.J628]" office:value-type="float" office:value="6">
            <text:p>6</text:p>
          </table:table-cell>
          <table:table-cell table:formula="of:=['CB Main'.M628]" office:value-type="float" office:value="7">
            <text:p>7</text:p>
          </table:table-cell>
          <table:table-cell table:formula="of:=['CB Main'.N628]" office:value-type="float" office:value="5">
            <text:p>5</text:p>
          </table:table-cell>
          <table:table-cell/>
        </table:table-row>
        <table:table-row table:style-name="ro1">
          <table:table-cell table:formula="of:=['CB Main'.B629]" office:value-type="float" office:value="624">
            <text:p>624</text:p>
          </table:table-cell>
          <table:table-cell table:formula="of:=['CB Main'.J629]" office:value-type="float" office:value="-13">
            <text:p>-13</text:p>
          </table:table-cell>
          <table:table-cell table:formula="of:=['CB Main'.M629]" office:value-type="float" office:value="-12">
            <text:p>-12</text:p>
          </table:table-cell>
          <table:table-cell table:formula="of:=['CB Main'.N629]" office:value-type="float" office:value="-14">
            <text:p>-14</text:p>
          </table:table-cell>
          <table:table-cell/>
        </table:table-row>
        <table:table-row table:style-name="ro1">
          <table:table-cell table:formula="of:=['CB Main'.B630]" office:value-type="float" office:value="625">
            <text:p>625</text:p>
          </table:table-cell>
          <table:table-cell table:formula="of:=['CB Main'.J630]" office:value-type="float" office:value="-12">
            <text:p>-12</text:p>
          </table:table-cell>
          <table:table-cell table:formula="of:=['CB Main'.M630]" office:value-type="float" office:value="-11">
            <text:p>-11</text:p>
          </table:table-cell>
          <table:table-cell table:formula="of:=['CB Main'.N630]" office:value-type="float" office:value="-14">
            <text:p>-14</text:p>
          </table:table-cell>
          <table:table-cell/>
        </table:table-row>
        <table:table-row table:style-name="ro1">
          <table:table-cell table:formula="of:=['CB Main'.B631]" office:value-type="float" office:value="626">
            <text:p>626</text:p>
          </table:table-cell>
          <table:table-cell table:formula="of:=['CB Main'.J631]" office:value-type="float" office:value="-11">
            <text:p>-11</text:p>
          </table:table-cell>
          <table:table-cell table:formula="of:=['CB Main'.M631]" office:value-type="float" office:value="-10">
            <text:p>-10</text:p>
          </table:table-cell>
          <table:table-cell table:formula="of:=['CB Main'.N631]" office:value-type="float" office:value="-13">
            <text:p>-13</text:p>
          </table:table-cell>
          <table:table-cell/>
        </table:table-row>
        <table:table-row table:style-name="ro1">
          <table:table-cell table:formula="of:=['CB Main'.B632]" office:value-type="float" office:value="627">
            <text:p>627</text:p>
          </table:table-cell>
          <table:table-cell table:formula="of:=['CB Main'.J632]" office:value-type="float" office:value="-13">
            <text:p>-13</text:p>
          </table:table-cell>
          <table:table-cell table:formula="of:=['CB Main'.M632]" office:value-type="float" office:value="-12">
            <text:p>-12</text:p>
          </table:table-cell>
          <table:table-cell table:formula="of:=['CB Main'.N632]" office:value-type="float" office:value="-14">
            <text:p>-14</text:p>
          </table:table-cell>
          <table:table-cell/>
        </table:table-row>
        <table:table-row table:style-name="ro1">
          <table:table-cell table:formula="of:=['CB Main'.B633]" office:value-type="float" office:value="628">
            <text:p>628</text:p>
          </table:table-cell>
          <table:table-cell table:formula="of:=['CB Main'.J633]" office:value-type="float" office:value="-13">
            <text:p>-13</text:p>
          </table:table-cell>
          <table:table-cell table:formula="of:=['CB Main'.M633]" office:value-type="float" office:value="-12">
            <text:p>-12</text:p>
          </table:table-cell>
          <table:table-cell table:formula="of:=['CB Main'.N633]" office:value-type="float" office:value="-14">
            <text:p>-14</text:p>
          </table:table-cell>
          <table:table-cell/>
        </table:table-row>
        <table:table-row table:style-name="ro1">
          <table:table-cell table:formula="of:=['CB Main'.B634]" office:value-type="float" office:value="629">
            <text:p>629</text:p>
          </table:table-cell>
          <table:table-cell table:formula="of:=['CB Main'.J634]" office:value-type="float" office:value="-11">
            <text:p>-11</text:p>
          </table:table-cell>
          <table:table-cell table:formula="of:=['CB Main'.M634]" office:value-type="float" office:value="-10">
            <text:p>-10</text:p>
          </table:table-cell>
          <table:table-cell table:formula="of:=['CB Main'.N634]" office:value-type="float" office:value="-12">
            <text:p>-12</text:p>
          </table:table-cell>
          <table:table-cell/>
        </table:table-row>
        <table:table-row table:style-name="ro1">
          <table:table-cell table:formula="of:=['CB Main'.B635]" office:value-type="float" office:value="630">
            <text:p>630</text:p>
          </table:table-cell>
          <table:table-cell table:formula="of:=['CB Main'.J635]" office:value-type="float" office:value="-12">
            <text:p>-12</text:p>
          </table:table-cell>
          <table:table-cell table:formula="of:=['CB Main'.M635]" office:value-type="float" office:value="-11">
            <text:p>-11</text:p>
          </table:table-cell>
          <table:table-cell table:formula="of:=['CB Main'.N635]" office:value-type="float" office:value="-13">
            <text:p>-13</text:p>
          </table:table-cell>
          <table:table-cell/>
        </table:table-row>
        <table:table-row table:style-name="ro1">
          <table:table-cell table:formula="of:=['CB Main'.B636]" office:value-type="float" office:value="631">
            <text:p>631</text:p>
          </table:table-cell>
          <table:table-cell table:formula="of:=['CB Main'.J636]" office:value-type="float" office:value="-11">
            <text:p>-11</text:p>
          </table:table-cell>
          <table:table-cell table:formula="of:=['CB Main'.M636]" office:value-type="float" office:value="-10">
            <text:p>-10</text:p>
          </table:table-cell>
          <table:table-cell table:formula="of:=['CB Main'.N636]" office:value-type="float" office:value="-13">
            <text:p>-13</text:p>
          </table:table-cell>
          <table:table-cell/>
        </table:table-row>
        <table:table-row table:style-name="ro1">
          <table:table-cell table:formula="of:=['CB Main'.B637]" office:value-type="float" office:value="632">
            <text:p>632</text:p>
          </table:table-cell>
          <table:table-cell table:formula="of:=['CB Main'.J637]" office:value-type="float" office:value="-10">
            <text:p>-10</text:p>
          </table:table-cell>
          <table:table-cell table:formula="of:=['CB Main'.M637]" office:value-type="float" office:value="-8">
            <text:p>-8</text:p>
          </table:table-cell>
          <table:table-cell table:formula="of:=['CB Main'.N637]" office:value-type="float" office:value="-11">
            <text:p>-11</text:p>
          </table:table-cell>
          <table:table-cell/>
        </table:table-row>
        <table:table-row table:style-name="ro1">
          <table:table-cell table:formula="of:=['CB Main'.B638]" office:value-type="float" office:value="633">
            <text:p>633</text:p>
          </table:table-cell>
          <table:table-cell table:formula="of:=['CB Main'.J638]" office:value-type="float" office:value="-9">
            <text:p>-9</text:p>
          </table:table-cell>
          <table:table-cell table:formula="of:=['CB Main'.M638]" office:value-type="float" office:value="-8">
            <text:p>-8</text:p>
          </table:table-cell>
          <table:table-cell table:formula="of:=['CB Main'.N638]" office:value-type="float" office:value="-10">
            <text:p>-10</text:p>
          </table:table-cell>
          <table:table-cell/>
        </table:table-row>
        <table:table-row table:style-name="ro1">
          <table:table-cell table:formula="of:=['CB Main'.B639]" office:value-type="float" office:value="634">
            <text:p>634</text:p>
          </table:table-cell>
          <table:table-cell table:formula="of:=['CB Main'.J639]" office:value-type="float" office:value="-8">
            <text:p>-8</text:p>
          </table:table-cell>
          <table:table-cell table:formula="of:=['CB Main'.M639]" office:value-type="float" office:value="-7">
            <text:p>-7</text:p>
          </table:table-cell>
          <table:table-cell table:formula="of:=['CB Main'.N639]" office:value-type="float" office:value="-9">
            <text:p>-9</text:p>
          </table:table-cell>
          <table:table-cell/>
        </table:table-row>
        <table:table-row table:style-name="ro1">
          <table:table-cell table:formula="of:=['CB Main'.B640]" office:value-type="float" office:value="635">
            <text:p>635</text:p>
          </table:table-cell>
          <table:table-cell table:formula="of:=['CB Main'.J640]" office:value-type="float" office:value="-10">
            <text:p>-10</text:p>
          </table:table-cell>
          <table:table-cell table:formula="of:=['CB Main'.M640]" office:value-type="float" office:value="-8">
            <text:p>-8</text:p>
          </table:table-cell>
          <table:table-cell table:formula="of:=['CB Main'.N640]" office:value-type="float" office:value="-11">
            <text:p>-11</text:p>
          </table:table-cell>
          <table:table-cell/>
        </table:table-row>
        <table:table-row table:style-name="ro1">
          <table:table-cell table:formula="of:=['CB Main'.B641]" office:value-type="float" office:value="636">
            <text:p>636</text:p>
          </table:table-cell>
          <table:table-cell table:formula="of:=['CB Main'.J641]" office:value-type="float" office:value="-9">
            <text:p>-9</text:p>
          </table:table-cell>
          <table:table-cell table:formula="of:=['CB Main'.M641]" office:value-type="float" office:value="-8">
            <text:p>-8</text:p>
          </table:table-cell>
          <table:table-cell table:formula="of:=['CB Main'.N641]" office:value-type="float" office:value="-11">
            <text:p>-11</text:p>
          </table:table-cell>
          <table:table-cell/>
        </table:table-row>
        <table:table-row table:style-name="ro1">
          <table:table-cell table:formula="of:=['CB Main'.B642]" office:value-type="float" office:value="637">
            <text:p>637</text:p>
          </table:table-cell>
          <table:table-cell table:formula="of:=['CB Main'.J642]" office:value-type="float" office:value="-7">
            <text:p>-7</text:p>
          </table:table-cell>
          <table:table-cell table:formula="of:=['CB Main'.M642]" office:value-type="float" office:value="-6">
            <text:p>-6</text:p>
          </table:table-cell>
          <table:table-cell table:formula="of:=['CB Main'.N642]" office:value-type="float" office:value="-8">
            <text:p>-8</text:p>
          </table:table-cell>
          <table:table-cell/>
        </table:table-row>
        <table:table-row table:style-name="ro1">
          <table:table-cell table:formula="of:=['CB Main'.B643]" office:value-type="float" office:value="638">
            <text:p>638</text:p>
          </table:table-cell>
          <table:table-cell table:formula="of:=['CB Main'.J643]" office:value-type="float" office:value="-8">
            <text:p>-8</text:p>
          </table:table-cell>
          <table:table-cell table:formula="of:=['CB Main'.M643]" office:value-type="float" office:value="-6">
            <text:p>-6</text:p>
          </table:table-cell>
          <table:table-cell table:formula="of:=['CB Main'.N643]" office:value-type="float" office:value="-9">
            <text:p>-9</text:p>
          </table:table-cell>
          <table:table-cell/>
        </table:table-row>
        <table:table-row table:style-name="ro1">
          <table:table-cell table:formula="of:=['CB Main'.B644]" office:value-type="float" office:value="639">
            <text:p>639</text:p>
          </table:table-cell>
          <table:table-cell table:formula="of:=['CB Main'.J644]" office:value-type="float" office:value="-6">
            <text:p>-6</text:p>
          </table:table-cell>
          <table:table-cell table:formula="of:=['CB Main'.M644]" office:value-type="float" office:value="-4">
            <text:p>-4</text:p>
          </table:table-cell>
          <table:table-cell table:formula="of:=['CB Main'.N644]" office:value-type="float" office:value="-8">
            <text:p>-8</text:p>
          </table:table-cell>
          <table:table-cell/>
        </table:table-row>
        <table:table-row table:style-name="ro1">
          <table:table-cell table:formula="of:=['CB Main'.B645]" office:value-type="float" office:value="640">
            <text:p>640</text:p>
          </table:table-cell>
          <table:table-cell table:formula="of:=['CB Main'.J645]" office:value-type="float" office:value="-6">
            <text:p>-6</text:p>
          </table:table-cell>
          <table:table-cell table:formula="of:=['CB Main'.M645]" office:value-type="float" office:value="-4">
            <text:p>-4</text:p>
          </table:table-cell>
          <table:table-cell table:formula="of:=['CB Main'.N645]" office:value-type="float" office:value="-7">
            <text:p>-7</text:p>
          </table:table-cell>
          <table:table-cell/>
        </table:table-row>
        <table:table-row table:style-name="ro1">
          <table:table-cell table:formula="of:=['CB Main'.B646]" office:value-type="float" office:value="641">
            <text:p>641</text:p>
          </table:table-cell>
          <table:table-cell table:formula="of:=['CB Main'.J646]" office:value-type="float" office:value="-4">
            <text:p>-4</text:p>
          </table:table-cell>
          <table:table-cell table:formula="of:=['CB Main'.M646]" office:value-type="float" office:value="-3">
            <text:p>-3</text:p>
          </table:table-cell>
          <table:table-cell table:formula="of:=['CB Main'.N646]" office:value-type="float" office:value="-6">
            <text:p>-6</text:p>
          </table:table-cell>
          <table:table-cell/>
        </table:table-row>
        <table:table-row table:style-name="ro1">
          <table:table-cell table:formula="of:=['CB Main'.B647]" office:value-type="float" office:value="642">
            <text:p>642</text:p>
          </table:table-cell>
          <table:table-cell table:formula="of:=['CB Main'.J647]" office:value-type="float" office:value="-3">
            <text:p>-3</text:p>
          </table:table-cell>
          <table:table-cell table:formula="of:=['CB Main'.M647]" office:value-type="float" office:value="-1">
            <text:p>-1</text:p>
          </table:table-cell>
          <table:table-cell table:formula="of:=['CB Main'.N647]" office:value-type="float" office:value="-4">
            <text:p>-4</text:p>
          </table:table-cell>
          <table:table-cell/>
        </table:table-row>
        <table:table-row table:style-name="ro1">
          <table:table-cell table:formula="of:=['CB Main'.B648]" office:value-type="float" office:value="643">
            <text:p>643</text:p>
          </table:table-cell>
          <table:table-cell table:formula="of:=['CB Main'.J648]" office:value-type="float" office:value="-4">
            <text:p>-4</text:p>
          </table:table-cell>
          <table:table-cell table:formula="of:=['CB Main'.M648]" office:value-type="float" office:value="-3">
            <text:p>-3</text:p>
          </table:table-cell>
          <table:table-cell table:formula="of:=['CB Main'.N648]" office:value-type="float" office:value="-6">
            <text:p>-6</text:p>
          </table:table-cell>
          <table:table-cell/>
        </table:table-row>
        <table:table-row table:style-name="ro1">
          <table:table-cell table:formula="of:=['CB Main'.B649]" office:value-type="float" office:value="644">
            <text:p>644</text:p>
          </table:table-cell>
          <table:table-cell table:formula="of:=['CB Main'.J649]" office:value-type="float" office:value="-2">
            <text:p>-2</text:p>
          </table:table-cell>
          <table:table-cell table:formula="of:=['CB Main'.M649]" office:value-type="float" office:value="-0">
            <text:p>-0</text:p>
          </table:table-cell>
          <table:table-cell table:formula="of:=['CB Main'.N649]" office:value-type="float" office:value="-4">
            <text:p>-4</text:p>
          </table:table-cell>
          <table:table-cell/>
        </table:table-row>
        <table:table-row table:style-name="ro1">
          <table:table-cell table:formula="of:=['CB Main'.B650]" office:value-type="float" office:value="645">
            <text:p>645</text:p>
          </table:table-cell>
          <table:table-cell table:formula="of:=['CB Main'.J650]" office:value-type="float" office:value="-1">
            <text:p>-1</text:p>
          </table:table-cell>
          <table:table-cell table:formula="of:=['CB Main'.M650]" office:value-type="float" office:value="0">
            <text:p>0</text:p>
          </table:table-cell>
          <table:table-cell table:formula="of:=['CB Main'.N650]" office:value-type="float" office:value="-3">
            <text:p>-3</text:p>
          </table:table-cell>
          <table:table-cell/>
        </table:table-row>
        <table:table-row table:style-name="ro1">
          <table:table-cell table:formula="of:=['CB Main'.B651]" office:value-type="float" office:value="646">
            <text:p>646</text:p>
          </table:table-cell>
          <table:table-cell table:formula="of:=['CB Main'.J651]" office:value-type="float" office:value="-1">
            <text:p>-1</text:p>
          </table:table-cell>
          <table:table-cell table:formula="of:=['CB Main'.M651]" office:value-type="float" office:value="1">
            <text:p>1</text:p>
          </table:table-cell>
          <table:table-cell table:formula="of:=['CB Main'.N651]" office:value-type="float" office:value="-3">
            <text:p>-3</text:p>
          </table:table-cell>
          <table:table-cell/>
        </table:table-row>
        <table:table-row table:style-name="ro1">
          <table:table-cell table:formula="of:=['CB Main'.B652]" office:value-type="float" office:value="647">
            <text:p>647</text:p>
          </table:table-cell>
          <table:table-cell table:formula="of:=['CB Main'.J652]" office:value-type="float" office:value="1">
            <text:p>1</text:p>
          </table:table-cell>
          <table:table-cell table:formula="of:=['CB Main'.M652]" office:value-type="float" office:value="2">
            <text:p>2</text:p>
          </table:table-cell>
          <table:table-cell table:formula="of:=['CB Main'.N652]" office:value-type="float" office:value="-1">
            <text:p>-1</text:p>
          </table:table-cell>
          <table:table-cell/>
        </table:table-row>
        <table:table-row table:style-name="ro1">
          <table:table-cell table:formula="of:=['CB Main'.B653]" office:value-type="float" office:value="648">
            <text:p>648</text:p>
          </table:table-cell>
          <table:table-cell table:formula="of:=['CB Main'.J653]" office:value-type="float" office:value="-1">
            <text:p>-1</text:p>
          </table:table-cell>
          <table:table-cell table:formula="of:=['CB Main'.M653]" office:value-type="float" office:value="1">
            <text:p>1</text:p>
          </table:table-cell>
          <table:table-cell table:formula="of:=['CB Main'.N653]" office:value-type="float" office:value="-2">
            <text:p>-2</text:p>
          </table:table-cell>
          <table:table-cell/>
        </table:table-row>
        <table:table-row table:style-name="ro1">
          <table:table-cell table:formula="of:=['CB Main'.B654]" office:value-type="float" office:value="649">
            <text:p>649</text:p>
          </table:table-cell>
          <table:table-cell table:formula="of:=['CB Main'.J654]" office:value-type="float" office:value="1">
            <text:p>1</text:p>
          </table:table-cell>
          <table:table-cell table:formula="of:=['CB Main'.M654]" office:value-type="float" office:value="2">
            <text:p>2</text:p>
          </table:table-cell>
          <table:table-cell table:formula="of:=['CB Main'.N654]" office:value-type="float" office:value="-1">
            <text:p>-1</text:p>
          </table:table-cell>
          <table:table-cell/>
        </table:table-row>
        <table:table-row table:style-name="ro1">
          <table:table-cell table:formula="of:=['CB Main'.B655]" office:value-type="float" office:value="650">
            <text:p>650</text:p>
          </table:table-cell>
          <table:table-cell table:formula="of:=['CB Main'.J655]" office:value-type="float" office:value="1">
            <text:p>1</text:p>
          </table:table-cell>
          <table:table-cell table:formula="of:=['CB Main'.M655]" office:value-type="float" office:value="3">
            <text:p>3</text:p>
          </table:table-cell>
          <table:table-cell table:formula="of:=['CB Main'.N655]" office:value-type="float" office:value="-0">
            <text:p>-0</text:p>
          </table:table-cell>
          <table:table-cell/>
        </table:table-row>
        <table:table-row table:style-name="ro1">
          <table:table-cell table:formula="of:=['CB Main'.B656]" office:value-type="float" office:value="651">
            <text:p>651</text:p>
          </table:table-cell>
          <table:table-cell table:formula="of:=['CB Main'.J656]" office:value-type="float" office:value="1">
            <text:p>1</text:p>
          </table:table-cell>
          <table:table-cell table:formula="of:=['CB Main'.M656]" office:value-type="float" office:value="3">
            <text:p>3</text:p>
          </table:table-cell>
          <table:table-cell table:formula="of:=['CB Main'.N656]" office:value-type="float" office:value="-0">
            <text:p>-0</text:p>
          </table:table-cell>
          <table:table-cell/>
        </table:table-row>
        <table:table-row table:style-name="ro1">
          <table:table-cell table:formula="of:=['CB Main'.B657]" office:value-type="float" office:value="652">
            <text:p>652</text:p>
          </table:table-cell>
          <table:table-cell table:formula="of:=['CB Main'.J657]" office:value-type="float" office:value="3">
            <text:p>3</text:p>
          </table:table-cell>
          <table:table-cell table:formula="of:=['CB Main'.M657]" office:value-type="float" office:value="4">
            <text:p>4</text:p>
          </table:table-cell>
          <table:table-cell table:formula="of:=['CB Main'.N657]" office:value-type="float" office:value="2">
            <text:p>2</text:p>
          </table:table-cell>
          <table:table-cell/>
        </table:table-row>
        <table:table-row table:style-name="ro1">
          <table:table-cell table:formula="of:=['CB Main'.B658]" office:value-type="float" office:value="653">
            <text:p>653</text:p>
          </table:table-cell>
          <table:table-cell table:formula="of:=['CB Main'.J658]" office:value-type="float" office:value="3">
            <text:p>3</text:p>
          </table:table-cell>
          <table:table-cell table:formula="of:=['CB Main'.M658]" office:value-type="float" office:value="4">
            <text:p>4</text:p>
          </table:table-cell>
          <table:table-cell table:formula="of:=['CB Main'.N658]" office:value-type="float" office:value="1">
            <text:p>1</text:p>
          </table:table-cell>
          <table:table-cell/>
        </table:table-row>
        <table:table-row table:style-name="ro1">
          <table:table-cell table:formula="of:=['CB Main'.B659]" office:value-type="float" office:value="654">
            <text:p>654</text:p>
          </table:table-cell>
          <table:table-cell table:formula="of:=['CB Main'.J659]" office:value-type="float" office:value="3">
            <text:p>3</text:p>
          </table:table-cell>
          <table:table-cell table:formula="of:=['CB Main'.M659]" office:value-type="float" office:value="5">
            <text:p>5</text:p>
          </table:table-cell>
          <table:table-cell table:formula="of:=['CB Main'.N659]" office:value-type="float" office:value="2">
            <text:p>2</text:p>
          </table:table-cell>
          <table:table-cell/>
        </table:table-row>
        <table:table-row table:style-name="ro1">
          <table:table-cell table:formula="of:=['CB Main'.B660]" office:value-type="float" office:value="655">
            <text:p>655</text:p>
          </table:table-cell>
          <table:table-cell table:formula="of:=['CB Main'.J660]" office:value-type="float" office:value="5">
            <text:p>5</text:p>
          </table:table-cell>
          <table:table-cell table:formula="of:=['CB Main'.M660]" office:value-type="float" office:value="6">
            <text:p>6</text:p>
          </table:table-cell>
          <table:table-cell table:formula="of:=['CB Main'.N660]" office:value-type="float" office:value="3">
            <text:p>3</text:p>
          </table:table-cell>
          <table:table-cell/>
        </table:table-row>
        <table:table-row table:style-name="ro1">
          <table:table-cell table:formula="of:=['CB Main'.B661]" office:value-type="float" office:value="656">
            <text:p>656</text:p>
          </table:table-cell>
          <table:table-cell table:formula="of:=['CB Main'.J661]" office:value-type="float" office:value="3">
            <text:p>3</text:p>
          </table:table-cell>
          <table:table-cell table:formula="of:=['CB Main'.M661]" office:value-type="float" office:value="4">
            <text:p>4</text:p>
          </table:table-cell>
          <table:table-cell table:formula="of:=['CB Main'.N661]" office:value-type="float" office:value="2">
            <text:p>2</text:p>
          </table:table-cell>
          <table:table-cell/>
        </table:table-row>
        <table:table-row table:style-name="ro1">
          <table:table-cell table:formula="of:=['CB Main'.B662]" office:value-type="float" office:value="657">
            <text:p>657</text:p>
          </table:table-cell>
          <table:table-cell table:formula="of:=['CB Main'.J662]" office:value-type="float" office:value="4">
            <text:p>4</text:p>
          </table:table-cell>
          <table:table-cell table:formula="of:=['CB Main'.M662]" office:value-type="float" office:value="5">
            <text:p>5</text:p>
          </table:table-cell>
          <table:table-cell table:formula="of:=['CB Main'.N662]" office:value-type="float" office:value="3">
            <text:p>3</text:p>
          </table:table-cell>
          <table:table-cell/>
        </table:table-row>
        <table:table-row table:style-name="ro1">
          <table:table-cell table:formula="of:=['CB Main'.B663]" office:value-type="float" office:value="658">
            <text:p>658</text:p>
          </table:table-cell>
          <table:table-cell table:formula="of:=['CB Main'.J663]" office:value-type="float" office:value="4">
            <text:p>4</text:p>
          </table:table-cell>
          <table:table-cell table:formula="of:=['CB Main'.M663]" office:value-type="float" office:value="5">
            <text:p>5</text:p>
          </table:table-cell>
          <table:table-cell table:formula="of:=['CB Main'.N663]" office:value-type="float" office:value="3">
            <text:p>3</text:p>
          </table:table-cell>
          <table:table-cell/>
        </table:table-row>
        <table:table-row table:style-name="ro1">
          <table:table-cell table:formula="of:=['CB Main'.B664]" office:value-type="float" office:value="659">
            <text:p>659</text:p>
          </table:table-cell>
          <table:table-cell table:formula="of:=['CB Main'.J664]" office:value-type="float" office:value="5">
            <text:p>5</text:p>
          </table:table-cell>
          <table:table-cell table:formula="of:=['CB Main'.M664]" office:value-type="float" office:value="6">
            <text:p>6</text:p>
          </table:table-cell>
          <table:table-cell table:formula="of:=['CB Main'.N664]" office:value-type="float" office:value="4">
            <text:p>4</text:p>
          </table:table-cell>
          <table:table-cell/>
        </table:table-row>
        <table:table-row table:style-name="ro1">
          <table:table-cell table:formula="of:=['CB Main'.B665]" office:value-type="float" office:value="660">
            <text:p>660</text:p>
          </table:table-cell>
          <table:table-cell table:formula="of:=['CB Main'.J665]" office:value-type="float" office:value="6">
            <text:p>6</text:p>
          </table:table-cell>
          <table:table-cell table:formula="of:=['CB Main'.M665]" office:value-type="float" office:value="7">
            <text:p>7</text:p>
          </table:table-cell>
          <table:table-cell table:formula="of:=['CB Main'.N665]" office:value-type="float" office:value="5">
            <text:p>5</text:p>
          </table:table-cell>
          <table:table-cell/>
        </table:table-row>
        <table:table-row table:style-name="ro1">
          <table:table-cell table:formula="of:=['CB Main'.B666]" office:value-type="float" office:value="661">
            <text:p>661</text:p>
          </table:table-cell>
          <table:table-cell table:formula="of:=['CB Main'.J666]" office:value-type="float" office:value="5">
            <text:p>5</text:p>
          </table:table-cell>
          <table:table-cell table:formula="of:=['CB Main'.M666]" office:value-type="float" office:value="6">
            <text:p>6</text:p>
          </table:table-cell>
          <table:table-cell table:formula="of:=['CB Main'.N666]" office:value-type="float" office:value="4">
            <text:p>4</text:p>
          </table:table-cell>
          <table:table-cell/>
        </table:table-row>
        <table:table-row table:style-name="ro1">
          <table:table-cell table:formula="of:=['CB Main'.B667]" office:value-type="float" office:value="662">
            <text:p>662</text:p>
          </table:table-cell>
          <table:table-cell table:formula="of:=['CB Main'.J667]" office:value-type="float" office:value="6">
            <text:p>6</text:p>
          </table:table-cell>
          <table:table-cell table:formula="of:=['CB Main'.M667]" office:value-type="float" office:value="7">
            <text:p>7</text:p>
          </table:table-cell>
          <table:table-cell table:formula="of:=['CB Main'.N667]" office:value-type="float" office:value="5">
            <text:p>5</text:p>
          </table:table-cell>
          <table:table-cell/>
        </table:table-row>
        <table:table-row table:style-name="ro1">
          <table:table-cell table:formula="of:=['CB Main'.B668]" office:value-type="float" office:value="663">
            <text:p>663</text:p>
          </table:table-cell>
          <table:table-cell table:formula="of:=['CB Main'.J668]" office:value-type="float" office:value="7">
            <text:p>7</text:p>
          </table:table-cell>
          <table:table-cell table:formula="of:=['CB Main'.M668]" office:value-type="float" office:value="8">
            <text:p>8</text:p>
          </table:table-cell>
          <table:table-cell table:formula="of:=['CB Main'.N668]" office:value-type="float" office:value="6">
            <text:p>6</text:p>
          </table:table-cell>
          <table:table-cell/>
        </table:table-row>
        <table:table-row table:style-name="ro1">
          <table:table-cell table:formula="of:=['CB Main'.B669]" office:value-type="float" office:value="664">
            <text:p>664</text:p>
          </table:table-cell>
          <table:table-cell table:formula="of:=['CB Main'.J669]" office:value-type="float" office:value="5">
            <text:p>5</text:p>
          </table:table-cell>
          <table:table-cell table:formula="of:=['CB Main'.M669]" office:value-type="float" office:value="6">
            <text:p>6</text:p>
          </table:table-cell>
          <table:table-cell table:formula="of:=['CB Main'.N669]" office:value-type="float" office:value="4">
            <text:p>4</text:p>
          </table:table-cell>
          <table:table-cell/>
        </table:table-row>
        <table:table-row table:style-name="ro1">
          <table:table-cell table:formula="of:=['CB Main'.B670]" office:value-type="float" office:value="665">
            <text:p>665</text:p>
          </table:table-cell>
          <table:table-cell table:formula="of:=['CB Main'.J670]" office:value-type="float" office:value="6">
            <text:p>6</text:p>
          </table:table-cell>
          <table:table-cell table:formula="of:=['CB Main'.M670]" office:value-type="float" office:value="7">
            <text:p>7</text:p>
          </table:table-cell>
          <table:table-cell table:formula="of:=['CB Main'.N670]" office:value-type="float" office:value="5">
            <text:p>5</text:p>
          </table:table-cell>
          <table:table-cell/>
        </table:table-row>
        <table:table-row table:style-name="ro1">
          <table:table-cell table:formula="of:=['CB Main'.B671]" office:value-type="float" office:value="666">
            <text:p>666</text:p>
          </table:table-cell>
          <table:table-cell table:formula="of:=['CB Main'.J671]" office:value-type="float" office:value="6">
            <text:p>6</text:p>
          </table:table-cell>
          <table:table-cell table:formula="of:=['CB Main'.M671]" office:value-type="float" office:value="7">
            <text:p>7</text:p>
          </table:table-cell>
          <table:table-cell table:formula="of:=['CB Main'.N671]" office:value-type="float" office:value="5">
            <text:p>5</text:p>
          </table:table-cell>
          <table:table-cell/>
        </table:table-row>
        <table:table-row table:style-name="ro1">
          <table:table-cell table:formula="of:=['CB Main'.B672]" office:value-type="float" office:value="667">
            <text:p>667</text:p>
          </table:table-cell>
          <table:table-cell table:formula="of:=['CB Main'.J672]" office:value-type="float" office:value="7">
            <text:p>7</text:p>
          </table:table-cell>
          <table:table-cell table:formula="of:=['CB Main'.M672]" office:value-type="float" office:value="8">
            <text:p>8</text:p>
          </table:table-cell>
          <table:table-cell table:formula="of:=['CB Main'.N672]" office:value-type="float" office:value="6">
            <text:p>6</text:p>
          </table:table-cell>
          <table:table-cell/>
        </table:table-row>
        <table:table-row table:style-name="ro1">
          <table:table-cell table:formula="of:=['CB Main'.B673]" office:value-type="float" office:value="668">
            <text:p>668</text:p>
          </table:table-cell>
          <table:table-cell table:formula="of:=['CB Main'.J673]" office:value-type="float" office:value="8">
            <text:p>8</text:p>
          </table:table-cell>
          <table:table-cell table:formula="of:=['CB Main'.M673]" office:value-type="float" office:value="9">
            <text:p>9</text:p>
          </table:table-cell>
          <table:table-cell table:formula="of:=['CB Main'.N673]" office:value-type="float" office:value="7">
            <text:p>7</text:p>
          </table:table-cell>
          <table:table-cell/>
        </table:table-row>
        <table:table-row table:style-name="ro1">
          <table:table-cell table:formula="of:=['CB Main'.B674]" office:value-type="float" office:value="669">
            <text:p>669</text:p>
          </table:table-cell>
          <table:table-cell table:formula="of:=['CB Main'.J674]" office:value-type="float" office:value="7">
            <text:p>7</text:p>
          </table:table-cell>
          <table:table-cell table:formula="of:=['CB Main'.M674]" office:value-type="float" office:value="8">
            <text:p>8</text:p>
          </table:table-cell>
          <table:table-cell table:formula="of:=['CB Main'.N674]" office:value-type="float" office:value="6">
            <text:p>6</text:p>
          </table:table-cell>
          <table:table-cell/>
        </table:table-row>
        <table:table-row table:style-name="ro1">
          <table:table-cell table:formula="of:=['CB Main'.B675]" office:value-type="float" office:value="670">
            <text:p>670</text:p>
          </table:table-cell>
          <table:table-cell table:formula="of:=['CB Main'.J675]" office:value-type="float" office:value="8">
            <text:p>8</text:p>
          </table:table-cell>
          <table:table-cell table:formula="of:=['CB Main'.M675]" office:value-type="float" office:value="9">
            <text:p>9</text:p>
          </table:table-cell>
          <table:table-cell table:formula="of:=['CB Main'.N675]" office:value-type="float" office:value="7">
            <text:p>7</text:p>
          </table:table-cell>
          <table:table-cell/>
        </table:table-row>
        <table:table-row table:style-name="ro1">
          <table:table-cell table:formula="of:=['CB Main'.B676]" office:value-type="float" office:value="671">
            <text:p>671</text:p>
          </table:table-cell>
          <table:table-cell table:formula="of:=['CB Main'.J676]" office:value-type="float" office:value="9">
            <text:p>9</text:p>
          </table:table-cell>
          <table:table-cell table:formula="of:=['CB Main'.M676]" office:value-type="float" office:value="10">
            <text:p>10</text:p>
          </table:table-cell>
          <table:table-cell table:formula="of:=['CB Main'.N676]" office:value-type="float" office:value="7">
            <text:p>7</text:p>
          </table:table-cell>
          <table:table-cell/>
        </table:table-row>
        <table:table-row table:style-name="ro1">
          <table:table-cell table:formula="of:=['CB Main'.B677]" office:value-type="float" office:value="672">
            <text:p>672</text:p>
          </table:table-cell>
          <table:table-cell table:formula="of:=['CB Main'.J677]" office:value-type="float" office:value="-14">
            <text:p>-14</text:p>
          </table:table-cell>
          <table:table-cell table:formula="of:=['CB Main'.M677]" office:value-type="float" office:value="-13">
            <text:p>-13</text:p>
          </table:table-cell>
          <table:table-cell table:formula="of:=['CB Main'.N677]" office:value-type="float" office:value="-15">
            <text:p>-15</text:p>
          </table:table-cell>
          <table:table-cell/>
        </table:table-row>
        <table:table-row table:style-name="ro1">
          <table:table-cell table:formula="of:=['CB Main'.B678]" office:value-type="float" office:value="673">
            <text:p>673</text:p>
          </table:table-cell>
          <table:table-cell table:formula="of:=['CB Main'.J678]" office:value-type="float" office:value="-14">
            <text:p>-14</text:p>
          </table:table-cell>
          <table:table-cell table:formula="of:=['CB Main'.M678]" office:value-type="float" office:value="-12">
            <text:p>-12</text:p>
          </table:table-cell>
          <table:table-cell table:formula="of:=['CB Main'.N678]" office:value-type="float" office:value="-15">
            <text:p>-15</text:p>
          </table:table-cell>
          <table:table-cell/>
        </table:table-row>
        <table:table-row table:style-name="ro1">
          <table:table-cell table:formula="of:=['CB Main'.B679]" office:value-type="float" office:value="674">
            <text:p>674</text:p>
          </table:table-cell>
          <table:table-cell table:formula="of:=['CB Main'.J679]" office:value-type="float" office:value="-12">
            <text:p>-12</text:p>
          </table:table-cell>
          <table:table-cell table:formula="of:=['CB Main'.M679]" office:value-type="float" office:value="-11">
            <text:p>-11</text:p>
          </table:table-cell>
          <table:table-cell table:formula="of:=['CB Main'.N679]" office:value-type="float" office:value="-14">
            <text:p>-14</text:p>
          </table:table-cell>
          <table:table-cell/>
        </table:table-row>
        <table:table-row table:style-name="ro1">
          <table:table-cell table:formula="of:=['CB Main'.B680]" office:value-type="float" office:value="675">
            <text:p>675</text:p>
          </table:table-cell>
          <table:table-cell table:formula="of:=['CB Main'.J680]" office:value-type="float" office:value="-15">
            <text:p>-15</text:p>
          </table:table-cell>
          <table:table-cell table:formula="of:=['CB Main'.M680]" office:value-type="float" office:value="-13">
            <text:p>-13</text:p>
          </table:table-cell>
          <table:table-cell table:formula="of:=['CB Main'.N680]" office:value-type="float" office:value="-16">
            <text:p>-16</text:p>
          </table:table-cell>
          <table:table-cell/>
        </table:table-row>
        <table:table-row table:style-name="ro1">
          <table:table-cell table:formula="of:=['CB Main'.B681]" office:value-type="float" office:value="676">
            <text:p>676</text:p>
          </table:table-cell>
          <table:table-cell table:formula="of:=['CB Main'.J681]" office:value-type="float" office:value="-15">
            <text:p>-15</text:p>
          </table:table-cell>
          <table:table-cell table:formula="of:=['CB Main'.M681]" office:value-type="float" office:value="-14">
            <text:p>-14</text:p>
          </table:table-cell>
          <table:table-cell table:formula="of:=['CB Main'.N681]" office:value-type="float" office:value="-17">
            <text:p>-17</text:p>
          </table:table-cell>
          <table:table-cell/>
        </table:table-row>
        <table:table-row table:style-name="ro1">
          <table:table-cell table:formula="of:=['CB Main'.B682]" office:value-type="float" office:value="677">
            <text:p>677</text:p>
          </table:table-cell>
          <table:table-cell table:formula="of:=['CB Main'.J682]" office:value-type="float" office:value="-12">
            <text:p>-12</text:p>
          </table:table-cell>
          <table:table-cell table:formula="of:=['CB Main'.M682]" office:value-type="float" office:value="-10">
            <text:p>-10</text:p>
          </table:table-cell>
          <table:table-cell table:formula="of:=['CB Main'.N682]" office:value-type="float" office:value="-14">
            <text:p>-14</text:p>
          </table:table-cell>
          <table:table-cell/>
        </table:table-row>
        <table:table-row table:style-name="ro1">
          <table:table-cell table:formula="of:=['CB Main'.B683]" office:value-type="float" office:value="678">
            <text:p>678</text:p>
          </table:table-cell>
          <table:table-cell table:formula="of:=['CB Main'.J683]" office:value-type="float" office:value="-14">
            <text:p>-14</text:p>
          </table:table-cell>
          <table:table-cell table:formula="of:=['CB Main'.M683]" office:value-type="float" office:value="-12">
            <text:p>-12</text:p>
          </table:table-cell>
          <table:table-cell table:formula="of:=['CB Main'.N683]" office:value-type="float" office:value="-16">
            <text:p>-16</text:p>
          </table:table-cell>
          <table:table-cell/>
        </table:table-row>
        <table:table-row table:style-name="ro1">
          <table:table-cell table:formula="of:=['CB Main'.B684]" office:value-type="float" office:value="679">
            <text:p>679</text:p>
          </table:table-cell>
          <table:table-cell table:formula="of:=['CB Main'.J684]" office:value-type="float" office:value="-15">
            <text:p>-15</text:p>
          </table:table-cell>
          <table:table-cell table:formula="of:=['CB Main'.M684]" office:value-type="float" office:value="-15">
            <text:p>-15</text:p>
          </table:table-cell>
          <table:table-cell table:formula="of:=['CB Main'.N684]" office:value-type="float" office:value="-15">
            <text:p>-15</text:p>
          </table:table-cell>
          <table:table-cell/>
        </table:table-row>
        <table:table-row table:style-name="ro1">
          <table:table-cell table:formula="of:=['CB Main'.B685]" office:value-type="float" office:value="680">
            <text:p>680</text:p>
          </table:table-cell>
          <table:table-cell table:formula="of:=['CB Main'.J685]" office:value-type="float" office:value="-10">
            <text:p>-10</text:p>
          </table:table-cell>
          <table:table-cell table:formula="of:=['CB Main'.M685]" office:value-type="float" office:value="-9">
            <text:p>-9</text:p>
          </table:table-cell>
          <table:table-cell table:formula="of:=['CB Main'.N685]" office:value-type="float" office:value="-12">
            <text:p>-12</text:p>
          </table:table-cell>
          <table:table-cell/>
        </table:table-row>
        <table:table-row table:style-name="ro1">
          <table:table-cell table:formula="of:=['CB Main'.B686]" office:value-type="float" office:value="681">
            <text:p>681</text:p>
          </table:table-cell>
          <table:table-cell table:formula="of:=['CB Main'.J686]" office:value-type="float" office:value="-10">
            <text:p>-10</text:p>
          </table:table-cell>
          <table:table-cell table:formula="of:=['CB Main'.M686]" office:value-type="float" office:value="-10">
            <text:p>-10</text:p>
          </table:table-cell>
          <table:table-cell table:formula="of:=['CB Main'.N686]" office:value-type="float" office:value="-10">
            <text:p>-10</text:p>
          </table:table-cell>
          <table:table-cell/>
        </table:table-row>
        <table:table-row table:style-name="ro1">
          <table:table-cell table:formula="of:=['CB Main'.B687]" office:value-type="float" office:value="682">
            <text:p>682</text:p>
          </table:table-cell>
          <table:table-cell table:formula="of:=['CB Main'.J687]" office:value-type="float" office:value="-7">
            <text:p>-7</text:p>
          </table:table-cell>
          <table:table-cell table:formula="of:=['CB Main'.M687]" office:value-type="float" office:value="-7">
            <text:p>-7</text:p>
          </table:table-cell>
          <table:table-cell table:formula="of:=['CB Main'.N687]" office:value-type="float" office:value="-7">
            <text:p>-7</text:p>
          </table:table-cell>
          <table:table-cell/>
        </table:table-row>
        <table:table-row table:style-name="ro1">
          <table:table-cell table:formula="of:=['CB Main'.B688]" office:value-type="float" office:value="683">
            <text:p>683</text:p>
          </table:table-cell>
          <table:table-cell table:formula="of:=['CB Main'.J688]" office:value-type="float" office:value="-12">
            <text:p>-12</text:p>
          </table:table-cell>
          <table:table-cell table:formula="of:=['CB Main'.M688]" office:value-type="float" office:value="-12">
            <text:p>-12</text:p>
          </table:table-cell>
          <table:table-cell table:formula="of:=['CB Main'.N688]" office:value-type="float" office:value="-12">
            <text:p>-12</text:p>
          </table:table-cell>
          <table:table-cell/>
        </table:table-row>
        <table:table-row table:style-name="ro1">
          <table:table-cell table:formula="of:=['CB Main'.B689]" office:value-type="float" office:value="684">
            <text:p>684</text:p>
          </table:table-cell>
          <table:table-cell table:formula="of:=['CB Main'.J689]" office:value-type="float" office:value="-12">
            <text:p>-12</text:p>
          </table:table-cell>
          <table:table-cell table:formula="of:=['CB Main'.M689]" office:value-type="float" office:value="-12">
            <text:p>-12</text:p>
          </table:table-cell>
          <table:table-cell table:formula="of:=['CB Main'.N689]" office:value-type="float" office:value="-12">
            <text:p>-12</text:p>
          </table:table-cell>
          <table:table-cell/>
        </table:table-row>
        <table:table-row table:style-name="ro1">
          <table:table-cell table:formula="of:=['CB Main'.B690]" office:value-type="float" office:value="685">
            <text:p>685</text:p>
          </table:table-cell>
          <table:table-cell table:formula="of:=['CB Main'.J690]" office:value-type="float" office:value="-4">
            <text:p>-4</text:p>
          </table:table-cell>
          <table:table-cell table:formula="of:=['CB Main'.M690]" office:value-type="float" office:value="-4">
            <text:p>-4</text:p>
          </table:table-cell>
          <table:table-cell table:formula="of:=['CB Main'.N690]" office:value-type="float" office:value="-4">
            <text:p>-4</text:p>
          </table:table-cell>
          <table:table-cell/>
        </table:table-row>
        <table:table-row table:style-name="ro1">
          <table:table-cell table:formula="of:=['CB Main'.B691]" office:value-type="float" office:value="686">
            <text:p>686</text:p>
          </table:table-cell>
          <table:table-cell table:formula="of:=['CB Main'.J691]" office:value-type="float" office:value="-4">
            <text:p>-4</text:p>
          </table:table-cell>
          <table:table-cell table:formula="of:=['CB Main'.M691]" office:value-type="float" office:value="-4">
            <text:p>-4</text:p>
          </table:table-cell>
          <table:table-cell table:formula="of:=['CB Main'.N691]" office:value-type="float" office:value="-4">
            <text:p>-4</text:p>
          </table:table-cell>
          <table:table-cell/>
        </table:table-row>
        <table:table-row table:style-name="ro1">
          <table:table-cell table:formula="of:=['CB Main'.B692]" office:value-type="float" office:value="687">
            <text:p>687</text:p>
          </table:table-cell>
          <table:table-cell table:formula="of:=['CB Main'.J692]" office:value-type="float" office:value="4">
            <text:p>4</text:p>
          </table:table-cell>
          <table:table-cell table:formula="of:=['CB Main'.M692]" office:value-type="float" office:value="4">
            <text:p>4</text:p>
          </table:table-cell>
          <table:table-cell table:formula="of:=['CB Main'.N692]" office:value-type="float" office:value="4">
            <text:p>4</text:p>
          </table:table-cell>
          <table:table-cell/>
        </table:table-row>
        <table:table-row table:style-name="ro1">
          <table:table-cell table:formula="of:=['CB Main'.B693]" office:value-type="float" office:value="688">
            <text:p>688</text:p>
          </table:table-cell>
          <table:table-cell table:formula="of:=['CB Main'.J693]" office:value-type="float" office:value="-2">
            <text:p>-2</text:p>
          </table:table-cell>
          <table:table-cell table:formula="of:=['CB Main'.M693]" office:value-type="float" office:value="-2">
            <text:p>-2</text:p>
          </table:table-cell>
          <table:table-cell table:formula="of:=['CB Main'.N693]" office:value-type="float" office:value="-2">
            <text:p>-2</text:p>
          </table:table-cell>
          <table:table-cell/>
        </table:table-row>
        <table:table-row table:style-name="ro1">
          <table:table-cell table:formula="of:=['CB Main'.B694]" office:value-type="float" office:value="689">
            <text:p>689</text:p>
          </table:table-cell>
          <table:table-cell table:formula="of:=['CB Main'.J694]" office:value-type="float" office:value="1">
            <text:p>1</text:p>
          </table:table-cell>
          <table:table-cell table:formula="of:=['CB Main'.M694]" office:value-type="float" office:value="1">
            <text:p>1</text:p>
          </table:table-cell>
          <table:table-cell table:formula="of:=['CB Main'.N694]" office:value-type="float" office:value="1">
            <text:p>1</text:p>
          </table:table-cell>
          <table:table-cell/>
        </table:table-row>
        <table:table-row table:style-name="ro1">
          <table:table-cell table:formula="of:=['CB Main'.B695]" office:value-type="float" office:value="690">
            <text:p>690</text:p>
          </table:table-cell>
          <table:table-cell table:formula="of:=['CB Main'.J695]" office:value-type="float" office:value="2">
            <text:p>2</text:p>
          </table:table-cell>
          <table:table-cell table:formula="of:=['CB Main'.M695]" office:value-type="float" office:value="4">
            <text:p>4</text:p>
          </table:table-cell>
          <table:table-cell table:formula="of:=['CB Main'.N695]" office:value-type="float" office:value="-0">
            <text:p>-0</text:p>
          </table:table-cell>
          <table:table-cell/>
        </table:table-row>
        <table:table-row table:style-name="ro1">
          <table:table-cell table:formula="of:=['CB Main'.B696]" office:value-type="float" office:value="691">
            <text:p>691</text:p>
          </table:table-cell>
          <table:table-cell table:formula="of:=['CB Main'.J696]" office:value-type="float" office:value="4">
            <text:p>4</text:p>
          </table:table-cell>
          <table:table-cell table:formula="of:=['CB Main'.M696]" office:value-type="float" office:value="4">
            <text:p>4</text:p>
          </table:table-cell>
          <table:table-cell table:formula="of:=['CB Main'.N696]" office:value-type="float" office:value="4">
            <text:p>4</text:p>
          </table:table-cell>
          <table:table-cell/>
        </table:table-row>
        <table:table-row table:style-name="ro1">
          <table:table-cell table:formula="of:=['CB Main'.B697]" office:value-type="float" office:value="692">
            <text:p>692</text:p>
          </table:table-cell>
          <table:table-cell table:formula="of:=['CB Main'.J697]" office:value-type="float" office:value="6">
            <text:p>6</text:p>
          </table:table-cell>
          <table:table-cell table:formula="of:=['CB Main'.M697]" office:value-type="float" office:value="6">
            <text:p>6</text:p>
          </table:table-cell>
          <table:table-cell table:formula="of:=['CB Main'.N697]" office:value-type="float" office:value="6">
            <text:p>6</text:p>
          </table:table-cell>
          <table:table-cell/>
        </table:table-row>
        <table:table-row table:style-name="ro1">
          <table:table-cell table:formula="of:=['CB Main'.B698]" office:value-type="float" office:value="693">
            <text:p>693</text:p>
          </table:table-cell>
          <table:table-cell table:formula="of:=['CB Main'.J698]" office:value-type="float" office:value="4">
            <text:p>4</text:p>
          </table:table-cell>
          <table:table-cell table:formula="of:=['CB Main'.M698]" office:value-type="float" office:value="5">
            <text:p>5</text:p>
          </table:table-cell>
          <table:table-cell table:formula="of:=['CB Main'.N698]" office:value-type="float" office:value="2">
            <text:p>2</text:p>
          </table:table-cell>
          <table:table-cell/>
        </table:table-row>
        <table:table-row table:style-name="ro1">
          <table:table-cell table:formula="of:=['CB Main'.B699]" office:value-type="float" office:value="694">
            <text:p>694</text:p>
          </table:table-cell>
          <table:table-cell table:formula="of:=['CB Main'.J699]" office:value-type="float" office:value="5">
            <text:p>5</text:p>
          </table:table-cell>
          <table:table-cell table:formula="of:=['CB Main'.M699]" office:value-type="float" office:value="7">
            <text:p>7</text:p>
          </table:table-cell>
          <table:table-cell table:formula="of:=['CB Main'.N699]" office:value-type="float" office:value="4">
            <text:p>4</text:p>
          </table:table-cell>
          <table:table-cell/>
        </table:table-row>
        <table:table-row table:style-name="ro1">
          <table:table-cell table:formula="of:=['CB Main'.B700]" office:value-type="float" office:value="695">
            <text:p>695</text:p>
          </table:table-cell>
          <table:table-cell table:formula="of:=['CB Main'.J700]" office:value-type="float" office:value="7">
            <text:p>7</text:p>
          </table:table-cell>
          <table:table-cell table:formula="of:=['CB Main'.M700]" office:value-type="float" office:value="9">
            <text:p>9</text:p>
          </table:table-cell>
          <table:table-cell table:formula="of:=['CB Main'.N700]" office:value-type="float" office:value="5">
            <text:p>5</text:p>
          </table:table-cell>
          <table:table-cell/>
        </table:table-row>
        <table:table-row table:style-name="ro1">
          <table:table-cell table:formula="of:=['CB Main'.B701]" office:value-type="float" office:value="696">
            <text:p>696</text:p>
          </table:table-cell>
          <table:table-cell table:formula="of:=['CB Main'.J701]" office:value-type="float" office:value="4">
            <text:p>4</text:p>
          </table:table-cell>
          <table:table-cell table:formula="of:=['CB Main'.M701]" office:value-type="float" office:value="5">
            <text:p>5</text:p>
          </table:table-cell>
          <table:table-cell table:formula="of:=['CB Main'.N701]" office:value-type="float" office:value="2">
            <text:p>2</text:p>
          </table:table-cell>
          <table:table-cell/>
        </table:table-row>
        <table:table-row table:style-name="ro1">
          <table:table-cell table:formula="of:=['CB Main'.B702]" office:value-type="float" office:value="697">
            <text:p>697</text:p>
          </table:table-cell>
          <table:table-cell table:formula="of:=['CB Main'.J702]" office:value-type="float" office:value="5">
            <text:p>5</text:p>
          </table:table-cell>
          <table:table-cell table:formula="of:=['CB Main'.M702]" office:value-type="float" office:value="7">
            <text:p>7</text:p>
          </table:table-cell>
          <table:table-cell table:formula="of:=['CB Main'.N702]" office:value-type="float" office:value="4">
            <text:p>4</text:p>
          </table:table-cell>
          <table:table-cell/>
        </table:table-row>
        <table:table-row table:style-name="ro1">
          <table:table-cell table:formula="of:=['CB Main'.B703]" office:value-type="float" office:value="698">
            <text:p>698</text:p>
          </table:table-cell>
          <table:table-cell table:formula="of:=['CB Main'.J703]" office:value-type="float" office:value="5">
            <text:p>5</text:p>
          </table:table-cell>
          <table:table-cell table:formula="of:=['CB Main'.M703]" office:value-type="float" office:value="7">
            <text:p>7</text:p>
          </table:table-cell>
          <table:table-cell table:formula="of:=['CB Main'.N703]" office:value-type="float" office:value="4">
            <text:p>4</text:p>
          </table:table-cell>
          <table:table-cell/>
        </table:table-row>
        <table:table-row table:style-name="ro1">
          <table:table-cell table:formula="of:=['CB Main'.B704]" office:value-type="float" office:value="699">
            <text:p>699</text:p>
          </table:table-cell>
          <table:table-cell table:formula="of:=['CB Main'.J704]" office:value-type="float" office:value="6">
            <text:p>6</text:p>
          </table:table-cell>
          <table:table-cell table:formula="of:=['CB Main'.M704]" office:value-type="float" office:value="8">
            <text:p>8</text:p>
          </table:table-cell>
          <table:table-cell table:formula="of:=['CB Main'.N704]" office:value-type="float" office:value="5">
            <text:p>5</text:p>
          </table:table-cell>
          <table:table-cell/>
        </table:table-row>
        <table:table-row table:style-name="ro1">
          <table:table-cell table:formula="of:=['CB Main'.B705]" office:value-type="float" office:value="700">
            <text:p>700</text:p>
          </table:table-cell>
          <table:table-cell table:formula="of:=['CB Main'.J705]" office:value-type="float" office:value="8">
            <text:p>8</text:p>
          </table:table-cell>
          <table:table-cell table:formula="of:=['CB Main'.M705]" office:value-type="float" office:value="9">
            <text:p>9</text:p>
          </table:table-cell>
          <table:table-cell table:formula="of:=['CB Main'.N705]" office:value-type="float" office:value="6">
            <text:p>6</text:p>
          </table:table-cell>
          <table:table-cell/>
        </table:table-row>
        <table:table-row table:style-name="ro1">
          <table:table-cell table:formula="of:=['CB Main'.B706]" office:value-type="float" office:value="701">
            <text:p>701</text:p>
          </table:table-cell>
          <table:table-cell table:formula="of:=['CB Main'.J706]" office:value-type="float" office:value="7">
            <text:p>7</text:p>
          </table:table-cell>
          <table:table-cell table:formula="of:=['CB Main'.M706]" office:value-type="float" office:value="8">
            <text:p>8</text:p>
          </table:table-cell>
          <table:table-cell table:formula="of:=['CB Main'.N706]" office:value-type="float" office:value="5">
            <text:p>5</text:p>
          </table:table-cell>
          <table:table-cell/>
        </table:table-row>
        <table:table-row table:style-name="ro1">
          <table:table-cell table:formula="of:=['CB Main'.B707]" office:value-type="float" office:value="702">
            <text:p>702</text:p>
          </table:table-cell>
          <table:table-cell table:formula="of:=['CB Main'.J707]" office:value-type="float" office:value="8">
            <text:p>8</text:p>
          </table:table-cell>
          <table:table-cell table:formula="of:=['CB Main'.M707]" office:value-type="float" office:value="9">
            <text:p>9</text:p>
          </table:table-cell>
          <table:table-cell table:formula="of:=['CB Main'.N707]" office:value-type="float" office:value="6">
            <text:p>6</text:p>
          </table:table-cell>
          <table:table-cell/>
        </table:table-row>
        <table:table-row table:style-name="ro1">
          <table:table-cell table:formula="of:=['CB Main'.B708]" office:value-type="float" office:value="703">
            <text:p>703</text:p>
          </table:table-cell>
          <table:table-cell table:formula="of:=['CB Main'.J708]" office:value-type="float" office:value="9">
            <text:p>9</text:p>
          </table:table-cell>
          <table:table-cell table:formula="of:=['CB Main'.M708]" office:value-type="float" office:value="10">
            <text:p>10</text:p>
          </table:table-cell>
          <table:table-cell table:formula="of:=['CB Main'.N708]" office:value-type="float" office:value="8">
            <text:p>8</text:p>
          </table:table-cell>
          <table:table-cell/>
        </table:table-row>
        <table:table-row table:style-name="ro1">
          <table:table-cell table:formula="of:=['CB Main'.B709]" office:value-type="float" office:value="704">
            <text:p>704</text:p>
          </table:table-cell>
          <table:table-cell table:formula="of:=['CB Main'.J709]" office:value-type="float" office:value="7">
            <text:p>7</text:p>
          </table:table-cell>
          <table:table-cell table:formula="of:=['CB Main'.M709]" office:value-type="float" office:value="8">
            <text:p>8</text:p>
          </table:table-cell>
          <table:table-cell table:formula="of:=['CB Main'.N709]" office:value-type="float" office:value="6">
            <text:p>6</text:p>
          </table:table-cell>
          <table:table-cell/>
        </table:table-row>
        <table:table-row table:style-name="ro1">
          <table:table-cell table:formula="of:=['CB Main'.B710]" office:value-type="float" office:value="705">
            <text:p>705</text:p>
          </table:table-cell>
          <table:table-cell table:formula="of:=['CB Main'.J710]" office:value-type="float" office:value="8">
            <text:p>8</text:p>
          </table:table-cell>
          <table:table-cell table:formula="of:=['CB Main'.M710]" office:value-type="float" office:value="9">
            <text:p>9</text:p>
          </table:table-cell>
          <table:table-cell table:formula="of:=['CB Main'.N710]" office:value-type="float" office:value="7">
            <text:p>7</text:p>
          </table:table-cell>
          <table:table-cell/>
        </table:table-row>
        <table:table-row table:style-name="ro1">
          <table:table-cell table:formula="of:=['CB Main'.B711]" office:value-type="float" office:value="706">
            <text:p>706</text:p>
          </table:table-cell>
          <table:table-cell table:formula="of:=['CB Main'.J711]" office:value-type="float" office:value="8">
            <text:p>8</text:p>
          </table:table-cell>
          <table:table-cell table:formula="of:=['CB Main'.M711]" office:value-type="float" office:value="9">
            <text:p>9</text:p>
          </table:table-cell>
          <table:table-cell table:formula="of:=['CB Main'.N711]" office:value-type="float" office:value="7">
            <text:p>7</text:p>
          </table:table-cell>
          <table:table-cell/>
        </table:table-row>
        <table:table-row table:style-name="ro1">
          <table:table-cell table:formula="of:=['CB Main'.B712]" office:value-type="float" office:value="707">
            <text:p>707</text:p>
          </table:table-cell>
          <table:table-cell table:formula="of:=['CB Main'.J712]" office:value-type="float" office:value="9">
            <text:p>9</text:p>
          </table:table-cell>
          <table:table-cell table:formula="of:=['CB Main'.M712]" office:value-type="float" office:value="10">
            <text:p>10</text:p>
          </table:table-cell>
          <table:table-cell table:formula="of:=['CB Main'.N712]" office:value-type="float" office:value="8">
            <text:p>8</text:p>
          </table:table-cell>
          <table:table-cell/>
        </table:table-row>
        <table:table-row table:style-name="ro1">
          <table:table-cell table:formula="of:=['CB Main'.B713]" office:value-type="float" office:value="708">
            <text:p>708</text:p>
          </table:table-cell>
          <table:table-cell table:formula="of:=['CB Main'.J713]" office:value-type="float" office:value="10">
            <text:p>10</text:p>
          </table:table-cell>
          <table:table-cell table:formula="of:=['CB Main'.M713]" office:value-type="float" office:value="11">
            <text:p>11</text:p>
          </table:table-cell>
          <table:table-cell table:formula="of:=['CB Main'.N713]" office:value-type="float" office:value="9">
            <text:p>9</text:p>
          </table:table-cell>
          <table:table-cell/>
        </table:table-row>
        <table:table-row table:style-name="ro1">
          <table:table-cell table:formula="of:=['CB Main'.B714]" office:value-type="float" office:value="709">
            <text:p>709</text:p>
          </table:table-cell>
          <table:table-cell table:formula="of:=['CB Main'.J714]" office:value-type="float" office:value="9">
            <text:p>9</text:p>
          </table:table-cell>
          <table:table-cell table:formula="of:=['CB Main'.M714]" office:value-type="float" office:value="10">
            <text:p>10</text:p>
          </table:table-cell>
          <table:table-cell table:formula="of:=['CB Main'.N714]" office:value-type="float" office:value="8">
            <text:p>8</text:p>
          </table:table-cell>
          <table:table-cell/>
        </table:table-row>
        <table:table-row table:style-name="ro1">
          <table:table-cell table:formula="of:=['CB Main'.B715]" office:value-type="float" office:value="710">
            <text:p>710</text:p>
          </table:table-cell>
          <table:table-cell table:formula="of:=['CB Main'.J715]" office:value-type="float" office:value="10">
            <text:p>10</text:p>
          </table:table-cell>
          <table:table-cell table:formula="of:=['CB Main'.M715]" office:value-type="float" office:value="11">
            <text:p>11</text:p>
          </table:table-cell>
          <table:table-cell table:formula="of:=['CB Main'.N715]" office:value-type="float" office:value="8">
            <text:p>8</text:p>
          </table:table-cell>
          <table:table-cell/>
        </table:table-row>
        <table:table-row table:style-name="ro1">
          <table:table-cell table:formula="of:=['CB Main'.B716]" office:value-type="float" office:value="711">
            <text:p>711</text:p>
          </table:table-cell>
          <table:table-cell table:formula="of:=['CB Main'.J716]" office:value-type="float" office:value="10">
            <text:p>10</text:p>
          </table:table-cell>
          <table:table-cell table:formula="of:=['CB Main'.M716]" office:value-type="float" office:value="11">
            <text:p>11</text:p>
          </table:table-cell>
          <table:table-cell table:formula="of:=['CB Main'.N716]" office:value-type="float" office:value="9">
            <text:p>9</text:p>
          </table:table-cell>
          <table:table-cell/>
        </table:table-row>
        <table:table-row table:style-name="ro1">
          <table:table-cell table:formula="of:=['CB Main'.B717]" office:value-type="float" office:value="712">
            <text:p>712</text:p>
          </table:table-cell>
          <table:table-cell table:formula="of:=['CB Main'.J717]" office:value-type="float" office:value="9">
            <text:p>9</text:p>
          </table:table-cell>
          <table:table-cell table:formula="of:=['CB Main'.M717]" office:value-type="float" office:value="10">
            <text:p>10</text:p>
          </table:table-cell>
          <table:table-cell table:formula="of:=['CB Main'.N717]" office:value-type="float" office:value="8">
            <text:p>8</text:p>
          </table:table-cell>
          <table:table-cell/>
        </table:table-row>
        <table:table-row table:style-name="ro1">
          <table:table-cell table:formula="of:=['CB Main'.B718]" office:value-type="float" office:value="713">
            <text:p>713</text:p>
          </table:table-cell>
          <table:table-cell table:formula="of:=['CB Main'.J718]" office:value-type="float" office:value="9">
            <text:p>9</text:p>
          </table:table-cell>
          <table:table-cell table:formula="of:=['CB Main'.M718]" office:value-type="float" office:value="10">
            <text:p>10</text:p>
          </table:table-cell>
          <table:table-cell table:formula="of:=['CB Main'.N718]" office:value-type="float" office:value="8">
            <text:p>8</text:p>
          </table:table-cell>
          <table:table-cell/>
        </table:table-row>
        <table:table-row table:style-name="ro1">
          <table:table-cell table:formula="of:=['CB Main'.B719]" office:value-type="float" office:value="714">
            <text:p>714</text:p>
          </table:table-cell>
          <table:table-cell table:formula="of:=['CB Main'.J719]" office:value-type="float" office:value="9">
            <text:p>9</text:p>
          </table:table-cell>
          <table:table-cell table:formula="of:=['CB Main'.M719]" office:value-type="float" office:value="10">
            <text:p>10</text:p>
          </table:table-cell>
          <table:table-cell table:formula="of:=['CB Main'.N719]" office:value-type="float" office:value="8">
            <text:p>8</text:p>
          </table:table-cell>
          <table:table-cell/>
        </table:table-row>
        <table:table-row table:style-name="ro1">
          <table:table-cell table:formula="of:=['CB Main'.B720]" office:value-type="float" office:value="715">
            <text:p>715</text:p>
          </table:table-cell>
          <table:table-cell table:formula="of:=['CB Main'.J720]" office:value-type="float" office:value="10">
            <text:p>10</text:p>
          </table:table-cell>
          <table:table-cell table:formula="of:=['CB Main'.M720]" office:value-type="float" office:value="11">
            <text:p>11</text:p>
          </table:table-cell>
          <table:table-cell table:formula="of:=['CB Main'.N720]" office:value-type="float" office:value="9">
            <text:p>9</text:p>
          </table:table-cell>
          <table:table-cell/>
        </table:table-row>
        <table:table-row table:style-name="ro1">
          <table:table-cell table:formula="of:=['CB Main'.B721]" office:value-type="float" office:value="716">
            <text:p>716</text:p>
          </table:table-cell>
          <table:table-cell table:formula="of:=['CB Main'.J721]" office:value-type="float" office:value="11">
            <text:p>11</text:p>
          </table:table-cell>
          <table:table-cell table:formula="of:=['CB Main'.M721]" office:value-type="float" office:value="12">
            <text:p>12</text:p>
          </table:table-cell>
          <table:table-cell table:formula="of:=['CB Main'.N721]" office:value-type="float" office:value="10">
            <text:p>10</text:p>
          </table:table-cell>
          <table:table-cell/>
        </table:table-row>
        <table:table-row table:style-name="ro1">
          <table:table-cell table:formula="of:=['CB Main'.B722]" office:value-type="float" office:value="717">
            <text:p>717</text:p>
          </table:table-cell>
          <table:table-cell table:formula="of:=['CB Main'.J722]" office:value-type="float" office:value="10">
            <text:p>10</text:p>
          </table:table-cell>
          <table:table-cell table:formula="of:=['CB Main'.M722]" office:value-type="float" office:value="11">
            <text:p>11</text:p>
          </table:table-cell>
          <table:table-cell table:formula="of:=['CB Main'.N722]" office:value-type="float" office:value="9">
            <text:p>9</text:p>
          </table:table-cell>
          <table:table-cell/>
        </table:table-row>
        <table:table-row table:style-name="ro1">
          <table:table-cell table:formula="of:=['CB Main'.B723]" office:value-type="float" office:value="718">
            <text:p>718</text:p>
          </table:table-cell>
          <table:table-cell table:formula="of:=['CB Main'.J723]" office:value-type="float" office:value="11">
            <text:p>11</text:p>
          </table:table-cell>
          <table:table-cell table:formula="of:=['CB Main'.M723]" office:value-type="float" office:value="12">
            <text:p>12</text:p>
          </table:table-cell>
          <table:table-cell table:formula="of:=['CB Main'.N723]" office:value-type="float" office:value="10">
            <text:p>10</text:p>
          </table:table-cell>
          <table:table-cell/>
        </table:table-row>
        <table:table-row table:style-name="ro1">
          <table:table-cell table:formula="of:=['CB Main'.B724]" office:value-type="float" office:value="719">
            <text:p>719</text:p>
          </table:table-cell>
          <table:table-cell table:formula="of:=['CB Main'.J724]" office:value-type="float" office:value="11">
            <text:p>11</text:p>
          </table:table-cell>
          <table:table-cell table:formula="of:=['CB Main'.M724]" office:value-type="float" office:value="12">
            <text:p>12</text:p>
          </table:table-cell>
          <table:table-cell table:formula="of:=['CB Main'.N724]" office:value-type="float" office:value="10">
            <text:p>10</text:p>
          </table:table-cell>
          <table:table-cell/>
        </table:table-row>
        <table:table-row table:style-name="ro1" table:number-rows-repeated="104785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9/16/2012</text:date>, <text:time>16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Collicott</meta:initial-creator>
    <meta:creation-date>2012-09-14T13:08:18</meta:creation-date>
    <dc:date>2012-09-16T16:32:16</dc:date>
    <dc:creator>Cristina Collicott</dc:creator>
    <meta:editing-duration>PT7H5M43S</meta:editing-duration>
    <meta:editing-cycles>19</meta:editing-cycles>
    <meta:generator>LibreOffice/3.4$Unix LibreOffice_project/340m1$Build-502</meta:generator>
    <meta:document-statistic meta:table-count="2" meta:cell-count="12981" meta:object-count="0"/>
  </office:meta>
</office:document-meta>
</file>